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4mm"/>
    </style:style>
    <style:style style:name="co3" style:family="table-column">
      <style:table-column-properties fo:break-before="auto" style:column-width="36.21mm"/>
    </style:style>
    <style:style style:name="co4" style:family="table-column">
      <style:table-column-properties fo:break-before="auto" style:column-width="32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2" style:family="table-cell" style:parent-style-name="Default" style:data-style-name="N99"/>
    <style:style style:name="ce3" style:family="table-cell" style:parent-style-name="Default" style:data-style-name="N11"/>
    <style:style style:name="ce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0" style:family="table-cell" style:parent-style-name="Default" style:data-style-name="N99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1" table:default-cell-style-name="Default"/>
        <table:table-row table:style-name="ro1">
          <table:table-cell table:style-name="ce1" office:value-type="string" calcext:value-type="string">
            <text:p>Analiseer die uitsetstring vir parallelle battery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Parallelle battery met al die eenhede aangevra.</text:p>
          </table:table-cell>
          <table:table-cell table:number-columns-repeated="20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Opdrag string: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7E 32 30 30 31 34 36 34 32 45 30 30 32 46 46 46 44 30 41 0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ring out: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7e323030313436303031304630313130323046304445353044453530444344304445353044453230444533304445353044453230444538304445353044444530444537304445373044453730444535303530423942304237333042373330423744304237333030303044303444464646463034464646463030463530313233463430313231313030463044453330444534304445323044453430444430304445333044453430444534304445373044453530444534304445353044453630444536304445363035304239423042374430423744304237443042374430303030443034464646464630344646464630304339303132334634303132313130433731430d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Van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Beskrywing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ID([.$A$9];[.A12];[.B12]-[.A12]+1)" office:value-type="string" office:string-value="7e" calcext:value-type="string">
            <text:p>7e</text:p>
          </table:table-cell>
          <table:table-cell office:value-type="string" calcext:value-type="string">
            <text:p>Begin van data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MID([.$A$9];[.A13];[.B13]-[.A13]+1)" office:value-type="string" office:string-value="3230" calcext:value-type="string">
            <text:p>3230</text:p>
          </table:table-cell>
          <table:table-cell office:value-type="string" calcext:value-type="string">
            <text:p>Weergawe of VER</text:p>
          </table:table-cell>
          <table:table-cell table:number-columns-repeated="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MID([.$A$9];[.A14];[.B14]-[.A14]+1)" office:value-type="string" office:string-value="3031" calcext:value-type="string">
            <text:p>3031</text:p>
          </table:table-cell>
          <table:table-cell office:value-type="string" calcext:value-type="string">
            <text:p>ADR veld, 01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MID([.$A$9];[.A15];[.B15]-[.A15]+1)" office:value-type="string" office:string-value="3436" calcext:value-type="string">
            <text:p>3436</text:p>
          </table:table-cell>
          <table:table-cell office:value-type="string" calcext:value-type="string">
            <text:p>Kode 46 vir litium batterye</text:p>
          </table:table-cell>
          <table:table-cell table:number-columns-repeated="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formula="of:=MID([.$A$9];[.A16];[.B16]-[.A16]+1)" office:value-type="string" office:string-value="3030" calcext:value-type="string">
            <text:p>3030</text:p>
          </table:table-cell>
          <table:table-cell office:value-type="string" calcext:value-type="string">
            <text:p>RTN 3030 in HEX beteken 00 wat die kode is vir normaal</text:p>
          </table:table-cell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formula="of:=MID([.$A$9];[.A17];[.B17]-[.A17]+1)" office:value-type="string" office:string-value="31304630" calcext:value-type="string">
            <text:p>31304630</text:p>
          </table:table-cell>
          <table:table-cell office:value-type="string" calcext:value-type="string">
            <text:p>LENGT</text:p>
          </table:table-cell>
          <table:table-cell table:number-columns-repeated="17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INFO</text:p>
          </table:table-cell>
          <table:table-cell table:number-columns-repeated="17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formula="of:=LEN([.A9])-2-8+1" office:value-type="float" office:value="507" calcext:value-type="float">
            <text:p>507</text:p>
          </table:table-cell>
          <table:table-cell table:formula="of:=LEN([.A9])-2" office:value-type="float" office:value="514" calcext:value-type="float">
            <text:p>514</text:p>
          </table:table-cell>
          <table:table-cell table:style-name="ce5" table:formula="of:=MID([.$A$9];[.A23];[.B23]-[.A23]+1)" office:value-type="string" office:string-value="43373143" calcext:value-type="string">
            <text:p>43373143</text:p>
          </table:table-cell>
          <table:table-cell office:value-type="string" calcext:value-type="string">
            <text:p>CHKSM</text:p>
          </table:table-cell>
          <table:table-cell table:number-columns-repeated="17"/>
        </table:table-row>
        <table:table-row table:style-name="ro1">
          <table:table-cell table:formula="of:=LEN([.A9])-1" office:value-type="float" office:value="515" calcext:value-type="float">
            <text:p>515</text:p>
          </table:table-cell>
          <table:table-cell table:formula="of:=LEN([.A9])" office:value-type="float" office:value="516" calcext:value-type="float">
            <text:p>516</text:p>
          </table:table-cell>
          <table:table-cell table:style-name="ce5" table:formula="of:=MID([.$A$9];[.A24];[.B24]-[.A24]+1)" office:value-type="string" office:string-value="0d" calcext:value-type="string">
            <text:p>0d</text:p>
          </table:table-cell>
          <table:table-cell office:value-type="string" calcext:value-type="string">
            <text:p>Einde van data</text:p>
          </table:table-cell>
          <table:table-cell table:number-columns-repeated="17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Analiseer die LENGT kode: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Laaste 3 getalle in HEX:</text:p>
          </table:table-cell>
          <table:table-cell/>
          <table:table-cell office:value-type="string" calcext:value-type="string">
            <text:p>ASCII kode desimaal:</text:p>
          </table:table-cell>
          <table:table-cell/>
          <table:table-cell office:value-type="string" calcext:value-type="string">
            <text:p>ASCII waarde</text:p>
          </table:table-cell>
          <table:table-cell office:value-type="string" calcext:value-type="string">
            <text:p>Desimaal</text:p>
          </table:table-cell>
          <table:table-cell office:value-type="string" calcext:value-type="string">
            <text:p>Ooreenstemmende binere waarde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MID([.$C$17];[.A30]*2-1;2)" office:value-type="string" office:string-value="30" calcext:value-type="string">
            <text:p>30</text:p>
          </table:table-cell>
          <table:table-cell table:formula="of:=HEX2DEC([.B30])" office:value-type="float" office:value="48" calcext:value-type="float">
            <text:p>48</text:p>
          </table:table-cell>
          <table:table-cell/>
          <table:table-cell table:formula="of:=CHAR([.C30])" office:value-type="string" office:string-value="0" calcext:value-type="string">
            <text:p>0</text:p>
          </table:table-cell>
          <table:table-cell table:formula="of:=DECIMAL([.E30];16)" office:value-type="float" office:value="0" calcext:value-type="float">
            <text:p>0</text:p>
          </table:table-cell>
          <table:table-cell table:formula="of:=BASE([.F30];2;4)" office:value-type="string" office:string-value="0000" calcext:value-type="string">
            <text:p>0000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MID([.$C$17];[.A31]*2-1;2)" office:value-type="string" office:string-value="46" calcext:value-type="string">
            <text:p>46</text:p>
          </table:table-cell>
          <table:table-cell table:formula="of:=HEX2DEC([.B31])" office:value-type="float" office:value="70" calcext:value-type="float">
            <text:p>70</text:p>
          </table:table-cell>
          <table:table-cell/>
          <table:table-cell table:formula="of:=CHAR([.C31])" office:value-type="string" office:string-value="F" calcext:value-type="string">
            <text:p>F</text:p>
          </table:table-cell>
          <table:table-cell table:formula="of:=DECIMAL([.E31];16)" office:value-type="float" office:value="15" calcext:value-type="float">
            <text:p>15</text:p>
          </table:table-cell>
          <table:table-cell table:formula="of:=BASE([.F31];2;4)" office:value-type="string" office:string-value="1111" calcext:value-type="string">
            <text:p>1111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ID([.$C$17];[.A32]*2-1;2)" office:value-type="string" office:string-value="30" calcext:value-type="string">
            <text:p>30</text:p>
          </table:table-cell>
          <table:table-cell table:formula="of:=HEX2DEC([.B32])" office:value-type="float" office:value="48" calcext:value-type="float">
            <text:p>48</text:p>
          </table:table-cell>
          <table:table-cell/>
          <table:table-cell table:formula="of:=CHAR([.C32])" office:value-type="string" office:string-value="0" calcext:value-type="string">
            <text:p>0</text:p>
          </table:table-cell>
          <table:table-cell table:formula="of:=DECIMAL([.E32];16)" office:value-type="float" office:value="0" calcext:value-type="float">
            <text:p>0</text:p>
          </table:table-cell>
          <table:table-cell table:formula="of:=BASE([.F32];2;4)" office:value-type="string" office:string-value="0000" calcext:value-type="string">
            <text:p>0000</text:p>
          </table:table-cell>
          <table:table-cell table:number-columns-repeated="14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Lengte is:</text:p>
          </table:table-cell>
          <table:table-cell table:formula="of:=[.G30]&amp;[.G31]&amp;[.G32]" office:value-type="string" office:string-value="000011110000" calcext:value-type="string">
            <text:p>00001111000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engte is:</text:p>
          </table:table-cell>
          <table:table-cell table:formula="of:=DECIMAL([.B34];2)" office:value-type="float" office:value="240" calcext:value-type="float">
            <text:p>240</text:p>
          </table:table-cell>
          <table:table-cell table:number-columns-repeated="19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Dus is die datastring:</text:p>
          </table:table-cell>
          <table:table-cell/>
          <table:table-cell table:formula="of:=MID([.A9];27;[.B35]*2)" office:value-type="string" office:string-value="313130323046304445353044453530444344304445353044453230444533304445353044453230444538304445353044444530444537304445373044453730444535303530423942304237333042373330423744304237333030303044303444464646463034464646463030463530313233463430313231313030463044453330444534304445323044453430444430304445333044453430444534304445373044453530444534304445353044453630444536304445363035304239423042374430423744304237443042374430303030443034464646464630344646464630304339303132334634303132313130" calcext:value-type="string">
            <text:p>313130323046304445353044453530444344304445353044453230444533304445353044453230444538304445353044444530444537304445373044453730444535303530423942304237333042373330423744304237333030303044303444464646463034464646463030463530313233463430313231313030463044453330444534304445323044453430444430304445333044453430444534304445373044453530444534304445353044453630444536304445363035304239423042374430423744304237443042374430303030443034464646464630344646464630304339303132334634303132313130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1 greep is twee van die nommers: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Greep</text:p>
          </table:table-cell>
          <table:table-cell office:value-type="string" calcext:value-type="string">
            <text:p>Nommer 1</text:p>
          </table:table-cell>
          <table:table-cell office:value-type="string" calcext:value-type="string">
            <text:p>Nommer 2</text:p>
          </table:table-cell>
          <table:table-cell office:value-type="string" calcext:value-type="string">
            <text:p>ASCII 1 desimaal</text:p>
          </table:table-cell>
          <table:table-cell office:value-type="string" calcext:value-type="string">
            <text:p>ASCII 2 desimaal</text:p>
          </table:table-cell>
          <table:table-cell office:value-type="string" calcext:value-type="string">
            <text:p>Karakter 1</text:p>
          </table:table-cell>
          <table:table-cell office:value-type="string" calcext:value-type="string">
            <text:p>Karakter 2</text:p>
          </table:table-cell>
          <table:table-cell office:value-type="string" calcext:value-type="string">
            <text:p>Desimaal 1</text:p>
          </table:table-cell>
          <table:table-cell office:value-type="string" calcext:value-type="string">
            <text:p>Desimaal 2</text:p>
          </table:table-cell>
          <table:table-cell office:value-type="string" calcext:value-type="string">
            <text:p>Biner 1</text:p>
          </table:table-cell>
          <table:table-cell office:value-type="string" calcext:value-type="string">
            <text:p>Biner 2</text:p>
          </table:table-cell>
          <table:table-cell office:value-type="string" calcext:value-type="string">
            <text:p>Hele biner</text:p>
          </table:table-cell>
          <table:table-cell office:value-type="string" calcext:value-type="string">
            <text:p>Waarde</text:p>
          </table:table-cell>
          <table:table-cell office:value-type="string" calcext:value-type="string">
            <text:p>Nota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ID([.$C$37];([.A42]-1)*4+1;2)" office:value-type="string" office:string-value="31" calcext:value-type="string">
            <text:p>31</text:p>
          </table:table-cell>
          <table:table-cell table:formula="of:=MID([.$C$37];([.A42]-1)*4+1+2;2)" office:value-type="string" office:string-value="31" calcext:value-type="string">
            <text:p>31</text:p>
          </table:table-cell>
          <table:table-cell table:formula="of:=DECIMAL([.B42];16)" office:value-type="float" office:value="49" calcext:value-type="float">
            <text:p>49</text:p>
          </table:table-cell>
          <table:table-cell table:formula="of:=DECIMAL([.C42];16)" office:value-type="float" office:value="49" calcext:value-type="float">
            <text:p>49</text:p>
          </table:table-cell>
          <table:table-cell table:formula="of:=CHAR([.D42])" office:value-type="string" office:string-value="1" calcext:value-type="string">
            <text:p>1</text:p>
          </table:table-cell>
          <table:table-cell table:formula="of:=CHAR([.E42])" office:value-type="string" office:string-value="1" calcext:value-type="string">
            <text:p>1</text:p>
          </table:table-cell>
          <table:table-cell table:formula="of:=DECIMAL([.F42];16)" office:value-type="float" office:value="1" calcext:value-type="float">
            <text:p>1</text:p>
          </table:table-cell>
          <table:table-cell table:formula="of:=DECIMAL([.G42];16)" office:value-type="float" office:value="1" calcext:value-type="float">
            <text:p>1</text:p>
          </table:table-cell>
          <table:table-cell table:formula="of:=BASE([.H42];2;4)" office:value-type="string" office:string-value="0001" calcext:value-type="string">
            <text:p>0001</text:p>
          </table:table-cell>
          <table:table-cell table:formula="of:=BASE([.I42];2;4)" office:value-type="string" office:string-value="0001" calcext:value-type="string">
            <text:p>0001</text:p>
          </table:table-cell>
          <table:table-cell table:formula="of:=[.J42]&amp;[.K42]" office:value-type="string" office:string-value="00010001" calcext:value-type="string">
            <text:p>00010001</text:p>
          </table:table-cell>
          <table:table-cell table:formula="of:=DECIMAL([.L42];2)" office:value-type="float" office:value="17" calcext:value-type="float">
            <text:p>17</text:p>
          </table:table-cell>
          <table:table-cell office:value-type="string" calcext:value-type="string">
            <text:p>Data vlag (DATAFLAG)</text:p>
          </table:table-cell>
          <table:table-cell table:number-columns-repeated="7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MID([.$C$37];([.A43]-1)*4+1;2)" office:value-type="string" office:string-value="30" calcext:value-type="string">
            <text:p>30</text:p>
          </table:table-cell>
          <table:table-cell table:formula="of:=MID([.$C$37];([.A43]-1)*4+1+2;2)" office:value-type="string" office:string-value="32" calcext:value-type="string">
            <text:p>32</text:p>
          </table:table-cell>
          <table:table-cell table:formula="of:=DECIMAL([.B43];16)" office:value-type="float" office:value="48" calcext:value-type="float">
            <text:p>48</text:p>
          </table:table-cell>
          <table:table-cell table:formula="of:=DECIMAL([.C43];16)" office:value-type="float" office:value="50" calcext:value-type="float">
            <text:p>50</text:p>
          </table:table-cell>
          <table:table-cell table:formula="of:=CHAR([.D43])" office:value-type="string" office:string-value="0" calcext:value-type="string">
            <text:p>0</text:p>
          </table:table-cell>
          <table:table-cell table:formula="of:=CHAR([.E43])" office:value-type="string" office:string-value="2" calcext:value-type="string">
            <text:p>2</text:p>
          </table:table-cell>
          <table:table-cell table:formula="of:=DECIMAL([.F43];16)" office:value-type="float" office:value="0" calcext:value-type="float">
            <text:p>0</text:p>
          </table:table-cell>
          <table:table-cell table:formula="of:=DECIMAL([.G43];16)" office:value-type="float" office:value="2" calcext:value-type="float">
            <text:p>2</text:p>
          </table:table-cell>
          <table:table-cell table:formula="of:=BASE([.H43];2;4)" office:value-type="string" office:string-value="0000" calcext:value-type="string">
            <text:p>0000</text:p>
          </table:table-cell>
          <table:table-cell table:formula="of:=BASE([.I43];2;4)" office:value-type="string" office:string-value="0010" calcext:value-type="string">
            <text:p>0010</text:p>
          </table:table-cell>
          <table:table-cell table:formula="of:=[.J43]&amp;[.K43]" office:value-type="string" office:string-value="00000010" calcext:value-type="string">
            <text:p>00000010</text:p>
          </table:table-cell>
          <table:table-cell table:formula="of:=DECIMAL([.L43];2)" office:value-type="float" office:value="2" calcext:value-type="float">
            <text:p>2</text:p>
          </table:table-cell>
          <table:table-cell office:value-type="string" calcext:value-type="string">
            <text:p>Aantal batterye (die protokol noem dit aantal SMARTPACKS)</text:p>
          </table:table-cell>
          <table:table-cell table:number-columns-repeated="7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MID([.$C$37];([.A44]-1)*4+1;2)" office:value-type="string" office:string-value="30" calcext:value-type="string">
            <text:p>30</text:p>
          </table:table-cell>
          <table:table-cell table:formula="of:=MID([.$C$37];([.A44]-1)*4+1+2;2)" office:value-type="string" office:string-value="46" calcext:value-type="string">
            <text:p>46</text:p>
          </table:table-cell>
          <table:table-cell table:formula="of:=DECIMAL([.B44];16)" office:value-type="float" office:value="48" calcext:value-type="float">
            <text:p>48</text:p>
          </table:table-cell>
          <table:table-cell table:formula="of:=DECIMAL([.C44];16)" office:value-type="float" office:value="70" calcext:value-type="float">
            <text:p>70</text:p>
          </table:table-cell>
          <table:table-cell table:formula="of:=CHAR([.D44])" office:value-type="string" office:string-value="0" calcext:value-type="string">
            <text:p>0</text:p>
          </table:table-cell>
          <table:table-cell table:formula="of:=CHAR([.E44])" office:value-type="string" office:string-value="F" calcext:value-type="string">
            <text:p>F</text:p>
          </table:table-cell>
          <table:table-cell table:formula="of:=DECIMAL([.F44];16)" office:value-type="float" office:value="0" calcext:value-type="float">
            <text:p>0</text:p>
          </table:table-cell>
          <table:table-cell table:formula="of:=DECIMAL([.G44];16)" office:value-type="float" office:value="15" calcext:value-type="float">
            <text:p>15</text:p>
          </table:table-cell>
          <table:table-cell table:formula="of:=BASE([.H44];2;4)" office:value-type="string" office:string-value="0000" calcext:value-type="string">
            <text:p>0000</text:p>
          </table:table-cell>
          <table:table-cell table:formula="of:=BASE([.I44];2;4)" office:value-type="string" office:string-value="1111" calcext:value-type="string">
            <text:p>1111</text:p>
          </table:table-cell>
          <table:table-cell table:formula="of:=[.J44]&amp;[.K44]" office:value-type="string" office:string-value="00001111" calcext:value-type="string">
            <text:p>00001111</text:p>
          </table:table-cell>
          <table:table-cell table:formula="of:=DECIMAL([.L44];2)" office:value-type="float" office:value="15" calcext:value-type="float">
            <text:p>15</text:p>
          </table:table-cell>
          <table:table-cell office:value-type="string" calcext:value-type="string">
            <text:p>Aantal selle M in battery</text:p>
          </table:table-cell>
          <table:table-cell table:number-columns-repeated="7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MID([.$C$37];([.A45]-1)*4+1;2)" office:value-type="string" office:string-value="30" calcext:value-type="string">
            <text:p>30</text:p>
          </table:table-cell>
          <table:table-cell table:formula="of:=MID([.$C$37];([.A45]-1)*4+1+2;2)" office:value-type="string" office:string-value="44" calcext:value-type="string">
            <text:p>44</text:p>
          </table:table-cell>
          <table:table-cell table:formula="of:=DECIMAL([.B45];16)" office:value-type="float" office:value="48" calcext:value-type="float">
            <text:p>48</text:p>
          </table:table-cell>
          <table:table-cell table:formula="of:=DECIMAL([.C45];16)" office:value-type="float" office:value="68" calcext:value-type="float">
            <text:p>68</text:p>
          </table:table-cell>
          <table:table-cell table:formula="of:=CHAR([.D45])" office:value-type="string" office:string-value="0" calcext:value-type="string">
            <text:p>0</text:p>
          </table:table-cell>
          <table:table-cell table:formula="of:=CHAR([.E45])" office:value-type="string" office:string-value="D" calcext:value-type="string">
            <text:p>D</text:p>
          </table:table-cell>
          <table:table-cell table:formula="of:=DECIMAL([.F45];16)" office:value-type="float" office:value="0" calcext:value-type="float">
            <text:p>0</text:p>
          </table:table-cell>
          <table:table-cell table:formula="of:=DECIMAL([.G45];16)" office:value-type="float" office:value="13" calcext:value-type="float">
            <text:p>13</text:p>
          </table:table-cell>
          <table:table-cell table:formula="of:=BASE([.H45];2;4)" office:value-type="string" office:string-value="0000" calcext:value-type="string">
            <text:p>0000</text:p>
          </table:table-cell>
          <table:table-cell table:formula="of:=BASE([.I45];2;4)" office:value-type="string" office:string-value="1101" calcext:value-type="string">
            <text:p>1101</text:p>
          </table:table-cell>
          <table:table-cell table:formula="of:=[.J45]&amp;[.K45]" office:value-type="string" office:string-value="00001101" calcext:value-type="string">
            <text:p>00001101</text:p>
          </table:table-cell>
          <table:table-cell table:number-columns-repeated="9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MID([.$C$37];([.A46]-1)*4+1;2)" office:value-type="string" office:string-value="45" calcext:value-type="string">
            <text:p>45</text:p>
          </table:table-cell>
          <table:table-cell table:formula="of:=MID([.$C$37];([.A46]-1)*4+1+2;2)" office:value-type="string" office:string-value="35" calcext:value-type="string">
            <text:p>35</text:p>
          </table:table-cell>
          <table:table-cell table:formula="of:=DECIMAL([.B46];16)" office:value-type="float" office:value="69" calcext:value-type="float">
            <text:p>69</text:p>
          </table:table-cell>
          <table:table-cell table:formula="of:=DECIMAL([.C46];16)" office:value-type="float" office:value="53" calcext:value-type="float">
            <text:p>53</text:p>
          </table:table-cell>
          <table:table-cell table:formula="of:=CHAR([.D46])" office:value-type="string" office:string-value="E" calcext:value-type="string">
            <text:p>E</text:p>
          </table:table-cell>
          <table:table-cell table:formula="of:=CHAR([.E46])" office:value-type="string" office:string-value="5" calcext:value-type="string">
            <text:p>5</text:p>
          </table:table-cell>
          <table:table-cell table:formula="of:=DECIMAL([.F46];16)" office:value-type="float" office:value="14" calcext:value-type="float">
            <text:p>14</text:p>
          </table:table-cell>
          <table:table-cell table:formula="of:=DECIMAL([.G46];16)" office:value-type="float" office:value="5" calcext:value-type="float">
            <text:p>5</text:p>
          </table:table-cell>
          <table:table-cell table:formula="of:=BASE([.H46];2;4)" office:value-type="string" office:string-value="1110" calcext:value-type="string">
            <text:p>1110</text:p>
          </table:table-cell>
          <table:table-cell table:formula="of:=BASE([.I46];2;4)" office:value-type="string" office:string-value="0101" calcext:value-type="string">
            <text:p>0101</text:p>
          </table:table-cell>
          <table:table-cell table:formula="of:=[.J46]&amp;[.K46]" office:value-type="string" office:string-value="11100101" calcext:value-type="string">
            <text:p>11100101</text:p>
          </table:table-cell>
          <table:table-cell table:formula="of:=[.L45]&amp;[.L46]" office:value-type="string" office:string-value="0000110111100101" calcext:value-type="string">
            <text:p>0000110111100101</text:p>
          </table:table-cell>
          <table:table-cell office:value-type="string" calcext:value-type="string">
            <text:p>Waarde in milliVolt</text:p>
          </table:table-cell>
          <table:table-cell table:formula="of:=DECIMAL([.M46];2)" office:value-type="float" office:value="3557" calcext:value-type="float">
            <text:p>35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MID([.$C$37];([.A47]-1)*4+1;2)" office:value-type="string" office:string-value="30" calcext:value-type="string">
            <text:p>30</text:p>
          </table:table-cell>
          <table:table-cell table:formula="of:=MID([.$C$37];([.A47]-1)*4+1+2;2)" office:value-type="string" office:string-value="44" calcext:value-type="string">
            <text:p>44</text:p>
          </table:table-cell>
          <table:table-cell table:formula="of:=DECIMAL([.B47];16)" office:value-type="float" office:value="48" calcext:value-type="float">
            <text:p>48</text:p>
          </table:table-cell>
          <table:table-cell table:formula="of:=DECIMAL([.C47];16)" office:value-type="float" office:value="68" calcext:value-type="float">
            <text:p>68</text:p>
          </table:table-cell>
          <table:table-cell table:formula="of:=CHAR([.D47])" office:value-type="string" office:string-value="0" calcext:value-type="string">
            <text:p>0</text:p>
          </table:table-cell>
          <table:table-cell table:formula="of:=CHAR([.E47])" office:value-type="string" office:string-value="D" calcext:value-type="string">
            <text:p>D</text:p>
          </table:table-cell>
          <table:table-cell table:formula="of:=DECIMAL([.F47];16)" office:value-type="float" office:value="0" calcext:value-type="float">
            <text:p>0</text:p>
          </table:table-cell>
          <table:table-cell table:formula="of:=DECIMAL([.G47];16)" office:value-type="float" office:value="13" calcext:value-type="float">
            <text:p>13</text:p>
          </table:table-cell>
          <table:table-cell table:formula="of:=BASE([.H47];2;4)" office:value-type="string" office:string-value="0000" calcext:value-type="string">
            <text:p>0000</text:p>
          </table:table-cell>
          <table:table-cell table:formula="of:=BASE([.I47];2;4)" office:value-type="string" office:string-value="1101" calcext:value-type="string">
            <text:p>1101</text:p>
          </table:table-cell>
          <table:table-cell table:formula="of:=[.J47]&amp;[.K47]" office:value-type="string" office:string-value="00001101" calcext:value-type="string">
            <text:p>00001101</text:p>
          </table:table-cell>
          <table:table-cell table:number-columns-repeated="9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MID([.$C$37];([.A48]-1)*4+1;2)" office:value-type="string" office:string-value="45" calcext:value-type="string">
            <text:p>45</text:p>
          </table:table-cell>
          <table:table-cell table:formula="of:=MID([.$C$37];([.A48]-1)*4+1+2;2)" office:value-type="string" office:string-value="35" calcext:value-type="string">
            <text:p>35</text:p>
          </table:table-cell>
          <table:table-cell table:formula="of:=DECIMAL([.B48];16)" office:value-type="float" office:value="69" calcext:value-type="float">
            <text:p>69</text:p>
          </table:table-cell>
          <table:table-cell table:formula="of:=DECIMAL([.C48];16)" office:value-type="float" office:value="53" calcext:value-type="float">
            <text:p>53</text:p>
          </table:table-cell>
          <table:table-cell table:formula="of:=CHAR([.D48])" office:value-type="string" office:string-value="E" calcext:value-type="string">
            <text:p>E</text:p>
          </table:table-cell>
          <table:table-cell table:formula="of:=CHAR([.E48])" office:value-type="string" office:string-value="5" calcext:value-type="string">
            <text:p>5</text:p>
          </table:table-cell>
          <table:table-cell table:formula="of:=DECIMAL([.F48];16)" office:value-type="float" office:value="14" calcext:value-type="float">
            <text:p>14</text:p>
          </table:table-cell>
          <table:table-cell table:formula="of:=DECIMAL([.G48];16)" office:value-type="float" office:value="5" calcext:value-type="float">
            <text:p>5</text:p>
          </table:table-cell>
          <table:table-cell table:formula="of:=BASE([.H48];2;4)" office:value-type="string" office:string-value="1110" calcext:value-type="string">
            <text:p>1110</text:p>
          </table:table-cell>
          <table:table-cell table:formula="of:=BASE([.I48];2;4)" office:value-type="string" office:string-value="0101" calcext:value-type="string">
            <text:p>0101</text:p>
          </table:table-cell>
          <table:table-cell table:formula="of:=[.J48]&amp;[.K48]" office:value-type="string" office:string-value="11100101" calcext:value-type="string">
            <text:p>11100101</text:p>
          </table:table-cell>
          <table:table-cell table:formula="of:=[.L47]&amp;[.L48]" office:value-type="string" office:string-value="0000110111100101" calcext:value-type="string">
            <text:p>0000110111100101</text:p>
          </table:table-cell>
          <table:table-cell office:value-type="string" calcext:value-type="string">
            <text:p>Waarde in milliVolt</text:p>
          </table:table-cell>
          <table:table-cell table:formula="of:=DECIMAL([.M48];2)" office:value-type="float" office:value="3557" calcext:value-type="float">
            <text:p>3557</text:p>
          </table:table-cell>
          <table:table-cell table:formula="of:=[.P46]+1" office:value-type="float" office:value="2" calcext:value-type="float">
            <text:p>2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MID([.$C$37];([.A49]-1)*4+1;2)" office:value-type="string" office:string-value="30" calcext:value-type="string">
            <text:p>30</text:p>
          </table:table-cell>
          <table:table-cell table:formula="of:=MID([.$C$37];([.A49]-1)*4+1+2;2)" office:value-type="string" office:string-value="44" calcext:value-type="string">
            <text:p>44</text:p>
          </table:table-cell>
          <table:table-cell table:formula="of:=DECIMAL([.B49];16)" office:value-type="float" office:value="48" calcext:value-type="float">
            <text:p>48</text:p>
          </table:table-cell>
          <table:table-cell table:formula="of:=DECIMAL([.C49];16)" office:value-type="float" office:value="68" calcext:value-type="float">
            <text:p>68</text:p>
          </table:table-cell>
          <table:table-cell table:formula="of:=CHAR([.D49])" office:value-type="string" office:string-value="0" calcext:value-type="string">
            <text:p>0</text:p>
          </table:table-cell>
          <table:table-cell table:formula="of:=CHAR([.E49])" office:value-type="string" office:string-value="D" calcext:value-type="string">
            <text:p>D</text:p>
          </table:table-cell>
          <table:table-cell table:formula="of:=DECIMAL([.F49];16)" office:value-type="float" office:value="0" calcext:value-type="float">
            <text:p>0</text:p>
          </table:table-cell>
          <table:table-cell table:formula="of:=DECIMAL([.G49];16)" office:value-type="float" office:value="13" calcext:value-type="float">
            <text:p>13</text:p>
          </table:table-cell>
          <table:table-cell table:formula="of:=BASE([.H49];2;4)" office:value-type="string" office:string-value="0000" calcext:value-type="string">
            <text:p>0000</text:p>
          </table:table-cell>
          <table:table-cell table:formula="of:=BASE([.I49];2;4)" office:value-type="string" office:string-value="1101" calcext:value-type="string">
            <text:p>1101</text:p>
          </table:table-cell>
          <table:table-cell table:formula="of:=[.J49]&amp;[.K49]" office:value-type="string" office:string-value="00001101" calcext:value-type="string">
            <text:p>00001101</text:p>
          </table:table-cell>
          <table:table-cell table:number-columns-repeated="9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MID([.$C$37];([.A50]-1)*4+1;2)" office:value-type="string" office:string-value="43" calcext:value-type="string">
            <text:p>43</text:p>
          </table:table-cell>
          <table:table-cell table:formula="of:=MID([.$C$37];([.A50]-1)*4+1+2;2)" office:value-type="string" office:string-value="44" calcext:value-type="string">
            <text:p>44</text:p>
          </table:table-cell>
          <table:table-cell table:formula="of:=DECIMAL([.B50];16)" office:value-type="float" office:value="67" calcext:value-type="float">
            <text:p>67</text:p>
          </table:table-cell>
          <table:table-cell table:formula="of:=DECIMAL([.C50];16)" office:value-type="float" office:value="68" calcext:value-type="float">
            <text:p>68</text:p>
          </table:table-cell>
          <table:table-cell table:formula="of:=CHAR([.D50])" office:value-type="string" office:string-value="C" calcext:value-type="string">
            <text:p>C</text:p>
          </table:table-cell>
          <table:table-cell table:formula="of:=CHAR([.E50])" office:value-type="string" office:string-value="D" calcext:value-type="string">
            <text:p>D</text:p>
          </table:table-cell>
          <table:table-cell table:formula="of:=DECIMAL([.F50];16)" office:value-type="float" office:value="12" calcext:value-type="float">
            <text:p>12</text:p>
          </table:table-cell>
          <table:table-cell table:formula="of:=DECIMAL([.G50];16)" office:value-type="float" office:value="13" calcext:value-type="float">
            <text:p>13</text:p>
          </table:table-cell>
          <table:table-cell table:formula="of:=BASE([.H50];2;4)" office:value-type="string" office:string-value="1100" calcext:value-type="string">
            <text:p>1100</text:p>
          </table:table-cell>
          <table:table-cell table:formula="of:=BASE([.I50];2;4)" office:value-type="string" office:string-value="1101" calcext:value-type="string">
            <text:p>1101</text:p>
          </table:table-cell>
          <table:table-cell table:formula="of:=[.J50]&amp;[.K50]" office:value-type="string" office:string-value="11001101" calcext:value-type="string">
            <text:p>11001101</text:p>
          </table:table-cell>
          <table:table-cell table:formula="of:=[.L49]&amp;[.L50]" office:value-type="string" office:string-value="0000110111001101" calcext:value-type="string">
            <text:p>0000110111001101</text:p>
          </table:table-cell>
          <table:table-cell office:value-type="string" calcext:value-type="string">
            <text:p>Waarde in milliVolt</text:p>
          </table:table-cell>
          <table:table-cell table:formula="of:=DECIMAL([.M50];2)" office:value-type="float" office:value="3533" calcext:value-type="float">
            <text:p>3533</text:p>
          </table:table-cell>
          <table:table-cell table:formula="of:=[.P48]+1" office:value-type="float" office:value="3" calcext:value-type="float">
            <text:p>3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formula="of:=MID([.$C$37];([.A51]-1)*4+1;2)" office:value-type="string" office:string-value="30" calcext:value-type="string">
            <text:p>30</text:p>
          </table:table-cell>
          <table:table-cell table:formula="of:=MID([.$C$37];([.A51]-1)*4+1+2;2)" office:value-type="string" office:string-value="44" calcext:value-type="string">
            <text:p>44</text:p>
          </table:table-cell>
          <table:table-cell table:formula="of:=DECIMAL([.B51];16)" office:value-type="float" office:value="48" calcext:value-type="float">
            <text:p>48</text:p>
          </table:table-cell>
          <table:table-cell table:formula="of:=DECIMAL([.C51];16)" office:value-type="float" office:value="68" calcext:value-type="float">
            <text:p>68</text:p>
          </table:table-cell>
          <table:table-cell table:formula="of:=CHAR([.D51])" office:value-type="string" office:string-value="0" calcext:value-type="string">
            <text:p>0</text:p>
          </table:table-cell>
          <table:table-cell table:formula="of:=CHAR([.E51])" office:value-type="string" office:string-value="D" calcext:value-type="string">
            <text:p>D</text:p>
          </table:table-cell>
          <table:table-cell table:formula="of:=DECIMAL([.F51];16)" office:value-type="float" office:value="0" calcext:value-type="float">
            <text:p>0</text:p>
          </table:table-cell>
          <table:table-cell table:formula="of:=DECIMAL([.G51];16)" office:value-type="float" office:value="13" calcext:value-type="float">
            <text:p>13</text:p>
          </table:table-cell>
          <table:table-cell table:formula="of:=BASE([.H51];2;4)" office:value-type="string" office:string-value="0000" calcext:value-type="string">
            <text:p>0000</text:p>
          </table:table-cell>
          <table:table-cell table:formula="of:=BASE([.I51];2;4)" office:value-type="string" office:string-value="1101" calcext:value-type="string">
            <text:p>1101</text:p>
          </table:table-cell>
          <table:table-cell table:formula="of:=[.J51]&amp;[.K51]" office:value-type="string" office:string-value="00001101" calcext:value-type="string">
            <text:p>00001101</text:p>
          </table:table-cell>
          <table:table-cell table:number-columns-repeated="9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formula="of:=MID([.$C$37];([.A52]-1)*4+1;2)" office:value-type="string" office:string-value="45" calcext:value-type="string">
            <text:p>45</text:p>
          </table:table-cell>
          <table:table-cell table:formula="of:=MID([.$C$37];([.A52]-1)*4+1+2;2)" office:value-type="string" office:string-value="35" calcext:value-type="string">
            <text:p>35</text:p>
          </table:table-cell>
          <table:table-cell table:formula="of:=DECIMAL([.B52];16)" office:value-type="float" office:value="69" calcext:value-type="float">
            <text:p>69</text:p>
          </table:table-cell>
          <table:table-cell table:formula="of:=DECIMAL([.C52];16)" office:value-type="float" office:value="53" calcext:value-type="float">
            <text:p>53</text:p>
          </table:table-cell>
          <table:table-cell table:formula="of:=CHAR([.D52])" office:value-type="string" office:string-value="E" calcext:value-type="string">
            <text:p>E</text:p>
          </table:table-cell>
          <table:table-cell table:formula="of:=CHAR([.E52])" office:value-type="string" office:string-value="5" calcext:value-type="string">
            <text:p>5</text:p>
          </table:table-cell>
          <table:table-cell table:formula="of:=DECIMAL([.F52];16)" office:value-type="float" office:value="14" calcext:value-type="float">
            <text:p>14</text:p>
          </table:table-cell>
          <table:table-cell table:formula="of:=DECIMAL([.G52];16)" office:value-type="float" office:value="5" calcext:value-type="float">
            <text:p>5</text:p>
          </table:table-cell>
          <table:table-cell table:formula="of:=BASE([.H52];2;4)" office:value-type="string" office:string-value="1110" calcext:value-type="string">
            <text:p>1110</text:p>
          </table:table-cell>
          <table:table-cell table:formula="of:=BASE([.I52];2;4)" office:value-type="string" office:string-value="0101" calcext:value-type="string">
            <text:p>0101</text:p>
          </table:table-cell>
          <table:table-cell table:formula="of:=[.J52]&amp;[.K52]" office:value-type="string" office:string-value="11100101" calcext:value-type="string">
            <text:p>11100101</text:p>
          </table:table-cell>
          <table:table-cell table:formula="of:=[.L51]&amp;[.L52]" office:value-type="string" office:string-value="0000110111100101" calcext:value-type="string">
            <text:p>0000110111100101</text:p>
          </table:table-cell>
          <table:table-cell office:value-type="string" calcext:value-type="string">
            <text:p>Waarde in milliVolt</text:p>
          </table:table-cell>
          <table:table-cell table:formula="of:=DECIMAL([.M52];2)" office:value-type="float" office:value="3557" calcext:value-type="float">
            <text:p>3557</text:p>
          </table:table-cell>
          <table:table-cell table:formula="of:=[.P50]+1" office:value-type="float" office:value="4" calcext:value-type="float">
            <text:p>4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formula="of:=MID([.$C$37];([.A53]-1)*4+1;2)" office:value-type="string" office:string-value="30" calcext:value-type="string">
            <text:p>30</text:p>
          </table:table-cell>
          <table:table-cell table:formula="of:=MID([.$C$37];([.A53]-1)*4+1+2;2)" office:value-type="string" office:string-value="44" calcext:value-type="string">
            <text:p>44</text:p>
          </table:table-cell>
          <table:table-cell table:formula="of:=DECIMAL([.B53];16)" office:value-type="float" office:value="48" calcext:value-type="float">
            <text:p>48</text:p>
          </table:table-cell>
          <table:table-cell table:formula="of:=DECIMAL([.C53];16)" office:value-type="float" office:value="68" calcext:value-type="float">
            <text:p>68</text:p>
          </table:table-cell>
          <table:table-cell table:formula="of:=CHAR([.D53])" office:value-type="string" office:string-value="0" calcext:value-type="string">
            <text:p>0</text:p>
          </table:table-cell>
          <table:table-cell table:formula="of:=CHAR([.E53])" office:value-type="string" office:string-value="D" calcext:value-type="string">
            <text:p>D</text:p>
          </table:table-cell>
          <table:table-cell table:formula="of:=DECIMAL([.F53];16)" office:value-type="float" office:value="0" calcext:value-type="float">
            <text:p>0</text:p>
          </table:table-cell>
          <table:table-cell table:formula="of:=DECIMAL([.G53];16)" office:value-type="float" office:value="13" calcext:value-type="float">
            <text:p>13</text:p>
          </table:table-cell>
          <table:table-cell table:formula="of:=BASE([.H53];2;4)" office:value-type="string" office:string-value="0000" calcext:value-type="string">
            <text:p>0000</text:p>
          </table:table-cell>
          <table:table-cell table:formula="of:=BASE([.I53];2;4)" office:value-type="string" office:string-value="1101" calcext:value-type="string">
            <text:p>1101</text:p>
          </table:table-cell>
          <table:table-cell table:formula="of:=[.J53]&amp;[.K53]" office:value-type="string" office:string-value="00001101" calcext:value-type="string">
            <text:p>00001101</text:p>
          </table:table-cell>
          <table:table-cell table:number-columns-repeated="9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formula="of:=MID([.$C$37];([.A54]-1)*4+1;2)" office:value-type="string" office:string-value="45" calcext:value-type="string">
            <text:p>45</text:p>
          </table:table-cell>
          <table:table-cell table:formula="of:=MID([.$C$37];([.A54]-1)*4+1+2;2)" office:value-type="string" office:string-value="32" calcext:value-type="string">
            <text:p>32</text:p>
          </table:table-cell>
          <table:table-cell table:formula="of:=DECIMAL([.B54];16)" office:value-type="float" office:value="69" calcext:value-type="float">
            <text:p>69</text:p>
          </table:table-cell>
          <table:table-cell table:formula="of:=DECIMAL([.C54];16)" office:value-type="float" office:value="50" calcext:value-type="float">
            <text:p>50</text:p>
          </table:table-cell>
          <table:table-cell table:formula="of:=CHAR([.D54])" office:value-type="string" office:string-value="E" calcext:value-type="string">
            <text:p>E</text:p>
          </table:table-cell>
          <table:table-cell table:formula="of:=CHAR([.E54])" office:value-type="string" office:string-value="2" calcext:value-type="string">
            <text:p>2</text:p>
          </table:table-cell>
          <table:table-cell table:formula="of:=DECIMAL([.F54];16)" office:value-type="float" office:value="14" calcext:value-type="float">
            <text:p>14</text:p>
          </table:table-cell>
          <table:table-cell table:formula="of:=DECIMAL([.G54];16)" office:value-type="float" office:value="2" calcext:value-type="float">
            <text:p>2</text:p>
          </table:table-cell>
          <table:table-cell table:formula="of:=BASE([.H54];2;4)" office:value-type="string" office:string-value="1110" calcext:value-type="string">
            <text:p>1110</text:p>
          </table:table-cell>
          <table:table-cell table:formula="of:=BASE([.I54];2;4)" office:value-type="string" office:string-value="0010" calcext:value-type="string">
            <text:p>0010</text:p>
          </table:table-cell>
          <table:table-cell table:formula="of:=[.J54]&amp;[.K54]" office:value-type="string" office:string-value="11100010" calcext:value-type="string">
            <text:p>11100010</text:p>
          </table:table-cell>
          <table:table-cell table:formula="of:=[.L53]&amp;[.L54]" office:value-type="string" office:string-value="0000110111100010" calcext:value-type="string">
            <text:p>0000110111100010</text:p>
          </table:table-cell>
          <table:table-cell office:value-type="string" calcext:value-type="string">
            <text:p>Waarde in milliVolt</text:p>
          </table:table-cell>
          <table:table-cell table:formula="of:=DECIMAL([.M54];2)" office:value-type="float" office:value="3554" calcext:value-type="float">
            <text:p>3554</text:p>
          </table:table-cell>
          <table:table-cell table:formula="of:=[.P52]+1" office:value-type="float" office:value="5" calcext:value-type="float">
            <text:p>5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formula="of:=MID([.$C$37];([.A55]-1)*4+1;2)" office:value-type="string" office:string-value="30" calcext:value-type="string">
            <text:p>30</text:p>
          </table:table-cell>
          <table:table-cell table:formula="of:=MID([.$C$37];([.A55]-1)*4+1+2;2)" office:value-type="string" office:string-value="44" calcext:value-type="string">
            <text:p>44</text:p>
          </table:table-cell>
          <table:table-cell table:formula="of:=DECIMAL([.B55];16)" office:value-type="float" office:value="48" calcext:value-type="float">
            <text:p>48</text:p>
          </table:table-cell>
          <table:table-cell table:formula="of:=DECIMAL([.C55];16)" office:value-type="float" office:value="68" calcext:value-type="float">
            <text:p>68</text:p>
          </table:table-cell>
          <table:table-cell table:formula="of:=CHAR([.D55])" office:value-type="string" office:string-value="0" calcext:value-type="string">
            <text:p>0</text:p>
          </table:table-cell>
          <table:table-cell table:formula="of:=CHAR([.E55])" office:value-type="string" office:string-value="D" calcext:value-type="string">
            <text:p>D</text:p>
          </table:table-cell>
          <table:table-cell table:formula="of:=DECIMAL([.F55];16)" office:value-type="float" office:value="0" calcext:value-type="float">
            <text:p>0</text:p>
          </table:table-cell>
          <table:table-cell table:formula="of:=DECIMAL([.G55];16)" office:value-type="float" office:value="13" calcext:value-type="float">
            <text:p>13</text:p>
          </table:table-cell>
          <table:table-cell table:formula="of:=BASE([.H55];2;4)" office:value-type="string" office:string-value="0000" calcext:value-type="string">
            <text:p>0000</text:p>
          </table:table-cell>
          <table:table-cell table:formula="of:=BASE([.I55];2;4)" office:value-type="string" office:string-value="1101" calcext:value-type="string">
            <text:p>1101</text:p>
          </table:table-cell>
          <table:table-cell table:formula="of:=[.J55]&amp;[.K55]" office:value-type="string" office:string-value="00001101" calcext:value-type="string">
            <text:p>00001101</text:p>
          </table:table-cell>
          <table:table-cell table:number-columns-repeated="9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formula="of:=MID([.$C$37];([.A56]-1)*4+1;2)" office:value-type="string" office:string-value="45" calcext:value-type="string">
            <text:p>45</text:p>
          </table:table-cell>
          <table:table-cell table:formula="of:=MID([.$C$37];([.A56]-1)*4+1+2;2)" office:value-type="string" office:string-value="33" calcext:value-type="string">
            <text:p>33</text:p>
          </table:table-cell>
          <table:table-cell table:formula="of:=DECIMAL([.B56];16)" office:value-type="float" office:value="69" calcext:value-type="float">
            <text:p>69</text:p>
          </table:table-cell>
          <table:table-cell table:formula="of:=DECIMAL([.C56];16)" office:value-type="float" office:value="51" calcext:value-type="float">
            <text:p>51</text:p>
          </table:table-cell>
          <table:table-cell table:formula="of:=CHAR([.D56])" office:value-type="string" office:string-value="E" calcext:value-type="string">
            <text:p>E</text:p>
          </table:table-cell>
          <table:table-cell table:formula="of:=CHAR([.E56])" office:value-type="string" office:string-value="3" calcext:value-type="string">
            <text:p>3</text:p>
          </table:table-cell>
          <table:table-cell table:formula="of:=DECIMAL([.F56];16)" office:value-type="float" office:value="14" calcext:value-type="float">
            <text:p>14</text:p>
          </table:table-cell>
          <table:table-cell table:formula="of:=DECIMAL([.G56];16)" office:value-type="float" office:value="3" calcext:value-type="float">
            <text:p>3</text:p>
          </table:table-cell>
          <table:table-cell table:formula="of:=BASE([.H56];2;4)" office:value-type="string" office:string-value="1110" calcext:value-type="string">
            <text:p>1110</text:p>
          </table:table-cell>
          <table:table-cell table:formula="of:=BASE([.I56];2;4)" office:value-type="string" office:string-value="0011" calcext:value-type="string">
            <text:p>0011</text:p>
          </table:table-cell>
          <table:table-cell table:formula="of:=[.J56]&amp;[.K56]" office:value-type="string" office:string-value="11100011" calcext:value-type="string">
            <text:p>11100011</text:p>
          </table:table-cell>
          <table:table-cell table:formula="of:=[.L55]&amp;[.L56]" office:value-type="string" office:string-value="0000110111100011" calcext:value-type="string">
            <text:p>0000110111100011</text:p>
          </table:table-cell>
          <table:table-cell office:value-type="string" calcext:value-type="string">
            <text:p>Waarde in milliVolt</text:p>
          </table:table-cell>
          <table:table-cell table:formula="of:=DECIMAL([.M56];2)" office:value-type="float" office:value="3555" calcext:value-type="float">
            <text:p>3555</text:p>
          </table:table-cell>
          <table:table-cell table:formula="of:=[.P54]+1" office:value-type="float" office:value="6" calcext:value-type="float">
            <text:p>6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56]+1" office:value-type="float" office:value="16" calcext:value-type="float">
            <text:p>16</text:p>
          </table:table-cell>
          <table:table-cell table:formula="of:=MID([.$C$37];([.A57]-1)*4+1;2)" office:value-type="string" office:string-value="30" calcext:value-type="string">
            <text:p>30</text:p>
          </table:table-cell>
          <table:table-cell table:formula="of:=MID([.$C$37];([.A57]-1)*4+1+2;2)" office:value-type="string" office:string-value="44" calcext:value-type="string">
            <text:p>44</text:p>
          </table:table-cell>
          <table:table-cell table:formula="of:=DECIMAL([.B57];16)" office:value-type="float" office:value="48" calcext:value-type="float">
            <text:p>48</text:p>
          </table:table-cell>
          <table:table-cell table:formula="of:=DECIMAL([.C57];16)" office:value-type="float" office:value="68" calcext:value-type="float">
            <text:p>68</text:p>
          </table:table-cell>
          <table:table-cell table:formula="of:=CHAR([.D57])" office:value-type="string" office:string-value="0" calcext:value-type="string">
            <text:p>0</text:p>
          </table:table-cell>
          <table:table-cell table:formula="of:=CHAR([.E57])" office:value-type="string" office:string-value="D" calcext:value-type="string">
            <text:p>D</text:p>
          </table:table-cell>
          <table:table-cell table:formula="of:=DECIMAL([.F57];16)" office:value-type="float" office:value="0" calcext:value-type="float">
            <text:p>0</text:p>
          </table:table-cell>
          <table:table-cell table:formula="of:=DECIMAL([.G57];16)" office:value-type="float" office:value="13" calcext:value-type="float">
            <text:p>13</text:p>
          </table:table-cell>
          <table:table-cell table:formula="of:=BASE([.H57];2;4)" office:value-type="string" office:string-value="0000" calcext:value-type="string">
            <text:p>0000</text:p>
          </table:table-cell>
          <table:table-cell table:formula="of:=BASE([.I57];2;4)" office:value-type="string" office:string-value="1101" calcext:value-type="string">
            <text:p>1101</text:p>
          </table:table-cell>
          <table:table-cell table:formula="of:=[.J57]&amp;[.K57]" office:value-type="string" office:string-value="00001101" calcext:value-type="string">
            <text:p>00001101</text:p>
          </table:table-cell>
          <table:table-cell table:number-columns-repeated="9"/>
        </table:table-row>
        <table:table-row table:style-name="ro1">
          <table:table-cell table:formula="of:=[.A57]+1" office:value-type="float" office:value="17" calcext:value-type="float">
            <text:p>17</text:p>
          </table:table-cell>
          <table:table-cell table:formula="of:=MID([.$C$37];([.A58]-1)*4+1;2)" office:value-type="string" office:string-value="45" calcext:value-type="string">
            <text:p>45</text:p>
          </table:table-cell>
          <table:table-cell table:formula="of:=MID([.$C$37];([.A58]-1)*4+1+2;2)" office:value-type="string" office:string-value="35" calcext:value-type="string">
            <text:p>35</text:p>
          </table:table-cell>
          <table:table-cell table:formula="of:=DECIMAL([.B58];16)" office:value-type="float" office:value="69" calcext:value-type="float">
            <text:p>69</text:p>
          </table:table-cell>
          <table:table-cell table:formula="of:=DECIMAL([.C58];16)" office:value-type="float" office:value="53" calcext:value-type="float">
            <text:p>53</text:p>
          </table:table-cell>
          <table:table-cell table:formula="of:=CHAR([.D58])" office:value-type="string" office:string-value="E" calcext:value-type="string">
            <text:p>E</text:p>
          </table:table-cell>
          <table:table-cell table:formula="of:=CHAR([.E58])" office:value-type="string" office:string-value="5" calcext:value-type="string">
            <text:p>5</text:p>
          </table:table-cell>
          <table:table-cell table:formula="of:=DECIMAL([.F58];16)" office:value-type="float" office:value="14" calcext:value-type="float">
            <text:p>14</text:p>
          </table:table-cell>
          <table:table-cell table:formula="of:=DECIMAL([.G58];16)" office:value-type="float" office:value="5" calcext:value-type="float">
            <text:p>5</text:p>
          </table:table-cell>
          <table:table-cell table:formula="of:=BASE([.H58];2;4)" office:value-type="string" office:string-value="1110" calcext:value-type="string">
            <text:p>1110</text:p>
          </table:table-cell>
          <table:table-cell table:formula="of:=BASE([.I58];2;4)" office:value-type="string" office:string-value="0101" calcext:value-type="string">
            <text:p>0101</text:p>
          </table:table-cell>
          <table:table-cell table:formula="of:=[.J58]&amp;[.K58]" office:value-type="string" office:string-value="11100101" calcext:value-type="string">
            <text:p>11100101</text:p>
          </table:table-cell>
          <table:table-cell table:formula="of:=[.L57]&amp;[.L58]" office:value-type="string" office:string-value="0000110111100101" calcext:value-type="string">
            <text:p>0000110111100101</text:p>
          </table:table-cell>
          <table:table-cell office:value-type="string" calcext:value-type="string">
            <text:p>Waarde in milliVolt</text:p>
          </table:table-cell>
          <table:table-cell table:formula="of:=DECIMAL([.M58];2)" office:value-type="float" office:value="3557" calcext:value-type="float">
            <text:p>3557</text:p>
          </table:table-cell>
          <table:table-cell table:formula="of:=[.P56]+1" office:value-type="float" office:value="7" calcext:value-type="float">
            <text:p>7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58]+1" office:value-type="float" office:value="18" calcext:value-type="float">
            <text:p>18</text:p>
          </table:table-cell>
          <table:table-cell table:formula="of:=MID([.$C$37];([.A59]-1)*4+1;2)" office:value-type="string" office:string-value="30" calcext:value-type="string">
            <text:p>30</text:p>
          </table:table-cell>
          <table:table-cell table:formula="of:=MID([.$C$37];([.A59]-1)*4+1+2;2)" office:value-type="string" office:string-value="44" calcext:value-type="string">
            <text:p>44</text:p>
          </table:table-cell>
          <table:table-cell table:formula="of:=DECIMAL([.B59];16)" office:value-type="float" office:value="48" calcext:value-type="float">
            <text:p>48</text:p>
          </table:table-cell>
          <table:table-cell table:formula="of:=DECIMAL([.C59];16)" office:value-type="float" office:value="68" calcext:value-type="float">
            <text:p>68</text:p>
          </table:table-cell>
          <table:table-cell table:formula="of:=CHAR([.D59])" office:value-type="string" office:string-value="0" calcext:value-type="string">
            <text:p>0</text:p>
          </table:table-cell>
          <table:table-cell table:formula="of:=CHAR([.E59])" office:value-type="string" office:string-value="D" calcext:value-type="string">
            <text:p>D</text:p>
          </table:table-cell>
          <table:table-cell table:formula="of:=DECIMAL([.F59];16)" office:value-type="float" office:value="0" calcext:value-type="float">
            <text:p>0</text:p>
          </table:table-cell>
          <table:table-cell table:formula="of:=DECIMAL([.G59];16)" office:value-type="float" office:value="13" calcext:value-type="float">
            <text:p>13</text:p>
          </table:table-cell>
          <table:table-cell table:formula="of:=BASE([.H59];2;4)" office:value-type="string" office:string-value="0000" calcext:value-type="string">
            <text:p>0000</text:p>
          </table:table-cell>
          <table:table-cell table:formula="of:=BASE([.I59];2;4)" office:value-type="string" office:string-value="1101" calcext:value-type="string">
            <text:p>1101</text:p>
          </table:table-cell>
          <table:table-cell table:formula="of:=[.J59]&amp;[.K59]" office:value-type="string" office:string-value="00001101" calcext:value-type="string">
            <text:p>00001101</text:p>
          </table:table-cell>
          <table:table-cell table:number-columns-repeated="9"/>
        </table:table-row>
        <table:table-row table:style-name="ro1">
          <table:table-cell table:formula="of:=[.A59]+1" office:value-type="float" office:value="19" calcext:value-type="float">
            <text:p>19</text:p>
          </table:table-cell>
          <table:table-cell table:formula="of:=MID([.$C$37];([.A60]-1)*4+1;2)" office:value-type="string" office:string-value="45" calcext:value-type="string">
            <text:p>45</text:p>
          </table:table-cell>
          <table:table-cell table:formula="of:=MID([.$C$37];([.A60]-1)*4+1+2;2)" office:value-type="string" office:string-value="32" calcext:value-type="string">
            <text:p>32</text:p>
          </table:table-cell>
          <table:table-cell table:formula="of:=DECIMAL([.B60];16)" office:value-type="float" office:value="69" calcext:value-type="float">
            <text:p>69</text:p>
          </table:table-cell>
          <table:table-cell table:formula="of:=DECIMAL([.C60];16)" office:value-type="float" office:value="50" calcext:value-type="float">
            <text:p>50</text:p>
          </table:table-cell>
          <table:table-cell table:formula="of:=CHAR([.D60])" office:value-type="string" office:string-value="E" calcext:value-type="string">
            <text:p>E</text:p>
          </table:table-cell>
          <table:table-cell table:formula="of:=CHAR([.E60])" office:value-type="string" office:string-value="2" calcext:value-type="string">
            <text:p>2</text:p>
          </table:table-cell>
          <table:table-cell table:formula="of:=DECIMAL([.F60];16)" office:value-type="float" office:value="14" calcext:value-type="float">
            <text:p>14</text:p>
          </table:table-cell>
          <table:table-cell table:formula="of:=DECIMAL([.G60];16)" office:value-type="float" office:value="2" calcext:value-type="float">
            <text:p>2</text:p>
          </table:table-cell>
          <table:table-cell table:formula="of:=BASE([.H60];2;4)" office:value-type="string" office:string-value="1110" calcext:value-type="string">
            <text:p>1110</text:p>
          </table:table-cell>
          <table:table-cell table:formula="of:=BASE([.I60];2;4)" office:value-type="string" office:string-value="0010" calcext:value-type="string">
            <text:p>0010</text:p>
          </table:table-cell>
          <table:table-cell table:formula="of:=[.J60]&amp;[.K60]" office:value-type="string" office:string-value="11100010" calcext:value-type="string">
            <text:p>11100010</text:p>
          </table:table-cell>
          <table:table-cell table:formula="of:=[.L59]&amp;[.L60]" office:value-type="string" office:string-value="0000110111100010" calcext:value-type="string">
            <text:p>0000110111100010</text:p>
          </table:table-cell>
          <table:table-cell office:value-type="string" calcext:value-type="string">
            <text:p>Waarde in milliVolt</text:p>
          </table:table-cell>
          <table:table-cell table:formula="of:=DECIMAL([.M60];2)" office:value-type="float" office:value="3554" calcext:value-type="float">
            <text:p>3554</text:p>
          </table:table-cell>
          <table:table-cell table:formula="of:=[.P58]+1" office:value-type="float" office:value="8" calcext:value-type="float">
            <text:p>8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60]+1" office:value-type="float" office:value="20" calcext:value-type="float">
            <text:p>20</text:p>
          </table:table-cell>
          <table:table-cell table:formula="of:=MID([.$C$37];([.A61]-1)*4+1;2)" office:value-type="string" office:string-value="30" calcext:value-type="string">
            <text:p>30</text:p>
          </table:table-cell>
          <table:table-cell table:formula="of:=MID([.$C$37];([.A61]-1)*4+1+2;2)" office:value-type="string" office:string-value="44" calcext:value-type="string">
            <text:p>44</text:p>
          </table:table-cell>
          <table:table-cell table:formula="of:=DECIMAL([.B61];16)" office:value-type="float" office:value="48" calcext:value-type="float">
            <text:p>48</text:p>
          </table:table-cell>
          <table:table-cell table:formula="of:=DECIMAL([.C61];16)" office:value-type="float" office:value="68" calcext:value-type="float">
            <text:p>68</text:p>
          </table:table-cell>
          <table:table-cell table:formula="of:=CHAR([.D61])" office:value-type="string" office:string-value="0" calcext:value-type="string">
            <text:p>0</text:p>
          </table:table-cell>
          <table:table-cell table:formula="of:=CHAR([.E61])" office:value-type="string" office:string-value="D" calcext:value-type="string">
            <text:p>D</text:p>
          </table:table-cell>
          <table:table-cell table:formula="of:=DECIMAL([.F61];16)" office:value-type="float" office:value="0" calcext:value-type="float">
            <text:p>0</text:p>
          </table:table-cell>
          <table:table-cell table:formula="of:=DECIMAL([.G61];16)" office:value-type="float" office:value="13" calcext:value-type="float">
            <text:p>13</text:p>
          </table:table-cell>
          <table:table-cell table:formula="of:=BASE([.H61];2;4)" office:value-type="string" office:string-value="0000" calcext:value-type="string">
            <text:p>0000</text:p>
          </table:table-cell>
          <table:table-cell table:formula="of:=BASE([.I61];2;4)" office:value-type="string" office:string-value="1101" calcext:value-type="string">
            <text:p>1101</text:p>
          </table:table-cell>
          <table:table-cell table:formula="of:=[.J61]&amp;[.K61]" office:value-type="string" office:string-value="00001101" calcext:value-type="string">
            <text:p>00001101</text:p>
          </table:table-cell>
          <table:table-cell table:number-columns-repeated="9"/>
        </table:table-row>
        <table:table-row table:style-name="ro1">
          <table:table-cell table:formula="of:=[.A61]+1" office:value-type="float" office:value="21" calcext:value-type="float">
            <text:p>21</text:p>
          </table:table-cell>
          <table:table-cell table:formula="of:=MID([.$C$37];([.A62]-1)*4+1;2)" office:value-type="string" office:string-value="45" calcext:value-type="string">
            <text:p>45</text:p>
          </table:table-cell>
          <table:table-cell table:formula="of:=MID([.$C$37];([.A62]-1)*4+1+2;2)" office:value-type="string" office:string-value="38" calcext:value-type="string">
            <text:p>38</text:p>
          </table:table-cell>
          <table:table-cell table:formula="of:=DECIMAL([.B62];16)" office:value-type="float" office:value="69" calcext:value-type="float">
            <text:p>69</text:p>
          </table:table-cell>
          <table:table-cell table:formula="of:=DECIMAL([.C62];16)" office:value-type="float" office:value="56" calcext:value-type="float">
            <text:p>56</text:p>
          </table:table-cell>
          <table:table-cell table:formula="of:=CHAR([.D62])" office:value-type="string" office:string-value="E" calcext:value-type="string">
            <text:p>E</text:p>
          </table:table-cell>
          <table:table-cell table:formula="of:=CHAR([.E62])" office:value-type="string" office:string-value="8" calcext:value-type="string">
            <text:p>8</text:p>
          </table:table-cell>
          <table:table-cell table:formula="of:=DECIMAL([.F62];16)" office:value-type="float" office:value="14" calcext:value-type="float">
            <text:p>14</text:p>
          </table:table-cell>
          <table:table-cell table:formula="of:=DECIMAL([.G62];16)" office:value-type="float" office:value="8" calcext:value-type="float">
            <text:p>8</text:p>
          </table:table-cell>
          <table:table-cell table:formula="of:=BASE([.H62];2;4)" office:value-type="string" office:string-value="1110" calcext:value-type="string">
            <text:p>1110</text:p>
          </table:table-cell>
          <table:table-cell table:formula="of:=BASE([.I62];2;4)" office:value-type="string" office:string-value="1000" calcext:value-type="string">
            <text:p>1000</text:p>
          </table:table-cell>
          <table:table-cell table:formula="of:=[.J62]&amp;[.K62]" office:value-type="string" office:string-value="11101000" calcext:value-type="string">
            <text:p>11101000</text:p>
          </table:table-cell>
          <table:table-cell table:formula="of:=[.L61]&amp;[.L62]" office:value-type="string" office:string-value="0000110111101000" calcext:value-type="string">
            <text:p>0000110111101000</text:p>
          </table:table-cell>
          <table:table-cell office:value-type="string" calcext:value-type="string">
            <text:p>Waarde in milliVolt</text:p>
          </table:table-cell>
          <table:table-cell table:formula="of:=DECIMAL([.M62];2)" office:value-type="float" office:value="3560" calcext:value-type="float">
            <text:p>3560</text:p>
          </table:table-cell>
          <table:table-cell table:formula="of:=[.P60]+1" office:value-type="float" office:value="9" calcext:value-type="float">
            <text:p>9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62]+1" office:value-type="float" office:value="22" calcext:value-type="float">
            <text:p>22</text:p>
          </table:table-cell>
          <table:table-cell table:formula="of:=MID([.$C$37];([.A63]-1)*4+1;2)" office:value-type="string" office:string-value="30" calcext:value-type="string">
            <text:p>30</text:p>
          </table:table-cell>
          <table:table-cell table:formula="of:=MID([.$C$37];([.A63]-1)*4+1+2;2)" office:value-type="string" office:string-value="44" calcext:value-type="string">
            <text:p>44</text:p>
          </table:table-cell>
          <table:table-cell table:formula="of:=DECIMAL([.B63];16)" office:value-type="float" office:value="48" calcext:value-type="float">
            <text:p>48</text:p>
          </table:table-cell>
          <table:table-cell table:formula="of:=DECIMAL([.C63];16)" office:value-type="float" office:value="68" calcext:value-type="float">
            <text:p>68</text:p>
          </table:table-cell>
          <table:table-cell table:formula="of:=CHAR([.D63])" office:value-type="string" office:string-value="0" calcext:value-type="string">
            <text:p>0</text:p>
          </table:table-cell>
          <table:table-cell table:formula="of:=CHAR([.E63])" office:value-type="string" office:string-value="D" calcext:value-type="string">
            <text:p>D</text:p>
          </table:table-cell>
          <table:table-cell table:formula="of:=DECIMAL([.F63];16)" office:value-type="float" office:value="0" calcext:value-type="float">
            <text:p>0</text:p>
          </table:table-cell>
          <table:table-cell table:formula="of:=DECIMAL([.G63];16)" office:value-type="float" office:value="13" calcext:value-type="float">
            <text:p>13</text:p>
          </table:table-cell>
          <table:table-cell table:formula="of:=BASE([.H63];2;4)" office:value-type="string" office:string-value="0000" calcext:value-type="string">
            <text:p>0000</text:p>
          </table:table-cell>
          <table:table-cell table:formula="of:=BASE([.I63];2;4)" office:value-type="string" office:string-value="1101" calcext:value-type="string">
            <text:p>1101</text:p>
          </table:table-cell>
          <table:table-cell table:formula="of:=[.J63]&amp;[.K63]" office:value-type="string" office:string-value="00001101" calcext:value-type="string">
            <text:p>00001101</text:p>
          </table:table-cell>
          <table:table-cell table:number-columns-repeated="9"/>
        </table:table-row>
        <table:table-row table:style-name="ro1">
          <table:table-cell table:formula="of:=[.A63]+1" office:value-type="float" office:value="23" calcext:value-type="float">
            <text:p>23</text:p>
          </table:table-cell>
          <table:table-cell table:formula="of:=MID([.$C$37];([.A64]-1)*4+1;2)" office:value-type="string" office:string-value="45" calcext:value-type="string">
            <text:p>45</text:p>
          </table:table-cell>
          <table:table-cell table:formula="of:=MID([.$C$37];([.A64]-1)*4+1+2;2)" office:value-type="string" office:string-value="35" calcext:value-type="string">
            <text:p>35</text:p>
          </table:table-cell>
          <table:table-cell table:formula="of:=DECIMAL([.B64];16)" office:value-type="float" office:value="69" calcext:value-type="float">
            <text:p>69</text:p>
          </table:table-cell>
          <table:table-cell table:formula="of:=DECIMAL([.C64];16)" office:value-type="float" office:value="53" calcext:value-type="float">
            <text:p>53</text:p>
          </table:table-cell>
          <table:table-cell table:formula="of:=CHAR([.D64])" office:value-type="string" office:string-value="E" calcext:value-type="string">
            <text:p>E</text:p>
          </table:table-cell>
          <table:table-cell table:formula="of:=CHAR([.E64])" office:value-type="string" office:string-value="5" calcext:value-type="string">
            <text:p>5</text:p>
          </table:table-cell>
          <table:table-cell table:formula="of:=DECIMAL([.F64];16)" office:value-type="float" office:value="14" calcext:value-type="float">
            <text:p>14</text:p>
          </table:table-cell>
          <table:table-cell table:formula="of:=DECIMAL([.G64];16)" office:value-type="float" office:value="5" calcext:value-type="float">
            <text:p>5</text:p>
          </table:table-cell>
          <table:table-cell table:formula="of:=BASE([.H64];2;4)" office:value-type="string" office:string-value="1110" calcext:value-type="string">
            <text:p>1110</text:p>
          </table:table-cell>
          <table:table-cell table:formula="of:=BASE([.I64];2;4)" office:value-type="string" office:string-value="0101" calcext:value-type="string">
            <text:p>0101</text:p>
          </table:table-cell>
          <table:table-cell table:formula="of:=[.J64]&amp;[.K64]" office:value-type="string" office:string-value="11100101" calcext:value-type="string">
            <text:p>11100101</text:p>
          </table:table-cell>
          <table:table-cell table:formula="of:=[.L63]&amp;[.L64]" office:value-type="string" office:string-value="0000110111100101" calcext:value-type="string">
            <text:p>0000110111100101</text:p>
          </table:table-cell>
          <table:table-cell office:value-type="string" calcext:value-type="string">
            <text:p>Waarde in milliVolt</text:p>
          </table:table-cell>
          <table:table-cell table:formula="of:=DECIMAL([.M64];2)" office:value-type="float" office:value="3557" calcext:value-type="float">
            <text:p>3557</text:p>
          </table:table-cell>
          <table:table-cell table:formula="of:=[.P62]+1" office:value-type="float" office:value="10" calcext:value-type="float">
            <text:p>10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64]+1" office:value-type="float" office:value="24" calcext:value-type="float">
            <text:p>24</text:p>
          </table:table-cell>
          <table:table-cell table:formula="of:=MID([.$C$37];([.A65]-1)*4+1;2)" office:value-type="string" office:string-value="30" calcext:value-type="string">
            <text:p>30</text:p>
          </table:table-cell>
          <table:table-cell table:formula="of:=MID([.$C$37];([.A65]-1)*4+1+2;2)" office:value-type="string" office:string-value="44" calcext:value-type="string">
            <text:p>44</text:p>
          </table:table-cell>
          <table:table-cell table:formula="of:=DECIMAL([.B65];16)" office:value-type="float" office:value="48" calcext:value-type="float">
            <text:p>48</text:p>
          </table:table-cell>
          <table:table-cell table:formula="of:=DECIMAL([.C65];16)" office:value-type="float" office:value="68" calcext:value-type="float">
            <text:p>68</text:p>
          </table:table-cell>
          <table:table-cell table:formula="of:=CHAR([.D65])" office:value-type="string" office:string-value="0" calcext:value-type="string">
            <text:p>0</text:p>
          </table:table-cell>
          <table:table-cell table:formula="of:=CHAR([.E65])" office:value-type="string" office:string-value="D" calcext:value-type="string">
            <text:p>D</text:p>
          </table:table-cell>
          <table:table-cell table:formula="of:=DECIMAL([.F65];16)" office:value-type="float" office:value="0" calcext:value-type="float">
            <text:p>0</text:p>
          </table:table-cell>
          <table:table-cell table:formula="of:=DECIMAL([.G65];16)" office:value-type="float" office:value="13" calcext:value-type="float">
            <text:p>13</text:p>
          </table:table-cell>
          <table:table-cell table:formula="of:=BASE([.H65];2;4)" office:value-type="string" office:string-value="0000" calcext:value-type="string">
            <text:p>0000</text:p>
          </table:table-cell>
          <table:table-cell table:formula="of:=BASE([.I65];2;4)" office:value-type="string" office:string-value="1101" calcext:value-type="string">
            <text:p>1101</text:p>
          </table:table-cell>
          <table:table-cell table:formula="of:=[.J65]&amp;[.K65]" office:value-type="string" office:string-value="00001101" calcext:value-type="string">
            <text:p>00001101</text:p>
          </table:table-cell>
          <table:table-cell table:number-columns-repeated="9"/>
        </table:table-row>
        <table:table-row table:style-name="ro1">
          <table:table-cell table:formula="of:=[.A65]+1" office:value-type="float" office:value="25" calcext:value-type="float">
            <text:p>25</text:p>
          </table:table-cell>
          <table:table-cell table:formula="of:=MID([.$C$37];([.A66]-1)*4+1;2)" office:value-type="string" office:string-value="44" calcext:value-type="string">
            <text:p>44</text:p>
          </table:table-cell>
          <table:table-cell table:formula="of:=MID([.$C$37];([.A66]-1)*4+1+2;2)" office:value-type="string" office:string-value="45" calcext:value-type="string">
            <text:p>45</text:p>
          </table:table-cell>
          <table:table-cell table:formula="of:=DECIMAL([.B66];16)" office:value-type="float" office:value="68" calcext:value-type="float">
            <text:p>68</text:p>
          </table:table-cell>
          <table:table-cell table:formula="of:=DECIMAL([.C66];16)" office:value-type="float" office:value="69" calcext:value-type="float">
            <text:p>69</text:p>
          </table:table-cell>
          <table:table-cell table:formula="of:=CHAR([.D66])" office:value-type="string" office:string-value="D" calcext:value-type="string">
            <text:p>D</text:p>
          </table:table-cell>
          <table:table-cell table:formula="of:=CHAR([.E66])" office:value-type="string" office:string-value="E" calcext:value-type="string">
            <text:p>E</text:p>
          </table:table-cell>
          <table:table-cell table:formula="of:=DECIMAL([.F66];16)" office:value-type="float" office:value="13" calcext:value-type="float">
            <text:p>13</text:p>
          </table:table-cell>
          <table:table-cell table:formula="of:=DECIMAL([.G66];16)" office:value-type="float" office:value="14" calcext:value-type="float">
            <text:p>14</text:p>
          </table:table-cell>
          <table:table-cell table:formula="of:=BASE([.H66];2;4)" office:value-type="string" office:string-value="1101" calcext:value-type="string">
            <text:p>1101</text:p>
          </table:table-cell>
          <table:table-cell table:formula="of:=BASE([.I66];2;4)" office:value-type="string" office:string-value="1110" calcext:value-type="string">
            <text:p>1110</text:p>
          </table:table-cell>
          <table:table-cell table:formula="of:=[.J66]&amp;[.K66]" office:value-type="string" office:string-value="11011110" calcext:value-type="string">
            <text:p>11011110</text:p>
          </table:table-cell>
          <table:table-cell table:formula="of:=[.L65]&amp;[.L66]" office:value-type="string" office:string-value="0000110111011110" calcext:value-type="string">
            <text:p>0000110111011110</text:p>
          </table:table-cell>
          <table:table-cell office:value-type="string" calcext:value-type="string">
            <text:p>Waarde in milliVolt</text:p>
          </table:table-cell>
          <table:table-cell table:formula="of:=DECIMAL([.M66];2)" office:value-type="float" office:value="3550" calcext:value-type="float">
            <text:p>3550</text:p>
          </table:table-cell>
          <table:table-cell table:formula="of:=[.P64]+1" office:value-type="float" office:value="11" calcext:value-type="float">
            <text:p>11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66]+1" office:value-type="float" office:value="26" calcext:value-type="float">
            <text:p>26</text:p>
          </table:table-cell>
          <table:table-cell table:formula="of:=MID([.$C$37];([.A67]-1)*4+1;2)" office:value-type="string" office:string-value="30" calcext:value-type="string">
            <text:p>30</text:p>
          </table:table-cell>
          <table:table-cell table:formula="of:=MID([.$C$37];([.A67]-1)*4+1+2;2)" office:value-type="string" office:string-value="44" calcext:value-type="string">
            <text:p>44</text:p>
          </table:table-cell>
          <table:table-cell table:formula="of:=DECIMAL([.B67];16)" office:value-type="float" office:value="48" calcext:value-type="float">
            <text:p>48</text:p>
          </table:table-cell>
          <table:table-cell table:formula="of:=DECIMAL([.C67];16)" office:value-type="float" office:value="68" calcext:value-type="float">
            <text:p>68</text:p>
          </table:table-cell>
          <table:table-cell table:formula="of:=CHAR([.D67])" office:value-type="string" office:string-value="0" calcext:value-type="string">
            <text:p>0</text:p>
          </table:table-cell>
          <table:table-cell table:formula="of:=CHAR([.E67])" office:value-type="string" office:string-value="D" calcext:value-type="string">
            <text:p>D</text:p>
          </table:table-cell>
          <table:table-cell table:formula="of:=DECIMAL([.F67];16)" office:value-type="float" office:value="0" calcext:value-type="float">
            <text:p>0</text:p>
          </table:table-cell>
          <table:table-cell table:formula="of:=DECIMAL([.G67];16)" office:value-type="float" office:value="13" calcext:value-type="float">
            <text:p>13</text:p>
          </table:table-cell>
          <table:table-cell table:formula="of:=BASE([.H67];2;4)" office:value-type="string" office:string-value="0000" calcext:value-type="string">
            <text:p>0000</text:p>
          </table:table-cell>
          <table:table-cell table:formula="of:=BASE([.I67];2;4)" office:value-type="string" office:string-value="1101" calcext:value-type="string">
            <text:p>1101</text:p>
          </table:table-cell>
          <table:table-cell table:formula="of:=[.J67]&amp;[.K67]" office:value-type="string" office:string-value="00001101" calcext:value-type="string">
            <text:p>00001101</text:p>
          </table:table-cell>
          <table:table-cell table:number-columns-repeated="9"/>
        </table:table-row>
        <table:table-row table:style-name="ro1">
          <table:table-cell table:formula="of:=[.A67]+1" office:value-type="float" office:value="27" calcext:value-type="float">
            <text:p>27</text:p>
          </table:table-cell>
          <table:table-cell table:formula="of:=MID([.$C$37];([.A68]-1)*4+1;2)" office:value-type="string" office:string-value="45" calcext:value-type="string">
            <text:p>45</text:p>
          </table:table-cell>
          <table:table-cell table:formula="of:=MID([.$C$37];([.A68]-1)*4+1+2;2)" office:value-type="string" office:string-value="37" calcext:value-type="string">
            <text:p>37</text:p>
          </table:table-cell>
          <table:table-cell table:formula="of:=DECIMAL([.B68];16)" office:value-type="float" office:value="69" calcext:value-type="float">
            <text:p>69</text:p>
          </table:table-cell>
          <table:table-cell table:formula="of:=DECIMAL([.C68];16)" office:value-type="float" office:value="55" calcext:value-type="float">
            <text:p>55</text:p>
          </table:table-cell>
          <table:table-cell table:formula="of:=CHAR([.D68])" office:value-type="string" office:string-value="E" calcext:value-type="string">
            <text:p>E</text:p>
          </table:table-cell>
          <table:table-cell table:formula="of:=CHAR([.E68])" office:value-type="string" office:string-value="7" calcext:value-type="string">
            <text:p>7</text:p>
          </table:table-cell>
          <table:table-cell table:formula="of:=DECIMAL([.F68];16)" office:value-type="float" office:value="14" calcext:value-type="float">
            <text:p>14</text:p>
          </table:table-cell>
          <table:table-cell table:formula="of:=DECIMAL([.G68];16)" office:value-type="float" office:value="7" calcext:value-type="float">
            <text:p>7</text:p>
          </table:table-cell>
          <table:table-cell table:formula="of:=BASE([.H68];2;4)" office:value-type="string" office:string-value="1110" calcext:value-type="string">
            <text:p>1110</text:p>
          </table:table-cell>
          <table:table-cell table:formula="of:=BASE([.I68];2;4)" office:value-type="string" office:string-value="0111" calcext:value-type="string">
            <text:p>0111</text:p>
          </table:table-cell>
          <table:table-cell table:formula="of:=[.J68]&amp;[.K68]" office:value-type="string" office:string-value="11100111" calcext:value-type="string">
            <text:p>11100111</text:p>
          </table:table-cell>
          <table:table-cell table:formula="of:=[.L67]&amp;[.L68]" office:value-type="string" office:string-value="0000110111100111" calcext:value-type="string">
            <text:p>0000110111100111</text:p>
          </table:table-cell>
          <table:table-cell office:value-type="string" calcext:value-type="string">
            <text:p>Waarde in milliVolt</text:p>
          </table:table-cell>
          <table:table-cell table:formula="of:=DECIMAL([.M68];2)" office:value-type="float" office:value="3559" calcext:value-type="float">
            <text:p>3559</text:p>
          </table:table-cell>
          <table:table-cell table:formula="of:=[.P66]+1" office:value-type="float" office:value="12" calcext:value-type="float">
            <text:p>12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68]+1" office:value-type="float" office:value="28" calcext:value-type="float">
            <text:p>28</text:p>
          </table:table-cell>
          <table:table-cell table:formula="of:=MID([.$C$37];([.A69]-1)*4+1;2)" office:value-type="string" office:string-value="30" calcext:value-type="string">
            <text:p>30</text:p>
          </table:table-cell>
          <table:table-cell table:formula="of:=MID([.$C$37];([.A69]-1)*4+1+2;2)" office:value-type="string" office:string-value="44" calcext:value-type="string">
            <text:p>44</text:p>
          </table:table-cell>
          <table:table-cell table:formula="of:=DECIMAL([.B69];16)" office:value-type="float" office:value="48" calcext:value-type="float">
            <text:p>48</text:p>
          </table:table-cell>
          <table:table-cell table:formula="of:=DECIMAL([.C69];16)" office:value-type="float" office:value="68" calcext:value-type="float">
            <text:p>68</text:p>
          </table:table-cell>
          <table:table-cell table:formula="of:=CHAR([.D69])" office:value-type="string" office:string-value="0" calcext:value-type="string">
            <text:p>0</text:p>
          </table:table-cell>
          <table:table-cell table:formula="of:=CHAR([.E69])" office:value-type="string" office:string-value="D" calcext:value-type="string">
            <text:p>D</text:p>
          </table:table-cell>
          <table:table-cell table:formula="of:=DECIMAL([.F69];16)" office:value-type="float" office:value="0" calcext:value-type="float">
            <text:p>0</text:p>
          </table:table-cell>
          <table:table-cell table:formula="of:=DECIMAL([.G69];16)" office:value-type="float" office:value="13" calcext:value-type="float">
            <text:p>13</text:p>
          </table:table-cell>
          <table:table-cell table:formula="of:=BASE([.H69];2;4)" office:value-type="string" office:string-value="0000" calcext:value-type="string">
            <text:p>0000</text:p>
          </table:table-cell>
          <table:table-cell table:formula="of:=BASE([.I69];2;4)" office:value-type="string" office:string-value="1101" calcext:value-type="string">
            <text:p>1101</text:p>
          </table:table-cell>
          <table:table-cell table:formula="of:=[.J69]&amp;[.K69]" office:value-type="string" office:string-value="00001101" calcext:value-type="string">
            <text:p>00001101</text:p>
          </table:table-cell>
          <table:table-cell table:number-columns-repeated="9"/>
        </table:table-row>
        <table:table-row table:style-name="ro1">
          <table:table-cell table:formula="of:=[.A69]+1" office:value-type="float" office:value="29" calcext:value-type="float">
            <text:p>29</text:p>
          </table:table-cell>
          <table:table-cell table:formula="of:=MID([.$C$37];([.A70]-1)*4+1;2)" office:value-type="string" office:string-value="45" calcext:value-type="string">
            <text:p>45</text:p>
          </table:table-cell>
          <table:table-cell table:formula="of:=MID([.$C$37];([.A70]-1)*4+1+2;2)" office:value-type="string" office:string-value="37" calcext:value-type="string">
            <text:p>37</text:p>
          </table:table-cell>
          <table:table-cell table:formula="of:=DECIMAL([.B70];16)" office:value-type="float" office:value="69" calcext:value-type="float">
            <text:p>69</text:p>
          </table:table-cell>
          <table:table-cell table:formula="of:=DECIMAL([.C70];16)" office:value-type="float" office:value="55" calcext:value-type="float">
            <text:p>55</text:p>
          </table:table-cell>
          <table:table-cell table:formula="of:=CHAR([.D70])" office:value-type="string" office:string-value="E" calcext:value-type="string">
            <text:p>E</text:p>
          </table:table-cell>
          <table:table-cell table:formula="of:=CHAR([.E70])" office:value-type="string" office:string-value="7" calcext:value-type="string">
            <text:p>7</text:p>
          </table:table-cell>
          <table:table-cell table:formula="of:=DECIMAL([.F70];16)" office:value-type="float" office:value="14" calcext:value-type="float">
            <text:p>14</text:p>
          </table:table-cell>
          <table:table-cell table:formula="of:=DECIMAL([.G70];16)" office:value-type="float" office:value="7" calcext:value-type="float">
            <text:p>7</text:p>
          </table:table-cell>
          <table:table-cell table:formula="of:=BASE([.H70];2;4)" office:value-type="string" office:string-value="1110" calcext:value-type="string">
            <text:p>1110</text:p>
          </table:table-cell>
          <table:table-cell table:formula="of:=BASE([.I70];2;4)" office:value-type="string" office:string-value="0111" calcext:value-type="string">
            <text:p>0111</text:p>
          </table:table-cell>
          <table:table-cell table:formula="of:=[.J70]&amp;[.K70]" office:value-type="string" office:string-value="11100111" calcext:value-type="string">
            <text:p>11100111</text:p>
          </table:table-cell>
          <table:table-cell table:formula="of:=[.L69]&amp;[.L70]" office:value-type="string" office:string-value="0000110111100111" calcext:value-type="string">
            <text:p>0000110111100111</text:p>
          </table:table-cell>
          <table:table-cell office:value-type="string" calcext:value-type="string">
            <text:p>Waarde in milliVolt</text:p>
          </table:table-cell>
          <table:table-cell table:formula="of:=DECIMAL([.M70];2)" office:value-type="float" office:value="3559" calcext:value-type="float">
            <text:p>3559</text:p>
          </table:table-cell>
          <table:table-cell table:formula="of:=[.P68]+1" office:value-type="float" office:value="13" calcext:value-type="float">
            <text:p>13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70]+1" office:value-type="float" office:value="30" calcext:value-type="float">
            <text:p>30</text:p>
          </table:table-cell>
          <table:table-cell table:formula="of:=MID([.$C$37];([.A71]-1)*4+1;2)" office:value-type="string" office:string-value="30" calcext:value-type="string">
            <text:p>30</text:p>
          </table:table-cell>
          <table:table-cell table:formula="of:=MID([.$C$37];([.A71]-1)*4+1+2;2)" office:value-type="string" office:string-value="44" calcext:value-type="string">
            <text:p>44</text:p>
          </table:table-cell>
          <table:table-cell table:formula="of:=DECIMAL([.B71];16)" office:value-type="float" office:value="48" calcext:value-type="float">
            <text:p>48</text:p>
          </table:table-cell>
          <table:table-cell table:formula="of:=DECIMAL([.C71];16)" office:value-type="float" office:value="68" calcext:value-type="float">
            <text:p>68</text:p>
          </table:table-cell>
          <table:table-cell table:formula="of:=CHAR([.D71])" office:value-type="string" office:string-value="0" calcext:value-type="string">
            <text:p>0</text:p>
          </table:table-cell>
          <table:table-cell table:formula="of:=CHAR([.E71])" office:value-type="string" office:string-value="D" calcext:value-type="string">
            <text:p>D</text:p>
          </table:table-cell>
          <table:table-cell table:formula="of:=DECIMAL([.F71];16)" office:value-type="float" office:value="0" calcext:value-type="float">
            <text:p>0</text:p>
          </table:table-cell>
          <table:table-cell table:formula="of:=DECIMAL([.G71];16)" office:value-type="float" office:value="13" calcext:value-type="float">
            <text:p>13</text:p>
          </table:table-cell>
          <table:table-cell table:formula="of:=BASE([.H71];2;4)" office:value-type="string" office:string-value="0000" calcext:value-type="string">
            <text:p>0000</text:p>
          </table:table-cell>
          <table:table-cell table:formula="of:=BASE([.I71];2;4)" office:value-type="string" office:string-value="1101" calcext:value-type="string">
            <text:p>1101</text:p>
          </table:table-cell>
          <table:table-cell table:formula="of:=[.J71]&amp;[.K71]" office:value-type="string" office:string-value="00001101" calcext:value-type="string">
            <text:p>00001101</text:p>
          </table:table-cell>
          <table:table-cell table:number-columns-repeated="9"/>
        </table:table-row>
        <table:table-row table:style-name="ro1">
          <table:table-cell table:formula="of:=[.A71]+1" office:value-type="float" office:value="31" calcext:value-type="float">
            <text:p>31</text:p>
          </table:table-cell>
          <table:table-cell table:formula="of:=MID([.$C$37];([.A72]-1)*4+1;2)" office:value-type="string" office:string-value="45" calcext:value-type="string">
            <text:p>45</text:p>
          </table:table-cell>
          <table:table-cell table:formula="of:=MID([.$C$37];([.A72]-1)*4+1+2;2)" office:value-type="string" office:string-value="37" calcext:value-type="string">
            <text:p>37</text:p>
          </table:table-cell>
          <table:table-cell table:formula="of:=DECIMAL([.B72];16)" office:value-type="float" office:value="69" calcext:value-type="float">
            <text:p>69</text:p>
          </table:table-cell>
          <table:table-cell table:formula="of:=DECIMAL([.C72];16)" office:value-type="float" office:value="55" calcext:value-type="float">
            <text:p>55</text:p>
          </table:table-cell>
          <table:table-cell table:formula="of:=CHAR([.D72])" office:value-type="string" office:string-value="E" calcext:value-type="string">
            <text:p>E</text:p>
          </table:table-cell>
          <table:table-cell table:formula="of:=CHAR([.E72])" office:value-type="string" office:string-value="7" calcext:value-type="string">
            <text:p>7</text:p>
          </table:table-cell>
          <table:table-cell table:formula="of:=DECIMAL([.F72];16)" office:value-type="float" office:value="14" calcext:value-type="float">
            <text:p>14</text:p>
          </table:table-cell>
          <table:table-cell table:formula="of:=DECIMAL([.G72];16)" office:value-type="float" office:value="7" calcext:value-type="float">
            <text:p>7</text:p>
          </table:table-cell>
          <table:table-cell table:formula="of:=BASE([.H72];2;4)" office:value-type="string" office:string-value="1110" calcext:value-type="string">
            <text:p>1110</text:p>
          </table:table-cell>
          <table:table-cell table:formula="of:=BASE([.I72];2;4)" office:value-type="string" office:string-value="0111" calcext:value-type="string">
            <text:p>0111</text:p>
          </table:table-cell>
          <table:table-cell table:formula="of:=[.J72]&amp;[.K72]" office:value-type="string" office:string-value="11100111" calcext:value-type="string">
            <text:p>11100111</text:p>
          </table:table-cell>
          <table:table-cell table:formula="of:=[.L71]&amp;[.L72]" office:value-type="string" office:string-value="0000110111100111" calcext:value-type="string">
            <text:p>0000110111100111</text:p>
          </table:table-cell>
          <table:table-cell office:value-type="string" calcext:value-type="string">
            <text:p>Waarde in milliVolt</text:p>
          </table:table-cell>
          <table:table-cell table:formula="of:=DECIMAL([.M72];2)" office:value-type="float" office:value="3559" calcext:value-type="float">
            <text:p>3559</text:p>
          </table:table-cell>
          <table:table-cell table:formula="of:=[.P70]+1" office:value-type="float" office:value="14" calcext:value-type="float">
            <text:p>14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72]+1" office:value-type="float" office:value="32" calcext:value-type="float">
            <text:p>32</text:p>
          </table:table-cell>
          <table:table-cell table:formula="of:=MID([.$C$37];([.A73]-1)*4+1;2)" office:value-type="string" office:string-value="30" calcext:value-type="string">
            <text:p>30</text:p>
          </table:table-cell>
          <table:table-cell table:formula="of:=MID([.$C$37];([.A73]-1)*4+1+2;2)" office:value-type="string" office:string-value="44" calcext:value-type="string">
            <text:p>44</text:p>
          </table:table-cell>
          <table:table-cell table:formula="of:=DECIMAL([.B73];16)" office:value-type="float" office:value="48" calcext:value-type="float">
            <text:p>48</text:p>
          </table:table-cell>
          <table:table-cell table:formula="of:=DECIMAL([.C73];16)" office:value-type="float" office:value="68" calcext:value-type="float">
            <text:p>68</text:p>
          </table:table-cell>
          <table:table-cell table:formula="of:=CHAR([.D73])" office:value-type="string" office:string-value="0" calcext:value-type="string">
            <text:p>0</text:p>
          </table:table-cell>
          <table:table-cell table:formula="of:=CHAR([.E73])" office:value-type="string" office:string-value="D" calcext:value-type="string">
            <text:p>D</text:p>
          </table:table-cell>
          <table:table-cell table:formula="of:=DECIMAL([.F73];16)" office:value-type="float" office:value="0" calcext:value-type="float">
            <text:p>0</text:p>
          </table:table-cell>
          <table:table-cell table:formula="of:=DECIMAL([.G73];16)" office:value-type="float" office:value="13" calcext:value-type="float">
            <text:p>13</text:p>
          </table:table-cell>
          <table:table-cell table:formula="of:=BASE([.H73];2;4)" office:value-type="string" office:string-value="0000" calcext:value-type="string">
            <text:p>0000</text:p>
          </table:table-cell>
          <table:table-cell table:formula="of:=BASE([.I73];2;4)" office:value-type="string" office:string-value="1101" calcext:value-type="string">
            <text:p>1101</text:p>
          </table:table-cell>
          <table:table-cell table:formula="of:=[.J73]&amp;[.K73]" office:value-type="string" office:string-value="00001101" calcext:value-type="string">
            <text:p>00001101</text:p>
          </table:table-cell>
          <table:table-cell table:number-columns-repeated="9"/>
        </table:table-row>
        <table:table-row table:style-name="ro1">
          <table:table-cell table:formula="of:=[.A73]+1" office:value-type="float" office:value="33" calcext:value-type="float">
            <text:p>33</text:p>
          </table:table-cell>
          <table:table-cell table:formula="of:=MID([.$C$37];([.A74]-1)*4+1;2)" office:value-type="string" office:string-value="45" calcext:value-type="string">
            <text:p>45</text:p>
          </table:table-cell>
          <table:table-cell table:formula="of:=MID([.$C$37];([.A74]-1)*4+1+2;2)" office:value-type="string" office:string-value="35" calcext:value-type="string">
            <text:p>35</text:p>
          </table:table-cell>
          <table:table-cell table:formula="of:=DECIMAL([.B74];16)" office:value-type="float" office:value="69" calcext:value-type="float">
            <text:p>69</text:p>
          </table:table-cell>
          <table:table-cell table:formula="of:=DECIMAL([.C74];16)" office:value-type="float" office:value="53" calcext:value-type="float">
            <text:p>53</text:p>
          </table:table-cell>
          <table:table-cell table:formula="of:=CHAR([.D74])" office:value-type="string" office:string-value="E" calcext:value-type="string">
            <text:p>E</text:p>
          </table:table-cell>
          <table:table-cell table:formula="of:=CHAR([.E74])" office:value-type="string" office:string-value="5" calcext:value-type="string">
            <text:p>5</text:p>
          </table:table-cell>
          <table:table-cell table:formula="of:=DECIMAL([.F74];16)" office:value-type="float" office:value="14" calcext:value-type="float">
            <text:p>14</text:p>
          </table:table-cell>
          <table:table-cell table:formula="of:=DECIMAL([.G74];16)" office:value-type="float" office:value="5" calcext:value-type="float">
            <text:p>5</text:p>
          </table:table-cell>
          <table:table-cell table:formula="of:=BASE([.H74];2;4)" office:value-type="string" office:string-value="1110" calcext:value-type="string">
            <text:p>1110</text:p>
          </table:table-cell>
          <table:table-cell table:formula="of:=BASE([.I74];2;4)" office:value-type="string" office:string-value="0101" calcext:value-type="string">
            <text:p>0101</text:p>
          </table:table-cell>
          <table:table-cell table:formula="of:=[.J74]&amp;[.K74]" office:value-type="string" office:string-value="11100101" calcext:value-type="string">
            <text:p>11100101</text:p>
          </table:table-cell>
          <table:table-cell table:formula="of:=[.L73]&amp;[.L74]" office:value-type="string" office:string-value="0000110111100101" calcext:value-type="string">
            <text:p>0000110111100101</text:p>
          </table:table-cell>
          <table:table-cell office:value-type="string" calcext:value-type="string">
            <text:p>Waarde in milliVolt</text:p>
          </table:table-cell>
          <table:table-cell table:formula="of:=DECIMAL([.M74];2)" office:value-type="float" office:value="3557" calcext:value-type="float">
            <text:p>3557</text:p>
          </table:table-cell>
          <table:table-cell table:formula="of:=[.P72]+1" office:value-type="float" office:value="15" calcext:value-type="float">
            <text:p>15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74]+1" office:value-type="float" office:value="34" calcext:value-type="float">
            <text:p>34</text:p>
          </table:table-cell>
          <table:table-cell table:formula="of:=MID([.$C$37];([.A75]-1)*4+1;2)" office:value-type="string" office:string-value="30" calcext:value-type="string">
            <text:p>30</text:p>
          </table:table-cell>
          <table:table-cell table:formula="of:=MID([.$C$37];([.A75]-1)*4+1+2;2)" office:value-type="string" office:string-value="35" calcext:value-type="string">
            <text:p>35</text:p>
          </table:table-cell>
          <table:table-cell table:formula="of:=DECIMAL([.B75];16)" office:value-type="float" office:value="48" calcext:value-type="float">
            <text:p>48</text:p>
          </table:table-cell>
          <table:table-cell table:formula="of:=DECIMAL([.C75];16)" office:value-type="float" office:value="53" calcext:value-type="float">
            <text:p>53</text:p>
          </table:table-cell>
          <table:table-cell table:formula="of:=CHAR([.D75])" office:value-type="string" office:string-value="0" calcext:value-type="string">
            <text:p>0</text:p>
          </table:table-cell>
          <table:table-cell table:formula="of:=CHAR([.E75])" office:value-type="string" office:string-value="5" calcext:value-type="string">
            <text:p>5</text:p>
          </table:table-cell>
          <table:table-cell table:formula="of:=DECIMAL([.F75];16)" office:value-type="float" office:value="0" calcext:value-type="float">
            <text:p>0</text:p>
          </table:table-cell>
          <table:table-cell table:formula="of:=DECIMAL([.G75];16)" office:value-type="float" office:value="5" calcext:value-type="float">
            <text:p>5</text:p>
          </table:table-cell>
          <table:table-cell table:formula="of:=BASE([.H75];2;4)" office:value-type="string" office:string-value="0000" calcext:value-type="string">
            <text:p>0000</text:p>
          </table:table-cell>
          <table:table-cell table:formula="of:=BASE([.I75];2;4)" office:value-type="string" office:string-value="0101" calcext:value-type="string">
            <text:p>0101</text:p>
          </table:table-cell>
          <table:table-cell table:formula="of:=[.J75]&amp;[.K75]" office:value-type="string" office:string-value="00000101" calcext:value-type="string">
            <text:p>00000101</text:p>
          </table:table-cell>
          <table:table-cell table:formula="of:=DECIMAL([.L75];2)" office:value-type="float" office:value="5" calcext:value-type="float">
            <text:p>5</text:p>
          </table:table-cell>
          <table:table-cell office:value-type="string" calcext:value-type="string">
            <text:p>Aantal temperatuursensors</text:p>
          </table:table-cell>
          <table:table-cell table:number-columns-repeated="7"/>
        </table:table-row>
        <table:table-row table:style-name="ro1">
          <table:table-cell table:formula="of:=[.A75]+1" office:value-type="float" office:value="35" calcext:value-type="float">
            <text:p>35</text:p>
          </table:table-cell>
          <table:table-cell table:formula="of:=MID([.$C$37];([.A76]-1)*4+1;2)" office:value-type="string" office:string-value="30" calcext:value-type="string">
            <text:p>30</text:p>
          </table:table-cell>
          <table:table-cell table:formula="of:=MID([.$C$37];([.A76]-1)*4+1+2;2)" office:value-type="string" office:string-value="42" calcext:value-type="string">
            <text:p>42</text:p>
          </table:table-cell>
          <table:table-cell table:formula="of:=DECIMAL([.B76];16)" office:value-type="float" office:value="48" calcext:value-type="float">
            <text:p>48</text:p>
          </table:table-cell>
          <table:table-cell table:formula="of:=DECIMAL([.C76];16)" office:value-type="float" office:value="66" calcext:value-type="float">
            <text:p>66</text:p>
          </table:table-cell>
          <table:table-cell table:formula="of:=CHAR([.D76])" office:value-type="string" office:string-value="0" calcext:value-type="string">
            <text:p>0</text:p>
          </table:table-cell>
          <table:table-cell table:formula="of:=CHAR([.E76])" office:value-type="string" office:string-value="B" calcext:value-type="string">
            <text:p>B</text:p>
          </table:table-cell>
          <table:table-cell table:formula="of:=DECIMAL([.F76];16)" office:value-type="float" office:value="0" calcext:value-type="float">
            <text:p>0</text:p>
          </table:table-cell>
          <table:table-cell table:formula="of:=DECIMAL([.G76];16)" office:value-type="float" office:value="11" calcext:value-type="float">
            <text:p>11</text:p>
          </table:table-cell>
          <table:table-cell table:formula="of:=BASE([.H76];2;4)" office:value-type="string" office:string-value="0000" calcext:value-type="string">
            <text:p>0000</text:p>
          </table:table-cell>
          <table:table-cell table:formula="of:=BASE([.I76];2;4)" office:value-type="string" office:string-value="1011" calcext:value-type="string">
            <text:p>1011</text:p>
          </table:table-cell>
          <table:table-cell table:formula="of:=[.J76]&amp;[.K76]" office:value-type="string" office:string-value="00001011" calcext:value-type="string">
            <text:p>00001011</text:p>
          </table:table-cell>
          <table:table-cell table:number-columns-repeated="9"/>
        </table:table-row>
        <table:table-row table:style-name="ro1">
          <table:table-cell table:formula="of:=[.A76]+1" office:value-type="float" office:value="36" calcext:value-type="float">
            <text:p>36</text:p>
          </table:table-cell>
          <table:table-cell table:formula="of:=MID([.$C$37];([.A77]-1)*4+1;2)" office:value-type="string" office:string-value="39" calcext:value-type="string">
            <text:p>39</text:p>
          </table:table-cell>
          <table:table-cell table:formula="of:=MID([.$C$37];([.A77]-1)*4+1+2;2)" office:value-type="string" office:string-value="42" calcext:value-type="string">
            <text:p>42</text:p>
          </table:table-cell>
          <table:table-cell table:formula="of:=DECIMAL([.B77];16)" office:value-type="float" office:value="57" calcext:value-type="float">
            <text:p>57</text:p>
          </table:table-cell>
          <table:table-cell table:formula="of:=DECIMAL([.C77];16)" office:value-type="float" office:value="66" calcext:value-type="float">
            <text:p>66</text:p>
          </table:table-cell>
          <table:table-cell table:formula="of:=CHAR([.D77])" office:value-type="string" office:string-value="9" calcext:value-type="string">
            <text:p>9</text:p>
          </table:table-cell>
          <table:table-cell table:formula="of:=CHAR([.E77])" office:value-type="string" office:string-value="B" calcext:value-type="string">
            <text:p>B</text:p>
          </table:table-cell>
          <table:table-cell table:formula="of:=DECIMAL([.F77];16)" office:value-type="float" office:value="9" calcext:value-type="float">
            <text:p>9</text:p>
          </table:table-cell>
          <table:table-cell table:formula="of:=DECIMAL([.G77];16)" office:value-type="float" office:value="11" calcext:value-type="float">
            <text:p>11</text:p>
          </table:table-cell>
          <table:table-cell table:formula="of:=BASE([.H77];2;4)" office:value-type="string" office:string-value="1001" calcext:value-type="string">
            <text:p>1001</text:p>
          </table:table-cell>
          <table:table-cell table:formula="of:=BASE([.I77];2;4)" office:value-type="string" office:string-value="1011" calcext:value-type="string">
            <text:p>1011</text:p>
          </table:table-cell>
          <table:table-cell table:formula="of:=[.J77]&amp;[.K77]" office:value-type="string" office:string-value="10011011" calcext:value-type="string">
            <text:p>10011011</text:p>
          </table:table-cell>
          <table:table-cell table:formula="of:=[.L76]&amp;[.L77]" office:value-type="string" office:string-value="0000101110011011" calcext:value-type="string">
            <text:p>0000101110011011</text:p>
          </table:table-cell>
          <table:table-cell office:value-type="string" calcext:value-type="string">
            <text:p>Waarde in Kelvin * 10</text:p>
          </table:table-cell>
          <table:table-cell table:formula="of:=DECIMAL([.M77];2)" office:value-type="float" office:value="2971" calcext:value-type="float">
            <text:p>2971</text:p>
          </table:table-cell>
          <table:table-cell table:formula="of:=[.P75]+1" office:value-type="float" office:value="1" calcext:value-type="float">
            <text:p>1</text:p>
          </table:table-cell>
          <table:table-cell office:value-type="string" calcext:value-type="string">
            <text:p>sel</text:p>
          </table:table-cell>
          <table:table-cell table:formula="of:=[.O77]/10-273.1" office:value-type="float" office:value="24" calcext:value-type="float">
            <text:p>24</text:p>
          </table:table-cell>
          <table:table-cell office:value-type="string" calcext:value-type="string">
            <text:p>grade C</text:p>
          </table:table-cell>
          <table:table-cell table:number-columns-repeated="2"/>
        </table:table-row>
        <table:table-row table:style-name="ro1">
          <table:table-cell table:formula="of:=[.A77]+1" office:value-type="float" office:value="37" calcext:value-type="float">
            <text:p>37</text:p>
          </table:table-cell>
          <table:table-cell table:formula="of:=MID([.$C$37];([.A78]-1)*4+1;2)" office:value-type="string" office:string-value="30" calcext:value-type="string">
            <text:p>30</text:p>
          </table:table-cell>
          <table:table-cell table:formula="of:=MID([.$C$37];([.A78]-1)*4+1+2;2)" office:value-type="string" office:string-value="42" calcext:value-type="string">
            <text:p>42</text:p>
          </table:table-cell>
          <table:table-cell table:formula="of:=DECIMAL([.B78];16)" office:value-type="float" office:value="48" calcext:value-type="float">
            <text:p>48</text:p>
          </table:table-cell>
          <table:table-cell table:formula="of:=DECIMAL([.C78];16)" office:value-type="float" office:value="66" calcext:value-type="float">
            <text:p>66</text:p>
          </table:table-cell>
          <table:table-cell table:formula="of:=CHAR([.D78])" office:value-type="string" office:string-value="0" calcext:value-type="string">
            <text:p>0</text:p>
          </table:table-cell>
          <table:table-cell table:formula="of:=CHAR([.E78])" office:value-type="string" office:string-value="B" calcext:value-type="string">
            <text:p>B</text:p>
          </table:table-cell>
          <table:table-cell table:formula="of:=DECIMAL([.F78];16)" office:value-type="float" office:value="0" calcext:value-type="float">
            <text:p>0</text:p>
          </table:table-cell>
          <table:table-cell table:formula="of:=DECIMAL([.G78];16)" office:value-type="float" office:value="11" calcext:value-type="float">
            <text:p>11</text:p>
          </table:table-cell>
          <table:table-cell table:formula="of:=BASE([.H78];2;4)" office:value-type="string" office:string-value="0000" calcext:value-type="string">
            <text:p>0000</text:p>
          </table:table-cell>
          <table:table-cell table:formula="of:=BASE([.I78];2;4)" office:value-type="string" office:string-value="1011" calcext:value-type="string">
            <text:p>1011</text:p>
          </table:table-cell>
          <table:table-cell table:formula="of:=[.J78]&amp;[.K78]" office:value-type="string" office:string-value="00001011" calcext:value-type="string">
            <text:p>00001011</text:p>
          </table:table-cell>
          <table:table-cell table:number-columns-repeated="9"/>
        </table:table-row>
        <table:table-row table:style-name="ro1">
          <table:table-cell table:formula="of:=[.A78]+1" office:value-type="float" office:value="38" calcext:value-type="float">
            <text:p>38</text:p>
          </table:table-cell>
          <table:table-cell table:formula="of:=MID([.$C$37];([.A79]-1)*4+1;2)" office:value-type="string" office:string-value="37" calcext:value-type="string">
            <text:p>37</text:p>
          </table:table-cell>
          <table:table-cell table:formula="of:=MID([.$C$37];([.A79]-1)*4+1+2;2)" office:value-type="string" office:string-value="33" calcext:value-type="string">
            <text:p>33</text:p>
          </table:table-cell>
          <table:table-cell table:formula="of:=DECIMAL([.B79];16)" office:value-type="float" office:value="55" calcext:value-type="float">
            <text:p>55</text:p>
          </table:table-cell>
          <table:table-cell table:formula="of:=DECIMAL([.C79];16)" office:value-type="float" office:value="51" calcext:value-type="float">
            <text:p>51</text:p>
          </table:table-cell>
          <table:table-cell table:formula="of:=CHAR([.D79])" office:value-type="string" office:string-value="7" calcext:value-type="string">
            <text:p>7</text:p>
          </table:table-cell>
          <table:table-cell table:formula="of:=CHAR([.E79])" office:value-type="string" office:string-value="3" calcext:value-type="string">
            <text:p>3</text:p>
          </table:table-cell>
          <table:table-cell table:formula="of:=DECIMAL([.F79];16)" office:value-type="float" office:value="7" calcext:value-type="float">
            <text:p>7</text:p>
          </table:table-cell>
          <table:table-cell table:formula="of:=DECIMAL([.G79];16)" office:value-type="float" office:value="3" calcext:value-type="float">
            <text:p>3</text:p>
          </table:table-cell>
          <table:table-cell table:formula="of:=BASE([.H79];2;4)" office:value-type="string" office:string-value="0111" calcext:value-type="string">
            <text:p>0111</text:p>
          </table:table-cell>
          <table:table-cell table:formula="of:=BASE([.I79];2;4)" office:value-type="string" office:string-value="0011" calcext:value-type="string">
            <text:p>0011</text:p>
          </table:table-cell>
          <table:table-cell table:formula="of:=[.J79]&amp;[.K79]" office:value-type="string" office:string-value="01110011" calcext:value-type="string">
            <text:p>01110011</text:p>
          </table:table-cell>
          <table:table-cell table:formula="of:=[.L78]&amp;[.L79]" office:value-type="string" office:string-value="0000101101110011" calcext:value-type="string">
            <text:p>0000101101110011</text:p>
          </table:table-cell>
          <table:table-cell office:value-type="string" calcext:value-type="string">
            <text:p>Waarde in Kelvin * 10</text:p>
          </table:table-cell>
          <table:table-cell table:formula="of:=DECIMAL([.M79];2)" office:value-type="float" office:value="2931" calcext:value-type="float">
            <text:p>2931</text:p>
          </table:table-cell>
          <table:table-cell table:formula="of:=[.P77]+1" office:value-type="float" office:value="2" calcext:value-type="float">
            <text:p>2</text:p>
          </table:table-cell>
          <table:table-cell office:value-type="string" calcext:value-type="string">
            <text:p>sel</text:p>
          </table:table-cell>
          <table:table-cell table:formula="of:=[.O79]/10-273.1" office:value-type="float" office:value="20" calcext:value-type="float">
            <text:p>20</text:p>
          </table:table-cell>
          <table:table-cell office:value-type="string" calcext:value-type="string">
            <text:p>grade C</text:p>
          </table:table-cell>
          <table:table-cell table:number-columns-repeated="2"/>
        </table:table-row>
        <table:table-row table:style-name="ro1">
          <table:table-cell table:formula="of:=[.A79]+1" office:value-type="float" office:value="39" calcext:value-type="float">
            <text:p>39</text:p>
          </table:table-cell>
          <table:table-cell table:formula="of:=MID([.$C$37];([.A80]-1)*4+1;2)" office:value-type="string" office:string-value="30" calcext:value-type="string">
            <text:p>30</text:p>
          </table:table-cell>
          <table:table-cell table:formula="of:=MID([.$C$37];([.A80]-1)*4+1+2;2)" office:value-type="string" office:string-value="42" calcext:value-type="string">
            <text:p>42</text:p>
          </table:table-cell>
          <table:table-cell table:formula="of:=DECIMAL([.B80];16)" office:value-type="float" office:value="48" calcext:value-type="float">
            <text:p>48</text:p>
          </table:table-cell>
          <table:table-cell table:formula="of:=DECIMAL([.C80];16)" office:value-type="float" office:value="66" calcext:value-type="float">
            <text:p>66</text:p>
          </table:table-cell>
          <table:table-cell table:formula="of:=CHAR([.D80])" office:value-type="string" office:string-value="0" calcext:value-type="string">
            <text:p>0</text:p>
          </table:table-cell>
          <table:table-cell table:formula="of:=CHAR([.E80])" office:value-type="string" office:string-value="B" calcext:value-type="string">
            <text:p>B</text:p>
          </table:table-cell>
          <table:table-cell table:formula="of:=DECIMAL([.F80];16)" office:value-type="float" office:value="0" calcext:value-type="float">
            <text:p>0</text:p>
          </table:table-cell>
          <table:table-cell table:formula="of:=DECIMAL([.G80];16)" office:value-type="float" office:value="11" calcext:value-type="float">
            <text:p>11</text:p>
          </table:table-cell>
          <table:table-cell table:formula="of:=BASE([.H80];2;4)" office:value-type="string" office:string-value="0000" calcext:value-type="string">
            <text:p>0000</text:p>
          </table:table-cell>
          <table:table-cell table:formula="of:=BASE([.I80];2;4)" office:value-type="string" office:string-value="1011" calcext:value-type="string">
            <text:p>1011</text:p>
          </table:table-cell>
          <table:table-cell table:formula="of:=[.J80]&amp;[.K80]" office:value-type="string" office:string-value="00001011" calcext:value-type="string">
            <text:p>00001011</text:p>
          </table:table-cell>
          <table:table-cell table:number-columns-repeated="9"/>
        </table:table-row>
        <table:table-row table:style-name="ro1">
          <table:table-cell table:formula="of:=[.A80]+1" office:value-type="float" office:value="40" calcext:value-type="float">
            <text:p>40</text:p>
          </table:table-cell>
          <table:table-cell table:formula="of:=MID([.$C$37];([.A81]-1)*4+1;2)" office:value-type="string" office:string-value="37" calcext:value-type="string">
            <text:p>37</text:p>
          </table:table-cell>
          <table:table-cell table:formula="of:=MID([.$C$37];([.A81]-1)*4+1+2;2)" office:value-type="string" office:string-value="33" calcext:value-type="string">
            <text:p>33</text:p>
          </table:table-cell>
          <table:table-cell table:formula="of:=DECIMAL([.B81];16)" office:value-type="float" office:value="55" calcext:value-type="float">
            <text:p>55</text:p>
          </table:table-cell>
          <table:table-cell table:formula="of:=DECIMAL([.C81];16)" office:value-type="float" office:value="51" calcext:value-type="float">
            <text:p>51</text:p>
          </table:table-cell>
          <table:table-cell table:formula="of:=CHAR([.D81])" office:value-type="string" office:string-value="7" calcext:value-type="string">
            <text:p>7</text:p>
          </table:table-cell>
          <table:table-cell table:formula="of:=CHAR([.E81])" office:value-type="string" office:string-value="3" calcext:value-type="string">
            <text:p>3</text:p>
          </table:table-cell>
          <table:table-cell table:formula="of:=DECIMAL([.F81];16)" office:value-type="float" office:value="7" calcext:value-type="float">
            <text:p>7</text:p>
          </table:table-cell>
          <table:table-cell table:formula="of:=DECIMAL([.G81];16)" office:value-type="float" office:value="3" calcext:value-type="float">
            <text:p>3</text:p>
          </table:table-cell>
          <table:table-cell table:formula="of:=BASE([.H81];2;4)" office:value-type="string" office:string-value="0111" calcext:value-type="string">
            <text:p>0111</text:p>
          </table:table-cell>
          <table:table-cell table:formula="of:=BASE([.I81];2;4)" office:value-type="string" office:string-value="0011" calcext:value-type="string">
            <text:p>0011</text:p>
          </table:table-cell>
          <table:table-cell table:formula="of:=[.J81]&amp;[.K81]" office:value-type="string" office:string-value="01110011" calcext:value-type="string">
            <text:p>01110011</text:p>
          </table:table-cell>
          <table:table-cell table:formula="of:=[.L80]&amp;[.L81]" office:value-type="string" office:string-value="0000101101110011" calcext:value-type="string">
            <text:p>0000101101110011</text:p>
          </table:table-cell>
          <table:table-cell office:value-type="string" calcext:value-type="string">
            <text:p>Waarde in Kelvin * 10</text:p>
          </table:table-cell>
          <table:table-cell table:formula="of:=DECIMAL([.M81];2)" office:value-type="float" office:value="2931" calcext:value-type="float">
            <text:p>2931</text:p>
          </table:table-cell>
          <table:table-cell table:formula="of:=[.P79]+1" office:value-type="float" office:value="3" calcext:value-type="float">
            <text:p>3</text:p>
          </table:table-cell>
          <table:table-cell office:value-type="string" calcext:value-type="string">
            <text:p>sel</text:p>
          </table:table-cell>
          <table:table-cell table:formula="of:=[.O81]/10-273.1" office:value-type="float" office:value="20" calcext:value-type="float">
            <text:p>20</text:p>
          </table:table-cell>
          <table:table-cell office:value-type="string" calcext:value-type="string">
            <text:p>grade C</text:p>
          </table:table-cell>
          <table:table-cell table:number-columns-repeated="2"/>
        </table:table-row>
        <table:table-row table:style-name="ro1">
          <table:table-cell table:formula="of:=[.A81]+1" office:value-type="float" office:value="41" calcext:value-type="float">
            <text:p>41</text:p>
          </table:table-cell>
          <table:table-cell table:formula="of:=MID([.$C$37];([.A82]-1)*4+1;2)" office:value-type="string" office:string-value="30" calcext:value-type="string">
            <text:p>30</text:p>
          </table:table-cell>
          <table:table-cell table:formula="of:=MID([.$C$37];([.A82]-1)*4+1+2;2)" office:value-type="string" office:string-value="42" calcext:value-type="string">
            <text:p>42</text:p>
          </table:table-cell>
          <table:table-cell table:formula="of:=DECIMAL([.B82];16)" office:value-type="float" office:value="48" calcext:value-type="float">
            <text:p>48</text:p>
          </table:table-cell>
          <table:table-cell table:formula="of:=DECIMAL([.C82];16)" office:value-type="float" office:value="66" calcext:value-type="float">
            <text:p>66</text:p>
          </table:table-cell>
          <table:table-cell table:formula="of:=CHAR([.D82])" office:value-type="string" office:string-value="0" calcext:value-type="string">
            <text:p>0</text:p>
          </table:table-cell>
          <table:table-cell table:formula="of:=CHAR([.E82])" office:value-type="string" office:string-value="B" calcext:value-type="string">
            <text:p>B</text:p>
          </table:table-cell>
          <table:table-cell table:formula="of:=DECIMAL([.F82];16)" office:value-type="float" office:value="0" calcext:value-type="float">
            <text:p>0</text:p>
          </table:table-cell>
          <table:table-cell table:formula="of:=DECIMAL([.G82];16)" office:value-type="float" office:value="11" calcext:value-type="float">
            <text:p>11</text:p>
          </table:table-cell>
          <table:table-cell table:formula="of:=BASE([.H82];2;4)" office:value-type="string" office:string-value="0000" calcext:value-type="string">
            <text:p>0000</text:p>
          </table:table-cell>
          <table:table-cell table:formula="of:=BASE([.I82];2;4)" office:value-type="string" office:string-value="1011" calcext:value-type="string">
            <text:p>1011</text:p>
          </table:table-cell>
          <table:table-cell table:formula="of:=[.J82]&amp;[.K82]" office:value-type="string" office:string-value="00001011" calcext:value-type="string">
            <text:p>00001011</text:p>
          </table:table-cell>
          <table:table-cell table:number-columns-repeated="9"/>
        </table:table-row>
        <table:table-row table:style-name="ro1">
          <table:table-cell table:formula="of:=[.A82]+1" office:value-type="float" office:value="42" calcext:value-type="float">
            <text:p>42</text:p>
          </table:table-cell>
          <table:table-cell table:formula="of:=MID([.$C$37];([.A83]-1)*4+1;2)" office:value-type="string" office:string-value="37" calcext:value-type="string">
            <text:p>37</text:p>
          </table:table-cell>
          <table:table-cell table:formula="of:=MID([.$C$37];([.A83]-1)*4+1+2;2)" office:value-type="string" office:string-value="44" calcext:value-type="string">
            <text:p>44</text:p>
          </table:table-cell>
          <table:table-cell table:formula="of:=DECIMAL([.B83];16)" office:value-type="float" office:value="55" calcext:value-type="float">
            <text:p>55</text:p>
          </table:table-cell>
          <table:table-cell table:formula="of:=DECIMAL([.C83];16)" office:value-type="float" office:value="68" calcext:value-type="float">
            <text:p>68</text:p>
          </table:table-cell>
          <table:table-cell table:formula="of:=CHAR([.D83])" office:value-type="string" office:string-value="7" calcext:value-type="string">
            <text:p>7</text:p>
          </table:table-cell>
          <table:table-cell table:formula="of:=CHAR([.E83])" office:value-type="string" office:string-value="D" calcext:value-type="string">
            <text:p>D</text:p>
          </table:table-cell>
          <table:table-cell table:formula="of:=DECIMAL([.F83];16)" office:value-type="float" office:value="7" calcext:value-type="float">
            <text:p>7</text:p>
          </table:table-cell>
          <table:table-cell table:formula="of:=DECIMAL([.G83];16)" office:value-type="float" office:value="13" calcext:value-type="float">
            <text:p>13</text:p>
          </table:table-cell>
          <table:table-cell table:formula="of:=BASE([.H83];2;4)" office:value-type="string" office:string-value="0111" calcext:value-type="string">
            <text:p>0111</text:p>
          </table:table-cell>
          <table:table-cell table:formula="of:=BASE([.I83];2;4)" office:value-type="string" office:string-value="1101" calcext:value-type="string">
            <text:p>1101</text:p>
          </table:table-cell>
          <table:table-cell table:formula="of:=[.J83]&amp;[.K83]" office:value-type="string" office:string-value="01111101" calcext:value-type="string">
            <text:p>01111101</text:p>
          </table:table-cell>
          <table:table-cell table:formula="of:=[.L82]&amp;[.L83]" office:value-type="string" office:string-value="0000101101111101" calcext:value-type="string">
            <text:p>0000101101111101</text:p>
          </table:table-cell>
          <table:table-cell office:value-type="string" calcext:value-type="string">
            <text:p>Waarde in Kelvin * 10</text:p>
          </table:table-cell>
          <table:table-cell table:formula="of:=DECIMAL([.M83];2)" office:value-type="float" office:value="2941" calcext:value-type="float">
            <text:p>2941</text:p>
          </table:table-cell>
          <table:table-cell table:formula="of:=[.P81]+1" office:value-type="float" office:value="4" calcext:value-type="float">
            <text:p>4</text:p>
          </table:table-cell>
          <table:table-cell office:value-type="string" calcext:value-type="string">
            <text:p>sel</text:p>
          </table:table-cell>
          <table:table-cell table:formula="of:=[.O83]/10-273.1" office:value-type="float" office:value="21" calcext:value-type="float">
            <text:p>21</text:p>
          </table:table-cell>
          <table:table-cell office:value-type="string" calcext:value-type="string">
            <text:p>grade C</text:p>
          </table:table-cell>
          <table:table-cell table:number-columns-repeated="2"/>
        </table:table-row>
        <table:table-row table:style-name="ro1">
          <table:table-cell table:formula="of:=[.A83]+1" office:value-type="float" office:value="43" calcext:value-type="float">
            <text:p>43</text:p>
          </table:table-cell>
          <table:table-cell table:formula="of:=MID([.$C$37];([.A84]-1)*4+1;2)" office:value-type="string" office:string-value="30" calcext:value-type="string">
            <text:p>30</text:p>
          </table:table-cell>
          <table:table-cell table:formula="of:=MID([.$C$37];([.A84]-1)*4+1+2;2)" office:value-type="string" office:string-value="42" calcext:value-type="string">
            <text:p>42</text:p>
          </table:table-cell>
          <table:table-cell table:formula="of:=DECIMAL([.B84];16)" office:value-type="float" office:value="48" calcext:value-type="float">
            <text:p>48</text:p>
          </table:table-cell>
          <table:table-cell table:formula="of:=DECIMAL([.C84];16)" office:value-type="float" office:value="66" calcext:value-type="float">
            <text:p>66</text:p>
          </table:table-cell>
          <table:table-cell table:formula="of:=CHAR([.D84])" office:value-type="string" office:string-value="0" calcext:value-type="string">
            <text:p>0</text:p>
          </table:table-cell>
          <table:table-cell table:formula="of:=CHAR([.E84])" office:value-type="string" office:string-value="B" calcext:value-type="string">
            <text:p>B</text:p>
          </table:table-cell>
          <table:table-cell table:formula="of:=DECIMAL([.F84];16)" office:value-type="float" office:value="0" calcext:value-type="float">
            <text:p>0</text:p>
          </table:table-cell>
          <table:table-cell table:formula="of:=DECIMAL([.G84];16)" office:value-type="float" office:value="11" calcext:value-type="float">
            <text:p>11</text:p>
          </table:table-cell>
          <table:table-cell table:formula="of:=BASE([.H84];2;4)" office:value-type="string" office:string-value="0000" calcext:value-type="string">
            <text:p>0000</text:p>
          </table:table-cell>
          <table:table-cell table:formula="of:=BASE([.I84];2;4)" office:value-type="string" office:string-value="1011" calcext:value-type="string">
            <text:p>1011</text:p>
          </table:table-cell>
          <table:table-cell table:formula="of:=[.J84]&amp;[.K84]" office:value-type="string" office:string-value="00001011" calcext:value-type="string">
            <text:p>00001011</text:p>
          </table:table-cell>
          <table:table-cell table:number-columns-repeated="9"/>
        </table:table-row>
        <table:table-row table:style-name="ro1">
          <table:table-cell table:formula="of:=[.A84]+1" office:value-type="float" office:value="44" calcext:value-type="float">
            <text:p>44</text:p>
          </table:table-cell>
          <table:table-cell table:formula="of:=MID([.$C$37];([.A85]-1)*4+1;2)" office:value-type="string" office:string-value="37" calcext:value-type="string">
            <text:p>37</text:p>
          </table:table-cell>
          <table:table-cell table:formula="of:=MID([.$C$37];([.A85]-1)*4+1+2;2)" office:value-type="string" office:string-value="33" calcext:value-type="string">
            <text:p>33</text:p>
          </table:table-cell>
          <table:table-cell table:formula="of:=DECIMAL([.B85];16)" office:value-type="float" office:value="55" calcext:value-type="float">
            <text:p>55</text:p>
          </table:table-cell>
          <table:table-cell table:formula="of:=DECIMAL([.C85];16)" office:value-type="float" office:value="51" calcext:value-type="float">
            <text:p>51</text:p>
          </table:table-cell>
          <table:table-cell table:formula="of:=CHAR([.D85])" office:value-type="string" office:string-value="7" calcext:value-type="string">
            <text:p>7</text:p>
          </table:table-cell>
          <table:table-cell table:formula="of:=CHAR([.E85])" office:value-type="string" office:string-value="3" calcext:value-type="string">
            <text:p>3</text:p>
          </table:table-cell>
          <table:table-cell table:formula="of:=DECIMAL([.F85];16)" office:value-type="float" office:value="7" calcext:value-type="float">
            <text:p>7</text:p>
          </table:table-cell>
          <table:table-cell table:formula="of:=DECIMAL([.G85];16)" office:value-type="float" office:value="3" calcext:value-type="float">
            <text:p>3</text:p>
          </table:table-cell>
          <table:table-cell table:formula="of:=BASE([.H85];2;4)" office:value-type="string" office:string-value="0111" calcext:value-type="string">
            <text:p>0111</text:p>
          </table:table-cell>
          <table:table-cell table:formula="of:=BASE([.I85];2;4)" office:value-type="string" office:string-value="0011" calcext:value-type="string">
            <text:p>0011</text:p>
          </table:table-cell>
          <table:table-cell table:formula="of:=[.J85]&amp;[.K85]" office:value-type="string" office:string-value="01110011" calcext:value-type="string">
            <text:p>01110011</text:p>
          </table:table-cell>
          <table:table-cell table:formula="of:=[.L84]&amp;[.L85]" office:value-type="string" office:string-value="0000101101110011" calcext:value-type="string">
            <text:p>0000101101110011</text:p>
          </table:table-cell>
          <table:table-cell office:value-type="string" calcext:value-type="string">
            <text:p>Waarde in Kelvin * 10</text:p>
          </table:table-cell>
          <table:table-cell table:formula="of:=DECIMAL([.M85];2)" office:value-type="float" office:value="2931" calcext:value-type="float">
            <text:p>2931</text:p>
          </table:table-cell>
          <table:table-cell table:formula="of:=[.P83]+1" office:value-type="float" office:value="5" calcext:value-type="float">
            <text:p>5</text:p>
          </table:table-cell>
          <table:table-cell office:value-type="string" calcext:value-type="string">
            <text:p>sel</text:p>
          </table:table-cell>
          <table:table-cell table:formula="of:=[.O85]/10-273.1" office:value-type="float" office:value="20" calcext:value-type="float">
            <text:p>20</text:p>
          </table:table-cell>
          <table:table-cell office:value-type="string" calcext:value-type="string">
            <text:p>grade C</text:p>
          </table:table-cell>
          <table:table-cell table:number-columns-repeated="2"/>
        </table:table-row>
        <table:table-row table:style-name="ro1">
          <table:table-cell table:formula="of:=[.A85]+1" office:value-type="float" office:value="45" calcext:value-type="float">
            <text:p>45</text:p>
          </table:table-cell>
          <table:table-cell table:formula="of:=MID([.$C$37];([.A86]-1)*4+1;2)" office:value-type="string" office:string-value="30" calcext:value-type="string">
            <text:p>30</text:p>
          </table:table-cell>
          <table:table-cell table:formula="of:=MID([.$C$37];([.A86]-1)*4+1+2;2)" office:value-type="string" office:string-value="30" calcext:value-type="string">
            <text:p>30</text:p>
          </table:table-cell>
          <table:table-cell table:formula="of:=DECIMAL([.B86];16)" office:value-type="float" office:value="48" calcext:value-type="float">
            <text:p>48</text:p>
          </table:table-cell>
          <table:table-cell table:formula="of:=DECIMAL([.C86];16)" office:value-type="float" office:value="48" calcext:value-type="float">
            <text:p>48</text:p>
          </table:table-cell>
          <table:table-cell table:formula="of:=CHAR([.D86])" office:value-type="string" office:string-value="0" calcext:value-type="string">
            <text:p>0</text:p>
          </table:table-cell>
          <table:table-cell table:formula="of:=CHAR([.E86])" office:value-type="string" office:string-value="0" calcext:value-type="string">
            <text:p>0</text:p>
          </table:table-cell>
          <table:table-cell table:formula="of:=DECIMAL([.F86];16)" office:value-type="float" office:value="0" calcext:value-type="float">
            <text:p>0</text:p>
          </table:table-cell>
          <table:table-cell table:formula="of:=DECIMAL([.G86];16)" office:value-type="float" office:value="0" calcext:value-type="float">
            <text:p>0</text:p>
          </table:table-cell>
          <table:table-cell table:formula="of:=BASE([.H86];2;4)" office:value-type="string" office:string-value="0000" calcext:value-type="string">
            <text:p>0000</text:p>
          </table:table-cell>
          <table:table-cell table:formula="of:=BASE([.I86];2;4)" office:value-type="string" office:string-value="0000" calcext:value-type="string">
            <text:p>0000</text:p>
          </table:table-cell>
          <table:table-cell table:formula="of:=[.J86]&amp;[.K86]" office:value-type="string" office:string-value="00000000" calcext:value-type="string">
            <text:p>00000000</text:p>
          </table:table-cell>
          <table:table-cell table:number-columns-repeated="7"/>
          <table:table-cell table:formula="of:=([.A86]-1)*4+1" office:value-type="float" office:value="177" calcext:value-type="float">
            <text:p>177</text:p>
          </table:table-cell>
          <table:table-cell table:formula="of:=[.T86]+8" office:value-type="float" office:value="185" calcext:value-type="float">
            <text:p>185</text:p>
          </table:table-cell>
        </table:table-row>
        <table:table-row table:style-name="ro1">
          <table:table-cell table:formula="of:=[.A86]+1" office:value-type="float" office:value="46" calcext:value-type="float">
            <text:p>46</text:p>
          </table:table-cell>
          <table:table-cell table:formula="of:=MID([.$C$37];([.A87]-1)*4+1;2)" office:value-type="string" office:string-value="30" calcext:value-type="string">
            <text:p>30</text:p>
          </table:table-cell>
          <table:table-cell table:formula="of:=MID([.$C$37];([.A87]-1)*4+1+2;2)" office:value-type="string" office:string-value="30" calcext:value-type="string">
            <text:p>30</text:p>
          </table:table-cell>
          <table:table-cell table:formula="of:=DECIMAL([.B87];16)" office:value-type="float" office:value="48" calcext:value-type="float">
            <text:p>48</text:p>
          </table:table-cell>
          <table:table-cell table:formula="of:=DECIMAL([.C87];16)" office:value-type="float" office:value="48" calcext:value-type="float">
            <text:p>48</text:p>
          </table:table-cell>
          <table:table-cell table:formula="of:=CHAR([.D87])" office:value-type="string" office:string-value="0" calcext:value-type="string">
            <text:p>0</text:p>
          </table:table-cell>
          <table:table-cell table:formula="of:=CHAR([.E87])" office:value-type="string" office:string-value="0" calcext:value-type="string">
            <text:p>0</text:p>
          </table:table-cell>
          <table:table-cell table:formula="of:=DECIMAL([.F87];16)" office:value-type="float" office:value="0" calcext:value-type="float">
            <text:p>0</text:p>
          </table:table-cell>
          <table:table-cell table:formula="of:=DECIMAL([.G87];16)" office:value-type="float" office:value="0" calcext:value-type="float">
            <text:p>0</text:p>
          </table:table-cell>
          <table:table-cell table:formula="of:=BASE([.H87];2;4)" office:value-type="string" office:string-value="0000" calcext:value-type="string">
            <text:p>0000</text:p>
          </table:table-cell>
          <table:table-cell table:formula="of:=BASE([.I87];2;4)" office:value-type="string" office:string-value="0000" calcext:value-type="string">
            <text:p>0000</text:p>
          </table:table-cell>
          <table:table-cell table:formula="of:=[.J87]&amp;[.K87]" office:value-type="string" office:string-value="00000000" calcext:value-type="string">
            <text:p>00000000</text:p>
          </table:table-cell>
          <table:table-cell table:formula="of:=[.L86]&amp;[.L87]" office:value-type="string" office:string-value="0000000000000000" calcext:value-type="string">
            <text:p>0000000000000000</text:p>
          </table:table-cell>
          <table:table-cell office:value-type="string" calcext:value-type="string">
            <text:p>Battery stroom</text:p>
          </table:table-cell>
          <table:table-cell table:formula="of:=DECIMAL([.M87];2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[.A87]+1" office:value-type="float" office:value="47" calcext:value-type="float">
            <text:p>47</text:p>
          </table:table-cell>
          <table:table-cell table:formula="of:=MID([.$C$37];([.A88]-1)*4+1;2)" office:value-type="string" office:string-value="44" calcext:value-type="string">
            <text:p>44</text:p>
          </table:table-cell>
          <table:table-cell table:formula="of:=MID([.$C$37];([.A88]-1)*4+1+2;2)" office:value-type="string" office:string-value="30" calcext:value-type="string">
            <text:p>30</text:p>
          </table:table-cell>
          <table:table-cell table:formula="of:=DECIMAL([.B88];16)" office:value-type="float" office:value="68" calcext:value-type="float">
            <text:p>68</text:p>
          </table:table-cell>
          <table:table-cell table:formula="of:=DECIMAL([.C88];16)" office:value-type="float" office:value="48" calcext:value-type="float">
            <text:p>48</text:p>
          </table:table-cell>
          <table:table-cell table:formula="of:=CHAR([.D88])" office:value-type="string" office:string-value="D" calcext:value-type="string">
            <text:p>D</text:p>
          </table:table-cell>
          <table:table-cell table:formula="of:=CHAR([.E88])" office:value-type="string" office:string-value="0" calcext:value-type="string">
            <text:p>0</text:p>
          </table:table-cell>
          <table:table-cell table:formula="of:=DECIMAL([.F88];16)" office:value-type="float" office:value="13" calcext:value-type="float">
            <text:p>13</text:p>
          </table:table-cell>
          <table:table-cell table:formula="of:=DECIMAL([.G88];16)" office:value-type="float" office:value="0" calcext:value-type="float">
            <text:p>0</text:p>
          </table:table-cell>
          <table:table-cell table:formula="of:=BASE([.H88];2;4)" office:value-type="string" office:string-value="1101" calcext:value-type="string">
            <text:p>1101</text:p>
          </table:table-cell>
          <table:table-cell table:formula="of:=BASE([.I88];2;4)" office:value-type="string" office:string-value="0000" calcext:value-type="string">
            <text:p>0000</text:p>
          </table:table-cell>
          <table:table-cell table:formula="of:=[.J88]&amp;[.K88]" office:value-type="string" office:string-value="11010000" calcext:value-type="string">
            <text:p>11010000</text:p>
          </table:table-cell>
          <table:table-cell table:number-columns-repeated="7"/>
          <table:table-cell table:formula="of:=([.A88]-1)*4+1" office:value-type="float" office:value="185" calcext:value-type="float">
            <text:p>185</text:p>
          </table:table-cell>
          <table:table-cell table:formula="of:=[.T88]+8" office:value-type="float" office:value="193" calcext:value-type="float">
            <text:p>193</text:p>
          </table:table-cell>
        </table:table-row>
        <table:table-row table:style-name="ro1">
          <table:table-cell table:formula="of:=[.A88]+1" office:value-type="float" office:value="48" calcext:value-type="float">
            <text:p>48</text:p>
          </table:table-cell>
          <table:table-cell table:formula="of:=MID([.$C$37];([.A89]-1)*4+1;2)" office:value-type="string" office:string-value="34" calcext:value-type="string">
            <text:p>34</text:p>
          </table:table-cell>
          <table:table-cell table:formula="of:=MID([.$C$37];([.A89]-1)*4+1+2;2)" office:value-type="string" office:string-value="44" calcext:value-type="string">
            <text:p>44</text:p>
          </table:table-cell>
          <table:table-cell table:formula="of:=DECIMAL([.B89];16)" office:value-type="float" office:value="52" calcext:value-type="float">
            <text:p>52</text:p>
          </table:table-cell>
          <table:table-cell table:formula="of:=DECIMAL([.C89];16)" office:value-type="float" office:value="68" calcext:value-type="float">
            <text:p>68</text:p>
          </table:table-cell>
          <table:table-cell table:formula="of:=CHAR([.D89])" office:value-type="string" office:string-value="4" calcext:value-type="string">
            <text:p>4</text:p>
          </table:table-cell>
          <table:table-cell table:formula="of:=CHAR([.E89])" office:value-type="string" office:string-value="D" calcext:value-type="string">
            <text:p>D</text:p>
          </table:table-cell>
          <table:table-cell table:formula="of:=DECIMAL([.F89];16)" office:value-type="float" office:value="4" calcext:value-type="float">
            <text:p>4</text:p>
          </table:table-cell>
          <table:table-cell table:formula="of:=DECIMAL([.G89];16)" office:value-type="float" office:value="13" calcext:value-type="float">
            <text:p>13</text:p>
          </table:table-cell>
          <table:table-cell table:formula="of:=BASE([.H89];2;4)" office:value-type="string" office:string-value="0100" calcext:value-type="string">
            <text:p>0100</text:p>
          </table:table-cell>
          <table:table-cell table:formula="of:=BASE([.I89];2;4)" office:value-type="string" office:string-value="1101" calcext:value-type="string">
            <text:p>1101</text:p>
          </table:table-cell>
          <table:table-cell table:formula="of:=[.J89]&amp;[.K89]" office:value-type="string" office:string-value="01001101" calcext:value-type="string">
            <text:p>01001101</text:p>
          </table:table-cell>
          <table:table-cell table:formula="of:=[.L88]&amp;[.L89]" office:value-type="string" office:string-value="1101000001001101" calcext:value-type="string">
            <text:p>1101000001001101</text:p>
          </table:table-cell>
          <table:table-cell office:value-type="string" calcext:value-type="string">
            <text:p>Battery spanning in milliVolts</text:p>
          </table:table-cell>
          <table:table-cell table:formula="of:=DECIMAL([.M89];2)" office:value-type="float" office:value="53325" calcext:value-type="float">
            <text:p>53325</text:p>
          </table:table-cell>
          <table:table-cell table:number-columns-repeated="6"/>
        </table:table-row>
        <table:table-row table:style-name="ro1">
          <table:table-cell table:formula="of:=[.A89]+1" office:value-type="float" office:value="49" calcext:value-type="float">
            <text:p>49</text:p>
          </table:table-cell>
          <table:table-cell table:formula="of:=MID([.$C$37];([.A90]-1)*4+1;2)" office:value-type="string" office:string-value="46" calcext:value-type="string">
            <text:p>46</text:p>
          </table:table-cell>
          <table:table-cell table:formula="of:=MID([.$C$37];([.A90]-1)*4+1+2;2)" office:value-type="string" office:string-value="46" calcext:value-type="string">
            <text:p>46</text:p>
          </table:table-cell>
          <table:table-cell table:formula="of:=DECIMAL([.B90];16)" office:value-type="float" office:value="70" calcext:value-type="float">
            <text:p>70</text:p>
          </table:table-cell>
          <table:table-cell table:formula="of:=DECIMAL([.C90];16)" office:value-type="float" office:value="70" calcext:value-type="float">
            <text:p>70</text:p>
          </table:table-cell>
          <table:table-cell table:formula="of:=CHAR([.D90])" office:value-type="string" office:string-value="F" calcext:value-type="string">
            <text:p>F</text:p>
          </table:table-cell>
          <table:table-cell table:formula="of:=CHAR([.E90])" office:value-type="string" office:string-value="F" calcext:value-type="string">
            <text:p>F</text:p>
          </table:table-cell>
          <table:table-cell table:formula="of:=DECIMAL([.F90];16)" office:value-type="float" office:value="15" calcext:value-type="float">
            <text:p>15</text:p>
          </table:table-cell>
          <table:table-cell table:formula="of:=DECIMAL([.G90];16)" office:value-type="float" office:value="15" calcext:value-type="float">
            <text:p>15</text:p>
          </table:table-cell>
          <table:table-cell table:formula="of:=BASE([.H90];2;4)" office:value-type="string" office:string-value="1111" calcext:value-type="string">
            <text:p>1111</text:p>
          </table:table-cell>
          <table:table-cell table:formula="of:=BASE([.I90];2;4)" office:value-type="string" office:string-value="1111" calcext:value-type="string">
            <text:p>1111</text:p>
          </table:table-cell>
          <table:table-cell table:formula="of:=[.J90]&amp;[.K90]" office:value-type="string" office:string-value="11111111" calcext:value-type="string">
            <text:p>11111111</text:p>
          </table:table-cell>
          <table:table-cell table:number-columns-repeated="7"/>
          <table:table-cell table:formula="of:=([.A90]-1)*4+1" office:value-type="float" office:value="193" calcext:value-type="float">
            <text:p>193</text:p>
          </table:table-cell>
          <table:table-cell table:formula="of:=[.T90]+8" office:value-type="float" office:value="201" calcext:value-type="float">
            <text:p>201</text:p>
          </table:table-cell>
        </table:table-row>
        <table:table-row table:style-name="ro1">
          <table:table-cell table:formula="of:=[.A90]+1" office:value-type="float" office:value="50" calcext:value-type="float">
            <text:p>50</text:p>
          </table:table-cell>
          <table:table-cell table:formula="of:=MID([.$C$37];([.A91]-1)*4+1;2)" office:value-type="string" office:string-value="46" calcext:value-type="string">
            <text:p>46</text:p>
          </table:table-cell>
          <table:table-cell table:formula="of:=MID([.$C$37];([.A91]-1)*4+1+2;2)" office:value-type="string" office:string-value="46" calcext:value-type="string">
            <text:p>46</text:p>
          </table:table-cell>
          <table:table-cell table:formula="of:=DECIMAL([.B91];16)" office:value-type="float" office:value="70" calcext:value-type="float">
            <text:p>70</text:p>
          </table:table-cell>
          <table:table-cell table:formula="of:=DECIMAL([.C91];16)" office:value-type="float" office:value="70" calcext:value-type="float">
            <text:p>70</text:p>
          </table:table-cell>
          <table:table-cell table:formula="of:=CHAR([.D91])" office:value-type="string" office:string-value="F" calcext:value-type="string">
            <text:p>F</text:p>
          </table:table-cell>
          <table:table-cell table:formula="of:=CHAR([.E91])" office:value-type="string" office:string-value="F" calcext:value-type="string">
            <text:p>F</text:p>
          </table:table-cell>
          <table:table-cell table:formula="of:=DECIMAL([.F91];16)" office:value-type="float" office:value="15" calcext:value-type="float">
            <text:p>15</text:p>
          </table:table-cell>
          <table:table-cell table:formula="of:=DECIMAL([.G91];16)" office:value-type="float" office:value="15" calcext:value-type="float">
            <text:p>15</text:p>
          </table:table-cell>
          <table:table-cell table:formula="of:=BASE([.H91];2;4)" office:value-type="string" office:string-value="1111" calcext:value-type="string">
            <text:p>1111</text:p>
          </table:table-cell>
          <table:table-cell table:formula="of:=BASE([.I91];2;4)" office:value-type="string" office:string-value="1111" calcext:value-type="string">
            <text:p>1111</text:p>
          </table:table-cell>
          <table:table-cell table:formula="of:=[.J91]&amp;[.K91]" office:value-type="string" office:string-value="11111111" calcext:value-type="string">
            <text:p>11111111</text:p>
          </table:table-cell>
          <table:table-cell table:formula="of:=[.L90]&amp;[.L91]" office:value-type="string" office:string-value="1111111111111111" calcext:value-type="string">
            <text:p>1111111111111111</text:p>
          </table:table-cell>
          <table:table-cell office:value-type="string" calcext:value-type="string">
            <text:p>Oorblywende energie in milliAmpuur</text:p>
          </table:table-cell>
          <table:table-cell table:formula="of:=DECIMAL([.M91];2)" office:value-type="float" office:value="65535" calcext:value-type="float">
            <text:p>65535</text:p>
          </table:table-cell>
          <table:table-cell table:number-columns-repeated="2"/>
          <table:table-cell table:formula="of:=48*[.O91]/1000/1000" office:value-type="float" office:value="3.14568" calcext:value-type="float">
            <text:p>3.14568</text:p>
          </table:table-cell>
          <table:table-cell office:value-type="string" calcext:value-type="string">
            <text:p>kWh</text:p>
          </table:table-cell>
          <table:table-cell table:number-columns-repeated="2"/>
        </table:table-row>
        <table:table-row table:style-name="ro1">
          <table:table-cell table:formula="of:=[.A91]+1" office:value-type="float" office:value="51" calcext:value-type="float">
            <text:p>51</text:p>
          </table:table-cell>
          <table:table-cell table:formula="of:=MID([.$C$37];([.A92]-1)*4+1;2)" office:value-type="string" office:string-value="30" calcext:value-type="string">
            <text:p>30</text:p>
          </table:table-cell>
          <table:table-cell table:formula="of:=MID([.$C$37];([.A92]-1)*4+1+2;2)" office:value-type="string" office:string-value="34" calcext:value-type="string">
            <text:p>34</text:p>
          </table:table-cell>
          <table:table-cell table:formula="of:=DECIMAL([.B92];16)" office:value-type="float" office:value="48" calcext:value-type="float">
            <text:p>48</text:p>
          </table:table-cell>
          <table:table-cell table:formula="of:=DECIMAL([.C92];16)" office:value-type="float" office:value="52" calcext:value-type="float">
            <text:p>52</text:p>
          </table:table-cell>
          <table:table-cell table:formula="of:=CHAR([.D92])" office:value-type="string" office:string-value="0" calcext:value-type="string">
            <text:p>0</text:p>
          </table:table-cell>
          <table:table-cell table:formula="of:=CHAR([.E92])" office:value-type="string" office:string-value="4" calcext:value-type="string">
            <text:p>4</text:p>
          </table:table-cell>
          <table:table-cell table:formula="of:=DECIMAL([.F92];16)" office:value-type="float" office:value="0" calcext:value-type="float">
            <text:p>0</text:p>
          </table:table-cell>
          <table:table-cell table:formula="of:=DECIMAL([.G92];16)" office:value-type="float" office:value="4" calcext:value-type="float">
            <text:p>4</text:p>
          </table:table-cell>
          <table:table-cell table:formula="of:=BASE([.H92];2;4)" office:value-type="string" office:string-value="0000" calcext:value-type="string">
            <text:p>0000</text:p>
          </table:table-cell>
          <table:table-cell table:formula="of:=BASE([.I92];2;4)" office:value-type="string" office:string-value="0100" calcext:value-type="string">
            <text:p>0100</text:p>
          </table:table-cell>
          <table:table-cell table:formula="of:=[.J92]&amp;[.K92]" office:value-type="string" office:string-value="00000100" calcext:value-type="string">
            <text:p>00000100</text:p>
          </table:table-cell>
          <table:table-cell/>
          <table:table-cell office:value-type="string" calcext:value-type="string">
            <text:p>Gebruiker gedefinieerd</text:p>
          </table:table-cell>
          <table:table-cell table:number-columns-repeated="7"/>
        </table:table-row>
        <table:table-row table:style-name="ro1">
          <table:table-cell table:formula="of:=[.A92]+1" office:value-type="float" office:value="52" calcext:value-type="float">
            <text:p>52</text:p>
          </table:table-cell>
          <table:table-cell table:formula="of:=MID([.$C$37];([.A93]-1)*4+1;2)" office:value-type="string" office:string-value="46" calcext:value-type="string">
            <text:p>46</text:p>
          </table:table-cell>
          <table:table-cell table:formula="of:=MID([.$C$37];([.A93]-1)*4+1+2;2)" office:value-type="string" office:string-value="46" calcext:value-type="string">
            <text:p>46</text:p>
          </table:table-cell>
          <table:table-cell table:formula="of:=DECIMAL([.B93];16)" office:value-type="float" office:value="70" calcext:value-type="float">
            <text:p>70</text:p>
          </table:table-cell>
          <table:table-cell table:formula="of:=DECIMAL([.C93];16)" office:value-type="float" office:value="70" calcext:value-type="float">
            <text:p>70</text:p>
          </table:table-cell>
          <table:table-cell table:formula="of:=CHAR([.D93])" office:value-type="string" office:string-value="F" calcext:value-type="string">
            <text:p>F</text:p>
          </table:table-cell>
          <table:table-cell table:formula="of:=CHAR([.E93])" office:value-type="string" office:string-value="F" calcext:value-type="string">
            <text:p>F</text:p>
          </table:table-cell>
          <table:table-cell table:formula="of:=DECIMAL([.F93];16)" office:value-type="float" office:value="15" calcext:value-type="float">
            <text:p>15</text:p>
          </table:table-cell>
          <table:table-cell table:formula="of:=DECIMAL([.G93];16)" office:value-type="float" office:value="15" calcext:value-type="float">
            <text:p>15</text:p>
          </table:table-cell>
          <table:table-cell table:formula="of:=BASE([.H93];2;4)" office:value-type="string" office:string-value="1111" calcext:value-type="string">
            <text:p>1111</text:p>
          </table:table-cell>
          <table:table-cell table:formula="of:=BASE([.I93];2;4)" office:value-type="string" office:string-value="1111" calcext:value-type="string">
            <text:p>1111</text:p>
          </table:table-cell>
          <table:table-cell table:formula="of:=[.J93]&amp;[.K93]" office:value-type="string" office:string-value="11111111" calcext:value-type="string">
            <text:p>11111111</text:p>
          </table:table-cell>
          <table:table-cell table:number-columns-repeated="7"/>
          <table:table-cell table:formula="of:=([.A93]-1)*4+1" office:value-type="float" office:value="205" calcext:value-type="float">
            <text:p>205</text:p>
          </table:table-cell>
          <table:table-cell table:formula="of:=[.T93]+8" office:value-type="float" office:value="213" calcext:value-type="float">
            <text:p>213</text:p>
          </table:table-cell>
        </table:table-row>
        <table:table-row table:style-name="ro1">
          <table:table-cell table:formula="of:=[.A93]+1" office:value-type="float" office:value="53" calcext:value-type="float">
            <text:p>53</text:p>
          </table:table-cell>
          <table:table-cell table:formula="of:=MID([.$C$37];([.A94]-1)*4+1;2)" office:value-type="string" office:string-value="46" calcext:value-type="string">
            <text:p>46</text:p>
          </table:table-cell>
          <table:table-cell table:formula="of:=MID([.$C$37];([.A94]-1)*4+1+2;2)" office:value-type="string" office:string-value="46" calcext:value-type="string">
            <text:p>46</text:p>
          </table:table-cell>
          <table:table-cell table:formula="of:=DECIMAL([.B94];16)" office:value-type="float" office:value="70" calcext:value-type="float">
            <text:p>70</text:p>
          </table:table-cell>
          <table:table-cell table:formula="of:=DECIMAL([.C94];16)" office:value-type="float" office:value="70" calcext:value-type="float">
            <text:p>70</text:p>
          </table:table-cell>
          <table:table-cell table:formula="of:=CHAR([.D94])" office:value-type="string" office:string-value="F" calcext:value-type="string">
            <text:p>F</text:p>
          </table:table-cell>
          <table:table-cell table:formula="of:=CHAR([.E94])" office:value-type="string" office:string-value="F" calcext:value-type="string">
            <text:p>F</text:p>
          </table:table-cell>
          <table:table-cell table:formula="of:=DECIMAL([.F94];16)" office:value-type="float" office:value="15" calcext:value-type="float">
            <text:p>15</text:p>
          </table:table-cell>
          <table:table-cell table:formula="of:=DECIMAL([.G94];16)" office:value-type="float" office:value="15" calcext:value-type="float">
            <text:p>15</text:p>
          </table:table-cell>
          <table:table-cell table:formula="of:=BASE([.H94];2;4)" office:value-type="string" office:string-value="1111" calcext:value-type="string">
            <text:p>1111</text:p>
          </table:table-cell>
          <table:table-cell table:formula="of:=BASE([.I94];2;4)" office:value-type="string" office:string-value="1111" calcext:value-type="string">
            <text:p>1111</text:p>
          </table:table-cell>
          <table:table-cell table:formula="of:=[.J94]&amp;[.K94]" office:value-type="string" office:string-value="11111111" calcext:value-type="string">
            <text:p>11111111</text:p>
          </table:table-cell>
          <table:table-cell table:formula="of:=[.L93]&amp;[.L94]" office:value-type="string" office:string-value="1111111111111111" calcext:value-type="string">
            <text:p>1111111111111111</text:p>
          </table:table-cell>
          <table:table-cell office:value-type="string" calcext:value-type="string">
            <text:p>Totale battery kapasiteit</text:p>
          </table:table-cell>
          <table:table-cell table:formula="of:=DECIMAL([.M94];2)" office:value-type="float" office:value="65535" calcext:value-type="float">
            <text:p>65535</text:p>
          </table:table-cell>
          <table:table-cell table:number-columns-repeated="2"/>
          <table:table-cell table:style-name="ce3" table:formula="of:=[.O91]/[.O94]" office:value-type="percentage" office:value="1" calcext:value-type="percentage">
            <text:p>100.00%</text:p>
          </table:table-cell>
          <table:table-cell office:value-type="string" calcext:value-type="string">
            <text:p>SOC (State of charge)</text:p>
          </table:table-cell>
          <table:table-cell table:number-columns-repeated="2"/>
        </table:table-row>
        <table:table-row table:style-name="ro1">
          <table:table-cell table:formula="of:=[.A94]+1" office:value-type="float" office:value="54" calcext:value-type="float">
            <text:p>54</text:p>
          </table:table-cell>
          <table:table-cell table:formula="of:=MID([.$C$37];([.A95]-1)*4+1;2)" office:value-type="string" office:string-value="30" calcext:value-type="string">
            <text:p>30</text:p>
          </table:table-cell>
          <table:table-cell table:formula="of:=MID([.$C$37];([.A95]-1)*4+1+2;2)" office:value-type="string" office:string-value="30" calcext:value-type="string">
            <text:p>30</text:p>
          </table:table-cell>
          <table:table-cell table:formula="of:=DECIMAL([.B95];16)" office:value-type="float" office:value="48" calcext:value-type="float">
            <text:p>48</text:p>
          </table:table-cell>
          <table:table-cell table:formula="of:=DECIMAL([.C95];16)" office:value-type="float" office:value="48" calcext:value-type="float">
            <text:p>48</text:p>
          </table:table-cell>
          <table:table-cell table:formula="of:=CHAR([.D95])" office:value-type="string" office:string-value="0" calcext:value-type="string">
            <text:p>0</text:p>
          </table:table-cell>
          <table:table-cell table:formula="of:=CHAR([.E95])" office:value-type="string" office:string-value="0" calcext:value-type="string">
            <text:p>0</text:p>
          </table:table-cell>
          <table:table-cell table:formula="of:=DECIMAL([.F95];16)" office:value-type="float" office:value="0" calcext:value-type="float">
            <text:p>0</text:p>
          </table:table-cell>
          <table:table-cell table:formula="of:=DECIMAL([.G95];16)" office:value-type="float" office:value="0" calcext:value-type="float">
            <text:p>0</text:p>
          </table:table-cell>
          <table:table-cell table:formula="of:=BASE([.H95];2;4)" office:value-type="string" office:string-value="0000" calcext:value-type="string">
            <text:p>0000</text:p>
          </table:table-cell>
          <table:table-cell table:formula="of:=BASE([.I95];2;4)" office:value-type="string" office:string-value="0000" calcext:value-type="string">
            <text:p>0000</text:p>
          </table:table-cell>
          <table:table-cell table:formula="of:=[.J95]&amp;[.K95]" office:value-type="string" office:string-value="00000000" calcext:value-type="string">
            <text:p>00000000</text:p>
          </table:table-cell>
          <table:table-cell table:number-columns-repeated="7"/>
          <table:table-cell table:formula="of:=([.A95]-1)*4+1" office:value-type="float" office:value="213" calcext:value-type="float">
            <text:p>213</text:p>
          </table:table-cell>
          <table:table-cell table:formula="of:=[.T95]+8" office:value-type="float" office:value="221" calcext:value-type="float">
            <text:p>221</text:p>
          </table:table-cell>
        </table:table-row>
        <table:table-row table:style-name="ro1">
          <table:table-cell table:formula="of:=[.A95]+1" office:value-type="float" office:value="55" calcext:value-type="float">
            <text:p>55</text:p>
          </table:table-cell>
          <table:table-cell table:formula="of:=MID([.$C$37];([.A96]-1)*4+1;2)" office:value-type="string" office:string-value="46" calcext:value-type="string">
            <text:p>46</text:p>
          </table:table-cell>
          <table:table-cell table:formula="of:=MID([.$C$37];([.A96]-1)*4+1+2;2)" office:value-type="string" office:string-value="35" calcext:value-type="string">
            <text:p>35</text:p>
          </table:table-cell>
          <table:table-cell table:formula="of:=DECIMAL([.B96];16)" office:value-type="float" office:value="70" calcext:value-type="float">
            <text:p>70</text:p>
          </table:table-cell>
          <table:table-cell table:formula="of:=DECIMAL([.C96];16)" office:value-type="float" office:value="53" calcext:value-type="float">
            <text:p>53</text:p>
          </table:table-cell>
          <table:table-cell table:formula="of:=CHAR([.D96])" office:value-type="string" office:string-value="F" calcext:value-type="string">
            <text:p>F</text:p>
          </table:table-cell>
          <table:table-cell table:formula="of:=CHAR([.E96])" office:value-type="string" office:string-value="5" calcext:value-type="string">
            <text:p>5</text:p>
          </table:table-cell>
          <table:table-cell table:formula="of:=DECIMAL([.F96];16)" office:value-type="float" office:value="15" calcext:value-type="float">
            <text:p>15</text:p>
          </table:table-cell>
          <table:table-cell table:formula="of:=DECIMAL([.G96];16)" office:value-type="float" office:value="5" calcext:value-type="float">
            <text:p>5</text:p>
          </table:table-cell>
          <table:table-cell table:formula="of:=BASE([.H96];2;4)" office:value-type="string" office:string-value="1111" calcext:value-type="string">
            <text:p>1111</text:p>
          </table:table-cell>
          <table:table-cell table:formula="of:=BASE([.I96];2;4)" office:value-type="string" office:string-value="0101" calcext:value-type="string">
            <text:p>0101</text:p>
          </table:table-cell>
          <table:table-cell table:formula="of:=[.J96]&amp;[.K96]" office:value-type="string" office:string-value="11110101" calcext:value-type="string">
            <text:p>11110101</text:p>
          </table:table-cell>
          <table:table-cell table:formula="of:=[.L95]&amp;[.L96]" office:value-type="string" office:string-value="0000000011110101" calcext:value-type="string">
            <text:p>0000000011110101</text:p>
          </table:table-cell>
          <table:table-cell office:value-type="string" calcext:value-type="string">
            <text:p>Aantal battery siklusse</text:p>
          </table:table-cell>
          <table:table-cell table:formula="of:=DECIMAL([.M96];2)"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table:formula="of:=[.A96]+1" office:value-type="float" office:value="56" calcext:value-type="float">
            <text:p>56</text:p>
          </table:table-cell>
          <table:table-cell table:formula="of:=MID([.$C$37];([.A97]-1)*4+1;2)" office:value-type="string" office:string-value="30" calcext:value-type="string">
            <text:p>30</text:p>
          </table:table-cell>
          <table:table-cell table:formula="of:=MID([.$C$37];([.A97]-1)*4+1+2;2)" office:value-type="string" office:string-value="31" calcext:value-type="string">
            <text:p>31</text:p>
          </table:table-cell>
          <table:table-cell table:formula="of:=DECIMAL([.B97];16)" office:value-type="float" office:value="48" calcext:value-type="float">
            <text:p>48</text:p>
          </table:table-cell>
          <table:table-cell table:formula="of:=DECIMAL([.C97];16)" office:value-type="float" office:value="49" calcext:value-type="float">
            <text:p>49</text:p>
          </table:table-cell>
          <table:table-cell table:formula="of:=CHAR([.D97])" office:value-type="string" office:string-value="0" calcext:value-type="string">
            <text:p>0</text:p>
          </table:table-cell>
          <table:table-cell table:formula="of:=CHAR([.E97])" office:value-type="string" office:string-value="1" calcext:value-type="string">
            <text:p>1</text:p>
          </table:table-cell>
          <table:table-cell table:formula="of:=DECIMAL([.F97];16)" office:value-type="float" office:value="0" calcext:value-type="float">
            <text:p>0</text:p>
          </table:table-cell>
          <table:table-cell table:formula="of:=DECIMAL([.G97];16)" office:value-type="float" office:value="1" calcext:value-type="float">
            <text:p>1</text:p>
          </table:table-cell>
          <table:table-cell table:formula="of:=BASE([.H97];2;4)" office:value-type="string" office:string-value="0000" calcext:value-type="string">
            <text:p>0000</text:p>
          </table:table-cell>
          <table:table-cell table:formula="of:=BASE([.I97];2;4)" office:value-type="string" office:string-value="0001" calcext:value-type="string">
            <text:p>0001</text:p>
          </table:table-cell>
          <table:table-cell table:formula="of:=[.J97]&amp;[.K97]" office:value-type="string" office:string-value="00000001" calcext:value-type="string">
            <text:p>00000001</text:p>
          </table:table-cell>
          <table:table-cell table:number-columns-repeated="9"/>
        </table:table-row>
        <table:table-row table:style-name="ro1">
          <table:table-cell table:formula="of:=[.A97]+1" office:value-type="float" office:value="57" calcext:value-type="float">
            <text:p>57</text:p>
          </table:table-cell>
          <table:table-cell table:formula="of:=MID([.$C$37];([.A98]-1)*4+1;2)" office:value-type="string" office:string-value="32" calcext:value-type="string">
            <text:p>32</text:p>
          </table:table-cell>
          <table:table-cell table:formula="of:=MID([.$C$37];([.A98]-1)*4+1+2;2)" office:value-type="string" office:string-value="33" calcext:value-type="string">
            <text:p>33</text:p>
          </table:table-cell>
          <table:table-cell table:formula="of:=DECIMAL([.B98];16)" office:value-type="float" office:value="50" calcext:value-type="float">
            <text:p>50</text:p>
          </table:table-cell>
          <table:table-cell table:formula="of:=DECIMAL([.C98];16)" office:value-type="float" office:value="51" calcext:value-type="float">
            <text:p>51</text:p>
          </table:table-cell>
          <table:table-cell table:formula="of:=CHAR([.D98])" office:value-type="string" office:string-value="2" calcext:value-type="string">
            <text:p>2</text:p>
          </table:table-cell>
          <table:table-cell table:formula="of:=CHAR([.E98])" office:value-type="string" office:string-value="3" calcext:value-type="string">
            <text:p>3</text:p>
          </table:table-cell>
          <table:table-cell table:formula="of:=DECIMAL([.F98];16)" office:value-type="float" office:value="2" calcext:value-type="float">
            <text:p>2</text:p>
          </table:table-cell>
          <table:table-cell table:formula="of:=DECIMAL([.G98];16)" office:value-type="float" office:value="3" calcext:value-type="float">
            <text:p>3</text:p>
          </table:table-cell>
          <table:table-cell table:formula="of:=BASE([.H98];2;4)" office:value-type="string" office:string-value="0010" calcext:value-type="string">
            <text:p>0010</text:p>
          </table:table-cell>
          <table:table-cell table:formula="of:=BASE([.I98];2;4)" office:value-type="string" office:string-value="0011" calcext:value-type="string">
            <text:p>0011</text:p>
          </table:table-cell>
          <table:table-cell table:formula="of:=[.J98]&amp;[.K98]" office:value-type="string" office:string-value="00100011" calcext:value-type="string">
            <text:p>00100011</text:p>
          </table:table-cell>
          <table:table-cell table:number-columns-repeated="9"/>
        </table:table-row>
        <table:table-row table:style-name="ro1">
          <table:table-cell table:formula="of:=[.A98]+1" office:value-type="float" office:value="58" calcext:value-type="float">
            <text:p>58</text:p>
          </table:table-cell>
          <table:table-cell table:formula="of:=MID([.$C$37];([.A99]-1)*4+1;2)" office:value-type="string" office:string-value="46" calcext:value-type="string">
            <text:p>46</text:p>
          </table:table-cell>
          <table:table-cell table:formula="of:=MID([.$C$37];([.A99]-1)*4+1+2;2)" office:value-type="string" office:string-value="34" calcext:value-type="string">
            <text:p>34</text:p>
          </table:table-cell>
          <table:table-cell table:formula="of:=DECIMAL([.B99];16)" office:value-type="float" office:value="70" calcext:value-type="float">
            <text:p>70</text:p>
          </table:table-cell>
          <table:table-cell table:formula="of:=DECIMAL([.C99];16)" office:value-type="float" office:value="52" calcext:value-type="float">
            <text:p>52</text:p>
          </table:table-cell>
          <table:table-cell table:formula="of:=CHAR([.D99])" office:value-type="string" office:string-value="F" calcext:value-type="string">
            <text:p>F</text:p>
          </table:table-cell>
          <table:table-cell table:formula="of:=CHAR([.E99])" office:value-type="string" office:string-value="4" calcext:value-type="string">
            <text:p>4</text:p>
          </table:table-cell>
          <table:table-cell table:formula="of:=DECIMAL([.F99];16)" office:value-type="float" office:value="15" calcext:value-type="float">
            <text:p>15</text:p>
          </table:table-cell>
          <table:table-cell table:formula="of:=DECIMAL([.G99];16)" office:value-type="float" office:value="4" calcext:value-type="float">
            <text:p>4</text:p>
          </table:table-cell>
          <table:table-cell table:formula="of:=BASE([.H99];2;4)" office:value-type="string" office:string-value="1111" calcext:value-type="string">
            <text:p>1111</text:p>
          </table:table-cell>
          <table:table-cell table:formula="of:=BASE([.I99];2;4)" office:value-type="string" office:string-value="0100" calcext:value-type="string">
            <text:p>0100</text:p>
          </table:table-cell>
          <table:table-cell table:formula="of:=[.J99]&amp;[.K99]" office:value-type="string" office:string-value="11110100" calcext:value-type="string">
            <text:p>11110100</text:p>
          </table:table-cell>
          <table:table-cell table:number-columns-repeated="9"/>
        </table:table-row>
        <table:table-row table:style-name="ro1">
          <table:table-cell table:formula="of:=[.A99]+1" office:value-type="float" office:value="59" calcext:value-type="float">
            <text:p>59</text:p>
          </table:table-cell>
          <table:table-cell table:formula="of:=MID([.$C$37];([.A100]-1)*4+1;2)" office:value-type="string" office:string-value="30" calcext:value-type="string">
            <text:p>30</text:p>
          </table:table-cell>
          <table:table-cell table:formula="of:=MID([.$C$37];([.A100]-1)*4+1+2;2)" office:value-type="string" office:string-value="31" calcext:value-type="string">
            <text:p>31</text:p>
          </table:table-cell>
          <table:table-cell table:formula="of:=DECIMAL([.B100];16)" office:value-type="float" office:value="48" calcext:value-type="float">
            <text:p>48</text:p>
          </table:table-cell>
          <table:table-cell table:formula="of:=DECIMAL([.C100];16)" office:value-type="float" office:value="49" calcext:value-type="float">
            <text:p>49</text:p>
          </table:table-cell>
          <table:table-cell table:formula="of:=CHAR([.D100])" office:value-type="string" office:string-value="0" calcext:value-type="string">
            <text:p>0</text:p>
          </table:table-cell>
          <table:table-cell table:formula="of:=CHAR([.E100])" office:value-type="string" office:string-value="1" calcext:value-type="string">
            <text:p>1</text:p>
          </table:table-cell>
          <table:table-cell table:formula="of:=DECIMAL([.F100];16)" office:value-type="float" office:value="0" calcext:value-type="float">
            <text:p>0</text:p>
          </table:table-cell>
          <table:table-cell table:formula="of:=DECIMAL([.G100];16)" office:value-type="float" office:value="1" calcext:value-type="float">
            <text:p>1</text:p>
          </table:table-cell>
          <table:table-cell table:formula="of:=BASE([.H100];2;4)" office:value-type="string" office:string-value="0000" calcext:value-type="string">
            <text:p>0000</text:p>
          </table:table-cell>
          <table:table-cell table:formula="of:=BASE([.I100];2;4)" office:value-type="string" office:string-value="0001" calcext:value-type="string">
            <text:p>0001</text:p>
          </table:table-cell>
          <table:table-cell table:formula="of:=[.J100]&amp;[.K100]" office:value-type="string" office:string-value="00000001" calcext:value-type="string">
            <text:p>00000001</text:p>
          </table:table-cell>
          <table:table-cell table:number-columns-repeated="9"/>
        </table:table-row>
        <table:table-row table:style-name="ro1">
          <table:table-cell table:formula="of:=[.A100]+1" office:value-type="float" office:value="60" calcext:value-type="float">
            <text:p>60</text:p>
          </table:table-cell>
          <table:table-cell table:formula="of:=MID([.$C$37];([.A101]-1)*4+1;2)" office:value-type="string" office:string-value="32" calcext:value-type="string">
            <text:p>32</text:p>
          </table:table-cell>
          <table:table-cell table:formula="of:=MID([.$C$37];([.A101]-1)*4+1+2;2)" office:value-type="string" office:string-value="31" calcext:value-type="string">
            <text:p>31</text:p>
          </table:table-cell>
          <table:table-cell table:formula="of:=DECIMAL([.B101];16)" office:value-type="float" office:value="50" calcext:value-type="float">
            <text:p>50</text:p>
          </table:table-cell>
          <table:table-cell table:formula="of:=DECIMAL([.C101];16)" office:value-type="float" office:value="49" calcext:value-type="float">
            <text:p>49</text:p>
          </table:table-cell>
          <table:table-cell table:formula="of:=CHAR([.D101])" office:value-type="string" office:string-value="2" calcext:value-type="string">
            <text:p>2</text:p>
          </table:table-cell>
          <table:table-cell table:formula="of:=CHAR([.E101])" office:value-type="string" office:string-value="1" calcext:value-type="string">
            <text:p>1</text:p>
          </table:table-cell>
          <table:table-cell table:formula="of:=DECIMAL([.F101];16)" office:value-type="float" office:value="2" calcext:value-type="float">
            <text:p>2</text:p>
          </table:table-cell>
          <table:table-cell table:formula="of:=DECIMAL([.G101];16)" office:value-type="float" office:value="1" calcext:value-type="float">
            <text:p>1</text:p>
          </table:table-cell>
          <table:table-cell table:formula="of:=BASE([.H101];2;4)" office:value-type="string" office:string-value="0010" calcext:value-type="string">
            <text:p>0010</text:p>
          </table:table-cell>
          <table:table-cell table:formula="of:=BASE([.I101];2;4)" office:value-type="string" office:string-value="0001" calcext:value-type="string">
            <text:p>0001</text:p>
          </table:table-cell>
          <table:table-cell table:formula="of:=[.J101]&amp;[.K101]" office:value-type="string" office:string-value="00100001" calcext:value-type="string">
            <text:p>00100001</text:p>
          </table:table-cell>
          <table:table-cell table:number-columns-repeated="9"/>
        </table:table-row>
        <table:table-row table:style-name="ro1">
          <table:table-cell table:formula="of:=[.A101]+1" office:value-type="float" office:value="61" calcext:value-type="float">
            <text:p>61</text:p>
          </table:table-cell>
          <table:table-cell table:formula="of:=MID([.$C$37];([.A102]-1)*4+1;2)" office:value-type="string" office:string-value="31" calcext:value-type="string">
            <text:p>31</text:p>
          </table:table-cell>
          <table:table-cell table:formula="of:=MID([.$C$37];([.A102]-1)*4+1+2;2)" office:value-type="string" office:string-value="30" calcext:value-type="string">
            <text:p>30</text:p>
          </table:table-cell>
          <table:table-cell table:formula="of:=DECIMAL([.B102];16)" office:value-type="float" office:value="49" calcext:value-type="float">
            <text:p>49</text:p>
          </table:table-cell>
          <table:table-cell table:formula="of:=DECIMAL([.C102];16)" office:value-type="float" office:value="48" calcext:value-type="float">
            <text:p>48</text:p>
          </table:table-cell>
          <table:table-cell table:formula="of:=CHAR([.D102])" office:value-type="string" office:string-value="1" calcext:value-type="string">
            <text:p>1</text:p>
          </table:table-cell>
          <table:table-cell table:formula="of:=CHAR([.E102])" office:value-type="string" office:string-value="0" calcext:value-type="string">
            <text:p>0</text:p>
          </table:table-cell>
          <table:table-cell table:formula="of:=DECIMAL([.F102];16)" office:value-type="float" office:value="1" calcext:value-type="float">
            <text:p>1</text:p>
          </table:table-cell>
          <table:table-cell table:formula="of:=DECIMAL([.G102];16)" office:value-type="float" office:value="0" calcext:value-type="float">
            <text:p>0</text:p>
          </table:table-cell>
          <table:table-cell table:formula="of:=BASE([.H102];2;4)" office:value-type="string" office:string-value="0001" calcext:value-type="string">
            <text:p>0001</text:p>
          </table:table-cell>
          <table:table-cell table:formula="of:=BASE([.I102];2;4)" office:value-type="string" office:string-value="0000" calcext:value-type="string">
            <text:p>0000</text:p>
          </table:table-cell>
          <table:table-cell table:formula="of:=[.J102]&amp;[.K102]" office:value-type="string" office:string-value="00010000" calcext:value-type="string">
            <text:p>00010000</text:p>
          </table:table-cell>
          <table:table-cell table:number-columns-repeated="9"/>
        </table:table-row>
        <table:table-row table:style-name="ro1">
          <table:table-cell table:formula="of:=[.A102]+1" office:value-type="float" office:value="62" calcext:value-type="float">
            <text:p>62</text:p>
          </table:table-cell>
          <table:table-cell table:formula="of:=MID([.$C$37];([.A103]-1)*4+1;2)" office:value-type="string" office:string-value="30" calcext:value-type="string">
            <text:p>30</text:p>
          </table:table-cell>
          <table:table-cell table:formula="of:=MID([.$C$37];([.A103]-1)*4+1+2;2)" office:value-type="string" office:string-value="46" calcext:value-type="string">
            <text:p>46</text:p>
          </table:table-cell>
          <table:table-cell table:formula="of:=DECIMAL([.B103];16)" office:value-type="float" office:value="48" calcext:value-type="float">
            <text:p>48</text:p>
          </table:table-cell>
          <table:table-cell table:formula="of:=DECIMAL([.C103];16)" office:value-type="float" office:value="70" calcext:value-type="float">
            <text:p>70</text:p>
          </table:table-cell>
          <table:table-cell table:formula="of:=CHAR([.D103])" office:value-type="string" office:string-value="0" calcext:value-type="string">
            <text:p>0</text:p>
          </table:table-cell>
          <table:table-cell table:formula="of:=CHAR([.E103])" office:value-type="string" office:string-value="F" calcext:value-type="string">
            <text:p>F</text:p>
          </table:table-cell>
          <table:table-cell table:formula="of:=DECIMAL([.F103];16)" office:value-type="float" office:value="0" calcext:value-type="float">
            <text:p>0</text:p>
          </table:table-cell>
          <table:table-cell table:formula="of:=DECIMAL([.G103];16)" office:value-type="float" office:value="15" calcext:value-type="float">
            <text:p>15</text:p>
          </table:table-cell>
          <table:table-cell table:formula="of:=BASE([.H103];2;4)" office:value-type="string" office:string-value="0000" calcext:value-type="string">
            <text:p>0000</text:p>
          </table:table-cell>
          <table:table-cell table:formula="of:=BASE([.I103];2;4)" office:value-type="string" office:string-value="1111" calcext:value-type="string">
            <text:p>1111</text:p>
          </table:table-cell>
          <table:table-cell table:formula="of:=[.J103]&amp;[.K103]" office:value-type="string" office:string-value="00001111" calcext:value-type="string">
            <text:p>00001111</text:p>
          </table:table-cell>
          <table:table-cell table:formula="of:=DECIMAL([.L103];2)" office:value-type="float" office:value="15" calcext:value-type="float">
            <text:p>15</text:p>
          </table:table-cell>
          <table:table-cell office:value-type="string" calcext:value-type="string">
            <text:p>Aantal selle M in battery</text:p>
          </table:table-cell>
          <table:table-cell table:number-columns-repeated="7"/>
        </table:table-row>
        <table:table-row table:style-name="ro1">
          <table:table-cell table:formula="of:=[.A103]+1" office:value-type="float" office:value="63" calcext:value-type="float">
            <text:p>63</text:p>
          </table:table-cell>
          <table:table-cell table:formula="of:=MID([.$C$37];([.A104]-1)*4+1;2)" office:value-type="string" office:string-value="30" calcext:value-type="string">
            <text:p>30</text:p>
          </table:table-cell>
          <table:table-cell table:formula="of:=MID([.$C$37];([.A104]-1)*4+1+2;2)" office:value-type="string" office:string-value="44" calcext:value-type="string">
            <text:p>44</text:p>
          </table:table-cell>
          <table:table-cell table:formula="of:=DECIMAL([.B104];16)" office:value-type="float" office:value="48" calcext:value-type="float">
            <text:p>48</text:p>
          </table:table-cell>
          <table:table-cell table:formula="of:=DECIMAL([.C104];16)" office:value-type="float" office:value="68" calcext:value-type="float">
            <text:p>68</text:p>
          </table:table-cell>
          <table:table-cell table:formula="of:=CHAR([.D104])" office:value-type="string" office:string-value="0" calcext:value-type="string">
            <text:p>0</text:p>
          </table:table-cell>
          <table:table-cell table:formula="of:=CHAR([.E104])" office:value-type="string" office:string-value="D" calcext:value-type="string">
            <text:p>D</text:p>
          </table:table-cell>
          <table:table-cell table:formula="of:=DECIMAL([.F104];16)" office:value-type="float" office:value="0" calcext:value-type="float">
            <text:p>0</text:p>
          </table:table-cell>
          <table:table-cell table:formula="of:=DECIMAL([.G104];16)" office:value-type="float" office:value="13" calcext:value-type="float">
            <text:p>13</text:p>
          </table:table-cell>
          <table:table-cell table:formula="of:=BASE([.H104];2;4)" office:value-type="string" office:string-value="0000" calcext:value-type="string">
            <text:p>0000</text:p>
          </table:table-cell>
          <table:table-cell table:formula="of:=BASE([.I104];2;4)" office:value-type="string" office:string-value="1101" calcext:value-type="string">
            <text:p>1101</text:p>
          </table:table-cell>
          <table:table-cell table:formula="of:=[.J104]&amp;[.K104]" office:value-type="string" office:string-value="00001101" calcext:value-type="string">
            <text:p>00001101</text:p>
          </table:table-cell>
          <table:table-cell table:number-columns-repeated="9"/>
        </table:table-row>
        <table:table-row table:style-name="ro1">
          <table:table-cell table:formula="of:=[.A104]+1" office:value-type="float" office:value="64" calcext:value-type="float">
            <text:p>64</text:p>
          </table:table-cell>
          <table:table-cell table:formula="of:=MID([.$C$37];([.A105]-1)*4+1;2)" office:value-type="string" office:string-value="45" calcext:value-type="string">
            <text:p>45</text:p>
          </table:table-cell>
          <table:table-cell table:formula="of:=MID([.$C$37];([.A105]-1)*4+1+2;2)" office:value-type="string" office:string-value="33" calcext:value-type="string">
            <text:p>33</text:p>
          </table:table-cell>
          <table:table-cell table:formula="of:=DECIMAL([.B105];16)" office:value-type="float" office:value="69" calcext:value-type="float">
            <text:p>69</text:p>
          </table:table-cell>
          <table:table-cell table:formula="of:=DECIMAL([.C105];16)" office:value-type="float" office:value="51" calcext:value-type="float">
            <text:p>51</text:p>
          </table:table-cell>
          <table:table-cell table:formula="of:=CHAR([.D105])" office:value-type="string" office:string-value="E" calcext:value-type="string">
            <text:p>E</text:p>
          </table:table-cell>
          <table:table-cell table:formula="of:=CHAR([.E105])" office:value-type="string" office:string-value="3" calcext:value-type="string">
            <text:p>3</text:p>
          </table:table-cell>
          <table:table-cell table:formula="of:=DECIMAL([.F105];16)" office:value-type="float" office:value="14" calcext:value-type="float">
            <text:p>14</text:p>
          </table:table-cell>
          <table:table-cell table:formula="of:=DECIMAL([.G105];16)" office:value-type="float" office:value="3" calcext:value-type="float">
            <text:p>3</text:p>
          </table:table-cell>
          <table:table-cell table:formula="of:=BASE([.H105];2;4)" office:value-type="string" office:string-value="1110" calcext:value-type="string">
            <text:p>1110</text:p>
          </table:table-cell>
          <table:table-cell table:formula="of:=BASE([.I105];2;4)" office:value-type="string" office:string-value="0011" calcext:value-type="string">
            <text:p>0011</text:p>
          </table:table-cell>
          <table:table-cell table:formula="of:=[.J105]&amp;[.K105]" office:value-type="string" office:string-value="11100011" calcext:value-type="string">
            <text:p>11100011</text:p>
          </table:table-cell>
          <table:table-cell table:formula="of:=[.L104]&amp;[.L105]" office:value-type="string" office:string-value="0000110111100011" calcext:value-type="string">
            <text:p>0000110111100011</text:p>
          </table:table-cell>
          <table:table-cell office:value-type="string" calcext:value-type="string">
            <text:p>Waarde in milliVolt</text:p>
          </table:table-cell>
          <table:table-cell table:formula="of:=DECIMAL([.M105];2)" office:value-type="float" office:value="3555" calcext:value-type="float">
            <text:p>35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05]+1" office:value-type="float" office:value="65" calcext:value-type="float">
            <text:p>65</text:p>
          </table:table-cell>
          <table:table-cell table:formula="of:=MID([.$C$37];([.A106]-1)*4+1;2)" office:value-type="string" office:string-value="30" calcext:value-type="string">
            <text:p>30</text:p>
          </table:table-cell>
          <table:table-cell table:formula="of:=MID([.$C$37];([.A106]-1)*4+1+2;2)" office:value-type="string" office:string-value="44" calcext:value-type="string">
            <text:p>44</text:p>
          </table:table-cell>
          <table:table-cell table:formula="of:=DECIMAL([.B106];16)" office:value-type="float" office:value="48" calcext:value-type="float">
            <text:p>48</text:p>
          </table:table-cell>
          <table:table-cell table:formula="of:=DECIMAL([.C106];16)" office:value-type="float" office:value="68" calcext:value-type="float">
            <text:p>68</text:p>
          </table:table-cell>
          <table:table-cell table:formula="of:=CHAR([.D106])" office:value-type="string" office:string-value="0" calcext:value-type="string">
            <text:p>0</text:p>
          </table:table-cell>
          <table:table-cell table:formula="of:=CHAR([.E106])" office:value-type="string" office:string-value="D" calcext:value-type="string">
            <text:p>D</text:p>
          </table:table-cell>
          <table:table-cell table:formula="of:=DECIMAL([.F106];16)" office:value-type="float" office:value="0" calcext:value-type="float">
            <text:p>0</text:p>
          </table:table-cell>
          <table:table-cell table:formula="of:=DECIMAL([.G106];16)" office:value-type="float" office:value="13" calcext:value-type="float">
            <text:p>13</text:p>
          </table:table-cell>
          <table:table-cell table:formula="of:=BASE([.H106];2;4)" office:value-type="string" office:string-value="0000" calcext:value-type="string">
            <text:p>0000</text:p>
          </table:table-cell>
          <table:table-cell table:formula="of:=BASE([.I106];2;4)" office:value-type="string" office:string-value="1101" calcext:value-type="string">
            <text:p>1101</text:p>
          </table:table-cell>
          <table:table-cell table:formula="of:=[.J106]&amp;[.K106]" office:value-type="string" office:string-value="00001101" calcext:value-type="string">
            <text:p>00001101</text:p>
          </table:table-cell>
          <table:table-cell table:number-columns-repeated="9"/>
        </table:table-row>
        <table:table-row table:style-name="ro1">
          <table:table-cell table:formula="of:=[.A106]+1" office:value-type="float" office:value="66" calcext:value-type="float">
            <text:p>66</text:p>
          </table:table-cell>
          <table:table-cell table:formula="of:=MID([.$C$37];([.A107]-1)*4+1;2)" office:value-type="string" office:string-value="45" calcext:value-type="string">
            <text:p>45</text:p>
          </table:table-cell>
          <table:table-cell table:formula="of:=MID([.$C$37];([.A107]-1)*4+1+2;2)" office:value-type="string" office:string-value="34" calcext:value-type="string">
            <text:p>34</text:p>
          </table:table-cell>
          <table:table-cell table:formula="of:=DECIMAL([.B107];16)" office:value-type="float" office:value="69" calcext:value-type="float">
            <text:p>69</text:p>
          </table:table-cell>
          <table:table-cell table:formula="of:=DECIMAL([.C107];16)" office:value-type="float" office:value="52" calcext:value-type="float">
            <text:p>52</text:p>
          </table:table-cell>
          <table:table-cell table:formula="of:=CHAR([.D107])" office:value-type="string" office:string-value="E" calcext:value-type="string">
            <text:p>E</text:p>
          </table:table-cell>
          <table:table-cell table:formula="of:=CHAR([.E107])" office:value-type="string" office:string-value="4" calcext:value-type="string">
            <text:p>4</text:p>
          </table:table-cell>
          <table:table-cell table:formula="of:=DECIMAL([.F107];16)" office:value-type="float" office:value="14" calcext:value-type="float">
            <text:p>14</text:p>
          </table:table-cell>
          <table:table-cell table:formula="of:=DECIMAL([.G107];16)" office:value-type="float" office:value="4" calcext:value-type="float">
            <text:p>4</text:p>
          </table:table-cell>
          <table:table-cell table:formula="of:=BASE([.H107];2;4)" office:value-type="string" office:string-value="1110" calcext:value-type="string">
            <text:p>1110</text:p>
          </table:table-cell>
          <table:table-cell table:formula="of:=BASE([.I107];2;4)" office:value-type="string" office:string-value="0100" calcext:value-type="string">
            <text:p>0100</text:p>
          </table:table-cell>
          <table:table-cell table:formula="of:=[.J107]&amp;[.K107]" office:value-type="string" office:string-value="11100100" calcext:value-type="string">
            <text:p>11100100</text:p>
          </table:table-cell>
          <table:table-cell table:formula="of:=[.L106]&amp;[.L107]" office:value-type="string" office:string-value="0000110111100100" calcext:value-type="string">
            <text:p>0000110111100100</text:p>
          </table:table-cell>
          <table:table-cell office:value-type="string" calcext:value-type="string">
            <text:p>Waarde in milliVolt</text:p>
          </table:table-cell>
          <table:table-cell table:formula="of:=DECIMAL([.M107];2)" office:value-type="float" office:value="3556" calcext:value-type="float">
            <text:p>3556</text:p>
          </table:table-cell>
          <table:table-cell table:formula="of:=[.P105]+1" office:value-type="float" office:value="2" calcext:value-type="float">
            <text:p>2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07]+1" office:value-type="float" office:value="67" calcext:value-type="float">
            <text:p>67</text:p>
          </table:table-cell>
          <table:table-cell table:formula="of:=MID([.$C$37];([.A108]-1)*4+1;2)" office:value-type="string" office:string-value="30" calcext:value-type="string">
            <text:p>30</text:p>
          </table:table-cell>
          <table:table-cell table:formula="of:=MID([.$C$37];([.A108]-1)*4+1+2;2)" office:value-type="string" office:string-value="44" calcext:value-type="string">
            <text:p>44</text:p>
          </table:table-cell>
          <table:table-cell table:formula="of:=DECIMAL([.B108];16)" office:value-type="float" office:value="48" calcext:value-type="float">
            <text:p>48</text:p>
          </table:table-cell>
          <table:table-cell table:formula="of:=DECIMAL([.C108];16)" office:value-type="float" office:value="68" calcext:value-type="float">
            <text:p>68</text:p>
          </table:table-cell>
          <table:table-cell table:formula="of:=CHAR([.D108])" office:value-type="string" office:string-value="0" calcext:value-type="string">
            <text:p>0</text:p>
          </table:table-cell>
          <table:table-cell table:formula="of:=CHAR([.E108])" office:value-type="string" office:string-value="D" calcext:value-type="string">
            <text:p>D</text:p>
          </table:table-cell>
          <table:table-cell table:formula="of:=DECIMAL([.F108];16)" office:value-type="float" office:value="0" calcext:value-type="float">
            <text:p>0</text:p>
          </table:table-cell>
          <table:table-cell table:formula="of:=DECIMAL([.G108];16)" office:value-type="float" office:value="13" calcext:value-type="float">
            <text:p>13</text:p>
          </table:table-cell>
          <table:table-cell table:formula="of:=BASE([.H108];2;4)" office:value-type="string" office:string-value="0000" calcext:value-type="string">
            <text:p>0000</text:p>
          </table:table-cell>
          <table:table-cell table:formula="of:=BASE([.I108];2;4)" office:value-type="string" office:string-value="1101" calcext:value-type="string">
            <text:p>1101</text:p>
          </table:table-cell>
          <table:table-cell table:formula="of:=[.J108]&amp;[.K108]" office:value-type="string" office:string-value="00001101" calcext:value-type="string">
            <text:p>00001101</text:p>
          </table:table-cell>
          <table:table-cell table:number-columns-repeated="9"/>
        </table:table-row>
        <table:table-row table:style-name="ro1">
          <table:table-cell table:formula="of:=[.A108]+1" office:value-type="float" office:value="68" calcext:value-type="float">
            <text:p>68</text:p>
          </table:table-cell>
          <table:table-cell table:formula="of:=MID([.$C$37];([.A109]-1)*4+1;2)" office:value-type="string" office:string-value="45" calcext:value-type="string">
            <text:p>45</text:p>
          </table:table-cell>
          <table:table-cell table:formula="of:=MID([.$C$37];([.A109]-1)*4+1+2;2)" office:value-type="string" office:string-value="32" calcext:value-type="string">
            <text:p>32</text:p>
          </table:table-cell>
          <table:table-cell table:formula="of:=DECIMAL([.B109];16)" office:value-type="float" office:value="69" calcext:value-type="float">
            <text:p>69</text:p>
          </table:table-cell>
          <table:table-cell table:formula="of:=DECIMAL([.C109];16)" office:value-type="float" office:value="50" calcext:value-type="float">
            <text:p>50</text:p>
          </table:table-cell>
          <table:table-cell table:formula="of:=CHAR([.D109])" office:value-type="string" office:string-value="E" calcext:value-type="string">
            <text:p>E</text:p>
          </table:table-cell>
          <table:table-cell table:formula="of:=CHAR([.E109])" office:value-type="string" office:string-value="2" calcext:value-type="string">
            <text:p>2</text:p>
          </table:table-cell>
          <table:table-cell table:formula="of:=DECIMAL([.F109];16)" office:value-type="float" office:value="14" calcext:value-type="float">
            <text:p>14</text:p>
          </table:table-cell>
          <table:table-cell table:formula="of:=DECIMAL([.G109];16)" office:value-type="float" office:value="2" calcext:value-type="float">
            <text:p>2</text:p>
          </table:table-cell>
          <table:table-cell table:formula="of:=BASE([.H109];2;4)" office:value-type="string" office:string-value="1110" calcext:value-type="string">
            <text:p>1110</text:p>
          </table:table-cell>
          <table:table-cell table:formula="of:=BASE([.I109];2;4)" office:value-type="string" office:string-value="0010" calcext:value-type="string">
            <text:p>0010</text:p>
          </table:table-cell>
          <table:table-cell table:formula="of:=[.J109]&amp;[.K109]" office:value-type="string" office:string-value="11100010" calcext:value-type="string">
            <text:p>11100010</text:p>
          </table:table-cell>
          <table:table-cell table:formula="of:=[.L108]&amp;[.L109]" office:value-type="string" office:string-value="0000110111100010" calcext:value-type="string">
            <text:p>0000110111100010</text:p>
          </table:table-cell>
          <table:table-cell office:value-type="string" calcext:value-type="string">
            <text:p>Waarde in milliVolt</text:p>
          </table:table-cell>
          <table:table-cell table:formula="of:=DECIMAL([.M109];2)" office:value-type="float" office:value="3554" calcext:value-type="float">
            <text:p>3554</text:p>
          </table:table-cell>
          <table:table-cell table:formula="of:=[.P107]+1" office:value-type="float" office:value="3" calcext:value-type="float">
            <text:p>3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09]+1" office:value-type="float" office:value="69" calcext:value-type="float">
            <text:p>69</text:p>
          </table:table-cell>
          <table:table-cell table:formula="of:=MID([.$C$37];([.A110]-1)*4+1;2)" office:value-type="string" office:string-value="30" calcext:value-type="string">
            <text:p>30</text:p>
          </table:table-cell>
          <table:table-cell table:formula="of:=MID([.$C$37];([.A110]-1)*4+1+2;2)" office:value-type="string" office:string-value="44" calcext:value-type="string">
            <text:p>44</text:p>
          </table:table-cell>
          <table:table-cell table:formula="of:=DECIMAL([.B110];16)" office:value-type="float" office:value="48" calcext:value-type="float">
            <text:p>48</text:p>
          </table:table-cell>
          <table:table-cell table:formula="of:=DECIMAL([.C110];16)" office:value-type="float" office:value="68" calcext:value-type="float">
            <text:p>68</text:p>
          </table:table-cell>
          <table:table-cell table:formula="of:=CHAR([.D110])" office:value-type="string" office:string-value="0" calcext:value-type="string">
            <text:p>0</text:p>
          </table:table-cell>
          <table:table-cell table:formula="of:=CHAR([.E110])" office:value-type="string" office:string-value="D" calcext:value-type="string">
            <text:p>D</text:p>
          </table:table-cell>
          <table:table-cell table:formula="of:=DECIMAL([.F110];16)" office:value-type="float" office:value="0" calcext:value-type="float">
            <text:p>0</text:p>
          </table:table-cell>
          <table:table-cell table:formula="of:=DECIMAL([.G110];16)" office:value-type="float" office:value="13" calcext:value-type="float">
            <text:p>13</text:p>
          </table:table-cell>
          <table:table-cell table:formula="of:=BASE([.H110];2;4)" office:value-type="string" office:string-value="0000" calcext:value-type="string">
            <text:p>0000</text:p>
          </table:table-cell>
          <table:table-cell table:formula="of:=BASE([.I110];2;4)" office:value-type="string" office:string-value="1101" calcext:value-type="string">
            <text:p>1101</text:p>
          </table:table-cell>
          <table:table-cell table:formula="of:=[.J110]&amp;[.K110]" office:value-type="string" office:string-value="00001101" calcext:value-type="string">
            <text:p>00001101</text:p>
          </table:table-cell>
          <table:table-cell table:number-columns-repeated="9"/>
        </table:table-row>
        <table:table-row table:style-name="ro1">
          <table:table-cell table:formula="of:=[.A110]+1" office:value-type="float" office:value="70" calcext:value-type="float">
            <text:p>70</text:p>
          </table:table-cell>
          <table:table-cell table:formula="of:=MID([.$C$37];([.A111]-1)*4+1;2)" office:value-type="string" office:string-value="45" calcext:value-type="string">
            <text:p>45</text:p>
          </table:table-cell>
          <table:table-cell table:formula="of:=MID([.$C$37];([.A111]-1)*4+1+2;2)" office:value-type="string" office:string-value="34" calcext:value-type="string">
            <text:p>34</text:p>
          </table:table-cell>
          <table:table-cell table:formula="of:=DECIMAL([.B111];16)" office:value-type="float" office:value="69" calcext:value-type="float">
            <text:p>69</text:p>
          </table:table-cell>
          <table:table-cell table:formula="of:=DECIMAL([.C111];16)" office:value-type="float" office:value="52" calcext:value-type="float">
            <text:p>52</text:p>
          </table:table-cell>
          <table:table-cell table:formula="of:=CHAR([.D111])" office:value-type="string" office:string-value="E" calcext:value-type="string">
            <text:p>E</text:p>
          </table:table-cell>
          <table:table-cell table:formula="of:=CHAR([.E111])" office:value-type="string" office:string-value="4" calcext:value-type="string">
            <text:p>4</text:p>
          </table:table-cell>
          <table:table-cell table:formula="of:=DECIMAL([.F111];16)" office:value-type="float" office:value="14" calcext:value-type="float">
            <text:p>14</text:p>
          </table:table-cell>
          <table:table-cell table:formula="of:=DECIMAL([.G111];16)" office:value-type="float" office:value="4" calcext:value-type="float">
            <text:p>4</text:p>
          </table:table-cell>
          <table:table-cell table:formula="of:=BASE([.H111];2;4)" office:value-type="string" office:string-value="1110" calcext:value-type="string">
            <text:p>1110</text:p>
          </table:table-cell>
          <table:table-cell table:formula="of:=BASE([.I111];2;4)" office:value-type="string" office:string-value="0100" calcext:value-type="string">
            <text:p>0100</text:p>
          </table:table-cell>
          <table:table-cell table:formula="of:=[.J111]&amp;[.K111]" office:value-type="string" office:string-value="11100100" calcext:value-type="string">
            <text:p>11100100</text:p>
          </table:table-cell>
          <table:table-cell table:formula="of:=[.L110]&amp;[.L111]" office:value-type="string" office:string-value="0000110111100100" calcext:value-type="string">
            <text:p>0000110111100100</text:p>
          </table:table-cell>
          <table:table-cell office:value-type="string" calcext:value-type="string">
            <text:p>Waarde in milliVolt</text:p>
          </table:table-cell>
          <table:table-cell table:formula="of:=DECIMAL([.M111];2)" office:value-type="float" office:value="3556" calcext:value-type="float">
            <text:p>3556</text:p>
          </table:table-cell>
          <table:table-cell table:formula="of:=[.P109]+1" office:value-type="float" office:value="4" calcext:value-type="float">
            <text:p>4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11]+1" office:value-type="float" office:value="71" calcext:value-type="float">
            <text:p>71</text:p>
          </table:table-cell>
          <table:table-cell table:formula="of:=MID([.$C$37];([.A112]-1)*4+1;2)" office:value-type="string" office:string-value="30" calcext:value-type="string">
            <text:p>30</text:p>
          </table:table-cell>
          <table:table-cell table:formula="of:=MID([.$C$37];([.A112]-1)*4+1+2;2)" office:value-type="string" office:string-value="44" calcext:value-type="string">
            <text:p>44</text:p>
          </table:table-cell>
          <table:table-cell table:formula="of:=DECIMAL([.B112];16)" office:value-type="float" office:value="48" calcext:value-type="float">
            <text:p>48</text:p>
          </table:table-cell>
          <table:table-cell table:formula="of:=DECIMAL([.C112];16)" office:value-type="float" office:value="68" calcext:value-type="float">
            <text:p>68</text:p>
          </table:table-cell>
          <table:table-cell table:formula="of:=CHAR([.D112])" office:value-type="string" office:string-value="0" calcext:value-type="string">
            <text:p>0</text:p>
          </table:table-cell>
          <table:table-cell table:formula="of:=CHAR([.E112])" office:value-type="string" office:string-value="D" calcext:value-type="string">
            <text:p>D</text:p>
          </table:table-cell>
          <table:table-cell table:formula="of:=DECIMAL([.F112];16)" office:value-type="float" office:value="0" calcext:value-type="float">
            <text:p>0</text:p>
          </table:table-cell>
          <table:table-cell table:formula="of:=DECIMAL([.G112];16)" office:value-type="float" office:value="13" calcext:value-type="float">
            <text:p>13</text:p>
          </table:table-cell>
          <table:table-cell table:formula="of:=BASE([.H112];2;4)" office:value-type="string" office:string-value="0000" calcext:value-type="string">
            <text:p>0000</text:p>
          </table:table-cell>
          <table:table-cell table:formula="of:=BASE([.I112];2;4)" office:value-type="string" office:string-value="1101" calcext:value-type="string">
            <text:p>1101</text:p>
          </table:table-cell>
          <table:table-cell table:formula="of:=[.J112]&amp;[.K112]" office:value-type="string" office:string-value="00001101" calcext:value-type="string">
            <text:p>00001101</text:p>
          </table:table-cell>
          <table:table-cell table:number-columns-repeated="9"/>
        </table:table-row>
        <table:table-row table:style-name="ro1">
          <table:table-cell table:formula="of:=[.A112]+1" office:value-type="float" office:value="72" calcext:value-type="float">
            <text:p>72</text:p>
          </table:table-cell>
          <table:table-cell table:formula="of:=MID([.$C$37];([.A113]-1)*4+1;2)" office:value-type="string" office:string-value="44" calcext:value-type="string">
            <text:p>44</text:p>
          </table:table-cell>
          <table:table-cell table:formula="of:=MID([.$C$37];([.A113]-1)*4+1+2;2)" office:value-type="string" office:string-value="30" calcext:value-type="string">
            <text:p>30</text:p>
          </table:table-cell>
          <table:table-cell table:formula="of:=DECIMAL([.B113];16)" office:value-type="float" office:value="68" calcext:value-type="float">
            <text:p>68</text:p>
          </table:table-cell>
          <table:table-cell table:formula="of:=DECIMAL([.C113];16)" office:value-type="float" office:value="48" calcext:value-type="float">
            <text:p>48</text:p>
          </table:table-cell>
          <table:table-cell table:formula="of:=CHAR([.D113])" office:value-type="string" office:string-value="D" calcext:value-type="string">
            <text:p>D</text:p>
          </table:table-cell>
          <table:table-cell table:formula="of:=CHAR([.E113])" office:value-type="string" office:string-value="0" calcext:value-type="string">
            <text:p>0</text:p>
          </table:table-cell>
          <table:table-cell table:formula="of:=DECIMAL([.F113];16)" office:value-type="float" office:value="13" calcext:value-type="float">
            <text:p>13</text:p>
          </table:table-cell>
          <table:table-cell table:formula="of:=DECIMAL([.G113];16)" office:value-type="float" office:value="0" calcext:value-type="float">
            <text:p>0</text:p>
          </table:table-cell>
          <table:table-cell table:formula="of:=BASE([.H113];2;4)" office:value-type="string" office:string-value="1101" calcext:value-type="string">
            <text:p>1101</text:p>
          </table:table-cell>
          <table:table-cell table:formula="of:=BASE([.I113];2;4)" office:value-type="string" office:string-value="0000" calcext:value-type="string">
            <text:p>0000</text:p>
          </table:table-cell>
          <table:table-cell table:formula="of:=[.J113]&amp;[.K113]" office:value-type="string" office:string-value="11010000" calcext:value-type="string">
            <text:p>11010000</text:p>
          </table:table-cell>
          <table:table-cell table:formula="of:=[.L112]&amp;[.L113]" office:value-type="string" office:string-value="0000110111010000" calcext:value-type="string">
            <text:p>0000110111010000</text:p>
          </table:table-cell>
          <table:table-cell office:value-type="string" calcext:value-type="string">
            <text:p>Waarde in milliVolt</text:p>
          </table:table-cell>
          <table:table-cell table:formula="of:=DECIMAL([.M113];2)" office:value-type="float" office:value="3536" calcext:value-type="float">
            <text:p>3536</text:p>
          </table:table-cell>
          <table:table-cell table:formula="of:=[.P111]+1" office:value-type="float" office:value="5" calcext:value-type="float">
            <text:p>5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13]+1" office:value-type="float" office:value="73" calcext:value-type="float">
            <text:p>73</text:p>
          </table:table-cell>
          <table:table-cell table:formula="of:=MID([.$C$37];([.A114]-1)*4+1;2)" office:value-type="string" office:string-value="30" calcext:value-type="string">
            <text:p>30</text:p>
          </table:table-cell>
          <table:table-cell table:formula="of:=MID([.$C$37];([.A114]-1)*4+1+2;2)" office:value-type="string" office:string-value="44" calcext:value-type="string">
            <text:p>44</text:p>
          </table:table-cell>
          <table:table-cell table:formula="of:=DECIMAL([.B114];16)" office:value-type="float" office:value="48" calcext:value-type="float">
            <text:p>48</text:p>
          </table:table-cell>
          <table:table-cell table:formula="of:=DECIMAL([.C114];16)" office:value-type="float" office:value="68" calcext:value-type="float">
            <text:p>68</text:p>
          </table:table-cell>
          <table:table-cell table:formula="of:=CHAR([.D114])" office:value-type="string" office:string-value="0" calcext:value-type="string">
            <text:p>0</text:p>
          </table:table-cell>
          <table:table-cell table:formula="of:=CHAR([.E114])" office:value-type="string" office:string-value="D" calcext:value-type="string">
            <text:p>D</text:p>
          </table:table-cell>
          <table:table-cell table:formula="of:=DECIMAL([.F114];16)" office:value-type="float" office:value="0" calcext:value-type="float">
            <text:p>0</text:p>
          </table:table-cell>
          <table:table-cell table:formula="of:=DECIMAL([.G114];16)" office:value-type="float" office:value="13" calcext:value-type="float">
            <text:p>13</text:p>
          </table:table-cell>
          <table:table-cell table:formula="of:=BASE([.H114];2;4)" office:value-type="string" office:string-value="0000" calcext:value-type="string">
            <text:p>0000</text:p>
          </table:table-cell>
          <table:table-cell table:formula="of:=BASE([.I114];2;4)" office:value-type="string" office:string-value="1101" calcext:value-type="string">
            <text:p>1101</text:p>
          </table:table-cell>
          <table:table-cell table:formula="of:=[.J114]&amp;[.K114]" office:value-type="string" office:string-value="00001101" calcext:value-type="string">
            <text:p>00001101</text:p>
          </table:table-cell>
          <table:table-cell table:number-columns-repeated="9"/>
        </table:table-row>
        <table:table-row table:style-name="ro1">
          <table:table-cell table:formula="of:=[.A114]+1" office:value-type="float" office:value="74" calcext:value-type="float">
            <text:p>74</text:p>
          </table:table-cell>
          <table:table-cell table:formula="of:=MID([.$C$37];([.A115]-1)*4+1;2)" office:value-type="string" office:string-value="45" calcext:value-type="string">
            <text:p>45</text:p>
          </table:table-cell>
          <table:table-cell table:formula="of:=MID([.$C$37];([.A115]-1)*4+1+2;2)" office:value-type="string" office:string-value="33" calcext:value-type="string">
            <text:p>33</text:p>
          </table:table-cell>
          <table:table-cell table:formula="of:=DECIMAL([.B115];16)" office:value-type="float" office:value="69" calcext:value-type="float">
            <text:p>69</text:p>
          </table:table-cell>
          <table:table-cell table:formula="of:=DECIMAL([.C115];16)" office:value-type="float" office:value="51" calcext:value-type="float">
            <text:p>51</text:p>
          </table:table-cell>
          <table:table-cell table:formula="of:=CHAR([.D115])" office:value-type="string" office:string-value="E" calcext:value-type="string">
            <text:p>E</text:p>
          </table:table-cell>
          <table:table-cell table:formula="of:=CHAR([.E115])" office:value-type="string" office:string-value="3" calcext:value-type="string">
            <text:p>3</text:p>
          </table:table-cell>
          <table:table-cell table:formula="of:=DECIMAL([.F115];16)" office:value-type="float" office:value="14" calcext:value-type="float">
            <text:p>14</text:p>
          </table:table-cell>
          <table:table-cell table:formula="of:=DECIMAL([.G115];16)" office:value-type="float" office:value="3" calcext:value-type="float">
            <text:p>3</text:p>
          </table:table-cell>
          <table:table-cell table:formula="of:=BASE([.H115];2;4)" office:value-type="string" office:string-value="1110" calcext:value-type="string">
            <text:p>1110</text:p>
          </table:table-cell>
          <table:table-cell table:formula="of:=BASE([.I115];2;4)" office:value-type="string" office:string-value="0011" calcext:value-type="string">
            <text:p>0011</text:p>
          </table:table-cell>
          <table:table-cell table:formula="of:=[.J115]&amp;[.K115]" office:value-type="string" office:string-value="11100011" calcext:value-type="string">
            <text:p>11100011</text:p>
          </table:table-cell>
          <table:table-cell table:formula="of:=[.L114]&amp;[.L115]" office:value-type="string" office:string-value="0000110111100011" calcext:value-type="string">
            <text:p>0000110111100011</text:p>
          </table:table-cell>
          <table:table-cell office:value-type="string" calcext:value-type="string">
            <text:p>Waarde in milliVolt</text:p>
          </table:table-cell>
          <table:table-cell table:formula="of:=DECIMAL([.M115];2)" office:value-type="float" office:value="3555" calcext:value-type="float">
            <text:p>3555</text:p>
          </table:table-cell>
          <table:table-cell table:formula="of:=[.P113]+1" office:value-type="float" office:value="6" calcext:value-type="float">
            <text:p>6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15]+1" office:value-type="float" office:value="75" calcext:value-type="float">
            <text:p>75</text:p>
          </table:table-cell>
          <table:table-cell table:formula="of:=MID([.$C$37];([.A116]-1)*4+1;2)" office:value-type="string" office:string-value="30" calcext:value-type="string">
            <text:p>30</text:p>
          </table:table-cell>
          <table:table-cell table:formula="of:=MID([.$C$37];([.A116]-1)*4+1+2;2)" office:value-type="string" office:string-value="44" calcext:value-type="string">
            <text:p>44</text:p>
          </table:table-cell>
          <table:table-cell table:formula="of:=DECIMAL([.B116];16)" office:value-type="float" office:value="48" calcext:value-type="float">
            <text:p>48</text:p>
          </table:table-cell>
          <table:table-cell table:formula="of:=DECIMAL([.C116];16)" office:value-type="float" office:value="68" calcext:value-type="float">
            <text:p>68</text:p>
          </table:table-cell>
          <table:table-cell table:formula="of:=CHAR([.D116])" office:value-type="string" office:string-value="0" calcext:value-type="string">
            <text:p>0</text:p>
          </table:table-cell>
          <table:table-cell table:formula="of:=CHAR([.E116])" office:value-type="string" office:string-value="D" calcext:value-type="string">
            <text:p>D</text:p>
          </table:table-cell>
          <table:table-cell table:formula="of:=DECIMAL([.F116];16)" office:value-type="float" office:value="0" calcext:value-type="float">
            <text:p>0</text:p>
          </table:table-cell>
          <table:table-cell table:formula="of:=DECIMAL([.G116];16)" office:value-type="float" office:value="13" calcext:value-type="float">
            <text:p>13</text:p>
          </table:table-cell>
          <table:table-cell table:formula="of:=BASE([.H116];2;4)" office:value-type="string" office:string-value="0000" calcext:value-type="string">
            <text:p>0000</text:p>
          </table:table-cell>
          <table:table-cell table:formula="of:=BASE([.I116];2;4)" office:value-type="string" office:string-value="1101" calcext:value-type="string">
            <text:p>1101</text:p>
          </table:table-cell>
          <table:table-cell table:formula="of:=[.J116]&amp;[.K116]" office:value-type="string" office:string-value="00001101" calcext:value-type="string">
            <text:p>00001101</text:p>
          </table:table-cell>
          <table:table-cell table:number-columns-repeated="9"/>
        </table:table-row>
        <table:table-row table:style-name="ro1">
          <table:table-cell table:formula="of:=[.A116]+1" office:value-type="float" office:value="76" calcext:value-type="float">
            <text:p>76</text:p>
          </table:table-cell>
          <table:table-cell table:formula="of:=MID([.$C$37];([.A117]-1)*4+1;2)" office:value-type="string" office:string-value="45" calcext:value-type="string">
            <text:p>45</text:p>
          </table:table-cell>
          <table:table-cell table:formula="of:=MID([.$C$37];([.A117]-1)*4+1+2;2)" office:value-type="string" office:string-value="34" calcext:value-type="string">
            <text:p>34</text:p>
          </table:table-cell>
          <table:table-cell table:formula="of:=DECIMAL([.B117];16)" office:value-type="float" office:value="69" calcext:value-type="float">
            <text:p>69</text:p>
          </table:table-cell>
          <table:table-cell table:formula="of:=DECIMAL([.C117];16)" office:value-type="float" office:value="52" calcext:value-type="float">
            <text:p>52</text:p>
          </table:table-cell>
          <table:table-cell table:formula="of:=CHAR([.D117])" office:value-type="string" office:string-value="E" calcext:value-type="string">
            <text:p>E</text:p>
          </table:table-cell>
          <table:table-cell table:formula="of:=CHAR([.E117])" office:value-type="string" office:string-value="4" calcext:value-type="string">
            <text:p>4</text:p>
          </table:table-cell>
          <table:table-cell table:formula="of:=DECIMAL([.F117];16)" office:value-type="float" office:value="14" calcext:value-type="float">
            <text:p>14</text:p>
          </table:table-cell>
          <table:table-cell table:formula="of:=DECIMAL([.G117];16)" office:value-type="float" office:value="4" calcext:value-type="float">
            <text:p>4</text:p>
          </table:table-cell>
          <table:table-cell table:formula="of:=BASE([.H117];2;4)" office:value-type="string" office:string-value="1110" calcext:value-type="string">
            <text:p>1110</text:p>
          </table:table-cell>
          <table:table-cell table:formula="of:=BASE([.I117];2;4)" office:value-type="string" office:string-value="0100" calcext:value-type="string">
            <text:p>0100</text:p>
          </table:table-cell>
          <table:table-cell table:formula="of:=[.J117]&amp;[.K117]" office:value-type="string" office:string-value="11100100" calcext:value-type="string">
            <text:p>11100100</text:p>
          </table:table-cell>
          <table:table-cell table:formula="of:=[.L116]&amp;[.L117]" office:value-type="string" office:string-value="0000110111100100" calcext:value-type="string">
            <text:p>0000110111100100</text:p>
          </table:table-cell>
          <table:table-cell office:value-type="string" calcext:value-type="string">
            <text:p>Waarde in milliVolt</text:p>
          </table:table-cell>
          <table:table-cell table:formula="of:=DECIMAL([.M117];2)" office:value-type="float" office:value="3556" calcext:value-type="float">
            <text:p>3556</text:p>
          </table:table-cell>
          <table:table-cell table:formula="of:=[.P115]+1" office:value-type="float" office:value="7" calcext:value-type="float">
            <text:p>7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17]+1" office:value-type="float" office:value="77" calcext:value-type="float">
            <text:p>77</text:p>
          </table:table-cell>
          <table:table-cell table:formula="of:=MID([.$C$37];([.A118]-1)*4+1;2)" office:value-type="string" office:string-value="30" calcext:value-type="string">
            <text:p>30</text:p>
          </table:table-cell>
          <table:table-cell table:formula="of:=MID([.$C$37];([.A118]-1)*4+1+2;2)" office:value-type="string" office:string-value="44" calcext:value-type="string">
            <text:p>44</text:p>
          </table:table-cell>
          <table:table-cell table:formula="of:=DECIMAL([.B118];16)" office:value-type="float" office:value="48" calcext:value-type="float">
            <text:p>48</text:p>
          </table:table-cell>
          <table:table-cell table:formula="of:=DECIMAL([.C118];16)" office:value-type="float" office:value="68" calcext:value-type="float">
            <text:p>68</text:p>
          </table:table-cell>
          <table:table-cell table:formula="of:=CHAR([.D118])" office:value-type="string" office:string-value="0" calcext:value-type="string">
            <text:p>0</text:p>
          </table:table-cell>
          <table:table-cell table:formula="of:=CHAR([.E118])" office:value-type="string" office:string-value="D" calcext:value-type="string">
            <text:p>D</text:p>
          </table:table-cell>
          <table:table-cell table:formula="of:=DECIMAL([.F118];16)" office:value-type="float" office:value="0" calcext:value-type="float">
            <text:p>0</text:p>
          </table:table-cell>
          <table:table-cell table:formula="of:=DECIMAL([.G118];16)" office:value-type="float" office:value="13" calcext:value-type="float">
            <text:p>13</text:p>
          </table:table-cell>
          <table:table-cell table:formula="of:=BASE([.H118];2;4)" office:value-type="string" office:string-value="0000" calcext:value-type="string">
            <text:p>0000</text:p>
          </table:table-cell>
          <table:table-cell table:formula="of:=BASE([.I118];2;4)" office:value-type="string" office:string-value="1101" calcext:value-type="string">
            <text:p>1101</text:p>
          </table:table-cell>
          <table:table-cell table:formula="of:=[.J118]&amp;[.K118]" office:value-type="string" office:string-value="00001101" calcext:value-type="string">
            <text:p>00001101</text:p>
          </table:table-cell>
          <table:table-cell table:number-columns-repeated="9"/>
        </table:table-row>
        <table:table-row table:style-name="ro1">
          <table:table-cell table:formula="of:=[.A118]+1" office:value-type="float" office:value="78" calcext:value-type="float">
            <text:p>78</text:p>
          </table:table-cell>
          <table:table-cell table:formula="of:=MID([.$C$37];([.A119]-1)*4+1;2)" office:value-type="string" office:string-value="45" calcext:value-type="string">
            <text:p>45</text:p>
          </table:table-cell>
          <table:table-cell table:formula="of:=MID([.$C$37];([.A119]-1)*4+1+2;2)" office:value-type="string" office:string-value="34" calcext:value-type="string">
            <text:p>34</text:p>
          </table:table-cell>
          <table:table-cell table:formula="of:=DECIMAL([.B119];16)" office:value-type="float" office:value="69" calcext:value-type="float">
            <text:p>69</text:p>
          </table:table-cell>
          <table:table-cell table:formula="of:=DECIMAL([.C119];16)" office:value-type="float" office:value="52" calcext:value-type="float">
            <text:p>52</text:p>
          </table:table-cell>
          <table:table-cell table:formula="of:=CHAR([.D119])" office:value-type="string" office:string-value="E" calcext:value-type="string">
            <text:p>E</text:p>
          </table:table-cell>
          <table:table-cell table:formula="of:=CHAR([.E119])" office:value-type="string" office:string-value="4" calcext:value-type="string">
            <text:p>4</text:p>
          </table:table-cell>
          <table:table-cell table:formula="of:=DECIMAL([.F119];16)" office:value-type="float" office:value="14" calcext:value-type="float">
            <text:p>14</text:p>
          </table:table-cell>
          <table:table-cell table:formula="of:=DECIMAL([.G119];16)" office:value-type="float" office:value="4" calcext:value-type="float">
            <text:p>4</text:p>
          </table:table-cell>
          <table:table-cell table:formula="of:=BASE([.H119];2;4)" office:value-type="string" office:string-value="1110" calcext:value-type="string">
            <text:p>1110</text:p>
          </table:table-cell>
          <table:table-cell table:formula="of:=BASE([.I119];2;4)" office:value-type="string" office:string-value="0100" calcext:value-type="string">
            <text:p>0100</text:p>
          </table:table-cell>
          <table:table-cell table:formula="of:=[.J119]&amp;[.K119]" office:value-type="string" office:string-value="11100100" calcext:value-type="string">
            <text:p>11100100</text:p>
          </table:table-cell>
          <table:table-cell table:formula="of:=[.L118]&amp;[.L119]" office:value-type="string" office:string-value="0000110111100100" calcext:value-type="string">
            <text:p>0000110111100100</text:p>
          </table:table-cell>
          <table:table-cell office:value-type="string" calcext:value-type="string">
            <text:p>Waarde in milliVolt</text:p>
          </table:table-cell>
          <table:table-cell table:formula="of:=DECIMAL([.M119];2)" office:value-type="float" office:value="3556" calcext:value-type="float">
            <text:p>3556</text:p>
          </table:table-cell>
          <table:table-cell table:formula="of:=[.P117]+1" office:value-type="float" office:value="8" calcext:value-type="float">
            <text:p>8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19]+1" office:value-type="float" office:value="79" calcext:value-type="float">
            <text:p>79</text:p>
          </table:table-cell>
          <table:table-cell table:formula="of:=MID([.$C$37];([.A120]-1)*4+1;2)" office:value-type="string" office:string-value="30" calcext:value-type="string">
            <text:p>30</text:p>
          </table:table-cell>
          <table:table-cell table:formula="of:=MID([.$C$37];([.A120]-1)*4+1+2;2)" office:value-type="string" office:string-value="44" calcext:value-type="string">
            <text:p>44</text:p>
          </table:table-cell>
          <table:table-cell table:formula="of:=DECIMAL([.B120];16)" office:value-type="float" office:value="48" calcext:value-type="float">
            <text:p>48</text:p>
          </table:table-cell>
          <table:table-cell table:formula="of:=DECIMAL([.C120];16)" office:value-type="float" office:value="68" calcext:value-type="float">
            <text:p>68</text:p>
          </table:table-cell>
          <table:table-cell table:formula="of:=CHAR([.D120])" office:value-type="string" office:string-value="0" calcext:value-type="string">
            <text:p>0</text:p>
          </table:table-cell>
          <table:table-cell table:formula="of:=CHAR([.E120])" office:value-type="string" office:string-value="D" calcext:value-type="string">
            <text:p>D</text:p>
          </table:table-cell>
          <table:table-cell table:formula="of:=DECIMAL([.F120];16)" office:value-type="float" office:value="0" calcext:value-type="float">
            <text:p>0</text:p>
          </table:table-cell>
          <table:table-cell table:formula="of:=DECIMAL([.G120];16)" office:value-type="float" office:value="13" calcext:value-type="float">
            <text:p>13</text:p>
          </table:table-cell>
          <table:table-cell table:formula="of:=BASE([.H120];2;4)" office:value-type="string" office:string-value="0000" calcext:value-type="string">
            <text:p>0000</text:p>
          </table:table-cell>
          <table:table-cell table:formula="of:=BASE([.I120];2;4)" office:value-type="string" office:string-value="1101" calcext:value-type="string">
            <text:p>1101</text:p>
          </table:table-cell>
          <table:table-cell table:formula="of:=[.J120]&amp;[.K120]" office:value-type="string" office:string-value="00001101" calcext:value-type="string">
            <text:p>00001101</text:p>
          </table:table-cell>
          <table:table-cell table:number-columns-repeated="9"/>
        </table:table-row>
        <table:table-row table:style-name="ro1">
          <table:table-cell table:formula="of:=[.A120]+1" office:value-type="float" office:value="80" calcext:value-type="float">
            <text:p>80</text:p>
          </table:table-cell>
          <table:table-cell table:formula="of:=MID([.$C$37];([.A121]-1)*4+1;2)" office:value-type="string" office:string-value="45" calcext:value-type="string">
            <text:p>45</text:p>
          </table:table-cell>
          <table:table-cell table:formula="of:=MID([.$C$37];([.A121]-1)*4+1+2;2)" office:value-type="string" office:string-value="37" calcext:value-type="string">
            <text:p>37</text:p>
          </table:table-cell>
          <table:table-cell table:formula="of:=DECIMAL([.B121];16)" office:value-type="float" office:value="69" calcext:value-type="float">
            <text:p>69</text:p>
          </table:table-cell>
          <table:table-cell table:formula="of:=DECIMAL([.C121];16)" office:value-type="float" office:value="55" calcext:value-type="float">
            <text:p>55</text:p>
          </table:table-cell>
          <table:table-cell table:formula="of:=CHAR([.D121])" office:value-type="string" office:string-value="E" calcext:value-type="string">
            <text:p>E</text:p>
          </table:table-cell>
          <table:table-cell table:formula="of:=CHAR([.E121])" office:value-type="string" office:string-value="7" calcext:value-type="string">
            <text:p>7</text:p>
          </table:table-cell>
          <table:table-cell table:formula="of:=DECIMAL([.F121];16)" office:value-type="float" office:value="14" calcext:value-type="float">
            <text:p>14</text:p>
          </table:table-cell>
          <table:table-cell table:formula="of:=DECIMAL([.G121];16)" office:value-type="float" office:value="7" calcext:value-type="float">
            <text:p>7</text:p>
          </table:table-cell>
          <table:table-cell table:formula="of:=BASE([.H121];2;4)" office:value-type="string" office:string-value="1110" calcext:value-type="string">
            <text:p>1110</text:p>
          </table:table-cell>
          <table:table-cell table:formula="of:=BASE([.I121];2;4)" office:value-type="string" office:string-value="0111" calcext:value-type="string">
            <text:p>0111</text:p>
          </table:table-cell>
          <table:table-cell table:formula="of:=[.J121]&amp;[.K121]" office:value-type="string" office:string-value="11100111" calcext:value-type="string">
            <text:p>11100111</text:p>
          </table:table-cell>
          <table:table-cell table:formula="of:=[.L120]&amp;[.L121]" office:value-type="string" office:string-value="0000110111100111" calcext:value-type="string">
            <text:p>0000110111100111</text:p>
          </table:table-cell>
          <table:table-cell office:value-type="string" calcext:value-type="string">
            <text:p>Waarde in milliVolt</text:p>
          </table:table-cell>
          <table:table-cell table:formula="of:=DECIMAL([.M121];2)" office:value-type="float" office:value="3559" calcext:value-type="float">
            <text:p>3559</text:p>
          </table:table-cell>
          <table:table-cell table:formula="of:=[.P119]+1" office:value-type="float" office:value="9" calcext:value-type="float">
            <text:p>9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21]+1" office:value-type="float" office:value="81" calcext:value-type="float">
            <text:p>81</text:p>
          </table:table-cell>
          <table:table-cell table:formula="of:=MID([.$C$37];([.A122]-1)*4+1;2)" office:value-type="string" office:string-value="30" calcext:value-type="string">
            <text:p>30</text:p>
          </table:table-cell>
          <table:table-cell table:formula="of:=MID([.$C$37];([.A122]-1)*4+1+2;2)" office:value-type="string" office:string-value="44" calcext:value-type="string">
            <text:p>44</text:p>
          </table:table-cell>
          <table:table-cell table:formula="of:=DECIMAL([.B122];16)" office:value-type="float" office:value="48" calcext:value-type="float">
            <text:p>48</text:p>
          </table:table-cell>
          <table:table-cell table:formula="of:=DECIMAL([.C122];16)" office:value-type="float" office:value="68" calcext:value-type="float">
            <text:p>68</text:p>
          </table:table-cell>
          <table:table-cell table:formula="of:=CHAR([.D122])" office:value-type="string" office:string-value="0" calcext:value-type="string">
            <text:p>0</text:p>
          </table:table-cell>
          <table:table-cell table:formula="of:=CHAR([.E122])" office:value-type="string" office:string-value="D" calcext:value-type="string">
            <text:p>D</text:p>
          </table:table-cell>
          <table:table-cell table:formula="of:=DECIMAL([.F122];16)" office:value-type="float" office:value="0" calcext:value-type="float">
            <text:p>0</text:p>
          </table:table-cell>
          <table:table-cell table:formula="of:=DECIMAL([.G122];16)" office:value-type="float" office:value="13" calcext:value-type="float">
            <text:p>13</text:p>
          </table:table-cell>
          <table:table-cell table:formula="of:=BASE([.H122];2;4)" office:value-type="string" office:string-value="0000" calcext:value-type="string">
            <text:p>0000</text:p>
          </table:table-cell>
          <table:table-cell table:formula="of:=BASE([.I122];2;4)" office:value-type="string" office:string-value="1101" calcext:value-type="string">
            <text:p>1101</text:p>
          </table:table-cell>
          <table:table-cell table:formula="of:=[.J122]&amp;[.K122]" office:value-type="string" office:string-value="00001101" calcext:value-type="string">
            <text:p>00001101</text:p>
          </table:table-cell>
          <table:table-cell table:number-columns-repeated="9"/>
        </table:table-row>
        <table:table-row table:style-name="ro1">
          <table:table-cell table:formula="of:=[.A122]+1" office:value-type="float" office:value="82" calcext:value-type="float">
            <text:p>82</text:p>
          </table:table-cell>
          <table:table-cell table:formula="of:=MID([.$C$37];([.A123]-1)*4+1;2)" office:value-type="string" office:string-value="45" calcext:value-type="string">
            <text:p>45</text:p>
          </table:table-cell>
          <table:table-cell table:formula="of:=MID([.$C$37];([.A123]-1)*4+1+2;2)" office:value-type="string" office:string-value="35" calcext:value-type="string">
            <text:p>35</text:p>
          </table:table-cell>
          <table:table-cell table:formula="of:=DECIMAL([.B123];16)" office:value-type="float" office:value="69" calcext:value-type="float">
            <text:p>69</text:p>
          </table:table-cell>
          <table:table-cell table:formula="of:=DECIMAL([.C123];16)" office:value-type="float" office:value="53" calcext:value-type="float">
            <text:p>53</text:p>
          </table:table-cell>
          <table:table-cell table:formula="of:=CHAR([.D123])" office:value-type="string" office:string-value="E" calcext:value-type="string">
            <text:p>E</text:p>
          </table:table-cell>
          <table:table-cell table:formula="of:=CHAR([.E123])" office:value-type="string" office:string-value="5" calcext:value-type="string">
            <text:p>5</text:p>
          </table:table-cell>
          <table:table-cell table:formula="of:=DECIMAL([.F123];16)" office:value-type="float" office:value="14" calcext:value-type="float">
            <text:p>14</text:p>
          </table:table-cell>
          <table:table-cell table:formula="of:=DECIMAL([.G123];16)" office:value-type="float" office:value="5" calcext:value-type="float">
            <text:p>5</text:p>
          </table:table-cell>
          <table:table-cell table:formula="of:=BASE([.H123];2;4)" office:value-type="string" office:string-value="1110" calcext:value-type="string">
            <text:p>1110</text:p>
          </table:table-cell>
          <table:table-cell table:formula="of:=BASE([.I123];2;4)" office:value-type="string" office:string-value="0101" calcext:value-type="string">
            <text:p>0101</text:p>
          </table:table-cell>
          <table:table-cell table:formula="of:=[.J123]&amp;[.K123]" office:value-type="string" office:string-value="11100101" calcext:value-type="string">
            <text:p>11100101</text:p>
          </table:table-cell>
          <table:table-cell table:formula="of:=[.L122]&amp;[.L123]" office:value-type="string" office:string-value="0000110111100101" calcext:value-type="string">
            <text:p>0000110111100101</text:p>
          </table:table-cell>
          <table:table-cell office:value-type="string" calcext:value-type="string">
            <text:p>Waarde in milliVolt</text:p>
          </table:table-cell>
          <table:table-cell table:formula="of:=DECIMAL([.M123];2)" office:value-type="float" office:value="3557" calcext:value-type="float">
            <text:p>3557</text:p>
          </table:table-cell>
          <table:table-cell table:formula="of:=[.P121]+1" office:value-type="float" office:value="10" calcext:value-type="float">
            <text:p>10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23]+1" office:value-type="float" office:value="83" calcext:value-type="float">
            <text:p>83</text:p>
          </table:table-cell>
          <table:table-cell table:formula="of:=MID([.$C$37];([.A124]-1)*4+1;2)" office:value-type="string" office:string-value="30" calcext:value-type="string">
            <text:p>30</text:p>
          </table:table-cell>
          <table:table-cell table:formula="of:=MID([.$C$37];([.A124]-1)*4+1+2;2)" office:value-type="string" office:string-value="44" calcext:value-type="string">
            <text:p>44</text:p>
          </table:table-cell>
          <table:table-cell table:formula="of:=DECIMAL([.B124];16)" office:value-type="float" office:value="48" calcext:value-type="float">
            <text:p>48</text:p>
          </table:table-cell>
          <table:table-cell table:formula="of:=DECIMAL([.C124];16)" office:value-type="float" office:value="68" calcext:value-type="float">
            <text:p>68</text:p>
          </table:table-cell>
          <table:table-cell table:formula="of:=CHAR([.D124])" office:value-type="string" office:string-value="0" calcext:value-type="string">
            <text:p>0</text:p>
          </table:table-cell>
          <table:table-cell table:formula="of:=CHAR([.E124])" office:value-type="string" office:string-value="D" calcext:value-type="string">
            <text:p>D</text:p>
          </table:table-cell>
          <table:table-cell table:formula="of:=DECIMAL([.F124];16)" office:value-type="float" office:value="0" calcext:value-type="float">
            <text:p>0</text:p>
          </table:table-cell>
          <table:table-cell table:formula="of:=DECIMAL([.G124];16)" office:value-type="float" office:value="13" calcext:value-type="float">
            <text:p>13</text:p>
          </table:table-cell>
          <table:table-cell table:formula="of:=BASE([.H124];2;4)" office:value-type="string" office:string-value="0000" calcext:value-type="string">
            <text:p>0000</text:p>
          </table:table-cell>
          <table:table-cell table:formula="of:=BASE([.I124];2;4)" office:value-type="string" office:string-value="1101" calcext:value-type="string">
            <text:p>1101</text:p>
          </table:table-cell>
          <table:table-cell table:formula="of:=[.J124]&amp;[.K124]" office:value-type="string" office:string-value="00001101" calcext:value-type="string">
            <text:p>00001101</text:p>
          </table:table-cell>
          <table:table-cell table:number-columns-repeated="9"/>
        </table:table-row>
        <table:table-row table:style-name="ro1">
          <table:table-cell table:formula="of:=[.A124]+1" office:value-type="float" office:value="84" calcext:value-type="float">
            <text:p>84</text:p>
          </table:table-cell>
          <table:table-cell table:formula="of:=MID([.$C$37];([.A125]-1)*4+1;2)" office:value-type="string" office:string-value="45" calcext:value-type="string">
            <text:p>45</text:p>
          </table:table-cell>
          <table:table-cell table:formula="of:=MID([.$C$37];([.A125]-1)*4+1+2;2)" office:value-type="string" office:string-value="34" calcext:value-type="string">
            <text:p>34</text:p>
          </table:table-cell>
          <table:table-cell table:formula="of:=DECIMAL([.B125];16)" office:value-type="float" office:value="69" calcext:value-type="float">
            <text:p>69</text:p>
          </table:table-cell>
          <table:table-cell table:formula="of:=DECIMAL([.C125];16)" office:value-type="float" office:value="52" calcext:value-type="float">
            <text:p>52</text:p>
          </table:table-cell>
          <table:table-cell table:formula="of:=CHAR([.D125])" office:value-type="string" office:string-value="E" calcext:value-type="string">
            <text:p>E</text:p>
          </table:table-cell>
          <table:table-cell table:formula="of:=CHAR([.E125])" office:value-type="string" office:string-value="4" calcext:value-type="string">
            <text:p>4</text:p>
          </table:table-cell>
          <table:table-cell table:formula="of:=DECIMAL([.F125];16)" office:value-type="float" office:value="14" calcext:value-type="float">
            <text:p>14</text:p>
          </table:table-cell>
          <table:table-cell table:formula="of:=DECIMAL([.G125];16)" office:value-type="float" office:value="4" calcext:value-type="float">
            <text:p>4</text:p>
          </table:table-cell>
          <table:table-cell table:formula="of:=BASE([.H125];2;4)" office:value-type="string" office:string-value="1110" calcext:value-type="string">
            <text:p>1110</text:p>
          </table:table-cell>
          <table:table-cell table:formula="of:=BASE([.I125];2;4)" office:value-type="string" office:string-value="0100" calcext:value-type="string">
            <text:p>0100</text:p>
          </table:table-cell>
          <table:table-cell table:formula="of:=[.J125]&amp;[.K125]" office:value-type="string" office:string-value="11100100" calcext:value-type="string">
            <text:p>11100100</text:p>
          </table:table-cell>
          <table:table-cell table:formula="of:=[.L124]&amp;[.L125]" office:value-type="string" office:string-value="0000110111100100" calcext:value-type="string">
            <text:p>0000110111100100</text:p>
          </table:table-cell>
          <table:table-cell office:value-type="string" calcext:value-type="string">
            <text:p>Waarde in milliVolt</text:p>
          </table:table-cell>
          <table:table-cell table:formula="of:=DECIMAL([.M125];2)" office:value-type="float" office:value="3556" calcext:value-type="float">
            <text:p>3556</text:p>
          </table:table-cell>
          <table:table-cell table:formula="of:=[.P123]+1" office:value-type="float" office:value="11" calcext:value-type="float">
            <text:p>11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25]+1" office:value-type="float" office:value="85" calcext:value-type="float">
            <text:p>85</text:p>
          </table:table-cell>
          <table:table-cell table:formula="of:=MID([.$C$37];([.A126]-1)*4+1;2)" office:value-type="string" office:string-value="30" calcext:value-type="string">
            <text:p>30</text:p>
          </table:table-cell>
          <table:table-cell table:formula="of:=MID([.$C$37];([.A126]-1)*4+1+2;2)" office:value-type="string" office:string-value="44" calcext:value-type="string">
            <text:p>44</text:p>
          </table:table-cell>
          <table:table-cell table:formula="of:=DECIMAL([.B126];16)" office:value-type="float" office:value="48" calcext:value-type="float">
            <text:p>48</text:p>
          </table:table-cell>
          <table:table-cell table:formula="of:=DECIMAL([.C126];16)" office:value-type="float" office:value="68" calcext:value-type="float">
            <text:p>68</text:p>
          </table:table-cell>
          <table:table-cell table:formula="of:=CHAR([.D126])" office:value-type="string" office:string-value="0" calcext:value-type="string">
            <text:p>0</text:p>
          </table:table-cell>
          <table:table-cell table:formula="of:=CHAR([.E126])" office:value-type="string" office:string-value="D" calcext:value-type="string">
            <text:p>D</text:p>
          </table:table-cell>
          <table:table-cell table:formula="of:=DECIMAL([.F126];16)" office:value-type="float" office:value="0" calcext:value-type="float">
            <text:p>0</text:p>
          </table:table-cell>
          <table:table-cell table:formula="of:=DECIMAL([.G126];16)" office:value-type="float" office:value="13" calcext:value-type="float">
            <text:p>13</text:p>
          </table:table-cell>
          <table:table-cell table:formula="of:=BASE([.H126];2;4)" office:value-type="string" office:string-value="0000" calcext:value-type="string">
            <text:p>0000</text:p>
          </table:table-cell>
          <table:table-cell table:formula="of:=BASE([.I126];2;4)" office:value-type="string" office:string-value="1101" calcext:value-type="string">
            <text:p>1101</text:p>
          </table:table-cell>
          <table:table-cell table:formula="of:=[.J126]&amp;[.K126]" office:value-type="string" office:string-value="00001101" calcext:value-type="string">
            <text:p>00001101</text:p>
          </table:table-cell>
          <table:table-cell table:number-columns-repeated="9"/>
        </table:table-row>
        <table:table-row table:style-name="ro1">
          <table:table-cell table:formula="of:=[.A126]+1" office:value-type="float" office:value="86" calcext:value-type="float">
            <text:p>86</text:p>
          </table:table-cell>
          <table:table-cell table:formula="of:=MID([.$C$37];([.A127]-1)*4+1;2)" office:value-type="string" office:string-value="45" calcext:value-type="string">
            <text:p>45</text:p>
          </table:table-cell>
          <table:table-cell table:formula="of:=MID([.$C$37];([.A127]-1)*4+1+2;2)" office:value-type="string" office:string-value="35" calcext:value-type="string">
            <text:p>35</text:p>
          </table:table-cell>
          <table:table-cell table:formula="of:=DECIMAL([.B127];16)" office:value-type="float" office:value="69" calcext:value-type="float">
            <text:p>69</text:p>
          </table:table-cell>
          <table:table-cell table:formula="of:=DECIMAL([.C127];16)" office:value-type="float" office:value="53" calcext:value-type="float">
            <text:p>53</text:p>
          </table:table-cell>
          <table:table-cell table:formula="of:=CHAR([.D127])" office:value-type="string" office:string-value="E" calcext:value-type="string">
            <text:p>E</text:p>
          </table:table-cell>
          <table:table-cell table:formula="of:=CHAR([.E127])" office:value-type="string" office:string-value="5" calcext:value-type="string">
            <text:p>5</text:p>
          </table:table-cell>
          <table:table-cell table:formula="of:=DECIMAL([.F127];16)" office:value-type="float" office:value="14" calcext:value-type="float">
            <text:p>14</text:p>
          </table:table-cell>
          <table:table-cell table:formula="of:=DECIMAL([.G127];16)" office:value-type="float" office:value="5" calcext:value-type="float">
            <text:p>5</text:p>
          </table:table-cell>
          <table:table-cell table:formula="of:=BASE([.H127];2;4)" office:value-type="string" office:string-value="1110" calcext:value-type="string">
            <text:p>1110</text:p>
          </table:table-cell>
          <table:table-cell table:formula="of:=BASE([.I127];2;4)" office:value-type="string" office:string-value="0101" calcext:value-type="string">
            <text:p>0101</text:p>
          </table:table-cell>
          <table:table-cell table:formula="of:=[.J127]&amp;[.K127]" office:value-type="string" office:string-value="11100101" calcext:value-type="string">
            <text:p>11100101</text:p>
          </table:table-cell>
          <table:table-cell table:formula="of:=[.L126]&amp;[.L127]" office:value-type="string" office:string-value="0000110111100101" calcext:value-type="string">
            <text:p>0000110111100101</text:p>
          </table:table-cell>
          <table:table-cell office:value-type="string" calcext:value-type="string">
            <text:p>Waarde in milliVolt</text:p>
          </table:table-cell>
          <table:table-cell table:formula="of:=DECIMAL([.M127];2)" office:value-type="float" office:value="3557" calcext:value-type="float">
            <text:p>3557</text:p>
          </table:table-cell>
          <table:table-cell table:formula="of:=[.P125]+1" office:value-type="float" office:value="12" calcext:value-type="float">
            <text:p>12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27]+1" office:value-type="float" office:value="87" calcext:value-type="float">
            <text:p>87</text:p>
          </table:table-cell>
          <table:table-cell table:formula="of:=MID([.$C$37];([.A128]-1)*4+1;2)" office:value-type="string" office:string-value="30" calcext:value-type="string">
            <text:p>30</text:p>
          </table:table-cell>
          <table:table-cell table:formula="of:=MID([.$C$37];([.A128]-1)*4+1+2;2)" office:value-type="string" office:string-value="44" calcext:value-type="string">
            <text:p>44</text:p>
          </table:table-cell>
          <table:table-cell table:formula="of:=DECIMAL([.B128];16)" office:value-type="float" office:value="48" calcext:value-type="float">
            <text:p>48</text:p>
          </table:table-cell>
          <table:table-cell table:formula="of:=DECIMAL([.C128];16)" office:value-type="float" office:value="68" calcext:value-type="float">
            <text:p>68</text:p>
          </table:table-cell>
          <table:table-cell table:formula="of:=CHAR([.D128])" office:value-type="string" office:string-value="0" calcext:value-type="string">
            <text:p>0</text:p>
          </table:table-cell>
          <table:table-cell table:formula="of:=CHAR([.E128])" office:value-type="string" office:string-value="D" calcext:value-type="string">
            <text:p>D</text:p>
          </table:table-cell>
          <table:table-cell table:formula="of:=DECIMAL([.F128];16)" office:value-type="float" office:value="0" calcext:value-type="float">
            <text:p>0</text:p>
          </table:table-cell>
          <table:table-cell table:formula="of:=DECIMAL([.G128];16)" office:value-type="float" office:value="13" calcext:value-type="float">
            <text:p>13</text:p>
          </table:table-cell>
          <table:table-cell table:formula="of:=BASE([.H128];2;4)" office:value-type="string" office:string-value="0000" calcext:value-type="string">
            <text:p>0000</text:p>
          </table:table-cell>
          <table:table-cell table:formula="of:=BASE([.I128];2;4)" office:value-type="string" office:string-value="1101" calcext:value-type="string">
            <text:p>1101</text:p>
          </table:table-cell>
          <table:table-cell table:formula="of:=[.J128]&amp;[.K128]" office:value-type="string" office:string-value="00001101" calcext:value-type="string">
            <text:p>00001101</text:p>
          </table:table-cell>
          <table:table-cell table:number-columns-repeated="9"/>
        </table:table-row>
        <table:table-row table:style-name="ro1">
          <table:table-cell table:formula="of:=[.A128]+1" office:value-type="float" office:value="88" calcext:value-type="float">
            <text:p>88</text:p>
          </table:table-cell>
          <table:table-cell table:formula="of:=MID([.$C$37];([.A129]-1)*4+1;2)" office:value-type="string" office:string-value="45" calcext:value-type="string">
            <text:p>45</text:p>
          </table:table-cell>
          <table:table-cell table:formula="of:=MID([.$C$37];([.A129]-1)*4+1+2;2)" office:value-type="string" office:string-value="36" calcext:value-type="string">
            <text:p>36</text:p>
          </table:table-cell>
          <table:table-cell table:formula="of:=DECIMAL([.B129];16)" office:value-type="float" office:value="69" calcext:value-type="float">
            <text:p>69</text:p>
          </table:table-cell>
          <table:table-cell table:formula="of:=DECIMAL([.C129];16)" office:value-type="float" office:value="54" calcext:value-type="float">
            <text:p>54</text:p>
          </table:table-cell>
          <table:table-cell table:formula="of:=CHAR([.D129])" office:value-type="string" office:string-value="E" calcext:value-type="string">
            <text:p>E</text:p>
          </table:table-cell>
          <table:table-cell table:formula="of:=CHAR([.E129])" office:value-type="string" office:string-value="6" calcext:value-type="string">
            <text:p>6</text:p>
          </table:table-cell>
          <table:table-cell table:formula="of:=DECIMAL([.F129];16)" office:value-type="float" office:value="14" calcext:value-type="float">
            <text:p>14</text:p>
          </table:table-cell>
          <table:table-cell table:formula="of:=DECIMAL([.G129];16)" office:value-type="float" office:value="6" calcext:value-type="float">
            <text:p>6</text:p>
          </table:table-cell>
          <table:table-cell table:formula="of:=BASE([.H129];2;4)" office:value-type="string" office:string-value="1110" calcext:value-type="string">
            <text:p>1110</text:p>
          </table:table-cell>
          <table:table-cell table:formula="of:=BASE([.I129];2;4)" office:value-type="string" office:string-value="0110" calcext:value-type="string">
            <text:p>0110</text:p>
          </table:table-cell>
          <table:table-cell table:formula="of:=[.J129]&amp;[.K129]" office:value-type="string" office:string-value="11100110" calcext:value-type="string">
            <text:p>11100110</text:p>
          </table:table-cell>
          <table:table-cell table:formula="of:=[.L128]&amp;[.L129]" office:value-type="string" office:string-value="0000110111100110" calcext:value-type="string">
            <text:p>0000110111100110</text:p>
          </table:table-cell>
          <table:table-cell office:value-type="string" calcext:value-type="string">
            <text:p>Waarde in milliVolt</text:p>
          </table:table-cell>
          <table:table-cell table:formula="of:=DECIMAL([.M129];2)" office:value-type="float" office:value="3558" calcext:value-type="float">
            <text:p>3558</text:p>
          </table:table-cell>
          <table:table-cell table:formula="of:=[.P127]+1" office:value-type="float" office:value="13" calcext:value-type="float">
            <text:p>13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29]+1" office:value-type="float" office:value="89" calcext:value-type="float">
            <text:p>89</text:p>
          </table:table-cell>
          <table:table-cell table:formula="of:=MID([.$C$37];([.A130]-1)*4+1;2)" office:value-type="string" office:string-value="30" calcext:value-type="string">
            <text:p>30</text:p>
          </table:table-cell>
          <table:table-cell table:formula="of:=MID([.$C$37];([.A130]-1)*4+1+2;2)" office:value-type="string" office:string-value="44" calcext:value-type="string">
            <text:p>44</text:p>
          </table:table-cell>
          <table:table-cell table:formula="of:=DECIMAL([.B130];16)" office:value-type="float" office:value="48" calcext:value-type="float">
            <text:p>48</text:p>
          </table:table-cell>
          <table:table-cell table:formula="of:=DECIMAL([.C130];16)" office:value-type="float" office:value="68" calcext:value-type="float">
            <text:p>68</text:p>
          </table:table-cell>
          <table:table-cell table:formula="of:=CHAR([.D130])" office:value-type="string" office:string-value="0" calcext:value-type="string">
            <text:p>0</text:p>
          </table:table-cell>
          <table:table-cell table:formula="of:=CHAR([.E130])" office:value-type="string" office:string-value="D" calcext:value-type="string">
            <text:p>D</text:p>
          </table:table-cell>
          <table:table-cell table:formula="of:=DECIMAL([.F130];16)" office:value-type="float" office:value="0" calcext:value-type="float">
            <text:p>0</text:p>
          </table:table-cell>
          <table:table-cell table:formula="of:=DECIMAL([.G130];16)" office:value-type="float" office:value="13" calcext:value-type="float">
            <text:p>13</text:p>
          </table:table-cell>
          <table:table-cell table:formula="of:=BASE([.H130];2;4)" office:value-type="string" office:string-value="0000" calcext:value-type="string">
            <text:p>0000</text:p>
          </table:table-cell>
          <table:table-cell table:formula="of:=BASE([.I130];2;4)" office:value-type="string" office:string-value="1101" calcext:value-type="string">
            <text:p>1101</text:p>
          </table:table-cell>
          <table:table-cell table:formula="of:=[.J130]&amp;[.K130]" office:value-type="string" office:string-value="00001101" calcext:value-type="string">
            <text:p>00001101</text:p>
          </table:table-cell>
          <table:table-cell table:number-columns-repeated="9"/>
        </table:table-row>
        <table:table-row table:style-name="ro1">
          <table:table-cell table:formula="of:=[.A130]+1" office:value-type="float" office:value="90" calcext:value-type="float">
            <text:p>90</text:p>
          </table:table-cell>
          <table:table-cell table:formula="of:=MID([.$C$37];([.A131]-1)*4+1;2)" office:value-type="string" office:string-value="45" calcext:value-type="string">
            <text:p>45</text:p>
          </table:table-cell>
          <table:table-cell table:formula="of:=MID([.$C$37];([.A131]-1)*4+1+2;2)" office:value-type="string" office:string-value="36" calcext:value-type="string">
            <text:p>36</text:p>
          </table:table-cell>
          <table:table-cell table:formula="of:=DECIMAL([.B131];16)" office:value-type="float" office:value="69" calcext:value-type="float">
            <text:p>69</text:p>
          </table:table-cell>
          <table:table-cell table:formula="of:=DECIMAL([.C131];16)" office:value-type="float" office:value="54" calcext:value-type="float">
            <text:p>54</text:p>
          </table:table-cell>
          <table:table-cell table:formula="of:=CHAR([.D131])" office:value-type="string" office:string-value="E" calcext:value-type="string">
            <text:p>E</text:p>
          </table:table-cell>
          <table:table-cell table:formula="of:=CHAR([.E131])" office:value-type="string" office:string-value="6" calcext:value-type="string">
            <text:p>6</text:p>
          </table:table-cell>
          <table:table-cell table:formula="of:=DECIMAL([.F131];16)" office:value-type="float" office:value="14" calcext:value-type="float">
            <text:p>14</text:p>
          </table:table-cell>
          <table:table-cell table:formula="of:=DECIMAL([.G131];16)" office:value-type="float" office:value="6" calcext:value-type="float">
            <text:p>6</text:p>
          </table:table-cell>
          <table:table-cell table:formula="of:=BASE([.H131];2;4)" office:value-type="string" office:string-value="1110" calcext:value-type="string">
            <text:p>1110</text:p>
          </table:table-cell>
          <table:table-cell table:formula="of:=BASE([.I131];2;4)" office:value-type="string" office:string-value="0110" calcext:value-type="string">
            <text:p>0110</text:p>
          </table:table-cell>
          <table:table-cell table:formula="of:=[.J131]&amp;[.K131]" office:value-type="string" office:string-value="11100110" calcext:value-type="string">
            <text:p>11100110</text:p>
          </table:table-cell>
          <table:table-cell table:formula="of:=[.L130]&amp;[.L131]" office:value-type="string" office:string-value="0000110111100110" calcext:value-type="string">
            <text:p>0000110111100110</text:p>
          </table:table-cell>
          <table:table-cell office:value-type="string" calcext:value-type="string">
            <text:p>Waarde in milliVolt</text:p>
          </table:table-cell>
          <table:table-cell table:formula="of:=DECIMAL([.M131];2)" office:value-type="float" office:value="3558" calcext:value-type="float">
            <text:p>3558</text:p>
          </table:table-cell>
          <table:table-cell table:formula="of:=[.P129]+1" office:value-type="float" office:value="14" calcext:value-type="float">
            <text:p>14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31]+1" office:value-type="float" office:value="91" calcext:value-type="float">
            <text:p>91</text:p>
          </table:table-cell>
          <table:table-cell table:formula="of:=MID([.$C$37];([.A132]-1)*4+1;2)" office:value-type="string" office:string-value="30" calcext:value-type="string">
            <text:p>30</text:p>
          </table:table-cell>
          <table:table-cell table:formula="of:=MID([.$C$37];([.A132]-1)*4+1+2;2)" office:value-type="string" office:string-value="44" calcext:value-type="string">
            <text:p>44</text:p>
          </table:table-cell>
          <table:table-cell table:formula="of:=DECIMAL([.B132];16)" office:value-type="float" office:value="48" calcext:value-type="float">
            <text:p>48</text:p>
          </table:table-cell>
          <table:table-cell table:formula="of:=DECIMAL([.C132];16)" office:value-type="float" office:value="68" calcext:value-type="float">
            <text:p>68</text:p>
          </table:table-cell>
          <table:table-cell table:formula="of:=CHAR([.D132])" office:value-type="string" office:string-value="0" calcext:value-type="string">
            <text:p>0</text:p>
          </table:table-cell>
          <table:table-cell table:formula="of:=CHAR([.E132])" office:value-type="string" office:string-value="D" calcext:value-type="string">
            <text:p>D</text:p>
          </table:table-cell>
          <table:table-cell table:formula="of:=DECIMAL([.F132];16)" office:value-type="float" office:value="0" calcext:value-type="float">
            <text:p>0</text:p>
          </table:table-cell>
          <table:table-cell table:formula="of:=DECIMAL([.G132];16)" office:value-type="float" office:value="13" calcext:value-type="float">
            <text:p>13</text:p>
          </table:table-cell>
          <table:table-cell table:formula="of:=BASE([.H132];2;4)" office:value-type="string" office:string-value="0000" calcext:value-type="string">
            <text:p>0000</text:p>
          </table:table-cell>
          <table:table-cell table:formula="of:=BASE([.I132];2;4)" office:value-type="string" office:string-value="1101" calcext:value-type="string">
            <text:p>1101</text:p>
          </table:table-cell>
          <table:table-cell table:formula="of:=[.J132]&amp;[.K132]" office:value-type="string" office:string-value="00001101" calcext:value-type="string">
            <text:p>00001101</text:p>
          </table:table-cell>
          <table:table-cell table:number-columns-repeated="9"/>
        </table:table-row>
        <table:table-row table:style-name="ro1">
          <table:table-cell table:formula="of:=[.A132]+1" office:value-type="float" office:value="92" calcext:value-type="float">
            <text:p>92</text:p>
          </table:table-cell>
          <table:table-cell table:formula="of:=MID([.$C$37];([.A133]-1)*4+1;2)" office:value-type="string" office:string-value="45" calcext:value-type="string">
            <text:p>45</text:p>
          </table:table-cell>
          <table:table-cell table:formula="of:=MID([.$C$37];([.A133]-1)*4+1+2;2)" office:value-type="string" office:string-value="36" calcext:value-type="string">
            <text:p>36</text:p>
          </table:table-cell>
          <table:table-cell table:formula="of:=DECIMAL([.B133];16)" office:value-type="float" office:value="69" calcext:value-type="float">
            <text:p>69</text:p>
          </table:table-cell>
          <table:table-cell table:formula="of:=DECIMAL([.C133];16)" office:value-type="float" office:value="54" calcext:value-type="float">
            <text:p>54</text:p>
          </table:table-cell>
          <table:table-cell table:formula="of:=CHAR([.D133])" office:value-type="string" office:string-value="E" calcext:value-type="string">
            <text:p>E</text:p>
          </table:table-cell>
          <table:table-cell table:formula="of:=CHAR([.E133])" office:value-type="string" office:string-value="6" calcext:value-type="string">
            <text:p>6</text:p>
          </table:table-cell>
          <table:table-cell table:formula="of:=DECIMAL([.F133];16)" office:value-type="float" office:value="14" calcext:value-type="float">
            <text:p>14</text:p>
          </table:table-cell>
          <table:table-cell table:formula="of:=DECIMAL([.G133];16)" office:value-type="float" office:value="6" calcext:value-type="float">
            <text:p>6</text:p>
          </table:table-cell>
          <table:table-cell table:formula="of:=BASE([.H133];2;4)" office:value-type="string" office:string-value="1110" calcext:value-type="string">
            <text:p>1110</text:p>
          </table:table-cell>
          <table:table-cell table:formula="of:=BASE([.I133];2;4)" office:value-type="string" office:string-value="0110" calcext:value-type="string">
            <text:p>0110</text:p>
          </table:table-cell>
          <table:table-cell table:formula="of:=[.J133]&amp;[.K133]" office:value-type="string" office:string-value="11100110" calcext:value-type="string">
            <text:p>11100110</text:p>
          </table:table-cell>
          <table:table-cell table:formula="of:=[.L132]&amp;[.L133]" office:value-type="string" office:string-value="0000110111100110" calcext:value-type="string">
            <text:p>0000110111100110</text:p>
          </table:table-cell>
          <table:table-cell office:value-type="string" calcext:value-type="string">
            <text:p>Waarde in milliVolt</text:p>
          </table:table-cell>
          <table:table-cell table:formula="of:=DECIMAL([.M133];2)" office:value-type="float" office:value="3558" calcext:value-type="float">
            <text:p>3558</text:p>
          </table:table-cell>
          <table:table-cell table:formula="of:=[.P131]+1" office:value-type="float" office:value="15" calcext:value-type="float">
            <text:p>15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33]+1" office:value-type="float" office:value="93" calcext:value-type="float">
            <text:p>93</text:p>
          </table:table-cell>
          <table:table-cell table:formula="of:=MID([.$C$37];([.A134]-1)*4+1;2)" office:value-type="string" office:string-value="30" calcext:value-type="string">
            <text:p>30</text:p>
          </table:table-cell>
          <table:table-cell table:formula="of:=MID([.$C$37];([.A134]-1)*4+1+2;2)" office:value-type="string" office:string-value="35" calcext:value-type="string">
            <text:p>35</text:p>
          </table:table-cell>
          <table:table-cell table:formula="of:=DECIMAL([.B134];16)" office:value-type="float" office:value="48" calcext:value-type="float">
            <text:p>48</text:p>
          </table:table-cell>
          <table:table-cell table:formula="of:=DECIMAL([.C134];16)" office:value-type="float" office:value="53" calcext:value-type="float">
            <text:p>53</text:p>
          </table:table-cell>
          <table:table-cell table:formula="of:=CHAR([.D134])" office:value-type="string" office:string-value="0" calcext:value-type="string">
            <text:p>0</text:p>
          </table:table-cell>
          <table:table-cell table:formula="of:=CHAR([.E134])" office:value-type="string" office:string-value="5" calcext:value-type="string">
            <text:p>5</text:p>
          </table:table-cell>
          <table:table-cell table:formula="of:=DECIMAL([.F134];16)" office:value-type="float" office:value="0" calcext:value-type="float">
            <text:p>0</text:p>
          </table:table-cell>
          <table:table-cell table:formula="of:=DECIMAL([.G134];16)" office:value-type="float" office:value="5" calcext:value-type="float">
            <text:p>5</text:p>
          </table:table-cell>
          <table:table-cell table:formula="of:=BASE([.H134];2;4)" office:value-type="string" office:string-value="0000" calcext:value-type="string">
            <text:p>0000</text:p>
          </table:table-cell>
          <table:table-cell table:formula="of:=BASE([.I134];2;4)" office:value-type="string" office:string-value="0101" calcext:value-type="string">
            <text:p>0101</text:p>
          </table:table-cell>
          <table:table-cell table:formula="of:=[.J134]&amp;[.K134]" office:value-type="string" office:string-value="00000101" calcext:value-type="string">
            <text:p>00000101</text:p>
          </table:table-cell>
          <table:table-cell table:formula="of:=DECIMAL([.L134];2)" office:value-type="float" office:value="5" calcext:value-type="float">
            <text:p>5</text:p>
          </table:table-cell>
          <table:table-cell office:value-type="string" calcext:value-type="string">
            <text:p>Aantal temperatuursensors</text:p>
          </table:table-cell>
          <table:table-cell table:number-columns-repeated="7"/>
        </table:table-row>
        <table:table-row table:style-name="ro1">
          <table:table-cell table:formula="of:=[.A134]+1" office:value-type="float" office:value="94" calcext:value-type="float">
            <text:p>94</text:p>
          </table:table-cell>
          <table:table-cell table:formula="of:=MID([.$C$37];([.A135]-1)*4+1;2)" office:value-type="string" office:string-value="30" calcext:value-type="string">
            <text:p>30</text:p>
          </table:table-cell>
          <table:table-cell table:formula="of:=MID([.$C$37];([.A135]-1)*4+1+2;2)" office:value-type="string" office:string-value="42" calcext:value-type="string">
            <text:p>42</text:p>
          </table:table-cell>
          <table:table-cell table:formula="of:=DECIMAL([.B135];16)" office:value-type="float" office:value="48" calcext:value-type="float">
            <text:p>48</text:p>
          </table:table-cell>
          <table:table-cell table:formula="of:=DECIMAL([.C135];16)" office:value-type="float" office:value="66" calcext:value-type="float">
            <text:p>66</text:p>
          </table:table-cell>
          <table:table-cell table:formula="of:=CHAR([.D135])" office:value-type="string" office:string-value="0" calcext:value-type="string">
            <text:p>0</text:p>
          </table:table-cell>
          <table:table-cell table:formula="of:=CHAR([.E135])" office:value-type="string" office:string-value="B" calcext:value-type="string">
            <text:p>B</text:p>
          </table:table-cell>
          <table:table-cell table:formula="of:=DECIMAL([.F135];16)" office:value-type="float" office:value="0" calcext:value-type="float">
            <text:p>0</text:p>
          </table:table-cell>
          <table:table-cell table:formula="of:=DECIMAL([.G135];16)" office:value-type="float" office:value="11" calcext:value-type="float">
            <text:p>11</text:p>
          </table:table-cell>
          <table:table-cell table:formula="of:=BASE([.H135];2;4)" office:value-type="string" office:string-value="0000" calcext:value-type="string">
            <text:p>0000</text:p>
          </table:table-cell>
          <table:table-cell table:formula="of:=BASE([.I135];2;4)" office:value-type="string" office:string-value="1011" calcext:value-type="string">
            <text:p>1011</text:p>
          </table:table-cell>
          <table:table-cell table:formula="of:=[.J135]&amp;[.K135]" office:value-type="string" office:string-value="00001011" calcext:value-type="string">
            <text:p>00001011</text:p>
          </table:table-cell>
          <table:table-cell table:number-columns-repeated="9"/>
        </table:table-row>
        <table:table-row table:style-name="ro1">
          <table:table-cell table:formula="of:=[.A135]+1" office:value-type="float" office:value="95" calcext:value-type="float">
            <text:p>95</text:p>
          </table:table-cell>
          <table:table-cell table:formula="of:=MID([.$C$37];([.A136]-1)*4+1;2)" office:value-type="string" office:string-value="39" calcext:value-type="string">
            <text:p>39</text:p>
          </table:table-cell>
          <table:table-cell table:formula="of:=MID([.$C$37];([.A136]-1)*4+1+2;2)" office:value-type="string" office:string-value="42" calcext:value-type="string">
            <text:p>42</text:p>
          </table:table-cell>
          <table:table-cell table:formula="of:=DECIMAL([.B136];16)" office:value-type="float" office:value="57" calcext:value-type="float">
            <text:p>57</text:p>
          </table:table-cell>
          <table:table-cell table:formula="of:=DECIMAL([.C136];16)" office:value-type="float" office:value="66" calcext:value-type="float">
            <text:p>66</text:p>
          </table:table-cell>
          <table:table-cell table:formula="of:=CHAR([.D136])" office:value-type="string" office:string-value="9" calcext:value-type="string">
            <text:p>9</text:p>
          </table:table-cell>
          <table:table-cell table:formula="of:=CHAR([.E136])" office:value-type="string" office:string-value="B" calcext:value-type="string">
            <text:p>B</text:p>
          </table:table-cell>
          <table:table-cell table:formula="of:=DECIMAL([.F136];16)" office:value-type="float" office:value="9" calcext:value-type="float">
            <text:p>9</text:p>
          </table:table-cell>
          <table:table-cell table:formula="of:=DECIMAL([.G136];16)" office:value-type="float" office:value="11" calcext:value-type="float">
            <text:p>11</text:p>
          </table:table-cell>
          <table:table-cell table:formula="of:=BASE([.H136];2;4)" office:value-type="string" office:string-value="1001" calcext:value-type="string">
            <text:p>1001</text:p>
          </table:table-cell>
          <table:table-cell table:formula="of:=BASE([.I136];2;4)" office:value-type="string" office:string-value="1011" calcext:value-type="string">
            <text:p>1011</text:p>
          </table:table-cell>
          <table:table-cell table:formula="of:=[.J136]&amp;[.K136]" office:value-type="string" office:string-value="10011011" calcext:value-type="string">
            <text:p>10011011</text:p>
          </table:table-cell>
          <table:table-cell table:formula="of:=[.L135]&amp;[.L136]" office:value-type="string" office:string-value="0000101110011011" calcext:value-type="string">
            <text:p>0000101110011011</text:p>
          </table:table-cell>
          <table:table-cell office:value-type="string" calcext:value-type="string">
            <text:p>Waarde in Kelvin * 10</text:p>
          </table:table-cell>
          <table:table-cell table:formula="of:=DECIMAL([.M136];2)" office:value-type="float" office:value="2971" calcext:value-type="float">
            <text:p>2971</text:p>
          </table:table-cell>
          <table:table-cell table:formula="of:=[.P134]+1" office:value-type="float" office:value="1" calcext:value-type="float">
            <text:p>1</text:p>
          </table:table-cell>
          <table:table-cell office:value-type="string" calcext:value-type="string">
            <text:p>sel</text:p>
          </table:table-cell>
          <table:table-cell table:formula="of:=[.O136]/10-273.1" office:value-type="float" office:value="24" calcext:value-type="float">
            <text:p>24</text:p>
          </table:table-cell>
          <table:table-cell office:value-type="string" calcext:value-type="string">
            <text:p>grade C</text:p>
          </table:table-cell>
          <table:table-cell table:number-columns-repeated="2"/>
        </table:table-row>
        <table:table-row table:style-name="ro1">
          <table:table-cell table:formula="of:=[.A136]+1" office:value-type="float" office:value="96" calcext:value-type="float">
            <text:p>96</text:p>
          </table:table-cell>
          <table:table-cell table:formula="of:=MID([.$C$37];([.A137]-1)*4+1;2)" office:value-type="string" office:string-value="30" calcext:value-type="string">
            <text:p>30</text:p>
          </table:table-cell>
          <table:table-cell table:formula="of:=MID([.$C$37];([.A137]-1)*4+1+2;2)" office:value-type="string" office:string-value="42" calcext:value-type="string">
            <text:p>42</text:p>
          </table:table-cell>
          <table:table-cell table:formula="of:=DECIMAL([.B137];16)" office:value-type="float" office:value="48" calcext:value-type="float">
            <text:p>48</text:p>
          </table:table-cell>
          <table:table-cell table:formula="of:=DECIMAL([.C137];16)" office:value-type="float" office:value="66" calcext:value-type="float">
            <text:p>66</text:p>
          </table:table-cell>
          <table:table-cell table:formula="of:=CHAR([.D137])" office:value-type="string" office:string-value="0" calcext:value-type="string">
            <text:p>0</text:p>
          </table:table-cell>
          <table:table-cell table:formula="of:=CHAR([.E137])" office:value-type="string" office:string-value="B" calcext:value-type="string">
            <text:p>B</text:p>
          </table:table-cell>
          <table:table-cell table:formula="of:=DECIMAL([.F137];16)" office:value-type="float" office:value="0" calcext:value-type="float">
            <text:p>0</text:p>
          </table:table-cell>
          <table:table-cell table:formula="of:=DECIMAL([.G137];16)" office:value-type="float" office:value="11" calcext:value-type="float">
            <text:p>11</text:p>
          </table:table-cell>
          <table:table-cell table:formula="of:=BASE([.H137];2;4)" office:value-type="string" office:string-value="0000" calcext:value-type="string">
            <text:p>0000</text:p>
          </table:table-cell>
          <table:table-cell table:formula="of:=BASE([.I137];2;4)" office:value-type="string" office:string-value="1011" calcext:value-type="string">
            <text:p>1011</text:p>
          </table:table-cell>
          <table:table-cell table:formula="of:=[.J137]&amp;[.K137]" office:value-type="string" office:string-value="00001011" calcext:value-type="string">
            <text:p>00001011</text:p>
          </table:table-cell>
          <table:table-cell table:number-columns-repeated="9"/>
        </table:table-row>
        <table:table-row table:style-name="ro1">
          <table:table-cell table:formula="of:=[.A137]+1" office:value-type="float" office:value="97" calcext:value-type="float">
            <text:p>97</text:p>
          </table:table-cell>
          <table:table-cell table:formula="of:=MID([.$C$37];([.A138]-1)*4+1;2)" office:value-type="string" office:string-value="37" calcext:value-type="string">
            <text:p>37</text:p>
          </table:table-cell>
          <table:table-cell table:formula="of:=MID([.$C$37];([.A138]-1)*4+1+2;2)" office:value-type="string" office:string-value="44" calcext:value-type="string">
            <text:p>44</text:p>
          </table:table-cell>
          <table:table-cell table:formula="of:=DECIMAL([.B138];16)" office:value-type="float" office:value="55" calcext:value-type="float">
            <text:p>55</text:p>
          </table:table-cell>
          <table:table-cell table:formula="of:=DECIMAL([.C138];16)" office:value-type="float" office:value="68" calcext:value-type="float">
            <text:p>68</text:p>
          </table:table-cell>
          <table:table-cell table:formula="of:=CHAR([.D138])" office:value-type="string" office:string-value="7" calcext:value-type="string">
            <text:p>7</text:p>
          </table:table-cell>
          <table:table-cell table:formula="of:=CHAR([.E138])" office:value-type="string" office:string-value="D" calcext:value-type="string">
            <text:p>D</text:p>
          </table:table-cell>
          <table:table-cell table:formula="of:=DECIMAL([.F138];16)" office:value-type="float" office:value="7" calcext:value-type="float">
            <text:p>7</text:p>
          </table:table-cell>
          <table:table-cell table:formula="of:=DECIMAL([.G138];16)" office:value-type="float" office:value="13" calcext:value-type="float">
            <text:p>13</text:p>
          </table:table-cell>
          <table:table-cell table:formula="of:=BASE([.H138];2;4)" office:value-type="string" office:string-value="0111" calcext:value-type="string">
            <text:p>0111</text:p>
          </table:table-cell>
          <table:table-cell table:formula="of:=BASE([.I138];2;4)" office:value-type="string" office:string-value="1101" calcext:value-type="string">
            <text:p>1101</text:p>
          </table:table-cell>
          <table:table-cell table:formula="of:=[.J138]&amp;[.K138]" office:value-type="string" office:string-value="01111101" calcext:value-type="string">
            <text:p>01111101</text:p>
          </table:table-cell>
          <table:table-cell table:formula="of:=[.L137]&amp;[.L138]" office:value-type="string" office:string-value="0000101101111101" calcext:value-type="string">
            <text:p>0000101101111101</text:p>
          </table:table-cell>
          <table:table-cell office:value-type="string" calcext:value-type="string">
            <text:p>Waarde in Kelvin * 10</text:p>
          </table:table-cell>
          <table:table-cell table:formula="of:=DECIMAL([.M138];2)" office:value-type="float" office:value="2941" calcext:value-type="float">
            <text:p>2941</text:p>
          </table:table-cell>
          <table:table-cell table:formula="of:=[.P136]+1" office:value-type="float" office:value="2" calcext:value-type="float">
            <text:p>2</text:p>
          </table:table-cell>
          <table:table-cell office:value-type="string" calcext:value-type="string">
            <text:p>sel</text:p>
          </table:table-cell>
          <table:table-cell table:formula="of:=[.O138]/10-273.1" office:value-type="float" office:value="21" calcext:value-type="float">
            <text:p>21</text:p>
          </table:table-cell>
          <table:table-cell office:value-type="string" calcext:value-type="string">
            <text:p>grade C</text:p>
          </table:table-cell>
          <table:table-cell table:number-columns-repeated="2"/>
        </table:table-row>
        <table:table-row table:style-name="ro1">
          <table:table-cell table:formula="of:=[.A138]+1" office:value-type="float" office:value="98" calcext:value-type="float">
            <text:p>98</text:p>
          </table:table-cell>
          <table:table-cell table:formula="of:=MID([.$C$37];([.A139]-1)*4+1;2)" office:value-type="string" office:string-value="30" calcext:value-type="string">
            <text:p>30</text:p>
          </table:table-cell>
          <table:table-cell table:formula="of:=MID([.$C$37];([.A139]-1)*4+1+2;2)" office:value-type="string" office:string-value="42" calcext:value-type="string">
            <text:p>42</text:p>
          </table:table-cell>
          <table:table-cell table:formula="of:=DECIMAL([.B139];16)" office:value-type="float" office:value="48" calcext:value-type="float">
            <text:p>48</text:p>
          </table:table-cell>
          <table:table-cell table:formula="of:=DECIMAL([.C139];16)" office:value-type="float" office:value="66" calcext:value-type="float">
            <text:p>66</text:p>
          </table:table-cell>
          <table:table-cell table:formula="of:=CHAR([.D139])" office:value-type="string" office:string-value="0" calcext:value-type="string">
            <text:p>0</text:p>
          </table:table-cell>
          <table:table-cell table:formula="of:=CHAR([.E139])" office:value-type="string" office:string-value="B" calcext:value-type="string">
            <text:p>B</text:p>
          </table:table-cell>
          <table:table-cell table:formula="of:=DECIMAL([.F139];16)" office:value-type="float" office:value="0" calcext:value-type="float">
            <text:p>0</text:p>
          </table:table-cell>
          <table:table-cell table:formula="of:=DECIMAL([.G139];16)" office:value-type="float" office:value="11" calcext:value-type="float">
            <text:p>11</text:p>
          </table:table-cell>
          <table:table-cell table:formula="of:=BASE([.H139];2;4)" office:value-type="string" office:string-value="0000" calcext:value-type="string">
            <text:p>0000</text:p>
          </table:table-cell>
          <table:table-cell table:formula="of:=BASE([.I139];2;4)" office:value-type="string" office:string-value="1011" calcext:value-type="string">
            <text:p>1011</text:p>
          </table:table-cell>
          <table:table-cell table:formula="of:=[.J139]&amp;[.K139]" office:value-type="string" office:string-value="00001011" calcext:value-type="string">
            <text:p>00001011</text:p>
          </table:table-cell>
          <table:table-cell table:number-columns-repeated="9"/>
        </table:table-row>
        <table:table-row table:style-name="ro1">
          <table:table-cell table:formula="of:=[.A139]+1" office:value-type="float" office:value="99" calcext:value-type="float">
            <text:p>99</text:p>
          </table:table-cell>
          <table:table-cell table:formula="of:=MID([.$C$37];([.A140]-1)*4+1;2)" office:value-type="string" office:string-value="37" calcext:value-type="string">
            <text:p>37</text:p>
          </table:table-cell>
          <table:table-cell table:formula="of:=MID([.$C$37];([.A140]-1)*4+1+2;2)" office:value-type="string" office:string-value="44" calcext:value-type="string">
            <text:p>44</text:p>
          </table:table-cell>
          <table:table-cell table:formula="of:=DECIMAL([.B140];16)" office:value-type="float" office:value="55" calcext:value-type="float">
            <text:p>55</text:p>
          </table:table-cell>
          <table:table-cell table:formula="of:=DECIMAL([.C140];16)" office:value-type="float" office:value="68" calcext:value-type="float">
            <text:p>68</text:p>
          </table:table-cell>
          <table:table-cell table:formula="of:=CHAR([.D140])" office:value-type="string" office:string-value="7" calcext:value-type="string">
            <text:p>7</text:p>
          </table:table-cell>
          <table:table-cell table:formula="of:=CHAR([.E140])" office:value-type="string" office:string-value="D" calcext:value-type="string">
            <text:p>D</text:p>
          </table:table-cell>
          <table:table-cell table:formula="of:=DECIMAL([.F140];16)" office:value-type="float" office:value="7" calcext:value-type="float">
            <text:p>7</text:p>
          </table:table-cell>
          <table:table-cell table:formula="of:=DECIMAL([.G140];16)" office:value-type="float" office:value="13" calcext:value-type="float">
            <text:p>13</text:p>
          </table:table-cell>
          <table:table-cell table:formula="of:=BASE([.H140];2;4)" office:value-type="string" office:string-value="0111" calcext:value-type="string">
            <text:p>0111</text:p>
          </table:table-cell>
          <table:table-cell table:formula="of:=BASE([.I140];2;4)" office:value-type="string" office:string-value="1101" calcext:value-type="string">
            <text:p>1101</text:p>
          </table:table-cell>
          <table:table-cell table:formula="of:=[.J140]&amp;[.K140]" office:value-type="string" office:string-value="01111101" calcext:value-type="string">
            <text:p>01111101</text:p>
          </table:table-cell>
          <table:table-cell table:formula="of:=[.L139]&amp;[.L140]" office:value-type="string" office:string-value="0000101101111101" calcext:value-type="string">
            <text:p>0000101101111101</text:p>
          </table:table-cell>
          <table:table-cell office:value-type="string" calcext:value-type="string">
            <text:p>Waarde in Kelvin * 10</text:p>
          </table:table-cell>
          <table:table-cell table:formula="of:=DECIMAL([.M140];2)" office:value-type="float" office:value="2941" calcext:value-type="float">
            <text:p>2941</text:p>
          </table:table-cell>
          <table:table-cell table:formula="of:=[.P138]+1" office:value-type="float" office:value="3" calcext:value-type="float">
            <text:p>3</text:p>
          </table:table-cell>
          <table:table-cell office:value-type="string" calcext:value-type="string">
            <text:p>sel</text:p>
          </table:table-cell>
          <table:table-cell table:formula="of:=[.O140]/10-273.1" office:value-type="float" office:value="21" calcext:value-type="float">
            <text:p>21</text:p>
          </table:table-cell>
          <table:table-cell office:value-type="string" calcext:value-type="string">
            <text:p>grade C</text:p>
          </table:table-cell>
          <table:table-cell table:number-columns-repeated="2"/>
        </table:table-row>
        <table:table-row table:style-name="ro1">
          <table:table-cell table:formula="of:=[.A140]+1" office:value-type="float" office:value="100" calcext:value-type="float">
            <text:p>100</text:p>
          </table:table-cell>
          <table:table-cell table:formula="of:=MID([.$C$37];([.A141]-1)*4+1;2)" office:value-type="string" office:string-value="30" calcext:value-type="string">
            <text:p>30</text:p>
          </table:table-cell>
          <table:table-cell table:formula="of:=MID([.$C$37];([.A141]-1)*4+1+2;2)" office:value-type="string" office:string-value="42" calcext:value-type="string">
            <text:p>42</text:p>
          </table:table-cell>
          <table:table-cell table:formula="of:=DECIMAL([.B141];16)" office:value-type="float" office:value="48" calcext:value-type="float">
            <text:p>48</text:p>
          </table:table-cell>
          <table:table-cell table:formula="of:=DECIMAL([.C141];16)" office:value-type="float" office:value="66" calcext:value-type="float">
            <text:p>66</text:p>
          </table:table-cell>
          <table:table-cell table:formula="of:=CHAR([.D141])" office:value-type="string" office:string-value="0" calcext:value-type="string">
            <text:p>0</text:p>
          </table:table-cell>
          <table:table-cell table:formula="of:=CHAR([.E141])" office:value-type="string" office:string-value="B" calcext:value-type="string">
            <text:p>B</text:p>
          </table:table-cell>
          <table:table-cell table:formula="of:=DECIMAL([.F141];16)" office:value-type="float" office:value="0" calcext:value-type="float">
            <text:p>0</text:p>
          </table:table-cell>
          <table:table-cell table:formula="of:=DECIMAL([.G141];16)" office:value-type="float" office:value="11" calcext:value-type="float">
            <text:p>11</text:p>
          </table:table-cell>
          <table:table-cell table:formula="of:=BASE([.H141];2;4)" office:value-type="string" office:string-value="0000" calcext:value-type="string">
            <text:p>0000</text:p>
          </table:table-cell>
          <table:table-cell table:formula="of:=BASE([.I141];2;4)" office:value-type="string" office:string-value="1011" calcext:value-type="string">
            <text:p>1011</text:p>
          </table:table-cell>
          <table:table-cell table:formula="of:=[.J141]&amp;[.K141]" office:value-type="string" office:string-value="00001011" calcext:value-type="string">
            <text:p>00001011</text:p>
          </table:table-cell>
          <table:table-cell table:number-columns-repeated="9"/>
        </table:table-row>
        <table:table-row table:style-name="ro1">
          <table:table-cell table:formula="of:=[.A141]+1" office:value-type="float" office:value="101" calcext:value-type="float">
            <text:p>101</text:p>
          </table:table-cell>
          <table:table-cell table:formula="of:=MID([.$C$37];([.A142]-1)*4+1;2)" office:value-type="string" office:string-value="37" calcext:value-type="string">
            <text:p>37</text:p>
          </table:table-cell>
          <table:table-cell table:formula="of:=MID([.$C$37];([.A142]-1)*4+1+2;2)" office:value-type="string" office:string-value="44" calcext:value-type="string">
            <text:p>44</text:p>
          </table:table-cell>
          <table:table-cell table:formula="of:=DECIMAL([.B142];16)" office:value-type="float" office:value="55" calcext:value-type="float">
            <text:p>55</text:p>
          </table:table-cell>
          <table:table-cell table:formula="of:=DECIMAL([.C142];16)" office:value-type="float" office:value="68" calcext:value-type="float">
            <text:p>68</text:p>
          </table:table-cell>
          <table:table-cell table:formula="of:=CHAR([.D142])" office:value-type="string" office:string-value="7" calcext:value-type="string">
            <text:p>7</text:p>
          </table:table-cell>
          <table:table-cell table:formula="of:=CHAR([.E142])" office:value-type="string" office:string-value="D" calcext:value-type="string">
            <text:p>D</text:p>
          </table:table-cell>
          <table:table-cell table:formula="of:=DECIMAL([.F142];16)" office:value-type="float" office:value="7" calcext:value-type="float">
            <text:p>7</text:p>
          </table:table-cell>
          <table:table-cell table:formula="of:=DECIMAL([.G142];16)" office:value-type="float" office:value="13" calcext:value-type="float">
            <text:p>13</text:p>
          </table:table-cell>
          <table:table-cell table:formula="of:=BASE([.H142];2;4)" office:value-type="string" office:string-value="0111" calcext:value-type="string">
            <text:p>0111</text:p>
          </table:table-cell>
          <table:table-cell table:formula="of:=BASE([.I142];2;4)" office:value-type="string" office:string-value="1101" calcext:value-type="string">
            <text:p>1101</text:p>
          </table:table-cell>
          <table:table-cell table:formula="of:=[.J142]&amp;[.K142]" office:value-type="string" office:string-value="01111101" calcext:value-type="string">
            <text:p>01111101</text:p>
          </table:table-cell>
          <table:table-cell table:formula="of:=[.L141]&amp;[.L142]" office:value-type="string" office:string-value="0000101101111101" calcext:value-type="string">
            <text:p>0000101101111101</text:p>
          </table:table-cell>
          <table:table-cell office:value-type="string" calcext:value-type="string">
            <text:p>Waarde in Kelvin * 10</text:p>
          </table:table-cell>
          <table:table-cell table:formula="of:=DECIMAL([.M142];2)" office:value-type="float" office:value="2941" calcext:value-type="float">
            <text:p>2941</text:p>
          </table:table-cell>
          <table:table-cell table:formula="of:=[.P140]+1" office:value-type="float" office:value="4" calcext:value-type="float">
            <text:p>4</text:p>
          </table:table-cell>
          <table:table-cell office:value-type="string" calcext:value-type="string">
            <text:p>sel</text:p>
          </table:table-cell>
          <table:table-cell table:formula="of:=[.O142]/10-273.1" office:value-type="float" office:value="21" calcext:value-type="float">
            <text:p>21</text:p>
          </table:table-cell>
          <table:table-cell office:value-type="string" calcext:value-type="string">
            <text:p>grade C</text:p>
          </table:table-cell>
          <table:table-cell table:number-columns-repeated="2"/>
        </table:table-row>
        <table:table-row table:style-name="ro1">
          <table:table-cell table:formula="of:=[.A142]+1" office:value-type="float" office:value="102" calcext:value-type="float">
            <text:p>102</text:p>
          </table:table-cell>
          <table:table-cell table:formula="of:=MID([.$C$37];([.A143]-1)*4+1;2)" office:value-type="string" office:string-value="30" calcext:value-type="string">
            <text:p>30</text:p>
          </table:table-cell>
          <table:table-cell table:formula="of:=MID([.$C$37];([.A143]-1)*4+1+2;2)" office:value-type="string" office:string-value="42" calcext:value-type="string">
            <text:p>42</text:p>
          </table:table-cell>
          <table:table-cell table:formula="of:=DECIMAL([.B143];16)" office:value-type="float" office:value="48" calcext:value-type="float">
            <text:p>48</text:p>
          </table:table-cell>
          <table:table-cell table:formula="of:=DECIMAL([.C143];16)" office:value-type="float" office:value="66" calcext:value-type="float">
            <text:p>66</text:p>
          </table:table-cell>
          <table:table-cell table:formula="of:=CHAR([.D143])" office:value-type="string" office:string-value="0" calcext:value-type="string">
            <text:p>0</text:p>
          </table:table-cell>
          <table:table-cell table:formula="of:=CHAR([.E143])" office:value-type="string" office:string-value="B" calcext:value-type="string">
            <text:p>B</text:p>
          </table:table-cell>
          <table:table-cell table:formula="of:=DECIMAL([.F143];16)" office:value-type="float" office:value="0" calcext:value-type="float">
            <text:p>0</text:p>
          </table:table-cell>
          <table:table-cell table:formula="of:=DECIMAL([.G143];16)" office:value-type="float" office:value="11" calcext:value-type="float">
            <text:p>11</text:p>
          </table:table-cell>
          <table:table-cell table:formula="of:=BASE([.H143];2;4)" office:value-type="string" office:string-value="0000" calcext:value-type="string">
            <text:p>0000</text:p>
          </table:table-cell>
          <table:table-cell table:formula="of:=BASE([.I143];2;4)" office:value-type="string" office:string-value="1011" calcext:value-type="string">
            <text:p>1011</text:p>
          </table:table-cell>
          <table:table-cell table:formula="of:=[.J143]&amp;[.K143]" office:value-type="string" office:string-value="00001011" calcext:value-type="string">
            <text:p>00001011</text:p>
          </table:table-cell>
          <table:table-cell table:number-columns-repeated="9"/>
        </table:table-row>
        <table:table-row table:style-name="ro1">
          <table:table-cell table:formula="of:=[.A143]+1" office:value-type="float" office:value="103" calcext:value-type="float">
            <text:p>103</text:p>
          </table:table-cell>
          <table:table-cell table:formula="of:=MID([.$C$37];([.A144]-1)*4+1;2)" office:value-type="string" office:string-value="37" calcext:value-type="string">
            <text:p>37</text:p>
          </table:table-cell>
          <table:table-cell table:formula="of:=MID([.$C$37];([.A144]-1)*4+1+2;2)" office:value-type="string" office:string-value="44" calcext:value-type="string">
            <text:p>44</text:p>
          </table:table-cell>
          <table:table-cell table:formula="of:=DECIMAL([.B144];16)" office:value-type="float" office:value="55" calcext:value-type="float">
            <text:p>55</text:p>
          </table:table-cell>
          <table:table-cell table:formula="of:=DECIMAL([.C144];16)" office:value-type="float" office:value="68" calcext:value-type="float">
            <text:p>68</text:p>
          </table:table-cell>
          <table:table-cell table:formula="of:=CHAR([.D144])" office:value-type="string" office:string-value="7" calcext:value-type="string">
            <text:p>7</text:p>
          </table:table-cell>
          <table:table-cell table:formula="of:=CHAR([.E144])" office:value-type="string" office:string-value="D" calcext:value-type="string">
            <text:p>D</text:p>
          </table:table-cell>
          <table:table-cell table:formula="of:=DECIMAL([.F144];16)" office:value-type="float" office:value="7" calcext:value-type="float">
            <text:p>7</text:p>
          </table:table-cell>
          <table:table-cell table:formula="of:=DECIMAL([.G144];16)" office:value-type="float" office:value="13" calcext:value-type="float">
            <text:p>13</text:p>
          </table:table-cell>
          <table:table-cell table:formula="of:=BASE([.H144];2;4)" office:value-type="string" office:string-value="0111" calcext:value-type="string">
            <text:p>0111</text:p>
          </table:table-cell>
          <table:table-cell table:formula="of:=BASE([.I144];2;4)" office:value-type="string" office:string-value="1101" calcext:value-type="string">
            <text:p>1101</text:p>
          </table:table-cell>
          <table:table-cell table:formula="of:=[.J144]&amp;[.K144]" office:value-type="string" office:string-value="01111101" calcext:value-type="string">
            <text:p>01111101</text:p>
          </table:table-cell>
          <table:table-cell table:formula="of:=[.L143]&amp;[.L144]" office:value-type="string" office:string-value="0000101101111101" calcext:value-type="string">
            <text:p>0000101101111101</text:p>
          </table:table-cell>
          <table:table-cell office:value-type="string" calcext:value-type="string">
            <text:p>Waarde in Kelvin * 10</text:p>
          </table:table-cell>
          <table:table-cell table:formula="of:=DECIMAL([.M144];2)" office:value-type="float" office:value="2941" calcext:value-type="float">
            <text:p>2941</text:p>
          </table:table-cell>
          <table:table-cell table:formula="of:=[.P142]+1" office:value-type="float" office:value="5" calcext:value-type="float">
            <text:p>5</text:p>
          </table:table-cell>
          <table:table-cell office:value-type="string" calcext:value-type="string">
            <text:p>sel</text:p>
          </table:table-cell>
          <table:table-cell table:formula="of:=[.O144]/10-273.1" office:value-type="float" office:value="21" calcext:value-type="float">
            <text:p>21</text:p>
          </table:table-cell>
          <table:table-cell office:value-type="string" calcext:value-type="string">
            <text:p>grade C</text:p>
          </table:table-cell>
          <table:table-cell table:number-columns-repeated="2"/>
        </table:table-row>
        <table:table-row table:style-name="ro1">
          <table:table-cell table:formula="of:=[.A144]+1" office:value-type="float" office:value="104" calcext:value-type="float">
            <text:p>104</text:p>
          </table:table-cell>
          <table:table-cell table:formula="of:=MID([.$C$37];([.A145]-1)*4+1;2)" office:value-type="string" office:string-value="30" calcext:value-type="string">
            <text:p>30</text:p>
          </table:table-cell>
          <table:table-cell table:formula="of:=MID([.$C$37];([.A145]-1)*4+1+2;2)" office:value-type="string" office:string-value="30" calcext:value-type="string">
            <text:p>30</text:p>
          </table:table-cell>
          <table:table-cell table:formula="of:=DECIMAL([.B145];16)" office:value-type="float" office:value="48" calcext:value-type="float">
            <text:p>48</text:p>
          </table:table-cell>
          <table:table-cell table:formula="of:=DECIMAL([.C145];16)" office:value-type="float" office:value="48" calcext:value-type="float">
            <text:p>48</text:p>
          </table:table-cell>
          <table:table-cell table:formula="of:=CHAR([.D145])" office:value-type="string" office:string-value="0" calcext:value-type="string">
            <text:p>0</text:p>
          </table:table-cell>
          <table:table-cell table:formula="of:=CHAR([.E145])" office:value-type="string" office:string-value="0" calcext:value-type="string">
            <text:p>0</text:p>
          </table:table-cell>
          <table:table-cell table:formula="of:=DECIMAL([.F145];16)" office:value-type="float" office:value="0" calcext:value-type="float">
            <text:p>0</text:p>
          </table:table-cell>
          <table:table-cell table:formula="of:=DECIMAL([.G145];16)" office:value-type="float" office:value="0" calcext:value-type="float">
            <text:p>0</text:p>
          </table:table-cell>
          <table:table-cell table:formula="of:=BASE([.H145];2;4)" office:value-type="string" office:string-value="0000" calcext:value-type="string">
            <text:p>0000</text:p>
          </table:table-cell>
          <table:table-cell table:formula="of:=BASE([.I145];2;4)" office:value-type="string" office:string-value="0000" calcext:value-type="string">
            <text:p>0000</text:p>
          </table:table-cell>
          <table:table-cell table:formula="of:=[.J145]&amp;[.K145]" office:value-type="string" office:string-value="00000000" calcext:value-type="string">
            <text:p>00000000</text:p>
          </table:table-cell>
          <table:table-cell table:number-columns-repeated="7"/>
          <table:table-cell table:formula="of:=([.A145]-1)*4+1" office:value-type="float" office:value="413" calcext:value-type="float">
            <text:p>413</text:p>
          </table:table-cell>
          <table:table-cell table:formula="of:=[.T145]+8" office:value-type="float" office:value="421" calcext:value-type="float">
            <text:p>421</text:p>
          </table:table-cell>
        </table:table-row>
        <table:table-row table:style-name="ro1">
          <table:table-cell table:formula="of:=[.A145]+1" office:value-type="float" office:value="105" calcext:value-type="float">
            <text:p>105</text:p>
          </table:table-cell>
          <table:table-cell table:formula="of:=MID([.$C$37];([.A146]-1)*4+1;2)" office:value-type="string" office:string-value="30" calcext:value-type="string">
            <text:p>30</text:p>
          </table:table-cell>
          <table:table-cell table:formula="of:=MID([.$C$37];([.A146]-1)*4+1+2;2)" office:value-type="string" office:string-value="30" calcext:value-type="string">
            <text:p>30</text:p>
          </table:table-cell>
          <table:table-cell table:formula="of:=DECIMAL([.B146];16)" office:value-type="float" office:value="48" calcext:value-type="float">
            <text:p>48</text:p>
          </table:table-cell>
          <table:table-cell table:formula="of:=DECIMAL([.C146];16)" office:value-type="float" office:value="48" calcext:value-type="float">
            <text:p>48</text:p>
          </table:table-cell>
          <table:table-cell table:formula="of:=CHAR([.D146])" office:value-type="string" office:string-value="0" calcext:value-type="string">
            <text:p>0</text:p>
          </table:table-cell>
          <table:table-cell table:formula="of:=CHAR([.E146])" office:value-type="string" office:string-value="0" calcext:value-type="string">
            <text:p>0</text:p>
          </table:table-cell>
          <table:table-cell table:formula="of:=DECIMAL([.F146];16)" office:value-type="float" office:value="0" calcext:value-type="float">
            <text:p>0</text:p>
          </table:table-cell>
          <table:table-cell table:formula="of:=DECIMAL([.G146];16)" office:value-type="float" office:value="0" calcext:value-type="float">
            <text:p>0</text:p>
          </table:table-cell>
          <table:table-cell table:formula="of:=BASE([.H146];2;4)" office:value-type="string" office:string-value="0000" calcext:value-type="string">
            <text:p>0000</text:p>
          </table:table-cell>
          <table:table-cell table:formula="of:=BASE([.I146];2;4)" office:value-type="string" office:string-value="0000" calcext:value-type="string">
            <text:p>0000</text:p>
          </table:table-cell>
          <table:table-cell table:formula="of:=[.J146]&amp;[.K146]" office:value-type="string" office:string-value="00000000" calcext:value-type="string">
            <text:p>00000000</text:p>
          </table:table-cell>
          <table:table-cell table:formula="of:=[.L145]&amp;[.L146]" office:value-type="string" office:string-value="0000000000000000" calcext:value-type="string">
            <text:p>0000000000000000</text:p>
          </table:table-cell>
          <table:table-cell office:value-type="string" calcext:value-type="string">
            <text:p>Battery stroom</text:p>
          </table:table-cell>
          <table:table-cell table:formula="of:=DECIMAL([.M146];2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[.A146]+1" office:value-type="float" office:value="106" calcext:value-type="float">
            <text:p>106</text:p>
          </table:table-cell>
          <table:table-cell table:formula="of:=MID([.$C$37];([.A147]-1)*4+1;2)" office:value-type="string" office:string-value="44" calcext:value-type="string">
            <text:p>44</text:p>
          </table:table-cell>
          <table:table-cell table:formula="of:=MID([.$C$37];([.A147]-1)*4+1+2;2)" office:value-type="string" office:string-value="30" calcext:value-type="string">
            <text:p>30</text:p>
          </table:table-cell>
          <table:table-cell table:formula="of:=DECIMAL([.B147];16)" office:value-type="float" office:value="68" calcext:value-type="float">
            <text:p>68</text:p>
          </table:table-cell>
          <table:table-cell table:formula="of:=DECIMAL([.C147];16)" office:value-type="float" office:value="48" calcext:value-type="float">
            <text:p>48</text:p>
          </table:table-cell>
          <table:table-cell table:formula="of:=CHAR([.D147])" office:value-type="string" office:string-value="D" calcext:value-type="string">
            <text:p>D</text:p>
          </table:table-cell>
          <table:table-cell table:formula="of:=CHAR([.E147])" office:value-type="string" office:string-value="0" calcext:value-type="string">
            <text:p>0</text:p>
          </table:table-cell>
          <table:table-cell table:formula="of:=DECIMAL([.F147];16)" office:value-type="float" office:value="13" calcext:value-type="float">
            <text:p>13</text:p>
          </table:table-cell>
          <table:table-cell table:formula="of:=DECIMAL([.G147];16)" office:value-type="float" office:value="0" calcext:value-type="float">
            <text:p>0</text:p>
          </table:table-cell>
          <table:table-cell table:formula="of:=BASE([.H147];2;4)" office:value-type="string" office:string-value="1101" calcext:value-type="string">
            <text:p>1101</text:p>
          </table:table-cell>
          <table:table-cell table:formula="of:=BASE([.I147];2;4)" office:value-type="string" office:string-value="0000" calcext:value-type="string">
            <text:p>0000</text:p>
          </table:table-cell>
          <table:table-cell table:formula="of:=[.J147]&amp;[.K147]" office:value-type="string" office:string-value="11010000" calcext:value-type="string">
            <text:p>11010000</text:p>
          </table:table-cell>
          <table:table-cell table:number-columns-repeated="7"/>
          <table:table-cell table:formula="of:=([.A147]-1)*4+1" office:value-type="float" office:value="421" calcext:value-type="float">
            <text:p>421</text:p>
          </table:table-cell>
          <table:table-cell table:formula="of:=[.T147]+8" office:value-type="float" office:value="429" calcext:value-type="float">
            <text:p>429</text:p>
          </table:table-cell>
        </table:table-row>
        <table:table-row table:style-name="ro1">
          <table:table-cell table:formula="of:=[.A147]+1" office:value-type="float" office:value="107" calcext:value-type="float">
            <text:p>107</text:p>
          </table:table-cell>
          <table:table-cell table:formula="of:=MID([.$C$37];([.A148]-1)*4+1;2)" office:value-type="string" office:string-value="34" calcext:value-type="string">
            <text:p>34</text:p>
          </table:table-cell>
          <table:table-cell table:formula="of:=MID([.$C$37];([.A148]-1)*4+1+2;2)" office:value-type="string" office:string-value="46" calcext:value-type="string">
            <text:p>46</text:p>
          </table:table-cell>
          <table:table-cell table:formula="of:=DECIMAL([.B148];16)" office:value-type="float" office:value="52" calcext:value-type="float">
            <text:p>52</text:p>
          </table:table-cell>
          <table:table-cell table:formula="of:=DECIMAL([.C148];16)" office:value-type="float" office:value="70" calcext:value-type="float">
            <text:p>70</text:p>
          </table:table-cell>
          <table:table-cell table:formula="of:=CHAR([.D148])" office:value-type="string" office:string-value="4" calcext:value-type="string">
            <text:p>4</text:p>
          </table:table-cell>
          <table:table-cell table:formula="of:=CHAR([.E148])" office:value-type="string" office:string-value="F" calcext:value-type="string">
            <text:p>F</text:p>
          </table:table-cell>
          <table:table-cell table:formula="of:=DECIMAL([.F148];16)" office:value-type="float" office:value="4" calcext:value-type="float">
            <text:p>4</text:p>
          </table:table-cell>
          <table:table-cell table:formula="of:=DECIMAL([.G148];16)" office:value-type="float" office:value="15" calcext:value-type="float">
            <text:p>15</text:p>
          </table:table-cell>
          <table:table-cell table:formula="of:=BASE([.H148];2;4)" office:value-type="string" office:string-value="0100" calcext:value-type="string">
            <text:p>0100</text:p>
          </table:table-cell>
          <table:table-cell table:formula="of:=BASE([.I148];2;4)" office:value-type="string" office:string-value="1111" calcext:value-type="string">
            <text:p>1111</text:p>
          </table:table-cell>
          <table:table-cell table:formula="of:=[.J148]&amp;[.K148]" office:value-type="string" office:string-value="01001111" calcext:value-type="string">
            <text:p>01001111</text:p>
          </table:table-cell>
          <table:table-cell table:formula="of:=[.L147]&amp;[.L148]" office:value-type="string" office:string-value="1101000001001111" calcext:value-type="string">
            <text:p>1101000001001111</text:p>
          </table:table-cell>
          <table:table-cell office:value-type="string" calcext:value-type="string">
            <text:p>Battery spanning in milliVolts</text:p>
          </table:table-cell>
          <table:table-cell table:formula="of:=DECIMAL([.M148];2)" office:value-type="float" office:value="53327" calcext:value-type="float">
            <text:p>53327</text:p>
          </table:table-cell>
          <table:table-cell table:number-columns-repeated="6"/>
        </table:table-row>
        <table:table-row table:style-name="ro1">
          <table:table-cell table:formula="of:=[.A148]+1" office:value-type="float" office:value="108" calcext:value-type="float">
            <text:p>108</text:p>
          </table:table-cell>
          <table:table-cell table:formula="of:=MID([.$C$37];([.A149]-1)*4+1;2)" office:value-type="string" office:string-value="46" calcext:value-type="string">
            <text:p>46</text:p>
          </table:table-cell>
          <table:table-cell table:formula="of:=MID([.$C$37];([.A149]-1)*4+1+2;2)" office:value-type="string" office:string-value="46" calcext:value-type="string">
            <text:p>46</text:p>
          </table:table-cell>
          <table:table-cell table:formula="of:=DECIMAL([.B149];16)" office:value-type="float" office:value="70" calcext:value-type="float">
            <text:p>70</text:p>
          </table:table-cell>
          <table:table-cell table:formula="of:=DECIMAL([.C149];16)" office:value-type="float" office:value="70" calcext:value-type="float">
            <text:p>70</text:p>
          </table:table-cell>
          <table:table-cell table:formula="of:=CHAR([.D149])" office:value-type="string" office:string-value="F" calcext:value-type="string">
            <text:p>F</text:p>
          </table:table-cell>
          <table:table-cell table:formula="of:=CHAR([.E149])" office:value-type="string" office:string-value="F" calcext:value-type="string">
            <text:p>F</text:p>
          </table:table-cell>
          <table:table-cell table:formula="of:=DECIMAL([.F149];16)" office:value-type="float" office:value="15" calcext:value-type="float">
            <text:p>15</text:p>
          </table:table-cell>
          <table:table-cell table:formula="of:=DECIMAL([.G149];16)" office:value-type="float" office:value="15" calcext:value-type="float">
            <text:p>15</text:p>
          </table:table-cell>
          <table:table-cell table:formula="of:=BASE([.H149];2;4)" office:value-type="string" office:string-value="1111" calcext:value-type="string">
            <text:p>1111</text:p>
          </table:table-cell>
          <table:table-cell table:formula="of:=BASE([.I149];2;4)" office:value-type="string" office:string-value="1111" calcext:value-type="string">
            <text:p>1111</text:p>
          </table:table-cell>
          <table:table-cell table:formula="of:=[.J149]&amp;[.K149]" office:value-type="string" office:string-value="11111111" calcext:value-type="string">
            <text:p>11111111</text:p>
          </table:table-cell>
          <table:table-cell table:number-columns-repeated="7"/>
          <table:table-cell table:formula="of:=([.A149]-1)*4+1" office:value-type="float" office:value="429" calcext:value-type="float">
            <text:p>429</text:p>
          </table:table-cell>
          <table:table-cell table:formula="of:=[.T149]+8" office:value-type="float" office:value="437" calcext:value-type="float">
            <text:p>437</text:p>
          </table:table-cell>
        </table:table-row>
        <table:table-row table:style-name="ro1">
          <table:table-cell table:formula="of:=[.A149]+1" office:value-type="float" office:value="109" calcext:value-type="float">
            <text:p>109</text:p>
          </table:table-cell>
          <table:table-cell table:formula="of:=MID([.$C$37];([.A150]-1)*4+1;2)" office:value-type="string" office:string-value="46" calcext:value-type="string">
            <text:p>46</text:p>
          </table:table-cell>
          <table:table-cell table:formula="of:=MID([.$C$37];([.A150]-1)*4+1+2;2)" office:value-type="string" office:string-value="46" calcext:value-type="string">
            <text:p>46</text:p>
          </table:table-cell>
          <table:table-cell table:formula="of:=DECIMAL([.B150];16)" office:value-type="float" office:value="70" calcext:value-type="float">
            <text:p>70</text:p>
          </table:table-cell>
          <table:table-cell table:formula="of:=DECIMAL([.C150];16)" office:value-type="float" office:value="70" calcext:value-type="float">
            <text:p>70</text:p>
          </table:table-cell>
          <table:table-cell table:formula="of:=CHAR([.D150])" office:value-type="string" office:string-value="F" calcext:value-type="string">
            <text:p>F</text:p>
          </table:table-cell>
          <table:table-cell table:formula="of:=CHAR([.E150])" office:value-type="string" office:string-value="F" calcext:value-type="string">
            <text:p>F</text:p>
          </table:table-cell>
          <table:table-cell table:formula="of:=DECIMAL([.F150];16)" office:value-type="float" office:value="15" calcext:value-type="float">
            <text:p>15</text:p>
          </table:table-cell>
          <table:table-cell table:formula="of:=DECIMAL([.G150];16)" office:value-type="float" office:value="15" calcext:value-type="float">
            <text:p>15</text:p>
          </table:table-cell>
          <table:table-cell table:formula="of:=BASE([.H150];2;4)" office:value-type="string" office:string-value="1111" calcext:value-type="string">
            <text:p>1111</text:p>
          </table:table-cell>
          <table:table-cell table:formula="of:=BASE([.I150];2;4)" office:value-type="string" office:string-value="1111" calcext:value-type="string">
            <text:p>1111</text:p>
          </table:table-cell>
          <table:table-cell table:formula="of:=[.J150]&amp;[.K150]" office:value-type="string" office:string-value="11111111" calcext:value-type="string">
            <text:p>11111111</text:p>
          </table:table-cell>
          <table:table-cell table:formula="of:=[.L149]&amp;[.L150]" office:value-type="string" office:string-value="1111111111111111" calcext:value-type="string">
            <text:p>1111111111111111</text:p>
          </table:table-cell>
          <table:table-cell office:value-type="string" calcext:value-type="string">
            <text:p>Oorblywende energie in milliAmpuur</text:p>
          </table:table-cell>
          <table:table-cell table:formula="of:=DECIMAL([.M150];2)" office:value-type="float" office:value="65535" calcext:value-type="float">
            <text:p>65535</text:p>
          </table:table-cell>
          <table:table-cell table:number-columns-repeated="2"/>
          <table:table-cell table:formula="of:=48*[.O150]/1000/1000" office:value-type="float" office:value="3.14568" calcext:value-type="float">
            <text:p>3.14568</text:p>
          </table:table-cell>
          <table:table-cell office:value-type="string" calcext:value-type="string">
            <text:p>kWh</text:p>
          </table:table-cell>
          <table:table-cell table:number-columns-repeated="2"/>
        </table:table-row>
        <table:table-row table:style-name="ro1">
          <table:table-cell table:formula="of:=[.A150]+1" office:value-type="float" office:value="110" calcext:value-type="float">
            <text:p>110</text:p>
          </table:table-cell>
          <table:table-cell table:formula="of:=MID([.$C$37];([.A151]-1)*4+1;2)" office:value-type="string" office:string-value="30" calcext:value-type="string">
            <text:p>30</text:p>
          </table:table-cell>
          <table:table-cell table:formula="of:=MID([.$C$37];([.A151]-1)*4+1+2;2)" office:value-type="string" office:string-value="34" calcext:value-type="string">
            <text:p>34</text:p>
          </table:table-cell>
          <table:table-cell table:formula="of:=DECIMAL([.B151];16)" office:value-type="float" office:value="48" calcext:value-type="float">
            <text:p>48</text:p>
          </table:table-cell>
          <table:table-cell table:formula="of:=DECIMAL([.C151];16)" office:value-type="float" office:value="52" calcext:value-type="float">
            <text:p>52</text:p>
          </table:table-cell>
          <table:table-cell table:formula="of:=CHAR([.D151])" office:value-type="string" office:string-value="0" calcext:value-type="string">
            <text:p>0</text:p>
          </table:table-cell>
          <table:table-cell table:formula="of:=CHAR([.E151])" office:value-type="string" office:string-value="4" calcext:value-type="string">
            <text:p>4</text:p>
          </table:table-cell>
          <table:table-cell table:formula="of:=DECIMAL([.F151];16)" office:value-type="float" office:value="0" calcext:value-type="float">
            <text:p>0</text:p>
          </table:table-cell>
          <table:table-cell table:formula="of:=DECIMAL([.G151];16)" office:value-type="float" office:value="4" calcext:value-type="float">
            <text:p>4</text:p>
          </table:table-cell>
          <table:table-cell table:formula="of:=BASE([.H151];2;4)" office:value-type="string" office:string-value="0000" calcext:value-type="string">
            <text:p>0000</text:p>
          </table:table-cell>
          <table:table-cell table:formula="of:=BASE([.I151];2;4)" office:value-type="string" office:string-value="0100" calcext:value-type="string">
            <text:p>0100</text:p>
          </table:table-cell>
          <table:table-cell table:formula="of:=[.J151]&amp;[.K151]" office:value-type="string" office:string-value="00000100" calcext:value-type="string">
            <text:p>00000100</text:p>
          </table:table-cell>
          <table:table-cell/>
          <table:table-cell office:value-type="string" calcext:value-type="string">
            <text:p>Gebruiker gedefinieerd</text:p>
          </table:table-cell>
          <table:table-cell table:number-columns-repeated="7"/>
        </table:table-row>
        <table:table-row table:style-name="ro1">
          <table:table-cell table:formula="of:=[.A151]+1" office:value-type="float" office:value="111" calcext:value-type="float">
            <text:p>111</text:p>
          </table:table-cell>
          <table:table-cell table:formula="of:=MID([.$C$37];([.A152]-1)*4+1;2)" office:value-type="string" office:string-value="46" calcext:value-type="string">
            <text:p>46</text:p>
          </table:table-cell>
          <table:table-cell table:formula="of:=MID([.$C$37];([.A152]-1)*4+1+2;2)" office:value-type="string" office:string-value="46" calcext:value-type="string">
            <text:p>46</text:p>
          </table:table-cell>
          <table:table-cell table:formula="of:=DECIMAL([.B152];16)" office:value-type="float" office:value="70" calcext:value-type="float">
            <text:p>70</text:p>
          </table:table-cell>
          <table:table-cell table:formula="of:=DECIMAL([.C152];16)" office:value-type="float" office:value="70" calcext:value-type="float">
            <text:p>70</text:p>
          </table:table-cell>
          <table:table-cell table:formula="of:=CHAR([.D152])" office:value-type="string" office:string-value="F" calcext:value-type="string">
            <text:p>F</text:p>
          </table:table-cell>
          <table:table-cell table:formula="of:=CHAR([.E152])" office:value-type="string" office:string-value="F" calcext:value-type="string">
            <text:p>F</text:p>
          </table:table-cell>
          <table:table-cell table:formula="of:=DECIMAL([.F152];16)" office:value-type="float" office:value="15" calcext:value-type="float">
            <text:p>15</text:p>
          </table:table-cell>
          <table:table-cell table:formula="of:=DECIMAL([.G152];16)" office:value-type="float" office:value="15" calcext:value-type="float">
            <text:p>15</text:p>
          </table:table-cell>
          <table:table-cell table:formula="of:=BASE([.H152];2;4)" office:value-type="string" office:string-value="1111" calcext:value-type="string">
            <text:p>1111</text:p>
          </table:table-cell>
          <table:table-cell table:formula="of:=BASE([.I152];2;4)" office:value-type="string" office:string-value="1111" calcext:value-type="string">
            <text:p>1111</text:p>
          </table:table-cell>
          <table:table-cell table:formula="of:=[.J152]&amp;[.K152]" office:value-type="string" office:string-value="11111111" calcext:value-type="string">
            <text:p>11111111</text:p>
          </table:table-cell>
          <table:table-cell table:number-columns-repeated="7"/>
          <table:table-cell table:formula="of:=([.A152]-1)*4+1" office:value-type="float" office:value="441" calcext:value-type="float">
            <text:p>441</text:p>
          </table:table-cell>
          <table:table-cell table:formula="of:=[.T152]+8" office:value-type="float" office:value="449" calcext:value-type="float">
            <text:p>449</text:p>
          </table:table-cell>
        </table:table-row>
        <table:table-row table:style-name="ro1">
          <table:table-cell table:formula="of:=[.A152]+1" office:value-type="float" office:value="112" calcext:value-type="float">
            <text:p>112</text:p>
          </table:table-cell>
          <table:table-cell table:formula="of:=MID([.$C$37];([.A153]-1)*4+1;2)" office:value-type="string" office:string-value="46" calcext:value-type="string">
            <text:p>46</text:p>
          </table:table-cell>
          <table:table-cell table:formula="of:=MID([.$C$37];([.A153]-1)*4+1+2;2)" office:value-type="string" office:string-value="46" calcext:value-type="string">
            <text:p>46</text:p>
          </table:table-cell>
          <table:table-cell table:formula="of:=DECIMAL([.B153];16)" office:value-type="float" office:value="70" calcext:value-type="float">
            <text:p>70</text:p>
          </table:table-cell>
          <table:table-cell table:formula="of:=DECIMAL([.C153];16)" office:value-type="float" office:value="70" calcext:value-type="float">
            <text:p>70</text:p>
          </table:table-cell>
          <table:table-cell table:formula="of:=CHAR([.D153])" office:value-type="string" office:string-value="F" calcext:value-type="string">
            <text:p>F</text:p>
          </table:table-cell>
          <table:table-cell table:formula="of:=CHAR([.E153])" office:value-type="string" office:string-value="F" calcext:value-type="string">
            <text:p>F</text:p>
          </table:table-cell>
          <table:table-cell table:formula="of:=DECIMAL([.F153];16)" office:value-type="float" office:value="15" calcext:value-type="float">
            <text:p>15</text:p>
          </table:table-cell>
          <table:table-cell table:formula="of:=DECIMAL([.G153];16)" office:value-type="float" office:value="15" calcext:value-type="float">
            <text:p>15</text:p>
          </table:table-cell>
          <table:table-cell table:formula="of:=BASE([.H153];2;4)" office:value-type="string" office:string-value="1111" calcext:value-type="string">
            <text:p>1111</text:p>
          </table:table-cell>
          <table:table-cell table:formula="of:=BASE([.I153];2;4)" office:value-type="string" office:string-value="1111" calcext:value-type="string">
            <text:p>1111</text:p>
          </table:table-cell>
          <table:table-cell table:formula="of:=[.J153]&amp;[.K153]" office:value-type="string" office:string-value="11111111" calcext:value-type="string">
            <text:p>11111111</text:p>
          </table:table-cell>
          <table:table-cell table:formula="of:=[.L152]&amp;[.L153]" office:value-type="string" office:string-value="1111111111111111" calcext:value-type="string">
            <text:p>1111111111111111</text:p>
          </table:table-cell>
          <table:table-cell office:value-type="string" calcext:value-type="string">
            <text:p>Totale battery kapasiteit</text:p>
          </table:table-cell>
          <table:table-cell table:formula="of:=DECIMAL([.M153];2)" office:value-type="float" office:value="65535" calcext:value-type="float">
            <text:p>65535</text:p>
          </table:table-cell>
          <table:table-cell table:number-columns-repeated="2"/>
          <table:table-cell table:style-name="ce3" table:formula="of:=[.O150]/[.O153]" office:value-type="percentage" office:value="1" calcext:value-type="percentage">
            <text:p>100.00%</text:p>
          </table:table-cell>
          <table:table-cell office:value-type="string" calcext:value-type="string">
            <text:p>SOC (State of charge)</text:p>
          </table:table-cell>
          <table:table-cell table:number-columns-repeated="2"/>
        </table:table-row>
        <table:table-row table:style-name="ro1">
          <table:table-cell table:formula="of:=[.A153]+1" office:value-type="float" office:value="113" calcext:value-type="float">
            <text:p>113</text:p>
          </table:table-cell>
          <table:table-cell table:formula="of:=MID([.$C$37];([.A154]-1)*4+1;2)" office:value-type="string" office:string-value="30" calcext:value-type="string">
            <text:p>30</text:p>
          </table:table-cell>
          <table:table-cell table:formula="of:=MID([.$C$37];([.A154]-1)*4+1+2;2)" office:value-type="string" office:string-value="30" calcext:value-type="string">
            <text:p>30</text:p>
          </table:table-cell>
          <table:table-cell table:formula="of:=DECIMAL([.B154];16)" office:value-type="float" office:value="48" calcext:value-type="float">
            <text:p>48</text:p>
          </table:table-cell>
          <table:table-cell table:formula="of:=DECIMAL([.C154];16)" office:value-type="float" office:value="48" calcext:value-type="float">
            <text:p>48</text:p>
          </table:table-cell>
          <table:table-cell table:formula="of:=CHAR([.D154])" office:value-type="string" office:string-value="0" calcext:value-type="string">
            <text:p>0</text:p>
          </table:table-cell>
          <table:table-cell table:formula="of:=CHAR([.E154])" office:value-type="string" office:string-value="0" calcext:value-type="string">
            <text:p>0</text:p>
          </table:table-cell>
          <table:table-cell table:formula="of:=DECIMAL([.F154];16)" office:value-type="float" office:value="0" calcext:value-type="float">
            <text:p>0</text:p>
          </table:table-cell>
          <table:table-cell table:formula="of:=DECIMAL([.G154];16)" office:value-type="float" office:value="0" calcext:value-type="float">
            <text:p>0</text:p>
          </table:table-cell>
          <table:table-cell table:formula="of:=BASE([.H154];2;4)" office:value-type="string" office:string-value="0000" calcext:value-type="string">
            <text:p>0000</text:p>
          </table:table-cell>
          <table:table-cell table:formula="of:=BASE([.I154];2;4)" office:value-type="string" office:string-value="0000" calcext:value-type="string">
            <text:p>0000</text:p>
          </table:table-cell>
          <table:table-cell table:formula="of:=[.J154]&amp;[.K154]" office:value-type="string" office:string-value="00000000" calcext:value-type="string">
            <text:p>00000000</text:p>
          </table:table-cell>
          <table:table-cell table:number-columns-repeated="7"/>
          <table:table-cell table:formula="of:=([.A154]-1)*4+1" office:value-type="float" office:value="449" calcext:value-type="float">
            <text:p>449</text:p>
          </table:table-cell>
          <table:table-cell table:formula="of:=[.T154]+8" office:value-type="float" office:value="457" calcext:value-type="float">
            <text:p>457</text:p>
          </table:table-cell>
        </table:table-row>
        <table:table-row table:style-name="ro1">
          <table:table-cell table:formula="of:=[.A154]+1" office:value-type="float" office:value="114" calcext:value-type="float">
            <text:p>114</text:p>
          </table:table-cell>
          <table:table-cell table:formula="of:=MID([.$C$37];([.A155]-1)*4+1;2)" office:value-type="string" office:string-value="43" calcext:value-type="string">
            <text:p>43</text:p>
          </table:table-cell>
          <table:table-cell table:formula="of:=MID([.$C$37];([.A155]-1)*4+1+2;2)" office:value-type="string" office:string-value="39" calcext:value-type="string">
            <text:p>39</text:p>
          </table:table-cell>
          <table:table-cell table:formula="of:=DECIMAL([.B155];16)" office:value-type="float" office:value="67" calcext:value-type="float">
            <text:p>67</text:p>
          </table:table-cell>
          <table:table-cell table:formula="of:=DECIMAL([.C155];16)" office:value-type="float" office:value="57" calcext:value-type="float">
            <text:p>57</text:p>
          </table:table-cell>
          <table:table-cell table:formula="of:=CHAR([.D155])" office:value-type="string" office:string-value="C" calcext:value-type="string">
            <text:p>C</text:p>
          </table:table-cell>
          <table:table-cell table:formula="of:=CHAR([.E155])" office:value-type="string" office:string-value="9" calcext:value-type="string">
            <text:p>9</text:p>
          </table:table-cell>
          <table:table-cell table:formula="of:=DECIMAL([.F155];16)" office:value-type="float" office:value="12" calcext:value-type="float">
            <text:p>12</text:p>
          </table:table-cell>
          <table:table-cell table:formula="of:=DECIMAL([.G155];16)" office:value-type="float" office:value="9" calcext:value-type="float">
            <text:p>9</text:p>
          </table:table-cell>
          <table:table-cell table:formula="of:=BASE([.H155];2;4)" office:value-type="string" office:string-value="1100" calcext:value-type="string">
            <text:p>1100</text:p>
          </table:table-cell>
          <table:table-cell table:formula="of:=BASE([.I155];2;4)" office:value-type="string" office:string-value="1001" calcext:value-type="string">
            <text:p>1001</text:p>
          </table:table-cell>
          <table:table-cell table:formula="of:=[.J155]&amp;[.K155]" office:value-type="string" office:string-value="11001001" calcext:value-type="string">
            <text:p>11001001</text:p>
          </table:table-cell>
          <table:table-cell table:formula="of:=[.L154]&amp;[.L155]" office:value-type="string" office:string-value="0000000011001001" calcext:value-type="string">
            <text:p>0000000011001001</text:p>
          </table:table-cell>
          <table:table-cell office:value-type="string" calcext:value-type="string">
            <text:p>Aantal battery siklusse</text:p>
          </table:table-cell>
          <table:table-cell table:formula="of:=DECIMAL([.M155];2)" office:value-type="float" office:value="201" calcext:value-type="float">
            <text:p>201</text:p>
          </table:table-cell>
          <table:table-cell table:number-columns-repeated="6"/>
        </table:table-row>
        <table:table-row table:style-name="ro1">
          <table:table-cell table:formula="of:=[.A155]+1" office:value-type="float" office:value="115" calcext:value-type="float">
            <text:p>115</text:p>
          </table:table-cell>
          <table:table-cell table:formula="of:=MID([.$C$37];([.A156]-1)*4+1;2)" office:value-type="string" office:string-value="30" calcext:value-type="string">
            <text:p>30</text:p>
          </table:table-cell>
          <table:table-cell table:formula="of:=MID([.$C$37];([.A156]-1)*4+1+2;2)" office:value-type="string" office:string-value="31" calcext:value-type="string">
            <text:p>31</text:p>
          </table:table-cell>
          <table:table-cell table:formula="of:=DECIMAL([.B156];16)" office:value-type="float" office:value="48" calcext:value-type="float">
            <text:p>48</text:p>
          </table:table-cell>
          <table:table-cell table:formula="of:=DECIMAL([.C156];16)" office:value-type="float" office:value="49" calcext:value-type="float">
            <text:p>49</text:p>
          </table:table-cell>
          <table:table-cell table:formula="of:=CHAR([.D156])" office:value-type="string" office:string-value="0" calcext:value-type="string">
            <text:p>0</text:p>
          </table:table-cell>
          <table:table-cell table:formula="of:=CHAR([.E156])" office:value-type="string" office:string-value="1" calcext:value-type="string">
            <text:p>1</text:p>
          </table:table-cell>
          <table:table-cell table:formula="of:=DECIMAL([.F156];16)" office:value-type="float" office:value="0" calcext:value-type="float">
            <text:p>0</text:p>
          </table:table-cell>
          <table:table-cell table:formula="of:=DECIMAL([.G156];16)" office:value-type="float" office:value="1" calcext:value-type="float">
            <text:p>1</text:p>
          </table:table-cell>
          <table:table-cell table:formula="of:=BASE([.H156];2;4)" office:value-type="string" office:string-value="0000" calcext:value-type="string">
            <text:p>0000</text:p>
          </table:table-cell>
          <table:table-cell table:formula="of:=BASE([.I156];2;4)" office:value-type="string" office:string-value="0001" calcext:value-type="string">
            <text:p>0001</text:p>
          </table:table-cell>
          <table:table-cell table:formula="of:=[.J156]&amp;[.K156]" office:value-type="string" office:string-value="00000001" calcext:value-type="string">
            <text:p>00000001</text:p>
          </table:table-cell>
          <table:table-cell/>
          <table:table-cell table:style-name="ce2" office:value-type="string" calcext:value-type="string">
            <text:p>Onseker wat hierdie vlag is, dit is dieselfde as die vorige battery se waardes.</text:p>
          </table:table-cell>
          <table:table-cell table:number-columns-repeated="7"/>
        </table:table-row>
        <table:table-row table:style-name="ro1">
          <table:table-cell table:formula="of:=[.A156]+1" office:value-type="float" office:value="116" calcext:value-type="float">
            <text:p>116</text:p>
          </table:table-cell>
          <table:table-cell table:formula="of:=MID([.$C$37];([.A157]-1)*4+1;2)" office:value-type="string" office:string-value="32" calcext:value-type="string">
            <text:p>32</text:p>
          </table:table-cell>
          <table:table-cell table:formula="of:=MID([.$C$37];([.A157]-1)*4+1+2;2)" office:value-type="string" office:string-value="33" calcext:value-type="string">
            <text:p>33</text:p>
          </table:table-cell>
          <table:table-cell table:formula="of:=DECIMAL([.B157];16)" office:value-type="float" office:value="50" calcext:value-type="float">
            <text:p>50</text:p>
          </table:table-cell>
          <table:table-cell table:formula="of:=DECIMAL([.C157];16)" office:value-type="float" office:value="51" calcext:value-type="float">
            <text:p>51</text:p>
          </table:table-cell>
          <table:table-cell table:formula="of:=CHAR([.D157])" office:value-type="string" office:string-value="2" calcext:value-type="string">
            <text:p>2</text:p>
          </table:table-cell>
          <table:table-cell table:formula="of:=CHAR([.E157])" office:value-type="string" office:string-value="3" calcext:value-type="string">
            <text:p>3</text:p>
          </table:table-cell>
          <table:table-cell table:formula="of:=DECIMAL([.F157];16)" office:value-type="float" office:value="2" calcext:value-type="float">
            <text:p>2</text:p>
          </table:table-cell>
          <table:table-cell table:formula="of:=DECIMAL([.G157];16)" office:value-type="float" office:value="3" calcext:value-type="float">
            <text:p>3</text:p>
          </table:table-cell>
          <table:table-cell table:formula="of:=BASE([.H157];2;4)" office:value-type="string" office:string-value="0010" calcext:value-type="string">
            <text:p>0010</text:p>
          </table:table-cell>
          <table:table-cell table:formula="of:=BASE([.I157];2;4)" office:value-type="string" office:string-value="0011" calcext:value-type="string">
            <text:p>0011</text:p>
          </table:table-cell>
          <table:table-cell table:formula="of:=[.J157]&amp;[.K157]" office:value-type="string" office:string-value="00100011" calcext:value-type="string">
            <text:p>00100011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table:formula="of:=[.A157]+1" office:value-type="float" office:value="117" calcext:value-type="float">
            <text:p>117</text:p>
          </table:table-cell>
          <table:table-cell table:formula="of:=MID([.$C$37];([.A158]-1)*4+1;2)" office:value-type="string" office:string-value="46" calcext:value-type="string">
            <text:p>46</text:p>
          </table:table-cell>
          <table:table-cell table:formula="of:=MID([.$C$37];([.A158]-1)*4+1+2;2)" office:value-type="string" office:string-value="34" calcext:value-type="string">
            <text:p>34</text:p>
          </table:table-cell>
          <table:table-cell table:formula="of:=DECIMAL([.B158];16)" office:value-type="float" office:value="70" calcext:value-type="float">
            <text:p>70</text:p>
          </table:table-cell>
          <table:table-cell table:formula="of:=DECIMAL([.C158];16)" office:value-type="float" office:value="52" calcext:value-type="float">
            <text:p>52</text:p>
          </table:table-cell>
          <table:table-cell table:formula="of:=CHAR([.D158])" office:value-type="string" office:string-value="F" calcext:value-type="string">
            <text:p>F</text:p>
          </table:table-cell>
          <table:table-cell table:formula="of:=CHAR([.E158])" office:value-type="string" office:string-value="4" calcext:value-type="string">
            <text:p>4</text:p>
          </table:table-cell>
          <table:table-cell table:formula="of:=DECIMAL([.F158];16)" office:value-type="float" office:value="15" calcext:value-type="float">
            <text:p>15</text:p>
          </table:table-cell>
          <table:table-cell table:formula="of:=DECIMAL([.G158];16)" office:value-type="float" office:value="4" calcext:value-type="float">
            <text:p>4</text:p>
          </table:table-cell>
          <table:table-cell table:formula="of:=BASE([.H158];2;4)" office:value-type="string" office:string-value="1111" calcext:value-type="string">
            <text:p>1111</text:p>
          </table:table-cell>
          <table:table-cell table:formula="of:=BASE([.I158];2;4)" office:value-type="string" office:string-value="0100" calcext:value-type="string">
            <text:p>0100</text:p>
          </table:table-cell>
          <table:table-cell table:formula="of:=[.J158]&amp;[.K158]" office:value-type="string" office:string-value="11110100" calcext:value-type="string">
            <text:p>11110100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table:formula="of:=[.A158]+1" office:value-type="float" office:value="118" calcext:value-type="float">
            <text:p>118</text:p>
          </table:table-cell>
          <table:table-cell table:formula="of:=MID([.$C$37];([.A159]-1)*4+1;2)" office:value-type="string" office:string-value="30" calcext:value-type="string">
            <text:p>30</text:p>
          </table:table-cell>
          <table:table-cell table:formula="of:=MID([.$C$37];([.A159]-1)*4+1+2;2)" office:value-type="string" office:string-value="31" calcext:value-type="string">
            <text:p>31</text:p>
          </table:table-cell>
          <table:table-cell table:formula="of:=DECIMAL([.B159];16)" office:value-type="float" office:value="48" calcext:value-type="float">
            <text:p>48</text:p>
          </table:table-cell>
          <table:table-cell table:formula="of:=DECIMAL([.C159];16)" office:value-type="float" office:value="49" calcext:value-type="float">
            <text:p>49</text:p>
          </table:table-cell>
          <table:table-cell table:formula="of:=CHAR([.D159])" office:value-type="string" office:string-value="0" calcext:value-type="string">
            <text:p>0</text:p>
          </table:table-cell>
          <table:table-cell table:formula="of:=CHAR([.E159])" office:value-type="string" office:string-value="1" calcext:value-type="string">
            <text:p>1</text:p>
          </table:table-cell>
          <table:table-cell table:formula="of:=DECIMAL([.F159];16)" office:value-type="float" office:value="0" calcext:value-type="float">
            <text:p>0</text:p>
          </table:table-cell>
          <table:table-cell table:formula="of:=DECIMAL([.G159];16)" office:value-type="float" office:value="1" calcext:value-type="float">
            <text:p>1</text:p>
          </table:table-cell>
          <table:table-cell table:formula="of:=BASE([.H159];2;4)" office:value-type="string" office:string-value="0000" calcext:value-type="string">
            <text:p>0000</text:p>
          </table:table-cell>
          <table:table-cell table:formula="of:=BASE([.I159];2;4)" office:value-type="string" office:string-value="0001" calcext:value-type="string">
            <text:p>0001</text:p>
          </table:table-cell>
          <table:table-cell table:formula="of:=[.J159]&amp;[.K159]" office:value-type="string" office:string-value="00000001" calcext:value-type="string">
            <text:p>00000001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table:formula="of:=[.A159]+1" office:value-type="float" office:value="119" calcext:value-type="float">
            <text:p>119</text:p>
          </table:table-cell>
          <table:table-cell table:formula="of:=MID([.$C$37];([.A160]-1)*4+1;2)" office:value-type="string" office:string-value="32" calcext:value-type="string">
            <text:p>32</text:p>
          </table:table-cell>
          <table:table-cell table:formula="of:=MID([.$C$37];([.A160]-1)*4+1+2;2)" office:value-type="string" office:string-value="31" calcext:value-type="string">
            <text:p>31</text:p>
          </table:table-cell>
          <table:table-cell table:formula="of:=DECIMAL([.B160];16)" office:value-type="float" office:value="50" calcext:value-type="float">
            <text:p>50</text:p>
          </table:table-cell>
          <table:table-cell table:formula="of:=DECIMAL([.C160];16)" office:value-type="float" office:value="49" calcext:value-type="float">
            <text:p>49</text:p>
          </table:table-cell>
          <table:table-cell table:formula="of:=CHAR([.D160])" office:value-type="string" office:string-value="2" calcext:value-type="string">
            <text:p>2</text:p>
          </table:table-cell>
          <table:table-cell table:formula="of:=CHAR([.E160])" office:value-type="string" office:string-value="1" calcext:value-type="string">
            <text:p>1</text:p>
          </table:table-cell>
          <table:table-cell table:formula="of:=DECIMAL([.F160];16)" office:value-type="float" office:value="2" calcext:value-type="float">
            <text:p>2</text:p>
          </table:table-cell>
          <table:table-cell table:formula="of:=DECIMAL([.G160];16)" office:value-type="float" office:value="1" calcext:value-type="float">
            <text:p>1</text:p>
          </table:table-cell>
          <table:table-cell table:formula="of:=BASE([.H160];2;4)" office:value-type="string" office:string-value="0010" calcext:value-type="string">
            <text:p>0010</text:p>
          </table:table-cell>
          <table:table-cell table:formula="of:=BASE([.I160];2;4)" office:value-type="string" office:string-value="0001" calcext:value-type="string">
            <text:p>0001</text:p>
          </table:table-cell>
          <table:table-cell table:formula="of:=[.J160]&amp;[.K160]" office:value-type="string" office:string-value="00100001" calcext:value-type="string">
            <text:p>00100001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table:formula="of:=[.A160]+1" office:value-type="float" office:value="120" calcext:value-type="float">
            <text:p>120</text:p>
          </table:table-cell>
          <table:table-cell table:formula="of:=MID([.$C$37];([.A161]-1)*4+1;2)" office:value-type="string" office:string-value="31" calcext:value-type="string">
            <text:p>31</text:p>
          </table:table-cell>
          <table:table-cell table:formula="of:=MID([.$C$37];([.A161]-1)*4+1+2;2)" office:value-type="string" office:string-value="30" calcext:value-type="string">
            <text:p>30</text:p>
          </table:table-cell>
          <table:table-cell table:formula="of:=DECIMAL([.B161];16)" office:value-type="float" office:value="49" calcext:value-type="float">
            <text:p>49</text:p>
          </table:table-cell>
          <table:table-cell table:formula="of:=DECIMAL([.C161];16)" office:value-type="float" office:value="48" calcext:value-type="float">
            <text:p>48</text:p>
          </table:table-cell>
          <table:table-cell table:formula="of:=CHAR([.D161])" office:value-type="string" office:string-value="1" calcext:value-type="string">
            <text:p>1</text:p>
          </table:table-cell>
          <table:table-cell table:formula="of:=CHAR([.E161])" office:value-type="string" office:string-value="0" calcext:value-type="string">
            <text:p>0</text:p>
          </table:table-cell>
          <table:table-cell table:formula="of:=DECIMAL([.F161];16)" office:value-type="float" office:value="1" calcext:value-type="float">
            <text:p>1</text:p>
          </table:table-cell>
          <table:table-cell table:formula="of:=DECIMAL([.G161];16)" office:value-type="float" office:value="0" calcext:value-type="float">
            <text:p>0</text:p>
          </table:table-cell>
          <table:table-cell table:formula="of:=BASE([.H161];2;4)" office:value-type="string" office:string-value="0001" calcext:value-type="string">
            <text:p>0001</text:p>
          </table:table-cell>
          <table:table-cell table:formula="of:=BASE([.I161];2;4)" office:value-type="string" office:string-value="0000" calcext:value-type="string">
            <text:p>0000</text:p>
          </table:table-cell>
          <table:table-cell table:formula="of:=[.J161]&amp;[.K161]" office:value-type="string" office:string-value="00010000" calcext:value-type="string">
            <text:p>00010000</text:p>
          </table:table-cell>
          <table:table-cell/>
          <table:table-cell table:style-name="ce2"/>
          <table:table-cell table:number-columns-repeated="7"/>
        </table:table-row>
      </table:table>
      <table:table table:name="ParallelBat60persent" table:style-name="ta1">
        <table:table-column table:style-name="co1" table:number-columns-repeated="21" table:default-cell-style-name="Default"/>
        <table:table-row table:style-name="ro1">
          <table:table-cell table:style-name="ce1" office:value-type="string" calcext:value-type="string">
            <text:p>Analiseer die uitsetstring vir parallelle battery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Parallelle battery met al die eenhede aangevra.</text:p>
          </table:table-cell>
          <table:table-cell table:number-columns-repeated="20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Opdrag string: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7E 32 30 30 31 34 36 34 32 45 30 30 32 46 46 46 44 30 41 0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ring out: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7e323030313436303031304630313130323046304344443043444530434444304344443043444430434444304344443043444430434444304344443043444530434445304344443043444430434445303530424333304239313042393130423931304239313030303043304637464646463034464646463030463730303844413430313231313030463043444330434444304344443043444330434443304344423043444530434443304344443043444530434443304344443043444330434445304344433035304242393042394230423942304239313042393130303030433045444646464630344646464630304342303038414330303132313130433541360d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Van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Beskrywing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ID([.$A$9];[.A12];[.B12]-[.A12]+1)" office:value-type="string" office:string-value="7e" calcext:value-type="string">
            <text:p>7e</text:p>
          </table:table-cell>
          <table:table-cell office:value-type="string" calcext:value-type="string">
            <text:p>Begin van data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MID([.$A$9];[.A13];[.B13]-[.A13]+1)" office:value-type="string" office:string-value="3230" calcext:value-type="string">
            <text:p>3230</text:p>
          </table:table-cell>
          <table:table-cell office:value-type="string" calcext:value-type="string">
            <text:p>Weergawe of VER</text:p>
          </table:table-cell>
          <table:table-cell table:number-columns-repeated="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MID([.$A$9];[.A14];[.B14]-[.A14]+1)" office:value-type="string" office:string-value="3031" calcext:value-type="string">
            <text:p>3031</text:p>
          </table:table-cell>
          <table:table-cell office:value-type="string" calcext:value-type="string">
            <text:p>ADR veld, 01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MID([.$A$9];[.A15];[.B15]-[.A15]+1)" office:value-type="string" office:string-value="3436" calcext:value-type="string">
            <text:p>3436</text:p>
          </table:table-cell>
          <table:table-cell office:value-type="string" calcext:value-type="string">
            <text:p>Kode 46 vir litium batterye</text:p>
          </table:table-cell>
          <table:table-cell table:number-columns-repeated="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formula="of:=MID([.$A$9];[.A16];[.B16]-[.A16]+1)" office:value-type="string" office:string-value="3030" calcext:value-type="string">
            <text:p>3030</text:p>
          </table:table-cell>
          <table:table-cell office:value-type="string" calcext:value-type="string">
            <text:p>RTN 3030 in HEX beteken 00 wat die kode is vir normaal</text:p>
          </table:table-cell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formula="of:=MID([.$A$9];[.A17];[.B17]-[.A17]+1)" office:value-type="string" office:string-value="31304630" calcext:value-type="string">
            <text:p>31304630</text:p>
          </table:table-cell>
          <table:table-cell office:value-type="string" calcext:value-type="string">
            <text:p>LENGT</text:p>
          </table:table-cell>
          <table:table-cell table:number-columns-repeated="17"/>
        </table:table-row>
        <table:table-row table:style-name="ro1">
          <table:table-cell table:number-columns-repeated="10"/>
          <table:table-cell office:value-type="string" calcext:value-type="string">
            <text:p>Ongeveer: <text:s/>48V, 1 ampere lewer stroom (nie laai nie) en so 60% kapasiteit.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INFO</text:p>
          </table:table-cell>
          <table:table-cell table:number-columns-repeated="17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formula="of:=LEN([.A9])-2-8+1" office:value-type="float" office:value="507" calcext:value-type="float">
            <text:p>507</text:p>
          </table:table-cell>
          <table:table-cell table:formula="of:=LEN([.A9])-2" office:value-type="float" office:value="514" calcext:value-type="float">
            <text:p>514</text:p>
          </table:table-cell>
          <table:table-cell table:style-name="ce5" table:formula="of:=MID([.$A$9];[.A23];[.B23]-[.A23]+1)" office:value-type="string" office:string-value="43354136" calcext:value-type="string">
            <text:p>43354136</text:p>
          </table:table-cell>
          <table:table-cell office:value-type="string" calcext:value-type="string">
            <text:p>CHKSM</text:p>
          </table:table-cell>
          <table:table-cell table:number-columns-repeated="17"/>
        </table:table-row>
        <table:table-row table:style-name="ro1">
          <table:table-cell table:formula="of:=LEN([.A9])-1" office:value-type="float" office:value="515" calcext:value-type="float">
            <text:p>515</text:p>
          </table:table-cell>
          <table:table-cell table:formula="of:=LEN([.A9])" office:value-type="float" office:value="516" calcext:value-type="float">
            <text:p>516</text:p>
          </table:table-cell>
          <table:table-cell table:style-name="ce5" table:formula="of:=MID([.$A$9];[.A24];[.B24]-[.A24]+1)" office:value-type="string" office:string-value="0d" calcext:value-type="string">
            <text:p>0d</text:p>
          </table:table-cell>
          <table:table-cell office:value-type="string" calcext:value-type="string">
            <text:p>Einde van data</text:p>
          </table:table-cell>
          <table:table-cell table:number-columns-repeated="17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Analiseer die LENGT kode: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Laaste 3 getalle in HEX:</text:p>
          </table:table-cell>
          <table:table-cell/>
          <table:table-cell office:value-type="string" calcext:value-type="string">
            <text:p>ASCII kode desimaal:</text:p>
          </table:table-cell>
          <table:table-cell/>
          <table:table-cell office:value-type="string" calcext:value-type="string">
            <text:p>ASCII waarde</text:p>
          </table:table-cell>
          <table:table-cell office:value-type="string" calcext:value-type="string">
            <text:p>Desimaal</text:p>
          </table:table-cell>
          <table:table-cell office:value-type="string" calcext:value-type="string">
            <text:p>Ooreenstemmende binere waarde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MID([.$C$17];[.A30]*2-1;2)" office:value-type="string" office:string-value="30" calcext:value-type="string">
            <text:p>30</text:p>
          </table:table-cell>
          <table:table-cell table:formula="of:=HEX2DEC([.B30])" office:value-type="float" office:value="48" calcext:value-type="float">
            <text:p>48</text:p>
          </table:table-cell>
          <table:table-cell/>
          <table:table-cell table:formula="of:=CHAR([.C30])" office:value-type="string" office:string-value="0" calcext:value-type="string">
            <text:p>0</text:p>
          </table:table-cell>
          <table:table-cell table:formula="of:=DECIMAL([.E30];16)" office:value-type="float" office:value="0" calcext:value-type="float">
            <text:p>0</text:p>
          </table:table-cell>
          <table:table-cell table:formula="of:=BASE([.F30];2;4)" office:value-type="string" office:string-value="0000" calcext:value-type="string">
            <text:p>0000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MID([.$C$17];[.A31]*2-1;2)" office:value-type="string" office:string-value="46" calcext:value-type="string">
            <text:p>46</text:p>
          </table:table-cell>
          <table:table-cell table:formula="of:=HEX2DEC([.B31])" office:value-type="float" office:value="70" calcext:value-type="float">
            <text:p>70</text:p>
          </table:table-cell>
          <table:table-cell/>
          <table:table-cell table:formula="of:=CHAR([.C31])" office:value-type="string" office:string-value="F" calcext:value-type="string">
            <text:p>F</text:p>
          </table:table-cell>
          <table:table-cell table:formula="of:=DECIMAL([.E31];16)" office:value-type="float" office:value="15" calcext:value-type="float">
            <text:p>15</text:p>
          </table:table-cell>
          <table:table-cell table:formula="of:=BASE([.F31];2;4)" office:value-type="string" office:string-value="1111" calcext:value-type="string">
            <text:p>1111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ID([.$C$17];[.A32]*2-1;2)" office:value-type="string" office:string-value="30" calcext:value-type="string">
            <text:p>30</text:p>
          </table:table-cell>
          <table:table-cell table:formula="of:=HEX2DEC([.B32])" office:value-type="float" office:value="48" calcext:value-type="float">
            <text:p>48</text:p>
          </table:table-cell>
          <table:table-cell/>
          <table:table-cell table:formula="of:=CHAR([.C32])" office:value-type="string" office:string-value="0" calcext:value-type="string">
            <text:p>0</text:p>
          </table:table-cell>
          <table:table-cell table:formula="of:=DECIMAL([.E32];16)" office:value-type="float" office:value="0" calcext:value-type="float">
            <text:p>0</text:p>
          </table:table-cell>
          <table:table-cell table:formula="of:=BASE([.F32];2;4)" office:value-type="string" office:string-value="0000" calcext:value-type="string">
            <text:p>0000</text:p>
          </table:table-cell>
          <table:table-cell table:number-columns-repeated="14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Lengte is:</text:p>
          </table:table-cell>
          <table:table-cell table:formula="of:=[.G30]&amp;[.G31]&amp;[.G32]" office:value-type="string" office:string-value="000011110000" calcext:value-type="string">
            <text:p>00001111000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engte is:</text:p>
          </table:table-cell>
          <table:table-cell table:formula="of:=DECIMAL([.B34];2)" office:value-type="float" office:value="240" calcext:value-type="float">
            <text:p>240</text:p>
          </table:table-cell>
          <table:table-cell table:number-columns-repeated="19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Dus is die datastring:</text:p>
          </table:table-cell>
          <table:table-cell/>
          <table:table-cell table:formula="of:=MID([.A9];27;[.B35]*2)" office:value-type="string" office:string-value="313130323046304344443043444530434444304344443043444430434444304344443043444430434444304344443043444530434445304344443043444430434445303530424333304239313042393130423931304239313030303043304637464646463034464646463030463730303844413430313231313030463043444330434444304344443043444330434443304344423043444530434443304344443043444530434443304344443043444330434445304344433035304242393042394230423942304239313042393130303030433045444646464630344646464630304342303038414330303132313130" calcext:value-type="string">
            <text:p>313130323046304344443043444530434444304344443043444430434444304344443043444430434444304344443043444530434445304344443043444430434445303530424333304239313042393130423931304239313030303043304637464646463034464646463030463730303844413430313231313030463043444330434444304344443043444330434443304344423043444530434443304344443043444530434443304344443043444330434445304344433035304242393042394230423942304239313042393130303030433045444646464630344646464630304342303038414330303132313130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1 greep is twee van die nommers: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Greep</text:p>
          </table:table-cell>
          <table:table-cell office:value-type="string" calcext:value-type="string">
            <text:p>Nommer 1</text:p>
          </table:table-cell>
          <table:table-cell office:value-type="string" calcext:value-type="string">
            <text:p>Nommer 2</text:p>
          </table:table-cell>
          <table:table-cell office:value-type="string" calcext:value-type="string">
            <text:p>ASCII 1 desimaal</text:p>
          </table:table-cell>
          <table:table-cell office:value-type="string" calcext:value-type="string">
            <text:p>ASCII 2 desimaal</text:p>
          </table:table-cell>
          <table:table-cell office:value-type="string" calcext:value-type="string">
            <text:p>Karakter 1</text:p>
          </table:table-cell>
          <table:table-cell office:value-type="string" calcext:value-type="string">
            <text:p>Karakter 2</text:p>
          </table:table-cell>
          <table:table-cell office:value-type="string" calcext:value-type="string">
            <text:p>Desimaal 1</text:p>
          </table:table-cell>
          <table:table-cell office:value-type="string" calcext:value-type="string">
            <text:p>Desimaal 2</text:p>
          </table:table-cell>
          <table:table-cell office:value-type="string" calcext:value-type="string">
            <text:p>Biner 1</text:p>
          </table:table-cell>
          <table:table-cell office:value-type="string" calcext:value-type="string">
            <text:p>Biner 2</text:p>
          </table:table-cell>
          <table:table-cell office:value-type="string" calcext:value-type="string">
            <text:p>Hele biner</text:p>
          </table:table-cell>
          <table:table-cell office:value-type="string" calcext:value-type="string">
            <text:p>Waarde</text:p>
          </table:table-cell>
          <table:table-cell office:value-type="string" calcext:value-type="string">
            <text:p>Nota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ID([.$C$37];([.A42]-1)*4+1;2)" office:value-type="string" office:string-value="31" calcext:value-type="string">
            <text:p>31</text:p>
          </table:table-cell>
          <table:table-cell table:formula="of:=MID([.$C$37];([.A42]-1)*4+1+2;2)" office:value-type="string" office:string-value="31" calcext:value-type="string">
            <text:p>31</text:p>
          </table:table-cell>
          <table:table-cell table:formula="of:=DECIMAL([.B42];16)" office:value-type="float" office:value="49" calcext:value-type="float">
            <text:p>49</text:p>
          </table:table-cell>
          <table:table-cell table:formula="of:=DECIMAL([.C42];16)" office:value-type="float" office:value="49" calcext:value-type="float">
            <text:p>49</text:p>
          </table:table-cell>
          <table:table-cell table:formula="of:=CHAR([.D42])" office:value-type="string" office:string-value="1" calcext:value-type="string">
            <text:p>1</text:p>
          </table:table-cell>
          <table:table-cell table:formula="of:=CHAR([.E42])" office:value-type="string" office:string-value="1" calcext:value-type="string">
            <text:p>1</text:p>
          </table:table-cell>
          <table:table-cell table:formula="of:=DECIMAL([.F42];16)" office:value-type="float" office:value="1" calcext:value-type="float">
            <text:p>1</text:p>
          </table:table-cell>
          <table:table-cell table:formula="of:=DECIMAL([.G42];16)" office:value-type="float" office:value="1" calcext:value-type="float">
            <text:p>1</text:p>
          </table:table-cell>
          <table:table-cell table:formula="of:=BASE([.H42];2;4)" office:value-type="string" office:string-value="0001" calcext:value-type="string">
            <text:p>0001</text:p>
          </table:table-cell>
          <table:table-cell table:formula="of:=BASE([.I42];2;4)" office:value-type="string" office:string-value="0001" calcext:value-type="string">
            <text:p>0001</text:p>
          </table:table-cell>
          <table:table-cell table:formula="of:=[.J42]&amp;[.K42]" office:value-type="string" office:string-value="00010001" calcext:value-type="string">
            <text:p>00010001</text:p>
          </table:table-cell>
          <table:table-cell table:formula="of:=DECIMAL([.L42];2)" office:value-type="float" office:value="17" calcext:value-type="float">
            <text:p>17</text:p>
          </table:table-cell>
          <table:table-cell office:value-type="string" calcext:value-type="string">
            <text:p>Data vlag (DATAFLAG)</text:p>
          </table:table-cell>
          <table:table-cell table:number-columns-repeated="5"/>
          <table:table-cell table:formula="of:=26+([.A42]-1)*4+1-1" office:value-type="float" office:value="26" calcext:value-type="float">
            <text:p>26</text:p>
          </table:table-cell>
          <table:table-cell table:formula="of:=[.T42]+8" office:value-type="float" office:value="34" calcext:value-type="float">
            <text:p>34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MID([.$C$37];([.A43]-1)*4+1;2)" office:value-type="string" office:string-value="30" calcext:value-type="string">
            <text:p>30</text:p>
          </table:table-cell>
          <table:table-cell table:formula="of:=MID([.$C$37];([.A43]-1)*4+1+2;2)" office:value-type="string" office:string-value="32" calcext:value-type="string">
            <text:p>32</text:p>
          </table:table-cell>
          <table:table-cell table:formula="of:=DECIMAL([.B43];16)" office:value-type="float" office:value="48" calcext:value-type="float">
            <text:p>48</text:p>
          </table:table-cell>
          <table:table-cell table:formula="of:=DECIMAL([.C43];16)" office:value-type="float" office:value="50" calcext:value-type="float">
            <text:p>50</text:p>
          </table:table-cell>
          <table:table-cell table:formula="of:=CHAR([.D43])" office:value-type="string" office:string-value="0" calcext:value-type="string">
            <text:p>0</text:p>
          </table:table-cell>
          <table:table-cell table:formula="of:=CHAR([.E43])" office:value-type="string" office:string-value="2" calcext:value-type="string">
            <text:p>2</text:p>
          </table:table-cell>
          <table:table-cell table:formula="of:=DECIMAL([.F43];16)" office:value-type="float" office:value="0" calcext:value-type="float">
            <text:p>0</text:p>
          </table:table-cell>
          <table:table-cell table:formula="of:=DECIMAL([.G43];16)" office:value-type="float" office:value="2" calcext:value-type="float">
            <text:p>2</text:p>
          </table:table-cell>
          <table:table-cell table:formula="of:=BASE([.H43];2;4)" office:value-type="string" office:string-value="0000" calcext:value-type="string">
            <text:p>0000</text:p>
          </table:table-cell>
          <table:table-cell table:formula="of:=BASE([.I43];2;4)" office:value-type="string" office:string-value="0010" calcext:value-type="string">
            <text:p>0010</text:p>
          </table:table-cell>
          <table:table-cell table:formula="of:=[.J43]&amp;[.K43]" office:value-type="string" office:string-value="00000010" calcext:value-type="string">
            <text:p>00000010</text:p>
          </table:table-cell>
          <table:table-cell table:formula="of:=DECIMAL([.L43];2)" office:value-type="float" office:value="2" calcext:value-type="float">
            <text:p>2</text:p>
          </table:table-cell>
          <table:table-cell office:value-type="string" calcext:value-type="string">
            <text:p>Aantal batterye (die protokol noem dit aantal SMARTPACKS)</text:p>
          </table:table-cell>
          <table:table-cell table:number-columns-repeated="5"/>
          <table:table-cell table:formula="of:=26+([.A43]-1)*4+1-1" office:value-type="float" office:value="30" calcext:value-type="float">
            <text:p>30</text:p>
          </table:table-cell>
          <table:table-cell table:formula="of:=[.T43]+8" office:value-type="float" office:value="38" calcext:value-type="float">
            <text:p>38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MID([.$C$37];([.A44]-1)*4+1;2)" office:value-type="string" office:string-value="30" calcext:value-type="string">
            <text:p>30</text:p>
          </table:table-cell>
          <table:table-cell table:formula="of:=MID([.$C$37];([.A44]-1)*4+1+2;2)" office:value-type="string" office:string-value="46" calcext:value-type="string">
            <text:p>46</text:p>
          </table:table-cell>
          <table:table-cell table:formula="of:=DECIMAL([.B44];16)" office:value-type="float" office:value="48" calcext:value-type="float">
            <text:p>48</text:p>
          </table:table-cell>
          <table:table-cell table:formula="of:=DECIMAL([.C44];16)" office:value-type="float" office:value="70" calcext:value-type="float">
            <text:p>70</text:p>
          </table:table-cell>
          <table:table-cell table:formula="of:=CHAR([.D44])" office:value-type="string" office:string-value="0" calcext:value-type="string">
            <text:p>0</text:p>
          </table:table-cell>
          <table:table-cell table:formula="of:=CHAR([.E44])" office:value-type="string" office:string-value="F" calcext:value-type="string">
            <text:p>F</text:p>
          </table:table-cell>
          <table:table-cell table:formula="of:=DECIMAL([.F44];16)" office:value-type="float" office:value="0" calcext:value-type="float">
            <text:p>0</text:p>
          </table:table-cell>
          <table:table-cell table:formula="of:=DECIMAL([.G44];16)" office:value-type="float" office:value="15" calcext:value-type="float">
            <text:p>15</text:p>
          </table:table-cell>
          <table:table-cell table:formula="of:=BASE([.H44];2;4)" office:value-type="string" office:string-value="0000" calcext:value-type="string">
            <text:p>0000</text:p>
          </table:table-cell>
          <table:table-cell table:formula="of:=BASE([.I44];2;4)" office:value-type="string" office:string-value="1111" calcext:value-type="string">
            <text:p>1111</text:p>
          </table:table-cell>
          <table:table-cell table:formula="of:=[.J44]&amp;[.K44]" office:value-type="string" office:string-value="00001111" calcext:value-type="string">
            <text:p>00001111</text:p>
          </table:table-cell>
          <table:table-cell table:formula="of:=DECIMAL([.L44];2)" office:value-type="float" office:value="15" calcext:value-type="float">
            <text:p>15</text:p>
          </table:table-cell>
          <table:table-cell office:value-type="string" calcext:value-type="string">
            <text:p>Aantal selle M in battery</text:p>
          </table:table-cell>
          <table:table-cell table:number-columns-repeated="7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MID([.$C$37];([.A45]-1)*4+1;2)" office:value-type="string" office:string-value="30" calcext:value-type="string">
            <text:p>30</text:p>
          </table:table-cell>
          <table:table-cell table:formula="of:=MID([.$C$37];([.A45]-1)*4+1+2;2)" office:value-type="string" office:string-value="43" calcext:value-type="string">
            <text:p>43</text:p>
          </table:table-cell>
          <table:table-cell table:formula="of:=DECIMAL([.B45];16)" office:value-type="float" office:value="48" calcext:value-type="float">
            <text:p>48</text:p>
          </table:table-cell>
          <table:table-cell table:formula="of:=DECIMAL([.C45];16)" office:value-type="float" office:value="67" calcext:value-type="float">
            <text:p>67</text:p>
          </table:table-cell>
          <table:table-cell table:formula="of:=CHAR([.D45])" office:value-type="string" office:string-value="0" calcext:value-type="string">
            <text:p>0</text:p>
          </table:table-cell>
          <table:table-cell table:formula="of:=CHAR([.E45])" office:value-type="string" office:string-value="C" calcext:value-type="string">
            <text:p>C</text:p>
          </table:table-cell>
          <table:table-cell table:formula="of:=DECIMAL([.F45];16)" office:value-type="float" office:value="0" calcext:value-type="float">
            <text:p>0</text:p>
          </table:table-cell>
          <table:table-cell table:formula="of:=DECIMAL([.G45];16)" office:value-type="float" office:value="12" calcext:value-type="float">
            <text:p>12</text:p>
          </table:table-cell>
          <table:table-cell table:formula="of:=BASE([.H45];2;4)" office:value-type="string" office:string-value="0000" calcext:value-type="string">
            <text:p>0000</text:p>
          </table:table-cell>
          <table:table-cell table:formula="of:=BASE([.I45];2;4)" office:value-type="string" office:string-value="1100" calcext:value-type="string">
            <text:p>1100</text:p>
          </table:table-cell>
          <table:table-cell table:formula="of:=[.J45]&amp;[.K45]" office:value-type="string" office:string-value="00001100" calcext:value-type="string">
            <text:p>00001100</text:p>
          </table:table-cell>
          <table:table-cell table:number-columns-repeated="7"/>
          <table:table-cell table:formula="of:=26+([.A45]-1)*4+1-1" office:value-type="float" office:value="38" calcext:value-type="float">
            <text:p>38</text:p>
          </table:table-cell>
          <table:table-cell table:formula="of:=[.T45]+8" office:value-type="float" office:value="46" calcext:value-type="float">
            <text:p>46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MID([.$C$37];([.A46]-1)*4+1;2)" office:value-type="string" office:string-value="44" calcext:value-type="string">
            <text:p>44</text:p>
          </table:table-cell>
          <table:table-cell table:formula="of:=MID([.$C$37];([.A46]-1)*4+1+2;2)" office:value-type="string" office:string-value="44" calcext:value-type="string">
            <text:p>44</text:p>
          </table:table-cell>
          <table:table-cell table:formula="of:=DECIMAL([.B46];16)" office:value-type="float" office:value="68" calcext:value-type="float">
            <text:p>68</text:p>
          </table:table-cell>
          <table:table-cell table:formula="of:=DECIMAL([.C46];16)" office:value-type="float" office:value="68" calcext:value-type="float">
            <text:p>68</text:p>
          </table:table-cell>
          <table:table-cell table:formula="of:=CHAR([.D46])" office:value-type="string" office:string-value="D" calcext:value-type="string">
            <text:p>D</text:p>
          </table:table-cell>
          <table:table-cell table:formula="of:=CHAR([.E46])" office:value-type="string" office:string-value="D" calcext:value-type="string">
            <text:p>D</text:p>
          </table:table-cell>
          <table:table-cell table:formula="of:=DECIMAL([.F46];16)" office:value-type="float" office:value="13" calcext:value-type="float">
            <text:p>13</text:p>
          </table:table-cell>
          <table:table-cell table:formula="of:=DECIMAL([.G46];16)" office:value-type="float" office:value="13" calcext:value-type="float">
            <text:p>13</text:p>
          </table:table-cell>
          <table:table-cell table:formula="of:=BASE([.H46];2;4)" office:value-type="string" office:string-value="1101" calcext:value-type="string">
            <text:p>1101</text:p>
          </table:table-cell>
          <table:table-cell table:formula="of:=BASE([.I46];2;4)" office:value-type="string" office:string-value="1101" calcext:value-type="string">
            <text:p>1101</text:p>
          </table:table-cell>
          <table:table-cell table:formula="of:=[.J46]&amp;[.K46]" office:value-type="string" office:string-value="11011101" calcext:value-type="string">
            <text:p>11011101</text:p>
          </table:table-cell>
          <table:table-cell table:formula="of:=[.L45]&amp;[.L46]" office:value-type="string" office:string-value="0000110011011101" calcext:value-type="string">
            <text:p>0000110011011101</text:p>
          </table:table-cell>
          <table:table-cell office:value-type="string" calcext:value-type="string">
            <text:p>Waarde in milliVolt</text:p>
          </table:table-cell>
          <table:table-cell table:formula="of:=DECIMAL([.M46];2)" office:value-type="float" office:value="3293" calcext:value-type="float">
            <text:p>32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MID([.$C$37];([.A47]-1)*4+1;2)" office:value-type="string" office:string-value="30" calcext:value-type="string">
            <text:p>30</text:p>
          </table:table-cell>
          <table:table-cell table:formula="of:=MID([.$C$37];([.A47]-1)*4+1+2;2)" office:value-type="string" office:string-value="43" calcext:value-type="string">
            <text:p>43</text:p>
          </table:table-cell>
          <table:table-cell table:formula="of:=DECIMAL([.B47];16)" office:value-type="float" office:value="48" calcext:value-type="float">
            <text:p>48</text:p>
          </table:table-cell>
          <table:table-cell table:formula="of:=DECIMAL([.C47];16)" office:value-type="float" office:value="67" calcext:value-type="float">
            <text:p>67</text:p>
          </table:table-cell>
          <table:table-cell table:formula="of:=CHAR([.D47])" office:value-type="string" office:string-value="0" calcext:value-type="string">
            <text:p>0</text:p>
          </table:table-cell>
          <table:table-cell table:formula="of:=CHAR([.E47])" office:value-type="string" office:string-value="C" calcext:value-type="string">
            <text:p>C</text:p>
          </table:table-cell>
          <table:table-cell table:formula="of:=DECIMAL([.F47];16)" office:value-type="float" office:value="0" calcext:value-type="float">
            <text:p>0</text:p>
          </table:table-cell>
          <table:table-cell table:formula="of:=DECIMAL([.G47];16)" office:value-type="float" office:value="12" calcext:value-type="float">
            <text:p>12</text:p>
          </table:table-cell>
          <table:table-cell table:formula="of:=BASE([.H47];2;4)" office:value-type="string" office:string-value="0000" calcext:value-type="string">
            <text:p>0000</text:p>
          </table:table-cell>
          <table:table-cell table:formula="of:=BASE([.I47];2;4)" office:value-type="string" office:string-value="1100" calcext:value-type="string">
            <text:p>1100</text:p>
          </table:table-cell>
          <table:table-cell table:formula="of:=[.J47]&amp;[.K47]" office:value-type="string" office:string-value="00001100" calcext:value-type="string">
            <text:p>00001100</text:p>
          </table:table-cell>
          <table:table-cell table:number-columns-repeated="9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MID([.$C$37];([.A48]-1)*4+1;2)" office:value-type="string" office:string-value="44" calcext:value-type="string">
            <text:p>44</text:p>
          </table:table-cell>
          <table:table-cell table:formula="of:=MID([.$C$37];([.A48]-1)*4+1+2;2)" office:value-type="string" office:string-value="45" calcext:value-type="string">
            <text:p>45</text:p>
          </table:table-cell>
          <table:table-cell table:formula="of:=DECIMAL([.B48];16)" office:value-type="float" office:value="68" calcext:value-type="float">
            <text:p>68</text:p>
          </table:table-cell>
          <table:table-cell table:formula="of:=DECIMAL([.C48];16)" office:value-type="float" office:value="69" calcext:value-type="float">
            <text:p>69</text:p>
          </table:table-cell>
          <table:table-cell table:formula="of:=CHAR([.D48])" office:value-type="string" office:string-value="D" calcext:value-type="string">
            <text:p>D</text:p>
          </table:table-cell>
          <table:table-cell table:formula="of:=CHAR([.E48])" office:value-type="string" office:string-value="E" calcext:value-type="string">
            <text:p>E</text:p>
          </table:table-cell>
          <table:table-cell table:formula="of:=DECIMAL([.F48];16)" office:value-type="float" office:value="13" calcext:value-type="float">
            <text:p>13</text:p>
          </table:table-cell>
          <table:table-cell table:formula="of:=DECIMAL([.G48];16)" office:value-type="float" office:value="14" calcext:value-type="float">
            <text:p>14</text:p>
          </table:table-cell>
          <table:table-cell table:formula="of:=BASE([.H48];2;4)" office:value-type="string" office:string-value="1101" calcext:value-type="string">
            <text:p>1101</text:p>
          </table:table-cell>
          <table:table-cell table:formula="of:=BASE([.I48];2;4)" office:value-type="string" office:string-value="1110" calcext:value-type="string">
            <text:p>1110</text:p>
          </table:table-cell>
          <table:table-cell table:formula="of:=[.J48]&amp;[.K48]" office:value-type="string" office:string-value="11011110" calcext:value-type="string">
            <text:p>11011110</text:p>
          </table:table-cell>
          <table:table-cell table:formula="of:=[.L47]&amp;[.L48]" office:value-type="string" office:string-value="0000110011011110" calcext:value-type="string">
            <text:p>0000110011011110</text:p>
          </table:table-cell>
          <table:table-cell office:value-type="string" calcext:value-type="string">
            <text:p>Waarde in milliVolt</text:p>
          </table:table-cell>
          <table:table-cell table:formula="of:=DECIMAL([.M48];2)" office:value-type="float" office:value="3294" calcext:value-type="float">
            <text:p>3294</text:p>
          </table:table-cell>
          <table:table-cell table:formula="of:=[.P46]+1" office:value-type="float" office:value="2" calcext:value-type="float">
            <text:p>2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MID([.$C$37];([.A49]-1)*4+1;2)" office:value-type="string" office:string-value="30" calcext:value-type="string">
            <text:p>30</text:p>
          </table:table-cell>
          <table:table-cell table:formula="of:=MID([.$C$37];([.A49]-1)*4+1+2;2)" office:value-type="string" office:string-value="43" calcext:value-type="string">
            <text:p>43</text:p>
          </table:table-cell>
          <table:table-cell table:formula="of:=DECIMAL([.B49];16)" office:value-type="float" office:value="48" calcext:value-type="float">
            <text:p>48</text:p>
          </table:table-cell>
          <table:table-cell table:formula="of:=DECIMAL([.C49];16)" office:value-type="float" office:value="67" calcext:value-type="float">
            <text:p>67</text:p>
          </table:table-cell>
          <table:table-cell table:formula="of:=CHAR([.D49])" office:value-type="string" office:string-value="0" calcext:value-type="string">
            <text:p>0</text:p>
          </table:table-cell>
          <table:table-cell table:formula="of:=CHAR([.E49])" office:value-type="string" office:string-value="C" calcext:value-type="string">
            <text:p>C</text:p>
          </table:table-cell>
          <table:table-cell table:formula="of:=DECIMAL([.F49];16)" office:value-type="float" office:value="0" calcext:value-type="float">
            <text:p>0</text:p>
          </table:table-cell>
          <table:table-cell table:formula="of:=DECIMAL([.G49];16)" office:value-type="float" office:value="12" calcext:value-type="float">
            <text:p>12</text:p>
          </table:table-cell>
          <table:table-cell table:formula="of:=BASE([.H49];2;4)" office:value-type="string" office:string-value="0000" calcext:value-type="string">
            <text:p>0000</text:p>
          </table:table-cell>
          <table:table-cell table:formula="of:=BASE([.I49];2;4)" office:value-type="string" office:string-value="1100" calcext:value-type="string">
            <text:p>1100</text:p>
          </table:table-cell>
          <table:table-cell table:formula="of:=[.J49]&amp;[.K49]" office:value-type="string" office:string-value="00001100" calcext:value-type="string">
            <text:p>00001100</text:p>
          </table:table-cell>
          <table:table-cell table:number-columns-repeated="9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MID([.$C$37];([.A50]-1)*4+1;2)" office:value-type="string" office:string-value="44" calcext:value-type="string">
            <text:p>44</text:p>
          </table:table-cell>
          <table:table-cell table:formula="of:=MID([.$C$37];([.A50]-1)*4+1+2;2)" office:value-type="string" office:string-value="44" calcext:value-type="string">
            <text:p>44</text:p>
          </table:table-cell>
          <table:table-cell table:formula="of:=DECIMAL([.B50];16)" office:value-type="float" office:value="68" calcext:value-type="float">
            <text:p>68</text:p>
          </table:table-cell>
          <table:table-cell table:formula="of:=DECIMAL([.C50];16)" office:value-type="float" office:value="68" calcext:value-type="float">
            <text:p>68</text:p>
          </table:table-cell>
          <table:table-cell table:formula="of:=CHAR([.D50])" office:value-type="string" office:string-value="D" calcext:value-type="string">
            <text:p>D</text:p>
          </table:table-cell>
          <table:table-cell table:formula="of:=CHAR([.E50])" office:value-type="string" office:string-value="D" calcext:value-type="string">
            <text:p>D</text:p>
          </table:table-cell>
          <table:table-cell table:formula="of:=DECIMAL([.F50];16)" office:value-type="float" office:value="13" calcext:value-type="float">
            <text:p>13</text:p>
          </table:table-cell>
          <table:table-cell table:formula="of:=DECIMAL([.G50];16)" office:value-type="float" office:value="13" calcext:value-type="float">
            <text:p>13</text:p>
          </table:table-cell>
          <table:table-cell table:formula="of:=BASE([.H50];2;4)" office:value-type="string" office:string-value="1101" calcext:value-type="string">
            <text:p>1101</text:p>
          </table:table-cell>
          <table:table-cell table:formula="of:=BASE([.I50];2;4)" office:value-type="string" office:string-value="1101" calcext:value-type="string">
            <text:p>1101</text:p>
          </table:table-cell>
          <table:table-cell table:formula="of:=[.J50]&amp;[.K50]" office:value-type="string" office:string-value="11011101" calcext:value-type="string">
            <text:p>11011101</text:p>
          </table:table-cell>
          <table:table-cell table:formula="of:=[.L49]&amp;[.L50]" office:value-type="string" office:string-value="0000110011011101" calcext:value-type="string">
            <text:p>0000110011011101</text:p>
          </table:table-cell>
          <table:table-cell office:value-type="string" calcext:value-type="string">
            <text:p>Waarde in milliVolt</text:p>
          </table:table-cell>
          <table:table-cell table:formula="of:=DECIMAL([.M50];2)" office:value-type="float" office:value="3293" calcext:value-type="float">
            <text:p>3293</text:p>
          </table:table-cell>
          <table:table-cell table:formula="of:=[.P48]+1" office:value-type="float" office:value="3" calcext:value-type="float">
            <text:p>3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formula="of:=MID([.$C$37];([.A51]-1)*4+1;2)" office:value-type="string" office:string-value="30" calcext:value-type="string">
            <text:p>30</text:p>
          </table:table-cell>
          <table:table-cell table:formula="of:=MID([.$C$37];([.A51]-1)*4+1+2;2)" office:value-type="string" office:string-value="43" calcext:value-type="string">
            <text:p>43</text:p>
          </table:table-cell>
          <table:table-cell table:formula="of:=DECIMAL([.B51];16)" office:value-type="float" office:value="48" calcext:value-type="float">
            <text:p>48</text:p>
          </table:table-cell>
          <table:table-cell table:formula="of:=DECIMAL([.C51];16)" office:value-type="float" office:value="67" calcext:value-type="float">
            <text:p>67</text:p>
          </table:table-cell>
          <table:table-cell table:formula="of:=CHAR([.D51])" office:value-type="string" office:string-value="0" calcext:value-type="string">
            <text:p>0</text:p>
          </table:table-cell>
          <table:table-cell table:formula="of:=CHAR([.E51])" office:value-type="string" office:string-value="C" calcext:value-type="string">
            <text:p>C</text:p>
          </table:table-cell>
          <table:table-cell table:formula="of:=DECIMAL([.F51];16)" office:value-type="float" office:value="0" calcext:value-type="float">
            <text:p>0</text:p>
          </table:table-cell>
          <table:table-cell table:formula="of:=DECIMAL([.G51];16)" office:value-type="float" office:value="12" calcext:value-type="float">
            <text:p>12</text:p>
          </table:table-cell>
          <table:table-cell table:formula="of:=BASE([.H51];2;4)" office:value-type="string" office:string-value="0000" calcext:value-type="string">
            <text:p>0000</text:p>
          </table:table-cell>
          <table:table-cell table:formula="of:=BASE([.I51];2;4)" office:value-type="string" office:string-value="1100" calcext:value-type="string">
            <text:p>1100</text:p>
          </table:table-cell>
          <table:table-cell table:formula="of:=[.J51]&amp;[.K51]" office:value-type="string" office:string-value="00001100" calcext:value-type="string">
            <text:p>00001100</text:p>
          </table:table-cell>
          <table:table-cell table:number-columns-repeated="9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formula="of:=MID([.$C$37];([.A52]-1)*4+1;2)" office:value-type="string" office:string-value="44" calcext:value-type="string">
            <text:p>44</text:p>
          </table:table-cell>
          <table:table-cell table:formula="of:=MID([.$C$37];([.A52]-1)*4+1+2;2)" office:value-type="string" office:string-value="44" calcext:value-type="string">
            <text:p>44</text:p>
          </table:table-cell>
          <table:table-cell table:formula="of:=DECIMAL([.B52];16)" office:value-type="float" office:value="68" calcext:value-type="float">
            <text:p>68</text:p>
          </table:table-cell>
          <table:table-cell table:formula="of:=DECIMAL([.C52];16)" office:value-type="float" office:value="68" calcext:value-type="float">
            <text:p>68</text:p>
          </table:table-cell>
          <table:table-cell table:formula="of:=CHAR([.D52])" office:value-type="string" office:string-value="D" calcext:value-type="string">
            <text:p>D</text:p>
          </table:table-cell>
          <table:table-cell table:formula="of:=CHAR([.E52])" office:value-type="string" office:string-value="D" calcext:value-type="string">
            <text:p>D</text:p>
          </table:table-cell>
          <table:table-cell table:formula="of:=DECIMAL([.F52];16)" office:value-type="float" office:value="13" calcext:value-type="float">
            <text:p>13</text:p>
          </table:table-cell>
          <table:table-cell table:formula="of:=DECIMAL([.G52];16)" office:value-type="float" office:value="13" calcext:value-type="float">
            <text:p>13</text:p>
          </table:table-cell>
          <table:table-cell table:formula="of:=BASE([.H52];2;4)" office:value-type="string" office:string-value="1101" calcext:value-type="string">
            <text:p>1101</text:p>
          </table:table-cell>
          <table:table-cell table:formula="of:=BASE([.I52];2;4)" office:value-type="string" office:string-value="1101" calcext:value-type="string">
            <text:p>1101</text:p>
          </table:table-cell>
          <table:table-cell table:formula="of:=[.J52]&amp;[.K52]" office:value-type="string" office:string-value="11011101" calcext:value-type="string">
            <text:p>11011101</text:p>
          </table:table-cell>
          <table:table-cell table:formula="of:=[.L51]&amp;[.L52]" office:value-type="string" office:string-value="0000110011011101" calcext:value-type="string">
            <text:p>0000110011011101</text:p>
          </table:table-cell>
          <table:table-cell office:value-type="string" calcext:value-type="string">
            <text:p>Waarde in milliVolt</text:p>
          </table:table-cell>
          <table:table-cell table:formula="of:=DECIMAL([.M52];2)" office:value-type="float" office:value="3293" calcext:value-type="float">
            <text:p>3293</text:p>
          </table:table-cell>
          <table:table-cell table:formula="of:=[.P50]+1" office:value-type="float" office:value="4" calcext:value-type="float">
            <text:p>4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formula="of:=MID([.$C$37];([.A53]-1)*4+1;2)" office:value-type="string" office:string-value="30" calcext:value-type="string">
            <text:p>30</text:p>
          </table:table-cell>
          <table:table-cell table:formula="of:=MID([.$C$37];([.A53]-1)*4+1+2;2)" office:value-type="string" office:string-value="43" calcext:value-type="string">
            <text:p>43</text:p>
          </table:table-cell>
          <table:table-cell table:formula="of:=DECIMAL([.B53];16)" office:value-type="float" office:value="48" calcext:value-type="float">
            <text:p>48</text:p>
          </table:table-cell>
          <table:table-cell table:formula="of:=DECIMAL([.C53];16)" office:value-type="float" office:value="67" calcext:value-type="float">
            <text:p>67</text:p>
          </table:table-cell>
          <table:table-cell table:formula="of:=CHAR([.D53])" office:value-type="string" office:string-value="0" calcext:value-type="string">
            <text:p>0</text:p>
          </table:table-cell>
          <table:table-cell table:formula="of:=CHAR([.E53])" office:value-type="string" office:string-value="C" calcext:value-type="string">
            <text:p>C</text:p>
          </table:table-cell>
          <table:table-cell table:formula="of:=DECIMAL([.F53];16)" office:value-type="float" office:value="0" calcext:value-type="float">
            <text:p>0</text:p>
          </table:table-cell>
          <table:table-cell table:formula="of:=DECIMAL([.G53];16)" office:value-type="float" office:value="12" calcext:value-type="float">
            <text:p>12</text:p>
          </table:table-cell>
          <table:table-cell table:formula="of:=BASE([.H53];2;4)" office:value-type="string" office:string-value="0000" calcext:value-type="string">
            <text:p>0000</text:p>
          </table:table-cell>
          <table:table-cell table:formula="of:=BASE([.I53];2;4)" office:value-type="string" office:string-value="1100" calcext:value-type="string">
            <text:p>1100</text:p>
          </table:table-cell>
          <table:table-cell table:formula="of:=[.J53]&amp;[.K53]" office:value-type="string" office:string-value="00001100" calcext:value-type="string">
            <text:p>00001100</text:p>
          </table:table-cell>
          <table:table-cell table:number-columns-repeated="9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formula="of:=MID([.$C$37];([.A54]-1)*4+1;2)" office:value-type="string" office:string-value="44" calcext:value-type="string">
            <text:p>44</text:p>
          </table:table-cell>
          <table:table-cell table:formula="of:=MID([.$C$37];([.A54]-1)*4+1+2;2)" office:value-type="string" office:string-value="44" calcext:value-type="string">
            <text:p>44</text:p>
          </table:table-cell>
          <table:table-cell table:formula="of:=DECIMAL([.B54];16)" office:value-type="float" office:value="68" calcext:value-type="float">
            <text:p>68</text:p>
          </table:table-cell>
          <table:table-cell table:formula="of:=DECIMAL([.C54];16)" office:value-type="float" office:value="68" calcext:value-type="float">
            <text:p>68</text:p>
          </table:table-cell>
          <table:table-cell table:formula="of:=CHAR([.D54])" office:value-type="string" office:string-value="D" calcext:value-type="string">
            <text:p>D</text:p>
          </table:table-cell>
          <table:table-cell table:formula="of:=CHAR([.E54])" office:value-type="string" office:string-value="D" calcext:value-type="string">
            <text:p>D</text:p>
          </table:table-cell>
          <table:table-cell table:formula="of:=DECIMAL([.F54];16)" office:value-type="float" office:value="13" calcext:value-type="float">
            <text:p>13</text:p>
          </table:table-cell>
          <table:table-cell table:formula="of:=DECIMAL([.G54];16)" office:value-type="float" office:value="13" calcext:value-type="float">
            <text:p>13</text:p>
          </table:table-cell>
          <table:table-cell table:formula="of:=BASE([.H54];2;4)" office:value-type="string" office:string-value="1101" calcext:value-type="string">
            <text:p>1101</text:p>
          </table:table-cell>
          <table:table-cell table:formula="of:=BASE([.I54];2;4)" office:value-type="string" office:string-value="1101" calcext:value-type="string">
            <text:p>1101</text:p>
          </table:table-cell>
          <table:table-cell table:formula="of:=[.J54]&amp;[.K54]" office:value-type="string" office:string-value="11011101" calcext:value-type="string">
            <text:p>11011101</text:p>
          </table:table-cell>
          <table:table-cell table:formula="of:=[.L53]&amp;[.L54]" office:value-type="string" office:string-value="0000110011011101" calcext:value-type="string">
            <text:p>0000110011011101</text:p>
          </table:table-cell>
          <table:table-cell office:value-type="string" calcext:value-type="string">
            <text:p>Waarde in milliVolt</text:p>
          </table:table-cell>
          <table:table-cell table:formula="of:=DECIMAL([.M54];2)" office:value-type="float" office:value="3293" calcext:value-type="float">
            <text:p>3293</text:p>
          </table:table-cell>
          <table:table-cell table:formula="of:=[.P52]+1" office:value-type="float" office:value="5" calcext:value-type="float">
            <text:p>5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formula="of:=MID([.$C$37];([.A55]-1)*4+1;2)" office:value-type="string" office:string-value="30" calcext:value-type="string">
            <text:p>30</text:p>
          </table:table-cell>
          <table:table-cell table:formula="of:=MID([.$C$37];([.A55]-1)*4+1+2;2)" office:value-type="string" office:string-value="43" calcext:value-type="string">
            <text:p>43</text:p>
          </table:table-cell>
          <table:table-cell table:formula="of:=DECIMAL([.B55];16)" office:value-type="float" office:value="48" calcext:value-type="float">
            <text:p>48</text:p>
          </table:table-cell>
          <table:table-cell table:formula="of:=DECIMAL([.C55];16)" office:value-type="float" office:value="67" calcext:value-type="float">
            <text:p>67</text:p>
          </table:table-cell>
          <table:table-cell table:formula="of:=CHAR([.D55])" office:value-type="string" office:string-value="0" calcext:value-type="string">
            <text:p>0</text:p>
          </table:table-cell>
          <table:table-cell table:formula="of:=CHAR([.E55])" office:value-type="string" office:string-value="C" calcext:value-type="string">
            <text:p>C</text:p>
          </table:table-cell>
          <table:table-cell table:formula="of:=DECIMAL([.F55];16)" office:value-type="float" office:value="0" calcext:value-type="float">
            <text:p>0</text:p>
          </table:table-cell>
          <table:table-cell table:formula="of:=DECIMAL([.G55];16)" office:value-type="float" office:value="12" calcext:value-type="float">
            <text:p>12</text:p>
          </table:table-cell>
          <table:table-cell table:formula="of:=BASE([.H55];2;4)" office:value-type="string" office:string-value="0000" calcext:value-type="string">
            <text:p>0000</text:p>
          </table:table-cell>
          <table:table-cell table:formula="of:=BASE([.I55];2;4)" office:value-type="string" office:string-value="1100" calcext:value-type="string">
            <text:p>1100</text:p>
          </table:table-cell>
          <table:table-cell table:formula="of:=[.J55]&amp;[.K55]" office:value-type="string" office:string-value="00001100" calcext:value-type="string">
            <text:p>00001100</text:p>
          </table:table-cell>
          <table:table-cell table:number-columns-repeated="9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formula="of:=MID([.$C$37];([.A56]-1)*4+1;2)" office:value-type="string" office:string-value="44" calcext:value-type="string">
            <text:p>44</text:p>
          </table:table-cell>
          <table:table-cell table:formula="of:=MID([.$C$37];([.A56]-1)*4+1+2;2)" office:value-type="string" office:string-value="44" calcext:value-type="string">
            <text:p>44</text:p>
          </table:table-cell>
          <table:table-cell table:formula="of:=DECIMAL([.B56];16)" office:value-type="float" office:value="68" calcext:value-type="float">
            <text:p>68</text:p>
          </table:table-cell>
          <table:table-cell table:formula="of:=DECIMAL([.C56];16)" office:value-type="float" office:value="68" calcext:value-type="float">
            <text:p>68</text:p>
          </table:table-cell>
          <table:table-cell table:formula="of:=CHAR([.D56])" office:value-type="string" office:string-value="D" calcext:value-type="string">
            <text:p>D</text:p>
          </table:table-cell>
          <table:table-cell table:formula="of:=CHAR([.E56])" office:value-type="string" office:string-value="D" calcext:value-type="string">
            <text:p>D</text:p>
          </table:table-cell>
          <table:table-cell table:formula="of:=DECIMAL([.F56];16)" office:value-type="float" office:value="13" calcext:value-type="float">
            <text:p>13</text:p>
          </table:table-cell>
          <table:table-cell table:formula="of:=DECIMAL([.G56];16)" office:value-type="float" office:value="13" calcext:value-type="float">
            <text:p>13</text:p>
          </table:table-cell>
          <table:table-cell table:formula="of:=BASE([.H56];2;4)" office:value-type="string" office:string-value="1101" calcext:value-type="string">
            <text:p>1101</text:p>
          </table:table-cell>
          <table:table-cell table:formula="of:=BASE([.I56];2;4)" office:value-type="string" office:string-value="1101" calcext:value-type="string">
            <text:p>1101</text:p>
          </table:table-cell>
          <table:table-cell table:formula="of:=[.J56]&amp;[.K56]" office:value-type="string" office:string-value="11011101" calcext:value-type="string">
            <text:p>11011101</text:p>
          </table:table-cell>
          <table:table-cell table:formula="of:=[.L55]&amp;[.L56]" office:value-type="string" office:string-value="0000110011011101" calcext:value-type="string">
            <text:p>0000110011011101</text:p>
          </table:table-cell>
          <table:table-cell office:value-type="string" calcext:value-type="string">
            <text:p>Waarde in milliVolt</text:p>
          </table:table-cell>
          <table:table-cell table:formula="of:=DECIMAL([.M56];2)" office:value-type="float" office:value="3293" calcext:value-type="float">
            <text:p>3293</text:p>
          </table:table-cell>
          <table:table-cell table:formula="of:=[.P54]+1" office:value-type="float" office:value="6" calcext:value-type="float">
            <text:p>6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56]+1" office:value-type="float" office:value="16" calcext:value-type="float">
            <text:p>16</text:p>
          </table:table-cell>
          <table:table-cell table:formula="of:=MID([.$C$37];([.A57]-1)*4+1;2)" office:value-type="string" office:string-value="30" calcext:value-type="string">
            <text:p>30</text:p>
          </table:table-cell>
          <table:table-cell table:formula="of:=MID([.$C$37];([.A57]-1)*4+1+2;2)" office:value-type="string" office:string-value="43" calcext:value-type="string">
            <text:p>43</text:p>
          </table:table-cell>
          <table:table-cell table:formula="of:=DECIMAL([.B57];16)" office:value-type="float" office:value="48" calcext:value-type="float">
            <text:p>48</text:p>
          </table:table-cell>
          <table:table-cell table:formula="of:=DECIMAL([.C57];16)" office:value-type="float" office:value="67" calcext:value-type="float">
            <text:p>67</text:p>
          </table:table-cell>
          <table:table-cell table:formula="of:=CHAR([.D57])" office:value-type="string" office:string-value="0" calcext:value-type="string">
            <text:p>0</text:p>
          </table:table-cell>
          <table:table-cell table:formula="of:=CHAR([.E57])" office:value-type="string" office:string-value="C" calcext:value-type="string">
            <text:p>C</text:p>
          </table:table-cell>
          <table:table-cell table:formula="of:=DECIMAL([.F57];16)" office:value-type="float" office:value="0" calcext:value-type="float">
            <text:p>0</text:p>
          </table:table-cell>
          <table:table-cell table:formula="of:=DECIMAL([.G57];16)" office:value-type="float" office:value="12" calcext:value-type="float">
            <text:p>12</text:p>
          </table:table-cell>
          <table:table-cell table:formula="of:=BASE([.H57];2;4)" office:value-type="string" office:string-value="0000" calcext:value-type="string">
            <text:p>0000</text:p>
          </table:table-cell>
          <table:table-cell table:formula="of:=BASE([.I57];2;4)" office:value-type="string" office:string-value="1100" calcext:value-type="string">
            <text:p>1100</text:p>
          </table:table-cell>
          <table:table-cell table:formula="of:=[.J57]&amp;[.K57]" office:value-type="string" office:string-value="00001100" calcext:value-type="string">
            <text:p>00001100</text:p>
          </table:table-cell>
          <table:table-cell table:number-columns-repeated="9"/>
        </table:table-row>
        <table:table-row table:style-name="ro1">
          <table:table-cell table:formula="of:=[.A57]+1" office:value-type="float" office:value="17" calcext:value-type="float">
            <text:p>17</text:p>
          </table:table-cell>
          <table:table-cell table:formula="of:=MID([.$C$37];([.A58]-1)*4+1;2)" office:value-type="string" office:string-value="44" calcext:value-type="string">
            <text:p>44</text:p>
          </table:table-cell>
          <table:table-cell table:formula="of:=MID([.$C$37];([.A58]-1)*4+1+2;2)" office:value-type="string" office:string-value="44" calcext:value-type="string">
            <text:p>44</text:p>
          </table:table-cell>
          <table:table-cell table:formula="of:=DECIMAL([.B58];16)" office:value-type="float" office:value="68" calcext:value-type="float">
            <text:p>68</text:p>
          </table:table-cell>
          <table:table-cell table:formula="of:=DECIMAL([.C58];16)" office:value-type="float" office:value="68" calcext:value-type="float">
            <text:p>68</text:p>
          </table:table-cell>
          <table:table-cell table:formula="of:=CHAR([.D58])" office:value-type="string" office:string-value="D" calcext:value-type="string">
            <text:p>D</text:p>
          </table:table-cell>
          <table:table-cell table:formula="of:=CHAR([.E58])" office:value-type="string" office:string-value="D" calcext:value-type="string">
            <text:p>D</text:p>
          </table:table-cell>
          <table:table-cell table:formula="of:=DECIMAL([.F58];16)" office:value-type="float" office:value="13" calcext:value-type="float">
            <text:p>13</text:p>
          </table:table-cell>
          <table:table-cell table:formula="of:=DECIMAL([.G58];16)" office:value-type="float" office:value="13" calcext:value-type="float">
            <text:p>13</text:p>
          </table:table-cell>
          <table:table-cell table:formula="of:=BASE([.H58];2;4)" office:value-type="string" office:string-value="1101" calcext:value-type="string">
            <text:p>1101</text:p>
          </table:table-cell>
          <table:table-cell table:formula="of:=BASE([.I58];2;4)" office:value-type="string" office:string-value="1101" calcext:value-type="string">
            <text:p>1101</text:p>
          </table:table-cell>
          <table:table-cell table:formula="of:=[.J58]&amp;[.K58]" office:value-type="string" office:string-value="11011101" calcext:value-type="string">
            <text:p>11011101</text:p>
          </table:table-cell>
          <table:table-cell table:formula="of:=[.L57]&amp;[.L58]" office:value-type="string" office:string-value="0000110011011101" calcext:value-type="string">
            <text:p>0000110011011101</text:p>
          </table:table-cell>
          <table:table-cell office:value-type="string" calcext:value-type="string">
            <text:p>Waarde in milliVolt</text:p>
          </table:table-cell>
          <table:table-cell table:formula="of:=DECIMAL([.M58];2)" office:value-type="float" office:value="3293" calcext:value-type="float">
            <text:p>3293</text:p>
          </table:table-cell>
          <table:table-cell table:formula="of:=[.P56]+1" office:value-type="float" office:value="7" calcext:value-type="float">
            <text:p>7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58]+1" office:value-type="float" office:value="18" calcext:value-type="float">
            <text:p>18</text:p>
          </table:table-cell>
          <table:table-cell table:formula="of:=MID([.$C$37];([.A59]-1)*4+1;2)" office:value-type="string" office:string-value="30" calcext:value-type="string">
            <text:p>30</text:p>
          </table:table-cell>
          <table:table-cell table:formula="of:=MID([.$C$37];([.A59]-1)*4+1+2;2)" office:value-type="string" office:string-value="43" calcext:value-type="string">
            <text:p>43</text:p>
          </table:table-cell>
          <table:table-cell table:formula="of:=DECIMAL([.B59];16)" office:value-type="float" office:value="48" calcext:value-type="float">
            <text:p>48</text:p>
          </table:table-cell>
          <table:table-cell table:formula="of:=DECIMAL([.C59];16)" office:value-type="float" office:value="67" calcext:value-type="float">
            <text:p>67</text:p>
          </table:table-cell>
          <table:table-cell table:formula="of:=CHAR([.D59])" office:value-type="string" office:string-value="0" calcext:value-type="string">
            <text:p>0</text:p>
          </table:table-cell>
          <table:table-cell table:formula="of:=CHAR([.E59])" office:value-type="string" office:string-value="C" calcext:value-type="string">
            <text:p>C</text:p>
          </table:table-cell>
          <table:table-cell table:formula="of:=DECIMAL([.F59];16)" office:value-type="float" office:value="0" calcext:value-type="float">
            <text:p>0</text:p>
          </table:table-cell>
          <table:table-cell table:formula="of:=DECIMAL([.G59];16)" office:value-type="float" office:value="12" calcext:value-type="float">
            <text:p>12</text:p>
          </table:table-cell>
          <table:table-cell table:formula="of:=BASE([.H59];2;4)" office:value-type="string" office:string-value="0000" calcext:value-type="string">
            <text:p>0000</text:p>
          </table:table-cell>
          <table:table-cell table:formula="of:=BASE([.I59];2;4)" office:value-type="string" office:string-value="1100" calcext:value-type="string">
            <text:p>1100</text:p>
          </table:table-cell>
          <table:table-cell table:formula="of:=[.J59]&amp;[.K59]" office:value-type="string" office:string-value="00001100" calcext:value-type="string">
            <text:p>00001100</text:p>
          </table:table-cell>
          <table:table-cell table:number-columns-repeated="9"/>
        </table:table-row>
        <table:table-row table:style-name="ro1">
          <table:table-cell table:formula="of:=[.A59]+1" office:value-type="float" office:value="19" calcext:value-type="float">
            <text:p>19</text:p>
          </table:table-cell>
          <table:table-cell table:formula="of:=MID([.$C$37];([.A60]-1)*4+1;2)" office:value-type="string" office:string-value="44" calcext:value-type="string">
            <text:p>44</text:p>
          </table:table-cell>
          <table:table-cell table:formula="of:=MID([.$C$37];([.A60]-1)*4+1+2;2)" office:value-type="string" office:string-value="44" calcext:value-type="string">
            <text:p>44</text:p>
          </table:table-cell>
          <table:table-cell table:formula="of:=DECIMAL([.B60];16)" office:value-type="float" office:value="68" calcext:value-type="float">
            <text:p>68</text:p>
          </table:table-cell>
          <table:table-cell table:formula="of:=DECIMAL([.C60];16)" office:value-type="float" office:value="68" calcext:value-type="float">
            <text:p>68</text:p>
          </table:table-cell>
          <table:table-cell table:formula="of:=CHAR([.D60])" office:value-type="string" office:string-value="D" calcext:value-type="string">
            <text:p>D</text:p>
          </table:table-cell>
          <table:table-cell table:formula="of:=CHAR([.E60])" office:value-type="string" office:string-value="D" calcext:value-type="string">
            <text:p>D</text:p>
          </table:table-cell>
          <table:table-cell table:formula="of:=DECIMAL([.F60];16)" office:value-type="float" office:value="13" calcext:value-type="float">
            <text:p>13</text:p>
          </table:table-cell>
          <table:table-cell table:formula="of:=DECIMAL([.G60];16)" office:value-type="float" office:value="13" calcext:value-type="float">
            <text:p>13</text:p>
          </table:table-cell>
          <table:table-cell table:formula="of:=BASE([.H60];2;4)" office:value-type="string" office:string-value="1101" calcext:value-type="string">
            <text:p>1101</text:p>
          </table:table-cell>
          <table:table-cell table:formula="of:=BASE([.I60];2;4)" office:value-type="string" office:string-value="1101" calcext:value-type="string">
            <text:p>1101</text:p>
          </table:table-cell>
          <table:table-cell table:formula="of:=[.J60]&amp;[.K60]" office:value-type="string" office:string-value="11011101" calcext:value-type="string">
            <text:p>11011101</text:p>
          </table:table-cell>
          <table:table-cell table:formula="of:=[.L59]&amp;[.L60]" office:value-type="string" office:string-value="0000110011011101" calcext:value-type="string">
            <text:p>0000110011011101</text:p>
          </table:table-cell>
          <table:table-cell office:value-type="string" calcext:value-type="string">
            <text:p>Waarde in milliVolt</text:p>
          </table:table-cell>
          <table:table-cell table:formula="of:=DECIMAL([.M60];2)" office:value-type="float" office:value="3293" calcext:value-type="float">
            <text:p>3293</text:p>
          </table:table-cell>
          <table:table-cell table:formula="of:=[.P58]+1" office:value-type="float" office:value="8" calcext:value-type="float">
            <text:p>8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60]+1" office:value-type="float" office:value="20" calcext:value-type="float">
            <text:p>20</text:p>
          </table:table-cell>
          <table:table-cell table:formula="of:=MID([.$C$37];([.A61]-1)*4+1;2)" office:value-type="string" office:string-value="30" calcext:value-type="string">
            <text:p>30</text:p>
          </table:table-cell>
          <table:table-cell table:formula="of:=MID([.$C$37];([.A61]-1)*4+1+2;2)" office:value-type="string" office:string-value="43" calcext:value-type="string">
            <text:p>43</text:p>
          </table:table-cell>
          <table:table-cell table:formula="of:=DECIMAL([.B61];16)" office:value-type="float" office:value="48" calcext:value-type="float">
            <text:p>48</text:p>
          </table:table-cell>
          <table:table-cell table:formula="of:=DECIMAL([.C61];16)" office:value-type="float" office:value="67" calcext:value-type="float">
            <text:p>67</text:p>
          </table:table-cell>
          <table:table-cell table:formula="of:=CHAR([.D61])" office:value-type="string" office:string-value="0" calcext:value-type="string">
            <text:p>0</text:p>
          </table:table-cell>
          <table:table-cell table:formula="of:=CHAR([.E61])" office:value-type="string" office:string-value="C" calcext:value-type="string">
            <text:p>C</text:p>
          </table:table-cell>
          <table:table-cell table:formula="of:=DECIMAL([.F61];16)" office:value-type="float" office:value="0" calcext:value-type="float">
            <text:p>0</text:p>
          </table:table-cell>
          <table:table-cell table:formula="of:=DECIMAL([.G61];16)" office:value-type="float" office:value="12" calcext:value-type="float">
            <text:p>12</text:p>
          </table:table-cell>
          <table:table-cell table:formula="of:=BASE([.H61];2;4)" office:value-type="string" office:string-value="0000" calcext:value-type="string">
            <text:p>0000</text:p>
          </table:table-cell>
          <table:table-cell table:formula="of:=BASE([.I61];2;4)" office:value-type="string" office:string-value="1100" calcext:value-type="string">
            <text:p>1100</text:p>
          </table:table-cell>
          <table:table-cell table:formula="of:=[.J61]&amp;[.K61]" office:value-type="string" office:string-value="00001100" calcext:value-type="string">
            <text:p>00001100</text:p>
          </table:table-cell>
          <table:table-cell table:number-columns-repeated="9"/>
        </table:table-row>
        <table:table-row table:style-name="ro1">
          <table:table-cell table:formula="of:=[.A61]+1" office:value-type="float" office:value="21" calcext:value-type="float">
            <text:p>21</text:p>
          </table:table-cell>
          <table:table-cell table:formula="of:=MID([.$C$37];([.A62]-1)*4+1;2)" office:value-type="string" office:string-value="44" calcext:value-type="string">
            <text:p>44</text:p>
          </table:table-cell>
          <table:table-cell table:formula="of:=MID([.$C$37];([.A62]-1)*4+1+2;2)" office:value-type="string" office:string-value="44" calcext:value-type="string">
            <text:p>44</text:p>
          </table:table-cell>
          <table:table-cell table:formula="of:=DECIMAL([.B62];16)" office:value-type="float" office:value="68" calcext:value-type="float">
            <text:p>68</text:p>
          </table:table-cell>
          <table:table-cell table:formula="of:=DECIMAL([.C62];16)" office:value-type="float" office:value="68" calcext:value-type="float">
            <text:p>68</text:p>
          </table:table-cell>
          <table:table-cell table:formula="of:=CHAR([.D62])" office:value-type="string" office:string-value="D" calcext:value-type="string">
            <text:p>D</text:p>
          </table:table-cell>
          <table:table-cell table:formula="of:=CHAR([.E62])" office:value-type="string" office:string-value="D" calcext:value-type="string">
            <text:p>D</text:p>
          </table:table-cell>
          <table:table-cell table:formula="of:=DECIMAL([.F62];16)" office:value-type="float" office:value="13" calcext:value-type="float">
            <text:p>13</text:p>
          </table:table-cell>
          <table:table-cell table:formula="of:=DECIMAL([.G62];16)" office:value-type="float" office:value="13" calcext:value-type="float">
            <text:p>13</text:p>
          </table:table-cell>
          <table:table-cell table:formula="of:=BASE([.H62];2;4)" office:value-type="string" office:string-value="1101" calcext:value-type="string">
            <text:p>1101</text:p>
          </table:table-cell>
          <table:table-cell table:formula="of:=BASE([.I62];2;4)" office:value-type="string" office:string-value="1101" calcext:value-type="string">
            <text:p>1101</text:p>
          </table:table-cell>
          <table:table-cell table:formula="of:=[.J62]&amp;[.K62]" office:value-type="string" office:string-value="11011101" calcext:value-type="string">
            <text:p>11011101</text:p>
          </table:table-cell>
          <table:table-cell table:formula="of:=[.L61]&amp;[.L62]" office:value-type="string" office:string-value="0000110011011101" calcext:value-type="string">
            <text:p>0000110011011101</text:p>
          </table:table-cell>
          <table:table-cell office:value-type="string" calcext:value-type="string">
            <text:p>Waarde in milliVolt</text:p>
          </table:table-cell>
          <table:table-cell table:formula="of:=DECIMAL([.M62];2)" office:value-type="float" office:value="3293" calcext:value-type="float">
            <text:p>3293</text:p>
          </table:table-cell>
          <table:table-cell table:formula="of:=[.P60]+1" office:value-type="float" office:value="9" calcext:value-type="float">
            <text:p>9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62]+1" office:value-type="float" office:value="22" calcext:value-type="float">
            <text:p>22</text:p>
          </table:table-cell>
          <table:table-cell table:formula="of:=MID([.$C$37];([.A63]-1)*4+1;2)" office:value-type="string" office:string-value="30" calcext:value-type="string">
            <text:p>30</text:p>
          </table:table-cell>
          <table:table-cell table:formula="of:=MID([.$C$37];([.A63]-1)*4+1+2;2)" office:value-type="string" office:string-value="43" calcext:value-type="string">
            <text:p>43</text:p>
          </table:table-cell>
          <table:table-cell table:formula="of:=DECIMAL([.B63];16)" office:value-type="float" office:value="48" calcext:value-type="float">
            <text:p>48</text:p>
          </table:table-cell>
          <table:table-cell table:formula="of:=DECIMAL([.C63];16)" office:value-type="float" office:value="67" calcext:value-type="float">
            <text:p>67</text:p>
          </table:table-cell>
          <table:table-cell table:formula="of:=CHAR([.D63])" office:value-type="string" office:string-value="0" calcext:value-type="string">
            <text:p>0</text:p>
          </table:table-cell>
          <table:table-cell table:formula="of:=CHAR([.E63])" office:value-type="string" office:string-value="C" calcext:value-type="string">
            <text:p>C</text:p>
          </table:table-cell>
          <table:table-cell table:formula="of:=DECIMAL([.F63];16)" office:value-type="float" office:value="0" calcext:value-type="float">
            <text:p>0</text:p>
          </table:table-cell>
          <table:table-cell table:formula="of:=DECIMAL([.G63];16)" office:value-type="float" office:value="12" calcext:value-type="float">
            <text:p>12</text:p>
          </table:table-cell>
          <table:table-cell table:formula="of:=BASE([.H63];2;4)" office:value-type="string" office:string-value="0000" calcext:value-type="string">
            <text:p>0000</text:p>
          </table:table-cell>
          <table:table-cell table:formula="of:=BASE([.I63];2;4)" office:value-type="string" office:string-value="1100" calcext:value-type="string">
            <text:p>1100</text:p>
          </table:table-cell>
          <table:table-cell table:formula="of:=[.J63]&amp;[.K63]" office:value-type="string" office:string-value="00001100" calcext:value-type="string">
            <text:p>00001100</text:p>
          </table:table-cell>
          <table:table-cell table:number-columns-repeated="9"/>
        </table:table-row>
        <table:table-row table:style-name="ro1">
          <table:table-cell table:formula="of:=[.A63]+1" office:value-type="float" office:value="23" calcext:value-type="float">
            <text:p>23</text:p>
          </table:table-cell>
          <table:table-cell table:formula="of:=MID([.$C$37];([.A64]-1)*4+1;2)" office:value-type="string" office:string-value="44" calcext:value-type="string">
            <text:p>44</text:p>
          </table:table-cell>
          <table:table-cell table:formula="of:=MID([.$C$37];([.A64]-1)*4+1+2;2)" office:value-type="string" office:string-value="44" calcext:value-type="string">
            <text:p>44</text:p>
          </table:table-cell>
          <table:table-cell table:formula="of:=DECIMAL([.B64];16)" office:value-type="float" office:value="68" calcext:value-type="float">
            <text:p>68</text:p>
          </table:table-cell>
          <table:table-cell table:formula="of:=DECIMAL([.C64];16)" office:value-type="float" office:value="68" calcext:value-type="float">
            <text:p>68</text:p>
          </table:table-cell>
          <table:table-cell table:formula="of:=CHAR([.D64])" office:value-type="string" office:string-value="D" calcext:value-type="string">
            <text:p>D</text:p>
          </table:table-cell>
          <table:table-cell table:formula="of:=CHAR([.E64])" office:value-type="string" office:string-value="D" calcext:value-type="string">
            <text:p>D</text:p>
          </table:table-cell>
          <table:table-cell table:formula="of:=DECIMAL([.F64];16)" office:value-type="float" office:value="13" calcext:value-type="float">
            <text:p>13</text:p>
          </table:table-cell>
          <table:table-cell table:formula="of:=DECIMAL([.G64];16)" office:value-type="float" office:value="13" calcext:value-type="float">
            <text:p>13</text:p>
          </table:table-cell>
          <table:table-cell table:formula="of:=BASE([.H64];2;4)" office:value-type="string" office:string-value="1101" calcext:value-type="string">
            <text:p>1101</text:p>
          </table:table-cell>
          <table:table-cell table:formula="of:=BASE([.I64];2;4)" office:value-type="string" office:string-value="1101" calcext:value-type="string">
            <text:p>1101</text:p>
          </table:table-cell>
          <table:table-cell table:formula="of:=[.J64]&amp;[.K64]" office:value-type="string" office:string-value="11011101" calcext:value-type="string">
            <text:p>11011101</text:p>
          </table:table-cell>
          <table:table-cell table:formula="of:=[.L63]&amp;[.L64]" office:value-type="string" office:string-value="0000110011011101" calcext:value-type="string">
            <text:p>0000110011011101</text:p>
          </table:table-cell>
          <table:table-cell office:value-type="string" calcext:value-type="string">
            <text:p>Waarde in milliVolt</text:p>
          </table:table-cell>
          <table:table-cell table:formula="of:=DECIMAL([.M64];2)" office:value-type="float" office:value="3293" calcext:value-type="float">
            <text:p>3293</text:p>
          </table:table-cell>
          <table:table-cell table:formula="of:=[.P62]+1" office:value-type="float" office:value="10" calcext:value-type="float">
            <text:p>10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64]+1" office:value-type="float" office:value="24" calcext:value-type="float">
            <text:p>24</text:p>
          </table:table-cell>
          <table:table-cell table:formula="of:=MID([.$C$37];([.A65]-1)*4+1;2)" office:value-type="string" office:string-value="30" calcext:value-type="string">
            <text:p>30</text:p>
          </table:table-cell>
          <table:table-cell table:formula="of:=MID([.$C$37];([.A65]-1)*4+1+2;2)" office:value-type="string" office:string-value="43" calcext:value-type="string">
            <text:p>43</text:p>
          </table:table-cell>
          <table:table-cell table:formula="of:=DECIMAL([.B65];16)" office:value-type="float" office:value="48" calcext:value-type="float">
            <text:p>48</text:p>
          </table:table-cell>
          <table:table-cell table:formula="of:=DECIMAL([.C65];16)" office:value-type="float" office:value="67" calcext:value-type="float">
            <text:p>67</text:p>
          </table:table-cell>
          <table:table-cell table:formula="of:=CHAR([.D65])" office:value-type="string" office:string-value="0" calcext:value-type="string">
            <text:p>0</text:p>
          </table:table-cell>
          <table:table-cell table:formula="of:=CHAR([.E65])" office:value-type="string" office:string-value="C" calcext:value-type="string">
            <text:p>C</text:p>
          </table:table-cell>
          <table:table-cell table:formula="of:=DECIMAL([.F65];16)" office:value-type="float" office:value="0" calcext:value-type="float">
            <text:p>0</text:p>
          </table:table-cell>
          <table:table-cell table:formula="of:=DECIMAL([.G65];16)" office:value-type="float" office:value="12" calcext:value-type="float">
            <text:p>12</text:p>
          </table:table-cell>
          <table:table-cell table:formula="of:=BASE([.H65];2;4)" office:value-type="string" office:string-value="0000" calcext:value-type="string">
            <text:p>0000</text:p>
          </table:table-cell>
          <table:table-cell table:formula="of:=BASE([.I65];2;4)" office:value-type="string" office:string-value="1100" calcext:value-type="string">
            <text:p>1100</text:p>
          </table:table-cell>
          <table:table-cell table:formula="of:=[.J65]&amp;[.K65]" office:value-type="string" office:string-value="00001100" calcext:value-type="string">
            <text:p>00001100</text:p>
          </table:table-cell>
          <table:table-cell table:number-columns-repeated="9"/>
        </table:table-row>
        <table:table-row table:style-name="ro1">
          <table:table-cell table:formula="of:=[.A65]+1" office:value-type="float" office:value="25" calcext:value-type="float">
            <text:p>25</text:p>
          </table:table-cell>
          <table:table-cell table:formula="of:=MID([.$C$37];([.A66]-1)*4+1;2)" office:value-type="string" office:string-value="44" calcext:value-type="string">
            <text:p>44</text:p>
          </table:table-cell>
          <table:table-cell table:formula="of:=MID([.$C$37];([.A66]-1)*4+1+2;2)" office:value-type="string" office:string-value="45" calcext:value-type="string">
            <text:p>45</text:p>
          </table:table-cell>
          <table:table-cell table:formula="of:=DECIMAL([.B66];16)" office:value-type="float" office:value="68" calcext:value-type="float">
            <text:p>68</text:p>
          </table:table-cell>
          <table:table-cell table:formula="of:=DECIMAL([.C66];16)" office:value-type="float" office:value="69" calcext:value-type="float">
            <text:p>69</text:p>
          </table:table-cell>
          <table:table-cell table:formula="of:=CHAR([.D66])" office:value-type="string" office:string-value="D" calcext:value-type="string">
            <text:p>D</text:p>
          </table:table-cell>
          <table:table-cell table:formula="of:=CHAR([.E66])" office:value-type="string" office:string-value="E" calcext:value-type="string">
            <text:p>E</text:p>
          </table:table-cell>
          <table:table-cell table:formula="of:=DECIMAL([.F66];16)" office:value-type="float" office:value="13" calcext:value-type="float">
            <text:p>13</text:p>
          </table:table-cell>
          <table:table-cell table:formula="of:=DECIMAL([.G66];16)" office:value-type="float" office:value="14" calcext:value-type="float">
            <text:p>14</text:p>
          </table:table-cell>
          <table:table-cell table:formula="of:=BASE([.H66];2;4)" office:value-type="string" office:string-value="1101" calcext:value-type="string">
            <text:p>1101</text:p>
          </table:table-cell>
          <table:table-cell table:formula="of:=BASE([.I66];2;4)" office:value-type="string" office:string-value="1110" calcext:value-type="string">
            <text:p>1110</text:p>
          </table:table-cell>
          <table:table-cell table:formula="of:=[.J66]&amp;[.K66]" office:value-type="string" office:string-value="11011110" calcext:value-type="string">
            <text:p>11011110</text:p>
          </table:table-cell>
          <table:table-cell table:formula="of:=[.L65]&amp;[.L66]" office:value-type="string" office:string-value="0000110011011110" calcext:value-type="string">
            <text:p>0000110011011110</text:p>
          </table:table-cell>
          <table:table-cell office:value-type="string" calcext:value-type="string">
            <text:p>Waarde in milliVolt</text:p>
          </table:table-cell>
          <table:table-cell table:formula="of:=DECIMAL([.M66];2)" office:value-type="float" office:value="3294" calcext:value-type="float">
            <text:p>3294</text:p>
          </table:table-cell>
          <table:table-cell table:formula="of:=[.P64]+1" office:value-type="float" office:value="11" calcext:value-type="float">
            <text:p>11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66]+1" office:value-type="float" office:value="26" calcext:value-type="float">
            <text:p>26</text:p>
          </table:table-cell>
          <table:table-cell table:formula="of:=MID([.$C$37];([.A67]-1)*4+1;2)" office:value-type="string" office:string-value="30" calcext:value-type="string">
            <text:p>30</text:p>
          </table:table-cell>
          <table:table-cell table:formula="of:=MID([.$C$37];([.A67]-1)*4+1+2;2)" office:value-type="string" office:string-value="43" calcext:value-type="string">
            <text:p>43</text:p>
          </table:table-cell>
          <table:table-cell table:formula="of:=DECIMAL([.B67];16)" office:value-type="float" office:value="48" calcext:value-type="float">
            <text:p>48</text:p>
          </table:table-cell>
          <table:table-cell table:formula="of:=DECIMAL([.C67];16)" office:value-type="float" office:value="67" calcext:value-type="float">
            <text:p>67</text:p>
          </table:table-cell>
          <table:table-cell table:formula="of:=CHAR([.D67])" office:value-type="string" office:string-value="0" calcext:value-type="string">
            <text:p>0</text:p>
          </table:table-cell>
          <table:table-cell table:formula="of:=CHAR([.E67])" office:value-type="string" office:string-value="C" calcext:value-type="string">
            <text:p>C</text:p>
          </table:table-cell>
          <table:table-cell table:formula="of:=DECIMAL([.F67];16)" office:value-type="float" office:value="0" calcext:value-type="float">
            <text:p>0</text:p>
          </table:table-cell>
          <table:table-cell table:formula="of:=DECIMAL([.G67];16)" office:value-type="float" office:value="12" calcext:value-type="float">
            <text:p>12</text:p>
          </table:table-cell>
          <table:table-cell table:formula="of:=BASE([.H67];2;4)" office:value-type="string" office:string-value="0000" calcext:value-type="string">
            <text:p>0000</text:p>
          </table:table-cell>
          <table:table-cell table:formula="of:=BASE([.I67];2;4)" office:value-type="string" office:string-value="1100" calcext:value-type="string">
            <text:p>1100</text:p>
          </table:table-cell>
          <table:table-cell table:formula="of:=[.J67]&amp;[.K67]" office:value-type="string" office:string-value="00001100" calcext:value-type="string">
            <text:p>00001100</text:p>
          </table:table-cell>
          <table:table-cell table:number-columns-repeated="9"/>
        </table:table-row>
        <table:table-row table:style-name="ro1">
          <table:table-cell table:formula="of:=[.A67]+1" office:value-type="float" office:value="27" calcext:value-type="float">
            <text:p>27</text:p>
          </table:table-cell>
          <table:table-cell table:formula="of:=MID([.$C$37];([.A68]-1)*4+1;2)" office:value-type="string" office:string-value="44" calcext:value-type="string">
            <text:p>44</text:p>
          </table:table-cell>
          <table:table-cell table:formula="of:=MID([.$C$37];([.A68]-1)*4+1+2;2)" office:value-type="string" office:string-value="45" calcext:value-type="string">
            <text:p>45</text:p>
          </table:table-cell>
          <table:table-cell table:formula="of:=DECIMAL([.B68];16)" office:value-type="float" office:value="68" calcext:value-type="float">
            <text:p>68</text:p>
          </table:table-cell>
          <table:table-cell table:formula="of:=DECIMAL([.C68];16)" office:value-type="float" office:value="69" calcext:value-type="float">
            <text:p>69</text:p>
          </table:table-cell>
          <table:table-cell table:formula="of:=CHAR([.D68])" office:value-type="string" office:string-value="D" calcext:value-type="string">
            <text:p>D</text:p>
          </table:table-cell>
          <table:table-cell table:formula="of:=CHAR([.E68])" office:value-type="string" office:string-value="E" calcext:value-type="string">
            <text:p>E</text:p>
          </table:table-cell>
          <table:table-cell table:formula="of:=DECIMAL([.F68];16)" office:value-type="float" office:value="13" calcext:value-type="float">
            <text:p>13</text:p>
          </table:table-cell>
          <table:table-cell table:formula="of:=DECIMAL([.G68];16)" office:value-type="float" office:value="14" calcext:value-type="float">
            <text:p>14</text:p>
          </table:table-cell>
          <table:table-cell table:formula="of:=BASE([.H68];2;4)" office:value-type="string" office:string-value="1101" calcext:value-type="string">
            <text:p>1101</text:p>
          </table:table-cell>
          <table:table-cell table:formula="of:=BASE([.I68];2;4)" office:value-type="string" office:string-value="1110" calcext:value-type="string">
            <text:p>1110</text:p>
          </table:table-cell>
          <table:table-cell table:formula="of:=[.J68]&amp;[.K68]" office:value-type="string" office:string-value="11011110" calcext:value-type="string">
            <text:p>11011110</text:p>
          </table:table-cell>
          <table:table-cell table:formula="of:=[.L67]&amp;[.L68]" office:value-type="string" office:string-value="0000110011011110" calcext:value-type="string">
            <text:p>0000110011011110</text:p>
          </table:table-cell>
          <table:table-cell office:value-type="string" calcext:value-type="string">
            <text:p>Waarde in milliVolt</text:p>
          </table:table-cell>
          <table:table-cell table:formula="of:=DECIMAL([.M68];2)" office:value-type="float" office:value="3294" calcext:value-type="float">
            <text:p>3294</text:p>
          </table:table-cell>
          <table:table-cell table:formula="of:=[.P66]+1" office:value-type="float" office:value="12" calcext:value-type="float">
            <text:p>12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68]+1" office:value-type="float" office:value="28" calcext:value-type="float">
            <text:p>28</text:p>
          </table:table-cell>
          <table:table-cell table:formula="of:=MID([.$C$37];([.A69]-1)*4+1;2)" office:value-type="string" office:string-value="30" calcext:value-type="string">
            <text:p>30</text:p>
          </table:table-cell>
          <table:table-cell table:formula="of:=MID([.$C$37];([.A69]-1)*4+1+2;2)" office:value-type="string" office:string-value="43" calcext:value-type="string">
            <text:p>43</text:p>
          </table:table-cell>
          <table:table-cell table:formula="of:=DECIMAL([.B69];16)" office:value-type="float" office:value="48" calcext:value-type="float">
            <text:p>48</text:p>
          </table:table-cell>
          <table:table-cell table:formula="of:=DECIMAL([.C69];16)" office:value-type="float" office:value="67" calcext:value-type="float">
            <text:p>67</text:p>
          </table:table-cell>
          <table:table-cell table:formula="of:=CHAR([.D69])" office:value-type="string" office:string-value="0" calcext:value-type="string">
            <text:p>0</text:p>
          </table:table-cell>
          <table:table-cell table:formula="of:=CHAR([.E69])" office:value-type="string" office:string-value="C" calcext:value-type="string">
            <text:p>C</text:p>
          </table:table-cell>
          <table:table-cell table:formula="of:=DECIMAL([.F69];16)" office:value-type="float" office:value="0" calcext:value-type="float">
            <text:p>0</text:p>
          </table:table-cell>
          <table:table-cell table:formula="of:=DECIMAL([.G69];16)" office:value-type="float" office:value="12" calcext:value-type="float">
            <text:p>12</text:p>
          </table:table-cell>
          <table:table-cell table:formula="of:=BASE([.H69];2;4)" office:value-type="string" office:string-value="0000" calcext:value-type="string">
            <text:p>0000</text:p>
          </table:table-cell>
          <table:table-cell table:formula="of:=BASE([.I69];2;4)" office:value-type="string" office:string-value="1100" calcext:value-type="string">
            <text:p>1100</text:p>
          </table:table-cell>
          <table:table-cell table:formula="of:=[.J69]&amp;[.K69]" office:value-type="string" office:string-value="00001100" calcext:value-type="string">
            <text:p>00001100</text:p>
          </table:table-cell>
          <table:table-cell table:number-columns-repeated="9"/>
        </table:table-row>
        <table:table-row table:style-name="ro1">
          <table:table-cell table:formula="of:=[.A69]+1" office:value-type="float" office:value="29" calcext:value-type="float">
            <text:p>29</text:p>
          </table:table-cell>
          <table:table-cell table:formula="of:=MID([.$C$37];([.A70]-1)*4+1;2)" office:value-type="string" office:string-value="44" calcext:value-type="string">
            <text:p>44</text:p>
          </table:table-cell>
          <table:table-cell table:formula="of:=MID([.$C$37];([.A70]-1)*4+1+2;2)" office:value-type="string" office:string-value="44" calcext:value-type="string">
            <text:p>44</text:p>
          </table:table-cell>
          <table:table-cell table:formula="of:=DECIMAL([.B70];16)" office:value-type="float" office:value="68" calcext:value-type="float">
            <text:p>68</text:p>
          </table:table-cell>
          <table:table-cell table:formula="of:=DECIMAL([.C70];16)" office:value-type="float" office:value="68" calcext:value-type="float">
            <text:p>68</text:p>
          </table:table-cell>
          <table:table-cell table:formula="of:=CHAR([.D70])" office:value-type="string" office:string-value="D" calcext:value-type="string">
            <text:p>D</text:p>
          </table:table-cell>
          <table:table-cell table:formula="of:=CHAR([.E70])" office:value-type="string" office:string-value="D" calcext:value-type="string">
            <text:p>D</text:p>
          </table:table-cell>
          <table:table-cell table:formula="of:=DECIMAL([.F70];16)" office:value-type="float" office:value="13" calcext:value-type="float">
            <text:p>13</text:p>
          </table:table-cell>
          <table:table-cell table:formula="of:=DECIMAL([.G70];16)" office:value-type="float" office:value="13" calcext:value-type="float">
            <text:p>13</text:p>
          </table:table-cell>
          <table:table-cell table:formula="of:=BASE([.H70];2;4)" office:value-type="string" office:string-value="1101" calcext:value-type="string">
            <text:p>1101</text:p>
          </table:table-cell>
          <table:table-cell table:formula="of:=BASE([.I70];2;4)" office:value-type="string" office:string-value="1101" calcext:value-type="string">
            <text:p>1101</text:p>
          </table:table-cell>
          <table:table-cell table:formula="of:=[.J70]&amp;[.K70]" office:value-type="string" office:string-value="11011101" calcext:value-type="string">
            <text:p>11011101</text:p>
          </table:table-cell>
          <table:table-cell table:formula="of:=[.L69]&amp;[.L70]" office:value-type="string" office:string-value="0000110011011101" calcext:value-type="string">
            <text:p>0000110011011101</text:p>
          </table:table-cell>
          <table:table-cell office:value-type="string" calcext:value-type="string">
            <text:p>Waarde in milliVolt</text:p>
          </table:table-cell>
          <table:table-cell table:formula="of:=DECIMAL([.M70];2)" office:value-type="float" office:value="3293" calcext:value-type="float">
            <text:p>3293</text:p>
          </table:table-cell>
          <table:table-cell table:formula="of:=[.P68]+1" office:value-type="float" office:value="13" calcext:value-type="float">
            <text:p>13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70]+1" office:value-type="float" office:value="30" calcext:value-type="float">
            <text:p>30</text:p>
          </table:table-cell>
          <table:table-cell table:formula="of:=MID([.$C$37];([.A71]-1)*4+1;2)" office:value-type="string" office:string-value="30" calcext:value-type="string">
            <text:p>30</text:p>
          </table:table-cell>
          <table:table-cell table:formula="of:=MID([.$C$37];([.A71]-1)*4+1+2;2)" office:value-type="string" office:string-value="43" calcext:value-type="string">
            <text:p>43</text:p>
          </table:table-cell>
          <table:table-cell table:formula="of:=DECIMAL([.B71];16)" office:value-type="float" office:value="48" calcext:value-type="float">
            <text:p>48</text:p>
          </table:table-cell>
          <table:table-cell table:formula="of:=DECIMAL([.C71];16)" office:value-type="float" office:value="67" calcext:value-type="float">
            <text:p>67</text:p>
          </table:table-cell>
          <table:table-cell table:formula="of:=CHAR([.D71])" office:value-type="string" office:string-value="0" calcext:value-type="string">
            <text:p>0</text:p>
          </table:table-cell>
          <table:table-cell table:formula="of:=CHAR([.E71])" office:value-type="string" office:string-value="C" calcext:value-type="string">
            <text:p>C</text:p>
          </table:table-cell>
          <table:table-cell table:formula="of:=DECIMAL([.F71];16)" office:value-type="float" office:value="0" calcext:value-type="float">
            <text:p>0</text:p>
          </table:table-cell>
          <table:table-cell table:formula="of:=DECIMAL([.G71];16)" office:value-type="float" office:value="12" calcext:value-type="float">
            <text:p>12</text:p>
          </table:table-cell>
          <table:table-cell table:formula="of:=BASE([.H71];2;4)" office:value-type="string" office:string-value="0000" calcext:value-type="string">
            <text:p>0000</text:p>
          </table:table-cell>
          <table:table-cell table:formula="of:=BASE([.I71];2;4)" office:value-type="string" office:string-value="1100" calcext:value-type="string">
            <text:p>1100</text:p>
          </table:table-cell>
          <table:table-cell table:formula="of:=[.J71]&amp;[.K71]" office:value-type="string" office:string-value="00001100" calcext:value-type="string">
            <text:p>00001100</text:p>
          </table:table-cell>
          <table:table-cell table:number-columns-repeated="9"/>
        </table:table-row>
        <table:table-row table:style-name="ro1">
          <table:table-cell table:formula="of:=[.A71]+1" office:value-type="float" office:value="31" calcext:value-type="float">
            <text:p>31</text:p>
          </table:table-cell>
          <table:table-cell table:formula="of:=MID([.$C$37];([.A72]-1)*4+1;2)" office:value-type="string" office:string-value="44" calcext:value-type="string">
            <text:p>44</text:p>
          </table:table-cell>
          <table:table-cell table:formula="of:=MID([.$C$37];([.A72]-1)*4+1+2;2)" office:value-type="string" office:string-value="44" calcext:value-type="string">
            <text:p>44</text:p>
          </table:table-cell>
          <table:table-cell table:formula="of:=DECIMAL([.B72];16)" office:value-type="float" office:value="68" calcext:value-type="float">
            <text:p>68</text:p>
          </table:table-cell>
          <table:table-cell table:formula="of:=DECIMAL([.C72];16)" office:value-type="float" office:value="68" calcext:value-type="float">
            <text:p>68</text:p>
          </table:table-cell>
          <table:table-cell table:formula="of:=CHAR([.D72])" office:value-type="string" office:string-value="D" calcext:value-type="string">
            <text:p>D</text:p>
          </table:table-cell>
          <table:table-cell table:formula="of:=CHAR([.E72])" office:value-type="string" office:string-value="D" calcext:value-type="string">
            <text:p>D</text:p>
          </table:table-cell>
          <table:table-cell table:formula="of:=DECIMAL([.F72];16)" office:value-type="float" office:value="13" calcext:value-type="float">
            <text:p>13</text:p>
          </table:table-cell>
          <table:table-cell table:formula="of:=DECIMAL([.G72];16)" office:value-type="float" office:value="13" calcext:value-type="float">
            <text:p>13</text:p>
          </table:table-cell>
          <table:table-cell table:formula="of:=BASE([.H72];2;4)" office:value-type="string" office:string-value="1101" calcext:value-type="string">
            <text:p>1101</text:p>
          </table:table-cell>
          <table:table-cell table:formula="of:=BASE([.I72];2;4)" office:value-type="string" office:string-value="1101" calcext:value-type="string">
            <text:p>1101</text:p>
          </table:table-cell>
          <table:table-cell table:formula="of:=[.J72]&amp;[.K72]" office:value-type="string" office:string-value="11011101" calcext:value-type="string">
            <text:p>11011101</text:p>
          </table:table-cell>
          <table:table-cell table:formula="of:=[.L71]&amp;[.L72]" office:value-type="string" office:string-value="0000110011011101" calcext:value-type="string">
            <text:p>0000110011011101</text:p>
          </table:table-cell>
          <table:table-cell office:value-type="string" calcext:value-type="string">
            <text:p>Waarde in milliVolt</text:p>
          </table:table-cell>
          <table:table-cell table:formula="of:=DECIMAL([.M72];2)" office:value-type="float" office:value="3293" calcext:value-type="float">
            <text:p>3293</text:p>
          </table:table-cell>
          <table:table-cell table:formula="of:=[.P70]+1" office:value-type="float" office:value="14" calcext:value-type="float">
            <text:p>14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72]+1" office:value-type="float" office:value="32" calcext:value-type="float">
            <text:p>32</text:p>
          </table:table-cell>
          <table:table-cell table:formula="of:=MID([.$C$37];([.A73]-1)*4+1;2)" office:value-type="string" office:string-value="30" calcext:value-type="string">
            <text:p>30</text:p>
          </table:table-cell>
          <table:table-cell table:formula="of:=MID([.$C$37];([.A73]-1)*4+1+2;2)" office:value-type="string" office:string-value="43" calcext:value-type="string">
            <text:p>43</text:p>
          </table:table-cell>
          <table:table-cell table:formula="of:=DECIMAL([.B73];16)" office:value-type="float" office:value="48" calcext:value-type="float">
            <text:p>48</text:p>
          </table:table-cell>
          <table:table-cell table:formula="of:=DECIMAL([.C73];16)" office:value-type="float" office:value="67" calcext:value-type="float">
            <text:p>67</text:p>
          </table:table-cell>
          <table:table-cell table:formula="of:=CHAR([.D73])" office:value-type="string" office:string-value="0" calcext:value-type="string">
            <text:p>0</text:p>
          </table:table-cell>
          <table:table-cell table:formula="of:=CHAR([.E73])" office:value-type="string" office:string-value="C" calcext:value-type="string">
            <text:p>C</text:p>
          </table:table-cell>
          <table:table-cell table:formula="of:=DECIMAL([.F73];16)" office:value-type="float" office:value="0" calcext:value-type="float">
            <text:p>0</text:p>
          </table:table-cell>
          <table:table-cell table:formula="of:=DECIMAL([.G73];16)" office:value-type="float" office:value="12" calcext:value-type="float">
            <text:p>12</text:p>
          </table:table-cell>
          <table:table-cell table:formula="of:=BASE([.H73];2;4)" office:value-type="string" office:string-value="0000" calcext:value-type="string">
            <text:p>0000</text:p>
          </table:table-cell>
          <table:table-cell table:formula="of:=BASE([.I73];2;4)" office:value-type="string" office:string-value="1100" calcext:value-type="string">
            <text:p>1100</text:p>
          </table:table-cell>
          <table:table-cell table:formula="of:=[.J73]&amp;[.K73]" office:value-type="string" office:string-value="00001100" calcext:value-type="string">
            <text:p>00001100</text:p>
          </table:table-cell>
          <table:table-cell table:number-columns-repeated="9"/>
        </table:table-row>
        <table:table-row table:style-name="ro1">
          <table:table-cell table:formula="of:=[.A73]+1" office:value-type="float" office:value="33" calcext:value-type="float">
            <text:p>33</text:p>
          </table:table-cell>
          <table:table-cell table:formula="of:=MID([.$C$37];([.A74]-1)*4+1;2)" office:value-type="string" office:string-value="44" calcext:value-type="string">
            <text:p>44</text:p>
          </table:table-cell>
          <table:table-cell table:formula="of:=MID([.$C$37];([.A74]-1)*4+1+2;2)" office:value-type="string" office:string-value="45" calcext:value-type="string">
            <text:p>45</text:p>
          </table:table-cell>
          <table:table-cell table:formula="of:=DECIMAL([.B74];16)" office:value-type="float" office:value="68" calcext:value-type="float">
            <text:p>68</text:p>
          </table:table-cell>
          <table:table-cell table:formula="of:=DECIMAL([.C74];16)" office:value-type="float" office:value="69" calcext:value-type="float">
            <text:p>69</text:p>
          </table:table-cell>
          <table:table-cell table:formula="of:=CHAR([.D74])" office:value-type="string" office:string-value="D" calcext:value-type="string">
            <text:p>D</text:p>
          </table:table-cell>
          <table:table-cell table:formula="of:=CHAR([.E74])" office:value-type="string" office:string-value="E" calcext:value-type="string">
            <text:p>E</text:p>
          </table:table-cell>
          <table:table-cell table:formula="of:=DECIMAL([.F74];16)" office:value-type="float" office:value="13" calcext:value-type="float">
            <text:p>13</text:p>
          </table:table-cell>
          <table:table-cell table:formula="of:=DECIMAL([.G74];16)" office:value-type="float" office:value="14" calcext:value-type="float">
            <text:p>14</text:p>
          </table:table-cell>
          <table:table-cell table:formula="of:=BASE([.H74];2;4)" office:value-type="string" office:string-value="1101" calcext:value-type="string">
            <text:p>1101</text:p>
          </table:table-cell>
          <table:table-cell table:formula="of:=BASE([.I74];2;4)" office:value-type="string" office:string-value="1110" calcext:value-type="string">
            <text:p>1110</text:p>
          </table:table-cell>
          <table:table-cell table:formula="of:=[.J74]&amp;[.K74]" office:value-type="string" office:string-value="11011110" calcext:value-type="string">
            <text:p>11011110</text:p>
          </table:table-cell>
          <table:table-cell table:formula="of:=[.L73]&amp;[.L74]" office:value-type="string" office:string-value="0000110011011110" calcext:value-type="string">
            <text:p>0000110011011110</text:p>
          </table:table-cell>
          <table:table-cell office:value-type="string" calcext:value-type="string">
            <text:p>Waarde in milliVolt</text:p>
          </table:table-cell>
          <table:table-cell table:formula="of:=DECIMAL([.M74];2)" office:value-type="float" office:value="3294" calcext:value-type="float">
            <text:p>3294</text:p>
          </table:table-cell>
          <table:table-cell table:formula="of:=[.P72]+1" office:value-type="float" office:value="15" calcext:value-type="float">
            <text:p>15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74]+1" office:value-type="float" office:value="34" calcext:value-type="float">
            <text:p>34</text:p>
          </table:table-cell>
          <table:table-cell table:formula="of:=MID([.$C$37];([.A75]-1)*4+1;2)" office:value-type="string" office:string-value="30" calcext:value-type="string">
            <text:p>30</text:p>
          </table:table-cell>
          <table:table-cell table:formula="of:=MID([.$C$37];([.A75]-1)*4+1+2;2)" office:value-type="string" office:string-value="35" calcext:value-type="string">
            <text:p>35</text:p>
          </table:table-cell>
          <table:table-cell table:formula="of:=DECIMAL([.B75];16)" office:value-type="float" office:value="48" calcext:value-type="float">
            <text:p>48</text:p>
          </table:table-cell>
          <table:table-cell table:formula="of:=DECIMAL([.C75];16)" office:value-type="float" office:value="53" calcext:value-type="float">
            <text:p>53</text:p>
          </table:table-cell>
          <table:table-cell table:formula="of:=CHAR([.D75])" office:value-type="string" office:string-value="0" calcext:value-type="string">
            <text:p>0</text:p>
          </table:table-cell>
          <table:table-cell table:formula="of:=CHAR([.E75])" office:value-type="string" office:string-value="5" calcext:value-type="string">
            <text:p>5</text:p>
          </table:table-cell>
          <table:table-cell table:formula="of:=DECIMAL([.F75];16)" office:value-type="float" office:value="0" calcext:value-type="float">
            <text:p>0</text:p>
          </table:table-cell>
          <table:table-cell table:formula="of:=DECIMAL([.G75];16)" office:value-type="float" office:value="5" calcext:value-type="float">
            <text:p>5</text:p>
          </table:table-cell>
          <table:table-cell table:formula="of:=BASE([.H75];2;4)" office:value-type="string" office:string-value="0000" calcext:value-type="string">
            <text:p>0000</text:p>
          </table:table-cell>
          <table:table-cell table:formula="of:=BASE([.I75];2;4)" office:value-type="string" office:string-value="0101" calcext:value-type="string">
            <text:p>0101</text:p>
          </table:table-cell>
          <table:table-cell table:formula="of:=[.J75]&amp;[.K75]" office:value-type="string" office:string-value="00000101" calcext:value-type="string">
            <text:p>00000101</text:p>
          </table:table-cell>
          <table:table-cell table:formula="of:=DECIMAL([.L75];2)" office:value-type="float" office:value="5" calcext:value-type="float">
            <text:p>5</text:p>
          </table:table-cell>
          <table:table-cell office:value-type="string" calcext:value-type="string">
            <text:p>Aantal temperatuursensors</text:p>
          </table:table-cell>
          <table:table-cell table:number-columns-repeated="7"/>
        </table:table-row>
        <table:table-row table:style-name="ro1">
          <table:table-cell table:formula="of:=[.A75]+1" office:value-type="float" office:value="35" calcext:value-type="float">
            <text:p>35</text:p>
          </table:table-cell>
          <table:table-cell table:formula="of:=MID([.$C$37];([.A76]-1)*4+1;2)" office:value-type="string" office:string-value="30" calcext:value-type="string">
            <text:p>30</text:p>
          </table:table-cell>
          <table:table-cell table:formula="of:=MID([.$C$37];([.A76]-1)*4+1+2;2)" office:value-type="string" office:string-value="42" calcext:value-type="string">
            <text:p>42</text:p>
          </table:table-cell>
          <table:table-cell table:formula="of:=DECIMAL([.B76];16)" office:value-type="float" office:value="48" calcext:value-type="float">
            <text:p>48</text:p>
          </table:table-cell>
          <table:table-cell table:formula="of:=DECIMAL([.C76];16)" office:value-type="float" office:value="66" calcext:value-type="float">
            <text:p>66</text:p>
          </table:table-cell>
          <table:table-cell table:formula="of:=CHAR([.D76])" office:value-type="string" office:string-value="0" calcext:value-type="string">
            <text:p>0</text:p>
          </table:table-cell>
          <table:table-cell table:formula="of:=CHAR([.E76])" office:value-type="string" office:string-value="B" calcext:value-type="string">
            <text:p>B</text:p>
          </table:table-cell>
          <table:table-cell table:formula="of:=DECIMAL([.F76];16)" office:value-type="float" office:value="0" calcext:value-type="float">
            <text:p>0</text:p>
          </table:table-cell>
          <table:table-cell table:formula="of:=DECIMAL([.G76];16)" office:value-type="float" office:value="11" calcext:value-type="float">
            <text:p>11</text:p>
          </table:table-cell>
          <table:table-cell table:formula="of:=BASE([.H76];2;4)" office:value-type="string" office:string-value="0000" calcext:value-type="string">
            <text:p>0000</text:p>
          </table:table-cell>
          <table:table-cell table:formula="of:=BASE([.I76];2;4)" office:value-type="string" office:string-value="1011" calcext:value-type="string">
            <text:p>1011</text:p>
          </table:table-cell>
          <table:table-cell table:formula="of:=[.J76]&amp;[.K76]" office:value-type="string" office:string-value="00001011" calcext:value-type="string">
            <text:p>00001011</text:p>
          </table:table-cell>
          <table:table-cell table:number-columns-repeated="9"/>
        </table:table-row>
        <table:table-row table:style-name="ro1">
          <table:table-cell table:formula="of:=[.A76]+1" office:value-type="float" office:value="36" calcext:value-type="float">
            <text:p>36</text:p>
          </table:table-cell>
          <table:table-cell table:formula="of:=MID([.$C$37];([.A77]-1)*4+1;2)" office:value-type="string" office:string-value="43" calcext:value-type="string">
            <text:p>43</text:p>
          </table:table-cell>
          <table:table-cell table:formula="of:=MID([.$C$37];([.A77]-1)*4+1+2;2)" office:value-type="string" office:string-value="33" calcext:value-type="string">
            <text:p>33</text:p>
          </table:table-cell>
          <table:table-cell table:formula="of:=DECIMAL([.B77];16)" office:value-type="float" office:value="67" calcext:value-type="float">
            <text:p>67</text:p>
          </table:table-cell>
          <table:table-cell table:formula="of:=DECIMAL([.C77];16)" office:value-type="float" office:value="51" calcext:value-type="float">
            <text:p>51</text:p>
          </table:table-cell>
          <table:table-cell table:formula="of:=CHAR([.D77])" office:value-type="string" office:string-value="C" calcext:value-type="string">
            <text:p>C</text:p>
          </table:table-cell>
          <table:table-cell table:formula="of:=CHAR([.E77])" office:value-type="string" office:string-value="3" calcext:value-type="string">
            <text:p>3</text:p>
          </table:table-cell>
          <table:table-cell table:formula="of:=DECIMAL([.F77];16)" office:value-type="float" office:value="12" calcext:value-type="float">
            <text:p>12</text:p>
          </table:table-cell>
          <table:table-cell table:formula="of:=DECIMAL([.G77];16)" office:value-type="float" office:value="3" calcext:value-type="float">
            <text:p>3</text:p>
          </table:table-cell>
          <table:table-cell table:formula="of:=BASE([.H77];2;4)" office:value-type="string" office:string-value="1100" calcext:value-type="string">
            <text:p>1100</text:p>
          </table:table-cell>
          <table:table-cell table:formula="of:=BASE([.I77];2;4)" office:value-type="string" office:string-value="0011" calcext:value-type="string">
            <text:p>0011</text:p>
          </table:table-cell>
          <table:table-cell table:formula="of:=[.J77]&amp;[.K77]" office:value-type="string" office:string-value="11000011" calcext:value-type="string">
            <text:p>11000011</text:p>
          </table:table-cell>
          <table:table-cell table:formula="of:=[.L76]&amp;[.L77]" office:value-type="string" office:string-value="0000101111000011" calcext:value-type="string">
            <text:p>0000101111000011</text:p>
          </table:table-cell>
          <table:table-cell office:value-type="string" calcext:value-type="string">
            <text:p>Waarde in Kelvin * 10</text:p>
          </table:table-cell>
          <table:table-cell table:formula="of:=DECIMAL([.M77];2)" office:value-type="float" office:value="3011" calcext:value-type="float">
            <text:p>3011</text:p>
          </table:table-cell>
          <table:table-cell table:formula="of:=[.P75]+1" office:value-type="float" office:value="1" calcext:value-type="float">
            <text:p>1</text:p>
          </table:table-cell>
          <table:table-cell office:value-type="string" calcext:value-type="string">
            <text:p>sel</text:p>
          </table:table-cell>
          <table:table-cell table:formula="of:=[.O77]/10-273.1" office:value-type="float" office:value="28" calcext:value-type="float">
            <text:p>28</text:p>
          </table:table-cell>
          <table:table-cell office:value-type="string" calcext:value-type="string">
            <text:p>grade C</text:p>
          </table:table-cell>
          <table:table-cell table:number-columns-repeated="2"/>
        </table:table-row>
        <table:table-row table:style-name="ro1">
          <table:table-cell table:formula="of:=[.A77]+1" office:value-type="float" office:value="37" calcext:value-type="float">
            <text:p>37</text:p>
          </table:table-cell>
          <table:table-cell table:formula="of:=MID([.$C$37];([.A78]-1)*4+1;2)" office:value-type="string" office:string-value="30" calcext:value-type="string">
            <text:p>30</text:p>
          </table:table-cell>
          <table:table-cell table:formula="of:=MID([.$C$37];([.A78]-1)*4+1+2;2)" office:value-type="string" office:string-value="42" calcext:value-type="string">
            <text:p>42</text:p>
          </table:table-cell>
          <table:table-cell table:formula="of:=DECIMAL([.B78];16)" office:value-type="float" office:value="48" calcext:value-type="float">
            <text:p>48</text:p>
          </table:table-cell>
          <table:table-cell table:formula="of:=DECIMAL([.C78];16)" office:value-type="float" office:value="66" calcext:value-type="float">
            <text:p>66</text:p>
          </table:table-cell>
          <table:table-cell table:formula="of:=CHAR([.D78])" office:value-type="string" office:string-value="0" calcext:value-type="string">
            <text:p>0</text:p>
          </table:table-cell>
          <table:table-cell table:formula="of:=CHAR([.E78])" office:value-type="string" office:string-value="B" calcext:value-type="string">
            <text:p>B</text:p>
          </table:table-cell>
          <table:table-cell table:formula="of:=DECIMAL([.F78];16)" office:value-type="float" office:value="0" calcext:value-type="float">
            <text:p>0</text:p>
          </table:table-cell>
          <table:table-cell table:formula="of:=DECIMAL([.G78];16)" office:value-type="float" office:value="11" calcext:value-type="float">
            <text:p>11</text:p>
          </table:table-cell>
          <table:table-cell table:formula="of:=BASE([.H78];2;4)" office:value-type="string" office:string-value="0000" calcext:value-type="string">
            <text:p>0000</text:p>
          </table:table-cell>
          <table:table-cell table:formula="of:=BASE([.I78];2;4)" office:value-type="string" office:string-value="1011" calcext:value-type="string">
            <text:p>1011</text:p>
          </table:table-cell>
          <table:table-cell table:formula="of:=[.J78]&amp;[.K78]" office:value-type="string" office:string-value="00001011" calcext:value-type="string">
            <text:p>00001011</text:p>
          </table:table-cell>
          <table:table-cell table:number-columns-repeated="9"/>
        </table:table-row>
        <table:table-row table:style-name="ro1">
          <table:table-cell table:formula="of:=[.A78]+1" office:value-type="float" office:value="38" calcext:value-type="float">
            <text:p>38</text:p>
          </table:table-cell>
          <table:table-cell table:formula="of:=MID([.$C$37];([.A79]-1)*4+1;2)" office:value-type="string" office:string-value="39" calcext:value-type="string">
            <text:p>39</text:p>
          </table:table-cell>
          <table:table-cell table:formula="of:=MID([.$C$37];([.A79]-1)*4+1+2;2)" office:value-type="string" office:string-value="31" calcext:value-type="string">
            <text:p>31</text:p>
          </table:table-cell>
          <table:table-cell table:formula="of:=DECIMAL([.B79];16)" office:value-type="float" office:value="57" calcext:value-type="float">
            <text:p>57</text:p>
          </table:table-cell>
          <table:table-cell table:formula="of:=DECIMAL([.C79];16)" office:value-type="float" office:value="49" calcext:value-type="float">
            <text:p>49</text:p>
          </table:table-cell>
          <table:table-cell table:formula="of:=CHAR([.D79])" office:value-type="string" office:string-value="9" calcext:value-type="string">
            <text:p>9</text:p>
          </table:table-cell>
          <table:table-cell table:formula="of:=CHAR([.E79])" office:value-type="string" office:string-value="1" calcext:value-type="string">
            <text:p>1</text:p>
          </table:table-cell>
          <table:table-cell table:formula="of:=DECIMAL([.F79];16)" office:value-type="float" office:value="9" calcext:value-type="float">
            <text:p>9</text:p>
          </table:table-cell>
          <table:table-cell table:formula="of:=DECIMAL([.G79];16)" office:value-type="float" office:value="1" calcext:value-type="float">
            <text:p>1</text:p>
          </table:table-cell>
          <table:table-cell table:formula="of:=BASE([.H79];2;4)" office:value-type="string" office:string-value="1001" calcext:value-type="string">
            <text:p>1001</text:p>
          </table:table-cell>
          <table:table-cell table:formula="of:=BASE([.I79];2;4)" office:value-type="string" office:string-value="0001" calcext:value-type="string">
            <text:p>0001</text:p>
          </table:table-cell>
          <table:table-cell table:formula="of:=[.J79]&amp;[.K79]" office:value-type="string" office:string-value="10010001" calcext:value-type="string">
            <text:p>10010001</text:p>
          </table:table-cell>
          <table:table-cell table:formula="of:=[.L78]&amp;[.L79]" office:value-type="string" office:string-value="0000101110010001" calcext:value-type="string">
            <text:p>0000101110010001</text:p>
          </table:table-cell>
          <table:table-cell office:value-type="string" calcext:value-type="string">
            <text:p>Waarde in Kelvin * 10</text:p>
          </table:table-cell>
          <table:table-cell table:formula="of:=DECIMAL([.M79];2)" office:value-type="float" office:value="2961" calcext:value-type="float">
            <text:p>2961</text:p>
          </table:table-cell>
          <table:table-cell table:formula="of:=[.P77]+1" office:value-type="float" office:value="2" calcext:value-type="float">
            <text:p>2</text:p>
          </table:table-cell>
          <table:table-cell office:value-type="string" calcext:value-type="string">
            <text:p>sel</text:p>
          </table:table-cell>
          <table:table-cell table:formula="of:=[.O79]/10-273.1" office:value-type="float" office:value="23" calcext:value-type="float">
            <text:p>23</text:p>
          </table:table-cell>
          <table:table-cell office:value-type="string" calcext:value-type="string">
            <text:p>grade C</text:p>
          </table:table-cell>
          <table:table-cell table:number-columns-repeated="2"/>
        </table:table-row>
        <table:table-row table:style-name="ro1">
          <table:table-cell table:formula="of:=[.A79]+1" office:value-type="float" office:value="39" calcext:value-type="float">
            <text:p>39</text:p>
          </table:table-cell>
          <table:table-cell table:formula="of:=MID([.$C$37];([.A80]-1)*4+1;2)" office:value-type="string" office:string-value="30" calcext:value-type="string">
            <text:p>30</text:p>
          </table:table-cell>
          <table:table-cell table:formula="of:=MID([.$C$37];([.A80]-1)*4+1+2;2)" office:value-type="string" office:string-value="42" calcext:value-type="string">
            <text:p>42</text:p>
          </table:table-cell>
          <table:table-cell table:formula="of:=DECIMAL([.B80];16)" office:value-type="float" office:value="48" calcext:value-type="float">
            <text:p>48</text:p>
          </table:table-cell>
          <table:table-cell table:formula="of:=DECIMAL([.C80];16)" office:value-type="float" office:value="66" calcext:value-type="float">
            <text:p>66</text:p>
          </table:table-cell>
          <table:table-cell table:formula="of:=CHAR([.D80])" office:value-type="string" office:string-value="0" calcext:value-type="string">
            <text:p>0</text:p>
          </table:table-cell>
          <table:table-cell table:formula="of:=CHAR([.E80])" office:value-type="string" office:string-value="B" calcext:value-type="string">
            <text:p>B</text:p>
          </table:table-cell>
          <table:table-cell table:formula="of:=DECIMAL([.F80];16)" office:value-type="float" office:value="0" calcext:value-type="float">
            <text:p>0</text:p>
          </table:table-cell>
          <table:table-cell table:formula="of:=DECIMAL([.G80];16)" office:value-type="float" office:value="11" calcext:value-type="float">
            <text:p>11</text:p>
          </table:table-cell>
          <table:table-cell table:formula="of:=BASE([.H80];2;4)" office:value-type="string" office:string-value="0000" calcext:value-type="string">
            <text:p>0000</text:p>
          </table:table-cell>
          <table:table-cell table:formula="of:=BASE([.I80];2;4)" office:value-type="string" office:string-value="1011" calcext:value-type="string">
            <text:p>1011</text:p>
          </table:table-cell>
          <table:table-cell table:formula="of:=[.J80]&amp;[.K80]" office:value-type="string" office:string-value="00001011" calcext:value-type="string">
            <text:p>00001011</text:p>
          </table:table-cell>
          <table:table-cell table:number-columns-repeated="9"/>
        </table:table-row>
        <table:table-row table:style-name="ro1">
          <table:table-cell table:formula="of:=[.A80]+1" office:value-type="float" office:value="40" calcext:value-type="float">
            <text:p>40</text:p>
          </table:table-cell>
          <table:table-cell table:formula="of:=MID([.$C$37];([.A81]-1)*4+1;2)" office:value-type="string" office:string-value="39" calcext:value-type="string">
            <text:p>39</text:p>
          </table:table-cell>
          <table:table-cell table:formula="of:=MID([.$C$37];([.A81]-1)*4+1+2;2)" office:value-type="string" office:string-value="31" calcext:value-type="string">
            <text:p>31</text:p>
          </table:table-cell>
          <table:table-cell table:formula="of:=DECIMAL([.B81];16)" office:value-type="float" office:value="57" calcext:value-type="float">
            <text:p>57</text:p>
          </table:table-cell>
          <table:table-cell table:formula="of:=DECIMAL([.C81];16)" office:value-type="float" office:value="49" calcext:value-type="float">
            <text:p>49</text:p>
          </table:table-cell>
          <table:table-cell table:formula="of:=CHAR([.D81])" office:value-type="string" office:string-value="9" calcext:value-type="string">
            <text:p>9</text:p>
          </table:table-cell>
          <table:table-cell table:formula="of:=CHAR([.E81])" office:value-type="string" office:string-value="1" calcext:value-type="string">
            <text:p>1</text:p>
          </table:table-cell>
          <table:table-cell table:formula="of:=DECIMAL([.F81];16)" office:value-type="float" office:value="9" calcext:value-type="float">
            <text:p>9</text:p>
          </table:table-cell>
          <table:table-cell table:formula="of:=DECIMAL([.G81];16)" office:value-type="float" office:value="1" calcext:value-type="float">
            <text:p>1</text:p>
          </table:table-cell>
          <table:table-cell table:formula="of:=BASE([.H81];2;4)" office:value-type="string" office:string-value="1001" calcext:value-type="string">
            <text:p>1001</text:p>
          </table:table-cell>
          <table:table-cell table:formula="of:=BASE([.I81];2;4)" office:value-type="string" office:string-value="0001" calcext:value-type="string">
            <text:p>0001</text:p>
          </table:table-cell>
          <table:table-cell table:formula="of:=[.J81]&amp;[.K81]" office:value-type="string" office:string-value="10010001" calcext:value-type="string">
            <text:p>10010001</text:p>
          </table:table-cell>
          <table:table-cell table:formula="of:=[.L80]&amp;[.L81]" office:value-type="string" office:string-value="0000101110010001" calcext:value-type="string">
            <text:p>0000101110010001</text:p>
          </table:table-cell>
          <table:table-cell office:value-type="string" calcext:value-type="string">
            <text:p>Waarde in Kelvin * 10</text:p>
          </table:table-cell>
          <table:table-cell table:formula="of:=DECIMAL([.M81];2)" office:value-type="float" office:value="2961" calcext:value-type="float">
            <text:p>2961</text:p>
          </table:table-cell>
          <table:table-cell table:formula="of:=[.P79]+1" office:value-type="float" office:value="3" calcext:value-type="float">
            <text:p>3</text:p>
          </table:table-cell>
          <table:table-cell office:value-type="string" calcext:value-type="string">
            <text:p>sel</text:p>
          </table:table-cell>
          <table:table-cell table:formula="of:=[.O81]/10-273.1" office:value-type="float" office:value="23" calcext:value-type="float">
            <text:p>23</text:p>
          </table:table-cell>
          <table:table-cell office:value-type="string" calcext:value-type="string">
            <text:p>grade C</text:p>
          </table:table-cell>
          <table:table-cell table:number-columns-repeated="2"/>
        </table:table-row>
        <table:table-row table:style-name="ro1">
          <table:table-cell table:formula="of:=[.A81]+1" office:value-type="float" office:value="41" calcext:value-type="float">
            <text:p>41</text:p>
          </table:table-cell>
          <table:table-cell table:formula="of:=MID([.$C$37];([.A82]-1)*4+1;2)" office:value-type="string" office:string-value="30" calcext:value-type="string">
            <text:p>30</text:p>
          </table:table-cell>
          <table:table-cell table:formula="of:=MID([.$C$37];([.A82]-1)*4+1+2;2)" office:value-type="string" office:string-value="42" calcext:value-type="string">
            <text:p>42</text:p>
          </table:table-cell>
          <table:table-cell table:formula="of:=DECIMAL([.B82];16)" office:value-type="float" office:value="48" calcext:value-type="float">
            <text:p>48</text:p>
          </table:table-cell>
          <table:table-cell table:formula="of:=DECIMAL([.C82];16)" office:value-type="float" office:value="66" calcext:value-type="float">
            <text:p>66</text:p>
          </table:table-cell>
          <table:table-cell table:formula="of:=CHAR([.D82])" office:value-type="string" office:string-value="0" calcext:value-type="string">
            <text:p>0</text:p>
          </table:table-cell>
          <table:table-cell table:formula="of:=CHAR([.E82])" office:value-type="string" office:string-value="B" calcext:value-type="string">
            <text:p>B</text:p>
          </table:table-cell>
          <table:table-cell table:formula="of:=DECIMAL([.F82];16)" office:value-type="float" office:value="0" calcext:value-type="float">
            <text:p>0</text:p>
          </table:table-cell>
          <table:table-cell table:formula="of:=DECIMAL([.G82];16)" office:value-type="float" office:value="11" calcext:value-type="float">
            <text:p>11</text:p>
          </table:table-cell>
          <table:table-cell table:formula="of:=BASE([.H82];2;4)" office:value-type="string" office:string-value="0000" calcext:value-type="string">
            <text:p>0000</text:p>
          </table:table-cell>
          <table:table-cell table:formula="of:=BASE([.I82];2;4)" office:value-type="string" office:string-value="1011" calcext:value-type="string">
            <text:p>1011</text:p>
          </table:table-cell>
          <table:table-cell table:formula="of:=[.J82]&amp;[.K82]" office:value-type="string" office:string-value="00001011" calcext:value-type="string">
            <text:p>00001011</text:p>
          </table:table-cell>
          <table:table-cell table:number-columns-repeated="9"/>
        </table:table-row>
        <table:table-row table:style-name="ro1">
          <table:table-cell table:formula="of:=[.A82]+1" office:value-type="float" office:value="42" calcext:value-type="float">
            <text:p>42</text:p>
          </table:table-cell>
          <table:table-cell table:formula="of:=MID([.$C$37];([.A83]-1)*4+1;2)" office:value-type="string" office:string-value="39" calcext:value-type="string">
            <text:p>39</text:p>
          </table:table-cell>
          <table:table-cell table:formula="of:=MID([.$C$37];([.A83]-1)*4+1+2;2)" office:value-type="string" office:string-value="31" calcext:value-type="string">
            <text:p>31</text:p>
          </table:table-cell>
          <table:table-cell table:formula="of:=DECIMAL([.B83];16)" office:value-type="float" office:value="57" calcext:value-type="float">
            <text:p>57</text:p>
          </table:table-cell>
          <table:table-cell table:formula="of:=DECIMAL([.C83];16)" office:value-type="float" office:value="49" calcext:value-type="float">
            <text:p>49</text:p>
          </table:table-cell>
          <table:table-cell table:formula="of:=CHAR([.D83])" office:value-type="string" office:string-value="9" calcext:value-type="string">
            <text:p>9</text:p>
          </table:table-cell>
          <table:table-cell table:formula="of:=CHAR([.E83])" office:value-type="string" office:string-value="1" calcext:value-type="string">
            <text:p>1</text:p>
          </table:table-cell>
          <table:table-cell table:formula="of:=DECIMAL([.F83];16)" office:value-type="float" office:value="9" calcext:value-type="float">
            <text:p>9</text:p>
          </table:table-cell>
          <table:table-cell table:formula="of:=DECIMAL([.G83];16)" office:value-type="float" office:value="1" calcext:value-type="float">
            <text:p>1</text:p>
          </table:table-cell>
          <table:table-cell table:formula="of:=BASE([.H83];2;4)" office:value-type="string" office:string-value="1001" calcext:value-type="string">
            <text:p>1001</text:p>
          </table:table-cell>
          <table:table-cell table:formula="of:=BASE([.I83];2;4)" office:value-type="string" office:string-value="0001" calcext:value-type="string">
            <text:p>0001</text:p>
          </table:table-cell>
          <table:table-cell table:formula="of:=[.J83]&amp;[.K83]" office:value-type="string" office:string-value="10010001" calcext:value-type="string">
            <text:p>10010001</text:p>
          </table:table-cell>
          <table:table-cell table:formula="of:=[.L82]&amp;[.L83]" office:value-type="string" office:string-value="0000101110010001" calcext:value-type="string">
            <text:p>0000101110010001</text:p>
          </table:table-cell>
          <table:table-cell office:value-type="string" calcext:value-type="string">
            <text:p>Waarde in Kelvin * 10</text:p>
          </table:table-cell>
          <table:table-cell table:formula="of:=DECIMAL([.M83];2)" office:value-type="float" office:value="2961" calcext:value-type="float">
            <text:p>2961</text:p>
          </table:table-cell>
          <table:table-cell table:formula="of:=[.P81]+1" office:value-type="float" office:value="4" calcext:value-type="float">
            <text:p>4</text:p>
          </table:table-cell>
          <table:table-cell office:value-type="string" calcext:value-type="string">
            <text:p>sel</text:p>
          </table:table-cell>
          <table:table-cell table:formula="of:=[.O83]/10-273.1" office:value-type="float" office:value="23" calcext:value-type="float">
            <text:p>23</text:p>
          </table:table-cell>
          <table:table-cell office:value-type="string" calcext:value-type="string">
            <text:p>grade C</text:p>
          </table:table-cell>
          <table:table-cell table:number-columns-repeated="2"/>
        </table:table-row>
        <table:table-row table:style-name="ro1">
          <table:table-cell table:formula="of:=[.A83]+1" office:value-type="float" office:value="43" calcext:value-type="float">
            <text:p>43</text:p>
          </table:table-cell>
          <table:table-cell table:formula="of:=MID([.$C$37];([.A84]-1)*4+1;2)" office:value-type="string" office:string-value="30" calcext:value-type="string">
            <text:p>30</text:p>
          </table:table-cell>
          <table:table-cell table:formula="of:=MID([.$C$37];([.A84]-1)*4+1+2;2)" office:value-type="string" office:string-value="42" calcext:value-type="string">
            <text:p>42</text:p>
          </table:table-cell>
          <table:table-cell table:formula="of:=DECIMAL([.B84];16)" office:value-type="float" office:value="48" calcext:value-type="float">
            <text:p>48</text:p>
          </table:table-cell>
          <table:table-cell table:formula="of:=DECIMAL([.C84];16)" office:value-type="float" office:value="66" calcext:value-type="float">
            <text:p>66</text:p>
          </table:table-cell>
          <table:table-cell table:formula="of:=CHAR([.D84])" office:value-type="string" office:string-value="0" calcext:value-type="string">
            <text:p>0</text:p>
          </table:table-cell>
          <table:table-cell table:formula="of:=CHAR([.E84])" office:value-type="string" office:string-value="B" calcext:value-type="string">
            <text:p>B</text:p>
          </table:table-cell>
          <table:table-cell table:formula="of:=DECIMAL([.F84];16)" office:value-type="float" office:value="0" calcext:value-type="float">
            <text:p>0</text:p>
          </table:table-cell>
          <table:table-cell table:formula="of:=DECIMAL([.G84];16)" office:value-type="float" office:value="11" calcext:value-type="float">
            <text:p>11</text:p>
          </table:table-cell>
          <table:table-cell table:formula="of:=BASE([.H84];2;4)" office:value-type="string" office:string-value="0000" calcext:value-type="string">
            <text:p>0000</text:p>
          </table:table-cell>
          <table:table-cell table:formula="of:=BASE([.I84];2;4)" office:value-type="string" office:string-value="1011" calcext:value-type="string">
            <text:p>1011</text:p>
          </table:table-cell>
          <table:table-cell table:formula="of:=[.J84]&amp;[.K84]" office:value-type="string" office:string-value="00001011" calcext:value-type="string">
            <text:p>00001011</text:p>
          </table:table-cell>
          <table:table-cell table:number-columns-repeated="9"/>
        </table:table-row>
        <table:table-row table:style-name="ro1">
          <table:table-cell table:formula="of:=[.A84]+1" office:value-type="float" office:value="44" calcext:value-type="float">
            <text:p>44</text:p>
          </table:table-cell>
          <table:table-cell table:formula="of:=MID([.$C$37];([.A85]-1)*4+1;2)" office:value-type="string" office:string-value="39" calcext:value-type="string">
            <text:p>39</text:p>
          </table:table-cell>
          <table:table-cell table:formula="of:=MID([.$C$37];([.A85]-1)*4+1+2;2)" office:value-type="string" office:string-value="31" calcext:value-type="string">
            <text:p>31</text:p>
          </table:table-cell>
          <table:table-cell table:formula="of:=DECIMAL([.B85];16)" office:value-type="float" office:value="57" calcext:value-type="float">
            <text:p>57</text:p>
          </table:table-cell>
          <table:table-cell table:formula="of:=DECIMAL([.C85];16)" office:value-type="float" office:value="49" calcext:value-type="float">
            <text:p>49</text:p>
          </table:table-cell>
          <table:table-cell table:formula="of:=CHAR([.D85])" office:value-type="string" office:string-value="9" calcext:value-type="string">
            <text:p>9</text:p>
          </table:table-cell>
          <table:table-cell table:formula="of:=CHAR([.E85])" office:value-type="string" office:string-value="1" calcext:value-type="string">
            <text:p>1</text:p>
          </table:table-cell>
          <table:table-cell table:formula="of:=DECIMAL([.F85];16)" office:value-type="float" office:value="9" calcext:value-type="float">
            <text:p>9</text:p>
          </table:table-cell>
          <table:table-cell table:formula="of:=DECIMAL([.G85];16)" office:value-type="float" office:value="1" calcext:value-type="float">
            <text:p>1</text:p>
          </table:table-cell>
          <table:table-cell table:formula="of:=BASE([.H85];2;4)" office:value-type="string" office:string-value="1001" calcext:value-type="string">
            <text:p>1001</text:p>
          </table:table-cell>
          <table:table-cell table:formula="of:=BASE([.I85];2;4)" office:value-type="string" office:string-value="0001" calcext:value-type="string">
            <text:p>0001</text:p>
          </table:table-cell>
          <table:table-cell table:formula="of:=[.J85]&amp;[.K85]" office:value-type="string" office:string-value="10010001" calcext:value-type="string">
            <text:p>10010001</text:p>
          </table:table-cell>
          <table:table-cell table:formula="of:=[.L84]&amp;[.L85]" office:value-type="string" office:string-value="0000101110010001" calcext:value-type="string">
            <text:p>0000101110010001</text:p>
          </table:table-cell>
          <table:table-cell office:value-type="string" calcext:value-type="string">
            <text:p>Waarde in Kelvin * 10</text:p>
          </table:table-cell>
          <table:table-cell table:formula="of:=DECIMAL([.M85];2)" office:value-type="float" office:value="2961" calcext:value-type="float">
            <text:p>2961</text:p>
          </table:table-cell>
          <table:table-cell table:formula="of:=[.P83]+1" office:value-type="float" office:value="5" calcext:value-type="float">
            <text:p>5</text:p>
          </table:table-cell>
          <table:table-cell office:value-type="string" calcext:value-type="string">
            <text:p>sel</text:p>
          </table:table-cell>
          <table:table-cell table:formula="of:=[.O85]/10-273.1" office:value-type="float" office:value="23" calcext:value-type="float">
            <text:p>23</text:p>
          </table:table-cell>
          <table:table-cell office:value-type="string" calcext:value-type="string">
            <text:p>grade C</text:p>
          </table:table-cell>
          <table:table-cell table:number-columns-repeated="2"/>
        </table:table-row>
        <table:table-row table:style-name="ro1">
          <table:table-cell table:formula="of:=[.A85]+1" office:value-type="float" office:value="45" calcext:value-type="float">
            <text:p>45</text:p>
          </table:table-cell>
          <table:table-cell table:formula="of:=MID([.$C$37];([.A86]-1)*4+1;2)" office:value-type="string" office:string-value="30" calcext:value-type="string">
            <text:p>30</text:p>
          </table:table-cell>
          <table:table-cell table:formula="of:=MID([.$C$37];([.A86]-1)*4+1+2;2)" office:value-type="string" office:string-value="30" calcext:value-type="string">
            <text:p>30</text:p>
          </table:table-cell>
          <table:table-cell table:formula="of:=DECIMAL([.B86];16)" office:value-type="float" office:value="48" calcext:value-type="float">
            <text:p>48</text:p>
          </table:table-cell>
          <table:table-cell table:formula="of:=DECIMAL([.C86];16)" office:value-type="float" office:value="48" calcext:value-type="float">
            <text:p>48</text:p>
          </table:table-cell>
          <table:table-cell table:formula="of:=CHAR([.D86])" office:value-type="string" office:string-value="0" calcext:value-type="string">
            <text:p>0</text:p>
          </table:table-cell>
          <table:table-cell table:formula="of:=CHAR([.E86])" office:value-type="string" office:string-value="0" calcext:value-type="string">
            <text:p>0</text:p>
          </table:table-cell>
          <table:table-cell table:formula="of:=DECIMAL([.F86];16)" office:value-type="float" office:value="0" calcext:value-type="float">
            <text:p>0</text:p>
          </table:table-cell>
          <table:table-cell table:formula="of:=DECIMAL([.G86];16)" office:value-type="float" office:value="0" calcext:value-type="float">
            <text:p>0</text:p>
          </table:table-cell>
          <table:table-cell table:formula="of:=BASE([.H86];2;4)" office:value-type="string" office:string-value="0000" calcext:value-type="string">
            <text:p>0000</text:p>
          </table:table-cell>
          <table:table-cell table:formula="of:=BASE([.I86];2;4)" office:value-type="string" office:string-value="0000" calcext:value-type="string">
            <text:p>0000</text:p>
          </table:table-cell>
          <table:table-cell table:formula="of:=[.J86]&amp;[.K86]" office:value-type="string" office:string-value="00000000" calcext:value-type="string">
            <text:p>00000000</text:p>
          </table:table-cell>
          <table:table-cell table:number-columns-repeated="7"/>
          <table:table-cell table:formula="of:=26+([.A86]-1)*4+1-1" office:value-type="float" office:value="202" calcext:value-type="float">
            <text:p>202</text:p>
          </table:table-cell>
          <table:table-cell table:formula="of:=[.T86]+8" office:value-type="float" office:value="210" calcext:value-type="float">
            <text:p>210</text:p>
          </table:table-cell>
        </table:table-row>
        <table:table-row table:style-name="ro1">
          <table:table-cell table:formula="of:=[.A86]+1" office:value-type="float" office:value="46" calcext:value-type="float">
            <text:p>46</text:p>
          </table:table-cell>
          <table:table-cell table:formula="of:=MID([.$C$37];([.A87]-1)*4+1;2)" office:value-type="string" office:string-value="30" calcext:value-type="string">
            <text:p>30</text:p>
          </table:table-cell>
          <table:table-cell table:formula="of:=MID([.$C$37];([.A87]-1)*4+1+2;2)" office:value-type="string" office:string-value="30" calcext:value-type="string">
            <text:p>30</text:p>
          </table:table-cell>
          <table:table-cell table:formula="of:=DECIMAL([.B87];16)" office:value-type="float" office:value="48" calcext:value-type="float">
            <text:p>48</text:p>
          </table:table-cell>
          <table:table-cell table:formula="of:=DECIMAL([.C87];16)" office:value-type="float" office:value="48" calcext:value-type="float">
            <text:p>48</text:p>
          </table:table-cell>
          <table:table-cell table:formula="of:=CHAR([.D87])" office:value-type="string" office:string-value="0" calcext:value-type="string">
            <text:p>0</text:p>
          </table:table-cell>
          <table:table-cell table:formula="of:=CHAR([.E87])" office:value-type="string" office:string-value="0" calcext:value-type="string">
            <text:p>0</text:p>
          </table:table-cell>
          <table:table-cell table:formula="of:=DECIMAL([.F87];16)" office:value-type="float" office:value="0" calcext:value-type="float">
            <text:p>0</text:p>
          </table:table-cell>
          <table:table-cell table:formula="of:=DECIMAL([.G87];16)" office:value-type="float" office:value="0" calcext:value-type="float">
            <text:p>0</text:p>
          </table:table-cell>
          <table:table-cell table:formula="of:=BASE([.H87];2;4)" office:value-type="string" office:string-value="0000" calcext:value-type="string">
            <text:p>0000</text:p>
          </table:table-cell>
          <table:table-cell table:formula="of:=BASE([.I87];2;4)" office:value-type="string" office:string-value="0000" calcext:value-type="string">
            <text:p>0000</text:p>
          </table:table-cell>
          <table:table-cell table:formula="of:=[.J87]&amp;[.K87]" office:value-type="string" office:string-value="00000000" calcext:value-type="string">
            <text:p>00000000</text:p>
          </table:table-cell>
          <table:table-cell table:formula="of:=[.L86]&amp;[.L87]" office:value-type="string" office:string-value="0000000000000000" calcext:value-type="string">
            <text:p>0000000000000000</text:p>
          </table:table-cell>
          <table:table-cell office:value-type="string" calcext:value-type="string">
            <text:p>Battery stroom</text:p>
          </table:table-cell>
          <table:table-cell table:formula="of:=DECIMAL([.M87];2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[.A87]+1" office:value-type="float" office:value="47" calcext:value-type="float">
            <text:p>47</text:p>
          </table:table-cell>
          <table:table-cell table:formula="of:=MID([.$C$37];([.A88]-1)*4+1;2)" office:value-type="string" office:string-value="43" calcext:value-type="string">
            <text:p>43</text:p>
          </table:table-cell>
          <table:table-cell table:formula="of:=MID([.$C$37];([.A88]-1)*4+1+2;2)" office:value-type="string" office:string-value="30" calcext:value-type="string">
            <text:p>30</text:p>
          </table:table-cell>
          <table:table-cell table:formula="of:=DECIMAL([.B88];16)" office:value-type="float" office:value="67" calcext:value-type="float">
            <text:p>67</text:p>
          </table:table-cell>
          <table:table-cell table:formula="of:=DECIMAL([.C88];16)" office:value-type="float" office:value="48" calcext:value-type="float">
            <text:p>48</text:p>
          </table:table-cell>
          <table:table-cell table:formula="of:=CHAR([.D88])" office:value-type="string" office:string-value="C" calcext:value-type="string">
            <text:p>C</text:p>
          </table:table-cell>
          <table:table-cell table:formula="of:=CHAR([.E88])" office:value-type="string" office:string-value="0" calcext:value-type="string">
            <text:p>0</text:p>
          </table:table-cell>
          <table:table-cell table:formula="of:=DECIMAL([.F88];16)" office:value-type="float" office:value="12" calcext:value-type="float">
            <text:p>12</text:p>
          </table:table-cell>
          <table:table-cell table:formula="of:=DECIMAL([.G88];16)" office:value-type="float" office:value="0" calcext:value-type="float">
            <text:p>0</text:p>
          </table:table-cell>
          <table:table-cell table:formula="of:=BASE([.H88];2;4)" office:value-type="string" office:string-value="1100" calcext:value-type="string">
            <text:p>1100</text:p>
          </table:table-cell>
          <table:table-cell table:formula="of:=BASE([.I88];2;4)" office:value-type="string" office:string-value="0000" calcext:value-type="string">
            <text:p>0000</text:p>
          </table:table-cell>
          <table:table-cell table:formula="of:=[.J88]&amp;[.K88]" office:value-type="string" office:string-value="11000000" calcext:value-type="string">
            <text:p>11000000</text:p>
          </table:table-cell>
          <table:table-cell table:number-columns-repeated="7"/>
          <table:table-cell table:formula="of:=26+([.A88]-1)*4+1-1" office:value-type="float" office:value="210" calcext:value-type="float">
            <text:p>210</text:p>
          </table:table-cell>
          <table:table-cell table:formula="of:=[.T88]+8" office:value-type="float" office:value="218" calcext:value-type="float">
            <text:p>218</text:p>
          </table:table-cell>
        </table:table-row>
        <table:table-row table:style-name="ro1">
          <table:table-cell table:formula="of:=[.A88]+1" office:value-type="float" office:value="48" calcext:value-type="float">
            <text:p>48</text:p>
          </table:table-cell>
          <table:table-cell table:formula="of:=MID([.$C$37];([.A89]-1)*4+1;2)" office:value-type="string" office:string-value="46" calcext:value-type="string">
            <text:p>46</text:p>
          </table:table-cell>
          <table:table-cell table:formula="of:=MID([.$C$37];([.A89]-1)*4+1+2;2)" office:value-type="string" office:string-value="37" calcext:value-type="string">
            <text:p>37</text:p>
          </table:table-cell>
          <table:table-cell table:formula="of:=DECIMAL([.B89];16)" office:value-type="float" office:value="70" calcext:value-type="float">
            <text:p>70</text:p>
          </table:table-cell>
          <table:table-cell table:formula="of:=DECIMAL([.C89];16)" office:value-type="float" office:value="55" calcext:value-type="float">
            <text:p>55</text:p>
          </table:table-cell>
          <table:table-cell table:formula="of:=CHAR([.D89])" office:value-type="string" office:string-value="F" calcext:value-type="string">
            <text:p>F</text:p>
          </table:table-cell>
          <table:table-cell table:formula="of:=CHAR([.E89])" office:value-type="string" office:string-value="7" calcext:value-type="string">
            <text:p>7</text:p>
          </table:table-cell>
          <table:table-cell table:formula="of:=DECIMAL([.F89];16)" office:value-type="float" office:value="15" calcext:value-type="float">
            <text:p>15</text:p>
          </table:table-cell>
          <table:table-cell table:formula="of:=DECIMAL([.G89];16)" office:value-type="float" office:value="7" calcext:value-type="float">
            <text:p>7</text:p>
          </table:table-cell>
          <table:table-cell table:formula="of:=BASE([.H89];2;4)" office:value-type="string" office:string-value="1111" calcext:value-type="string">
            <text:p>1111</text:p>
          </table:table-cell>
          <table:table-cell table:formula="of:=BASE([.I89];2;4)" office:value-type="string" office:string-value="0111" calcext:value-type="string">
            <text:p>0111</text:p>
          </table:table-cell>
          <table:table-cell table:formula="of:=[.J89]&amp;[.K89]" office:value-type="string" office:string-value="11110111" calcext:value-type="string">
            <text:p>11110111</text:p>
          </table:table-cell>
          <table:table-cell table:formula="of:=[.L88]&amp;[.L89]" office:value-type="string" office:string-value="1100000011110111" calcext:value-type="string">
            <text:p>1100000011110111</text:p>
          </table:table-cell>
          <table:table-cell office:value-type="string" calcext:value-type="string">
            <text:p>Battery spanning in milliVolts</text:p>
          </table:table-cell>
          <table:table-cell table:formula="of:=DECIMAL([.M89];2)" office:value-type="float" office:value="49399" calcext:value-type="float">
            <text:p>49399</text:p>
          </table:table-cell>
          <table:table-cell table:number-columns-repeated="6"/>
        </table:table-row>
        <table:table-row table:style-name="ro1">
          <table:table-cell table:formula="of:=[.A89]+1" office:value-type="float" office:value="49" calcext:value-type="float">
            <text:p>49</text:p>
          </table:table-cell>
          <table:table-cell table:formula="of:=MID([.$C$37];([.A90]-1)*4+1;2)" office:value-type="string" office:string-value="46" calcext:value-type="string">
            <text:p>46</text:p>
          </table:table-cell>
          <table:table-cell table:formula="of:=MID([.$C$37];([.A90]-1)*4+1+2;2)" office:value-type="string" office:string-value="46" calcext:value-type="string">
            <text:p>46</text:p>
          </table:table-cell>
          <table:table-cell table:formula="of:=DECIMAL([.B90];16)" office:value-type="float" office:value="70" calcext:value-type="float">
            <text:p>70</text:p>
          </table:table-cell>
          <table:table-cell table:formula="of:=DECIMAL([.C90];16)" office:value-type="float" office:value="70" calcext:value-type="float">
            <text:p>70</text:p>
          </table:table-cell>
          <table:table-cell table:formula="of:=CHAR([.D90])" office:value-type="string" office:string-value="F" calcext:value-type="string">
            <text:p>F</text:p>
          </table:table-cell>
          <table:table-cell table:formula="of:=CHAR([.E90])" office:value-type="string" office:string-value="F" calcext:value-type="string">
            <text:p>F</text:p>
          </table:table-cell>
          <table:table-cell table:formula="of:=DECIMAL([.F90];16)" office:value-type="float" office:value="15" calcext:value-type="float">
            <text:p>15</text:p>
          </table:table-cell>
          <table:table-cell table:formula="of:=DECIMAL([.G90];16)" office:value-type="float" office:value="15" calcext:value-type="float">
            <text:p>15</text:p>
          </table:table-cell>
          <table:table-cell table:formula="of:=BASE([.H90];2;4)" office:value-type="string" office:string-value="1111" calcext:value-type="string">
            <text:p>1111</text:p>
          </table:table-cell>
          <table:table-cell table:formula="of:=BASE([.I90];2;4)" office:value-type="string" office:string-value="1111" calcext:value-type="string">
            <text:p>1111</text:p>
          </table:table-cell>
          <table:table-cell table:formula="of:=[.J90]&amp;[.K90]" office:value-type="string" office:string-value="11111111" calcext:value-type="string">
            <text:p>11111111</text:p>
          </table:table-cell>
          <table:table-cell table:number-columns-repeated="7"/>
          <table:table-cell table:formula="of:=26+([.A90]-1)*4+1-1" office:value-type="float" office:value="218" calcext:value-type="float">
            <text:p>218</text:p>
          </table:table-cell>
          <table:table-cell table:formula="of:=[.T90]+8" office:value-type="float" office:value="226" calcext:value-type="float">
            <text:p>226</text:p>
          </table:table-cell>
        </table:table-row>
        <table:table-row table:style-name="ro1">
          <table:table-cell table:formula="of:=[.A90]+1" office:value-type="float" office:value="50" calcext:value-type="float">
            <text:p>50</text:p>
          </table:table-cell>
          <table:table-cell table:formula="of:=MID([.$C$37];([.A91]-1)*4+1;2)" office:value-type="string" office:string-value="46" calcext:value-type="string">
            <text:p>46</text:p>
          </table:table-cell>
          <table:table-cell table:formula="of:=MID([.$C$37];([.A91]-1)*4+1+2;2)" office:value-type="string" office:string-value="46" calcext:value-type="string">
            <text:p>46</text:p>
          </table:table-cell>
          <table:table-cell table:formula="of:=DECIMAL([.B91];16)" office:value-type="float" office:value="70" calcext:value-type="float">
            <text:p>70</text:p>
          </table:table-cell>
          <table:table-cell table:formula="of:=DECIMAL([.C91];16)" office:value-type="float" office:value="70" calcext:value-type="float">
            <text:p>70</text:p>
          </table:table-cell>
          <table:table-cell table:formula="of:=CHAR([.D91])" office:value-type="string" office:string-value="F" calcext:value-type="string">
            <text:p>F</text:p>
          </table:table-cell>
          <table:table-cell table:formula="of:=CHAR([.E91])" office:value-type="string" office:string-value="F" calcext:value-type="string">
            <text:p>F</text:p>
          </table:table-cell>
          <table:table-cell table:formula="of:=DECIMAL([.F91];16)" office:value-type="float" office:value="15" calcext:value-type="float">
            <text:p>15</text:p>
          </table:table-cell>
          <table:table-cell table:formula="of:=DECIMAL([.G91];16)" office:value-type="float" office:value="15" calcext:value-type="float">
            <text:p>15</text:p>
          </table:table-cell>
          <table:table-cell table:formula="of:=BASE([.H91];2;4)" office:value-type="string" office:string-value="1111" calcext:value-type="string">
            <text:p>1111</text:p>
          </table:table-cell>
          <table:table-cell table:formula="of:=BASE([.I91];2;4)" office:value-type="string" office:string-value="1111" calcext:value-type="string">
            <text:p>1111</text:p>
          </table:table-cell>
          <table:table-cell table:formula="of:=[.J91]&amp;[.K91]" office:value-type="string" office:string-value="11111111" calcext:value-type="string">
            <text:p>11111111</text:p>
          </table:table-cell>
          <table:table-cell table:formula="of:=[.L90]&amp;[.L91]" office:value-type="string" office:string-value="1111111111111111" calcext:value-type="string">
            <text:p>1111111111111111</text:p>
          </table:table-cell>
          <table:table-cell office:value-type="string" calcext:value-type="string">
            <text:p>Oorblywende energie in milliAmpuur</text:p>
          </table:table-cell>
          <table:table-cell table:formula="of:=DECIMAL([.M91];2)" office:value-type="float" office:value="65535" calcext:value-type="float">
            <text:p>65535</text:p>
          </table:table-cell>
          <table:table-cell table:number-columns-repeated="2"/>
          <table:table-cell table:formula="of:=48*[.O91]/1000/1000" office:value-type="float" office:value="3.14568" calcext:value-type="float">
            <text:p>3.14568</text:p>
          </table:table-cell>
          <table:table-cell office:value-type="string" calcext:value-type="string">
            <text:p>kWh</text:p>
          </table:table-cell>
          <table:table-cell table:number-columns-repeated="2"/>
        </table:table-row>
        <table:table-row table:style-name="ro1">
          <table:table-cell table:formula="of:=[.A91]+1" office:value-type="float" office:value="51" calcext:value-type="float">
            <text:p>51</text:p>
          </table:table-cell>
          <table:table-cell table:formula="of:=MID([.$C$37];([.A92]-1)*4+1;2)" office:value-type="string" office:string-value="30" calcext:value-type="string">
            <text:p>30</text:p>
          </table:table-cell>
          <table:table-cell table:formula="of:=MID([.$C$37];([.A92]-1)*4+1+2;2)" office:value-type="string" office:string-value="34" calcext:value-type="string">
            <text:p>34</text:p>
          </table:table-cell>
          <table:table-cell table:formula="of:=DECIMAL([.B92];16)" office:value-type="float" office:value="48" calcext:value-type="float">
            <text:p>48</text:p>
          </table:table-cell>
          <table:table-cell table:formula="of:=DECIMAL([.C92];16)" office:value-type="float" office:value="52" calcext:value-type="float">
            <text:p>52</text:p>
          </table:table-cell>
          <table:table-cell table:formula="of:=CHAR([.D92])" office:value-type="string" office:string-value="0" calcext:value-type="string">
            <text:p>0</text:p>
          </table:table-cell>
          <table:table-cell table:formula="of:=CHAR([.E92])" office:value-type="string" office:string-value="4" calcext:value-type="string">
            <text:p>4</text:p>
          </table:table-cell>
          <table:table-cell table:formula="of:=DECIMAL([.F92];16)" office:value-type="float" office:value="0" calcext:value-type="float">
            <text:p>0</text:p>
          </table:table-cell>
          <table:table-cell table:formula="of:=DECIMAL([.G92];16)" office:value-type="float" office:value="4" calcext:value-type="float">
            <text:p>4</text:p>
          </table:table-cell>
          <table:table-cell table:formula="of:=BASE([.H92];2;4)" office:value-type="string" office:string-value="0000" calcext:value-type="string">
            <text:p>0000</text:p>
          </table:table-cell>
          <table:table-cell table:formula="of:=BASE([.I92];2;4)" office:value-type="string" office:string-value="0100" calcext:value-type="string">
            <text:p>0100</text:p>
          </table:table-cell>
          <table:table-cell table:formula="of:=[.J92]&amp;[.K92]" office:value-type="string" office:string-value="00000100" calcext:value-type="string">
            <text:p>00000100</text:p>
          </table:table-cell>
          <table:table-cell table:formula="of:=DECIMAL([.L92];2)" office:value-type="float" office:value="4" calcext:value-type="float">
            <text:p>4</text:p>
          </table:table-cell>
          <table:table-cell office:value-type="string" calcext:value-type="string">
            <text:p>Gebruiker gedefinieerd</text:p>
          </table:table-cell>
          <table:table-cell/>
          <table:table-cell office:value-type="string" calcext:value-type="string">
            <text:p>As gebruiker definieerd 4 is, dan is battery te groot vir 2 grepe en het dan 3 grepe nodig om die SOC te beskryf.</text:p>
          </table:table-cell>
          <table:table-cell table:number-columns-repeated="5"/>
        </table:table-row>
        <table:table-row table:style-name="ro1">
          <table:table-cell table:formula="of:=[.A92]+1" office:value-type="float" office:value="52" calcext:value-type="float">
            <text:p>52</text:p>
          </table:table-cell>
          <table:table-cell table:formula="of:=MID([.$C$37];([.A93]-1)*4+1;2)" office:value-type="string" office:string-value="46" calcext:value-type="string">
            <text:p>46</text:p>
          </table:table-cell>
          <table:table-cell table:formula="of:=MID([.$C$37];([.A93]-1)*4+1+2;2)" office:value-type="string" office:string-value="46" calcext:value-type="string">
            <text:p>46</text:p>
          </table:table-cell>
          <table:table-cell table:formula="of:=DECIMAL([.B93];16)" office:value-type="float" office:value="70" calcext:value-type="float">
            <text:p>70</text:p>
          </table:table-cell>
          <table:table-cell table:formula="of:=DECIMAL([.C93];16)" office:value-type="float" office:value="70" calcext:value-type="float">
            <text:p>70</text:p>
          </table:table-cell>
          <table:table-cell table:formula="of:=CHAR([.D93])" office:value-type="string" office:string-value="F" calcext:value-type="string">
            <text:p>F</text:p>
          </table:table-cell>
          <table:table-cell table:formula="of:=CHAR([.E93])" office:value-type="string" office:string-value="F" calcext:value-type="string">
            <text:p>F</text:p>
          </table:table-cell>
          <table:table-cell table:formula="of:=DECIMAL([.F93];16)" office:value-type="float" office:value="15" calcext:value-type="float">
            <text:p>15</text:p>
          </table:table-cell>
          <table:table-cell table:formula="of:=DECIMAL([.G93];16)" office:value-type="float" office:value="15" calcext:value-type="float">
            <text:p>15</text:p>
          </table:table-cell>
          <table:table-cell table:formula="of:=BASE([.H93];2;4)" office:value-type="string" office:string-value="1111" calcext:value-type="string">
            <text:p>1111</text:p>
          </table:table-cell>
          <table:table-cell table:formula="of:=BASE([.I93];2;4)" office:value-type="string" office:string-value="1111" calcext:value-type="string">
            <text:p>1111</text:p>
          </table:table-cell>
          <table:table-cell table:formula="of:=[.J93]&amp;[.K93]" office:value-type="string" office:string-value="11111111" calcext:value-type="string">
            <text:p>11111111</text:p>
          </table:table-cell>
          <table:table-cell table:number-columns-repeated="7"/>
          <table:table-cell table:formula="of:=26+([.A93]-1)*4+1-1" office:value-type="float" office:value="230" calcext:value-type="float">
            <text:p>230</text:p>
          </table:table-cell>
          <table:table-cell table:formula="of:=[.T93]+8" office:value-type="float" office:value="238" calcext:value-type="float">
            <text:p>238</text:p>
          </table:table-cell>
        </table:table-row>
        <table:table-row table:style-name="ro1">
          <table:table-cell table:formula="of:=[.A93]+1" office:value-type="float" office:value="53" calcext:value-type="float">
            <text:p>53</text:p>
          </table:table-cell>
          <table:table-cell table:formula="of:=MID([.$C$37];([.A94]-1)*4+1;2)" office:value-type="string" office:string-value="46" calcext:value-type="string">
            <text:p>46</text:p>
          </table:table-cell>
          <table:table-cell table:formula="of:=MID([.$C$37];([.A94]-1)*4+1+2;2)" office:value-type="string" office:string-value="46" calcext:value-type="string">
            <text:p>46</text:p>
          </table:table-cell>
          <table:table-cell table:formula="of:=DECIMAL([.B94];16)" office:value-type="float" office:value="70" calcext:value-type="float">
            <text:p>70</text:p>
          </table:table-cell>
          <table:table-cell table:formula="of:=DECIMAL([.C94];16)" office:value-type="float" office:value="70" calcext:value-type="float">
            <text:p>70</text:p>
          </table:table-cell>
          <table:table-cell table:formula="of:=CHAR([.D94])" office:value-type="string" office:string-value="F" calcext:value-type="string">
            <text:p>F</text:p>
          </table:table-cell>
          <table:table-cell table:formula="of:=CHAR([.E94])" office:value-type="string" office:string-value="F" calcext:value-type="string">
            <text:p>F</text:p>
          </table:table-cell>
          <table:table-cell table:formula="of:=DECIMAL([.F94];16)" office:value-type="float" office:value="15" calcext:value-type="float">
            <text:p>15</text:p>
          </table:table-cell>
          <table:table-cell table:formula="of:=DECIMAL([.G94];16)" office:value-type="float" office:value="15" calcext:value-type="float">
            <text:p>15</text:p>
          </table:table-cell>
          <table:table-cell table:formula="of:=BASE([.H94];2;4)" office:value-type="string" office:string-value="1111" calcext:value-type="string">
            <text:p>1111</text:p>
          </table:table-cell>
          <table:table-cell table:formula="of:=BASE([.I94];2;4)" office:value-type="string" office:string-value="1111" calcext:value-type="string">
            <text:p>1111</text:p>
          </table:table-cell>
          <table:table-cell table:formula="of:=[.J94]&amp;[.K94]" office:value-type="string" office:string-value="11111111" calcext:value-type="string">
            <text:p>11111111</text:p>
          </table:table-cell>
          <table:table-cell table:formula="of:=[.L93]&amp;[.L94]" office:value-type="string" office:string-value="1111111111111111" calcext:value-type="string">
            <text:p>1111111111111111</text:p>
          </table:table-cell>
          <table:table-cell office:value-type="string" calcext:value-type="string">
            <text:p>Totale battery kapasiteit</text:p>
          </table:table-cell>
          <table:table-cell table:formula="of:=DECIMAL([.M94];2)" office:value-type="float" office:value="65535" calcext:value-type="float">
            <text:p>65535</text:p>
          </table:table-cell>
          <table:table-cell table:number-columns-repeated="2"/>
          <table:table-cell table:style-name="ce3" table:formula="of:=[.O91]/[.O94]" office:value-type="percentage" office:value="1" calcext:value-type="percentage">
            <text:p>100.00%</text:p>
          </table:table-cell>
          <table:table-cell office:value-type="string" calcext:value-type="string">
            <text:p>SOC (State of charge)</text:p>
          </table:table-cell>
          <table:table-cell table:number-columns-repeated="2"/>
        </table:table-row>
        <table:table-row table:style-name="ro1">
          <table:table-cell table:formula="of:=[.A94]+1" office:value-type="float" office:value="54" calcext:value-type="float">
            <text:p>54</text:p>
          </table:table-cell>
          <table:table-cell table:formula="of:=MID([.$C$37];([.A95]-1)*4+1;2)" office:value-type="string" office:string-value="30" calcext:value-type="string">
            <text:p>30</text:p>
          </table:table-cell>
          <table:table-cell table:formula="of:=MID([.$C$37];([.A95]-1)*4+1+2;2)" office:value-type="string" office:string-value="30" calcext:value-type="string">
            <text:p>30</text:p>
          </table:table-cell>
          <table:table-cell table:formula="of:=DECIMAL([.B95];16)" office:value-type="float" office:value="48" calcext:value-type="float">
            <text:p>48</text:p>
          </table:table-cell>
          <table:table-cell table:formula="of:=DECIMAL([.C95];16)" office:value-type="float" office:value="48" calcext:value-type="float">
            <text:p>48</text:p>
          </table:table-cell>
          <table:table-cell table:formula="of:=CHAR([.D95])" office:value-type="string" office:string-value="0" calcext:value-type="string">
            <text:p>0</text:p>
          </table:table-cell>
          <table:table-cell table:formula="of:=CHAR([.E95])" office:value-type="string" office:string-value="0" calcext:value-type="string">
            <text:p>0</text:p>
          </table:table-cell>
          <table:table-cell table:formula="of:=DECIMAL([.F95];16)" office:value-type="float" office:value="0" calcext:value-type="float">
            <text:p>0</text:p>
          </table:table-cell>
          <table:table-cell table:formula="of:=DECIMAL([.G95];16)" office:value-type="float" office:value="0" calcext:value-type="float">
            <text:p>0</text:p>
          </table:table-cell>
          <table:table-cell table:formula="of:=BASE([.H95];2;4)" office:value-type="string" office:string-value="0000" calcext:value-type="string">
            <text:p>0000</text:p>
          </table:table-cell>
          <table:table-cell table:formula="of:=BASE([.I95];2;4)" office:value-type="string" office:string-value="0000" calcext:value-type="string">
            <text:p>0000</text:p>
          </table:table-cell>
          <table:table-cell table:formula="of:=[.J95]&amp;[.K95]" office:value-type="string" office:string-value="00000000" calcext:value-type="string">
            <text:p>00000000</text:p>
          </table:table-cell>
          <table:table-cell table:number-columns-repeated="7"/>
          <table:table-cell table:formula="of:=26+([.A95]-1)*4+1-1" office:value-type="float" office:value="238" calcext:value-type="float">
            <text:p>238</text:p>
          </table:table-cell>
          <table:table-cell table:formula="of:=[.T95]+8" office:value-type="float" office:value="246" calcext:value-type="float">
            <text:p>246</text:p>
          </table:table-cell>
        </table:table-row>
        <table:table-row table:style-name="ro1">
          <table:table-cell table:formula="of:=[.A95]+1" office:value-type="float" office:value="55" calcext:value-type="float">
            <text:p>55</text:p>
          </table:table-cell>
          <table:table-cell table:formula="of:=MID([.$C$37];([.A96]-1)*4+1;2)" office:value-type="string" office:string-value="46" calcext:value-type="string">
            <text:p>46</text:p>
          </table:table-cell>
          <table:table-cell table:formula="of:=MID([.$C$37];([.A96]-1)*4+1+2;2)" office:value-type="string" office:string-value="37" calcext:value-type="string">
            <text:p>37</text:p>
          </table:table-cell>
          <table:table-cell table:formula="of:=DECIMAL([.B96];16)" office:value-type="float" office:value="70" calcext:value-type="float">
            <text:p>70</text:p>
          </table:table-cell>
          <table:table-cell table:formula="of:=DECIMAL([.C96];16)" office:value-type="float" office:value="55" calcext:value-type="float">
            <text:p>55</text:p>
          </table:table-cell>
          <table:table-cell table:formula="of:=CHAR([.D96])" office:value-type="string" office:string-value="F" calcext:value-type="string">
            <text:p>F</text:p>
          </table:table-cell>
          <table:table-cell table:formula="of:=CHAR([.E96])" office:value-type="string" office:string-value="7" calcext:value-type="string">
            <text:p>7</text:p>
          </table:table-cell>
          <table:table-cell table:formula="of:=DECIMAL([.F96];16)" office:value-type="float" office:value="15" calcext:value-type="float">
            <text:p>15</text:p>
          </table:table-cell>
          <table:table-cell table:formula="of:=DECIMAL([.G96];16)" office:value-type="float" office:value="7" calcext:value-type="float">
            <text:p>7</text:p>
          </table:table-cell>
          <table:table-cell table:formula="of:=BASE([.H96];2;4)" office:value-type="string" office:string-value="1111" calcext:value-type="string">
            <text:p>1111</text:p>
          </table:table-cell>
          <table:table-cell table:formula="of:=BASE([.I96];2;4)" office:value-type="string" office:string-value="0111" calcext:value-type="string">
            <text:p>0111</text:p>
          </table:table-cell>
          <table:table-cell table:formula="of:=[.J96]&amp;[.K96]" office:value-type="string" office:string-value="11110111" calcext:value-type="string">
            <text:p>11110111</text:p>
          </table:table-cell>
          <table:table-cell table:formula="of:=[.L95]&amp;[.L96]" office:value-type="string" office:string-value="0000000011110111" calcext:value-type="string">
            <text:p>0000000011110111</text:p>
          </table:table-cell>
          <table:table-cell office:value-type="string" calcext:value-type="string">
            <text:p>Aantal battery siklusse</text:p>
          </table:table-cell>
          <table:table-cell table:formula="of:=DECIMAL([.M96];2)"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table:formula="of:=[.A96]+1" office:value-type="float" office:value="56" calcext:value-type="float">
            <text:p>56</text:p>
          </table:table-cell>
          <table:table-cell table:formula="of:=MID([.$C$37];([.A97]-1)*4+1;2)" office:value-type="string" office:string-value="30" calcext:value-type="string">
            <text:p>30</text:p>
          </table:table-cell>
          <table:table-cell table:formula="of:=MID([.$C$37];([.A97]-1)*4+1+2;2)" office:value-type="string" office:string-value="30" calcext:value-type="string">
            <text:p>30</text:p>
          </table:table-cell>
          <table:table-cell table:formula="of:=DECIMAL([.B97];16)" office:value-type="float" office:value="48" calcext:value-type="float">
            <text:p>48</text:p>
          </table:table-cell>
          <table:table-cell table:formula="of:=DECIMAL([.C97];16)" office:value-type="float" office:value="48" calcext:value-type="float">
            <text:p>48</text:p>
          </table:table-cell>
          <table:table-cell table:formula="of:=CHAR([.D97])" office:value-type="string" office:string-value="0" calcext:value-type="string">
            <text:p>0</text:p>
          </table:table-cell>
          <table:table-cell table:formula="of:=CHAR([.E97])" office:value-type="string" office:string-value="0" calcext:value-type="string">
            <text:p>0</text:p>
          </table:table-cell>
          <table:table-cell table:formula="of:=DECIMAL([.F97];16)" office:value-type="float" office:value="0" calcext:value-type="float">
            <text:p>0</text:p>
          </table:table-cell>
          <table:table-cell table:formula="of:=DECIMAL([.G97];16)" office:value-type="float" office:value="0" calcext:value-type="float">
            <text:p>0</text:p>
          </table:table-cell>
          <table:table-cell table:formula="of:=BASE([.H97];2;4)" office:value-type="string" office:string-value="0000" calcext:value-type="string">
            <text:p>0000</text:p>
          </table:table-cell>
          <table:table-cell table:formula="of:=BASE([.I97];2;4)" office:value-type="string" office:string-value="0000" calcext:value-type="string">
            <text:p>0000</text:p>
          </table:table-cell>
          <table:table-cell table:formula="of:=[.J97]&amp;[.K97]" office:value-type="string" office:string-value="00000000" calcext:value-type="string">
            <text:p>00000000</text:p>
          </table:table-cell>
          <table:table-cell table:number-columns-repeated="7"/>
          <table:table-cell table:formula="of:=26+([.A97]-1)*4+1-1" office:value-type="float" office:value="246" calcext:value-type="float">
            <text:p>246</text:p>
          </table:table-cell>
          <table:table-cell table:formula="of:=[.T97]+12" office:value-type="float" office:value="258" calcext:value-type="float">
            <text:p>258</text:p>
          </table:table-cell>
        </table:table-row>
        <table:table-row table:style-name="ro1">
          <table:table-cell table:formula="of:=[.A97]+1" office:value-type="float" office:value="57" calcext:value-type="float">
            <text:p>57</text:p>
          </table:table-cell>
          <table:table-cell table:formula="of:=MID([.$C$37];([.A98]-1)*4+1;2)" office:value-type="string" office:string-value="38" calcext:value-type="string">
            <text:p>38</text:p>
          </table:table-cell>
          <table:table-cell table:formula="of:=MID([.$C$37];([.A98]-1)*4+1+2;2)" office:value-type="string" office:string-value="44" calcext:value-type="string">
            <text:p>44</text:p>
          </table:table-cell>
          <table:table-cell table:formula="of:=DECIMAL([.B98];16)" office:value-type="float" office:value="56" calcext:value-type="float">
            <text:p>56</text:p>
          </table:table-cell>
          <table:table-cell table:formula="of:=DECIMAL([.C98];16)" office:value-type="float" office:value="68" calcext:value-type="float">
            <text:p>68</text:p>
          </table:table-cell>
          <table:table-cell table:formula="of:=CHAR([.D98])" office:value-type="string" office:string-value="8" calcext:value-type="string">
            <text:p>8</text:p>
          </table:table-cell>
          <table:table-cell table:formula="of:=CHAR([.E98])" office:value-type="string" office:string-value="D" calcext:value-type="string">
            <text:p>D</text:p>
          </table:table-cell>
          <table:table-cell table:formula="of:=DECIMAL([.F98];16)" office:value-type="float" office:value="8" calcext:value-type="float">
            <text:p>8</text:p>
          </table:table-cell>
          <table:table-cell table:formula="of:=DECIMAL([.G98];16)" office:value-type="float" office:value="13" calcext:value-type="float">
            <text:p>13</text:p>
          </table:table-cell>
          <table:table-cell table:formula="of:=BASE([.H98];2;4)" office:value-type="string" office:string-value="1000" calcext:value-type="string">
            <text:p>1000</text:p>
          </table:table-cell>
          <table:table-cell table:formula="of:=BASE([.I98];2;4)" office:value-type="string" office:string-value="1101" calcext:value-type="string">
            <text:p>1101</text:p>
          </table:table-cell>
          <table:table-cell table:formula="of:=[.J98]&amp;[.K98]" office:value-type="string" office:string-value="10001101" calcext:value-type="string">
            <text:p>10001101</text:p>
          </table:table-cell>
          <table:table-cell table:number-columns-repeated="9"/>
        </table:table-row>
        <table:table-row table:style-name="ro1">
          <table:table-cell table:formula="of:=[.A98]+1" office:value-type="float" office:value="58" calcext:value-type="float">
            <text:p>58</text:p>
          </table:table-cell>
          <table:table-cell table:formula="of:=MID([.$C$37];([.A99]-1)*4+1;2)" office:value-type="string" office:string-value="41" calcext:value-type="string">
            <text:p>41</text:p>
          </table:table-cell>
          <table:table-cell table:formula="of:=MID([.$C$37];([.A99]-1)*4+1+2;2)" office:value-type="string" office:string-value="34" calcext:value-type="string">
            <text:p>34</text:p>
          </table:table-cell>
          <table:table-cell table:formula="of:=DECIMAL([.B99];16)" office:value-type="float" office:value="65" calcext:value-type="float">
            <text:p>65</text:p>
          </table:table-cell>
          <table:table-cell table:formula="of:=DECIMAL([.C99];16)" office:value-type="float" office:value="52" calcext:value-type="float">
            <text:p>52</text:p>
          </table:table-cell>
          <table:table-cell table:formula="of:=CHAR([.D99])" office:value-type="string" office:string-value="A" calcext:value-type="string">
            <text:p>A</text:p>
          </table:table-cell>
          <table:table-cell table:formula="of:=CHAR([.E99])" office:value-type="string" office:string-value="4" calcext:value-type="string">
            <text:p>4</text:p>
          </table:table-cell>
          <table:table-cell table:formula="of:=DECIMAL([.F99];16)" office:value-type="float" office:value="10" calcext:value-type="float">
            <text:p>10</text:p>
          </table:table-cell>
          <table:table-cell table:formula="of:=DECIMAL([.G99];16)" office:value-type="float" office:value="4" calcext:value-type="float">
            <text:p>4</text:p>
          </table:table-cell>
          <table:table-cell table:formula="of:=BASE([.H99];2;4)" office:value-type="string" office:string-value="1010" calcext:value-type="string">
            <text:p>1010</text:p>
          </table:table-cell>
          <table:table-cell table:formula="of:=BASE([.I99];2;4)" office:value-type="string" office:string-value="0100" calcext:value-type="string">
            <text:p>0100</text:p>
          </table:table-cell>
          <table:table-cell table:formula="of:=[.J99]&amp;[.K99]" office:value-type="string" office:string-value="10100100" calcext:value-type="string">
            <text:p>10100100</text:p>
          </table:table-cell>
          <table:table-cell table:formula="of:=[.L97]&amp;[.L98]&amp;[.L99]" office:value-type="string" office:string-value="000000001000110110100100" calcext:value-type="string">
            <text:p>000000001000110110100100</text:p>
          </table:table-cell>
          <table:table-cell office:value-type="string" calcext:value-type="string">
            <text:p>Oorblywende energie in milliAmpuur</text:p>
          </table:table-cell>
          <table:table-cell table:formula="of:=DECIMAL([.M99];2)" office:value-type="float" office:value="36260" calcext:value-type="float">
            <text:p>36260</text:p>
          </table:table-cell>
          <table:table-cell table:number-columns-repeated="2"/>
          <table:table-cell table:formula="of:=48*[.O99]/1000/1000" office:value-type="float" office:value="1.74048" calcext:value-type="float">
            <text:p>1.74048</text:p>
          </table:table-cell>
          <table:table-cell office:value-type="string" calcext:value-type="string">
            <text:p>[kWh]</text:p>
          </table:table-cell>
          <table:table-cell table:number-columns-repeated="2"/>
        </table:table-row>
        <table:table-row table:style-name="ro1">
          <table:table-cell table:formula="of:=[.A99]+1" office:value-type="float" office:value="59" calcext:value-type="float">
            <text:p>59</text:p>
          </table:table-cell>
          <table:table-cell table:formula="of:=MID([.$C$37];([.A100]-1)*4+1;2)" office:value-type="string" office:string-value="30" calcext:value-type="string">
            <text:p>30</text:p>
          </table:table-cell>
          <table:table-cell table:formula="of:=MID([.$C$37];([.A100]-1)*4+1+2;2)" office:value-type="string" office:string-value="31" calcext:value-type="string">
            <text:p>31</text:p>
          </table:table-cell>
          <table:table-cell table:formula="of:=DECIMAL([.B100];16)" office:value-type="float" office:value="48" calcext:value-type="float">
            <text:p>48</text:p>
          </table:table-cell>
          <table:table-cell table:formula="of:=DECIMAL([.C100];16)" office:value-type="float" office:value="49" calcext:value-type="float">
            <text:p>49</text:p>
          </table:table-cell>
          <table:table-cell table:formula="of:=CHAR([.D100])" office:value-type="string" office:string-value="0" calcext:value-type="string">
            <text:p>0</text:p>
          </table:table-cell>
          <table:table-cell table:formula="of:=CHAR([.E100])" office:value-type="string" office:string-value="1" calcext:value-type="string">
            <text:p>1</text:p>
          </table:table-cell>
          <table:table-cell table:formula="of:=DECIMAL([.F100];16)" office:value-type="float" office:value="0" calcext:value-type="float">
            <text:p>0</text:p>
          </table:table-cell>
          <table:table-cell table:formula="of:=DECIMAL([.G100];16)" office:value-type="float" office:value="1" calcext:value-type="float">
            <text:p>1</text:p>
          </table:table-cell>
          <table:table-cell table:formula="of:=BASE([.H100];2;4)" office:value-type="string" office:string-value="0000" calcext:value-type="string">
            <text:p>0000</text:p>
          </table:table-cell>
          <table:table-cell table:formula="of:=BASE([.I100];2;4)" office:value-type="string" office:string-value="0001" calcext:value-type="string">
            <text:p>0001</text:p>
          </table:table-cell>
          <table:table-cell table:formula="of:=[.J100]&amp;[.K100]" office:value-type="string" office:string-value="00000001" calcext:value-type="string">
            <text:p>00000001</text:p>
          </table:table-cell>
          <table:table-cell table:number-columns-repeated="7"/>
          <table:table-cell table:formula="of:=26+([.A100]-1)*4+1-1" office:value-type="float" office:value="258" calcext:value-type="float">
            <text:p>258</text:p>
          </table:table-cell>
          <table:table-cell table:formula="of:=[.T100]+12" office:value-type="float" office:value="270" calcext:value-type="float">
            <text:p>270</text:p>
          </table:table-cell>
        </table:table-row>
        <table:table-row table:style-name="ro1">
          <table:table-cell table:formula="of:=[.A100]+1" office:value-type="float" office:value="60" calcext:value-type="float">
            <text:p>60</text:p>
          </table:table-cell>
          <table:table-cell table:formula="of:=MID([.$C$37];([.A101]-1)*4+1;2)" office:value-type="string" office:string-value="32" calcext:value-type="string">
            <text:p>32</text:p>
          </table:table-cell>
          <table:table-cell table:formula="of:=MID([.$C$37];([.A101]-1)*4+1+2;2)" office:value-type="string" office:string-value="31" calcext:value-type="string">
            <text:p>31</text:p>
          </table:table-cell>
          <table:table-cell table:formula="of:=DECIMAL([.B101];16)" office:value-type="float" office:value="50" calcext:value-type="float">
            <text:p>50</text:p>
          </table:table-cell>
          <table:table-cell table:formula="of:=DECIMAL([.C101];16)" office:value-type="float" office:value="49" calcext:value-type="float">
            <text:p>49</text:p>
          </table:table-cell>
          <table:table-cell table:formula="of:=CHAR([.D101])" office:value-type="string" office:string-value="2" calcext:value-type="string">
            <text:p>2</text:p>
          </table:table-cell>
          <table:table-cell table:formula="of:=CHAR([.E101])" office:value-type="string" office:string-value="1" calcext:value-type="string">
            <text:p>1</text:p>
          </table:table-cell>
          <table:table-cell table:formula="of:=DECIMAL([.F101];16)" office:value-type="float" office:value="2" calcext:value-type="float">
            <text:p>2</text:p>
          </table:table-cell>
          <table:table-cell table:formula="of:=DECIMAL([.G101];16)" office:value-type="float" office:value="1" calcext:value-type="float">
            <text:p>1</text:p>
          </table:table-cell>
          <table:table-cell table:formula="of:=BASE([.H101];2;4)" office:value-type="string" office:string-value="0010" calcext:value-type="string">
            <text:p>0010</text:p>
          </table:table-cell>
          <table:table-cell table:formula="of:=BASE([.I101];2;4)" office:value-type="string" office:string-value="0001" calcext:value-type="string">
            <text:p>0001</text:p>
          </table:table-cell>
          <table:table-cell table:formula="of:=[.J101]&amp;[.K101]" office:value-type="string" office:string-value="00100001" calcext:value-type="string">
            <text:p>00100001</text:p>
          </table:table-cell>
          <table:table-cell table:number-columns-repeated="5"/>
          <table:table-cell office:value-type="string" calcext:value-type="string">
            <text:p>Hierdie kodering is uit die nuwe RS485 protokol uit gekry</text:p>
          </table:table-cell>
          <table:table-cell table:number-columns-repeated="3"/>
        </table:table-row>
        <table:table-row table:style-name="ro1">
          <table:table-cell table:formula="of:=[.A101]+1" office:value-type="float" office:value="61" calcext:value-type="float">
            <text:p>61</text:p>
          </table:table-cell>
          <table:table-cell table:formula="of:=MID([.$C$37];([.A102]-1)*4+1;2)" office:value-type="string" office:string-value="31" calcext:value-type="string">
            <text:p>31</text:p>
          </table:table-cell>
          <table:table-cell table:formula="of:=MID([.$C$37];([.A102]-1)*4+1+2;2)" office:value-type="string" office:string-value="30" calcext:value-type="string">
            <text:p>30</text:p>
          </table:table-cell>
          <table:table-cell table:formula="of:=DECIMAL([.B102];16)" office:value-type="float" office:value="49" calcext:value-type="float">
            <text:p>49</text:p>
          </table:table-cell>
          <table:table-cell table:formula="of:=DECIMAL([.C102];16)" office:value-type="float" office:value="48" calcext:value-type="float">
            <text:p>48</text:p>
          </table:table-cell>
          <table:table-cell table:formula="of:=CHAR([.D102])" office:value-type="string" office:string-value="1" calcext:value-type="string">
            <text:p>1</text:p>
          </table:table-cell>
          <table:table-cell table:formula="of:=CHAR([.E102])" office:value-type="string" office:string-value="0" calcext:value-type="string">
            <text:p>0</text:p>
          </table:table-cell>
          <table:table-cell table:formula="of:=DECIMAL([.F102];16)" office:value-type="float" office:value="1" calcext:value-type="float">
            <text:p>1</text:p>
          </table:table-cell>
          <table:table-cell table:formula="of:=DECIMAL([.G102];16)" office:value-type="float" office:value="0" calcext:value-type="float">
            <text:p>0</text:p>
          </table:table-cell>
          <table:table-cell table:formula="of:=BASE([.H102];2;4)" office:value-type="string" office:string-value="0001" calcext:value-type="string">
            <text:p>0001</text:p>
          </table:table-cell>
          <table:table-cell table:formula="of:=BASE([.I102];2;4)" office:value-type="string" office:string-value="0000" calcext:value-type="string">
            <text:p>0000</text:p>
          </table:table-cell>
          <table:table-cell table:formula="of:=[.J102]&amp;[.K102]" office:value-type="string" office:string-value="00010000" calcext:value-type="string">
            <text:p>00010000</text:p>
          </table:table-cell>
          <table:table-cell table:formula="of:=[.L100]&amp;[.L101]&amp;[.L102]" office:value-type="string" office:string-value="000000010010000100010000" calcext:value-type="string">
            <text:p>000000010010000100010000</text:p>
          </table:table-cell>
          <table:table-cell office:value-type="string" calcext:value-type="string">
            <text:p>Totale battery kapasiteit</text:p>
          </table:table-cell>
          <table:table-cell table:formula="of:=DECIMAL([.M102];2)" office:value-type="float" office:value="74000" calcext:value-type="float">
            <text:p>74000</text:p>
          </table:table-cell>
          <table:table-cell table:number-columns-repeated="2"/>
          <table:table-cell table:formula="of:=48*[.O102]/1000/1000" office:value-type="float" office:value="3.552" calcext:value-type="float">
            <text:p>3.552</text:p>
          </table:table-cell>
          <table:table-cell office:value-type="string" calcext:value-type="string">
            <text:p>[kWh]</text:p>
          </table:table-cell>
          <table:table-cell table:number-columns-repeated="2"/>
        </table:table-row>
        <table:table-row table:style-name="ro1">
          <table:table-cell table:formula="of:=[.A102]+1" office:value-type="float" office:value="62" calcext:value-type="float">
            <text:p>62</text:p>
          </table:table-cell>
          <table:table-cell table:formula="of:=MID([.$C$37];([.A103]-1)*4+1;2)" office:value-type="string" office:string-value="30" calcext:value-type="string">
            <text:p>30</text:p>
          </table:table-cell>
          <table:table-cell table:formula="of:=MID([.$C$37];([.A103]-1)*4+1+2;2)" office:value-type="string" office:string-value="46" calcext:value-type="string">
            <text:p>46</text:p>
          </table:table-cell>
          <table:table-cell table:formula="of:=DECIMAL([.B103];16)" office:value-type="float" office:value="48" calcext:value-type="float">
            <text:p>48</text:p>
          </table:table-cell>
          <table:table-cell table:formula="of:=DECIMAL([.C103];16)" office:value-type="float" office:value="70" calcext:value-type="float">
            <text:p>70</text:p>
          </table:table-cell>
          <table:table-cell table:formula="of:=CHAR([.D103])" office:value-type="string" office:string-value="0" calcext:value-type="string">
            <text:p>0</text:p>
          </table:table-cell>
          <table:table-cell table:formula="of:=CHAR([.E103])" office:value-type="string" office:string-value="F" calcext:value-type="string">
            <text:p>F</text:p>
          </table:table-cell>
          <table:table-cell table:formula="of:=DECIMAL([.F103];16)" office:value-type="float" office:value="0" calcext:value-type="float">
            <text:p>0</text:p>
          </table:table-cell>
          <table:table-cell table:formula="of:=DECIMAL([.G103];16)" office:value-type="float" office:value="15" calcext:value-type="float">
            <text:p>15</text:p>
          </table:table-cell>
          <table:table-cell table:formula="of:=BASE([.H103];2;4)" office:value-type="string" office:string-value="0000" calcext:value-type="string">
            <text:p>0000</text:p>
          </table:table-cell>
          <table:table-cell table:formula="of:=BASE([.I103];2;4)" office:value-type="string" office:string-value="1111" calcext:value-type="string">
            <text:p>1111</text:p>
          </table:table-cell>
          <table:table-cell table:formula="of:=[.J103]&amp;[.K103]" office:value-type="string" office:string-value="00001111" calcext:value-type="string">
            <text:p>00001111</text:p>
          </table:table-cell>
          <table:table-cell table:formula="of:=DECIMAL([.L103];2)" office:value-type="float" office:value="15" calcext:value-type="float">
            <text:p>15</text:p>
          </table:table-cell>
          <table:table-cell office:value-type="string" calcext:value-type="string">
            <text:p>Aantal selle M in battery</text:p>
          </table:table-cell>
          <table:table-cell table:number-columns-repeated="3"/>
          <table:table-cell table:style-name="ce3" table:formula="of:=[.R99]/[.R102]" office:value-type="percentage" office:value="0.49" calcext:value-type="percentage">
            <text:p>49.00%</text:p>
          </table:table-cell>
          <table:table-cell office:value-type="string" calcext:value-type="string">
            <text:p>SOC (State of charge)</text:p>
          </table:table-cell>
          <table:table-cell table:number-columns-repeated="2"/>
        </table:table-row>
        <table:table-row table:style-name="ro1">
          <table:table-cell table:formula="of:=[.A103]+1" office:value-type="float" office:value="63" calcext:value-type="float">
            <text:p>63</text:p>
          </table:table-cell>
          <table:table-cell table:formula="of:=MID([.$C$37];([.A104]-1)*4+1;2)" office:value-type="string" office:string-value="30" calcext:value-type="string">
            <text:p>30</text:p>
          </table:table-cell>
          <table:table-cell table:formula="of:=MID([.$C$37];([.A104]-1)*4+1+2;2)" office:value-type="string" office:string-value="43" calcext:value-type="string">
            <text:p>43</text:p>
          </table:table-cell>
          <table:table-cell table:formula="of:=DECIMAL([.B104];16)" office:value-type="float" office:value="48" calcext:value-type="float">
            <text:p>48</text:p>
          </table:table-cell>
          <table:table-cell table:formula="of:=DECIMAL([.C104];16)" office:value-type="float" office:value="67" calcext:value-type="float">
            <text:p>67</text:p>
          </table:table-cell>
          <table:table-cell table:formula="of:=CHAR([.D104])" office:value-type="string" office:string-value="0" calcext:value-type="string">
            <text:p>0</text:p>
          </table:table-cell>
          <table:table-cell table:formula="of:=CHAR([.E104])" office:value-type="string" office:string-value="C" calcext:value-type="string">
            <text:p>C</text:p>
          </table:table-cell>
          <table:table-cell table:formula="of:=DECIMAL([.F104];16)" office:value-type="float" office:value="0" calcext:value-type="float">
            <text:p>0</text:p>
          </table:table-cell>
          <table:table-cell table:formula="of:=DECIMAL([.G104];16)" office:value-type="float" office:value="12" calcext:value-type="float">
            <text:p>12</text:p>
          </table:table-cell>
          <table:table-cell table:formula="of:=BASE([.H104];2;4)" office:value-type="string" office:string-value="0000" calcext:value-type="string">
            <text:p>0000</text:p>
          </table:table-cell>
          <table:table-cell table:formula="of:=BASE([.I104];2;4)" office:value-type="string" office:string-value="1100" calcext:value-type="string">
            <text:p>1100</text:p>
          </table:table-cell>
          <table:table-cell table:formula="of:=[.J104]&amp;[.K104]" office:value-type="string" office:string-value="00001100" calcext:value-type="string">
            <text:p>00001100</text:p>
          </table:table-cell>
          <table:table-cell table:number-columns-repeated="9"/>
        </table:table-row>
        <table:table-row table:style-name="ro1">
          <table:table-cell table:formula="of:=[.A104]+1" office:value-type="float" office:value="64" calcext:value-type="float">
            <text:p>64</text:p>
          </table:table-cell>
          <table:table-cell table:formula="of:=MID([.$C$37];([.A105]-1)*4+1;2)" office:value-type="string" office:string-value="44" calcext:value-type="string">
            <text:p>44</text:p>
          </table:table-cell>
          <table:table-cell table:formula="of:=MID([.$C$37];([.A105]-1)*4+1+2;2)" office:value-type="string" office:string-value="43" calcext:value-type="string">
            <text:p>43</text:p>
          </table:table-cell>
          <table:table-cell table:formula="of:=DECIMAL([.B105];16)" office:value-type="float" office:value="68" calcext:value-type="float">
            <text:p>68</text:p>
          </table:table-cell>
          <table:table-cell table:formula="of:=DECIMAL([.C105];16)" office:value-type="float" office:value="67" calcext:value-type="float">
            <text:p>67</text:p>
          </table:table-cell>
          <table:table-cell table:formula="of:=CHAR([.D105])" office:value-type="string" office:string-value="D" calcext:value-type="string">
            <text:p>D</text:p>
          </table:table-cell>
          <table:table-cell table:formula="of:=CHAR([.E105])" office:value-type="string" office:string-value="C" calcext:value-type="string">
            <text:p>C</text:p>
          </table:table-cell>
          <table:table-cell table:formula="of:=DECIMAL([.F105];16)" office:value-type="float" office:value="13" calcext:value-type="float">
            <text:p>13</text:p>
          </table:table-cell>
          <table:table-cell table:formula="of:=DECIMAL([.G105];16)" office:value-type="float" office:value="12" calcext:value-type="float">
            <text:p>12</text:p>
          </table:table-cell>
          <table:table-cell table:formula="of:=BASE([.H105];2;4)" office:value-type="string" office:string-value="1101" calcext:value-type="string">
            <text:p>1101</text:p>
          </table:table-cell>
          <table:table-cell table:formula="of:=BASE([.I105];2;4)" office:value-type="string" office:string-value="1100" calcext:value-type="string">
            <text:p>1100</text:p>
          </table:table-cell>
          <table:table-cell table:formula="of:=[.J105]&amp;[.K105]" office:value-type="string" office:string-value="11011100" calcext:value-type="string">
            <text:p>11011100</text:p>
          </table:table-cell>
          <table:table-cell table:formula="of:=[.L104]&amp;[.L105]" office:value-type="string" office:string-value="0000110011011100" calcext:value-type="string">
            <text:p>0000110011011100</text:p>
          </table:table-cell>
          <table:table-cell office:value-type="string" calcext:value-type="string">
            <text:p>Waarde in milliVolt</text:p>
          </table:table-cell>
          <table:table-cell table:formula="of:=DECIMAL([.M105];2)" office:value-type="float" office:value="3292" calcext:value-type="float">
            <text:p>32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05]+1" office:value-type="float" office:value="65" calcext:value-type="float">
            <text:p>65</text:p>
          </table:table-cell>
          <table:table-cell table:formula="of:=MID([.$C$37];([.A106]-1)*4+1;2)" office:value-type="string" office:string-value="30" calcext:value-type="string">
            <text:p>30</text:p>
          </table:table-cell>
          <table:table-cell table:formula="of:=MID([.$C$37];([.A106]-1)*4+1+2;2)" office:value-type="string" office:string-value="43" calcext:value-type="string">
            <text:p>43</text:p>
          </table:table-cell>
          <table:table-cell table:formula="of:=DECIMAL([.B106];16)" office:value-type="float" office:value="48" calcext:value-type="float">
            <text:p>48</text:p>
          </table:table-cell>
          <table:table-cell table:formula="of:=DECIMAL([.C106];16)" office:value-type="float" office:value="67" calcext:value-type="float">
            <text:p>67</text:p>
          </table:table-cell>
          <table:table-cell table:formula="of:=CHAR([.D106])" office:value-type="string" office:string-value="0" calcext:value-type="string">
            <text:p>0</text:p>
          </table:table-cell>
          <table:table-cell table:formula="of:=CHAR([.E106])" office:value-type="string" office:string-value="C" calcext:value-type="string">
            <text:p>C</text:p>
          </table:table-cell>
          <table:table-cell table:formula="of:=DECIMAL([.F106];16)" office:value-type="float" office:value="0" calcext:value-type="float">
            <text:p>0</text:p>
          </table:table-cell>
          <table:table-cell table:formula="of:=DECIMAL([.G106];16)" office:value-type="float" office:value="12" calcext:value-type="float">
            <text:p>12</text:p>
          </table:table-cell>
          <table:table-cell table:formula="of:=BASE([.H106];2;4)" office:value-type="string" office:string-value="0000" calcext:value-type="string">
            <text:p>0000</text:p>
          </table:table-cell>
          <table:table-cell table:formula="of:=BASE([.I106];2;4)" office:value-type="string" office:string-value="1100" calcext:value-type="string">
            <text:p>1100</text:p>
          </table:table-cell>
          <table:table-cell table:formula="of:=[.J106]&amp;[.K106]" office:value-type="string" office:string-value="00001100" calcext:value-type="string">
            <text:p>00001100</text:p>
          </table:table-cell>
          <table:table-cell table:number-columns-repeated="9"/>
        </table:table-row>
        <table:table-row table:style-name="ro1">
          <table:table-cell table:formula="of:=[.A106]+1" office:value-type="float" office:value="66" calcext:value-type="float">
            <text:p>66</text:p>
          </table:table-cell>
          <table:table-cell table:formula="of:=MID([.$C$37];([.A107]-1)*4+1;2)" office:value-type="string" office:string-value="44" calcext:value-type="string">
            <text:p>44</text:p>
          </table:table-cell>
          <table:table-cell table:formula="of:=MID([.$C$37];([.A107]-1)*4+1+2;2)" office:value-type="string" office:string-value="44" calcext:value-type="string">
            <text:p>44</text:p>
          </table:table-cell>
          <table:table-cell table:formula="of:=DECIMAL([.B107];16)" office:value-type="float" office:value="68" calcext:value-type="float">
            <text:p>68</text:p>
          </table:table-cell>
          <table:table-cell table:formula="of:=DECIMAL([.C107];16)" office:value-type="float" office:value="68" calcext:value-type="float">
            <text:p>68</text:p>
          </table:table-cell>
          <table:table-cell table:formula="of:=CHAR([.D107])" office:value-type="string" office:string-value="D" calcext:value-type="string">
            <text:p>D</text:p>
          </table:table-cell>
          <table:table-cell table:formula="of:=CHAR([.E107])" office:value-type="string" office:string-value="D" calcext:value-type="string">
            <text:p>D</text:p>
          </table:table-cell>
          <table:table-cell table:formula="of:=DECIMAL([.F107];16)" office:value-type="float" office:value="13" calcext:value-type="float">
            <text:p>13</text:p>
          </table:table-cell>
          <table:table-cell table:formula="of:=DECIMAL([.G107];16)" office:value-type="float" office:value="13" calcext:value-type="float">
            <text:p>13</text:p>
          </table:table-cell>
          <table:table-cell table:formula="of:=BASE([.H107];2;4)" office:value-type="string" office:string-value="1101" calcext:value-type="string">
            <text:p>1101</text:p>
          </table:table-cell>
          <table:table-cell table:formula="of:=BASE([.I107];2;4)" office:value-type="string" office:string-value="1101" calcext:value-type="string">
            <text:p>1101</text:p>
          </table:table-cell>
          <table:table-cell table:formula="of:=[.J107]&amp;[.K107]" office:value-type="string" office:string-value="11011101" calcext:value-type="string">
            <text:p>11011101</text:p>
          </table:table-cell>
          <table:table-cell table:formula="of:=[.L106]&amp;[.L107]" office:value-type="string" office:string-value="0000110011011101" calcext:value-type="string">
            <text:p>0000110011011101</text:p>
          </table:table-cell>
          <table:table-cell office:value-type="string" calcext:value-type="string">
            <text:p>Waarde in milliVolt</text:p>
          </table:table-cell>
          <table:table-cell table:formula="of:=DECIMAL([.M107];2)" office:value-type="float" office:value="3293" calcext:value-type="float">
            <text:p>3293</text:p>
          </table:table-cell>
          <table:table-cell table:formula="of:=[.P105]+1" office:value-type="float" office:value="2" calcext:value-type="float">
            <text:p>2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07]+1" office:value-type="float" office:value="67" calcext:value-type="float">
            <text:p>67</text:p>
          </table:table-cell>
          <table:table-cell table:formula="of:=MID([.$C$37];([.A108]-1)*4+1;2)" office:value-type="string" office:string-value="30" calcext:value-type="string">
            <text:p>30</text:p>
          </table:table-cell>
          <table:table-cell table:formula="of:=MID([.$C$37];([.A108]-1)*4+1+2;2)" office:value-type="string" office:string-value="43" calcext:value-type="string">
            <text:p>43</text:p>
          </table:table-cell>
          <table:table-cell table:formula="of:=DECIMAL([.B108];16)" office:value-type="float" office:value="48" calcext:value-type="float">
            <text:p>48</text:p>
          </table:table-cell>
          <table:table-cell table:formula="of:=DECIMAL([.C108];16)" office:value-type="float" office:value="67" calcext:value-type="float">
            <text:p>67</text:p>
          </table:table-cell>
          <table:table-cell table:formula="of:=CHAR([.D108])" office:value-type="string" office:string-value="0" calcext:value-type="string">
            <text:p>0</text:p>
          </table:table-cell>
          <table:table-cell table:formula="of:=CHAR([.E108])" office:value-type="string" office:string-value="C" calcext:value-type="string">
            <text:p>C</text:p>
          </table:table-cell>
          <table:table-cell table:formula="of:=DECIMAL([.F108];16)" office:value-type="float" office:value="0" calcext:value-type="float">
            <text:p>0</text:p>
          </table:table-cell>
          <table:table-cell table:formula="of:=DECIMAL([.G108];16)" office:value-type="float" office:value="12" calcext:value-type="float">
            <text:p>12</text:p>
          </table:table-cell>
          <table:table-cell table:formula="of:=BASE([.H108];2;4)" office:value-type="string" office:string-value="0000" calcext:value-type="string">
            <text:p>0000</text:p>
          </table:table-cell>
          <table:table-cell table:formula="of:=BASE([.I108];2;4)" office:value-type="string" office:string-value="1100" calcext:value-type="string">
            <text:p>1100</text:p>
          </table:table-cell>
          <table:table-cell table:formula="of:=[.J108]&amp;[.K108]" office:value-type="string" office:string-value="00001100" calcext:value-type="string">
            <text:p>00001100</text:p>
          </table:table-cell>
          <table:table-cell table:number-columns-repeated="9"/>
        </table:table-row>
        <table:table-row table:style-name="ro1">
          <table:table-cell table:formula="of:=[.A108]+1" office:value-type="float" office:value="68" calcext:value-type="float">
            <text:p>68</text:p>
          </table:table-cell>
          <table:table-cell table:formula="of:=MID([.$C$37];([.A109]-1)*4+1;2)" office:value-type="string" office:string-value="44" calcext:value-type="string">
            <text:p>44</text:p>
          </table:table-cell>
          <table:table-cell table:formula="of:=MID([.$C$37];([.A109]-1)*4+1+2;2)" office:value-type="string" office:string-value="44" calcext:value-type="string">
            <text:p>44</text:p>
          </table:table-cell>
          <table:table-cell table:formula="of:=DECIMAL([.B109];16)" office:value-type="float" office:value="68" calcext:value-type="float">
            <text:p>68</text:p>
          </table:table-cell>
          <table:table-cell table:formula="of:=DECIMAL([.C109];16)" office:value-type="float" office:value="68" calcext:value-type="float">
            <text:p>68</text:p>
          </table:table-cell>
          <table:table-cell table:formula="of:=CHAR([.D109])" office:value-type="string" office:string-value="D" calcext:value-type="string">
            <text:p>D</text:p>
          </table:table-cell>
          <table:table-cell table:formula="of:=CHAR([.E109])" office:value-type="string" office:string-value="D" calcext:value-type="string">
            <text:p>D</text:p>
          </table:table-cell>
          <table:table-cell table:formula="of:=DECIMAL([.F109];16)" office:value-type="float" office:value="13" calcext:value-type="float">
            <text:p>13</text:p>
          </table:table-cell>
          <table:table-cell table:formula="of:=DECIMAL([.G109];16)" office:value-type="float" office:value="13" calcext:value-type="float">
            <text:p>13</text:p>
          </table:table-cell>
          <table:table-cell table:formula="of:=BASE([.H109];2;4)" office:value-type="string" office:string-value="1101" calcext:value-type="string">
            <text:p>1101</text:p>
          </table:table-cell>
          <table:table-cell table:formula="of:=BASE([.I109];2;4)" office:value-type="string" office:string-value="1101" calcext:value-type="string">
            <text:p>1101</text:p>
          </table:table-cell>
          <table:table-cell table:formula="of:=[.J109]&amp;[.K109]" office:value-type="string" office:string-value="11011101" calcext:value-type="string">
            <text:p>11011101</text:p>
          </table:table-cell>
          <table:table-cell table:formula="of:=[.L108]&amp;[.L109]" office:value-type="string" office:string-value="0000110011011101" calcext:value-type="string">
            <text:p>0000110011011101</text:p>
          </table:table-cell>
          <table:table-cell office:value-type="string" calcext:value-type="string">
            <text:p>Waarde in milliVolt</text:p>
          </table:table-cell>
          <table:table-cell table:formula="of:=DECIMAL([.M109];2)" office:value-type="float" office:value="3293" calcext:value-type="float">
            <text:p>3293</text:p>
          </table:table-cell>
          <table:table-cell table:formula="of:=[.P107]+1" office:value-type="float" office:value="3" calcext:value-type="float">
            <text:p>3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09]+1" office:value-type="float" office:value="69" calcext:value-type="float">
            <text:p>69</text:p>
          </table:table-cell>
          <table:table-cell table:formula="of:=MID([.$C$37];([.A110]-1)*4+1;2)" office:value-type="string" office:string-value="30" calcext:value-type="string">
            <text:p>30</text:p>
          </table:table-cell>
          <table:table-cell table:formula="of:=MID([.$C$37];([.A110]-1)*4+1+2;2)" office:value-type="string" office:string-value="43" calcext:value-type="string">
            <text:p>43</text:p>
          </table:table-cell>
          <table:table-cell table:formula="of:=DECIMAL([.B110];16)" office:value-type="float" office:value="48" calcext:value-type="float">
            <text:p>48</text:p>
          </table:table-cell>
          <table:table-cell table:formula="of:=DECIMAL([.C110];16)" office:value-type="float" office:value="67" calcext:value-type="float">
            <text:p>67</text:p>
          </table:table-cell>
          <table:table-cell table:formula="of:=CHAR([.D110])" office:value-type="string" office:string-value="0" calcext:value-type="string">
            <text:p>0</text:p>
          </table:table-cell>
          <table:table-cell table:formula="of:=CHAR([.E110])" office:value-type="string" office:string-value="C" calcext:value-type="string">
            <text:p>C</text:p>
          </table:table-cell>
          <table:table-cell table:formula="of:=DECIMAL([.F110];16)" office:value-type="float" office:value="0" calcext:value-type="float">
            <text:p>0</text:p>
          </table:table-cell>
          <table:table-cell table:formula="of:=DECIMAL([.G110];16)" office:value-type="float" office:value="12" calcext:value-type="float">
            <text:p>12</text:p>
          </table:table-cell>
          <table:table-cell table:formula="of:=BASE([.H110];2;4)" office:value-type="string" office:string-value="0000" calcext:value-type="string">
            <text:p>0000</text:p>
          </table:table-cell>
          <table:table-cell table:formula="of:=BASE([.I110];2;4)" office:value-type="string" office:string-value="1100" calcext:value-type="string">
            <text:p>1100</text:p>
          </table:table-cell>
          <table:table-cell table:formula="of:=[.J110]&amp;[.K110]" office:value-type="string" office:string-value="00001100" calcext:value-type="string">
            <text:p>00001100</text:p>
          </table:table-cell>
          <table:table-cell table:number-columns-repeated="9"/>
        </table:table-row>
        <table:table-row table:style-name="ro1">
          <table:table-cell table:formula="of:=[.A110]+1" office:value-type="float" office:value="70" calcext:value-type="float">
            <text:p>70</text:p>
          </table:table-cell>
          <table:table-cell table:formula="of:=MID([.$C$37];([.A111]-1)*4+1;2)" office:value-type="string" office:string-value="44" calcext:value-type="string">
            <text:p>44</text:p>
          </table:table-cell>
          <table:table-cell table:formula="of:=MID([.$C$37];([.A111]-1)*4+1+2;2)" office:value-type="string" office:string-value="43" calcext:value-type="string">
            <text:p>43</text:p>
          </table:table-cell>
          <table:table-cell table:formula="of:=DECIMAL([.B111];16)" office:value-type="float" office:value="68" calcext:value-type="float">
            <text:p>68</text:p>
          </table:table-cell>
          <table:table-cell table:formula="of:=DECIMAL([.C111];16)" office:value-type="float" office:value="67" calcext:value-type="float">
            <text:p>67</text:p>
          </table:table-cell>
          <table:table-cell table:formula="of:=CHAR([.D111])" office:value-type="string" office:string-value="D" calcext:value-type="string">
            <text:p>D</text:p>
          </table:table-cell>
          <table:table-cell table:formula="of:=CHAR([.E111])" office:value-type="string" office:string-value="C" calcext:value-type="string">
            <text:p>C</text:p>
          </table:table-cell>
          <table:table-cell table:formula="of:=DECIMAL([.F111];16)" office:value-type="float" office:value="13" calcext:value-type="float">
            <text:p>13</text:p>
          </table:table-cell>
          <table:table-cell table:formula="of:=DECIMAL([.G111];16)" office:value-type="float" office:value="12" calcext:value-type="float">
            <text:p>12</text:p>
          </table:table-cell>
          <table:table-cell table:formula="of:=BASE([.H111];2;4)" office:value-type="string" office:string-value="1101" calcext:value-type="string">
            <text:p>1101</text:p>
          </table:table-cell>
          <table:table-cell table:formula="of:=BASE([.I111];2;4)" office:value-type="string" office:string-value="1100" calcext:value-type="string">
            <text:p>1100</text:p>
          </table:table-cell>
          <table:table-cell table:formula="of:=[.J111]&amp;[.K111]" office:value-type="string" office:string-value="11011100" calcext:value-type="string">
            <text:p>11011100</text:p>
          </table:table-cell>
          <table:table-cell table:formula="of:=[.L110]&amp;[.L111]" office:value-type="string" office:string-value="0000110011011100" calcext:value-type="string">
            <text:p>0000110011011100</text:p>
          </table:table-cell>
          <table:table-cell office:value-type="string" calcext:value-type="string">
            <text:p>Waarde in milliVolt</text:p>
          </table:table-cell>
          <table:table-cell table:formula="of:=DECIMAL([.M111];2)" office:value-type="float" office:value="3292" calcext:value-type="float">
            <text:p>3292</text:p>
          </table:table-cell>
          <table:table-cell table:formula="of:=[.P109]+1" office:value-type="float" office:value="4" calcext:value-type="float">
            <text:p>4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11]+1" office:value-type="float" office:value="71" calcext:value-type="float">
            <text:p>71</text:p>
          </table:table-cell>
          <table:table-cell table:formula="of:=MID([.$C$37];([.A112]-1)*4+1;2)" office:value-type="string" office:string-value="30" calcext:value-type="string">
            <text:p>30</text:p>
          </table:table-cell>
          <table:table-cell table:formula="of:=MID([.$C$37];([.A112]-1)*4+1+2;2)" office:value-type="string" office:string-value="43" calcext:value-type="string">
            <text:p>43</text:p>
          </table:table-cell>
          <table:table-cell table:formula="of:=DECIMAL([.B112];16)" office:value-type="float" office:value="48" calcext:value-type="float">
            <text:p>48</text:p>
          </table:table-cell>
          <table:table-cell table:formula="of:=DECIMAL([.C112];16)" office:value-type="float" office:value="67" calcext:value-type="float">
            <text:p>67</text:p>
          </table:table-cell>
          <table:table-cell table:formula="of:=CHAR([.D112])" office:value-type="string" office:string-value="0" calcext:value-type="string">
            <text:p>0</text:p>
          </table:table-cell>
          <table:table-cell table:formula="of:=CHAR([.E112])" office:value-type="string" office:string-value="C" calcext:value-type="string">
            <text:p>C</text:p>
          </table:table-cell>
          <table:table-cell table:formula="of:=DECIMAL([.F112];16)" office:value-type="float" office:value="0" calcext:value-type="float">
            <text:p>0</text:p>
          </table:table-cell>
          <table:table-cell table:formula="of:=DECIMAL([.G112];16)" office:value-type="float" office:value="12" calcext:value-type="float">
            <text:p>12</text:p>
          </table:table-cell>
          <table:table-cell table:formula="of:=BASE([.H112];2;4)" office:value-type="string" office:string-value="0000" calcext:value-type="string">
            <text:p>0000</text:p>
          </table:table-cell>
          <table:table-cell table:formula="of:=BASE([.I112];2;4)" office:value-type="string" office:string-value="1100" calcext:value-type="string">
            <text:p>1100</text:p>
          </table:table-cell>
          <table:table-cell table:formula="of:=[.J112]&amp;[.K112]" office:value-type="string" office:string-value="00001100" calcext:value-type="string">
            <text:p>00001100</text:p>
          </table:table-cell>
          <table:table-cell table:number-columns-repeated="9"/>
        </table:table-row>
        <table:table-row table:style-name="ro1">
          <table:table-cell table:formula="of:=[.A112]+1" office:value-type="float" office:value="72" calcext:value-type="float">
            <text:p>72</text:p>
          </table:table-cell>
          <table:table-cell table:formula="of:=MID([.$C$37];([.A113]-1)*4+1;2)" office:value-type="string" office:string-value="44" calcext:value-type="string">
            <text:p>44</text:p>
          </table:table-cell>
          <table:table-cell table:formula="of:=MID([.$C$37];([.A113]-1)*4+1+2;2)" office:value-type="string" office:string-value="43" calcext:value-type="string">
            <text:p>43</text:p>
          </table:table-cell>
          <table:table-cell table:formula="of:=DECIMAL([.B113];16)" office:value-type="float" office:value="68" calcext:value-type="float">
            <text:p>68</text:p>
          </table:table-cell>
          <table:table-cell table:formula="of:=DECIMAL([.C113];16)" office:value-type="float" office:value="67" calcext:value-type="float">
            <text:p>67</text:p>
          </table:table-cell>
          <table:table-cell table:formula="of:=CHAR([.D113])" office:value-type="string" office:string-value="D" calcext:value-type="string">
            <text:p>D</text:p>
          </table:table-cell>
          <table:table-cell table:formula="of:=CHAR([.E113])" office:value-type="string" office:string-value="C" calcext:value-type="string">
            <text:p>C</text:p>
          </table:table-cell>
          <table:table-cell table:formula="of:=DECIMAL([.F113];16)" office:value-type="float" office:value="13" calcext:value-type="float">
            <text:p>13</text:p>
          </table:table-cell>
          <table:table-cell table:formula="of:=DECIMAL([.G113];16)" office:value-type="float" office:value="12" calcext:value-type="float">
            <text:p>12</text:p>
          </table:table-cell>
          <table:table-cell table:formula="of:=BASE([.H113];2;4)" office:value-type="string" office:string-value="1101" calcext:value-type="string">
            <text:p>1101</text:p>
          </table:table-cell>
          <table:table-cell table:formula="of:=BASE([.I113];2;4)" office:value-type="string" office:string-value="1100" calcext:value-type="string">
            <text:p>1100</text:p>
          </table:table-cell>
          <table:table-cell table:formula="of:=[.J113]&amp;[.K113]" office:value-type="string" office:string-value="11011100" calcext:value-type="string">
            <text:p>11011100</text:p>
          </table:table-cell>
          <table:table-cell table:formula="of:=[.L112]&amp;[.L113]" office:value-type="string" office:string-value="0000110011011100" calcext:value-type="string">
            <text:p>0000110011011100</text:p>
          </table:table-cell>
          <table:table-cell office:value-type="string" calcext:value-type="string">
            <text:p>Waarde in milliVolt</text:p>
          </table:table-cell>
          <table:table-cell table:formula="of:=DECIMAL([.M113];2)" office:value-type="float" office:value="3292" calcext:value-type="float">
            <text:p>3292</text:p>
          </table:table-cell>
          <table:table-cell table:formula="of:=[.P111]+1" office:value-type="float" office:value="5" calcext:value-type="float">
            <text:p>5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13]+1" office:value-type="float" office:value="73" calcext:value-type="float">
            <text:p>73</text:p>
          </table:table-cell>
          <table:table-cell table:formula="of:=MID([.$C$37];([.A114]-1)*4+1;2)" office:value-type="string" office:string-value="30" calcext:value-type="string">
            <text:p>30</text:p>
          </table:table-cell>
          <table:table-cell table:formula="of:=MID([.$C$37];([.A114]-1)*4+1+2;2)" office:value-type="string" office:string-value="43" calcext:value-type="string">
            <text:p>43</text:p>
          </table:table-cell>
          <table:table-cell table:formula="of:=DECIMAL([.B114];16)" office:value-type="float" office:value="48" calcext:value-type="float">
            <text:p>48</text:p>
          </table:table-cell>
          <table:table-cell table:formula="of:=DECIMAL([.C114];16)" office:value-type="float" office:value="67" calcext:value-type="float">
            <text:p>67</text:p>
          </table:table-cell>
          <table:table-cell table:formula="of:=CHAR([.D114])" office:value-type="string" office:string-value="0" calcext:value-type="string">
            <text:p>0</text:p>
          </table:table-cell>
          <table:table-cell table:formula="of:=CHAR([.E114])" office:value-type="string" office:string-value="C" calcext:value-type="string">
            <text:p>C</text:p>
          </table:table-cell>
          <table:table-cell table:formula="of:=DECIMAL([.F114];16)" office:value-type="float" office:value="0" calcext:value-type="float">
            <text:p>0</text:p>
          </table:table-cell>
          <table:table-cell table:formula="of:=DECIMAL([.G114];16)" office:value-type="float" office:value="12" calcext:value-type="float">
            <text:p>12</text:p>
          </table:table-cell>
          <table:table-cell table:formula="of:=BASE([.H114];2;4)" office:value-type="string" office:string-value="0000" calcext:value-type="string">
            <text:p>0000</text:p>
          </table:table-cell>
          <table:table-cell table:formula="of:=BASE([.I114];2;4)" office:value-type="string" office:string-value="1100" calcext:value-type="string">
            <text:p>1100</text:p>
          </table:table-cell>
          <table:table-cell table:formula="of:=[.J114]&amp;[.K114]" office:value-type="string" office:string-value="00001100" calcext:value-type="string">
            <text:p>00001100</text:p>
          </table:table-cell>
          <table:table-cell table:number-columns-repeated="9"/>
        </table:table-row>
        <table:table-row table:style-name="ro1">
          <table:table-cell table:formula="of:=[.A114]+1" office:value-type="float" office:value="74" calcext:value-type="float">
            <text:p>74</text:p>
          </table:table-cell>
          <table:table-cell table:formula="of:=MID([.$C$37];([.A115]-1)*4+1;2)" office:value-type="string" office:string-value="44" calcext:value-type="string">
            <text:p>44</text:p>
          </table:table-cell>
          <table:table-cell table:formula="of:=MID([.$C$37];([.A115]-1)*4+1+2;2)" office:value-type="string" office:string-value="42" calcext:value-type="string">
            <text:p>42</text:p>
          </table:table-cell>
          <table:table-cell table:formula="of:=DECIMAL([.B115];16)" office:value-type="float" office:value="68" calcext:value-type="float">
            <text:p>68</text:p>
          </table:table-cell>
          <table:table-cell table:formula="of:=DECIMAL([.C115];16)" office:value-type="float" office:value="66" calcext:value-type="float">
            <text:p>66</text:p>
          </table:table-cell>
          <table:table-cell table:formula="of:=CHAR([.D115])" office:value-type="string" office:string-value="D" calcext:value-type="string">
            <text:p>D</text:p>
          </table:table-cell>
          <table:table-cell table:formula="of:=CHAR([.E115])" office:value-type="string" office:string-value="B" calcext:value-type="string">
            <text:p>B</text:p>
          </table:table-cell>
          <table:table-cell table:formula="of:=DECIMAL([.F115];16)" office:value-type="float" office:value="13" calcext:value-type="float">
            <text:p>13</text:p>
          </table:table-cell>
          <table:table-cell table:formula="of:=DECIMAL([.G115];16)" office:value-type="float" office:value="11" calcext:value-type="float">
            <text:p>11</text:p>
          </table:table-cell>
          <table:table-cell table:formula="of:=BASE([.H115];2;4)" office:value-type="string" office:string-value="1101" calcext:value-type="string">
            <text:p>1101</text:p>
          </table:table-cell>
          <table:table-cell table:formula="of:=BASE([.I115];2;4)" office:value-type="string" office:string-value="1011" calcext:value-type="string">
            <text:p>1011</text:p>
          </table:table-cell>
          <table:table-cell table:formula="of:=[.J115]&amp;[.K115]" office:value-type="string" office:string-value="11011011" calcext:value-type="string">
            <text:p>11011011</text:p>
          </table:table-cell>
          <table:table-cell table:formula="of:=[.L114]&amp;[.L115]" office:value-type="string" office:string-value="0000110011011011" calcext:value-type="string">
            <text:p>0000110011011011</text:p>
          </table:table-cell>
          <table:table-cell office:value-type="string" calcext:value-type="string">
            <text:p>Waarde in milliVolt</text:p>
          </table:table-cell>
          <table:table-cell table:formula="of:=DECIMAL([.M115];2)" office:value-type="float" office:value="3291" calcext:value-type="float">
            <text:p>3291</text:p>
          </table:table-cell>
          <table:table-cell table:formula="of:=[.P113]+1" office:value-type="float" office:value="6" calcext:value-type="float">
            <text:p>6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15]+1" office:value-type="float" office:value="75" calcext:value-type="float">
            <text:p>75</text:p>
          </table:table-cell>
          <table:table-cell table:formula="of:=MID([.$C$37];([.A116]-1)*4+1;2)" office:value-type="string" office:string-value="30" calcext:value-type="string">
            <text:p>30</text:p>
          </table:table-cell>
          <table:table-cell table:formula="of:=MID([.$C$37];([.A116]-1)*4+1+2;2)" office:value-type="string" office:string-value="43" calcext:value-type="string">
            <text:p>43</text:p>
          </table:table-cell>
          <table:table-cell table:formula="of:=DECIMAL([.B116];16)" office:value-type="float" office:value="48" calcext:value-type="float">
            <text:p>48</text:p>
          </table:table-cell>
          <table:table-cell table:formula="of:=DECIMAL([.C116];16)" office:value-type="float" office:value="67" calcext:value-type="float">
            <text:p>67</text:p>
          </table:table-cell>
          <table:table-cell table:formula="of:=CHAR([.D116])" office:value-type="string" office:string-value="0" calcext:value-type="string">
            <text:p>0</text:p>
          </table:table-cell>
          <table:table-cell table:formula="of:=CHAR([.E116])" office:value-type="string" office:string-value="C" calcext:value-type="string">
            <text:p>C</text:p>
          </table:table-cell>
          <table:table-cell table:formula="of:=DECIMAL([.F116];16)" office:value-type="float" office:value="0" calcext:value-type="float">
            <text:p>0</text:p>
          </table:table-cell>
          <table:table-cell table:formula="of:=DECIMAL([.G116];16)" office:value-type="float" office:value="12" calcext:value-type="float">
            <text:p>12</text:p>
          </table:table-cell>
          <table:table-cell table:formula="of:=BASE([.H116];2;4)" office:value-type="string" office:string-value="0000" calcext:value-type="string">
            <text:p>0000</text:p>
          </table:table-cell>
          <table:table-cell table:formula="of:=BASE([.I116];2;4)" office:value-type="string" office:string-value="1100" calcext:value-type="string">
            <text:p>1100</text:p>
          </table:table-cell>
          <table:table-cell table:formula="of:=[.J116]&amp;[.K116]" office:value-type="string" office:string-value="00001100" calcext:value-type="string">
            <text:p>00001100</text:p>
          </table:table-cell>
          <table:table-cell table:number-columns-repeated="9"/>
        </table:table-row>
        <table:table-row table:style-name="ro1">
          <table:table-cell table:formula="of:=[.A116]+1" office:value-type="float" office:value="76" calcext:value-type="float">
            <text:p>76</text:p>
          </table:table-cell>
          <table:table-cell table:formula="of:=MID([.$C$37];([.A117]-1)*4+1;2)" office:value-type="string" office:string-value="44" calcext:value-type="string">
            <text:p>44</text:p>
          </table:table-cell>
          <table:table-cell table:formula="of:=MID([.$C$37];([.A117]-1)*4+1+2;2)" office:value-type="string" office:string-value="45" calcext:value-type="string">
            <text:p>45</text:p>
          </table:table-cell>
          <table:table-cell table:formula="of:=DECIMAL([.B117];16)" office:value-type="float" office:value="68" calcext:value-type="float">
            <text:p>68</text:p>
          </table:table-cell>
          <table:table-cell table:formula="of:=DECIMAL([.C117];16)" office:value-type="float" office:value="69" calcext:value-type="float">
            <text:p>69</text:p>
          </table:table-cell>
          <table:table-cell table:formula="of:=CHAR([.D117])" office:value-type="string" office:string-value="D" calcext:value-type="string">
            <text:p>D</text:p>
          </table:table-cell>
          <table:table-cell table:formula="of:=CHAR([.E117])" office:value-type="string" office:string-value="E" calcext:value-type="string">
            <text:p>E</text:p>
          </table:table-cell>
          <table:table-cell table:formula="of:=DECIMAL([.F117];16)" office:value-type="float" office:value="13" calcext:value-type="float">
            <text:p>13</text:p>
          </table:table-cell>
          <table:table-cell table:formula="of:=DECIMAL([.G117];16)" office:value-type="float" office:value="14" calcext:value-type="float">
            <text:p>14</text:p>
          </table:table-cell>
          <table:table-cell table:formula="of:=BASE([.H117];2;4)" office:value-type="string" office:string-value="1101" calcext:value-type="string">
            <text:p>1101</text:p>
          </table:table-cell>
          <table:table-cell table:formula="of:=BASE([.I117];2;4)" office:value-type="string" office:string-value="1110" calcext:value-type="string">
            <text:p>1110</text:p>
          </table:table-cell>
          <table:table-cell table:formula="of:=[.J117]&amp;[.K117]" office:value-type="string" office:string-value="11011110" calcext:value-type="string">
            <text:p>11011110</text:p>
          </table:table-cell>
          <table:table-cell table:formula="of:=[.L116]&amp;[.L117]" office:value-type="string" office:string-value="0000110011011110" calcext:value-type="string">
            <text:p>0000110011011110</text:p>
          </table:table-cell>
          <table:table-cell office:value-type="string" calcext:value-type="string">
            <text:p>Waarde in milliVolt</text:p>
          </table:table-cell>
          <table:table-cell table:formula="of:=DECIMAL([.M117];2)" office:value-type="float" office:value="3294" calcext:value-type="float">
            <text:p>3294</text:p>
          </table:table-cell>
          <table:table-cell table:formula="of:=[.P115]+1" office:value-type="float" office:value="7" calcext:value-type="float">
            <text:p>7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17]+1" office:value-type="float" office:value="77" calcext:value-type="float">
            <text:p>77</text:p>
          </table:table-cell>
          <table:table-cell table:formula="of:=MID([.$C$37];([.A118]-1)*4+1;2)" office:value-type="string" office:string-value="30" calcext:value-type="string">
            <text:p>30</text:p>
          </table:table-cell>
          <table:table-cell table:formula="of:=MID([.$C$37];([.A118]-1)*4+1+2;2)" office:value-type="string" office:string-value="43" calcext:value-type="string">
            <text:p>43</text:p>
          </table:table-cell>
          <table:table-cell table:formula="of:=DECIMAL([.B118];16)" office:value-type="float" office:value="48" calcext:value-type="float">
            <text:p>48</text:p>
          </table:table-cell>
          <table:table-cell table:formula="of:=DECIMAL([.C118];16)" office:value-type="float" office:value="67" calcext:value-type="float">
            <text:p>67</text:p>
          </table:table-cell>
          <table:table-cell table:formula="of:=CHAR([.D118])" office:value-type="string" office:string-value="0" calcext:value-type="string">
            <text:p>0</text:p>
          </table:table-cell>
          <table:table-cell table:formula="of:=CHAR([.E118])" office:value-type="string" office:string-value="C" calcext:value-type="string">
            <text:p>C</text:p>
          </table:table-cell>
          <table:table-cell table:formula="of:=DECIMAL([.F118];16)" office:value-type="float" office:value="0" calcext:value-type="float">
            <text:p>0</text:p>
          </table:table-cell>
          <table:table-cell table:formula="of:=DECIMAL([.G118];16)" office:value-type="float" office:value="12" calcext:value-type="float">
            <text:p>12</text:p>
          </table:table-cell>
          <table:table-cell table:formula="of:=BASE([.H118];2;4)" office:value-type="string" office:string-value="0000" calcext:value-type="string">
            <text:p>0000</text:p>
          </table:table-cell>
          <table:table-cell table:formula="of:=BASE([.I118];2;4)" office:value-type="string" office:string-value="1100" calcext:value-type="string">
            <text:p>1100</text:p>
          </table:table-cell>
          <table:table-cell table:formula="of:=[.J118]&amp;[.K118]" office:value-type="string" office:string-value="00001100" calcext:value-type="string">
            <text:p>00001100</text:p>
          </table:table-cell>
          <table:table-cell table:number-columns-repeated="9"/>
        </table:table-row>
        <table:table-row table:style-name="ro1">
          <table:table-cell table:formula="of:=[.A118]+1" office:value-type="float" office:value="78" calcext:value-type="float">
            <text:p>78</text:p>
          </table:table-cell>
          <table:table-cell table:formula="of:=MID([.$C$37];([.A119]-1)*4+1;2)" office:value-type="string" office:string-value="44" calcext:value-type="string">
            <text:p>44</text:p>
          </table:table-cell>
          <table:table-cell table:formula="of:=MID([.$C$37];([.A119]-1)*4+1+2;2)" office:value-type="string" office:string-value="43" calcext:value-type="string">
            <text:p>43</text:p>
          </table:table-cell>
          <table:table-cell table:formula="of:=DECIMAL([.B119];16)" office:value-type="float" office:value="68" calcext:value-type="float">
            <text:p>68</text:p>
          </table:table-cell>
          <table:table-cell table:formula="of:=DECIMAL([.C119];16)" office:value-type="float" office:value="67" calcext:value-type="float">
            <text:p>67</text:p>
          </table:table-cell>
          <table:table-cell table:formula="of:=CHAR([.D119])" office:value-type="string" office:string-value="D" calcext:value-type="string">
            <text:p>D</text:p>
          </table:table-cell>
          <table:table-cell table:formula="of:=CHAR([.E119])" office:value-type="string" office:string-value="C" calcext:value-type="string">
            <text:p>C</text:p>
          </table:table-cell>
          <table:table-cell table:formula="of:=DECIMAL([.F119];16)" office:value-type="float" office:value="13" calcext:value-type="float">
            <text:p>13</text:p>
          </table:table-cell>
          <table:table-cell table:formula="of:=DECIMAL([.G119];16)" office:value-type="float" office:value="12" calcext:value-type="float">
            <text:p>12</text:p>
          </table:table-cell>
          <table:table-cell table:formula="of:=BASE([.H119];2;4)" office:value-type="string" office:string-value="1101" calcext:value-type="string">
            <text:p>1101</text:p>
          </table:table-cell>
          <table:table-cell table:formula="of:=BASE([.I119];2;4)" office:value-type="string" office:string-value="1100" calcext:value-type="string">
            <text:p>1100</text:p>
          </table:table-cell>
          <table:table-cell table:formula="of:=[.J119]&amp;[.K119]" office:value-type="string" office:string-value="11011100" calcext:value-type="string">
            <text:p>11011100</text:p>
          </table:table-cell>
          <table:table-cell table:formula="of:=[.L118]&amp;[.L119]" office:value-type="string" office:string-value="0000110011011100" calcext:value-type="string">
            <text:p>0000110011011100</text:p>
          </table:table-cell>
          <table:table-cell office:value-type="string" calcext:value-type="string">
            <text:p>Waarde in milliVolt</text:p>
          </table:table-cell>
          <table:table-cell table:formula="of:=DECIMAL([.M119];2)" office:value-type="float" office:value="3292" calcext:value-type="float">
            <text:p>3292</text:p>
          </table:table-cell>
          <table:table-cell table:formula="of:=[.P117]+1" office:value-type="float" office:value="8" calcext:value-type="float">
            <text:p>8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19]+1" office:value-type="float" office:value="79" calcext:value-type="float">
            <text:p>79</text:p>
          </table:table-cell>
          <table:table-cell table:formula="of:=MID([.$C$37];([.A120]-1)*4+1;2)" office:value-type="string" office:string-value="30" calcext:value-type="string">
            <text:p>30</text:p>
          </table:table-cell>
          <table:table-cell table:formula="of:=MID([.$C$37];([.A120]-1)*4+1+2;2)" office:value-type="string" office:string-value="43" calcext:value-type="string">
            <text:p>43</text:p>
          </table:table-cell>
          <table:table-cell table:formula="of:=DECIMAL([.B120];16)" office:value-type="float" office:value="48" calcext:value-type="float">
            <text:p>48</text:p>
          </table:table-cell>
          <table:table-cell table:formula="of:=DECIMAL([.C120];16)" office:value-type="float" office:value="67" calcext:value-type="float">
            <text:p>67</text:p>
          </table:table-cell>
          <table:table-cell table:formula="of:=CHAR([.D120])" office:value-type="string" office:string-value="0" calcext:value-type="string">
            <text:p>0</text:p>
          </table:table-cell>
          <table:table-cell table:formula="of:=CHAR([.E120])" office:value-type="string" office:string-value="C" calcext:value-type="string">
            <text:p>C</text:p>
          </table:table-cell>
          <table:table-cell table:formula="of:=DECIMAL([.F120];16)" office:value-type="float" office:value="0" calcext:value-type="float">
            <text:p>0</text:p>
          </table:table-cell>
          <table:table-cell table:formula="of:=DECIMAL([.G120];16)" office:value-type="float" office:value="12" calcext:value-type="float">
            <text:p>12</text:p>
          </table:table-cell>
          <table:table-cell table:formula="of:=BASE([.H120];2;4)" office:value-type="string" office:string-value="0000" calcext:value-type="string">
            <text:p>0000</text:p>
          </table:table-cell>
          <table:table-cell table:formula="of:=BASE([.I120];2;4)" office:value-type="string" office:string-value="1100" calcext:value-type="string">
            <text:p>1100</text:p>
          </table:table-cell>
          <table:table-cell table:formula="of:=[.J120]&amp;[.K120]" office:value-type="string" office:string-value="00001100" calcext:value-type="string">
            <text:p>00001100</text:p>
          </table:table-cell>
          <table:table-cell table:number-columns-repeated="9"/>
        </table:table-row>
        <table:table-row table:style-name="ro1">
          <table:table-cell table:formula="of:=[.A120]+1" office:value-type="float" office:value="80" calcext:value-type="float">
            <text:p>80</text:p>
          </table:table-cell>
          <table:table-cell table:formula="of:=MID([.$C$37];([.A121]-1)*4+1;2)" office:value-type="string" office:string-value="44" calcext:value-type="string">
            <text:p>44</text:p>
          </table:table-cell>
          <table:table-cell table:formula="of:=MID([.$C$37];([.A121]-1)*4+1+2;2)" office:value-type="string" office:string-value="44" calcext:value-type="string">
            <text:p>44</text:p>
          </table:table-cell>
          <table:table-cell table:formula="of:=DECIMAL([.B121];16)" office:value-type="float" office:value="68" calcext:value-type="float">
            <text:p>68</text:p>
          </table:table-cell>
          <table:table-cell table:formula="of:=DECIMAL([.C121];16)" office:value-type="float" office:value="68" calcext:value-type="float">
            <text:p>68</text:p>
          </table:table-cell>
          <table:table-cell table:formula="of:=CHAR([.D121])" office:value-type="string" office:string-value="D" calcext:value-type="string">
            <text:p>D</text:p>
          </table:table-cell>
          <table:table-cell table:formula="of:=CHAR([.E121])" office:value-type="string" office:string-value="D" calcext:value-type="string">
            <text:p>D</text:p>
          </table:table-cell>
          <table:table-cell table:formula="of:=DECIMAL([.F121];16)" office:value-type="float" office:value="13" calcext:value-type="float">
            <text:p>13</text:p>
          </table:table-cell>
          <table:table-cell table:formula="of:=DECIMAL([.G121];16)" office:value-type="float" office:value="13" calcext:value-type="float">
            <text:p>13</text:p>
          </table:table-cell>
          <table:table-cell table:formula="of:=BASE([.H121];2;4)" office:value-type="string" office:string-value="1101" calcext:value-type="string">
            <text:p>1101</text:p>
          </table:table-cell>
          <table:table-cell table:formula="of:=BASE([.I121];2;4)" office:value-type="string" office:string-value="1101" calcext:value-type="string">
            <text:p>1101</text:p>
          </table:table-cell>
          <table:table-cell table:formula="of:=[.J121]&amp;[.K121]" office:value-type="string" office:string-value="11011101" calcext:value-type="string">
            <text:p>11011101</text:p>
          </table:table-cell>
          <table:table-cell table:formula="of:=[.L120]&amp;[.L121]" office:value-type="string" office:string-value="0000110011011101" calcext:value-type="string">
            <text:p>0000110011011101</text:p>
          </table:table-cell>
          <table:table-cell office:value-type="string" calcext:value-type="string">
            <text:p>Waarde in milliVolt</text:p>
          </table:table-cell>
          <table:table-cell table:formula="of:=DECIMAL([.M121];2)" office:value-type="float" office:value="3293" calcext:value-type="float">
            <text:p>3293</text:p>
          </table:table-cell>
          <table:table-cell table:formula="of:=[.P119]+1" office:value-type="float" office:value="9" calcext:value-type="float">
            <text:p>9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21]+1" office:value-type="float" office:value="81" calcext:value-type="float">
            <text:p>81</text:p>
          </table:table-cell>
          <table:table-cell table:formula="of:=MID([.$C$37];([.A122]-1)*4+1;2)" office:value-type="string" office:string-value="30" calcext:value-type="string">
            <text:p>30</text:p>
          </table:table-cell>
          <table:table-cell table:formula="of:=MID([.$C$37];([.A122]-1)*4+1+2;2)" office:value-type="string" office:string-value="43" calcext:value-type="string">
            <text:p>43</text:p>
          </table:table-cell>
          <table:table-cell table:formula="of:=DECIMAL([.B122];16)" office:value-type="float" office:value="48" calcext:value-type="float">
            <text:p>48</text:p>
          </table:table-cell>
          <table:table-cell table:formula="of:=DECIMAL([.C122];16)" office:value-type="float" office:value="67" calcext:value-type="float">
            <text:p>67</text:p>
          </table:table-cell>
          <table:table-cell table:formula="of:=CHAR([.D122])" office:value-type="string" office:string-value="0" calcext:value-type="string">
            <text:p>0</text:p>
          </table:table-cell>
          <table:table-cell table:formula="of:=CHAR([.E122])" office:value-type="string" office:string-value="C" calcext:value-type="string">
            <text:p>C</text:p>
          </table:table-cell>
          <table:table-cell table:formula="of:=DECIMAL([.F122];16)" office:value-type="float" office:value="0" calcext:value-type="float">
            <text:p>0</text:p>
          </table:table-cell>
          <table:table-cell table:formula="of:=DECIMAL([.G122];16)" office:value-type="float" office:value="12" calcext:value-type="float">
            <text:p>12</text:p>
          </table:table-cell>
          <table:table-cell table:formula="of:=BASE([.H122];2;4)" office:value-type="string" office:string-value="0000" calcext:value-type="string">
            <text:p>0000</text:p>
          </table:table-cell>
          <table:table-cell table:formula="of:=BASE([.I122];2;4)" office:value-type="string" office:string-value="1100" calcext:value-type="string">
            <text:p>1100</text:p>
          </table:table-cell>
          <table:table-cell table:formula="of:=[.J122]&amp;[.K122]" office:value-type="string" office:string-value="00001100" calcext:value-type="string">
            <text:p>00001100</text:p>
          </table:table-cell>
          <table:table-cell table:number-columns-repeated="9"/>
        </table:table-row>
        <table:table-row table:style-name="ro1">
          <table:table-cell table:formula="of:=[.A122]+1" office:value-type="float" office:value="82" calcext:value-type="float">
            <text:p>82</text:p>
          </table:table-cell>
          <table:table-cell table:formula="of:=MID([.$C$37];([.A123]-1)*4+1;2)" office:value-type="string" office:string-value="44" calcext:value-type="string">
            <text:p>44</text:p>
          </table:table-cell>
          <table:table-cell table:formula="of:=MID([.$C$37];([.A123]-1)*4+1+2;2)" office:value-type="string" office:string-value="45" calcext:value-type="string">
            <text:p>45</text:p>
          </table:table-cell>
          <table:table-cell table:formula="of:=DECIMAL([.B123];16)" office:value-type="float" office:value="68" calcext:value-type="float">
            <text:p>68</text:p>
          </table:table-cell>
          <table:table-cell table:formula="of:=DECIMAL([.C123];16)" office:value-type="float" office:value="69" calcext:value-type="float">
            <text:p>69</text:p>
          </table:table-cell>
          <table:table-cell table:formula="of:=CHAR([.D123])" office:value-type="string" office:string-value="D" calcext:value-type="string">
            <text:p>D</text:p>
          </table:table-cell>
          <table:table-cell table:formula="of:=CHAR([.E123])" office:value-type="string" office:string-value="E" calcext:value-type="string">
            <text:p>E</text:p>
          </table:table-cell>
          <table:table-cell table:formula="of:=DECIMAL([.F123];16)" office:value-type="float" office:value="13" calcext:value-type="float">
            <text:p>13</text:p>
          </table:table-cell>
          <table:table-cell table:formula="of:=DECIMAL([.G123];16)" office:value-type="float" office:value="14" calcext:value-type="float">
            <text:p>14</text:p>
          </table:table-cell>
          <table:table-cell table:formula="of:=BASE([.H123];2;4)" office:value-type="string" office:string-value="1101" calcext:value-type="string">
            <text:p>1101</text:p>
          </table:table-cell>
          <table:table-cell table:formula="of:=BASE([.I123];2;4)" office:value-type="string" office:string-value="1110" calcext:value-type="string">
            <text:p>1110</text:p>
          </table:table-cell>
          <table:table-cell table:formula="of:=[.J123]&amp;[.K123]" office:value-type="string" office:string-value="11011110" calcext:value-type="string">
            <text:p>11011110</text:p>
          </table:table-cell>
          <table:table-cell table:formula="of:=[.L122]&amp;[.L123]" office:value-type="string" office:string-value="0000110011011110" calcext:value-type="string">
            <text:p>0000110011011110</text:p>
          </table:table-cell>
          <table:table-cell office:value-type="string" calcext:value-type="string">
            <text:p>Waarde in milliVolt</text:p>
          </table:table-cell>
          <table:table-cell table:formula="of:=DECIMAL([.M123];2)" office:value-type="float" office:value="3294" calcext:value-type="float">
            <text:p>3294</text:p>
          </table:table-cell>
          <table:table-cell table:formula="of:=[.P121]+1" office:value-type="float" office:value="10" calcext:value-type="float">
            <text:p>10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23]+1" office:value-type="float" office:value="83" calcext:value-type="float">
            <text:p>83</text:p>
          </table:table-cell>
          <table:table-cell table:formula="of:=MID([.$C$37];([.A124]-1)*4+1;2)" office:value-type="string" office:string-value="30" calcext:value-type="string">
            <text:p>30</text:p>
          </table:table-cell>
          <table:table-cell table:formula="of:=MID([.$C$37];([.A124]-1)*4+1+2;2)" office:value-type="string" office:string-value="43" calcext:value-type="string">
            <text:p>43</text:p>
          </table:table-cell>
          <table:table-cell table:formula="of:=DECIMAL([.B124];16)" office:value-type="float" office:value="48" calcext:value-type="float">
            <text:p>48</text:p>
          </table:table-cell>
          <table:table-cell table:formula="of:=DECIMAL([.C124];16)" office:value-type="float" office:value="67" calcext:value-type="float">
            <text:p>67</text:p>
          </table:table-cell>
          <table:table-cell table:formula="of:=CHAR([.D124])" office:value-type="string" office:string-value="0" calcext:value-type="string">
            <text:p>0</text:p>
          </table:table-cell>
          <table:table-cell table:formula="of:=CHAR([.E124])" office:value-type="string" office:string-value="C" calcext:value-type="string">
            <text:p>C</text:p>
          </table:table-cell>
          <table:table-cell table:formula="of:=DECIMAL([.F124];16)" office:value-type="float" office:value="0" calcext:value-type="float">
            <text:p>0</text:p>
          </table:table-cell>
          <table:table-cell table:formula="of:=DECIMAL([.G124];16)" office:value-type="float" office:value="12" calcext:value-type="float">
            <text:p>12</text:p>
          </table:table-cell>
          <table:table-cell table:formula="of:=BASE([.H124];2;4)" office:value-type="string" office:string-value="0000" calcext:value-type="string">
            <text:p>0000</text:p>
          </table:table-cell>
          <table:table-cell table:formula="of:=BASE([.I124];2;4)" office:value-type="string" office:string-value="1100" calcext:value-type="string">
            <text:p>1100</text:p>
          </table:table-cell>
          <table:table-cell table:formula="of:=[.J124]&amp;[.K124]" office:value-type="string" office:string-value="00001100" calcext:value-type="string">
            <text:p>00001100</text:p>
          </table:table-cell>
          <table:table-cell table:number-columns-repeated="9"/>
        </table:table-row>
        <table:table-row table:style-name="ro1">
          <table:table-cell table:formula="of:=[.A124]+1" office:value-type="float" office:value="84" calcext:value-type="float">
            <text:p>84</text:p>
          </table:table-cell>
          <table:table-cell table:formula="of:=MID([.$C$37];([.A125]-1)*4+1;2)" office:value-type="string" office:string-value="44" calcext:value-type="string">
            <text:p>44</text:p>
          </table:table-cell>
          <table:table-cell table:formula="of:=MID([.$C$37];([.A125]-1)*4+1+2;2)" office:value-type="string" office:string-value="43" calcext:value-type="string">
            <text:p>43</text:p>
          </table:table-cell>
          <table:table-cell table:formula="of:=DECIMAL([.B125];16)" office:value-type="float" office:value="68" calcext:value-type="float">
            <text:p>68</text:p>
          </table:table-cell>
          <table:table-cell table:formula="of:=DECIMAL([.C125];16)" office:value-type="float" office:value="67" calcext:value-type="float">
            <text:p>67</text:p>
          </table:table-cell>
          <table:table-cell table:formula="of:=CHAR([.D125])" office:value-type="string" office:string-value="D" calcext:value-type="string">
            <text:p>D</text:p>
          </table:table-cell>
          <table:table-cell table:formula="of:=CHAR([.E125])" office:value-type="string" office:string-value="C" calcext:value-type="string">
            <text:p>C</text:p>
          </table:table-cell>
          <table:table-cell table:formula="of:=DECIMAL([.F125];16)" office:value-type="float" office:value="13" calcext:value-type="float">
            <text:p>13</text:p>
          </table:table-cell>
          <table:table-cell table:formula="of:=DECIMAL([.G125];16)" office:value-type="float" office:value="12" calcext:value-type="float">
            <text:p>12</text:p>
          </table:table-cell>
          <table:table-cell table:formula="of:=BASE([.H125];2;4)" office:value-type="string" office:string-value="1101" calcext:value-type="string">
            <text:p>1101</text:p>
          </table:table-cell>
          <table:table-cell table:formula="of:=BASE([.I125];2;4)" office:value-type="string" office:string-value="1100" calcext:value-type="string">
            <text:p>1100</text:p>
          </table:table-cell>
          <table:table-cell table:formula="of:=[.J125]&amp;[.K125]" office:value-type="string" office:string-value="11011100" calcext:value-type="string">
            <text:p>11011100</text:p>
          </table:table-cell>
          <table:table-cell table:formula="of:=[.L124]&amp;[.L125]" office:value-type="string" office:string-value="0000110011011100" calcext:value-type="string">
            <text:p>0000110011011100</text:p>
          </table:table-cell>
          <table:table-cell office:value-type="string" calcext:value-type="string">
            <text:p>Waarde in milliVolt</text:p>
          </table:table-cell>
          <table:table-cell table:formula="of:=DECIMAL([.M125];2)" office:value-type="float" office:value="3292" calcext:value-type="float">
            <text:p>3292</text:p>
          </table:table-cell>
          <table:table-cell table:formula="of:=[.P123]+1" office:value-type="float" office:value="11" calcext:value-type="float">
            <text:p>11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25]+1" office:value-type="float" office:value="85" calcext:value-type="float">
            <text:p>85</text:p>
          </table:table-cell>
          <table:table-cell table:formula="of:=MID([.$C$37];([.A126]-1)*4+1;2)" office:value-type="string" office:string-value="30" calcext:value-type="string">
            <text:p>30</text:p>
          </table:table-cell>
          <table:table-cell table:formula="of:=MID([.$C$37];([.A126]-1)*4+1+2;2)" office:value-type="string" office:string-value="43" calcext:value-type="string">
            <text:p>43</text:p>
          </table:table-cell>
          <table:table-cell table:formula="of:=DECIMAL([.B126];16)" office:value-type="float" office:value="48" calcext:value-type="float">
            <text:p>48</text:p>
          </table:table-cell>
          <table:table-cell table:formula="of:=DECIMAL([.C126];16)" office:value-type="float" office:value="67" calcext:value-type="float">
            <text:p>67</text:p>
          </table:table-cell>
          <table:table-cell table:formula="of:=CHAR([.D126])" office:value-type="string" office:string-value="0" calcext:value-type="string">
            <text:p>0</text:p>
          </table:table-cell>
          <table:table-cell table:formula="of:=CHAR([.E126])" office:value-type="string" office:string-value="C" calcext:value-type="string">
            <text:p>C</text:p>
          </table:table-cell>
          <table:table-cell table:formula="of:=DECIMAL([.F126];16)" office:value-type="float" office:value="0" calcext:value-type="float">
            <text:p>0</text:p>
          </table:table-cell>
          <table:table-cell table:formula="of:=DECIMAL([.G126];16)" office:value-type="float" office:value="12" calcext:value-type="float">
            <text:p>12</text:p>
          </table:table-cell>
          <table:table-cell table:formula="of:=BASE([.H126];2;4)" office:value-type="string" office:string-value="0000" calcext:value-type="string">
            <text:p>0000</text:p>
          </table:table-cell>
          <table:table-cell table:formula="of:=BASE([.I126];2;4)" office:value-type="string" office:string-value="1100" calcext:value-type="string">
            <text:p>1100</text:p>
          </table:table-cell>
          <table:table-cell table:formula="of:=[.J126]&amp;[.K126]" office:value-type="string" office:string-value="00001100" calcext:value-type="string">
            <text:p>00001100</text:p>
          </table:table-cell>
          <table:table-cell table:number-columns-repeated="9"/>
        </table:table-row>
        <table:table-row table:style-name="ro1">
          <table:table-cell table:formula="of:=[.A126]+1" office:value-type="float" office:value="86" calcext:value-type="float">
            <text:p>86</text:p>
          </table:table-cell>
          <table:table-cell table:formula="of:=MID([.$C$37];([.A127]-1)*4+1;2)" office:value-type="string" office:string-value="44" calcext:value-type="string">
            <text:p>44</text:p>
          </table:table-cell>
          <table:table-cell table:formula="of:=MID([.$C$37];([.A127]-1)*4+1+2;2)" office:value-type="string" office:string-value="44" calcext:value-type="string">
            <text:p>44</text:p>
          </table:table-cell>
          <table:table-cell table:formula="of:=DECIMAL([.B127];16)" office:value-type="float" office:value="68" calcext:value-type="float">
            <text:p>68</text:p>
          </table:table-cell>
          <table:table-cell table:formula="of:=DECIMAL([.C127];16)" office:value-type="float" office:value="68" calcext:value-type="float">
            <text:p>68</text:p>
          </table:table-cell>
          <table:table-cell table:formula="of:=CHAR([.D127])" office:value-type="string" office:string-value="D" calcext:value-type="string">
            <text:p>D</text:p>
          </table:table-cell>
          <table:table-cell table:formula="of:=CHAR([.E127])" office:value-type="string" office:string-value="D" calcext:value-type="string">
            <text:p>D</text:p>
          </table:table-cell>
          <table:table-cell table:formula="of:=DECIMAL([.F127];16)" office:value-type="float" office:value="13" calcext:value-type="float">
            <text:p>13</text:p>
          </table:table-cell>
          <table:table-cell table:formula="of:=DECIMAL([.G127];16)" office:value-type="float" office:value="13" calcext:value-type="float">
            <text:p>13</text:p>
          </table:table-cell>
          <table:table-cell table:formula="of:=BASE([.H127];2;4)" office:value-type="string" office:string-value="1101" calcext:value-type="string">
            <text:p>1101</text:p>
          </table:table-cell>
          <table:table-cell table:formula="of:=BASE([.I127];2;4)" office:value-type="string" office:string-value="1101" calcext:value-type="string">
            <text:p>1101</text:p>
          </table:table-cell>
          <table:table-cell table:formula="of:=[.J127]&amp;[.K127]" office:value-type="string" office:string-value="11011101" calcext:value-type="string">
            <text:p>11011101</text:p>
          </table:table-cell>
          <table:table-cell table:formula="of:=[.L126]&amp;[.L127]" office:value-type="string" office:string-value="0000110011011101" calcext:value-type="string">
            <text:p>0000110011011101</text:p>
          </table:table-cell>
          <table:table-cell office:value-type="string" calcext:value-type="string">
            <text:p>Waarde in milliVolt</text:p>
          </table:table-cell>
          <table:table-cell table:formula="of:=DECIMAL([.M127];2)" office:value-type="float" office:value="3293" calcext:value-type="float">
            <text:p>3293</text:p>
          </table:table-cell>
          <table:table-cell table:formula="of:=[.P125]+1" office:value-type="float" office:value="12" calcext:value-type="float">
            <text:p>12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27]+1" office:value-type="float" office:value="87" calcext:value-type="float">
            <text:p>87</text:p>
          </table:table-cell>
          <table:table-cell table:formula="of:=MID([.$C$37];([.A128]-1)*4+1;2)" office:value-type="string" office:string-value="30" calcext:value-type="string">
            <text:p>30</text:p>
          </table:table-cell>
          <table:table-cell table:formula="of:=MID([.$C$37];([.A128]-1)*4+1+2;2)" office:value-type="string" office:string-value="43" calcext:value-type="string">
            <text:p>43</text:p>
          </table:table-cell>
          <table:table-cell table:formula="of:=DECIMAL([.B128];16)" office:value-type="float" office:value="48" calcext:value-type="float">
            <text:p>48</text:p>
          </table:table-cell>
          <table:table-cell table:formula="of:=DECIMAL([.C128];16)" office:value-type="float" office:value="67" calcext:value-type="float">
            <text:p>67</text:p>
          </table:table-cell>
          <table:table-cell table:formula="of:=CHAR([.D128])" office:value-type="string" office:string-value="0" calcext:value-type="string">
            <text:p>0</text:p>
          </table:table-cell>
          <table:table-cell table:formula="of:=CHAR([.E128])" office:value-type="string" office:string-value="C" calcext:value-type="string">
            <text:p>C</text:p>
          </table:table-cell>
          <table:table-cell table:formula="of:=DECIMAL([.F128];16)" office:value-type="float" office:value="0" calcext:value-type="float">
            <text:p>0</text:p>
          </table:table-cell>
          <table:table-cell table:formula="of:=DECIMAL([.G128];16)" office:value-type="float" office:value="12" calcext:value-type="float">
            <text:p>12</text:p>
          </table:table-cell>
          <table:table-cell table:formula="of:=BASE([.H128];2;4)" office:value-type="string" office:string-value="0000" calcext:value-type="string">
            <text:p>0000</text:p>
          </table:table-cell>
          <table:table-cell table:formula="of:=BASE([.I128];2;4)" office:value-type="string" office:string-value="1100" calcext:value-type="string">
            <text:p>1100</text:p>
          </table:table-cell>
          <table:table-cell table:formula="of:=[.J128]&amp;[.K128]" office:value-type="string" office:string-value="00001100" calcext:value-type="string">
            <text:p>00001100</text:p>
          </table:table-cell>
          <table:table-cell table:number-columns-repeated="9"/>
        </table:table-row>
        <table:table-row table:style-name="ro1">
          <table:table-cell table:formula="of:=[.A128]+1" office:value-type="float" office:value="88" calcext:value-type="float">
            <text:p>88</text:p>
          </table:table-cell>
          <table:table-cell table:formula="of:=MID([.$C$37];([.A129]-1)*4+1;2)" office:value-type="string" office:string-value="44" calcext:value-type="string">
            <text:p>44</text:p>
          </table:table-cell>
          <table:table-cell table:formula="of:=MID([.$C$37];([.A129]-1)*4+1+2;2)" office:value-type="string" office:string-value="43" calcext:value-type="string">
            <text:p>43</text:p>
          </table:table-cell>
          <table:table-cell table:formula="of:=DECIMAL([.B129];16)" office:value-type="float" office:value="68" calcext:value-type="float">
            <text:p>68</text:p>
          </table:table-cell>
          <table:table-cell table:formula="of:=DECIMAL([.C129];16)" office:value-type="float" office:value="67" calcext:value-type="float">
            <text:p>67</text:p>
          </table:table-cell>
          <table:table-cell table:formula="of:=CHAR([.D129])" office:value-type="string" office:string-value="D" calcext:value-type="string">
            <text:p>D</text:p>
          </table:table-cell>
          <table:table-cell table:formula="of:=CHAR([.E129])" office:value-type="string" office:string-value="C" calcext:value-type="string">
            <text:p>C</text:p>
          </table:table-cell>
          <table:table-cell table:formula="of:=DECIMAL([.F129];16)" office:value-type="float" office:value="13" calcext:value-type="float">
            <text:p>13</text:p>
          </table:table-cell>
          <table:table-cell table:formula="of:=DECIMAL([.G129];16)" office:value-type="float" office:value="12" calcext:value-type="float">
            <text:p>12</text:p>
          </table:table-cell>
          <table:table-cell table:formula="of:=BASE([.H129];2;4)" office:value-type="string" office:string-value="1101" calcext:value-type="string">
            <text:p>1101</text:p>
          </table:table-cell>
          <table:table-cell table:formula="of:=BASE([.I129];2;4)" office:value-type="string" office:string-value="1100" calcext:value-type="string">
            <text:p>1100</text:p>
          </table:table-cell>
          <table:table-cell table:formula="of:=[.J129]&amp;[.K129]" office:value-type="string" office:string-value="11011100" calcext:value-type="string">
            <text:p>11011100</text:p>
          </table:table-cell>
          <table:table-cell table:formula="of:=[.L128]&amp;[.L129]" office:value-type="string" office:string-value="0000110011011100" calcext:value-type="string">
            <text:p>0000110011011100</text:p>
          </table:table-cell>
          <table:table-cell office:value-type="string" calcext:value-type="string">
            <text:p>Waarde in milliVolt</text:p>
          </table:table-cell>
          <table:table-cell table:formula="of:=DECIMAL([.M129];2)" office:value-type="float" office:value="3292" calcext:value-type="float">
            <text:p>3292</text:p>
          </table:table-cell>
          <table:table-cell table:formula="of:=[.P127]+1" office:value-type="float" office:value="13" calcext:value-type="float">
            <text:p>13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29]+1" office:value-type="float" office:value="89" calcext:value-type="float">
            <text:p>89</text:p>
          </table:table-cell>
          <table:table-cell table:formula="of:=MID([.$C$37];([.A130]-1)*4+1;2)" office:value-type="string" office:string-value="30" calcext:value-type="string">
            <text:p>30</text:p>
          </table:table-cell>
          <table:table-cell table:formula="of:=MID([.$C$37];([.A130]-1)*4+1+2;2)" office:value-type="string" office:string-value="43" calcext:value-type="string">
            <text:p>43</text:p>
          </table:table-cell>
          <table:table-cell table:formula="of:=DECIMAL([.B130];16)" office:value-type="float" office:value="48" calcext:value-type="float">
            <text:p>48</text:p>
          </table:table-cell>
          <table:table-cell table:formula="of:=DECIMAL([.C130];16)" office:value-type="float" office:value="67" calcext:value-type="float">
            <text:p>67</text:p>
          </table:table-cell>
          <table:table-cell table:formula="of:=CHAR([.D130])" office:value-type="string" office:string-value="0" calcext:value-type="string">
            <text:p>0</text:p>
          </table:table-cell>
          <table:table-cell table:formula="of:=CHAR([.E130])" office:value-type="string" office:string-value="C" calcext:value-type="string">
            <text:p>C</text:p>
          </table:table-cell>
          <table:table-cell table:formula="of:=DECIMAL([.F130];16)" office:value-type="float" office:value="0" calcext:value-type="float">
            <text:p>0</text:p>
          </table:table-cell>
          <table:table-cell table:formula="of:=DECIMAL([.G130];16)" office:value-type="float" office:value="12" calcext:value-type="float">
            <text:p>12</text:p>
          </table:table-cell>
          <table:table-cell table:formula="of:=BASE([.H130];2;4)" office:value-type="string" office:string-value="0000" calcext:value-type="string">
            <text:p>0000</text:p>
          </table:table-cell>
          <table:table-cell table:formula="of:=BASE([.I130];2;4)" office:value-type="string" office:string-value="1100" calcext:value-type="string">
            <text:p>1100</text:p>
          </table:table-cell>
          <table:table-cell table:formula="of:=[.J130]&amp;[.K130]" office:value-type="string" office:string-value="00001100" calcext:value-type="string">
            <text:p>00001100</text:p>
          </table:table-cell>
          <table:table-cell table:number-columns-repeated="9"/>
        </table:table-row>
        <table:table-row table:style-name="ro1">
          <table:table-cell table:formula="of:=[.A130]+1" office:value-type="float" office:value="90" calcext:value-type="float">
            <text:p>90</text:p>
          </table:table-cell>
          <table:table-cell table:formula="of:=MID([.$C$37];([.A131]-1)*4+1;2)" office:value-type="string" office:string-value="44" calcext:value-type="string">
            <text:p>44</text:p>
          </table:table-cell>
          <table:table-cell table:formula="of:=MID([.$C$37];([.A131]-1)*4+1+2;2)" office:value-type="string" office:string-value="45" calcext:value-type="string">
            <text:p>45</text:p>
          </table:table-cell>
          <table:table-cell table:formula="of:=DECIMAL([.B131];16)" office:value-type="float" office:value="68" calcext:value-type="float">
            <text:p>68</text:p>
          </table:table-cell>
          <table:table-cell table:formula="of:=DECIMAL([.C131];16)" office:value-type="float" office:value="69" calcext:value-type="float">
            <text:p>69</text:p>
          </table:table-cell>
          <table:table-cell table:formula="of:=CHAR([.D131])" office:value-type="string" office:string-value="D" calcext:value-type="string">
            <text:p>D</text:p>
          </table:table-cell>
          <table:table-cell table:formula="of:=CHAR([.E131])" office:value-type="string" office:string-value="E" calcext:value-type="string">
            <text:p>E</text:p>
          </table:table-cell>
          <table:table-cell table:formula="of:=DECIMAL([.F131];16)" office:value-type="float" office:value="13" calcext:value-type="float">
            <text:p>13</text:p>
          </table:table-cell>
          <table:table-cell table:formula="of:=DECIMAL([.G131];16)" office:value-type="float" office:value="14" calcext:value-type="float">
            <text:p>14</text:p>
          </table:table-cell>
          <table:table-cell table:formula="of:=BASE([.H131];2;4)" office:value-type="string" office:string-value="1101" calcext:value-type="string">
            <text:p>1101</text:p>
          </table:table-cell>
          <table:table-cell table:formula="of:=BASE([.I131];2;4)" office:value-type="string" office:string-value="1110" calcext:value-type="string">
            <text:p>1110</text:p>
          </table:table-cell>
          <table:table-cell table:formula="of:=[.J131]&amp;[.K131]" office:value-type="string" office:string-value="11011110" calcext:value-type="string">
            <text:p>11011110</text:p>
          </table:table-cell>
          <table:table-cell table:formula="of:=[.L130]&amp;[.L131]" office:value-type="string" office:string-value="0000110011011110" calcext:value-type="string">
            <text:p>0000110011011110</text:p>
          </table:table-cell>
          <table:table-cell office:value-type="string" calcext:value-type="string">
            <text:p>Waarde in milliVolt</text:p>
          </table:table-cell>
          <table:table-cell table:formula="of:=DECIMAL([.M131];2)" office:value-type="float" office:value="3294" calcext:value-type="float">
            <text:p>3294</text:p>
          </table:table-cell>
          <table:table-cell table:formula="of:=[.P129]+1" office:value-type="float" office:value="14" calcext:value-type="float">
            <text:p>14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31]+1" office:value-type="float" office:value="91" calcext:value-type="float">
            <text:p>91</text:p>
          </table:table-cell>
          <table:table-cell table:formula="of:=MID([.$C$37];([.A132]-1)*4+1;2)" office:value-type="string" office:string-value="30" calcext:value-type="string">
            <text:p>30</text:p>
          </table:table-cell>
          <table:table-cell table:formula="of:=MID([.$C$37];([.A132]-1)*4+1+2;2)" office:value-type="string" office:string-value="43" calcext:value-type="string">
            <text:p>43</text:p>
          </table:table-cell>
          <table:table-cell table:formula="of:=DECIMAL([.B132];16)" office:value-type="float" office:value="48" calcext:value-type="float">
            <text:p>48</text:p>
          </table:table-cell>
          <table:table-cell table:formula="of:=DECIMAL([.C132];16)" office:value-type="float" office:value="67" calcext:value-type="float">
            <text:p>67</text:p>
          </table:table-cell>
          <table:table-cell table:formula="of:=CHAR([.D132])" office:value-type="string" office:string-value="0" calcext:value-type="string">
            <text:p>0</text:p>
          </table:table-cell>
          <table:table-cell table:formula="of:=CHAR([.E132])" office:value-type="string" office:string-value="C" calcext:value-type="string">
            <text:p>C</text:p>
          </table:table-cell>
          <table:table-cell table:formula="of:=DECIMAL([.F132];16)" office:value-type="float" office:value="0" calcext:value-type="float">
            <text:p>0</text:p>
          </table:table-cell>
          <table:table-cell table:formula="of:=DECIMAL([.G132];16)" office:value-type="float" office:value="12" calcext:value-type="float">
            <text:p>12</text:p>
          </table:table-cell>
          <table:table-cell table:formula="of:=BASE([.H132];2;4)" office:value-type="string" office:string-value="0000" calcext:value-type="string">
            <text:p>0000</text:p>
          </table:table-cell>
          <table:table-cell table:formula="of:=BASE([.I132];2;4)" office:value-type="string" office:string-value="1100" calcext:value-type="string">
            <text:p>1100</text:p>
          </table:table-cell>
          <table:table-cell table:formula="of:=[.J132]&amp;[.K132]" office:value-type="string" office:string-value="00001100" calcext:value-type="string">
            <text:p>00001100</text:p>
          </table:table-cell>
          <table:table-cell table:number-columns-repeated="9"/>
        </table:table-row>
        <table:table-row table:style-name="ro1">
          <table:table-cell table:formula="of:=[.A132]+1" office:value-type="float" office:value="92" calcext:value-type="float">
            <text:p>92</text:p>
          </table:table-cell>
          <table:table-cell table:formula="of:=MID([.$C$37];([.A133]-1)*4+1;2)" office:value-type="string" office:string-value="44" calcext:value-type="string">
            <text:p>44</text:p>
          </table:table-cell>
          <table:table-cell table:formula="of:=MID([.$C$37];([.A133]-1)*4+1+2;2)" office:value-type="string" office:string-value="43" calcext:value-type="string">
            <text:p>43</text:p>
          </table:table-cell>
          <table:table-cell table:formula="of:=DECIMAL([.B133];16)" office:value-type="float" office:value="68" calcext:value-type="float">
            <text:p>68</text:p>
          </table:table-cell>
          <table:table-cell table:formula="of:=DECIMAL([.C133];16)" office:value-type="float" office:value="67" calcext:value-type="float">
            <text:p>67</text:p>
          </table:table-cell>
          <table:table-cell table:formula="of:=CHAR([.D133])" office:value-type="string" office:string-value="D" calcext:value-type="string">
            <text:p>D</text:p>
          </table:table-cell>
          <table:table-cell table:formula="of:=CHAR([.E133])" office:value-type="string" office:string-value="C" calcext:value-type="string">
            <text:p>C</text:p>
          </table:table-cell>
          <table:table-cell table:formula="of:=DECIMAL([.F133];16)" office:value-type="float" office:value="13" calcext:value-type="float">
            <text:p>13</text:p>
          </table:table-cell>
          <table:table-cell table:formula="of:=DECIMAL([.G133];16)" office:value-type="float" office:value="12" calcext:value-type="float">
            <text:p>12</text:p>
          </table:table-cell>
          <table:table-cell table:formula="of:=BASE([.H133];2;4)" office:value-type="string" office:string-value="1101" calcext:value-type="string">
            <text:p>1101</text:p>
          </table:table-cell>
          <table:table-cell table:formula="of:=BASE([.I133];2;4)" office:value-type="string" office:string-value="1100" calcext:value-type="string">
            <text:p>1100</text:p>
          </table:table-cell>
          <table:table-cell table:formula="of:=[.J133]&amp;[.K133]" office:value-type="string" office:string-value="11011100" calcext:value-type="string">
            <text:p>11011100</text:p>
          </table:table-cell>
          <table:table-cell table:formula="of:=[.L132]&amp;[.L133]" office:value-type="string" office:string-value="0000110011011100" calcext:value-type="string">
            <text:p>0000110011011100</text:p>
          </table:table-cell>
          <table:table-cell office:value-type="string" calcext:value-type="string">
            <text:p>Waarde in milliVolt</text:p>
          </table:table-cell>
          <table:table-cell table:formula="of:=DECIMAL([.M133];2)" office:value-type="float" office:value="3292" calcext:value-type="float">
            <text:p>3292</text:p>
          </table:table-cell>
          <table:table-cell table:formula="of:=[.P131]+1" office:value-type="float" office:value="15" calcext:value-type="float">
            <text:p>15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33]+1" office:value-type="float" office:value="93" calcext:value-type="float">
            <text:p>93</text:p>
          </table:table-cell>
          <table:table-cell table:formula="of:=MID([.$C$37];([.A134]-1)*4+1;2)" office:value-type="string" office:string-value="30" calcext:value-type="string">
            <text:p>30</text:p>
          </table:table-cell>
          <table:table-cell table:formula="of:=MID([.$C$37];([.A134]-1)*4+1+2;2)" office:value-type="string" office:string-value="35" calcext:value-type="string">
            <text:p>35</text:p>
          </table:table-cell>
          <table:table-cell table:formula="of:=DECIMAL([.B134];16)" office:value-type="float" office:value="48" calcext:value-type="float">
            <text:p>48</text:p>
          </table:table-cell>
          <table:table-cell table:formula="of:=DECIMAL([.C134];16)" office:value-type="float" office:value="53" calcext:value-type="float">
            <text:p>53</text:p>
          </table:table-cell>
          <table:table-cell table:formula="of:=CHAR([.D134])" office:value-type="string" office:string-value="0" calcext:value-type="string">
            <text:p>0</text:p>
          </table:table-cell>
          <table:table-cell table:formula="of:=CHAR([.E134])" office:value-type="string" office:string-value="5" calcext:value-type="string">
            <text:p>5</text:p>
          </table:table-cell>
          <table:table-cell table:formula="of:=DECIMAL([.F134];16)" office:value-type="float" office:value="0" calcext:value-type="float">
            <text:p>0</text:p>
          </table:table-cell>
          <table:table-cell table:formula="of:=DECIMAL([.G134];16)" office:value-type="float" office:value="5" calcext:value-type="float">
            <text:p>5</text:p>
          </table:table-cell>
          <table:table-cell table:formula="of:=BASE([.H134];2;4)" office:value-type="string" office:string-value="0000" calcext:value-type="string">
            <text:p>0000</text:p>
          </table:table-cell>
          <table:table-cell table:formula="of:=BASE([.I134];2;4)" office:value-type="string" office:string-value="0101" calcext:value-type="string">
            <text:p>0101</text:p>
          </table:table-cell>
          <table:table-cell table:formula="of:=[.J134]&amp;[.K134]" office:value-type="string" office:string-value="00000101" calcext:value-type="string">
            <text:p>00000101</text:p>
          </table:table-cell>
          <table:table-cell table:formula="of:=DECIMAL([.L134];2)" office:value-type="float" office:value="5" calcext:value-type="float">
            <text:p>5</text:p>
          </table:table-cell>
          <table:table-cell office:value-type="string" calcext:value-type="string">
            <text:p>Aantal temperatuursensors</text:p>
          </table:table-cell>
          <table:table-cell table:number-columns-repeated="7"/>
        </table:table-row>
        <table:table-row table:style-name="ro1">
          <table:table-cell table:formula="of:=[.A134]+1" office:value-type="float" office:value="94" calcext:value-type="float">
            <text:p>94</text:p>
          </table:table-cell>
          <table:table-cell table:formula="of:=MID([.$C$37];([.A135]-1)*4+1;2)" office:value-type="string" office:string-value="30" calcext:value-type="string">
            <text:p>30</text:p>
          </table:table-cell>
          <table:table-cell table:formula="of:=MID([.$C$37];([.A135]-1)*4+1+2;2)" office:value-type="string" office:string-value="42" calcext:value-type="string">
            <text:p>42</text:p>
          </table:table-cell>
          <table:table-cell table:formula="of:=DECIMAL([.B135];16)" office:value-type="float" office:value="48" calcext:value-type="float">
            <text:p>48</text:p>
          </table:table-cell>
          <table:table-cell table:formula="of:=DECIMAL([.C135];16)" office:value-type="float" office:value="66" calcext:value-type="float">
            <text:p>66</text:p>
          </table:table-cell>
          <table:table-cell table:formula="of:=CHAR([.D135])" office:value-type="string" office:string-value="0" calcext:value-type="string">
            <text:p>0</text:p>
          </table:table-cell>
          <table:table-cell table:formula="of:=CHAR([.E135])" office:value-type="string" office:string-value="B" calcext:value-type="string">
            <text:p>B</text:p>
          </table:table-cell>
          <table:table-cell table:formula="of:=DECIMAL([.F135];16)" office:value-type="float" office:value="0" calcext:value-type="float">
            <text:p>0</text:p>
          </table:table-cell>
          <table:table-cell table:formula="of:=DECIMAL([.G135];16)" office:value-type="float" office:value="11" calcext:value-type="float">
            <text:p>11</text:p>
          </table:table-cell>
          <table:table-cell table:formula="of:=BASE([.H135];2;4)" office:value-type="string" office:string-value="0000" calcext:value-type="string">
            <text:p>0000</text:p>
          </table:table-cell>
          <table:table-cell table:formula="of:=BASE([.I135];2;4)" office:value-type="string" office:string-value="1011" calcext:value-type="string">
            <text:p>1011</text:p>
          </table:table-cell>
          <table:table-cell table:formula="of:=[.J135]&amp;[.K135]" office:value-type="string" office:string-value="00001011" calcext:value-type="string">
            <text:p>00001011</text:p>
          </table:table-cell>
          <table:table-cell table:number-columns-repeated="9"/>
        </table:table-row>
        <table:table-row table:style-name="ro1">
          <table:table-cell table:formula="of:=[.A135]+1" office:value-type="float" office:value="95" calcext:value-type="float">
            <text:p>95</text:p>
          </table:table-cell>
          <table:table-cell table:formula="of:=MID([.$C$37];([.A136]-1)*4+1;2)" office:value-type="string" office:string-value="42" calcext:value-type="string">
            <text:p>42</text:p>
          </table:table-cell>
          <table:table-cell table:formula="of:=MID([.$C$37];([.A136]-1)*4+1+2;2)" office:value-type="string" office:string-value="39" calcext:value-type="string">
            <text:p>39</text:p>
          </table:table-cell>
          <table:table-cell table:formula="of:=DECIMAL([.B136];16)" office:value-type="float" office:value="66" calcext:value-type="float">
            <text:p>66</text:p>
          </table:table-cell>
          <table:table-cell table:formula="of:=DECIMAL([.C136];16)" office:value-type="float" office:value="57" calcext:value-type="float">
            <text:p>57</text:p>
          </table:table-cell>
          <table:table-cell table:formula="of:=CHAR([.D136])" office:value-type="string" office:string-value="B" calcext:value-type="string">
            <text:p>B</text:p>
          </table:table-cell>
          <table:table-cell table:formula="of:=CHAR([.E136])" office:value-type="string" office:string-value="9" calcext:value-type="string">
            <text:p>9</text:p>
          </table:table-cell>
          <table:table-cell table:formula="of:=DECIMAL([.F136];16)" office:value-type="float" office:value="11" calcext:value-type="float">
            <text:p>11</text:p>
          </table:table-cell>
          <table:table-cell table:formula="of:=DECIMAL([.G136];16)" office:value-type="float" office:value="9" calcext:value-type="float">
            <text:p>9</text:p>
          </table:table-cell>
          <table:table-cell table:formula="of:=BASE([.H136];2;4)" office:value-type="string" office:string-value="1011" calcext:value-type="string">
            <text:p>1011</text:p>
          </table:table-cell>
          <table:table-cell table:formula="of:=BASE([.I136];2;4)" office:value-type="string" office:string-value="1001" calcext:value-type="string">
            <text:p>1001</text:p>
          </table:table-cell>
          <table:table-cell table:formula="of:=[.J136]&amp;[.K136]" office:value-type="string" office:string-value="10111001" calcext:value-type="string">
            <text:p>10111001</text:p>
          </table:table-cell>
          <table:table-cell table:formula="of:=[.L135]&amp;[.L136]" office:value-type="string" office:string-value="0000101110111001" calcext:value-type="string">
            <text:p>0000101110111001</text:p>
          </table:table-cell>
          <table:table-cell office:value-type="string" calcext:value-type="string">
            <text:p>Waarde in Kelvin * 10</text:p>
          </table:table-cell>
          <table:table-cell table:formula="of:=DECIMAL([.M136];2)" office:value-type="float" office:value="3001" calcext:value-type="float">
            <text:p>3001</text:p>
          </table:table-cell>
          <table:table-cell table:formula="of:=[.P134]+1" office:value-type="float" office:value="1" calcext:value-type="float">
            <text:p>1</text:p>
          </table:table-cell>
          <table:table-cell office:value-type="string" calcext:value-type="string">
            <text:p>sel</text:p>
          </table:table-cell>
          <table:table-cell table:formula="of:=[.O136]/10-273.1" office:value-type="float" office:value="27" calcext:value-type="float">
            <text:p>27</text:p>
          </table:table-cell>
          <table:table-cell office:value-type="string" calcext:value-type="string">
            <text:p>grade C</text:p>
          </table:table-cell>
          <table:table-cell table:number-columns-repeated="2"/>
        </table:table-row>
        <table:table-row table:style-name="ro1">
          <table:table-cell table:formula="of:=[.A136]+1" office:value-type="float" office:value="96" calcext:value-type="float">
            <text:p>96</text:p>
          </table:table-cell>
          <table:table-cell table:formula="of:=MID([.$C$37];([.A137]-1)*4+1;2)" office:value-type="string" office:string-value="30" calcext:value-type="string">
            <text:p>30</text:p>
          </table:table-cell>
          <table:table-cell table:formula="of:=MID([.$C$37];([.A137]-1)*4+1+2;2)" office:value-type="string" office:string-value="42" calcext:value-type="string">
            <text:p>42</text:p>
          </table:table-cell>
          <table:table-cell table:formula="of:=DECIMAL([.B137];16)" office:value-type="float" office:value="48" calcext:value-type="float">
            <text:p>48</text:p>
          </table:table-cell>
          <table:table-cell table:formula="of:=DECIMAL([.C137];16)" office:value-type="float" office:value="66" calcext:value-type="float">
            <text:p>66</text:p>
          </table:table-cell>
          <table:table-cell table:formula="of:=CHAR([.D137])" office:value-type="string" office:string-value="0" calcext:value-type="string">
            <text:p>0</text:p>
          </table:table-cell>
          <table:table-cell table:formula="of:=CHAR([.E137])" office:value-type="string" office:string-value="B" calcext:value-type="string">
            <text:p>B</text:p>
          </table:table-cell>
          <table:table-cell table:formula="of:=DECIMAL([.F137];16)" office:value-type="float" office:value="0" calcext:value-type="float">
            <text:p>0</text:p>
          </table:table-cell>
          <table:table-cell table:formula="of:=DECIMAL([.G137];16)" office:value-type="float" office:value="11" calcext:value-type="float">
            <text:p>11</text:p>
          </table:table-cell>
          <table:table-cell table:formula="of:=BASE([.H137];2;4)" office:value-type="string" office:string-value="0000" calcext:value-type="string">
            <text:p>0000</text:p>
          </table:table-cell>
          <table:table-cell table:formula="of:=BASE([.I137];2;4)" office:value-type="string" office:string-value="1011" calcext:value-type="string">
            <text:p>1011</text:p>
          </table:table-cell>
          <table:table-cell table:formula="of:=[.J137]&amp;[.K137]" office:value-type="string" office:string-value="00001011" calcext:value-type="string">
            <text:p>00001011</text:p>
          </table:table-cell>
          <table:table-cell table:number-columns-repeated="9"/>
        </table:table-row>
        <table:table-row table:style-name="ro1">
          <table:table-cell table:formula="of:=[.A137]+1" office:value-type="float" office:value="97" calcext:value-type="float">
            <text:p>97</text:p>
          </table:table-cell>
          <table:table-cell table:formula="of:=MID([.$C$37];([.A138]-1)*4+1;2)" office:value-type="string" office:string-value="39" calcext:value-type="string">
            <text:p>39</text:p>
          </table:table-cell>
          <table:table-cell table:formula="of:=MID([.$C$37];([.A138]-1)*4+1+2;2)" office:value-type="string" office:string-value="42" calcext:value-type="string">
            <text:p>42</text:p>
          </table:table-cell>
          <table:table-cell table:formula="of:=DECIMAL([.B138];16)" office:value-type="float" office:value="57" calcext:value-type="float">
            <text:p>57</text:p>
          </table:table-cell>
          <table:table-cell table:formula="of:=DECIMAL([.C138];16)" office:value-type="float" office:value="66" calcext:value-type="float">
            <text:p>66</text:p>
          </table:table-cell>
          <table:table-cell table:formula="of:=CHAR([.D138])" office:value-type="string" office:string-value="9" calcext:value-type="string">
            <text:p>9</text:p>
          </table:table-cell>
          <table:table-cell table:formula="of:=CHAR([.E138])" office:value-type="string" office:string-value="B" calcext:value-type="string">
            <text:p>B</text:p>
          </table:table-cell>
          <table:table-cell table:formula="of:=DECIMAL([.F138];16)" office:value-type="float" office:value="9" calcext:value-type="float">
            <text:p>9</text:p>
          </table:table-cell>
          <table:table-cell table:formula="of:=DECIMAL([.G138];16)" office:value-type="float" office:value="11" calcext:value-type="float">
            <text:p>11</text:p>
          </table:table-cell>
          <table:table-cell table:formula="of:=BASE([.H138];2;4)" office:value-type="string" office:string-value="1001" calcext:value-type="string">
            <text:p>1001</text:p>
          </table:table-cell>
          <table:table-cell table:formula="of:=BASE([.I138];2;4)" office:value-type="string" office:string-value="1011" calcext:value-type="string">
            <text:p>1011</text:p>
          </table:table-cell>
          <table:table-cell table:formula="of:=[.J138]&amp;[.K138]" office:value-type="string" office:string-value="10011011" calcext:value-type="string">
            <text:p>10011011</text:p>
          </table:table-cell>
          <table:table-cell table:formula="of:=[.L137]&amp;[.L138]" office:value-type="string" office:string-value="0000101110011011" calcext:value-type="string">
            <text:p>0000101110011011</text:p>
          </table:table-cell>
          <table:table-cell office:value-type="string" calcext:value-type="string">
            <text:p>Waarde in Kelvin * 10</text:p>
          </table:table-cell>
          <table:table-cell table:formula="of:=DECIMAL([.M138];2)" office:value-type="float" office:value="2971" calcext:value-type="float">
            <text:p>2971</text:p>
          </table:table-cell>
          <table:table-cell table:formula="of:=[.P136]+1" office:value-type="float" office:value="2" calcext:value-type="float">
            <text:p>2</text:p>
          </table:table-cell>
          <table:table-cell office:value-type="string" calcext:value-type="string">
            <text:p>sel</text:p>
          </table:table-cell>
          <table:table-cell table:formula="of:=[.O138]/10-273.1" office:value-type="float" office:value="24" calcext:value-type="float">
            <text:p>24</text:p>
          </table:table-cell>
          <table:table-cell office:value-type="string" calcext:value-type="string">
            <text:p>grade C</text:p>
          </table:table-cell>
          <table:table-cell table:number-columns-repeated="2"/>
        </table:table-row>
        <table:table-row table:style-name="ro1">
          <table:table-cell table:formula="of:=[.A138]+1" office:value-type="float" office:value="98" calcext:value-type="float">
            <text:p>98</text:p>
          </table:table-cell>
          <table:table-cell table:formula="of:=MID([.$C$37];([.A139]-1)*4+1;2)" office:value-type="string" office:string-value="30" calcext:value-type="string">
            <text:p>30</text:p>
          </table:table-cell>
          <table:table-cell table:formula="of:=MID([.$C$37];([.A139]-1)*4+1+2;2)" office:value-type="string" office:string-value="42" calcext:value-type="string">
            <text:p>42</text:p>
          </table:table-cell>
          <table:table-cell table:formula="of:=DECIMAL([.B139];16)" office:value-type="float" office:value="48" calcext:value-type="float">
            <text:p>48</text:p>
          </table:table-cell>
          <table:table-cell table:formula="of:=DECIMAL([.C139];16)" office:value-type="float" office:value="66" calcext:value-type="float">
            <text:p>66</text:p>
          </table:table-cell>
          <table:table-cell table:formula="of:=CHAR([.D139])" office:value-type="string" office:string-value="0" calcext:value-type="string">
            <text:p>0</text:p>
          </table:table-cell>
          <table:table-cell table:formula="of:=CHAR([.E139])" office:value-type="string" office:string-value="B" calcext:value-type="string">
            <text:p>B</text:p>
          </table:table-cell>
          <table:table-cell table:formula="of:=DECIMAL([.F139];16)" office:value-type="float" office:value="0" calcext:value-type="float">
            <text:p>0</text:p>
          </table:table-cell>
          <table:table-cell table:formula="of:=DECIMAL([.G139];16)" office:value-type="float" office:value="11" calcext:value-type="float">
            <text:p>11</text:p>
          </table:table-cell>
          <table:table-cell table:formula="of:=BASE([.H139];2;4)" office:value-type="string" office:string-value="0000" calcext:value-type="string">
            <text:p>0000</text:p>
          </table:table-cell>
          <table:table-cell table:formula="of:=BASE([.I139];2;4)" office:value-type="string" office:string-value="1011" calcext:value-type="string">
            <text:p>1011</text:p>
          </table:table-cell>
          <table:table-cell table:formula="of:=[.J139]&amp;[.K139]" office:value-type="string" office:string-value="00001011" calcext:value-type="string">
            <text:p>00001011</text:p>
          </table:table-cell>
          <table:table-cell table:number-columns-repeated="9"/>
        </table:table-row>
        <table:table-row table:style-name="ro1">
          <table:table-cell table:formula="of:=[.A139]+1" office:value-type="float" office:value="99" calcext:value-type="float">
            <text:p>99</text:p>
          </table:table-cell>
          <table:table-cell table:formula="of:=MID([.$C$37];([.A140]-1)*4+1;2)" office:value-type="string" office:string-value="39" calcext:value-type="string">
            <text:p>39</text:p>
          </table:table-cell>
          <table:table-cell table:formula="of:=MID([.$C$37];([.A140]-1)*4+1+2;2)" office:value-type="string" office:string-value="42" calcext:value-type="string">
            <text:p>42</text:p>
          </table:table-cell>
          <table:table-cell table:formula="of:=DECIMAL([.B140];16)" office:value-type="float" office:value="57" calcext:value-type="float">
            <text:p>57</text:p>
          </table:table-cell>
          <table:table-cell table:formula="of:=DECIMAL([.C140];16)" office:value-type="float" office:value="66" calcext:value-type="float">
            <text:p>66</text:p>
          </table:table-cell>
          <table:table-cell table:formula="of:=CHAR([.D140])" office:value-type="string" office:string-value="9" calcext:value-type="string">
            <text:p>9</text:p>
          </table:table-cell>
          <table:table-cell table:formula="of:=CHAR([.E140])" office:value-type="string" office:string-value="B" calcext:value-type="string">
            <text:p>B</text:p>
          </table:table-cell>
          <table:table-cell table:formula="of:=DECIMAL([.F140];16)" office:value-type="float" office:value="9" calcext:value-type="float">
            <text:p>9</text:p>
          </table:table-cell>
          <table:table-cell table:formula="of:=DECIMAL([.G140];16)" office:value-type="float" office:value="11" calcext:value-type="float">
            <text:p>11</text:p>
          </table:table-cell>
          <table:table-cell table:formula="of:=BASE([.H140];2;4)" office:value-type="string" office:string-value="1001" calcext:value-type="string">
            <text:p>1001</text:p>
          </table:table-cell>
          <table:table-cell table:formula="of:=BASE([.I140];2;4)" office:value-type="string" office:string-value="1011" calcext:value-type="string">
            <text:p>1011</text:p>
          </table:table-cell>
          <table:table-cell table:formula="of:=[.J140]&amp;[.K140]" office:value-type="string" office:string-value="10011011" calcext:value-type="string">
            <text:p>10011011</text:p>
          </table:table-cell>
          <table:table-cell table:formula="of:=[.L139]&amp;[.L140]" office:value-type="string" office:string-value="0000101110011011" calcext:value-type="string">
            <text:p>0000101110011011</text:p>
          </table:table-cell>
          <table:table-cell office:value-type="string" calcext:value-type="string">
            <text:p>Waarde in Kelvin * 10</text:p>
          </table:table-cell>
          <table:table-cell table:formula="of:=DECIMAL([.M140];2)" office:value-type="float" office:value="2971" calcext:value-type="float">
            <text:p>2971</text:p>
          </table:table-cell>
          <table:table-cell table:formula="of:=[.P138]+1" office:value-type="float" office:value="3" calcext:value-type="float">
            <text:p>3</text:p>
          </table:table-cell>
          <table:table-cell office:value-type="string" calcext:value-type="string">
            <text:p>sel</text:p>
          </table:table-cell>
          <table:table-cell table:formula="of:=[.O140]/10-273.1" office:value-type="float" office:value="24" calcext:value-type="float">
            <text:p>24</text:p>
          </table:table-cell>
          <table:table-cell office:value-type="string" calcext:value-type="string">
            <text:p>grade C</text:p>
          </table:table-cell>
          <table:table-cell table:number-columns-repeated="2"/>
        </table:table-row>
        <table:table-row table:style-name="ro1">
          <table:table-cell table:formula="of:=[.A140]+1" office:value-type="float" office:value="100" calcext:value-type="float">
            <text:p>100</text:p>
          </table:table-cell>
          <table:table-cell table:formula="of:=MID([.$C$37];([.A141]-1)*4+1;2)" office:value-type="string" office:string-value="30" calcext:value-type="string">
            <text:p>30</text:p>
          </table:table-cell>
          <table:table-cell table:formula="of:=MID([.$C$37];([.A141]-1)*4+1+2;2)" office:value-type="string" office:string-value="42" calcext:value-type="string">
            <text:p>42</text:p>
          </table:table-cell>
          <table:table-cell table:formula="of:=DECIMAL([.B141];16)" office:value-type="float" office:value="48" calcext:value-type="float">
            <text:p>48</text:p>
          </table:table-cell>
          <table:table-cell table:formula="of:=DECIMAL([.C141];16)" office:value-type="float" office:value="66" calcext:value-type="float">
            <text:p>66</text:p>
          </table:table-cell>
          <table:table-cell table:formula="of:=CHAR([.D141])" office:value-type="string" office:string-value="0" calcext:value-type="string">
            <text:p>0</text:p>
          </table:table-cell>
          <table:table-cell table:formula="of:=CHAR([.E141])" office:value-type="string" office:string-value="B" calcext:value-type="string">
            <text:p>B</text:p>
          </table:table-cell>
          <table:table-cell table:formula="of:=DECIMAL([.F141];16)" office:value-type="float" office:value="0" calcext:value-type="float">
            <text:p>0</text:p>
          </table:table-cell>
          <table:table-cell table:formula="of:=DECIMAL([.G141];16)" office:value-type="float" office:value="11" calcext:value-type="float">
            <text:p>11</text:p>
          </table:table-cell>
          <table:table-cell table:formula="of:=BASE([.H141];2;4)" office:value-type="string" office:string-value="0000" calcext:value-type="string">
            <text:p>0000</text:p>
          </table:table-cell>
          <table:table-cell table:formula="of:=BASE([.I141];2;4)" office:value-type="string" office:string-value="1011" calcext:value-type="string">
            <text:p>1011</text:p>
          </table:table-cell>
          <table:table-cell table:formula="of:=[.J141]&amp;[.K141]" office:value-type="string" office:string-value="00001011" calcext:value-type="string">
            <text:p>00001011</text:p>
          </table:table-cell>
          <table:table-cell table:number-columns-repeated="9"/>
        </table:table-row>
        <table:table-row table:style-name="ro1">
          <table:table-cell table:formula="of:=[.A141]+1" office:value-type="float" office:value="101" calcext:value-type="float">
            <text:p>101</text:p>
          </table:table-cell>
          <table:table-cell table:formula="of:=MID([.$C$37];([.A142]-1)*4+1;2)" office:value-type="string" office:string-value="39" calcext:value-type="string">
            <text:p>39</text:p>
          </table:table-cell>
          <table:table-cell table:formula="of:=MID([.$C$37];([.A142]-1)*4+1+2;2)" office:value-type="string" office:string-value="31" calcext:value-type="string">
            <text:p>31</text:p>
          </table:table-cell>
          <table:table-cell table:formula="of:=DECIMAL([.B142];16)" office:value-type="float" office:value="57" calcext:value-type="float">
            <text:p>57</text:p>
          </table:table-cell>
          <table:table-cell table:formula="of:=DECIMAL([.C142];16)" office:value-type="float" office:value="49" calcext:value-type="float">
            <text:p>49</text:p>
          </table:table-cell>
          <table:table-cell table:formula="of:=CHAR([.D142])" office:value-type="string" office:string-value="9" calcext:value-type="string">
            <text:p>9</text:p>
          </table:table-cell>
          <table:table-cell table:formula="of:=CHAR([.E142])" office:value-type="string" office:string-value="1" calcext:value-type="string">
            <text:p>1</text:p>
          </table:table-cell>
          <table:table-cell table:formula="of:=DECIMAL([.F142];16)" office:value-type="float" office:value="9" calcext:value-type="float">
            <text:p>9</text:p>
          </table:table-cell>
          <table:table-cell table:formula="of:=DECIMAL([.G142];16)" office:value-type="float" office:value="1" calcext:value-type="float">
            <text:p>1</text:p>
          </table:table-cell>
          <table:table-cell table:formula="of:=BASE([.H142];2;4)" office:value-type="string" office:string-value="1001" calcext:value-type="string">
            <text:p>1001</text:p>
          </table:table-cell>
          <table:table-cell table:formula="of:=BASE([.I142];2;4)" office:value-type="string" office:string-value="0001" calcext:value-type="string">
            <text:p>0001</text:p>
          </table:table-cell>
          <table:table-cell table:formula="of:=[.J142]&amp;[.K142]" office:value-type="string" office:string-value="10010001" calcext:value-type="string">
            <text:p>10010001</text:p>
          </table:table-cell>
          <table:table-cell table:formula="of:=[.L141]&amp;[.L142]" office:value-type="string" office:string-value="0000101110010001" calcext:value-type="string">
            <text:p>0000101110010001</text:p>
          </table:table-cell>
          <table:table-cell office:value-type="string" calcext:value-type="string">
            <text:p>Waarde in Kelvin * 10</text:p>
          </table:table-cell>
          <table:table-cell table:formula="of:=DECIMAL([.M142];2)" office:value-type="float" office:value="2961" calcext:value-type="float">
            <text:p>2961</text:p>
          </table:table-cell>
          <table:table-cell table:formula="of:=[.P140]+1" office:value-type="float" office:value="4" calcext:value-type="float">
            <text:p>4</text:p>
          </table:table-cell>
          <table:table-cell office:value-type="string" calcext:value-type="string">
            <text:p>sel</text:p>
          </table:table-cell>
          <table:table-cell table:formula="of:=[.O142]/10-273.1" office:value-type="float" office:value="23" calcext:value-type="float">
            <text:p>23</text:p>
          </table:table-cell>
          <table:table-cell office:value-type="string" calcext:value-type="string">
            <text:p>grade C</text:p>
          </table:table-cell>
          <table:table-cell table:number-columns-repeated="2"/>
        </table:table-row>
        <table:table-row table:style-name="ro1">
          <table:table-cell table:formula="of:=[.A142]+1" office:value-type="float" office:value="102" calcext:value-type="float">
            <text:p>102</text:p>
          </table:table-cell>
          <table:table-cell table:formula="of:=MID([.$C$37];([.A143]-1)*4+1;2)" office:value-type="string" office:string-value="30" calcext:value-type="string">
            <text:p>30</text:p>
          </table:table-cell>
          <table:table-cell table:formula="of:=MID([.$C$37];([.A143]-1)*4+1+2;2)" office:value-type="string" office:string-value="42" calcext:value-type="string">
            <text:p>42</text:p>
          </table:table-cell>
          <table:table-cell table:formula="of:=DECIMAL([.B143];16)" office:value-type="float" office:value="48" calcext:value-type="float">
            <text:p>48</text:p>
          </table:table-cell>
          <table:table-cell table:formula="of:=DECIMAL([.C143];16)" office:value-type="float" office:value="66" calcext:value-type="float">
            <text:p>66</text:p>
          </table:table-cell>
          <table:table-cell table:formula="of:=CHAR([.D143])" office:value-type="string" office:string-value="0" calcext:value-type="string">
            <text:p>0</text:p>
          </table:table-cell>
          <table:table-cell table:formula="of:=CHAR([.E143])" office:value-type="string" office:string-value="B" calcext:value-type="string">
            <text:p>B</text:p>
          </table:table-cell>
          <table:table-cell table:formula="of:=DECIMAL([.F143];16)" office:value-type="float" office:value="0" calcext:value-type="float">
            <text:p>0</text:p>
          </table:table-cell>
          <table:table-cell table:formula="of:=DECIMAL([.G143];16)" office:value-type="float" office:value="11" calcext:value-type="float">
            <text:p>11</text:p>
          </table:table-cell>
          <table:table-cell table:formula="of:=BASE([.H143];2;4)" office:value-type="string" office:string-value="0000" calcext:value-type="string">
            <text:p>0000</text:p>
          </table:table-cell>
          <table:table-cell table:formula="of:=BASE([.I143];2;4)" office:value-type="string" office:string-value="1011" calcext:value-type="string">
            <text:p>1011</text:p>
          </table:table-cell>
          <table:table-cell table:formula="of:=[.J143]&amp;[.K143]" office:value-type="string" office:string-value="00001011" calcext:value-type="string">
            <text:p>00001011</text:p>
          </table:table-cell>
          <table:table-cell table:number-columns-repeated="9"/>
        </table:table-row>
        <table:table-row table:style-name="ro1">
          <table:table-cell table:formula="of:=[.A143]+1" office:value-type="float" office:value="103" calcext:value-type="float">
            <text:p>103</text:p>
          </table:table-cell>
          <table:table-cell table:formula="of:=MID([.$C$37];([.A144]-1)*4+1;2)" office:value-type="string" office:string-value="39" calcext:value-type="string">
            <text:p>39</text:p>
          </table:table-cell>
          <table:table-cell table:formula="of:=MID([.$C$37];([.A144]-1)*4+1+2;2)" office:value-type="string" office:string-value="31" calcext:value-type="string">
            <text:p>31</text:p>
          </table:table-cell>
          <table:table-cell table:formula="of:=DECIMAL([.B144];16)" office:value-type="float" office:value="57" calcext:value-type="float">
            <text:p>57</text:p>
          </table:table-cell>
          <table:table-cell table:formula="of:=DECIMAL([.C144];16)" office:value-type="float" office:value="49" calcext:value-type="float">
            <text:p>49</text:p>
          </table:table-cell>
          <table:table-cell table:formula="of:=CHAR([.D144])" office:value-type="string" office:string-value="9" calcext:value-type="string">
            <text:p>9</text:p>
          </table:table-cell>
          <table:table-cell table:formula="of:=CHAR([.E144])" office:value-type="string" office:string-value="1" calcext:value-type="string">
            <text:p>1</text:p>
          </table:table-cell>
          <table:table-cell table:formula="of:=DECIMAL([.F144];16)" office:value-type="float" office:value="9" calcext:value-type="float">
            <text:p>9</text:p>
          </table:table-cell>
          <table:table-cell table:formula="of:=DECIMAL([.G144];16)" office:value-type="float" office:value="1" calcext:value-type="float">
            <text:p>1</text:p>
          </table:table-cell>
          <table:table-cell table:formula="of:=BASE([.H144];2;4)" office:value-type="string" office:string-value="1001" calcext:value-type="string">
            <text:p>1001</text:p>
          </table:table-cell>
          <table:table-cell table:formula="of:=BASE([.I144];2;4)" office:value-type="string" office:string-value="0001" calcext:value-type="string">
            <text:p>0001</text:p>
          </table:table-cell>
          <table:table-cell table:formula="of:=[.J144]&amp;[.K144]" office:value-type="string" office:string-value="10010001" calcext:value-type="string">
            <text:p>10010001</text:p>
          </table:table-cell>
          <table:table-cell table:formula="of:=[.L143]&amp;[.L144]" office:value-type="string" office:string-value="0000101110010001" calcext:value-type="string">
            <text:p>0000101110010001</text:p>
          </table:table-cell>
          <table:table-cell office:value-type="string" calcext:value-type="string">
            <text:p>Waarde in Kelvin * 10</text:p>
          </table:table-cell>
          <table:table-cell table:formula="of:=DECIMAL([.M144];2)" office:value-type="float" office:value="2961" calcext:value-type="float">
            <text:p>2961</text:p>
          </table:table-cell>
          <table:table-cell table:formula="of:=[.P142]+1" office:value-type="float" office:value="5" calcext:value-type="float">
            <text:p>5</text:p>
          </table:table-cell>
          <table:table-cell office:value-type="string" calcext:value-type="string">
            <text:p>sel</text:p>
          </table:table-cell>
          <table:table-cell table:formula="of:=[.O144]/10-273.1" office:value-type="float" office:value="23" calcext:value-type="float">
            <text:p>23</text:p>
          </table:table-cell>
          <table:table-cell office:value-type="string" calcext:value-type="string">
            <text:p>grade C</text:p>
          </table:table-cell>
          <table:table-cell table:number-columns-repeated="2"/>
        </table:table-row>
        <table:table-row table:style-name="ro1">
          <table:table-cell table:formula="of:=[.A144]+1" office:value-type="float" office:value="104" calcext:value-type="float">
            <text:p>104</text:p>
          </table:table-cell>
          <table:table-cell table:formula="of:=MID([.$C$37];([.A145]-1)*4+1;2)" office:value-type="string" office:string-value="30" calcext:value-type="string">
            <text:p>30</text:p>
          </table:table-cell>
          <table:table-cell table:formula="of:=MID([.$C$37];([.A145]-1)*4+1+2;2)" office:value-type="string" office:string-value="30" calcext:value-type="string">
            <text:p>30</text:p>
          </table:table-cell>
          <table:table-cell table:formula="of:=DECIMAL([.B145];16)" office:value-type="float" office:value="48" calcext:value-type="float">
            <text:p>48</text:p>
          </table:table-cell>
          <table:table-cell table:formula="of:=DECIMAL([.C145];16)" office:value-type="float" office:value="48" calcext:value-type="float">
            <text:p>48</text:p>
          </table:table-cell>
          <table:table-cell table:formula="of:=CHAR([.D145])" office:value-type="string" office:string-value="0" calcext:value-type="string">
            <text:p>0</text:p>
          </table:table-cell>
          <table:table-cell table:formula="of:=CHAR([.E145])" office:value-type="string" office:string-value="0" calcext:value-type="string">
            <text:p>0</text:p>
          </table:table-cell>
          <table:table-cell table:formula="of:=DECIMAL([.F145];16)" office:value-type="float" office:value="0" calcext:value-type="float">
            <text:p>0</text:p>
          </table:table-cell>
          <table:table-cell table:formula="of:=DECIMAL([.G145];16)" office:value-type="float" office:value="0" calcext:value-type="float">
            <text:p>0</text:p>
          </table:table-cell>
          <table:table-cell table:formula="of:=BASE([.H145];2;4)" office:value-type="string" office:string-value="0000" calcext:value-type="string">
            <text:p>0000</text:p>
          </table:table-cell>
          <table:table-cell table:formula="of:=BASE([.I145];2;4)" office:value-type="string" office:string-value="0000" calcext:value-type="string">
            <text:p>0000</text:p>
          </table:table-cell>
          <table:table-cell table:formula="of:=[.J145]&amp;[.K145]" office:value-type="string" office:string-value="00000000" calcext:value-type="string">
            <text:p>00000000</text:p>
          </table:table-cell>
          <table:table-cell table:number-columns-repeated="7"/>
          <table:table-cell table:formula="of:=26+([.A145]-1)*4+1-1" office:value-type="float" office:value="438" calcext:value-type="float">
            <text:p>438</text:p>
          </table:table-cell>
          <table:table-cell table:formula="of:=[.T145]+8" office:value-type="float" office:value="446" calcext:value-type="float">
            <text:p>446</text:p>
          </table:table-cell>
        </table:table-row>
        <table:table-row table:style-name="ro1">
          <table:table-cell table:formula="of:=[.A145]+1" office:value-type="float" office:value="105" calcext:value-type="float">
            <text:p>105</text:p>
          </table:table-cell>
          <table:table-cell table:formula="of:=MID([.$C$37];([.A146]-1)*4+1;2)" office:value-type="string" office:string-value="30" calcext:value-type="string">
            <text:p>30</text:p>
          </table:table-cell>
          <table:table-cell table:formula="of:=MID([.$C$37];([.A146]-1)*4+1+2;2)" office:value-type="string" office:string-value="30" calcext:value-type="string">
            <text:p>30</text:p>
          </table:table-cell>
          <table:table-cell table:formula="of:=DECIMAL([.B146];16)" office:value-type="float" office:value="48" calcext:value-type="float">
            <text:p>48</text:p>
          </table:table-cell>
          <table:table-cell table:formula="of:=DECIMAL([.C146];16)" office:value-type="float" office:value="48" calcext:value-type="float">
            <text:p>48</text:p>
          </table:table-cell>
          <table:table-cell table:formula="of:=CHAR([.D146])" office:value-type="string" office:string-value="0" calcext:value-type="string">
            <text:p>0</text:p>
          </table:table-cell>
          <table:table-cell table:formula="of:=CHAR([.E146])" office:value-type="string" office:string-value="0" calcext:value-type="string">
            <text:p>0</text:p>
          </table:table-cell>
          <table:table-cell table:formula="of:=DECIMAL([.F146];16)" office:value-type="float" office:value="0" calcext:value-type="float">
            <text:p>0</text:p>
          </table:table-cell>
          <table:table-cell table:formula="of:=DECIMAL([.G146];16)" office:value-type="float" office:value="0" calcext:value-type="float">
            <text:p>0</text:p>
          </table:table-cell>
          <table:table-cell table:formula="of:=BASE([.H146];2;4)" office:value-type="string" office:string-value="0000" calcext:value-type="string">
            <text:p>0000</text:p>
          </table:table-cell>
          <table:table-cell table:formula="of:=BASE([.I146];2;4)" office:value-type="string" office:string-value="0000" calcext:value-type="string">
            <text:p>0000</text:p>
          </table:table-cell>
          <table:table-cell table:formula="of:=[.J146]&amp;[.K146]" office:value-type="string" office:string-value="00000000" calcext:value-type="string">
            <text:p>00000000</text:p>
          </table:table-cell>
          <table:table-cell table:formula="of:=[.L145]&amp;[.L146]" office:value-type="string" office:string-value="0000000000000000" calcext:value-type="string">
            <text:p>0000000000000000</text:p>
          </table:table-cell>
          <table:table-cell office:value-type="string" calcext:value-type="string">
            <text:p>Battery stroom</text:p>
          </table:table-cell>
          <table:table-cell table:formula="of:=DECIMAL([.M146];2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[.A146]+1" office:value-type="float" office:value="106" calcext:value-type="float">
            <text:p>106</text:p>
          </table:table-cell>
          <table:table-cell table:formula="of:=MID([.$C$37];([.A147]-1)*4+1;2)" office:value-type="string" office:string-value="43" calcext:value-type="string">
            <text:p>43</text:p>
          </table:table-cell>
          <table:table-cell table:formula="of:=MID([.$C$37];([.A147]-1)*4+1+2;2)" office:value-type="string" office:string-value="30" calcext:value-type="string">
            <text:p>30</text:p>
          </table:table-cell>
          <table:table-cell table:formula="of:=DECIMAL([.B147];16)" office:value-type="float" office:value="67" calcext:value-type="float">
            <text:p>67</text:p>
          </table:table-cell>
          <table:table-cell table:formula="of:=DECIMAL([.C147];16)" office:value-type="float" office:value="48" calcext:value-type="float">
            <text:p>48</text:p>
          </table:table-cell>
          <table:table-cell table:formula="of:=CHAR([.D147])" office:value-type="string" office:string-value="C" calcext:value-type="string">
            <text:p>C</text:p>
          </table:table-cell>
          <table:table-cell table:formula="of:=CHAR([.E147])" office:value-type="string" office:string-value="0" calcext:value-type="string">
            <text:p>0</text:p>
          </table:table-cell>
          <table:table-cell table:formula="of:=DECIMAL([.F147];16)" office:value-type="float" office:value="12" calcext:value-type="float">
            <text:p>12</text:p>
          </table:table-cell>
          <table:table-cell table:formula="of:=DECIMAL([.G147];16)" office:value-type="float" office:value="0" calcext:value-type="float">
            <text:p>0</text:p>
          </table:table-cell>
          <table:table-cell table:formula="of:=BASE([.H147];2;4)" office:value-type="string" office:string-value="1100" calcext:value-type="string">
            <text:p>1100</text:p>
          </table:table-cell>
          <table:table-cell table:formula="of:=BASE([.I147];2;4)" office:value-type="string" office:string-value="0000" calcext:value-type="string">
            <text:p>0000</text:p>
          </table:table-cell>
          <table:table-cell table:formula="of:=[.J147]&amp;[.K147]" office:value-type="string" office:string-value="11000000" calcext:value-type="string">
            <text:p>11000000</text:p>
          </table:table-cell>
          <table:table-cell table:number-columns-repeated="7"/>
          <table:table-cell table:formula="of:=26+([.A147]-1)*4+1-1" office:value-type="float" office:value="446" calcext:value-type="float">
            <text:p>446</text:p>
          </table:table-cell>
          <table:table-cell table:formula="of:=[.T147]+8" office:value-type="float" office:value="454" calcext:value-type="float">
            <text:p>454</text:p>
          </table:table-cell>
        </table:table-row>
        <table:table-row table:style-name="ro1">
          <table:table-cell table:formula="of:=[.A147]+1" office:value-type="float" office:value="107" calcext:value-type="float">
            <text:p>107</text:p>
          </table:table-cell>
          <table:table-cell table:formula="of:=MID([.$C$37];([.A148]-1)*4+1;2)" office:value-type="string" office:string-value="45" calcext:value-type="string">
            <text:p>45</text:p>
          </table:table-cell>
          <table:table-cell table:formula="of:=MID([.$C$37];([.A148]-1)*4+1+2;2)" office:value-type="string" office:string-value="44" calcext:value-type="string">
            <text:p>44</text:p>
          </table:table-cell>
          <table:table-cell table:formula="of:=DECIMAL([.B148];16)" office:value-type="float" office:value="69" calcext:value-type="float">
            <text:p>69</text:p>
          </table:table-cell>
          <table:table-cell table:formula="of:=DECIMAL([.C148];16)" office:value-type="float" office:value="68" calcext:value-type="float">
            <text:p>68</text:p>
          </table:table-cell>
          <table:table-cell table:formula="of:=CHAR([.D148])" office:value-type="string" office:string-value="E" calcext:value-type="string">
            <text:p>E</text:p>
          </table:table-cell>
          <table:table-cell table:formula="of:=CHAR([.E148])" office:value-type="string" office:string-value="D" calcext:value-type="string">
            <text:p>D</text:p>
          </table:table-cell>
          <table:table-cell table:formula="of:=DECIMAL([.F148];16)" office:value-type="float" office:value="14" calcext:value-type="float">
            <text:p>14</text:p>
          </table:table-cell>
          <table:table-cell table:formula="of:=DECIMAL([.G148];16)" office:value-type="float" office:value="13" calcext:value-type="float">
            <text:p>13</text:p>
          </table:table-cell>
          <table:table-cell table:formula="of:=BASE([.H148];2;4)" office:value-type="string" office:string-value="1110" calcext:value-type="string">
            <text:p>1110</text:p>
          </table:table-cell>
          <table:table-cell table:formula="of:=BASE([.I148];2;4)" office:value-type="string" office:string-value="1101" calcext:value-type="string">
            <text:p>1101</text:p>
          </table:table-cell>
          <table:table-cell table:formula="of:=[.J148]&amp;[.K148]" office:value-type="string" office:string-value="11101101" calcext:value-type="string">
            <text:p>11101101</text:p>
          </table:table-cell>
          <table:table-cell table:formula="of:=[.L147]&amp;[.L148]" office:value-type="string" office:string-value="1100000011101101" calcext:value-type="string">
            <text:p>1100000011101101</text:p>
          </table:table-cell>
          <table:table-cell office:value-type="string" calcext:value-type="string">
            <text:p>Battery spanning in milliVolts</text:p>
          </table:table-cell>
          <table:table-cell table:formula="of:=DECIMAL([.M148];2)" office:value-type="float" office:value="49389" calcext:value-type="float">
            <text:p>49389</text:p>
          </table:table-cell>
          <table:table-cell table:number-columns-repeated="6"/>
        </table:table-row>
        <table:table-row table:style-name="ro1">
          <table:table-cell table:formula="of:=[.A148]+1" office:value-type="float" office:value="108" calcext:value-type="float">
            <text:p>108</text:p>
          </table:table-cell>
          <table:table-cell table:formula="of:=MID([.$C$37];([.A149]-1)*4+1;2)" office:value-type="string" office:string-value="46" calcext:value-type="string">
            <text:p>46</text:p>
          </table:table-cell>
          <table:table-cell table:formula="of:=MID([.$C$37];([.A149]-1)*4+1+2;2)" office:value-type="string" office:string-value="46" calcext:value-type="string">
            <text:p>46</text:p>
          </table:table-cell>
          <table:table-cell table:formula="of:=DECIMAL([.B149];16)" office:value-type="float" office:value="70" calcext:value-type="float">
            <text:p>70</text:p>
          </table:table-cell>
          <table:table-cell table:formula="of:=DECIMAL([.C149];16)" office:value-type="float" office:value="70" calcext:value-type="float">
            <text:p>70</text:p>
          </table:table-cell>
          <table:table-cell table:formula="of:=CHAR([.D149])" office:value-type="string" office:string-value="F" calcext:value-type="string">
            <text:p>F</text:p>
          </table:table-cell>
          <table:table-cell table:formula="of:=CHAR([.E149])" office:value-type="string" office:string-value="F" calcext:value-type="string">
            <text:p>F</text:p>
          </table:table-cell>
          <table:table-cell table:formula="of:=DECIMAL([.F149];16)" office:value-type="float" office:value="15" calcext:value-type="float">
            <text:p>15</text:p>
          </table:table-cell>
          <table:table-cell table:formula="of:=DECIMAL([.G149];16)" office:value-type="float" office:value="15" calcext:value-type="float">
            <text:p>15</text:p>
          </table:table-cell>
          <table:table-cell table:formula="of:=BASE([.H149];2;4)" office:value-type="string" office:string-value="1111" calcext:value-type="string">
            <text:p>1111</text:p>
          </table:table-cell>
          <table:table-cell table:formula="of:=BASE([.I149];2;4)" office:value-type="string" office:string-value="1111" calcext:value-type="string">
            <text:p>1111</text:p>
          </table:table-cell>
          <table:table-cell table:formula="of:=[.J149]&amp;[.K149]" office:value-type="string" office:string-value="11111111" calcext:value-type="string">
            <text:p>11111111</text:p>
          </table:table-cell>
          <table:table-cell table:number-columns-repeated="7"/>
          <table:table-cell table:formula="of:=26+([.A149]-1)*4+1-1" office:value-type="float" office:value="454" calcext:value-type="float">
            <text:p>454</text:p>
          </table:table-cell>
          <table:table-cell table:formula="of:=[.T149]+8" office:value-type="float" office:value="462" calcext:value-type="float">
            <text:p>462</text:p>
          </table:table-cell>
        </table:table-row>
        <table:table-row table:style-name="ro1">
          <table:table-cell table:formula="of:=[.A149]+1" office:value-type="float" office:value="109" calcext:value-type="float">
            <text:p>109</text:p>
          </table:table-cell>
          <table:table-cell table:formula="of:=MID([.$C$37];([.A150]-1)*4+1;2)" office:value-type="string" office:string-value="46" calcext:value-type="string">
            <text:p>46</text:p>
          </table:table-cell>
          <table:table-cell table:formula="of:=MID([.$C$37];([.A150]-1)*4+1+2;2)" office:value-type="string" office:string-value="46" calcext:value-type="string">
            <text:p>46</text:p>
          </table:table-cell>
          <table:table-cell table:formula="of:=DECIMAL([.B150];16)" office:value-type="float" office:value="70" calcext:value-type="float">
            <text:p>70</text:p>
          </table:table-cell>
          <table:table-cell table:formula="of:=DECIMAL([.C150];16)" office:value-type="float" office:value="70" calcext:value-type="float">
            <text:p>70</text:p>
          </table:table-cell>
          <table:table-cell table:formula="of:=CHAR([.D150])" office:value-type="string" office:string-value="F" calcext:value-type="string">
            <text:p>F</text:p>
          </table:table-cell>
          <table:table-cell table:formula="of:=CHAR([.E150])" office:value-type="string" office:string-value="F" calcext:value-type="string">
            <text:p>F</text:p>
          </table:table-cell>
          <table:table-cell table:formula="of:=DECIMAL([.F150];16)" office:value-type="float" office:value="15" calcext:value-type="float">
            <text:p>15</text:p>
          </table:table-cell>
          <table:table-cell table:formula="of:=DECIMAL([.G150];16)" office:value-type="float" office:value="15" calcext:value-type="float">
            <text:p>15</text:p>
          </table:table-cell>
          <table:table-cell table:formula="of:=BASE([.H150];2;4)" office:value-type="string" office:string-value="1111" calcext:value-type="string">
            <text:p>1111</text:p>
          </table:table-cell>
          <table:table-cell table:formula="of:=BASE([.I150];2;4)" office:value-type="string" office:string-value="1111" calcext:value-type="string">
            <text:p>1111</text:p>
          </table:table-cell>
          <table:table-cell table:formula="of:=[.J150]&amp;[.K150]" office:value-type="string" office:string-value="11111111" calcext:value-type="string">
            <text:p>11111111</text:p>
          </table:table-cell>
          <table:table-cell table:formula="of:=[.L149]&amp;[.L150]" office:value-type="string" office:string-value="1111111111111111" calcext:value-type="string">
            <text:p>1111111111111111</text:p>
          </table:table-cell>
          <table:table-cell office:value-type="string" calcext:value-type="string">
            <text:p>Oorblywende energie in milliAmpuur</text:p>
          </table:table-cell>
          <table:table-cell table:formula="of:=DECIMAL([.M150];2)" office:value-type="float" office:value="65535" calcext:value-type="float">
            <text:p>65535</text:p>
          </table:table-cell>
          <table:table-cell table:number-columns-repeated="2"/>
          <table:table-cell table:formula="of:=48*[.O150]/1000/1000" office:value-type="float" office:value="3.14568" calcext:value-type="float">
            <text:p>3.14568</text:p>
          </table:table-cell>
          <table:table-cell office:value-type="string" calcext:value-type="string">
            <text:p>kWh</text:p>
          </table:table-cell>
          <table:table-cell table:number-columns-repeated="2"/>
        </table:table-row>
        <table:table-row table:style-name="ro1">
          <table:table-cell table:formula="of:=[.A150]+1" office:value-type="float" office:value="110" calcext:value-type="float">
            <text:p>110</text:p>
          </table:table-cell>
          <table:table-cell table:formula="of:=MID([.$C$37];([.A151]-1)*4+1;2)" office:value-type="string" office:string-value="30" calcext:value-type="string">
            <text:p>30</text:p>
          </table:table-cell>
          <table:table-cell table:formula="of:=MID([.$C$37];([.A151]-1)*4+1+2;2)" office:value-type="string" office:string-value="34" calcext:value-type="string">
            <text:p>34</text:p>
          </table:table-cell>
          <table:table-cell table:formula="of:=DECIMAL([.B151];16)" office:value-type="float" office:value="48" calcext:value-type="float">
            <text:p>48</text:p>
          </table:table-cell>
          <table:table-cell table:formula="of:=DECIMAL([.C151];16)" office:value-type="float" office:value="52" calcext:value-type="float">
            <text:p>52</text:p>
          </table:table-cell>
          <table:table-cell table:formula="of:=CHAR([.D151])" office:value-type="string" office:string-value="0" calcext:value-type="string">
            <text:p>0</text:p>
          </table:table-cell>
          <table:table-cell table:formula="of:=CHAR([.E151])" office:value-type="string" office:string-value="4" calcext:value-type="string">
            <text:p>4</text:p>
          </table:table-cell>
          <table:table-cell table:formula="of:=DECIMAL([.F151];16)" office:value-type="float" office:value="0" calcext:value-type="float">
            <text:p>0</text:p>
          </table:table-cell>
          <table:table-cell table:formula="of:=DECIMAL([.G151];16)" office:value-type="float" office:value="4" calcext:value-type="float">
            <text:p>4</text:p>
          </table:table-cell>
          <table:table-cell table:formula="of:=BASE([.H151];2;4)" office:value-type="string" office:string-value="0000" calcext:value-type="string">
            <text:p>0000</text:p>
          </table:table-cell>
          <table:table-cell table:formula="of:=BASE([.I151];2;4)" office:value-type="string" office:string-value="0100" calcext:value-type="string">
            <text:p>0100</text:p>
          </table:table-cell>
          <table:table-cell table:formula="of:=[.J151]&amp;[.K151]" office:value-type="string" office:string-value="00000100" calcext:value-type="string">
            <text:p>00000100</text:p>
          </table:table-cell>
          <table:table-cell/>
          <table:table-cell office:value-type="string" calcext:value-type="string">
            <text:p>Gebruiker gedefinieerd</text:p>
          </table:table-cell>
          <table:table-cell table:number-columns-repeated="7"/>
        </table:table-row>
        <table:table-row table:style-name="ro1">
          <table:table-cell table:formula="of:=[.A151]+1" office:value-type="float" office:value="111" calcext:value-type="float">
            <text:p>111</text:p>
          </table:table-cell>
          <table:table-cell table:formula="of:=MID([.$C$37];([.A152]-1)*4+1;2)" office:value-type="string" office:string-value="46" calcext:value-type="string">
            <text:p>46</text:p>
          </table:table-cell>
          <table:table-cell table:formula="of:=MID([.$C$37];([.A152]-1)*4+1+2;2)" office:value-type="string" office:string-value="46" calcext:value-type="string">
            <text:p>46</text:p>
          </table:table-cell>
          <table:table-cell table:formula="of:=DECIMAL([.B152];16)" office:value-type="float" office:value="70" calcext:value-type="float">
            <text:p>70</text:p>
          </table:table-cell>
          <table:table-cell table:formula="of:=DECIMAL([.C152];16)" office:value-type="float" office:value="70" calcext:value-type="float">
            <text:p>70</text:p>
          </table:table-cell>
          <table:table-cell table:formula="of:=CHAR([.D152])" office:value-type="string" office:string-value="F" calcext:value-type="string">
            <text:p>F</text:p>
          </table:table-cell>
          <table:table-cell table:formula="of:=CHAR([.E152])" office:value-type="string" office:string-value="F" calcext:value-type="string">
            <text:p>F</text:p>
          </table:table-cell>
          <table:table-cell table:formula="of:=DECIMAL([.F152];16)" office:value-type="float" office:value="15" calcext:value-type="float">
            <text:p>15</text:p>
          </table:table-cell>
          <table:table-cell table:formula="of:=DECIMAL([.G152];16)" office:value-type="float" office:value="15" calcext:value-type="float">
            <text:p>15</text:p>
          </table:table-cell>
          <table:table-cell table:formula="of:=BASE([.H152];2;4)" office:value-type="string" office:string-value="1111" calcext:value-type="string">
            <text:p>1111</text:p>
          </table:table-cell>
          <table:table-cell table:formula="of:=BASE([.I152];2;4)" office:value-type="string" office:string-value="1111" calcext:value-type="string">
            <text:p>1111</text:p>
          </table:table-cell>
          <table:table-cell table:formula="of:=[.J152]&amp;[.K152]" office:value-type="string" office:string-value="11111111" calcext:value-type="string">
            <text:p>11111111</text:p>
          </table:table-cell>
          <table:table-cell table:number-columns-repeated="7"/>
          <table:table-cell table:formula="of:=26+([.A152]-1)*4+1-1" office:value-type="float" office:value="466" calcext:value-type="float">
            <text:p>466</text:p>
          </table:table-cell>
          <table:table-cell table:formula="of:=[.T152]+8" office:value-type="float" office:value="474" calcext:value-type="float">
            <text:p>474</text:p>
          </table:table-cell>
        </table:table-row>
        <table:table-row table:style-name="ro1">
          <table:table-cell table:formula="of:=[.A152]+1" office:value-type="float" office:value="112" calcext:value-type="float">
            <text:p>112</text:p>
          </table:table-cell>
          <table:table-cell table:formula="of:=MID([.$C$37];([.A153]-1)*4+1;2)" office:value-type="string" office:string-value="46" calcext:value-type="string">
            <text:p>46</text:p>
          </table:table-cell>
          <table:table-cell table:formula="of:=MID([.$C$37];([.A153]-1)*4+1+2;2)" office:value-type="string" office:string-value="46" calcext:value-type="string">
            <text:p>46</text:p>
          </table:table-cell>
          <table:table-cell table:formula="of:=DECIMAL([.B153];16)" office:value-type="float" office:value="70" calcext:value-type="float">
            <text:p>70</text:p>
          </table:table-cell>
          <table:table-cell table:formula="of:=DECIMAL([.C153];16)" office:value-type="float" office:value="70" calcext:value-type="float">
            <text:p>70</text:p>
          </table:table-cell>
          <table:table-cell table:formula="of:=CHAR([.D153])" office:value-type="string" office:string-value="F" calcext:value-type="string">
            <text:p>F</text:p>
          </table:table-cell>
          <table:table-cell table:formula="of:=CHAR([.E153])" office:value-type="string" office:string-value="F" calcext:value-type="string">
            <text:p>F</text:p>
          </table:table-cell>
          <table:table-cell table:formula="of:=DECIMAL([.F153];16)" office:value-type="float" office:value="15" calcext:value-type="float">
            <text:p>15</text:p>
          </table:table-cell>
          <table:table-cell table:formula="of:=DECIMAL([.G153];16)" office:value-type="float" office:value="15" calcext:value-type="float">
            <text:p>15</text:p>
          </table:table-cell>
          <table:table-cell table:formula="of:=BASE([.H153];2;4)" office:value-type="string" office:string-value="1111" calcext:value-type="string">
            <text:p>1111</text:p>
          </table:table-cell>
          <table:table-cell table:formula="of:=BASE([.I153];2;4)" office:value-type="string" office:string-value="1111" calcext:value-type="string">
            <text:p>1111</text:p>
          </table:table-cell>
          <table:table-cell table:formula="of:=[.J153]&amp;[.K153]" office:value-type="string" office:string-value="11111111" calcext:value-type="string">
            <text:p>11111111</text:p>
          </table:table-cell>
          <table:table-cell table:formula="of:=[.L152]&amp;[.L153]" office:value-type="string" office:string-value="1111111111111111" calcext:value-type="string">
            <text:p>1111111111111111</text:p>
          </table:table-cell>
          <table:table-cell office:value-type="string" calcext:value-type="string">
            <text:p>Totale battery kapasiteit</text:p>
          </table:table-cell>
          <table:table-cell table:formula="of:=DECIMAL([.M153];2)" office:value-type="float" office:value="65535" calcext:value-type="float">
            <text:p>65535</text:p>
          </table:table-cell>
          <table:table-cell table:number-columns-repeated="2"/>
          <table:table-cell table:style-name="ce3" table:formula="of:=[.O150]/[.O153]" office:value-type="percentage" office:value="1" calcext:value-type="percentage">
            <text:p>100.00%</text:p>
          </table:table-cell>
          <table:table-cell office:value-type="string" calcext:value-type="string">
            <text:p>SOC (State of charge)</text:p>
          </table:table-cell>
          <table:table-cell table:number-columns-repeated="2"/>
        </table:table-row>
        <table:table-row table:style-name="ro1">
          <table:table-cell table:formula="of:=[.A153]+1" office:value-type="float" office:value="113" calcext:value-type="float">
            <text:p>113</text:p>
          </table:table-cell>
          <table:table-cell table:formula="of:=MID([.$C$37];([.A154]-1)*4+1;2)" office:value-type="string" office:string-value="30" calcext:value-type="string">
            <text:p>30</text:p>
          </table:table-cell>
          <table:table-cell table:formula="of:=MID([.$C$37];([.A154]-1)*4+1+2;2)" office:value-type="string" office:string-value="30" calcext:value-type="string">
            <text:p>30</text:p>
          </table:table-cell>
          <table:table-cell table:formula="of:=DECIMAL([.B154];16)" office:value-type="float" office:value="48" calcext:value-type="float">
            <text:p>48</text:p>
          </table:table-cell>
          <table:table-cell table:formula="of:=DECIMAL([.C154];16)" office:value-type="float" office:value="48" calcext:value-type="float">
            <text:p>48</text:p>
          </table:table-cell>
          <table:table-cell table:formula="of:=CHAR([.D154])" office:value-type="string" office:string-value="0" calcext:value-type="string">
            <text:p>0</text:p>
          </table:table-cell>
          <table:table-cell table:formula="of:=CHAR([.E154])" office:value-type="string" office:string-value="0" calcext:value-type="string">
            <text:p>0</text:p>
          </table:table-cell>
          <table:table-cell table:formula="of:=DECIMAL([.F154];16)" office:value-type="float" office:value="0" calcext:value-type="float">
            <text:p>0</text:p>
          </table:table-cell>
          <table:table-cell table:formula="of:=DECIMAL([.G154];16)" office:value-type="float" office:value="0" calcext:value-type="float">
            <text:p>0</text:p>
          </table:table-cell>
          <table:table-cell table:formula="of:=BASE([.H154];2;4)" office:value-type="string" office:string-value="0000" calcext:value-type="string">
            <text:p>0000</text:p>
          </table:table-cell>
          <table:table-cell table:formula="of:=BASE([.I154];2;4)" office:value-type="string" office:string-value="0000" calcext:value-type="string">
            <text:p>0000</text:p>
          </table:table-cell>
          <table:table-cell table:formula="of:=[.J154]&amp;[.K154]" office:value-type="string" office:string-value="00000000" calcext:value-type="string">
            <text:p>00000000</text:p>
          </table:table-cell>
          <table:table-cell table:number-columns-repeated="7"/>
          <table:table-cell table:formula="of:=26+([.A154]-1)*4+1-1" office:value-type="float" office:value="474" calcext:value-type="float">
            <text:p>474</text:p>
          </table:table-cell>
          <table:table-cell table:formula="of:=[.T154]+8" office:value-type="float" office:value="482" calcext:value-type="float">
            <text:p>482</text:p>
          </table:table-cell>
        </table:table-row>
        <table:table-row table:style-name="ro1">
          <table:table-cell table:formula="of:=[.A154]+1" office:value-type="float" office:value="114" calcext:value-type="float">
            <text:p>114</text:p>
          </table:table-cell>
          <table:table-cell table:formula="of:=MID([.$C$37];([.A155]-1)*4+1;2)" office:value-type="string" office:string-value="43" calcext:value-type="string">
            <text:p>43</text:p>
          </table:table-cell>
          <table:table-cell table:formula="of:=MID([.$C$37];([.A155]-1)*4+1+2;2)" office:value-type="string" office:string-value="42" calcext:value-type="string">
            <text:p>42</text:p>
          </table:table-cell>
          <table:table-cell table:formula="of:=DECIMAL([.B155];16)" office:value-type="float" office:value="67" calcext:value-type="float">
            <text:p>67</text:p>
          </table:table-cell>
          <table:table-cell table:formula="of:=DECIMAL([.C155];16)" office:value-type="float" office:value="66" calcext:value-type="float">
            <text:p>66</text:p>
          </table:table-cell>
          <table:table-cell table:formula="of:=CHAR([.D155])" office:value-type="string" office:string-value="C" calcext:value-type="string">
            <text:p>C</text:p>
          </table:table-cell>
          <table:table-cell table:formula="of:=CHAR([.E155])" office:value-type="string" office:string-value="B" calcext:value-type="string">
            <text:p>B</text:p>
          </table:table-cell>
          <table:table-cell table:formula="of:=DECIMAL([.F155];16)" office:value-type="float" office:value="12" calcext:value-type="float">
            <text:p>12</text:p>
          </table:table-cell>
          <table:table-cell table:formula="of:=DECIMAL([.G155];16)" office:value-type="float" office:value="11" calcext:value-type="float">
            <text:p>11</text:p>
          </table:table-cell>
          <table:table-cell table:formula="of:=BASE([.H155];2;4)" office:value-type="string" office:string-value="1100" calcext:value-type="string">
            <text:p>1100</text:p>
          </table:table-cell>
          <table:table-cell table:formula="of:=BASE([.I155];2;4)" office:value-type="string" office:string-value="1011" calcext:value-type="string">
            <text:p>1011</text:p>
          </table:table-cell>
          <table:table-cell table:formula="of:=[.J155]&amp;[.K155]" office:value-type="string" office:string-value="11001011" calcext:value-type="string">
            <text:p>11001011</text:p>
          </table:table-cell>
          <table:table-cell table:formula="of:=[.L154]&amp;[.L155]" office:value-type="string" office:string-value="0000000011001011" calcext:value-type="string">
            <text:p>0000000011001011</text:p>
          </table:table-cell>
          <table:table-cell office:value-type="string" calcext:value-type="string">
            <text:p>Aantal battery siklusse</text:p>
          </table:table-cell>
          <table:table-cell table:formula="of:=DECIMAL([.M155];2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formula="of:=[.A155]+1" office:value-type="float" office:value="115" calcext:value-type="float">
            <text:p>115</text:p>
          </table:table-cell>
          <table:table-cell table:formula="of:=MID([.$C$37];([.A156]-1)*4+1;2)" office:value-type="string" office:string-value="30" calcext:value-type="string">
            <text:p>30</text:p>
          </table:table-cell>
          <table:table-cell table:formula="of:=MID([.$C$37];([.A156]-1)*4+1+2;2)" office:value-type="string" office:string-value="30" calcext:value-type="string">
            <text:p>30</text:p>
          </table:table-cell>
          <table:table-cell table:formula="of:=DECIMAL([.B156];16)" office:value-type="float" office:value="48" calcext:value-type="float">
            <text:p>48</text:p>
          </table:table-cell>
          <table:table-cell table:formula="of:=DECIMAL([.C156];16)" office:value-type="float" office:value="48" calcext:value-type="float">
            <text:p>48</text:p>
          </table:table-cell>
          <table:table-cell table:formula="of:=CHAR([.D156])" office:value-type="string" office:string-value="0" calcext:value-type="string">
            <text:p>0</text:p>
          </table:table-cell>
          <table:table-cell table:formula="of:=CHAR([.E156])" office:value-type="string" office:string-value="0" calcext:value-type="string">
            <text:p>0</text:p>
          </table:table-cell>
          <table:table-cell table:formula="of:=DECIMAL([.F156];16)" office:value-type="float" office:value="0" calcext:value-type="float">
            <text:p>0</text:p>
          </table:table-cell>
          <table:table-cell table:formula="of:=DECIMAL([.G156];16)" office:value-type="float" office:value="0" calcext:value-type="float">
            <text:p>0</text:p>
          </table:table-cell>
          <table:table-cell table:formula="of:=BASE([.H156];2;4)" office:value-type="string" office:string-value="0000" calcext:value-type="string">
            <text:p>0000</text:p>
          </table:table-cell>
          <table:table-cell table:formula="of:=BASE([.I156];2;4)" office:value-type="string" office:string-value="0000" calcext:value-type="string">
            <text:p>0000</text:p>
          </table:table-cell>
          <table:table-cell table:formula="of:=[.J156]&amp;[.K156]" office:value-type="string" office:string-value="00000000" calcext:value-type="string">
            <text:p>00000000</text:p>
          </table:table-cell>
          <table:table-cell/>
          <table:table-cell table:style-name="ce2" office:value-type="string" calcext:value-type="string">
            <text:p>Onseker wat hierdie vlag is, dit is dieselfde as die vorige battery se waardes.</text:p>
          </table:table-cell>
          <table:table-cell table:number-columns-repeated="5"/>
          <table:table-cell table:formula="of:=26+([.A156]-1)*4+1-1" office:value-type="float" office:value="482" calcext:value-type="float">
            <text:p>482</text:p>
          </table:table-cell>
          <table:table-cell table:formula="of:=[.T156]+12" office:value-type="float" office:value="494" calcext:value-type="float">
            <text:p>494</text:p>
          </table:table-cell>
        </table:table-row>
        <table:table-row table:style-name="ro1">
          <table:table-cell table:formula="of:=[.A156]+1" office:value-type="float" office:value="116" calcext:value-type="float">
            <text:p>116</text:p>
          </table:table-cell>
          <table:table-cell table:formula="of:=MID([.$C$37];([.A157]-1)*4+1;2)" office:value-type="string" office:string-value="38" calcext:value-type="string">
            <text:p>38</text:p>
          </table:table-cell>
          <table:table-cell table:formula="of:=MID([.$C$37];([.A157]-1)*4+1+2;2)" office:value-type="string" office:string-value="41" calcext:value-type="string">
            <text:p>41</text:p>
          </table:table-cell>
          <table:table-cell table:formula="of:=DECIMAL([.B157];16)" office:value-type="float" office:value="56" calcext:value-type="float">
            <text:p>56</text:p>
          </table:table-cell>
          <table:table-cell table:formula="of:=DECIMAL([.C157];16)" office:value-type="float" office:value="65" calcext:value-type="float">
            <text:p>65</text:p>
          </table:table-cell>
          <table:table-cell table:formula="of:=CHAR([.D157])" office:value-type="string" office:string-value="8" calcext:value-type="string">
            <text:p>8</text:p>
          </table:table-cell>
          <table:table-cell table:formula="of:=CHAR([.E157])" office:value-type="string" office:string-value="A" calcext:value-type="string">
            <text:p>A</text:p>
          </table:table-cell>
          <table:table-cell table:formula="of:=DECIMAL([.F157];16)" office:value-type="float" office:value="8" calcext:value-type="float">
            <text:p>8</text:p>
          </table:table-cell>
          <table:table-cell table:formula="of:=DECIMAL([.G157];16)" office:value-type="float" office:value="10" calcext:value-type="float">
            <text:p>10</text:p>
          </table:table-cell>
          <table:table-cell table:formula="of:=BASE([.H157];2;4)" office:value-type="string" office:string-value="1000" calcext:value-type="string">
            <text:p>1000</text:p>
          </table:table-cell>
          <table:table-cell table:formula="of:=BASE([.I157];2;4)" office:value-type="string" office:string-value="1010" calcext:value-type="string">
            <text:p>1010</text:p>
          </table:table-cell>
          <table:table-cell table:formula="of:=[.J157]&amp;[.K157]" office:value-type="string" office:string-value="10001010" calcext:value-type="string">
            <text:p>10001010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table:formula="of:=[.A157]+1" office:value-type="float" office:value="117" calcext:value-type="float">
            <text:p>117</text:p>
          </table:table-cell>
          <table:table-cell table:formula="of:=MID([.$C$37];([.A158]-1)*4+1;2)" office:value-type="string" office:string-value="43" calcext:value-type="string">
            <text:p>43</text:p>
          </table:table-cell>
          <table:table-cell table:formula="of:=MID([.$C$37];([.A158]-1)*4+1+2;2)" office:value-type="string" office:string-value="30" calcext:value-type="string">
            <text:p>30</text:p>
          </table:table-cell>
          <table:table-cell table:formula="of:=DECIMAL([.B158];16)" office:value-type="float" office:value="67" calcext:value-type="float">
            <text:p>67</text:p>
          </table:table-cell>
          <table:table-cell table:formula="of:=DECIMAL([.C158];16)" office:value-type="float" office:value="48" calcext:value-type="float">
            <text:p>48</text:p>
          </table:table-cell>
          <table:table-cell table:formula="of:=CHAR([.D158])" office:value-type="string" office:string-value="C" calcext:value-type="string">
            <text:p>C</text:p>
          </table:table-cell>
          <table:table-cell table:formula="of:=CHAR([.E158])" office:value-type="string" office:string-value="0" calcext:value-type="string">
            <text:p>0</text:p>
          </table:table-cell>
          <table:table-cell table:formula="of:=DECIMAL([.F158];16)" office:value-type="float" office:value="12" calcext:value-type="float">
            <text:p>12</text:p>
          </table:table-cell>
          <table:table-cell table:formula="of:=DECIMAL([.G158];16)" office:value-type="float" office:value="0" calcext:value-type="float">
            <text:p>0</text:p>
          </table:table-cell>
          <table:table-cell table:formula="of:=BASE([.H158];2;4)" office:value-type="string" office:string-value="1100" calcext:value-type="string">
            <text:p>1100</text:p>
          </table:table-cell>
          <table:table-cell table:formula="of:=BASE([.I158];2;4)" office:value-type="string" office:string-value="0000" calcext:value-type="string">
            <text:p>0000</text:p>
          </table:table-cell>
          <table:table-cell table:formula="of:=[.J158]&amp;[.K158]" office:value-type="string" office:string-value="11000000" calcext:value-type="string">
            <text:p>11000000</text:p>
          </table:table-cell>
          <table:table-cell table:formula="of:=[.L156]&amp;[.L157]&amp;[.L158]" office:value-type="string" office:string-value="000000001000101011000000" calcext:value-type="string">
            <text:p>000000001000101011000000</text:p>
          </table:table-cell>
          <table:table-cell office:value-type="string" calcext:value-type="string">
            <text:p>Oorblywende energie in milliAmpuur</text:p>
          </table:table-cell>
          <table:table-cell table:formula="of:=DECIMAL([.M158];2)" office:value-type="float" office:value="35520" calcext:value-type="float">
            <text:p>35520</text:p>
          </table:table-cell>
          <table:table-cell table:number-columns-repeated="2"/>
          <table:table-cell table:formula="of:=48*[.O158]/1000/1000" office:value-type="float" office:value="1.70496" calcext:value-type="float">
            <text:p>1.70496</text:p>
          </table:table-cell>
          <table:table-cell office:value-type="string" calcext:value-type="string">
            <text:p>[kWh]</text:p>
          </table:table-cell>
          <table:table-cell table:number-columns-repeated="2"/>
        </table:table-row>
        <table:table-row table:style-name="ro1">
          <table:table-cell table:formula="of:=[.A158]+1" office:value-type="float" office:value="118" calcext:value-type="float">
            <text:p>118</text:p>
          </table:table-cell>
          <table:table-cell table:formula="of:=MID([.$C$37];([.A159]-1)*4+1;2)" office:value-type="string" office:string-value="30" calcext:value-type="string">
            <text:p>30</text:p>
          </table:table-cell>
          <table:table-cell table:formula="of:=MID([.$C$37];([.A159]-1)*4+1+2;2)" office:value-type="string" office:string-value="31" calcext:value-type="string">
            <text:p>31</text:p>
          </table:table-cell>
          <table:table-cell table:formula="of:=DECIMAL([.B159];16)" office:value-type="float" office:value="48" calcext:value-type="float">
            <text:p>48</text:p>
          </table:table-cell>
          <table:table-cell table:formula="of:=DECIMAL([.C159];16)" office:value-type="float" office:value="49" calcext:value-type="float">
            <text:p>49</text:p>
          </table:table-cell>
          <table:table-cell table:formula="of:=CHAR([.D159])" office:value-type="string" office:string-value="0" calcext:value-type="string">
            <text:p>0</text:p>
          </table:table-cell>
          <table:table-cell table:formula="of:=CHAR([.E159])" office:value-type="string" office:string-value="1" calcext:value-type="string">
            <text:p>1</text:p>
          </table:table-cell>
          <table:table-cell table:formula="of:=DECIMAL([.F159];16)" office:value-type="float" office:value="0" calcext:value-type="float">
            <text:p>0</text:p>
          </table:table-cell>
          <table:table-cell table:formula="of:=DECIMAL([.G159];16)" office:value-type="float" office:value="1" calcext:value-type="float">
            <text:p>1</text:p>
          </table:table-cell>
          <table:table-cell table:formula="of:=BASE([.H159];2;4)" office:value-type="string" office:string-value="0000" calcext:value-type="string">
            <text:p>0000</text:p>
          </table:table-cell>
          <table:table-cell table:formula="of:=BASE([.I159];2;4)" office:value-type="string" office:string-value="0001" calcext:value-type="string">
            <text:p>0001</text:p>
          </table:table-cell>
          <table:table-cell table:formula="of:=[.J159]&amp;[.K159]" office:value-type="string" office:string-value="00000001" calcext:value-type="string">
            <text:p>00000001</text:p>
          </table:table-cell>
          <table:table-cell table:number-columns-repeated="7"/>
          <table:table-cell table:formula="of:=26+([.A159]-1)*4+1-1" office:value-type="float" office:value="494" calcext:value-type="float">
            <text:p>494</text:p>
          </table:table-cell>
          <table:table-cell table:formula="of:=[.T159]+12" office:value-type="float" office:value="506" calcext:value-type="float">
            <text:p>506</text:p>
          </table:table-cell>
        </table:table-row>
        <table:table-row table:style-name="ro1">
          <table:table-cell table:formula="of:=[.A159]+1" office:value-type="float" office:value="119" calcext:value-type="float">
            <text:p>119</text:p>
          </table:table-cell>
          <table:table-cell table:formula="of:=MID([.$C$37];([.A160]-1)*4+1;2)" office:value-type="string" office:string-value="32" calcext:value-type="string">
            <text:p>32</text:p>
          </table:table-cell>
          <table:table-cell table:formula="of:=MID([.$C$37];([.A160]-1)*4+1+2;2)" office:value-type="string" office:string-value="31" calcext:value-type="string">
            <text:p>31</text:p>
          </table:table-cell>
          <table:table-cell table:formula="of:=DECIMAL([.B160];16)" office:value-type="float" office:value="50" calcext:value-type="float">
            <text:p>50</text:p>
          </table:table-cell>
          <table:table-cell table:formula="of:=DECIMAL([.C160];16)" office:value-type="float" office:value="49" calcext:value-type="float">
            <text:p>49</text:p>
          </table:table-cell>
          <table:table-cell table:formula="of:=CHAR([.D160])" office:value-type="string" office:string-value="2" calcext:value-type="string">
            <text:p>2</text:p>
          </table:table-cell>
          <table:table-cell table:formula="of:=CHAR([.E160])" office:value-type="string" office:string-value="1" calcext:value-type="string">
            <text:p>1</text:p>
          </table:table-cell>
          <table:table-cell table:formula="of:=DECIMAL([.F160];16)" office:value-type="float" office:value="2" calcext:value-type="float">
            <text:p>2</text:p>
          </table:table-cell>
          <table:table-cell table:formula="of:=DECIMAL([.G160];16)" office:value-type="float" office:value="1" calcext:value-type="float">
            <text:p>1</text:p>
          </table:table-cell>
          <table:table-cell table:formula="of:=BASE([.H160];2;4)" office:value-type="string" office:string-value="0010" calcext:value-type="string">
            <text:p>0010</text:p>
          </table:table-cell>
          <table:table-cell table:formula="of:=BASE([.I160];2;4)" office:value-type="string" office:string-value="0001" calcext:value-type="string">
            <text:p>0001</text:p>
          </table:table-cell>
          <table:table-cell table:formula="of:=[.J160]&amp;[.K160]" office:value-type="string" office:string-value="00100001" calcext:value-type="string">
            <text:p>00100001</text:p>
          </table:table-cell>
          <table:table-cell table:number-columns-repeated="5"/>
          <table:table-cell office:value-type="string" calcext:value-type="string">
            <text:p>Hierdie kodering is uit die nuwe RS485 protokol uit gekry</text:p>
          </table:table-cell>
          <table:table-cell table:number-columns-repeated="3"/>
        </table:table-row>
        <table:table-row table:style-name="ro1">
          <table:table-cell table:formula="of:=[.A160]+1" office:value-type="float" office:value="120" calcext:value-type="float">
            <text:p>120</text:p>
          </table:table-cell>
          <table:table-cell table:formula="of:=MID([.$C$37];([.A161]-1)*4+1;2)" office:value-type="string" office:string-value="31" calcext:value-type="string">
            <text:p>31</text:p>
          </table:table-cell>
          <table:table-cell table:formula="of:=MID([.$C$37];([.A161]-1)*4+1+2;2)" office:value-type="string" office:string-value="30" calcext:value-type="string">
            <text:p>30</text:p>
          </table:table-cell>
          <table:table-cell table:formula="of:=DECIMAL([.B161];16)" office:value-type="float" office:value="49" calcext:value-type="float">
            <text:p>49</text:p>
          </table:table-cell>
          <table:table-cell table:formula="of:=DECIMAL([.C161];16)" office:value-type="float" office:value="48" calcext:value-type="float">
            <text:p>48</text:p>
          </table:table-cell>
          <table:table-cell table:formula="of:=CHAR([.D161])" office:value-type="string" office:string-value="1" calcext:value-type="string">
            <text:p>1</text:p>
          </table:table-cell>
          <table:table-cell table:formula="of:=CHAR([.E161])" office:value-type="string" office:string-value="0" calcext:value-type="string">
            <text:p>0</text:p>
          </table:table-cell>
          <table:table-cell table:formula="of:=DECIMAL([.F161];16)" office:value-type="float" office:value="1" calcext:value-type="float">
            <text:p>1</text:p>
          </table:table-cell>
          <table:table-cell table:formula="of:=DECIMAL([.G161];16)" office:value-type="float" office:value="0" calcext:value-type="float">
            <text:p>0</text:p>
          </table:table-cell>
          <table:table-cell table:formula="of:=BASE([.H161];2;4)" office:value-type="string" office:string-value="0001" calcext:value-type="string">
            <text:p>0001</text:p>
          </table:table-cell>
          <table:table-cell table:formula="of:=BASE([.I161];2;4)" office:value-type="string" office:string-value="0000" calcext:value-type="string">
            <text:p>0000</text:p>
          </table:table-cell>
          <table:table-cell table:formula="of:=[.J161]&amp;[.K161]" office:value-type="string" office:string-value="00010000" calcext:value-type="string">
            <text:p>00010000</text:p>
          </table:table-cell>
          <table:table-cell table:formula="of:=[.L159]&amp;[.L160]&amp;[.L161]" office:value-type="string" office:string-value="000000010010000100010000" calcext:value-type="string">
            <text:p>000000010010000100010000</text:p>
          </table:table-cell>
          <table:table-cell office:value-type="string" calcext:value-type="string">
            <text:p>Totale battery kapasiteit</text:p>
          </table:table-cell>
          <table:table-cell table:formula="of:=DECIMAL([.M161];2)" office:value-type="float" office:value="74000" calcext:value-type="float">
            <text:p>74000</text:p>
          </table:table-cell>
          <table:table-cell table:number-columns-repeated="2"/>
          <table:table-cell table:formula="of:=48*[.O161]/1000/1000" office:value-type="float" office:value="3.552" calcext:value-type="float">
            <text:p>3.552</text:p>
          </table:table-cell>
          <table:table-cell office:value-type="string" calcext:value-type="string">
            <text:p>[kWh]</text:p>
          </table:table-cell>
          <table:table-cell table:number-columns-repeated="2"/>
        </table:table-row>
        <table:table-row table:style-name="ro1">
          <table:table-cell table:number-columns-repeated="17"/>
          <table:table-cell table:style-name="ce3" table:formula="of:=[.R158]/[.R161]" office:value-type="percentage" office:value="0.48" calcext:value-type="percentage">
            <text:p>48.00%</text:p>
          </table:table-cell>
          <table:table-cell office:value-type="string" calcext:value-type="string">
            <text:p>SOC (State of charge)</text:p>
          </table:table-cell>
          <table:table-cell table:number-columns-repeated="2"/>
        </table:table-row>
      </table:table>
      <table:table table:name="CHKSM_Bat60persent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pdrag:</text:p>
          </table:table-cell>
          <table:table-cell table:number-columns-repeated="6"/>
        </table:table-row>
        <table:table-row table:style-name="ro1">
          <table:table-cell table:formula="of:=&quot;7E &quot;&amp;[.H26]&amp;&quot;0D&quot;" office:value-type="string" office:string-value="7E 0D" calcext:value-type="string">
            <text:p>7E 0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itsetstring:</text:p>
          </table:table-cell>
          <table:table-cell table:number-columns-repeated="6"/>
        </table:table-row>
        <table:table-row table:style-name="ro1">
          <table:table-cell table:formula="of:=[$ParallelBat60persent.A9]" office:value-type="string" office:string-value="7e323030313436303031304630313130323046304344443043444530434444304344443043444430434444304344443043444430434444304344443043444530434445304344443043444430434445303530424333304239313042393130423931304239313030303043304637464646463034464646463030463730303844413430313231313030463043444330434444304344443043444330434443304344423043444530434443304344443043444530434443304344443043444330434445304344433035304242393042394230423942304239313042393130303030433045444646464630344646464630304342303038414330303132313130433541360d" calcext:value-type="string">
            <text:p>7e323030313436303031304630313130323046304344443043444530434444304344443043444430434444304344443043444430434444304344443043444530434445304344443043444430434445303530424333304239313042393130423931304239313030303043304637464646463034464646463030463730303844413430313231313030463043444330434444304344443043444330434443304344423043444530434443304344443043444530434443304344443043444330434445304344433035304242393042394230423942304239313042393130303030433045444646464630344646464630304342303038414330303132313130433541360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ASCII code Hex</text:p>
          </table:table-cell>
          <table:table-cell office:value-type="string" calcext:value-type="string">
            <text:p>ASCII cod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ID([.$A$5];1;2)" office:value-type="string" office:string-value="7e" calcext:value-type="string">
            <text:p>7e</text:p>
          </table:table-cell>
          <table:table-cell table:number-columns-repeated="5"/>
        </table:table-row>
        <table:table-row table:style-name="ro1">
          <table:table-cell table:formula="of:=[.A8]+1" office:value-type="float" office:value="2" calcext:value-type="float">
            <text:p>2</text:p>
          </table:table-cell>
          <table:table-cell table:formula="of:=MID([.$A$5];[.A9]*2-1;2)" office:value-type="string" office:string-value="32" calcext:value-type="string">
            <text:p>32</text:p>
          </table:table-cell>
          <table:table-cell table:formula="of:=HEX2DEC([.B9])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VER</text:p>
          </table:table-cell>
          <table:table-cell/>
        </table:table-row>
        <table:table-row table:style-name="ro1">
          <table:table-cell table:formula="of:=[.A9]+1" office:value-type="float" office:value="3" calcext:value-type="float">
            <text:p>3</text:p>
          </table:table-cell>
          <table:table-cell table:formula="of:=MID([.$A$5];[.A10]*2-1;2)" office:value-type="string" office:string-value="30" calcext:value-type="string">
            <text:p>30</text:p>
          </table:table-cell>
          <table:table-cell table:formula="of:=HEX2DEC([.B10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VER</text:p>
          </table:table-cell>
          <table:table-cell/>
        </table:table-row>
        <table:table-row table:style-name="ro1">
          <table:table-cell table:formula="of:=[.A10]+1" office:value-type="float" office:value="4" calcext:value-type="float">
            <text:p>4</text:p>
          </table:table-cell>
          <table:table-cell table:formula="of:=MID([.$A$5];[.A11]*2-1;2)" office:value-type="string" office:string-value="30" calcext:value-type="string">
            <text:p>30</text:p>
          </table:table-cell>
          <table:table-cell table:formula="of:=HEX2DEC([.B11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ADR</text:p>
          </table:table-cell>
          <table:table-cell/>
        </table:table-row>
        <table:table-row table:style-name="ro1">
          <table:table-cell table:formula="of:=[.A11]+1" office:value-type="float" office:value="5" calcext:value-type="float">
            <text:p>5</text:p>
          </table:table-cell>
          <table:table-cell table:formula="of:=MID([.$A$5];[.A12]*2-1;2)" office:value-type="string" office:string-value="31" calcext:value-type="string">
            <text:p>31</text:p>
          </table:table-cell>
          <table:table-cell table:formula="of:=HEX2DEC([.B12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ADR</text:p>
          </table:table-cell>
          <table:table-cell/>
        </table:table-row>
        <table:table-row table:style-name="ro1">
          <table:table-cell table:formula="of:=[.A12]+1" office:value-type="float" office:value="6" calcext:value-type="float">
            <text:p>6</text:p>
          </table:table-cell>
          <table:table-cell table:formula="of:=MID([.$A$5];[.A13]*2-1;2)" office:value-type="string" office:string-value="34" calcext:value-type="string">
            <text:p>34</text:p>
          </table:table-cell>
          <table:table-cell table:formula="of:=HEX2DEC([.B13])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CID1</text:p>
          </table:table-cell>
          <table:table-cell/>
        </table:table-row>
        <table:table-row table:style-name="ro1">
          <table:table-cell table:formula="of:=[.A13]+1" office:value-type="float" office:value="7" calcext:value-type="float">
            <text:p>7</text:p>
          </table:table-cell>
          <table:table-cell table:formula="of:=MID([.$A$5];[.A14]*2-1;2)" office:value-type="string" office:string-value="36" calcext:value-type="string">
            <text:p>36</text:p>
          </table:table-cell>
          <table:table-cell table:formula="of:=HEX2DEC([.B14])"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CID1</text:p>
          </table:table-cell>
          <table:table-cell/>
        </table:table-row>
        <table:table-row table:style-name="ro1">
          <table:table-cell table:formula="of:=[.A14]+1" office:value-type="float" office:value="8" calcext:value-type="float">
            <text:p>8</text:p>
          </table:table-cell>
          <table:table-cell table:formula="of:=MID([.$A$5];[.A15]*2-1;2)" office:value-type="string" office:string-value="30" calcext:value-type="string">
            <text:p>30</text:p>
          </table:table-cell>
          <table:table-cell table:formula="of:=HEX2DEC([.B15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CID2</text:p>
          </table:table-cell>
          <table:table-cell/>
        </table:table-row>
        <table:table-row table:style-name="ro1">
          <table:table-cell table:formula="of:=[.A15]+1" office:value-type="float" office:value="9" calcext:value-type="float">
            <text:p>9</text:p>
          </table:table-cell>
          <table:table-cell table:formula="of:=MID([.$A$5];[.A16]*2-1;2)" office:value-type="string" office:string-value="30" calcext:value-type="string">
            <text:p>30</text:p>
          </table:table-cell>
          <table:table-cell table:formula="of:=HEX2DEC([.B16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CID2</text:p>
          </table:table-cell>
          <table:table-cell/>
        </table:table-row>
        <table:table-row table:style-name="ro1">
          <table:table-cell table:formula="of:=[.A16]+1" office:value-type="float" office:value="10" calcext:value-type="float">
            <text:p>10</text:p>
          </table:table-cell>
          <table:table-cell table:formula="of:=MID([.$A$5];[.A17]*2-1;2)" office:value-type="string" office:string-value="31" calcext:value-type="string">
            <text:p>31</text:p>
          </table:table-cell>
          <table:table-cell table:formula="of:=HEX2DEC([.B17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Length</text:p>
          </table:table-cell>
          <table:table-cell/>
        </table:table-row>
        <table:table-row table:style-name="ro1">
          <table:table-cell table:formula="of:=[.A17]+1" office:value-type="float" office:value="11" calcext:value-type="float">
            <text:p>11</text:p>
          </table:table-cell>
          <table:table-cell table:formula="of:=MID([.$A$5];[.A18]*2-1;2)" office:value-type="string" office:string-value="30" calcext:value-type="string">
            <text:p>30</text:p>
          </table:table-cell>
          <table:table-cell table:formula="of:=HEX2DEC([.B18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Length</text:p>
          </table:table-cell>
          <table:table-cell/>
        </table:table-row>
        <table:table-row table:style-name="ro1">
          <table:table-cell table:formula="of:=[.A18]+1" office:value-type="float" office:value="12" calcext:value-type="float">
            <text:p>12</text:p>
          </table:table-cell>
          <table:table-cell table:formula="of:=MID([.$A$5];[.A19]*2-1;2)" office:value-type="string" office:string-value="46" calcext:value-type="string">
            <text:p>46</text:p>
          </table:table-cell>
          <table:table-cell table:formula="of:=HEX2DEC([.B19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Length</text:p>
          </table:table-cell>
          <table:table-cell/>
        </table:table-row>
        <table:table-row table:style-name="ro1">
          <table:table-cell table:formula="of:=[.A19]+1" office:value-type="float" office:value="13" calcext:value-type="float">
            <text:p>13</text:p>
          </table:table-cell>
          <table:table-cell table:formula="of:=MID([.$A$5];[.A20]*2-1;2)" office:value-type="string" office:string-value="30" calcext:value-type="string">
            <text:p>30</text:p>
          </table:table-cell>
          <table:table-cell table:formula="of:=HEX2DEC([.B20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Length</text:p>
          </table:table-cell>
          <table:table-cell/>
        </table:table-row>
        <table:table-row table:style-name="ro1">
          <table:table-cell table:formula="of:=[.A20]+1" office:value-type="float" office:value="14" calcext:value-type="float">
            <text:p>14</text:p>
          </table:table-cell>
          <table:table-cell table:formula="of:=MID([.$A$5];[.A21]*2-1;2)" office:value-type="string" office:string-value="31" calcext:value-type="string">
            <text:p>31</text:p>
          </table:table-cell>
          <table:table-cell table:formula="of:=HEX2DEC([.B21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1]+1" office:value-type="float" office:value="15" calcext:value-type="float">
            <text:p>15</text:p>
          </table:table-cell>
          <table:table-cell table:formula="of:=MID([.$A$5];[.A22]*2-1;2)" office:value-type="string" office:string-value="31" calcext:value-type="string">
            <text:p>31</text:p>
          </table:table-cell>
          <table:table-cell table:formula="of:=HEX2DEC([.B22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2]+1" office:value-type="float" office:value="16" calcext:value-type="float">
            <text:p>16</text:p>
          </table:table-cell>
          <table:table-cell table:formula="of:=MID([.$A$5];[.A23]*2-1;2)" office:value-type="string" office:string-value="30" calcext:value-type="string">
            <text:p>30</text:p>
          </table:table-cell>
          <table:table-cell table:formula="of:=HEX2DEC([.B23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3]+1" office:value-type="float" office:value="17" calcext:value-type="float">
            <text:p>17</text:p>
          </table:table-cell>
          <table:table-cell table:formula="of:=MID([.$A$5];[.A24]*2-1;2)" office:value-type="string" office:string-value="32" calcext:value-type="string">
            <text:p>32</text:p>
          </table:table-cell>
          <table:table-cell table:formula="of:=HEX2DEC([.B24])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4]+1" office:value-type="float" office:value="18" calcext:value-type="float">
            <text:p>18</text:p>
          </table:table-cell>
          <table:table-cell table:formula="of:=MID([.$A$5];[.A25]*2-1;2)" office:value-type="string" office:string-value="30" calcext:value-type="string">
            <text:p>30</text:p>
          </table:table-cell>
          <table:table-cell table:formula="of:=HEX2DEC([.B25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5]+1" office:value-type="float" office:value="19" calcext:value-type="float">
            <text:p>19</text:p>
          </table:table-cell>
          <table:table-cell table:formula="of:=MID([.$A$5];[.A26]*2-1;2)" office:value-type="string" office:string-value="46" calcext:value-type="string">
            <text:p>46</text:p>
          </table:table-cell>
          <table:table-cell table:formula="of:=HEX2DEC([.B26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6]+1" office:value-type="float" office:value="20" calcext:value-type="float">
            <text:p>20</text:p>
          </table:table-cell>
          <table:table-cell table:formula="of:=MID([.$A$5];[.A27]*2-1;2)" office:value-type="string" office:string-value="30" calcext:value-type="string">
            <text:p>30</text:p>
          </table:table-cell>
          <table:table-cell table:formula="of:=HEX2DEC([.B27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7]+1" office:value-type="float" office:value="21" calcext:value-type="float">
            <text:p>21</text:p>
          </table:table-cell>
          <table:table-cell table:formula="of:=MID([.$A$5];[.A28]*2-1;2)" office:value-type="string" office:string-value="43" calcext:value-type="string">
            <text:p>43</text:p>
          </table:table-cell>
          <table:table-cell table:formula="of:=HEX2DEC([.B28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8]+1" office:value-type="float" office:value="22" calcext:value-type="float">
            <text:p>22</text:p>
          </table:table-cell>
          <table:table-cell table:formula="of:=MID([.$A$5];[.A29]*2-1;2)" office:value-type="string" office:string-value="44" calcext:value-type="string">
            <text:p>44</text:p>
          </table:table-cell>
          <table:table-cell table:formula="of:=HEX2DEC([.B29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9]+1" office:value-type="float" office:value="23" calcext:value-type="float">
            <text:p>23</text:p>
          </table:table-cell>
          <table:table-cell table:formula="of:=MID([.$A$5];[.A30]*2-1;2)" office:value-type="string" office:string-value="44" calcext:value-type="string">
            <text:p>44</text:p>
          </table:table-cell>
          <table:table-cell table:formula="of:=HEX2DEC([.B30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30]+1" office:value-type="float" office:value="24" calcext:value-type="float">
            <text:p>24</text:p>
          </table:table-cell>
          <table:table-cell table:formula="of:=MID([.$A$5];[.A31]*2-1;2)" office:value-type="string" office:string-value="30" calcext:value-type="string">
            <text:p>30</text:p>
          </table:table-cell>
          <table:table-cell table:formula="of:=HEX2DEC([.B31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31]+1" office:value-type="float" office:value="25" calcext:value-type="float">
            <text:p>25</text:p>
          </table:table-cell>
          <table:table-cell table:formula="of:=MID([.$A$5];[.A32]*2-1;2)" office:value-type="string" office:string-value="43" calcext:value-type="string">
            <text:p>43</text:p>
          </table:table-cell>
          <table:table-cell table:formula="of:=HEX2DEC([.B32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32]+1" office:value-type="float" office:value="26" calcext:value-type="float">
            <text:p>26</text:p>
          </table:table-cell>
          <table:table-cell table:formula="of:=MID([.$A$5];[.A33]*2-1;2)" office:value-type="string" office:string-value="44" calcext:value-type="string">
            <text:p>44</text:p>
          </table:table-cell>
          <table:table-cell table:formula="of:=HEX2DEC([.B33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33]+1" office:value-type="float" office:value="27" calcext:value-type="float">
            <text:p>27</text:p>
          </table:table-cell>
          <table:table-cell table:formula="of:=MID([.$A$5];[.A34]*2-1;2)" office:value-type="string" office:string-value="45" calcext:value-type="string">
            <text:p>45</text:p>
          </table:table-cell>
          <table:table-cell table:formula="of:=HEX2DEC([.B34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34]+1" office:value-type="float" office:value="28" calcext:value-type="float">
            <text:p>28</text:p>
          </table:table-cell>
          <table:table-cell table:formula="of:=MID([.$A$5];[.A35]*2-1;2)" office:value-type="string" office:string-value="30" calcext:value-type="string">
            <text:p>30</text:p>
          </table:table-cell>
          <table:table-cell table:formula="of:=HEX2DEC([.B35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35]+1" office:value-type="float" office:value="29" calcext:value-type="float">
            <text:p>29</text:p>
          </table:table-cell>
          <table:table-cell table:formula="of:=MID([.$A$5];[.A36]*2-1;2)" office:value-type="string" office:string-value="43" calcext:value-type="string">
            <text:p>43</text:p>
          </table:table-cell>
          <table:table-cell table:formula="of:=HEX2DEC([.B36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36]+1" office:value-type="float" office:value="30" calcext:value-type="float">
            <text:p>30</text:p>
          </table:table-cell>
          <table:table-cell table:formula="of:=MID([.$A$5];[.A37]*2-1;2)" office:value-type="string" office:string-value="44" calcext:value-type="string">
            <text:p>44</text:p>
          </table:table-cell>
          <table:table-cell table:formula="of:=HEX2DEC([.B37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37]+1" office:value-type="float" office:value="31" calcext:value-type="float">
            <text:p>31</text:p>
          </table:table-cell>
          <table:table-cell table:formula="of:=MID([.$A$5];[.A38]*2-1;2)" office:value-type="string" office:string-value="44" calcext:value-type="string">
            <text:p>44</text:p>
          </table:table-cell>
          <table:table-cell table:formula="of:=HEX2DEC([.B38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38]+1" office:value-type="float" office:value="32" calcext:value-type="float">
            <text:p>32</text:p>
          </table:table-cell>
          <table:table-cell table:formula="of:=MID([.$A$5];[.A39]*2-1;2)" office:value-type="string" office:string-value="30" calcext:value-type="string">
            <text:p>30</text:p>
          </table:table-cell>
          <table:table-cell table:formula="of:=HEX2DEC([.B39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39]+1" office:value-type="float" office:value="33" calcext:value-type="float">
            <text:p>33</text:p>
          </table:table-cell>
          <table:table-cell table:formula="of:=MID([.$A$5];[.A40]*2-1;2)" office:value-type="string" office:string-value="43" calcext:value-type="string">
            <text:p>43</text:p>
          </table:table-cell>
          <table:table-cell table:formula="of:=HEX2DEC([.B40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40]+1" office:value-type="float" office:value="34" calcext:value-type="float">
            <text:p>34</text:p>
          </table:table-cell>
          <table:table-cell table:formula="of:=MID([.$A$5];[.A41]*2-1;2)" office:value-type="string" office:string-value="44" calcext:value-type="string">
            <text:p>44</text:p>
          </table:table-cell>
          <table:table-cell table:formula="of:=HEX2DEC([.B41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41]+1" office:value-type="float" office:value="35" calcext:value-type="float">
            <text:p>35</text:p>
          </table:table-cell>
          <table:table-cell table:formula="of:=MID([.$A$5];[.A42]*2-1;2)" office:value-type="string" office:string-value="44" calcext:value-type="string">
            <text:p>44</text:p>
          </table:table-cell>
          <table:table-cell table:formula="of:=HEX2DEC([.B42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42]+1" office:value-type="float" office:value="36" calcext:value-type="float">
            <text:p>36</text:p>
          </table:table-cell>
          <table:table-cell table:formula="of:=MID([.$A$5];[.A43]*2-1;2)" office:value-type="string" office:string-value="30" calcext:value-type="string">
            <text:p>30</text:p>
          </table:table-cell>
          <table:table-cell table:formula="of:=HEX2DEC([.B43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43]+1" office:value-type="float" office:value="37" calcext:value-type="float">
            <text:p>37</text:p>
          </table:table-cell>
          <table:table-cell table:formula="of:=MID([.$A$5];[.A44]*2-1;2)" office:value-type="string" office:string-value="43" calcext:value-type="string">
            <text:p>43</text:p>
          </table:table-cell>
          <table:table-cell table:formula="of:=HEX2DEC([.B44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44]+1" office:value-type="float" office:value="38" calcext:value-type="float">
            <text:p>38</text:p>
          </table:table-cell>
          <table:table-cell table:formula="of:=MID([.$A$5];[.A45]*2-1;2)" office:value-type="string" office:string-value="44" calcext:value-type="string">
            <text:p>44</text:p>
          </table:table-cell>
          <table:table-cell table:formula="of:=HEX2DEC([.B45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45]+1" office:value-type="float" office:value="39" calcext:value-type="float">
            <text:p>39</text:p>
          </table:table-cell>
          <table:table-cell table:formula="of:=MID([.$A$5];[.A46]*2-1;2)" office:value-type="string" office:string-value="44" calcext:value-type="string">
            <text:p>44</text:p>
          </table:table-cell>
          <table:table-cell table:formula="of:=HEX2DEC([.B46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46]+1" office:value-type="float" office:value="40" calcext:value-type="float">
            <text:p>40</text:p>
          </table:table-cell>
          <table:table-cell table:formula="of:=MID([.$A$5];[.A47]*2-1;2)" office:value-type="string" office:string-value="30" calcext:value-type="string">
            <text:p>30</text:p>
          </table:table-cell>
          <table:table-cell table:formula="of:=HEX2DEC([.B47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47]+1" office:value-type="float" office:value="41" calcext:value-type="float">
            <text:p>41</text:p>
          </table:table-cell>
          <table:table-cell table:formula="of:=MID([.$A$5];[.A48]*2-1;2)" office:value-type="string" office:string-value="43" calcext:value-type="string">
            <text:p>43</text:p>
          </table:table-cell>
          <table:table-cell table:formula="of:=HEX2DEC([.B48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48]+1" office:value-type="float" office:value="42" calcext:value-type="float">
            <text:p>42</text:p>
          </table:table-cell>
          <table:table-cell table:formula="of:=MID([.$A$5];[.A49]*2-1;2)" office:value-type="string" office:string-value="44" calcext:value-type="string">
            <text:p>44</text:p>
          </table:table-cell>
          <table:table-cell table:formula="of:=HEX2DEC([.B49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49]+1" office:value-type="float" office:value="43" calcext:value-type="float">
            <text:p>43</text:p>
          </table:table-cell>
          <table:table-cell table:formula="of:=MID([.$A$5];[.A50]*2-1;2)" office:value-type="string" office:string-value="44" calcext:value-type="string">
            <text:p>44</text:p>
          </table:table-cell>
          <table:table-cell table:formula="of:=HEX2DEC([.B50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50]+1" office:value-type="float" office:value="44" calcext:value-type="float">
            <text:p>44</text:p>
          </table:table-cell>
          <table:table-cell table:formula="of:=MID([.$A$5];[.A51]*2-1;2)" office:value-type="string" office:string-value="30" calcext:value-type="string">
            <text:p>30</text:p>
          </table:table-cell>
          <table:table-cell table:formula="of:=HEX2DEC([.B51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51]+1" office:value-type="float" office:value="45" calcext:value-type="float">
            <text:p>45</text:p>
          </table:table-cell>
          <table:table-cell table:formula="of:=MID([.$A$5];[.A52]*2-1;2)" office:value-type="string" office:string-value="43" calcext:value-type="string">
            <text:p>43</text:p>
          </table:table-cell>
          <table:table-cell table:formula="of:=HEX2DEC([.B52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52]+1" office:value-type="float" office:value="46" calcext:value-type="float">
            <text:p>46</text:p>
          </table:table-cell>
          <table:table-cell table:formula="of:=MID([.$A$5];[.A53]*2-1;2)" office:value-type="string" office:string-value="44" calcext:value-type="string">
            <text:p>44</text:p>
          </table:table-cell>
          <table:table-cell table:formula="of:=HEX2DEC([.B53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53]+1" office:value-type="float" office:value="47" calcext:value-type="float">
            <text:p>47</text:p>
          </table:table-cell>
          <table:table-cell table:formula="of:=MID([.$A$5];[.A54]*2-1;2)" office:value-type="string" office:string-value="44" calcext:value-type="string">
            <text:p>44</text:p>
          </table:table-cell>
          <table:table-cell table:formula="of:=HEX2DEC([.B54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54]+1" office:value-type="float" office:value="48" calcext:value-type="float">
            <text:p>48</text:p>
          </table:table-cell>
          <table:table-cell table:formula="of:=MID([.$A$5];[.A55]*2-1;2)" office:value-type="string" office:string-value="30" calcext:value-type="string">
            <text:p>30</text:p>
          </table:table-cell>
          <table:table-cell table:formula="of:=HEX2DEC([.B55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55]+1" office:value-type="float" office:value="49" calcext:value-type="float">
            <text:p>49</text:p>
          </table:table-cell>
          <table:table-cell table:formula="of:=MID([.$A$5];[.A56]*2-1;2)" office:value-type="string" office:string-value="43" calcext:value-type="string">
            <text:p>43</text:p>
          </table:table-cell>
          <table:table-cell table:formula="of:=HEX2DEC([.B56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56]+1" office:value-type="float" office:value="50" calcext:value-type="float">
            <text:p>50</text:p>
          </table:table-cell>
          <table:table-cell table:formula="of:=MID([.$A$5];[.A57]*2-1;2)" office:value-type="string" office:string-value="44" calcext:value-type="string">
            <text:p>44</text:p>
          </table:table-cell>
          <table:table-cell table:formula="of:=HEX2DEC([.B57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57]+1" office:value-type="float" office:value="51" calcext:value-type="float">
            <text:p>51</text:p>
          </table:table-cell>
          <table:table-cell table:formula="of:=MID([.$A$5];[.A58]*2-1;2)" office:value-type="string" office:string-value="44" calcext:value-type="string">
            <text:p>44</text:p>
          </table:table-cell>
          <table:table-cell table:formula="of:=HEX2DEC([.B58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58]+1" office:value-type="float" office:value="52" calcext:value-type="float">
            <text:p>52</text:p>
          </table:table-cell>
          <table:table-cell table:formula="of:=MID([.$A$5];[.A59]*2-1;2)" office:value-type="string" office:string-value="30" calcext:value-type="string">
            <text:p>30</text:p>
          </table:table-cell>
          <table:table-cell table:formula="of:=HEX2DEC([.B59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59]+1" office:value-type="float" office:value="53" calcext:value-type="float">
            <text:p>53</text:p>
          </table:table-cell>
          <table:table-cell table:formula="of:=MID([.$A$5];[.A60]*2-1;2)" office:value-type="string" office:string-value="43" calcext:value-type="string">
            <text:p>43</text:p>
          </table:table-cell>
          <table:table-cell table:formula="of:=HEX2DEC([.B60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60]+1" office:value-type="float" office:value="54" calcext:value-type="float">
            <text:p>54</text:p>
          </table:table-cell>
          <table:table-cell table:formula="of:=MID([.$A$5];[.A61]*2-1;2)" office:value-type="string" office:string-value="44" calcext:value-type="string">
            <text:p>44</text:p>
          </table:table-cell>
          <table:table-cell table:formula="of:=HEX2DEC([.B61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61]+1" office:value-type="float" office:value="55" calcext:value-type="float">
            <text:p>55</text:p>
          </table:table-cell>
          <table:table-cell table:formula="of:=MID([.$A$5];[.A62]*2-1;2)" office:value-type="string" office:string-value="44" calcext:value-type="string">
            <text:p>44</text:p>
          </table:table-cell>
          <table:table-cell table:formula="of:=HEX2DEC([.B62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62]+1" office:value-type="float" office:value="56" calcext:value-type="float">
            <text:p>56</text:p>
          </table:table-cell>
          <table:table-cell table:formula="of:=MID([.$A$5];[.A63]*2-1;2)" office:value-type="string" office:string-value="30" calcext:value-type="string">
            <text:p>30</text:p>
          </table:table-cell>
          <table:table-cell table:formula="of:=HEX2DEC([.B63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63]+1" office:value-type="float" office:value="57" calcext:value-type="float">
            <text:p>57</text:p>
          </table:table-cell>
          <table:table-cell table:formula="of:=MID([.$A$5];[.A64]*2-1;2)" office:value-type="string" office:string-value="43" calcext:value-type="string">
            <text:p>43</text:p>
          </table:table-cell>
          <table:table-cell table:formula="of:=HEX2DEC([.B64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64]+1" office:value-type="float" office:value="58" calcext:value-type="float">
            <text:p>58</text:p>
          </table:table-cell>
          <table:table-cell table:formula="of:=MID([.$A$5];[.A65]*2-1;2)" office:value-type="string" office:string-value="44" calcext:value-type="string">
            <text:p>44</text:p>
          </table:table-cell>
          <table:table-cell table:formula="of:=HEX2DEC([.B65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65]+1" office:value-type="float" office:value="59" calcext:value-type="float">
            <text:p>59</text:p>
          </table:table-cell>
          <table:table-cell table:formula="of:=MID([.$A$5];[.A66]*2-1;2)" office:value-type="string" office:string-value="44" calcext:value-type="string">
            <text:p>44</text:p>
          </table:table-cell>
          <table:table-cell table:formula="of:=HEX2DEC([.B66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66]+1" office:value-type="float" office:value="60" calcext:value-type="float">
            <text:p>60</text:p>
          </table:table-cell>
          <table:table-cell table:formula="of:=MID([.$A$5];[.A67]*2-1;2)" office:value-type="string" office:string-value="30" calcext:value-type="string">
            <text:p>30</text:p>
          </table:table-cell>
          <table:table-cell table:formula="of:=HEX2DEC([.B67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67]+1" office:value-type="float" office:value="61" calcext:value-type="float">
            <text:p>61</text:p>
          </table:table-cell>
          <table:table-cell table:formula="of:=MID([.$A$5];[.A68]*2-1;2)" office:value-type="string" office:string-value="43" calcext:value-type="string">
            <text:p>43</text:p>
          </table:table-cell>
          <table:table-cell table:formula="of:=HEX2DEC([.B68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68]+1" office:value-type="float" office:value="62" calcext:value-type="float">
            <text:p>62</text:p>
          </table:table-cell>
          <table:table-cell table:formula="of:=MID([.$A$5];[.A69]*2-1;2)" office:value-type="string" office:string-value="44" calcext:value-type="string">
            <text:p>44</text:p>
          </table:table-cell>
          <table:table-cell table:formula="of:=HEX2DEC([.B69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69]+1" office:value-type="float" office:value="63" calcext:value-type="float">
            <text:p>63</text:p>
          </table:table-cell>
          <table:table-cell table:formula="of:=MID([.$A$5];[.A70]*2-1;2)" office:value-type="string" office:string-value="45" calcext:value-type="string">
            <text:p>45</text:p>
          </table:table-cell>
          <table:table-cell table:formula="of:=HEX2DEC([.B70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70]+1" office:value-type="float" office:value="64" calcext:value-type="float">
            <text:p>64</text:p>
          </table:table-cell>
          <table:table-cell table:formula="of:=MID([.$A$5];[.A71]*2-1;2)" office:value-type="string" office:string-value="30" calcext:value-type="string">
            <text:p>30</text:p>
          </table:table-cell>
          <table:table-cell table:formula="of:=HEX2DEC([.B71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71]+1" office:value-type="float" office:value="65" calcext:value-type="float">
            <text:p>65</text:p>
          </table:table-cell>
          <table:table-cell table:formula="of:=MID([.$A$5];[.A72]*2-1;2)" office:value-type="string" office:string-value="43" calcext:value-type="string">
            <text:p>43</text:p>
          </table:table-cell>
          <table:table-cell table:formula="of:=HEX2DEC([.B72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72]+1" office:value-type="float" office:value="66" calcext:value-type="float">
            <text:p>66</text:p>
          </table:table-cell>
          <table:table-cell table:formula="of:=MID([.$A$5];[.A73]*2-1;2)" office:value-type="string" office:string-value="44" calcext:value-type="string">
            <text:p>44</text:p>
          </table:table-cell>
          <table:table-cell table:formula="of:=HEX2DEC([.B73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73]+1" office:value-type="float" office:value="67" calcext:value-type="float">
            <text:p>67</text:p>
          </table:table-cell>
          <table:table-cell table:formula="of:=MID([.$A$5];[.A74]*2-1;2)" office:value-type="string" office:string-value="45" calcext:value-type="string">
            <text:p>45</text:p>
          </table:table-cell>
          <table:table-cell table:formula="of:=HEX2DEC([.B74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74]+1" office:value-type="float" office:value="68" calcext:value-type="float">
            <text:p>68</text:p>
          </table:table-cell>
          <table:table-cell table:formula="of:=MID([.$A$5];[.A75]*2-1;2)" office:value-type="string" office:string-value="30" calcext:value-type="string">
            <text:p>30</text:p>
          </table:table-cell>
          <table:table-cell table:formula="of:=HEX2DEC([.B75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75]+1" office:value-type="float" office:value="69" calcext:value-type="float">
            <text:p>69</text:p>
          </table:table-cell>
          <table:table-cell table:formula="of:=MID([.$A$5];[.A76]*2-1;2)" office:value-type="string" office:string-value="43" calcext:value-type="string">
            <text:p>43</text:p>
          </table:table-cell>
          <table:table-cell table:formula="of:=HEX2DEC([.B76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76]+1" office:value-type="float" office:value="70" calcext:value-type="float">
            <text:p>70</text:p>
          </table:table-cell>
          <table:table-cell table:formula="of:=MID([.$A$5];[.A77]*2-1;2)" office:value-type="string" office:string-value="44" calcext:value-type="string">
            <text:p>44</text:p>
          </table:table-cell>
          <table:table-cell table:formula="of:=HEX2DEC([.B77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77]+1" office:value-type="float" office:value="71" calcext:value-type="float">
            <text:p>71</text:p>
          </table:table-cell>
          <table:table-cell table:formula="of:=MID([.$A$5];[.A78]*2-1;2)" office:value-type="string" office:string-value="44" calcext:value-type="string">
            <text:p>44</text:p>
          </table:table-cell>
          <table:table-cell table:formula="of:=HEX2DEC([.B78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78]+1" office:value-type="float" office:value="72" calcext:value-type="float">
            <text:p>72</text:p>
          </table:table-cell>
          <table:table-cell table:formula="of:=MID([.$A$5];[.A79]*2-1;2)" office:value-type="string" office:string-value="30" calcext:value-type="string">
            <text:p>30</text:p>
          </table:table-cell>
          <table:table-cell table:formula="of:=HEX2DEC([.B79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79]+1" office:value-type="float" office:value="73" calcext:value-type="float">
            <text:p>73</text:p>
          </table:table-cell>
          <table:table-cell table:formula="of:=MID([.$A$5];[.A80]*2-1;2)" office:value-type="string" office:string-value="43" calcext:value-type="string">
            <text:p>43</text:p>
          </table:table-cell>
          <table:table-cell table:formula="of:=HEX2DEC([.B80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80]+1" office:value-type="float" office:value="74" calcext:value-type="float">
            <text:p>74</text:p>
          </table:table-cell>
          <table:table-cell table:formula="of:=MID([.$A$5];[.A81]*2-1;2)" office:value-type="string" office:string-value="44" calcext:value-type="string">
            <text:p>44</text:p>
          </table:table-cell>
          <table:table-cell table:formula="of:=HEX2DEC([.B81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81]+1" office:value-type="float" office:value="75" calcext:value-type="float">
            <text:p>75</text:p>
          </table:table-cell>
          <table:table-cell table:formula="of:=MID([.$A$5];[.A82]*2-1;2)" office:value-type="string" office:string-value="44" calcext:value-type="string">
            <text:p>44</text:p>
          </table:table-cell>
          <table:table-cell table:formula="of:=HEX2DEC([.B82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82]+1" office:value-type="float" office:value="76" calcext:value-type="float">
            <text:p>76</text:p>
          </table:table-cell>
          <table:table-cell table:formula="of:=MID([.$A$5];[.A83]*2-1;2)" office:value-type="string" office:string-value="30" calcext:value-type="string">
            <text:p>30</text:p>
          </table:table-cell>
          <table:table-cell table:formula="of:=HEX2DEC([.B83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83]+1" office:value-type="float" office:value="77" calcext:value-type="float">
            <text:p>77</text:p>
          </table:table-cell>
          <table:table-cell table:formula="of:=MID([.$A$5];[.A84]*2-1;2)" office:value-type="string" office:string-value="43" calcext:value-type="string">
            <text:p>43</text:p>
          </table:table-cell>
          <table:table-cell table:formula="of:=HEX2DEC([.B84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84]+1" office:value-type="float" office:value="78" calcext:value-type="float">
            <text:p>78</text:p>
          </table:table-cell>
          <table:table-cell table:formula="of:=MID([.$A$5];[.A85]*2-1;2)" office:value-type="string" office:string-value="44" calcext:value-type="string">
            <text:p>44</text:p>
          </table:table-cell>
          <table:table-cell table:formula="of:=HEX2DEC([.B85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85]+1" office:value-type="float" office:value="79" calcext:value-type="float">
            <text:p>79</text:p>
          </table:table-cell>
          <table:table-cell table:formula="of:=MID([.$A$5];[.A86]*2-1;2)" office:value-type="string" office:string-value="45" calcext:value-type="string">
            <text:p>45</text:p>
          </table:table-cell>
          <table:table-cell table:formula="of:=HEX2DEC([.B86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86]+1" office:value-type="float" office:value="80" calcext:value-type="float">
            <text:p>80</text:p>
          </table:table-cell>
          <table:table-cell table:formula="of:=MID([.$A$5];[.A87]*2-1;2)" office:value-type="string" office:string-value="30" calcext:value-type="string">
            <text:p>30</text:p>
          </table:table-cell>
          <table:table-cell table:formula="of:=HEX2DEC([.B87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87]+1" office:value-type="float" office:value="81" calcext:value-type="float">
            <text:p>81</text:p>
          </table:table-cell>
          <table:table-cell table:formula="of:=MID([.$A$5];[.A88]*2-1;2)" office:value-type="string" office:string-value="35" calcext:value-type="string">
            <text:p>35</text:p>
          </table:table-cell>
          <table:table-cell table:formula="of:=HEX2DEC([.B88])"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88]+1" office:value-type="float" office:value="82" calcext:value-type="float">
            <text:p>82</text:p>
          </table:table-cell>
          <table:table-cell table:formula="of:=MID([.$A$5];[.A89]*2-1;2)" office:value-type="string" office:string-value="30" calcext:value-type="string">
            <text:p>30</text:p>
          </table:table-cell>
          <table:table-cell table:formula="of:=HEX2DEC([.B89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89]+1" office:value-type="float" office:value="83" calcext:value-type="float">
            <text:p>83</text:p>
          </table:table-cell>
          <table:table-cell table:formula="of:=MID([.$A$5];[.A90]*2-1;2)" office:value-type="string" office:string-value="42" calcext:value-type="string">
            <text:p>42</text:p>
          </table:table-cell>
          <table:table-cell table:formula="of:=HEX2DEC([.B90])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90]+1" office:value-type="float" office:value="84" calcext:value-type="float">
            <text:p>84</text:p>
          </table:table-cell>
          <table:table-cell table:formula="of:=MID([.$A$5];[.A91]*2-1;2)" office:value-type="string" office:string-value="43" calcext:value-type="string">
            <text:p>43</text:p>
          </table:table-cell>
          <table:table-cell table:formula="of:=HEX2DEC([.B91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91]+1" office:value-type="float" office:value="85" calcext:value-type="float">
            <text:p>85</text:p>
          </table:table-cell>
          <table:table-cell table:formula="of:=MID([.$A$5];[.A92]*2-1;2)" office:value-type="string" office:string-value="33" calcext:value-type="string">
            <text:p>33</text:p>
          </table:table-cell>
          <table:table-cell table:formula="of:=HEX2DEC([.B92])"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92]+1" office:value-type="float" office:value="86" calcext:value-type="float">
            <text:p>86</text:p>
          </table:table-cell>
          <table:table-cell table:formula="of:=MID([.$A$5];[.A93]*2-1;2)" office:value-type="string" office:string-value="30" calcext:value-type="string">
            <text:p>30</text:p>
          </table:table-cell>
          <table:table-cell table:formula="of:=HEX2DEC([.B93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93]+1" office:value-type="float" office:value="87" calcext:value-type="float">
            <text:p>87</text:p>
          </table:table-cell>
          <table:table-cell table:formula="of:=MID([.$A$5];[.A94]*2-1;2)" office:value-type="string" office:string-value="42" calcext:value-type="string">
            <text:p>42</text:p>
          </table:table-cell>
          <table:table-cell table:formula="of:=HEX2DEC([.B94])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94]+1" office:value-type="float" office:value="88" calcext:value-type="float">
            <text:p>88</text:p>
          </table:table-cell>
          <table:table-cell table:formula="of:=MID([.$A$5];[.A95]*2-1;2)" office:value-type="string" office:string-value="39" calcext:value-type="string">
            <text:p>39</text:p>
          </table:table-cell>
          <table:table-cell table:formula="of:=HEX2DEC([.B95])"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95]+1" office:value-type="float" office:value="89" calcext:value-type="float">
            <text:p>89</text:p>
          </table:table-cell>
          <table:table-cell table:formula="of:=MID([.$A$5];[.A96]*2-1;2)" office:value-type="string" office:string-value="31" calcext:value-type="string">
            <text:p>31</text:p>
          </table:table-cell>
          <table:table-cell table:formula="of:=HEX2DEC([.B96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96]+1" office:value-type="float" office:value="90" calcext:value-type="float">
            <text:p>90</text:p>
          </table:table-cell>
          <table:table-cell table:formula="of:=MID([.$A$5];[.A97]*2-1;2)" office:value-type="string" office:string-value="30" calcext:value-type="string">
            <text:p>30</text:p>
          </table:table-cell>
          <table:table-cell table:formula="of:=HEX2DEC([.B97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97]+1" office:value-type="float" office:value="91" calcext:value-type="float">
            <text:p>91</text:p>
          </table:table-cell>
          <table:table-cell table:formula="of:=MID([.$A$5];[.A98]*2-1;2)" office:value-type="string" office:string-value="42" calcext:value-type="string">
            <text:p>42</text:p>
          </table:table-cell>
          <table:table-cell table:formula="of:=HEX2DEC([.B98])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98]+1" office:value-type="float" office:value="92" calcext:value-type="float">
            <text:p>92</text:p>
          </table:table-cell>
          <table:table-cell table:formula="of:=MID([.$A$5];[.A99]*2-1;2)" office:value-type="string" office:string-value="39" calcext:value-type="string">
            <text:p>39</text:p>
          </table:table-cell>
          <table:table-cell table:formula="of:=HEX2DEC([.B99])"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99]+1" office:value-type="float" office:value="93" calcext:value-type="float">
            <text:p>93</text:p>
          </table:table-cell>
          <table:table-cell table:formula="of:=MID([.$A$5];[.A100]*2-1;2)" office:value-type="string" office:string-value="31" calcext:value-type="string">
            <text:p>31</text:p>
          </table:table-cell>
          <table:table-cell table:formula="of:=HEX2DEC([.B100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00]+1" office:value-type="float" office:value="94" calcext:value-type="float">
            <text:p>94</text:p>
          </table:table-cell>
          <table:table-cell table:formula="of:=MID([.$A$5];[.A101]*2-1;2)" office:value-type="string" office:string-value="30" calcext:value-type="string">
            <text:p>30</text:p>
          </table:table-cell>
          <table:table-cell table:formula="of:=HEX2DEC([.B101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01]+1" office:value-type="float" office:value="95" calcext:value-type="float">
            <text:p>95</text:p>
          </table:table-cell>
          <table:table-cell table:formula="of:=MID([.$A$5];[.A102]*2-1;2)" office:value-type="string" office:string-value="42" calcext:value-type="string">
            <text:p>42</text:p>
          </table:table-cell>
          <table:table-cell table:formula="of:=HEX2DEC([.B102])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02]+1" office:value-type="float" office:value="96" calcext:value-type="float">
            <text:p>96</text:p>
          </table:table-cell>
          <table:table-cell table:formula="of:=MID([.$A$5];[.A103]*2-1;2)" office:value-type="string" office:string-value="39" calcext:value-type="string">
            <text:p>39</text:p>
          </table:table-cell>
          <table:table-cell table:formula="of:=HEX2DEC([.B103])"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03]+1" office:value-type="float" office:value="97" calcext:value-type="float">
            <text:p>97</text:p>
          </table:table-cell>
          <table:table-cell table:formula="of:=MID([.$A$5];[.A104]*2-1;2)" office:value-type="string" office:string-value="31" calcext:value-type="string">
            <text:p>31</text:p>
          </table:table-cell>
          <table:table-cell table:formula="of:=HEX2DEC([.B104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04]+1" office:value-type="float" office:value="98" calcext:value-type="float">
            <text:p>98</text:p>
          </table:table-cell>
          <table:table-cell table:formula="of:=MID([.$A$5];[.A105]*2-1;2)" office:value-type="string" office:string-value="30" calcext:value-type="string">
            <text:p>30</text:p>
          </table:table-cell>
          <table:table-cell table:formula="of:=HEX2DEC([.B105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05]+1" office:value-type="float" office:value="99" calcext:value-type="float">
            <text:p>99</text:p>
          </table:table-cell>
          <table:table-cell table:formula="of:=MID([.$A$5];[.A106]*2-1;2)" office:value-type="string" office:string-value="42" calcext:value-type="string">
            <text:p>42</text:p>
          </table:table-cell>
          <table:table-cell table:formula="of:=HEX2DEC([.B106])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06]+1" office:value-type="float" office:value="100" calcext:value-type="float">
            <text:p>100</text:p>
          </table:table-cell>
          <table:table-cell table:formula="of:=MID([.$A$5];[.A107]*2-1;2)" office:value-type="string" office:string-value="39" calcext:value-type="string">
            <text:p>39</text:p>
          </table:table-cell>
          <table:table-cell table:formula="of:=HEX2DEC([.B107])"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07]+1" office:value-type="float" office:value="101" calcext:value-type="float">
            <text:p>101</text:p>
          </table:table-cell>
          <table:table-cell table:formula="of:=MID([.$A$5];[.A108]*2-1;2)" office:value-type="string" office:string-value="31" calcext:value-type="string">
            <text:p>31</text:p>
          </table:table-cell>
          <table:table-cell table:formula="of:=HEX2DEC([.B108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08]+1" office:value-type="float" office:value="102" calcext:value-type="float">
            <text:p>102</text:p>
          </table:table-cell>
          <table:table-cell table:formula="of:=MID([.$A$5];[.A109]*2-1;2)" office:value-type="string" office:string-value="30" calcext:value-type="string">
            <text:p>30</text:p>
          </table:table-cell>
          <table:table-cell table:formula="of:=HEX2DEC([.B109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09]+1" office:value-type="float" office:value="103" calcext:value-type="float">
            <text:p>103</text:p>
          </table:table-cell>
          <table:table-cell table:formula="of:=MID([.$A$5];[.A110]*2-1;2)" office:value-type="string" office:string-value="30" calcext:value-type="string">
            <text:p>30</text:p>
          </table:table-cell>
          <table:table-cell table:formula="of:=HEX2DEC([.B110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10]+1" office:value-type="float" office:value="104" calcext:value-type="float">
            <text:p>104</text:p>
          </table:table-cell>
          <table:table-cell table:formula="of:=MID([.$A$5];[.A111]*2-1;2)" office:value-type="string" office:string-value="30" calcext:value-type="string">
            <text:p>30</text:p>
          </table:table-cell>
          <table:table-cell table:formula="of:=HEX2DEC([.B111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11]+1" office:value-type="float" office:value="105" calcext:value-type="float">
            <text:p>105</text:p>
          </table:table-cell>
          <table:table-cell table:formula="of:=MID([.$A$5];[.A112]*2-1;2)" office:value-type="string" office:string-value="30" calcext:value-type="string">
            <text:p>30</text:p>
          </table:table-cell>
          <table:table-cell table:formula="of:=HEX2DEC([.B112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12]+1" office:value-type="float" office:value="106" calcext:value-type="float">
            <text:p>106</text:p>
          </table:table-cell>
          <table:table-cell table:formula="of:=MID([.$A$5];[.A113]*2-1;2)" office:value-type="string" office:string-value="43" calcext:value-type="string">
            <text:p>43</text:p>
          </table:table-cell>
          <table:table-cell table:formula="of:=HEX2DEC([.B113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13]+1" office:value-type="float" office:value="107" calcext:value-type="float">
            <text:p>107</text:p>
          </table:table-cell>
          <table:table-cell table:formula="of:=MID([.$A$5];[.A114]*2-1;2)" office:value-type="string" office:string-value="30" calcext:value-type="string">
            <text:p>30</text:p>
          </table:table-cell>
          <table:table-cell table:formula="of:=HEX2DEC([.B114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14]+1" office:value-type="float" office:value="108" calcext:value-type="float">
            <text:p>108</text:p>
          </table:table-cell>
          <table:table-cell table:formula="of:=MID([.$A$5];[.A115]*2-1;2)" office:value-type="string" office:string-value="46" calcext:value-type="string">
            <text:p>46</text:p>
          </table:table-cell>
          <table:table-cell table:formula="of:=HEX2DEC([.B115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15]+1" office:value-type="float" office:value="109" calcext:value-type="float">
            <text:p>109</text:p>
          </table:table-cell>
          <table:table-cell table:formula="of:=MID([.$A$5];[.A116]*2-1;2)" office:value-type="string" office:string-value="37" calcext:value-type="string">
            <text:p>37</text:p>
          </table:table-cell>
          <table:table-cell table:formula="of:=HEX2DEC([.B116])"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16]+1" office:value-type="float" office:value="110" calcext:value-type="float">
            <text:p>110</text:p>
          </table:table-cell>
          <table:table-cell table:formula="of:=MID([.$A$5];[.A117]*2-1;2)" office:value-type="string" office:string-value="46" calcext:value-type="string">
            <text:p>46</text:p>
          </table:table-cell>
          <table:table-cell table:formula="of:=HEX2DEC([.B117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17]+1" office:value-type="float" office:value="111" calcext:value-type="float">
            <text:p>111</text:p>
          </table:table-cell>
          <table:table-cell table:formula="of:=MID([.$A$5];[.A118]*2-1;2)" office:value-type="string" office:string-value="46" calcext:value-type="string">
            <text:p>46</text:p>
          </table:table-cell>
          <table:table-cell table:formula="of:=HEX2DEC([.B118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18]+1" office:value-type="float" office:value="112" calcext:value-type="float">
            <text:p>112</text:p>
          </table:table-cell>
          <table:table-cell table:formula="of:=MID([.$A$5];[.A119]*2-1;2)" office:value-type="string" office:string-value="46" calcext:value-type="string">
            <text:p>46</text:p>
          </table:table-cell>
          <table:table-cell table:formula="of:=HEX2DEC([.B119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19]+1" office:value-type="float" office:value="113" calcext:value-type="float">
            <text:p>113</text:p>
          </table:table-cell>
          <table:table-cell table:formula="of:=MID([.$A$5];[.A120]*2-1;2)" office:value-type="string" office:string-value="46" calcext:value-type="string">
            <text:p>46</text:p>
          </table:table-cell>
          <table:table-cell table:formula="of:=HEX2DEC([.B120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20]+1" office:value-type="float" office:value="114" calcext:value-type="float">
            <text:p>114</text:p>
          </table:table-cell>
          <table:table-cell table:formula="of:=MID([.$A$5];[.A121]*2-1;2)" office:value-type="string" office:string-value="30" calcext:value-type="string">
            <text:p>30</text:p>
          </table:table-cell>
          <table:table-cell table:formula="of:=HEX2DEC([.B121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21]+1" office:value-type="float" office:value="115" calcext:value-type="float">
            <text:p>115</text:p>
          </table:table-cell>
          <table:table-cell table:formula="of:=MID([.$A$5];[.A122]*2-1;2)" office:value-type="string" office:string-value="34" calcext:value-type="string">
            <text:p>34</text:p>
          </table:table-cell>
          <table:table-cell table:formula="of:=HEX2DEC([.B122])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22]+1" office:value-type="float" office:value="116" calcext:value-type="float">
            <text:p>116</text:p>
          </table:table-cell>
          <table:table-cell table:formula="of:=MID([.$A$5];[.A123]*2-1;2)" office:value-type="string" office:string-value="46" calcext:value-type="string">
            <text:p>46</text:p>
          </table:table-cell>
          <table:table-cell table:formula="of:=HEX2DEC([.B123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23]+1" office:value-type="float" office:value="117" calcext:value-type="float">
            <text:p>117</text:p>
          </table:table-cell>
          <table:table-cell table:formula="of:=MID([.$A$5];[.A124]*2-1;2)" office:value-type="string" office:string-value="46" calcext:value-type="string">
            <text:p>46</text:p>
          </table:table-cell>
          <table:table-cell table:formula="of:=HEX2DEC([.B124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24]+1" office:value-type="float" office:value="118" calcext:value-type="float">
            <text:p>118</text:p>
          </table:table-cell>
          <table:table-cell table:formula="of:=MID([.$A$5];[.A125]*2-1;2)" office:value-type="string" office:string-value="46" calcext:value-type="string">
            <text:p>46</text:p>
          </table:table-cell>
          <table:table-cell table:formula="of:=HEX2DEC([.B125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25]+1" office:value-type="float" office:value="119" calcext:value-type="float">
            <text:p>119</text:p>
          </table:table-cell>
          <table:table-cell table:formula="of:=MID([.$A$5];[.A126]*2-1;2)" office:value-type="string" office:string-value="46" calcext:value-type="string">
            <text:p>46</text:p>
          </table:table-cell>
          <table:table-cell table:formula="of:=HEX2DEC([.B126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26]+1" office:value-type="float" office:value="120" calcext:value-type="float">
            <text:p>120</text:p>
          </table:table-cell>
          <table:table-cell table:formula="of:=MID([.$A$5];[.A127]*2-1;2)" office:value-type="string" office:string-value="30" calcext:value-type="string">
            <text:p>30</text:p>
          </table:table-cell>
          <table:table-cell table:formula="of:=HEX2DEC([.B127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27]+1" office:value-type="float" office:value="121" calcext:value-type="float">
            <text:p>121</text:p>
          </table:table-cell>
          <table:table-cell table:formula="of:=MID([.$A$5];[.A128]*2-1;2)" office:value-type="string" office:string-value="30" calcext:value-type="string">
            <text:p>30</text:p>
          </table:table-cell>
          <table:table-cell table:formula="of:=HEX2DEC([.B128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28]+1" office:value-type="float" office:value="122" calcext:value-type="float">
            <text:p>122</text:p>
          </table:table-cell>
          <table:table-cell table:formula="of:=MID([.$A$5];[.A129]*2-1;2)" office:value-type="string" office:string-value="46" calcext:value-type="string">
            <text:p>46</text:p>
          </table:table-cell>
          <table:table-cell table:formula="of:=HEX2DEC([.B129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29]+1" office:value-type="float" office:value="123" calcext:value-type="float">
            <text:p>123</text:p>
          </table:table-cell>
          <table:table-cell table:formula="of:=MID([.$A$5];[.A130]*2-1;2)" office:value-type="string" office:string-value="37" calcext:value-type="string">
            <text:p>37</text:p>
          </table:table-cell>
          <table:table-cell table:formula="of:=HEX2DEC([.B130])"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30]+1" office:value-type="float" office:value="124" calcext:value-type="float">
            <text:p>124</text:p>
          </table:table-cell>
          <table:table-cell table:formula="of:=MID([.$A$5];[.A131]*2-1;2)" office:value-type="string" office:string-value="30" calcext:value-type="string">
            <text:p>30</text:p>
          </table:table-cell>
          <table:table-cell table:formula="of:=HEX2DEC([.B131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31]+1" office:value-type="float" office:value="125" calcext:value-type="float">
            <text:p>125</text:p>
          </table:table-cell>
          <table:table-cell table:formula="of:=MID([.$A$5];[.A132]*2-1;2)" office:value-type="string" office:string-value="30" calcext:value-type="string">
            <text:p>30</text:p>
          </table:table-cell>
          <table:table-cell table:formula="of:=HEX2DEC([.B132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32]+1" office:value-type="float" office:value="126" calcext:value-type="float">
            <text:p>126</text:p>
          </table:table-cell>
          <table:table-cell table:formula="of:=MID([.$A$5];[.A133]*2-1;2)" office:value-type="string" office:string-value="38" calcext:value-type="string">
            <text:p>38</text:p>
          </table:table-cell>
          <table:table-cell table:formula="of:=HEX2DEC([.B133])"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33]+1" office:value-type="float" office:value="127" calcext:value-type="float">
            <text:p>127</text:p>
          </table:table-cell>
          <table:table-cell table:formula="of:=MID([.$A$5];[.A134]*2-1;2)" office:value-type="string" office:string-value="44" calcext:value-type="string">
            <text:p>44</text:p>
          </table:table-cell>
          <table:table-cell table:formula="of:=HEX2DEC([.B134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34]+1" office:value-type="float" office:value="128" calcext:value-type="float">
            <text:p>128</text:p>
          </table:table-cell>
          <table:table-cell table:formula="of:=MID([.$A$5];[.A135]*2-1;2)" office:value-type="string" office:string-value="41" calcext:value-type="string">
            <text:p>41</text:p>
          </table:table-cell>
          <table:table-cell table:formula="of:=HEX2DEC([.B135])"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35]+1" office:value-type="float" office:value="129" calcext:value-type="float">
            <text:p>129</text:p>
          </table:table-cell>
          <table:table-cell table:formula="of:=MID([.$A$5];[.A136]*2-1;2)" office:value-type="string" office:string-value="34" calcext:value-type="string">
            <text:p>34</text:p>
          </table:table-cell>
          <table:table-cell table:formula="of:=HEX2DEC([.B136])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36]+1" office:value-type="float" office:value="130" calcext:value-type="float">
            <text:p>130</text:p>
          </table:table-cell>
          <table:table-cell table:formula="of:=MID([.$A$5];[.A137]*2-1;2)" office:value-type="string" office:string-value="30" calcext:value-type="string">
            <text:p>30</text:p>
          </table:table-cell>
          <table:table-cell table:formula="of:=HEX2DEC([.B137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37]+1" office:value-type="float" office:value="131" calcext:value-type="float">
            <text:p>131</text:p>
          </table:table-cell>
          <table:table-cell table:formula="of:=MID([.$A$5];[.A138]*2-1;2)" office:value-type="string" office:string-value="31" calcext:value-type="string">
            <text:p>31</text:p>
          </table:table-cell>
          <table:table-cell table:formula="of:=HEX2DEC([.B138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38]+1" office:value-type="float" office:value="132" calcext:value-type="float">
            <text:p>132</text:p>
          </table:table-cell>
          <table:table-cell table:formula="of:=MID([.$A$5];[.A139]*2-1;2)" office:value-type="string" office:string-value="32" calcext:value-type="string">
            <text:p>32</text:p>
          </table:table-cell>
          <table:table-cell table:formula="of:=HEX2DEC([.B139])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39]+1" office:value-type="float" office:value="133" calcext:value-type="float">
            <text:p>133</text:p>
          </table:table-cell>
          <table:table-cell table:formula="of:=MID([.$A$5];[.A140]*2-1;2)" office:value-type="string" office:string-value="31" calcext:value-type="string">
            <text:p>31</text:p>
          </table:table-cell>
          <table:table-cell table:formula="of:=HEX2DEC([.B140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40]+1" office:value-type="float" office:value="134" calcext:value-type="float">
            <text:p>134</text:p>
          </table:table-cell>
          <table:table-cell table:formula="of:=MID([.$A$5];[.A141]*2-1;2)" office:value-type="string" office:string-value="31" calcext:value-type="string">
            <text:p>31</text:p>
          </table:table-cell>
          <table:table-cell table:formula="of:=HEX2DEC([.B141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41]+1" office:value-type="float" office:value="135" calcext:value-type="float">
            <text:p>135</text:p>
          </table:table-cell>
          <table:table-cell table:formula="of:=MID([.$A$5];[.A142]*2-1;2)" office:value-type="string" office:string-value="30" calcext:value-type="string">
            <text:p>30</text:p>
          </table:table-cell>
          <table:table-cell table:formula="of:=HEX2DEC([.B142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42]+1" office:value-type="float" office:value="136" calcext:value-type="float">
            <text:p>136</text:p>
          </table:table-cell>
          <table:table-cell table:formula="of:=MID([.$A$5];[.A143]*2-1;2)" office:value-type="string" office:string-value="30" calcext:value-type="string">
            <text:p>30</text:p>
          </table:table-cell>
          <table:table-cell table:formula="of:=HEX2DEC([.B143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43]+1" office:value-type="float" office:value="137" calcext:value-type="float">
            <text:p>137</text:p>
          </table:table-cell>
          <table:table-cell table:formula="of:=MID([.$A$5];[.A144]*2-1;2)" office:value-type="string" office:string-value="46" calcext:value-type="string">
            <text:p>46</text:p>
          </table:table-cell>
          <table:table-cell table:formula="of:=HEX2DEC([.B144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44]+1" office:value-type="float" office:value="138" calcext:value-type="float">
            <text:p>138</text:p>
          </table:table-cell>
          <table:table-cell table:formula="of:=MID([.$A$5];[.A145]*2-1;2)" office:value-type="string" office:string-value="30" calcext:value-type="string">
            <text:p>30</text:p>
          </table:table-cell>
          <table:table-cell table:formula="of:=HEX2DEC([.B145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45]+1" office:value-type="float" office:value="139" calcext:value-type="float">
            <text:p>139</text:p>
          </table:table-cell>
          <table:table-cell table:formula="of:=MID([.$A$5];[.A146]*2-1;2)" office:value-type="string" office:string-value="43" calcext:value-type="string">
            <text:p>43</text:p>
          </table:table-cell>
          <table:table-cell table:formula="of:=HEX2DEC([.B146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46]+1" office:value-type="float" office:value="140" calcext:value-type="float">
            <text:p>140</text:p>
          </table:table-cell>
          <table:table-cell table:formula="of:=MID([.$A$5];[.A147]*2-1;2)" office:value-type="string" office:string-value="44" calcext:value-type="string">
            <text:p>44</text:p>
          </table:table-cell>
          <table:table-cell table:formula="of:=HEX2DEC([.B147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47]+1" office:value-type="float" office:value="141" calcext:value-type="float">
            <text:p>141</text:p>
          </table:table-cell>
          <table:table-cell table:formula="of:=MID([.$A$5];[.A148]*2-1;2)" office:value-type="string" office:string-value="43" calcext:value-type="string">
            <text:p>43</text:p>
          </table:table-cell>
          <table:table-cell table:formula="of:=HEX2DEC([.B148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48]+1" office:value-type="float" office:value="142" calcext:value-type="float">
            <text:p>142</text:p>
          </table:table-cell>
          <table:table-cell table:formula="of:=MID([.$A$5];[.A149]*2-1;2)" office:value-type="string" office:string-value="30" calcext:value-type="string">
            <text:p>30</text:p>
          </table:table-cell>
          <table:table-cell table:formula="of:=HEX2DEC([.B149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49]+1" office:value-type="float" office:value="143" calcext:value-type="float">
            <text:p>143</text:p>
          </table:table-cell>
          <table:table-cell table:formula="of:=MID([.$A$5];[.A150]*2-1;2)" office:value-type="string" office:string-value="43" calcext:value-type="string">
            <text:p>43</text:p>
          </table:table-cell>
          <table:table-cell table:formula="of:=HEX2DEC([.B150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50]+1" office:value-type="float" office:value="144" calcext:value-type="float">
            <text:p>144</text:p>
          </table:table-cell>
          <table:table-cell table:formula="of:=MID([.$A$5];[.A151]*2-1;2)" office:value-type="string" office:string-value="44" calcext:value-type="string">
            <text:p>44</text:p>
          </table:table-cell>
          <table:table-cell table:formula="of:=HEX2DEC([.B151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51]+1" office:value-type="float" office:value="145" calcext:value-type="float">
            <text:p>145</text:p>
          </table:table-cell>
          <table:table-cell table:formula="of:=MID([.$A$5];[.A152]*2-1;2)" office:value-type="string" office:string-value="44" calcext:value-type="string">
            <text:p>44</text:p>
          </table:table-cell>
          <table:table-cell table:formula="of:=HEX2DEC([.B152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52]+1" office:value-type="float" office:value="146" calcext:value-type="float">
            <text:p>146</text:p>
          </table:table-cell>
          <table:table-cell table:formula="of:=MID([.$A$5];[.A153]*2-1;2)" office:value-type="string" office:string-value="30" calcext:value-type="string">
            <text:p>30</text:p>
          </table:table-cell>
          <table:table-cell table:formula="of:=HEX2DEC([.B153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53]+1" office:value-type="float" office:value="147" calcext:value-type="float">
            <text:p>147</text:p>
          </table:table-cell>
          <table:table-cell table:formula="of:=MID([.$A$5];[.A154]*2-1;2)" office:value-type="string" office:string-value="43" calcext:value-type="string">
            <text:p>43</text:p>
          </table:table-cell>
          <table:table-cell table:formula="of:=HEX2DEC([.B154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54]+1" office:value-type="float" office:value="148" calcext:value-type="float">
            <text:p>148</text:p>
          </table:table-cell>
          <table:table-cell table:formula="of:=MID([.$A$5];[.A155]*2-1;2)" office:value-type="string" office:string-value="44" calcext:value-type="string">
            <text:p>44</text:p>
          </table:table-cell>
          <table:table-cell table:formula="of:=HEX2DEC([.B155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55]+1" office:value-type="float" office:value="149" calcext:value-type="float">
            <text:p>149</text:p>
          </table:table-cell>
          <table:table-cell table:formula="of:=MID([.$A$5];[.A156]*2-1;2)" office:value-type="string" office:string-value="44" calcext:value-type="string">
            <text:p>44</text:p>
          </table:table-cell>
          <table:table-cell table:formula="of:=HEX2DEC([.B156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56]+1" office:value-type="float" office:value="150" calcext:value-type="float">
            <text:p>150</text:p>
          </table:table-cell>
          <table:table-cell table:formula="of:=MID([.$A$5];[.A157]*2-1;2)" office:value-type="string" office:string-value="30" calcext:value-type="string">
            <text:p>30</text:p>
          </table:table-cell>
          <table:table-cell table:formula="of:=HEX2DEC([.B157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57]+1" office:value-type="float" office:value="151" calcext:value-type="float">
            <text:p>151</text:p>
          </table:table-cell>
          <table:table-cell table:formula="of:=MID([.$A$5];[.A158]*2-1;2)" office:value-type="string" office:string-value="43" calcext:value-type="string">
            <text:p>43</text:p>
          </table:table-cell>
          <table:table-cell table:formula="of:=HEX2DEC([.B158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58]+1" office:value-type="float" office:value="152" calcext:value-type="float">
            <text:p>152</text:p>
          </table:table-cell>
          <table:table-cell table:formula="of:=MID([.$A$5];[.A159]*2-1;2)" office:value-type="string" office:string-value="44" calcext:value-type="string">
            <text:p>44</text:p>
          </table:table-cell>
          <table:table-cell table:formula="of:=HEX2DEC([.B159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59]+1" office:value-type="float" office:value="153" calcext:value-type="float">
            <text:p>153</text:p>
          </table:table-cell>
          <table:table-cell table:formula="of:=MID([.$A$5];[.A160]*2-1;2)" office:value-type="string" office:string-value="43" calcext:value-type="string">
            <text:p>43</text:p>
          </table:table-cell>
          <table:table-cell table:formula="of:=HEX2DEC([.B160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60]+1" office:value-type="float" office:value="154" calcext:value-type="float">
            <text:p>154</text:p>
          </table:table-cell>
          <table:table-cell table:formula="of:=MID([.$A$5];[.A161]*2-1;2)" office:value-type="string" office:string-value="30" calcext:value-type="string">
            <text:p>30</text:p>
          </table:table-cell>
          <table:table-cell table:formula="of:=HEX2DEC([.B161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61]+1" office:value-type="float" office:value="155" calcext:value-type="float">
            <text:p>155</text:p>
          </table:table-cell>
          <table:table-cell table:formula="of:=MID([.$A$5];[.A162]*2-1;2)" office:value-type="string" office:string-value="43" calcext:value-type="string">
            <text:p>43</text:p>
          </table:table-cell>
          <table:table-cell table:formula="of:=HEX2DEC([.B162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62]+1" office:value-type="float" office:value="156" calcext:value-type="float">
            <text:p>156</text:p>
          </table:table-cell>
          <table:table-cell table:formula="of:=MID([.$A$5];[.A163]*2-1;2)" office:value-type="string" office:string-value="44" calcext:value-type="string">
            <text:p>44</text:p>
          </table:table-cell>
          <table:table-cell table:formula="of:=HEX2DEC([.B163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63]+1" office:value-type="float" office:value="157" calcext:value-type="float">
            <text:p>157</text:p>
          </table:table-cell>
          <table:table-cell table:formula="of:=MID([.$A$5];[.A164]*2-1;2)" office:value-type="string" office:string-value="43" calcext:value-type="string">
            <text:p>43</text:p>
          </table:table-cell>
          <table:table-cell table:formula="of:=HEX2DEC([.B164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64]+1" office:value-type="float" office:value="158" calcext:value-type="float">
            <text:p>158</text:p>
          </table:table-cell>
          <table:table-cell table:formula="of:=MID([.$A$5];[.A165]*2-1;2)" office:value-type="string" office:string-value="30" calcext:value-type="string">
            <text:p>30</text:p>
          </table:table-cell>
          <table:table-cell table:formula="of:=HEX2DEC([.B165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65]+1" office:value-type="float" office:value="159" calcext:value-type="float">
            <text:p>159</text:p>
          </table:table-cell>
          <table:table-cell table:formula="of:=MID([.$A$5];[.A166]*2-1;2)" office:value-type="string" office:string-value="43" calcext:value-type="string">
            <text:p>43</text:p>
          </table:table-cell>
          <table:table-cell table:formula="of:=HEX2DEC([.B166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66]+1" office:value-type="float" office:value="160" calcext:value-type="float">
            <text:p>160</text:p>
          </table:table-cell>
          <table:table-cell table:formula="of:=MID([.$A$5];[.A167]*2-1;2)" office:value-type="string" office:string-value="44" calcext:value-type="string">
            <text:p>44</text:p>
          </table:table-cell>
          <table:table-cell table:formula="of:=HEX2DEC([.B167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67]+1" office:value-type="float" office:value="161" calcext:value-type="float">
            <text:p>161</text:p>
          </table:table-cell>
          <table:table-cell table:formula="of:=MID([.$A$5];[.A168]*2-1;2)" office:value-type="string" office:string-value="42" calcext:value-type="string">
            <text:p>42</text:p>
          </table:table-cell>
          <table:table-cell table:formula="of:=HEX2DEC([.B168])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68]+1" office:value-type="float" office:value="162" calcext:value-type="float">
            <text:p>162</text:p>
          </table:table-cell>
          <table:table-cell table:formula="of:=MID([.$A$5];[.A169]*2-1;2)" office:value-type="string" office:string-value="30" calcext:value-type="string">
            <text:p>30</text:p>
          </table:table-cell>
          <table:table-cell table:formula="of:=HEX2DEC([.B169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69]+1" office:value-type="float" office:value="163" calcext:value-type="float">
            <text:p>163</text:p>
          </table:table-cell>
          <table:table-cell table:formula="of:=MID([.$A$5];[.A170]*2-1;2)" office:value-type="string" office:string-value="43" calcext:value-type="string">
            <text:p>43</text:p>
          </table:table-cell>
          <table:table-cell table:formula="of:=HEX2DEC([.B170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70]+1" office:value-type="float" office:value="164" calcext:value-type="float">
            <text:p>164</text:p>
          </table:table-cell>
          <table:table-cell table:formula="of:=MID([.$A$5];[.A171]*2-1;2)" office:value-type="string" office:string-value="44" calcext:value-type="string">
            <text:p>44</text:p>
          </table:table-cell>
          <table:table-cell table:formula="of:=HEX2DEC([.B171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71]+1" office:value-type="float" office:value="165" calcext:value-type="float">
            <text:p>165</text:p>
          </table:table-cell>
          <table:table-cell table:formula="of:=MID([.$A$5];[.A172]*2-1;2)" office:value-type="string" office:string-value="45" calcext:value-type="string">
            <text:p>45</text:p>
          </table:table-cell>
          <table:table-cell table:formula="of:=HEX2DEC([.B172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72]+1" office:value-type="float" office:value="166" calcext:value-type="float">
            <text:p>166</text:p>
          </table:table-cell>
          <table:table-cell table:formula="of:=MID([.$A$5];[.A173]*2-1;2)" office:value-type="string" office:string-value="30" calcext:value-type="string">
            <text:p>30</text:p>
          </table:table-cell>
          <table:table-cell table:formula="of:=HEX2DEC([.B173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73]+1" office:value-type="float" office:value="167" calcext:value-type="float">
            <text:p>167</text:p>
          </table:table-cell>
          <table:table-cell table:formula="of:=MID([.$A$5];[.A174]*2-1;2)" office:value-type="string" office:string-value="43" calcext:value-type="string">
            <text:p>43</text:p>
          </table:table-cell>
          <table:table-cell table:formula="of:=HEX2DEC([.B174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74]+1" office:value-type="float" office:value="168" calcext:value-type="float">
            <text:p>168</text:p>
          </table:table-cell>
          <table:table-cell table:formula="of:=MID([.$A$5];[.A175]*2-1;2)" office:value-type="string" office:string-value="44" calcext:value-type="string">
            <text:p>44</text:p>
          </table:table-cell>
          <table:table-cell table:formula="of:=HEX2DEC([.B175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75]+1" office:value-type="float" office:value="169" calcext:value-type="float">
            <text:p>169</text:p>
          </table:table-cell>
          <table:table-cell table:formula="of:=MID([.$A$5];[.A176]*2-1;2)" office:value-type="string" office:string-value="43" calcext:value-type="string">
            <text:p>43</text:p>
          </table:table-cell>
          <table:table-cell table:formula="of:=HEX2DEC([.B176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76]+1" office:value-type="float" office:value="170" calcext:value-type="float">
            <text:p>170</text:p>
          </table:table-cell>
          <table:table-cell table:formula="of:=MID([.$A$5];[.A177]*2-1;2)" office:value-type="string" office:string-value="30" calcext:value-type="string">
            <text:p>30</text:p>
          </table:table-cell>
          <table:table-cell table:formula="of:=HEX2DEC([.B177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77]+1" office:value-type="float" office:value="171" calcext:value-type="float">
            <text:p>171</text:p>
          </table:table-cell>
          <table:table-cell table:formula="of:=MID([.$A$5];[.A178]*2-1;2)" office:value-type="string" office:string-value="43" calcext:value-type="string">
            <text:p>43</text:p>
          </table:table-cell>
          <table:table-cell table:formula="of:=HEX2DEC([.B178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78]+1" office:value-type="float" office:value="172" calcext:value-type="float">
            <text:p>172</text:p>
          </table:table-cell>
          <table:table-cell table:formula="of:=MID([.$A$5];[.A179]*2-1;2)" office:value-type="string" office:string-value="44" calcext:value-type="string">
            <text:p>44</text:p>
          </table:table-cell>
          <table:table-cell table:formula="of:=HEX2DEC([.B179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79]+1" office:value-type="float" office:value="173" calcext:value-type="float">
            <text:p>173</text:p>
          </table:table-cell>
          <table:table-cell table:formula="of:=MID([.$A$5];[.A180]*2-1;2)" office:value-type="string" office:string-value="44" calcext:value-type="string">
            <text:p>44</text:p>
          </table:table-cell>
          <table:table-cell table:formula="of:=HEX2DEC([.B180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80]+1" office:value-type="float" office:value="174" calcext:value-type="float">
            <text:p>174</text:p>
          </table:table-cell>
          <table:table-cell table:formula="of:=MID([.$A$5];[.A181]*2-1;2)" office:value-type="string" office:string-value="30" calcext:value-type="string">
            <text:p>30</text:p>
          </table:table-cell>
          <table:table-cell table:formula="of:=HEX2DEC([.B181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81]+1" office:value-type="float" office:value="175" calcext:value-type="float">
            <text:p>175</text:p>
          </table:table-cell>
          <table:table-cell table:formula="of:=MID([.$A$5];[.A182]*2-1;2)" office:value-type="string" office:string-value="43" calcext:value-type="string">
            <text:p>43</text:p>
          </table:table-cell>
          <table:table-cell table:formula="of:=HEX2DEC([.B182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82]+1" office:value-type="float" office:value="176" calcext:value-type="float">
            <text:p>176</text:p>
          </table:table-cell>
          <table:table-cell table:formula="of:=MID([.$A$5];[.A183]*2-1;2)" office:value-type="string" office:string-value="44" calcext:value-type="string">
            <text:p>44</text:p>
          </table:table-cell>
          <table:table-cell table:formula="of:=HEX2DEC([.B183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83]+1" office:value-type="float" office:value="177" calcext:value-type="float">
            <text:p>177</text:p>
          </table:table-cell>
          <table:table-cell table:formula="of:=MID([.$A$5];[.A184]*2-1;2)" office:value-type="string" office:string-value="45" calcext:value-type="string">
            <text:p>45</text:p>
          </table:table-cell>
          <table:table-cell table:formula="of:=HEX2DEC([.B184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84]+1" office:value-type="float" office:value="178" calcext:value-type="float">
            <text:p>178</text:p>
          </table:table-cell>
          <table:table-cell table:formula="of:=MID([.$A$5];[.A185]*2-1;2)" office:value-type="string" office:string-value="30" calcext:value-type="string">
            <text:p>30</text:p>
          </table:table-cell>
          <table:table-cell table:formula="of:=HEX2DEC([.B185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85]+1" office:value-type="float" office:value="179" calcext:value-type="float">
            <text:p>179</text:p>
          </table:table-cell>
          <table:table-cell table:formula="of:=MID([.$A$5];[.A186]*2-1;2)" office:value-type="string" office:string-value="43" calcext:value-type="string">
            <text:p>43</text:p>
          </table:table-cell>
          <table:table-cell table:formula="of:=HEX2DEC([.B186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86]+1" office:value-type="float" office:value="180" calcext:value-type="float">
            <text:p>180</text:p>
          </table:table-cell>
          <table:table-cell table:formula="of:=MID([.$A$5];[.A187]*2-1;2)" office:value-type="string" office:string-value="44" calcext:value-type="string">
            <text:p>44</text:p>
          </table:table-cell>
          <table:table-cell table:formula="of:=HEX2DEC([.B187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87]+1" office:value-type="float" office:value="181" calcext:value-type="float">
            <text:p>181</text:p>
          </table:table-cell>
          <table:table-cell table:formula="of:=MID([.$A$5];[.A188]*2-1;2)" office:value-type="string" office:string-value="43" calcext:value-type="string">
            <text:p>43</text:p>
          </table:table-cell>
          <table:table-cell table:formula="of:=HEX2DEC([.B188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88]+1" office:value-type="float" office:value="182" calcext:value-type="float">
            <text:p>182</text:p>
          </table:table-cell>
          <table:table-cell table:formula="of:=MID([.$A$5];[.A189]*2-1;2)" office:value-type="string" office:string-value="30" calcext:value-type="string">
            <text:p>30</text:p>
          </table:table-cell>
          <table:table-cell table:formula="of:=HEX2DEC([.B189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89]+1" office:value-type="float" office:value="183" calcext:value-type="float">
            <text:p>183</text:p>
          </table:table-cell>
          <table:table-cell table:formula="of:=MID([.$A$5];[.A190]*2-1;2)" office:value-type="string" office:string-value="43" calcext:value-type="string">
            <text:p>43</text:p>
          </table:table-cell>
          <table:table-cell table:formula="of:=HEX2DEC([.B190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90]+1" office:value-type="float" office:value="184" calcext:value-type="float">
            <text:p>184</text:p>
          </table:table-cell>
          <table:table-cell table:formula="of:=MID([.$A$5];[.A191]*2-1;2)" office:value-type="string" office:string-value="44" calcext:value-type="string">
            <text:p>44</text:p>
          </table:table-cell>
          <table:table-cell table:formula="of:=HEX2DEC([.B191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91]+1" office:value-type="float" office:value="185" calcext:value-type="float">
            <text:p>185</text:p>
          </table:table-cell>
          <table:table-cell table:formula="of:=MID([.$A$5];[.A192]*2-1;2)" office:value-type="string" office:string-value="44" calcext:value-type="string">
            <text:p>44</text:p>
          </table:table-cell>
          <table:table-cell table:formula="of:=HEX2DEC([.B192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92]+1" office:value-type="float" office:value="186" calcext:value-type="float">
            <text:p>186</text:p>
          </table:table-cell>
          <table:table-cell table:formula="of:=MID([.$A$5];[.A193]*2-1;2)" office:value-type="string" office:string-value="30" calcext:value-type="string">
            <text:p>30</text:p>
          </table:table-cell>
          <table:table-cell table:formula="of:=HEX2DEC([.B193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93]+1" office:value-type="float" office:value="187" calcext:value-type="float">
            <text:p>187</text:p>
          </table:table-cell>
          <table:table-cell table:formula="of:=MID([.$A$5];[.A194]*2-1;2)" office:value-type="string" office:string-value="43" calcext:value-type="string">
            <text:p>43</text:p>
          </table:table-cell>
          <table:table-cell table:formula="of:=HEX2DEC([.B194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94]+1" office:value-type="float" office:value="188" calcext:value-type="float">
            <text:p>188</text:p>
          </table:table-cell>
          <table:table-cell table:formula="of:=MID([.$A$5];[.A195]*2-1;2)" office:value-type="string" office:string-value="44" calcext:value-type="string">
            <text:p>44</text:p>
          </table:table-cell>
          <table:table-cell table:formula="of:=HEX2DEC([.B195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95]+1" office:value-type="float" office:value="189" calcext:value-type="float">
            <text:p>189</text:p>
          </table:table-cell>
          <table:table-cell table:formula="of:=MID([.$A$5];[.A196]*2-1;2)" office:value-type="string" office:string-value="43" calcext:value-type="string">
            <text:p>43</text:p>
          </table:table-cell>
          <table:table-cell table:formula="of:=HEX2DEC([.B196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96]+1" office:value-type="float" office:value="190" calcext:value-type="float">
            <text:p>190</text:p>
          </table:table-cell>
          <table:table-cell table:formula="of:=MID([.$A$5];[.A197]*2-1;2)" office:value-type="string" office:string-value="30" calcext:value-type="string">
            <text:p>30</text:p>
          </table:table-cell>
          <table:table-cell table:formula="of:=HEX2DEC([.B197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97]+1" office:value-type="float" office:value="191" calcext:value-type="float">
            <text:p>191</text:p>
          </table:table-cell>
          <table:table-cell table:formula="of:=MID([.$A$5];[.A198]*2-1;2)" office:value-type="string" office:string-value="43" calcext:value-type="string">
            <text:p>43</text:p>
          </table:table-cell>
          <table:table-cell table:formula="of:=HEX2DEC([.B198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98]+1" office:value-type="float" office:value="192" calcext:value-type="float">
            <text:p>192</text:p>
          </table:table-cell>
          <table:table-cell table:formula="of:=MID([.$A$5];[.A199]*2-1;2)" office:value-type="string" office:string-value="44" calcext:value-type="string">
            <text:p>44</text:p>
          </table:table-cell>
          <table:table-cell table:formula="of:=HEX2DEC([.B199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99]+1" office:value-type="float" office:value="193" calcext:value-type="float">
            <text:p>193</text:p>
          </table:table-cell>
          <table:table-cell table:formula="of:=MID([.$A$5];[.A200]*2-1;2)" office:value-type="string" office:string-value="45" calcext:value-type="string">
            <text:p>45</text:p>
          </table:table-cell>
          <table:table-cell table:formula="of:=HEX2DEC([.B200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00]+1" office:value-type="float" office:value="194" calcext:value-type="float">
            <text:p>194</text:p>
          </table:table-cell>
          <table:table-cell table:formula="of:=MID([.$A$5];[.A201]*2-1;2)" office:value-type="string" office:string-value="30" calcext:value-type="string">
            <text:p>30</text:p>
          </table:table-cell>
          <table:table-cell table:formula="of:=HEX2DEC([.B201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01]+1" office:value-type="float" office:value="195" calcext:value-type="float">
            <text:p>195</text:p>
          </table:table-cell>
          <table:table-cell table:formula="of:=MID([.$A$5];[.A202]*2-1;2)" office:value-type="string" office:string-value="43" calcext:value-type="string">
            <text:p>43</text:p>
          </table:table-cell>
          <table:table-cell table:formula="of:=HEX2DEC([.B202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02]+1" office:value-type="float" office:value="196" calcext:value-type="float">
            <text:p>196</text:p>
          </table:table-cell>
          <table:table-cell table:formula="of:=MID([.$A$5];[.A203]*2-1;2)" office:value-type="string" office:string-value="44" calcext:value-type="string">
            <text:p>44</text:p>
          </table:table-cell>
          <table:table-cell table:formula="of:=HEX2DEC([.B203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03]+1" office:value-type="float" office:value="197" calcext:value-type="float">
            <text:p>197</text:p>
          </table:table-cell>
          <table:table-cell table:formula="of:=MID([.$A$5];[.A204]*2-1;2)" office:value-type="string" office:string-value="43" calcext:value-type="string">
            <text:p>43</text:p>
          </table:table-cell>
          <table:table-cell table:formula="of:=HEX2DEC([.B204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04]+1" office:value-type="float" office:value="198" calcext:value-type="float">
            <text:p>198</text:p>
          </table:table-cell>
          <table:table-cell table:formula="of:=MID([.$A$5];[.A205]*2-1;2)" office:value-type="string" office:string-value="30" calcext:value-type="string">
            <text:p>30</text:p>
          </table:table-cell>
          <table:table-cell table:formula="of:=HEX2DEC([.B205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05]+1" office:value-type="float" office:value="199" calcext:value-type="float">
            <text:p>199</text:p>
          </table:table-cell>
          <table:table-cell table:formula="of:=MID([.$A$5];[.A206]*2-1;2)" office:value-type="string" office:string-value="35" calcext:value-type="string">
            <text:p>35</text:p>
          </table:table-cell>
          <table:table-cell table:formula="of:=HEX2DEC([.B206])"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06]+1" office:value-type="float" office:value="200" calcext:value-type="float">
            <text:p>200</text:p>
          </table:table-cell>
          <table:table-cell table:formula="of:=MID([.$A$5];[.A207]*2-1;2)" office:value-type="string" office:string-value="30" calcext:value-type="string">
            <text:p>30</text:p>
          </table:table-cell>
          <table:table-cell table:formula="of:=HEX2DEC([.B207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07]+1" office:value-type="float" office:value="201" calcext:value-type="float">
            <text:p>201</text:p>
          </table:table-cell>
          <table:table-cell table:formula="of:=MID([.$A$5];[.A208]*2-1;2)" office:value-type="string" office:string-value="42" calcext:value-type="string">
            <text:p>42</text:p>
          </table:table-cell>
          <table:table-cell table:formula="of:=HEX2DEC([.B208])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08]+1" office:value-type="float" office:value="202" calcext:value-type="float">
            <text:p>202</text:p>
          </table:table-cell>
          <table:table-cell table:formula="of:=MID([.$A$5];[.A209]*2-1;2)" office:value-type="string" office:string-value="42" calcext:value-type="string">
            <text:p>42</text:p>
          </table:table-cell>
          <table:table-cell table:formula="of:=HEX2DEC([.B209])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09]+1" office:value-type="float" office:value="203" calcext:value-type="float">
            <text:p>203</text:p>
          </table:table-cell>
          <table:table-cell table:formula="of:=MID([.$A$5];[.A210]*2-1;2)" office:value-type="string" office:string-value="39" calcext:value-type="string">
            <text:p>39</text:p>
          </table:table-cell>
          <table:table-cell table:formula="of:=HEX2DEC([.B210])"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10]+1" office:value-type="float" office:value="204" calcext:value-type="float">
            <text:p>204</text:p>
          </table:table-cell>
          <table:table-cell table:formula="of:=MID([.$A$5];[.A211]*2-1;2)" office:value-type="string" office:string-value="30" calcext:value-type="string">
            <text:p>30</text:p>
          </table:table-cell>
          <table:table-cell table:formula="of:=HEX2DEC([.B211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11]+1" office:value-type="float" office:value="205" calcext:value-type="float">
            <text:p>205</text:p>
          </table:table-cell>
          <table:table-cell table:formula="of:=MID([.$A$5];[.A212]*2-1;2)" office:value-type="string" office:string-value="42" calcext:value-type="string">
            <text:p>42</text:p>
          </table:table-cell>
          <table:table-cell table:formula="of:=HEX2DEC([.B212])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12]+1" office:value-type="float" office:value="206" calcext:value-type="float">
            <text:p>206</text:p>
          </table:table-cell>
          <table:table-cell table:formula="of:=MID([.$A$5];[.A213]*2-1;2)" office:value-type="string" office:string-value="39" calcext:value-type="string">
            <text:p>39</text:p>
          </table:table-cell>
          <table:table-cell table:formula="of:=HEX2DEC([.B213])"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13]+1" office:value-type="float" office:value="207" calcext:value-type="float">
            <text:p>207</text:p>
          </table:table-cell>
          <table:table-cell table:formula="of:=MID([.$A$5];[.A214]*2-1;2)" office:value-type="string" office:string-value="42" calcext:value-type="string">
            <text:p>42</text:p>
          </table:table-cell>
          <table:table-cell table:formula="of:=HEX2DEC([.B214])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14]+1" office:value-type="float" office:value="208" calcext:value-type="float">
            <text:p>208</text:p>
          </table:table-cell>
          <table:table-cell table:formula="of:=MID([.$A$5];[.A215]*2-1;2)" office:value-type="string" office:string-value="30" calcext:value-type="string">
            <text:p>30</text:p>
          </table:table-cell>
          <table:table-cell table:formula="of:=HEX2DEC([.B215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15]+1" office:value-type="float" office:value="209" calcext:value-type="float">
            <text:p>209</text:p>
          </table:table-cell>
          <table:table-cell table:formula="of:=MID([.$A$5];[.A216]*2-1;2)" office:value-type="string" office:string-value="42" calcext:value-type="string">
            <text:p>42</text:p>
          </table:table-cell>
          <table:table-cell table:formula="of:=HEX2DEC([.B216])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16]+1" office:value-type="float" office:value="210" calcext:value-type="float">
            <text:p>210</text:p>
          </table:table-cell>
          <table:table-cell table:formula="of:=MID([.$A$5];[.A217]*2-1;2)" office:value-type="string" office:string-value="39" calcext:value-type="string">
            <text:p>39</text:p>
          </table:table-cell>
          <table:table-cell table:formula="of:=HEX2DEC([.B217])"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17]+1" office:value-type="float" office:value="211" calcext:value-type="float">
            <text:p>211</text:p>
          </table:table-cell>
          <table:table-cell table:formula="of:=MID([.$A$5];[.A218]*2-1;2)" office:value-type="string" office:string-value="42" calcext:value-type="string">
            <text:p>42</text:p>
          </table:table-cell>
          <table:table-cell table:formula="of:=HEX2DEC([.B218])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18]+1" office:value-type="float" office:value="212" calcext:value-type="float">
            <text:p>212</text:p>
          </table:table-cell>
          <table:table-cell table:formula="of:=MID([.$A$5];[.A219]*2-1;2)" office:value-type="string" office:string-value="30" calcext:value-type="string">
            <text:p>30</text:p>
          </table:table-cell>
          <table:table-cell table:formula="of:=HEX2DEC([.B219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19]+1" office:value-type="float" office:value="213" calcext:value-type="float">
            <text:p>213</text:p>
          </table:table-cell>
          <table:table-cell table:formula="of:=MID([.$A$5];[.A220]*2-1;2)" office:value-type="string" office:string-value="42" calcext:value-type="string">
            <text:p>42</text:p>
          </table:table-cell>
          <table:table-cell table:formula="of:=HEX2DEC([.B220])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20]+1" office:value-type="float" office:value="214" calcext:value-type="float">
            <text:p>214</text:p>
          </table:table-cell>
          <table:table-cell table:formula="of:=MID([.$A$5];[.A221]*2-1;2)" office:value-type="string" office:string-value="39" calcext:value-type="string">
            <text:p>39</text:p>
          </table:table-cell>
          <table:table-cell table:formula="of:=HEX2DEC([.B221])"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21]+1" office:value-type="float" office:value="215" calcext:value-type="float">
            <text:p>215</text:p>
          </table:table-cell>
          <table:table-cell table:formula="of:=MID([.$A$5];[.A222]*2-1;2)" office:value-type="string" office:string-value="31" calcext:value-type="string">
            <text:p>31</text:p>
          </table:table-cell>
          <table:table-cell table:formula="of:=HEX2DEC([.B222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22]+1" office:value-type="float" office:value="216" calcext:value-type="float">
            <text:p>216</text:p>
          </table:table-cell>
          <table:table-cell table:formula="of:=MID([.$A$5];[.A223]*2-1;2)" office:value-type="string" office:string-value="30" calcext:value-type="string">
            <text:p>30</text:p>
          </table:table-cell>
          <table:table-cell table:formula="of:=HEX2DEC([.B223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23]+1" office:value-type="float" office:value="217" calcext:value-type="float">
            <text:p>217</text:p>
          </table:table-cell>
          <table:table-cell table:formula="of:=MID([.$A$5];[.A224]*2-1;2)" office:value-type="string" office:string-value="42" calcext:value-type="string">
            <text:p>42</text:p>
          </table:table-cell>
          <table:table-cell table:formula="of:=HEX2DEC([.B224])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24]+1" office:value-type="float" office:value="218" calcext:value-type="float">
            <text:p>218</text:p>
          </table:table-cell>
          <table:table-cell table:formula="of:=MID([.$A$5];[.A225]*2-1;2)" office:value-type="string" office:string-value="39" calcext:value-type="string">
            <text:p>39</text:p>
          </table:table-cell>
          <table:table-cell table:formula="of:=HEX2DEC([.B225])"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25]+1" office:value-type="float" office:value="219" calcext:value-type="float">
            <text:p>219</text:p>
          </table:table-cell>
          <table:table-cell table:formula="of:=MID([.$A$5];[.A226]*2-1;2)" office:value-type="string" office:string-value="31" calcext:value-type="string">
            <text:p>31</text:p>
          </table:table-cell>
          <table:table-cell table:formula="of:=HEX2DEC([.B226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26]+1" office:value-type="float" office:value="220" calcext:value-type="float">
            <text:p>220</text:p>
          </table:table-cell>
          <table:table-cell table:formula="of:=MID([.$A$5];[.A227]*2-1;2)" office:value-type="string" office:string-value="30" calcext:value-type="string">
            <text:p>30</text:p>
          </table:table-cell>
          <table:table-cell table:formula="of:=HEX2DEC([.B227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27]+1" office:value-type="float" office:value="221" calcext:value-type="float">
            <text:p>221</text:p>
          </table:table-cell>
          <table:table-cell table:formula="of:=MID([.$A$5];[.A228]*2-1;2)" office:value-type="string" office:string-value="30" calcext:value-type="string">
            <text:p>30</text:p>
          </table:table-cell>
          <table:table-cell table:formula="of:=HEX2DEC([.B228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28]+1" office:value-type="float" office:value="222" calcext:value-type="float">
            <text:p>222</text:p>
          </table:table-cell>
          <table:table-cell table:formula="of:=MID([.$A$5];[.A229]*2-1;2)" office:value-type="string" office:string-value="30" calcext:value-type="string">
            <text:p>30</text:p>
          </table:table-cell>
          <table:table-cell table:formula="of:=HEX2DEC([.B229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29]+1" office:value-type="float" office:value="223" calcext:value-type="float">
            <text:p>223</text:p>
          </table:table-cell>
          <table:table-cell table:formula="of:=MID([.$A$5];[.A230]*2-1;2)" office:value-type="string" office:string-value="30" calcext:value-type="string">
            <text:p>30</text:p>
          </table:table-cell>
          <table:table-cell table:formula="of:=HEX2DEC([.B230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30]+1" office:value-type="float" office:value="224" calcext:value-type="float">
            <text:p>224</text:p>
          </table:table-cell>
          <table:table-cell table:formula="of:=MID([.$A$5];[.A231]*2-1;2)" office:value-type="string" office:string-value="43" calcext:value-type="string">
            <text:p>43</text:p>
          </table:table-cell>
          <table:table-cell table:formula="of:=HEX2DEC([.B231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31]+1" office:value-type="float" office:value="225" calcext:value-type="float">
            <text:p>225</text:p>
          </table:table-cell>
          <table:table-cell table:formula="of:=MID([.$A$5];[.A232]*2-1;2)" office:value-type="string" office:string-value="30" calcext:value-type="string">
            <text:p>30</text:p>
          </table:table-cell>
          <table:table-cell table:formula="of:=HEX2DEC([.B232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32]+1" office:value-type="float" office:value="226" calcext:value-type="float">
            <text:p>226</text:p>
          </table:table-cell>
          <table:table-cell table:formula="of:=MID([.$A$5];[.A233]*2-1;2)" office:value-type="string" office:string-value="45" calcext:value-type="string">
            <text:p>45</text:p>
          </table:table-cell>
          <table:table-cell table:formula="of:=HEX2DEC([.B233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33]+1" office:value-type="float" office:value="227" calcext:value-type="float">
            <text:p>227</text:p>
          </table:table-cell>
          <table:table-cell table:formula="of:=MID([.$A$5];[.A234]*2-1;2)" office:value-type="string" office:string-value="44" calcext:value-type="string">
            <text:p>44</text:p>
          </table:table-cell>
          <table:table-cell table:formula="of:=HEX2DEC([.B234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34]+1" office:value-type="float" office:value="228" calcext:value-type="float">
            <text:p>228</text:p>
          </table:table-cell>
          <table:table-cell table:formula="of:=MID([.$A$5];[.A235]*2-1;2)" office:value-type="string" office:string-value="46" calcext:value-type="string">
            <text:p>46</text:p>
          </table:table-cell>
          <table:table-cell table:formula="of:=HEX2DEC([.B235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35]+1" office:value-type="float" office:value="229" calcext:value-type="float">
            <text:p>229</text:p>
          </table:table-cell>
          <table:table-cell table:formula="of:=MID([.$A$5];[.A236]*2-1;2)" office:value-type="string" office:string-value="46" calcext:value-type="string">
            <text:p>46</text:p>
          </table:table-cell>
          <table:table-cell table:formula="of:=HEX2DEC([.B236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36]+1" office:value-type="float" office:value="230" calcext:value-type="float">
            <text:p>230</text:p>
          </table:table-cell>
          <table:table-cell table:formula="of:=MID([.$A$5];[.A237]*2-1;2)" office:value-type="string" office:string-value="46" calcext:value-type="string">
            <text:p>46</text:p>
          </table:table-cell>
          <table:table-cell table:formula="of:=HEX2DEC([.B237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37]+1" office:value-type="float" office:value="231" calcext:value-type="float">
            <text:p>231</text:p>
          </table:table-cell>
          <table:table-cell table:formula="of:=MID([.$A$5];[.A238]*2-1;2)" office:value-type="string" office:string-value="46" calcext:value-type="string">
            <text:p>46</text:p>
          </table:table-cell>
          <table:table-cell table:formula="of:=HEX2DEC([.B238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38]+1" office:value-type="float" office:value="232" calcext:value-type="float">
            <text:p>232</text:p>
          </table:table-cell>
          <table:table-cell table:formula="of:=MID([.$A$5];[.A239]*2-1;2)" office:value-type="string" office:string-value="30" calcext:value-type="string">
            <text:p>30</text:p>
          </table:table-cell>
          <table:table-cell table:formula="of:=HEX2DEC([.B239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39]+1" office:value-type="float" office:value="233" calcext:value-type="float">
            <text:p>233</text:p>
          </table:table-cell>
          <table:table-cell table:formula="of:=MID([.$A$5];[.A240]*2-1;2)" office:value-type="string" office:string-value="34" calcext:value-type="string">
            <text:p>34</text:p>
          </table:table-cell>
          <table:table-cell table:formula="of:=HEX2DEC([.B240])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40]+1" office:value-type="float" office:value="234" calcext:value-type="float">
            <text:p>234</text:p>
          </table:table-cell>
          <table:table-cell table:formula="of:=MID([.$A$5];[.A241]*2-1;2)" office:value-type="string" office:string-value="46" calcext:value-type="string">
            <text:p>46</text:p>
          </table:table-cell>
          <table:table-cell table:formula="of:=HEX2DEC([.B241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41]+1" office:value-type="float" office:value="235" calcext:value-type="float">
            <text:p>235</text:p>
          </table:table-cell>
          <table:table-cell table:formula="of:=MID([.$A$5];[.A242]*2-1;2)" office:value-type="string" office:string-value="46" calcext:value-type="string">
            <text:p>46</text:p>
          </table:table-cell>
          <table:table-cell table:formula="of:=HEX2DEC([.B242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42]+1" office:value-type="float" office:value="236" calcext:value-type="float">
            <text:p>236</text:p>
          </table:table-cell>
          <table:table-cell table:formula="of:=MID([.$A$5];[.A243]*2-1;2)" office:value-type="string" office:string-value="46" calcext:value-type="string">
            <text:p>46</text:p>
          </table:table-cell>
          <table:table-cell table:formula="of:=HEX2DEC([.B243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43]+1" office:value-type="float" office:value="237" calcext:value-type="float">
            <text:p>237</text:p>
          </table:table-cell>
          <table:table-cell table:formula="of:=MID([.$A$5];[.A244]*2-1;2)" office:value-type="string" office:string-value="46" calcext:value-type="string">
            <text:p>46</text:p>
          </table:table-cell>
          <table:table-cell table:formula="of:=HEX2DEC([.B244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44]+1" office:value-type="float" office:value="238" calcext:value-type="float">
            <text:p>238</text:p>
          </table:table-cell>
          <table:table-cell table:formula="of:=MID([.$A$5];[.A245]*2-1;2)" office:value-type="string" office:string-value="30" calcext:value-type="string">
            <text:p>30</text:p>
          </table:table-cell>
          <table:table-cell table:formula="of:=HEX2DEC([.B245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45]+1" office:value-type="float" office:value="239" calcext:value-type="float">
            <text:p>239</text:p>
          </table:table-cell>
          <table:table-cell table:formula="of:=MID([.$A$5];[.A246]*2-1;2)" office:value-type="string" office:string-value="30" calcext:value-type="string">
            <text:p>30</text:p>
          </table:table-cell>
          <table:table-cell table:formula="of:=HEX2DEC([.B246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46]+1" office:value-type="float" office:value="240" calcext:value-type="float">
            <text:p>240</text:p>
          </table:table-cell>
          <table:table-cell table:formula="of:=MID([.$A$5];[.A247]*2-1;2)" office:value-type="string" office:string-value="43" calcext:value-type="string">
            <text:p>43</text:p>
          </table:table-cell>
          <table:table-cell table:formula="of:=HEX2DEC([.B247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47]+1" office:value-type="float" office:value="241" calcext:value-type="float">
            <text:p>241</text:p>
          </table:table-cell>
          <table:table-cell table:formula="of:=MID([.$A$5];[.A248]*2-1;2)" office:value-type="string" office:string-value="42" calcext:value-type="string">
            <text:p>42</text:p>
          </table:table-cell>
          <table:table-cell table:formula="of:=HEX2DEC([.B248])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48]+1" office:value-type="float" office:value="242" calcext:value-type="float">
            <text:p>242</text:p>
          </table:table-cell>
          <table:table-cell table:formula="of:=MID([.$A$5];[.A249]*2-1;2)" office:value-type="string" office:string-value="30" calcext:value-type="string">
            <text:p>30</text:p>
          </table:table-cell>
          <table:table-cell table:formula="of:=HEX2DEC([.B249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49]+1" office:value-type="float" office:value="243" calcext:value-type="float">
            <text:p>243</text:p>
          </table:table-cell>
          <table:table-cell table:formula="of:=MID([.$A$5];[.A250]*2-1;2)" office:value-type="string" office:string-value="30" calcext:value-type="string">
            <text:p>30</text:p>
          </table:table-cell>
          <table:table-cell table:formula="of:=HEX2DEC([.B250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50]+1" office:value-type="float" office:value="244" calcext:value-type="float">
            <text:p>244</text:p>
          </table:table-cell>
          <table:table-cell table:formula="of:=MID([.$A$5];[.A251]*2-1;2)" office:value-type="string" office:string-value="38" calcext:value-type="string">
            <text:p>38</text:p>
          </table:table-cell>
          <table:table-cell table:formula="of:=HEX2DEC([.B251])"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51]+1" office:value-type="float" office:value="245" calcext:value-type="float">
            <text:p>245</text:p>
          </table:table-cell>
          <table:table-cell table:formula="of:=MID([.$A$5];[.A252]*2-1;2)" office:value-type="string" office:string-value="41" calcext:value-type="string">
            <text:p>41</text:p>
          </table:table-cell>
          <table:table-cell table:formula="of:=HEX2DEC([.B252])"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52]+1" office:value-type="float" office:value="246" calcext:value-type="float">
            <text:p>246</text:p>
          </table:table-cell>
          <table:table-cell table:formula="of:=MID([.$A$5];[.A253]*2-1;2)" office:value-type="string" office:string-value="43" calcext:value-type="string">
            <text:p>43</text:p>
          </table:table-cell>
          <table:table-cell table:formula="of:=HEX2DEC([.B253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53]+1" office:value-type="float" office:value="247" calcext:value-type="float">
            <text:p>247</text:p>
          </table:table-cell>
          <table:table-cell table:formula="of:=MID([.$A$5];[.A254]*2-1;2)" office:value-type="string" office:string-value="30" calcext:value-type="string">
            <text:p>30</text:p>
          </table:table-cell>
          <table:table-cell table:formula="of:=HEX2DEC([.B254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54]+1" office:value-type="float" office:value="248" calcext:value-type="float">
            <text:p>248</text:p>
          </table:table-cell>
          <table:table-cell table:formula="of:=MID([.$A$5];[.A255]*2-1;2)" office:value-type="string" office:string-value="30" calcext:value-type="string">
            <text:p>30</text:p>
          </table:table-cell>
          <table:table-cell table:formula="of:=HEX2DEC([.B255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55]+1" office:value-type="float" office:value="249" calcext:value-type="float">
            <text:p>249</text:p>
          </table:table-cell>
          <table:table-cell table:formula="of:=MID([.$A$5];[.A256]*2-1;2)" office:value-type="string" office:string-value="31" calcext:value-type="string">
            <text:p>31</text:p>
          </table:table-cell>
          <table:table-cell table:formula="of:=HEX2DEC([.B256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56]+1" office:value-type="float" office:value="250" calcext:value-type="float">
            <text:p>250</text:p>
          </table:table-cell>
          <table:table-cell table:formula="of:=MID([.$A$5];[.A257]*2-1;2)" office:value-type="string" office:string-value="32" calcext:value-type="string">
            <text:p>32</text:p>
          </table:table-cell>
          <table:table-cell table:formula="of:=HEX2DEC([.B257])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57]+1" office:value-type="float" office:value="251" calcext:value-type="float">
            <text:p>251</text:p>
          </table:table-cell>
          <table:table-cell table:formula="of:=MID([.$A$5];[.A258]*2-1;2)" office:value-type="string" office:string-value="31" calcext:value-type="string">
            <text:p>31</text:p>
          </table:table-cell>
          <table:table-cell table:formula="of:=HEX2DEC([.B258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58]+1" office:value-type="float" office:value="252" calcext:value-type="float">
            <text:p>252</text:p>
          </table:table-cell>
          <table:table-cell table:formula="of:=MID([.$A$5];[.A259]*2-1;2)" office:value-type="string" office:string-value="31" calcext:value-type="string">
            <text:p>31</text:p>
          </table:table-cell>
          <table:table-cell table:formula="of:=HEX2DEC([.B259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59]+1" office:value-type="float" office:value="253" calcext:value-type="float">
            <text:p>253</text:p>
          </table:table-cell>
          <table:table-cell table:formula="of:=MID([.$A$5];[.A260]*2-1;2)" office:value-type="string" office:string-value="30" calcext:value-type="string">
            <text:p>30</text:p>
          </table:table-cell>
          <table:table-cell table:formula="of:=HEX2DEC([.B260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60]+1" office:value-type="float" office:value="254" calcext:value-type="float">
            <text:p>254</text:p>
          </table:table-cell>
          <table:table-cell table:formula="of:=MID([.$A$5];[.A261]*2-1;2)" office:value-type="string" office:string-value="43" calcext:value-type="string">
            <text:p>43</text:p>
          </table:table-cell>
          <table:table-cell table:number-columns-repeated="5"/>
        </table:table-row>
        <table:table-row table:style-name="ro1">
          <table:table-cell table:formula="of:=[.A261]+1" office:value-type="float" office:value="255" calcext:value-type="float">
            <text:p>255</text:p>
          </table:table-cell>
          <table:table-cell table:formula="of:=MID([.$A$5];[.A262]*2-1;2)" office:value-type="string" office:string-value="35" calcext:value-type="string">
            <text:p>35</text:p>
          </table:table-cell>
          <table:table-cell table:number-columns-repeated="5"/>
        </table:table-row>
        <table:table-row table:style-name="ro1">
          <table:table-cell table:formula="of:=[.A262]+1" office:value-type="float" office:value="256" calcext:value-type="float">
            <text:p>256</text:p>
          </table:table-cell>
          <table:table-cell table:formula="of:=MID([.$A$5];[.A263]*2-1;2)" office:value-type="string" office:string-value="41" calcext:value-type="string">
            <text:p>41</text:p>
          </table:table-cell>
          <table:table-cell table:number-columns-repeated="5"/>
        </table:table-row>
        <table:table-row table:style-name="ro1">
          <table:table-cell table:formula="of:=[.A263]+1" office:value-type="float" office:value="257" calcext:value-type="float">
            <text:p>257</text:p>
          </table:table-cell>
          <table:table-cell table:formula="of:=MID([.$A$5];[.A264]*2-1;2)" office:value-type="string" office:string-value="36" calcext:value-type="string">
            <text:p>36</text:p>
          </table:table-cell>
          <table:table-cell table:number-columns-repeated="5"/>
        </table:table-row>
        <table:table-row table:style-name="ro1">
          <table:table-cell table:formula="of:=[.A264]+1" office:value-type="float" office:value="258" calcext:value-type="float">
            <text:p>258</text:p>
          </table:table-cell>
          <table:table-cell table:formula="of:=MID([.$A$5];[.A265]*2-1;2)" office:value-type="string" office:string-value="0d" calcext:value-type="string">
            <text:p>0d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9:.C260])" office:value-type="float" office:value="14938" calcext:value-type="float">
            <text:p>14938</text:p>
          </table:table-cell>
          <table:table-cell table:formula="of:=DEC2HEX([.C268])" office:value-type="string" office:string-value="3A5A" calcext:value-type="string">
            <text:p>3A5A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dulus of</text:p>
          </table:table-cell>
          <table:table-cell office:value-type="float" office:value="65536" calcext:value-type="float">
            <text:p>65536</text:p>
          </table:table-cell>
          <table:table-cell table:formula="of:=MOD([.C268];65536)" office:value-type="float" office:value="14938" calcext:value-type="float">
            <text:p>14938</text:p>
          </table:table-cell>
          <table:table-cell table:formula="of:=DEC2HEX([.C270])" office:value-type="string" office:string-value="3A5A" calcext:value-type="string">
            <text:p>3A5A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onvert to decimal:</text:p>
          </table:table-cell>
          <table:table-cell/>
          <table:table-cell table:formula="of:=BASE([.C270];2;16)" office:value-type="string" office:string-value="0011101001011010" calcext:value-type="string">
            <text:p>001110100101101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rform bitwise invert: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MID([.$C$273];[.B276];1)" office:value-type="string" office:string-value="0" calcext:value-type="string">
            <text:p>0</text:p>
          </table:table-cell>
          <table:table-cell table:style-name="ce9" table:formula="of:=IF([.C276]=&quot;0&quot;;1;0)" office:value-type="float" office:value="1" calcext:value-type="float">
            <text:p>1</text:p>
          </table:table-cell>
          <table:table-cell table:style-name="ce10"/>
          <table:table-cell table:style-name="ce9" table:number-columns-repeated="2"/>
        </table:table-row>
        <table:table-row table:style-name="ro1">
          <table:table-cell/>
          <table:table-cell table:formula="of:=[.B276]+1" office:value-type="float" office:value="2" calcext:value-type="float">
            <text:p>2</text:p>
          </table:table-cell>
          <table:table-cell table:formula="of:=MID([.$C$273];[.B277];1)" office:value-type="string" office:string-value="0" calcext:value-type="string">
            <text:p>0</text:p>
          </table:table-cell>
          <table:table-cell table:style-name="ce9" table:formula="of:=IF([.C277]=&quot;0&quot;;1;0)" office:value-type="float" office:value="1" calcext:value-type="float">
            <text:p>1</text:p>
          </table:table-cell>
          <table:table-cell table:style-name="ce9" table:formula="of:=[.D276]&amp;[.D277]" office:value-type="string" office:string-value="11" calcext:value-type="string">
            <text:p>11</text:p>
          </table:table-cell>
          <table:table-cell table:style-name="ce9" table:number-columns-repeated="2"/>
        </table:table-row>
        <table:table-row table:style-name="ro1">
          <table:table-cell/>
          <table:table-cell table:formula="of:=[.B277]+1" office:value-type="float" office:value="3" calcext:value-type="float">
            <text:p>3</text:p>
          </table:table-cell>
          <table:table-cell table:formula="of:=MID([.$C$273];[.B278];1)" office:value-type="string" office:string-value="1" calcext:value-type="string">
            <text:p>1</text:p>
          </table:table-cell>
          <table:table-cell table:style-name="ce9" table:formula="of:=IF([.C278]=&quot;0&quot;;1;0)" office:value-type="float" office:value="0" calcext:value-type="float">
            <text:p>0</text:p>
          </table:table-cell>
          <table:table-cell table:style-name="ce9" table:formula="of:=[.E277]&amp;[.D278]" office:value-type="string" office:string-value="110" calcext:value-type="string">
            <text:p>110</text:p>
          </table:table-cell>
          <table:table-cell table:style-name="ce9" table:number-columns-repeated="2"/>
        </table:table-row>
        <table:table-row table:style-name="ro1">
          <table:table-cell/>
          <table:table-cell table:formula="of:=[.B278]+1" office:value-type="float" office:value="4" calcext:value-type="float">
            <text:p>4</text:p>
          </table:table-cell>
          <table:table-cell table:formula="of:=MID([.$C$273];[.B279];1)" office:value-type="string" office:string-value="1" calcext:value-type="string">
            <text:p>1</text:p>
          </table:table-cell>
          <table:table-cell table:style-name="ce9" table:formula="of:=IF([.C279]=&quot;0&quot;;1;0)" office:value-type="float" office:value="0" calcext:value-type="float">
            <text:p>0</text:p>
          </table:table-cell>
          <table:table-cell table:style-name="ce9" table:formula="of:=[.E278]&amp;[.D279]" office:value-type="string" office:string-value="1100" calcext:value-type="string">
            <text:p>1100</text:p>
          </table:table-cell>
          <table:table-cell table:style-name="ce9" table:number-columns-repeated="2"/>
        </table:table-row>
        <table:table-row table:style-name="ro1">
          <table:table-cell/>
          <table:table-cell table:formula="of:=[.B279]+1" office:value-type="float" office:value="5" calcext:value-type="float">
            <text:p>5</text:p>
          </table:table-cell>
          <table:table-cell table:formula="of:=MID([.$C$273];[.B280];1)" office:value-type="string" office:string-value="1" calcext:value-type="string">
            <text:p>1</text:p>
          </table:table-cell>
          <table:table-cell table:style-name="ce9" table:formula="of:=IF([.C280]=&quot;0&quot;;1;0)" office:value-type="float" office:value="0" calcext:value-type="float">
            <text:p>0</text:p>
          </table:table-cell>
          <table:table-cell table:style-name="ce9" table:formula="of:=[.E279]&amp;[.D280]" office:value-type="string" office:string-value="11000" calcext:value-type="string">
            <text:p>11000</text:p>
          </table:table-cell>
          <table:table-cell table:style-name="ce9" table:number-columns-repeated="2"/>
        </table:table-row>
        <table:table-row table:style-name="ro1">
          <table:table-cell/>
          <table:table-cell table:formula="of:=[.B280]+1" office:value-type="float" office:value="6" calcext:value-type="float">
            <text:p>6</text:p>
          </table:table-cell>
          <table:table-cell table:formula="of:=MID([.$C$273];[.B281];1)" office:value-type="string" office:string-value="0" calcext:value-type="string">
            <text:p>0</text:p>
          </table:table-cell>
          <table:table-cell table:style-name="ce9" table:formula="of:=IF([.C281]=&quot;0&quot;;1;0)" office:value-type="float" office:value="1" calcext:value-type="float">
            <text:p>1</text:p>
          </table:table-cell>
          <table:table-cell table:style-name="ce9" table:formula="of:=[.E280]&amp;[.D281]" office:value-type="string" office:string-value="110001" calcext:value-type="string">
            <text:p>110001</text:p>
          </table:table-cell>
          <table:table-cell table:style-name="ce9" table:number-columns-repeated="2"/>
        </table:table-row>
        <table:table-row table:style-name="ro1">
          <table:table-cell/>
          <table:table-cell table:formula="of:=[.B281]+1" office:value-type="float" office:value="7" calcext:value-type="float">
            <text:p>7</text:p>
          </table:table-cell>
          <table:table-cell table:formula="of:=MID([.$C$273];[.B282];1)" office:value-type="string" office:string-value="1" calcext:value-type="string">
            <text:p>1</text:p>
          </table:table-cell>
          <table:table-cell table:style-name="ce9" table:formula="of:=IF([.C282]=&quot;0&quot;;1;0)" office:value-type="float" office:value="0" calcext:value-type="float">
            <text:p>0</text:p>
          </table:table-cell>
          <table:table-cell table:style-name="ce9" table:formula="of:=[.E281]&amp;[.D282]" office:value-type="string" office:string-value="1100010" calcext:value-type="string">
            <text:p>1100010</text:p>
          </table:table-cell>
          <table:table-cell table:style-name="ce9" table:number-columns-repeated="2"/>
        </table:table-row>
        <table:table-row table:style-name="ro1">
          <table:table-cell/>
          <table:table-cell table:formula="of:=[.B282]+1" office:value-type="float" office:value="8" calcext:value-type="float">
            <text:p>8</text:p>
          </table:table-cell>
          <table:table-cell table:formula="of:=MID([.$C$273];[.B283];1)" office:value-type="string" office:string-value="0" calcext:value-type="string">
            <text:p>0</text:p>
          </table:table-cell>
          <table:table-cell table:style-name="ce9" table:formula="of:=IF([.C283]=&quot;0&quot;;1;0)" office:value-type="float" office:value="1" calcext:value-type="float">
            <text:p>1</text:p>
          </table:table-cell>
          <table:table-cell table:style-name="ce9" table:formula="of:=[.E282]&amp;[.D283]" office:value-type="string" office:string-value="11000101" calcext:value-type="string">
            <text:p>11000101</text:p>
          </table:table-cell>
          <table:table-cell table:style-name="ce9" table:number-columns-repeated="2"/>
        </table:table-row>
        <table:table-row table:style-name="ro1">
          <table:table-cell/>
          <table:table-cell table:formula="of:=[.B283]+1" office:value-type="float" office:value="9" calcext:value-type="float">
            <text:p>9</text:p>
          </table:table-cell>
          <table:table-cell table:formula="of:=MID([.$C$273];[.B284];1)" office:value-type="string" office:string-value="0" calcext:value-type="string">
            <text:p>0</text:p>
          </table:table-cell>
          <table:table-cell table:style-name="ce9" table:formula="of:=IF([.C284]=&quot;0&quot;;1;0)" office:value-type="float" office:value="1" calcext:value-type="float">
            <text:p>1</text:p>
          </table:table-cell>
          <table:table-cell table:style-name="ce9" table:formula="of:=[.E283]&amp;[.D284]" office:value-type="string" office:string-value="110001011" calcext:value-type="string">
            <text:p>110001011</text:p>
          </table:table-cell>
          <table:table-cell table:style-name="ce9" table:number-columns-repeated="2"/>
        </table:table-row>
        <table:table-row table:style-name="ro1">
          <table:table-cell/>
          <table:table-cell table:formula="of:=[.B284]+1" office:value-type="float" office:value="10" calcext:value-type="float">
            <text:p>10</text:p>
          </table:table-cell>
          <table:table-cell table:formula="of:=MID([.$C$273];[.B285];1)" office:value-type="string" office:string-value="1" calcext:value-type="string">
            <text:p>1</text:p>
          </table:table-cell>
          <table:table-cell table:style-name="ce9" table:formula="of:=IF([.C285]=&quot;0&quot;;1;0)" office:value-type="float" office:value="0" calcext:value-type="float">
            <text:p>0</text:p>
          </table:table-cell>
          <table:table-cell table:style-name="ce9" table:formula="of:=[.E284]&amp;[.D285]" office:value-type="string" office:string-value="1100010110" calcext:value-type="string">
            <text:p>1100010110</text:p>
          </table:table-cell>
          <table:table-cell table:style-name="ce9" table:number-columns-repeated="2"/>
        </table:table-row>
        <table:table-row table:style-name="ro1">
          <table:table-cell/>
          <table:table-cell table:formula="of:=[.B285]+1" office:value-type="float" office:value="11" calcext:value-type="float">
            <text:p>11</text:p>
          </table:table-cell>
          <table:table-cell table:formula="of:=MID([.$C$273];[.B286];1)" office:value-type="string" office:string-value="0" calcext:value-type="string">
            <text:p>0</text:p>
          </table:table-cell>
          <table:table-cell table:style-name="ce9" table:formula="of:=IF([.C286]=&quot;0&quot;;1;0)" office:value-type="float" office:value="1" calcext:value-type="float">
            <text:p>1</text:p>
          </table:table-cell>
          <table:table-cell table:style-name="ce9" table:formula="of:=[.E285]&amp;[.D286]" office:value-type="string" office:string-value="11000101101" calcext:value-type="string">
            <text:p>11000101101</text:p>
          </table:table-cell>
          <table:table-cell table:style-name="ce9" table:number-columns-repeated="2"/>
        </table:table-row>
        <table:table-row table:style-name="ro1">
          <table:table-cell/>
          <table:table-cell table:formula="of:=[.B286]+1" office:value-type="float" office:value="12" calcext:value-type="float">
            <text:p>12</text:p>
          </table:table-cell>
          <table:table-cell table:formula="of:=MID([.$C$273];[.B287];1)" office:value-type="string" office:string-value="1" calcext:value-type="string">
            <text:p>1</text:p>
          </table:table-cell>
          <table:table-cell table:style-name="ce9" table:formula="of:=IF([.C287]=&quot;0&quot;;1;0)" office:value-type="float" office:value="0" calcext:value-type="float">
            <text:p>0</text:p>
          </table:table-cell>
          <table:table-cell table:style-name="ce9" table:formula="of:=[.E286]&amp;[.D287]" office:value-type="string" office:string-value="110001011010" calcext:value-type="string">
            <text:p>110001011010</text:p>
          </table:table-cell>
          <table:table-cell table:number-columns-repeated="2"/>
        </table:table-row>
        <table:table-row table:style-name="ro1">
          <table:table-cell/>
          <table:table-cell table:formula="of:=[.B287]+1" office:value-type="float" office:value="13" calcext:value-type="float">
            <text:p>13</text:p>
          </table:table-cell>
          <table:table-cell table:formula="of:=MID([.$C$273];[.B288];1)" office:value-type="string" office:string-value="1" calcext:value-type="string">
            <text:p>1</text:p>
          </table:table-cell>
          <table:table-cell table:style-name="ce9" table:formula="of:=IF([.C288]=&quot;0&quot;;1;0)" office:value-type="float" office:value="0" calcext:value-type="float">
            <text:p>0</text:p>
          </table:table-cell>
          <table:table-cell table:style-name="ce9" table:formula="of:=[.E287]&amp;[.D288]" office:value-type="string" office:string-value="1100010110100" calcext:value-type="string">
            <text:p>1100010110100</text:p>
          </table:table-cell>
          <table:table-cell table:number-columns-repeated="2"/>
        </table:table-row>
        <table:table-row table:style-name="ro1">
          <table:table-cell/>
          <table:table-cell table:formula="of:=[.B288]+1" office:value-type="float" office:value="14" calcext:value-type="float">
            <text:p>14</text:p>
          </table:table-cell>
          <table:table-cell table:formula="of:=MID([.$C$273];[.B289];1)" office:value-type="string" office:string-value="0" calcext:value-type="string">
            <text:p>0</text:p>
          </table:table-cell>
          <table:table-cell table:style-name="ce9" table:formula="of:=IF([.C289]=&quot;0&quot;;1;0)" office:value-type="float" office:value="1" calcext:value-type="float">
            <text:p>1</text:p>
          </table:table-cell>
          <table:table-cell table:style-name="ce9" table:formula="of:=[.E288]&amp;[.D289]" office:value-type="string" office:string-value="11000101101001" calcext:value-type="string">
            <text:p>11000101101001</text:p>
          </table:table-cell>
          <table:table-cell table:number-columns-repeated="2"/>
        </table:table-row>
        <table:table-row table:style-name="ro1">
          <table:table-cell/>
          <table:table-cell table:formula="of:=[.B289]+1" office:value-type="float" office:value="15" calcext:value-type="float">
            <text:p>15</text:p>
          </table:table-cell>
          <table:table-cell table:formula="of:=MID([.$C$273];[.B290];1)" office:value-type="string" office:string-value="1" calcext:value-type="string">
            <text:p>1</text:p>
          </table:table-cell>
          <table:table-cell table:style-name="ce9" table:formula="of:=IF([.C290]=&quot;0&quot;;1;0)" office:value-type="float" office:value="0" calcext:value-type="float">
            <text:p>0</text:p>
          </table:table-cell>
          <table:table-cell table:style-name="ce9" table:formula="of:=[.E289]&amp;[.D290]" office:value-type="string" office:string-value="110001011010010" calcext:value-type="string">
            <text:p>110001011010010</text:p>
          </table:table-cell>
          <table:table-cell table:number-columns-repeated="2"/>
        </table:table-row>
        <table:table-row table:style-name="ro1">
          <table:table-cell/>
          <table:table-cell table:formula="of:=[.B290]+1" office:value-type="float" office:value="16" calcext:value-type="float">
            <text:p>16</text:p>
          </table:table-cell>
          <table:table-cell table:formula="of:=MID([.$C$273];[.B291];1)" office:value-type="string" office:string-value="0" calcext:value-type="string">
            <text:p>0</text:p>
          </table:table-cell>
          <table:table-cell table:style-name="ce9" table:formula="of:=IF([.C291]=&quot;0&quot;;1;0)" office:value-type="float" office:value="1" calcext:value-type="float">
            <text:p>1</text:p>
          </table:table-cell>
          <table:table-cell table:style-name="ce9" table:formula="of:=[.E290]&amp;[.D291]" office:value-type="string" office:string-value="1100010110100101" calcext:value-type="string">
            <text:p>110001011010010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twise inverted number:</text:p>
          </table:table-cell>
          <table:table-cell/>
          <table:table-cell table:formula="of:=DECIMAL([.E291];2)" office:value-type="float" office:value="50597" calcext:value-type="float">
            <text:p>505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twise inverted number + 1:</text:p>
          </table:table-cell>
          <table:table-cell/>
          <table:table-cell table:formula="of:=[.C293]+1" office:value-type="float" office:value="50598" calcext:value-type="float">
            <text:p>50598</text:p>
          </table:table-cell>
          <table:table-cell office:value-type="string" calcext:value-type="string">
            <text:p>Binary:</text:p>
          </table:table-cell>
          <table:table-cell table:formula="of:=BASE([.C294];2)" office:value-type="string" office:string-value="1100010110100110" calcext:value-type="string">
            <text:p>110001011010011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ecksum:</text:p>
          </table:table-cell>
          <table:table-cell table:number-columns-repeated="2"/>
          <table:table-cell office:value-type="string" calcext:value-type="string">
            <text:p>Hexadecimal:</text:p>
          </table:table-cell>
          <table:table-cell table:formula="of:=BASE([.C294];16)" office:value-type="string" office:string-value="C5A6" calcext:value-type="string">
            <text:p>C5A6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w the string for the command:</text:p>
          </table:table-cell>
          <table:table-cell table:number-columns-repeated="2"/>
          <table:table-cell table:formula="of:=DEC2HEX(CODE(MID([.$E$296];1;1)))" office:value-type="string" office:string-value="43" calcext:value-type="string">
            <text:p>43</text:p>
          </table:table-cell>
          <table:table-cell table:formula="of:=DEC2HEX(CODE(MID([.$E$296];2;1)))" office:value-type="string" office:string-value="35" calcext:value-type="string">
            <text:p>35</text:p>
          </table:table-cell>
          <table:table-cell table:formula="of:=DEC2HEX(CODE(MID([.$E$296];3;1)))" office:value-type="string" office:string-value="41" calcext:value-type="string">
            <text:p>41</text:p>
          </table:table-cell>
          <table:table-cell table:formula="of:=DEC2HEX(CODE(MID([.$E$296];4;1)))" office:value-type="string" office:string-value="36" calcext:value-type="string">
            <text:p>3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mpare to original</text:p>
          </table:table-cell>
          <table:table-cell table:number-columns-repeated="2"/>
          <table:table-cell table:formula="of:=[.B261]" office:value-type="string" office:string-value="43" calcext:value-type="string">
            <text:p>43</text:p>
          </table:table-cell>
          <table:table-cell table:formula="of:=[.B262]" office:value-type="string" office:string-value="35" calcext:value-type="string">
            <text:p>35</text:p>
          </table:table-cell>
          <table:table-cell table:formula="of:=[.B263]" office:value-type="string" office:string-value="41" calcext:value-type="string">
            <text:p>41</text:p>
          </table:table-cell>
          <table:table-cell table:formula="of:=[.B264]" office:value-type="string" office:string-value="36" calcext:value-type="string">
            <text:p>3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style-name="ce2" table:formula="of:=[.D298]=[.D300]" office:value-type="boolean" office:boolean-value="true" calcext:value-type="boolean">
            <text:p>TRUE</text:p>
          </table:table-cell>
          <table:table-cell table:style-name="ce2" table:formula="of:=[.E298]=[.E300]" office:value-type="boolean" office:boolean-value="true" calcext:value-type="boolean">
            <text:p>TRUE</text:p>
          </table:table-cell>
          <table:table-cell table:style-name="ce2" table:formula="of:=[.F298]=[.F300]" office:value-type="boolean" office:boolean-value="true" calcext:value-type="boolean">
            <text:p>TRUE</text:p>
          </table:table-cell>
          <table:table-cell table:style-name="ce2" table:formula="of:=[.G298]=[.G30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etssom:</text:p>
          </table:table-cell>
          <table:table-cell table:number-columns-repeated="2"/>
          <table:table-cell table:style-name="ce5" table:formula="of:=IF(AND([.D302];[.E302];[.F302];[.G302]);&quot;Boodskap suksesvol&quot;;&quot;Fout&quot;)" office:value-type="string" office:string-value="Boodskap suksesvol" calcext:value-type="string">
            <text:p>Boodskap suksesvol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5"/>
          <table:table-cell table:style-name="ce5"/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5"/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3"/>
          <table:table-cell table:style-name="ce2"/>
          <table:table-cell table:number-columns-repeated="3"/>
        </table:table-row>
      </table:table>
      <table:table table:name="ParallelBat_2alleen" table:style-name="ta1">
        <table:table-column table:style-name="co1" table:number-columns-repeated="21" table:default-cell-style-name="Default"/>
        <table:table-row table:style-name="ro1">
          <table:table-cell table:style-name="ce1" office:value-type="string" calcext:value-type="string">
            <text:p>Analiseer die uitsetstring vir parallelle battery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Kry die tweede battery in die parallelle battery groep</text:p>
          </table:table-cell>
          <table:table-cell table:number-columns-repeated="20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Opdrag string: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7E 32 30 30 31 34 36 34 32 45 30 30 32 30 32 46 44 33 34 0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ring out: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7e3230303134363030463037413131303230463044453330444534304444463044453430444344304445333044453530444535304445363044453630444532304445363044453730444534304445353035304243333042413530424135304241353042413530303030443034384646464630344646464630304342303132313130303132313130453146310d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Van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Beskrywing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ID([.$A$9];[.A12];[.B12]-[.A12]+1)" office:value-type="string" office:string-value="7e" calcext:value-type="string">
            <text:p>7e</text:p>
          </table:table-cell>
          <table:table-cell office:value-type="string" calcext:value-type="string">
            <text:p>Begin van data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MID([.$A$9];[.A13];[.B13]-[.A13]+1)" office:value-type="string" office:string-value="3230" calcext:value-type="string">
            <text:p>3230</text:p>
          </table:table-cell>
          <table:table-cell office:value-type="string" calcext:value-type="string">
            <text:p>Weergawe of VER</text:p>
          </table:table-cell>
          <table:table-cell table:number-columns-repeated="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MID([.$A$9];[.A14];[.B14]-[.A14]+1)" office:value-type="string" office:string-value="3031" calcext:value-type="string">
            <text:p>3031</text:p>
          </table:table-cell>
          <table:table-cell office:value-type="string" calcext:value-type="string">
            <text:p>ADR veld, 01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MID([.$A$9];[.A15];[.B15]-[.A15]+1)" office:value-type="string" office:string-value="3436" calcext:value-type="string">
            <text:p>3436</text:p>
          </table:table-cell>
          <table:table-cell office:value-type="string" calcext:value-type="string">
            <text:p>Kode 46 vir litium batterye</text:p>
          </table:table-cell>
          <table:table-cell table:number-columns-repeated="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formula="of:=MID([.$A$9];[.A16];[.B16]-[.A16]+1)" office:value-type="string" office:string-value="3030" calcext:value-type="string">
            <text:p>3030</text:p>
          </table:table-cell>
          <table:table-cell office:value-type="string" calcext:value-type="string">
            <text:p>RTN 3030 in HEX beteken 00 wat die kode is vir normaal</text:p>
          </table:table-cell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formula="of:=MID([.$A$9];[.A17];[.B17]-[.A17]+1)" office:value-type="string" office:string-value="46303741" calcext:value-type="string">
            <text:p>46303741</text:p>
          </table:table-cell>
          <table:table-cell office:value-type="string" calcext:value-type="string">
            <text:p>LENGT</text:p>
          </table:table-cell>
          <table:table-cell table:number-columns-repeated="17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INFO</text:p>
          </table:table-cell>
          <table:table-cell table:number-columns-repeated="17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formula="of:=LEN([.A9])-2-8+1" office:value-type="float" office:value="271" calcext:value-type="float">
            <text:p>271</text:p>
          </table:table-cell>
          <table:table-cell table:formula="of:=LEN([.A9])-2" office:value-type="float" office:value="278" calcext:value-type="float">
            <text:p>278</text:p>
          </table:table-cell>
          <table:table-cell table:style-name="ce5" table:formula="of:=MID([.$A$9];[.A23];[.B23]-[.A23]+1)" office:value-type="string" office:string-value="45314631" calcext:value-type="string">
            <text:p>45314631</text:p>
          </table:table-cell>
          <table:table-cell office:value-type="string" calcext:value-type="string">
            <text:p>CHKSM</text:p>
          </table:table-cell>
          <table:table-cell table:number-columns-repeated="17"/>
        </table:table-row>
        <table:table-row table:style-name="ro1">
          <table:table-cell table:formula="of:=LEN([.A9])-1" office:value-type="float" office:value="279" calcext:value-type="float">
            <text:p>279</text:p>
          </table:table-cell>
          <table:table-cell table:formula="of:=LEN([.A9])" office:value-type="float" office:value="280" calcext:value-type="float">
            <text:p>280</text:p>
          </table:table-cell>
          <table:table-cell table:style-name="ce5" table:formula="of:=MID([.$A$9];[.A24];[.B24]-[.A24]+1)" office:value-type="string" office:string-value="0d" calcext:value-type="string">
            <text:p>0d</text:p>
          </table:table-cell>
          <table:table-cell office:value-type="string" calcext:value-type="string">
            <text:p>Einde van data</text:p>
          </table:table-cell>
          <table:table-cell table:number-columns-repeated="17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Analiseer die LENGT kode: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Laaste 3 getalle in HEX:</text:p>
          </table:table-cell>
          <table:table-cell/>
          <table:table-cell office:value-type="string" calcext:value-type="string">
            <text:p>ASCII kode desimaal:</text:p>
          </table:table-cell>
          <table:table-cell/>
          <table:table-cell office:value-type="string" calcext:value-type="string">
            <text:p>ASCII waarde</text:p>
          </table:table-cell>
          <table:table-cell office:value-type="string" calcext:value-type="string">
            <text:p>Desimaal</text:p>
          </table:table-cell>
          <table:table-cell office:value-type="string" calcext:value-type="string">
            <text:p>Ooreenstemmende binere waarde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MID([.$C$17];[.A30]*2-1;2)" office:value-type="string" office:string-value="30" calcext:value-type="string">
            <text:p>30</text:p>
          </table:table-cell>
          <table:table-cell table:formula="of:=HEX2DEC([.B30])" office:value-type="float" office:value="48" calcext:value-type="float">
            <text:p>48</text:p>
          </table:table-cell>
          <table:table-cell/>
          <table:table-cell table:formula="of:=CHAR([.C30])" office:value-type="string" office:string-value="0" calcext:value-type="string">
            <text:p>0</text:p>
          </table:table-cell>
          <table:table-cell table:formula="of:=DECIMAL([.E30];16)" office:value-type="float" office:value="0" calcext:value-type="float">
            <text:p>0</text:p>
          </table:table-cell>
          <table:table-cell table:formula="of:=BASE([.F30];2;4)" office:value-type="string" office:string-value="0000" calcext:value-type="string">
            <text:p>0000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MID([.$C$17];[.A31]*2-1;2)" office:value-type="string" office:string-value="37" calcext:value-type="string">
            <text:p>37</text:p>
          </table:table-cell>
          <table:table-cell table:formula="of:=HEX2DEC([.B31])" office:value-type="float" office:value="55" calcext:value-type="float">
            <text:p>55</text:p>
          </table:table-cell>
          <table:table-cell/>
          <table:table-cell table:formula="of:=CHAR([.C31])" office:value-type="string" office:string-value="7" calcext:value-type="string">
            <text:p>7</text:p>
          </table:table-cell>
          <table:table-cell table:formula="of:=DECIMAL([.E31];16)" office:value-type="float" office:value="7" calcext:value-type="float">
            <text:p>7</text:p>
          </table:table-cell>
          <table:table-cell table:formula="of:=BASE([.F31];2;4)" office:value-type="string" office:string-value="0111" calcext:value-type="string">
            <text:p>0111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ID([.$C$17];[.A32]*2-1;2)" office:value-type="string" office:string-value="41" calcext:value-type="string">
            <text:p>41</text:p>
          </table:table-cell>
          <table:table-cell table:formula="of:=HEX2DEC([.B32])" office:value-type="float" office:value="65" calcext:value-type="float">
            <text:p>65</text:p>
          </table:table-cell>
          <table:table-cell/>
          <table:table-cell table:formula="of:=CHAR([.C32])" office:value-type="string" office:string-value="A" calcext:value-type="string">
            <text:p>A</text:p>
          </table:table-cell>
          <table:table-cell table:formula="of:=DECIMAL([.E32];16)" office:value-type="float" office:value="10" calcext:value-type="float">
            <text:p>10</text:p>
          </table:table-cell>
          <table:table-cell table:formula="of:=BASE([.F32];2;4)" office:value-type="string" office:string-value="1010" calcext:value-type="string">
            <text:p>1010</text:p>
          </table:table-cell>
          <table:table-cell table:number-columns-repeated="14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Lengte is:</text:p>
          </table:table-cell>
          <table:table-cell table:formula="of:=[.G30]&amp;[.G31]&amp;[.G32]" office:value-type="string" office:string-value="000001111010" calcext:value-type="string">
            <text:p>00000111101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engte is:</text:p>
          </table:table-cell>
          <table:table-cell table:formula="of:=DECIMAL([.B34];2)" office:value-type="float" office:value="122" calcext:value-type="float">
            <text:p>122</text:p>
          </table:table-cell>
          <table:table-cell table:number-columns-repeated="19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Dus is die datastring:</text:p>
          </table:table-cell>
          <table:table-cell/>
          <table:table-cell table:formula="of:=MID([.A9];27;[.B35]*2)" office:value-type="string" office:string-value="3131303230463044453330444534304444463044453430444344304445333044453530444535304445363044453630444532304445363044453730444534304445353035304243333042413530424135304241353042413530303030443034384646464630344646464630304342303132313130303132313130" calcext:value-type="string">
            <text:p>3131303230463044453330444534304444463044453430444344304445333044453530444535304445363044453630444532304445363044453730444534304445353035304243333042413530424135304241353042413530303030443034384646464630344646464630304342303132313130303132313130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1 greep is twee van die nommers: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Greep</text:p>
          </table:table-cell>
          <table:table-cell office:value-type="string" calcext:value-type="string">
            <text:p>Nommer 1</text:p>
          </table:table-cell>
          <table:table-cell office:value-type="string" calcext:value-type="string">
            <text:p>Nommer 2</text:p>
          </table:table-cell>
          <table:table-cell office:value-type="string" calcext:value-type="string">
            <text:p>ASCII 1 desimaal</text:p>
          </table:table-cell>
          <table:table-cell office:value-type="string" calcext:value-type="string">
            <text:p>ASCII 2 desimaal</text:p>
          </table:table-cell>
          <table:table-cell office:value-type="string" calcext:value-type="string">
            <text:p>Karakter 1</text:p>
          </table:table-cell>
          <table:table-cell office:value-type="string" calcext:value-type="string">
            <text:p>Karakter 2</text:p>
          </table:table-cell>
          <table:table-cell office:value-type="string" calcext:value-type="string">
            <text:p>Desimaal 1</text:p>
          </table:table-cell>
          <table:table-cell office:value-type="string" calcext:value-type="string">
            <text:p>Desimaal 2</text:p>
          </table:table-cell>
          <table:table-cell office:value-type="string" calcext:value-type="string">
            <text:p>Biner 1</text:p>
          </table:table-cell>
          <table:table-cell office:value-type="string" calcext:value-type="string">
            <text:p>Biner 2</text:p>
          </table:table-cell>
          <table:table-cell office:value-type="string" calcext:value-type="string">
            <text:p>Hele biner</text:p>
          </table:table-cell>
          <table:table-cell office:value-type="string" calcext:value-type="string">
            <text:p>Waarde</text:p>
          </table:table-cell>
          <table:table-cell office:value-type="string" calcext:value-type="string">
            <text:p>Nota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ID([.$C$37];([.A42]-1)*4+1;2)" office:value-type="string" office:string-value="31" calcext:value-type="string">
            <text:p>31</text:p>
          </table:table-cell>
          <table:table-cell table:formula="of:=MID([.$C$37];([.A42]-1)*4+1+2;2)" office:value-type="string" office:string-value="31" calcext:value-type="string">
            <text:p>31</text:p>
          </table:table-cell>
          <table:table-cell table:formula="of:=DECIMAL([.B42];16)" office:value-type="float" office:value="49" calcext:value-type="float">
            <text:p>49</text:p>
          </table:table-cell>
          <table:table-cell table:formula="of:=DECIMAL([.C42];16)" office:value-type="float" office:value="49" calcext:value-type="float">
            <text:p>49</text:p>
          </table:table-cell>
          <table:table-cell table:formula="of:=CHAR([.D42])" office:value-type="string" office:string-value="1" calcext:value-type="string">
            <text:p>1</text:p>
          </table:table-cell>
          <table:table-cell table:formula="of:=CHAR([.E42])" office:value-type="string" office:string-value="1" calcext:value-type="string">
            <text:p>1</text:p>
          </table:table-cell>
          <table:table-cell table:formula="of:=DECIMAL([.F42];16)" office:value-type="float" office:value="1" calcext:value-type="float">
            <text:p>1</text:p>
          </table:table-cell>
          <table:table-cell table:formula="of:=DECIMAL([.G42];16)" office:value-type="float" office:value="1" calcext:value-type="float">
            <text:p>1</text:p>
          </table:table-cell>
          <table:table-cell table:formula="of:=BASE([.H42];2;4)" office:value-type="string" office:string-value="0001" calcext:value-type="string">
            <text:p>0001</text:p>
          </table:table-cell>
          <table:table-cell table:formula="of:=BASE([.I42];2;4)" office:value-type="string" office:string-value="0001" calcext:value-type="string">
            <text:p>0001</text:p>
          </table:table-cell>
          <table:table-cell table:formula="of:=[.J42]&amp;[.K42]" office:value-type="string" office:string-value="00010001" calcext:value-type="string">
            <text:p>00010001</text:p>
          </table:table-cell>
          <table:table-cell table:formula="of:=DECIMAL([.L42];2)" office:value-type="float" office:value="17" calcext:value-type="float">
            <text:p>17</text:p>
          </table:table-cell>
          <table:table-cell office:value-type="string" calcext:value-type="string">
            <text:p>Data vlag (DATAFLAG)</text:p>
          </table:table-cell>
          <table:table-cell table:number-columns-repeated="5"/>
          <table:table-cell table:formula="of:=26+([.A42]-1)*4+1-1" office:value-type="float" office:value="26" calcext:value-type="float">
            <text:p>26</text:p>
          </table:table-cell>
          <table:table-cell table:formula="of:=[.T42]+8" office:value-type="float" office:value="34" calcext:value-type="float">
            <text:p>34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MID([.$C$37];([.A43]-1)*4+1;2)" office:value-type="string" office:string-value="30" calcext:value-type="string">
            <text:p>30</text:p>
          </table:table-cell>
          <table:table-cell table:formula="of:=MID([.$C$37];([.A43]-1)*4+1+2;2)" office:value-type="string" office:string-value="32" calcext:value-type="string">
            <text:p>32</text:p>
          </table:table-cell>
          <table:table-cell table:formula="of:=DECIMAL([.B43];16)" office:value-type="float" office:value="48" calcext:value-type="float">
            <text:p>48</text:p>
          </table:table-cell>
          <table:table-cell table:formula="of:=DECIMAL([.C43];16)" office:value-type="float" office:value="50" calcext:value-type="float">
            <text:p>50</text:p>
          </table:table-cell>
          <table:table-cell table:formula="of:=CHAR([.D43])" office:value-type="string" office:string-value="0" calcext:value-type="string">
            <text:p>0</text:p>
          </table:table-cell>
          <table:table-cell table:formula="of:=CHAR([.E43])" office:value-type="string" office:string-value="2" calcext:value-type="string">
            <text:p>2</text:p>
          </table:table-cell>
          <table:table-cell table:formula="of:=DECIMAL([.F43];16)" office:value-type="float" office:value="0" calcext:value-type="float">
            <text:p>0</text:p>
          </table:table-cell>
          <table:table-cell table:formula="of:=DECIMAL([.G43];16)" office:value-type="float" office:value="2" calcext:value-type="float">
            <text:p>2</text:p>
          </table:table-cell>
          <table:table-cell table:formula="of:=BASE([.H43];2;4)" office:value-type="string" office:string-value="0000" calcext:value-type="string">
            <text:p>0000</text:p>
          </table:table-cell>
          <table:table-cell table:formula="of:=BASE([.I43];2;4)" office:value-type="string" office:string-value="0010" calcext:value-type="string">
            <text:p>0010</text:p>
          </table:table-cell>
          <table:table-cell table:formula="of:=[.J43]&amp;[.K43]" office:value-type="string" office:string-value="00000010" calcext:value-type="string">
            <text:p>00000010</text:p>
          </table:table-cell>
          <table:table-cell table:formula="of:=DECIMAL([.L43];2)" office:value-type="float" office:value="2" calcext:value-type="float">
            <text:p>2</text:p>
          </table:table-cell>
          <table:table-cell office:value-type="string" calcext:value-type="string">
            <text:p>Aantal batterye (die protokol noem dit aantal SMARTPACKS)</text:p>
          </table:table-cell>
          <table:table-cell table:number-columns-repeated="5"/>
          <table:table-cell table:formula="of:=26+([.A43]-1)*4+1-1" office:value-type="float" office:value="30" calcext:value-type="float">
            <text:p>30</text:p>
          </table:table-cell>
          <table:table-cell table:formula="of:=[.T43]+8" office:value-type="float" office:value="38" calcext:value-type="float">
            <text:p>38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MID([.$C$37];([.A44]-1)*4+1;2)" office:value-type="string" office:string-value="30" calcext:value-type="string">
            <text:p>30</text:p>
          </table:table-cell>
          <table:table-cell table:formula="of:=MID([.$C$37];([.A44]-1)*4+1+2;2)" office:value-type="string" office:string-value="46" calcext:value-type="string">
            <text:p>46</text:p>
          </table:table-cell>
          <table:table-cell table:formula="of:=DECIMAL([.B44];16)" office:value-type="float" office:value="48" calcext:value-type="float">
            <text:p>48</text:p>
          </table:table-cell>
          <table:table-cell table:formula="of:=DECIMAL([.C44];16)" office:value-type="float" office:value="70" calcext:value-type="float">
            <text:p>70</text:p>
          </table:table-cell>
          <table:table-cell table:formula="of:=CHAR([.D44])" office:value-type="string" office:string-value="0" calcext:value-type="string">
            <text:p>0</text:p>
          </table:table-cell>
          <table:table-cell table:formula="of:=CHAR([.E44])" office:value-type="string" office:string-value="F" calcext:value-type="string">
            <text:p>F</text:p>
          </table:table-cell>
          <table:table-cell table:formula="of:=DECIMAL([.F44];16)" office:value-type="float" office:value="0" calcext:value-type="float">
            <text:p>0</text:p>
          </table:table-cell>
          <table:table-cell table:formula="of:=DECIMAL([.G44];16)" office:value-type="float" office:value="15" calcext:value-type="float">
            <text:p>15</text:p>
          </table:table-cell>
          <table:table-cell table:formula="of:=BASE([.H44];2;4)" office:value-type="string" office:string-value="0000" calcext:value-type="string">
            <text:p>0000</text:p>
          </table:table-cell>
          <table:table-cell table:formula="of:=BASE([.I44];2;4)" office:value-type="string" office:string-value="1111" calcext:value-type="string">
            <text:p>1111</text:p>
          </table:table-cell>
          <table:table-cell table:formula="of:=[.J44]&amp;[.K44]" office:value-type="string" office:string-value="00001111" calcext:value-type="string">
            <text:p>00001111</text:p>
          </table:table-cell>
          <table:table-cell table:formula="of:=DECIMAL([.L44];2)" office:value-type="float" office:value="15" calcext:value-type="float">
            <text:p>15</text:p>
          </table:table-cell>
          <table:table-cell office:value-type="string" calcext:value-type="string">
            <text:p>Aantal selle M in battery</text:p>
          </table:table-cell>
          <table:table-cell table:number-columns-repeated="7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MID([.$C$37];([.A45]-1)*4+1;2)" office:value-type="string" office:string-value="30" calcext:value-type="string">
            <text:p>30</text:p>
          </table:table-cell>
          <table:table-cell table:formula="of:=MID([.$C$37];([.A45]-1)*4+1+2;2)" office:value-type="string" office:string-value="44" calcext:value-type="string">
            <text:p>44</text:p>
          </table:table-cell>
          <table:table-cell table:formula="of:=DECIMAL([.B45];16)" office:value-type="float" office:value="48" calcext:value-type="float">
            <text:p>48</text:p>
          </table:table-cell>
          <table:table-cell table:formula="of:=DECIMAL([.C45];16)" office:value-type="float" office:value="68" calcext:value-type="float">
            <text:p>68</text:p>
          </table:table-cell>
          <table:table-cell table:formula="of:=CHAR([.D45])" office:value-type="string" office:string-value="0" calcext:value-type="string">
            <text:p>0</text:p>
          </table:table-cell>
          <table:table-cell table:formula="of:=CHAR([.E45])" office:value-type="string" office:string-value="D" calcext:value-type="string">
            <text:p>D</text:p>
          </table:table-cell>
          <table:table-cell table:formula="of:=DECIMAL([.F45];16)" office:value-type="float" office:value="0" calcext:value-type="float">
            <text:p>0</text:p>
          </table:table-cell>
          <table:table-cell table:formula="of:=DECIMAL([.G45];16)" office:value-type="float" office:value="13" calcext:value-type="float">
            <text:p>13</text:p>
          </table:table-cell>
          <table:table-cell table:formula="of:=BASE([.H45];2;4)" office:value-type="string" office:string-value="0000" calcext:value-type="string">
            <text:p>0000</text:p>
          </table:table-cell>
          <table:table-cell table:formula="of:=BASE([.I45];2;4)" office:value-type="string" office:string-value="1101" calcext:value-type="string">
            <text:p>1101</text:p>
          </table:table-cell>
          <table:table-cell table:formula="of:=[.J45]&amp;[.K45]" office:value-type="string" office:string-value="00001101" calcext:value-type="string">
            <text:p>00001101</text:p>
          </table:table-cell>
          <table:table-cell table:number-columns-repeated="7"/>
          <table:table-cell table:formula="of:=26+([.A45]-1)*4+1-1" office:value-type="float" office:value="38" calcext:value-type="float">
            <text:p>38</text:p>
          </table:table-cell>
          <table:table-cell table:formula="of:=[.T45]+8" office:value-type="float" office:value="46" calcext:value-type="float">
            <text:p>46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MID([.$C$37];([.A46]-1)*4+1;2)" office:value-type="string" office:string-value="45" calcext:value-type="string">
            <text:p>45</text:p>
          </table:table-cell>
          <table:table-cell table:formula="of:=MID([.$C$37];([.A46]-1)*4+1+2;2)" office:value-type="string" office:string-value="33" calcext:value-type="string">
            <text:p>33</text:p>
          </table:table-cell>
          <table:table-cell table:formula="of:=DECIMAL([.B46];16)" office:value-type="float" office:value="69" calcext:value-type="float">
            <text:p>69</text:p>
          </table:table-cell>
          <table:table-cell table:formula="of:=DECIMAL([.C46];16)" office:value-type="float" office:value="51" calcext:value-type="float">
            <text:p>51</text:p>
          </table:table-cell>
          <table:table-cell table:formula="of:=CHAR([.D46])" office:value-type="string" office:string-value="E" calcext:value-type="string">
            <text:p>E</text:p>
          </table:table-cell>
          <table:table-cell table:formula="of:=CHAR([.E46])" office:value-type="string" office:string-value="3" calcext:value-type="string">
            <text:p>3</text:p>
          </table:table-cell>
          <table:table-cell table:formula="of:=DECIMAL([.F46];16)" office:value-type="float" office:value="14" calcext:value-type="float">
            <text:p>14</text:p>
          </table:table-cell>
          <table:table-cell table:formula="of:=DECIMAL([.G46];16)" office:value-type="float" office:value="3" calcext:value-type="float">
            <text:p>3</text:p>
          </table:table-cell>
          <table:table-cell table:formula="of:=BASE([.H46];2;4)" office:value-type="string" office:string-value="1110" calcext:value-type="string">
            <text:p>1110</text:p>
          </table:table-cell>
          <table:table-cell table:formula="of:=BASE([.I46];2;4)" office:value-type="string" office:string-value="0011" calcext:value-type="string">
            <text:p>0011</text:p>
          </table:table-cell>
          <table:table-cell table:formula="of:=[.J46]&amp;[.K46]" office:value-type="string" office:string-value="11100011" calcext:value-type="string">
            <text:p>11100011</text:p>
          </table:table-cell>
          <table:table-cell table:formula="of:=[.L45]&amp;[.L46]" office:value-type="string" office:string-value="0000110111100011" calcext:value-type="string">
            <text:p>0000110111100011</text:p>
          </table:table-cell>
          <table:table-cell office:value-type="string" calcext:value-type="string">
            <text:p>Waarde in milliVolt</text:p>
          </table:table-cell>
          <table:table-cell table:formula="of:=DECIMAL([.M46];2)" office:value-type="float" office:value="3555" calcext:value-type="float">
            <text:p>35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MID([.$C$37];([.A47]-1)*4+1;2)" office:value-type="string" office:string-value="30" calcext:value-type="string">
            <text:p>30</text:p>
          </table:table-cell>
          <table:table-cell table:formula="of:=MID([.$C$37];([.A47]-1)*4+1+2;2)" office:value-type="string" office:string-value="44" calcext:value-type="string">
            <text:p>44</text:p>
          </table:table-cell>
          <table:table-cell table:formula="of:=DECIMAL([.B47];16)" office:value-type="float" office:value="48" calcext:value-type="float">
            <text:p>48</text:p>
          </table:table-cell>
          <table:table-cell table:formula="of:=DECIMAL([.C47];16)" office:value-type="float" office:value="68" calcext:value-type="float">
            <text:p>68</text:p>
          </table:table-cell>
          <table:table-cell table:formula="of:=CHAR([.D47])" office:value-type="string" office:string-value="0" calcext:value-type="string">
            <text:p>0</text:p>
          </table:table-cell>
          <table:table-cell table:formula="of:=CHAR([.E47])" office:value-type="string" office:string-value="D" calcext:value-type="string">
            <text:p>D</text:p>
          </table:table-cell>
          <table:table-cell table:formula="of:=DECIMAL([.F47];16)" office:value-type="float" office:value="0" calcext:value-type="float">
            <text:p>0</text:p>
          </table:table-cell>
          <table:table-cell table:formula="of:=DECIMAL([.G47];16)" office:value-type="float" office:value="13" calcext:value-type="float">
            <text:p>13</text:p>
          </table:table-cell>
          <table:table-cell table:formula="of:=BASE([.H47];2;4)" office:value-type="string" office:string-value="0000" calcext:value-type="string">
            <text:p>0000</text:p>
          </table:table-cell>
          <table:table-cell table:formula="of:=BASE([.I47];2;4)" office:value-type="string" office:string-value="1101" calcext:value-type="string">
            <text:p>1101</text:p>
          </table:table-cell>
          <table:table-cell table:formula="of:=[.J47]&amp;[.K47]" office:value-type="string" office:string-value="00001101" calcext:value-type="string">
            <text:p>00001101</text:p>
          </table:table-cell>
          <table:table-cell table:number-columns-repeated="9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MID([.$C$37];([.A48]-1)*4+1;2)" office:value-type="string" office:string-value="45" calcext:value-type="string">
            <text:p>45</text:p>
          </table:table-cell>
          <table:table-cell table:formula="of:=MID([.$C$37];([.A48]-1)*4+1+2;2)" office:value-type="string" office:string-value="34" calcext:value-type="string">
            <text:p>34</text:p>
          </table:table-cell>
          <table:table-cell table:formula="of:=DECIMAL([.B48];16)" office:value-type="float" office:value="69" calcext:value-type="float">
            <text:p>69</text:p>
          </table:table-cell>
          <table:table-cell table:formula="of:=DECIMAL([.C48];16)" office:value-type="float" office:value="52" calcext:value-type="float">
            <text:p>52</text:p>
          </table:table-cell>
          <table:table-cell table:formula="of:=CHAR([.D48])" office:value-type="string" office:string-value="E" calcext:value-type="string">
            <text:p>E</text:p>
          </table:table-cell>
          <table:table-cell table:formula="of:=CHAR([.E48])" office:value-type="string" office:string-value="4" calcext:value-type="string">
            <text:p>4</text:p>
          </table:table-cell>
          <table:table-cell table:formula="of:=DECIMAL([.F48];16)" office:value-type="float" office:value="14" calcext:value-type="float">
            <text:p>14</text:p>
          </table:table-cell>
          <table:table-cell table:formula="of:=DECIMAL([.G48];16)" office:value-type="float" office:value="4" calcext:value-type="float">
            <text:p>4</text:p>
          </table:table-cell>
          <table:table-cell table:formula="of:=BASE([.H48];2;4)" office:value-type="string" office:string-value="1110" calcext:value-type="string">
            <text:p>1110</text:p>
          </table:table-cell>
          <table:table-cell table:formula="of:=BASE([.I48];2;4)" office:value-type="string" office:string-value="0100" calcext:value-type="string">
            <text:p>0100</text:p>
          </table:table-cell>
          <table:table-cell table:formula="of:=[.J48]&amp;[.K48]" office:value-type="string" office:string-value="11100100" calcext:value-type="string">
            <text:p>11100100</text:p>
          </table:table-cell>
          <table:table-cell table:formula="of:=[.L47]&amp;[.L48]" office:value-type="string" office:string-value="0000110111100100" calcext:value-type="string">
            <text:p>0000110111100100</text:p>
          </table:table-cell>
          <table:table-cell office:value-type="string" calcext:value-type="string">
            <text:p>Waarde in milliVolt</text:p>
          </table:table-cell>
          <table:table-cell table:formula="of:=DECIMAL([.M48];2)" office:value-type="float" office:value="3556" calcext:value-type="float">
            <text:p>3556</text:p>
          </table:table-cell>
          <table:table-cell table:formula="of:=[.P46]+1" office:value-type="float" office:value="2" calcext:value-type="float">
            <text:p>2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MID([.$C$37];([.A49]-1)*4+1;2)" office:value-type="string" office:string-value="30" calcext:value-type="string">
            <text:p>30</text:p>
          </table:table-cell>
          <table:table-cell table:formula="of:=MID([.$C$37];([.A49]-1)*4+1+2;2)" office:value-type="string" office:string-value="44" calcext:value-type="string">
            <text:p>44</text:p>
          </table:table-cell>
          <table:table-cell table:formula="of:=DECIMAL([.B49];16)" office:value-type="float" office:value="48" calcext:value-type="float">
            <text:p>48</text:p>
          </table:table-cell>
          <table:table-cell table:formula="of:=DECIMAL([.C49];16)" office:value-type="float" office:value="68" calcext:value-type="float">
            <text:p>68</text:p>
          </table:table-cell>
          <table:table-cell table:formula="of:=CHAR([.D49])" office:value-type="string" office:string-value="0" calcext:value-type="string">
            <text:p>0</text:p>
          </table:table-cell>
          <table:table-cell table:formula="of:=CHAR([.E49])" office:value-type="string" office:string-value="D" calcext:value-type="string">
            <text:p>D</text:p>
          </table:table-cell>
          <table:table-cell table:formula="of:=DECIMAL([.F49];16)" office:value-type="float" office:value="0" calcext:value-type="float">
            <text:p>0</text:p>
          </table:table-cell>
          <table:table-cell table:formula="of:=DECIMAL([.G49];16)" office:value-type="float" office:value="13" calcext:value-type="float">
            <text:p>13</text:p>
          </table:table-cell>
          <table:table-cell table:formula="of:=BASE([.H49];2;4)" office:value-type="string" office:string-value="0000" calcext:value-type="string">
            <text:p>0000</text:p>
          </table:table-cell>
          <table:table-cell table:formula="of:=BASE([.I49];2;4)" office:value-type="string" office:string-value="1101" calcext:value-type="string">
            <text:p>1101</text:p>
          </table:table-cell>
          <table:table-cell table:formula="of:=[.J49]&amp;[.K49]" office:value-type="string" office:string-value="00001101" calcext:value-type="string">
            <text:p>00001101</text:p>
          </table:table-cell>
          <table:table-cell table:number-columns-repeated="9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MID([.$C$37];([.A50]-1)*4+1;2)" office:value-type="string" office:string-value="44" calcext:value-type="string">
            <text:p>44</text:p>
          </table:table-cell>
          <table:table-cell table:formula="of:=MID([.$C$37];([.A50]-1)*4+1+2;2)" office:value-type="string" office:string-value="46" calcext:value-type="string">
            <text:p>46</text:p>
          </table:table-cell>
          <table:table-cell table:formula="of:=DECIMAL([.B50];16)" office:value-type="float" office:value="68" calcext:value-type="float">
            <text:p>68</text:p>
          </table:table-cell>
          <table:table-cell table:formula="of:=DECIMAL([.C50];16)" office:value-type="float" office:value="70" calcext:value-type="float">
            <text:p>70</text:p>
          </table:table-cell>
          <table:table-cell table:formula="of:=CHAR([.D50])" office:value-type="string" office:string-value="D" calcext:value-type="string">
            <text:p>D</text:p>
          </table:table-cell>
          <table:table-cell table:formula="of:=CHAR([.E50])" office:value-type="string" office:string-value="F" calcext:value-type="string">
            <text:p>F</text:p>
          </table:table-cell>
          <table:table-cell table:formula="of:=DECIMAL([.F50];16)" office:value-type="float" office:value="13" calcext:value-type="float">
            <text:p>13</text:p>
          </table:table-cell>
          <table:table-cell table:formula="of:=DECIMAL([.G50];16)" office:value-type="float" office:value="15" calcext:value-type="float">
            <text:p>15</text:p>
          </table:table-cell>
          <table:table-cell table:formula="of:=BASE([.H50];2;4)" office:value-type="string" office:string-value="1101" calcext:value-type="string">
            <text:p>1101</text:p>
          </table:table-cell>
          <table:table-cell table:formula="of:=BASE([.I50];2;4)" office:value-type="string" office:string-value="1111" calcext:value-type="string">
            <text:p>1111</text:p>
          </table:table-cell>
          <table:table-cell table:formula="of:=[.J50]&amp;[.K50]" office:value-type="string" office:string-value="11011111" calcext:value-type="string">
            <text:p>11011111</text:p>
          </table:table-cell>
          <table:table-cell table:formula="of:=[.L49]&amp;[.L50]" office:value-type="string" office:string-value="0000110111011111" calcext:value-type="string">
            <text:p>0000110111011111</text:p>
          </table:table-cell>
          <table:table-cell office:value-type="string" calcext:value-type="string">
            <text:p>Waarde in milliVolt</text:p>
          </table:table-cell>
          <table:table-cell table:formula="of:=DECIMAL([.M50];2)" office:value-type="float" office:value="3551" calcext:value-type="float">
            <text:p>3551</text:p>
          </table:table-cell>
          <table:table-cell table:formula="of:=[.P48]+1" office:value-type="float" office:value="3" calcext:value-type="float">
            <text:p>3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formula="of:=MID([.$C$37];([.A51]-1)*4+1;2)" office:value-type="string" office:string-value="30" calcext:value-type="string">
            <text:p>30</text:p>
          </table:table-cell>
          <table:table-cell table:formula="of:=MID([.$C$37];([.A51]-1)*4+1+2;2)" office:value-type="string" office:string-value="44" calcext:value-type="string">
            <text:p>44</text:p>
          </table:table-cell>
          <table:table-cell table:formula="of:=DECIMAL([.B51];16)" office:value-type="float" office:value="48" calcext:value-type="float">
            <text:p>48</text:p>
          </table:table-cell>
          <table:table-cell table:formula="of:=DECIMAL([.C51];16)" office:value-type="float" office:value="68" calcext:value-type="float">
            <text:p>68</text:p>
          </table:table-cell>
          <table:table-cell table:formula="of:=CHAR([.D51])" office:value-type="string" office:string-value="0" calcext:value-type="string">
            <text:p>0</text:p>
          </table:table-cell>
          <table:table-cell table:formula="of:=CHAR([.E51])" office:value-type="string" office:string-value="D" calcext:value-type="string">
            <text:p>D</text:p>
          </table:table-cell>
          <table:table-cell table:formula="of:=DECIMAL([.F51];16)" office:value-type="float" office:value="0" calcext:value-type="float">
            <text:p>0</text:p>
          </table:table-cell>
          <table:table-cell table:formula="of:=DECIMAL([.G51];16)" office:value-type="float" office:value="13" calcext:value-type="float">
            <text:p>13</text:p>
          </table:table-cell>
          <table:table-cell table:formula="of:=BASE([.H51];2;4)" office:value-type="string" office:string-value="0000" calcext:value-type="string">
            <text:p>0000</text:p>
          </table:table-cell>
          <table:table-cell table:formula="of:=BASE([.I51];2;4)" office:value-type="string" office:string-value="1101" calcext:value-type="string">
            <text:p>1101</text:p>
          </table:table-cell>
          <table:table-cell table:formula="of:=[.J51]&amp;[.K51]" office:value-type="string" office:string-value="00001101" calcext:value-type="string">
            <text:p>00001101</text:p>
          </table:table-cell>
          <table:table-cell table:number-columns-repeated="9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formula="of:=MID([.$C$37];([.A52]-1)*4+1;2)" office:value-type="string" office:string-value="45" calcext:value-type="string">
            <text:p>45</text:p>
          </table:table-cell>
          <table:table-cell table:formula="of:=MID([.$C$37];([.A52]-1)*4+1+2;2)" office:value-type="string" office:string-value="34" calcext:value-type="string">
            <text:p>34</text:p>
          </table:table-cell>
          <table:table-cell table:formula="of:=DECIMAL([.B52];16)" office:value-type="float" office:value="69" calcext:value-type="float">
            <text:p>69</text:p>
          </table:table-cell>
          <table:table-cell table:formula="of:=DECIMAL([.C52];16)" office:value-type="float" office:value="52" calcext:value-type="float">
            <text:p>52</text:p>
          </table:table-cell>
          <table:table-cell table:formula="of:=CHAR([.D52])" office:value-type="string" office:string-value="E" calcext:value-type="string">
            <text:p>E</text:p>
          </table:table-cell>
          <table:table-cell table:formula="of:=CHAR([.E52])" office:value-type="string" office:string-value="4" calcext:value-type="string">
            <text:p>4</text:p>
          </table:table-cell>
          <table:table-cell table:formula="of:=DECIMAL([.F52];16)" office:value-type="float" office:value="14" calcext:value-type="float">
            <text:p>14</text:p>
          </table:table-cell>
          <table:table-cell table:formula="of:=DECIMAL([.G52];16)" office:value-type="float" office:value="4" calcext:value-type="float">
            <text:p>4</text:p>
          </table:table-cell>
          <table:table-cell table:formula="of:=BASE([.H52];2;4)" office:value-type="string" office:string-value="1110" calcext:value-type="string">
            <text:p>1110</text:p>
          </table:table-cell>
          <table:table-cell table:formula="of:=BASE([.I52];2;4)" office:value-type="string" office:string-value="0100" calcext:value-type="string">
            <text:p>0100</text:p>
          </table:table-cell>
          <table:table-cell table:formula="of:=[.J52]&amp;[.K52]" office:value-type="string" office:string-value="11100100" calcext:value-type="string">
            <text:p>11100100</text:p>
          </table:table-cell>
          <table:table-cell table:formula="of:=[.L51]&amp;[.L52]" office:value-type="string" office:string-value="0000110111100100" calcext:value-type="string">
            <text:p>0000110111100100</text:p>
          </table:table-cell>
          <table:table-cell office:value-type="string" calcext:value-type="string">
            <text:p>Waarde in milliVolt</text:p>
          </table:table-cell>
          <table:table-cell table:formula="of:=DECIMAL([.M52];2)" office:value-type="float" office:value="3556" calcext:value-type="float">
            <text:p>3556</text:p>
          </table:table-cell>
          <table:table-cell table:formula="of:=[.P50]+1" office:value-type="float" office:value="4" calcext:value-type="float">
            <text:p>4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formula="of:=MID([.$C$37];([.A53]-1)*4+1;2)" office:value-type="string" office:string-value="30" calcext:value-type="string">
            <text:p>30</text:p>
          </table:table-cell>
          <table:table-cell table:formula="of:=MID([.$C$37];([.A53]-1)*4+1+2;2)" office:value-type="string" office:string-value="44" calcext:value-type="string">
            <text:p>44</text:p>
          </table:table-cell>
          <table:table-cell table:formula="of:=DECIMAL([.B53];16)" office:value-type="float" office:value="48" calcext:value-type="float">
            <text:p>48</text:p>
          </table:table-cell>
          <table:table-cell table:formula="of:=DECIMAL([.C53];16)" office:value-type="float" office:value="68" calcext:value-type="float">
            <text:p>68</text:p>
          </table:table-cell>
          <table:table-cell table:formula="of:=CHAR([.D53])" office:value-type="string" office:string-value="0" calcext:value-type="string">
            <text:p>0</text:p>
          </table:table-cell>
          <table:table-cell table:formula="of:=CHAR([.E53])" office:value-type="string" office:string-value="D" calcext:value-type="string">
            <text:p>D</text:p>
          </table:table-cell>
          <table:table-cell table:formula="of:=DECIMAL([.F53];16)" office:value-type="float" office:value="0" calcext:value-type="float">
            <text:p>0</text:p>
          </table:table-cell>
          <table:table-cell table:formula="of:=DECIMAL([.G53];16)" office:value-type="float" office:value="13" calcext:value-type="float">
            <text:p>13</text:p>
          </table:table-cell>
          <table:table-cell table:formula="of:=BASE([.H53];2;4)" office:value-type="string" office:string-value="0000" calcext:value-type="string">
            <text:p>0000</text:p>
          </table:table-cell>
          <table:table-cell table:formula="of:=BASE([.I53];2;4)" office:value-type="string" office:string-value="1101" calcext:value-type="string">
            <text:p>1101</text:p>
          </table:table-cell>
          <table:table-cell table:formula="of:=[.J53]&amp;[.K53]" office:value-type="string" office:string-value="00001101" calcext:value-type="string">
            <text:p>00001101</text:p>
          </table:table-cell>
          <table:table-cell table:number-columns-repeated="9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formula="of:=MID([.$C$37];([.A54]-1)*4+1;2)" office:value-type="string" office:string-value="43" calcext:value-type="string">
            <text:p>43</text:p>
          </table:table-cell>
          <table:table-cell table:formula="of:=MID([.$C$37];([.A54]-1)*4+1+2;2)" office:value-type="string" office:string-value="44" calcext:value-type="string">
            <text:p>44</text:p>
          </table:table-cell>
          <table:table-cell table:formula="of:=DECIMAL([.B54];16)" office:value-type="float" office:value="67" calcext:value-type="float">
            <text:p>67</text:p>
          </table:table-cell>
          <table:table-cell table:formula="of:=DECIMAL([.C54];16)" office:value-type="float" office:value="68" calcext:value-type="float">
            <text:p>68</text:p>
          </table:table-cell>
          <table:table-cell table:formula="of:=CHAR([.D54])" office:value-type="string" office:string-value="C" calcext:value-type="string">
            <text:p>C</text:p>
          </table:table-cell>
          <table:table-cell table:formula="of:=CHAR([.E54])" office:value-type="string" office:string-value="D" calcext:value-type="string">
            <text:p>D</text:p>
          </table:table-cell>
          <table:table-cell table:formula="of:=DECIMAL([.F54];16)" office:value-type="float" office:value="12" calcext:value-type="float">
            <text:p>12</text:p>
          </table:table-cell>
          <table:table-cell table:formula="of:=DECIMAL([.G54];16)" office:value-type="float" office:value="13" calcext:value-type="float">
            <text:p>13</text:p>
          </table:table-cell>
          <table:table-cell table:formula="of:=BASE([.H54];2;4)" office:value-type="string" office:string-value="1100" calcext:value-type="string">
            <text:p>1100</text:p>
          </table:table-cell>
          <table:table-cell table:formula="of:=BASE([.I54];2;4)" office:value-type="string" office:string-value="1101" calcext:value-type="string">
            <text:p>1101</text:p>
          </table:table-cell>
          <table:table-cell table:formula="of:=[.J54]&amp;[.K54]" office:value-type="string" office:string-value="11001101" calcext:value-type="string">
            <text:p>11001101</text:p>
          </table:table-cell>
          <table:table-cell table:formula="of:=[.L53]&amp;[.L54]" office:value-type="string" office:string-value="0000110111001101" calcext:value-type="string">
            <text:p>0000110111001101</text:p>
          </table:table-cell>
          <table:table-cell office:value-type="string" calcext:value-type="string">
            <text:p>Waarde in milliVolt</text:p>
          </table:table-cell>
          <table:table-cell table:formula="of:=DECIMAL([.M54];2)" office:value-type="float" office:value="3533" calcext:value-type="float">
            <text:p>3533</text:p>
          </table:table-cell>
          <table:table-cell table:formula="of:=[.P52]+1" office:value-type="float" office:value="5" calcext:value-type="float">
            <text:p>5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formula="of:=MID([.$C$37];([.A55]-1)*4+1;2)" office:value-type="string" office:string-value="30" calcext:value-type="string">
            <text:p>30</text:p>
          </table:table-cell>
          <table:table-cell table:formula="of:=MID([.$C$37];([.A55]-1)*4+1+2;2)" office:value-type="string" office:string-value="44" calcext:value-type="string">
            <text:p>44</text:p>
          </table:table-cell>
          <table:table-cell table:formula="of:=DECIMAL([.B55];16)" office:value-type="float" office:value="48" calcext:value-type="float">
            <text:p>48</text:p>
          </table:table-cell>
          <table:table-cell table:formula="of:=DECIMAL([.C55];16)" office:value-type="float" office:value="68" calcext:value-type="float">
            <text:p>68</text:p>
          </table:table-cell>
          <table:table-cell table:formula="of:=CHAR([.D55])" office:value-type="string" office:string-value="0" calcext:value-type="string">
            <text:p>0</text:p>
          </table:table-cell>
          <table:table-cell table:formula="of:=CHAR([.E55])" office:value-type="string" office:string-value="D" calcext:value-type="string">
            <text:p>D</text:p>
          </table:table-cell>
          <table:table-cell table:formula="of:=DECIMAL([.F55];16)" office:value-type="float" office:value="0" calcext:value-type="float">
            <text:p>0</text:p>
          </table:table-cell>
          <table:table-cell table:formula="of:=DECIMAL([.G55];16)" office:value-type="float" office:value="13" calcext:value-type="float">
            <text:p>13</text:p>
          </table:table-cell>
          <table:table-cell table:formula="of:=BASE([.H55];2;4)" office:value-type="string" office:string-value="0000" calcext:value-type="string">
            <text:p>0000</text:p>
          </table:table-cell>
          <table:table-cell table:formula="of:=BASE([.I55];2;4)" office:value-type="string" office:string-value="1101" calcext:value-type="string">
            <text:p>1101</text:p>
          </table:table-cell>
          <table:table-cell table:formula="of:=[.J55]&amp;[.K55]" office:value-type="string" office:string-value="00001101" calcext:value-type="string">
            <text:p>00001101</text:p>
          </table:table-cell>
          <table:table-cell table:number-columns-repeated="9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formula="of:=MID([.$C$37];([.A56]-1)*4+1;2)" office:value-type="string" office:string-value="45" calcext:value-type="string">
            <text:p>45</text:p>
          </table:table-cell>
          <table:table-cell table:formula="of:=MID([.$C$37];([.A56]-1)*4+1+2;2)" office:value-type="string" office:string-value="33" calcext:value-type="string">
            <text:p>33</text:p>
          </table:table-cell>
          <table:table-cell table:formula="of:=DECIMAL([.B56];16)" office:value-type="float" office:value="69" calcext:value-type="float">
            <text:p>69</text:p>
          </table:table-cell>
          <table:table-cell table:formula="of:=DECIMAL([.C56];16)" office:value-type="float" office:value="51" calcext:value-type="float">
            <text:p>51</text:p>
          </table:table-cell>
          <table:table-cell table:formula="of:=CHAR([.D56])" office:value-type="string" office:string-value="E" calcext:value-type="string">
            <text:p>E</text:p>
          </table:table-cell>
          <table:table-cell table:formula="of:=CHAR([.E56])" office:value-type="string" office:string-value="3" calcext:value-type="string">
            <text:p>3</text:p>
          </table:table-cell>
          <table:table-cell table:formula="of:=DECIMAL([.F56];16)" office:value-type="float" office:value="14" calcext:value-type="float">
            <text:p>14</text:p>
          </table:table-cell>
          <table:table-cell table:formula="of:=DECIMAL([.G56];16)" office:value-type="float" office:value="3" calcext:value-type="float">
            <text:p>3</text:p>
          </table:table-cell>
          <table:table-cell table:formula="of:=BASE([.H56];2;4)" office:value-type="string" office:string-value="1110" calcext:value-type="string">
            <text:p>1110</text:p>
          </table:table-cell>
          <table:table-cell table:formula="of:=BASE([.I56];2;4)" office:value-type="string" office:string-value="0011" calcext:value-type="string">
            <text:p>0011</text:p>
          </table:table-cell>
          <table:table-cell table:formula="of:=[.J56]&amp;[.K56]" office:value-type="string" office:string-value="11100011" calcext:value-type="string">
            <text:p>11100011</text:p>
          </table:table-cell>
          <table:table-cell table:formula="of:=[.L55]&amp;[.L56]" office:value-type="string" office:string-value="0000110111100011" calcext:value-type="string">
            <text:p>0000110111100011</text:p>
          </table:table-cell>
          <table:table-cell office:value-type="string" calcext:value-type="string">
            <text:p>Waarde in milliVolt</text:p>
          </table:table-cell>
          <table:table-cell table:formula="of:=DECIMAL([.M56];2)" office:value-type="float" office:value="3555" calcext:value-type="float">
            <text:p>3555</text:p>
          </table:table-cell>
          <table:table-cell table:formula="of:=[.P54]+1" office:value-type="float" office:value="6" calcext:value-type="float">
            <text:p>6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56]+1" office:value-type="float" office:value="16" calcext:value-type="float">
            <text:p>16</text:p>
          </table:table-cell>
          <table:table-cell table:formula="of:=MID([.$C$37];([.A57]-1)*4+1;2)" office:value-type="string" office:string-value="30" calcext:value-type="string">
            <text:p>30</text:p>
          </table:table-cell>
          <table:table-cell table:formula="of:=MID([.$C$37];([.A57]-1)*4+1+2;2)" office:value-type="string" office:string-value="44" calcext:value-type="string">
            <text:p>44</text:p>
          </table:table-cell>
          <table:table-cell table:formula="of:=DECIMAL([.B57];16)" office:value-type="float" office:value="48" calcext:value-type="float">
            <text:p>48</text:p>
          </table:table-cell>
          <table:table-cell table:formula="of:=DECIMAL([.C57];16)" office:value-type="float" office:value="68" calcext:value-type="float">
            <text:p>68</text:p>
          </table:table-cell>
          <table:table-cell table:formula="of:=CHAR([.D57])" office:value-type="string" office:string-value="0" calcext:value-type="string">
            <text:p>0</text:p>
          </table:table-cell>
          <table:table-cell table:formula="of:=CHAR([.E57])" office:value-type="string" office:string-value="D" calcext:value-type="string">
            <text:p>D</text:p>
          </table:table-cell>
          <table:table-cell table:formula="of:=DECIMAL([.F57];16)" office:value-type="float" office:value="0" calcext:value-type="float">
            <text:p>0</text:p>
          </table:table-cell>
          <table:table-cell table:formula="of:=DECIMAL([.G57];16)" office:value-type="float" office:value="13" calcext:value-type="float">
            <text:p>13</text:p>
          </table:table-cell>
          <table:table-cell table:formula="of:=BASE([.H57];2;4)" office:value-type="string" office:string-value="0000" calcext:value-type="string">
            <text:p>0000</text:p>
          </table:table-cell>
          <table:table-cell table:formula="of:=BASE([.I57];2;4)" office:value-type="string" office:string-value="1101" calcext:value-type="string">
            <text:p>1101</text:p>
          </table:table-cell>
          <table:table-cell table:formula="of:=[.J57]&amp;[.K57]" office:value-type="string" office:string-value="00001101" calcext:value-type="string">
            <text:p>00001101</text:p>
          </table:table-cell>
          <table:table-cell table:number-columns-repeated="9"/>
        </table:table-row>
        <table:table-row table:style-name="ro1">
          <table:table-cell table:formula="of:=[.A57]+1" office:value-type="float" office:value="17" calcext:value-type="float">
            <text:p>17</text:p>
          </table:table-cell>
          <table:table-cell table:formula="of:=MID([.$C$37];([.A58]-1)*4+1;2)" office:value-type="string" office:string-value="45" calcext:value-type="string">
            <text:p>45</text:p>
          </table:table-cell>
          <table:table-cell table:formula="of:=MID([.$C$37];([.A58]-1)*4+1+2;2)" office:value-type="string" office:string-value="35" calcext:value-type="string">
            <text:p>35</text:p>
          </table:table-cell>
          <table:table-cell table:formula="of:=DECIMAL([.B58];16)" office:value-type="float" office:value="69" calcext:value-type="float">
            <text:p>69</text:p>
          </table:table-cell>
          <table:table-cell table:formula="of:=DECIMAL([.C58];16)" office:value-type="float" office:value="53" calcext:value-type="float">
            <text:p>53</text:p>
          </table:table-cell>
          <table:table-cell table:formula="of:=CHAR([.D58])" office:value-type="string" office:string-value="E" calcext:value-type="string">
            <text:p>E</text:p>
          </table:table-cell>
          <table:table-cell table:formula="of:=CHAR([.E58])" office:value-type="string" office:string-value="5" calcext:value-type="string">
            <text:p>5</text:p>
          </table:table-cell>
          <table:table-cell table:formula="of:=DECIMAL([.F58];16)" office:value-type="float" office:value="14" calcext:value-type="float">
            <text:p>14</text:p>
          </table:table-cell>
          <table:table-cell table:formula="of:=DECIMAL([.G58];16)" office:value-type="float" office:value="5" calcext:value-type="float">
            <text:p>5</text:p>
          </table:table-cell>
          <table:table-cell table:formula="of:=BASE([.H58];2;4)" office:value-type="string" office:string-value="1110" calcext:value-type="string">
            <text:p>1110</text:p>
          </table:table-cell>
          <table:table-cell table:formula="of:=BASE([.I58];2;4)" office:value-type="string" office:string-value="0101" calcext:value-type="string">
            <text:p>0101</text:p>
          </table:table-cell>
          <table:table-cell table:formula="of:=[.J58]&amp;[.K58]" office:value-type="string" office:string-value="11100101" calcext:value-type="string">
            <text:p>11100101</text:p>
          </table:table-cell>
          <table:table-cell table:formula="of:=[.L57]&amp;[.L58]" office:value-type="string" office:string-value="0000110111100101" calcext:value-type="string">
            <text:p>0000110111100101</text:p>
          </table:table-cell>
          <table:table-cell office:value-type="string" calcext:value-type="string">
            <text:p>Waarde in milliVolt</text:p>
          </table:table-cell>
          <table:table-cell table:formula="of:=DECIMAL([.M58];2)" office:value-type="float" office:value="3557" calcext:value-type="float">
            <text:p>3557</text:p>
          </table:table-cell>
          <table:table-cell table:formula="of:=[.P56]+1" office:value-type="float" office:value="7" calcext:value-type="float">
            <text:p>7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58]+1" office:value-type="float" office:value="18" calcext:value-type="float">
            <text:p>18</text:p>
          </table:table-cell>
          <table:table-cell table:formula="of:=MID([.$C$37];([.A59]-1)*4+1;2)" office:value-type="string" office:string-value="30" calcext:value-type="string">
            <text:p>30</text:p>
          </table:table-cell>
          <table:table-cell table:formula="of:=MID([.$C$37];([.A59]-1)*4+1+2;2)" office:value-type="string" office:string-value="44" calcext:value-type="string">
            <text:p>44</text:p>
          </table:table-cell>
          <table:table-cell table:formula="of:=DECIMAL([.B59];16)" office:value-type="float" office:value="48" calcext:value-type="float">
            <text:p>48</text:p>
          </table:table-cell>
          <table:table-cell table:formula="of:=DECIMAL([.C59];16)" office:value-type="float" office:value="68" calcext:value-type="float">
            <text:p>68</text:p>
          </table:table-cell>
          <table:table-cell table:formula="of:=CHAR([.D59])" office:value-type="string" office:string-value="0" calcext:value-type="string">
            <text:p>0</text:p>
          </table:table-cell>
          <table:table-cell table:formula="of:=CHAR([.E59])" office:value-type="string" office:string-value="D" calcext:value-type="string">
            <text:p>D</text:p>
          </table:table-cell>
          <table:table-cell table:formula="of:=DECIMAL([.F59];16)" office:value-type="float" office:value="0" calcext:value-type="float">
            <text:p>0</text:p>
          </table:table-cell>
          <table:table-cell table:formula="of:=DECIMAL([.G59];16)" office:value-type="float" office:value="13" calcext:value-type="float">
            <text:p>13</text:p>
          </table:table-cell>
          <table:table-cell table:formula="of:=BASE([.H59];2;4)" office:value-type="string" office:string-value="0000" calcext:value-type="string">
            <text:p>0000</text:p>
          </table:table-cell>
          <table:table-cell table:formula="of:=BASE([.I59];2;4)" office:value-type="string" office:string-value="1101" calcext:value-type="string">
            <text:p>1101</text:p>
          </table:table-cell>
          <table:table-cell table:formula="of:=[.J59]&amp;[.K59]" office:value-type="string" office:string-value="00001101" calcext:value-type="string">
            <text:p>00001101</text:p>
          </table:table-cell>
          <table:table-cell table:number-columns-repeated="9"/>
        </table:table-row>
        <table:table-row table:style-name="ro1">
          <table:table-cell table:formula="of:=[.A59]+1" office:value-type="float" office:value="19" calcext:value-type="float">
            <text:p>19</text:p>
          </table:table-cell>
          <table:table-cell table:formula="of:=MID([.$C$37];([.A60]-1)*4+1;2)" office:value-type="string" office:string-value="45" calcext:value-type="string">
            <text:p>45</text:p>
          </table:table-cell>
          <table:table-cell table:formula="of:=MID([.$C$37];([.A60]-1)*4+1+2;2)" office:value-type="string" office:string-value="35" calcext:value-type="string">
            <text:p>35</text:p>
          </table:table-cell>
          <table:table-cell table:formula="of:=DECIMAL([.B60];16)" office:value-type="float" office:value="69" calcext:value-type="float">
            <text:p>69</text:p>
          </table:table-cell>
          <table:table-cell table:formula="of:=DECIMAL([.C60];16)" office:value-type="float" office:value="53" calcext:value-type="float">
            <text:p>53</text:p>
          </table:table-cell>
          <table:table-cell table:formula="of:=CHAR([.D60])" office:value-type="string" office:string-value="E" calcext:value-type="string">
            <text:p>E</text:p>
          </table:table-cell>
          <table:table-cell table:formula="of:=CHAR([.E60])" office:value-type="string" office:string-value="5" calcext:value-type="string">
            <text:p>5</text:p>
          </table:table-cell>
          <table:table-cell table:formula="of:=DECIMAL([.F60];16)" office:value-type="float" office:value="14" calcext:value-type="float">
            <text:p>14</text:p>
          </table:table-cell>
          <table:table-cell table:formula="of:=DECIMAL([.G60];16)" office:value-type="float" office:value="5" calcext:value-type="float">
            <text:p>5</text:p>
          </table:table-cell>
          <table:table-cell table:formula="of:=BASE([.H60];2;4)" office:value-type="string" office:string-value="1110" calcext:value-type="string">
            <text:p>1110</text:p>
          </table:table-cell>
          <table:table-cell table:formula="of:=BASE([.I60];2;4)" office:value-type="string" office:string-value="0101" calcext:value-type="string">
            <text:p>0101</text:p>
          </table:table-cell>
          <table:table-cell table:formula="of:=[.J60]&amp;[.K60]" office:value-type="string" office:string-value="11100101" calcext:value-type="string">
            <text:p>11100101</text:p>
          </table:table-cell>
          <table:table-cell table:formula="of:=[.L59]&amp;[.L60]" office:value-type="string" office:string-value="0000110111100101" calcext:value-type="string">
            <text:p>0000110111100101</text:p>
          </table:table-cell>
          <table:table-cell office:value-type="string" calcext:value-type="string">
            <text:p>Waarde in milliVolt</text:p>
          </table:table-cell>
          <table:table-cell table:formula="of:=DECIMAL([.M60];2)" office:value-type="float" office:value="3557" calcext:value-type="float">
            <text:p>3557</text:p>
          </table:table-cell>
          <table:table-cell table:formula="of:=[.P58]+1" office:value-type="float" office:value="8" calcext:value-type="float">
            <text:p>8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60]+1" office:value-type="float" office:value="20" calcext:value-type="float">
            <text:p>20</text:p>
          </table:table-cell>
          <table:table-cell table:formula="of:=MID([.$C$37];([.A61]-1)*4+1;2)" office:value-type="string" office:string-value="30" calcext:value-type="string">
            <text:p>30</text:p>
          </table:table-cell>
          <table:table-cell table:formula="of:=MID([.$C$37];([.A61]-1)*4+1+2;2)" office:value-type="string" office:string-value="44" calcext:value-type="string">
            <text:p>44</text:p>
          </table:table-cell>
          <table:table-cell table:formula="of:=DECIMAL([.B61];16)" office:value-type="float" office:value="48" calcext:value-type="float">
            <text:p>48</text:p>
          </table:table-cell>
          <table:table-cell table:formula="of:=DECIMAL([.C61];16)" office:value-type="float" office:value="68" calcext:value-type="float">
            <text:p>68</text:p>
          </table:table-cell>
          <table:table-cell table:formula="of:=CHAR([.D61])" office:value-type="string" office:string-value="0" calcext:value-type="string">
            <text:p>0</text:p>
          </table:table-cell>
          <table:table-cell table:formula="of:=CHAR([.E61])" office:value-type="string" office:string-value="D" calcext:value-type="string">
            <text:p>D</text:p>
          </table:table-cell>
          <table:table-cell table:formula="of:=DECIMAL([.F61];16)" office:value-type="float" office:value="0" calcext:value-type="float">
            <text:p>0</text:p>
          </table:table-cell>
          <table:table-cell table:formula="of:=DECIMAL([.G61];16)" office:value-type="float" office:value="13" calcext:value-type="float">
            <text:p>13</text:p>
          </table:table-cell>
          <table:table-cell table:formula="of:=BASE([.H61];2;4)" office:value-type="string" office:string-value="0000" calcext:value-type="string">
            <text:p>0000</text:p>
          </table:table-cell>
          <table:table-cell table:formula="of:=BASE([.I61];2;4)" office:value-type="string" office:string-value="1101" calcext:value-type="string">
            <text:p>1101</text:p>
          </table:table-cell>
          <table:table-cell table:formula="of:=[.J61]&amp;[.K61]" office:value-type="string" office:string-value="00001101" calcext:value-type="string">
            <text:p>00001101</text:p>
          </table:table-cell>
          <table:table-cell table:number-columns-repeated="9"/>
        </table:table-row>
        <table:table-row table:style-name="ro1">
          <table:table-cell table:formula="of:=[.A61]+1" office:value-type="float" office:value="21" calcext:value-type="float">
            <text:p>21</text:p>
          </table:table-cell>
          <table:table-cell table:formula="of:=MID([.$C$37];([.A62]-1)*4+1;2)" office:value-type="string" office:string-value="45" calcext:value-type="string">
            <text:p>45</text:p>
          </table:table-cell>
          <table:table-cell table:formula="of:=MID([.$C$37];([.A62]-1)*4+1+2;2)" office:value-type="string" office:string-value="36" calcext:value-type="string">
            <text:p>36</text:p>
          </table:table-cell>
          <table:table-cell table:formula="of:=DECIMAL([.B62];16)" office:value-type="float" office:value="69" calcext:value-type="float">
            <text:p>69</text:p>
          </table:table-cell>
          <table:table-cell table:formula="of:=DECIMAL([.C62];16)" office:value-type="float" office:value="54" calcext:value-type="float">
            <text:p>54</text:p>
          </table:table-cell>
          <table:table-cell table:formula="of:=CHAR([.D62])" office:value-type="string" office:string-value="E" calcext:value-type="string">
            <text:p>E</text:p>
          </table:table-cell>
          <table:table-cell table:formula="of:=CHAR([.E62])" office:value-type="string" office:string-value="6" calcext:value-type="string">
            <text:p>6</text:p>
          </table:table-cell>
          <table:table-cell table:formula="of:=DECIMAL([.F62];16)" office:value-type="float" office:value="14" calcext:value-type="float">
            <text:p>14</text:p>
          </table:table-cell>
          <table:table-cell table:formula="of:=DECIMAL([.G62];16)" office:value-type="float" office:value="6" calcext:value-type="float">
            <text:p>6</text:p>
          </table:table-cell>
          <table:table-cell table:formula="of:=BASE([.H62];2;4)" office:value-type="string" office:string-value="1110" calcext:value-type="string">
            <text:p>1110</text:p>
          </table:table-cell>
          <table:table-cell table:formula="of:=BASE([.I62];2;4)" office:value-type="string" office:string-value="0110" calcext:value-type="string">
            <text:p>0110</text:p>
          </table:table-cell>
          <table:table-cell table:formula="of:=[.J62]&amp;[.K62]" office:value-type="string" office:string-value="11100110" calcext:value-type="string">
            <text:p>11100110</text:p>
          </table:table-cell>
          <table:table-cell table:formula="of:=[.L61]&amp;[.L62]" office:value-type="string" office:string-value="0000110111100110" calcext:value-type="string">
            <text:p>0000110111100110</text:p>
          </table:table-cell>
          <table:table-cell office:value-type="string" calcext:value-type="string">
            <text:p>Waarde in milliVolt</text:p>
          </table:table-cell>
          <table:table-cell table:formula="of:=DECIMAL([.M62];2)" office:value-type="float" office:value="3558" calcext:value-type="float">
            <text:p>3558</text:p>
          </table:table-cell>
          <table:table-cell table:formula="of:=[.P60]+1" office:value-type="float" office:value="9" calcext:value-type="float">
            <text:p>9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62]+1" office:value-type="float" office:value="22" calcext:value-type="float">
            <text:p>22</text:p>
          </table:table-cell>
          <table:table-cell table:formula="of:=MID([.$C$37];([.A63]-1)*4+1;2)" office:value-type="string" office:string-value="30" calcext:value-type="string">
            <text:p>30</text:p>
          </table:table-cell>
          <table:table-cell table:formula="of:=MID([.$C$37];([.A63]-1)*4+1+2;2)" office:value-type="string" office:string-value="44" calcext:value-type="string">
            <text:p>44</text:p>
          </table:table-cell>
          <table:table-cell table:formula="of:=DECIMAL([.B63];16)" office:value-type="float" office:value="48" calcext:value-type="float">
            <text:p>48</text:p>
          </table:table-cell>
          <table:table-cell table:formula="of:=DECIMAL([.C63];16)" office:value-type="float" office:value="68" calcext:value-type="float">
            <text:p>68</text:p>
          </table:table-cell>
          <table:table-cell table:formula="of:=CHAR([.D63])" office:value-type="string" office:string-value="0" calcext:value-type="string">
            <text:p>0</text:p>
          </table:table-cell>
          <table:table-cell table:formula="of:=CHAR([.E63])" office:value-type="string" office:string-value="D" calcext:value-type="string">
            <text:p>D</text:p>
          </table:table-cell>
          <table:table-cell table:formula="of:=DECIMAL([.F63];16)" office:value-type="float" office:value="0" calcext:value-type="float">
            <text:p>0</text:p>
          </table:table-cell>
          <table:table-cell table:formula="of:=DECIMAL([.G63];16)" office:value-type="float" office:value="13" calcext:value-type="float">
            <text:p>13</text:p>
          </table:table-cell>
          <table:table-cell table:formula="of:=BASE([.H63];2;4)" office:value-type="string" office:string-value="0000" calcext:value-type="string">
            <text:p>0000</text:p>
          </table:table-cell>
          <table:table-cell table:formula="of:=BASE([.I63];2;4)" office:value-type="string" office:string-value="1101" calcext:value-type="string">
            <text:p>1101</text:p>
          </table:table-cell>
          <table:table-cell table:formula="of:=[.J63]&amp;[.K63]" office:value-type="string" office:string-value="00001101" calcext:value-type="string">
            <text:p>00001101</text:p>
          </table:table-cell>
          <table:table-cell table:number-columns-repeated="9"/>
        </table:table-row>
        <table:table-row table:style-name="ro1">
          <table:table-cell table:formula="of:=[.A63]+1" office:value-type="float" office:value="23" calcext:value-type="float">
            <text:p>23</text:p>
          </table:table-cell>
          <table:table-cell table:formula="of:=MID([.$C$37];([.A64]-1)*4+1;2)" office:value-type="string" office:string-value="45" calcext:value-type="string">
            <text:p>45</text:p>
          </table:table-cell>
          <table:table-cell table:formula="of:=MID([.$C$37];([.A64]-1)*4+1+2;2)" office:value-type="string" office:string-value="36" calcext:value-type="string">
            <text:p>36</text:p>
          </table:table-cell>
          <table:table-cell table:formula="of:=DECIMAL([.B64];16)" office:value-type="float" office:value="69" calcext:value-type="float">
            <text:p>69</text:p>
          </table:table-cell>
          <table:table-cell table:formula="of:=DECIMAL([.C64];16)" office:value-type="float" office:value="54" calcext:value-type="float">
            <text:p>54</text:p>
          </table:table-cell>
          <table:table-cell table:formula="of:=CHAR([.D64])" office:value-type="string" office:string-value="E" calcext:value-type="string">
            <text:p>E</text:p>
          </table:table-cell>
          <table:table-cell table:formula="of:=CHAR([.E64])" office:value-type="string" office:string-value="6" calcext:value-type="string">
            <text:p>6</text:p>
          </table:table-cell>
          <table:table-cell table:formula="of:=DECIMAL([.F64];16)" office:value-type="float" office:value="14" calcext:value-type="float">
            <text:p>14</text:p>
          </table:table-cell>
          <table:table-cell table:formula="of:=DECIMAL([.G64];16)" office:value-type="float" office:value="6" calcext:value-type="float">
            <text:p>6</text:p>
          </table:table-cell>
          <table:table-cell table:formula="of:=BASE([.H64];2;4)" office:value-type="string" office:string-value="1110" calcext:value-type="string">
            <text:p>1110</text:p>
          </table:table-cell>
          <table:table-cell table:formula="of:=BASE([.I64];2;4)" office:value-type="string" office:string-value="0110" calcext:value-type="string">
            <text:p>0110</text:p>
          </table:table-cell>
          <table:table-cell table:formula="of:=[.J64]&amp;[.K64]" office:value-type="string" office:string-value="11100110" calcext:value-type="string">
            <text:p>11100110</text:p>
          </table:table-cell>
          <table:table-cell table:formula="of:=[.L63]&amp;[.L64]" office:value-type="string" office:string-value="0000110111100110" calcext:value-type="string">
            <text:p>0000110111100110</text:p>
          </table:table-cell>
          <table:table-cell office:value-type="string" calcext:value-type="string">
            <text:p>Waarde in milliVolt</text:p>
          </table:table-cell>
          <table:table-cell table:formula="of:=DECIMAL([.M64];2)" office:value-type="float" office:value="3558" calcext:value-type="float">
            <text:p>3558</text:p>
          </table:table-cell>
          <table:table-cell table:formula="of:=[.P62]+1" office:value-type="float" office:value="10" calcext:value-type="float">
            <text:p>10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64]+1" office:value-type="float" office:value="24" calcext:value-type="float">
            <text:p>24</text:p>
          </table:table-cell>
          <table:table-cell table:formula="of:=MID([.$C$37];([.A65]-1)*4+1;2)" office:value-type="string" office:string-value="30" calcext:value-type="string">
            <text:p>30</text:p>
          </table:table-cell>
          <table:table-cell table:formula="of:=MID([.$C$37];([.A65]-1)*4+1+2;2)" office:value-type="string" office:string-value="44" calcext:value-type="string">
            <text:p>44</text:p>
          </table:table-cell>
          <table:table-cell table:formula="of:=DECIMAL([.B65];16)" office:value-type="float" office:value="48" calcext:value-type="float">
            <text:p>48</text:p>
          </table:table-cell>
          <table:table-cell table:formula="of:=DECIMAL([.C65];16)" office:value-type="float" office:value="68" calcext:value-type="float">
            <text:p>68</text:p>
          </table:table-cell>
          <table:table-cell table:formula="of:=CHAR([.D65])" office:value-type="string" office:string-value="0" calcext:value-type="string">
            <text:p>0</text:p>
          </table:table-cell>
          <table:table-cell table:formula="of:=CHAR([.E65])" office:value-type="string" office:string-value="D" calcext:value-type="string">
            <text:p>D</text:p>
          </table:table-cell>
          <table:table-cell table:formula="of:=DECIMAL([.F65];16)" office:value-type="float" office:value="0" calcext:value-type="float">
            <text:p>0</text:p>
          </table:table-cell>
          <table:table-cell table:formula="of:=DECIMAL([.G65];16)" office:value-type="float" office:value="13" calcext:value-type="float">
            <text:p>13</text:p>
          </table:table-cell>
          <table:table-cell table:formula="of:=BASE([.H65];2;4)" office:value-type="string" office:string-value="0000" calcext:value-type="string">
            <text:p>0000</text:p>
          </table:table-cell>
          <table:table-cell table:formula="of:=BASE([.I65];2;4)" office:value-type="string" office:string-value="1101" calcext:value-type="string">
            <text:p>1101</text:p>
          </table:table-cell>
          <table:table-cell table:formula="of:=[.J65]&amp;[.K65]" office:value-type="string" office:string-value="00001101" calcext:value-type="string">
            <text:p>00001101</text:p>
          </table:table-cell>
          <table:table-cell table:number-columns-repeated="9"/>
        </table:table-row>
        <table:table-row table:style-name="ro1">
          <table:table-cell table:formula="of:=[.A65]+1" office:value-type="float" office:value="25" calcext:value-type="float">
            <text:p>25</text:p>
          </table:table-cell>
          <table:table-cell table:formula="of:=MID([.$C$37];([.A66]-1)*4+1;2)" office:value-type="string" office:string-value="45" calcext:value-type="string">
            <text:p>45</text:p>
          </table:table-cell>
          <table:table-cell table:formula="of:=MID([.$C$37];([.A66]-1)*4+1+2;2)" office:value-type="string" office:string-value="32" calcext:value-type="string">
            <text:p>32</text:p>
          </table:table-cell>
          <table:table-cell table:formula="of:=DECIMAL([.B66];16)" office:value-type="float" office:value="69" calcext:value-type="float">
            <text:p>69</text:p>
          </table:table-cell>
          <table:table-cell table:formula="of:=DECIMAL([.C66];16)" office:value-type="float" office:value="50" calcext:value-type="float">
            <text:p>50</text:p>
          </table:table-cell>
          <table:table-cell table:formula="of:=CHAR([.D66])" office:value-type="string" office:string-value="E" calcext:value-type="string">
            <text:p>E</text:p>
          </table:table-cell>
          <table:table-cell table:formula="of:=CHAR([.E66])" office:value-type="string" office:string-value="2" calcext:value-type="string">
            <text:p>2</text:p>
          </table:table-cell>
          <table:table-cell table:formula="of:=DECIMAL([.F66];16)" office:value-type="float" office:value="14" calcext:value-type="float">
            <text:p>14</text:p>
          </table:table-cell>
          <table:table-cell table:formula="of:=DECIMAL([.G66];16)" office:value-type="float" office:value="2" calcext:value-type="float">
            <text:p>2</text:p>
          </table:table-cell>
          <table:table-cell table:formula="of:=BASE([.H66];2;4)" office:value-type="string" office:string-value="1110" calcext:value-type="string">
            <text:p>1110</text:p>
          </table:table-cell>
          <table:table-cell table:formula="of:=BASE([.I66];2;4)" office:value-type="string" office:string-value="0010" calcext:value-type="string">
            <text:p>0010</text:p>
          </table:table-cell>
          <table:table-cell table:formula="of:=[.J66]&amp;[.K66]" office:value-type="string" office:string-value="11100010" calcext:value-type="string">
            <text:p>11100010</text:p>
          </table:table-cell>
          <table:table-cell table:formula="of:=[.L65]&amp;[.L66]" office:value-type="string" office:string-value="0000110111100010" calcext:value-type="string">
            <text:p>0000110111100010</text:p>
          </table:table-cell>
          <table:table-cell office:value-type="string" calcext:value-type="string">
            <text:p>Waarde in milliVolt</text:p>
          </table:table-cell>
          <table:table-cell table:formula="of:=DECIMAL([.M66];2)" office:value-type="float" office:value="3554" calcext:value-type="float">
            <text:p>3554</text:p>
          </table:table-cell>
          <table:table-cell table:formula="of:=[.P64]+1" office:value-type="float" office:value="11" calcext:value-type="float">
            <text:p>11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66]+1" office:value-type="float" office:value="26" calcext:value-type="float">
            <text:p>26</text:p>
          </table:table-cell>
          <table:table-cell table:formula="of:=MID([.$C$37];([.A67]-1)*4+1;2)" office:value-type="string" office:string-value="30" calcext:value-type="string">
            <text:p>30</text:p>
          </table:table-cell>
          <table:table-cell table:formula="of:=MID([.$C$37];([.A67]-1)*4+1+2;2)" office:value-type="string" office:string-value="44" calcext:value-type="string">
            <text:p>44</text:p>
          </table:table-cell>
          <table:table-cell table:formula="of:=DECIMAL([.B67];16)" office:value-type="float" office:value="48" calcext:value-type="float">
            <text:p>48</text:p>
          </table:table-cell>
          <table:table-cell table:formula="of:=DECIMAL([.C67];16)" office:value-type="float" office:value="68" calcext:value-type="float">
            <text:p>68</text:p>
          </table:table-cell>
          <table:table-cell table:formula="of:=CHAR([.D67])" office:value-type="string" office:string-value="0" calcext:value-type="string">
            <text:p>0</text:p>
          </table:table-cell>
          <table:table-cell table:formula="of:=CHAR([.E67])" office:value-type="string" office:string-value="D" calcext:value-type="string">
            <text:p>D</text:p>
          </table:table-cell>
          <table:table-cell table:formula="of:=DECIMAL([.F67];16)" office:value-type="float" office:value="0" calcext:value-type="float">
            <text:p>0</text:p>
          </table:table-cell>
          <table:table-cell table:formula="of:=DECIMAL([.G67];16)" office:value-type="float" office:value="13" calcext:value-type="float">
            <text:p>13</text:p>
          </table:table-cell>
          <table:table-cell table:formula="of:=BASE([.H67];2;4)" office:value-type="string" office:string-value="0000" calcext:value-type="string">
            <text:p>0000</text:p>
          </table:table-cell>
          <table:table-cell table:formula="of:=BASE([.I67];2;4)" office:value-type="string" office:string-value="1101" calcext:value-type="string">
            <text:p>1101</text:p>
          </table:table-cell>
          <table:table-cell table:formula="of:=[.J67]&amp;[.K67]" office:value-type="string" office:string-value="00001101" calcext:value-type="string">
            <text:p>00001101</text:p>
          </table:table-cell>
          <table:table-cell table:number-columns-repeated="9"/>
        </table:table-row>
        <table:table-row table:style-name="ro1">
          <table:table-cell table:formula="of:=[.A67]+1" office:value-type="float" office:value="27" calcext:value-type="float">
            <text:p>27</text:p>
          </table:table-cell>
          <table:table-cell table:formula="of:=MID([.$C$37];([.A68]-1)*4+1;2)" office:value-type="string" office:string-value="45" calcext:value-type="string">
            <text:p>45</text:p>
          </table:table-cell>
          <table:table-cell table:formula="of:=MID([.$C$37];([.A68]-1)*4+1+2;2)" office:value-type="string" office:string-value="36" calcext:value-type="string">
            <text:p>36</text:p>
          </table:table-cell>
          <table:table-cell table:formula="of:=DECIMAL([.B68];16)" office:value-type="float" office:value="69" calcext:value-type="float">
            <text:p>69</text:p>
          </table:table-cell>
          <table:table-cell table:formula="of:=DECIMAL([.C68];16)" office:value-type="float" office:value="54" calcext:value-type="float">
            <text:p>54</text:p>
          </table:table-cell>
          <table:table-cell table:formula="of:=CHAR([.D68])" office:value-type="string" office:string-value="E" calcext:value-type="string">
            <text:p>E</text:p>
          </table:table-cell>
          <table:table-cell table:formula="of:=CHAR([.E68])" office:value-type="string" office:string-value="6" calcext:value-type="string">
            <text:p>6</text:p>
          </table:table-cell>
          <table:table-cell table:formula="of:=DECIMAL([.F68];16)" office:value-type="float" office:value="14" calcext:value-type="float">
            <text:p>14</text:p>
          </table:table-cell>
          <table:table-cell table:formula="of:=DECIMAL([.G68];16)" office:value-type="float" office:value="6" calcext:value-type="float">
            <text:p>6</text:p>
          </table:table-cell>
          <table:table-cell table:formula="of:=BASE([.H68];2;4)" office:value-type="string" office:string-value="1110" calcext:value-type="string">
            <text:p>1110</text:p>
          </table:table-cell>
          <table:table-cell table:formula="of:=BASE([.I68];2;4)" office:value-type="string" office:string-value="0110" calcext:value-type="string">
            <text:p>0110</text:p>
          </table:table-cell>
          <table:table-cell table:formula="of:=[.J68]&amp;[.K68]" office:value-type="string" office:string-value="11100110" calcext:value-type="string">
            <text:p>11100110</text:p>
          </table:table-cell>
          <table:table-cell table:formula="of:=[.L67]&amp;[.L68]" office:value-type="string" office:string-value="0000110111100110" calcext:value-type="string">
            <text:p>0000110111100110</text:p>
          </table:table-cell>
          <table:table-cell office:value-type="string" calcext:value-type="string">
            <text:p>Waarde in milliVolt</text:p>
          </table:table-cell>
          <table:table-cell table:formula="of:=DECIMAL([.M68];2)" office:value-type="float" office:value="3558" calcext:value-type="float">
            <text:p>3558</text:p>
          </table:table-cell>
          <table:table-cell table:formula="of:=[.P66]+1" office:value-type="float" office:value="12" calcext:value-type="float">
            <text:p>12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68]+1" office:value-type="float" office:value="28" calcext:value-type="float">
            <text:p>28</text:p>
          </table:table-cell>
          <table:table-cell table:formula="of:=MID([.$C$37];([.A69]-1)*4+1;2)" office:value-type="string" office:string-value="30" calcext:value-type="string">
            <text:p>30</text:p>
          </table:table-cell>
          <table:table-cell table:formula="of:=MID([.$C$37];([.A69]-1)*4+1+2;2)" office:value-type="string" office:string-value="44" calcext:value-type="string">
            <text:p>44</text:p>
          </table:table-cell>
          <table:table-cell table:formula="of:=DECIMAL([.B69];16)" office:value-type="float" office:value="48" calcext:value-type="float">
            <text:p>48</text:p>
          </table:table-cell>
          <table:table-cell table:formula="of:=DECIMAL([.C69];16)" office:value-type="float" office:value="68" calcext:value-type="float">
            <text:p>68</text:p>
          </table:table-cell>
          <table:table-cell table:formula="of:=CHAR([.D69])" office:value-type="string" office:string-value="0" calcext:value-type="string">
            <text:p>0</text:p>
          </table:table-cell>
          <table:table-cell table:formula="of:=CHAR([.E69])" office:value-type="string" office:string-value="D" calcext:value-type="string">
            <text:p>D</text:p>
          </table:table-cell>
          <table:table-cell table:formula="of:=DECIMAL([.F69];16)" office:value-type="float" office:value="0" calcext:value-type="float">
            <text:p>0</text:p>
          </table:table-cell>
          <table:table-cell table:formula="of:=DECIMAL([.G69];16)" office:value-type="float" office:value="13" calcext:value-type="float">
            <text:p>13</text:p>
          </table:table-cell>
          <table:table-cell table:formula="of:=BASE([.H69];2;4)" office:value-type="string" office:string-value="0000" calcext:value-type="string">
            <text:p>0000</text:p>
          </table:table-cell>
          <table:table-cell table:formula="of:=BASE([.I69];2;4)" office:value-type="string" office:string-value="1101" calcext:value-type="string">
            <text:p>1101</text:p>
          </table:table-cell>
          <table:table-cell table:formula="of:=[.J69]&amp;[.K69]" office:value-type="string" office:string-value="00001101" calcext:value-type="string">
            <text:p>00001101</text:p>
          </table:table-cell>
          <table:table-cell table:number-columns-repeated="9"/>
        </table:table-row>
        <table:table-row table:style-name="ro1">
          <table:table-cell table:formula="of:=[.A69]+1" office:value-type="float" office:value="29" calcext:value-type="float">
            <text:p>29</text:p>
          </table:table-cell>
          <table:table-cell table:formula="of:=MID([.$C$37];([.A70]-1)*4+1;2)" office:value-type="string" office:string-value="45" calcext:value-type="string">
            <text:p>45</text:p>
          </table:table-cell>
          <table:table-cell table:formula="of:=MID([.$C$37];([.A70]-1)*4+1+2;2)" office:value-type="string" office:string-value="37" calcext:value-type="string">
            <text:p>37</text:p>
          </table:table-cell>
          <table:table-cell table:formula="of:=DECIMAL([.B70];16)" office:value-type="float" office:value="69" calcext:value-type="float">
            <text:p>69</text:p>
          </table:table-cell>
          <table:table-cell table:formula="of:=DECIMAL([.C70];16)" office:value-type="float" office:value="55" calcext:value-type="float">
            <text:p>55</text:p>
          </table:table-cell>
          <table:table-cell table:formula="of:=CHAR([.D70])" office:value-type="string" office:string-value="E" calcext:value-type="string">
            <text:p>E</text:p>
          </table:table-cell>
          <table:table-cell table:formula="of:=CHAR([.E70])" office:value-type="string" office:string-value="7" calcext:value-type="string">
            <text:p>7</text:p>
          </table:table-cell>
          <table:table-cell table:formula="of:=DECIMAL([.F70];16)" office:value-type="float" office:value="14" calcext:value-type="float">
            <text:p>14</text:p>
          </table:table-cell>
          <table:table-cell table:formula="of:=DECIMAL([.G70];16)" office:value-type="float" office:value="7" calcext:value-type="float">
            <text:p>7</text:p>
          </table:table-cell>
          <table:table-cell table:formula="of:=BASE([.H70];2;4)" office:value-type="string" office:string-value="1110" calcext:value-type="string">
            <text:p>1110</text:p>
          </table:table-cell>
          <table:table-cell table:formula="of:=BASE([.I70];2;4)" office:value-type="string" office:string-value="0111" calcext:value-type="string">
            <text:p>0111</text:p>
          </table:table-cell>
          <table:table-cell table:formula="of:=[.J70]&amp;[.K70]" office:value-type="string" office:string-value="11100111" calcext:value-type="string">
            <text:p>11100111</text:p>
          </table:table-cell>
          <table:table-cell table:formula="of:=[.L69]&amp;[.L70]" office:value-type="string" office:string-value="0000110111100111" calcext:value-type="string">
            <text:p>0000110111100111</text:p>
          </table:table-cell>
          <table:table-cell office:value-type="string" calcext:value-type="string">
            <text:p>Waarde in milliVolt</text:p>
          </table:table-cell>
          <table:table-cell table:formula="of:=DECIMAL([.M70];2)" office:value-type="float" office:value="3559" calcext:value-type="float">
            <text:p>3559</text:p>
          </table:table-cell>
          <table:table-cell table:formula="of:=[.P68]+1" office:value-type="float" office:value="13" calcext:value-type="float">
            <text:p>13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70]+1" office:value-type="float" office:value="30" calcext:value-type="float">
            <text:p>30</text:p>
          </table:table-cell>
          <table:table-cell table:formula="of:=MID([.$C$37];([.A71]-1)*4+1;2)" office:value-type="string" office:string-value="30" calcext:value-type="string">
            <text:p>30</text:p>
          </table:table-cell>
          <table:table-cell table:formula="of:=MID([.$C$37];([.A71]-1)*4+1+2;2)" office:value-type="string" office:string-value="44" calcext:value-type="string">
            <text:p>44</text:p>
          </table:table-cell>
          <table:table-cell table:formula="of:=DECIMAL([.B71];16)" office:value-type="float" office:value="48" calcext:value-type="float">
            <text:p>48</text:p>
          </table:table-cell>
          <table:table-cell table:formula="of:=DECIMAL([.C71];16)" office:value-type="float" office:value="68" calcext:value-type="float">
            <text:p>68</text:p>
          </table:table-cell>
          <table:table-cell table:formula="of:=CHAR([.D71])" office:value-type="string" office:string-value="0" calcext:value-type="string">
            <text:p>0</text:p>
          </table:table-cell>
          <table:table-cell table:formula="of:=CHAR([.E71])" office:value-type="string" office:string-value="D" calcext:value-type="string">
            <text:p>D</text:p>
          </table:table-cell>
          <table:table-cell table:formula="of:=DECIMAL([.F71];16)" office:value-type="float" office:value="0" calcext:value-type="float">
            <text:p>0</text:p>
          </table:table-cell>
          <table:table-cell table:formula="of:=DECIMAL([.G71];16)" office:value-type="float" office:value="13" calcext:value-type="float">
            <text:p>13</text:p>
          </table:table-cell>
          <table:table-cell table:formula="of:=BASE([.H71];2;4)" office:value-type="string" office:string-value="0000" calcext:value-type="string">
            <text:p>0000</text:p>
          </table:table-cell>
          <table:table-cell table:formula="of:=BASE([.I71];2;4)" office:value-type="string" office:string-value="1101" calcext:value-type="string">
            <text:p>1101</text:p>
          </table:table-cell>
          <table:table-cell table:formula="of:=[.J71]&amp;[.K71]" office:value-type="string" office:string-value="00001101" calcext:value-type="string">
            <text:p>00001101</text:p>
          </table:table-cell>
          <table:table-cell table:number-columns-repeated="9"/>
        </table:table-row>
        <table:table-row table:style-name="ro1">
          <table:table-cell table:formula="of:=[.A71]+1" office:value-type="float" office:value="31" calcext:value-type="float">
            <text:p>31</text:p>
          </table:table-cell>
          <table:table-cell table:formula="of:=MID([.$C$37];([.A72]-1)*4+1;2)" office:value-type="string" office:string-value="45" calcext:value-type="string">
            <text:p>45</text:p>
          </table:table-cell>
          <table:table-cell table:formula="of:=MID([.$C$37];([.A72]-1)*4+1+2;2)" office:value-type="string" office:string-value="34" calcext:value-type="string">
            <text:p>34</text:p>
          </table:table-cell>
          <table:table-cell table:formula="of:=DECIMAL([.B72];16)" office:value-type="float" office:value="69" calcext:value-type="float">
            <text:p>69</text:p>
          </table:table-cell>
          <table:table-cell table:formula="of:=DECIMAL([.C72];16)" office:value-type="float" office:value="52" calcext:value-type="float">
            <text:p>52</text:p>
          </table:table-cell>
          <table:table-cell table:formula="of:=CHAR([.D72])" office:value-type="string" office:string-value="E" calcext:value-type="string">
            <text:p>E</text:p>
          </table:table-cell>
          <table:table-cell table:formula="of:=CHAR([.E72])" office:value-type="string" office:string-value="4" calcext:value-type="string">
            <text:p>4</text:p>
          </table:table-cell>
          <table:table-cell table:formula="of:=DECIMAL([.F72];16)" office:value-type="float" office:value="14" calcext:value-type="float">
            <text:p>14</text:p>
          </table:table-cell>
          <table:table-cell table:formula="of:=DECIMAL([.G72];16)" office:value-type="float" office:value="4" calcext:value-type="float">
            <text:p>4</text:p>
          </table:table-cell>
          <table:table-cell table:formula="of:=BASE([.H72];2;4)" office:value-type="string" office:string-value="1110" calcext:value-type="string">
            <text:p>1110</text:p>
          </table:table-cell>
          <table:table-cell table:formula="of:=BASE([.I72];2;4)" office:value-type="string" office:string-value="0100" calcext:value-type="string">
            <text:p>0100</text:p>
          </table:table-cell>
          <table:table-cell table:formula="of:=[.J72]&amp;[.K72]" office:value-type="string" office:string-value="11100100" calcext:value-type="string">
            <text:p>11100100</text:p>
          </table:table-cell>
          <table:table-cell table:formula="of:=[.L71]&amp;[.L72]" office:value-type="string" office:string-value="0000110111100100" calcext:value-type="string">
            <text:p>0000110111100100</text:p>
          </table:table-cell>
          <table:table-cell office:value-type="string" calcext:value-type="string">
            <text:p>Waarde in milliVolt</text:p>
          </table:table-cell>
          <table:table-cell table:formula="of:=DECIMAL([.M72];2)" office:value-type="float" office:value="3556" calcext:value-type="float">
            <text:p>3556</text:p>
          </table:table-cell>
          <table:table-cell table:formula="of:=[.P70]+1" office:value-type="float" office:value="14" calcext:value-type="float">
            <text:p>14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72]+1" office:value-type="float" office:value="32" calcext:value-type="float">
            <text:p>32</text:p>
          </table:table-cell>
          <table:table-cell table:formula="of:=MID([.$C$37];([.A73]-1)*4+1;2)" office:value-type="string" office:string-value="30" calcext:value-type="string">
            <text:p>30</text:p>
          </table:table-cell>
          <table:table-cell table:formula="of:=MID([.$C$37];([.A73]-1)*4+1+2;2)" office:value-type="string" office:string-value="44" calcext:value-type="string">
            <text:p>44</text:p>
          </table:table-cell>
          <table:table-cell table:formula="of:=DECIMAL([.B73];16)" office:value-type="float" office:value="48" calcext:value-type="float">
            <text:p>48</text:p>
          </table:table-cell>
          <table:table-cell table:formula="of:=DECIMAL([.C73];16)" office:value-type="float" office:value="68" calcext:value-type="float">
            <text:p>68</text:p>
          </table:table-cell>
          <table:table-cell table:formula="of:=CHAR([.D73])" office:value-type="string" office:string-value="0" calcext:value-type="string">
            <text:p>0</text:p>
          </table:table-cell>
          <table:table-cell table:formula="of:=CHAR([.E73])" office:value-type="string" office:string-value="D" calcext:value-type="string">
            <text:p>D</text:p>
          </table:table-cell>
          <table:table-cell table:formula="of:=DECIMAL([.F73];16)" office:value-type="float" office:value="0" calcext:value-type="float">
            <text:p>0</text:p>
          </table:table-cell>
          <table:table-cell table:formula="of:=DECIMAL([.G73];16)" office:value-type="float" office:value="13" calcext:value-type="float">
            <text:p>13</text:p>
          </table:table-cell>
          <table:table-cell table:formula="of:=BASE([.H73];2;4)" office:value-type="string" office:string-value="0000" calcext:value-type="string">
            <text:p>0000</text:p>
          </table:table-cell>
          <table:table-cell table:formula="of:=BASE([.I73];2;4)" office:value-type="string" office:string-value="1101" calcext:value-type="string">
            <text:p>1101</text:p>
          </table:table-cell>
          <table:table-cell table:formula="of:=[.J73]&amp;[.K73]" office:value-type="string" office:string-value="00001101" calcext:value-type="string">
            <text:p>00001101</text:p>
          </table:table-cell>
          <table:table-cell table:number-columns-repeated="9"/>
        </table:table-row>
        <table:table-row table:style-name="ro1">
          <table:table-cell table:formula="of:=[.A73]+1" office:value-type="float" office:value="33" calcext:value-type="float">
            <text:p>33</text:p>
          </table:table-cell>
          <table:table-cell table:formula="of:=MID([.$C$37];([.A74]-1)*4+1;2)" office:value-type="string" office:string-value="45" calcext:value-type="string">
            <text:p>45</text:p>
          </table:table-cell>
          <table:table-cell table:formula="of:=MID([.$C$37];([.A74]-1)*4+1+2;2)" office:value-type="string" office:string-value="35" calcext:value-type="string">
            <text:p>35</text:p>
          </table:table-cell>
          <table:table-cell table:formula="of:=DECIMAL([.B74];16)" office:value-type="float" office:value="69" calcext:value-type="float">
            <text:p>69</text:p>
          </table:table-cell>
          <table:table-cell table:formula="of:=DECIMAL([.C74];16)" office:value-type="float" office:value="53" calcext:value-type="float">
            <text:p>53</text:p>
          </table:table-cell>
          <table:table-cell table:formula="of:=CHAR([.D74])" office:value-type="string" office:string-value="E" calcext:value-type="string">
            <text:p>E</text:p>
          </table:table-cell>
          <table:table-cell table:formula="of:=CHAR([.E74])" office:value-type="string" office:string-value="5" calcext:value-type="string">
            <text:p>5</text:p>
          </table:table-cell>
          <table:table-cell table:formula="of:=DECIMAL([.F74];16)" office:value-type="float" office:value="14" calcext:value-type="float">
            <text:p>14</text:p>
          </table:table-cell>
          <table:table-cell table:formula="of:=DECIMAL([.G74];16)" office:value-type="float" office:value="5" calcext:value-type="float">
            <text:p>5</text:p>
          </table:table-cell>
          <table:table-cell table:formula="of:=BASE([.H74];2;4)" office:value-type="string" office:string-value="1110" calcext:value-type="string">
            <text:p>1110</text:p>
          </table:table-cell>
          <table:table-cell table:formula="of:=BASE([.I74];2;4)" office:value-type="string" office:string-value="0101" calcext:value-type="string">
            <text:p>0101</text:p>
          </table:table-cell>
          <table:table-cell table:formula="of:=[.J74]&amp;[.K74]" office:value-type="string" office:string-value="11100101" calcext:value-type="string">
            <text:p>11100101</text:p>
          </table:table-cell>
          <table:table-cell table:formula="of:=[.L73]&amp;[.L74]" office:value-type="string" office:string-value="0000110111100101" calcext:value-type="string">
            <text:p>0000110111100101</text:p>
          </table:table-cell>
          <table:table-cell office:value-type="string" calcext:value-type="string">
            <text:p>Waarde in milliVolt</text:p>
          </table:table-cell>
          <table:table-cell table:formula="of:=DECIMAL([.M74];2)" office:value-type="float" office:value="3557" calcext:value-type="float">
            <text:p>3557</text:p>
          </table:table-cell>
          <table:table-cell table:formula="of:=[.P72]+1" office:value-type="float" office:value="15" calcext:value-type="float">
            <text:p>15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74]+1" office:value-type="float" office:value="34" calcext:value-type="float">
            <text:p>34</text:p>
          </table:table-cell>
          <table:table-cell table:formula="of:=MID([.$C$37];([.A75]-1)*4+1;2)" office:value-type="string" office:string-value="30" calcext:value-type="string">
            <text:p>30</text:p>
          </table:table-cell>
          <table:table-cell table:formula="of:=MID([.$C$37];([.A75]-1)*4+1+2;2)" office:value-type="string" office:string-value="35" calcext:value-type="string">
            <text:p>35</text:p>
          </table:table-cell>
          <table:table-cell table:formula="of:=DECIMAL([.B75];16)" office:value-type="float" office:value="48" calcext:value-type="float">
            <text:p>48</text:p>
          </table:table-cell>
          <table:table-cell table:formula="of:=DECIMAL([.C75];16)" office:value-type="float" office:value="53" calcext:value-type="float">
            <text:p>53</text:p>
          </table:table-cell>
          <table:table-cell table:formula="of:=CHAR([.D75])" office:value-type="string" office:string-value="0" calcext:value-type="string">
            <text:p>0</text:p>
          </table:table-cell>
          <table:table-cell table:formula="of:=CHAR([.E75])" office:value-type="string" office:string-value="5" calcext:value-type="string">
            <text:p>5</text:p>
          </table:table-cell>
          <table:table-cell table:formula="of:=DECIMAL([.F75];16)" office:value-type="float" office:value="0" calcext:value-type="float">
            <text:p>0</text:p>
          </table:table-cell>
          <table:table-cell table:formula="of:=DECIMAL([.G75];16)" office:value-type="float" office:value="5" calcext:value-type="float">
            <text:p>5</text:p>
          </table:table-cell>
          <table:table-cell table:formula="of:=BASE([.H75];2;4)" office:value-type="string" office:string-value="0000" calcext:value-type="string">
            <text:p>0000</text:p>
          </table:table-cell>
          <table:table-cell table:formula="of:=BASE([.I75];2;4)" office:value-type="string" office:string-value="0101" calcext:value-type="string">
            <text:p>0101</text:p>
          </table:table-cell>
          <table:table-cell table:formula="of:=[.J75]&amp;[.K75]" office:value-type="string" office:string-value="00000101" calcext:value-type="string">
            <text:p>00000101</text:p>
          </table:table-cell>
          <table:table-cell table:formula="of:=DECIMAL([.L75];2)" office:value-type="float" office:value="5" calcext:value-type="float">
            <text:p>5</text:p>
          </table:table-cell>
          <table:table-cell office:value-type="string" calcext:value-type="string">
            <text:p>Aantal temperatuursensors</text:p>
          </table:table-cell>
          <table:table-cell table:number-columns-repeated="7"/>
        </table:table-row>
        <table:table-row table:style-name="ro1">
          <table:table-cell table:formula="of:=[.A75]+1" office:value-type="float" office:value="35" calcext:value-type="float">
            <text:p>35</text:p>
          </table:table-cell>
          <table:table-cell table:formula="of:=MID([.$C$37];([.A76]-1)*4+1;2)" office:value-type="string" office:string-value="30" calcext:value-type="string">
            <text:p>30</text:p>
          </table:table-cell>
          <table:table-cell table:formula="of:=MID([.$C$37];([.A76]-1)*4+1+2;2)" office:value-type="string" office:string-value="42" calcext:value-type="string">
            <text:p>42</text:p>
          </table:table-cell>
          <table:table-cell table:formula="of:=DECIMAL([.B76];16)" office:value-type="float" office:value="48" calcext:value-type="float">
            <text:p>48</text:p>
          </table:table-cell>
          <table:table-cell table:formula="of:=DECIMAL([.C76];16)" office:value-type="float" office:value="66" calcext:value-type="float">
            <text:p>66</text:p>
          </table:table-cell>
          <table:table-cell table:formula="of:=CHAR([.D76])" office:value-type="string" office:string-value="0" calcext:value-type="string">
            <text:p>0</text:p>
          </table:table-cell>
          <table:table-cell table:formula="of:=CHAR([.E76])" office:value-type="string" office:string-value="B" calcext:value-type="string">
            <text:p>B</text:p>
          </table:table-cell>
          <table:table-cell table:formula="of:=DECIMAL([.F76];16)" office:value-type="float" office:value="0" calcext:value-type="float">
            <text:p>0</text:p>
          </table:table-cell>
          <table:table-cell table:formula="of:=DECIMAL([.G76];16)" office:value-type="float" office:value="11" calcext:value-type="float">
            <text:p>11</text:p>
          </table:table-cell>
          <table:table-cell table:formula="of:=BASE([.H76];2;4)" office:value-type="string" office:string-value="0000" calcext:value-type="string">
            <text:p>0000</text:p>
          </table:table-cell>
          <table:table-cell table:formula="of:=BASE([.I76];2;4)" office:value-type="string" office:string-value="1011" calcext:value-type="string">
            <text:p>1011</text:p>
          </table:table-cell>
          <table:table-cell table:formula="of:=[.J76]&amp;[.K76]" office:value-type="string" office:string-value="00001011" calcext:value-type="string">
            <text:p>00001011</text:p>
          </table:table-cell>
          <table:table-cell table:number-columns-repeated="9"/>
        </table:table-row>
        <table:table-row table:style-name="ro1">
          <table:table-cell table:formula="of:=[.A76]+1" office:value-type="float" office:value="36" calcext:value-type="float">
            <text:p>36</text:p>
          </table:table-cell>
          <table:table-cell table:formula="of:=MID([.$C$37];([.A77]-1)*4+1;2)" office:value-type="string" office:string-value="43" calcext:value-type="string">
            <text:p>43</text:p>
          </table:table-cell>
          <table:table-cell table:formula="of:=MID([.$C$37];([.A77]-1)*4+1+2;2)" office:value-type="string" office:string-value="33" calcext:value-type="string">
            <text:p>33</text:p>
          </table:table-cell>
          <table:table-cell table:formula="of:=DECIMAL([.B77];16)" office:value-type="float" office:value="67" calcext:value-type="float">
            <text:p>67</text:p>
          </table:table-cell>
          <table:table-cell table:formula="of:=DECIMAL([.C77];16)" office:value-type="float" office:value="51" calcext:value-type="float">
            <text:p>51</text:p>
          </table:table-cell>
          <table:table-cell table:formula="of:=CHAR([.D77])" office:value-type="string" office:string-value="C" calcext:value-type="string">
            <text:p>C</text:p>
          </table:table-cell>
          <table:table-cell table:formula="of:=CHAR([.E77])" office:value-type="string" office:string-value="3" calcext:value-type="string">
            <text:p>3</text:p>
          </table:table-cell>
          <table:table-cell table:formula="of:=DECIMAL([.F77];16)" office:value-type="float" office:value="12" calcext:value-type="float">
            <text:p>12</text:p>
          </table:table-cell>
          <table:table-cell table:formula="of:=DECIMAL([.G77];16)" office:value-type="float" office:value="3" calcext:value-type="float">
            <text:p>3</text:p>
          </table:table-cell>
          <table:table-cell table:formula="of:=BASE([.H77];2;4)" office:value-type="string" office:string-value="1100" calcext:value-type="string">
            <text:p>1100</text:p>
          </table:table-cell>
          <table:table-cell table:formula="of:=BASE([.I77];2;4)" office:value-type="string" office:string-value="0011" calcext:value-type="string">
            <text:p>0011</text:p>
          </table:table-cell>
          <table:table-cell table:formula="of:=[.J77]&amp;[.K77]" office:value-type="string" office:string-value="11000011" calcext:value-type="string">
            <text:p>11000011</text:p>
          </table:table-cell>
          <table:table-cell table:formula="of:=[.L76]&amp;[.L77]" office:value-type="string" office:string-value="0000101111000011" calcext:value-type="string">
            <text:p>0000101111000011</text:p>
          </table:table-cell>
          <table:table-cell office:value-type="string" calcext:value-type="string">
            <text:p>Waarde in Kelvin * 10</text:p>
          </table:table-cell>
          <table:table-cell table:formula="of:=DECIMAL([.M77];2)" office:value-type="float" office:value="3011" calcext:value-type="float">
            <text:p>3011</text:p>
          </table:table-cell>
          <table:table-cell table:formula="of:=[.P75]+1" office:value-type="float" office:value="1" calcext:value-type="float">
            <text:p>1</text:p>
          </table:table-cell>
          <table:table-cell office:value-type="string" calcext:value-type="string">
            <text:p>sel</text:p>
          </table:table-cell>
          <table:table-cell table:formula="of:=[.O77]/10-273.1" office:value-type="float" office:value="28" calcext:value-type="float">
            <text:p>28</text:p>
          </table:table-cell>
          <table:table-cell office:value-type="string" calcext:value-type="string">
            <text:p>grade C</text:p>
          </table:table-cell>
          <table:table-cell table:number-columns-repeated="2"/>
        </table:table-row>
        <table:table-row table:style-name="ro1">
          <table:table-cell table:formula="of:=[.A77]+1" office:value-type="float" office:value="37" calcext:value-type="float">
            <text:p>37</text:p>
          </table:table-cell>
          <table:table-cell table:formula="of:=MID([.$C$37];([.A78]-1)*4+1;2)" office:value-type="string" office:string-value="30" calcext:value-type="string">
            <text:p>30</text:p>
          </table:table-cell>
          <table:table-cell table:formula="of:=MID([.$C$37];([.A78]-1)*4+1+2;2)" office:value-type="string" office:string-value="42" calcext:value-type="string">
            <text:p>42</text:p>
          </table:table-cell>
          <table:table-cell table:formula="of:=DECIMAL([.B78];16)" office:value-type="float" office:value="48" calcext:value-type="float">
            <text:p>48</text:p>
          </table:table-cell>
          <table:table-cell table:formula="of:=DECIMAL([.C78];16)" office:value-type="float" office:value="66" calcext:value-type="float">
            <text:p>66</text:p>
          </table:table-cell>
          <table:table-cell table:formula="of:=CHAR([.D78])" office:value-type="string" office:string-value="0" calcext:value-type="string">
            <text:p>0</text:p>
          </table:table-cell>
          <table:table-cell table:formula="of:=CHAR([.E78])" office:value-type="string" office:string-value="B" calcext:value-type="string">
            <text:p>B</text:p>
          </table:table-cell>
          <table:table-cell table:formula="of:=DECIMAL([.F78];16)" office:value-type="float" office:value="0" calcext:value-type="float">
            <text:p>0</text:p>
          </table:table-cell>
          <table:table-cell table:formula="of:=DECIMAL([.G78];16)" office:value-type="float" office:value="11" calcext:value-type="float">
            <text:p>11</text:p>
          </table:table-cell>
          <table:table-cell table:formula="of:=BASE([.H78];2;4)" office:value-type="string" office:string-value="0000" calcext:value-type="string">
            <text:p>0000</text:p>
          </table:table-cell>
          <table:table-cell table:formula="of:=BASE([.I78];2;4)" office:value-type="string" office:string-value="1011" calcext:value-type="string">
            <text:p>1011</text:p>
          </table:table-cell>
          <table:table-cell table:formula="of:=[.J78]&amp;[.K78]" office:value-type="string" office:string-value="00001011" calcext:value-type="string">
            <text:p>00001011</text:p>
          </table:table-cell>
          <table:table-cell table:number-columns-repeated="9"/>
        </table:table-row>
        <table:table-row table:style-name="ro1">
          <table:table-cell table:formula="of:=[.A78]+1" office:value-type="float" office:value="38" calcext:value-type="float">
            <text:p>38</text:p>
          </table:table-cell>
          <table:table-cell table:formula="of:=MID([.$C$37];([.A79]-1)*4+1;2)" office:value-type="string" office:string-value="41" calcext:value-type="string">
            <text:p>41</text:p>
          </table:table-cell>
          <table:table-cell table:formula="of:=MID([.$C$37];([.A79]-1)*4+1+2;2)" office:value-type="string" office:string-value="35" calcext:value-type="string">
            <text:p>35</text:p>
          </table:table-cell>
          <table:table-cell table:formula="of:=DECIMAL([.B79];16)" office:value-type="float" office:value="65" calcext:value-type="float">
            <text:p>65</text:p>
          </table:table-cell>
          <table:table-cell table:formula="of:=DECIMAL([.C79];16)" office:value-type="float" office:value="53" calcext:value-type="float">
            <text:p>53</text:p>
          </table:table-cell>
          <table:table-cell table:formula="of:=CHAR([.D79])" office:value-type="string" office:string-value="A" calcext:value-type="string">
            <text:p>A</text:p>
          </table:table-cell>
          <table:table-cell table:formula="of:=CHAR([.E79])" office:value-type="string" office:string-value="5" calcext:value-type="string">
            <text:p>5</text:p>
          </table:table-cell>
          <table:table-cell table:formula="of:=DECIMAL([.F79];16)" office:value-type="float" office:value="10" calcext:value-type="float">
            <text:p>10</text:p>
          </table:table-cell>
          <table:table-cell table:formula="of:=DECIMAL([.G79];16)" office:value-type="float" office:value="5" calcext:value-type="float">
            <text:p>5</text:p>
          </table:table-cell>
          <table:table-cell table:formula="of:=BASE([.H79];2;4)" office:value-type="string" office:string-value="1010" calcext:value-type="string">
            <text:p>1010</text:p>
          </table:table-cell>
          <table:table-cell table:formula="of:=BASE([.I79];2;4)" office:value-type="string" office:string-value="0101" calcext:value-type="string">
            <text:p>0101</text:p>
          </table:table-cell>
          <table:table-cell table:formula="of:=[.J79]&amp;[.K79]" office:value-type="string" office:string-value="10100101" calcext:value-type="string">
            <text:p>10100101</text:p>
          </table:table-cell>
          <table:table-cell table:formula="of:=[.L78]&amp;[.L79]" office:value-type="string" office:string-value="0000101110100101" calcext:value-type="string">
            <text:p>0000101110100101</text:p>
          </table:table-cell>
          <table:table-cell office:value-type="string" calcext:value-type="string">
            <text:p>Waarde in Kelvin * 10</text:p>
          </table:table-cell>
          <table:table-cell table:formula="of:=DECIMAL([.M79];2)" office:value-type="float" office:value="2981" calcext:value-type="float">
            <text:p>2981</text:p>
          </table:table-cell>
          <table:table-cell table:formula="of:=[.P77]+1" office:value-type="float" office:value="2" calcext:value-type="float">
            <text:p>2</text:p>
          </table:table-cell>
          <table:table-cell office:value-type="string" calcext:value-type="string">
            <text:p>sel</text:p>
          </table:table-cell>
          <table:table-cell table:formula="of:=[.O79]/10-273.1" office:value-type="float" office:value="25" calcext:value-type="float">
            <text:p>25</text:p>
          </table:table-cell>
          <table:table-cell office:value-type="string" calcext:value-type="string">
            <text:p>grade C</text:p>
          </table:table-cell>
          <table:table-cell table:number-columns-repeated="2"/>
        </table:table-row>
        <table:table-row table:style-name="ro1">
          <table:table-cell table:formula="of:=[.A79]+1" office:value-type="float" office:value="39" calcext:value-type="float">
            <text:p>39</text:p>
          </table:table-cell>
          <table:table-cell table:formula="of:=MID([.$C$37];([.A80]-1)*4+1;2)" office:value-type="string" office:string-value="30" calcext:value-type="string">
            <text:p>30</text:p>
          </table:table-cell>
          <table:table-cell table:formula="of:=MID([.$C$37];([.A80]-1)*4+1+2;2)" office:value-type="string" office:string-value="42" calcext:value-type="string">
            <text:p>42</text:p>
          </table:table-cell>
          <table:table-cell table:formula="of:=DECIMAL([.B80];16)" office:value-type="float" office:value="48" calcext:value-type="float">
            <text:p>48</text:p>
          </table:table-cell>
          <table:table-cell table:formula="of:=DECIMAL([.C80];16)" office:value-type="float" office:value="66" calcext:value-type="float">
            <text:p>66</text:p>
          </table:table-cell>
          <table:table-cell table:formula="of:=CHAR([.D80])" office:value-type="string" office:string-value="0" calcext:value-type="string">
            <text:p>0</text:p>
          </table:table-cell>
          <table:table-cell table:formula="of:=CHAR([.E80])" office:value-type="string" office:string-value="B" calcext:value-type="string">
            <text:p>B</text:p>
          </table:table-cell>
          <table:table-cell table:formula="of:=DECIMAL([.F80];16)" office:value-type="float" office:value="0" calcext:value-type="float">
            <text:p>0</text:p>
          </table:table-cell>
          <table:table-cell table:formula="of:=DECIMAL([.G80];16)" office:value-type="float" office:value="11" calcext:value-type="float">
            <text:p>11</text:p>
          </table:table-cell>
          <table:table-cell table:formula="of:=BASE([.H80];2;4)" office:value-type="string" office:string-value="0000" calcext:value-type="string">
            <text:p>0000</text:p>
          </table:table-cell>
          <table:table-cell table:formula="of:=BASE([.I80];2;4)" office:value-type="string" office:string-value="1011" calcext:value-type="string">
            <text:p>1011</text:p>
          </table:table-cell>
          <table:table-cell table:formula="of:=[.J80]&amp;[.K80]" office:value-type="string" office:string-value="00001011" calcext:value-type="string">
            <text:p>00001011</text:p>
          </table:table-cell>
          <table:table-cell table:number-columns-repeated="9"/>
        </table:table-row>
        <table:table-row table:style-name="ro1">
          <table:table-cell table:formula="of:=[.A80]+1" office:value-type="float" office:value="40" calcext:value-type="float">
            <text:p>40</text:p>
          </table:table-cell>
          <table:table-cell table:formula="of:=MID([.$C$37];([.A81]-1)*4+1;2)" office:value-type="string" office:string-value="41" calcext:value-type="string">
            <text:p>41</text:p>
          </table:table-cell>
          <table:table-cell table:formula="of:=MID([.$C$37];([.A81]-1)*4+1+2;2)" office:value-type="string" office:string-value="35" calcext:value-type="string">
            <text:p>35</text:p>
          </table:table-cell>
          <table:table-cell table:formula="of:=DECIMAL([.B81];16)" office:value-type="float" office:value="65" calcext:value-type="float">
            <text:p>65</text:p>
          </table:table-cell>
          <table:table-cell table:formula="of:=DECIMAL([.C81];16)" office:value-type="float" office:value="53" calcext:value-type="float">
            <text:p>53</text:p>
          </table:table-cell>
          <table:table-cell table:formula="of:=CHAR([.D81])" office:value-type="string" office:string-value="A" calcext:value-type="string">
            <text:p>A</text:p>
          </table:table-cell>
          <table:table-cell table:formula="of:=CHAR([.E81])" office:value-type="string" office:string-value="5" calcext:value-type="string">
            <text:p>5</text:p>
          </table:table-cell>
          <table:table-cell table:formula="of:=DECIMAL([.F81];16)" office:value-type="float" office:value="10" calcext:value-type="float">
            <text:p>10</text:p>
          </table:table-cell>
          <table:table-cell table:formula="of:=DECIMAL([.G81];16)" office:value-type="float" office:value="5" calcext:value-type="float">
            <text:p>5</text:p>
          </table:table-cell>
          <table:table-cell table:formula="of:=BASE([.H81];2;4)" office:value-type="string" office:string-value="1010" calcext:value-type="string">
            <text:p>1010</text:p>
          </table:table-cell>
          <table:table-cell table:formula="of:=BASE([.I81];2;4)" office:value-type="string" office:string-value="0101" calcext:value-type="string">
            <text:p>0101</text:p>
          </table:table-cell>
          <table:table-cell table:formula="of:=[.J81]&amp;[.K81]" office:value-type="string" office:string-value="10100101" calcext:value-type="string">
            <text:p>10100101</text:p>
          </table:table-cell>
          <table:table-cell table:formula="of:=[.L80]&amp;[.L81]" office:value-type="string" office:string-value="0000101110100101" calcext:value-type="string">
            <text:p>0000101110100101</text:p>
          </table:table-cell>
          <table:table-cell office:value-type="string" calcext:value-type="string">
            <text:p>Waarde in Kelvin * 10</text:p>
          </table:table-cell>
          <table:table-cell table:formula="of:=DECIMAL([.M81];2)" office:value-type="float" office:value="2981" calcext:value-type="float">
            <text:p>2981</text:p>
          </table:table-cell>
          <table:table-cell table:formula="of:=[.P79]+1" office:value-type="float" office:value="3" calcext:value-type="float">
            <text:p>3</text:p>
          </table:table-cell>
          <table:table-cell office:value-type="string" calcext:value-type="string">
            <text:p>sel</text:p>
          </table:table-cell>
          <table:table-cell table:formula="of:=[.O81]/10-273.1" office:value-type="float" office:value="25" calcext:value-type="float">
            <text:p>25</text:p>
          </table:table-cell>
          <table:table-cell office:value-type="string" calcext:value-type="string">
            <text:p>grade C</text:p>
          </table:table-cell>
          <table:table-cell table:number-columns-repeated="2"/>
        </table:table-row>
        <table:table-row table:style-name="ro1">
          <table:table-cell table:formula="of:=[.A81]+1" office:value-type="float" office:value="41" calcext:value-type="float">
            <text:p>41</text:p>
          </table:table-cell>
          <table:table-cell table:formula="of:=MID([.$C$37];([.A82]-1)*4+1;2)" office:value-type="string" office:string-value="30" calcext:value-type="string">
            <text:p>30</text:p>
          </table:table-cell>
          <table:table-cell table:formula="of:=MID([.$C$37];([.A82]-1)*4+1+2;2)" office:value-type="string" office:string-value="42" calcext:value-type="string">
            <text:p>42</text:p>
          </table:table-cell>
          <table:table-cell table:formula="of:=DECIMAL([.B82];16)" office:value-type="float" office:value="48" calcext:value-type="float">
            <text:p>48</text:p>
          </table:table-cell>
          <table:table-cell table:formula="of:=DECIMAL([.C82];16)" office:value-type="float" office:value="66" calcext:value-type="float">
            <text:p>66</text:p>
          </table:table-cell>
          <table:table-cell table:formula="of:=CHAR([.D82])" office:value-type="string" office:string-value="0" calcext:value-type="string">
            <text:p>0</text:p>
          </table:table-cell>
          <table:table-cell table:formula="of:=CHAR([.E82])" office:value-type="string" office:string-value="B" calcext:value-type="string">
            <text:p>B</text:p>
          </table:table-cell>
          <table:table-cell table:formula="of:=DECIMAL([.F82];16)" office:value-type="float" office:value="0" calcext:value-type="float">
            <text:p>0</text:p>
          </table:table-cell>
          <table:table-cell table:formula="of:=DECIMAL([.G82];16)" office:value-type="float" office:value="11" calcext:value-type="float">
            <text:p>11</text:p>
          </table:table-cell>
          <table:table-cell table:formula="of:=BASE([.H82];2;4)" office:value-type="string" office:string-value="0000" calcext:value-type="string">
            <text:p>0000</text:p>
          </table:table-cell>
          <table:table-cell table:formula="of:=BASE([.I82];2;4)" office:value-type="string" office:string-value="1011" calcext:value-type="string">
            <text:p>1011</text:p>
          </table:table-cell>
          <table:table-cell table:formula="of:=[.J82]&amp;[.K82]" office:value-type="string" office:string-value="00001011" calcext:value-type="string">
            <text:p>00001011</text:p>
          </table:table-cell>
          <table:table-cell table:number-columns-repeated="9"/>
        </table:table-row>
        <table:table-row table:style-name="ro1">
          <table:table-cell table:formula="of:=[.A82]+1" office:value-type="float" office:value="42" calcext:value-type="float">
            <text:p>42</text:p>
          </table:table-cell>
          <table:table-cell table:formula="of:=MID([.$C$37];([.A83]-1)*4+1;2)" office:value-type="string" office:string-value="41" calcext:value-type="string">
            <text:p>41</text:p>
          </table:table-cell>
          <table:table-cell table:formula="of:=MID([.$C$37];([.A83]-1)*4+1+2;2)" office:value-type="string" office:string-value="35" calcext:value-type="string">
            <text:p>35</text:p>
          </table:table-cell>
          <table:table-cell table:formula="of:=DECIMAL([.B83];16)" office:value-type="float" office:value="65" calcext:value-type="float">
            <text:p>65</text:p>
          </table:table-cell>
          <table:table-cell table:formula="of:=DECIMAL([.C83];16)" office:value-type="float" office:value="53" calcext:value-type="float">
            <text:p>53</text:p>
          </table:table-cell>
          <table:table-cell table:formula="of:=CHAR([.D83])" office:value-type="string" office:string-value="A" calcext:value-type="string">
            <text:p>A</text:p>
          </table:table-cell>
          <table:table-cell table:formula="of:=CHAR([.E83])" office:value-type="string" office:string-value="5" calcext:value-type="string">
            <text:p>5</text:p>
          </table:table-cell>
          <table:table-cell table:formula="of:=DECIMAL([.F83];16)" office:value-type="float" office:value="10" calcext:value-type="float">
            <text:p>10</text:p>
          </table:table-cell>
          <table:table-cell table:formula="of:=DECIMAL([.G83];16)" office:value-type="float" office:value="5" calcext:value-type="float">
            <text:p>5</text:p>
          </table:table-cell>
          <table:table-cell table:formula="of:=BASE([.H83];2;4)" office:value-type="string" office:string-value="1010" calcext:value-type="string">
            <text:p>1010</text:p>
          </table:table-cell>
          <table:table-cell table:formula="of:=BASE([.I83];2;4)" office:value-type="string" office:string-value="0101" calcext:value-type="string">
            <text:p>0101</text:p>
          </table:table-cell>
          <table:table-cell table:formula="of:=[.J83]&amp;[.K83]" office:value-type="string" office:string-value="10100101" calcext:value-type="string">
            <text:p>10100101</text:p>
          </table:table-cell>
          <table:table-cell table:formula="of:=[.L82]&amp;[.L83]" office:value-type="string" office:string-value="0000101110100101" calcext:value-type="string">
            <text:p>0000101110100101</text:p>
          </table:table-cell>
          <table:table-cell office:value-type="string" calcext:value-type="string">
            <text:p>Waarde in Kelvin * 10</text:p>
          </table:table-cell>
          <table:table-cell table:formula="of:=DECIMAL([.M83];2)" office:value-type="float" office:value="2981" calcext:value-type="float">
            <text:p>2981</text:p>
          </table:table-cell>
          <table:table-cell table:formula="of:=[.P81]+1" office:value-type="float" office:value="4" calcext:value-type="float">
            <text:p>4</text:p>
          </table:table-cell>
          <table:table-cell office:value-type="string" calcext:value-type="string">
            <text:p>sel</text:p>
          </table:table-cell>
          <table:table-cell table:formula="of:=[.O83]/10-273.1" office:value-type="float" office:value="25" calcext:value-type="float">
            <text:p>25</text:p>
          </table:table-cell>
          <table:table-cell office:value-type="string" calcext:value-type="string">
            <text:p>grade C</text:p>
          </table:table-cell>
          <table:table-cell table:number-columns-repeated="2"/>
        </table:table-row>
        <table:table-row table:style-name="ro1">
          <table:table-cell table:formula="of:=[.A83]+1" office:value-type="float" office:value="43" calcext:value-type="float">
            <text:p>43</text:p>
          </table:table-cell>
          <table:table-cell table:formula="of:=MID([.$C$37];([.A84]-1)*4+1;2)" office:value-type="string" office:string-value="30" calcext:value-type="string">
            <text:p>30</text:p>
          </table:table-cell>
          <table:table-cell table:formula="of:=MID([.$C$37];([.A84]-1)*4+1+2;2)" office:value-type="string" office:string-value="42" calcext:value-type="string">
            <text:p>42</text:p>
          </table:table-cell>
          <table:table-cell table:formula="of:=DECIMAL([.B84];16)" office:value-type="float" office:value="48" calcext:value-type="float">
            <text:p>48</text:p>
          </table:table-cell>
          <table:table-cell table:formula="of:=DECIMAL([.C84];16)" office:value-type="float" office:value="66" calcext:value-type="float">
            <text:p>66</text:p>
          </table:table-cell>
          <table:table-cell table:formula="of:=CHAR([.D84])" office:value-type="string" office:string-value="0" calcext:value-type="string">
            <text:p>0</text:p>
          </table:table-cell>
          <table:table-cell table:formula="of:=CHAR([.E84])" office:value-type="string" office:string-value="B" calcext:value-type="string">
            <text:p>B</text:p>
          </table:table-cell>
          <table:table-cell table:formula="of:=DECIMAL([.F84];16)" office:value-type="float" office:value="0" calcext:value-type="float">
            <text:p>0</text:p>
          </table:table-cell>
          <table:table-cell table:formula="of:=DECIMAL([.G84];16)" office:value-type="float" office:value="11" calcext:value-type="float">
            <text:p>11</text:p>
          </table:table-cell>
          <table:table-cell table:formula="of:=BASE([.H84];2;4)" office:value-type="string" office:string-value="0000" calcext:value-type="string">
            <text:p>0000</text:p>
          </table:table-cell>
          <table:table-cell table:formula="of:=BASE([.I84];2;4)" office:value-type="string" office:string-value="1011" calcext:value-type="string">
            <text:p>1011</text:p>
          </table:table-cell>
          <table:table-cell table:formula="of:=[.J84]&amp;[.K84]" office:value-type="string" office:string-value="00001011" calcext:value-type="string">
            <text:p>00001011</text:p>
          </table:table-cell>
          <table:table-cell table:number-columns-repeated="9"/>
        </table:table-row>
        <table:table-row table:style-name="ro1">
          <table:table-cell table:formula="of:=[.A84]+1" office:value-type="float" office:value="44" calcext:value-type="float">
            <text:p>44</text:p>
          </table:table-cell>
          <table:table-cell table:formula="of:=MID([.$C$37];([.A85]-1)*4+1;2)" office:value-type="string" office:string-value="41" calcext:value-type="string">
            <text:p>41</text:p>
          </table:table-cell>
          <table:table-cell table:formula="of:=MID([.$C$37];([.A85]-1)*4+1+2;2)" office:value-type="string" office:string-value="35" calcext:value-type="string">
            <text:p>35</text:p>
          </table:table-cell>
          <table:table-cell table:formula="of:=DECIMAL([.B85];16)" office:value-type="float" office:value="65" calcext:value-type="float">
            <text:p>65</text:p>
          </table:table-cell>
          <table:table-cell table:formula="of:=DECIMAL([.C85];16)" office:value-type="float" office:value="53" calcext:value-type="float">
            <text:p>53</text:p>
          </table:table-cell>
          <table:table-cell table:formula="of:=CHAR([.D85])" office:value-type="string" office:string-value="A" calcext:value-type="string">
            <text:p>A</text:p>
          </table:table-cell>
          <table:table-cell table:formula="of:=CHAR([.E85])" office:value-type="string" office:string-value="5" calcext:value-type="string">
            <text:p>5</text:p>
          </table:table-cell>
          <table:table-cell table:formula="of:=DECIMAL([.F85];16)" office:value-type="float" office:value="10" calcext:value-type="float">
            <text:p>10</text:p>
          </table:table-cell>
          <table:table-cell table:formula="of:=DECIMAL([.G85];16)" office:value-type="float" office:value="5" calcext:value-type="float">
            <text:p>5</text:p>
          </table:table-cell>
          <table:table-cell table:formula="of:=BASE([.H85];2;4)" office:value-type="string" office:string-value="1010" calcext:value-type="string">
            <text:p>1010</text:p>
          </table:table-cell>
          <table:table-cell table:formula="of:=BASE([.I85];2;4)" office:value-type="string" office:string-value="0101" calcext:value-type="string">
            <text:p>0101</text:p>
          </table:table-cell>
          <table:table-cell table:formula="of:=[.J85]&amp;[.K85]" office:value-type="string" office:string-value="10100101" calcext:value-type="string">
            <text:p>10100101</text:p>
          </table:table-cell>
          <table:table-cell table:formula="of:=[.L84]&amp;[.L85]" office:value-type="string" office:string-value="0000101110100101" calcext:value-type="string">
            <text:p>0000101110100101</text:p>
          </table:table-cell>
          <table:table-cell office:value-type="string" calcext:value-type="string">
            <text:p>Waarde in Kelvin * 10</text:p>
          </table:table-cell>
          <table:table-cell table:formula="of:=DECIMAL([.M85];2)" office:value-type="float" office:value="2981" calcext:value-type="float">
            <text:p>2981</text:p>
          </table:table-cell>
          <table:table-cell table:formula="of:=[.P83]+1" office:value-type="float" office:value="5" calcext:value-type="float">
            <text:p>5</text:p>
          </table:table-cell>
          <table:table-cell office:value-type="string" calcext:value-type="string">
            <text:p>sel</text:p>
          </table:table-cell>
          <table:table-cell table:formula="of:=[.O85]/10-273.1" office:value-type="float" office:value="25" calcext:value-type="float">
            <text:p>25</text:p>
          </table:table-cell>
          <table:table-cell office:value-type="string" calcext:value-type="string">
            <text:p>grade C</text:p>
          </table:table-cell>
          <table:table-cell table:number-columns-repeated="2"/>
        </table:table-row>
        <table:table-row table:style-name="ro1">
          <table:table-cell table:formula="of:=[.A85]+1" office:value-type="float" office:value="45" calcext:value-type="float">
            <text:p>45</text:p>
          </table:table-cell>
          <table:table-cell table:formula="of:=MID([.$C$37];([.A86]-1)*4+1;2)" office:value-type="string" office:string-value="30" calcext:value-type="string">
            <text:p>30</text:p>
          </table:table-cell>
          <table:table-cell table:formula="of:=MID([.$C$37];([.A86]-1)*4+1+2;2)" office:value-type="string" office:string-value="30" calcext:value-type="string">
            <text:p>30</text:p>
          </table:table-cell>
          <table:table-cell table:formula="of:=DECIMAL([.B86];16)" office:value-type="float" office:value="48" calcext:value-type="float">
            <text:p>48</text:p>
          </table:table-cell>
          <table:table-cell table:formula="of:=DECIMAL([.C86];16)" office:value-type="float" office:value="48" calcext:value-type="float">
            <text:p>48</text:p>
          </table:table-cell>
          <table:table-cell table:formula="of:=CHAR([.D86])" office:value-type="string" office:string-value="0" calcext:value-type="string">
            <text:p>0</text:p>
          </table:table-cell>
          <table:table-cell table:formula="of:=CHAR([.E86])" office:value-type="string" office:string-value="0" calcext:value-type="string">
            <text:p>0</text:p>
          </table:table-cell>
          <table:table-cell table:formula="of:=DECIMAL([.F86];16)" office:value-type="float" office:value="0" calcext:value-type="float">
            <text:p>0</text:p>
          </table:table-cell>
          <table:table-cell table:formula="of:=DECIMAL([.G86];16)" office:value-type="float" office:value="0" calcext:value-type="float">
            <text:p>0</text:p>
          </table:table-cell>
          <table:table-cell table:formula="of:=BASE([.H86];2;4)" office:value-type="string" office:string-value="0000" calcext:value-type="string">
            <text:p>0000</text:p>
          </table:table-cell>
          <table:table-cell table:formula="of:=BASE([.I86];2;4)" office:value-type="string" office:string-value="0000" calcext:value-type="string">
            <text:p>0000</text:p>
          </table:table-cell>
          <table:table-cell table:formula="of:=[.J86]&amp;[.K86]" office:value-type="string" office:string-value="00000000" calcext:value-type="string">
            <text:p>00000000</text:p>
          </table:table-cell>
          <table:table-cell table:number-columns-repeated="7"/>
          <table:table-cell table:formula="of:=26+([.A86]-1)*4+1-1" office:value-type="float" office:value="202" calcext:value-type="float">
            <text:p>202</text:p>
          </table:table-cell>
          <table:table-cell table:formula="of:=[.T86]+8" office:value-type="float" office:value="210" calcext:value-type="float">
            <text:p>210</text:p>
          </table:table-cell>
        </table:table-row>
        <table:table-row table:style-name="ro1">
          <table:table-cell table:formula="of:=[.A86]+1" office:value-type="float" office:value="46" calcext:value-type="float">
            <text:p>46</text:p>
          </table:table-cell>
          <table:table-cell table:formula="of:=MID([.$C$37];([.A87]-1)*4+1;2)" office:value-type="string" office:string-value="30" calcext:value-type="string">
            <text:p>30</text:p>
          </table:table-cell>
          <table:table-cell table:formula="of:=MID([.$C$37];([.A87]-1)*4+1+2;2)" office:value-type="string" office:string-value="30" calcext:value-type="string">
            <text:p>30</text:p>
          </table:table-cell>
          <table:table-cell table:formula="of:=DECIMAL([.B87];16)" office:value-type="float" office:value="48" calcext:value-type="float">
            <text:p>48</text:p>
          </table:table-cell>
          <table:table-cell table:formula="of:=DECIMAL([.C87];16)" office:value-type="float" office:value="48" calcext:value-type="float">
            <text:p>48</text:p>
          </table:table-cell>
          <table:table-cell table:formula="of:=CHAR([.D87])" office:value-type="string" office:string-value="0" calcext:value-type="string">
            <text:p>0</text:p>
          </table:table-cell>
          <table:table-cell table:formula="of:=CHAR([.E87])" office:value-type="string" office:string-value="0" calcext:value-type="string">
            <text:p>0</text:p>
          </table:table-cell>
          <table:table-cell table:formula="of:=DECIMAL([.F87];16)" office:value-type="float" office:value="0" calcext:value-type="float">
            <text:p>0</text:p>
          </table:table-cell>
          <table:table-cell table:formula="of:=DECIMAL([.G87];16)" office:value-type="float" office:value="0" calcext:value-type="float">
            <text:p>0</text:p>
          </table:table-cell>
          <table:table-cell table:formula="of:=BASE([.H87];2;4)" office:value-type="string" office:string-value="0000" calcext:value-type="string">
            <text:p>0000</text:p>
          </table:table-cell>
          <table:table-cell table:formula="of:=BASE([.I87];2;4)" office:value-type="string" office:string-value="0000" calcext:value-type="string">
            <text:p>0000</text:p>
          </table:table-cell>
          <table:table-cell table:formula="of:=[.J87]&amp;[.K87]" office:value-type="string" office:string-value="00000000" calcext:value-type="string">
            <text:p>00000000</text:p>
          </table:table-cell>
          <table:table-cell table:formula="of:=[.L86]&amp;[.L87]" office:value-type="string" office:string-value="0000000000000000" calcext:value-type="string">
            <text:p>0000000000000000</text:p>
          </table:table-cell>
          <table:table-cell office:value-type="string" calcext:value-type="string">
            <text:p>Battery stroom</text:p>
          </table:table-cell>
          <table:table-cell table:formula="of:=DECIMAL([.M87];2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[.A87]+1" office:value-type="float" office:value="47" calcext:value-type="float">
            <text:p>47</text:p>
          </table:table-cell>
          <table:table-cell table:formula="of:=MID([.$C$37];([.A88]-1)*4+1;2)" office:value-type="string" office:string-value="44" calcext:value-type="string">
            <text:p>44</text:p>
          </table:table-cell>
          <table:table-cell table:formula="of:=MID([.$C$37];([.A88]-1)*4+1+2;2)" office:value-type="string" office:string-value="30" calcext:value-type="string">
            <text:p>30</text:p>
          </table:table-cell>
          <table:table-cell table:formula="of:=DECIMAL([.B88];16)" office:value-type="float" office:value="68" calcext:value-type="float">
            <text:p>68</text:p>
          </table:table-cell>
          <table:table-cell table:formula="of:=DECIMAL([.C88];16)" office:value-type="float" office:value="48" calcext:value-type="float">
            <text:p>48</text:p>
          </table:table-cell>
          <table:table-cell table:formula="of:=CHAR([.D88])" office:value-type="string" office:string-value="D" calcext:value-type="string">
            <text:p>D</text:p>
          </table:table-cell>
          <table:table-cell table:formula="of:=CHAR([.E88])" office:value-type="string" office:string-value="0" calcext:value-type="string">
            <text:p>0</text:p>
          </table:table-cell>
          <table:table-cell table:formula="of:=DECIMAL([.F88];16)" office:value-type="float" office:value="13" calcext:value-type="float">
            <text:p>13</text:p>
          </table:table-cell>
          <table:table-cell table:formula="of:=DECIMAL([.G88];16)" office:value-type="float" office:value="0" calcext:value-type="float">
            <text:p>0</text:p>
          </table:table-cell>
          <table:table-cell table:formula="of:=BASE([.H88];2;4)" office:value-type="string" office:string-value="1101" calcext:value-type="string">
            <text:p>1101</text:p>
          </table:table-cell>
          <table:table-cell table:formula="of:=BASE([.I88];2;4)" office:value-type="string" office:string-value="0000" calcext:value-type="string">
            <text:p>0000</text:p>
          </table:table-cell>
          <table:table-cell table:formula="of:=[.J88]&amp;[.K88]" office:value-type="string" office:string-value="11010000" calcext:value-type="string">
            <text:p>11010000</text:p>
          </table:table-cell>
          <table:table-cell table:number-columns-repeated="7"/>
          <table:table-cell table:formula="of:=26+([.A88]-1)*4+1-1" office:value-type="float" office:value="210" calcext:value-type="float">
            <text:p>210</text:p>
          </table:table-cell>
          <table:table-cell table:formula="of:=[.T88]+8" office:value-type="float" office:value="218" calcext:value-type="float">
            <text:p>218</text:p>
          </table:table-cell>
        </table:table-row>
        <table:table-row table:style-name="ro1">
          <table:table-cell table:formula="of:=[.A88]+1" office:value-type="float" office:value="48" calcext:value-type="float">
            <text:p>48</text:p>
          </table:table-cell>
          <table:table-cell table:formula="of:=MID([.$C$37];([.A89]-1)*4+1;2)" office:value-type="string" office:string-value="34" calcext:value-type="string">
            <text:p>34</text:p>
          </table:table-cell>
          <table:table-cell table:formula="of:=MID([.$C$37];([.A89]-1)*4+1+2;2)" office:value-type="string" office:string-value="38" calcext:value-type="string">
            <text:p>38</text:p>
          </table:table-cell>
          <table:table-cell table:formula="of:=DECIMAL([.B89];16)" office:value-type="float" office:value="52" calcext:value-type="float">
            <text:p>52</text:p>
          </table:table-cell>
          <table:table-cell table:formula="of:=DECIMAL([.C89];16)" office:value-type="float" office:value="56" calcext:value-type="float">
            <text:p>56</text:p>
          </table:table-cell>
          <table:table-cell table:formula="of:=CHAR([.D89])" office:value-type="string" office:string-value="4" calcext:value-type="string">
            <text:p>4</text:p>
          </table:table-cell>
          <table:table-cell table:formula="of:=CHAR([.E89])" office:value-type="string" office:string-value="8" calcext:value-type="string">
            <text:p>8</text:p>
          </table:table-cell>
          <table:table-cell table:formula="of:=DECIMAL([.F89];16)" office:value-type="float" office:value="4" calcext:value-type="float">
            <text:p>4</text:p>
          </table:table-cell>
          <table:table-cell table:formula="of:=DECIMAL([.G89];16)" office:value-type="float" office:value="8" calcext:value-type="float">
            <text:p>8</text:p>
          </table:table-cell>
          <table:table-cell table:formula="of:=BASE([.H89];2;4)" office:value-type="string" office:string-value="0100" calcext:value-type="string">
            <text:p>0100</text:p>
          </table:table-cell>
          <table:table-cell table:formula="of:=BASE([.I89];2;4)" office:value-type="string" office:string-value="1000" calcext:value-type="string">
            <text:p>1000</text:p>
          </table:table-cell>
          <table:table-cell table:formula="of:=[.J89]&amp;[.K89]" office:value-type="string" office:string-value="01001000" calcext:value-type="string">
            <text:p>01001000</text:p>
          </table:table-cell>
          <table:table-cell table:formula="of:=[.L88]&amp;[.L89]" office:value-type="string" office:string-value="1101000001001000" calcext:value-type="string">
            <text:p>1101000001001000</text:p>
          </table:table-cell>
          <table:table-cell office:value-type="string" calcext:value-type="string">
            <text:p>Battery spanning in milliVolts</text:p>
          </table:table-cell>
          <table:table-cell table:formula="of:=DECIMAL([.M89];2)" office:value-type="float" office:value="53320" calcext:value-type="float">
            <text:p>53320</text:p>
          </table:table-cell>
          <table:table-cell table:number-columns-repeated="6"/>
        </table:table-row>
        <table:table-row table:style-name="ro1">
          <table:table-cell table:formula="of:=[.A89]+1" office:value-type="float" office:value="49" calcext:value-type="float">
            <text:p>49</text:p>
          </table:table-cell>
          <table:table-cell table:formula="of:=MID([.$C$37];([.A90]-1)*4+1;2)" office:value-type="string" office:string-value="46" calcext:value-type="string">
            <text:p>46</text:p>
          </table:table-cell>
          <table:table-cell table:formula="of:=MID([.$C$37];([.A90]-1)*4+1+2;2)" office:value-type="string" office:string-value="46" calcext:value-type="string">
            <text:p>46</text:p>
          </table:table-cell>
          <table:table-cell table:formula="of:=DECIMAL([.B90];16)" office:value-type="float" office:value="70" calcext:value-type="float">
            <text:p>70</text:p>
          </table:table-cell>
          <table:table-cell table:formula="of:=DECIMAL([.C90];16)" office:value-type="float" office:value="70" calcext:value-type="float">
            <text:p>70</text:p>
          </table:table-cell>
          <table:table-cell table:formula="of:=CHAR([.D90])" office:value-type="string" office:string-value="F" calcext:value-type="string">
            <text:p>F</text:p>
          </table:table-cell>
          <table:table-cell table:formula="of:=CHAR([.E90])" office:value-type="string" office:string-value="F" calcext:value-type="string">
            <text:p>F</text:p>
          </table:table-cell>
          <table:table-cell table:formula="of:=DECIMAL([.F90];16)" office:value-type="float" office:value="15" calcext:value-type="float">
            <text:p>15</text:p>
          </table:table-cell>
          <table:table-cell table:formula="of:=DECIMAL([.G90];16)" office:value-type="float" office:value="15" calcext:value-type="float">
            <text:p>15</text:p>
          </table:table-cell>
          <table:table-cell table:formula="of:=BASE([.H90];2;4)" office:value-type="string" office:string-value="1111" calcext:value-type="string">
            <text:p>1111</text:p>
          </table:table-cell>
          <table:table-cell table:formula="of:=BASE([.I90];2;4)" office:value-type="string" office:string-value="1111" calcext:value-type="string">
            <text:p>1111</text:p>
          </table:table-cell>
          <table:table-cell table:formula="of:=[.J90]&amp;[.K90]" office:value-type="string" office:string-value="11111111" calcext:value-type="string">
            <text:p>11111111</text:p>
          </table:table-cell>
          <table:table-cell table:number-columns-repeated="7"/>
          <table:table-cell table:formula="of:=26+([.A90]-1)*4+1-1" office:value-type="float" office:value="218" calcext:value-type="float">
            <text:p>218</text:p>
          </table:table-cell>
          <table:table-cell table:formula="of:=[.T90]+8" office:value-type="float" office:value="226" calcext:value-type="float">
            <text:p>226</text:p>
          </table:table-cell>
        </table:table-row>
        <table:table-row table:style-name="ro1">
          <table:table-cell table:formula="of:=[.A90]+1" office:value-type="float" office:value="50" calcext:value-type="float">
            <text:p>50</text:p>
          </table:table-cell>
          <table:table-cell table:formula="of:=MID([.$C$37];([.A91]-1)*4+1;2)" office:value-type="string" office:string-value="46" calcext:value-type="string">
            <text:p>46</text:p>
          </table:table-cell>
          <table:table-cell table:formula="of:=MID([.$C$37];([.A91]-1)*4+1+2;2)" office:value-type="string" office:string-value="46" calcext:value-type="string">
            <text:p>46</text:p>
          </table:table-cell>
          <table:table-cell table:formula="of:=DECIMAL([.B91];16)" office:value-type="float" office:value="70" calcext:value-type="float">
            <text:p>70</text:p>
          </table:table-cell>
          <table:table-cell table:formula="of:=DECIMAL([.C91];16)" office:value-type="float" office:value="70" calcext:value-type="float">
            <text:p>70</text:p>
          </table:table-cell>
          <table:table-cell table:formula="of:=CHAR([.D91])" office:value-type="string" office:string-value="F" calcext:value-type="string">
            <text:p>F</text:p>
          </table:table-cell>
          <table:table-cell table:formula="of:=CHAR([.E91])" office:value-type="string" office:string-value="F" calcext:value-type="string">
            <text:p>F</text:p>
          </table:table-cell>
          <table:table-cell table:formula="of:=DECIMAL([.F91];16)" office:value-type="float" office:value="15" calcext:value-type="float">
            <text:p>15</text:p>
          </table:table-cell>
          <table:table-cell table:formula="of:=DECIMAL([.G91];16)" office:value-type="float" office:value="15" calcext:value-type="float">
            <text:p>15</text:p>
          </table:table-cell>
          <table:table-cell table:formula="of:=BASE([.H91];2;4)" office:value-type="string" office:string-value="1111" calcext:value-type="string">
            <text:p>1111</text:p>
          </table:table-cell>
          <table:table-cell table:formula="of:=BASE([.I91];2;4)" office:value-type="string" office:string-value="1111" calcext:value-type="string">
            <text:p>1111</text:p>
          </table:table-cell>
          <table:table-cell table:formula="of:=[.J91]&amp;[.K91]" office:value-type="string" office:string-value="11111111" calcext:value-type="string">
            <text:p>11111111</text:p>
          </table:table-cell>
          <table:table-cell table:formula="of:=[.L90]&amp;[.L91]" office:value-type="string" office:string-value="1111111111111111" calcext:value-type="string">
            <text:p>1111111111111111</text:p>
          </table:table-cell>
          <table:table-cell office:value-type="string" calcext:value-type="string">
            <text:p>Oorblywende energie in milliAmpuur</text:p>
          </table:table-cell>
          <table:table-cell table:formula="of:=DECIMAL([.M91];2)" office:value-type="float" office:value="65535" calcext:value-type="float">
            <text:p>65535</text:p>
          </table:table-cell>
          <table:table-cell table:number-columns-repeated="2"/>
          <table:table-cell table:formula="of:=48*[.O91]/1000/1000" office:value-type="float" office:value="3.14568" calcext:value-type="float">
            <text:p>3.14568</text:p>
          </table:table-cell>
          <table:table-cell office:value-type="string" calcext:value-type="string">
            <text:p>kWh</text:p>
          </table:table-cell>
          <table:table-cell table:number-columns-repeated="2"/>
        </table:table-row>
        <table:table-row table:style-name="ro1">
          <table:table-cell table:formula="of:=[.A91]+1" office:value-type="float" office:value="51" calcext:value-type="float">
            <text:p>51</text:p>
          </table:table-cell>
          <table:table-cell table:formula="of:=MID([.$C$37];([.A92]-1)*4+1;2)" office:value-type="string" office:string-value="30" calcext:value-type="string">
            <text:p>30</text:p>
          </table:table-cell>
          <table:table-cell table:formula="of:=MID([.$C$37];([.A92]-1)*4+1+2;2)" office:value-type="string" office:string-value="34" calcext:value-type="string">
            <text:p>34</text:p>
          </table:table-cell>
          <table:table-cell table:formula="of:=DECIMAL([.B92];16)" office:value-type="float" office:value="48" calcext:value-type="float">
            <text:p>48</text:p>
          </table:table-cell>
          <table:table-cell table:formula="of:=DECIMAL([.C92];16)" office:value-type="float" office:value="52" calcext:value-type="float">
            <text:p>52</text:p>
          </table:table-cell>
          <table:table-cell table:formula="of:=CHAR([.D92])" office:value-type="string" office:string-value="0" calcext:value-type="string">
            <text:p>0</text:p>
          </table:table-cell>
          <table:table-cell table:formula="of:=CHAR([.E92])" office:value-type="string" office:string-value="4" calcext:value-type="string">
            <text:p>4</text:p>
          </table:table-cell>
          <table:table-cell table:formula="of:=DECIMAL([.F92];16)" office:value-type="float" office:value="0" calcext:value-type="float">
            <text:p>0</text:p>
          </table:table-cell>
          <table:table-cell table:formula="of:=DECIMAL([.G92];16)" office:value-type="float" office:value="4" calcext:value-type="float">
            <text:p>4</text:p>
          </table:table-cell>
          <table:table-cell table:formula="of:=BASE([.H92];2;4)" office:value-type="string" office:string-value="0000" calcext:value-type="string">
            <text:p>0000</text:p>
          </table:table-cell>
          <table:table-cell table:formula="of:=BASE([.I92];2;4)" office:value-type="string" office:string-value="0100" calcext:value-type="string">
            <text:p>0100</text:p>
          </table:table-cell>
          <table:table-cell table:formula="of:=[.J92]&amp;[.K92]" office:value-type="string" office:string-value="00000100" calcext:value-type="string">
            <text:p>00000100</text:p>
          </table:table-cell>
          <table:table-cell/>
          <table:table-cell office:value-type="string" calcext:value-type="string">
            <text:p>Gebruiker gedefinieerd</text:p>
          </table:table-cell>
          <table:table-cell table:number-columns-repeated="7"/>
        </table:table-row>
        <table:table-row table:style-name="ro1">
          <table:table-cell table:formula="of:=[.A92]+1" office:value-type="float" office:value="52" calcext:value-type="float">
            <text:p>52</text:p>
          </table:table-cell>
          <table:table-cell table:formula="of:=MID([.$C$37];([.A93]-1)*4+1;2)" office:value-type="string" office:string-value="46" calcext:value-type="string">
            <text:p>46</text:p>
          </table:table-cell>
          <table:table-cell table:formula="of:=MID([.$C$37];([.A93]-1)*4+1+2;2)" office:value-type="string" office:string-value="46" calcext:value-type="string">
            <text:p>46</text:p>
          </table:table-cell>
          <table:table-cell table:formula="of:=DECIMAL([.B93];16)" office:value-type="float" office:value="70" calcext:value-type="float">
            <text:p>70</text:p>
          </table:table-cell>
          <table:table-cell table:formula="of:=DECIMAL([.C93];16)" office:value-type="float" office:value="70" calcext:value-type="float">
            <text:p>70</text:p>
          </table:table-cell>
          <table:table-cell table:formula="of:=CHAR([.D93])" office:value-type="string" office:string-value="F" calcext:value-type="string">
            <text:p>F</text:p>
          </table:table-cell>
          <table:table-cell table:formula="of:=CHAR([.E93])" office:value-type="string" office:string-value="F" calcext:value-type="string">
            <text:p>F</text:p>
          </table:table-cell>
          <table:table-cell table:formula="of:=DECIMAL([.F93];16)" office:value-type="float" office:value="15" calcext:value-type="float">
            <text:p>15</text:p>
          </table:table-cell>
          <table:table-cell table:formula="of:=DECIMAL([.G93];16)" office:value-type="float" office:value="15" calcext:value-type="float">
            <text:p>15</text:p>
          </table:table-cell>
          <table:table-cell table:formula="of:=BASE([.H93];2;4)" office:value-type="string" office:string-value="1111" calcext:value-type="string">
            <text:p>1111</text:p>
          </table:table-cell>
          <table:table-cell table:formula="of:=BASE([.I93];2;4)" office:value-type="string" office:string-value="1111" calcext:value-type="string">
            <text:p>1111</text:p>
          </table:table-cell>
          <table:table-cell table:formula="of:=[.J93]&amp;[.K93]" office:value-type="string" office:string-value="11111111" calcext:value-type="string">
            <text:p>11111111</text:p>
          </table:table-cell>
          <table:table-cell table:number-columns-repeated="7"/>
          <table:table-cell table:formula="of:=26+([.A93]-1)*4+1-1" office:value-type="float" office:value="230" calcext:value-type="float">
            <text:p>230</text:p>
          </table:table-cell>
          <table:table-cell table:formula="of:=[.T93]+8" office:value-type="float" office:value="238" calcext:value-type="float">
            <text:p>238</text:p>
          </table:table-cell>
        </table:table-row>
        <table:table-row table:style-name="ro1">
          <table:table-cell table:formula="of:=[.A93]+1" office:value-type="float" office:value="53" calcext:value-type="float">
            <text:p>53</text:p>
          </table:table-cell>
          <table:table-cell table:formula="of:=MID([.$C$37];([.A94]-1)*4+1;2)" office:value-type="string" office:string-value="46" calcext:value-type="string">
            <text:p>46</text:p>
          </table:table-cell>
          <table:table-cell table:formula="of:=MID([.$C$37];([.A94]-1)*4+1+2;2)" office:value-type="string" office:string-value="46" calcext:value-type="string">
            <text:p>46</text:p>
          </table:table-cell>
          <table:table-cell table:formula="of:=DECIMAL([.B94];16)" office:value-type="float" office:value="70" calcext:value-type="float">
            <text:p>70</text:p>
          </table:table-cell>
          <table:table-cell table:formula="of:=DECIMAL([.C94];16)" office:value-type="float" office:value="70" calcext:value-type="float">
            <text:p>70</text:p>
          </table:table-cell>
          <table:table-cell table:formula="of:=CHAR([.D94])" office:value-type="string" office:string-value="F" calcext:value-type="string">
            <text:p>F</text:p>
          </table:table-cell>
          <table:table-cell table:formula="of:=CHAR([.E94])" office:value-type="string" office:string-value="F" calcext:value-type="string">
            <text:p>F</text:p>
          </table:table-cell>
          <table:table-cell table:formula="of:=DECIMAL([.F94];16)" office:value-type="float" office:value="15" calcext:value-type="float">
            <text:p>15</text:p>
          </table:table-cell>
          <table:table-cell table:formula="of:=DECIMAL([.G94];16)" office:value-type="float" office:value="15" calcext:value-type="float">
            <text:p>15</text:p>
          </table:table-cell>
          <table:table-cell table:formula="of:=BASE([.H94];2;4)" office:value-type="string" office:string-value="1111" calcext:value-type="string">
            <text:p>1111</text:p>
          </table:table-cell>
          <table:table-cell table:formula="of:=BASE([.I94];2;4)" office:value-type="string" office:string-value="1111" calcext:value-type="string">
            <text:p>1111</text:p>
          </table:table-cell>
          <table:table-cell table:formula="of:=[.J94]&amp;[.K94]" office:value-type="string" office:string-value="11111111" calcext:value-type="string">
            <text:p>11111111</text:p>
          </table:table-cell>
          <table:table-cell table:formula="of:=[.L93]&amp;[.L94]" office:value-type="string" office:string-value="1111111111111111" calcext:value-type="string">
            <text:p>1111111111111111</text:p>
          </table:table-cell>
          <table:table-cell office:value-type="string" calcext:value-type="string">
            <text:p>Totale battery kapasiteit</text:p>
          </table:table-cell>
          <table:table-cell table:formula="of:=DECIMAL([.M94];2)" office:value-type="float" office:value="65535" calcext:value-type="float">
            <text:p>65535</text:p>
          </table:table-cell>
          <table:table-cell table:number-columns-repeated="2"/>
          <table:table-cell table:style-name="ce3" table:formula="of:=[.O91]/[.O94]" office:value-type="percentage" office:value="1" calcext:value-type="percentage">
            <text:p>100.00%</text:p>
          </table:table-cell>
          <table:table-cell office:value-type="string" calcext:value-type="string">
            <text:p>SOC (State of charge)</text:p>
          </table:table-cell>
          <table:table-cell table:number-columns-repeated="2"/>
        </table:table-row>
        <table:table-row table:style-name="ro1">
          <table:table-cell table:formula="of:=[.A94]+1" office:value-type="float" office:value="54" calcext:value-type="float">
            <text:p>54</text:p>
          </table:table-cell>
          <table:table-cell table:formula="of:=MID([.$C$37];([.A95]-1)*4+1;2)" office:value-type="string" office:string-value="30" calcext:value-type="string">
            <text:p>30</text:p>
          </table:table-cell>
          <table:table-cell table:formula="of:=MID([.$C$37];([.A95]-1)*4+1+2;2)" office:value-type="string" office:string-value="30" calcext:value-type="string">
            <text:p>30</text:p>
          </table:table-cell>
          <table:table-cell table:formula="of:=DECIMAL([.B95];16)" office:value-type="float" office:value="48" calcext:value-type="float">
            <text:p>48</text:p>
          </table:table-cell>
          <table:table-cell table:formula="of:=DECIMAL([.C95];16)" office:value-type="float" office:value="48" calcext:value-type="float">
            <text:p>48</text:p>
          </table:table-cell>
          <table:table-cell table:formula="of:=CHAR([.D95])" office:value-type="string" office:string-value="0" calcext:value-type="string">
            <text:p>0</text:p>
          </table:table-cell>
          <table:table-cell table:formula="of:=CHAR([.E95])" office:value-type="string" office:string-value="0" calcext:value-type="string">
            <text:p>0</text:p>
          </table:table-cell>
          <table:table-cell table:formula="of:=DECIMAL([.F95];16)" office:value-type="float" office:value="0" calcext:value-type="float">
            <text:p>0</text:p>
          </table:table-cell>
          <table:table-cell table:formula="of:=DECIMAL([.G95];16)" office:value-type="float" office:value="0" calcext:value-type="float">
            <text:p>0</text:p>
          </table:table-cell>
          <table:table-cell table:formula="of:=BASE([.H95];2;4)" office:value-type="string" office:string-value="0000" calcext:value-type="string">
            <text:p>0000</text:p>
          </table:table-cell>
          <table:table-cell table:formula="of:=BASE([.I95];2;4)" office:value-type="string" office:string-value="0000" calcext:value-type="string">
            <text:p>0000</text:p>
          </table:table-cell>
          <table:table-cell table:formula="of:=[.J95]&amp;[.K95]" office:value-type="string" office:string-value="00000000" calcext:value-type="string">
            <text:p>00000000</text:p>
          </table:table-cell>
          <table:table-cell table:number-columns-repeated="7"/>
          <table:table-cell table:formula="of:=26+([.A95]-1)*4+1-1" office:value-type="float" office:value="238" calcext:value-type="float">
            <text:p>238</text:p>
          </table:table-cell>
          <table:table-cell table:formula="of:=[.T95]+8" office:value-type="float" office:value="246" calcext:value-type="float">
            <text:p>246</text:p>
          </table:table-cell>
        </table:table-row>
        <table:table-row table:style-name="ro1">
          <table:table-cell table:formula="of:=[.A95]+1" office:value-type="float" office:value="55" calcext:value-type="float">
            <text:p>55</text:p>
          </table:table-cell>
          <table:table-cell table:formula="of:=MID([.$C$37];([.A96]-1)*4+1;2)" office:value-type="string" office:string-value="43" calcext:value-type="string">
            <text:p>43</text:p>
          </table:table-cell>
          <table:table-cell table:formula="of:=MID([.$C$37];([.A96]-1)*4+1+2;2)" office:value-type="string" office:string-value="42" calcext:value-type="string">
            <text:p>42</text:p>
          </table:table-cell>
          <table:table-cell table:formula="of:=DECIMAL([.B96];16)" office:value-type="float" office:value="67" calcext:value-type="float">
            <text:p>67</text:p>
          </table:table-cell>
          <table:table-cell table:formula="of:=DECIMAL([.C96];16)" office:value-type="float" office:value="66" calcext:value-type="float">
            <text:p>66</text:p>
          </table:table-cell>
          <table:table-cell table:formula="of:=CHAR([.D96])" office:value-type="string" office:string-value="C" calcext:value-type="string">
            <text:p>C</text:p>
          </table:table-cell>
          <table:table-cell table:formula="of:=CHAR([.E96])" office:value-type="string" office:string-value="B" calcext:value-type="string">
            <text:p>B</text:p>
          </table:table-cell>
          <table:table-cell table:formula="of:=DECIMAL([.F96];16)" office:value-type="float" office:value="12" calcext:value-type="float">
            <text:p>12</text:p>
          </table:table-cell>
          <table:table-cell table:formula="of:=DECIMAL([.G96];16)" office:value-type="float" office:value="11" calcext:value-type="float">
            <text:p>11</text:p>
          </table:table-cell>
          <table:table-cell table:formula="of:=BASE([.H96];2;4)" office:value-type="string" office:string-value="1100" calcext:value-type="string">
            <text:p>1100</text:p>
          </table:table-cell>
          <table:table-cell table:formula="of:=BASE([.I96];2;4)" office:value-type="string" office:string-value="1011" calcext:value-type="string">
            <text:p>1011</text:p>
          </table:table-cell>
          <table:table-cell table:formula="of:=[.J96]&amp;[.K96]" office:value-type="string" office:string-value="11001011" calcext:value-type="string">
            <text:p>11001011</text:p>
          </table:table-cell>
          <table:table-cell table:formula="of:=[.L95]&amp;[.L96]" office:value-type="string" office:string-value="0000000011001011" calcext:value-type="string">
            <text:p>0000000011001011</text:p>
          </table:table-cell>
          <table:table-cell office:value-type="string" calcext:value-type="string">
            <text:p>Aantal battery siklusse</text:p>
          </table:table-cell>
          <table:table-cell table:formula="of:=DECIMAL([.M96];2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formula="of:=[.A96]+1" office:value-type="float" office:value="56" calcext:value-type="float">
            <text:p>56</text:p>
          </table:table-cell>
          <table:table-cell table:formula="of:=MID([.$C$37];([.A97]-1)*4+1;2)" office:value-type="string" office:string-value="30" calcext:value-type="string">
            <text:p>30</text:p>
          </table:table-cell>
          <table:table-cell table:formula="of:=MID([.$C$37];([.A97]-1)*4+1+2;2)" office:value-type="string" office:string-value="31" calcext:value-type="string">
            <text:p>31</text:p>
          </table:table-cell>
          <table:table-cell table:formula="of:=DECIMAL([.B97];16)" office:value-type="float" office:value="48" calcext:value-type="float">
            <text:p>48</text:p>
          </table:table-cell>
          <table:table-cell table:formula="of:=DECIMAL([.C97];16)" office:value-type="float" office:value="49" calcext:value-type="float">
            <text:p>49</text:p>
          </table:table-cell>
          <table:table-cell table:formula="of:=CHAR([.D97])" office:value-type="string" office:string-value="0" calcext:value-type="string">
            <text:p>0</text:p>
          </table:table-cell>
          <table:table-cell table:formula="of:=CHAR([.E97])" office:value-type="string" office:string-value="1" calcext:value-type="string">
            <text:p>1</text:p>
          </table:table-cell>
          <table:table-cell table:formula="of:=DECIMAL([.F97];16)" office:value-type="float" office:value="0" calcext:value-type="float">
            <text:p>0</text:p>
          </table:table-cell>
          <table:table-cell table:formula="of:=DECIMAL([.G97];16)" office:value-type="float" office:value="1" calcext:value-type="float">
            <text:p>1</text:p>
          </table:table-cell>
          <table:table-cell table:formula="of:=BASE([.H97];2;4)" office:value-type="string" office:string-value="0000" calcext:value-type="string">
            <text:p>0000</text:p>
          </table:table-cell>
          <table:table-cell table:formula="of:=BASE([.I97];2;4)" office:value-type="string" office:string-value="0001" calcext:value-type="string">
            <text:p>0001</text:p>
          </table:table-cell>
          <table:table-cell table:formula="of:=[.J97]&amp;[.K97]" office:value-type="string" office:string-value="00000001" calcext:value-type="string">
            <text:p>00000001</text:p>
          </table:table-cell>
          <table:table-cell table:number-columns-repeated="9"/>
        </table:table-row>
        <table:table-row table:style-name="ro1">
          <table:table-cell table:formula="of:=[.A97]+1" office:value-type="float" office:value="57" calcext:value-type="float">
            <text:p>57</text:p>
          </table:table-cell>
          <table:table-cell table:formula="of:=MID([.$C$37];([.A98]-1)*4+1;2)" office:value-type="string" office:string-value="32" calcext:value-type="string">
            <text:p>32</text:p>
          </table:table-cell>
          <table:table-cell table:formula="of:=MID([.$C$37];([.A98]-1)*4+1+2;2)" office:value-type="string" office:string-value="31" calcext:value-type="string">
            <text:p>31</text:p>
          </table:table-cell>
          <table:table-cell table:formula="of:=DECIMAL([.B98];16)" office:value-type="float" office:value="50" calcext:value-type="float">
            <text:p>50</text:p>
          </table:table-cell>
          <table:table-cell table:formula="of:=DECIMAL([.C98];16)" office:value-type="float" office:value="49" calcext:value-type="float">
            <text:p>49</text:p>
          </table:table-cell>
          <table:table-cell table:formula="of:=CHAR([.D98])" office:value-type="string" office:string-value="2" calcext:value-type="string">
            <text:p>2</text:p>
          </table:table-cell>
          <table:table-cell table:formula="of:=CHAR([.E98])" office:value-type="string" office:string-value="1" calcext:value-type="string">
            <text:p>1</text:p>
          </table:table-cell>
          <table:table-cell table:formula="of:=DECIMAL([.F98];16)" office:value-type="float" office:value="2" calcext:value-type="float">
            <text:p>2</text:p>
          </table:table-cell>
          <table:table-cell table:formula="of:=DECIMAL([.G98];16)" office:value-type="float" office:value="1" calcext:value-type="float">
            <text:p>1</text:p>
          </table:table-cell>
          <table:table-cell table:formula="of:=BASE([.H98];2;4)" office:value-type="string" office:string-value="0010" calcext:value-type="string">
            <text:p>0010</text:p>
          </table:table-cell>
          <table:table-cell table:formula="of:=BASE([.I98];2;4)" office:value-type="string" office:string-value="0001" calcext:value-type="string">
            <text:p>0001</text:p>
          </table:table-cell>
          <table:table-cell table:formula="of:=[.J98]&amp;[.K98]" office:value-type="string" office:string-value="00100001" calcext:value-type="string">
            <text:p>00100001</text:p>
          </table:table-cell>
          <table:table-cell table:number-columns-repeated="9"/>
        </table:table-row>
        <table:table-row table:style-name="ro1">
          <table:table-cell table:formula="of:=[.A98]+1" office:value-type="float" office:value="58" calcext:value-type="float">
            <text:p>58</text:p>
          </table:table-cell>
          <table:table-cell table:formula="of:=MID([.$C$37];([.A99]-1)*4+1;2)" office:value-type="string" office:string-value="31" calcext:value-type="string">
            <text:p>31</text:p>
          </table:table-cell>
          <table:table-cell table:formula="of:=MID([.$C$37];([.A99]-1)*4+1+2;2)" office:value-type="string" office:string-value="30" calcext:value-type="string">
            <text:p>30</text:p>
          </table:table-cell>
          <table:table-cell table:formula="of:=DECIMAL([.B99];16)" office:value-type="float" office:value="49" calcext:value-type="float">
            <text:p>49</text:p>
          </table:table-cell>
          <table:table-cell table:formula="of:=DECIMAL([.C99];16)" office:value-type="float" office:value="48" calcext:value-type="float">
            <text:p>48</text:p>
          </table:table-cell>
          <table:table-cell table:formula="of:=CHAR([.D99])" office:value-type="string" office:string-value="1" calcext:value-type="string">
            <text:p>1</text:p>
          </table:table-cell>
          <table:table-cell table:formula="of:=CHAR([.E99])" office:value-type="string" office:string-value="0" calcext:value-type="string">
            <text:p>0</text:p>
          </table:table-cell>
          <table:table-cell table:formula="of:=DECIMAL([.F99];16)" office:value-type="float" office:value="1" calcext:value-type="float">
            <text:p>1</text:p>
          </table:table-cell>
          <table:table-cell table:formula="of:=DECIMAL([.G99];16)" office:value-type="float" office:value="0" calcext:value-type="float">
            <text:p>0</text:p>
          </table:table-cell>
          <table:table-cell table:formula="of:=BASE([.H99];2;4)" office:value-type="string" office:string-value="0001" calcext:value-type="string">
            <text:p>0001</text:p>
          </table:table-cell>
          <table:table-cell table:formula="of:=BASE([.I99];2;4)" office:value-type="string" office:string-value="0000" calcext:value-type="string">
            <text:p>0000</text:p>
          </table:table-cell>
          <table:table-cell table:formula="of:=[.J99]&amp;[.K99]" office:value-type="string" office:string-value="00010000" calcext:value-type="string">
            <text:p>00010000</text:p>
          </table:table-cell>
          <table:table-cell table:number-columns-repeated="9"/>
        </table:table-row>
        <table:table-row table:style-name="ro1">
          <table:table-cell table:formula="of:=[.A99]+1" office:value-type="float" office:value="59" calcext:value-type="float">
            <text:p>59</text:p>
          </table:table-cell>
          <table:table-cell table:formula="of:=MID([.$C$37];([.A100]-1)*4+1;2)" office:value-type="string" office:string-value="30" calcext:value-type="string">
            <text:p>30</text:p>
          </table:table-cell>
          <table:table-cell table:formula="of:=MID([.$C$37];([.A100]-1)*4+1+2;2)" office:value-type="string" office:string-value="31" calcext:value-type="string">
            <text:p>31</text:p>
          </table:table-cell>
          <table:table-cell table:formula="of:=DECIMAL([.B100];16)" office:value-type="float" office:value="48" calcext:value-type="float">
            <text:p>48</text:p>
          </table:table-cell>
          <table:table-cell table:formula="of:=DECIMAL([.C100];16)" office:value-type="float" office:value="49" calcext:value-type="float">
            <text:p>49</text:p>
          </table:table-cell>
          <table:table-cell table:formula="of:=CHAR([.D100])" office:value-type="string" office:string-value="0" calcext:value-type="string">
            <text:p>0</text:p>
          </table:table-cell>
          <table:table-cell table:formula="of:=CHAR([.E100])" office:value-type="string" office:string-value="1" calcext:value-type="string">
            <text:p>1</text:p>
          </table:table-cell>
          <table:table-cell table:formula="of:=DECIMAL([.F100];16)" office:value-type="float" office:value="0" calcext:value-type="float">
            <text:p>0</text:p>
          </table:table-cell>
          <table:table-cell table:formula="of:=DECIMAL([.G100];16)" office:value-type="float" office:value="1" calcext:value-type="float">
            <text:p>1</text:p>
          </table:table-cell>
          <table:table-cell table:formula="of:=BASE([.H100];2;4)" office:value-type="string" office:string-value="0000" calcext:value-type="string">
            <text:p>0000</text:p>
          </table:table-cell>
          <table:table-cell table:formula="of:=BASE([.I100];2;4)" office:value-type="string" office:string-value="0001" calcext:value-type="string">
            <text:p>0001</text:p>
          </table:table-cell>
          <table:table-cell table:formula="of:=[.J100]&amp;[.K100]" office:value-type="string" office:string-value="00000001" calcext:value-type="string">
            <text:p>00000001</text:p>
          </table:table-cell>
          <table:table-cell table:number-columns-repeated="9"/>
        </table:table-row>
        <table:table-row table:style-name="ro1">
          <table:table-cell table:formula="of:=[.A100]+1" office:value-type="float" office:value="60" calcext:value-type="float">
            <text:p>60</text:p>
          </table:table-cell>
          <table:table-cell table:formula="of:=MID([.$C$37];([.A101]-1)*4+1;2)" office:value-type="string" office:string-value="32" calcext:value-type="string">
            <text:p>32</text:p>
          </table:table-cell>
          <table:table-cell table:formula="of:=MID([.$C$37];([.A101]-1)*4+1+2;2)" office:value-type="string" office:string-value="31" calcext:value-type="string">
            <text:p>31</text:p>
          </table:table-cell>
          <table:table-cell table:formula="of:=DECIMAL([.B101];16)" office:value-type="float" office:value="50" calcext:value-type="float">
            <text:p>50</text:p>
          </table:table-cell>
          <table:table-cell table:formula="of:=DECIMAL([.C101];16)" office:value-type="float" office:value="49" calcext:value-type="float">
            <text:p>49</text:p>
          </table:table-cell>
          <table:table-cell table:formula="of:=CHAR([.D101])" office:value-type="string" office:string-value="2" calcext:value-type="string">
            <text:p>2</text:p>
          </table:table-cell>
          <table:table-cell table:formula="of:=CHAR([.E101])" office:value-type="string" office:string-value="1" calcext:value-type="string">
            <text:p>1</text:p>
          </table:table-cell>
          <table:table-cell table:formula="of:=DECIMAL([.F101];16)" office:value-type="float" office:value="2" calcext:value-type="float">
            <text:p>2</text:p>
          </table:table-cell>
          <table:table-cell table:formula="of:=DECIMAL([.G101];16)" office:value-type="float" office:value="1" calcext:value-type="float">
            <text:p>1</text:p>
          </table:table-cell>
          <table:table-cell table:formula="of:=BASE([.H101];2;4)" office:value-type="string" office:string-value="0010" calcext:value-type="string">
            <text:p>0010</text:p>
          </table:table-cell>
          <table:table-cell table:formula="of:=BASE([.I101];2;4)" office:value-type="string" office:string-value="0001" calcext:value-type="string">
            <text:p>0001</text:p>
          </table:table-cell>
          <table:table-cell table:formula="of:=[.J101]&amp;[.K101]" office:value-type="string" office:string-value="00100001" calcext:value-type="string">
            <text:p>00100001</text:p>
          </table:table-cell>
          <table:table-cell table:number-columns-repeated="9"/>
        </table:table-row>
        <table:table-row table:style-name="ro1">
          <table:table-cell table:formula="of:=[.A101]+1" office:value-type="float" office:value="61" calcext:value-type="float">
            <text:p>61</text:p>
          </table:table-cell>
          <table:table-cell table:formula="of:=MID([.$C$37];([.A102]-1)*4+1;2)" office:value-type="string" office:string-value="31" calcext:value-type="string">
            <text:p>31</text:p>
          </table:table-cell>
          <table:table-cell table:formula="of:=MID([.$C$37];([.A102]-1)*4+1+2;2)" office:value-type="string" office:string-value="30" calcext:value-type="string">
            <text:p>30</text:p>
          </table:table-cell>
          <table:table-cell table:formula="of:=DECIMAL([.B102];16)" office:value-type="float" office:value="49" calcext:value-type="float">
            <text:p>49</text:p>
          </table:table-cell>
          <table:table-cell table:formula="of:=DECIMAL([.C102];16)" office:value-type="float" office:value="48" calcext:value-type="float">
            <text:p>48</text:p>
          </table:table-cell>
          <table:table-cell table:formula="of:=CHAR([.D102])" office:value-type="string" office:string-value="1" calcext:value-type="string">
            <text:p>1</text:p>
          </table:table-cell>
          <table:table-cell table:formula="of:=CHAR([.E102])" office:value-type="string" office:string-value="0" calcext:value-type="string">
            <text:p>0</text:p>
          </table:table-cell>
          <table:table-cell table:formula="of:=DECIMAL([.F102];16)" office:value-type="float" office:value="1" calcext:value-type="float">
            <text:p>1</text:p>
          </table:table-cell>
          <table:table-cell table:formula="of:=DECIMAL([.G102];16)" office:value-type="float" office:value="0" calcext:value-type="float">
            <text:p>0</text:p>
          </table:table-cell>
          <table:table-cell table:formula="of:=BASE([.H102];2;4)" office:value-type="string" office:string-value="0001" calcext:value-type="string">
            <text:p>0001</text:p>
          </table:table-cell>
          <table:table-cell table:formula="of:=BASE([.I102];2;4)" office:value-type="string" office:string-value="0000" calcext:value-type="string">
            <text:p>0000</text:p>
          </table:table-cell>
          <table:table-cell table:formula="of:=[.J102]&amp;[.K102]" office:value-type="string" office:string-value="00010000" calcext:value-type="string">
            <text:p>00010000</text:p>
          </table:table-cell>
          <table:table-cell table:number-columns-repeated="9"/>
        </table:table-row>
        <table:table-row table:style-name="ro1">
          <table:table-cell table:formula="of:=[.A102]+1" office:value-type="float" office:value="62" calcext:value-type="float">
            <text:p>62</text:p>
          </table:table-cell>
          <table:table-cell table:formula="of:=MID([.$C$37];([.A103]-1)*4+1;2)">
            <text:p/>
          </table:table-cell>
          <table:table-cell table:formula="of:=MID([.$C$37];([.A103]-1)*4+1+2;2)">
            <text:p/>
          </table:table-cell>
          <table:table-cell table:formula="of:=DECIMAL([.B103];16)" office:value-type="float" office:value="0" calcext:value-type="float">
            <text:p>0</text:p>
          </table:table-cell>
          <table:table-cell table:formula="of:=DECIMAL([.C103];16)" office:value-type="float" office:value="0" calcext:value-type="float">
            <text:p>0</text:p>
          </table:table-cell>
          <table:table-cell table:formula="of:=CHAR([.D103])" office:value-type="string" office:string-value="" calcext:value-type="string">
            <text:p/>
          </table:table-cell>
          <table:table-cell table:formula="of:=CHAR([.E103])" office:value-type="string" office:string-value="" calcext:value-type="string">
            <text:p/>
          </table:table-cell>
          <table:table-cell table:formula="of:=DECIMAL([.F103];16)" office:value-type="float" office:value="0" calcext:value-type="float">
            <text:p>0</text:p>
          </table:table-cell>
          <table:table-cell table:formula="of:=DECIMAL([.G103];16)" office:value-type="float" office:value="0" calcext:value-type="float">
            <text:p>0</text:p>
          </table:table-cell>
          <table:table-cell table:formula="of:=BASE([.H103];2;4)" office:value-type="string" office:string-value="0000" calcext:value-type="string">
            <text:p>0000</text:p>
          </table:table-cell>
          <table:table-cell table:formula="of:=BASE([.I103];2;4)" office:value-type="string" office:string-value="0000" calcext:value-type="string">
            <text:p>0000</text:p>
          </table:table-cell>
          <table:table-cell table:formula="of:=[.J103]&amp;[.K103]" office:value-type="string" office:string-value="00000000" calcext:value-type="string">
            <text:p>00000000</text:p>
          </table:table-cell>
          <table:table-cell table:formula="of:=DECIMAL([.L103];2)" office:value-type="float" office:value="0" calcext:value-type="float">
            <text:p>0</text:p>
          </table:table-cell>
          <table:table-cell office:value-type="string" calcext:value-type="string">
            <text:p>Aantal selle M in battery</text:p>
          </table:table-cell>
          <table:table-cell table:number-columns-repeated="7"/>
        </table:table-row>
        <table:table-row table:style-name="ro1">
          <table:table-cell table:formula="of:=[.A103]+1" office:value-type="float" office:value="63" calcext:value-type="float">
            <text:p>63</text:p>
          </table:table-cell>
          <table:table-cell table:formula="of:=MID([.$C$37];([.A104]-1)*4+1;2)">
            <text:p/>
          </table:table-cell>
          <table:table-cell table:formula="of:=MID([.$C$37];([.A104]-1)*4+1+2;2)">
            <text:p/>
          </table:table-cell>
          <table:table-cell table:formula="of:=DECIMAL([.B104];16)" office:value-type="float" office:value="0" calcext:value-type="float">
            <text:p>0</text:p>
          </table:table-cell>
          <table:table-cell table:formula="of:=DECIMAL([.C104];16)" office:value-type="float" office:value="0" calcext:value-type="float">
            <text:p>0</text:p>
          </table:table-cell>
          <table:table-cell table:formula="of:=CHAR([.D104])" office:value-type="string" office:string-value="" calcext:value-type="string">
            <text:p/>
          </table:table-cell>
          <table:table-cell table:formula="of:=CHAR([.E104])" office:value-type="string" office:string-value="" calcext:value-type="string">
            <text:p/>
          </table:table-cell>
          <table:table-cell table:formula="of:=DECIMAL([.F104];16)" office:value-type="float" office:value="0" calcext:value-type="float">
            <text:p>0</text:p>
          </table:table-cell>
          <table:table-cell table:formula="of:=DECIMAL([.G104];16)" office:value-type="float" office:value="0" calcext:value-type="float">
            <text:p>0</text:p>
          </table:table-cell>
          <table:table-cell table:formula="of:=BASE([.H104];2;4)" office:value-type="string" office:string-value="0000" calcext:value-type="string">
            <text:p>0000</text:p>
          </table:table-cell>
          <table:table-cell table:formula="of:=BASE([.I104];2;4)" office:value-type="string" office:string-value="0000" calcext:value-type="string">
            <text:p>0000</text:p>
          </table:table-cell>
          <table:table-cell table:formula="of:=[.J104]&amp;[.K104]" office:value-type="string" office:string-value="00000000" calcext:value-type="string">
            <text:p>00000000</text:p>
          </table:table-cell>
          <table:table-cell table:number-columns-repeated="9"/>
        </table:table-row>
        <table:table-row table:style-name="ro1">
          <table:table-cell table:formula="of:=[.A104]+1" office:value-type="float" office:value="64" calcext:value-type="float">
            <text:p>64</text:p>
          </table:table-cell>
          <table:table-cell table:formula="of:=MID([.$C$37];([.A105]-1)*4+1;2)">
            <text:p/>
          </table:table-cell>
          <table:table-cell table:formula="of:=MID([.$C$37];([.A105]-1)*4+1+2;2)">
            <text:p/>
          </table:table-cell>
          <table:table-cell table:formula="of:=DECIMAL([.B105];16)" office:value-type="float" office:value="0" calcext:value-type="float">
            <text:p>0</text:p>
          </table:table-cell>
          <table:table-cell table:formula="of:=DECIMAL([.C105];16)" office:value-type="float" office:value="0" calcext:value-type="float">
            <text:p>0</text:p>
          </table:table-cell>
          <table:table-cell table:formula="of:=CHAR([.D105])" office:value-type="string" office:string-value="" calcext:value-type="string">
            <text:p/>
          </table:table-cell>
          <table:table-cell table:formula="of:=CHAR([.E105])" office:value-type="string" office:string-value="" calcext:value-type="string">
            <text:p/>
          </table:table-cell>
          <table:table-cell table:formula="of:=DECIMAL([.F105];16)" office:value-type="float" office:value="0" calcext:value-type="float">
            <text:p>0</text:p>
          </table:table-cell>
          <table:table-cell table:formula="of:=DECIMAL([.G105];16)" office:value-type="float" office:value="0" calcext:value-type="float">
            <text:p>0</text:p>
          </table:table-cell>
          <table:table-cell table:formula="of:=BASE([.H105];2;4)" office:value-type="string" office:string-value="0000" calcext:value-type="string">
            <text:p>0000</text:p>
          </table:table-cell>
          <table:table-cell table:formula="of:=BASE([.I105];2;4)" office:value-type="string" office:string-value="0000" calcext:value-type="string">
            <text:p>0000</text:p>
          </table:table-cell>
          <table:table-cell table:formula="of:=[.J105]&amp;[.K105]" office:value-type="string" office:string-value="00000000" calcext:value-type="string">
            <text:p>00000000</text:p>
          </table:table-cell>
          <table:table-cell table:formula="of:=[.L104]&amp;[.L105]" office:value-type="string" office:string-value="0000000000000000" calcext:value-type="string">
            <text:p>0000000000000000</text:p>
          </table:table-cell>
          <table:table-cell office:value-type="string" calcext:value-type="string">
            <text:p>Waarde in milliVolt</text:p>
          </table:table-cell>
          <table:table-cell table:formula="of:=DECIMAL([.M105]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05]+1" office:value-type="float" office:value="65" calcext:value-type="float">
            <text:p>65</text:p>
          </table:table-cell>
          <table:table-cell table:formula="of:=MID([.$C$37];([.A106]-1)*4+1;2)">
            <text:p/>
          </table:table-cell>
          <table:table-cell table:formula="of:=MID([.$C$37];([.A106]-1)*4+1+2;2)">
            <text:p/>
          </table:table-cell>
          <table:table-cell table:formula="of:=DECIMAL([.B106];16)" office:value-type="float" office:value="0" calcext:value-type="float">
            <text:p>0</text:p>
          </table:table-cell>
          <table:table-cell table:formula="of:=DECIMAL([.C106];16)" office:value-type="float" office:value="0" calcext:value-type="float">
            <text:p>0</text:p>
          </table:table-cell>
          <table:table-cell table:formula="of:=CHAR([.D106])" office:value-type="string" office:string-value="" calcext:value-type="string">
            <text:p/>
          </table:table-cell>
          <table:table-cell table:formula="of:=CHAR([.E106])" office:value-type="string" office:string-value="" calcext:value-type="string">
            <text:p/>
          </table:table-cell>
          <table:table-cell table:formula="of:=DECIMAL([.F106];16)" office:value-type="float" office:value="0" calcext:value-type="float">
            <text:p>0</text:p>
          </table:table-cell>
          <table:table-cell table:formula="of:=DECIMAL([.G106];16)" office:value-type="float" office:value="0" calcext:value-type="float">
            <text:p>0</text:p>
          </table:table-cell>
          <table:table-cell table:formula="of:=BASE([.H106];2;4)" office:value-type="string" office:string-value="0000" calcext:value-type="string">
            <text:p>0000</text:p>
          </table:table-cell>
          <table:table-cell table:formula="of:=BASE([.I106];2;4)" office:value-type="string" office:string-value="0000" calcext:value-type="string">
            <text:p>0000</text:p>
          </table:table-cell>
          <table:table-cell table:formula="of:=[.J106]&amp;[.K106]" office:value-type="string" office:string-value="00000000" calcext:value-type="string">
            <text:p>00000000</text:p>
          </table:table-cell>
          <table:table-cell table:number-columns-repeated="9"/>
        </table:table-row>
        <table:table-row table:style-name="ro1">
          <table:table-cell table:formula="of:=[.A106]+1" office:value-type="float" office:value="66" calcext:value-type="float">
            <text:p>66</text:p>
          </table:table-cell>
          <table:table-cell table:formula="of:=MID([.$C$37];([.A107]-1)*4+1;2)">
            <text:p/>
          </table:table-cell>
          <table:table-cell table:formula="of:=MID([.$C$37];([.A107]-1)*4+1+2;2)">
            <text:p/>
          </table:table-cell>
          <table:table-cell table:formula="of:=DECIMAL([.B107];16)" office:value-type="float" office:value="0" calcext:value-type="float">
            <text:p>0</text:p>
          </table:table-cell>
          <table:table-cell table:formula="of:=DECIMAL([.C107];16)" office:value-type="float" office:value="0" calcext:value-type="float">
            <text:p>0</text:p>
          </table:table-cell>
          <table:table-cell table:formula="of:=CHAR([.D107])" office:value-type="string" office:string-value="" calcext:value-type="string">
            <text:p/>
          </table:table-cell>
          <table:table-cell table:formula="of:=CHAR([.E107])" office:value-type="string" office:string-value="" calcext:value-type="string">
            <text:p/>
          </table:table-cell>
          <table:table-cell table:formula="of:=DECIMAL([.F107];16)" office:value-type="float" office:value="0" calcext:value-type="float">
            <text:p>0</text:p>
          </table:table-cell>
          <table:table-cell table:formula="of:=DECIMAL([.G107];16)" office:value-type="float" office:value="0" calcext:value-type="float">
            <text:p>0</text:p>
          </table:table-cell>
          <table:table-cell table:formula="of:=BASE([.H107];2;4)" office:value-type="string" office:string-value="0000" calcext:value-type="string">
            <text:p>0000</text:p>
          </table:table-cell>
          <table:table-cell table:formula="of:=BASE([.I107];2;4)" office:value-type="string" office:string-value="0000" calcext:value-type="string">
            <text:p>0000</text:p>
          </table:table-cell>
          <table:table-cell table:formula="of:=[.J107]&amp;[.K107]" office:value-type="string" office:string-value="00000000" calcext:value-type="string">
            <text:p>00000000</text:p>
          </table:table-cell>
          <table:table-cell table:formula="of:=[.L106]&amp;[.L107]" office:value-type="string" office:string-value="0000000000000000" calcext:value-type="string">
            <text:p>0000000000000000</text:p>
          </table:table-cell>
          <table:table-cell office:value-type="string" calcext:value-type="string">
            <text:p>Waarde in milliVolt</text:p>
          </table:table-cell>
          <table:table-cell table:formula="of:=DECIMAL([.M107];2)" office:value-type="float" office:value="0" calcext:value-type="float">
            <text:p>0</text:p>
          </table:table-cell>
          <table:table-cell table:formula="of:=[.P105]+1" office:value-type="float" office:value="2" calcext:value-type="float">
            <text:p>2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07]+1" office:value-type="float" office:value="67" calcext:value-type="float">
            <text:p>67</text:p>
          </table:table-cell>
          <table:table-cell table:formula="of:=MID([.$C$37];([.A108]-1)*4+1;2)">
            <text:p/>
          </table:table-cell>
          <table:table-cell table:formula="of:=MID([.$C$37];([.A108]-1)*4+1+2;2)">
            <text:p/>
          </table:table-cell>
          <table:table-cell table:formula="of:=DECIMAL([.B108];16)" office:value-type="float" office:value="0" calcext:value-type="float">
            <text:p>0</text:p>
          </table:table-cell>
          <table:table-cell table:formula="of:=DECIMAL([.C108];16)" office:value-type="float" office:value="0" calcext:value-type="float">
            <text:p>0</text:p>
          </table:table-cell>
          <table:table-cell table:formula="of:=CHAR([.D108])" office:value-type="string" office:string-value="" calcext:value-type="string">
            <text:p/>
          </table:table-cell>
          <table:table-cell table:formula="of:=CHAR([.E108])" office:value-type="string" office:string-value="" calcext:value-type="string">
            <text:p/>
          </table:table-cell>
          <table:table-cell table:formula="of:=DECIMAL([.F108];16)" office:value-type="float" office:value="0" calcext:value-type="float">
            <text:p>0</text:p>
          </table:table-cell>
          <table:table-cell table:formula="of:=DECIMAL([.G108];16)" office:value-type="float" office:value="0" calcext:value-type="float">
            <text:p>0</text:p>
          </table:table-cell>
          <table:table-cell table:formula="of:=BASE([.H108];2;4)" office:value-type="string" office:string-value="0000" calcext:value-type="string">
            <text:p>0000</text:p>
          </table:table-cell>
          <table:table-cell table:formula="of:=BASE([.I108];2;4)" office:value-type="string" office:string-value="0000" calcext:value-type="string">
            <text:p>0000</text:p>
          </table:table-cell>
          <table:table-cell table:formula="of:=[.J108]&amp;[.K108]" office:value-type="string" office:string-value="00000000" calcext:value-type="string">
            <text:p>00000000</text:p>
          </table:table-cell>
          <table:table-cell table:number-columns-repeated="9"/>
        </table:table-row>
        <table:table-row table:style-name="ro1">
          <table:table-cell table:formula="of:=[.A108]+1" office:value-type="float" office:value="68" calcext:value-type="float">
            <text:p>68</text:p>
          </table:table-cell>
          <table:table-cell table:formula="of:=MID([.$C$37];([.A109]-1)*4+1;2)">
            <text:p/>
          </table:table-cell>
          <table:table-cell table:formula="of:=MID([.$C$37];([.A109]-1)*4+1+2;2)">
            <text:p/>
          </table:table-cell>
          <table:table-cell table:formula="of:=DECIMAL([.B109];16)" office:value-type="float" office:value="0" calcext:value-type="float">
            <text:p>0</text:p>
          </table:table-cell>
          <table:table-cell table:formula="of:=DECIMAL([.C109];16)" office:value-type="float" office:value="0" calcext:value-type="float">
            <text:p>0</text:p>
          </table:table-cell>
          <table:table-cell table:formula="of:=CHAR([.D109])" office:value-type="string" office:string-value="" calcext:value-type="string">
            <text:p/>
          </table:table-cell>
          <table:table-cell table:formula="of:=CHAR([.E109])" office:value-type="string" office:string-value="" calcext:value-type="string">
            <text:p/>
          </table:table-cell>
          <table:table-cell table:formula="of:=DECIMAL([.F109];16)" office:value-type="float" office:value="0" calcext:value-type="float">
            <text:p>0</text:p>
          </table:table-cell>
          <table:table-cell table:formula="of:=DECIMAL([.G109];16)" office:value-type="float" office:value="0" calcext:value-type="float">
            <text:p>0</text:p>
          </table:table-cell>
          <table:table-cell table:formula="of:=BASE([.H109];2;4)" office:value-type="string" office:string-value="0000" calcext:value-type="string">
            <text:p>0000</text:p>
          </table:table-cell>
          <table:table-cell table:formula="of:=BASE([.I109];2;4)" office:value-type="string" office:string-value="0000" calcext:value-type="string">
            <text:p>0000</text:p>
          </table:table-cell>
          <table:table-cell table:formula="of:=[.J109]&amp;[.K109]" office:value-type="string" office:string-value="00000000" calcext:value-type="string">
            <text:p>00000000</text:p>
          </table:table-cell>
          <table:table-cell table:formula="of:=[.L108]&amp;[.L109]" office:value-type="string" office:string-value="0000000000000000" calcext:value-type="string">
            <text:p>0000000000000000</text:p>
          </table:table-cell>
          <table:table-cell office:value-type="string" calcext:value-type="string">
            <text:p>Waarde in milliVolt</text:p>
          </table:table-cell>
          <table:table-cell table:formula="of:=DECIMAL([.M109];2)" office:value-type="float" office:value="0" calcext:value-type="float">
            <text:p>0</text:p>
          </table:table-cell>
          <table:table-cell table:formula="of:=[.P107]+1" office:value-type="float" office:value="3" calcext:value-type="float">
            <text:p>3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09]+1" office:value-type="float" office:value="69" calcext:value-type="float">
            <text:p>69</text:p>
          </table:table-cell>
          <table:table-cell table:formula="of:=MID([.$C$37];([.A110]-1)*4+1;2)">
            <text:p/>
          </table:table-cell>
          <table:table-cell table:formula="of:=MID([.$C$37];([.A110]-1)*4+1+2;2)">
            <text:p/>
          </table:table-cell>
          <table:table-cell table:formula="of:=DECIMAL([.B110];16)" office:value-type="float" office:value="0" calcext:value-type="float">
            <text:p>0</text:p>
          </table:table-cell>
          <table:table-cell table:formula="of:=DECIMAL([.C110];16)" office:value-type="float" office:value="0" calcext:value-type="float">
            <text:p>0</text:p>
          </table:table-cell>
          <table:table-cell table:formula="of:=CHAR([.D110])" office:value-type="string" office:string-value="" calcext:value-type="string">
            <text:p/>
          </table:table-cell>
          <table:table-cell table:formula="of:=CHAR([.E110])" office:value-type="string" office:string-value="" calcext:value-type="string">
            <text:p/>
          </table:table-cell>
          <table:table-cell table:formula="of:=DECIMAL([.F110];16)" office:value-type="float" office:value="0" calcext:value-type="float">
            <text:p>0</text:p>
          </table:table-cell>
          <table:table-cell table:formula="of:=DECIMAL([.G110];16)" office:value-type="float" office:value="0" calcext:value-type="float">
            <text:p>0</text:p>
          </table:table-cell>
          <table:table-cell table:formula="of:=BASE([.H110];2;4)" office:value-type="string" office:string-value="0000" calcext:value-type="string">
            <text:p>0000</text:p>
          </table:table-cell>
          <table:table-cell table:formula="of:=BASE([.I110];2;4)" office:value-type="string" office:string-value="0000" calcext:value-type="string">
            <text:p>0000</text:p>
          </table:table-cell>
          <table:table-cell table:formula="of:=[.J110]&amp;[.K110]" office:value-type="string" office:string-value="00000000" calcext:value-type="string">
            <text:p>00000000</text:p>
          </table:table-cell>
          <table:table-cell table:number-columns-repeated="9"/>
        </table:table-row>
        <table:table-row table:style-name="ro1">
          <table:table-cell table:formula="of:=[.A110]+1" office:value-type="float" office:value="70" calcext:value-type="float">
            <text:p>70</text:p>
          </table:table-cell>
          <table:table-cell table:formula="of:=MID([.$C$37];([.A111]-1)*4+1;2)">
            <text:p/>
          </table:table-cell>
          <table:table-cell table:formula="of:=MID([.$C$37];([.A111]-1)*4+1+2;2)">
            <text:p/>
          </table:table-cell>
          <table:table-cell table:formula="of:=DECIMAL([.B111];16)" office:value-type="float" office:value="0" calcext:value-type="float">
            <text:p>0</text:p>
          </table:table-cell>
          <table:table-cell table:formula="of:=DECIMAL([.C111];16)" office:value-type="float" office:value="0" calcext:value-type="float">
            <text:p>0</text:p>
          </table:table-cell>
          <table:table-cell table:formula="of:=CHAR([.D111])" office:value-type="string" office:string-value="" calcext:value-type="string">
            <text:p/>
          </table:table-cell>
          <table:table-cell table:formula="of:=CHAR([.E111])" office:value-type="string" office:string-value="" calcext:value-type="string">
            <text:p/>
          </table:table-cell>
          <table:table-cell table:formula="of:=DECIMAL([.F111];16)" office:value-type="float" office:value="0" calcext:value-type="float">
            <text:p>0</text:p>
          </table:table-cell>
          <table:table-cell table:formula="of:=DECIMAL([.G111];16)" office:value-type="float" office:value="0" calcext:value-type="float">
            <text:p>0</text:p>
          </table:table-cell>
          <table:table-cell table:formula="of:=BASE([.H111];2;4)" office:value-type="string" office:string-value="0000" calcext:value-type="string">
            <text:p>0000</text:p>
          </table:table-cell>
          <table:table-cell table:formula="of:=BASE([.I111];2;4)" office:value-type="string" office:string-value="0000" calcext:value-type="string">
            <text:p>0000</text:p>
          </table:table-cell>
          <table:table-cell table:formula="of:=[.J111]&amp;[.K111]" office:value-type="string" office:string-value="00000000" calcext:value-type="string">
            <text:p>00000000</text:p>
          </table:table-cell>
          <table:table-cell table:formula="of:=[.L110]&amp;[.L111]" office:value-type="string" office:string-value="0000000000000000" calcext:value-type="string">
            <text:p>0000000000000000</text:p>
          </table:table-cell>
          <table:table-cell office:value-type="string" calcext:value-type="string">
            <text:p>Waarde in milliVolt</text:p>
          </table:table-cell>
          <table:table-cell table:formula="of:=DECIMAL([.M111];2)" office:value-type="float" office:value="0" calcext:value-type="float">
            <text:p>0</text:p>
          </table:table-cell>
          <table:table-cell table:formula="of:=[.P109]+1" office:value-type="float" office:value="4" calcext:value-type="float">
            <text:p>4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11]+1" office:value-type="float" office:value="71" calcext:value-type="float">
            <text:p>71</text:p>
          </table:table-cell>
          <table:table-cell table:formula="of:=MID([.$C$37];([.A112]-1)*4+1;2)">
            <text:p/>
          </table:table-cell>
          <table:table-cell table:formula="of:=MID([.$C$37];([.A112]-1)*4+1+2;2)">
            <text:p/>
          </table:table-cell>
          <table:table-cell table:formula="of:=DECIMAL([.B112];16)" office:value-type="float" office:value="0" calcext:value-type="float">
            <text:p>0</text:p>
          </table:table-cell>
          <table:table-cell table:formula="of:=DECIMAL([.C112];16)" office:value-type="float" office:value="0" calcext:value-type="float">
            <text:p>0</text:p>
          </table:table-cell>
          <table:table-cell table:formula="of:=CHAR([.D112])" office:value-type="string" office:string-value="" calcext:value-type="string">
            <text:p/>
          </table:table-cell>
          <table:table-cell table:formula="of:=CHAR([.E112])" office:value-type="string" office:string-value="" calcext:value-type="string">
            <text:p/>
          </table:table-cell>
          <table:table-cell table:formula="of:=DECIMAL([.F112];16)" office:value-type="float" office:value="0" calcext:value-type="float">
            <text:p>0</text:p>
          </table:table-cell>
          <table:table-cell table:formula="of:=DECIMAL([.G112];16)" office:value-type="float" office:value="0" calcext:value-type="float">
            <text:p>0</text:p>
          </table:table-cell>
          <table:table-cell table:formula="of:=BASE([.H112];2;4)" office:value-type="string" office:string-value="0000" calcext:value-type="string">
            <text:p>0000</text:p>
          </table:table-cell>
          <table:table-cell table:formula="of:=BASE([.I112];2;4)" office:value-type="string" office:string-value="0000" calcext:value-type="string">
            <text:p>0000</text:p>
          </table:table-cell>
          <table:table-cell table:formula="of:=[.J112]&amp;[.K112]" office:value-type="string" office:string-value="00000000" calcext:value-type="string">
            <text:p>00000000</text:p>
          </table:table-cell>
          <table:table-cell table:number-columns-repeated="9"/>
        </table:table-row>
        <table:table-row table:style-name="ro1">
          <table:table-cell table:formula="of:=[.A112]+1" office:value-type="float" office:value="72" calcext:value-type="float">
            <text:p>72</text:p>
          </table:table-cell>
          <table:table-cell table:formula="of:=MID([.$C$37];([.A113]-1)*4+1;2)">
            <text:p/>
          </table:table-cell>
          <table:table-cell table:formula="of:=MID([.$C$37];([.A113]-1)*4+1+2;2)">
            <text:p/>
          </table:table-cell>
          <table:table-cell table:formula="of:=DECIMAL([.B113];16)" office:value-type="float" office:value="0" calcext:value-type="float">
            <text:p>0</text:p>
          </table:table-cell>
          <table:table-cell table:formula="of:=DECIMAL([.C113];16)" office:value-type="float" office:value="0" calcext:value-type="float">
            <text:p>0</text:p>
          </table:table-cell>
          <table:table-cell table:formula="of:=CHAR([.D113])" office:value-type="string" office:string-value="" calcext:value-type="string">
            <text:p/>
          </table:table-cell>
          <table:table-cell table:formula="of:=CHAR([.E113])" office:value-type="string" office:string-value="" calcext:value-type="string">
            <text:p/>
          </table:table-cell>
          <table:table-cell table:formula="of:=DECIMAL([.F113];16)" office:value-type="float" office:value="0" calcext:value-type="float">
            <text:p>0</text:p>
          </table:table-cell>
          <table:table-cell table:formula="of:=DECIMAL([.G113];16)" office:value-type="float" office:value="0" calcext:value-type="float">
            <text:p>0</text:p>
          </table:table-cell>
          <table:table-cell table:formula="of:=BASE([.H113];2;4)" office:value-type="string" office:string-value="0000" calcext:value-type="string">
            <text:p>0000</text:p>
          </table:table-cell>
          <table:table-cell table:formula="of:=BASE([.I113];2;4)" office:value-type="string" office:string-value="0000" calcext:value-type="string">
            <text:p>0000</text:p>
          </table:table-cell>
          <table:table-cell table:formula="of:=[.J113]&amp;[.K113]" office:value-type="string" office:string-value="00000000" calcext:value-type="string">
            <text:p>00000000</text:p>
          </table:table-cell>
          <table:table-cell table:formula="of:=[.L112]&amp;[.L113]" office:value-type="string" office:string-value="0000000000000000" calcext:value-type="string">
            <text:p>0000000000000000</text:p>
          </table:table-cell>
          <table:table-cell office:value-type="string" calcext:value-type="string">
            <text:p>Waarde in milliVolt</text:p>
          </table:table-cell>
          <table:table-cell table:formula="of:=DECIMAL([.M113];2)" office:value-type="float" office:value="0" calcext:value-type="float">
            <text:p>0</text:p>
          </table:table-cell>
          <table:table-cell table:formula="of:=[.P111]+1" office:value-type="float" office:value="5" calcext:value-type="float">
            <text:p>5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13]+1" office:value-type="float" office:value="73" calcext:value-type="float">
            <text:p>73</text:p>
          </table:table-cell>
          <table:table-cell table:formula="of:=MID([.$C$37];([.A114]-1)*4+1;2)">
            <text:p/>
          </table:table-cell>
          <table:table-cell table:formula="of:=MID([.$C$37];([.A114]-1)*4+1+2;2)">
            <text:p/>
          </table:table-cell>
          <table:table-cell table:formula="of:=DECIMAL([.B114];16)" office:value-type="float" office:value="0" calcext:value-type="float">
            <text:p>0</text:p>
          </table:table-cell>
          <table:table-cell table:formula="of:=DECIMAL([.C114];16)" office:value-type="float" office:value="0" calcext:value-type="float">
            <text:p>0</text:p>
          </table:table-cell>
          <table:table-cell table:formula="of:=CHAR([.D114])" office:value-type="string" office:string-value="" calcext:value-type="string">
            <text:p/>
          </table:table-cell>
          <table:table-cell table:formula="of:=CHAR([.E114])" office:value-type="string" office:string-value="" calcext:value-type="string">
            <text:p/>
          </table:table-cell>
          <table:table-cell table:formula="of:=DECIMAL([.F114];16)" office:value-type="float" office:value="0" calcext:value-type="float">
            <text:p>0</text:p>
          </table:table-cell>
          <table:table-cell table:formula="of:=DECIMAL([.G114];16)" office:value-type="float" office:value="0" calcext:value-type="float">
            <text:p>0</text:p>
          </table:table-cell>
          <table:table-cell table:formula="of:=BASE([.H114];2;4)" office:value-type="string" office:string-value="0000" calcext:value-type="string">
            <text:p>0000</text:p>
          </table:table-cell>
          <table:table-cell table:formula="of:=BASE([.I114];2;4)" office:value-type="string" office:string-value="0000" calcext:value-type="string">
            <text:p>0000</text:p>
          </table:table-cell>
          <table:table-cell table:formula="of:=[.J114]&amp;[.K114]" office:value-type="string" office:string-value="00000000" calcext:value-type="string">
            <text:p>00000000</text:p>
          </table:table-cell>
          <table:table-cell table:number-columns-repeated="9"/>
        </table:table-row>
        <table:table-row table:style-name="ro1">
          <table:table-cell table:formula="of:=[.A114]+1" office:value-type="float" office:value="74" calcext:value-type="float">
            <text:p>74</text:p>
          </table:table-cell>
          <table:table-cell table:formula="of:=MID([.$C$37];([.A115]-1)*4+1;2)">
            <text:p/>
          </table:table-cell>
          <table:table-cell table:formula="of:=MID([.$C$37];([.A115]-1)*4+1+2;2)">
            <text:p/>
          </table:table-cell>
          <table:table-cell table:formula="of:=DECIMAL([.B115];16)" office:value-type="float" office:value="0" calcext:value-type="float">
            <text:p>0</text:p>
          </table:table-cell>
          <table:table-cell table:formula="of:=DECIMAL([.C115];16)" office:value-type="float" office:value="0" calcext:value-type="float">
            <text:p>0</text:p>
          </table:table-cell>
          <table:table-cell table:formula="of:=CHAR([.D115])" office:value-type="string" office:string-value="" calcext:value-type="string">
            <text:p/>
          </table:table-cell>
          <table:table-cell table:formula="of:=CHAR([.E115])" office:value-type="string" office:string-value="" calcext:value-type="string">
            <text:p/>
          </table:table-cell>
          <table:table-cell table:formula="of:=DECIMAL([.F115];16)" office:value-type="float" office:value="0" calcext:value-type="float">
            <text:p>0</text:p>
          </table:table-cell>
          <table:table-cell table:formula="of:=DECIMAL([.G115];16)" office:value-type="float" office:value="0" calcext:value-type="float">
            <text:p>0</text:p>
          </table:table-cell>
          <table:table-cell table:formula="of:=BASE([.H115];2;4)" office:value-type="string" office:string-value="0000" calcext:value-type="string">
            <text:p>0000</text:p>
          </table:table-cell>
          <table:table-cell table:formula="of:=BASE([.I115];2;4)" office:value-type="string" office:string-value="0000" calcext:value-type="string">
            <text:p>0000</text:p>
          </table:table-cell>
          <table:table-cell table:formula="of:=[.J115]&amp;[.K115]" office:value-type="string" office:string-value="00000000" calcext:value-type="string">
            <text:p>00000000</text:p>
          </table:table-cell>
          <table:table-cell table:formula="of:=[.L114]&amp;[.L115]" office:value-type="string" office:string-value="0000000000000000" calcext:value-type="string">
            <text:p>0000000000000000</text:p>
          </table:table-cell>
          <table:table-cell office:value-type="string" calcext:value-type="string">
            <text:p>Waarde in milliVolt</text:p>
          </table:table-cell>
          <table:table-cell table:formula="of:=DECIMAL([.M115];2)" office:value-type="float" office:value="0" calcext:value-type="float">
            <text:p>0</text:p>
          </table:table-cell>
          <table:table-cell table:formula="of:=[.P113]+1" office:value-type="float" office:value="6" calcext:value-type="float">
            <text:p>6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15]+1" office:value-type="float" office:value="75" calcext:value-type="float">
            <text:p>75</text:p>
          </table:table-cell>
          <table:table-cell table:formula="of:=MID([.$C$37];([.A116]-1)*4+1;2)">
            <text:p/>
          </table:table-cell>
          <table:table-cell table:formula="of:=MID([.$C$37];([.A116]-1)*4+1+2;2)">
            <text:p/>
          </table:table-cell>
          <table:table-cell table:formula="of:=DECIMAL([.B116];16)" office:value-type="float" office:value="0" calcext:value-type="float">
            <text:p>0</text:p>
          </table:table-cell>
          <table:table-cell table:formula="of:=DECIMAL([.C116];16)" office:value-type="float" office:value="0" calcext:value-type="float">
            <text:p>0</text:p>
          </table:table-cell>
          <table:table-cell table:formula="of:=CHAR([.D116])" office:value-type="string" office:string-value="" calcext:value-type="string">
            <text:p/>
          </table:table-cell>
          <table:table-cell table:formula="of:=CHAR([.E116])" office:value-type="string" office:string-value="" calcext:value-type="string">
            <text:p/>
          </table:table-cell>
          <table:table-cell table:formula="of:=DECIMAL([.F116];16)" office:value-type="float" office:value="0" calcext:value-type="float">
            <text:p>0</text:p>
          </table:table-cell>
          <table:table-cell table:formula="of:=DECIMAL([.G116];16)" office:value-type="float" office:value="0" calcext:value-type="float">
            <text:p>0</text:p>
          </table:table-cell>
          <table:table-cell table:formula="of:=BASE([.H116];2;4)" office:value-type="string" office:string-value="0000" calcext:value-type="string">
            <text:p>0000</text:p>
          </table:table-cell>
          <table:table-cell table:formula="of:=BASE([.I116];2;4)" office:value-type="string" office:string-value="0000" calcext:value-type="string">
            <text:p>0000</text:p>
          </table:table-cell>
          <table:table-cell table:formula="of:=[.J116]&amp;[.K116]" office:value-type="string" office:string-value="00000000" calcext:value-type="string">
            <text:p>00000000</text:p>
          </table:table-cell>
          <table:table-cell table:number-columns-repeated="9"/>
        </table:table-row>
        <table:table-row table:style-name="ro1">
          <table:table-cell table:formula="of:=[.A116]+1" office:value-type="float" office:value="76" calcext:value-type="float">
            <text:p>76</text:p>
          </table:table-cell>
          <table:table-cell table:formula="of:=MID([.$C$37];([.A117]-1)*4+1;2)">
            <text:p/>
          </table:table-cell>
          <table:table-cell table:formula="of:=MID([.$C$37];([.A117]-1)*4+1+2;2)">
            <text:p/>
          </table:table-cell>
          <table:table-cell table:formula="of:=DECIMAL([.B117];16)" office:value-type="float" office:value="0" calcext:value-type="float">
            <text:p>0</text:p>
          </table:table-cell>
          <table:table-cell table:formula="of:=DECIMAL([.C117];16)" office:value-type="float" office:value="0" calcext:value-type="float">
            <text:p>0</text:p>
          </table:table-cell>
          <table:table-cell table:formula="of:=CHAR([.D117])" office:value-type="string" office:string-value="" calcext:value-type="string">
            <text:p/>
          </table:table-cell>
          <table:table-cell table:formula="of:=CHAR([.E117])" office:value-type="string" office:string-value="" calcext:value-type="string">
            <text:p/>
          </table:table-cell>
          <table:table-cell table:formula="of:=DECIMAL([.F117];16)" office:value-type="float" office:value="0" calcext:value-type="float">
            <text:p>0</text:p>
          </table:table-cell>
          <table:table-cell table:formula="of:=DECIMAL([.G117];16)" office:value-type="float" office:value="0" calcext:value-type="float">
            <text:p>0</text:p>
          </table:table-cell>
          <table:table-cell table:formula="of:=BASE([.H117];2;4)" office:value-type="string" office:string-value="0000" calcext:value-type="string">
            <text:p>0000</text:p>
          </table:table-cell>
          <table:table-cell table:formula="of:=BASE([.I117];2;4)" office:value-type="string" office:string-value="0000" calcext:value-type="string">
            <text:p>0000</text:p>
          </table:table-cell>
          <table:table-cell table:formula="of:=[.J117]&amp;[.K117]" office:value-type="string" office:string-value="00000000" calcext:value-type="string">
            <text:p>00000000</text:p>
          </table:table-cell>
          <table:table-cell table:formula="of:=[.L116]&amp;[.L117]" office:value-type="string" office:string-value="0000000000000000" calcext:value-type="string">
            <text:p>0000000000000000</text:p>
          </table:table-cell>
          <table:table-cell office:value-type="string" calcext:value-type="string">
            <text:p>Waarde in milliVolt</text:p>
          </table:table-cell>
          <table:table-cell table:formula="of:=DECIMAL([.M117];2)" office:value-type="float" office:value="0" calcext:value-type="float">
            <text:p>0</text:p>
          </table:table-cell>
          <table:table-cell table:formula="of:=[.P115]+1" office:value-type="float" office:value="7" calcext:value-type="float">
            <text:p>7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17]+1" office:value-type="float" office:value="77" calcext:value-type="float">
            <text:p>77</text:p>
          </table:table-cell>
          <table:table-cell table:formula="of:=MID([.$C$37];([.A118]-1)*4+1;2)">
            <text:p/>
          </table:table-cell>
          <table:table-cell table:formula="of:=MID([.$C$37];([.A118]-1)*4+1+2;2)">
            <text:p/>
          </table:table-cell>
          <table:table-cell table:formula="of:=DECIMAL([.B118];16)" office:value-type="float" office:value="0" calcext:value-type="float">
            <text:p>0</text:p>
          </table:table-cell>
          <table:table-cell table:formula="of:=DECIMAL([.C118];16)" office:value-type="float" office:value="0" calcext:value-type="float">
            <text:p>0</text:p>
          </table:table-cell>
          <table:table-cell table:formula="of:=CHAR([.D118])" office:value-type="string" office:string-value="" calcext:value-type="string">
            <text:p/>
          </table:table-cell>
          <table:table-cell table:formula="of:=CHAR([.E118])" office:value-type="string" office:string-value="" calcext:value-type="string">
            <text:p/>
          </table:table-cell>
          <table:table-cell table:formula="of:=DECIMAL([.F118];16)" office:value-type="float" office:value="0" calcext:value-type="float">
            <text:p>0</text:p>
          </table:table-cell>
          <table:table-cell table:formula="of:=DECIMAL([.G118];16)" office:value-type="float" office:value="0" calcext:value-type="float">
            <text:p>0</text:p>
          </table:table-cell>
          <table:table-cell table:formula="of:=BASE([.H118];2;4)" office:value-type="string" office:string-value="0000" calcext:value-type="string">
            <text:p>0000</text:p>
          </table:table-cell>
          <table:table-cell table:formula="of:=BASE([.I118];2;4)" office:value-type="string" office:string-value="0000" calcext:value-type="string">
            <text:p>0000</text:p>
          </table:table-cell>
          <table:table-cell table:formula="of:=[.J118]&amp;[.K118]" office:value-type="string" office:string-value="00000000" calcext:value-type="string">
            <text:p>00000000</text:p>
          </table:table-cell>
          <table:table-cell table:number-columns-repeated="9"/>
        </table:table-row>
        <table:table-row table:style-name="ro1">
          <table:table-cell table:formula="of:=[.A118]+1" office:value-type="float" office:value="78" calcext:value-type="float">
            <text:p>78</text:p>
          </table:table-cell>
          <table:table-cell table:formula="of:=MID([.$C$37];([.A119]-1)*4+1;2)">
            <text:p/>
          </table:table-cell>
          <table:table-cell table:formula="of:=MID([.$C$37];([.A119]-1)*4+1+2;2)">
            <text:p/>
          </table:table-cell>
          <table:table-cell table:formula="of:=DECIMAL([.B119];16)" office:value-type="float" office:value="0" calcext:value-type="float">
            <text:p>0</text:p>
          </table:table-cell>
          <table:table-cell table:formula="of:=DECIMAL([.C119];16)" office:value-type="float" office:value="0" calcext:value-type="float">
            <text:p>0</text:p>
          </table:table-cell>
          <table:table-cell table:formula="of:=CHAR([.D119])" office:value-type="string" office:string-value="" calcext:value-type="string">
            <text:p/>
          </table:table-cell>
          <table:table-cell table:formula="of:=CHAR([.E119])" office:value-type="string" office:string-value="" calcext:value-type="string">
            <text:p/>
          </table:table-cell>
          <table:table-cell table:formula="of:=DECIMAL([.F119];16)" office:value-type="float" office:value="0" calcext:value-type="float">
            <text:p>0</text:p>
          </table:table-cell>
          <table:table-cell table:formula="of:=DECIMAL([.G119];16)" office:value-type="float" office:value="0" calcext:value-type="float">
            <text:p>0</text:p>
          </table:table-cell>
          <table:table-cell table:formula="of:=BASE([.H119];2;4)" office:value-type="string" office:string-value="0000" calcext:value-type="string">
            <text:p>0000</text:p>
          </table:table-cell>
          <table:table-cell table:formula="of:=BASE([.I119];2;4)" office:value-type="string" office:string-value="0000" calcext:value-type="string">
            <text:p>0000</text:p>
          </table:table-cell>
          <table:table-cell table:formula="of:=[.J119]&amp;[.K119]" office:value-type="string" office:string-value="00000000" calcext:value-type="string">
            <text:p>00000000</text:p>
          </table:table-cell>
          <table:table-cell table:formula="of:=[.L118]&amp;[.L119]" office:value-type="string" office:string-value="0000000000000000" calcext:value-type="string">
            <text:p>0000000000000000</text:p>
          </table:table-cell>
          <table:table-cell office:value-type="string" calcext:value-type="string">
            <text:p>Waarde in milliVolt</text:p>
          </table:table-cell>
          <table:table-cell table:formula="of:=DECIMAL([.M119];2)" office:value-type="float" office:value="0" calcext:value-type="float">
            <text:p>0</text:p>
          </table:table-cell>
          <table:table-cell table:formula="of:=[.P117]+1" office:value-type="float" office:value="8" calcext:value-type="float">
            <text:p>8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19]+1" office:value-type="float" office:value="79" calcext:value-type="float">
            <text:p>79</text:p>
          </table:table-cell>
          <table:table-cell table:formula="of:=MID([.$C$37];([.A120]-1)*4+1;2)">
            <text:p/>
          </table:table-cell>
          <table:table-cell table:formula="of:=MID([.$C$37];([.A120]-1)*4+1+2;2)">
            <text:p/>
          </table:table-cell>
          <table:table-cell table:formula="of:=DECIMAL([.B120];16)" office:value-type="float" office:value="0" calcext:value-type="float">
            <text:p>0</text:p>
          </table:table-cell>
          <table:table-cell table:formula="of:=DECIMAL([.C120];16)" office:value-type="float" office:value="0" calcext:value-type="float">
            <text:p>0</text:p>
          </table:table-cell>
          <table:table-cell table:formula="of:=CHAR([.D120])" office:value-type="string" office:string-value="" calcext:value-type="string">
            <text:p/>
          </table:table-cell>
          <table:table-cell table:formula="of:=CHAR([.E120])" office:value-type="string" office:string-value="" calcext:value-type="string">
            <text:p/>
          </table:table-cell>
          <table:table-cell table:formula="of:=DECIMAL([.F120];16)" office:value-type="float" office:value="0" calcext:value-type="float">
            <text:p>0</text:p>
          </table:table-cell>
          <table:table-cell table:formula="of:=DECIMAL([.G120];16)" office:value-type="float" office:value="0" calcext:value-type="float">
            <text:p>0</text:p>
          </table:table-cell>
          <table:table-cell table:formula="of:=BASE([.H120];2;4)" office:value-type="string" office:string-value="0000" calcext:value-type="string">
            <text:p>0000</text:p>
          </table:table-cell>
          <table:table-cell table:formula="of:=BASE([.I120];2;4)" office:value-type="string" office:string-value="0000" calcext:value-type="string">
            <text:p>0000</text:p>
          </table:table-cell>
          <table:table-cell table:formula="of:=[.J120]&amp;[.K120]" office:value-type="string" office:string-value="00000000" calcext:value-type="string">
            <text:p>00000000</text:p>
          </table:table-cell>
          <table:table-cell table:number-columns-repeated="9"/>
        </table:table-row>
        <table:table-row table:style-name="ro1">
          <table:table-cell table:formula="of:=[.A120]+1" office:value-type="float" office:value="80" calcext:value-type="float">
            <text:p>80</text:p>
          </table:table-cell>
          <table:table-cell table:formula="of:=MID([.$C$37];([.A121]-1)*4+1;2)">
            <text:p/>
          </table:table-cell>
          <table:table-cell table:formula="of:=MID([.$C$37];([.A121]-1)*4+1+2;2)">
            <text:p/>
          </table:table-cell>
          <table:table-cell table:formula="of:=DECIMAL([.B121];16)" office:value-type="float" office:value="0" calcext:value-type="float">
            <text:p>0</text:p>
          </table:table-cell>
          <table:table-cell table:formula="of:=DECIMAL([.C121];16)" office:value-type="float" office:value="0" calcext:value-type="float">
            <text:p>0</text:p>
          </table:table-cell>
          <table:table-cell table:formula="of:=CHAR([.D121])" office:value-type="string" office:string-value="" calcext:value-type="string">
            <text:p/>
          </table:table-cell>
          <table:table-cell table:formula="of:=CHAR([.E121])" office:value-type="string" office:string-value="" calcext:value-type="string">
            <text:p/>
          </table:table-cell>
          <table:table-cell table:formula="of:=DECIMAL([.F121];16)" office:value-type="float" office:value="0" calcext:value-type="float">
            <text:p>0</text:p>
          </table:table-cell>
          <table:table-cell table:formula="of:=DECIMAL([.G121];16)" office:value-type="float" office:value="0" calcext:value-type="float">
            <text:p>0</text:p>
          </table:table-cell>
          <table:table-cell table:formula="of:=BASE([.H121];2;4)" office:value-type="string" office:string-value="0000" calcext:value-type="string">
            <text:p>0000</text:p>
          </table:table-cell>
          <table:table-cell table:formula="of:=BASE([.I121];2;4)" office:value-type="string" office:string-value="0000" calcext:value-type="string">
            <text:p>0000</text:p>
          </table:table-cell>
          <table:table-cell table:formula="of:=[.J121]&amp;[.K121]" office:value-type="string" office:string-value="00000000" calcext:value-type="string">
            <text:p>00000000</text:p>
          </table:table-cell>
          <table:table-cell table:formula="of:=[.L120]&amp;[.L121]" office:value-type="string" office:string-value="0000000000000000" calcext:value-type="string">
            <text:p>0000000000000000</text:p>
          </table:table-cell>
          <table:table-cell office:value-type="string" calcext:value-type="string">
            <text:p>Waarde in milliVolt</text:p>
          </table:table-cell>
          <table:table-cell table:formula="of:=DECIMAL([.M121];2)" office:value-type="float" office:value="0" calcext:value-type="float">
            <text:p>0</text:p>
          </table:table-cell>
          <table:table-cell table:formula="of:=[.P119]+1" office:value-type="float" office:value="9" calcext:value-type="float">
            <text:p>9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21]+1" office:value-type="float" office:value="81" calcext:value-type="float">
            <text:p>81</text:p>
          </table:table-cell>
          <table:table-cell table:formula="of:=MID([.$C$37];([.A122]-1)*4+1;2)">
            <text:p/>
          </table:table-cell>
          <table:table-cell table:formula="of:=MID([.$C$37];([.A122]-1)*4+1+2;2)">
            <text:p/>
          </table:table-cell>
          <table:table-cell table:formula="of:=DECIMAL([.B122];16)" office:value-type="float" office:value="0" calcext:value-type="float">
            <text:p>0</text:p>
          </table:table-cell>
          <table:table-cell table:formula="of:=DECIMAL([.C122];16)" office:value-type="float" office:value="0" calcext:value-type="float">
            <text:p>0</text:p>
          </table:table-cell>
          <table:table-cell table:formula="of:=CHAR([.D122])" office:value-type="string" office:string-value="" calcext:value-type="string">
            <text:p/>
          </table:table-cell>
          <table:table-cell table:formula="of:=CHAR([.E122])" office:value-type="string" office:string-value="" calcext:value-type="string">
            <text:p/>
          </table:table-cell>
          <table:table-cell table:formula="of:=DECIMAL([.F122];16)" office:value-type="float" office:value="0" calcext:value-type="float">
            <text:p>0</text:p>
          </table:table-cell>
          <table:table-cell table:formula="of:=DECIMAL([.G122];16)" office:value-type="float" office:value="0" calcext:value-type="float">
            <text:p>0</text:p>
          </table:table-cell>
          <table:table-cell table:formula="of:=BASE([.H122];2;4)" office:value-type="string" office:string-value="0000" calcext:value-type="string">
            <text:p>0000</text:p>
          </table:table-cell>
          <table:table-cell table:formula="of:=BASE([.I122];2;4)" office:value-type="string" office:string-value="0000" calcext:value-type="string">
            <text:p>0000</text:p>
          </table:table-cell>
          <table:table-cell table:formula="of:=[.J122]&amp;[.K122]" office:value-type="string" office:string-value="00000000" calcext:value-type="string">
            <text:p>00000000</text:p>
          </table:table-cell>
          <table:table-cell table:number-columns-repeated="9"/>
        </table:table-row>
        <table:table-row table:style-name="ro1">
          <table:table-cell table:formula="of:=[.A122]+1" office:value-type="float" office:value="82" calcext:value-type="float">
            <text:p>82</text:p>
          </table:table-cell>
          <table:table-cell table:formula="of:=MID([.$C$37];([.A123]-1)*4+1;2)">
            <text:p/>
          </table:table-cell>
          <table:table-cell table:formula="of:=MID([.$C$37];([.A123]-1)*4+1+2;2)">
            <text:p/>
          </table:table-cell>
          <table:table-cell table:formula="of:=DECIMAL([.B123];16)" office:value-type="float" office:value="0" calcext:value-type="float">
            <text:p>0</text:p>
          </table:table-cell>
          <table:table-cell table:formula="of:=DECIMAL([.C123];16)" office:value-type="float" office:value="0" calcext:value-type="float">
            <text:p>0</text:p>
          </table:table-cell>
          <table:table-cell table:formula="of:=CHAR([.D123])" office:value-type="string" office:string-value="" calcext:value-type="string">
            <text:p/>
          </table:table-cell>
          <table:table-cell table:formula="of:=CHAR([.E123])" office:value-type="string" office:string-value="" calcext:value-type="string">
            <text:p/>
          </table:table-cell>
          <table:table-cell table:formula="of:=DECIMAL([.F123];16)" office:value-type="float" office:value="0" calcext:value-type="float">
            <text:p>0</text:p>
          </table:table-cell>
          <table:table-cell table:formula="of:=DECIMAL([.G123];16)" office:value-type="float" office:value="0" calcext:value-type="float">
            <text:p>0</text:p>
          </table:table-cell>
          <table:table-cell table:formula="of:=BASE([.H123];2;4)" office:value-type="string" office:string-value="0000" calcext:value-type="string">
            <text:p>0000</text:p>
          </table:table-cell>
          <table:table-cell table:formula="of:=BASE([.I123];2;4)" office:value-type="string" office:string-value="0000" calcext:value-type="string">
            <text:p>0000</text:p>
          </table:table-cell>
          <table:table-cell table:formula="of:=[.J123]&amp;[.K123]" office:value-type="string" office:string-value="00000000" calcext:value-type="string">
            <text:p>00000000</text:p>
          </table:table-cell>
          <table:table-cell table:formula="of:=[.L122]&amp;[.L123]" office:value-type="string" office:string-value="0000000000000000" calcext:value-type="string">
            <text:p>0000000000000000</text:p>
          </table:table-cell>
          <table:table-cell office:value-type="string" calcext:value-type="string">
            <text:p>Waarde in milliVolt</text:p>
          </table:table-cell>
          <table:table-cell table:formula="of:=DECIMAL([.M123];2)" office:value-type="float" office:value="0" calcext:value-type="float">
            <text:p>0</text:p>
          </table:table-cell>
          <table:table-cell table:formula="of:=[.P121]+1" office:value-type="float" office:value="10" calcext:value-type="float">
            <text:p>10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23]+1" office:value-type="float" office:value="83" calcext:value-type="float">
            <text:p>83</text:p>
          </table:table-cell>
          <table:table-cell table:formula="of:=MID([.$C$37];([.A124]-1)*4+1;2)">
            <text:p/>
          </table:table-cell>
          <table:table-cell table:formula="of:=MID([.$C$37];([.A124]-1)*4+1+2;2)">
            <text:p/>
          </table:table-cell>
          <table:table-cell table:formula="of:=DECIMAL([.B124];16)" office:value-type="float" office:value="0" calcext:value-type="float">
            <text:p>0</text:p>
          </table:table-cell>
          <table:table-cell table:formula="of:=DECIMAL([.C124];16)" office:value-type="float" office:value="0" calcext:value-type="float">
            <text:p>0</text:p>
          </table:table-cell>
          <table:table-cell table:formula="of:=CHAR([.D124])" office:value-type="string" office:string-value="" calcext:value-type="string">
            <text:p/>
          </table:table-cell>
          <table:table-cell table:formula="of:=CHAR([.E124])" office:value-type="string" office:string-value="" calcext:value-type="string">
            <text:p/>
          </table:table-cell>
          <table:table-cell table:formula="of:=DECIMAL([.F124];16)" office:value-type="float" office:value="0" calcext:value-type="float">
            <text:p>0</text:p>
          </table:table-cell>
          <table:table-cell table:formula="of:=DECIMAL([.G124];16)" office:value-type="float" office:value="0" calcext:value-type="float">
            <text:p>0</text:p>
          </table:table-cell>
          <table:table-cell table:formula="of:=BASE([.H124];2;4)" office:value-type="string" office:string-value="0000" calcext:value-type="string">
            <text:p>0000</text:p>
          </table:table-cell>
          <table:table-cell table:formula="of:=BASE([.I124];2;4)" office:value-type="string" office:string-value="0000" calcext:value-type="string">
            <text:p>0000</text:p>
          </table:table-cell>
          <table:table-cell table:formula="of:=[.J124]&amp;[.K124]" office:value-type="string" office:string-value="00000000" calcext:value-type="string">
            <text:p>00000000</text:p>
          </table:table-cell>
          <table:table-cell table:number-columns-repeated="9"/>
        </table:table-row>
        <table:table-row table:style-name="ro1">
          <table:table-cell table:formula="of:=[.A124]+1" office:value-type="float" office:value="84" calcext:value-type="float">
            <text:p>84</text:p>
          </table:table-cell>
          <table:table-cell table:formula="of:=MID([.$C$37];([.A125]-1)*4+1;2)">
            <text:p/>
          </table:table-cell>
          <table:table-cell table:formula="of:=MID([.$C$37];([.A125]-1)*4+1+2;2)">
            <text:p/>
          </table:table-cell>
          <table:table-cell table:formula="of:=DECIMAL([.B125];16)" office:value-type="float" office:value="0" calcext:value-type="float">
            <text:p>0</text:p>
          </table:table-cell>
          <table:table-cell table:formula="of:=DECIMAL([.C125];16)" office:value-type="float" office:value="0" calcext:value-type="float">
            <text:p>0</text:p>
          </table:table-cell>
          <table:table-cell table:formula="of:=CHAR([.D125])" office:value-type="string" office:string-value="" calcext:value-type="string">
            <text:p/>
          </table:table-cell>
          <table:table-cell table:formula="of:=CHAR([.E125])" office:value-type="string" office:string-value="" calcext:value-type="string">
            <text:p/>
          </table:table-cell>
          <table:table-cell table:formula="of:=DECIMAL([.F125];16)" office:value-type="float" office:value="0" calcext:value-type="float">
            <text:p>0</text:p>
          </table:table-cell>
          <table:table-cell table:formula="of:=DECIMAL([.G125];16)" office:value-type="float" office:value="0" calcext:value-type="float">
            <text:p>0</text:p>
          </table:table-cell>
          <table:table-cell table:formula="of:=BASE([.H125];2;4)" office:value-type="string" office:string-value="0000" calcext:value-type="string">
            <text:p>0000</text:p>
          </table:table-cell>
          <table:table-cell table:formula="of:=BASE([.I125];2;4)" office:value-type="string" office:string-value="0000" calcext:value-type="string">
            <text:p>0000</text:p>
          </table:table-cell>
          <table:table-cell table:formula="of:=[.J125]&amp;[.K125]" office:value-type="string" office:string-value="00000000" calcext:value-type="string">
            <text:p>00000000</text:p>
          </table:table-cell>
          <table:table-cell table:formula="of:=[.L124]&amp;[.L125]" office:value-type="string" office:string-value="0000000000000000" calcext:value-type="string">
            <text:p>0000000000000000</text:p>
          </table:table-cell>
          <table:table-cell office:value-type="string" calcext:value-type="string">
            <text:p>Waarde in milliVolt</text:p>
          </table:table-cell>
          <table:table-cell table:formula="of:=DECIMAL([.M125];2)" office:value-type="float" office:value="0" calcext:value-type="float">
            <text:p>0</text:p>
          </table:table-cell>
          <table:table-cell table:formula="of:=[.P123]+1" office:value-type="float" office:value="11" calcext:value-type="float">
            <text:p>11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25]+1" office:value-type="float" office:value="85" calcext:value-type="float">
            <text:p>85</text:p>
          </table:table-cell>
          <table:table-cell table:formula="of:=MID([.$C$37];([.A126]-1)*4+1;2)">
            <text:p/>
          </table:table-cell>
          <table:table-cell table:formula="of:=MID([.$C$37];([.A126]-1)*4+1+2;2)">
            <text:p/>
          </table:table-cell>
          <table:table-cell table:formula="of:=DECIMAL([.B126];16)" office:value-type="float" office:value="0" calcext:value-type="float">
            <text:p>0</text:p>
          </table:table-cell>
          <table:table-cell table:formula="of:=DECIMAL([.C126];16)" office:value-type="float" office:value="0" calcext:value-type="float">
            <text:p>0</text:p>
          </table:table-cell>
          <table:table-cell table:formula="of:=CHAR([.D126])" office:value-type="string" office:string-value="" calcext:value-type="string">
            <text:p/>
          </table:table-cell>
          <table:table-cell table:formula="of:=CHAR([.E126])" office:value-type="string" office:string-value="" calcext:value-type="string">
            <text:p/>
          </table:table-cell>
          <table:table-cell table:formula="of:=DECIMAL([.F126];16)" office:value-type="float" office:value="0" calcext:value-type="float">
            <text:p>0</text:p>
          </table:table-cell>
          <table:table-cell table:formula="of:=DECIMAL([.G126];16)" office:value-type="float" office:value="0" calcext:value-type="float">
            <text:p>0</text:p>
          </table:table-cell>
          <table:table-cell table:formula="of:=BASE([.H126];2;4)" office:value-type="string" office:string-value="0000" calcext:value-type="string">
            <text:p>0000</text:p>
          </table:table-cell>
          <table:table-cell table:formula="of:=BASE([.I126];2;4)" office:value-type="string" office:string-value="0000" calcext:value-type="string">
            <text:p>0000</text:p>
          </table:table-cell>
          <table:table-cell table:formula="of:=[.J126]&amp;[.K126]" office:value-type="string" office:string-value="00000000" calcext:value-type="string">
            <text:p>00000000</text:p>
          </table:table-cell>
          <table:table-cell table:number-columns-repeated="9"/>
        </table:table-row>
        <table:table-row table:style-name="ro1">
          <table:table-cell table:formula="of:=[.A126]+1" office:value-type="float" office:value="86" calcext:value-type="float">
            <text:p>86</text:p>
          </table:table-cell>
          <table:table-cell table:formula="of:=MID([.$C$37];([.A127]-1)*4+1;2)">
            <text:p/>
          </table:table-cell>
          <table:table-cell table:formula="of:=MID([.$C$37];([.A127]-1)*4+1+2;2)">
            <text:p/>
          </table:table-cell>
          <table:table-cell table:formula="of:=DECIMAL([.B127];16)" office:value-type="float" office:value="0" calcext:value-type="float">
            <text:p>0</text:p>
          </table:table-cell>
          <table:table-cell table:formula="of:=DECIMAL([.C127];16)" office:value-type="float" office:value="0" calcext:value-type="float">
            <text:p>0</text:p>
          </table:table-cell>
          <table:table-cell table:formula="of:=CHAR([.D127])" office:value-type="string" office:string-value="" calcext:value-type="string">
            <text:p/>
          </table:table-cell>
          <table:table-cell table:formula="of:=CHAR([.E127])" office:value-type="string" office:string-value="" calcext:value-type="string">
            <text:p/>
          </table:table-cell>
          <table:table-cell table:formula="of:=DECIMAL([.F127];16)" office:value-type="float" office:value="0" calcext:value-type="float">
            <text:p>0</text:p>
          </table:table-cell>
          <table:table-cell table:formula="of:=DECIMAL([.G127];16)" office:value-type="float" office:value="0" calcext:value-type="float">
            <text:p>0</text:p>
          </table:table-cell>
          <table:table-cell table:formula="of:=BASE([.H127];2;4)" office:value-type="string" office:string-value="0000" calcext:value-type="string">
            <text:p>0000</text:p>
          </table:table-cell>
          <table:table-cell table:formula="of:=BASE([.I127];2;4)" office:value-type="string" office:string-value="0000" calcext:value-type="string">
            <text:p>0000</text:p>
          </table:table-cell>
          <table:table-cell table:formula="of:=[.J127]&amp;[.K127]" office:value-type="string" office:string-value="00000000" calcext:value-type="string">
            <text:p>00000000</text:p>
          </table:table-cell>
          <table:table-cell table:formula="of:=[.L126]&amp;[.L127]" office:value-type="string" office:string-value="0000000000000000" calcext:value-type="string">
            <text:p>0000000000000000</text:p>
          </table:table-cell>
          <table:table-cell office:value-type="string" calcext:value-type="string">
            <text:p>Waarde in milliVolt</text:p>
          </table:table-cell>
          <table:table-cell table:formula="of:=DECIMAL([.M127];2)" office:value-type="float" office:value="0" calcext:value-type="float">
            <text:p>0</text:p>
          </table:table-cell>
          <table:table-cell table:formula="of:=[.P125]+1" office:value-type="float" office:value="12" calcext:value-type="float">
            <text:p>12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27]+1" office:value-type="float" office:value="87" calcext:value-type="float">
            <text:p>87</text:p>
          </table:table-cell>
          <table:table-cell table:formula="of:=MID([.$C$37];([.A128]-1)*4+1;2)">
            <text:p/>
          </table:table-cell>
          <table:table-cell table:formula="of:=MID([.$C$37];([.A128]-1)*4+1+2;2)">
            <text:p/>
          </table:table-cell>
          <table:table-cell table:formula="of:=DECIMAL([.B128];16)" office:value-type="float" office:value="0" calcext:value-type="float">
            <text:p>0</text:p>
          </table:table-cell>
          <table:table-cell table:formula="of:=DECIMAL([.C128];16)" office:value-type="float" office:value="0" calcext:value-type="float">
            <text:p>0</text:p>
          </table:table-cell>
          <table:table-cell table:formula="of:=CHAR([.D128])" office:value-type="string" office:string-value="" calcext:value-type="string">
            <text:p/>
          </table:table-cell>
          <table:table-cell table:formula="of:=CHAR([.E128])" office:value-type="string" office:string-value="" calcext:value-type="string">
            <text:p/>
          </table:table-cell>
          <table:table-cell table:formula="of:=DECIMAL([.F128];16)" office:value-type="float" office:value="0" calcext:value-type="float">
            <text:p>0</text:p>
          </table:table-cell>
          <table:table-cell table:formula="of:=DECIMAL([.G128];16)" office:value-type="float" office:value="0" calcext:value-type="float">
            <text:p>0</text:p>
          </table:table-cell>
          <table:table-cell table:formula="of:=BASE([.H128];2;4)" office:value-type="string" office:string-value="0000" calcext:value-type="string">
            <text:p>0000</text:p>
          </table:table-cell>
          <table:table-cell table:formula="of:=BASE([.I128];2;4)" office:value-type="string" office:string-value="0000" calcext:value-type="string">
            <text:p>0000</text:p>
          </table:table-cell>
          <table:table-cell table:formula="of:=[.J128]&amp;[.K128]" office:value-type="string" office:string-value="00000000" calcext:value-type="string">
            <text:p>00000000</text:p>
          </table:table-cell>
          <table:table-cell table:number-columns-repeated="9"/>
        </table:table-row>
        <table:table-row table:style-name="ro1">
          <table:table-cell table:formula="of:=[.A128]+1" office:value-type="float" office:value="88" calcext:value-type="float">
            <text:p>88</text:p>
          </table:table-cell>
          <table:table-cell table:formula="of:=MID([.$C$37];([.A129]-1)*4+1;2)">
            <text:p/>
          </table:table-cell>
          <table:table-cell table:formula="of:=MID([.$C$37];([.A129]-1)*4+1+2;2)">
            <text:p/>
          </table:table-cell>
          <table:table-cell table:formula="of:=DECIMAL([.B129];16)" office:value-type="float" office:value="0" calcext:value-type="float">
            <text:p>0</text:p>
          </table:table-cell>
          <table:table-cell table:formula="of:=DECIMAL([.C129];16)" office:value-type="float" office:value="0" calcext:value-type="float">
            <text:p>0</text:p>
          </table:table-cell>
          <table:table-cell table:formula="of:=CHAR([.D129])" office:value-type="string" office:string-value="" calcext:value-type="string">
            <text:p/>
          </table:table-cell>
          <table:table-cell table:formula="of:=CHAR([.E129])" office:value-type="string" office:string-value="" calcext:value-type="string">
            <text:p/>
          </table:table-cell>
          <table:table-cell table:formula="of:=DECIMAL([.F129];16)" office:value-type="float" office:value="0" calcext:value-type="float">
            <text:p>0</text:p>
          </table:table-cell>
          <table:table-cell table:formula="of:=DECIMAL([.G129];16)" office:value-type="float" office:value="0" calcext:value-type="float">
            <text:p>0</text:p>
          </table:table-cell>
          <table:table-cell table:formula="of:=BASE([.H129];2;4)" office:value-type="string" office:string-value="0000" calcext:value-type="string">
            <text:p>0000</text:p>
          </table:table-cell>
          <table:table-cell table:formula="of:=BASE([.I129];2;4)" office:value-type="string" office:string-value="0000" calcext:value-type="string">
            <text:p>0000</text:p>
          </table:table-cell>
          <table:table-cell table:formula="of:=[.J129]&amp;[.K129]" office:value-type="string" office:string-value="00000000" calcext:value-type="string">
            <text:p>00000000</text:p>
          </table:table-cell>
          <table:table-cell table:formula="of:=[.L128]&amp;[.L129]" office:value-type="string" office:string-value="0000000000000000" calcext:value-type="string">
            <text:p>0000000000000000</text:p>
          </table:table-cell>
          <table:table-cell office:value-type="string" calcext:value-type="string">
            <text:p>Waarde in milliVolt</text:p>
          </table:table-cell>
          <table:table-cell table:formula="of:=DECIMAL([.M129];2)" office:value-type="float" office:value="0" calcext:value-type="float">
            <text:p>0</text:p>
          </table:table-cell>
          <table:table-cell table:formula="of:=[.P127]+1" office:value-type="float" office:value="13" calcext:value-type="float">
            <text:p>13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29]+1" office:value-type="float" office:value="89" calcext:value-type="float">
            <text:p>89</text:p>
          </table:table-cell>
          <table:table-cell table:formula="of:=MID([.$C$37];([.A130]-1)*4+1;2)">
            <text:p/>
          </table:table-cell>
          <table:table-cell table:formula="of:=MID([.$C$37];([.A130]-1)*4+1+2;2)">
            <text:p/>
          </table:table-cell>
          <table:table-cell table:formula="of:=DECIMAL([.B130];16)" office:value-type="float" office:value="0" calcext:value-type="float">
            <text:p>0</text:p>
          </table:table-cell>
          <table:table-cell table:formula="of:=DECIMAL([.C130];16)" office:value-type="float" office:value="0" calcext:value-type="float">
            <text:p>0</text:p>
          </table:table-cell>
          <table:table-cell table:formula="of:=CHAR([.D130])" office:value-type="string" office:string-value="" calcext:value-type="string">
            <text:p/>
          </table:table-cell>
          <table:table-cell table:formula="of:=CHAR([.E130])" office:value-type="string" office:string-value="" calcext:value-type="string">
            <text:p/>
          </table:table-cell>
          <table:table-cell table:formula="of:=DECIMAL([.F130];16)" office:value-type="float" office:value="0" calcext:value-type="float">
            <text:p>0</text:p>
          </table:table-cell>
          <table:table-cell table:formula="of:=DECIMAL([.G130];16)" office:value-type="float" office:value="0" calcext:value-type="float">
            <text:p>0</text:p>
          </table:table-cell>
          <table:table-cell table:formula="of:=BASE([.H130];2;4)" office:value-type="string" office:string-value="0000" calcext:value-type="string">
            <text:p>0000</text:p>
          </table:table-cell>
          <table:table-cell table:formula="of:=BASE([.I130];2;4)" office:value-type="string" office:string-value="0000" calcext:value-type="string">
            <text:p>0000</text:p>
          </table:table-cell>
          <table:table-cell table:formula="of:=[.J130]&amp;[.K130]" office:value-type="string" office:string-value="00000000" calcext:value-type="string">
            <text:p>00000000</text:p>
          </table:table-cell>
          <table:table-cell table:number-columns-repeated="9"/>
        </table:table-row>
        <table:table-row table:style-name="ro1">
          <table:table-cell table:formula="of:=[.A130]+1" office:value-type="float" office:value="90" calcext:value-type="float">
            <text:p>90</text:p>
          </table:table-cell>
          <table:table-cell table:formula="of:=MID([.$C$37];([.A131]-1)*4+1;2)">
            <text:p/>
          </table:table-cell>
          <table:table-cell table:formula="of:=MID([.$C$37];([.A131]-1)*4+1+2;2)">
            <text:p/>
          </table:table-cell>
          <table:table-cell table:formula="of:=DECIMAL([.B131];16)" office:value-type="float" office:value="0" calcext:value-type="float">
            <text:p>0</text:p>
          </table:table-cell>
          <table:table-cell table:formula="of:=DECIMAL([.C131];16)" office:value-type="float" office:value="0" calcext:value-type="float">
            <text:p>0</text:p>
          </table:table-cell>
          <table:table-cell table:formula="of:=CHAR([.D131])" office:value-type="string" office:string-value="" calcext:value-type="string">
            <text:p/>
          </table:table-cell>
          <table:table-cell table:formula="of:=CHAR([.E131])" office:value-type="string" office:string-value="" calcext:value-type="string">
            <text:p/>
          </table:table-cell>
          <table:table-cell table:formula="of:=DECIMAL([.F131];16)" office:value-type="float" office:value="0" calcext:value-type="float">
            <text:p>0</text:p>
          </table:table-cell>
          <table:table-cell table:formula="of:=DECIMAL([.G131];16)" office:value-type="float" office:value="0" calcext:value-type="float">
            <text:p>0</text:p>
          </table:table-cell>
          <table:table-cell table:formula="of:=BASE([.H131];2;4)" office:value-type="string" office:string-value="0000" calcext:value-type="string">
            <text:p>0000</text:p>
          </table:table-cell>
          <table:table-cell table:formula="of:=BASE([.I131];2;4)" office:value-type="string" office:string-value="0000" calcext:value-type="string">
            <text:p>0000</text:p>
          </table:table-cell>
          <table:table-cell table:formula="of:=[.J131]&amp;[.K131]" office:value-type="string" office:string-value="00000000" calcext:value-type="string">
            <text:p>00000000</text:p>
          </table:table-cell>
          <table:table-cell table:formula="of:=[.L130]&amp;[.L131]" office:value-type="string" office:string-value="0000000000000000" calcext:value-type="string">
            <text:p>0000000000000000</text:p>
          </table:table-cell>
          <table:table-cell office:value-type="string" calcext:value-type="string">
            <text:p>Waarde in milliVolt</text:p>
          </table:table-cell>
          <table:table-cell table:formula="of:=DECIMAL([.M131];2)" office:value-type="float" office:value="0" calcext:value-type="float">
            <text:p>0</text:p>
          </table:table-cell>
          <table:table-cell table:formula="of:=[.P129]+1" office:value-type="float" office:value="14" calcext:value-type="float">
            <text:p>14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31]+1" office:value-type="float" office:value="91" calcext:value-type="float">
            <text:p>91</text:p>
          </table:table-cell>
          <table:table-cell table:formula="of:=MID([.$C$37];([.A132]-1)*4+1;2)">
            <text:p/>
          </table:table-cell>
          <table:table-cell table:formula="of:=MID([.$C$37];([.A132]-1)*4+1+2;2)">
            <text:p/>
          </table:table-cell>
          <table:table-cell table:formula="of:=DECIMAL([.B132];16)" office:value-type="float" office:value="0" calcext:value-type="float">
            <text:p>0</text:p>
          </table:table-cell>
          <table:table-cell table:formula="of:=DECIMAL([.C132];16)" office:value-type="float" office:value="0" calcext:value-type="float">
            <text:p>0</text:p>
          </table:table-cell>
          <table:table-cell table:formula="of:=CHAR([.D132])" office:value-type="string" office:string-value="" calcext:value-type="string">
            <text:p/>
          </table:table-cell>
          <table:table-cell table:formula="of:=CHAR([.E132])" office:value-type="string" office:string-value="" calcext:value-type="string">
            <text:p/>
          </table:table-cell>
          <table:table-cell table:formula="of:=DECIMAL([.F132];16)" office:value-type="float" office:value="0" calcext:value-type="float">
            <text:p>0</text:p>
          </table:table-cell>
          <table:table-cell table:formula="of:=DECIMAL([.G132];16)" office:value-type="float" office:value="0" calcext:value-type="float">
            <text:p>0</text:p>
          </table:table-cell>
          <table:table-cell table:formula="of:=BASE([.H132];2;4)" office:value-type="string" office:string-value="0000" calcext:value-type="string">
            <text:p>0000</text:p>
          </table:table-cell>
          <table:table-cell table:formula="of:=BASE([.I132];2;4)" office:value-type="string" office:string-value="0000" calcext:value-type="string">
            <text:p>0000</text:p>
          </table:table-cell>
          <table:table-cell table:formula="of:=[.J132]&amp;[.K132]" office:value-type="string" office:string-value="00000000" calcext:value-type="string">
            <text:p>00000000</text:p>
          </table:table-cell>
          <table:table-cell table:number-columns-repeated="9"/>
        </table:table-row>
        <table:table-row table:style-name="ro1">
          <table:table-cell table:formula="of:=[.A132]+1" office:value-type="float" office:value="92" calcext:value-type="float">
            <text:p>92</text:p>
          </table:table-cell>
          <table:table-cell table:formula="of:=MID([.$C$37];([.A133]-1)*4+1;2)">
            <text:p/>
          </table:table-cell>
          <table:table-cell table:formula="of:=MID([.$C$37];([.A133]-1)*4+1+2;2)">
            <text:p/>
          </table:table-cell>
          <table:table-cell table:formula="of:=DECIMAL([.B133];16)" office:value-type="float" office:value="0" calcext:value-type="float">
            <text:p>0</text:p>
          </table:table-cell>
          <table:table-cell table:formula="of:=DECIMAL([.C133];16)" office:value-type="float" office:value="0" calcext:value-type="float">
            <text:p>0</text:p>
          </table:table-cell>
          <table:table-cell table:formula="of:=CHAR([.D133])" office:value-type="string" office:string-value="" calcext:value-type="string">
            <text:p/>
          </table:table-cell>
          <table:table-cell table:formula="of:=CHAR([.E133])" office:value-type="string" office:string-value="" calcext:value-type="string">
            <text:p/>
          </table:table-cell>
          <table:table-cell table:formula="of:=DECIMAL([.F133];16)" office:value-type="float" office:value="0" calcext:value-type="float">
            <text:p>0</text:p>
          </table:table-cell>
          <table:table-cell table:formula="of:=DECIMAL([.G133];16)" office:value-type="float" office:value="0" calcext:value-type="float">
            <text:p>0</text:p>
          </table:table-cell>
          <table:table-cell table:formula="of:=BASE([.H133];2;4)" office:value-type="string" office:string-value="0000" calcext:value-type="string">
            <text:p>0000</text:p>
          </table:table-cell>
          <table:table-cell table:formula="of:=BASE([.I133];2;4)" office:value-type="string" office:string-value="0000" calcext:value-type="string">
            <text:p>0000</text:p>
          </table:table-cell>
          <table:table-cell table:formula="of:=[.J133]&amp;[.K133]" office:value-type="string" office:string-value="00000000" calcext:value-type="string">
            <text:p>00000000</text:p>
          </table:table-cell>
          <table:table-cell table:formula="of:=[.L132]&amp;[.L133]" office:value-type="string" office:string-value="0000000000000000" calcext:value-type="string">
            <text:p>0000000000000000</text:p>
          </table:table-cell>
          <table:table-cell office:value-type="string" calcext:value-type="string">
            <text:p>Waarde in milliVolt</text:p>
          </table:table-cell>
          <table:table-cell table:formula="of:=DECIMAL([.M133];2)" office:value-type="float" office:value="0" calcext:value-type="float">
            <text:p>0</text:p>
          </table:table-cell>
          <table:table-cell table:formula="of:=[.P131]+1" office:value-type="float" office:value="15" calcext:value-type="float">
            <text:p>15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33]+1" office:value-type="float" office:value="93" calcext:value-type="float">
            <text:p>93</text:p>
          </table:table-cell>
          <table:table-cell table:formula="of:=MID([.$C$37];([.A134]-1)*4+1;2)">
            <text:p/>
          </table:table-cell>
          <table:table-cell table:formula="of:=MID([.$C$37];([.A134]-1)*4+1+2;2)">
            <text:p/>
          </table:table-cell>
          <table:table-cell table:formula="of:=DECIMAL([.B134];16)" office:value-type="float" office:value="0" calcext:value-type="float">
            <text:p>0</text:p>
          </table:table-cell>
          <table:table-cell table:formula="of:=DECIMAL([.C134];16)" office:value-type="float" office:value="0" calcext:value-type="float">
            <text:p>0</text:p>
          </table:table-cell>
          <table:table-cell table:formula="of:=CHAR([.D134])" office:value-type="string" office:string-value="" calcext:value-type="string">
            <text:p/>
          </table:table-cell>
          <table:table-cell table:formula="of:=CHAR([.E134])" office:value-type="string" office:string-value="" calcext:value-type="string">
            <text:p/>
          </table:table-cell>
          <table:table-cell table:formula="of:=DECIMAL([.F134];16)" office:value-type="float" office:value="0" calcext:value-type="float">
            <text:p>0</text:p>
          </table:table-cell>
          <table:table-cell table:formula="of:=DECIMAL([.G134];16)" office:value-type="float" office:value="0" calcext:value-type="float">
            <text:p>0</text:p>
          </table:table-cell>
          <table:table-cell table:formula="of:=BASE([.H134];2;4)" office:value-type="string" office:string-value="0000" calcext:value-type="string">
            <text:p>0000</text:p>
          </table:table-cell>
          <table:table-cell table:formula="of:=BASE([.I134];2;4)" office:value-type="string" office:string-value="0000" calcext:value-type="string">
            <text:p>0000</text:p>
          </table:table-cell>
          <table:table-cell table:formula="of:=[.J134]&amp;[.K134]" office:value-type="string" office:string-value="00000000" calcext:value-type="string">
            <text:p>00000000</text:p>
          </table:table-cell>
          <table:table-cell table:formula="of:=DECIMAL([.L134];2)" office:value-type="float" office:value="0" calcext:value-type="float">
            <text:p>0</text:p>
          </table:table-cell>
          <table:table-cell office:value-type="string" calcext:value-type="string">
            <text:p>Aantal temperatuursensors</text:p>
          </table:table-cell>
          <table:table-cell table:number-columns-repeated="7"/>
        </table:table-row>
        <table:table-row table:style-name="ro1">
          <table:table-cell table:formula="of:=[.A134]+1" office:value-type="float" office:value="94" calcext:value-type="float">
            <text:p>94</text:p>
          </table:table-cell>
          <table:table-cell table:formula="of:=MID([.$C$37];([.A135]-1)*4+1;2)">
            <text:p/>
          </table:table-cell>
          <table:table-cell table:formula="of:=MID([.$C$37];([.A135]-1)*4+1+2;2)">
            <text:p/>
          </table:table-cell>
          <table:table-cell table:formula="of:=DECIMAL([.B135];16)" office:value-type="float" office:value="0" calcext:value-type="float">
            <text:p>0</text:p>
          </table:table-cell>
          <table:table-cell table:formula="of:=DECIMAL([.C135];16)" office:value-type="float" office:value="0" calcext:value-type="float">
            <text:p>0</text:p>
          </table:table-cell>
          <table:table-cell table:formula="of:=CHAR([.D135])" office:value-type="string" office:string-value="" calcext:value-type="string">
            <text:p/>
          </table:table-cell>
          <table:table-cell table:formula="of:=CHAR([.E135])" office:value-type="string" office:string-value="" calcext:value-type="string">
            <text:p/>
          </table:table-cell>
          <table:table-cell table:formula="of:=DECIMAL([.F135];16)" office:value-type="float" office:value="0" calcext:value-type="float">
            <text:p>0</text:p>
          </table:table-cell>
          <table:table-cell table:formula="of:=DECIMAL([.G135];16)" office:value-type="float" office:value="0" calcext:value-type="float">
            <text:p>0</text:p>
          </table:table-cell>
          <table:table-cell table:formula="of:=BASE([.H135];2;4)" office:value-type="string" office:string-value="0000" calcext:value-type="string">
            <text:p>0000</text:p>
          </table:table-cell>
          <table:table-cell table:formula="of:=BASE([.I135];2;4)" office:value-type="string" office:string-value="0000" calcext:value-type="string">
            <text:p>0000</text:p>
          </table:table-cell>
          <table:table-cell table:formula="of:=[.J135]&amp;[.K135]" office:value-type="string" office:string-value="00000000" calcext:value-type="string">
            <text:p>00000000</text:p>
          </table:table-cell>
          <table:table-cell table:number-columns-repeated="9"/>
        </table:table-row>
        <table:table-row table:style-name="ro1">
          <table:table-cell table:formula="of:=[.A135]+1" office:value-type="float" office:value="95" calcext:value-type="float">
            <text:p>95</text:p>
          </table:table-cell>
          <table:table-cell table:formula="of:=MID([.$C$37];([.A136]-1)*4+1;2)">
            <text:p/>
          </table:table-cell>
          <table:table-cell table:formula="of:=MID([.$C$37];([.A136]-1)*4+1+2;2)">
            <text:p/>
          </table:table-cell>
          <table:table-cell table:formula="of:=DECIMAL([.B136];16)" office:value-type="float" office:value="0" calcext:value-type="float">
            <text:p>0</text:p>
          </table:table-cell>
          <table:table-cell table:formula="of:=DECIMAL([.C136];16)" office:value-type="float" office:value="0" calcext:value-type="float">
            <text:p>0</text:p>
          </table:table-cell>
          <table:table-cell table:formula="of:=CHAR([.D136])" office:value-type="string" office:string-value="" calcext:value-type="string">
            <text:p/>
          </table:table-cell>
          <table:table-cell table:formula="of:=CHAR([.E136])" office:value-type="string" office:string-value="" calcext:value-type="string">
            <text:p/>
          </table:table-cell>
          <table:table-cell table:formula="of:=DECIMAL([.F136];16)" office:value-type="float" office:value="0" calcext:value-type="float">
            <text:p>0</text:p>
          </table:table-cell>
          <table:table-cell table:formula="of:=DECIMAL([.G136];16)" office:value-type="float" office:value="0" calcext:value-type="float">
            <text:p>0</text:p>
          </table:table-cell>
          <table:table-cell table:formula="of:=BASE([.H136];2;4)" office:value-type="string" office:string-value="0000" calcext:value-type="string">
            <text:p>0000</text:p>
          </table:table-cell>
          <table:table-cell table:formula="of:=BASE([.I136];2;4)" office:value-type="string" office:string-value="0000" calcext:value-type="string">
            <text:p>0000</text:p>
          </table:table-cell>
          <table:table-cell table:formula="of:=[.J136]&amp;[.K136]" office:value-type="string" office:string-value="00000000" calcext:value-type="string">
            <text:p>00000000</text:p>
          </table:table-cell>
          <table:table-cell table:formula="of:=[.L135]&amp;[.L136]" office:value-type="string" office:string-value="0000000000000000" calcext:value-type="string">
            <text:p>0000000000000000</text:p>
          </table:table-cell>
          <table:table-cell office:value-type="string" calcext:value-type="string">
            <text:p>Waarde in Kelvin * 10</text:p>
          </table:table-cell>
          <table:table-cell table:formula="of:=DECIMAL([.M136];2)" office:value-type="float" office:value="0" calcext:value-type="float">
            <text:p>0</text:p>
          </table:table-cell>
          <table:table-cell table:formula="of:=[.P134]+1" office:value-type="float" office:value="1" calcext:value-type="float">
            <text:p>1</text:p>
          </table:table-cell>
          <table:table-cell office:value-type="string" calcext:value-type="string">
            <text:p>sel</text:p>
          </table:table-cell>
          <table:table-cell table:formula="of:=[.O136]/10-273.1" office:value-type="float" office:value="-273.1" calcext:value-type="float">
            <text:p>-273.1</text:p>
          </table:table-cell>
          <table:table-cell office:value-type="string" calcext:value-type="string">
            <text:p>grade C</text:p>
          </table:table-cell>
          <table:table-cell table:number-columns-repeated="2"/>
        </table:table-row>
        <table:table-row table:style-name="ro1">
          <table:table-cell table:formula="of:=[.A136]+1" office:value-type="float" office:value="96" calcext:value-type="float">
            <text:p>96</text:p>
          </table:table-cell>
          <table:table-cell table:formula="of:=MID([.$C$37];([.A137]-1)*4+1;2)">
            <text:p/>
          </table:table-cell>
          <table:table-cell table:formula="of:=MID([.$C$37];([.A137]-1)*4+1+2;2)">
            <text:p/>
          </table:table-cell>
          <table:table-cell table:formula="of:=DECIMAL([.B137];16)" office:value-type="float" office:value="0" calcext:value-type="float">
            <text:p>0</text:p>
          </table:table-cell>
          <table:table-cell table:formula="of:=DECIMAL([.C137];16)" office:value-type="float" office:value="0" calcext:value-type="float">
            <text:p>0</text:p>
          </table:table-cell>
          <table:table-cell table:formula="of:=CHAR([.D137])" office:value-type="string" office:string-value="" calcext:value-type="string">
            <text:p/>
          </table:table-cell>
          <table:table-cell table:formula="of:=CHAR([.E137])" office:value-type="string" office:string-value="" calcext:value-type="string">
            <text:p/>
          </table:table-cell>
          <table:table-cell table:formula="of:=DECIMAL([.F137];16)" office:value-type="float" office:value="0" calcext:value-type="float">
            <text:p>0</text:p>
          </table:table-cell>
          <table:table-cell table:formula="of:=DECIMAL([.G137];16)" office:value-type="float" office:value="0" calcext:value-type="float">
            <text:p>0</text:p>
          </table:table-cell>
          <table:table-cell table:formula="of:=BASE([.H137];2;4)" office:value-type="string" office:string-value="0000" calcext:value-type="string">
            <text:p>0000</text:p>
          </table:table-cell>
          <table:table-cell table:formula="of:=BASE([.I137];2;4)" office:value-type="string" office:string-value="0000" calcext:value-type="string">
            <text:p>0000</text:p>
          </table:table-cell>
          <table:table-cell table:formula="of:=[.J137]&amp;[.K137]" office:value-type="string" office:string-value="00000000" calcext:value-type="string">
            <text:p>00000000</text:p>
          </table:table-cell>
          <table:table-cell table:number-columns-repeated="9"/>
        </table:table-row>
        <table:table-row table:style-name="ro1">
          <table:table-cell table:formula="of:=[.A137]+1" office:value-type="float" office:value="97" calcext:value-type="float">
            <text:p>97</text:p>
          </table:table-cell>
          <table:table-cell table:formula="of:=MID([.$C$37];([.A138]-1)*4+1;2)">
            <text:p/>
          </table:table-cell>
          <table:table-cell table:formula="of:=MID([.$C$37];([.A138]-1)*4+1+2;2)">
            <text:p/>
          </table:table-cell>
          <table:table-cell table:formula="of:=DECIMAL([.B138];16)" office:value-type="float" office:value="0" calcext:value-type="float">
            <text:p>0</text:p>
          </table:table-cell>
          <table:table-cell table:formula="of:=DECIMAL([.C138];16)" office:value-type="float" office:value="0" calcext:value-type="float">
            <text:p>0</text:p>
          </table:table-cell>
          <table:table-cell table:formula="of:=CHAR([.D138])" office:value-type="string" office:string-value="" calcext:value-type="string">
            <text:p/>
          </table:table-cell>
          <table:table-cell table:formula="of:=CHAR([.E138])" office:value-type="string" office:string-value="" calcext:value-type="string">
            <text:p/>
          </table:table-cell>
          <table:table-cell table:formula="of:=DECIMAL([.F138];16)" office:value-type="float" office:value="0" calcext:value-type="float">
            <text:p>0</text:p>
          </table:table-cell>
          <table:table-cell table:formula="of:=DECIMAL([.G138];16)" office:value-type="float" office:value="0" calcext:value-type="float">
            <text:p>0</text:p>
          </table:table-cell>
          <table:table-cell table:formula="of:=BASE([.H138];2;4)" office:value-type="string" office:string-value="0000" calcext:value-type="string">
            <text:p>0000</text:p>
          </table:table-cell>
          <table:table-cell table:formula="of:=BASE([.I138];2;4)" office:value-type="string" office:string-value="0000" calcext:value-type="string">
            <text:p>0000</text:p>
          </table:table-cell>
          <table:table-cell table:formula="of:=[.J138]&amp;[.K138]" office:value-type="string" office:string-value="00000000" calcext:value-type="string">
            <text:p>00000000</text:p>
          </table:table-cell>
          <table:table-cell table:formula="of:=[.L137]&amp;[.L138]" office:value-type="string" office:string-value="0000000000000000" calcext:value-type="string">
            <text:p>0000000000000000</text:p>
          </table:table-cell>
          <table:table-cell office:value-type="string" calcext:value-type="string">
            <text:p>Waarde in Kelvin * 10</text:p>
          </table:table-cell>
          <table:table-cell table:formula="of:=DECIMAL([.M138];2)" office:value-type="float" office:value="0" calcext:value-type="float">
            <text:p>0</text:p>
          </table:table-cell>
          <table:table-cell table:formula="of:=[.P136]+1" office:value-type="float" office:value="2" calcext:value-type="float">
            <text:p>2</text:p>
          </table:table-cell>
          <table:table-cell office:value-type="string" calcext:value-type="string">
            <text:p>sel</text:p>
          </table:table-cell>
          <table:table-cell table:formula="of:=[.O138]/10-273.1" office:value-type="float" office:value="-273.1" calcext:value-type="float">
            <text:p>-273.1</text:p>
          </table:table-cell>
          <table:table-cell office:value-type="string" calcext:value-type="string">
            <text:p>grade C</text:p>
          </table:table-cell>
          <table:table-cell table:number-columns-repeated="2"/>
        </table:table-row>
        <table:table-row table:style-name="ro1">
          <table:table-cell table:formula="of:=[.A138]+1" office:value-type="float" office:value="98" calcext:value-type="float">
            <text:p>98</text:p>
          </table:table-cell>
          <table:table-cell table:formula="of:=MID([.$C$37];([.A139]-1)*4+1;2)">
            <text:p/>
          </table:table-cell>
          <table:table-cell table:formula="of:=MID([.$C$37];([.A139]-1)*4+1+2;2)">
            <text:p/>
          </table:table-cell>
          <table:table-cell table:formula="of:=DECIMAL([.B139];16)" office:value-type="float" office:value="0" calcext:value-type="float">
            <text:p>0</text:p>
          </table:table-cell>
          <table:table-cell table:formula="of:=DECIMAL([.C139];16)" office:value-type="float" office:value="0" calcext:value-type="float">
            <text:p>0</text:p>
          </table:table-cell>
          <table:table-cell table:formula="of:=CHAR([.D139])" office:value-type="string" office:string-value="" calcext:value-type="string">
            <text:p/>
          </table:table-cell>
          <table:table-cell table:formula="of:=CHAR([.E139])" office:value-type="string" office:string-value="" calcext:value-type="string">
            <text:p/>
          </table:table-cell>
          <table:table-cell table:formula="of:=DECIMAL([.F139];16)" office:value-type="float" office:value="0" calcext:value-type="float">
            <text:p>0</text:p>
          </table:table-cell>
          <table:table-cell table:formula="of:=DECIMAL([.G139];16)" office:value-type="float" office:value="0" calcext:value-type="float">
            <text:p>0</text:p>
          </table:table-cell>
          <table:table-cell table:formula="of:=BASE([.H139];2;4)" office:value-type="string" office:string-value="0000" calcext:value-type="string">
            <text:p>0000</text:p>
          </table:table-cell>
          <table:table-cell table:formula="of:=BASE([.I139];2;4)" office:value-type="string" office:string-value="0000" calcext:value-type="string">
            <text:p>0000</text:p>
          </table:table-cell>
          <table:table-cell table:formula="of:=[.J139]&amp;[.K139]" office:value-type="string" office:string-value="00000000" calcext:value-type="string">
            <text:p>00000000</text:p>
          </table:table-cell>
          <table:table-cell table:number-columns-repeated="9"/>
        </table:table-row>
        <table:table-row table:style-name="ro1">
          <table:table-cell table:formula="of:=[.A139]+1" office:value-type="float" office:value="99" calcext:value-type="float">
            <text:p>99</text:p>
          </table:table-cell>
          <table:table-cell table:formula="of:=MID([.$C$37];([.A140]-1)*4+1;2)">
            <text:p/>
          </table:table-cell>
          <table:table-cell table:formula="of:=MID([.$C$37];([.A140]-1)*4+1+2;2)">
            <text:p/>
          </table:table-cell>
          <table:table-cell table:formula="of:=DECIMAL([.B140];16)" office:value-type="float" office:value="0" calcext:value-type="float">
            <text:p>0</text:p>
          </table:table-cell>
          <table:table-cell table:formula="of:=DECIMAL([.C140];16)" office:value-type="float" office:value="0" calcext:value-type="float">
            <text:p>0</text:p>
          </table:table-cell>
          <table:table-cell table:formula="of:=CHAR([.D140])" office:value-type="string" office:string-value="" calcext:value-type="string">
            <text:p/>
          </table:table-cell>
          <table:table-cell table:formula="of:=CHAR([.E140])" office:value-type="string" office:string-value="" calcext:value-type="string">
            <text:p/>
          </table:table-cell>
          <table:table-cell table:formula="of:=DECIMAL([.F140];16)" office:value-type="float" office:value="0" calcext:value-type="float">
            <text:p>0</text:p>
          </table:table-cell>
          <table:table-cell table:formula="of:=DECIMAL([.G140];16)" office:value-type="float" office:value="0" calcext:value-type="float">
            <text:p>0</text:p>
          </table:table-cell>
          <table:table-cell table:formula="of:=BASE([.H140];2;4)" office:value-type="string" office:string-value="0000" calcext:value-type="string">
            <text:p>0000</text:p>
          </table:table-cell>
          <table:table-cell table:formula="of:=BASE([.I140];2;4)" office:value-type="string" office:string-value="0000" calcext:value-type="string">
            <text:p>0000</text:p>
          </table:table-cell>
          <table:table-cell table:formula="of:=[.J140]&amp;[.K140]" office:value-type="string" office:string-value="00000000" calcext:value-type="string">
            <text:p>00000000</text:p>
          </table:table-cell>
          <table:table-cell table:formula="of:=[.L139]&amp;[.L140]" office:value-type="string" office:string-value="0000000000000000" calcext:value-type="string">
            <text:p>0000000000000000</text:p>
          </table:table-cell>
          <table:table-cell office:value-type="string" calcext:value-type="string">
            <text:p>Waarde in Kelvin * 10</text:p>
          </table:table-cell>
          <table:table-cell table:formula="of:=DECIMAL([.M140];2)" office:value-type="float" office:value="0" calcext:value-type="float">
            <text:p>0</text:p>
          </table:table-cell>
          <table:table-cell table:formula="of:=[.P138]+1" office:value-type="float" office:value="3" calcext:value-type="float">
            <text:p>3</text:p>
          </table:table-cell>
          <table:table-cell office:value-type="string" calcext:value-type="string">
            <text:p>sel</text:p>
          </table:table-cell>
          <table:table-cell table:formula="of:=[.O140]/10-273.1" office:value-type="float" office:value="-273.1" calcext:value-type="float">
            <text:p>-273.1</text:p>
          </table:table-cell>
          <table:table-cell office:value-type="string" calcext:value-type="string">
            <text:p>grade C</text:p>
          </table:table-cell>
          <table:table-cell table:number-columns-repeated="2"/>
        </table:table-row>
        <table:table-row table:style-name="ro1">
          <table:table-cell table:formula="of:=[.A140]+1" office:value-type="float" office:value="100" calcext:value-type="float">
            <text:p>100</text:p>
          </table:table-cell>
          <table:table-cell table:formula="of:=MID([.$C$37];([.A141]-1)*4+1;2)">
            <text:p/>
          </table:table-cell>
          <table:table-cell table:formula="of:=MID([.$C$37];([.A141]-1)*4+1+2;2)">
            <text:p/>
          </table:table-cell>
          <table:table-cell table:formula="of:=DECIMAL([.B141];16)" office:value-type="float" office:value="0" calcext:value-type="float">
            <text:p>0</text:p>
          </table:table-cell>
          <table:table-cell table:formula="of:=DECIMAL([.C141];16)" office:value-type="float" office:value="0" calcext:value-type="float">
            <text:p>0</text:p>
          </table:table-cell>
          <table:table-cell table:formula="of:=CHAR([.D141])" office:value-type="string" office:string-value="" calcext:value-type="string">
            <text:p/>
          </table:table-cell>
          <table:table-cell table:formula="of:=CHAR([.E141])" office:value-type="string" office:string-value="" calcext:value-type="string">
            <text:p/>
          </table:table-cell>
          <table:table-cell table:formula="of:=DECIMAL([.F141];16)" office:value-type="float" office:value="0" calcext:value-type="float">
            <text:p>0</text:p>
          </table:table-cell>
          <table:table-cell table:formula="of:=DECIMAL([.G141];16)" office:value-type="float" office:value="0" calcext:value-type="float">
            <text:p>0</text:p>
          </table:table-cell>
          <table:table-cell table:formula="of:=BASE([.H141];2;4)" office:value-type="string" office:string-value="0000" calcext:value-type="string">
            <text:p>0000</text:p>
          </table:table-cell>
          <table:table-cell table:formula="of:=BASE([.I141];2;4)" office:value-type="string" office:string-value="0000" calcext:value-type="string">
            <text:p>0000</text:p>
          </table:table-cell>
          <table:table-cell table:formula="of:=[.J141]&amp;[.K141]" office:value-type="string" office:string-value="00000000" calcext:value-type="string">
            <text:p>00000000</text:p>
          </table:table-cell>
          <table:table-cell table:number-columns-repeated="9"/>
        </table:table-row>
        <table:table-row table:style-name="ro1">
          <table:table-cell table:formula="of:=[.A141]+1" office:value-type="float" office:value="101" calcext:value-type="float">
            <text:p>101</text:p>
          </table:table-cell>
          <table:table-cell table:formula="of:=MID([.$C$37];([.A142]-1)*4+1;2)">
            <text:p/>
          </table:table-cell>
          <table:table-cell table:formula="of:=MID([.$C$37];([.A142]-1)*4+1+2;2)">
            <text:p/>
          </table:table-cell>
          <table:table-cell table:formula="of:=DECIMAL([.B142];16)" office:value-type="float" office:value="0" calcext:value-type="float">
            <text:p>0</text:p>
          </table:table-cell>
          <table:table-cell table:formula="of:=DECIMAL([.C142];16)" office:value-type="float" office:value="0" calcext:value-type="float">
            <text:p>0</text:p>
          </table:table-cell>
          <table:table-cell table:formula="of:=CHAR([.D142])" office:value-type="string" office:string-value="" calcext:value-type="string">
            <text:p/>
          </table:table-cell>
          <table:table-cell table:formula="of:=CHAR([.E142])" office:value-type="string" office:string-value="" calcext:value-type="string">
            <text:p/>
          </table:table-cell>
          <table:table-cell table:formula="of:=DECIMAL([.F142];16)" office:value-type="float" office:value="0" calcext:value-type="float">
            <text:p>0</text:p>
          </table:table-cell>
          <table:table-cell table:formula="of:=DECIMAL([.G142];16)" office:value-type="float" office:value="0" calcext:value-type="float">
            <text:p>0</text:p>
          </table:table-cell>
          <table:table-cell table:formula="of:=BASE([.H142];2;4)" office:value-type="string" office:string-value="0000" calcext:value-type="string">
            <text:p>0000</text:p>
          </table:table-cell>
          <table:table-cell table:formula="of:=BASE([.I142];2;4)" office:value-type="string" office:string-value="0000" calcext:value-type="string">
            <text:p>0000</text:p>
          </table:table-cell>
          <table:table-cell table:formula="of:=[.J142]&amp;[.K142]" office:value-type="string" office:string-value="00000000" calcext:value-type="string">
            <text:p>00000000</text:p>
          </table:table-cell>
          <table:table-cell table:formula="of:=[.L141]&amp;[.L142]" office:value-type="string" office:string-value="0000000000000000" calcext:value-type="string">
            <text:p>0000000000000000</text:p>
          </table:table-cell>
          <table:table-cell office:value-type="string" calcext:value-type="string">
            <text:p>Waarde in Kelvin * 10</text:p>
          </table:table-cell>
          <table:table-cell table:formula="of:=DECIMAL([.M142];2)" office:value-type="float" office:value="0" calcext:value-type="float">
            <text:p>0</text:p>
          </table:table-cell>
          <table:table-cell table:formula="of:=[.P140]+1" office:value-type="float" office:value="4" calcext:value-type="float">
            <text:p>4</text:p>
          </table:table-cell>
          <table:table-cell office:value-type="string" calcext:value-type="string">
            <text:p>sel</text:p>
          </table:table-cell>
          <table:table-cell table:formula="of:=[.O142]/10-273.1" office:value-type="float" office:value="-273.1" calcext:value-type="float">
            <text:p>-273.1</text:p>
          </table:table-cell>
          <table:table-cell office:value-type="string" calcext:value-type="string">
            <text:p>grade C</text:p>
          </table:table-cell>
          <table:table-cell table:number-columns-repeated="2"/>
        </table:table-row>
        <table:table-row table:style-name="ro1">
          <table:table-cell table:formula="of:=[.A142]+1" office:value-type="float" office:value="102" calcext:value-type="float">
            <text:p>102</text:p>
          </table:table-cell>
          <table:table-cell table:formula="of:=MID([.$C$37];([.A143]-1)*4+1;2)">
            <text:p/>
          </table:table-cell>
          <table:table-cell table:formula="of:=MID([.$C$37];([.A143]-1)*4+1+2;2)">
            <text:p/>
          </table:table-cell>
          <table:table-cell table:formula="of:=DECIMAL([.B143];16)" office:value-type="float" office:value="0" calcext:value-type="float">
            <text:p>0</text:p>
          </table:table-cell>
          <table:table-cell table:formula="of:=DECIMAL([.C143];16)" office:value-type="float" office:value="0" calcext:value-type="float">
            <text:p>0</text:p>
          </table:table-cell>
          <table:table-cell table:formula="of:=CHAR([.D143])" office:value-type="string" office:string-value="" calcext:value-type="string">
            <text:p/>
          </table:table-cell>
          <table:table-cell table:formula="of:=CHAR([.E143])" office:value-type="string" office:string-value="" calcext:value-type="string">
            <text:p/>
          </table:table-cell>
          <table:table-cell table:formula="of:=DECIMAL([.F143];16)" office:value-type="float" office:value="0" calcext:value-type="float">
            <text:p>0</text:p>
          </table:table-cell>
          <table:table-cell table:formula="of:=DECIMAL([.G143];16)" office:value-type="float" office:value="0" calcext:value-type="float">
            <text:p>0</text:p>
          </table:table-cell>
          <table:table-cell table:formula="of:=BASE([.H143];2;4)" office:value-type="string" office:string-value="0000" calcext:value-type="string">
            <text:p>0000</text:p>
          </table:table-cell>
          <table:table-cell table:formula="of:=BASE([.I143];2;4)" office:value-type="string" office:string-value="0000" calcext:value-type="string">
            <text:p>0000</text:p>
          </table:table-cell>
          <table:table-cell table:formula="of:=[.J143]&amp;[.K143]" office:value-type="string" office:string-value="00000000" calcext:value-type="string">
            <text:p>00000000</text:p>
          </table:table-cell>
          <table:table-cell table:number-columns-repeated="9"/>
        </table:table-row>
        <table:table-row table:style-name="ro1">
          <table:table-cell table:formula="of:=[.A143]+1" office:value-type="float" office:value="103" calcext:value-type="float">
            <text:p>103</text:p>
          </table:table-cell>
          <table:table-cell table:formula="of:=MID([.$C$37];([.A144]-1)*4+1;2)">
            <text:p/>
          </table:table-cell>
          <table:table-cell table:formula="of:=MID([.$C$37];([.A144]-1)*4+1+2;2)">
            <text:p/>
          </table:table-cell>
          <table:table-cell table:formula="of:=DECIMAL([.B144];16)" office:value-type="float" office:value="0" calcext:value-type="float">
            <text:p>0</text:p>
          </table:table-cell>
          <table:table-cell table:formula="of:=DECIMAL([.C144];16)" office:value-type="float" office:value="0" calcext:value-type="float">
            <text:p>0</text:p>
          </table:table-cell>
          <table:table-cell table:formula="of:=CHAR([.D144])" office:value-type="string" office:string-value="" calcext:value-type="string">
            <text:p/>
          </table:table-cell>
          <table:table-cell table:formula="of:=CHAR([.E144])" office:value-type="string" office:string-value="" calcext:value-type="string">
            <text:p/>
          </table:table-cell>
          <table:table-cell table:formula="of:=DECIMAL([.F144];16)" office:value-type="float" office:value="0" calcext:value-type="float">
            <text:p>0</text:p>
          </table:table-cell>
          <table:table-cell table:formula="of:=DECIMAL([.G144];16)" office:value-type="float" office:value="0" calcext:value-type="float">
            <text:p>0</text:p>
          </table:table-cell>
          <table:table-cell table:formula="of:=BASE([.H144];2;4)" office:value-type="string" office:string-value="0000" calcext:value-type="string">
            <text:p>0000</text:p>
          </table:table-cell>
          <table:table-cell table:formula="of:=BASE([.I144];2;4)" office:value-type="string" office:string-value="0000" calcext:value-type="string">
            <text:p>0000</text:p>
          </table:table-cell>
          <table:table-cell table:formula="of:=[.J144]&amp;[.K144]" office:value-type="string" office:string-value="00000000" calcext:value-type="string">
            <text:p>00000000</text:p>
          </table:table-cell>
          <table:table-cell table:formula="of:=[.L143]&amp;[.L144]" office:value-type="string" office:string-value="0000000000000000" calcext:value-type="string">
            <text:p>0000000000000000</text:p>
          </table:table-cell>
          <table:table-cell office:value-type="string" calcext:value-type="string">
            <text:p>Waarde in Kelvin * 10</text:p>
          </table:table-cell>
          <table:table-cell table:formula="of:=DECIMAL([.M144];2)" office:value-type="float" office:value="0" calcext:value-type="float">
            <text:p>0</text:p>
          </table:table-cell>
          <table:table-cell table:formula="of:=[.P142]+1" office:value-type="float" office:value="5" calcext:value-type="float">
            <text:p>5</text:p>
          </table:table-cell>
          <table:table-cell office:value-type="string" calcext:value-type="string">
            <text:p>sel</text:p>
          </table:table-cell>
          <table:table-cell table:formula="of:=[.O144]/10-273.1" office:value-type="float" office:value="-273.1" calcext:value-type="float">
            <text:p>-273.1</text:p>
          </table:table-cell>
          <table:table-cell office:value-type="string" calcext:value-type="string">
            <text:p>grade C</text:p>
          </table:table-cell>
          <table:table-cell table:number-columns-repeated="2"/>
        </table:table-row>
        <table:table-row table:style-name="ro1">
          <table:table-cell table:formula="of:=[.A144]+1" office:value-type="float" office:value="104" calcext:value-type="float">
            <text:p>104</text:p>
          </table:table-cell>
          <table:table-cell table:formula="of:=MID([.$C$37];([.A145]-1)*4+1;2)">
            <text:p/>
          </table:table-cell>
          <table:table-cell table:formula="of:=MID([.$C$37];([.A145]-1)*4+1+2;2)">
            <text:p/>
          </table:table-cell>
          <table:table-cell table:formula="of:=DECIMAL([.B145];16)" office:value-type="float" office:value="0" calcext:value-type="float">
            <text:p>0</text:p>
          </table:table-cell>
          <table:table-cell table:formula="of:=DECIMAL([.C145];16)" office:value-type="float" office:value="0" calcext:value-type="float">
            <text:p>0</text:p>
          </table:table-cell>
          <table:table-cell table:formula="of:=CHAR([.D145])" office:value-type="string" office:string-value="" calcext:value-type="string">
            <text:p/>
          </table:table-cell>
          <table:table-cell table:formula="of:=CHAR([.E145])" office:value-type="string" office:string-value="" calcext:value-type="string">
            <text:p/>
          </table:table-cell>
          <table:table-cell table:formula="of:=DECIMAL([.F145];16)" office:value-type="float" office:value="0" calcext:value-type="float">
            <text:p>0</text:p>
          </table:table-cell>
          <table:table-cell table:formula="of:=DECIMAL([.G145];16)" office:value-type="float" office:value="0" calcext:value-type="float">
            <text:p>0</text:p>
          </table:table-cell>
          <table:table-cell table:formula="of:=BASE([.H145];2;4)" office:value-type="string" office:string-value="0000" calcext:value-type="string">
            <text:p>0000</text:p>
          </table:table-cell>
          <table:table-cell table:formula="of:=BASE([.I145];2;4)" office:value-type="string" office:string-value="0000" calcext:value-type="string">
            <text:p>0000</text:p>
          </table:table-cell>
          <table:table-cell table:formula="of:=[.J145]&amp;[.K145]" office:value-type="string" office:string-value="00000000" calcext:value-type="string">
            <text:p>00000000</text:p>
          </table:table-cell>
          <table:table-cell table:number-columns-repeated="7"/>
          <table:table-cell table:formula="of:=26+([.A145]-1)*4+1-1" office:value-type="float" office:value="438" calcext:value-type="float">
            <text:p>438</text:p>
          </table:table-cell>
          <table:table-cell table:formula="of:=[.T145]+8" office:value-type="float" office:value="446" calcext:value-type="float">
            <text:p>446</text:p>
          </table:table-cell>
        </table:table-row>
        <table:table-row table:style-name="ro1">
          <table:table-cell table:formula="of:=[.A145]+1" office:value-type="float" office:value="105" calcext:value-type="float">
            <text:p>105</text:p>
          </table:table-cell>
          <table:table-cell table:formula="of:=MID([.$C$37];([.A146]-1)*4+1;2)">
            <text:p/>
          </table:table-cell>
          <table:table-cell table:formula="of:=MID([.$C$37];([.A146]-1)*4+1+2;2)">
            <text:p/>
          </table:table-cell>
          <table:table-cell table:formula="of:=DECIMAL([.B146];16)" office:value-type="float" office:value="0" calcext:value-type="float">
            <text:p>0</text:p>
          </table:table-cell>
          <table:table-cell table:formula="of:=DECIMAL([.C146];16)" office:value-type="float" office:value="0" calcext:value-type="float">
            <text:p>0</text:p>
          </table:table-cell>
          <table:table-cell table:formula="of:=CHAR([.D146])" office:value-type="string" office:string-value="" calcext:value-type="string">
            <text:p/>
          </table:table-cell>
          <table:table-cell table:formula="of:=CHAR([.E146])" office:value-type="string" office:string-value="" calcext:value-type="string">
            <text:p/>
          </table:table-cell>
          <table:table-cell table:formula="of:=DECIMAL([.F146];16)" office:value-type="float" office:value="0" calcext:value-type="float">
            <text:p>0</text:p>
          </table:table-cell>
          <table:table-cell table:formula="of:=DECIMAL([.G146];16)" office:value-type="float" office:value="0" calcext:value-type="float">
            <text:p>0</text:p>
          </table:table-cell>
          <table:table-cell table:formula="of:=BASE([.H146];2;4)" office:value-type="string" office:string-value="0000" calcext:value-type="string">
            <text:p>0000</text:p>
          </table:table-cell>
          <table:table-cell table:formula="of:=BASE([.I146];2;4)" office:value-type="string" office:string-value="0000" calcext:value-type="string">
            <text:p>0000</text:p>
          </table:table-cell>
          <table:table-cell table:formula="of:=[.J146]&amp;[.K146]" office:value-type="string" office:string-value="00000000" calcext:value-type="string">
            <text:p>00000000</text:p>
          </table:table-cell>
          <table:table-cell table:formula="of:=[.L145]&amp;[.L146]" office:value-type="string" office:string-value="0000000000000000" calcext:value-type="string">
            <text:p>0000000000000000</text:p>
          </table:table-cell>
          <table:table-cell office:value-type="string" calcext:value-type="string">
            <text:p>Battery stroom</text:p>
          </table:table-cell>
          <table:table-cell table:formula="of:=DECIMAL([.M146];2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[.A146]+1" office:value-type="float" office:value="106" calcext:value-type="float">
            <text:p>106</text:p>
          </table:table-cell>
          <table:table-cell table:formula="of:=MID([.$C$37];([.A147]-1)*4+1;2)">
            <text:p/>
          </table:table-cell>
          <table:table-cell table:formula="of:=MID([.$C$37];([.A147]-1)*4+1+2;2)">
            <text:p/>
          </table:table-cell>
          <table:table-cell table:formula="of:=DECIMAL([.B147];16)" office:value-type="float" office:value="0" calcext:value-type="float">
            <text:p>0</text:p>
          </table:table-cell>
          <table:table-cell table:formula="of:=DECIMAL([.C147];16)" office:value-type="float" office:value="0" calcext:value-type="float">
            <text:p>0</text:p>
          </table:table-cell>
          <table:table-cell table:formula="of:=CHAR([.D147])" office:value-type="string" office:string-value="" calcext:value-type="string">
            <text:p/>
          </table:table-cell>
          <table:table-cell table:formula="of:=CHAR([.E147])" office:value-type="string" office:string-value="" calcext:value-type="string">
            <text:p/>
          </table:table-cell>
          <table:table-cell table:formula="of:=DECIMAL([.F147];16)" office:value-type="float" office:value="0" calcext:value-type="float">
            <text:p>0</text:p>
          </table:table-cell>
          <table:table-cell table:formula="of:=DECIMAL([.G147];16)" office:value-type="float" office:value="0" calcext:value-type="float">
            <text:p>0</text:p>
          </table:table-cell>
          <table:table-cell table:formula="of:=BASE([.H147];2;4)" office:value-type="string" office:string-value="0000" calcext:value-type="string">
            <text:p>0000</text:p>
          </table:table-cell>
          <table:table-cell table:formula="of:=BASE([.I147];2;4)" office:value-type="string" office:string-value="0000" calcext:value-type="string">
            <text:p>0000</text:p>
          </table:table-cell>
          <table:table-cell table:formula="of:=[.J147]&amp;[.K147]" office:value-type="string" office:string-value="00000000" calcext:value-type="string">
            <text:p>00000000</text:p>
          </table:table-cell>
          <table:table-cell table:number-columns-repeated="7"/>
          <table:table-cell table:formula="of:=26+([.A147]-1)*4+1-1" office:value-type="float" office:value="446" calcext:value-type="float">
            <text:p>446</text:p>
          </table:table-cell>
          <table:table-cell table:formula="of:=[.T147]+8" office:value-type="float" office:value="454" calcext:value-type="float">
            <text:p>454</text:p>
          </table:table-cell>
        </table:table-row>
        <table:table-row table:style-name="ro1">
          <table:table-cell table:formula="of:=[.A147]+1" office:value-type="float" office:value="107" calcext:value-type="float">
            <text:p>107</text:p>
          </table:table-cell>
          <table:table-cell table:formula="of:=MID([.$C$37];([.A148]-1)*4+1;2)">
            <text:p/>
          </table:table-cell>
          <table:table-cell table:formula="of:=MID([.$C$37];([.A148]-1)*4+1+2;2)">
            <text:p/>
          </table:table-cell>
          <table:table-cell table:formula="of:=DECIMAL([.B148];16)" office:value-type="float" office:value="0" calcext:value-type="float">
            <text:p>0</text:p>
          </table:table-cell>
          <table:table-cell table:formula="of:=DECIMAL([.C148];16)" office:value-type="float" office:value="0" calcext:value-type="float">
            <text:p>0</text:p>
          </table:table-cell>
          <table:table-cell table:formula="of:=CHAR([.D148])" office:value-type="string" office:string-value="" calcext:value-type="string">
            <text:p/>
          </table:table-cell>
          <table:table-cell table:formula="of:=CHAR([.E148])" office:value-type="string" office:string-value="" calcext:value-type="string">
            <text:p/>
          </table:table-cell>
          <table:table-cell table:formula="of:=DECIMAL([.F148];16)" office:value-type="float" office:value="0" calcext:value-type="float">
            <text:p>0</text:p>
          </table:table-cell>
          <table:table-cell table:formula="of:=DECIMAL([.G148];16)" office:value-type="float" office:value="0" calcext:value-type="float">
            <text:p>0</text:p>
          </table:table-cell>
          <table:table-cell table:formula="of:=BASE([.H148];2;4)" office:value-type="string" office:string-value="0000" calcext:value-type="string">
            <text:p>0000</text:p>
          </table:table-cell>
          <table:table-cell table:formula="of:=BASE([.I148];2;4)" office:value-type="string" office:string-value="0000" calcext:value-type="string">
            <text:p>0000</text:p>
          </table:table-cell>
          <table:table-cell table:formula="of:=[.J148]&amp;[.K148]" office:value-type="string" office:string-value="00000000" calcext:value-type="string">
            <text:p>00000000</text:p>
          </table:table-cell>
          <table:table-cell table:formula="of:=[.L147]&amp;[.L148]" office:value-type="string" office:string-value="0000000000000000" calcext:value-type="string">
            <text:p>0000000000000000</text:p>
          </table:table-cell>
          <table:table-cell office:value-type="string" calcext:value-type="string">
            <text:p>Battery spanning in milliVolts</text:p>
          </table:table-cell>
          <table:table-cell table:formula="of:=DECIMAL([.M148];2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[.A148]+1" office:value-type="float" office:value="108" calcext:value-type="float">
            <text:p>108</text:p>
          </table:table-cell>
          <table:table-cell table:formula="of:=MID([.$C$37];([.A149]-1)*4+1;2)">
            <text:p/>
          </table:table-cell>
          <table:table-cell table:formula="of:=MID([.$C$37];([.A149]-1)*4+1+2;2)">
            <text:p/>
          </table:table-cell>
          <table:table-cell table:formula="of:=DECIMAL([.B149];16)" office:value-type="float" office:value="0" calcext:value-type="float">
            <text:p>0</text:p>
          </table:table-cell>
          <table:table-cell table:formula="of:=DECIMAL([.C149];16)" office:value-type="float" office:value="0" calcext:value-type="float">
            <text:p>0</text:p>
          </table:table-cell>
          <table:table-cell table:formula="of:=CHAR([.D149])" office:value-type="string" office:string-value="" calcext:value-type="string">
            <text:p/>
          </table:table-cell>
          <table:table-cell table:formula="of:=CHAR([.E149])" office:value-type="string" office:string-value="" calcext:value-type="string">
            <text:p/>
          </table:table-cell>
          <table:table-cell table:formula="of:=DECIMAL([.F149];16)" office:value-type="float" office:value="0" calcext:value-type="float">
            <text:p>0</text:p>
          </table:table-cell>
          <table:table-cell table:formula="of:=DECIMAL([.G149];16)" office:value-type="float" office:value="0" calcext:value-type="float">
            <text:p>0</text:p>
          </table:table-cell>
          <table:table-cell table:formula="of:=BASE([.H149];2;4)" office:value-type="string" office:string-value="0000" calcext:value-type="string">
            <text:p>0000</text:p>
          </table:table-cell>
          <table:table-cell table:formula="of:=BASE([.I149];2;4)" office:value-type="string" office:string-value="0000" calcext:value-type="string">
            <text:p>0000</text:p>
          </table:table-cell>
          <table:table-cell table:formula="of:=[.J149]&amp;[.K149]" office:value-type="string" office:string-value="00000000" calcext:value-type="string">
            <text:p>00000000</text:p>
          </table:table-cell>
          <table:table-cell table:number-columns-repeated="7"/>
          <table:table-cell table:formula="of:=26+([.A149]-1)*4+1-1" office:value-type="float" office:value="454" calcext:value-type="float">
            <text:p>454</text:p>
          </table:table-cell>
          <table:table-cell table:formula="of:=[.T149]+8" office:value-type="float" office:value="462" calcext:value-type="float">
            <text:p>462</text:p>
          </table:table-cell>
        </table:table-row>
        <table:table-row table:style-name="ro1">
          <table:table-cell table:formula="of:=[.A149]+1" office:value-type="float" office:value="109" calcext:value-type="float">
            <text:p>109</text:p>
          </table:table-cell>
          <table:table-cell table:formula="of:=MID([.$C$37];([.A150]-1)*4+1;2)">
            <text:p/>
          </table:table-cell>
          <table:table-cell table:formula="of:=MID([.$C$37];([.A150]-1)*4+1+2;2)">
            <text:p/>
          </table:table-cell>
          <table:table-cell table:formula="of:=DECIMAL([.B150];16)" office:value-type="float" office:value="0" calcext:value-type="float">
            <text:p>0</text:p>
          </table:table-cell>
          <table:table-cell table:formula="of:=DECIMAL([.C150];16)" office:value-type="float" office:value="0" calcext:value-type="float">
            <text:p>0</text:p>
          </table:table-cell>
          <table:table-cell table:formula="of:=CHAR([.D150])" office:value-type="string" office:string-value="" calcext:value-type="string">
            <text:p/>
          </table:table-cell>
          <table:table-cell table:formula="of:=CHAR([.E150])" office:value-type="string" office:string-value="" calcext:value-type="string">
            <text:p/>
          </table:table-cell>
          <table:table-cell table:formula="of:=DECIMAL([.F150];16)" office:value-type="float" office:value="0" calcext:value-type="float">
            <text:p>0</text:p>
          </table:table-cell>
          <table:table-cell table:formula="of:=DECIMAL([.G150];16)" office:value-type="float" office:value="0" calcext:value-type="float">
            <text:p>0</text:p>
          </table:table-cell>
          <table:table-cell table:formula="of:=BASE([.H150];2;4)" office:value-type="string" office:string-value="0000" calcext:value-type="string">
            <text:p>0000</text:p>
          </table:table-cell>
          <table:table-cell table:formula="of:=BASE([.I150];2;4)" office:value-type="string" office:string-value="0000" calcext:value-type="string">
            <text:p>0000</text:p>
          </table:table-cell>
          <table:table-cell table:formula="of:=[.J150]&amp;[.K150]" office:value-type="string" office:string-value="00000000" calcext:value-type="string">
            <text:p>00000000</text:p>
          </table:table-cell>
          <table:table-cell table:formula="of:=[.L149]&amp;[.L150]" office:value-type="string" office:string-value="0000000000000000" calcext:value-type="string">
            <text:p>0000000000000000</text:p>
          </table:table-cell>
          <table:table-cell office:value-type="string" calcext:value-type="string">
            <text:p>Oorblywende energie in milliAmpuur</text:p>
          </table:table-cell>
          <table:table-cell table:formula="of:=DECIMAL([.M150];2)" office:value-type="float" office:value="0" calcext:value-type="float">
            <text:p>0</text:p>
          </table:table-cell>
          <table:table-cell table:number-columns-repeated="2"/>
          <table:table-cell table:formula="of:=48*[.O150]/1000/1000" office:value-type="float" office:value="0" calcext:value-type="float">
            <text:p>0</text:p>
          </table:table-cell>
          <table:table-cell office:value-type="string" calcext:value-type="string">
            <text:p>kWh</text:p>
          </table:table-cell>
          <table:table-cell table:number-columns-repeated="2"/>
        </table:table-row>
        <table:table-row table:style-name="ro1">
          <table:table-cell table:formula="of:=[.A150]+1" office:value-type="float" office:value="110" calcext:value-type="float">
            <text:p>110</text:p>
          </table:table-cell>
          <table:table-cell table:formula="of:=MID([.$C$37];([.A151]-1)*4+1;2)">
            <text:p/>
          </table:table-cell>
          <table:table-cell table:formula="of:=MID([.$C$37];([.A151]-1)*4+1+2;2)">
            <text:p/>
          </table:table-cell>
          <table:table-cell table:formula="of:=DECIMAL([.B151];16)" office:value-type="float" office:value="0" calcext:value-type="float">
            <text:p>0</text:p>
          </table:table-cell>
          <table:table-cell table:formula="of:=DECIMAL([.C151];16)" office:value-type="float" office:value="0" calcext:value-type="float">
            <text:p>0</text:p>
          </table:table-cell>
          <table:table-cell table:formula="of:=CHAR([.D151])" office:value-type="string" office:string-value="" calcext:value-type="string">
            <text:p/>
          </table:table-cell>
          <table:table-cell table:formula="of:=CHAR([.E151])" office:value-type="string" office:string-value="" calcext:value-type="string">
            <text:p/>
          </table:table-cell>
          <table:table-cell table:formula="of:=DECIMAL([.F151];16)" office:value-type="float" office:value="0" calcext:value-type="float">
            <text:p>0</text:p>
          </table:table-cell>
          <table:table-cell table:formula="of:=DECIMAL([.G151];16)" office:value-type="float" office:value="0" calcext:value-type="float">
            <text:p>0</text:p>
          </table:table-cell>
          <table:table-cell table:formula="of:=BASE([.H151];2;4)" office:value-type="string" office:string-value="0000" calcext:value-type="string">
            <text:p>0000</text:p>
          </table:table-cell>
          <table:table-cell table:formula="of:=BASE([.I151];2;4)" office:value-type="string" office:string-value="0000" calcext:value-type="string">
            <text:p>0000</text:p>
          </table:table-cell>
          <table:table-cell table:formula="of:=[.J151]&amp;[.K151]" office:value-type="string" office:string-value="00000000" calcext:value-type="string">
            <text:p>00000000</text:p>
          </table:table-cell>
          <table:table-cell/>
          <table:table-cell office:value-type="string" calcext:value-type="string">
            <text:p>Gebruiker gedefinieerd</text:p>
          </table:table-cell>
          <table:table-cell table:number-columns-repeated="7"/>
        </table:table-row>
        <table:table-row table:style-name="ro1">
          <table:table-cell table:formula="of:=[.A151]+1" office:value-type="float" office:value="111" calcext:value-type="float">
            <text:p>111</text:p>
          </table:table-cell>
          <table:table-cell table:formula="of:=MID([.$C$37];([.A152]-1)*4+1;2)">
            <text:p/>
          </table:table-cell>
          <table:table-cell table:formula="of:=MID([.$C$37];([.A152]-1)*4+1+2;2)">
            <text:p/>
          </table:table-cell>
          <table:table-cell table:formula="of:=DECIMAL([.B152];16)" office:value-type="float" office:value="0" calcext:value-type="float">
            <text:p>0</text:p>
          </table:table-cell>
          <table:table-cell table:formula="of:=DECIMAL([.C152];16)" office:value-type="float" office:value="0" calcext:value-type="float">
            <text:p>0</text:p>
          </table:table-cell>
          <table:table-cell table:formula="of:=CHAR([.D152])" office:value-type="string" office:string-value="" calcext:value-type="string">
            <text:p/>
          </table:table-cell>
          <table:table-cell table:formula="of:=CHAR([.E152])" office:value-type="string" office:string-value="" calcext:value-type="string">
            <text:p/>
          </table:table-cell>
          <table:table-cell table:formula="of:=DECIMAL([.F152];16)" office:value-type="float" office:value="0" calcext:value-type="float">
            <text:p>0</text:p>
          </table:table-cell>
          <table:table-cell table:formula="of:=DECIMAL([.G152];16)" office:value-type="float" office:value="0" calcext:value-type="float">
            <text:p>0</text:p>
          </table:table-cell>
          <table:table-cell table:formula="of:=BASE([.H152];2;4)" office:value-type="string" office:string-value="0000" calcext:value-type="string">
            <text:p>0000</text:p>
          </table:table-cell>
          <table:table-cell table:formula="of:=BASE([.I152];2;4)" office:value-type="string" office:string-value="0000" calcext:value-type="string">
            <text:p>0000</text:p>
          </table:table-cell>
          <table:table-cell table:formula="of:=[.J152]&amp;[.K152]" office:value-type="string" office:string-value="00000000" calcext:value-type="string">
            <text:p>00000000</text:p>
          </table:table-cell>
          <table:table-cell table:number-columns-repeated="7"/>
          <table:table-cell table:formula="of:=26+([.A152]-1)*4+1-1" office:value-type="float" office:value="466" calcext:value-type="float">
            <text:p>466</text:p>
          </table:table-cell>
          <table:table-cell table:formula="of:=[.T152]+8" office:value-type="float" office:value="474" calcext:value-type="float">
            <text:p>474</text:p>
          </table:table-cell>
        </table:table-row>
        <table:table-row table:style-name="ro1">
          <table:table-cell table:formula="of:=[.A152]+1" office:value-type="float" office:value="112" calcext:value-type="float">
            <text:p>112</text:p>
          </table:table-cell>
          <table:table-cell table:formula="of:=MID([.$C$37];([.A153]-1)*4+1;2)">
            <text:p/>
          </table:table-cell>
          <table:table-cell table:formula="of:=MID([.$C$37];([.A153]-1)*4+1+2;2)">
            <text:p/>
          </table:table-cell>
          <table:table-cell table:formula="of:=DECIMAL([.B153];16)" office:value-type="float" office:value="0" calcext:value-type="float">
            <text:p>0</text:p>
          </table:table-cell>
          <table:table-cell table:formula="of:=DECIMAL([.C153];16)" office:value-type="float" office:value="0" calcext:value-type="float">
            <text:p>0</text:p>
          </table:table-cell>
          <table:table-cell table:formula="of:=CHAR([.D153])" office:value-type="string" office:string-value="" calcext:value-type="string">
            <text:p/>
          </table:table-cell>
          <table:table-cell table:formula="of:=CHAR([.E153])" office:value-type="string" office:string-value="" calcext:value-type="string">
            <text:p/>
          </table:table-cell>
          <table:table-cell table:formula="of:=DECIMAL([.F153];16)" office:value-type="float" office:value="0" calcext:value-type="float">
            <text:p>0</text:p>
          </table:table-cell>
          <table:table-cell table:formula="of:=DECIMAL([.G153];16)" office:value-type="float" office:value="0" calcext:value-type="float">
            <text:p>0</text:p>
          </table:table-cell>
          <table:table-cell table:formula="of:=BASE([.H153];2;4)" office:value-type="string" office:string-value="0000" calcext:value-type="string">
            <text:p>0000</text:p>
          </table:table-cell>
          <table:table-cell table:formula="of:=BASE([.I153];2;4)" office:value-type="string" office:string-value="0000" calcext:value-type="string">
            <text:p>0000</text:p>
          </table:table-cell>
          <table:table-cell table:formula="of:=[.J153]&amp;[.K153]" office:value-type="string" office:string-value="00000000" calcext:value-type="string">
            <text:p>00000000</text:p>
          </table:table-cell>
          <table:table-cell table:formula="of:=[.L152]&amp;[.L153]" office:value-type="string" office:string-value="0000000000000000" calcext:value-type="string">
            <text:p>0000000000000000</text:p>
          </table:table-cell>
          <table:table-cell office:value-type="string" calcext:value-type="string">
            <text:p>Totale battery kapasiteit</text:p>
          </table:table-cell>
          <table:table-cell table:formula="of:=DECIMAL([.M153];2)" office:value-type="float" office:value="0" calcext:value-type="float">
            <text:p>0</text:p>
          </table:table-cell>
          <table:table-cell table:number-columns-repeated="2"/>
          <table:table-cell table:style-name="ce3" table:formula="of:=[.O150]/[.O153]" office:value-type="string" office:string-value="" calcext:value-type="error">
            <text:p>#DIV/0!</text:p>
          </table:table-cell>
          <table:table-cell office:value-type="string" calcext:value-type="string">
            <text:p>SOC (State of charge)</text:p>
          </table:table-cell>
          <table:table-cell table:number-columns-repeated="2"/>
        </table:table-row>
        <table:table-row table:style-name="ro1">
          <table:table-cell table:formula="of:=[.A153]+1" office:value-type="float" office:value="113" calcext:value-type="float">
            <text:p>113</text:p>
          </table:table-cell>
          <table:table-cell table:formula="of:=MID([.$C$37];([.A154]-1)*4+1;2)">
            <text:p/>
          </table:table-cell>
          <table:table-cell table:formula="of:=MID([.$C$37];([.A154]-1)*4+1+2;2)">
            <text:p/>
          </table:table-cell>
          <table:table-cell table:formula="of:=DECIMAL([.B154];16)" office:value-type="float" office:value="0" calcext:value-type="float">
            <text:p>0</text:p>
          </table:table-cell>
          <table:table-cell table:formula="of:=DECIMAL([.C154];16)" office:value-type="float" office:value="0" calcext:value-type="float">
            <text:p>0</text:p>
          </table:table-cell>
          <table:table-cell table:formula="of:=CHAR([.D154])" office:value-type="string" office:string-value="" calcext:value-type="string">
            <text:p/>
          </table:table-cell>
          <table:table-cell table:formula="of:=CHAR([.E154])" office:value-type="string" office:string-value="" calcext:value-type="string">
            <text:p/>
          </table:table-cell>
          <table:table-cell table:formula="of:=DECIMAL([.F154];16)" office:value-type="float" office:value="0" calcext:value-type="float">
            <text:p>0</text:p>
          </table:table-cell>
          <table:table-cell table:formula="of:=DECIMAL([.G154];16)" office:value-type="float" office:value="0" calcext:value-type="float">
            <text:p>0</text:p>
          </table:table-cell>
          <table:table-cell table:formula="of:=BASE([.H154];2;4)" office:value-type="string" office:string-value="0000" calcext:value-type="string">
            <text:p>0000</text:p>
          </table:table-cell>
          <table:table-cell table:formula="of:=BASE([.I154];2;4)" office:value-type="string" office:string-value="0000" calcext:value-type="string">
            <text:p>0000</text:p>
          </table:table-cell>
          <table:table-cell table:formula="of:=[.J154]&amp;[.K154]" office:value-type="string" office:string-value="00000000" calcext:value-type="string">
            <text:p>00000000</text:p>
          </table:table-cell>
          <table:table-cell table:number-columns-repeated="7"/>
          <table:table-cell table:formula="of:=26+([.A154]-1)*4+1-1" office:value-type="float" office:value="474" calcext:value-type="float">
            <text:p>474</text:p>
          </table:table-cell>
          <table:table-cell table:formula="of:=[.T154]+8" office:value-type="float" office:value="482" calcext:value-type="float">
            <text:p>482</text:p>
          </table:table-cell>
        </table:table-row>
        <table:table-row table:style-name="ro1">
          <table:table-cell table:formula="of:=[.A154]+1" office:value-type="float" office:value="114" calcext:value-type="float">
            <text:p>114</text:p>
          </table:table-cell>
          <table:table-cell table:formula="of:=MID([.$C$37];([.A155]-1)*4+1;2)">
            <text:p/>
          </table:table-cell>
          <table:table-cell table:formula="of:=MID([.$C$37];([.A155]-1)*4+1+2;2)">
            <text:p/>
          </table:table-cell>
          <table:table-cell table:formula="of:=DECIMAL([.B155];16)" office:value-type="float" office:value="0" calcext:value-type="float">
            <text:p>0</text:p>
          </table:table-cell>
          <table:table-cell table:formula="of:=DECIMAL([.C155];16)" office:value-type="float" office:value="0" calcext:value-type="float">
            <text:p>0</text:p>
          </table:table-cell>
          <table:table-cell table:formula="of:=CHAR([.D155])" office:value-type="string" office:string-value="" calcext:value-type="string">
            <text:p/>
          </table:table-cell>
          <table:table-cell table:formula="of:=CHAR([.E155])" office:value-type="string" office:string-value="" calcext:value-type="string">
            <text:p/>
          </table:table-cell>
          <table:table-cell table:formula="of:=DECIMAL([.F155];16)" office:value-type="float" office:value="0" calcext:value-type="float">
            <text:p>0</text:p>
          </table:table-cell>
          <table:table-cell table:formula="of:=DECIMAL([.G155];16)" office:value-type="float" office:value="0" calcext:value-type="float">
            <text:p>0</text:p>
          </table:table-cell>
          <table:table-cell table:formula="of:=BASE([.H155];2;4)" office:value-type="string" office:string-value="0000" calcext:value-type="string">
            <text:p>0000</text:p>
          </table:table-cell>
          <table:table-cell table:formula="of:=BASE([.I155];2;4)" office:value-type="string" office:string-value="0000" calcext:value-type="string">
            <text:p>0000</text:p>
          </table:table-cell>
          <table:table-cell table:formula="of:=[.J155]&amp;[.K155]" office:value-type="string" office:string-value="00000000" calcext:value-type="string">
            <text:p>00000000</text:p>
          </table:table-cell>
          <table:table-cell table:formula="of:=[.L154]&amp;[.L155]" office:value-type="string" office:string-value="0000000000000000" calcext:value-type="string">
            <text:p>0000000000000000</text:p>
          </table:table-cell>
          <table:table-cell office:value-type="string" calcext:value-type="string">
            <text:p>Aantal battery siklusse</text:p>
          </table:table-cell>
          <table:table-cell table:formula="of:=DECIMAL([.M155];2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[.A155]+1" office:value-type="float" office:value="115" calcext:value-type="float">
            <text:p>115</text:p>
          </table:table-cell>
          <table:table-cell table:formula="of:=MID([.$C$37];([.A156]-1)*4+1;2)">
            <text:p/>
          </table:table-cell>
          <table:table-cell table:formula="of:=MID([.$C$37];([.A156]-1)*4+1+2;2)">
            <text:p/>
          </table:table-cell>
          <table:table-cell table:formula="of:=DECIMAL([.B156];16)" office:value-type="float" office:value="0" calcext:value-type="float">
            <text:p>0</text:p>
          </table:table-cell>
          <table:table-cell table:formula="of:=DECIMAL([.C156];16)" office:value-type="float" office:value="0" calcext:value-type="float">
            <text:p>0</text:p>
          </table:table-cell>
          <table:table-cell table:formula="of:=CHAR([.D156])" office:value-type="string" office:string-value="" calcext:value-type="string">
            <text:p/>
          </table:table-cell>
          <table:table-cell table:formula="of:=CHAR([.E156])" office:value-type="string" office:string-value="" calcext:value-type="string">
            <text:p/>
          </table:table-cell>
          <table:table-cell table:formula="of:=DECIMAL([.F156];16)" office:value-type="float" office:value="0" calcext:value-type="float">
            <text:p>0</text:p>
          </table:table-cell>
          <table:table-cell table:formula="of:=DECIMAL([.G156];16)" office:value-type="float" office:value="0" calcext:value-type="float">
            <text:p>0</text:p>
          </table:table-cell>
          <table:table-cell table:formula="of:=BASE([.H156];2;4)" office:value-type="string" office:string-value="0000" calcext:value-type="string">
            <text:p>0000</text:p>
          </table:table-cell>
          <table:table-cell table:formula="of:=BASE([.I156];2;4)" office:value-type="string" office:string-value="0000" calcext:value-type="string">
            <text:p>0000</text:p>
          </table:table-cell>
          <table:table-cell table:formula="of:=[.J156]&amp;[.K156]" office:value-type="string" office:string-value="00000000" calcext:value-type="string">
            <text:p>00000000</text:p>
          </table:table-cell>
          <table:table-cell/>
          <table:table-cell table:style-name="ce2" office:value-type="string" calcext:value-type="string">
            <text:p>Onseker wat hierdie vlag is, dit is dieselfde as die vorige battery se waardes.</text:p>
          </table:table-cell>
          <table:table-cell table:number-columns-repeated="7"/>
        </table:table-row>
        <table:table-row table:style-name="ro1">
          <table:table-cell table:formula="of:=[.A156]+1" office:value-type="float" office:value="116" calcext:value-type="float">
            <text:p>116</text:p>
          </table:table-cell>
          <table:table-cell table:formula="of:=MID([.$C$37];([.A157]-1)*4+1;2)">
            <text:p/>
          </table:table-cell>
          <table:table-cell table:formula="of:=MID([.$C$37];([.A157]-1)*4+1+2;2)">
            <text:p/>
          </table:table-cell>
          <table:table-cell table:formula="of:=DECIMAL([.B157];16)" office:value-type="float" office:value="0" calcext:value-type="float">
            <text:p>0</text:p>
          </table:table-cell>
          <table:table-cell table:formula="of:=DECIMAL([.C157];16)" office:value-type="float" office:value="0" calcext:value-type="float">
            <text:p>0</text:p>
          </table:table-cell>
          <table:table-cell table:formula="of:=CHAR([.D157])" office:value-type="string" office:string-value="" calcext:value-type="string">
            <text:p/>
          </table:table-cell>
          <table:table-cell table:formula="of:=CHAR([.E157])" office:value-type="string" office:string-value="" calcext:value-type="string">
            <text:p/>
          </table:table-cell>
          <table:table-cell table:formula="of:=DECIMAL([.F157];16)" office:value-type="float" office:value="0" calcext:value-type="float">
            <text:p>0</text:p>
          </table:table-cell>
          <table:table-cell table:formula="of:=DECIMAL([.G157];16)" office:value-type="float" office:value="0" calcext:value-type="float">
            <text:p>0</text:p>
          </table:table-cell>
          <table:table-cell table:formula="of:=BASE([.H157];2;4)" office:value-type="string" office:string-value="0000" calcext:value-type="string">
            <text:p>0000</text:p>
          </table:table-cell>
          <table:table-cell table:formula="of:=BASE([.I157];2;4)" office:value-type="string" office:string-value="0000" calcext:value-type="string">
            <text:p>0000</text:p>
          </table:table-cell>
          <table:table-cell table:formula="of:=[.J157]&amp;[.K157]" office:value-type="string" office:string-value="00000000" calcext:value-type="string">
            <text:p>00000000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table:formula="of:=[.A157]+1" office:value-type="float" office:value="117" calcext:value-type="float">
            <text:p>117</text:p>
          </table:table-cell>
          <table:table-cell table:formula="of:=MID([.$C$37];([.A158]-1)*4+1;2)">
            <text:p/>
          </table:table-cell>
          <table:table-cell table:formula="of:=MID([.$C$37];([.A158]-1)*4+1+2;2)">
            <text:p/>
          </table:table-cell>
          <table:table-cell table:formula="of:=DECIMAL([.B158];16)" office:value-type="float" office:value="0" calcext:value-type="float">
            <text:p>0</text:p>
          </table:table-cell>
          <table:table-cell table:formula="of:=DECIMAL([.C158];16)" office:value-type="float" office:value="0" calcext:value-type="float">
            <text:p>0</text:p>
          </table:table-cell>
          <table:table-cell table:formula="of:=CHAR([.D158])" office:value-type="string" office:string-value="" calcext:value-type="string">
            <text:p/>
          </table:table-cell>
          <table:table-cell table:formula="of:=CHAR([.E158])" office:value-type="string" office:string-value="" calcext:value-type="string">
            <text:p/>
          </table:table-cell>
          <table:table-cell table:formula="of:=DECIMAL([.F158];16)" office:value-type="float" office:value="0" calcext:value-type="float">
            <text:p>0</text:p>
          </table:table-cell>
          <table:table-cell table:formula="of:=DECIMAL([.G158];16)" office:value-type="float" office:value="0" calcext:value-type="float">
            <text:p>0</text:p>
          </table:table-cell>
          <table:table-cell table:formula="of:=BASE([.H158];2;4)" office:value-type="string" office:string-value="0000" calcext:value-type="string">
            <text:p>0000</text:p>
          </table:table-cell>
          <table:table-cell table:formula="of:=BASE([.I158];2;4)" office:value-type="string" office:string-value="0000" calcext:value-type="string">
            <text:p>0000</text:p>
          </table:table-cell>
          <table:table-cell table:formula="of:=[.J158]&amp;[.K158]" office:value-type="string" office:string-value="00000000" calcext:value-type="string">
            <text:p>00000000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table:formula="of:=[.A158]+1" office:value-type="float" office:value="118" calcext:value-type="float">
            <text:p>118</text:p>
          </table:table-cell>
          <table:table-cell table:formula="of:=MID([.$C$37];([.A159]-1)*4+1;2)">
            <text:p/>
          </table:table-cell>
          <table:table-cell table:formula="of:=MID([.$C$37];([.A159]-1)*4+1+2;2)">
            <text:p/>
          </table:table-cell>
          <table:table-cell table:formula="of:=DECIMAL([.B159];16)" office:value-type="float" office:value="0" calcext:value-type="float">
            <text:p>0</text:p>
          </table:table-cell>
          <table:table-cell table:formula="of:=DECIMAL([.C159];16)" office:value-type="float" office:value="0" calcext:value-type="float">
            <text:p>0</text:p>
          </table:table-cell>
          <table:table-cell table:formula="of:=CHAR([.D159])" office:value-type="string" office:string-value="" calcext:value-type="string">
            <text:p/>
          </table:table-cell>
          <table:table-cell table:formula="of:=CHAR([.E159])" office:value-type="string" office:string-value="" calcext:value-type="string">
            <text:p/>
          </table:table-cell>
          <table:table-cell table:formula="of:=DECIMAL([.F159];16)" office:value-type="float" office:value="0" calcext:value-type="float">
            <text:p>0</text:p>
          </table:table-cell>
          <table:table-cell table:formula="of:=DECIMAL([.G159];16)" office:value-type="float" office:value="0" calcext:value-type="float">
            <text:p>0</text:p>
          </table:table-cell>
          <table:table-cell table:formula="of:=BASE([.H159];2;4)" office:value-type="string" office:string-value="0000" calcext:value-type="string">
            <text:p>0000</text:p>
          </table:table-cell>
          <table:table-cell table:formula="of:=BASE([.I159];2;4)" office:value-type="string" office:string-value="0000" calcext:value-type="string">
            <text:p>0000</text:p>
          </table:table-cell>
          <table:table-cell table:formula="of:=[.J159]&amp;[.K159]" office:value-type="string" office:string-value="00000000" calcext:value-type="string">
            <text:p>00000000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table:formula="of:=[.A159]+1" office:value-type="float" office:value="119" calcext:value-type="float">
            <text:p>119</text:p>
          </table:table-cell>
          <table:table-cell table:formula="of:=MID([.$C$37];([.A160]-1)*4+1;2)">
            <text:p/>
          </table:table-cell>
          <table:table-cell table:formula="of:=MID([.$C$37];([.A160]-1)*4+1+2;2)">
            <text:p/>
          </table:table-cell>
          <table:table-cell table:formula="of:=DECIMAL([.B160];16)" office:value-type="float" office:value="0" calcext:value-type="float">
            <text:p>0</text:p>
          </table:table-cell>
          <table:table-cell table:formula="of:=DECIMAL([.C160];16)" office:value-type="float" office:value="0" calcext:value-type="float">
            <text:p>0</text:p>
          </table:table-cell>
          <table:table-cell table:formula="of:=CHAR([.D160])" office:value-type="string" office:string-value="" calcext:value-type="string">
            <text:p/>
          </table:table-cell>
          <table:table-cell table:formula="of:=CHAR([.E160])" office:value-type="string" office:string-value="" calcext:value-type="string">
            <text:p/>
          </table:table-cell>
          <table:table-cell table:formula="of:=DECIMAL([.F160];16)" office:value-type="float" office:value="0" calcext:value-type="float">
            <text:p>0</text:p>
          </table:table-cell>
          <table:table-cell table:formula="of:=DECIMAL([.G160];16)" office:value-type="float" office:value="0" calcext:value-type="float">
            <text:p>0</text:p>
          </table:table-cell>
          <table:table-cell table:formula="of:=BASE([.H160];2;4)" office:value-type="string" office:string-value="0000" calcext:value-type="string">
            <text:p>0000</text:p>
          </table:table-cell>
          <table:table-cell table:formula="of:=BASE([.I160];2;4)" office:value-type="string" office:string-value="0000" calcext:value-type="string">
            <text:p>0000</text:p>
          </table:table-cell>
          <table:table-cell table:formula="of:=[.J160]&amp;[.K160]" office:value-type="string" office:string-value="00000000" calcext:value-type="string">
            <text:p>00000000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table:formula="of:=[.A160]+1" office:value-type="float" office:value="120" calcext:value-type="float">
            <text:p>120</text:p>
          </table:table-cell>
          <table:table-cell table:formula="of:=MID([.$C$37];([.A161]-1)*4+1;2)">
            <text:p/>
          </table:table-cell>
          <table:table-cell table:formula="of:=MID([.$C$37];([.A161]-1)*4+1+2;2)">
            <text:p/>
          </table:table-cell>
          <table:table-cell table:formula="of:=DECIMAL([.B161];16)" office:value-type="float" office:value="0" calcext:value-type="float">
            <text:p>0</text:p>
          </table:table-cell>
          <table:table-cell table:formula="of:=DECIMAL([.C161];16)" office:value-type="float" office:value="0" calcext:value-type="float">
            <text:p>0</text:p>
          </table:table-cell>
          <table:table-cell table:formula="of:=CHAR([.D161])" office:value-type="string" office:string-value="" calcext:value-type="string">
            <text:p/>
          </table:table-cell>
          <table:table-cell table:formula="of:=CHAR([.E161])" office:value-type="string" office:string-value="" calcext:value-type="string">
            <text:p/>
          </table:table-cell>
          <table:table-cell table:formula="of:=DECIMAL([.F161];16)" office:value-type="float" office:value="0" calcext:value-type="float">
            <text:p>0</text:p>
          </table:table-cell>
          <table:table-cell table:formula="of:=DECIMAL([.G161];16)" office:value-type="float" office:value="0" calcext:value-type="float">
            <text:p>0</text:p>
          </table:table-cell>
          <table:table-cell table:formula="of:=BASE([.H161];2;4)" office:value-type="string" office:string-value="0000" calcext:value-type="string">
            <text:p>0000</text:p>
          </table:table-cell>
          <table:table-cell table:formula="of:=BASE([.I161];2;4)" office:value-type="string" office:string-value="0000" calcext:value-type="string">
            <text:p>0000</text:p>
          </table:table-cell>
          <table:table-cell table:formula="of:=[.J161]&amp;[.K161]" office:value-type="string" office:string-value="00000000" calcext:value-type="string">
            <text:p>00000000</text:p>
          </table:table-cell>
          <table:table-cell/>
          <table:table-cell table:style-name="ce2"/>
          <table:table-cell table:number-columns-repeated="7"/>
        </table:table-row>
      </table:table>
      <table:table table:name="CHKSM_Bat2alleen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pdrag:</text:p>
          </table:table-cell>
          <table:table-cell table:number-columns-repeated="6"/>
        </table:table-row>
        <table:table-row table:style-name="ro1">
          <table:table-cell table:formula="of:=&quot;7E &quot;&amp;[.H26]&amp;&quot;0D&quot;" office:value-type="string" office:string-value="7E 0D" calcext:value-type="string">
            <text:p>7E 0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itsetstring:</text:p>
          </table:table-cell>
          <table:table-cell table:number-columns-repeated="6"/>
        </table:table-row>
        <table:table-row table:style-name="ro1">
          <table:table-cell table:formula="of:=[$ParallelBat_2alleen.A9]" office:value-type="string" office:string-value="7e3230303134363030463037413131303230463044453330444534304444463044453430444344304445333044453530444535304445363044453630444532304445363044453730444534304445353035304243333042413530424135304241353042413530303030443034384646464630344646464630304342303132313130303132313130453146310d" calcext:value-type="string">
            <text:p>7e3230303134363030463037413131303230463044453330444534304444463044453430444344304445333044453530444535304445363044453630444532304445363044453730444534304445353035304243333042413530424135304241353042413530303030443034384646464630344646464630304342303132313130303132313130453146310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ASCII code Hex</text:p>
          </table:table-cell>
          <table:table-cell office:value-type="string" calcext:value-type="string">
            <text:p>ASCII cod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ID([.$A$5];1;2)" office:value-type="string" office:string-value="7e" calcext:value-type="string">
            <text:p>7e</text:p>
          </table:table-cell>
          <table:table-cell table:number-columns-repeated="5"/>
        </table:table-row>
        <table:table-row table:style-name="ro1">
          <table:table-cell table:formula="of:=[.A8]+1" office:value-type="float" office:value="2" calcext:value-type="float">
            <text:p>2</text:p>
          </table:table-cell>
          <table:table-cell table:formula="of:=MID([.$A$5];[.A9]*2-1;2)" office:value-type="string" office:string-value="32" calcext:value-type="string">
            <text:p>32</text:p>
          </table:table-cell>
          <table:table-cell table:formula="of:=HEX2DEC([.B9])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VER</text:p>
          </table:table-cell>
          <table:table-cell/>
        </table:table-row>
        <table:table-row table:style-name="ro1">
          <table:table-cell table:formula="of:=[.A9]+1" office:value-type="float" office:value="3" calcext:value-type="float">
            <text:p>3</text:p>
          </table:table-cell>
          <table:table-cell table:formula="of:=MID([.$A$5];[.A10]*2-1;2)" office:value-type="string" office:string-value="30" calcext:value-type="string">
            <text:p>30</text:p>
          </table:table-cell>
          <table:table-cell table:formula="of:=HEX2DEC([.B10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VER</text:p>
          </table:table-cell>
          <table:table-cell/>
        </table:table-row>
        <table:table-row table:style-name="ro1">
          <table:table-cell table:formula="of:=[.A10]+1" office:value-type="float" office:value="4" calcext:value-type="float">
            <text:p>4</text:p>
          </table:table-cell>
          <table:table-cell table:formula="of:=MID([.$A$5];[.A11]*2-1;2)" office:value-type="string" office:string-value="30" calcext:value-type="string">
            <text:p>30</text:p>
          </table:table-cell>
          <table:table-cell table:formula="of:=HEX2DEC([.B11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ADR</text:p>
          </table:table-cell>
          <table:table-cell/>
        </table:table-row>
        <table:table-row table:style-name="ro1">
          <table:table-cell table:formula="of:=[.A11]+1" office:value-type="float" office:value="5" calcext:value-type="float">
            <text:p>5</text:p>
          </table:table-cell>
          <table:table-cell table:formula="of:=MID([.$A$5];[.A12]*2-1;2)" office:value-type="string" office:string-value="31" calcext:value-type="string">
            <text:p>31</text:p>
          </table:table-cell>
          <table:table-cell table:formula="of:=HEX2DEC([.B12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ADR</text:p>
          </table:table-cell>
          <table:table-cell/>
        </table:table-row>
        <table:table-row table:style-name="ro1">
          <table:table-cell table:formula="of:=[.A12]+1" office:value-type="float" office:value="6" calcext:value-type="float">
            <text:p>6</text:p>
          </table:table-cell>
          <table:table-cell table:formula="of:=MID([.$A$5];[.A13]*2-1;2)" office:value-type="string" office:string-value="34" calcext:value-type="string">
            <text:p>34</text:p>
          </table:table-cell>
          <table:table-cell table:formula="of:=HEX2DEC([.B13])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CID1</text:p>
          </table:table-cell>
          <table:table-cell/>
        </table:table-row>
        <table:table-row table:style-name="ro1">
          <table:table-cell table:formula="of:=[.A13]+1" office:value-type="float" office:value="7" calcext:value-type="float">
            <text:p>7</text:p>
          </table:table-cell>
          <table:table-cell table:formula="of:=MID([.$A$5];[.A14]*2-1;2)" office:value-type="string" office:string-value="36" calcext:value-type="string">
            <text:p>36</text:p>
          </table:table-cell>
          <table:table-cell table:formula="of:=HEX2DEC([.B14])"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CID1</text:p>
          </table:table-cell>
          <table:table-cell/>
        </table:table-row>
        <table:table-row table:style-name="ro1">
          <table:table-cell table:formula="of:=[.A14]+1" office:value-type="float" office:value="8" calcext:value-type="float">
            <text:p>8</text:p>
          </table:table-cell>
          <table:table-cell table:formula="of:=MID([.$A$5];[.A15]*2-1;2)" office:value-type="string" office:string-value="30" calcext:value-type="string">
            <text:p>30</text:p>
          </table:table-cell>
          <table:table-cell table:formula="of:=HEX2DEC([.B15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CID2</text:p>
          </table:table-cell>
          <table:table-cell/>
        </table:table-row>
        <table:table-row table:style-name="ro1">
          <table:table-cell table:formula="of:=[.A15]+1" office:value-type="float" office:value="9" calcext:value-type="float">
            <text:p>9</text:p>
          </table:table-cell>
          <table:table-cell table:formula="of:=MID([.$A$5];[.A16]*2-1;2)" office:value-type="string" office:string-value="30" calcext:value-type="string">
            <text:p>30</text:p>
          </table:table-cell>
          <table:table-cell table:formula="of:=HEX2DEC([.B16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CID2</text:p>
          </table:table-cell>
          <table:table-cell/>
        </table:table-row>
        <table:table-row table:style-name="ro1">
          <table:table-cell table:formula="of:=[.A16]+1" office:value-type="float" office:value="10" calcext:value-type="float">
            <text:p>10</text:p>
          </table:table-cell>
          <table:table-cell table:formula="of:=MID([.$A$5];[.A17]*2-1;2)" office:value-type="string" office:string-value="46" calcext:value-type="string">
            <text:p>46</text:p>
          </table:table-cell>
          <table:table-cell table:formula="of:=HEX2DEC([.B17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Length</text:p>
          </table:table-cell>
          <table:table-cell/>
        </table:table-row>
        <table:table-row table:style-name="ro1">
          <table:table-cell table:formula="of:=[.A17]+1" office:value-type="float" office:value="11" calcext:value-type="float">
            <text:p>11</text:p>
          </table:table-cell>
          <table:table-cell table:formula="of:=MID([.$A$5];[.A18]*2-1;2)" office:value-type="string" office:string-value="30" calcext:value-type="string">
            <text:p>30</text:p>
          </table:table-cell>
          <table:table-cell table:formula="of:=HEX2DEC([.B18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Length</text:p>
          </table:table-cell>
          <table:table-cell/>
        </table:table-row>
        <table:table-row table:style-name="ro1">
          <table:table-cell table:formula="of:=[.A18]+1" office:value-type="float" office:value="12" calcext:value-type="float">
            <text:p>12</text:p>
          </table:table-cell>
          <table:table-cell table:formula="of:=MID([.$A$5];[.A19]*2-1;2)" office:value-type="string" office:string-value="37" calcext:value-type="string">
            <text:p>37</text:p>
          </table:table-cell>
          <table:table-cell table:formula="of:=HEX2DEC([.B19])"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Length</text:p>
          </table:table-cell>
          <table:table-cell/>
        </table:table-row>
        <table:table-row table:style-name="ro1">
          <table:table-cell table:formula="of:=[.A19]+1" office:value-type="float" office:value="13" calcext:value-type="float">
            <text:p>13</text:p>
          </table:table-cell>
          <table:table-cell table:formula="of:=MID([.$A$5];[.A20]*2-1;2)" office:value-type="string" office:string-value="41" calcext:value-type="string">
            <text:p>41</text:p>
          </table:table-cell>
          <table:table-cell table:formula="of:=HEX2DEC([.B20])"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Length</text:p>
          </table:table-cell>
          <table:table-cell/>
        </table:table-row>
        <table:table-row table:style-name="ro1">
          <table:table-cell table:formula="of:=[.A20]+1" office:value-type="float" office:value="14" calcext:value-type="float">
            <text:p>14</text:p>
          </table:table-cell>
          <table:table-cell table:formula="of:=MID([.$A$5];[.A21]*2-1;2)" office:value-type="string" office:string-value="31" calcext:value-type="string">
            <text:p>31</text:p>
          </table:table-cell>
          <table:table-cell table:formula="of:=HEX2DEC([.B21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1]+1" office:value-type="float" office:value="15" calcext:value-type="float">
            <text:p>15</text:p>
          </table:table-cell>
          <table:table-cell table:formula="of:=MID([.$A$5];[.A22]*2-1;2)" office:value-type="string" office:string-value="31" calcext:value-type="string">
            <text:p>31</text:p>
          </table:table-cell>
          <table:table-cell table:formula="of:=HEX2DEC([.B22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2]+1" office:value-type="float" office:value="16" calcext:value-type="float">
            <text:p>16</text:p>
          </table:table-cell>
          <table:table-cell table:formula="of:=MID([.$A$5];[.A23]*2-1;2)" office:value-type="string" office:string-value="30" calcext:value-type="string">
            <text:p>30</text:p>
          </table:table-cell>
          <table:table-cell table:formula="of:=HEX2DEC([.B23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3]+1" office:value-type="float" office:value="17" calcext:value-type="float">
            <text:p>17</text:p>
          </table:table-cell>
          <table:table-cell table:formula="of:=MID([.$A$5];[.A24]*2-1;2)" office:value-type="string" office:string-value="32" calcext:value-type="string">
            <text:p>32</text:p>
          </table:table-cell>
          <table:table-cell table:formula="of:=HEX2DEC([.B24])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4]+1" office:value-type="float" office:value="18" calcext:value-type="float">
            <text:p>18</text:p>
          </table:table-cell>
          <table:table-cell table:formula="of:=MID([.$A$5];[.A25]*2-1;2)" office:value-type="string" office:string-value="30" calcext:value-type="string">
            <text:p>30</text:p>
          </table:table-cell>
          <table:table-cell table:formula="of:=HEX2DEC([.B25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5]+1" office:value-type="float" office:value="19" calcext:value-type="float">
            <text:p>19</text:p>
          </table:table-cell>
          <table:table-cell table:formula="of:=MID([.$A$5];[.A26]*2-1;2)" office:value-type="string" office:string-value="46" calcext:value-type="string">
            <text:p>46</text:p>
          </table:table-cell>
          <table:table-cell table:formula="of:=HEX2DEC([.B26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6]+1" office:value-type="float" office:value="20" calcext:value-type="float">
            <text:p>20</text:p>
          </table:table-cell>
          <table:table-cell table:formula="of:=MID([.$A$5];[.A27]*2-1;2)" office:value-type="string" office:string-value="30" calcext:value-type="string">
            <text:p>30</text:p>
          </table:table-cell>
          <table:table-cell table:formula="of:=HEX2DEC([.B27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7]+1" office:value-type="float" office:value="21" calcext:value-type="float">
            <text:p>21</text:p>
          </table:table-cell>
          <table:table-cell table:formula="of:=MID([.$A$5];[.A28]*2-1;2)" office:value-type="string" office:string-value="44" calcext:value-type="string">
            <text:p>44</text:p>
          </table:table-cell>
          <table:table-cell table:formula="of:=HEX2DEC([.B28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8]+1" office:value-type="float" office:value="22" calcext:value-type="float">
            <text:p>22</text:p>
          </table:table-cell>
          <table:table-cell table:formula="of:=MID([.$A$5];[.A29]*2-1;2)" office:value-type="string" office:string-value="45" calcext:value-type="string">
            <text:p>45</text:p>
          </table:table-cell>
          <table:table-cell table:formula="of:=HEX2DEC([.B29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9]+1" office:value-type="float" office:value="23" calcext:value-type="float">
            <text:p>23</text:p>
          </table:table-cell>
          <table:table-cell table:formula="of:=MID([.$A$5];[.A30]*2-1;2)" office:value-type="string" office:string-value="33" calcext:value-type="string">
            <text:p>33</text:p>
          </table:table-cell>
          <table:table-cell table:formula="of:=HEX2DEC([.B30])"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30]+1" office:value-type="float" office:value="24" calcext:value-type="float">
            <text:p>24</text:p>
          </table:table-cell>
          <table:table-cell table:formula="of:=MID([.$A$5];[.A31]*2-1;2)" office:value-type="string" office:string-value="30" calcext:value-type="string">
            <text:p>30</text:p>
          </table:table-cell>
          <table:table-cell table:formula="of:=HEX2DEC([.B31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31]+1" office:value-type="float" office:value="25" calcext:value-type="float">
            <text:p>25</text:p>
          </table:table-cell>
          <table:table-cell table:formula="of:=MID([.$A$5];[.A32]*2-1;2)" office:value-type="string" office:string-value="44" calcext:value-type="string">
            <text:p>44</text:p>
          </table:table-cell>
          <table:table-cell table:formula="of:=HEX2DEC([.B32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32]+1" office:value-type="float" office:value="26" calcext:value-type="float">
            <text:p>26</text:p>
          </table:table-cell>
          <table:table-cell table:formula="of:=MID([.$A$5];[.A33]*2-1;2)" office:value-type="string" office:string-value="45" calcext:value-type="string">
            <text:p>45</text:p>
          </table:table-cell>
          <table:table-cell table:formula="of:=HEX2DEC([.B33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33]+1" office:value-type="float" office:value="27" calcext:value-type="float">
            <text:p>27</text:p>
          </table:table-cell>
          <table:table-cell table:formula="of:=MID([.$A$5];[.A34]*2-1;2)" office:value-type="string" office:string-value="34" calcext:value-type="string">
            <text:p>34</text:p>
          </table:table-cell>
          <table:table-cell table:formula="of:=HEX2DEC([.B34])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34]+1" office:value-type="float" office:value="28" calcext:value-type="float">
            <text:p>28</text:p>
          </table:table-cell>
          <table:table-cell table:formula="of:=MID([.$A$5];[.A35]*2-1;2)" office:value-type="string" office:string-value="30" calcext:value-type="string">
            <text:p>30</text:p>
          </table:table-cell>
          <table:table-cell table:formula="of:=HEX2DEC([.B35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35]+1" office:value-type="float" office:value="29" calcext:value-type="float">
            <text:p>29</text:p>
          </table:table-cell>
          <table:table-cell table:formula="of:=MID([.$A$5];[.A36]*2-1;2)" office:value-type="string" office:string-value="44" calcext:value-type="string">
            <text:p>44</text:p>
          </table:table-cell>
          <table:table-cell table:formula="of:=HEX2DEC([.B36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36]+1" office:value-type="float" office:value="30" calcext:value-type="float">
            <text:p>30</text:p>
          </table:table-cell>
          <table:table-cell table:formula="of:=MID([.$A$5];[.A37]*2-1;2)" office:value-type="string" office:string-value="44" calcext:value-type="string">
            <text:p>44</text:p>
          </table:table-cell>
          <table:table-cell table:formula="of:=HEX2DEC([.B37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37]+1" office:value-type="float" office:value="31" calcext:value-type="float">
            <text:p>31</text:p>
          </table:table-cell>
          <table:table-cell table:formula="of:=MID([.$A$5];[.A38]*2-1;2)" office:value-type="string" office:string-value="46" calcext:value-type="string">
            <text:p>46</text:p>
          </table:table-cell>
          <table:table-cell table:formula="of:=HEX2DEC([.B38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38]+1" office:value-type="float" office:value="32" calcext:value-type="float">
            <text:p>32</text:p>
          </table:table-cell>
          <table:table-cell table:formula="of:=MID([.$A$5];[.A39]*2-1;2)" office:value-type="string" office:string-value="30" calcext:value-type="string">
            <text:p>30</text:p>
          </table:table-cell>
          <table:table-cell table:formula="of:=HEX2DEC([.B39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39]+1" office:value-type="float" office:value="33" calcext:value-type="float">
            <text:p>33</text:p>
          </table:table-cell>
          <table:table-cell table:formula="of:=MID([.$A$5];[.A40]*2-1;2)" office:value-type="string" office:string-value="44" calcext:value-type="string">
            <text:p>44</text:p>
          </table:table-cell>
          <table:table-cell table:formula="of:=HEX2DEC([.B40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40]+1" office:value-type="float" office:value="34" calcext:value-type="float">
            <text:p>34</text:p>
          </table:table-cell>
          <table:table-cell table:formula="of:=MID([.$A$5];[.A41]*2-1;2)" office:value-type="string" office:string-value="45" calcext:value-type="string">
            <text:p>45</text:p>
          </table:table-cell>
          <table:table-cell table:formula="of:=HEX2DEC([.B41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41]+1" office:value-type="float" office:value="35" calcext:value-type="float">
            <text:p>35</text:p>
          </table:table-cell>
          <table:table-cell table:formula="of:=MID([.$A$5];[.A42]*2-1;2)" office:value-type="string" office:string-value="34" calcext:value-type="string">
            <text:p>34</text:p>
          </table:table-cell>
          <table:table-cell table:formula="of:=HEX2DEC([.B42])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42]+1" office:value-type="float" office:value="36" calcext:value-type="float">
            <text:p>36</text:p>
          </table:table-cell>
          <table:table-cell table:formula="of:=MID([.$A$5];[.A43]*2-1;2)" office:value-type="string" office:string-value="30" calcext:value-type="string">
            <text:p>30</text:p>
          </table:table-cell>
          <table:table-cell table:formula="of:=HEX2DEC([.B43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43]+1" office:value-type="float" office:value="37" calcext:value-type="float">
            <text:p>37</text:p>
          </table:table-cell>
          <table:table-cell table:formula="of:=MID([.$A$5];[.A44]*2-1;2)" office:value-type="string" office:string-value="44" calcext:value-type="string">
            <text:p>44</text:p>
          </table:table-cell>
          <table:table-cell table:formula="of:=HEX2DEC([.B44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44]+1" office:value-type="float" office:value="38" calcext:value-type="float">
            <text:p>38</text:p>
          </table:table-cell>
          <table:table-cell table:formula="of:=MID([.$A$5];[.A45]*2-1;2)" office:value-type="string" office:string-value="43" calcext:value-type="string">
            <text:p>43</text:p>
          </table:table-cell>
          <table:table-cell table:formula="of:=HEX2DEC([.B45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45]+1" office:value-type="float" office:value="39" calcext:value-type="float">
            <text:p>39</text:p>
          </table:table-cell>
          <table:table-cell table:formula="of:=MID([.$A$5];[.A46]*2-1;2)" office:value-type="string" office:string-value="44" calcext:value-type="string">
            <text:p>44</text:p>
          </table:table-cell>
          <table:table-cell table:formula="of:=HEX2DEC([.B46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46]+1" office:value-type="float" office:value="40" calcext:value-type="float">
            <text:p>40</text:p>
          </table:table-cell>
          <table:table-cell table:formula="of:=MID([.$A$5];[.A47]*2-1;2)" office:value-type="string" office:string-value="30" calcext:value-type="string">
            <text:p>30</text:p>
          </table:table-cell>
          <table:table-cell table:formula="of:=HEX2DEC([.B47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47]+1" office:value-type="float" office:value="41" calcext:value-type="float">
            <text:p>41</text:p>
          </table:table-cell>
          <table:table-cell table:formula="of:=MID([.$A$5];[.A48]*2-1;2)" office:value-type="string" office:string-value="44" calcext:value-type="string">
            <text:p>44</text:p>
          </table:table-cell>
          <table:table-cell table:formula="of:=HEX2DEC([.B48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48]+1" office:value-type="float" office:value="42" calcext:value-type="float">
            <text:p>42</text:p>
          </table:table-cell>
          <table:table-cell table:formula="of:=MID([.$A$5];[.A49]*2-1;2)" office:value-type="string" office:string-value="45" calcext:value-type="string">
            <text:p>45</text:p>
          </table:table-cell>
          <table:table-cell table:formula="of:=HEX2DEC([.B49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49]+1" office:value-type="float" office:value="43" calcext:value-type="float">
            <text:p>43</text:p>
          </table:table-cell>
          <table:table-cell table:formula="of:=MID([.$A$5];[.A50]*2-1;2)" office:value-type="string" office:string-value="33" calcext:value-type="string">
            <text:p>33</text:p>
          </table:table-cell>
          <table:table-cell table:formula="of:=HEX2DEC([.B50])"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50]+1" office:value-type="float" office:value="44" calcext:value-type="float">
            <text:p>44</text:p>
          </table:table-cell>
          <table:table-cell table:formula="of:=MID([.$A$5];[.A51]*2-1;2)" office:value-type="string" office:string-value="30" calcext:value-type="string">
            <text:p>30</text:p>
          </table:table-cell>
          <table:table-cell table:formula="of:=HEX2DEC([.B51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51]+1" office:value-type="float" office:value="45" calcext:value-type="float">
            <text:p>45</text:p>
          </table:table-cell>
          <table:table-cell table:formula="of:=MID([.$A$5];[.A52]*2-1;2)" office:value-type="string" office:string-value="44" calcext:value-type="string">
            <text:p>44</text:p>
          </table:table-cell>
          <table:table-cell table:formula="of:=HEX2DEC([.B52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52]+1" office:value-type="float" office:value="46" calcext:value-type="float">
            <text:p>46</text:p>
          </table:table-cell>
          <table:table-cell table:formula="of:=MID([.$A$5];[.A53]*2-1;2)" office:value-type="string" office:string-value="45" calcext:value-type="string">
            <text:p>45</text:p>
          </table:table-cell>
          <table:table-cell table:formula="of:=HEX2DEC([.B53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53]+1" office:value-type="float" office:value="47" calcext:value-type="float">
            <text:p>47</text:p>
          </table:table-cell>
          <table:table-cell table:formula="of:=MID([.$A$5];[.A54]*2-1;2)" office:value-type="string" office:string-value="35" calcext:value-type="string">
            <text:p>35</text:p>
          </table:table-cell>
          <table:table-cell table:formula="of:=HEX2DEC([.B54])"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54]+1" office:value-type="float" office:value="48" calcext:value-type="float">
            <text:p>48</text:p>
          </table:table-cell>
          <table:table-cell table:formula="of:=MID([.$A$5];[.A55]*2-1;2)" office:value-type="string" office:string-value="30" calcext:value-type="string">
            <text:p>30</text:p>
          </table:table-cell>
          <table:table-cell table:formula="of:=HEX2DEC([.B55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55]+1" office:value-type="float" office:value="49" calcext:value-type="float">
            <text:p>49</text:p>
          </table:table-cell>
          <table:table-cell table:formula="of:=MID([.$A$5];[.A56]*2-1;2)" office:value-type="string" office:string-value="44" calcext:value-type="string">
            <text:p>44</text:p>
          </table:table-cell>
          <table:table-cell table:formula="of:=HEX2DEC([.B56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56]+1" office:value-type="float" office:value="50" calcext:value-type="float">
            <text:p>50</text:p>
          </table:table-cell>
          <table:table-cell table:formula="of:=MID([.$A$5];[.A57]*2-1;2)" office:value-type="string" office:string-value="45" calcext:value-type="string">
            <text:p>45</text:p>
          </table:table-cell>
          <table:table-cell table:formula="of:=HEX2DEC([.B57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57]+1" office:value-type="float" office:value="51" calcext:value-type="float">
            <text:p>51</text:p>
          </table:table-cell>
          <table:table-cell table:formula="of:=MID([.$A$5];[.A58]*2-1;2)" office:value-type="string" office:string-value="35" calcext:value-type="string">
            <text:p>35</text:p>
          </table:table-cell>
          <table:table-cell table:formula="of:=HEX2DEC([.B58])"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58]+1" office:value-type="float" office:value="52" calcext:value-type="float">
            <text:p>52</text:p>
          </table:table-cell>
          <table:table-cell table:formula="of:=MID([.$A$5];[.A59]*2-1;2)" office:value-type="string" office:string-value="30" calcext:value-type="string">
            <text:p>30</text:p>
          </table:table-cell>
          <table:table-cell table:formula="of:=HEX2DEC([.B59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59]+1" office:value-type="float" office:value="53" calcext:value-type="float">
            <text:p>53</text:p>
          </table:table-cell>
          <table:table-cell table:formula="of:=MID([.$A$5];[.A60]*2-1;2)" office:value-type="string" office:string-value="44" calcext:value-type="string">
            <text:p>44</text:p>
          </table:table-cell>
          <table:table-cell table:formula="of:=HEX2DEC([.B60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60]+1" office:value-type="float" office:value="54" calcext:value-type="float">
            <text:p>54</text:p>
          </table:table-cell>
          <table:table-cell table:formula="of:=MID([.$A$5];[.A61]*2-1;2)" office:value-type="string" office:string-value="45" calcext:value-type="string">
            <text:p>45</text:p>
          </table:table-cell>
          <table:table-cell table:formula="of:=HEX2DEC([.B61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61]+1" office:value-type="float" office:value="55" calcext:value-type="float">
            <text:p>55</text:p>
          </table:table-cell>
          <table:table-cell table:formula="of:=MID([.$A$5];[.A62]*2-1;2)" office:value-type="string" office:string-value="36" calcext:value-type="string">
            <text:p>36</text:p>
          </table:table-cell>
          <table:table-cell table:formula="of:=HEX2DEC([.B62])"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62]+1" office:value-type="float" office:value="56" calcext:value-type="float">
            <text:p>56</text:p>
          </table:table-cell>
          <table:table-cell table:formula="of:=MID([.$A$5];[.A63]*2-1;2)" office:value-type="string" office:string-value="30" calcext:value-type="string">
            <text:p>30</text:p>
          </table:table-cell>
          <table:table-cell table:formula="of:=HEX2DEC([.B63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63]+1" office:value-type="float" office:value="57" calcext:value-type="float">
            <text:p>57</text:p>
          </table:table-cell>
          <table:table-cell table:formula="of:=MID([.$A$5];[.A64]*2-1;2)" office:value-type="string" office:string-value="44" calcext:value-type="string">
            <text:p>44</text:p>
          </table:table-cell>
          <table:table-cell table:formula="of:=HEX2DEC([.B64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64]+1" office:value-type="float" office:value="58" calcext:value-type="float">
            <text:p>58</text:p>
          </table:table-cell>
          <table:table-cell table:formula="of:=MID([.$A$5];[.A65]*2-1;2)" office:value-type="string" office:string-value="45" calcext:value-type="string">
            <text:p>45</text:p>
          </table:table-cell>
          <table:table-cell table:formula="of:=HEX2DEC([.B65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65]+1" office:value-type="float" office:value="59" calcext:value-type="float">
            <text:p>59</text:p>
          </table:table-cell>
          <table:table-cell table:formula="of:=MID([.$A$5];[.A66]*2-1;2)" office:value-type="string" office:string-value="36" calcext:value-type="string">
            <text:p>36</text:p>
          </table:table-cell>
          <table:table-cell table:formula="of:=HEX2DEC([.B66])"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66]+1" office:value-type="float" office:value="60" calcext:value-type="float">
            <text:p>60</text:p>
          </table:table-cell>
          <table:table-cell table:formula="of:=MID([.$A$5];[.A67]*2-1;2)" office:value-type="string" office:string-value="30" calcext:value-type="string">
            <text:p>30</text:p>
          </table:table-cell>
          <table:table-cell table:formula="of:=HEX2DEC([.B67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67]+1" office:value-type="float" office:value="61" calcext:value-type="float">
            <text:p>61</text:p>
          </table:table-cell>
          <table:table-cell table:formula="of:=MID([.$A$5];[.A68]*2-1;2)" office:value-type="string" office:string-value="44" calcext:value-type="string">
            <text:p>44</text:p>
          </table:table-cell>
          <table:table-cell table:formula="of:=HEX2DEC([.B68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68]+1" office:value-type="float" office:value="62" calcext:value-type="float">
            <text:p>62</text:p>
          </table:table-cell>
          <table:table-cell table:formula="of:=MID([.$A$5];[.A69]*2-1;2)" office:value-type="string" office:string-value="45" calcext:value-type="string">
            <text:p>45</text:p>
          </table:table-cell>
          <table:table-cell table:formula="of:=HEX2DEC([.B69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69]+1" office:value-type="float" office:value="63" calcext:value-type="float">
            <text:p>63</text:p>
          </table:table-cell>
          <table:table-cell table:formula="of:=MID([.$A$5];[.A70]*2-1;2)" office:value-type="string" office:string-value="32" calcext:value-type="string">
            <text:p>32</text:p>
          </table:table-cell>
          <table:table-cell table:formula="of:=HEX2DEC([.B70])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70]+1" office:value-type="float" office:value="64" calcext:value-type="float">
            <text:p>64</text:p>
          </table:table-cell>
          <table:table-cell table:formula="of:=MID([.$A$5];[.A71]*2-1;2)" office:value-type="string" office:string-value="30" calcext:value-type="string">
            <text:p>30</text:p>
          </table:table-cell>
          <table:table-cell table:formula="of:=HEX2DEC([.B71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71]+1" office:value-type="float" office:value="65" calcext:value-type="float">
            <text:p>65</text:p>
          </table:table-cell>
          <table:table-cell table:formula="of:=MID([.$A$5];[.A72]*2-1;2)" office:value-type="string" office:string-value="44" calcext:value-type="string">
            <text:p>44</text:p>
          </table:table-cell>
          <table:table-cell table:formula="of:=HEX2DEC([.B72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72]+1" office:value-type="float" office:value="66" calcext:value-type="float">
            <text:p>66</text:p>
          </table:table-cell>
          <table:table-cell table:formula="of:=MID([.$A$5];[.A73]*2-1;2)" office:value-type="string" office:string-value="45" calcext:value-type="string">
            <text:p>45</text:p>
          </table:table-cell>
          <table:table-cell table:formula="of:=HEX2DEC([.B73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73]+1" office:value-type="float" office:value="67" calcext:value-type="float">
            <text:p>67</text:p>
          </table:table-cell>
          <table:table-cell table:formula="of:=MID([.$A$5];[.A74]*2-1;2)" office:value-type="string" office:string-value="36" calcext:value-type="string">
            <text:p>36</text:p>
          </table:table-cell>
          <table:table-cell table:formula="of:=HEX2DEC([.B74])"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74]+1" office:value-type="float" office:value="68" calcext:value-type="float">
            <text:p>68</text:p>
          </table:table-cell>
          <table:table-cell table:formula="of:=MID([.$A$5];[.A75]*2-1;2)" office:value-type="string" office:string-value="30" calcext:value-type="string">
            <text:p>30</text:p>
          </table:table-cell>
          <table:table-cell table:formula="of:=HEX2DEC([.B75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75]+1" office:value-type="float" office:value="69" calcext:value-type="float">
            <text:p>69</text:p>
          </table:table-cell>
          <table:table-cell table:formula="of:=MID([.$A$5];[.A76]*2-1;2)" office:value-type="string" office:string-value="44" calcext:value-type="string">
            <text:p>44</text:p>
          </table:table-cell>
          <table:table-cell table:formula="of:=HEX2DEC([.B76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76]+1" office:value-type="float" office:value="70" calcext:value-type="float">
            <text:p>70</text:p>
          </table:table-cell>
          <table:table-cell table:formula="of:=MID([.$A$5];[.A77]*2-1;2)" office:value-type="string" office:string-value="45" calcext:value-type="string">
            <text:p>45</text:p>
          </table:table-cell>
          <table:table-cell table:formula="of:=HEX2DEC([.B77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77]+1" office:value-type="float" office:value="71" calcext:value-type="float">
            <text:p>71</text:p>
          </table:table-cell>
          <table:table-cell table:formula="of:=MID([.$A$5];[.A78]*2-1;2)" office:value-type="string" office:string-value="37" calcext:value-type="string">
            <text:p>37</text:p>
          </table:table-cell>
          <table:table-cell table:formula="of:=HEX2DEC([.B78])"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78]+1" office:value-type="float" office:value="72" calcext:value-type="float">
            <text:p>72</text:p>
          </table:table-cell>
          <table:table-cell table:formula="of:=MID([.$A$5];[.A79]*2-1;2)" office:value-type="string" office:string-value="30" calcext:value-type="string">
            <text:p>30</text:p>
          </table:table-cell>
          <table:table-cell table:formula="of:=HEX2DEC([.B79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79]+1" office:value-type="float" office:value="73" calcext:value-type="float">
            <text:p>73</text:p>
          </table:table-cell>
          <table:table-cell table:formula="of:=MID([.$A$5];[.A80]*2-1;2)" office:value-type="string" office:string-value="44" calcext:value-type="string">
            <text:p>44</text:p>
          </table:table-cell>
          <table:table-cell table:formula="of:=HEX2DEC([.B80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80]+1" office:value-type="float" office:value="74" calcext:value-type="float">
            <text:p>74</text:p>
          </table:table-cell>
          <table:table-cell table:formula="of:=MID([.$A$5];[.A81]*2-1;2)" office:value-type="string" office:string-value="45" calcext:value-type="string">
            <text:p>45</text:p>
          </table:table-cell>
          <table:table-cell table:formula="of:=HEX2DEC([.B81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81]+1" office:value-type="float" office:value="75" calcext:value-type="float">
            <text:p>75</text:p>
          </table:table-cell>
          <table:table-cell table:formula="of:=MID([.$A$5];[.A82]*2-1;2)" office:value-type="string" office:string-value="34" calcext:value-type="string">
            <text:p>34</text:p>
          </table:table-cell>
          <table:table-cell table:formula="of:=HEX2DEC([.B82])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82]+1" office:value-type="float" office:value="76" calcext:value-type="float">
            <text:p>76</text:p>
          </table:table-cell>
          <table:table-cell table:formula="of:=MID([.$A$5];[.A83]*2-1;2)" office:value-type="string" office:string-value="30" calcext:value-type="string">
            <text:p>30</text:p>
          </table:table-cell>
          <table:table-cell table:formula="of:=HEX2DEC([.B83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83]+1" office:value-type="float" office:value="77" calcext:value-type="float">
            <text:p>77</text:p>
          </table:table-cell>
          <table:table-cell table:formula="of:=MID([.$A$5];[.A84]*2-1;2)" office:value-type="string" office:string-value="44" calcext:value-type="string">
            <text:p>44</text:p>
          </table:table-cell>
          <table:table-cell table:formula="of:=HEX2DEC([.B84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84]+1" office:value-type="float" office:value="78" calcext:value-type="float">
            <text:p>78</text:p>
          </table:table-cell>
          <table:table-cell table:formula="of:=MID([.$A$5];[.A85]*2-1;2)" office:value-type="string" office:string-value="45" calcext:value-type="string">
            <text:p>45</text:p>
          </table:table-cell>
          <table:table-cell table:formula="of:=HEX2DEC([.B85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85]+1" office:value-type="float" office:value="79" calcext:value-type="float">
            <text:p>79</text:p>
          </table:table-cell>
          <table:table-cell table:formula="of:=MID([.$A$5];[.A86]*2-1;2)" office:value-type="string" office:string-value="35" calcext:value-type="string">
            <text:p>35</text:p>
          </table:table-cell>
          <table:table-cell table:formula="of:=HEX2DEC([.B86])"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86]+1" office:value-type="float" office:value="80" calcext:value-type="float">
            <text:p>80</text:p>
          </table:table-cell>
          <table:table-cell table:formula="of:=MID([.$A$5];[.A87]*2-1;2)" office:value-type="string" office:string-value="30" calcext:value-type="string">
            <text:p>30</text:p>
          </table:table-cell>
          <table:table-cell table:formula="of:=HEX2DEC([.B87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87]+1" office:value-type="float" office:value="81" calcext:value-type="float">
            <text:p>81</text:p>
          </table:table-cell>
          <table:table-cell table:formula="of:=MID([.$A$5];[.A88]*2-1;2)" office:value-type="string" office:string-value="35" calcext:value-type="string">
            <text:p>35</text:p>
          </table:table-cell>
          <table:table-cell table:formula="of:=HEX2DEC([.B88])"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88]+1" office:value-type="float" office:value="82" calcext:value-type="float">
            <text:p>82</text:p>
          </table:table-cell>
          <table:table-cell table:formula="of:=MID([.$A$5];[.A89]*2-1;2)" office:value-type="string" office:string-value="30" calcext:value-type="string">
            <text:p>30</text:p>
          </table:table-cell>
          <table:table-cell table:formula="of:=HEX2DEC([.B89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89]+1" office:value-type="float" office:value="83" calcext:value-type="float">
            <text:p>83</text:p>
          </table:table-cell>
          <table:table-cell table:formula="of:=MID([.$A$5];[.A90]*2-1;2)" office:value-type="string" office:string-value="42" calcext:value-type="string">
            <text:p>42</text:p>
          </table:table-cell>
          <table:table-cell table:formula="of:=HEX2DEC([.B90])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90]+1" office:value-type="float" office:value="84" calcext:value-type="float">
            <text:p>84</text:p>
          </table:table-cell>
          <table:table-cell table:formula="of:=MID([.$A$5];[.A91]*2-1;2)" office:value-type="string" office:string-value="43" calcext:value-type="string">
            <text:p>43</text:p>
          </table:table-cell>
          <table:table-cell table:formula="of:=HEX2DEC([.B91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91]+1" office:value-type="float" office:value="85" calcext:value-type="float">
            <text:p>85</text:p>
          </table:table-cell>
          <table:table-cell table:formula="of:=MID([.$A$5];[.A92]*2-1;2)" office:value-type="string" office:string-value="33" calcext:value-type="string">
            <text:p>33</text:p>
          </table:table-cell>
          <table:table-cell table:formula="of:=HEX2DEC([.B92])"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92]+1" office:value-type="float" office:value="86" calcext:value-type="float">
            <text:p>86</text:p>
          </table:table-cell>
          <table:table-cell table:formula="of:=MID([.$A$5];[.A93]*2-1;2)" office:value-type="string" office:string-value="30" calcext:value-type="string">
            <text:p>30</text:p>
          </table:table-cell>
          <table:table-cell table:formula="of:=HEX2DEC([.B93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93]+1" office:value-type="float" office:value="87" calcext:value-type="float">
            <text:p>87</text:p>
          </table:table-cell>
          <table:table-cell table:formula="of:=MID([.$A$5];[.A94]*2-1;2)" office:value-type="string" office:string-value="42" calcext:value-type="string">
            <text:p>42</text:p>
          </table:table-cell>
          <table:table-cell table:formula="of:=HEX2DEC([.B94])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94]+1" office:value-type="float" office:value="88" calcext:value-type="float">
            <text:p>88</text:p>
          </table:table-cell>
          <table:table-cell table:formula="of:=MID([.$A$5];[.A95]*2-1;2)" office:value-type="string" office:string-value="41" calcext:value-type="string">
            <text:p>41</text:p>
          </table:table-cell>
          <table:table-cell table:formula="of:=HEX2DEC([.B95])"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95]+1" office:value-type="float" office:value="89" calcext:value-type="float">
            <text:p>89</text:p>
          </table:table-cell>
          <table:table-cell table:formula="of:=MID([.$A$5];[.A96]*2-1;2)" office:value-type="string" office:string-value="35" calcext:value-type="string">
            <text:p>35</text:p>
          </table:table-cell>
          <table:table-cell table:formula="of:=HEX2DEC([.B96])"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96]+1" office:value-type="float" office:value="90" calcext:value-type="float">
            <text:p>90</text:p>
          </table:table-cell>
          <table:table-cell table:formula="of:=MID([.$A$5];[.A97]*2-1;2)" office:value-type="string" office:string-value="30" calcext:value-type="string">
            <text:p>30</text:p>
          </table:table-cell>
          <table:table-cell table:formula="of:=HEX2DEC([.B97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97]+1" office:value-type="float" office:value="91" calcext:value-type="float">
            <text:p>91</text:p>
          </table:table-cell>
          <table:table-cell table:formula="of:=MID([.$A$5];[.A98]*2-1;2)" office:value-type="string" office:string-value="42" calcext:value-type="string">
            <text:p>42</text:p>
          </table:table-cell>
          <table:table-cell table:formula="of:=HEX2DEC([.B98])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98]+1" office:value-type="float" office:value="92" calcext:value-type="float">
            <text:p>92</text:p>
          </table:table-cell>
          <table:table-cell table:formula="of:=MID([.$A$5];[.A99]*2-1;2)" office:value-type="string" office:string-value="41" calcext:value-type="string">
            <text:p>41</text:p>
          </table:table-cell>
          <table:table-cell table:formula="of:=HEX2DEC([.B99])"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99]+1" office:value-type="float" office:value="93" calcext:value-type="float">
            <text:p>93</text:p>
          </table:table-cell>
          <table:table-cell table:formula="of:=MID([.$A$5];[.A100]*2-1;2)" office:value-type="string" office:string-value="35" calcext:value-type="string">
            <text:p>35</text:p>
          </table:table-cell>
          <table:table-cell table:formula="of:=HEX2DEC([.B100])"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00]+1" office:value-type="float" office:value="94" calcext:value-type="float">
            <text:p>94</text:p>
          </table:table-cell>
          <table:table-cell table:formula="of:=MID([.$A$5];[.A101]*2-1;2)" office:value-type="string" office:string-value="30" calcext:value-type="string">
            <text:p>30</text:p>
          </table:table-cell>
          <table:table-cell table:formula="of:=HEX2DEC([.B101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01]+1" office:value-type="float" office:value="95" calcext:value-type="float">
            <text:p>95</text:p>
          </table:table-cell>
          <table:table-cell table:formula="of:=MID([.$A$5];[.A102]*2-1;2)" office:value-type="string" office:string-value="42" calcext:value-type="string">
            <text:p>42</text:p>
          </table:table-cell>
          <table:table-cell table:formula="of:=HEX2DEC([.B102])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02]+1" office:value-type="float" office:value="96" calcext:value-type="float">
            <text:p>96</text:p>
          </table:table-cell>
          <table:table-cell table:formula="of:=MID([.$A$5];[.A103]*2-1;2)" office:value-type="string" office:string-value="41" calcext:value-type="string">
            <text:p>41</text:p>
          </table:table-cell>
          <table:table-cell table:formula="of:=HEX2DEC([.B103])"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03]+1" office:value-type="float" office:value="97" calcext:value-type="float">
            <text:p>97</text:p>
          </table:table-cell>
          <table:table-cell table:formula="of:=MID([.$A$5];[.A104]*2-1;2)" office:value-type="string" office:string-value="35" calcext:value-type="string">
            <text:p>35</text:p>
          </table:table-cell>
          <table:table-cell table:formula="of:=HEX2DEC([.B104])"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04]+1" office:value-type="float" office:value="98" calcext:value-type="float">
            <text:p>98</text:p>
          </table:table-cell>
          <table:table-cell table:formula="of:=MID([.$A$5];[.A105]*2-1;2)" office:value-type="string" office:string-value="30" calcext:value-type="string">
            <text:p>30</text:p>
          </table:table-cell>
          <table:table-cell table:formula="of:=HEX2DEC([.B105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05]+1" office:value-type="float" office:value="99" calcext:value-type="float">
            <text:p>99</text:p>
          </table:table-cell>
          <table:table-cell table:formula="of:=MID([.$A$5];[.A106]*2-1;2)" office:value-type="string" office:string-value="42" calcext:value-type="string">
            <text:p>42</text:p>
          </table:table-cell>
          <table:table-cell table:formula="of:=HEX2DEC([.B106])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06]+1" office:value-type="float" office:value="100" calcext:value-type="float">
            <text:p>100</text:p>
          </table:table-cell>
          <table:table-cell table:formula="of:=MID([.$A$5];[.A107]*2-1;2)" office:value-type="string" office:string-value="41" calcext:value-type="string">
            <text:p>41</text:p>
          </table:table-cell>
          <table:table-cell table:formula="of:=HEX2DEC([.B107])"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07]+1" office:value-type="float" office:value="101" calcext:value-type="float">
            <text:p>101</text:p>
          </table:table-cell>
          <table:table-cell table:formula="of:=MID([.$A$5];[.A108]*2-1;2)" office:value-type="string" office:string-value="35" calcext:value-type="string">
            <text:p>35</text:p>
          </table:table-cell>
          <table:table-cell table:formula="of:=HEX2DEC([.B108])"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08]+1" office:value-type="float" office:value="102" calcext:value-type="float">
            <text:p>102</text:p>
          </table:table-cell>
          <table:table-cell table:formula="of:=MID([.$A$5];[.A109]*2-1;2)" office:value-type="string" office:string-value="30" calcext:value-type="string">
            <text:p>30</text:p>
          </table:table-cell>
          <table:table-cell table:formula="of:=HEX2DEC([.B109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09]+1" office:value-type="float" office:value="103" calcext:value-type="float">
            <text:p>103</text:p>
          </table:table-cell>
          <table:table-cell table:formula="of:=MID([.$A$5];[.A110]*2-1;2)" office:value-type="string" office:string-value="30" calcext:value-type="string">
            <text:p>30</text:p>
          </table:table-cell>
          <table:table-cell table:formula="of:=HEX2DEC([.B110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10]+1" office:value-type="float" office:value="104" calcext:value-type="float">
            <text:p>104</text:p>
          </table:table-cell>
          <table:table-cell table:formula="of:=MID([.$A$5];[.A111]*2-1;2)" office:value-type="string" office:string-value="30" calcext:value-type="string">
            <text:p>30</text:p>
          </table:table-cell>
          <table:table-cell table:formula="of:=HEX2DEC([.B111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11]+1" office:value-type="float" office:value="105" calcext:value-type="float">
            <text:p>105</text:p>
          </table:table-cell>
          <table:table-cell table:formula="of:=MID([.$A$5];[.A112]*2-1;2)" office:value-type="string" office:string-value="30" calcext:value-type="string">
            <text:p>30</text:p>
          </table:table-cell>
          <table:table-cell table:formula="of:=HEX2DEC([.B112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12]+1" office:value-type="float" office:value="106" calcext:value-type="float">
            <text:p>106</text:p>
          </table:table-cell>
          <table:table-cell table:formula="of:=MID([.$A$5];[.A113]*2-1;2)" office:value-type="string" office:string-value="44" calcext:value-type="string">
            <text:p>44</text:p>
          </table:table-cell>
          <table:table-cell table:formula="of:=HEX2DEC([.B113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13]+1" office:value-type="float" office:value="107" calcext:value-type="float">
            <text:p>107</text:p>
          </table:table-cell>
          <table:table-cell table:formula="of:=MID([.$A$5];[.A114]*2-1;2)" office:value-type="string" office:string-value="30" calcext:value-type="string">
            <text:p>30</text:p>
          </table:table-cell>
          <table:table-cell table:formula="of:=HEX2DEC([.B114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14]+1" office:value-type="float" office:value="108" calcext:value-type="float">
            <text:p>108</text:p>
          </table:table-cell>
          <table:table-cell table:formula="of:=MID([.$A$5];[.A115]*2-1;2)" office:value-type="string" office:string-value="34" calcext:value-type="string">
            <text:p>34</text:p>
          </table:table-cell>
          <table:table-cell table:formula="of:=HEX2DEC([.B115])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15]+1" office:value-type="float" office:value="109" calcext:value-type="float">
            <text:p>109</text:p>
          </table:table-cell>
          <table:table-cell table:formula="of:=MID([.$A$5];[.A116]*2-1;2)" office:value-type="string" office:string-value="38" calcext:value-type="string">
            <text:p>38</text:p>
          </table:table-cell>
          <table:table-cell table:formula="of:=HEX2DEC([.B116])"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16]+1" office:value-type="float" office:value="110" calcext:value-type="float">
            <text:p>110</text:p>
          </table:table-cell>
          <table:table-cell table:formula="of:=MID([.$A$5];[.A117]*2-1;2)" office:value-type="string" office:string-value="46" calcext:value-type="string">
            <text:p>46</text:p>
          </table:table-cell>
          <table:table-cell table:formula="of:=HEX2DEC([.B117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17]+1" office:value-type="float" office:value="111" calcext:value-type="float">
            <text:p>111</text:p>
          </table:table-cell>
          <table:table-cell table:formula="of:=MID([.$A$5];[.A118]*2-1;2)" office:value-type="string" office:string-value="46" calcext:value-type="string">
            <text:p>46</text:p>
          </table:table-cell>
          <table:table-cell table:formula="of:=HEX2DEC([.B118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18]+1" office:value-type="float" office:value="112" calcext:value-type="float">
            <text:p>112</text:p>
          </table:table-cell>
          <table:table-cell table:formula="of:=MID([.$A$5];[.A119]*2-1;2)" office:value-type="string" office:string-value="46" calcext:value-type="string">
            <text:p>46</text:p>
          </table:table-cell>
          <table:table-cell table:formula="of:=HEX2DEC([.B119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19]+1" office:value-type="float" office:value="113" calcext:value-type="float">
            <text:p>113</text:p>
          </table:table-cell>
          <table:table-cell table:formula="of:=MID([.$A$5];[.A120]*2-1;2)" office:value-type="string" office:string-value="46" calcext:value-type="string">
            <text:p>46</text:p>
          </table:table-cell>
          <table:table-cell table:formula="of:=HEX2DEC([.B120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20]+1" office:value-type="float" office:value="114" calcext:value-type="float">
            <text:p>114</text:p>
          </table:table-cell>
          <table:table-cell table:formula="of:=MID([.$A$5];[.A121]*2-1;2)" office:value-type="string" office:string-value="30" calcext:value-type="string">
            <text:p>30</text:p>
          </table:table-cell>
          <table:table-cell table:formula="of:=HEX2DEC([.B121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21]+1" office:value-type="float" office:value="115" calcext:value-type="float">
            <text:p>115</text:p>
          </table:table-cell>
          <table:table-cell table:formula="of:=MID([.$A$5];[.A122]*2-1;2)" office:value-type="string" office:string-value="34" calcext:value-type="string">
            <text:p>34</text:p>
          </table:table-cell>
          <table:table-cell table:formula="of:=HEX2DEC([.B122])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22]+1" office:value-type="float" office:value="116" calcext:value-type="float">
            <text:p>116</text:p>
          </table:table-cell>
          <table:table-cell table:formula="of:=MID([.$A$5];[.A123]*2-1;2)" office:value-type="string" office:string-value="46" calcext:value-type="string">
            <text:p>46</text:p>
          </table:table-cell>
          <table:table-cell table:formula="of:=HEX2DEC([.B123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23]+1" office:value-type="float" office:value="117" calcext:value-type="float">
            <text:p>117</text:p>
          </table:table-cell>
          <table:table-cell table:formula="of:=MID([.$A$5];[.A124]*2-1;2)" office:value-type="string" office:string-value="46" calcext:value-type="string">
            <text:p>46</text:p>
          </table:table-cell>
          <table:table-cell table:formula="of:=HEX2DEC([.B124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24]+1" office:value-type="float" office:value="118" calcext:value-type="float">
            <text:p>118</text:p>
          </table:table-cell>
          <table:table-cell table:formula="of:=MID([.$A$5];[.A125]*2-1;2)" office:value-type="string" office:string-value="46" calcext:value-type="string">
            <text:p>46</text:p>
          </table:table-cell>
          <table:table-cell table:formula="of:=HEX2DEC([.B125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25]+1" office:value-type="float" office:value="119" calcext:value-type="float">
            <text:p>119</text:p>
          </table:table-cell>
          <table:table-cell table:formula="of:=MID([.$A$5];[.A126]*2-1;2)" office:value-type="string" office:string-value="46" calcext:value-type="string">
            <text:p>46</text:p>
          </table:table-cell>
          <table:table-cell table:formula="of:=HEX2DEC([.B126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26]+1" office:value-type="float" office:value="120" calcext:value-type="float">
            <text:p>120</text:p>
          </table:table-cell>
          <table:table-cell table:formula="of:=MID([.$A$5];[.A127]*2-1;2)" office:value-type="string" office:string-value="30" calcext:value-type="string">
            <text:p>30</text:p>
          </table:table-cell>
          <table:table-cell table:formula="of:=HEX2DEC([.B127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27]+1" office:value-type="float" office:value="121" calcext:value-type="float">
            <text:p>121</text:p>
          </table:table-cell>
          <table:table-cell table:formula="of:=MID([.$A$5];[.A128]*2-1;2)" office:value-type="string" office:string-value="30" calcext:value-type="string">
            <text:p>30</text:p>
          </table:table-cell>
          <table:table-cell table:formula="of:=HEX2DEC([.B128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28]+1" office:value-type="float" office:value="122" calcext:value-type="float">
            <text:p>122</text:p>
          </table:table-cell>
          <table:table-cell table:formula="of:=MID([.$A$5];[.A129]*2-1;2)" office:value-type="string" office:string-value="43" calcext:value-type="string">
            <text:p>43</text:p>
          </table:table-cell>
          <table:table-cell table:formula="of:=HEX2DEC([.B129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29]+1" office:value-type="float" office:value="123" calcext:value-type="float">
            <text:p>123</text:p>
          </table:table-cell>
          <table:table-cell table:formula="of:=MID([.$A$5];[.A130]*2-1;2)" office:value-type="string" office:string-value="42" calcext:value-type="string">
            <text:p>42</text:p>
          </table:table-cell>
          <table:table-cell table:formula="of:=HEX2DEC([.B130])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30]+1" office:value-type="float" office:value="124" calcext:value-type="float">
            <text:p>124</text:p>
          </table:table-cell>
          <table:table-cell table:formula="of:=MID([.$A$5];[.A131]*2-1;2)" office:value-type="string" office:string-value="30" calcext:value-type="string">
            <text:p>30</text:p>
          </table:table-cell>
          <table:table-cell table:formula="of:=HEX2DEC([.B131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31]+1" office:value-type="float" office:value="125" calcext:value-type="float">
            <text:p>125</text:p>
          </table:table-cell>
          <table:table-cell table:formula="of:=MID([.$A$5];[.A132]*2-1;2)" office:value-type="string" office:string-value="31" calcext:value-type="string">
            <text:p>31</text:p>
          </table:table-cell>
          <table:table-cell table:formula="of:=HEX2DEC([.B132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32]+1" office:value-type="float" office:value="126" calcext:value-type="float">
            <text:p>126</text:p>
          </table:table-cell>
          <table:table-cell table:formula="of:=MID([.$A$5];[.A133]*2-1;2)" office:value-type="string" office:string-value="32" calcext:value-type="string">
            <text:p>32</text:p>
          </table:table-cell>
          <table:table-cell table:formula="of:=HEX2DEC([.B133])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33]+1" office:value-type="float" office:value="127" calcext:value-type="float">
            <text:p>127</text:p>
          </table:table-cell>
          <table:table-cell table:formula="of:=MID([.$A$5];[.A134]*2-1;2)" office:value-type="string" office:string-value="31" calcext:value-type="string">
            <text:p>31</text:p>
          </table:table-cell>
          <table:table-cell table:formula="of:=HEX2DEC([.B134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34]+1" office:value-type="float" office:value="128" calcext:value-type="float">
            <text:p>128</text:p>
          </table:table-cell>
          <table:table-cell table:formula="of:=MID([.$A$5];[.A135]*2-1;2)" office:value-type="string" office:string-value="31" calcext:value-type="string">
            <text:p>31</text:p>
          </table:table-cell>
          <table:table-cell table:formula="of:=HEX2DEC([.B135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35]+1" office:value-type="float" office:value="129" calcext:value-type="float">
            <text:p>129</text:p>
          </table:table-cell>
          <table:table-cell table:formula="of:=MID([.$A$5];[.A136]*2-1;2)" office:value-type="string" office:string-value="30" calcext:value-type="string">
            <text:p>30</text:p>
          </table:table-cell>
          <table:table-cell table:formula="of:=HEX2DEC([.B136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36]+1" office:value-type="float" office:value="130" calcext:value-type="float">
            <text:p>130</text:p>
          </table:table-cell>
          <table:table-cell table:formula="of:=MID([.$A$5];[.A137]*2-1;2)" office:value-type="string" office:string-value="30" calcext:value-type="string">
            <text:p>30</text:p>
          </table:table-cell>
          <table:table-cell table:formula="of:=HEX2DEC([.B137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37]+1" office:value-type="float" office:value="131" calcext:value-type="float">
            <text:p>131</text:p>
          </table:table-cell>
          <table:table-cell table:formula="of:=MID([.$A$5];[.A138]*2-1;2)" office:value-type="string" office:string-value="31" calcext:value-type="string">
            <text:p>31</text:p>
          </table:table-cell>
          <table:table-cell table:formula="of:=HEX2DEC([.B138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38]+1" office:value-type="float" office:value="132" calcext:value-type="float">
            <text:p>132</text:p>
          </table:table-cell>
          <table:table-cell table:formula="of:=MID([.$A$5];[.A139]*2-1;2)" office:value-type="string" office:string-value="32" calcext:value-type="string">
            <text:p>32</text:p>
          </table:table-cell>
          <table:table-cell table:formula="of:=HEX2DEC([.B139])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39]+1" office:value-type="float" office:value="133" calcext:value-type="float">
            <text:p>133</text:p>
          </table:table-cell>
          <table:table-cell table:formula="of:=MID([.$A$5];[.A140]*2-1;2)" office:value-type="string" office:string-value="31" calcext:value-type="string">
            <text:p>31</text:p>
          </table:table-cell>
          <table:table-cell table:formula="of:=HEX2DEC([.B140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40]+1" office:value-type="float" office:value="134" calcext:value-type="float">
            <text:p>134</text:p>
          </table:table-cell>
          <table:table-cell table:formula="of:=MID([.$A$5];[.A141]*2-1;2)" office:value-type="string" office:string-value="31" calcext:value-type="string">
            <text:p>31</text:p>
          </table:table-cell>
          <table:table-cell table:formula="of:=HEX2DEC([.B141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41]+1" office:value-type="float" office:value="135" calcext:value-type="float">
            <text:p>135</text:p>
          </table:table-cell>
          <table:table-cell table:formula="of:=MID([.$A$5];[.A142]*2-1;2)" office:value-type="string" office:string-value="30" calcext:value-type="string">
            <text:p>30</text:p>
          </table:table-cell>
          <table:table-cell table:formula="of:=HEX2DEC([.B142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42]+1" office:value-type="float" office:value="136" calcext:value-type="float">
            <text:p>136</text:p>
          </table:table-cell>
          <table:table-cell table:formula="of:=MID([.$A$5];[.A143]*2-1;2)" office:value-type="string" office:string-value="45" calcext:value-type="string">
            <text:p>45</text:p>
          </table:table-cell>
          <table:table-cell table:number-columns-repeated="3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43]+1" office:value-type="float" office:value="137" calcext:value-type="float">
            <text:p>137</text:p>
          </table:table-cell>
          <table:table-cell table:formula="of:=MID([.$A$5];[.A144]*2-1;2)" office:value-type="string" office:string-value="31" calcext:value-type="string">
            <text:p>31</text:p>
          </table:table-cell>
          <table:table-cell table:number-columns-repeated="3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44]+1" office:value-type="float" office:value="138" calcext:value-type="float">
            <text:p>138</text:p>
          </table:table-cell>
          <table:table-cell table:formula="of:=MID([.$A$5];[.A145]*2-1;2)" office:value-type="string" office:string-value="46" calcext:value-type="string">
            <text:p>46</text:p>
          </table:table-cell>
          <table:table-cell table:number-columns-repeated="3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45]+1" office:value-type="float" office:value="139" calcext:value-type="float">
            <text:p>139</text:p>
          </table:table-cell>
          <table:table-cell table:formula="of:=MID([.$A$5];[.A146]*2-1;2)" office:value-type="string" office:string-value="31" calcext:value-type="string">
            <text:p>31</text:p>
          </table:table-cell>
          <table:table-cell table:number-columns-repeated="3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46]+1" office:value-type="float" office:value="140" calcext:value-type="float">
            <text:p>140</text:p>
          </table:table-cell>
          <table:table-cell table:formula="of:=MID([.$A$5];[.A147]*2-1;2)" office:value-type="string" office:string-value="0d" calcext:value-type="string">
            <text:p>0d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9:.C146])" office:value-type="float" office:value="7695" calcext:value-type="float">
            <text:p>7695</text:p>
          </table:table-cell>
          <table:table-cell table:formula="of:=DEC2HEX([.C149])" office:value-type="string" office:string-value="1E0F" calcext:value-type="string">
            <text:p>1E0F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dulus of</text:p>
          </table:table-cell>
          <table:table-cell office:value-type="float" office:value="65536" calcext:value-type="float">
            <text:p>65536</text:p>
          </table:table-cell>
          <table:table-cell table:formula="of:=MOD([.C149];65536)" office:value-type="float" office:value="7695" calcext:value-type="float">
            <text:p>7695</text:p>
          </table:table-cell>
          <table:table-cell table:formula="of:=DEC2HEX([.C151])" office:value-type="string" office:string-value="1E0F" calcext:value-type="string">
            <text:p>1E0F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onvert to decimal:</text:p>
          </table:table-cell>
          <table:table-cell/>
          <table:table-cell table:formula="of:=BASE([.C151];2;16)" office:value-type="string" office:string-value="0001111000001111" calcext:value-type="string">
            <text:p>000111100000111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rform bitwise invert: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MID([.$C$154];[.B157];1)" office:value-type="string" office:string-value="0" calcext:value-type="string">
            <text:p>0</text:p>
          </table:table-cell>
          <table:table-cell table:style-name="ce9" table:formula="of:=IF([.C157]=&quot;0&quot;;1;0)" office:value-type="float" office:value="1" calcext:value-type="float">
            <text:p>1</text:p>
          </table:table-cell>
          <table:table-cell table:style-name="ce10"/>
          <table:table-cell table:style-name="ce9" table:number-columns-repeated="2"/>
        </table:table-row>
        <table:table-row table:style-name="ro1">
          <table:table-cell/>
          <table:table-cell table:formula="of:=[.B157]+1" office:value-type="float" office:value="2" calcext:value-type="float">
            <text:p>2</text:p>
          </table:table-cell>
          <table:table-cell table:formula="of:=MID([.$C$154];[.B158];1)" office:value-type="string" office:string-value="0" calcext:value-type="string">
            <text:p>0</text:p>
          </table:table-cell>
          <table:table-cell table:style-name="ce9" table:formula="of:=IF([.C158]=&quot;0&quot;;1;0)" office:value-type="float" office:value="1" calcext:value-type="float">
            <text:p>1</text:p>
          </table:table-cell>
          <table:table-cell table:style-name="ce9" table:formula="of:=[.D157]&amp;[.D158]" office:value-type="string" office:string-value="11" calcext:value-type="string">
            <text:p>11</text:p>
          </table:table-cell>
          <table:table-cell table:style-name="ce9" table:number-columns-repeated="2"/>
        </table:table-row>
        <table:table-row table:style-name="ro1">
          <table:table-cell/>
          <table:table-cell table:formula="of:=[.B158]+1" office:value-type="float" office:value="3" calcext:value-type="float">
            <text:p>3</text:p>
          </table:table-cell>
          <table:table-cell table:formula="of:=MID([.$C$154];[.B159];1)" office:value-type="string" office:string-value="0" calcext:value-type="string">
            <text:p>0</text:p>
          </table:table-cell>
          <table:table-cell table:style-name="ce9" table:formula="of:=IF([.C159]=&quot;0&quot;;1;0)" office:value-type="float" office:value="1" calcext:value-type="float">
            <text:p>1</text:p>
          </table:table-cell>
          <table:table-cell table:style-name="ce9" table:formula="of:=[.E158]&amp;[.D159]" office:value-type="string" office:string-value="111" calcext:value-type="string">
            <text:p>111</text:p>
          </table:table-cell>
          <table:table-cell table:style-name="ce9" table:number-columns-repeated="2"/>
        </table:table-row>
        <table:table-row table:style-name="ro1">
          <table:table-cell/>
          <table:table-cell table:formula="of:=[.B159]+1" office:value-type="float" office:value="4" calcext:value-type="float">
            <text:p>4</text:p>
          </table:table-cell>
          <table:table-cell table:formula="of:=MID([.$C$154];[.B160];1)" office:value-type="string" office:string-value="1" calcext:value-type="string">
            <text:p>1</text:p>
          </table:table-cell>
          <table:table-cell table:style-name="ce9" table:formula="of:=IF([.C160]=&quot;0&quot;;1;0)" office:value-type="float" office:value="0" calcext:value-type="float">
            <text:p>0</text:p>
          </table:table-cell>
          <table:table-cell table:style-name="ce9" table:formula="of:=[.E159]&amp;[.D160]" office:value-type="string" office:string-value="1110" calcext:value-type="string">
            <text:p>1110</text:p>
          </table:table-cell>
          <table:table-cell table:style-name="ce9" table:number-columns-repeated="2"/>
        </table:table-row>
        <table:table-row table:style-name="ro1">
          <table:table-cell/>
          <table:table-cell table:formula="of:=[.B160]+1" office:value-type="float" office:value="5" calcext:value-type="float">
            <text:p>5</text:p>
          </table:table-cell>
          <table:table-cell table:formula="of:=MID([.$C$154];[.B161];1)" office:value-type="string" office:string-value="1" calcext:value-type="string">
            <text:p>1</text:p>
          </table:table-cell>
          <table:table-cell table:style-name="ce9" table:formula="of:=IF([.C161]=&quot;0&quot;;1;0)" office:value-type="float" office:value="0" calcext:value-type="float">
            <text:p>0</text:p>
          </table:table-cell>
          <table:table-cell table:style-name="ce9" table:formula="of:=[.E160]&amp;[.D161]" office:value-type="string" office:string-value="11100" calcext:value-type="string">
            <text:p>11100</text:p>
          </table:table-cell>
          <table:table-cell table:style-name="ce9" table:number-columns-repeated="2"/>
        </table:table-row>
        <table:table-row table:style-name="ro1">
          <table:table-cell/>
          <table:table-cell table:formula="of:=[.B161]+1" office:value-type="float" office:value="6" calcext:value-type="float">
            <text:p>6</text:p>
          </table:table-cell>
          <table:table-cell table:formula="of:=MID([.$C$154];[.B162];1)" office:value-type="string" office:string-value="1" calcext:value-type="string">
            <text:p>1</text:p>
          </table:table-cell>
          <table:table-cell table:style-name="ce9" table:formula="of:=IF([.C162]=&quot;0&quot;;1;0)" office:value-type="float" office:value="0" calcext:value-type="float">
            <text:p>0</text:p>
          </table:table-cell>
          <table:table-cell table:style-name="ce9" table:formula="of:=[.E161]&amp;[.D162]" office:value-type="string" office:string-value="111000" calcext:value-type="string">
            <text:p>111000</text:p>
          </table:table-cell>
          <table:table-cell table:style-name="ce9" table:number-columns-repeated="2"/>
        </table:table-row>
        <table:table-row table:style-name="ro1">
          <table:table-cell/>
          <table:table-cell table:formula="of:=[.B162]+1" office:value-type="float" office:value="7" calcext:value-type="float">
            <text:p>7</text:p>
          </table:table-cell>
          <table:table-cell table:formula="of:=MID([.$C$154];[.B163];1)" office:value-type="string" office:string-value="1" calcext:value-type="string">
            <text:p>1</text:p>
          </table:table-cell>
          <table:table-cell table:style-name="ce9" table:formula="of:=IF([.C163]=&quot;0&quot;;1;0)" office:value-type="float" office:value="0" calcext:value-type="float">
            <text:p>0</text:p>
          </table:table-cell>
          <table:table-cell table:style-name="ce9" table:formula="of:=[.E162]&amp;[.D163]" office:value-type="string" office:string-value="1110000" calcext:value-type="string">
            <text:p>1110000</text:p>
          </table:table-cell>
          <table:table-cell table:style-name="ce9" table:number-columns-repeated="2"/>
        </table:table-row>
        <table:table-row table:style-name="ro1">
          <table:table-cell/>
          <table:table-cell table:formula="of:=[.B163]+1" office:value-type="float" office:value="8" calcext:value-type="float">
            <text:p>8</text:p>
          </table:table-cell>
          <table:table-cell table:formula="of:=MID([.$C$154];[.B164];1)" office:value-type="string" office:string-value="0" calcext:value-type="string">
            <text:p>0</text:p>
          </table:table-cell>
          <table:table-cell table:style-name="ce9" table:formula="of:=IF([.C164]=&quot;0&quot;;1;0)" office:value-type="float" office:value="1" calcext:value-type="float">
            <text:p>1</text:p>
          </table:table-cell>
          <table:table-cell table:style-name="ce9" table:formula="of:=[.E163]&amp;[.D164]" office:value-type="string" office:string-value="11100001" calcext:value-type="string">
            <text:p>11100001</text:p>
          </table:table-cell>
          <table:table-cell table:style-name="ce9" table:number-columns-repeated="2"/>
        </table:table-row>
        <table:table-row table:style-name="ro1">
          <table:table-cell/>
          <table:table-cell table:formula="of:=[.B164]+1" office:value-type="float" office:value="9" calcext:value-type="float">
            <text:p>9</text:p>
          </table:table-cell>
          <table:table-cell table:formula="of:=MID([.$C$154];[.B165];1)" office:value-type="string" office:string-value="0" calcext:value-type="string">
            <text:p>0</text:p>
          </table:table-cell>
          <table:table-cell table:style-name="ce9" table:formula="of:=IF([.C165]=&quot;0&quot;;1;0)" office:value-type="float" office:value="1" calcext:value-type="float">
            <text:p>1</text:p>
          </table:table-cell>
          <table:table-cell table:style-name="ce9" table:formula="of:=[.E164]&amp;[.D165]" office:value-type="string" office:string-value="111000011" calcext:value-type="string">
            <text:p>111000011</text:p>
          </table:table-cell>
          <table:table-cell table:style-name="ce9" table:number-columns-repeated="2"/>
        </table:table-row>
        <table:table-row table:style-name="ro1">
          <table:table-cell/>
          <table:table-cell table:formula="of:=[.B165]+1" office:value-type="float" office:value="10" calcext:value-type="float">
            <text:p>10</text:p>
          </table:table-cell>
          <table:table-cell table:formula="of:=MID([.$C$154];[.B166];1)" office:value-type="string" office:string-value="0" calcext:value-type="string">
            <text:p>0</text:p>
          </table:table-cell>
          <table:table-cell table:style-name="ce9" table:formula="of:=IF([.C166]=&quot;0&quot;;1;0)" office:value-type="float" office:value="1" calcext:value-type="float">
            <text:p>1</text:p>
          </table:table-cell>
          <table:table-cell table:style-name="ce9" table:formula="of:=[.E165]&amp;[.D166]" office:value-type="string" office:string-value="1110000111" calcext:value-type="string">
            <text:p>1110000111</text:p>
          </table:table-cell>
          <table:table-cell table:style-name="ce9" table:number-columns-repeated="2"/>
        </table:table-row>
        <table:table-row table:style-name="ro1">
          <table:table-cell/>
          <table:table-cell table:formula="of:=[.B166]+1" office:value-type="float" office:value="11" calcext:value-type="float">
            <text:p>11</text:p>
          </table:table-cell>
          <table:table-cell table:formula="of:=MID([.$C$154];[.B167];1)" office:value-type="string" office:string-value="0" calcext:value-type="string">
            <text:p>0</text:p>
          </table:table-cell>
          <table:table-cell table:style-name="ce9" table:formula="of:=IF([.C167]=&quot;0&quot;;1;0)" office:value-type="float" office:value="1" calcext:value-type="float">
            <text:p>1</text:p>
          </table:table-cell>
          <table:table-cell table:style-name="ce9" table:formula="of:=[.E166]&amp;[.D167]" office:value-type="string" office:string-value="11100001111" calcext:value-type="string">
            <text:p>11100001111</text:p>
          </table:table-cell>
          <table:table-cell table:style-name="ce9" table:number-columns-repeated="2"/>
        </table:table-row>
        <table:table-row table:style-name="ro1">
          <table:table-cell/>
          <table:table-cell table:formula="of:=[.B167]+1" office:value-type="float" office:value="12" calcext:value-type="float">
            <text:p>12</text:p>
          </table:table-cell>
          <table:table-cell table:formula="of:=MID([.$C$154];[.B168];1)" office:value-type="string" office:string-value="0" calcext:value-type="string">
            <text:p>0</text:p>
          </table:table-cell>
          <table:table-cell table:style-name="ce9" table:formula="of:=IF([.C168]=&quot;0&quot;;1;0)" office:value-type="float" office:value="1" calcext:value-type="float">
            <text:p>1</text:p>
          </table:table-cell>
          <table:table-cell table:style-name="ce9" table:formula="of:=[.E167]&amp;[.D168]" office:value-type="string" office:string-value="111000011111" calcext:value-type="string">
            <text:p>111000011111</text:p>
          </table:table-cell>
          <table:table-cell table:number-columns-repeated="2"/>
        </table:table-row>
        <table:table-row table:style-name="ro1">
          <table:table-cell/>
          <table:table-cell table:formula="of:=[.B168]+1" office:value-type="float" office:value="13" calcext:value-type="float">
            <text:p>13</text:p>
          </table:table-cell>
          <table:table-cell table:formula="of:=MID([.$C$154];[.B169];1)" office:value-type="string" office:string-value="1" calcext:value-type="string">
            <text:p>1</text:p>
          </table:table-cell>
          <table:table-cell table:style-name="ce9" table:formula="of:=IF([.C169]=&quot;0&quot;;1;0)" office:value-type="float" office:value="0" calcext:value-type="float">
            <text:p>0</text:p>
          </table:table-cell>
          <table:table-cell table:style-name="ce9" table:formula="of:=[.E168]&amp;[.D169]" office:value-type="string" office:string-value="1110000111110" calcext:value-type="string">
            <text:p>1110000111110</text:p>
          </table:table-cell>
          <table:table-cell table:number-columns-repeated="2"/>
        </table:table-row>
        <table:table-row table:style-name="ro1">
          <table:table-cell/>
          <table:table-cell table:formula="of:=[.B169]+1" office:value-type="float" office:value="14" calcext:value-type="float">
            <text:p>14</text:p>
          </table:table-cell>
          <table:table-cell table:formula="of:=MID([.$C$154];[.B170];1)" office:value-type="string" office:string-value="1" calcext:value-type="string">
            <text:p>1</text:p>
          </table:table-cell>
          <table:table-cell table:style-name="ce9" table:formula="of:=IF([.C170]=&quot;0&quot;;1;0)" office:value-type="float" office:value="0" calcext:value-type="float">
            <text:p>0</text:p>
          </table:table-cell>
          <table:table-cell table:style-name="ce9" table:formula="of:=[.E169]&amp;[.D170]" office:value-type="string" office:string-value="11100001111100" calcext:value-type="string">
            <text:p>11100001111100</text:p>
          </table:table-cell>
          <table:table-cell table:number-columns-repeated="2"/>
        </table:table-row>
        <table:table-row table:style-name="ro1">
          <table:table-cell/>
          <table:table-cell table:formula="of:=[.B170]+1" office:value-type="float" office:value="15" calcext:value-type="float">
            <text:p>15</text:p>
          </table:table-cell>
          <table:table-cell table:formula="of:=MID([.$C$154];[.B171];1)" office:value-type="string" office:string-value="1" calcext:value-type="string">
            <text:p>1</text:p>
          </table:table-cell>
          <table:table-cell table:style-name="ce9" table:formula="of:=IF([.C171]=&quot;0&quot;;1;0)" office:value-type="float" office:value="0" calcext:value-type="float">
            <text:p>0</text:p>
          </table:table-cell>
          <table:table-cell table:style-name="ce9" table:formula="of:=[.E170]&amp;[.D171]" office:value-type="string" office:string-value="111000011111000" calcext:value-type="string">
            <text:p>111000011111000</text:p>
          </table:table-cell>
          <table:table-cell table:number-columns-repeated="2"/>
        </table:table-row>
        <table:table-row table:style-name="ro1">
          <table:table-cell/>
          <table:table-cell table:formula="of:=[.B171]+1" office:value-type="float" office:value="16" calcext:value-type="float">
            <text:p>16</text:p>
          </table:table-cell>
          <table:table-cell table:formula="of:=MID([.$C$154];[.B172];1)" office:value-type="string" office:string-value="1" calcext:value-type="string">
            <text:p>1</text:p>
          </table:table-cell>
          <table:table-cell table:style-name="ce9" table:formula="of:=IF([.C172]=&quot;0&quot;;1;0)" office:value-type="float" office:value="0" calcext:value-type="float">
            <text:p>0</text:p>
          </table:table-cell>
          <table:table-cell table:style-name="ce9" table:formula="of:=[.E171]&amp;[.D172]" office:value-type="string" office:string-value="1110000111110000" calcext:value-type="string">
            <text:p>111000011111000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twise inverted number:</text:p>
          </table:table-cell>
          <table:table-cell/>
          <table:table-cell table:formula="of:=DECIMAL([.E172];2)" office:value-type="float" office:value="57840" calcext:value-type="float">
            <text:p>578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twise inverted number + 1:</text:p>
          </table:table-cell>
          <table:table-cell/>
          <table:table-cell table:formula="of:=[.C174]+1" office:value-type="float" office:value="57841" calcext:value-type="float">
            <text:p>57841</text:p>
          </table:table-cell>
          <table:table-cell office:value-type="string" calcext:value-type="string">
            <text:p>Binary:</text:p>
          </table:table-cell>
          <table:table-cell table:formula="of:=BASE([.C175];2)" office:value-type="string" office:string-value="1110000111110001" calcext:value-type="string">
            <text:p>111000011111000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ecksum:</text:p>
          </table:table-cell>
          <table:table-cell table:number-columns-repeated="2"/>
          <table:table-cell office:value-type="string" calcext:value-type="string">
            <text:p>Hexadecimal:</text:p>
          </table:table-cell>
          <table:table-cell table:formula="of:=BASE([.C175];16)" office:value-type="string" office:string-value="E1F1" calcext:value-type="string">
            <text:p>E1F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w the string for the command:</text:p>
          </table:table-cell>
          <table:table-cell table:number-columns-repeated="2"/>
          <table:table-cell table:formula="of:=DEC2HEX(CODE(MID([.$E$177];1;1)))" office:value-type="string" office:string-value="45" calcext:value-type="string">
            <text:p>45</text:p>
          </table:table-cell>
          <table:table-cell table:formula="of:=DEC2HEX(CODE(MID([.$E$177];2;1)))" office:value-type="string" office:string-value="31" calcext:value-type="string">
            <text:p>31</text:p>
          </table:table-cell>
          <table:table-cell table:formula="of:=DEC2HEX(CODE(MID([.$E$177];3;1)))" office:value-type="string" office:string-value="46" calcext:value-type="string">
            <text:p>46</text:p>
          </table:table-cell>
          <table:table-cell table:formula="of:=DEC2HEX(CODE(MID([.$E$177];4;1)))" office:value-type="string" office:string-value="31" calcext:value-type="string">
            <text:p>3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mpare to original</text:p>
          </table:table-cell>
          <table:table-cell table:number-columns-repeated="2"/>
          <table:table-cell table:formula="of:=[.B143]" office:value-type="string" office:string-value="45" calcext:value-type="string">
            <text:p>45</text:p>
          </table:table-cell>
          <table:table-cell table:formula="of:=[.B144]" office:value-type="string" office:string-value="31" calcext:value-type="string">
            <text:p>31</text:p>
          </table:table-cell>
          <table:table-cell table:formula="of:=[.B145]" office:value-type="string" office:string-value="46" calcext:value-type="string">
            <text:p>46</text:p>
          </table:table-cell>
          <table:table-cell table:formula="of:=[.B146]" office:value-type="string" office:string-value="31" calcext:value-type="string">
            <text:p>3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style-name="ce2" table:formula="of:=[.D179]=[.D181]" office:value-type="boolean" office:boolean-value="true" calcext:value-type="boolean">
            <text:p>TRUE</text:p>
          </table:table-cell>
          <table:table-cell table:style-name="ce2" table:formula="of:=[.E179]=[.E181]" office:value-type="boolean" office:boolean-value="true" calcext:value-type="boolean">
            <text:p>TRUE</text:p>
          </table:table-cell>
          <table:table-cell table:style-name="ce2" table:formula="of:=[.F179]=[.F181]" office:value-type="boolean" office:boolean-value="true" calcext:value-type="boolean">
            <text:p>TRUE</text:p>
          </table:table-cell>
          <table:table-cell table:style-name="ce2" table:formula="of:=[.G179]=[.G18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etssom:</text:p>
          </table:table-cell>
          <table:table-cell table:number-columns-repeated="2"/>
          <table:table-cell table:style-name="ce5" table:formula="of:=IF(AND([.D183];[.E183];[.F183];[.G183]);&quot;Boodskap suksesvol&quot;;&quot;Fout&quot;)" office:value-type="string" office:string-value="Boodskap suksesvol" calcext:value-type="string">
            <text:p>Boodskap suksesvol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5"/>
          <table:table-cell table:style-name="ce5"/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5"/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3"/>
          <table:table-cell table:style-name="ce2"/>
          <table:table-cell table:number-columns-repeated="3"/>
        </table:table-row>
      </table:table>
      <table:table table:name="VoorbeeldParagraaf5" table:style-name="ta1">
        <table:table-column table:style-name="co1" table:number-columns-repeated="21" table:default-cell-style-name="Default"/>
        <table:table-row table:style-name="ro1">
          <table:table-cell table:style-name="ce1" office:value-type="string" calcext:value-type="string">
            <text:p>Analiseer die uitsetstring vir paragraaf 5 voorbeeld uit die protokol: <text:s/>Gebruik dit om die ontfouting van parallelle batterye te vergemaklik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Gebruik die voorbeeld uitset om die string analise te ontfout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Gebruik dit om die energie oor berekening na te gaan en seker te maak dit is reg.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Opdrag string: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7E3230303134363432453030323031464433350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ring out:</text:p>
          </table:table-cell>
          <table:table-cell table:number-columns-repeated="5"/>
          <table:table-cell table:style-name="ce2"/>
          <table:table-cell table:number-columns-repeated="14"/>
        </table:table-row>
        <table:table-row table:style-name="ro1">
          <table:table-cell office:value-type="string" calcext:value-type="string">
            <text:p>7E3230303134363030433036453131303130463044343530443434304434353044343430443435304434343044334530443435304434413044344130443442304434413044344130443441304434413035304243333042433330424333304243443042434430303030433732354246363830324333353030303032453535330D</text:p>
          </table:table-cell>
          <table:table-cell table:number-columns-repeated="20"/>
        </table:table-row>
        <table:table-row table:style-name="ro1">
          <table:table-cell table:formula="of:=LEN([.A9])" office:value-type="float" office:value="256" calcext:value-type="float">
            <text:p>25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Van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Beskrywing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ID([.$A$9];[.A12];[.B12]-[.A12]+1)" office:value-type="string" office:string-value="7E" calcext:value-type="string">
            <text:p>7E</text:p>
          </table:table-cell>
          <table:table-cell office:value-type="string" calcext:value-type="string">
            <text:p>Begin van data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MID([.$A$9];[.A13];[.B13]-[.A13]+1)" office:value-type="string" office:string-value="3230" calcext:value-type="string">
            <text:p>3230</text:p>
          </table:table-cell>
          <table:table-cell office:value-type="string" calcext:value-type="string">
            <text:p>Weergawe of VER</text:p>
          </table:table-cell>
          <table:table-cell table:number-columns-repeated="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MID([.$A$9];[.A14];[.B14]-[.A14]+1)" office:value-type="string" office:string-value="3031" calcext:value-type="string">
            <text:p>3031</text:p>
          </table:table-cell>
          <table:table-cell office:value-type="string" calcext:value-type="string">
            <text:p>ADR veld, 01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MID([.$A$9];[.A15];[.B15]-[.A15]+1)" office:value-type="string" office:string-value="3436" calcext:value-type="string">
            <text:p>3436</text:p>
          </table:table-cell>
          <table:table-cell office:value-type="string" calcext:value-type="string">
            <text:p>Kode 46 vir litium batterye</text:p>
          </table:table-cell>
          <table:table-cell table:number-columns-repeated="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formula="of:=MID([.$A$9];[.A16];[.B16]-[.A16]+1)" office:value-type="string" office:string-value="3030" calcext:value-type="string">
            <text:p>3030</text:p>
          </table:table-cell>
          <table:table-cell office:value-type="string" calcext:value-type="string">
            <text:p>RTN 3030 in HEX beteken 00 wat die kode is vir normaal</text:p>
          </table:table-cell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formula="of:=MID([.$A$9];[.A17];[.B17]-[.A17]+1)" office:value-type="string" office:string-value="43303645" calcext:value-type="string">
            <text:p>43303645</text:p>
          </table:table-cell>
          <table:table-cell office:value-type="string" calcext:value-type="string">
            <text:p>LENGT</text:p>
          </table:table-cell>
          <table:table-cell table:number-columns-repeated="6"/>
          <table:table-cell table:formula="of:=[.J16]&amp;[.J17]">
            <text:p/>
          </table:table-cell>
          <table:table-cell table:number-columns-repeated="10"/>
        </table:table-row>
        <table:table-row table:style-name="ro1">
          <table:table-cell table:number-columns-repeated="10"/>
          <table:table-cell table:formula="of:=[.K17]&amp;[.J18]">
            <text:p/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INFO</text:p>
          </table:table-cell>
          <table:table-cell table:number-columns-repeated="6"/>
          <table:table-cell table:formula="of:=[.K18]&amp;[.J19]">
            <text:p/>
          </table:table-cell>
          <table:table-cell table:number-columns-repeated="10"/>
        </table:table-row>
        <table:table-row table:style-name="ro1">
          <table:table-cell table:number-columns-repeated="10"/>
          <table:table-cell table:formula="of:=[.K19]&amp;[.J20]">
            <text:p/>
          </table:table-cell>
          <table:table-cell table:number-columns-repeated="10"/>
        </table:table-row>
        <table:table-row table:style-name="ro1">
          <table:table-cell table:number-columns-repeated="10"/>
          <table:table-cell table:formula="of:=[.K20]&amp;[.J21]">
            <text:p/>
          </table:table-cell>
          <table:table-cell table:number-columns-repeated="10"/>
        </table:table-row>
        <table:table-row table:style-name="ro1">
          <table:table-cell table:number-columns-repeated="10"/>
          <table:table-cell table:formula="of:=[.K21]&amp;[.J22]">
            <text:p/>
          </table:table-cell>
          <table:table-cell table:number-columns-repeated="10"/>
        </table:table-row>
        <table:table-row table:style-name="ro1">
          <table:table-cell table:formula="of:=LEN([.A9])-2-8+1" office:value-type="float" office:value="247" calcext:value-type="float">
            <text:p>247</text:p>
          </table:table-cell>
          <table:table-cell table:formula="of:=LEN([.A9])-2" office:value-type="float" office:value="254" calcext:value-type="float">
            <text:p>254</text:p>
          </table:table-cell>
          <table:table-cell table:style-name="ce5" table:formula="of:=MID([.$A$9];[.A23];[.B23]-[.A23]+1)" office:value-type="string" office:string-value="45353533" calcext:value-type="string">
            <text:p>45353533</text:p>
          </table:table-cell>
          <table:table-cell office:value-type="string" calcext:value-type="string">
            <text:p>CHKSM</text:p>
          </table:table-cell>
          <table:table-cell table:number-columns-repeated="6"/>
          <table:table-cell table:formula="of:=[.K22]&amp;[.J23]">
            <text:p/>
          </table:table-cell>
          <table:table-cell table:number-columns-repeated="10"/>
        </table:table-row>
        <table:table-row table:style-name="ro1">
          <table:table-cell table:formula="of:=LEN([.A9])-1" office:value-type="float" office:value="255" calcext:value-type="float">
            <text:p>255</text:p>
          </table:table-cell>
          <table:table-cell table:formula="of:=LEN([.A9])" office:value-type="float" office:value="256" calcext:value-type="float">
            <text:p>256</text:p>
          </table:table-cell>
          <table:table-cell table:style-name="ce5" table:formula="of:=MID([.$A$9];[.A24];[.B24]-[.A24]+1)" office:value-type="string" office:string-value="0D" calcext:value-type="string">
            <text:p>0D</text:p>
          </table:table-cell>
          <table:table-cell office:value-type="string" calcext:value-type="string">
            <text:p>Einde van data</text:p>
          </table:table-cell>
          <table:table-cell table:number-columns-repeated="6"/>
          <table:table-cell table:formula="of:=[.K23]&amp;[.J24]">
            <text:p/>
          </table:table-cell>
          <table:table-cell table:number-columns-repeated="10"/>
        </table:table-row>
        <table:table-row table:style-name="ro1">
          <table:table-cell table:number-columns-repeated="10"/>
          <table:table-cell table:formula="of:=[.K24]&amp;[.J25]">
            <text:p/>
          </table:table-cell>
          <table:table-cell table:number-columns-repeated="10"/>
        </table:table-row>
        <table:table-row table:style-name="ro1">
          <table:table-cell table:number-columns-repeated="10"/>
          <table:table-cell table:formula="of:=[.K25]&amp;[.J26]">
            <text:p/>
          </table:table-cell>
          <table:table-cell table:number-columns-repeated="10"/>
        </table:table-row>
        <table:table-row table:style-name="ro1">
          <table:table-cell office:value-type="string" calcext:value-type="string">
            <text:p>Analiseer die LENGT kode:</text:p>
          </table:table-cell>
          <table:table-cell table:number-columns-repeated="9"/>
          <table:table-cell table:formula="of:=[.K26]&amp;[.J27]">
            <text:p/>
          </table:table-cell>
          <table:table-cell table:number-columns-repeated="10"/>
        </table:table-row>
        <table:table-row table:style-name="ro1">
          <table:table-cell table:number-columns-repeated="10"/>
          <table:table-cell table:formula="of:=[.K27]&amp;[.J28]">
            <text:p/>
          </table:table-cell>
          <table:table-cell table:number-columns-repeated="10"/>
        </table:table-row>
        <table:table-row table:style-name="ro1">
          <table:table-cell office:value-type="string" calcext:value-type="string">
            <text:p>Laaste 3 getalle in HEX:</text:p>
          </table:table-cell>
          <table:table-cell/>
          <table:table-cell office:value-type="string" calcext:value-type="string">
            <text:p>ASCII kode desimaal:</text:p>
          </table:table-cell>
          <table:table-cell/>
          <table:table-cell office:value-type="string" calcext:value-type="string">
            <text:p>ASCII waarde</text:p>
          </table:table-cell>
          <table:table-cell office:value-type="string" calcext:value-type="string">
            <text:p>Desimaal</text:p>
          </table:table-cell>
          <table:table-cell office:value-type="string" calcext:value-type="string">
            <text:p>Ooreenstemmende binere waarde</text:p>
          </table:table-cell>
          <table:table-cell table:number-columns-repeated="3"/>
          <table:table-cell table:formula="of:=[.K28]&amp;[.J29]">
            <text:p/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MID([.$C$17];[.A30]*2-1;2)" office:value-type="string" office:string-value="30" calcext:value-type="string">
            <text:p>30</text:p>
          </table:table-cell>
          <table:table-cell table:formula="of:=HEX2DEC([.B30])" office:value-type="float" office:value="48" calcext:value-type="float">
            <text:p>48</text:p>
          </table:table-cell>
          <table:table-cell/>
          <table:table-cell table:formula="of:=CHAR([.C30])" office:value-type="string" office:string-value="0" calcext:value-type="string">
            <text:p>0</text:p>
          </table:table-cell>
          <table:table-cell table:formula="of:=DECIMAL([.E30];16)" office:value-type="float" office:value="0" calcext:value-type="float">
            <text:p>0</text:p>
          </table:table-cell>
          <table:table-cell table:formula="of:=BASE([.F30];2;4)" office:value-type="string" office:string-value="0000" calcext:value-type="string">
            <text:p>0000</text:p>
          </table:table-cell>
          <table:table-cell table:number-columns-repeated="3"/>
          <table:table-cell table:formula="of:=[.K29]&amp;[.J30]">
            <text:p/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MID([.$C$17];[.A31]*2-1;2)" office:value-type="string" office:string-value="36" calcext:value-type="string">
            <text:p>36</text:p>
          </table:table-cell>
          <table:table-cell table:formula="of:=HEX2DEC([.B31])" office:value-type="float" office:value="54" calcext:value-type="float">
            <text:p>54</text:p>
          </table:table-cell>
          <table:table-cell/>
          <table:table-cell table:formula="of:=CHAR([.C31])" office:value-type="string" office:string-value="6" calcext:value-type="string">
            <text:p>6</text:p>
          </table:table-cell>
          <table:table-cell table:formula="of:=DECIMAL([.E31];16)" office:value-type="float" office:value="6" calcext:value-type="float">
            <text:p>6</text:p>
          </table:table-cell>
          <table:table-cell table:formula="of:=BASE([.F31];2;4)" office:value-type="string" office:string-value="0110" calcext:value-type="string">
            <text:p>0110</text:p>
          </table:table-cell>
          <table:table-cell table:number-columns-repeated="3"/>
          <table:table-cell table:formula="of:=[.K30]&amp;[.J31]">
            <text:p/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ID([.$C$17];[.A32]*2-1;2)" office:value-type="string" office:string-value="45" calcext:value-type="string">
            <text:p>45</text:p>
          </table:table-cell>
          <table:table-cell table:formula="of:=HEX2DEC([.B32])" office:value-type="float" office:value="69" calcext:value-type="float">
            <text:p>69</text:p>
          </table:table-cell>
          <table:table-cell/>
          <table:table-cell table:formula="of:=CHAR([.C32])" office:value-type="string" office:string-value="E" calcext:value-type="string">
            <text:p>E</text:p>
          </table:table-cell>
          <table:table-cell table:formula="of:=DECIMAL([.E32];16)" office:value-type="float" office:value="14" calcext:value-type="float">
            <text:p>14</text:p>
          </table:table-cell>
          <table:table-cell table:formula="of:=BASE([.F32];2;4)" office:value-type="string" office:string-value="1110" calcext:value-type="string">
            <text:p>1110</text:p>
          </table:table-cell>
          <table:table-cell table:number-columns-repeated="3"/>
          <table:table-cell table:formula="of:=[.K31]&amp;[.J32]">
            <text:p/>
          </table:table-cell>
          <table:table-cell table:number-columns-repeated="10"/>
        </table:table-row>
        <table:table-row table:style-name="ro1">
          <table:table-cell table:number-columns-repeated="10"/>
          <table:table-cell table:formula="of:=[.K32]&amp;[.J33]">
            <text:p/>
          </table:table-cell>
          <table:table-cell table:number-columns-repeated="10"/>
        </table:table-row>
        <table:table-row table:style-name="ro1">
          <table:table-cell office:value-type="string" calcext:value-type="string">
            <text:p>Lengte is:</text:p>
          </table:table-cell>
          <table:table-cell table:formula="of:=[.G30]&amp;[.G31]&amp;[.G32]" office:value-type="string" office:string-value="000001101110" calcext:value-type="string">
            <text:p>000001101110</text:p>
          </table:table-cell>
          <table:table-cell table:number-columns-repeated="8"/>
          <table:table-cell table:formula="of:=[.K33]&amp;[.J34]">
            <text:p/>
          </table:table-cell>
          <table:table-cell table:number-columns-repeated="10"/>
        </table:table-row>
        <table:table-row table:style-name="ro1">
          <table:table-cell office:value-type="string" calcext:value-type="string">
            <text:p>Lengte is:</text:p>
          </table:table-cell>
          <table:table-cell table:formula="of:=DECIMAL([.B34];2)" office:value-type="float" office:value="110" calcext:value-type="float">
            <text:p>110</text:p>
          </table:table-cell>
          <table:table-cell table:number-columns-repeated="8"/>
          <table:table-cell table:formula="of:=[.K34]&amp;[.J35]">
            <text:p/>
          </table:table-cell>
          <table:table-cell table:number-columns-repeated="10"/>
        </table:table-row>
        <table:table-row table:style-name="ro1">
          <table:table-cell table:number-columns-repeated="10"/>
          <table:table-cell table:formula="of:=[.K35]&amp;[.J36]">
            <text:p/>
          </table:table-cell>
          <table:table-cell table:number-columns-repeated="10"/>
        </table:table-row>
        <table:table-row table:style-name="ro1">
          <table:table-cell office:value-type="string" calcext:value-type="string">
            <text:p>Dus is die datastring:</text:p>
          </table:table-cell>
          <table:table-cell/>
          <table:table-cell table:formula="of:=MID([.A9];27;[.B35]*2)" office:value-type="string" office:string-value="3131303130463044343530443434304434353044343430443435304434343044334530443435304434413044344130443442304434413044344130443441304434413035304243333042433330424333304243443042434430303030433732354246363830324333353030303032" calcext:value-type="string">
            <text:p>3131303130463044343530443434304434353044343430443435304434343044334530443435304434413044344130443442304434413044344130443441304434413035304243333042433330424333304243443042434430303030433732354246363830324333353030303032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1 greep is twee van die nommers: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Greep</text:p>
          </table:table-cell>
          <table:table-cell office:value-type="string" calcext:value-type="string">
            <text:p>Nommer 1</text:p>
          </table:table-cell>
          <table:table-cell office:value-type="string" calcext:value-type="string">
            <text:p>Nommer 2</text:p>
          </table:table-cell>
          <table:table-cell office:value-type="string" calcext:value-type="string">
            <text:p>ASCII 1 desimaal</text:p>
          </table:table-cell>
          <table:table-cell office:value-type="string" calcext:value-type="string">
            <text:p>ASCII 2 desimaal</text:p>
          </table:table-cell>
          <table:table-cell office:value-type="string" calcext:value-type="string">
            <text:p>Karakter 1</text:p>
          </table:table-cell>
          <table:table-cell office:value-type="string" calcext:value-type="string">
            <text:p>Karakter 2</text:p>
          </table:table-cell>
          <table:table-cell office:value-type="string" calcext:value-type="string">
            <text:p>Desimaal 1</text:p>
          </table:table-cell>
          <table:table-cell office:value-type="string" calcext:value-type="string">
            <text:p>Desimaal 2</text:p>
          </table:table-cell>
          <table:table-cell office:value-type="string" calcext:value-type="string">
            <text:p>Biner 1</text:p>
          </table:table-cell>
          <table:table-cell office:value-type="string" calcext:value-type="string">
            <text:p>Biner 2</text:p>
          </table:table-cell>
          <table:table-cell office:value-type="string" calcext:value-type="string">
            <text:p>Hele biner</text:p>
          </table:table-cell>
          <table:table-cell office:value-type="string" calcext:value-type="string">
            <text:p>Waarde</text:p>
          </table:table-cell>
          <table:table-cell office:value-type="string" calcext:value-type="string">
            <text:p>Nota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ID([.$C$37];([.A42]-1)*4+1;2)" office:value-type="string" office:string-value="31" calcext:value-type="string">
            <text:p>31</text:p>
          </table:table-cell>
          <table:table-cell table:formula="of:=MID([.$C$37];([.A42]-1)*4+1+2;2)" office:value-type="string" office:string-value="31" calcext:value-type="string">
            <text:p>31</text:p>
          </table:table-cell>
          <table:table-cell table:formula="of:=DECIMAL([.B42];16)" office:value-type="float" office:value="49" calcext:value-type="float">
            <text:p>49</text:p>
          </table:table-cell>
          <table:table-cell table:formula="of:=DECIMAL([.C42];16)" office:value-type="float" office:value="49" calcext:value-type="float">
            <text:p>49</text:p>
          </table:table-cell>
          <table:table-cell table:formula="of:=CHAR([.D42])" office:value-type="string" office:string-value="1" calcext:value-type="string">
            <text:p>1</text:p>
          </table:table-cell>
          <table:table-cell table:formula="of:=CHAR([.E42])" office:value-type="string" office:string-value="1" calcext:value-type="string">
            <text:p>1</text:p>
          </table:table-cell>
          <table:table-cell table:formula="of:=DECIMAL([.F42];16)" office:value-type="float" office:value="1" calcext:value-type="float">
            <text:p>1</text:p>
          </table:table-cell>
          <table:table-cell table:formula="of:=DECIMAL([.G42];16)" office:value-type="float" office:value="1" calcext:value-type="float">
            <text:p>1</text:p>
          </table:table-cell>
          <table:table-cell table:formula="of:=BASE([.H42];2;4)" office:value-type="string" office:string-value="0001" calcext:value-type="string">
            <text:p>0001</text:p>
          </table:table-cell>
          <table:table-cell table:formula="of:=BASE([.I42];2;4)" office:value-type="string" office:string-value="0001" calcext:value-type="string">
            <text:p>0001</text:p>
          </table:table-cell>
          <table:table-cell table:formula="of:=[.J42]&amp;[.K42]" office:value-type="string" office:string-value="00010001" calcext:value-type="string">
            <text:p>00010001</text:p>
          </table:table-cell>
          <table:table-cell table:formula="of:=DECIMAL([.L42];2)" office:value-type="float" office:value="17" calcext:value-type="float">
            <text:p>17</text:p>
          </table:table-cell>
          <table:table-cell office:value-type="string" calcext:value-type="string">
            <text:p>Data vlag (DATAFLAG)</text:p>
          </table:table-cell>
          <table:table-cell table:number-columns-repeated="5"/>
          <table:table-cell table:formula="of:=26+([.A42]-1)*4+1-1" office:value-type="float" office:value="26" calcext:value-type="float">
            <text:p>26</text:p>
          </table:table-cell>
          <table:table-cell table:formula="of:=[.T42]+8" office:value-type="float" office:value="34" calcext:value-type="float">
            <text:p>34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MID([.$C$37];([.A43]-1)*4+1;2)" office:value-type="string" office:string-value="30" calcext:value-type="string">
            <text:p>30</text:p>
          </table:table-cell>
          <table:table-cell table:formula="of:=MID([.$C$37];([.A43]-1)*4+1+2;2)" office:value-type="string" office:string-value="31" calcext:value-type="string">
            <text:p>31</text:p>
          </table:table-cell>
          <table:table-cell table:formula="of:=DECIMAL([.B43];16)" office:value-type="float" office:value="48" calcext:value-type="float">
            <text:p>48</text:p>
          </table:table-cell>
          <table:table-cell table:formula="of:=DECIMAL([.C43];16)" office:value-type="float" office:value="49" calcext:value-type="float">
            <text:p>49</text:p>
          </table:table-cell>
          <table:table-cell table:formula="of:=CHAR([.D43])" office:value-type="string" office:string-value="0" calcext:value-type="string">
            <text:p>0</text:p>
          </table:table-cell>
          <table:table-cell table:formula="of:=CHAR([.E43])" office:value-type="string" office:string-value="1" calcext:value-type="string">
            <text:p>1</text:p>
          </table:table-cell>
          <table:table-cell table:formula="of:=DECIMAL([.F43];16)" office:value-type="float" office:value="0" calcext:value-type="float">
            <text:p>0</text:p>
          </table:table-cell>
          <table:table-cell table:formula="of:=DECIMAL([.G43];16)" office:value-type="float" office:value="1" calcext:value-type="float">
            <text:p>1</text:p>
          </table:table-cell>
          <table:table-cell table:formula="of:=BASE([.H43];2;4)" office:value-type="string" office:string-value="0000" calcext:value-type="string">
            <text:p>0000</text:p>
          </table:table-cell>
          <table:table-cell table:formula="of:=BASE([.I43];2;4)" office:value-type="string" office:string-value="0001" calcext:value-type="string">
            <text:p>0001</text:p>
          </table:table-cell>
          <table:table-cell table:formula="of:=[.J43]&amp;[.K43]" office:value-type="string" office:string-value="00000001" calcext:value-type="string">
            <text:p>00000001</text:p>
          </table:table-cell>
          <table:table-cell table:formula="of:=DECIMAL([.L43];2)" office:value-type="float" office:value="1" calcext:value-type="float">
            <text:p>1</text:p>
          </table:table-cell>
          <table:table-cell office:value-type="string" calcext:value-type="string">
            <text:p>Aantal batterye (die protokol noem dit aantal SMARTPACKS)</text:p>
          </table:table-cell>
          <table:table-cell table:number-columns-repeated="5"/>
          <table:table-cell table:formula="of:=26+([.A43]-1)*4+1-1" office:value-type="float" office:value="30" calcext:value-type="float">
            <text:p>30</text:p>
          </table:table-cell>
          <table:table-cell table:formula="of:=[.T43]+8" office:value-type="float" office:value="38" calcext:value-type="float">
            <text:p>38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MID([.$C$37];([.A44]-1)*4+1;2)" office:value-type="string" office:string-value="30" calcext:value-type="string">
            <text:p>30</text:p>
          </table:table-cell>
          <table:table-cell table:formula="of:=MID([.$C$37];([.A44]-1)*4+1+2;2)" office:value-type="string" office:string-value="46" calcext:value-type="string">
            <text:p>46</text:p>
          </table:table-cell>
          <table:table-cell table:formula="of:=DECIMAL([.B44];16)" office:value-type="float" office:value="48" calcext:value-type="float">
            <text:p>48</text:p>
          </table:table-cell>
          <table:table-cell table:formula="of:=DECIMAL([.C44];16)" office:value-type="float" office:value="70" calcext:value-type="float">
            <text:p>70</text:p>
          </table:table-cell>
          <table:table-cell table:formula="of:=CHAR([.D44])" office:value-type="string" office:string-value="0" calcext:value-type="string">
            <text:p>0</text:p>
          </table:table-cell>
          <table:table-cell table:formula="of:=CHAR([.E44])" office:value-type="string" office:string-value="F" calcext:value-type="string">
            <text:p>F</text:p>
          </table:table-cell>
          <table:table-cell table:formula="of:=DECIMAL([.F44];16)" office:value-type="float" office:value="0" calcext:value-type="float">
            <text:p>0</text:p>
          </table:table-cell>
          <table:table-cell table:formula="of:=DECIMAL([.G44];16)" office:value-type="float" office:value="15" calcext:value-type="float">
            <text:p>15</text:p>
          </table:table-cell>
          <table:table-cell table:formula="of:=BASE([.H44];2;4)" office:value-type="string" office:string-value="0000" calcext:value-type="string">
            <text:p>0000</text:p>
          </table:table-cell>
          <table:table-cell table:formula="of:=BASE([.I44];2;4)" office:value-type="string" office:string-value="1111" calcext:value-type="string">
            <text:p>1111</text:p>
          </table:table-cell>
          <table:table-cell table:formula="of:=[.J44]&amp;[.K44]" office:value-type="string" office:string-value="00001111" calcext:value-type="string">
            <text:p>00001111</text:p>
          </table:table-cell>
          <table:table-cell table:formula="of:=DECIMAL([.L44];2)" office:value-type="float" office:value="15" calcext:value-type="float">
            <text:p>15</text:p>
          </table:table-cell>
          <table:table-cell office:value-type="string" calcext:value-type="string">
            <text:p>Aantal selle M in battery</text:p>
          </table:table-cell>
          <table:table-cell table:number-columns-repeated="7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MID([.$C$37];([.A45]-1)*4+1;2)" office:value-type="string" office:string-value="30" calcext:value-type="string">
            <text:p>30</text:p>
          </table:table-cell>
          <table:table-cell table:formula="of:=MID([.$C$37];([.A45]-1)*4+1+2;2)" office:value-type="string" office:string-value="44" calcext:value-type="string">
            <text:p>44</text:p>
          </table:table-cell>
          <table:table-cell table:formula="of:=DECIMAL([.B45];16)" office:value-type="float" office:value="48" calcext:value-type="float">
            <text:p>48</text:p>
          </table:table-cell>
          <table:table-cell table:formula="of:=DECIMAL([.C45];16)" office:value-type="float" office:value="68" calcext:value-type="float">
            <text:p>68</text:p>
          </table:table-cell>
          <table:table-cell table:formula="of:=CHAR([.D45])" office:value-type="string" office:string-value="0" calcext:value-type="string">
            <text:p>0</text:p>
          </table:table-cell>
          <table:table-cell table:formula="of:=CHAR([.E45])" office:value-type="string" office:string-value="D" calcext:value-type="string">
            <text:p>D</text:p>
          </table:table-cell>
          <table:table-cell table:formula="of:=DECIMAL([.F45];16)" office:value-type="float" office:value="0" calcext:value-type="float">
            <text:p>0</text:p>
          </table:table-cell>
          <table:table-cell table:formula="of:=DECIMAL([.G45];16)" office:value-type="float" office:value="13" calcext:value-type="float">
            <text:p>13</text:p>
          </table:table-cell>
          <table:table-cell table:formula="of:=BASE([.H45];2;4)" office:value-type="string" office:string-value="0000" calcext:value-type="string">
            <text:p>0000</text:p>
          </table:table-cell>
          <table:table-cell table:formula="of:=BASE([.I45];2;4)" office:value-type="string" office:string-value="1101" calcext:value-type="string">
            <text:p>1101</text:p>
          </table:table-cell>
          <table:table-cell table:formula="of:=[.J45]&amp;[.K45]" office:value-type="string" office:string-value="00001101" calcext:value-type="string">
            <text:p>00001101</text:p>
          </table:table-cell>
          <table:table-cell table:number-columns-repeated="7"/>
          <table:table-cell table:formula="of:=26+([.A45]-1)*4+1-1" office:value-type="float" office:value="38" calcext:value-type="float">
            <text:p>38</text:p>
          </table:table-cell>
          <table:table-cell table:formula="of:=[.T45]+8" office:value-type="float" office:value="46" calcext:value-type="float">
            <text:p>46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MID([.$C$37];([.A46]-1)*4+1;2)" office:value-type="string" office:string-value="34" calcext:value-type="string">
            <text:p>34</text:p>
          </table:table-cell>
          <table:table-cell table:formula="of:=MID([.$C$37];([.A46]-1)*4+1+2;2)" office:value-type="string" office:string-value="35" calcext:value-type="string">
            <text:p>35</text:p>
          </table:table-cell>
          <table:table-cell table:formula="of:=DECIMAL([.B46];16)" office:value-type="float" office:value="52" calcext:value-type="float">
            <text:p>52</text:p>
          </table:table-cell>
          <table:table-cell table:formula="of:=DECIMAL([.C46];16)" office:value-type="float" office:value="53" calcext:value-type="float">
            <text:p>53</text:p>
          </table:table-cell>
          <table:table-cell table:formula="of:=CHAR([.D46])" office:value-type="string" office:string-value="4" calcext:value-type="string">
            <text:p>4</text:p>
          </table:table-cell>
          <table:table-cell table:formula="of:=CHAR([.E46])" office:value-type="string" office:string-value="5" calcext:value-type="string">
            <text:p>5</text:p>
          </table:table-cell>
          <table:table-cell table:formula="of:=DECIMAL([.F46];16)" office:value-type="float" office:value="4" calcext:value-type="float">
            <text:p>4</text:p>
          </table:table-cell>
          <table:table-cell table:formula="of:=DECIMAL([.G46];16)" office:value-type="float" office:value="5" calcext:value-type="float">
            <text:p>5</text:p>
          </table:table-cell>
          <table:table-cell table:formula="of:=BASE([.H46];2;4)" office:value-type="string" office:string-value="0100" calcext:value-type="string">
            <text:p>0100</text:p>
          </table:table-cell>
          <table:table-cell table:formula="of:=BASE([.I46];2;4)" office:value-type="string" office:string-value="0101" calcext:value-type="string">
            <text:p>0101</text:p>
          </table:table-cell>
          <table:table-cell table:formula="of:=[.J46]&amp;[.K46]" office:value-type="string" office:string-value="01000101" calcext:value-type="string">
            <text:p>01000101</text:p>
          </table:table-cell>
          <table:table-cell table:formula="of:=[.L45]&amp;[.L46]" office:value-type="string" office:string-value="0000110101000101" calcext:value-type="string">
            <text:p>0000110101000101</text:p>
          </table:table-cell>
          <table:table-cell office:value-type="string" calcext:value-type="string">
            <text:p>Waarde in milliVolt</text:p>
          </table:table-cell>
          <table:table-cell table:formula="of:=DECIMAL([.M46];2)" office:value-type="float" office:value="3397" calcext:value-type="float">
            <text:p>33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MID([.$C$37];([.A47]-1)*4+1;2)" office:value-type="string" office:string-value="30" calcext:value-type="string">
            <text:p>30</text:p>
          </table:table-cell>
          <table:table-cell table:formula="of:=MID([.$C$37];([.A47]-1)*4+1+2;2)" office:value-type="string" office:string-value="44" calcext:value-type="string">
            <text:p>44</text:p>
          </table:table-cell>
          <table:table-cell table:formula="of:=DECIMAL([.B47];16)" office:value-type="float" office:value="48" calcext:value-type="float">
            <text:p>48</text:p>
          </table:table-cell>
          <table:table-cell table:formula="of:=DECIMAL([.C47];16)" office:value-type="float" office:value="68" calcext:value-type="float">
            <text:p>68</text:p>
          </table:table-cell>
          <table:table-cell table:formula="of:=CHAR([.D47])" office:value-type="string" office:string-value="0" calcext:value-type="string">
            <text:p>0</text:p>
          </table:table-cell>
          <table:table-cell table:formula="of:=CHAR([.E47])" office:value-type="string" office:string-value="D" calcext:value-type="string">
            <text:p>D</text:p>
          </table:table-cell>
          <table:table-cell table:formula="of:=DECIMAL([.F47];16)" office:value-type="float" office:value="0" calcext:value-type="float">
            <text:p>0</text:p>
          </table:table-cell>
          <table:table-cell table:formula="of:=DECIMAL([.G47];16)" office:value-type="float" office:value="13" calcext:value-type="float">
            <text:p>13</text:p>
          </table:table-cell>
          <table:table-cell table:formula="of:=BASE([.H47];2;4)" office:value-type="string" office:string-value="0000" calcext:value-type="string">
            <text:p>0000</text:p>
          </table:table-cell>
          <table:table-cell table:formula="of:=BASE([.I47];2;4)" office:value-type="string" office:string-value="1101" calcext:value-type="string">
            <text:p>1101</text:p>
          </table:table-cell>
          <table:table-cell table:formula="of:=[.J47]&amp;[.K47]" office:value-type="string" office:string-value="00001101" calcext:value-type="string">
            <text:p>00001101</text:p>
          </table:table-cell>
          <table:table-cell table:number-columns-repeated="9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MID([.$C$37];([.A48]-1)*4+1;2)" office:value-type="string" office:string-value="34" calcext:value-type="string">
            <text:p>34</text:p>
          </table:table-cell>
          <table:table-cell table:formula="of:=MID([.$C$37];([.A48]-1)*4+1+2;2)" office:value-type="string" office:string-value="34" calcext:value-type="string">
            <text:p>34</text:p>
          </table:table-cell>
          <table:table-cell table:formula="of:=DECIMAL([.B48];16)" office:value-type="float" office:value="52" calcext:value-type="float">
            <text:p>52</text:p>
          </table:table-cell>
          <table:table-cell table:formula="of:=DECIMAL([.C48];16)" office:value-type="float" office:value="52" calcext:value-type="float">
            <text:p>52</text:p>
          </table:table-cell>
          <table:table-cell table:formula="of:=CHAR([.D48])" office:value-type="string" office:string-value="4" calcext:value-type="string">
            <text:p>4</text:p>
          </table:table-cell>
          <table:table-cell table:formula="of:=CHAR([.E48])" office:value-type="string" office:string-value="4" calcext:value-type="string">
            <text:p>4</text:p>
          </table:table-cell>
          <table:table-cell table:formula="of:=DECIMAL([.F48];16)" office:value-type="float" office:value="4" calcext:value-type="float">
            <text:p>4</text:p>
          </table:table-cell>
          <table:table-cell table:formula="of:=DECIMAL([.G48];16)" office:value-type="float" office:value="4" calcext:value-type="float">
            <text:p>4</text:p>
          </table:table-cell>
          <table:table-cell table:formula="of:=BASE([.H48];2;4)" office:value-type="string" office:string-value="0100" calcext:value-type="string">
            <text:p>0100</text:p>
          </table:table-cell>
          <table:table-cell table:formula="of:=BASE([.I48];2;4)" office:value-type="string" office:string-value="0100" calcext:value-type="string">
            <text:p>0100</text:p>
          </table:table-cell>
          <table:table-cell table:formula="of:=[.J48]&amp;[.K48]" office:value-type="string" office:string-value="01000100" calcext:value-type="string">
            <text:p>01000100</text:p>
          </table:table-cell>
          <table:table-cell table:formula="of:=[.L47]&amp;[.L48]" office:value-type="string" office:string-value="0000110101000100" calcext:value-type="string">
            <text:p>0000110101000100</text:p>
          </table:table-cell>
          <table:table-cell office:value-type="string" calcext:value-type="string">
            <text:p>Waarde in milliVolt</text:p>
          </table:table-cell>
          <table:table-cell table:formula="of:=DECIMAL([.M48];2)" office:value-type="float" office:value="3396" calcext:value-type="float">
            <text:p>3396</text:p>
          </table:table-cell>
          <table:table-cell table:formula="of:=[.P46]+1" office:value-type="float" office:value="2" calcext:value-type="float">
            <text:p>2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MID([.$C$37];([.A49]-1)*4+1;2)" office:value-type="string" office:string-value="30" calcext:value-type="string">
            <text:p>30</text:p>
          </table:table-cell>
          <table:table-cell table:formula="of:=MID([.$C$37];([.A49]-1)*4+1+2;2)" office:value-type="string" office:string-value="44" calcext:value-type="string">
            <text:p>44</text:p>
          </table:table-cell>
          <table:table-cell table:formula="of:=DECIMAL([.B49];16)" office:value-type="float" office:value="48" calcext:value-type="float">
            <text:p>48</text:p>
          </table:table-cell>
          <table:table-cell table:formula="of:=DECIMAL([.C49];16)" office:value-type="float" office:value="68" calcext:value-type="float">
            <text:p>68</text:p>
          </table:table-cell>
          <table:table-cell table:formula="of:=CHAR([.D49])" office:value-type="string" office:string-value="0" calcext:value-type="string">
            <text:p>0</text:p>
          </table:table-cell>
          <table:table-cell table:formula="of:=CHAR([.E49])" office:value-type="string" office:string-value="D" calcext:value-type="string">
            <text:p>D</text:p>
          </table:table-cell>
          <table:table-cell table:formula="of:=DECIMAL([.F49];16)" office:value-type="float" office:value="0" calcext:value-type="float">
            <text:p>0</text:p>
          </table:table-cell>
          <table:table-cell table:formula="of:=DECIMAL([.G49];16)" office:value-type="float" office:value="13" calcext:value-type="float">
            <text:p>13</text:p>
          </table:table-cell>
          <table:table-cell table:formula="of:=BASE([.H49];2;4)" office:value-type="string" office:string-value="0000" calcext:value-type="string">
            <text:p>0000</text:p>
          </table:table-cell>
          <table:table-cell table:formula="of:=BASE([.I49];2;4)" office:value-type="string" office:string-value="1101" calcext:value-type="string">
            <text:p>1101</text:p>
          </table:table-cell>
          <table:table-cell table:formula="of:=[.J49]&amp;[.K49]" office:value-type="string" office:string-value="00001101" calcext:value-type="string">
            <text:p>00001101</text:p>
          </table:table-cell>
          <table:table-cell table:number-columns-repeated="9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MID([.$C$37];([.A50]-1)*4+1;2)" office:value-type="string" office:string-value="34" calcext:value-type="string">
            <text:p>34</text:p>
          </table:table-cell>
          <table:table-cell table:formula="of:=MID([.$C$37];([.A50]-1)*4+1+2;2)" office:value-type="string" office:string-value="35" calcext:value-type="string">
            <text:p>35</text:p>
          </table:table-cell>
          <table:table-cell table:formula="of:=DECIMAL([.B50];16)" office:value-type="float" office:value="52" calcext:value-type="float">
            <text:p>52</text:p>
          </table:table-cell>
          <table:table-cell table:formula="of:=DECIMAL([.C50];16)" office:value-type="float" office:value="53" calcext:value-type="float">
            <text:p>53</text:p>
          </table:table-cell>
          <table:table-cell table:formula="of:=CHAR([.D50])" office:value-type="string" office:string-value="4" calcext:value-type="string">
            <text:p>4</text:p>
          </table:table-cell>
          <table:table-cell table:formula="of:=CHAR([.E50])" office:value-type="string" office:string-value="5" calcext:value-type="string">
            <text:p>5</text:p>
          </table:table-cell>
          <table:table-cell table:formula="of:=DECIMAL([.F50];16)" office:value-type="float" office:value="4" calcext:value-type="float">
            <text:p>4</text:p>
          </table:table-cell>
          <table:table-cell table:formula="of:=DECIMAL([.G50];16)" office:value-type="float" office:value="5" calcext:value-type="float">
            <text:p>5</text:p>
          </table:table-cell>
          <table:table-cell table:formula="of:=BASE([.H50];2;4)" office:value-type="string" office:string-value="0100" calcext:value-type="string">
            <text:p>0100</text:p>
          </table:table-cell>
          <table:table-cell table:formula="of:=BASE([.I50];2;4)" office:value-type="string" office:string-value="0101" calcext:value-type="string">
            <text:p>0101</text:p>
          </table:table-cell>
          <table:table-cell table:formula="of:=[.J50]&amp;[.K50]" office:value-type="string" office:string-value="01000101" calcext:value-type="string">
            <text:p>01000101</text:p>
          </table:table-cell>
          <table:table-cell table:formula="of:=[.L49]&amp;[.L50]" office:value-type="string" office:string-value="0000110101000101" calcext:value-type="string">
            <text:p>0000110101000101</text:p>
          </table:table-cell>
          <table:table-cell office:value-type="string" calcext:value-type="string">
            <text:p>Waarde in milliVolt</text:p>
          </table:table-cell>
          <table:table-cell table:formula="of:=DECIMAL([.M50];2)" office:value-type="float" office:value="3397" calcext:value-type="float">
            <text:p>3397</text:p>
          </table:table-cell>
          <table:table-cell table:formula="of:=[.P48]+1" office:value-type="float" office:value="3" calcext:value-type="float">
            <text:p>3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formula="of:=MID([.$C$37];([.A51]-1)*4+1;2)" office:value-type="string" office:string-value="30" calcext:value-type="string">
            <text:p>30</text:p>
          </table:table-cell>
          <table:table-cell table:formula="of:=MID([.$C$37];([.A51]-1)*4+1+2;2)" office:value-type="string" office:string-value="44" calcext:value-type="string">
            <text:p>44</text:p>
          </table:table-cell>
          <table:table-cell table:formula="of:=DECIMAL([.B51];16)" office:value-type="float" office:value="48" calcext:value-type="float">
            <text:p>48</text:p>
          </table:table-cell>
          <table:table-cell table:formula="of:=DECIMAL([.C51];16)" office:value-type="float" office:value="68" calcext:value-type="float">
            <text:p>68</text:p>
          </table:table-cell>
          <table:table-cell table:formula="of:=CHAR([.D51])" office:value-type="string" office:string-value="0" calcext:value-type="string">
            <text:p>0</text:p>
          </table:table-cell>
          <table:table-cell table:formula="of:=CHAR([.E51])" office:value-type="string" office:string-value="D" calcext:value-type="string">
            <text:p>D</text:p>
          </table:table-cell>
          <table:table-cell table:formula="of:=DECIMAL([.F51];16)" office:value-type="float" office:value="0" calcext:value-type="float">
            <text:p>0</text:p>
          </table:table-cell>
          <table:table-cell table:formula="of:=DECIMAL([.G51];16)" office:value-type="float" office:value="13" calcext:value-type="float">
            <text:p>13</text:p>
          </table:table-cell>
          <table:table-cell table:formula="of:=BASE([.H51];2;4)" office:value-type="string" office:string-value="0000" calcext:value-type="string">
            <text:p>0000</text:p>
          </table:table-cell>
          <table:table-cell table:formula="of:=BASE([.I51];2;4)" office:value-type="string" office:string-value="1101" calcext:value-type="string">
            <text:p>1101</text:p>
          </table:table-cell>
          <table:table-cell table:formula="of:=[.J51]&amp;[.K51]" office:value-type="string" office:string-value="00001101" calcext:value-type="string">
            <text:p>00001101</text:p>
          </table:table-cell>
          <table:table-cell table:number-columns-repeated="9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formula="of:=MID([.$C$37];([.A52]-1)*4+1;2)" office:value-type="string" office:string-value="34" calcext:value-type="string">
            <text:p>34</text:p>
          </table:table-cell>
          <table:table-cell table:formula="of:=MID([.$C$37];([.A52]-1)*4+1+2;2)" office:value-type="string" office:string-value="34" calcext:value-type="string">
            <text:p>34</text:p>
          </table:table-cell>
          <table:table-cell table:formula="of:=DECIMAL([.B52];16)" office:value-type="float" office:value="52" calcext:value-type="float">
            <text:p>52</text:p>
          </table:table-cell>
          <table:table-cell table:formula="of:=DECIMAL([.C52];16)" office:value-type="float" office:value="52" calcext:value-type="float">
            <text:p>52</text:p>
          </table:table-cell>
          <table:table-cell table:formula="of:=CHAR([.D52])" office:value-type="string" office:string-value="4" calcext:value-type="string">
            <text:p>4</text:p>
          </table:table-cell>
          <table:table-cell table:formula="of:=CHAR([.E52])" office:value-type="string" office:string-value="4" calcext:value-type="string">
            <text:p>4</text:p>
          </table:table-cell>
          <table:table-cell table:formula="of:=DECIMAL([.F52];16)" office:value-type="float" office:value="4" calcext:value-type="float">
            <text:p>4</text:p>
          </table:table-cell>
          <table:table-cell table:formula="of:=DECIMAL([.G52];16)" office:value-type="float" office:value="4" calcext:value-type="float">
            <text:p>4</text:p>
          </table:table-cell>
          <table:table-cell table:formula="of:=BASE([.H52];2;4)" office:value-type="string" office:string-value="0100" calcext:value-type="string">
            <text:p>0100</text:p>
          </table:table-cell>
          <table:table-cell table:formula="of:=BASE([.I52];2;4)" office:value-type="string" office:string-value="0100" calcext:value-type="string">
            <text:p>0100</text:p>
          </table:table-cell>
          <table:table-cell table:formula="of:=[.J52]&amp;[.K52]" office:value-type="string" office:string-value="01000100" calcext:value-type="string">
            <text:p>01000100</text:p>
          </table:table-cell>
          <table:table-cell table:formula="of:=[.L51]&amp;[.L52]" office:value-type="string" office:string-value="0000110101000100" calcext:value-type="string">
            <text:p>0000110101000100</text:p>
          </table:table-cell>
          <table:table-cell office:value-type="string" calcext:value-type="string">
            <text:p>Waarde in milliVolt</text:p>
          </table:table-cell>
          <table:table-cell table:formula="of:=DECIMAL([.M52];2)" office:value-type="float" office:value="3396" calcext:value-type="float">
            <text:p>3396</text:p>
          </table:table-cell>
          <table:table-cell table:formula="of:=[.P50]+1" office:value-type="float" office:value="4" calcext:value-type="float">
            <text:p>4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formula="of:=MID([.$C$37];([.A53]-1)*4+1;2)" office:value-type="string" office:string-value="30" calcext:value-type="string">
            <text:p>30</text:p>
          </table:table-cell>
          <table:table-cell table:formula="of:=MID([.$C$37];([.A53]-1)*4+1+2;2)" office:value-type="string" office:string-value="44" calcext:value-type="string">
            <text:p>44</text:p>
          </table:table-cell>
          <table:table-cell table:formula="of:=DECIMAL([.B53];16)" office:value-type="float" office:value="48" calcext:value-type="float">
            <text:p>48</text:p>
          </table:table-cell>
          <table:table-cell table:formula="of:=DECIMAL([.C53];16)" office:value-type="float" office:value="68" calcext:value-type="float">
            <text:p>68</text:p>
          </table:table-cell>
          <table:table-cell table:formula="of:=CHAR([.D53])" office:value-type="string" office:string-value="0" calcext:value-type="string">
            <text:p>0</text:p>
          </table:table-cell>
          <table:table-cell table:formula="of:=CHAR([.E53])" office:value-type="string" office:string-value="D" calcext:value-type="string">
            <text:p>D</text:p>
          </table:table-cell>
          <table:table-cell table:formula="of:=DECIMAL([.F53];16)" office:value-type="float" office:value="0" calcext:value-type="float">
            <text:p>0</text:p>
          </table:table-cell>
          <table:table-cell table:formula="of:=DECIMAL([.G53];16)" office:value-type="float" office:value="13" calcext:value-type="float">
            <text:p>13</text:p>
          </table:table-cell>
          <table:table-cell table:formula="of:=BASE([.H53];2;4)" office:value-type="string" office:string-value="0000" calcext:value-type="string">
            <text:p>0000</text:p>
          </table:table-cell>
          <table:table-cell table:formula="of:=BASE([.I53];2;4)" office:value-type="string" office:string-value="1101" calcext:value-type="string">
            <text:p>1101</text:p>
          </table:table-cell>
          <table:table-cell table:formula="of:=[.J53]&amp;[.K53]" office:value-type="string" office:string-value="00001101" calcext:value-type="string">
            <text:p>00001101</text:p>
          </table:table-cell>
          <table:table-cell table:number-columns-repeated="9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formula="of:=MID([.$C$37];([.A54]-1)*4+1;2)" office:value-type="string" office:string-value="34" calcext:value-type="string">
            <text:p>34</text:p>
          </table:table-cell>
          <table:table-cell table:formula="of:=MID([.$C$37];([.A54]-1)*4+1+2;2)" office:value-type="string" office:string-value="35" calcext:value-type="string">
            <text:p>35</text:p>
          </table:table-cell>
          <table:table-cell table:formula="of:=DECIMAL([.B54];16)" office:value-type="float" office:value="52" calcext:value-type="float">
            <text:p>52</text:p>
          </table:table-cell>
          <table:table-cell table:formula="of:=DECIMAL([.C54];16)" office:value-type="float" office:value="53" calcext:value-type="float">
            <text:p>53</text:p>
          </table:table-cell>
          <table:table-cell table:formula="of:=CHAR([.D54])" office:value-type="string" office:string-value="4" calcext:value-type="string">
            <text:p>4</text:p>
          </table:table-cell>
          <table:table-cell table:formula="of:=CHAR([.E54])" office:value-type="string" office:string-value="5" calcext:value-type="string">
            <text:p>5</text:p>
          </table:table-cell>
          <table:table-cell table:formula="of:=DECIMAL([.F54];16)" office:value-type="float" office:value="4" calcext:value-type="float">
            <text:p>4</text:p>
          </table:table-cell>
          <table:table-cell table:formula="of:=DECIMAL([.G54];16)" office:value-type="float" office:value="5" calcext:value-type="float">
            <text:p>5</text:p>
          </table:table-cell>
          <table:table-cell table:formula="of:=BASE([.H54];2;4)" office:value-type="string" office:string-value="0100" calcext:value-type="string">
            <text:p>0100</text:p>
          </table:table-cell>
          <table:table-cell table:formula="of:=BASE([.I54];2;4)" office:value-type="string" office:string-value="0101" calcext:value-type="string">
            <text:p>0101</text:p>
          </table:table-cell>
          <table:table-cell table:formula="of:=[.J54]&amp;[.K54]" office:value-type="string" office:string-value="01000101" calcext:value-type="string">
            <text:p>01000101</text:p>
          </table:table-cell>
          <table:table-cell table:formula="of:=[.L53]&amp;[.L54]" office:value-type="string" office:string-value="0000110101000101" calcext:value-type="string">
            <text:p>0000110101000101</text:p>
          </table:table-cell>
          <table:table-cell office:value-type="string" calcext:value-type="string">
            <text:p>Waarde in milliVolt</text:p>
          </table:table-cell>
          <table:table-cell table:formula="of:=DECIMAL([.M54];2)" office:value-type="float" office:value="3397" calcext:value-type="float">
            <text:p>3397</text:p>
          </table:table-cell>
          <table:table-cell table:formula="of:=[.P52]+1" office:value-type="float" office:value="5" calcext:value-type="float">
            <text:p>5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formula="of:=MID([.$C$37];([.A55]-1)*4+1;2)" office:value-type="string" office:string-value="30" calcext:value-type="string">
            <text:p>30</text:p>
          </table:table-cell>
          <table:table-cell table:formula="of:=MID([.$C$37];([.A55]-1)*4+1+2;2)" office:value-type="string" office:string-value="44" calcext:value-type="string">
            <text:p>44</text:p>
          </table:table-cell>
          <table:table-cell table:formula="of:=DECIMAL([.B55];16)" office:value-type="float" office:value="48" calcext:value-type="float">
            <text:p>48</text:p>
          </table:table-cell>
          <table:table-cell table:formula="of:=DECIMAL([.C55];16)" office:value-type="float" office:value="68" calcext:value-type="float">
            <text:p>68</text:p>
          </table:table-cell>
          <table:table-cell table:formula="of:=CHAR([.D55])" office:value-type="string" office:string-value="0" calcext:value-type="string">
            <text:p>0</text:p>
          </table:table-cell>
          <table:table-cell table:formula="of:=CHAR([.E55])" office:value-type="string" office:string-value="D" calcext:value-type="string">
            <text:p>D</text:p>
          </table:table-cell>
          <table:table-cell table:formula="of:=DECIMAL([.F55];16)" office:value-type="float" office:value="0" calcext:value-type="float">
            <text:p>0</text:p>
          </table:table-cell>
          <table:table-cell table:formula="of:=DECIMAL([.G55];16)" office:value-type="float" office:value="13" calcext:value-type="float">
            <text:p>13</text:p>
          </table:table-cell>
          <table:table-cell table:formula="of:=BASE([.H55];2;4)" office:value-type="string" office:string-value="0000" calcext:value-type="string">
            <text:p>0000</text:p>
          </table:table-cell>
          <table:table-cell table:formula="of:=BASE([.I55];2;4)" office:value-type="string" office:string-value="1101" calcext:value-type="string">
            <text:p>1101</text:p>
          </table:table-cell>
          <table:table-cell table:formula="of:=[.J55]&amp;[.K55]" office:value-type="string" office:string-value="00001101" calcext:value-type="string">
            <text:p>00001101</text:p>
          </table:table-cell>
          <table:table-cell table:number-columns-repeated="9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formula="of:=MID([.$C$37];([.A56]-1)*4+1;2)" office:value-type="string" office:string-value="34" calcext:value-type="string">
            <text:p>34</text:p>
          </table:table-cell>
          <table:table-cell table:formula="of:=MID([.$C$37];([.A56]-1)*4+1+2;2)" office:value-type="string" office:string-value="34" calcext:value-type="string">
            <text:p>34</text:p>
          </table:table-cell>
          <table:table-cell table:formula="of:=DECIMAL([.B56];16)" office:value-type="float" office:value="52" calcext:value-type="float">
            <text:p>52</text:p>
          </table:table-cell>
          <table:table-cell table:formula="of:=DECIMAL([.C56];16)" office:value-type="float" office:value="52" calcext:value-type="float">
            <text:p>52</text:p>
          </table:table-cell>
          <table:table-cell table:formula="of:=CHAR([.D56])" office:value-type="string" office:string-value="4" calcext:value-type="string">
            <text:p>4</text:p>
          </table:table-cell>
          <table:table-cell table:formula="of:=CHAR([.E56])" office:value-type="string" office:string-value="4" calcext:value-type="string">
            <text:p>4</text:p>
          </table:table-cell>
          <table:table-cell table:formula="of:=DECIMAL([.F56];16)" office:value-type="float" office:value="4" calcext:value-type="float">
            <text:p>4</text:p>
          </table:table-cell>
          <table:table-cell table:formula="of:=DECIMAL([.G56];16)" office:value-type="float" office:value="4" calcext:value-type="float">
            <text:p>4</text:p>
          </table:table-cell>
          <table:table-cell table:formula="of:=BASE([.H56];2;4)" office:value-type="string" office:string-value="0100" calcext:value-type="string">
            <text:p>0100</text:p>
          </table:table-cell>
          <table:table-cell table:formula="of:=BASE([.I56];2;4)" office:value-type="string" office:string-value="0100" calcext:value-type="string">
            <text:p>0100</text:p>
          </table:table-cell>
          <table:table-cell table:formula="of:=[.J56]&amp;[.K56]" office:value-type="string" office:string-value="01000100" calcext:value-type="string">
            <text:p>01000100</text:p>
          </table:table-cell>
          <table:table-cell table:formula="of:=[.L55]&amp;[.L56]" office:value-type="string" office:string-value="0000110101000100" calcext:value-type="string">
            <text:p>0000110101000100</text:p>
          </table:table-cell>
          <table:table-cell office:value-type="string" calcext:value-type="string">
            <text:p>Waarde in milliVolt</text:p>
          </table:table-cell>
          <table:table-cell table:formula="of:=DECIMAL([.M56];2)" office:value-type="float" office:value="3396" calcext:value-type="float">
            <text:p>3396</text:p>
          </table:table-cell>
          <table:table-cell table:formula="of:=[.P54]+1" office:value-type="float" office:value="6" calcext:value-type="float">
            <text:p>6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56]+1" office:value-type="float" office:value="16" calcext:value-type="float">
            <text:p>16</text:p>
          </table:table-cell>
          <table:table-cell table:formula="of:=MID([.$C$37];([.A57]-1)*4+1;2)" office:value-type="string" office:string-value="30" calcext:value-type="string">
            <text:p>30</text:p>
          </table:table-cell>
          <table:table-cell table:formula="of:=MID([.$C$37];([.A57]-1)*4+1+2;2)" office:value-type="string" office:string-value="44" calcext:value-type="string">
            <text:p>44</text:p>
          </table:table-cell>
          <table:table-cell table:formula="of:=DECIMAL([.B57];16)" office:value-type="float" office:value="48" calcext:value-type="float">
            <text:p>48</text:p>
          </table:table-cell>
          <table:table-cell table:formula="of:=DECIMAL([.C57];16)" office:value-type="float" office:value="68" calcext:value-type="float">
            <text:p>68</text:p>
          </table:table-cell>
          <table:table-cell table:formula="of:=CHAR([.D57])" office:value-type="string" office:string-value="0" calcext:value-type="string">
            <text:p>0</text:p>
          </table:table-cell>
          <table:table-cell table:formula="of:=CHAR([.E57])" office:value-type="string" office:string-value="D" calcext:value-type="string">
            <text:p>D</text:p>
          </table:table-cell>
          <table:table-cell table:formula="of:=DECIMAL([.F57];16)" office:value-type="float" office:value="0" calcext:value-type="float">
            <text:p>0</text:p>
          </table:table-cell>
          <table:table-cell table:formula="of:=DECIMAL([.G57];16)" office:value-type="float" office:value="13" calcext:value-type="float">
            <text:p>13</text:p>
          </table:table-cell>
          <table:table-cell table:formula="of:=BASE([.H57];2;4)" office:value-type="string" office:string-value="0000" calcext:value-type="string">
            <text:p>0000</text:p>
          </table:table-cell>
          <table:table-cell table:formula="of:=BASE([.I57];2;4)" office:value-type="string" office:string-value="1101" calcext:value-type="string">
            <text:p>1101</text:p>
          </table:table-cell>
          <table:table-cell table:formula="of:=[.J57]&amp;[.K57]" office:value-type="string" office:string-value="00001101" calcext:value-type="string">
            <text:p>00001101</text:p>
          </table:table-cell>
          <table:table-cell table:number-columns-repeated="9"/>
        </table:table-row>
        <table:table-row table:style-name="ro1">
          <table:table-cell table:formula="of:=[.A57]+1" office:value-type="float" office:value="17" calcext:value-type="float">
            <text:p>17</text:p>
          </table:table-cell>
          <table:table-cell table:formula="of:=MID([.$C$37];([.A58]-1)*4+1;2)" office:value-type="string" office:string-value="33" calcext:value-type="string">
            <text:p>33</text:p>
          </table:table-cell>
          <table:table-cell table:formula="of:=MID([.$C$37];([.A58]-1)*4+1+2;2)" office:value-type="string" office:string-value="45" calcext:value-type="string">
            <text:p>45</text:p>
          </table:table-cell>
          <table:table-cell table:formula="of:=DECIMAL([.B58];16)" office:value-type="float" office:value="51" calcext:value-type="float">
            <text:p>51</text:p>
          </table:table-cell>
          <table:table-cell table:formula="of:=DECIMAL([.C58];16)" office:value-type="float" office:value="69" calcext:value-type="float">
            <text:p>69</text:p>
          </table:table-cell>
          <table:table-cell table:formula="of:=CHAR([.D58])" office:value-type="string" office:string-value="3" calcext:value-type="string">
            <text:p>3</text:p>
          </table:table-cell>
          <table:table-cell table:formula="of:=CHAR([.E58])" office:value-type="string" office:string-value="E" calcext:value-type="string">
            <text:p>E</text:p>
          </table:table-cell>
          <table:table-cell table:formula="of:=DECIMAL([.F58];16)" office:value-type="float" office:value="3" calcext:value-type="float">
            <text:p>3</text:p>
          </table:table-cell>
          <table:table-cell table:formula="of:=DECIMAL([.G58];16)" office:value-type="float" office:value="14" calcext:value-type="float">
            <text:p>14</text:p>
          </table:table-cell>
          <table:table-cell table:formula="of:=BASE([.H58];2;4)" office:value-type="string" office:string-value="0011" calcext:value-type="string">
            <text:p>0011</text:p>
          </table:table-cell>
          <table:table-cell table:formula="of:=BASE([.I58];2;4)" office:value-type="string" office:string-value="1110" calcext:value-type="string">
            <text:p>1110</text:p>
          </table:table-cell>
          <table:table-cell table:formula="of:=[.J58]&amp;[.K58]" office:value-type="string" office:string-value="00111110" calcext:value-type="string">
            <text:p>00111110</text:p>
          </table:table-cell>
          <table:table-cell table:formula="of:=[.L57]&amp;[.L58]" office:value-type="string" office:string-value="0000110100111110" calcext:value-type="string">
            <text:p>0000110100111110</text:p>
          </table:table-cell>
          <table:table-cell office:value-type="string" calcext:value-type="string">
            <text:p>Waarde in milliVolt</text:p>
          </table:table-cell>
          <table:table-cell table:formula="of:=DECIMAL([.M58];2)" office:value-type="float" office:value="3390" calcext:value-type="float">
            <text:p>3390</text:p>
          </table:table-cell>
          <table:table-cell table:formula="of:=[.P56]+1" office:value-type="float" office:value="7" calcext:value-type="float">
            <text:p>7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58]+1" office:value-type="float" office:value="18" calcext:value-type="float">
            <text:p>18</text:p>
          </table:table-cell>
          <table:table-cell table:formula="of:=MID([.$C$37];([.A59]-1)*4+1;2)" office:value-type="string" office:string-value="30" calcext:value-type="string">
            <text:p>30</text:p>
          </table:table-cell>
          <table:table-cell table:formula="of:=MID([.$C$37];([.A59]-1)*4+1+2;2)" office:value-type="string" office:string-value="44" calcext:value-type="string">
            <text:p>44</text:p>
          </table:table-cell>
          <table:table-cell table:formula="of:=DECIMAL([.B59];16)" office:value-type="float" office:value="48" calcext:value-type="float">
            <text:p>48</text:p>
          </table:table-cell>
          <table:table-cell table:formula="of:=DECIMAL([.C59];16)" office:value-type="float" office:value="68" calcext:value-type="float">
            <text:p>68</text:p>
          </table:table-cell>
          <table:table-cell table:formula="of:=CHAR([.D59])" office:value-type="string" office:string-value="0" calcext:value-type="string">
            <text:p>0</text:p>
          </table:table-cell>
          <table:table-cell table:formula="of:=CHAR([.E59])" office:value-type="string" office:string-value="D" calcext:value-type="string">
            <text:p>D</text:p>
          </table:table-cell>
          <table:table-cell table:formula="of:=DECIMAL([.F59];16)" office:value-type="float" office:value="0" calcext:value-type="float">
            <text:p>0</text:p>
          </table:table-cell>
          <table:table-cell table:formula="of:=DECIMAL([.G59];16)" office:value-type="float" office:value="13" calcext:value-type="float">
            <text:p>13</text:p>
          </table:table-cell>
          <table:table-cell table:formula="of:=BASE([.H59];2;4)" office:value-type="string" office:string-value="0000" calcext:value-type="string">
            <text:p>0000</text:p>
          </table:table-cell>
          <table:table-cell table:formula="of:=BASE([.I59];2;4)" office:value-type="string" office:string-value="1101" calcext:value-type="string">
            <text:p>1101</text:p>
          </table:table-cell>
          <table:table-cell table:formula="of:=[.J59]&amp;[.K59]" office:value-type="string" office:string-value="00001101" calcext:value-type="string">
            <text:p>00001101</text:p>
          </table:table-cell>
          <table:table-cell table:number-columns-repeated="9"/>
        </table:table-row>
        <table:table-row table:style-name="ro1">
          <table:table-cell table:formula="of:=[.A59]+1" office:value-type="float" office:value="19" calcext:value-type="float">
            <text:p>19</text:p>
          </table:table-cell>
          <table:table-cell table:formula="of:=MID([.$C$37];([.A60]-1)*4+1;2)" office:value-type="string" office:string-value="34" calcext:value-type="string">
            <text:p>34</text:p>
          </table:table-cell>
          <table:table-cell table:formula="of:=MID([.$C$37];([.A60]-1)*4+1+2;2)" office:value-type="string" office:string-value="35" calcext:value-type="string">
            <text:p>35</text:p>
          </table:table-cell>
          <table:table-cell table:formula="of:=DECIMAL([.B60];16)" office:value-type="float" office:value="52" calcext:value-type="float">
            <text:p>52</text:p>
          </table:table-cell>
          <table:table-cell table:formula="of:=DECIMAL([.C60];16)" office:value-type="float" office:value="53" calcext:value-type="float">
            <text:p>53</text:p>
          </table:table-cell>
          <table:table-cell table:formula="of:=CHAR([.D60])" office:value-type="string" office:string-value="4" calcext:value-type="string">
            <text:p>4</text:p>
          </table:table-cell>
          <table:table-cell table:formula="of:=CHAR([.E60])" office:value-type="string" office:string-value="5" calcext:value-type="string">
            <text:p>5</text:p>
          </table:table-cell>
          <table:table-cell table:formula="of:=DECIMAL([.F60];16)" office:value-type="float" office:value="4" calcext:value-type="float">
            <text:p>4</text:p>
          </table:table-cell>
          <table:table-cell table:formula="of:=DECIMAL([.G60];16)" office:value-type="float" office:value="5" calcext:value-type="float">
            <text:p>5</text:p>
          </table:table-cell>
          <table:table-cell table:formula="of:=BASE([.H60];2;4)" office:value-type="string" office:string-value="0100" calcext:value-type="string">
            <text:p>0100</text:p>
          </table:table-cell>
          <table:table-cell table:formula="of:=BASE([.I60];2;4)" office:value-type="string" office:string-value="0101" calcext:value-type="string">
            <text:p>0101</text:p>
          </table:table-cell>
          <table:table-cell table:formula="of:=[.J60]&amp;[.K60]" office:value-type="string" office:string-value="01000101" calcext:value-type="string">
            <text:p>01000101</text:p>
          </table:table-cell>
          <table:table-cell table:formula="of:=[.L59]&amp;[.L60]" office:value-type="string" office:string-value="0000110101000101" calcext:value-type="string">
            <text:p>0000110101000101</text:p>
          </table:table-cell>
          <table:table-cell office:value-type="string" calcext:value-type="string">
            <text:p>Waarde in milliVolt</text:p>
          </table:table-cell>
          <table:table-cell table:formula="of:=DECIMAL([.M60];2)" office:value-type="float" office:value="3397" calcext:value-type="float">
            <text:p>3397</text:p>
          </table:table-cell>
          <table:table-cell table:formula="of:=[.P58]+1" office:value-type="float" office:value="8" calcext:value-type="float">
            <text:p>8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60]+1" office:value-type="float" office:value="20" calcext:value-type="float">
            <text:p>20</text:p>
          </table:table-cell>
          <table:table-cell table:formula="of:=MID([.$C$37];([.A61]-1)*4+1;2)" office:value-type="string" office:string-value="30" calcext:value-type="string">
            <text:p>30</text:p>
          </table:table-cell>
          <table:table-cell table:formula="of:=MID([.$C$37];([.A61]-1)*4+1+2;2)" office:value-type="string" office:string-value="44" calcext:value-type="string">
            <text:p>44</text:p>
          </table:table-cell>
          <table:table-cell table:formula="of:=DECIMAL([.B61];16)" office:value-type="float" office:value="48" calcext:value-type="float">
            <text:p>48</text:p>
          </table:table-cell>
          <table:table-cell table:formula="of:=DECIMAL([.C61];16)" office:value-type="float" office:value="68" calcext:value-type="float">
            <text:p>68</text:p>
          </table:table-cell>
          <table:table-cell table:formula="of:=CHAR([.D61])" office:value-type="string" office:string-value="0" calcext:value-type="string">
            <text:p>0</text:p>
          </table:table-cell>
          <table:table-cell table:formula="of:=CHAR([.E61])" office:value-type="string" office:string-value="D" calcext:value-type="string">
            <text:p>D</text:p>
          </table:table-cell>
          <table:table-cell table:formula="of:=DECIMAL([.F61];16)" office:value-type="float" office:value="0" calcext:value-type="float">
            <text:p>0</text:p>
          </table:table-cell>
          <table:table-cell table:formula="of:=DECIMAL([.G61];16)" office:value-type="float" office:value="13" calcext:value-type="float">
            <text:p>13</text:p>
          </table:table-cell>
          <table:table-cell table:formula="of:=BASE([.H61];2;4)" office:value-type="string" office:string-value="0000" calcext:value-type="string">
            <text:p>0000</text:p>
          </table:table-cell>
          <table:table-cell table:formula="of:=BASE([.I61];2;4)" office:value-type="string" office:string-value="1101" calcext:value-type="string">
            <text:p>1101</text:p>
          </table:table-cell>
          <table:table-cell table:formula="of:=[.J61]&amp;[.K61]" office:value-type="string" office:string-value="00001101" calcext:value-type="string">
            <text:p>00001101</text:p>
          </table:table-cell>
          <table:table-cell table:number-columns-repeated="9"/>
        </table:table-row>
        <table:table-row table:style-name="ro1">
          <table:table-cell table:formula="of:=[.A61]+1" office:value-type="float" office:value="21" calcext:value-type="float">
            <text:p>21</text:p>
          </table:table-cell>
          <table:table-cell table:formula="of:=MID([.$C$37];([.A62]-1)*4+1;2)" office:value-type="string" office:string-value="34" calcext:value-type="string">
            <text:p>34</text:p>
          </table:table-cell>
          <table:table-cell table:formula="of:=MID([.$C$37];([.A62]-1)*4+1+2;2)" office:value-type="string" office:string-value="41" calcext:value-type="string">
            <text:p>41</text:p>
          </table:table-cell>
          <table:table-cell table:formula="of:=DECIMAL([.B62];16)" office:value-type="float" office:value="52" calcext:value-type="float">
            <text:p>52</text:p>
          </table:table-cell>
          <table:table-cell table:formula="of:=DECIMAL([.C62];16)" office:value-type="float" office:value="65" calcext:value-type="float">
            <text:p>65</text:p>
          </table:table-cell>
          <table:table-cell table:formula="of:=CHAR([.D62])" office:value-type="string" office:string-value="4" calcext:value-type="string">
            <text:p>4</text:p>
          </table:table-cell>
          <table:table-cell table:formula="of:=CHAR([.E62])" office:value-type="string" office:string-value="A" calcext:value-type="string">
            <text:p>A</text:p>
          </table:table-cell>
          <table:table-cell table:formula="of:=DECIMAL([.F62];16)" office:value-type="float" office:value="4" calcext:value-type="float">
            <text:p>4</text:p>
          </table:table-cell>
          <table:table-cell table:formula="of:=DECIMAL([.G62];16)" office:value-type="float" office:value="10" calcext:value-type="float">
            <text:p>10</text:p>
          </table:table-cell>
          <table:table-cell table:formula="of:=BASE([.H62];2;4)" office:value-type="string" office:string-value="0100" calcext:value-type="string">
            <text:p>0100</text:p>
          </table:table-cell>
          <table:table-cell table:formula="of:=BASE([.I62];2;4)" office:value-type="string" office:string-value="1010" calcext:value-type="string">
            <text:p>1010</text:p>
          </table:table-cell>
          <table:table-cell table:formula="of:=[.J62]&amp;[.K62]" office:value-type="string" office:string-value="01001010" calcext:value-type="string">
            <text:p>01001010</text:p>
          </table:table-cell>
          <table:table-cell table:formula="of:=[.L61]&amp;[.L62]" office:value-type="string" office:string-value="0000110101001010" calcext:value-type="string">
            <text:p>0000110101001010</text:p>
          </table:table-cell>
          <table:table-cell office:value-type="string" calcext:value-type="string">
            <text:p>Waarde in milliVolt</text:p>
          </table:table-cell>
          <table:table-cell table:formula="of:=DECIMAL([.M62];2)" office:value-type="float" office:value="3402" calcext:value-type="float">
            <text:p>3402</text:p>
          </table:table-cell>
          <table:table-cell table:formula="of:=[.P60]+1" office:value-type="float" office:value="9" calcext:value-type="float">
            <text:p>9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62]+1" office:value-type="float" office:value="22" calcext:value-type="float">
            <text:p>22</text:p>
          </table:table-cell>
          <table:table-cell table:formula="of:=MID([.$C$37];([.A63]-1)*4+1;2)" office:value-type="string" office:string-value="30" calcext:value-type="string">
            <text:p>30</text:p>
          </table:table-cell>
          <table:table-cell table:formula="of:=MID([.$C$37];([.A63]-1)*4+1+2;2)" office:value-type="string" office:string-value="44" calcext:value-type="string">
            <text:p>44</text:p>
          </table:table-cell>
          <table:table-cell table:formula="of:=DECIMAL([.B63];16)" office:value-type="float" office:value="48" calcext:value-type="float">
            <text:p>48</text:p>
          </table:table-cell>
          <table:table-cell table:formula="of:=DECIMAL([.C63];16)" office:value-type="float" office:value="68" calcext:value-type="float">
            <text:p>68</text:p>
          </table:table-cell>
          <table:table-cell table:formula="of:=CHAR([.D63])" office:value-type="string" office:string-value="0" calcext:value-type="string">
            <text:p>0</text:p>
          </table:table-cell>
          <table:table-cell table:formula="of:=CHAR([.E63])" office:value-type="string" office:string-value="D" calcext:value-type="string">
            <text:p>D</text:p>
          </table:table-cell>
          <table:table-cell table:formula="of:=DECIMAL([.F63];16)" office:value-type="float" office:value="0" calcext:value-type="float">
            <text:p>0</text:p>
          </table:table-cell>
          <table:table-cell table:formula="of:=DECIMAL([.G63];16)" office:value-type="float" office:value="13" calcext:value-type="float">
            <text:p>13</text:p>
          </table:table-cell>
          <table:table-cell table:formula="of:=BASE([.H63];2;4)" office:value-type="string" office:string-value="0000" calcext:value-type="string">
            <text:p>0000</text:p>
          </table:table-cell>
          <table:table-cell table:formula="of:=BASE([.I63];2;4)" office:value-type="string" office:string-value="1101" calcext:value-type="string">
            <text:p>1101</text:p>
          </table:table-cell>
          <table:table-cell table:formula="of:=[.J63]&amp;[.K63]" office:value-type="string" office:string-value="00001101" calcext:value-type="string">
            <text:p>00001101</text:p>
          </table:table-cell>
          <table:table-cell table:number-columns-repeated="9"/>
        </table:table-row>
        <table:table-row table:style-name="ro1">
          <table:table-cell table:formula="of:=[.A63]+1" office:value-type="float" office:value="23" calcext:value-type="float">
            <text:p>23</text:p>
          </table:table-cell>
          <table:table-cell table:formula="of:=MID([.$C$37];([.A64]-1)*4+1;2)" office:value-type="string" office:string-value="34" calcext:value-type="string">
            <text:p>34</text:p>
          </table:table-cell>
          <table:table-cell table:formula="of:=MID([.$C$37];([.A64]-1)*4+1+2;2)" office:value-type="string" office:string-value="41" calcext:value-type="string">
            <text:p>41</text:p>
          </table:table-cell>
          <table:table-cell table:formula="of:=DECIMAL([.B64];16)" office:value-type="float" office:value="52" calcext:value-type="float">
            <text:p>52</text:p>
          </table:table-cell>
          <table:table-cell table:formula="of:=DECIMAL([.C64];16)" office:value-type="float" office:value="65" calcext:value-type="float">
            <text:p>65</text:p>
          </table:table-cell>
          <table:table-cell table:formula="of:=CHAR([.D64])" office:value-type="string" office:string-value="4" calcext:value-type="string">
            <text:p>4</text:p>
          </table:table-cell>
          <table:table-cell table:formula="of:=CHAR([.E64])" office:value-type="string" office:string-value="A" calcext:value-type="string">
            <text:p>A</text:p>
          </table:table-cell>
          <table:table-cell table:formula="of:=DECIMAL([.F64];16)" office:value-type="float" office:value="4" calcext:value-type="float">
            <text:p>4</text:p>
          </table:table-cell>
          <table:table-cell table:formula="of:=DECIMAL([.G64];16)" office:value-type="float" office:value="10" calcext:value-type="float">
            <text:p>10</text:p>
          </table:table-cell>
          <table:table-cell table:formula="of:=BASE([.H64];2;4)" office:value-type="string" office:string-value="0100" calcext:value-type="string">
            <text:p>0100</text:p>
          </table:table-cell>
          <table:table-cell table:formula="of:=BASE([.I64];2;4)" office:value-type="string" office:string-value="1010" calcext:value-type="string">
            <text:p>1010</text:p>
          </table:table-cell>
          <table:table-cell table:formula="of:=[.J64]&amp;[.K64]" office:value-type="string" office:string-value="01001010" calcext:value-type="string">
            <text:p>01001010</text:p>
          </table:table-cell>
          <table:table-cell table:formula="of:=[.L63]&amp;[.L64]" office:value-type="string" office:string-value="0000110101001010" calcext:value-type="string">
            <text:p>0000110101001010</text:p>
          </table:table-cell>
          <table:table-cell office:value-type="string" calcext:value-type="string">
            <text:p>Waarde in milliVolt</text:p>
          </table:table-cell>
          <table:table-cell table:formula="of:=DECIMAL([.M64];2)" office:value-type="float" office:value="3402" calcext:value-type="float">
            <text:p>3402</text:p>
          </table:table-cell>
          <table:table-cell table:formula="of:=[.P62]+1" office:value-type="float" office:value="10" calcext:value-type="float">
            <text:p>10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64]+1" office:value-type="float" office:value="24" calcext:value-type="float">
            <text:p>24</text:p>
          </table:table-cell>
          <table:table-cell table:formula="of:=MID([.$C$37];([.A65]-1)*4+1;2)" office:value-type="string" office:string-value="30" calcext:value-type="string">
            <text:p>30</text:p>
          </table:table-cell>
          <table:table-cell table:formula="of:=MID([.$C$37];([.A65]-1)*4+1+2;2)" office:value-type="string" office:string-value="44" calcext:value-type="string">
            <text:p>44</text:p>
          </table:table-cell>
          <table:table-cell table:formula="of:=DECIMAL([.B65];16)" office:value-type="float" office:value="48" calcext:value-type="float">
            <text:p>48</text:p>
          </table:table-cell>
          <table:table-cell table:formula="of:=DECIMAL([.C65];16)" office:value-type="float" office:value="68" calcext:value-type="float">
            <text:p>68</text:p>
          </table:table-cell>
          <table:table-cell table:formula="of:=CHAR([.D65])" office:value-type="string" office:string-value="0" calcext:value-type="string">
            <text:p>0</text:p>
          </table:table-cell>
          <table:table-cell table:formula="of:=CHAR([.E65])" office:value-type="string" office:string-value="D" calcext:value-type="string">
            <text:p>D</text:p>
          </table:table-cell>
          <table:table-cell table:formula="of:=DECIMAL([.F65];16)" office:value-type="float" office:value="0" calcext:value-type="float">
            <text:p>0</text:p>
          </table:table-cell>
          <table:table-cell table:formula="of:=DECIMAL([.G65];16)" office:value-type="float" office:value="13" calcext:value-type="float">
            <text:p>13</text:p>
          </table:table-cell>
          <table:table-cell table:formula="of:=BASE([.H65];2;4)" office:value-type="string" office:string-value="0000" calcext:value-type="string">
            <text:p>0000</text:p>
          </table:table-cell>
          <table:table-cell table:formula="of:=BASE([.I65];2;4)" office:value-type="string" office:string-value="1101" calcext:value-type="string">
            <text:p>1101</text:p>
          </table:table-cell>
          <table:table-cell table:formula="of:=[.J65]&amp;[.K65]" office:value-type="string" office:string-value="00001101" calcext:value-type="string">
            <text:p>00001101</text:p>
          </table:table-cell>
          <table:table-cell table:number-columns-repeated="9"/>
        </table:table-row>
        <table:table-row table:style-name="ro1">
          <table:table-cell table:formula="of:=[.A65]+1" office:value-type="float" office:value="25" calcext:value-type="float">
            <text:p>25</text:p>
          </table:table-cell>
          <table:table-cell table:formula="of:=MID([.$C$37];([.A66]-1)*4+1;2)" office:value-type="string" office:string-value="34" calcext:value-type="string">
            <text:p>34</text:p>
          </table:table-cell>
          <table:table-cell table:formula="of:=MID([.$C$37];([.A66]-1)*4+1+2;2)" office:value-type="string" office:string-value="42" calcext:value-type="string">
            <text:p>42</text:p>
          </table:table-cell>
          <table:table-cell table:formula="of:=DECIMAL([.B66];16)" office:value-type="float" office:value="52" calcext:value-type="float">
            <text:p>52</text:p>
          </table:table-cell>
          <table:table-cell table:formula="of:=DECIMAL([.C66];16)" office:value-type="float" office:value="66" calcext:value-type="float">
            <text:p>66</text:p>
          </table:table-cell>
          <table:table-cell table:formula="of:=CHAR([.D66])" office:value-type="string" office:string-value="4" calcext:value-type="string">
            <text:p>4</text:p>
          </table:table-cell>
          <table:table-cell table:formula="of:=CHAR([.E66])" office:value-type="string" office:string-value="B" calcext:value-type="string">
            <text:p>B</text:p>
          </table:table-cell>
          <table:table-cell table:formula="of:=DECIMAL([.F66];16)" office:value-type="float" office:value="4" calcext:value-type="float">
            <text:p>4</text:p>
          </table:table-cell>
          <table:table-cell table:formula="of:=DECIMAL([.G66];16)" office:value-type="float" office:value="11" calcext:value-type="float">
            <text:p>11</text:p>
          </table:table-cell>
          <table:table-cell table:formula="of:=BASE([.H66];2;4)" office:value-type="string" office:string-value="0100" calcext:value-type="string">
            <text:p>0100</text:p>
          </table:table-cell>
          <table:table-cell table:formula="of:=BASE([.I66];2;4)" office:value-type="string" office:string-value="1011" calcext:value-type="string">
            <text:p>1011</text:p>
          </table:table-cell>
          <table:table-cell table:formula="of:=[.J66]&amp;[.K66]" office:value-type="string" office:string-value="01001011" calcext:value-type="string">
            <text:p>01001011</text:p>
          </table:table-cell>
          <table:table-cell table:formula="of:=[.L65]&amp;[.L66]" office:value-type="string" office:string-value="0000110101001011" calcext:value-type="string">
            <text:p>0000110101001011</text:p>
          </table:table-cell>
          <table:table-cell office:value-type="string" calcext:value-type="string">
            <text:p>Waarde in milliVolt</text:p>
          </table:table-cell>
          <table:table-cell table:formula="of:=DECIMAL([.M66];2)" office:value-type="float" office:value="3403" calcext:value-type="float">
            <text:p>3403</text:p>
          </table:table-cell>
          <table:table-cell table:formula="of:=[.P64]+1" office:value-type="float" office:value="11" calcext:value-type="float">
            <text:p>11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66]+1" office:value-type="float" office:value="26" calcext:value-type="float">
            <text:p>26</text:p>
          </table:table-cell>
          <table:table-cell table:formula="of:=MID([.$C$37];([.A67]-1)*4+1;2)" office:value-type="string" office:string-value="30" calcext:value-type="string">
            <text:p>30</text:p>
          </table:table-cell>
          <table:table-cell table:formula="of:=MID([.$C$37];([.A67]-1)*4+1+2;2)" office:value-type="string" office:string-value="44" calcext:value-type="string">
            <text:p>44</text:p>
          </table:table-cell>
          <table:table-cell table:formula="of:=DECIMAL([.B67];16)" office:value-type="float" office:value="48" calcext:value-type="float">
            <text:p>48</text:p>
          </table:table-cell>
          <table:table-cell table:formula="of:=DECIMAL([.C67];16)" office:value-type="float" office:value="68" calcext:value-type="float">
            <text:p>68</text:p>
          </table:table-cell>
          <table:table-cell table:formula="of:=CHAR([.D67])" office:value-type="string" office:string-value="0" calcext:value-type="string">
            <text:p>0</text:p>
          </table:table-cell>
          <table:table-cell table:formula="of:=CHAR([.E67])" office:value-type="string" office:string-value="D" calcext:value-type="string">
            <text:p>D</text:p>
          </table:table-cell>
          <table:table-cell table:formula="of:=DECIMAL([.F67];16)" office:value-type="float" office:value="0" calcext:value-type="float">
            <text:p>0</text:p>
          </table:table-cell>
          <table:table-cell table:formula="of:=DECIMAL([.G67];16)" office:value-type="float" office:value="13" calcext:value-type="float">
            <text:p>13</text:p>
          </table:table-cell>
          <table:table-cell table:formula="of:=BASE([.H67];2;4)" office:value-type="string" office:string-value="0000" calcext:value-type="string">
            <text:p>0000</text:p>
          </table:table-cell>
          <table:table-cell table:formula="of:=BASE([.I67];2;4)" office:value-type="string" office:string-value="1101" calcext:value-type="string">
            <text:p>1101</text:p>
          </table:table-cell>
          <table:table-cell table:formula="of:=[.J67]&amp;[.K67]" office:value-type="string" office:string-value="00001101" calcext:value-type="string">
            <text:p>00001101</text:p>
          </table:table-cell>
          <table:table-cell table:number-columns-repeated="9"/>
        </table:table-row>
        <table:table-row table:style-name="ro1">
          <table:table-cell table:formula="of:=[.A67]+1" office:value-type="float" office:value="27" calcext:value-type="float">
            <text:p>27</text:p>
          </table:table-cell>
          <table:table-cell table:formula="of:=MID([.$C$37];([.A68]-1)*4+1;2)" office:value-type="string" office:string-value="34" calcext:value-type="string">
            <text:p>34</text:p>
          </table:table-cell>
          <table:table-cell table:formula="of:=MID([.$C$37];([.A68]-1)*4+1+2;2)" office:value-type="string" office:string-value="41" calcext:value-type="string">
            <text:p>41</text:p>
          </table:table-cell>
          <table:table-cell table:formula="of:=DECIMAL([.B68];16)" office:value-type="float" office:value="52" calcext:value-type="float">
            <text:p>52</text:p>
          </table:table-cell>
          <table:table-cell table:formula="of:=DECIMAL([.C68];16)" office:value-type="float" office:value="65" calcext:value-type="float">
            <text:p>65</text:p>
          </table:table-cell>
          <table:table-cell table:formula="of:=CHAR([.D68])" office:value-type="string" office:string-value="4" calcext:value-type="string">
            <text:p>4</text:p>
          </table:table-cell>
          <table:table-cell table:formula="of:=CHAR([.E68])" office:value-type="string" office:string-value="A" calcext:value-type="string">
            <text:p>A</text:p>
          </table:table-cell>
          <table:table-cell table:formula="of:=DECIMAL([.F68];16)" office:value-type="float" office:value="4" calcext:value-type="float">
            <text:p>4</text:p>
          </table:table-cell>
          <table:table-cell table:formula="of:=DECIMAL([.G68];16)" office:value-type="float" office:value="10" calcext:value-type="float">
            <text:p>10</text:p>
          </table:table-cell>
          <table:table-cell table:formula="of:=BASE([.H68];2;4)" office:value-type="string" office:string-value="0100" calcext:value-type="string">
            <text:p>0100</text:p>
          </table:table-cell>
          <table:table-cell table:formula="of:=BASE([.I68];2;4)" office:value-type="string" office:string-value="1010" calcext:value-type="string">
            <text:p>1010</text:p>
          </table:table-cell>
          <table:table-cell table:formula="of:=[.J68]&amp;[.K68]" office:value-type="string" office:string-value="01001010" calcext:value-type="string">
            <text:p>01001010</text:p>
          </table:table-cell>
          <table:table-cell table:formula="of:=[.L67]&amp;[.L68]" office:value-type="string" office:string-value="0000110101001010" calcext:value-type="string">
            <text:p>0000110101001010</text:p>
          </table:table-cell>
          <table:table-cell office:value-type="string" calcext:value-type="string">
            <text:p>Waarde in milliVolt</text:p>
          </table:table-cell>
          <table:table-cell table:formula="of:=DECIMAL([.M68];2)" office:value-type="float" office:value="3402" calcext:value-type="float">
            <text:p>3402</text:p>
          </table:table-cell>
          <table:table-cell table:formula="of:=[.P66]+1" office:value-type="float" office:value="12" calcext:value-type="float">
            <text:p>12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68]+1" office:value-type="float" office:value="28" calcext:value-type="float">
            <text:p>28</text:p>
          </table:table-cell>
          <table:table-cell table:formula="of:=MID([.$C$37];([.A69]-1)*4+1;2)" office:value-type="string" office:string-value="30" calcext:value-type="string">
            <text:p>30</text:p>
          </table:table-cell>
          <table:table-cell table:formula="of:=MID([.$C$37];([.A69]-1)*4+1+2;2)" office:value-type="string" office:string-value="44" calcext:value-type="string">
            <text:p>44</text:p>
          </table:table-cell>
          <table:table-cell table:formula="of:=DECIMAL([.B69];16)" office:value-type="float" office:value="48" calcext:value-type="float">
            <text:p>48</text:p>
          </table:table-cell>
          <table:table-cell table:formula="of:=DECIMAL([.C69];16)" office:value-type="float" office:value="68" calcext:value-type="float">
            <text:p>68</text:p>
          </table:table-cell>
          <table:table-cell table:formula="of:=CHAR([.D69])" office:value-type="string" office:string-value="0" calcext:value-type="string">
            <text:p>0</text:p>
          </table:table-cell>
          <table:table-cell table:formula="of:=CHAR([.E69])" office:value-type="string" office:string-value="D" calcext:value-type="string">
            <text:p>D</text:p>
          </table:table-cell>
          <table:table-cell table:formula="of:=DECIMAL([.F69];16)" office:value-type="float" office:value="0" calcext:value-type="float">
            <text:p>0</text:p>
          </table:table-cell>
          <table:table-cell table:formula="of:=DECIMAL([.G69];16)" office:value-type="float" office:value="13" calcext:value-type="float">
            <text:p>13</text:p>
          </table:table-cell>
          <table:table-cell table:formula="of:=BASE([.H69];2;4)" office:value-type="string" office:string-value="0000" calcext:value-type="string">
            <text:p>0000</text:p>
          </table:table-cell>
          <table:table-cell table:formula="of:=BASE([.I69];2;4)" office:value-type="string" office:string-value="1101" calcext:value-type="string">
            <text:p>1101</text:p>
          </table:table-cell>
          <table:table-cell table:formula="of:=[.J69]&amp;[.K69]" office:value-type="string" office:string-value="00001101" calcext:value-type="string">
            <text:p>00001101</text:p>
          </table:table-cell>
          <table:table-cell table:number-columns-repeated="9"/>
        </table:table-row>
        <table:table-row table:style-name="ro1">
          <table:table-cell table:formula="of:=[.A69]+1" office:value-type="float" office:value="29" calcext:value-type="float">
            <text:p>29</text:p>
          </table:table-cell>
          <table:table-cell table:formula="of:=MID([.$C$37];([.A70]-1)*4+1;2)" office:value-type="string" office:string-value="34" calcext:value-type="string">
            <text:p>34</text:p>
          </table:table-cell>
          <table:table-cell table:formula="of:=MID([.$C$37];([.A70]-1)*4+1+2;2)" office:value-type="string" office:string-value="41" calcext:value-type="string">
            <text:p>41</text:p>
          </table:table-cell>
          <table:table-cell table:formula="of:=DECIMAL([.B70];16)" office:value-type="float" office:value="52" calcext:value-type="float">
            <text:p>52</text:p>
          </table:table-cell>
          <table:table-cell table:formula="of:=DECIMAL([.C70];16)" office:value-type="float" office:value="65" calcext:value-type="float">
            <text:p>65</text:p>
          </table:table-cell>
          <table:table-cell table:formula="of:=CHAR([.D70])" office:value-type="string" office:string-value="4" calcext:value-type="string">
            <text:p>4</text:p>
          </table:table-cell>
          <table:table-cell table:formula="of:=CHAR([.E70])" office:value-type="string" office:string-value="A" calcext:value-type="string">
            <text:p>A</text:p>
          </table:table-cell>
          <table:table-cell table:formula="of:=DECIMAL([.F70];16)" office:value-type="float" office:value="4" calcext:value-type="float">
            <text:p>4</text:p>
          </table:table-cell>
          <table:table-cell table:formula="of:=DECIMAL([.G70];16)" office:value-type="float" office:value="10" calcext:value-type="float">
            <text:p>10</text:p>
          </table:table-cell>
          <table:table-cell table:formula="of:=BASE([.H70];2;4)" office:value-type="string" office:string-value="0100" calcext:value-type="string">
            <text:p>0100</text:p>
          </table:table-cell>
          <table:table-cell table:formula="of:=BASE([.I70];2;4)" office:value-type="string" office:string-value="1010" calcext:value-type="string">
            <text:p>1010</text:p>
          </table:table-cell>
          <table:table-cell table:formula="of:=[.J70]&amp;[.K70]" office:value-type="string" office:string-value="01001010" calcext:value-type="string">
            <text:p>01001010</text:p>
          </table:table-cell>
          <table:table-cell table:formula="of:=[.L69]&amp;[.L70]" office:value-type="string" office:string-value="0000110101001010" calcext:value-type="string">
            <text:p>0000110101001010</text:p>
          </table:table-cell>
          <table:table-cell office:value-type="string" calcext:value-type="string">
            <text:p>Waarde in milliVolt</text:p>
          </table:table-cell>
          <table:table-cell table:formula="of:=DECIMAL([.M70];2)" office:value-type="float" office:value="3402" calcext:value-type="float">
            <text:p>3402</text:p>
          </table:table-cell>
          <table:table-cell table:formula="of:=[.P68]+1" office:value-type="float" office:value="13" calcext:value-type="float">
            <text:p>13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70]+1" office:value-type="float" office:value="30" calcext:value-type="float">
            <text:p>30</text:p>
          </table:table-cell>
          <table:table-cell table:formula="of:=MID([.$C$37];([.A71]-1)*4+1;2)" office:value-type="string" office:string-value="30" calcext:value-type="string">
            <text:p>30</text:p>
          </table:table-cell>
          <table:table-cell table:formula="of:=MID([.$C$37];([.A71]-1)*4+1+2;2)" office:value-type="string" office:string-value="44" calcext:value-type="string">
            <text:p>44</text:p>
          </table:table-cell>
          <table:table-cell table:formula="of:=DECIMAL([.B71];16)" office:value-type="float" office:value="48" calcext:value-type="float">
            <text:p>48</text:p>
          </table:table-cell>
          <table:table-cell table:formula="of:=DECIMAL([.C71];16)" office:value-type="float" office:value="68" calcext:value-type="float">
            <text:p>68</text:p>
          </table:table-cell>
          <table:table-cell table:formula="of:=CHAR([.D71])" office:value-type="string" office:string-value="0" calcext:value-type="string">
            <text:p>0</text:p>
          </table:table-cell>
          <table:table-cell table:formula="of:=CHAR([.E71])" office:value-type="string" office:string-value="D" calcext:value-type="string">
            <text:p>D</text:p>
          </table:table-cell>
          <table:table-cell table:formula="of:=DECIMAL([.F71];16)" office:value-type="float" office:value="0" calcext:value-type="float">
            <text:p>0</text:p>
          </table:table-cell>
          <table:table-cell table:formula="of:=DECIMAL([.G71];16)" office:value-type="float" office:value="13" calcext:value-type="float">
            <text:p>13</text:p>
          </table:table-cell>
          <table:table-cell table:formula="of:=BASE([.H71];2;4)" office:value-type="string" office:string-value="0000" calcext:value-type="string">
            <text:p>0000</text:p>
          </table:table-cell>
          <table:table-cell table:formula="of:=BASE([.I71];2;4)" office:value-type="string" office:string-value="1101" calcext:value-type="string">
            <text:p>1101</text:p>
          </table:table-cell>
          <table:table-cell table:formula="of:=[.J71]&amp;[.K71]" office:value-type="string" office:string-value="00001101" calcext:value-type="string">
            <text:p>00001101</text:p>
          </table:table-cell>
          <table:table-cell table:number-columns-repeated="9"/>
        </table:table-row>
        <table:table-row table:style-name="ro1">
          <table:table-cell table:formula="of:=[.A71]+1" office:value-type="float" office:value="31" calcext:value-type="float">
            <text:p>31</text:p>
          </table:table-cell>
          <table:table-cell table:formula="of:=MID([.$C$37];([.A72]-1)*4+1;2)" office:value-type="string" office:string-value="34" calcext:value-type="string">
            <text:p>34</text:p>
          </table:table-cell>
          <table:table-cell table:formula="of:=MID([.$C$37];([.A72]-1)*4+1+2;2)" office:value-type="string" office:string-value="41" calcext:value-type="string">
            <text:p>41</text:p>
          </table:table-cell>
          <table:table-cell table:formula="of:=DECIMAL([.B72];16)" office:value-type="float" office:value="52" calcext:value-type="float">
            <text:p>52</text:p>
          </table:table-cell>
          <table:table-cell table:formula="of:=DECIMAL([.C72];16)" office:value-type="float" office:value="65" calcext:value-type="float">
            <text:p>65</text:p>
          </table:table-cell>
          <table:table-cell table:formula="of:=CHAR([.D72])" office:value-type="string" office:string-value="4" calcext:value-type="string">
            <text:p>4</text:p>
          </table:table-cell>
          <table:table-cell table:formula="of:=CHAR([.E72])" office:value-type="string" office:string-value="A" calcext:value-type="string">
            <text:p>A</text:p>
          </table:table-cell>
          <table:table-cell table:formula="of:=DECIMAL([.F72];16)" office:value-type="float" office:value="4" calcext:value-type="float">
            <text:p>4</text:p>
          </table:table-cell>
          <table:table-cell table:formula="of:=DECIMAL([.G72];16)" office:value-type="float" office:value="10" calcext:value-type="float">
            <text:p>10</text:p>
          </table:table-cell>
          <table:table-cell table:formula="of:=BASE([.H72];2;4)" office:value-type="string" office:string-value="0100" calcext:value-type="string">
            <text:p>0100</text:p>
          </table:table-cell>
          <table:table-cell table:formula="of:=BASE([.I72];2;4)" office:value-type="string" office:string-value="1010" calcext:value-type="string">
            <text:p>1010</text:p>
          </table:table-cell>
          <table:table-cell table:formula="of:=[.J72]&amp;[.K72]" office:value-type="string" office:string-value="01001010" calcext:value-type="string">
            <text:p>01001010</text:p>
          </table:table-cell>
          <table:table-cell table:formula="of:=[.L71]&amp;[.L72]" office:value-type="string" office:string-value="0000110101001010" calcext:value-type="string">
            <text:p>0000110101001010</text:p>
          </table:table-cell>
          <table:table-cell office:value-type="string" calcext:value-type="string">
            <text:p>Waarde in milliVolt</text:p>
          </table:table-cell>
          <table:table-cell table:formula="of:=DECIMAL([.M72];2)" office:value-type="float" office:value="3402" calcext:value-type="float">
            <text:p>3402</text:p>
          </table:table-cell>
          <table:table-cell table:formula="of:=[.P70]+1" office:value-type="float" office:value="14" calcext:value-type="float">
            <text:p>14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72]+1" office:value-type="float" office:value="32" calcext:value-type="float">
            <text:p>32</text:p>
          </table:table-cell>
          <table:table-cell table:formula="of:=MID([.$C$37];([.A73]-1)*4+1;2)" office:value-type="string" office:string-value="30" calcext:value-type="string">
            <text:p>30</text:p>
          </table:table-cell>
          <table:table-cell table:formula="of:=MID([.$C$37];([.A73]-1)*4+1+2;2)" office:value-type="string" office:string-value="44" calcext:value-type="string">
            <text:p>44</text:p>
          </table:table-cell>
          <table:table-cell table:formula="of:=DECIMAL([.B73];16)" office:value-type="float" office:value="48" calcext:value-type="float">
            <text:p>48</text:p>
          </table:table-cell>
          <table:table-cell table:formula="of:=DECIMAL([.C73];16)" office:value-type="float" office:value="68" calcext:value-type="float">
            <text:p>68</text:p>
          </table:table-cell>
          <table:table-cell table:formula="of:=CHAR([.D73])" office:value-type="string" office:string-value="0" calcext:value-type="string">
            <text:p>0</text:p>
          </table:table-cell>
          <table:table-cell table:formula="of:=CHAR([.E73])" office:value-type="string" office:string-value="D" calcext:value-type="string">
            <text:p>D</text:p>
          </table:table-cell>
          <table:table-cell table:formula="of:=DECIMAL([.F73];16)" office:value-type="float" office:value="0" calcext:value-type="float">
            <text:p>0</text:p>
          </table:table-cell>
          <table:table-cell table:formula="of:=DECIMAL([.G73];16)" office:value-type="float" office:value="13" calcext:value-type="float">
            <text:p>13</text:p>
          </table:table-cell>
          <table:table-cell table:formula="of:=BASE([.H73];2;4)" office:value-type="string" office:string-value="0000" calcext:value-type="string">
            <text:p>0000</text:p>
          </table:table-cell>
          <table:table-cell table:formula="of:=BASE([.I73];2;4)" office:value-type="string" office:string-value="1101" calcext:value-type="string">
            <text:p>1101</text:p>
          </table:table-cell>
          <table:table-cell table:formula="of:=[.J73]&amp;[.K73]" office:value-type="string" office:string-value="00001101" calcext:value-type="string">
            <text:p>00001101</text:p>
          </table:table-cell>
          <table:table-cell table:number-columns-repeated="9"/>
        </table:table-row>
        <table:table-row table:style-name="ro1">
          <table:table-cell table:formula="of:=[.A73]+1" office:value-type="float" office:value="33" calcext:value-type="float">
            <text:p>33</text:p>
          </table:table-cell>
          <table:table-cell table:formula="of:=MID([.$C$37];([.A74]-1)*4+1;2)" office:value-type="string" office:string-value="34" calcext:value-type="string">
            <text:p>34</text:p>
          </table:table-cell>
          <table:table-cell table:formula="of:=MID([.$C$37];([.A74]-1)*4+1+2;2)" office:value-type="string" office:string-value="41" calcext:value-type="string">
            <text:p>41</text:p>
          </table:table-cell>
          <table:table-cell table:formula="of:=DECIMAL([.B74];16)" office:value-type="float" office:value="52" calcext:value-type="float">
            <text:p>52</text:p>
          </table:table-cell>
          <table:table-cell table:formula="of:=DECIMAL([.C74];16)" office:value-type="float" office:value="65" calcext:value-type="float">
            <text:p>65</text:p>
          </table:table-cell>
          <table:table-cell table:formula="of:=CHAR([.D74])" office:value-type="string" office:string-value="4" calcext:value-type="string">
            <text:p>4</text:p>
          </table:table-cell>
          <table:table-cell table:formula="of:=CHAR([.E74])" office:value-type="string" office:string-value="A" calcext:value-type="string">
            <text:p>A</text:p>
          </table:table-cell>
          <table:table-cell table:formula="of:=DECIMAL([.F74];16)" office:value-type="float" office:value="4" calcext:value-type="float">
            <text:p>4</text:p>
          </table:table-cell>
          <table:table-cell table:formula="of:=DECIMAL([.G74];16)" office:value-type="float" office:value="10" calcext:value-type="float">
            <text:p>10</text:p>
          </table:table-cell>
          <table:table-cell table:formula="of:=BASE([.H74];2;4)" office:value-type="string" office:string-value="0100" calcext:value-type="string">
            <text:p>0100</text:p>
          </table:table-cell>
          <table:table-cell table:formula="of:=BASE([.I74];2;4)" office:value-type="string" office:string-value="1010" calcext:value-type="string">
            <text:p>1010</text:p>
          </table:table-cell>
          <table:table-cell table:formula="of:=[.J74]&amp;[.K74]" office:value-type="string" office:string-value="01001010" calcext:value-type="string">
            <text:p>01001010</text:p>
          </table:table-cell>
          <table:table-cell table:formula="of:=[.L73]&amp;[.L74]" office:value-type="string" office:string-value="0000110101001010" calcext:value-type="string">
            <text:p>0000110101001010</text:p>
          </table:table-cell>
          <table:table-cell office:value-type="string" calcext:value-type="string">
            <text:p>Waarde in milliVolt</text:p>
          </table:table-cell>
          <table:table-cell table:formula="of:=DECIMAL([.M74];2)" office:value-type="float" office:value="3402" calcext:value-type="float">
            <text:p>3402</text:p>
          </table:table-cell>
          <table:table-cell table:formula="of:=[.P72]+1" office:value-type="float" office:value="15" calcext:value-type="float">
            <text:p>15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74]+1" office:value-type="float" office:value="34" calcext:value-type="float">
            <text:p>34</text:p>
          </table:table-cell>
          <table:table-cell table:formula="of:=MID([.$C$37];([.A75]-1)*4+1;2)" office:value-type="string" office:string-value="30" calcext:value-type="string">
            <text:p>30</text:p>
          </table:table-cell>
          <table:table-cell table:formula="of:=MID([.$C$37];([.A75]-1)*4+1+2;2)" office:value-type="string" office:string-value="35" calcext:value-type="string">
            <text:p>35</text:p>
          </table:table-cell>
          <table:table-cell table:formula="of:=DECIMAL([.B75];16)" office:value-type="float" office:value="48" calcext:value-type="float">
            <text:p>48</text:p>
          </table:table-cell>
          <table:table-cell table:formula="of:=DECIMAL([.C75];16)" office:value-type="float" office:value="53" calcext:value-type="float">
            <text:p>53</text:p>
          </table:table-cell>
          <table:table-cell table:formula="of:=CHAR([.D75])" office:value-type="string" office:string-value="0" calcext:value-type="string">
            <text:p>0</text:p>
          </table:table-cell>
          <table:table-cell table:formula="of:=CHAR([.E75])" office:value-type="string" office:string-value="5" calcext:value-type="string">
            <text:p>5</text:p>
          </table:table-cell>
          <table:table-cell table:formula="of:=DECIMAL([.F75];16)" office:value-type="float" office:value="0" calcext:value-type="float">
            <text:p>0</text:p>
          </table:table-cell>
          <table:table-cell table:formula="of:=DECIMAL([.G75];16)" office:value-type="float" office:value="5" calcext:value-type="float">
            <text:p>5</text:p>
          </table:table-cell>
          <table:table-cell table:formula="of:=BASE([.H75];2;4)" office:value-type="string" office:string-value="0000" calcext:value-type="string">
            <text:p>0000</text:p>
          </table:table-cell>
          <table:table-cell table:formula="of:=BASE([.I75];2;4)" office:value-type="string" office:string-value="0101" calcext:value-type="string">
            <text:p>0101</text:p>
          </table:table-cell>
          <table:table-cell table:formula="of:=[.J75]&amp;[.K75]" office:value-type="string" office:string-value="00000101" calcext:value-type="string">
            <text:p>00000101</text:p>
          </table:table-cell>
          <table:table-cell table:formula="of:=DECIMAL([.L75];2)" office:value-type="float" office:value="5" calcext:value-type="float">
            <text:p>5</text:p>
          </table:table-cell>
          <table:table-cell office:value-type="string" calcext:value-type="string">
            <text:p>Aantal temperatuursensors</text:p>
          </table:table-cell>
          <table:table-cell table:number-columns-repeated="7"/>
        </table:table-row>
        <table:table-row table:style-name="ro1">
          <table:table-cell table:formula="of:=[.A75]+1" office:value-type="float" office:value="35" calcext:value-type="float">
            <text:p>35</text:p>
          </table:table-cell>
          <table:table-cell table:formula="of:=MID([.$C$37];([.A76]-1)*4+1;2)" office:value-type="string" office:string-value="30" calcext:value-type="string">
            <text:p>30</text:p>
          </table:table-cell>
          <table:table-cell table:formula="of:=MID([.$C$37];([.A76]-1)*4+1+2;2)" office:value-type="string" office:string-value="42" calcext:value-type="string">
            <text:p>42</text:p>
          </table:table-cell>
          <table:table-cell table:formula="of:=DECIMAL([.B76];16)" office:value-type="float" office:value="48" calcext:value-type="float">
            <text:p>48</text:p>
          </table:table-cell>
          <table:table-cell table:formula="of:=DECIMAL([.C76];16)" office:value-type="float" office:value="66" calcext:value-type="float">
            <text:p>66</text:p>
          </table:table-cell>
          <table:table-cell table:formula="of:=CHAR([.D76])" office:value-type="string" office:string-value="0" calcext:value-type="string">
            <text:p>0</text:p>
          </table:table-cell>
          <table:table-cell table:formula="of:=CHAR([.E76])" office:value-type="string" office:string-value="B" calcext:value-type="string">
            <text:p>B</text:p>
          </table:table-cell>
          <table:table-cell table:formula="of:=DECIMAL([.F76];16)" office:value-type="float" office:value="0" calcext:value-type="float">
            <text:p>0</text:p>
          </table:table-cell>
          <table:table-cell table:formula="of:=DECIMAL([.G76];16)" office:value-type="float" office:value="11" calcext:value-type="float">
            <text:p>11</text:p>
          </table:table-cell>
          <table:table-cell table:formula="of:=BASE([.H76];2;4)" office:value-type="string" office:string-value="0000" calcext:value-type="string">
            <text:p>0000</text:p>
          </table:table-cell>
          <table:table-cell table:formula="of:=BASE([.I76];2;4)" office:value-type="string" office:string-value="1011" calcext:value-type="string">
            <text:p>1011</text:p>
          </table:table-cell>
          <table:table-cell table:formula="of:=[.J76]&amp;[.K76]" office:value-type="string" office:string-value="00001011" calcext:value-type="string">
            <text:p>00001011</text:p>
          </table:table-cell>
          <table:table-cell table:number-columns-repeated="9"/>
        </table:table-row>
        <table:table-row table:style-name="ro1">
          <table:table-cell table:formula="of:=[.A76]+1" office:value-type="float" office:value="36" calcext:value-type="float">
            <text:p>36</text:p>
          </table:table-cell>
          <table:table-cell table:formula="of:=MID([.$C$37];([.A77]-1)*4+1;2)" office:value-type="string" office:string-value="43" calcext:value-type="string">
            <text:p>43</text:p>
          </table:table-cell>
          <table:table-cell table:formula="of:=MID([.$C$37];([.A77]-1)*4+1+2;2)" office:value-type="string" office:string-value="33" calcext:value-type="string">
            <text:p>33</text:p>
          </table:table-cell>
          <table:table-cell table:formula="of:=DECIMAL([.B77];16)" office:value-type="float" office:value="67" calcext:value-type="float">
            <text:p>67</text:p>
          </table:table-cell>
          <table:table-cell table:formula="of:=DECIMAL([.C77];16)" office:value-type="float" office:value="51" calcext:value-type="float">
            <text:p>51</text:p>
          </table:table-cell>
          <table:table-cell table:formula="of:=CHAR([.D77])" office:value-type="string" office:string-value="C" calcext:value-type="string">
            <text:p>C</text:p>
          </table:table-cell>
          <table:table-cell table:formula="of:=CHAR([.E77])" office:value-type="string" office:string-value="3" calcext:value-type="string">
            <text:p>3</text:p>
          </table:table-cell>
          <table:table-cell table:formula="of:=DECIMAL([.F77];16)" office:value-type="float" office:value="12" calcext:value-type="float">
            <text:p>12</text:p>
          </table:table-cell>
          <table:table-cell table:formula="of:=DECIMAL([.G77];16)" office:value-type="float" office:value="3" calcext:value-type="float">
            <text:p>3</text:p>
          </table:table-cell>
          <table:table-cell table:formula="of:=BASE([.H77];2;4)" office:value-type="string" office:string-value="1100" calcext:value-type="string">
            <text:p>1100</text:p>
          </table:table-cell>
          <table:table-cell table:formula="of:=BASE([.I77];2;4)" office:value-type="string" office:string-value="0011" calcext:value-type="string">
            <text:p>0011</text:p>
          </table:table-cell>
          <table:table-cell table:formula="of:=[.J77]&amp;[.K77]" office:value-type="string" office:string-value="11000011" calcext:value-type="string">
            <text:p>11000011</text:p>
          </table:table-cell>
          <table:table-cell table:formula="of:=[.L76]&amp;[.L77]" office:value-type="string" office:string-value="0000101111000011" calcext:value-type="string">
            <text:p>0000101111000011</text:p>
          </table:table-cell>
          <table:table-cell office:value-type="string" calcext:value-type="string">
            <text:p>Waarde in Kelvin * 10</text:p>
          </table:table-cell>
          <table:table-cell table:formula="of:=DECIMAL([.M77];2)" office:value-type="float" office:value="3011" calcext:value-type="float">
            <text:p>3011</text:p>
          </table:table-cell>
          <table:table-cell table:formula="of:=[.P75]+1" office:value-type="float" office:value="1" calcext:value-type="float">
            <text:p>1</text:p>
          </table:table-cell>
          <table:table-cell office:value-type="string" calcext:value-type="string">
            <text:p>sel</text:p>
          </table:table-cell>
          <table:table-cell table:formula="of:=[.O77]/10-273.1" office:value-type="float" office:value="28" calcext:value-type="float">
            <text:p>28</text:p>
          </table:table-cell>
          <table:table-cell office:value-type="string" calcext:value-type="string">
            <text:p>grade C</text:p>
          </table:table-cell>
          <table:table-cell table:number-columns-repeated="2"/>
        </table:table-row>
        <table:table-row table:style-name="ro1">
          <table:table-cell table:formula="of:=[.A77]+1" office:value-type="float" office:value="37" calcext:value-type="float">
            <text:p>37</text:p>
          </table:table-cell>
          <table:table-cell table:formula="of:=MID([.$C$37];([.A78]-1)*4+1;2)" office:value-type="string" office:string-value="30" calcext:value-type="string">
            <text:p>30</text:p>
          </table:table-cell>
          <table:table-cell table:formula="of:=MID([.$C$37];([.A78]-1)*4+1+2;2)" office:value-type="string" office:string-value="42" calcext:value-type="string">
            <text:p>42</text:p>
          </table:table-cell>
          <table:table-cell table:formula="of:=DECIMAL([.B78];16)" office:value-type="float" office:value="48" calcext:value-type="float">
            <text:p>48</text:p>
          </table:table-cell>
          <table:table-cell table:formula="of:=DECIMAL([.C78];16)" office:value-type="float" office:value="66" calcext:value-type="float">
            <text:p>66</text:p>
          </table:table-cell>
          <table:table-cell table:formula="of:=CHAR([.D78])" office:value-type="string" office:string-value="0" calcext:value-type="string">
            <text:p>0</text:p>
          </table:table-cell>
          <table:table-cell table:formula="of:=CHAR([.E78])" office:value-type="string" office:string-value="B" calcext:value-type="string">
            <text:p>B</text:p>
          </table:table-cell>
          <table:table-cell table:formula="of:=DECIMAL([.F78];16)" office:value-type="float" office:value="0" calcext:value-type="float">
            <text:p>0</text:p>
          </table:table-cell>
          <table:table-cell table:formula="of:=DECIMAL([.G78];16)" office:value-type="float" office:value="11" calcext:value-type="float">
            <text:p>11</text:p>
          </table:table-cell>
          <table:table-cell table:formula="of:=BASE([.H78];2;4)" office:value-type="string" office:string-value="0000" calcext:value-type="string">
            <text:p>0000</text:p>
          </table:table-cell>
          <table:table-cell table:formula="of:=BASE([.I78];2;4)" office:value-type="string" office:string-value="1011" calcext:value-type="string">
            <text:p>1011</text:p>
          </table:table-cell>
          <table:table-cell table:formula="of:=[.J78]&amp;[.K78]" office:value-type="string" office:string-value="00001011" calcext:value-type="string">
            <text:p>00001011</text:p>
          </table:table-cell>
          <table:table-cell table:number-columns-repeated="9"/>
        </table:table-row>
        <table:table-row table:style-name="ro1">
          <table:table-cell table:formula="of:=[.A78]+1" office:value-type="float" office:value="38" calcext:value-type="float">
            <text:p>38</text:p>
          </table:table-cell>
          <table:table-cell table:formula="of:=MID([.$C$37];([.A79]-1)*4+1;2)" office:value-type="string" office:string-value="43" calcext:value-type="string">
            <text:p>43</text:p>
          </table:table-cell>
          <table:table-cell table:formula="of:=MID([.$C$37];([.A79]-1)*4+1+2;2)" office:value-type="string" office:string-value="33" calcext:value-type="string">
            <text:p>33</text:p>
          </table:table-cell>
          <table:table-cell table:formula="of:=DECIMAL([.B79];16)" office:value-type="float" office:value="67" calcext:value-type="float">
            <text:p>67</text:p>
          </table:table-cell>
          <table:table-cell table:formula="of:=DECIMAL([.C79];16)" office:value-type="float" office:value="51" calcext:value-type="float">
            <text:p>51</text:p>
          </table:table-cell>
          <table:table-cell table:formula="of:=CHAR([.D79])" office:value-type="string" office:string-value="C" calcext:value-type="string">
            <text:p>C</text:p>
          </table:table-cell>
          <table:table-cell table:formula="of:=CHAR([.E79])" office:value-type="string" office:string-value="3" calcext:value-type="string">
            <text:p>3</text:p>
          </table:table-cell>
          <table:table-cell table:formula="of:=DECIMAL([.F79];16)" office:value-type="float" office:value="12" calcext:value-type="float">
            <text:p>12</text:p>
          </table:table-cell>
          <table:table-cell table:formula="of:=DECIMAL([.G79];16)" office:value-type="float" office:value="3" calcext:value-type="float">
            <text:p>3</text:p>
          </table:table-cell>
          <table:table-cell table:formula="of:=BASE([.H79];2;4)" office:value-type="string" office:string-value="1100" calcext:value-type="string">
            <text:p>1100</text:p>
          </table:table-cell>
          <table:table-cell table:formula="of:=BASE([.I79];2;4)" office:value-type="string" office:string-value="0011" calcext:value-type="string">
            <text:p>0011</text:p>
          </table:table-cell>
          <table:table-cell table:formula="of:=[.J79]&amp;[.K79]" office:value-type="string" office:string-value="11000011" calcext:value-type="string">
            <text:p>11000011</text:p>
          </table:table-cell>
          <table:table-cell table:formula="of:=[.L78]&amp;[.L79]" office:value-type="string" office:string-value="0000101111000011" calcext:value-type="string">
            <text:p>0000101111000011</text:p>
          </table:table-cell>
          <table:table-cell office:value-type="string" calcext:value-type="string">
            <text:p>Waarde in Kelvin * 10</text:p>
          </table:table-cell>
          <table:table-cell table:formula="of:=DECIMAL([.M79];2)" office:value-type="float" office:value="3011" calcext:value-type="float">
            <text:p>3011</text:p>
          </table:table-cell>
          <table:table-cell table:formula="of:=[.P77]+1" office:value-type="float" office:value="2" calcext:value-type="float">
            <text:p>2</text:p>
          </table:table-cell>
          <table:table-cell office:value-type="string" calcext:value-type="string">
            <text:p>sel</text:p>
          </table:table-cell>
          <table:table-cell table:formula="of:=[.O79]/10-273.1" office:value-type="float" office:value="28" calcext:value-type="float">
            <text:p>28</text:p>
          </table:table-cell>
          <table:table-cell office:value-type="string" calcext:value-type="string">
            <text:p>grade C</text:p>
          </table:table-cell>
          <table:table-cell table:number-columns-repeated="2"/>
        </table:table-row>
        <table:table-row table:style-name="ro1">
          <table:table-cell table:formula="of:=[.A79]+1" office:value-type="float" office:value="39" calcext:value-type="float">
            <text:p>39</text:p>
          </table:table-cell>
          <table:table-cell table:formula="of:=MID([.$C$37];([.A80]-1)*4+1;2)" office:value-type="string" office:string-value="30" calcext:value-type="string">
            <text:p>30</text:p>
          </table:table-cell>
          <table:table-cell table:formula="of:=MID([.$C$37];([.A80]-1)*4+1+2;2)" office:value-type="string" office:string-value="42" calcext:value-type="string">
            <text:p>42</text:p>
          </table:table-cell>
          <table:table-cell table:formula="of:=DECIMAL([.B80];16)" office:value-type="float" office:value="48" calcext:value-type="float">
            <text:p>48</text:p>
          </table:table-cell>
          <table:table-cell table:formula="of:=DECIMAL([.C80];16)" office:value-type="float" office:value="66" calcext:value-type="float">
            <text:p>66</text:p>
          </table:table-cell>
          <table:table-cell table:formula="of:=CHAR([.D80])" office:value-type="string" office:string-value="0" calcext:value-type="string">
            <text:p>0</text:p>
          </table:table-cell>
          <table:table-cell table:formula="of:=CHAR([.E80])" office:value-type="string" office:string-value="B" calcext:value-type="string">
            <text:p>B</text:p>
          </table:table-cell>
          <table:table-cell table:formula="of:=DECIMAL([.F80];16)" office:value-type="float" office:value="0" calcext:value-type="float">
            <text:p>0</text:p>
          </table:table-cell>
          <table:table-cell table:formula="of:=DECIMAL([.G80];16)" office:value-type="float" office:value="11" calcext:value-type="float">
            <text:p>11</text:p>
          </table:table-cell>
          <table:table-cell table:formula="of:=BASE([.H80];2;4)" office:value-type="string" office:string-value="0000" calcext:value-type="string">
            <text:p>0000</text:p>
          </table:table-cell>
          <table:table-cell table:formula="of:=BASE([.I80];2;4)" office:value-type="string" office:string-value="1011" calcext:value-type="string">
            <text:p>1011</text:p>
          </table:table-cell>
          <table:table-cell table:formula="of:=[.J80]&amp;[.K80]" office:value-type="string" office:string-value="00001011" calcext:value-type="string">
            <text:p>00001011</text:p>
          </table:table-cell>
          <table:table-cell table:number-columns-repeated="9"/>
        </table:table-row>
        <table:table-row table:style-name="ro1">
          <table:table-cell table:formula="of:=[.A80]+1" office:value-type="float" office:value="40" calcext:value-type="float">
            <text:p>40</text:p>
          </table:table-cell>
          <table:table-cell table:formula="of:=MID([.$C$37];([.A81]-1)*4+1;2)" office:value-type="string" office:string-value="43" calcext:value-type="string">
            <text:p>43</text:p>
          </table:table-cell>
          <table:table-cell table:formula="of:=MID([.$C$37];([.A81]-1)*4+1+2;2)" office:value-type="string" office:string-value="33" calcext:value-type="string">
            <text:p>33</text:p>
          </table:table-cell>
          <table:table-cell table:formula="of:=DECIMAL([.B81];16)" office:value-type="float" office:value="67" calcext:value-type="float">
            <text:p>67</text:p>
          </table:table-cell>
          <table:table-cell table:formula="of:=DECIMAL([.C81];16)" office:value-type="float" office:value="51" calcext:value-type="float">
            <text:p>51</text:p>
          </table:table-cell>
          <table:table-cell table:formula="of:=CHAR([.D81])" office:value-type="string" office:string-value="C" calcext:value-type="string">
            <text:p>C</text:p>
          </table:table-cell>
          <table:table-cell table:formula="of:=CHAR([.E81])" office:value-type="string" office:string-value="3" calcext:value-type="string">
            <text:p>3</text:p>
          </table:table-cell>
          <table:table-cell table:formula="of:=DECIMAL([.F81];16)" office:value-type="float" office:value="12" calcext:value-type="float">
            <text:p>12</text:p>
          </table:table-cell>
          <table:table-cell table:formula="of:=DECIMAL([.G81];16)" office:value-type="float" office:value="3" calcext:value-type="float">
            <text:p>3</text:p>
          </table:table-cell>
          <table:table-cell table:formula="of:=BASE([.H81];2;4)" office:value-type="string" office:string-value="1100" calcext:value-type="string">
            <text:p>1100</text:p>
          </table:table-cell>
          <table:table-cell table:formula="of:=BASE([.I81];2;4)" office:value-type="string" office:string-value="0011" calcext:value-type="string">
            <text:p>0011</text:p>
          </table:table-cell>
          <table:table-cell table:formula="of:=[.J81]&amp;[.K81]" office:value-type="string" office:string-value="11000011" calcext:value-type="string">
            <text:p>11000011</text:p>
          </table:table-cell>
          <table:table-cell table:formula="of:=[.L80]&amp;[.L81]" office:value-type="string" office:string-value="0000101111000011" calcext:value-type="string">
            <text:p>0000101111000011</text:p>
          </table:table-cell>
          <table:table-cell office:value-type="string" calcext:value-type="string">
            <text:p>Waarde in Kelvin * 10</text:p>
          </table:table-cell>
          <table:table-cell table:formula="of:=DECIMAL([.M81];2)" office:value-type="float" office:value="3011" calcext:value-type="float">
            <text:p>3011</text:p>
          </table:table-cell>
          <table:table-cell table:formula="of:=[.P79]+1" office:value-type="float" office:value="3" calcext:value-type="float">
            <text:p>3</text:p>
          </table:table-cell>
          <table:table-cell office:value-type="string" calcext:value-type="string">
            <text:p>sel</text:p>
          </table:table-cell>
          <table:table-cell table:formula="of:=[.O81]/10-273.1" office:value-type="float" office:value="28" calcext:value-type="float">
            <text:p>28</text:p>
          </table:table-cell>
          <table:table-cell office:value-type="string" calcext:value-type="string">
            <text:p>grade C</text:p>
          </table:table-cell>
          <table:table-cell table:number-columns-repeated="2"/>
        </table:table-row>
        <table:table-row table:style-name="ro1">
          <table:table-cell table:formula="of:=[.A81]+1" office:value-type="float" office:value="41" calcext:value-type="float">
            <text:p>41</text:p>
          </table:table-cell>
          <table:table-cell table:formula="of:=MID([.$C$37];([.A82]-1)*4+1;2)" office:value-type="string" office:string-value="30" calcext:value-type="string">
            <text:p>30</text:p>
          </table:table-cell>
          <table:table-cell table:formula="of:=MID([.$C$37];([.A82]-1)*4+1+2;2)" office:value-type="string" office:string-value="42" calcext:value-type="string">
            <text:p>42</text:p>
          </table:table-cell>
          <table:table-cell table:formula="of:=DECIMAL([.B82];16)" office:value-type="float" office:value="48" calcext:value-type="float">
            <text:p>48</text:p>
          </table:table-cell>
          <table:table-cell table:formula="of:=DECIMAL([.C82];16)" office:value-type="float" office:value="66" calcext:value-type="float">
            <text:p>66</text:p>
          </table:table-cell>
          <table:table-cell table:formula="of:=CHAR([.D82])" office:value-type="string" office:string-value="0" calcext:value-type="string">
            <text:p>0</text:p>
          </table:table-cell>
          <table:table-cell table:formula="of:=CHAR([.E82])" office:value-type="string" office:string-value="B" calcext:value-type="string">
            <text:p>B</text:p>
          </table:table-cell>
          <table:table-cell table:formula="of:=DECIMAL([.F82];16)" office:value-type="float" office:value="0" calcext:value-type="float">
            <text:p>0</text:p>
          </table:table-cell>
          <table:table-cell table:formula="of:=DECIMAL([.G82];16)" office:value-type="float" office:value="11" calcext:value-type="float">
            <text:p>11</text:p>
          </table:table-cell>
          <table:table-cell table:formula="of:=BASE([.H82];2;4)" office:value-type="string" office:string-value="0000" calcext:value-type="string">
            <text:p>0000</text:p>
          </table:table-cell>
          <table:table-cell table:formula="of:=BASE([.I82];2;4)" office:value-type="string" office:string-value="1011" calcext:value-type="string">
            <text:p>1011</text:p>
          </table:table-cell>
          <table:table-cell table:formula="of:=[.J82]&amp;[.K82]" office:value-type="string" office:string-value="00001011" calcext:value-type="string">
            <text:p>00001011</text:p>
          </table:table-cell>
          <table:table-cell table:number-columns-repeated="9"/>
        </table:table-row>
        <table:table-row table:style-name="ro1">
          <table:table-cell table:formula="of:=[.A82]+1" office:value-type="float" office:value="42" calcext:value-type="float">
            <text:p>42</text:p>
          </table:table-cell>
          <table:table-cell table:formula="of:=MID([.$C$37];([.A83]-1)*4+1;2)" office:value-type="string" office:string-value="43" calcext:value-type="string">
            <text:p>43</text:p>
          </table:table-cell>
          <table:table-cell table:formula="of:=MID([.$C$37];([.A83]-1)*4+1+2;2)" office:value-type="string" office:string-value="44" calcext:value-type="string">
            <text:p>44</text:p>
          </table:table-cell>
          <table:table-cell table:formula="of:=DECIMAL([.B83];16)" office:value-type="float" office:value="67" calcext:value-type="float">
            <text:p>67</text:p>
          </table:table-cell>
          <table:table-cell table:formula="of:=DECIMAL([.C83];16)" office:value-type="float" office:value="68" calcext:value-type="float">
            <text:p>68</text:p>
          </table:table-cell>
          <table:table-cell table:formula="of:=CHAR([.D83])" office:value-type="string" office:string-value="C" calcext:value-type="string">
            <text:p>C</text:p>
          </table:table-cell>
          <table:table-cell table:formula="of:=CHAR([.E83])" office:value-type="string" office:string-value="D" calcext:value-type="string">
            <text:p>D</text:p>
          </table:table-cell>
          <table:table-cell table:formula="of:=DECIMAL([.F83];16)" office:value-type="float" office:value="12" calcext:value-type="float">
            <text:p>12</text:p>
          </table:table-cell>
          <table:table-cell table:formula="of:=DECIMAL([.G83];16)" office:value-type="float" office:value="13" calcext:value-type="float">
            <text:p>13</text:p>
          </table:table-cell>
          <table:table-cell table:formula="of:=BASE([.H83];2;4)" office:value-type="string" office:string-value="1100" calcext:value-type="string">
            <text:p>1100</text:p>
          </table:table-cell>
          <table:table-cell table:formula="of:=BASE([.I83];2;4)" office:value-type="string" office:string-value="1101" calcext:value-type="string">
            <text:p>1101</text:p>
          </table:table-cell>
          <table:table-cell table:formula="of:=[.J83]&amp;[.K83]" office:value-type="string" office:string-value="11001101" calcext:value-type="string">
            <text:p>11001101</text:p>
          </table:table-cell>
          <table:table-cell table:formula="of:=[.L82]&amp;[.L83]" office:value-type="string" office:string-value="0000101111001101" calcext:value-type="string">
            <text:p>0000101111001101</text:p>
          </table:table-cell>
          <table:table-cell office:value-type="string" calcext:value-type="string">
            <text:p>Waarde in Kelvin * 10</text:p>
          </table:table-cell>
          <table:table-cell table:formula="of:=DECIMAL([.M83];2)" office:value-type="float" office:value="3021" calcext:value-type="float">
            <text:p>3021</text:p>
          </table:table-cell>
          <table:table-cell table:formula="of:=[.P81]+1" office:value-type="float" office:value="4" calcext:value-type="float">
            <text:p>4</text:p>
          </table:table-cell>
          <table:table-cell office:value-type="string" calcext:value-type="string">
            <text:p>sel</text:p>
          </table:table-cell>
          <table:table-cell table:formula="of:=[.O83]/10-273.1" office:value-type="float" office:value="29" calcext:value-type="float">
            <text:p>29</text:p>
          </table:table-cell>
          <table:table-cell office:value-type="string" calcext:value-type="string">
            <text:p>grade C</text:p>
          </table:table-cell>
          <table:table-cell table:number-columns-repeated="2"/>
        </table:table-row>
        <table:table-row table:style-name="ro1">
          <table:table-cell table:formula="of:=[.A83]+1" office:value-type="float" office:value="43" calcext:value-type="float">
            <text:p>43</text:p>
          </table:table-cell>
          <table:table-cell table:formula="of:=MID([.$C$37];([.A84]-1)*4+1;2)" office:value-type="string" office:string-value="30" calcext:value-type="string">
            <text:p>30</text:p>
          </table:table-cell>
          <table:table-cell table:formula="of:=MID([.$C$37];([.A84]-1)*4+1+2;2)" office:value-type="string" office:string-value="42" calcext:value-type="string">
            <text:p>42</text:p>
          </table:table-cell>
          <table:table-cell table:formula="of:=DECIMAL([.B84];16)" office:value-type="float" office:value="48" calcext:value-type="float">
            <text:p>48</text:p>
          </table:table-cell>
          <table:table-cell table:formula="of:=DECIMAL([.C84];16)" office:value-type="float" office:value="66" calcext:value-type="float">
            <text:p>66</text:p>
          </table:table-cell>
          <table:table-cell table:formula="of:=CHAR([.D84])" office:value-type="string" office:string-value="0" calcext:value-type="string">
            <text:p>0</text:p>
          </table:table-cell>
          <table:table-cell table:formula="of:=CHAR([.E84])" office:value-type="string" office:string-value="B" calcext:value-type="string">
            <text:p>B</text:p>
          </table:table-cell>
          <table:table-cell table:formula="of:=DECIMAL([.F84];16)" office:value-type="float" office:value="0" calcext:value-type="float">
            <text:p>0</text:p>
          </table:table-cell>
          <table:table-cell table:formula="of:=DECIMAL([.G84];16)" office:value-type="float" office:value="11" calcext:value-type="float">
            <text:p>11</text:p>
          </table:table-cell>
          <table:table-cell table:formula="of:=BASE([.H84];2;4)" office:value-type="string" office:string-value="0000" calcext:value-type="string">
            <text:p>0000</text:p>
          </table:table-cell>
          <table:table-cell table:formula="of:=BASE([.I84];2;4)" office:value-type="string" office:string-value="1011" calcext:value-type="string">
            <text:p>1011</text:p>
          </table:table-cell>
          <table:table-cell table:formula="of:=[.J84]&amp;[.K84]" office:value-type="string" office:string-value="00001011" calcext:value-type="string">
            <text:p>00001011</text:p>
          </table:table-cell>
          <table:table-cell table:number-columns-repeated="9"/>
        </table:table-row>
        <table:table-row table:style-name="ro1">
          <table:table-cell table:formula="of:=[.A84]+1" office:value-type="float" office:value="44" calcext:value-type="float">
            <text:p>44</text:p>
          </table:table-cell>
          <table:table-cell table:formula="of:=MID([.$C$37];([.A85]-1)*4+1;2)" office:value-type="string" office:string-value="43" calcext:value-type="string">
            <text:p>43</text:p>
          </table:table-cell>
          <table:table-cell table:formula="of:=MID([.$C$37];([.A85]-1)*4+1+2;2)" office:value-type="string" office:string-value="44" calcext:value-type="string">
            <text:p>44</text:p>
          </table:table-cell>
          <table:table-cell table:formula="of:=DECIMAL([.B85];16)" office:value-type="float" office:value="67" calcext:value-type="float">
            <text:p>67</text:p>
          </table:table-cell>
          <table:table-cell table:formula="of:=DECIMAL([.C85];16)" office:value-type="float" office:value="68" calcext:value-type="float">
            <text:p>68</text:p>
          </table:table-cell>
          <table:table-cell table:formula="of:=CHAR([.D85])" office:value-type="string" office:string-value="C" calcext:value-type="string">
            <text:p>C</text:p>
          </table:table-cell>
          <table:table-cell table:formula="of:=CHAR([.E85])" office:value-type="string" office:string-value="D" calcext:value-type="string">
            <text:p>D</text:p>
          </table:table-cell>
          <table:table-cell table:formula="of:=DECIMAL([.F85];16)" office:value-type="float" office:value="12" calcext:value-type="float">
            <text:p>12</text:p>
          </table:table-cell>
          <table:table-cell table:formula="of:=DECIMAL([.G85];16)" office:value-type="float" office:value="13" calcext:value-type="float">
            <text:p>13</text:p>
          </table:table-cell>
          <table:table-cell table:formula="of:=BASE([.H85];2;4)" office:value-type="string" office:string-value="1100" calcext:value-type="string">
            <text:p>1100</text:p>
          </table:table-cell>
          <table:table-cell table:formula="of:=BASE([.I85];2;4)" office:value-type="string" office:string-value="1101" calcext:value-type="string">
            <text:p>1101</text:p>
          </table:table-cell>
          <table:table-cell table:formula="of:=[.J85]&amp;[.K85]" office:value-type="string" office:string-value="11001101" calcext:value-type="string">
            <text:p>11001101</text:p>
          </table:table-cell>
          <table:table-cell table:formula="of:=[.L84]&amp;[.L85]" office:value-type="string" office:string-value="0000101111001101" calcext:value-type="string">
            <text:p>0000101111001101</text:p>
          </table:table-cell>
          <table:table-cell office:value-type="string" calcext:value-type="string">
            <text:p>Waarde in Kelvin * 10</text:p>
          </table:table-cell>
          <table:table-cell table:formula="of:=DECIMAL([.M85];2)" office:value-type="float" office:value="3021" calcext:value-type="float">
            <text:p>3021</text:p>
          </table:table-cell>
          <table:table-cell table:formula="of:=[.P83]+1" office:value-type="float" office:value="5" calcext:value-type="float">
            <text:p>5</text:p>
          </table:table-cell>
          <table:table-cell office:value-type="string" calcext:value-type="string">
            <text:p>sel</text:p>
          </table:table-cell>
          <table:table-cell table:formula="of:=[.O85]/10-273.1" office:value-type="float" office:value="29" calcext:value-type="float">
            <text:p>29</text:p>
          </table:table-cell>
          <table:table-cell office:value-type="string" calcext:value-type="string">
            <text:p>grade C</text:p>
          </table:table-cell>
          <table:table-cell table:number-columns-repeated="2"/>
        </table:table-row>
        <table:table-row table:style-name="ro1">
          <table:table-cell table:formula="of:=[.A85]+1" office:value-type="float" office:value="45" calcext:value-type="float">
            <text:p>45</text:p>
          </table:table-cell>
          <table:table-cell table:formula="of:=MID([.$C$37];([.A86]-1)*4+1;2)" office:value-type="string" office:string-value="30" calcext:value-type="string">
            <text:p>30</text:p>
          </table:table-cell>
          <table:table-cell table:formula="of:=MID([.$C$37];([.A86]-1)*4+1+2;2)" office:value-type="string" office:string-value="30" calcext:value-type="string">
            <text:p>30</text:p>
          </table:table-cell>
          <table:table-cell table:formula="of:=DECIMAL([.B86];16)" office:value-type="float" office:value="48" calcext:value-type="float">
            <text:p>48</text:p>
          </table:table-cell>
          <table:table-cell table:formula="of:=DECIMAL([.C86];16)" office:value-type="float" office:value="48" calcext:value-type="float">
            <text:p>48</text:p>
          </table:table-cell>
          <table:table-cell table:formula="of:=CHAR([.D86])" office:value-type="string" office:string-value="0" calcext:value-type="string">
            <text:p>0</text:p>
          </table:table-cell>
          <table:table-cell table:formula="of:=CHAR([.E86])" office:value-type="string" office:string-value="0" calcext:value-type="string">
            <text:p>0</text:p>
          </table:table-cell>
          <table:table-cell table:formula="of:=DECIMAL([.F86];16)" office:value-type="float" office:value="0" calcext:value-type="float">
            <text:p>0</text:p>
          </table:table-cell>
          <table:table-cell table:formula="of:=DECIMAL([.G86];16)" office:value-type="float" office:value="0" calcext:value-type="float">
            <text:p>0</text:p>
          </table:table-cell>
          <table:table-cell table:formula="of:=BASE([.H86];2;4)" office:value-type="string" office:string-value="0000" calcext:value-type="string">
            <text:p>0000</text:p>
          </table:table-cell>
          <table:table-cell table:formula="of:=BASE([.I86];2;4)" office:value-type="string" office:string-value="0000" calcext:value-type="string">
            <text:p>0000</text:p>
          </table:table-cell>
          <table:table-cell table:formula="of:=[.J86]&amp;[.K86]" office:value-type="string" office:string-value="00000000" calcext:value-type="string">
            <text:p>00000000</text:p>
          </table:table-cell>
          <table:table-cell table:number-columns-repeated="7"/>
          <table:table-cell table:formula="of:=26+([.A86]-1)*4+1-1" office:value-type="float" office:value="202" calcext:value-type="float">
            <text:p>202</text:p>
          </table:table-cell>
          <table:table-cell table:formula="of:=[.T86]+8" office:value-type="float" office:value="210" calcext:value-type="float">
            <text:p>210</text:p>
          </table:table-cell>
        </table:table-row>
        <table:table-row table:style-name="ro1">
          <table:table-cell table:formula="of:=[.A86]+1" office:value-type="float" office:value="46" calcext:value-type="float">
            <text:p>46</text:p>
          </table:table-cell>
          <table:table-cell table:formula="of:=MID([.$C$37];([.A87]-1)*4+1;2)" office:value-type="string" office:string-value="30" calcext:value-type="string">
            <text:p>30</text:p>
          </table:table-cell>
          <table:table-cell table:formula="of:=MID([.$C$37];([.A87]-1)*4+1+2;2)" office:value-type="string" office:string-value="30" calcext:value-type="string">
            <text:p>30</text:p>
          </table:table-cell>
          <table:table-cell table:formula="of:=DECIMAL([.B87];16)" office:value-type="float" office:value="48" calcext:value-type="float">
            <text:p>48</text:p>
          </table:table-cell>
          <table:table-cell table:formula="of:=DECIMAL([.C87];16)" office:value-type="float" office:value="48" calcext:value-type="float">
            <text:p>48</text:p>
          </table:table-cell>
          <table:table-cell table:formula="of:=CHAR([.D87])" office:value-type="string" office:string-value="0" calcext:value-type="string">
            <text:p>0</text:p>
          </table:table-cell>
          <table:table-cell table:formula="of:=CHAR([.E87])" office:value-type="string" office:string-value="0" calcext:value-type="string">
            <text:p>0</text:p>
          </table:table-cell>
          <table:table-cell table:formula="of:=DECIMAL([.F87];16)" office:value-type="float" office:value="0" calcext:value-type="float">
            <text:p>0</text:p>
          </table:table-cell>
          <table:table-cell table:formula="of:=DECIMAL([.G87];16)" office:value-type="float" office:value="0" calcext:value-type="float">
            <text:p>0</text:p>
          </table:table-cell>
          <table:table-cell table:formula="of:=BASE([.H87];2;4)" office:value-type="string" office:string-value="0000" calcext:value-type="string">
            <text:p>0000</text:p>
          </table:table-cell>
          <table:table-cell table:formula="of:=BASE([.I87];2;4)" office:value-type="string" office:string-value="0000" calcext:value-type="string">
            <text:p>0000</text:p>
          </table:table-cell>
          <table:table-cell table:formula="of:=[.J87]&amp;[.K87]" office:value-type="string" office:string-value="00000000" calcext:value-type="string">
            <text:p>00000000</text:p>
          </table:table-cell>
          <table:table-cell table:formula="of:=[.L86]&amp;[.L87]" office:value-type="string" office:string-value="0000000000000000" calcext:value-type="string">
            <text:p>0000000000000000</text:p>
          </table:table-cell>
          <table:table-cell office:value-type="string" calcext:value-type="string">
            <text:p>Battery stroom</text:p>
          </table:table-cell>
          <table:table-cell table:formula="of:=DECIMAL([.M87];2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[.A87]+1" office:value-type="float" office:value="47" calcext:value-type="float">
            <text:p>47</text:p>
          </table:table-cell>
          <table:table-cell table:formula="of:=MID([.$C$37];([.A88]-1)*4+1;2)" office:value-type="string" office:string-value="43" calcext:value-type="string">
            <text:p>43</text:p>
          </table:table-cell>
          <table:table-cell table:formula="of:=MID([.$C$37];([.A88]-1)*4+1+2;2)" office:value-type="string" office:string-value="37" calcext:value-type="string">
            <text:p>37</text:p>
          </table:table-cell>
          <table:table-cell table:formula="of:=DECIMAL([.B88];16)" office:value-type="float" office:value="67" calcext:value-type="float">
            <text:p>67</text:p>
          </table:table-cell>
          <table:table-cell table:formula="of:=DECIMAL([.C88];16)" office:value-type="float" office:value="55" calcext:value-type="float">
            <text:p>55</text:p>
          </table:table-cell>
          <table:table-cell table:formula="of:=CHAR([.D88])" office:value-type="string" office:string-value="C" calcext:value-type="string">
            <text:p>C</text:p>
          </table:table-cell>
          <table:table-cell table:formula="of:=CHAR([.E88])" office:value-type="string" office:string-value="7" calcext:value-type="string">
            <text:p>7</text:p>
          </table:table-cell>
          <table:table-cell table:formula="of:=DECIMAL([.F88];16)" office:value-type="float" office:value="12" calcext:value-type="float">
            <text:p>12</text:p>
          </table:table-cell>
          <table:table-cell table:formula="of:=DECIMAL([.G88];16)" office:value-type="float" office:value="7" calcext:value-type="float">
            <text:p>7</text:p>
          </table:table-cell>
          <table:table-cell table:formula="of:=BASE([.H88];2;4)" office:value-type="string" office:string-value="1100" calcext:value-type="string">
            <text:p>1100</text:p>
          </table:table-cell>
          <table:table-cell table:formula="of:=BASE([.I88];2;4)" office:value-type="string" office:string-value="0111" calcext:value-type="string">
            <text:p>0111</text:p>
          </table:table-cell>
          <table:table-cell table:formula="of:=[.J88]&amp;[.K88]" office:value-type="string" office:string-value="11000111" calcext:value-type="string">
            <text:p>11000111</text:p>
          </table:table-cell>
          <table:table-cell table:number-columns-repeated="7"/>
          <table:table-cell table:formula="of:=26+([.A88]-1)*4+1-1" office:value-type="float" office:value="210" calcext:value-type="float">
            <text:p>210</text:p>
          </table:table-cell>
          <table:table-cell table:formula="of:=[.T88]+8" office:value-type="float" office:value="218" calcext:value-type="float">
            <text:p>218</text:p>
          </table:table-cell>
        </table:table-row>
        <table:table-row table:style-name="ro1">
          <table:table-cell table:formula="of:=[.A88]+1" office:value-type="float" office:value="48" calcext:value-type="float">
            <text:p>48</text:p>
          </table:table-cell>
          <table:table-cell table:formula="of:=MID([.$C$37];([.A89]-1)*4+1;2)" office:value-type="string" office:string-value="32" calcext:value-type="string">
            <text:p>32</text:p>
          </table:table-cell>
          <table:table-cell table:formula="of:=MID([.$C$37];([.A89]-1)*4+1+2;2)" office:value-type="string" office:string-value="35" calcext:value-type="string">
            <text:p>35</text:p>
          </table:table-cell>
          <table:table-cell table:formula="of:=DECIMAL([.B89];16)" office:value-type="float" office:value="50" calcext:value-type="float">
            <text:p>50</text:p>
          </table:table-cell>
          <table:table-cell table:formula="of:=DECIMAL([.C89];16)" office:value-type="float" office:value="53" calcext:value-type="float">
            <text:p>53</text:p>
          </table:table-cell>
          <table:table-cell table:formula="of:=CHAR([.D89])" office:value-type="string" office:string-value="2" calcext:value-type="string">
            <text:p>2</text:p>
          </table:table-cell>
          <table:table-cell table:formula="of:=CHAR([.E89])" office:value-type="string" office:string-value="5" calcext:value-type="string">
            <text:p>5</text:p>
          </table:table-cell>
          <table:table-cell table:formula="of:=DECIMAL([.F89];16)" office:value-type="float" office:value="2" calcext:value-type="float">
            <text:p>2</text:p>
          </table:table-cell>
          <table:table-cell table:formula="of:=DECIMAL([.G89];16)" office:value-type="float" office:value="5" calcext:value-type="float">
            <text:p>5</text:p>
          </table:table-cell>
          <table:table-cell table:formula="of:=BASE([.H89];2;4)" office:value-type="string" office:string-value="0010" calcext:value-type="string">
            <text:p>0010</text:p>
          </table:table-cell>
          <table:table-cell table:formula="of:=BASE([.I89];2;4)" office:value-type="string" office:string-value="0101" calcext:value-type="string">
            <text:p>0101</text:p>
          </table:table-cell>
          <table:table-cell table:formula="of:=[.J89]&amp;[.K89]" office:value-type="string" office:string-value="00100101" calcext:value-type="string">
            <text:p>00100101</text:p>
          </table:table-cell>
          <table:table-cell table:formula="of:=[.L88]&amp;[.L89]" office:value-type="string" office:string-value="1100011100100101" calcext:value-type="string">
            <text:p>1100011100100101</text:p>
          </table:table-cell>
          <table:table-cell office:value-type="string" calcext:value-type="string">
            <text:p>Battery spanning in milliVolts</text:p>
          </table:table-cell>
          <table:table-cell table:formula="of:=DECIMAL([.M89];2)" office:value-type="float" office:value="50981" calcext:value-type="float">
            <text:p>50981</text:p>
          </table:table-cell>
          <table:table-cell table:number-columns-repeated="6"/>
        </table:table-row>
        <table:table-row table:style-name="ro1">
          <table:table-cell table:formula="of:=[.A89]+1" office:value-type="float" office:value="49" calcext:value-type="float">
            <text:p>49</text:p>
          </table:table-cell>
          <table:table-cell table:formula="of:=MID([.$C$37];([.A90]-1)*4+1;2)" office:value-type="string" office:string-value="42" calcext:value-type="string">
            <text:p>42</text:p>
          </table:table-cell>
          <table:table-cell table:formula="of:=MID([.$C$37];([.A90]-1)*4+1+2;2)" office:value-type="string" office:string-value="46" calcext:value-type="string">
            <text:p>46</text:p>
          </table:table-cell>
          <table:table-cell table:formula="of:=DECIMAL([.B90];16)" office:value-type="float" office:value="66" calcext:value-type="float">
            <text:p>66</text:p>
          </table:table-cell>
          <table:table-cell table:formula="of:=DECIMAL([.C90];16)" office:value-type="float" office:value="70" calcext:value-type="float">
            <text:p>70</text:p>
          </table:table-cell>
          <table:table-cell table:formula="of:=CHAR([.D90])" office:value-type="string" office:string-value="B" calcext:value-type="string">
            <text:p>B</text:p>
          </table:table-cell>
          <table:table-cell table:formula="of:=CHAR([.E90])" office:value-type="string" office:string-value="F" calcext:value-type="string">
            <text:p>F</text:p>
          </table:table-cell>
          <table:table-cell table:formula="of:=DECIMAL([.F90];16)" office:value-type="float" office:value="11" calcext:value-type="float">
            <text:p>11</text:p>
          </table:table-cell>
          <table:table-cell table:formula="of:=DECIMAL([.G90];16)" office:value-type="float" office:value="15" calcext:value-type="float">
            <text:p>15</text:p>
          </table:table-cell>
          <table:table-cell table:formula="of:=BASE([.H90];2;4)" office:value-type="string" office:string-value="1011" calcext:value-type="string">
            <text:p>1011</text:p>
          </table:table-cell>
          <table:table-cell table:formula="of:=BASE([.I90];2;4)" office:value-type="string" office:string-value="1111" calcext:value-type="string">
            <text:p>1111</text:p>
          </table:table-cell>
          <table:table-cell table:formula="of:=[.J90]&amp;[.K90]" office:value-type="string" office:string-value="10111111" calcext:value-type="string">
            <text:p>10111111</text:p>
          </table:table-cell>
          <table:table-cell table:number-columns-repeated="7"/>
          <table:table-cell table:formula="of:=26+([.A90]-1)*4+1-1" office:value-type="float" office:value="218" calcext:value-type="float">
            <text:p>218</text:p>
          </table:table-cell>
          <table:table-cell table:formula="of:=[.T90]+8" office:value-type="float" office:value="226" calcext:value-type="float">
            <text:p>226</text:p>
          </table:table-cell>
        </table:table-row>
        <table:table-row table:style-name="ro1">
          <table:table-cell table:formula="of:=[.A90]+1" office:value-type="float" office:value="50" calcext:value-type="float">
            <text:p>50</text:p>
          </table:table-cell>
          <table:table-cell table:formula="of:=MID([.$C$37];([.A91]-1)*4+1;2)" office:value-type="string" office:string-value="36" calcext:value-type="string">
            <text:p>36</text:p>
          </table:table-cell>
          <table:table-cell table:formula="of:=MID([.$C$37];([.A91]-1)*4+1+2;2)" office:value-type="string" office:string-value="38" calcext:value-type="string">
            <text:p>38</text:p>
          </table:table-cell>
          <table:table-cell table:formula="of:=DECIMAL([.B91];16)" office:value-type="float" office:value="54" calcext:value-type="float">
            <text:p>54</text:p>
          </table:table-cell>
          <table:table-cell table:formula="of:=DECIMAL([.C91];16)" office:value-type="float" office:value="56" calcext:value-type="float">
            <text:p>56</text:p>
          </table:table-cell>
          <table:table-cell table:formula="of:=CHAR([.D91])" office:value-type="string" office:string-value="6" calcext:value-type="string">
            <text:p>6</text:p>
          </table:table-cell>
          <table:table-cell table:formula="of:=CHAR([.E91])" office:value-type="string" office:string-value="8" calcext:value-type="string">
            <text:p>8</text:p>
          </table:table-cell>
          <table:table-cell table:formula="of:=DECIMAL([.F91];16)" office:value-type="float" office:value="6" calcext:value-type="float">
            <text:p>6</text:p>
          </table:table-cell>
          <table:table-cell table:formula="of:=DECIMAL([.G91];16)" office:value-type="float" office:value="8" calcext:value-type="float">
            <text:p>8</text:p>
          </table:table-cell>
          <table:table-cell table:formula="of:=BASE([.H91];2;4)" office:value-type="string" office:string-value="0110" calcext:value-type="string">
            <text:p>0110</text:p>
          </table:table-cell>
          <table:table-cell table:formula="of:=BASE([.I91];2;4)" office:value-type="string" office:string-value="1000" calcext:value-type="string">
            <text:p>1000</text:p>
          </table:table-cell>
          <table:table-cell table:formula="of:=[.J91]&amp;[.K91]" office:value-type="string" office:string-value="01101000" calcext:value-type="string">
            <text:p>01101000</text:p>
          </table:table-cell>
          <table:table-cell table:formula="of:=[.L90]&amp;[.L91]" office:value-type="string" office:string-value="1011111101101000" calcext:value-type="string">
            <text:p>1011111101101000</text:p>
          </table:table-cell>
          <table:table-cell office:value-type="string" calcext:value-type="string">
            <text:p>Oorblywende energie in milliAmpuur</text:p>
          </table:table-cell>
          <table:table-cell table:formula="of:=DECIMAL([.M91];2)" office:value-type="float" office:value="49000" calcext:value-type="float">
            <text:p>49000</text:p>
          </table:table-cell>
          <table:table-cell table:number-columns-repeated="2"/>
          <table:table-cell table:formula="of:=48*[.O91]/1000/1000" office:value-type="float" office:value="2.352" calcext:value-type="float">
            <text:p>2.352</text:p>
          </table:table-cell>
          <table:table-cell office:value-type="string" calcext:value-type="string">
            <text:p>kWh</text:p>
          </table:table-cell>
          <table:table-cell table:number-columns-repeated="2"/>
        </table:table-row>
        <table:table-row table:style-name="ro1">
          <table:table-cell table:formula="of:=[.A91]+1" office:value-type="float" office:value="51" calcext:value-type="float">
            <text:p>51</text:p>
          </table:table-cell>
          <table:table-cell table:formula="of:=MID([.$C$37];([.A92]-1)*4+1;2)" office:value-type="string" office:string-value="30" calcext:value-type="string">
            <text:p>30</text:p>
          </table:table-cell>
          <table:table-cell table:formula="of:=MID([.$C$37];([.A92]-1)*4+1+2;2)" office:value-type="string" office:string-value="32" calcext:value-type="string">
            <text:p>32</text:p>
          </table:table-cell>
          <table:table-cell table:formula="of:=DECIMAL([.B92];16)" office:value-type="float" office:value="48" calcext:value-type="float">
            <text:p>48</text:p>
          </table:table-cell>
          <table:table-cell table:formula="of:=DECIMAL([.C92];16)" office:value-type="float" office:value="50" calcext:value-type="float">
            <text:p>50</text:p>
          </table:table-cell>
          <table:table-cell table:formula="of:=CHAR([.D92])" office:value-type="string" office:string-value="0" calcext:value-type="string">
            <text:p>0</text:p>
          </table:table-cell>
          <table:table-cell table:formula="of:=CHAR([.E92])" office:value-type="string" office:string-value="2" calcext:value-type="string">
            <text:p>2</text:p>
          </table:table-cell>
          <table:table-cell table:formula="of:=DECIMAL([.F92];16)" office:value-type="float" office:value="0" calcext:value-type="float">
            <text:p>0</text:p>
          </table:table-cell>
          <table:table-cell table:formula="of:=DECIMAL([.G92];16)" office:value-type="float" office:value="2" calcext:value-type="float">
            <text:p>2</text:p>
          </table:table-cell>
          <table:table-cell table:formula="of:=BASE([.H92];2;4)" office:value-type="string" office:string-value="0000" calcext:value-type="string">
            <text:p>0000</text:p>
          </table:table-cell>
          <table:table-cell table:formula="of:=BASE([.I92];2;4)" office:value-type="string" office:string-value="0010" calcext:value-type="string">
            <text:p>0010</text:p>
          </table:table-cell>
          <table:table-cell table:formula="of:=[.J92]&amp;[.K92]" office:value-type="string" office:string-value="00000010" calcext:value-type="string">
            <text:p>00000010</text:p>
          </table:table-cell>
          <table:table-cell/>
          <table:table-cell office:value-type="string" calcext:value-type="string">
            <text:p>Gebruiker gedefinieerd</text:p>
          </table:table-cell>
          <table:table-cell table:number-columns-repeated="7"/>
        </table:table-row>
        <table:table-row table:style-name="ro1">
          <table:table-cell table:formula="of:=[.A92]+1" office:value-type="float" office:value="52" calcext:value-type="float">
            <text:p>52</text:p>
          </table:table-cell>
          <table:table-cell table:formula="of:=MID([.$C$37];([.A93]-1)*4+1;2)" office:value-type="string" office:string-value="43" calcext:value-type="string">
            <text:p>43</text:p>
          </table:table-cell>
          <table:table-cell table:formula="of:=MID([.$C$37];([.A93]-1)*4+1+2;2)" office:value-type="string" office:string-value="33" calcext:value-type="string">
            <text:p>33</text:p>
          </table:table-cell>
          <table:table-cell table:formula="of:=DECIMAL([.B93];16)" office:value-type="float" office:value="67" calcext:value-type="float">
            <text:p>67</text:p>
          </table:table-cell>
          <table:table-cell table:formula="of:=DECIMAL([.C93];16)" office:value-type="float" office:value="51" calcext:value-type="float">
            <text:p>51</text:p>
          </table:table-cell>
          <table:table-cell table:formula="of:=CHAR([.D93])" office:value-type="string" office:string-value="C" calcext:value-type="string">
            <text:p>C</text:p>
          </table:table-cell>
          <table:table-cell table:formula="of:=CHAR([.E93])" office:value-type="string" office:string-value="3" calcext:value-type="string">
            <text:p>3</text:p>
          </table:table-cell>
          <table:table-cell table:formula="of:=DECIMAL([.F93];16)" office:value-type="float" office:value="12" calcext:value-type="float">
            <text:p>12</text:p>
          </table:table-cell>
          <table:table-cell table:formula="of:=DECIMAL([.G93];16)" office:value-type="float" office:value="3" calcext:value-type="float">
            <text:p>3</text:p>
          </table:table-cell>
          <table:table-cell table:formula="of:=BASE([.H93];2;4)" office:value-type="string" office:string-value="1100" calcext:value-type="string">
            <text:p>1100</text:p>
          </table:table-cell>
          <table:table-cell table:formula="of:=BASE([.I93];2;4)" office:value-type="string" office:string-value="0011" calcext:value-type="string">
            <text:p>0011</text:p>
          </table:table-cell>
          <table:table-cell table:formula="of:=[.J93]&amp;[.K93]" office:value-type="string" office:string-value="11000011" calcext:value-type="string">
            <text:p>11000011</text:p>
          </table:table-cell>
          <table:table-cell table:number-columns-repeated="5"/>
          <table:table-cell table:formula="of:=48*[.O94]/1000/1000" office:value-type="float" office:value="2.4" calcext:value-type="float">
            <text:p>2.4</text:p>
          </table:table-cell>
          <table:table-cell office:value-type="string" calcext:value-type="string">
            <text:p>kWh</text:p>
          </table:table-cell>
          <table:table-cell table:formula="of:=26+([.A93]-1)*4+1-1" office:value-type="float" office:value="230" calcext:value-type="float">
            <text:p>230</text:p>
          </table:table-cell>
          <table:table-cell table:formula="of:=[.T93]+8" office:value-type="float" office:value="238" calcext:value-type="float">
            <text:p>238</text:p>
          </table:table-cell>
        </table:table-row>
        <table:table-row table:style-name="ro1">
          <table:table-cell table:formula="of:=[.A93]+1" office:value-type="float" office:value="53" calcext:value-type="float">
            <text:p>53</text:p>
          </table:table-cell>
          <table:table-cell table:formula="of:=MID([.$C$37];([.A94]-1)*4+1;2)" office:value-type="string" office:string-value="35" calcext:value-type="string">
            <text:p>35</text:p>
          </table:table-cell>
          <table:table-cell table:formula="of:=MID([.$C$37];([.A94]-1)*4+1+2;2)" office:value-type="string" office:string-value="30" calcext:value-type="string">
            <text:p>30</text:p>
          </table:table-cell>
          <table:table-cell table:formula="of:=DECIMAL([.B94];16)" office:value-type="float" office:value="53" calcext:value-type="float">
            <text:p>53</text:p>
          </table:table-cell>
          <table:table-cell table:formula="of:=DECIMAL([.C94];16)" office:value-type="float" office:value="48" calcext:value-type="float">
            <text:p>48</text:p>
          </table:table-cell>
          <table:table-cell table:formula="of:=CHAR([.D94])" office:value-type="string" office:string-value="5" calcext:value-type="string">
            <text:p>5</text:p>
          </table:table-cell>
          <table:table-cell table:formula="of:=CHAR([.E94])" office:value-type="string" office:string-value="0" calcext:value-type="string">
            <text:p>0</text:p>
          </table:table-cell>
          <table:table-cell table:formula="of:=DECIMAL([.F94];16)" office:value-type="float" office:value="5" calcext:value-type="float">
            <text:p>5</text:p>
          </table:table-cell>
          <table:table-cell table:formula="of:=DECIMAL([.G94];16)" office:value-type="float" office:value="0" calcext:value-type="float">
            <text:p>0</text:p>
          </table:table-cell>
          <table:table-cell table:formula="of:=BASE([.H94];2;4)" office:value-type="string" office:string-value="0101" calcext:value-type="string">
            <text:p>0101</text:p>
          </table:table-cell>
          <table:table-cell table:formula="of:=BASE([.I94];2;4)" office:value-type="string" office:string-value="0000" calcext:value-type="string">
            <text:p>0000</text:p>
          </table:table-cell>
          <table:table-cell table:formula="of:=[.J94]&amp;[.K94]" office:value-type="string" office:string-value="01010000" calcext:value-type="string">
            <text:p>01010000</text:p>
          </table:table-cell>
          <table:table-cell table:formula="of:=[.L93]&amp;[.L94]" office:value-type="string" office:string-value="1100001101010000" calcext:value-type="string">
            <text:p>1100001101010000</text:p>
          </table:table-cell>
          <table:table-cell office:value-type="string" calcext:value-type="string">
            <text:p>Totale battery kapasiteit</text:p>
          </table:table-cell>
          <table:table-cell table:formula="of:=DECIMAL([.M94];2)" office:value-type="float" office:value="50000" calcext:value-type="float">
            <text:p>50000</text:p>
          </table:table-cell>
          <table:table-cell table:number-columns-repeated="2"/>
          <table:table-cell table:style-name="ce3" table:formula="of:=[.O91]/[.O94]" office:value-type="percentage" office:value="0.98" calcext:value-type="percentage">
            <text:p>98.00%</text:p>
          </table:table-cell>
          <table:table-cell office:value-type="string" calcext:value-type="string">
            <text:p>SOC (State of charge)</text:p>
          </table:table-cell>
          <table:table-cell table:number-columns-repeated="2"/>
        </table:table-row>
        <table:table-row table:style-name="ro1">
          <table:table-cell table:formula="of:=[.A94]+1" office:value-type="float" office:value="54" calcext:value-type="float">
            <text:p>54</text:p>
          </table:table-cell>
          <table:table-cell table:formula="of:=MID([.$C$37];([.A95]-1)*4+1;2)" office:value-type="string" office:string-value="30" calcext:value-type="string">
            <text:p>30</text:p>
          </table:table-cell>
          <table:table-cell table:formula="of:=MID([.$C$37];([.A95]-1)*4+1+2;2)" office:value-type="string" office:string-value="30" calcext:value-type="string">
            <text:p>30</text:p>
          </table:table-cell>
          <table:table-cell table:formula="of:=DECIMAL([.B95];16)" office:value-type="float" office:value="48" calcext:value-type="float">
            <text:p>48</text:p>
          </table:table-cell>
          <table:table-cell table:formula="of:=DECIMAL([.C95];16)" office:value-type="float" office:value="48" calcext:value-type="float">
            <text:p>48</text:p>
          </table:table-cell>
          <table:table-cell table:formula="of:=CHAR([.D95])" office:value-type="string" office:string-value="0" calcext:value-type="string">
            <text:p>0</text:p>
          </table:table-cell>
          <table:table-cell table:formula="of:=CHAR([.E95])" office:value-type="string" office:string-value="0" calcext:value-type="string">
            <text:p>0</text:p>
          </table:table-cell>
          <table:table-cell table:formula="of:=DECIMAL([.F95];16)" office:value-type="float" office:value="0" calcext:value-type="float">
            <text:p>0</text:p>
          </table:table-cell>
          <table:table-cell table:formula="of:=DECIMAL([.G95];16)" office:value-type="float" office:value="0" calcext:value-type="float">
            <text:p>0</text:p>
          </table:table-cell>
          <table:table-cell table:formula="of:=BASE([.H95];2;4)" office:value-type="string" office:string-value="0000" calcext:value-type="string">
            <text:p>0000</text:p>
          </table:table-cell>
          <table:table-cell table:formula="of:=BASE([.I95];2;4)" office:value-type="string" office:string-value="0000" calcext:value-type="string">
            <text:p>0000</text:p>
          </table:table-cell>
          <table:table-cell table:formula="of:=[.J95]&amp;[.K95]" office:value-type="string" office:string-value="00000000" calcext:value-type="string">
            <text:p>00000000</text:p>
          </table:table-cell>
          <table:table-cell table:number-columns-repeated="7"/>
          <table:table-cell table:formula="of:=26+([.A95]-1)*4+1-1" office:value-type="float" office:value="238" calcext:value-type="float">
            <text:p>238</text:p>
          </table:table-cell>
          <table:table-cell table:formula="of:=[.T95]+8" office:value-type="float" office:value="246" calcext:value-type="float">
            <text:p>246</text:p>
          </table:table-cell>
        </table:table-row>
        <table:table-row table:style-name="ro1">
          <table:table-cell table:formula="of:=[.A95]+1" office:value-type="float" office:value="55" calcext:value-type="float">
            <text:p>55</text:p>
          </table:table-cell>
          <table:table-cell table:formula="of:=MID([.$C$37];([.A96]-1)*4+1;2)" office:value-type="string" office:string-value="30" calcext:value-type="string">
            <text:p>30</text:p>
          </table:table-cell>
          <table:table-cell table:formula="of:=MID([.$C$37];([.A96]-1)*4+1+2;2)" office:value-type="string" office:string-value="32" calcext:value-type="string">
            <text:p>32</text:p>
          </table:table-cell>
          <table:table-cell table:formula="of:=DECIMAL([.B96];16)" office:value-type="float" office:value="48" calcext:value-type="float">
            <text:p>48</text:p>
          </table:table-cell>
          <table:table-cell table:formula="of:=DECIMAL([.C96];16)" office:value-type="float" office:value="50" calcext:value-type="float">
            <text:p>50</text:p>
          </table:table-cell>
          <table:table-cell table:formula="of:=CHAR([.D96])" office:value-type="string" office:string-value="0" calcext:value-type="string">
            <text:p>0</text:p>
          </table:table-cell>
          <table:table-cell table:formula="of:=CHAR([.E96])" office:value-type="string" office:string-value="2" calcext:value-type="string">
            <text:p>2</text:p>
          </table:table-cell>
          <table:table-cell table:formula="of:=DECIMAL([.F96];16)" office:value-type="float" office:value="0" calcext:value-type="float">
            <text:p>0</text:p>
          </table:table-cell>
          <table:table-cell table:formula="of:=DECIMAL([.G96];16)" office:value-type="float" office:value="2" calcext:value-type="float">
            <text:p>2</text:p>
          </table:table-cell>
          <table:table-cell table:formula="of:=BASE([.H96];2;4)" office:value-type="string" office:string-value="0000" calcext:value-type="string">
            <text:p>0000</text:p>
          </table:table-cell>
          <table:table-cell table:formula="of:=BASE([.I96];2;4)" office:value-type="string" office:string-value="0010" calcext:value-type="string">
            <text:p>0010</text:p>
          </table:table-cell>
          <table:table-cell table:formula="of:=[.J96]&amp;[.K96]" office:value-type="string" office:string-value="00000010" calcext:value-type="string">
            <text:p>00000010</text:p>
          </table:table-cell>
          <table:table-cell table:formula="of:=[.L95]&amp;[.L96]" office:value-type="string" office:string-value="0000000000000010" calcext:value-type="string">
            <text:p>0000000000000010</text:p>
          </table:table-cell>
          <table:table-cell office:value-type="string" calcext:value-type="string">
            <text:p>Aantal battery siklusse</text:p>
          </table:table-cell>
          <table:table-cell table:formula="of:=DECIMAL([.M96];2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formula="of:=[.A96]+1" office:value-type="float" office:value="56" calcext:value-type="float">
            <text:p>56</text:p>
          </table:table-cell>
          <table:table-cell table:formula="of:=MID([.$C$37];([.A97]-1)*4+1;2)">
            <text:p/>
          </table:table-cell>
          <table:table-cell table:formula="of:=MID([.$C$37];([.A97]-1)*4+1+2;2)">
            <text:p/>
          </table:table-cell>
          <table:table-cell table:formula="of:=DECIMAL([.B97];16)" office:value-type="float" office:value="0" calcext:value-type="float">
            <text:p>0</text:p>
          </table:table-cell>
          <table:table-cell table:formula="of:=DECIMAL([.C97];16)" office:value-type="float" office:value="0" calcext:value-type="float">
            <text:p>0</text:p>
          </table:table-cell>
          <table:table-cell table:formula="of:=CHAR([.D97])" office:value-type="string" office:string-value="" calcext:value-type="string">
            <text:p/>
          </table:table-cell>
          <table:table-cell table:formula="of:=CHAR([.E97])" office:value-type="string" office:string-value="" calcext:value-type="string">
            <text:p/>
          </table:table-cell>
          <table:table-cell table:formula="of:=DECIMAL([.F97];16)" office:value-type="float" office:value="0" calcext:value-type="float">
            <text:p>0</text:p>
          </table:table-cell>
          <table:table-cell table:formula="of:=DECIMAL([.G97];16)" office:value-type="float" office:value="0" calcext:value-type="float">
            <text:p>0</text:p>
          </table:table-cell>
          <table:table-cell table:formula="of:=BASE([.H97];2;4)" office:value-type="string" office:string-value="0000" calcext:value-type="string">
            <text:p>0000</text:p>
          </table:table-cell>
          <table:table-cell table:formula="of:=BASE([.I97];2;4)" office:value-type="string" office:string-value="0000" calcext:value-type="string">
            <text:p>0000</text:p>
          </table:table-cell>
          <table:table-cell table:formula="of:=[.J97]&amp;[.K97]" office:value-type="string" office:string-value="00000000" calcext:value-type="string">
            <text:p>00000000</text:p>
          </table:table-cell>
          <table:table-cell table:number-columns-repeated="9"/>
        </table:table-row>
        <table:table-row table:style-name="ro1">
          <table:table-cell table:formula="of:=[.A97]+1" office:value-type="float" office:value="57" calcext:value-type="float">
            <text:p>57</text:p>
          </table:table-cell>
          <table:table-cell table:formula="of:=MID([.$C$37];([.A98]-1)*4+1;2)">
            <text:p/>
          </table:table-cell>
          <table:table-cell table:formula="of:=MID([.$C$37];([.A98]-1)*4+1+2;2)">
            <text:p/>
          </table:table-cell>
          <table:table-cell table:formula="of:=DECIMAL([.B98];16)" office:value-type="float" office:value="0" calcext:value-type="float">
            <text:p>0</text:p>
          </table:table-cell>
          <table:table-cell table:formula="of:=DECIMAL([.C98];16)" office:value-type="float" office:value="0" calcext:value-type="float">
            <text:p>0</text:p>
          </table:table-cell>
          <table:table-cell table:formula="of:=CHAR([.D98])" office:value-type="string" office:string-value="" calcext:value-type="string">
            <text:p/>
          </table:table-cell>
          <table:table-cell table:formula="of:=CHAR([.E98])" office:value-type="string" office:string-value="" calcext:value-type="string">
            <text:p/>
          </table:table-cell>
          <table:table-cell table:formula="of:=DECIMAL([.F98];16)" office:value-type="float" office:value="0" calcext:value-type="float">
            <text:p>0</text:p>
          </table:table-cell>
          <table:table-cell table:formula="of:=DECIMAL([.G98];16)" office:value-type="float" office:value="0" calcext:value-type="float">
            <text:p>0</text:p>
          </table:table-cell>
          <table:table-cell table:formula="of:=BASE([.H98];2;4)" office:value-type="string" office:string-value="0000" calcext:value-type="string">
            <text:p>0000</text:p>
          </table:table-cell>
          <table:table-cell table:formula="of:=BASE([.I98];2;4)" office:value-type="string" office:string-value="0000" calcext:value-type="string">
            <text:p>0000</text:p>
          </table:table-cell>
          <table:table-cell table:formula="of:=[.J98]&amp;[.K98]" office:value-type="string" office:string-value="00000000" calcext:value-type="string">
            <text:p>00000000</text:p>
          </table:table-cell>
          <table:table-cell table:number-columns-repeated="9"/>
        </table:table-row>
        <table:table-row table:style-name="ro1">
          <table:table-cell table:formula="of:=[.A98]+1" office:value-type="float" office:value="58" calcext:value-type="float">
            <text:p>58</text:p>
          </table:table-cell>
          <table:table-cell table:formula="of:=MID([.$C$37];([.A99]-1)*4+1;2)">
            <text:p/>
          </table:table-cell>
          <table:table-cell table:formula="of:=MID([.$C$37];([.A99]-1)*4+1+2;2)">
            <text:p/>
          </table:table-cell>
          <table:table-cell table:formula="of:=DECIMAL([.B99];16)" office:value-type="float" office:value="0" calcext:value-type="float">
            <text:p>0</text:p>
          </table:table-cell>
          <table:table-cell table:formula="of:=DECIMAL([.C99];16)" office:value-type="float" office:value="0" calcext:value-type="float">
            <text:p>0</text:p>
          </table:table-cell>
          <table:table-cell table:formula="of:=CHAR([.D99])" office:value-type="string" office:string-value="" calcext:value-type="string">
            <text:p/>
          </table:table-cell>
          <table:table-cell table:formula="of:=CHAR([.E99])" office:value-type="string" office:string-value="" calcext:value-type="string">
            <text:p/>
          </table:table-cell>
          <table:table-cell table:formula="of:=DECIMAL([.F99];16)" office:value-type="float" office:value="0" calcext:value-type="float">
            <text:p>0</text:p>
          </table:table-cell>
          <table:table-cell table:formula="of:=DECIMAL([.G99];16)" office:value-type="float" office:value="0" calcext:value-type="float">
            <text:p>0</text:p>
          </table:table-cell>
          <table:table-cell table:formula="of:=BASE([.H99];2;4)" office:value-type="string" office:string-value="0000" calcext:value-type="string">
            <text:p>0000</text:p>
          </table:table-cell>
          <table:table-cell table:formula="of:=BASE([.I99];2;4)" office:value-type="string" office:string-value="0000" calcext:value-type="string">
            <text:p>0000</text:p>
          </table:table-cell>
          <table:table-cell table:formula="of:=[.J99]&amp;[.K99]" office:value-type="string" office:string-value="00000000" calcext:value-type="string">
            <text:p>00000000</text:p>
          </table:table-cell>
          <table:table-cell table:number-columns-repeated="9"/>
        </table:table-row>
        <table:table-row table:style-name="ro1">
          <table:table-cell table:formula="of:=[.A99]+1" office:value-type="float" office:value="59" calcext:value-type="float">
            <text:p>59</text:p>
          </table:table-cell>
          <table:table-cell table:formula="of:=MID([.$C$37];([.A100]-1)*4+1;2)">
            <text:p/>
          </table:table-cell>
          <table:table-cell table:formula="of:=MID([.$C$37];([.A100]-1)*4+1+2;2)">
            <text:p/>
          </table:table-cell>
          <table:table-cell table:formula="of:=DECIMAL([.B100];16)" office:value-type="float" office:value="0" calcext:value-type="float">
            <text:p>0</text:p>
          </table:table-cell>
          <table:table-cell table:formula="of:=DECIMAL([.C100];16)" office:value-type="float" office:value="0" calcext:value-type="float">
            <text:p>0</text:p>
          </table:table-cell>
          <table:table-cell table:formula="of:=CHAR([.D100])" office:value-type="string" office:string-value="" calcext:value-type="string">
            <text:p/>
          </table:table-cell>
          <table:table-cell table:formula="of:=CHAR([.E100])" office:value-type="string" office:string-value="" calcext:value-type="string">
            <text:p/>
          </table:table-cell>
          <table:table-cell table:formula="of:=DECIMAL([.F100];16)" office:value-type="float" office:value="0" calcext:value-type="float">
            <text:p>0</text:p>
          </table:table-cell>
          <table:table-cell table:formula="of:=DECIMAL([.G100];16)" office:value-type="float" office:value="0" calcext:value-type="float">
            <text:p>0</text:p>
          </table:table-cell>
          <table:table-cell table:formula="of:=BASE([.H100];2;4)" office:value-type="string" office:string-value="0000" calcext:value-type="string">
            <text:p>0000</text:p>
          </table:table-cell>
          <table:table-cell table:formula="of:=BASE([.I100];2;4)" office:value-type="string" office:string-value="0000" calcext:value-type="string">
            <text:p>0000</text:p>
          </table:table-cell>
          <table:table-cell table:formula="of:=[.J100]&amp;[.K100]" office:value-type="string" office:string-value="00000000" calcext:value-type="string">
            <text:p>00000000</text:p>
          </table:table-cell>
          <table:table-cell table:number-columns-repeated="9"/>
        </table:table-row>
        <table:table-row table:style-name="ro1">
          <table:table-cell table:formula="of:=[.A100]+1" office:value-type="float" office:value="60" calcext:value-type="float">
            <text:p>60</text:p>
          </table:table-cell>
          <table:table-cell table:formula="of:=MID([.$C$37];([.A101]-1)*4+1;2)">
            <text:p/>
          </table:table-cell>
          <table:table-cell table:formula="of:=MID([.$C$37];([.A101]-1)*4+1+2;2)">
            <text:p/>
          </table:table-cell>
          <table:table-cell table:formula="of:=DECIMAL([.B101];16)" office:value-type="float" office:value="0" calcext:value-type="float">
            <text:p>0</text:p>
          </table:table-cell>
          <table:table-cell table:formula="of:=DECIMAL([.C101];16)" office:value-type="float" office:value="0" calcext:value-type="float">
            <text:p>0</text:p>
          </table:table-cell>
          <table:table-cell table:formula="of:=CHAR([.D101])" office:value-type="string" office:string-value="" calcext:value-type="string">
            <text:p/>
          </table:table-cell>
          <table:table-cell table:formula="of:=CHAR([.E101])" office:value-type="string" office:string-value="" calcext:value-type="string">
            <text:p/>
          </table:table-cell>
          <table:table-cell table:formula="of:=DECIMAL([.F101];16)" office:value-type="float" office:value="0" calcext:value-type="float">
            <text:p>0</text:p>
          </table:table-cell>
          <table:table-cell table:formula="of:=DECIMAL([.G101];16)" office:value-type="float" office:value="0" calcext:value-type="float">
            <text:p>0</text:p>
          </table:table-cell>
          <table:table-cell table:formula="of:=BASE([.H101];2;4)" office:value-type="string" office:string-value="0000" calcext:value-type="string">
            <text:p>0000</text:p>
          </table:table-cell>
          <table:table-cell table:formula="of:=BASE([.I101];2;4)" office:value-type="string" office:string-value="0000" calcext:value-type="string">
            <text:p>0000</text:p>
          </table:table-cell>
          <table:table-cell table:formula="of:=[.J101]&amp;[.K101]" office:value-type="string" office:string-value="00000000" calcext:value-type="string">
            <text:p>00000000</text:p>
          </table:table-cell>
          <table:table-cell table:number-columns-repeated="9"/>
        </table:table-row>
        <table:table-row table:style-name="ro1">
          <table:table-cell table:formula="of:=[.A101]+1" office:value-type="float" office:value="61" calcext:value-type="float">
            <text:p>61</text:p>
          </table:table-cell>
          <table:table-cell table:formula="of:=MID([.$C$37];([.A102]-1)*4+1;2)">
            <text:p/>
          </table:table-cell>
          <table:table-cell table:formula="of:=MID([.$C$37];([.A102]-1)*4+1+2;2)">
            <text:p/>
          </table:table-cell>
          <table:table-cell table:formula="of:=DECIMAL([.B102];16)" office:value-type="float" office:value="0" calcext:value-type="float">
            <text:p>0</text:p>
          </table:table-cell>
          <table:table-cell table:formula="of:=DECIMAL([.C102];16)" office:value-type="float" office:value="0" calcext:value-type="float">
            <text:p>0</text:p>
          </table:table-cell>
          <table:table-cell table:formula="of:=CHAR([.D102])" office:value-type="string" office:string-value="" calcext:value-type="string">
            <text:p/>
          </table:table-cell>
          <table:table-cell table:formula="of:=CHAR([.E102])" office:value-type="string" office:string-value="" calcext:value-type="string">
            <text:p/>
          </table:table-cell>
          <table:table-cell table:formula="of:=DECIMAL([.F102];16)" office:value-type="float" office:value="0" calcext:value-type="float">
            <text:p>0</text:p>
          </table:table-cell>
          <table:table-cell table:formula="of:=DECIMAL([.G102];16)" office:value-type="float" office:value="0" calcext:value-type="float">
            <text:p>0</text:p>
          </table:table-cell>
          <table:table-cell table:formula="of:=BASE([.H102];2;4)" office:value-type="string" office:string-value="0000" calcext:value-type="string">
            <text:p>0000</text:p>
          </table:table-cell>
          <table:table-cell table:formula="of:=BASE([.I102];2;4)" office:value-type="string" office:string-value="0000" calcext:value-type="string">
            <text:p>0000</text:p>
          </table:table-cell>
          <table:table-cell table:formula="of:=[.J102]&amp;[.K102]" office:value-type="string" office:string-value="00000000" calcext:value-type="string">
            <text:p>00000000</text:p>
          </table:table-cell>
          <table:table-cell table:number-columns-repeated="9"/>
        </table:table-row>
        <table:table-row table:style-name="ro1">
          <table:table-cell table:formula="of:=[.A102]+1" office:value-type="float" office:value="62" calcext:value-type="float">
            <text:p>62</text:p>
          </table:table-cell>
          <table:table-cell table:formula="of:=MID([.$C$37];([.A103]-1)*4+1;2)">
            <text:p/>
          </table:table-cell>
          <table:table-cell table:formula="of:=MID([.$C$37];([.A103]-1)*4+1+2;2)">
            <text:p/>
          </table:table-cell>
          <table:table-cell table:formula="of:=DECIMAL([.B103];16)" office:value-type="float" office:value="0" calcext:value-type="float">
            <text:p>0</text:p>
          </table:table-cell>
          <table:table-cell table:formula="of:=DECIMAL([.C103];16)" office:value-type="float" office:value="0" calcext:value-type="float">
            <text:p>0</text:p>
          </table:table-cell>
          <table:table-cell table:formula="of:=CHAR([.D103])" office:value-type="string" office:string-value="" calcext:value-type="string">
            <text:p/>
          </table:table-cell>
          <table:table-cell table:formula="of:=CHAR([.E103])" office:value-type="string" office:string-value="" calcext:value-type="string">
            <text:p/>
          </table:table-cell>
          <table:table-cell table:formula="of:=DECIMAL([.F103];16)" office:value-type="float" office:value="0" calcext:value-type="float">
            <text:p>0</text:p>
          </table:table-cell>
          <table:table-cell table:formula="of:=DECIMAL([.G103];16)" office:value-type="float" office:value="0" calcext:value-type="float">
            <text:p>0</text:p>
          </table:table-cell>
          <table:table-cell table:formula="of:=BASE([.H103];2;4)" office:value-type="string" office:string-value="0000" calcext:value-type="string">
            <text:p>0000</text:p>
          </table:table-cell>
          <table:table-cell table:formula="of:=BASE([.I103];2;4)" office:value-type="string" office:string-value="0000" calcext:value-type="string">
            <text:p>0000</text:p>
          </table:table-cell>
          <table:table-cell table:formula="of:=[.J103]&amp;[.K103]" office:value-type="string" office:string-value="00000000" calcext:value-type="string">
            <text:p>00000000</text:p>
          </table:table-cell>
          <table:table-cell table:formula="of:=DECIMAL([.L103];2)" office:value-type="float" office:value="0" calcext:value-type="float">
            <text:p>0</text:p>
          </table:table-cell>
          <table:table-cell office:value-type="string" calcext:value-type="string">
            <text:p>Aantal selle M in battery</text:p>
          </table:table-cell>
          <table:table-cell table:number-columns-repeated="7"/>
        </table:table-row>
        <table:table-row table:style-name="ro1">
          <table:table-cell table:formula="of:=[.A103]+1" office:value-type="float" office:value="63" calcext:value-type="float">
            <text:p>63</text:p>
          </table:table-cell>
          <table:table-cell table:formula="of:=MID([.$C$37];([.A104]-1)*4+1;2)">
            <text:p/>
          </table:table-cell>
          <table:table-cell table:formula="of:=MID([.$C$37];([.A104]-1)*4+1+2;2)">
            <text:p/>
          </table:table-cell>
          <table:table-cell table:formula="of:=DECIMAL([.B104];16)" office:value-type="float" office:value="0" calcext:value-type="float">
            <text:p>0</text:p>
          </table:table-cell>
          <table:table-cell table:formula="of:=DECIMAL([.C104];16)" office:value-type="float" office:value="0" calcext:value-type="float">
            <text:p>0</text:p>
          </table:table-cell>
          <table:table-cell table:formula="of:=CHAR([.D104])" office:value-type="string" office:string-value="" calcext:value-type="string">
            <text:p/>
          </table:table-cell>
          <table:table-cell table:formula="of:=CHAR([.E104])" office:value-type="string" office:string-value="" calcext:value-type="string">
            <text:p/>
          </table:table-cell>
          <table:table-cell table:formula="of:=DECIMAL([.F104];16)" office:value-type="float" office:value="0" calcext:value-type="float">
            <text:p>0</text:p>
          </table:table-cell>
          <table:table-cell table:formula="of:=DECIMAL([.G104];16)" office:value-type="float" office:value="0" calcext:value-type="float">
            <text:p>0</text:p>
          </table:table-cell>
          <table:table-cell table:formula="of:=BASE([.H104];2;4)" office:value-type="string" office:string-value="0000" calcext:value-type="string">
            <text:p>0000</text:p>
          </table:table-cell>
          <table:table-cell table:formula="of:=BASE([.I104];2;4)" office:value-type="string" office:string-value="0000" calcext:value-type="string">
            <text:p>0000</text:p>
          </table:table-cell>
          <table:table-cell table:formula="of:=[.J104]&amp;[.K104]" office:value-type="string" office:string-value="00000000" calcext:value-type="string">
            <text:p>00000000</text:p>
          </table:table-cell>
          <table:table-cell table:number-columns-repeated="9"/>
        </table:table-row>
        <table:table-row table:style-name="ro1">
          <table:table-cell table:formula="of:=[.A104]+1" office:value-type="float" office:value="64" calcext:value-type="float">
            <text:p>64</text:p>
          </table:table-cell>
          <table:table-cell table:formula="of:=MID([.$C$37];([.A105]-1)*4+1;2)">
            <text:p/>
          </table:table-cell>
          <table:table-cell table:formula="of:=MID([.$C$37];([.A105]-1)*4+1+2;2)">
            <text:p/>
          </table:table-cell>
          <table:table-cell table:formula="of:=DECIMAL([.B105];16)" office:value-type="float" office:value="0" calcext:value-type="float">
            <text:p>0</text:p>
          </table:table-cell>
          <table:table-cell table:formula="of:=DECIMAL([.C105];16)" office:value-type="float" office:value="0" calcext:value-type="float">
            <text:p>0</text:p>
          </table:table-cell>
          <table:table-cell table:formula="of:=CHAR([.D105])" office:value-type="string" office:string-value="" calcext:value-type="string">
            <text:p/>
          </table:table-cell>
          <table:table-cell table:formula="of:=CHAR([.E105])" office:value-type="string" office:string-value="" calcext:value-type="string">
            <text:p/>
          </table:table-cell>
          <table:table-cell table:formula="of:=DECIMAL([.F105];16)" office:value-type="float" office:value="0" calcext:value-type="float">
            <text:p>0</text:p>
          </table:table-cell>
          <table:table-cell table:formula="of:=DECIMAL([.G105];16)" office:value-type="float" office:value="0" calcext:value-type="float">
            <text:p>0</text:p>
          </table:table-cell>
          <table:table-cell table:formula="of:=BASE([.H105];2;4)" office:value-type="string" office:string-value="0000" calcext:value-type="string">
            <text:p>0000</text:p>
          </table:table-cell>
          <table:table-cell table:formula="of:=BASE([.I105];2;4)" office:value-type="string" office:string-value="0000" calcext:value-type="string">
            <text:p>0000</text:p>
          </table:table-cell>
          <table:table-cell table:formula="of:=[.J105]&amp;[.K105]" office:value-type="string" office:string-value="00000000" calcext:value-type="string">
            <text:p>00000000</text:p>
          </table:table-cell>
          <table:table-cell table:formula="of:=[.L104]&amp;[.L105]" office:value-type="string" office:string-value="0000000000000000" calcext:value-type="string">
            <text:p>0000000000000000</text:p>
          </table:table-cell>
          <table:table-cell office:value-type="string" calcext:value-type="string">
            <text:p>Waarde in milliVolt</text:p>
          </table:table-cell>
          <table:table-cell table:formula="of:=DECIMAL([.M105]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05]+1" office:value-type="float" office:value="65" calcext:value-type="float">
            <text:p>65</text:p>
          </table:table-cell>
          <table:table-cell table:formula="of:=MID([.$C$37];([.A106]-1)*4+1;2)">
            <text:p/>
          </table:table-cell>
          <table:table-cell table:formula="of:=MID([.$C$37];([.A106]-1)*4+1+2;2)">
            <text:p/>
          </table:table-cell>
          <table:table-cell table:formula="of:=DECIMAL([.B106];16)" office:value-type="float" office:value="0" calcext:value-type="float">
            <text:p>0</text:p>
          </table:table-cell>
          <table:table-cell table:formula="of:=DECIMAL([.C106];16)" office:value-type="float" office:value="0" calcext:value-type="float">
            <text:p>0</text:p>
          </table:table-cell>
          <table:table-cell table:formula="of:=CHAR([.D106])" office:value-type="string" office:string-value="" calcext:value-type="string">
            <text:p/>
          </table:table-cell>
          <table:table-cell table:formula="of:=CHAR([.E106])" office:value-type="string" office:string-value="" calcext:value-type="string">
            <text:p/>
          </table:table-cell>
          <table:table-cell table:formula="of:=DECIMAL([.F106];16)" office:value-type="float" office:value="0" calcext:value-type="float">
            <text:p>0</text:p>
          </table:table-cell>
          <table:table-cell table:formula="of:=DECIMAL([.G106];16)" office:value-type="float" office:value="0" calcext:value-type="float">
            <text:p>0</text:p>
          </table:table-cell>
          <table:table-cell table:formula="of:=BASE([.H106];2;4)" office:value-type="string" office:string-value="0000" calcext:value-type="string">
            <text:p>0000</text:p>
          </table:table-cell>
          <table:table-cell table:formula="of:=BASE([.I106];2;4)" office:value-type="string" office:string-value="0000" calcext:value-type="string">
            <text:p>0000</text:p>
          </table:table-cell>
          <table:table-cell table:formula="of:=[.J106]&amp;[.K106]" office:value-type="string" office:string-value="00000000" calcext:value-type="string">
            <text:p>00000000</text:p>
          </table:table-cell>
          <table:table-cell table:number-columns-repeated="9"/>
        </table:table-row>
        <table:table-row table:style-name="ro1">
          <table:table-cell table:formula="of:=[.A106]+1" office:value-type="float" office:value="66" calcext:value-type="float">
            <text:p>66</text:p>
          </table:table-cell>
          <table:table-cell table:formula="of:=MID([.$C$37];([.A107]-1)*4+1;2)">
            <text:p/>
          </table:table-cell>
          <table:table-cell table:formula="of:=MID([.$C$37];([.A107]-1)*4+1+2;2)">
            <text:p/>
          </table:table-cell>
          <table:table-cell table:formula="of:=DECIMAL([.B107];16)" office:value-type="float" office:value="0" calcext:value-type="float">
            <text:p>0</text:p>
          </table:table-cell>
          <table:table-cell table:formula="of:=DECIMAL([.C107];16)" office:value-type="float" office:value="0" calcext:value-type="float">
            <text:p>0</text:p>
          </table:table-cell>
          <table:table-cell table:formula="of:=CHAR([.D107])" office:value-type="string" office:string-value="" calcext:value-type="string">
            <text:p/>
          </table:table-cell>
          <table:table-cell table:formula="of:=CHAR([.E107])" office:value-type="string" office:string-value="" calcext:value-type="string">
            <text:p/>
          </table:table-cell>
          <table:table-cell table:formula="of:=DECIMAL([.F107];16)" office:value-type="float" office:value="0" calcext:value-type="float">
            <text:p>0</text:p>
          </table:table-cell>
          <table:table-cell table:formula="of:=DECIMAL([.G107];16)" office:value-type="float" office:value="0" calcext:value-type="float">
            <text:p>0</text:p>
          </table:table-cell>
          <table:table-cell table:formula="of:=BASE([.H107];2;4)" office:value-type="string" office:string-value="0000" calcext:value-type="string">
            <text:p>0000</text:p>
          </table:table-cell>
          <table:table-cell table:formula="of:=BASE([.I107];2;4)" office:value-type="string" office:string-value="0000" calcext:value-type="string">
            <text:p>0000</text:p>
          </table:table-cell>
          <table:table-cell table:formula="of:=[.J107]&amp;[.K107]" office:value-type="string" office:string-value="00000000" calcext:value-type="string">
            <text:p>00000000</text:p>
          </table:table-cell>
          <table:table-cell table:formula="of:=[.L106]&amp;[.L107]" office:value-type="string" office:string-value="0000000000000000" calcext:value-type="string">
            <text:p>0000000000000000</text:p>
          </table:table-cell>
          <table:table-cell office:value-type="string" calcext:value-type="string">
            <text:p>Waarde in milliVolt</text:p>
          </table:table-cell>
          <table:table-cell table:formula="of:=DECIMAL([.M107];2)" office:value-type="float" office:value="0" calcext:value-type="float">
            <text:p>0</text:p>
          </table:table-cell>
          <table:table-cell table:formula="of:=[.P105]+1" office:value-type="float" office:value="2" calcext:value-type="float">
            <text:p>2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07]+1" office:value-type="float" office:value="67" calcext:value-type="float">
            <text:p>67</text:p>
          </table:table-cell>
          <table:table-cell table:formula="of:=MID([.$C$37];([.A108]-1)*4+1;2)">
            <text:p/>
          </table:table-cell>
          <table:table-cell table:formula="of:=MID([.$C$37];([.A108]-1)*4+1+2;2)">
            <text:p/>
          </table:table-cell>
          <table:table-cell table:formula="of:=DECIMAL([.B108];16)" office:value-type="float" office:value="0" calcext:value-type="float">
            <text:p>0</text:p>
          </table:table-cell>
          <table:table-cell table:formula="of:=DECIMAL([.C108];16)" office:value-type="float" office:value="0" calcext:value-type="float">
            <text:p>0</text:p>
          </table:table-cell>
          <table:table-cell table:formula="of:=CHAR([.D108])" office:value-type="string" office:string-value="" calcext:value-type="string">
            <text:p/>
          </table:table-cell>
          <table:table-cell table:formula="of:=CHAR([.E108])" office:value-type="string" office:string-value="" calcext:value-type="string">
            <text:p/>
          </table:table-cell>
          <table:table-cell table:formula="of:=DECIMAL([.F108];16)" office:value-type="float" office:value="0" calcext:value-type="float">
            <text:p>0</text:p>
          </table:table-cell>
          <table:table-cell table:formula="of:=DECIMAL([.G108];16)" office:value-type="float" office:value="0" calcext:value-type="float">
            <text:p>0</text:p>
          </table:table-cell>
          <table:table-cell table:formula="of:=BASE([.H108];2;4)" office:value-type="string" office:string-value="0000" calcext:value-type="string">
            <text:p>0000</text:p>
          </table:table-cell>
          <table:table-cell table:formula="of:=BASE([.I108];2;4)" office:value-type="string" office:string-value="0000" calcext:value-type="string">
            <text:p>0000</text:p>
          </table:table-cell>
          <table:table-cell table:formula="of:=[.J108]&amp;[.K108]" office:value-type="string" office:string-value="00000000" calcext:value-type="string">
            <text:p>00000000</text:p>
          </table:table-cell>
          <table:table-cell table:number-columns-repeated="9"/>
        </table:table-row>
        <table:table-row table:style-name="ro1">
          <table:table-cell table:formula="of:=[.A108]+1" office:value-type="float" office:value="68" calcext:value-type="float">
            <text:p>68</text:p>
          </table:table-cell>
          <table:table-cell table:formula="of:=MID([.$C$37];([.A109]-1)*4+1;2)">
            <text:p/>
          </table:table-cell>
          <table:table-cell table:formula="of:=MID([.$C$37];([.A109]-1)*4+1+2;2)">
            <text:p/>
          </table:table-cell>
          <table:table-cell table:formula="of:=DECIMAL([.B109];16)" office:value-type="float" office:value="0" calcext:value-type="float">
            <text:p>0</text:p>
          </table:table-cell>
          <table:table-cell table:formula="of:=DECIMAL([.C109];16)" office:value-type="float" office:value="0" calcext:value-type="float">
            <text:p>0</text:p>
          </table:table-cell>
          <table:table-cell table:formula="of:=CHAR([.D109])" office:value-type="string" office:string-value="" calcext:value-type="string">
            <text:p/>
          </table:table-cell>
          <table:table-cell table:formula="of:=CHAR([.E109])" office:value-type="string" office:string-value="" calcext:value-type="string">
            <text:p/>
          </table:table-cell>
          <table:table-cell table:formula="of:=DECIMAL([.F109];16)" office:value-type="float" office:value="0" calcext:value-type="float">
            <text:p>0</text:p>
          </table:table-cell>
          <table:table-cell table:formula="of:=DECIMAL([.G109];16)" office:value-type="float" office:value="0" calcext:value-type="float">
            <text:p>0</text:p>
          </table:table-cell>
          <table:table-cell table:formula="of:=BASE([.H109];2;4)" office:value-type="string" office:string-value="0000" calcext:value-type="string">
            <text:p>0000</text:p>
          </table:table-cell>
          <table:table-cell table:formula="of:=BASE([.I109];2;4)" office:value-type="string" office:string-value="0000" calcext:value-type="string">
            <text:p>0000</text:p>
          </table:table-cell>
          <table:table-cell table:formula="of:=[.J109]&amp;[.K109]" office:value-type="string" office:string-value="00000000" calcext:value-type="string">
            <text:p>00000000</text:p>
          </table:table-cell>
          <table:table-cell table:formula="of:=[.L108]&amp;[.L109]" office:value-type="string" office:string-value="0000000000000000" calcext:value-type="string">
            <text:p>0000000000000000</text:p>
          </table:table-cell>
          <table:table-cell office:value-type="string" calcext:value-type="string">
            <text:p>Waarde in milliVolt</text:p>
          </table:table-cell>
          <table:table-cell table:formula="of:=DECIMAL([.M109];2)" office:value-type="float" office:value="0" calcext:value-type="float">
            <text:p>0</text:p>
          </table:table-cell>
          <table:table-cell table:formula="of:=[.P107]+1" office:value-type="float" office:value="3" calcext:value-type="float">
            <text:p>3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09]+1" office:value-type="float" office:value="69" calcext:value-type="float">
            <text:p>69</text:p>
          </table:table-cell>
          <table:table-cell table:formula="of:=MID([.$C$37];([.A110]-1)*4+1;2)">
            <text:p/>
          </table:table-cell>
          <table:table-cell table:formula="of:=MID([.$C$37];([.A110]-1)*4+1+2;2)">
            <text:p/>
          </table:table-cell>
          <table:table-cell table:formula="of:=DECIMAL([.B110];16)" office:value-type="float" office:value="0" calcext:value-type="float">
            <text:p>0</text:p>
          </table:table-cell>
          <table:table-cell table:formula="of:=DECIMAL([.C110];16)" office:value-type="float" office:value="0" calcext:value-type="float">
            <text:p>0</text:p>
          </table:table-cell>
          <table:table-cell table:formula="of:=CHAR([.D110])" office:value-type="string" office:string-value="" calcext:value-type="string">
            <text:p/>
          </table:table-cell>
          <table:table-cell table:formula="of:=CHAR([.E110])" office:value-type="string" office:string-value="" calcext:value-type="string">
            <text:p/>
          </table:table-cell>
          <table:table-cell table:formula="of:=DECIMAL([.F110];16)" office:value-type="float" office:value="0" calcext:value-type="float">
            <text:p>0</text:p>
          </table:table-cell>
          <table:table-cell table:formula="of:=DECIMAL([.G110];16)" office:value-type="float" office:value="0" calcext:value-type="float">
            <text:p>0</text:p>
          </table:table-cell>
          <table:table-cell table:formula="of:=BASE([.H110];2;4)" office:value-type="string" office:string-value="0000" calcext:value-type="string">
            <text:p>0000</text:p>
          </table:table-cell>
          <table:table-cell table:formula="of:=BASE([.I110];2;4)" office:value-type="string" office:string-value="0000" calcext:value-type="string">
            <text:p>0000</text:p>
          </table:table-cell>
          <table:table-cell table:formula="of:=[.J110]&amp;[.K110]" office:value-type="string" office:string-value="00000000" calcext:value-type="string">
            <text:p>00000000</text:p>
          </table:table-cell>
          <table:table-cell table:number-columns-repeated="9"/>
        </table:table-row>
        <table:table-row table:style-name="ro1">
          <table:table-cell table:formula="of:=[.A110]+1" office:value-type="float" office:value="70" calcext:value-type="float">
            <text:p>70</text:p>
          </table:table-cell>
          <table:table-cell table:formula="of:=MID([.$C$37];([.A111]-1)*4+1;2)">
            <text:p/>
          </table:table-cell>
          <table:table-cell table:formula="of:=MID([.$C$37];([.A111]-1)*4+1+2;2)">
            <text:p/>
          </table:table-cell>
          <table:table-cell table:formula="of:=DECIMAL([.B111];16)" office:value-type="float" office:value="0" calcext:value-type="float">
            <text:p>0</text:p>
          </table:table-cell>
          <table:table-cell table:formula="of:=DECIMAL([.C111];16)" office:value-type="float" office:value="0" calcext:value-type="float">
            <text:p>0</text:p>
          </table:table-cell>
          <table:table-cell table:formula="of:=CHAR([.D111])" office:value-type="string" office:string-value="" calcext:value-type="string">
            <text:p/>
          </table:table-cell>
          <table:table-cell table:formula="of:=CHAR([.E111])" office:value-type="string" office:string-value="" calcext:value-type="string">
            <text:p/>
          </table:table-cell>
          <table:table-cell table:formula="of:=DECIMAL([.F111];16)" office:value-type="float" office:value="0" calcext:value-type="float">
            <text:p>0</text:p>
          </table:table-cell>
          <table:table-cell table:formula="of:=DECIMAL([.G111];16)" office:value-type="float" office:value="0" calcext:value-type="float">
            <text:p>0</text:p>
          </table:table-cell>
          <table:table-cell table:formula="of:=BASE([.H111];2;4)" office:value-type="string" office:string-value="0000" calcext:value-type="string">
            <text:p>0000</text:p>
          </table:table-cell>
          <table:table-cell table:formula="of:=BASE([.I111];2;4)" office:value-type="string" office:string-value="0000" calcext:value-type="string">
            <text:p>0000</text:p>
          </table:table-cell>
          <table:table-cell table:formula="of:=[.J111]&amp;[.K111]" office:value-type="string" office:string-value="00000000" calcext:value-type="string">
            <text:p>00000000</text:p>
          </table:table-cell>
          <table:table-cell table:formula="of:=[.L110]&amp;[.L111]" office:value-type="string" office:string-value="0000000000000000" calcext:value-type="string">
            <text:p>0000000000000000</text:p>
          </table:table-cell>
          <table:table-cell office:value-type="string" calcext:value-type="string">
            <text:p>Waarde in milliVolt</text:p>
          </table:table-cell>
          <table:table-cell table:formula="of:=DECIMAL([.M111];2)" office:value-type="float" office:value="0" calcext:value-type="float">
            <text:p>0</text:p>
          </table:table-cell>
          <table:table-cell table:formula="of:=[.P109]+1" office:value-type="float" office:value="4" calcext:value-type="float">
            <text:p>4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11]+1" office:value-type="float" office:value="71" calcext:value-type="float">
            <text:p>71</text:p>
          </table:table-cell>
          <table:table-cell table:formula="of:=MID([.$C$37];([.A112]-1)*4+1;2)">
            <text:p/>
          </table:table-cell>
          <table:table-cell table:formula="of:=MID([.$C$37];([.A112]-1)*4+1+2;2)">
            <text:p/>
          </table:table-cell>
          <table:table-cell table:formula="of:=DECIMAL([.B112];16)" office:value-type="float" office:value="0" calcext:value-type="float">
            <text:p>0</text:p>
          </table:table-cell>
          <table:table-cell table:formula="of:=DECIMAL([.C112];16)" office:value-type="float" office:value="0" calcext:value-type="float">
            <text:p>0</text:p>
          </table:table-cell>
          <table:table-cell table:formula="of:=CHAR([.D112])" office:value-type="string" office:string-value="" calcext:value-type="string">
            <text:p/>
          </table:table-cell>
          <table:table-cell table:formula="of:=CHAR([.E112])" office:value-type="string" office:string-value="" calcext:value-type="string">
            <text:p/>
          </table:table-cell>
          <table:table-cell table:formula="of:=DECIMAL([.F112];16)" office:value-type="float" office:value="0" calcext:value-type="float">
            <text:p>0</text:p>
          </table:table-cell>
          <table:table-cell table:formula="of:=DECIMAL([.G112];16)" office:value-type="float" office:value="0" calcext:value-type="float">
            <text:p>0</text:p>
          </table:table-cell>
          <table:table-cell table:formula="of:=BASE([.H112];2;4)" office:value-type="string" office:string-value="0000" calcext:value-type="string">
            <text:p>0000</text:p>
          </table:table-cell>
          <table:table-cell table:formula="of:=BASE([.I112];2;4)" office:value-type="string" office:string-value="0000" calcext:value-type="string">
            <text:p>0000</text:p>
          </table:table-cell>
          <table:table-cell table:formula="of:=[.J112]&amp;[.K112]" office:value-type="string" office:string-value="00000000" calcext:value-type="string">
            <text:p>00000000</text:p>
          </table:table-cell>
          <table:table-cell table:number-columns-repeated="9"/>
        </table:table-row>
        <table:table-row table:style-name="ro1">
          <table:table-cell table:formula="of:=[.A112]+1" office:value-type="float" office:value="72" calcext:value-type="float">
            <text:p>72</text:p>
          </table:table-cell>
          <table:table-cell table:formula="of:=MID([.$C$37];([.A113]-1)*4+1;2)">
            <text:p/>
          </table:table-cell>
          <table:table-cell table:formula="of:=MID([.$C$37];([.A113]-1)*4+1+2;2)">
            <text:p/>
          </table:table-cell>
          <table:table-cell table:formula="of:=DECIMAL([.B113];16)" office:value-type="float" office:value="0" calcext:value-type="float">
            <text:p>0</text:p>
          </table:table-cell>
          <table:table-cell table:formula="of:=DECIMAL([.C113];16)" office:value-type="float" office:value="0" calcext:value-type="float">
            <text:p>0</text:p>
          </table:table-cell>
          <table:table-cell table:formula="of:=CHAR([.D113])" office:value-type="string" office:string-value="" calcext:value-type="string">
            <text:p/>
          </table:table-cell>
          <table:table-cell table:formula="of:=CHAR([.E113])" office:value-type="string" office:string-value="" calcext:value-type="string">
            <text:p/>
          </table:table-cell>
          <table:table-cell table:formula="of:=DECIMAL([.F113];16)" office:value-type="float" office:value="0" calcext:value-type="float">
            <text:p>0</text:p>
          </table:table-cell>
          <table:table-cell table:formula="of:=DECIMAL([.G113];16)" office:value-type="float" office:value="0" calcext:value-type="float">
            <text:p>0</text:p>
          </table:table-cell>
          <table:table-cell table:formula="of:=BASE([.H113];2;4)" office:value-type="string" office:string-value="0000" calcext:value-type="string">
            <text:p>0000</text:p>
          </table:table-cell>
          <table:table-cell table:formula="of:=BASE([.I113];2;4)" office:value-type="string" office:string-value="0000" calcext:value-type="string">
            <text:p>0000</text:p>
          </table:table-cell>
          <table:table-cell table:formula="of:=[.J113]&amp;[.K113]" office:value-type="string" office:string-value="00000000" calcext:value-type="string">
            <text:p>00000000</text:p>
          </table:table-cell>
          <table:table-cell table:formula="of:=[.L112]&amp;[.L113]" office:value-type="string" office:string-value="0000000000000000" calcext:value-type="string">
            <text:p>0000000000000000</text:p>
          </table:table-cell>
          <table:table-cell office:value-type="string" calcext:value-type="string">
            <text:p>Waarde in milliVolt</text:p>
          </table:table-cell>
          <table:table-cell table:formula="of:=DECIMAL([.M113];2)" office:value-type="float" office:value="0" calcext:value-type="float">
            <text:p>0</text:p>
          </table:table-cell>
          <table:table-cell table:formula="of:=[.P111]+1" office:value-type="float" office:value="5" calcext:value-type="float">
            <text:p>5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13]+1" office:value-type="float" office:value="73" calcext:value-type="float">
            <text:p>73</text:p>
          </table:table-cell>
          <table:table-cell table:formula="of:=MID([.$C$37];([.A114]-1)*4+1;2)">
            <text:p/>
          </table:table-cell>
          <table:table-cell table:formula="of:=MID([.$C$37];([.A114]-1)*4+1+2;2)">
            <text:p/>
          </table:table-cell>
          <table:table-cell table:formula="of:=DECIMAL([.B114];16)" office:value-type="float" office:value="0" calcext:value-type="float">
            <text:p>0</text:p>
          </table:table-cell>
          <table:table-cell table:formula="of:=DECIMAL([.C114];16)" office:value-type="float" office:value="0" calcext:value-type="float">
            <text:p>0</text:p>
          </table:table-cell>
          <table:table-cell table:formula="of:=CHAR([.D114])" office:value-type="string" office:string-value="" calcext:value-type="string">
            <text:p/>
          </table:table-cell>
          <table:table-cell table:formula="of:=CHAR([.E114])" office:value-type="string" office:string-value="" calcext:value-type="string">
            <text:p/>
          </table:table-cell>
          <table:table-cell table:formula="of:=DECIMAL([.F114];16)" office:value-type="float" office:value="0" calcext:value-type="float">
            <text:p>0</text:p>
          </table:table-cell>
          <table:table-cell table:formula="of:=DECIMAL([.G114];16)" office:value-type="float" office:value="0" calcext:value-type="float">
            <text:p>0</text:p>
          </table:table-cell>
          <table:table-cell table:formula="of:=BASE([.H114];2;4)" office:value-type="string" office:string-value="0000" calcext:value-type="string">
            <text:p>0000</text:p>
          </table:table-cell>
          <table:table-cell table:formula="of:=BASE([.I114];2;4)" office:value-type="string" office:string-value="0000" calcext:value-type="string">
            <text:p>0000</text:p>
          </table:table-cell>
          <table:table-cell table:formula="of:=[.J114]&amp;[.K114]" office:value-type="string" office:string-value="00000000" calcext:value-type="string">
            <text:p>00000000</text:p>
          </table:table-cell>
          <table:table-cell table:number-columns-repeated="9"/>
        </table:table-row>
        <table:table-row table:style-name="ro1">
          <table:table-cell table:formula="of:=[.A114]+1" office:value-type="float" office:value="74" calcext:value-type="float">
            <text:p>74</text:p>
          </table:table-cell>
          <table:table-cell table:formula="of:=MID([.$C$37];([.A115]-1)*4+1;2)">
            <text:p/>
          </table:table-cell>
          <table:table-cell table:formula="of:=MID([.$C$37];([.A115]-1)*4+1+2;2)">
            <text:p/>
          </table:table-cell>
          <table:table-cell table:formula="of:=DECIMAL([.B115];16)" office:value-type="float" office:value="0" calcext:value-type="float">
            <text:p>0</text:p>
          </table:table-cell>
          <table:table-cell table:formula="of:=DECIMAL([.C115];16)" office:value-type="float" office:value="0" calcext:value-type="float">
            <text:p>0</text:p>
          </table:table-cell>
          <table:table-cell table:formula="of:=CHAR([.D115])" office:value-type="string" office:string-value="" calcext:value-type="string">
            <text:p/>
          </table:table-cell>
          <table:table-cell table:formula="of:=CHAR([.E115])" office:value-type="string" office:string-value="" calcext:value-type="string">
            <text:p/>
          </table:table-cell>
          <table:table-cell table:formula="of:=DECIMAL([.F115];16)" office:value-type="float" office:value="0" calcext:value-type="float">
            <text:p>0</text:p>
          </table:table-cell>
          <table:table-cell table:formula="of:=DECIMAL([.G115];16)" office:value-type="float" office:value="0" calcext:value-type="float">
            <text:p>0</text:p>
          </table:table-cell>
          <table:table-cell table:formula="of:=BASE([.H115];2;4)" office:value-type="string" office:string-value="0000" calcext:value-type="string">
            <text:p>0000</text:p>
          </table:table-cell>
          <table:table-cell table:formula="of:=BASE([.I115];2;4)" office:value-type="string" office:string-value="0000" calcext:value-type="string">
            <text:p>0000</text:p>
          </table:table-cell>
          <table:table-cell table:formula="of:=[.J115]&amp;[.K115]" office:value-type="string" office:string-value="00000000" calcext:value-type="string">
            <text:p>00000000</text:p>
          </table:table-cell>
          <table:table-cell table:formula="of:=[.L114]&amp;[.L115]" office:value-type="string" office:string-value="0000000000000000" calcext:value-type="string">
            <text:p>0000000000000000</text:p>
          </table:table-cell>
          <table:table-cell office:value-type="string" calcext:value-type="string">
            <text:p>Waarde in milliVolt</text:p>
          </table:table-cell>
          <table:table-cell table:formula="of:=DECIMAL([.M115];2)" office:value-type="float" office:value="0" calcext:value-type="float">
            <text:p>0</text:p>
          </table:table-cell>
          <table:table-cell table:formula="of:=[.P113]+1" office:value-type="float" office:value="6" calcext:value-type="float">
            <text:p>6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15]+1" office:value-type="float" office:value="75" calcext:value-type="float">
            <text:p>75</text:p>
          </table:table-cell>
          <table:table-cell table:formula="of:=MID([.$C$37];([.A116]-1)*4+1;2)">
            <text:p/>
          </table:table-cell>
          <table:table-cell table:formula="of:=MID([.$C$37];([.A116]-1)*4+1+2;2)">
            <text:p/>
          </table:table-cell>
          <table:table-cell table:formula="of:=DECIMAL([.B116];16)" office:value-type="float" office:value="0" calcext:value-type="float">
            <text:p>0</text:p>
          </table:table-cell>
          <table:table-cell table:formula="of:=DECIMAL([.C116];16)" office:value-type="float" office:value="0" calcext:value-type="float">
            <text:p>0</text:p>
          </table:table-cell>
          <table:table-cell table:formula="of:=CHAR([.D116])" office:value-type="string" office:string-value="" calcext:value-type="string">
            <text:p/>
          </table:table-cell>
          <table:table-cell table:formula="of:=CHAR([.E116])" office:value-type="string" office:string-value="" calcext:value-type="string">
            <text:p/>
          </table:table-cell>
          <table:table-cell table:formula="of:=DECIMAL([.F116];16)" office:value-type="float" office:value="0" calcext:value-type="float">
            <text:p>0</text:p>
          </table:table-cell>
          <table:table-cell table:formula="of:=DECIMAL([.G116];16)" office:value-type="float" office:value="0" calcext:value-type="float">
            <text:p>0</text:p>
          </table:table-cell>
          <table:table-cell table:formula="of:=BASE([.H116];2;4)" office:value-type="string" office:string-value="0000" calcext:value-type="string">
            <text:p>0000</text:p>
          </table:table-cell>
          <table:table-cell table:formula="of:=BASE([.I116];2;4)" office:value-type="string" office:string-value="0000" calcext:value-type="string">
            <text:p>0000</text:p>
          </table:table-cell>
          <table:table-cell table:formula="of:=[.J116]&amp;[.K116]" office:value-type="string" office:string-value="00000000" calcext:value-type="string">
            <text:p>00000000</text:p>
          </table:table-cell>
          <table:table-cell table:number-columns-repeated="9"/>
        </table:table-row>
        <table:table-row table:style-name="ro1">
          <table:table-cell table:formula="of:=[.A116]+1" office:value-type="float" office:value="76" calcext:value-type="float">
            <text:p>76</text:p>
          </table:table-cell>
          <table:table-cell table:formula="of:=MID([.$C$37];([.A117]-1)*4+1;2)">
            <text:p/>
          </table:table-cell>
          <table:table-cell table:formula="of:=MID([.$C$37];([.A117]-1)*4+1+2;2)">
            <text:p/>
          </table:table-cell>
          <table:table-cell table:formula="of:=DECIMAL([.B117];16)" office:value-type="float" office:value="0" calcext:value-type="float">
            <text:p>0</text:p>
          </table:table-cell>
          <table:table-cell table:formula="of:=DECIMAL([.C117];16)" office:value-type="float" office:value="0" calcext:value-type="float">
            <text:p>0</text:p>
          </table:table-cell>
          <table:table-cell table:formula="of:=CHAR([.D117])" office:value-type="string" office:string-value="" calcext:value-type="string">
            <text:p/>
          </table:table-cell>
          <table:table-cell table:formula="of:=CHAR([.E117])" office:value-type="string" office:string-value="" calcext:value-type="string">
            <text:p/>
          </table:table-cell>
          <table:table-cell table:formula="of:=DECIMAL([.F117];16)" office:value-type="float" office:value="0" calcext:value-type="float">
            <text:p>0</text:p>
          </table:table-cell>
          <table:table-cell table:formula="of:=DECIMAL([.G117];16)" office:value-type="float" office:value="0" calcext:value-type="float">
            <text:p>0</text:p>
          </table:table-cell>
          <table:table-cell table:formula="of:=BASE([.H117];2;4)" office:value-type="string" office:string-value="0000" calcext:value-type="string">
            <text:p>0000</text:p>
          </table:table-cell>
          <table:table-cell table:formula="of:=BASE([.I117];2;4)" office:value-type="string" office:string-value="0000" calcext:value-type="string">
            <text:p>0000</text:p>
          </table:table-cell>
          <table:table-cell table:formula="of:=[.J117]&amp;[.K117]" office:value-type="string" office:string-value="00000000" calcext:value-type="string">
            <text:p>00000000</text:p>
          </table:table-cell>
          <table:table-cell table:formula="of:=[.L116]&amp;[.L117]" office:value-type="string" office:string-value="0000000000000000" calcext:value-type="string">
            <text:p>0000000000000000</text:p>
          </table:table-cell>
          <table:table-cell office:value-type="string" calcext:value-type="string">
            <text:p>Waarde in milliVolt</text:p>
          </table:table-cell>
          <table:table-cell table:formula="of:=DECIMAL([.M117];2)" office:value-type="float" office:value="0" calcext:value-type="float">
            <text:p>0</text:p>
          </table:table-cell>
          <table:table-cell table:formula="of:=[.P115]+1" office:value-type="float" office:value="7" calcext:value-type="float">
            <text:p>7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17]+1" office:value-type="float" office:value="77" calcext:value-type="float">
            <text:p>77</text:p>
          </table:table-cell>
          <table:table-cell table:formula="of:=MID([.$C$37];([.A118]-1)*4+1;2)">
            <text:p/>
          </table:table-cell>
          <table:table-cell table:formula="of:=MID([.$C$37];([.A118]-1)*4+1+2;2)">
            <text:p/>
          </table:table-cell>
          <table:table-cell table:formula="of:=DECIMAL([.B118];16)" office:value-type="float" office:value="0" calcext:value-type="float">
            <text:p>0</text:p>
          </table:table-cell>
          <table:table-cell table:formula="of:=DECIMAL([.C118];16)" office:value-type="float" office:value="0" calcext:value-type="float">
            <text:p>0</text:p>
          </table:table-cell>
          <table:table-cell table:formula="of:=CHAR([.D118])" office:value-type="string" office:string-value="" calcext:value-type="string">
            <text:p/>
          </table:table-cell>
          <table:table-cell table:formula="of:=CHAR([.E118])" office:value-type="string" office:string-value="" calcext:value-type="string">
            <text:p/>
          </table:table-cell>
          <table:table-cell table:formula="of:=DECIMAL([.F118];16)" office:value-type="float" office:value="0" calcext:value-type="float">
            <text:p>0</text:p>
          </table:table-cell>
          <table:table-cell table:formula="of:=DECIMAL([.G118];16)" office:value-type="float" office:value="0" calcext:value-type="float">
            <text:p>0</text:p>
          </table:table-cell>
          <table:table-cell table:formula="of:=BASE([.H118];2;4)" office:value-type="string" office:string-value="0000" calcext:value-type="string">
            <text:p>0000</text:p>
          </table:table-cell>
          <table:table-cell table:formula="of:=BASE([.I118];2;4)" office:value-type="string" office:string-value="0000" calcext:value-type="string">
            <text:p>0000</text:p>
          </table:table-cell>
          <table:table-cell table:formula="of:=[.J118]&amp;[.K118]" office:value-type="string" office:string-value="00000000" calcext:value-type="string">
            <text:p>00000000</text:p>
          </table:table-cell>
          <table:table-cell table:number-columns-repeated="9"/>
        </table:table-row>
        <table:table-row table:style-name="ro1">
          <table:table-cell table:formula="of:=[.A118]+1" office:value-type="float" office:value="78" calcext:value-type="float">
            <text:p>78</text:p>
          </table:table-cell>
          <table:table-cell table:formula="of:=MID([.$C$37];([.A119]-1)*4+1;2)">
            <text:p/>
          </table:table-cell>
          <table:table-cell table:formula="of:=MID([.$C$37];([.A119]-1)*4+1+2;2)">
            <text:p/>
          </table:table-cell>
          <table:table-cell table:formula="of:=DECIMAL([.B119];16)" office:value-type="float" office:value="0" calcext:value-type="float">
            <text:p>0</text:p>
          </table:table-cell>
          <table:table-cell table:formula="of:=DECIMAL([.C119];16)" office:value-type="float" office:value="0" calcext:value-type="float">
            <text:p>0</text:p>
          </table:table-cell>
          <table:table-cell table:formula="of:=CHAR([.D119])" office:value-type="string" office:string-value="" calcext:value-type="string">
            <text:p/>
          </table:table-cell>
          <table:table-cell table:formula="of:=CHAR([.E119])" office:value-type="string" office:string-value="" calcext:value-type="string">
            <text:p/>
          </table:table-cell>
          <table:table-cell table:formula="of:=DECIMAL([.F119];16)" office:value-type="float" office:value="0" calcext:value-type="float">
            <text:p>0</text:p>
          </table:table-cell>
          <table:table-cell table:formula="of:=DECIMAL([.G119];16)" office:value-type="float" office:value="0" calcext:value-type="float">
            <text:p>0</text:p>
          </table:table-cell>
          <table:table-cell table:formula="of:=BASE([.H119];2;4)" office:value-type="string" office:string-value="0000" calcext:value-type="string">
            <text:p>0000</text:p>
          </table:table-cell>
          <table:table-cell table:formula="of:=BASE([.I119];2;4)" office:value-type="string" office:string-value="0000" calcext:value-type="string">
            <text:p>0000</text:p>
          </table:table-cell>
          <table:table-cell table:formula="of:=[.J119]&amp;[.K119]" office:value-type="string" office:string-value="00000000" calcext:value-type="string">
            <text:p>00000000</text:p>
          </table:table-cell>
          <table:table-cell table:formula="of:=[.L118]&amp;[.L119]" office:value-type="string" office:string-value="0000000000000000" calcext:value-type="string">
            <text:p>0000000000000000</text:p>
          </table:table-cell>
          <table:table-cell office:value-type="string" calcext:value-type="string">
            <text:p>Waarde in milliVolt</text:p>
          </table:table-cell>
          <table:table-cell table:formula="of:=DECIMAL([.M119];2)" office:value-type="float" office:value="0" calcext:value-type="float">
            <text:p>0</text:p>
          </table:table-cell>
          <table:table-cell table:formula="of:=[.P117]+1" office:value-type="float" office:value="8" calcext:value-type="float">
            <text:p>8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19]+1" office:value-type="float" office:value="79" calcext:value-type="float">
            <text:p>79</text:p>
          </table:table-cell>
          <table:table-cell table:formula="of:=MID([.$C$37];([.A120]-1)*4+1;2)">
            <text:p/>
          </table:table-cell>
          <table:table-cell table:formula="of:=MID([.$C$37];([.A120]-1)*4+1+2;2)">
            <text:p/>
          </table:table-cell>
          <table:table-cell table:formula="of:=DECIMAL([.B120];16)" office:value-type="float" office:value="0" calcext:value-type="float">
            <text:p>0</text:p>
          </table:table-cell>
          <table:table-cell table:formula="of:=DECIMAL([.C120];16)" office:value-type="float" office:value="0" calcext:value-type="float">
            <text:p>0</text:p>
          </table:table-cell>
          <table:table-cell table:formula="of:=CHAR([.D120])" office:value-type="string" office:string-value="" calcext:value-type="string">
            <text:p/>
          </table:table-cell>
          <table:table-cell table:formula="of:=CHAR([.E120])" office:value-type="string" office:string-value="" calcext:value-type="string">
            <text:p/>
          </table:table-cell>
          <table:table-cell table:formula="of:=DECIMAL([.F120];16)" office:value-type="float" office:value="0" calcext:value-type="float">
            <text:p>0</text:p>
          </table:table-cell>
          <table:table-cell table:formula="of:=DECIMAL([.G120];16)" office:value-type="float" office:value="0" calcext:value-type="float">
            <text:p>0</text:p>
          </table:table-cell>
          <table:table-cell table:formula="of:=BASE([.H120];2;4)" office:value-type="string" office:string-value="0000" calcext:value-type="string">
            <text:p>0000</text:p>
          </table:table-cell>
          <table:table-cell table:formula="of:=BASE([.I120];2;4)" office:value-type="string" office:string-value="0000" calcext:value-type="string">
            <text:p>0000</text:p>
          </table:table-cell>
          <table:table-cell table:formula="of:=[.J120]&amp;[.K120]" office:value-type="string" office:string-value="00000000" calcext:value-type="string">
            <text:p>00000000</text:p>
          </table:table-cell>
          <table:table-cell table:number-columns-repeated="9"/>
        </table:table-row>
        <table:table-row table:style-name="ro1">
          <table:table-cell table:formula="of:=[.A120]+1" office:value-type="float" office:value="80" calcext:value-type="float">
            <text:p>80</text:p>
          </table:table-cell>
          <table:table-cell table:formula="of:=MID([.$C$37];([.A121]-1)*4+1;2)">
            <text:p/>
          </table:table-cell>
          <table:table-cell table:formula="of:=MID([.$C$37];([.A121]-1)*4+1+2;2)">
            <text:p/>
          </table:table-cell>
          <table:table-cell table:formula="of:=DECIMAL([.B121];16)" office:value-type="float" office:value="0" calcext:value-type="float">
            <text:p>0</text:p>
          </table:table-cell>
          <table:table-cell table:formula="of:=DECIMAL([.C121];16)" office:value-type="float" office:value="0" calcext:value-type="float">
            <text:p>0</text:p>
          </table:table-cell>
          <table:table-cell table:formula="of:=CHAR([.D121])" office:value-type="string" office:string-value="" calcext:value-type="string">
            <text:p/>
          </table:table-cell>
          <table:table-cell table:formula="of:=CHAR([.E121])" office:value-type="string" office:string-value="" calcext:value-type="string">
            <text:p/>
          </table:table-cell>
          <table:table-cell table:formula="of:=DECIMAL([.F121];16)" office:value-type="float" office:value="0" calcext:value-type="float">
            <text:p>0</text:p>
          </table:table-cell>
          <table:table-cell table:formula="of:=DECIMAL([.G121];16)" office:value-type="float" office:value="0" calcext:value-type="float">
            <text:p>0</text:p>
          </table:table-cell>
          <table:table-cell table:formula="of:=BASE([.H121];2;4)" office:value-type="string" office:string-value="0000" calcext:value-type="string">
            <text:p>0000</text:p>
          </table:table-cell>
          <table:table-cell table:formula="of:=BASE([.I121];2;4)" office:value-type="string" office:string-value="0000" calcext:value-type="string">
            <text:p>0000</text:p>
          </table:table-cell>
          <table:table-cell table:formula="of:=[.J121]&amp;[.K121]" office:value-type="string" office:string-value="00000000" calcext:value-type="string">
            <text:p>00000000</text:p>
          </table:table-cell>
          <table:table-cell table:formula="of:=[.L120]&amp;[.L121]" office:value-type="string" office:string-value="0000000000000000" calcext:value-type="string">
            <text:p>0000000000000000</text:p>
          </table:table-cell>
          <table:table-cell office:value-type="string" calcext:value-type="string">
            <text:p>Waarde in milliVolt</text:p>
          </table:table-cell>
          <table:table-cell table:formula="of:=DECIMAL([.M121];2)" office:value-type="float" office:value="0" calcext:value-type="float">
            <text:p>0</text:p>
          </table:table-cell>
          <table:table-cell table:formula="of:=[.P119]+1" office:value-type="float" office:value="9" calcext:value-type="float">
            <text:p>9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21]+1" office:value-type="float" office:value="81" calcext:value-type="float">
            <text:p>81</text:p>
          </table:table-cell>
          <table:table-cell table:formula="of:=MID([.$C$37];([.A122]-1)*4+1;2)">
            <text:p/>
          </table:table-cell>
          <table:table-cell table:formula="of:=MID([.$C$37];([.A122]-1)*4+1+2;2)">
            <text:p/>
          </table:table-cell>
          <table:table-cell table:formula="of:=DECIMAL([.B122];16)" office:value-type="float" office:value="0" calcext:value-type="float">
            <text:p>0</text:p>
          </table:table-cell>
          <table:table-cell table:formula="of:=DECIMAL([.C122];16)" office:value-type="float" office:value="0" calcext:value-type="float">
            <text:p>0</text:p>
          </table:table-cell>
          <table:table-cell table:formula="of:=CHAR([.D122])" office:value-type="string" office:string-value="" calcext:value-type="string">
            <text:p/>
          </table:table-cell>
          <table:table-cell table:formula="of:=CHAR([.E122])" office:value-type="string" office:string-value="" calcext:value-type="string">
            <text:p/>
          </table:table-cell>
          <table:table-cell table:formula="of:=DECIMAL([.F122];16)" office:value-type="float" office:value="0" calcext:value-type="float">
            <text:p>0</text:p>
          </table:table-cell>
          <table:table-cell table:formula="of:=DECIMAL([.G122];16)" office:value-type="float" office:value="0" calcext:value-type="float">
            <text:p>0</text:p>
          </table:table-cell>
          <table:table-cell table:formula="of:=BASE([.H122];2;4)" office:value-type="string" office:string-value="0000" calcext:value-type="string">
            <text:p>0000</text:p>
          </table:table-cell>
          <table:table-cell table:formula="of:=BASE([.I122];2;4)" office:value-type="string" office:string-value="0000" calcext:value-type="string">
            <text:p>0000</text:p>
          </table:table-cell>
          <table:table-cell table:formula="of:=[.J122]&amp;[.K122]" office:value-type="string" office:string-value="00000000" calcext:value-type="string">
            <text:p>00000000</text:p>
          </table:table-cell>
          <table:table-cell table:number-columns-repeated="9"/>
        </table:table-row>
        <table:table-row table:style-name="ro1">
          <table:table-cell table:formula="of:=[.A122]+1" office:value-type="float" office:value="82" calcext:value-type="float">
            <text:p>82</text:p>
          </table:table-cell>
          <table:table-cell table:formula="of:=MID([.$C$37];([.A123]-1)*4+1;2)">
            <text:p/>
          </table:table-cell>
          <table:table-cell table:formula="of:=MID([.$C$37];([.A123]-1)*4+1+2;2)">
            <text:p/>
          </table:table-cell>
          <table:table-cell table:formula="of:=DECIMAL([.B123];16)" office:value-type="float" office:value="0" calcext:value-type="float">
            <text:p>0</text:p>
          </table:table-cell>
          <table:table-cell table:formula="of:=DECIMAL([.C123];16)" office:value-type="float" office:value="0" calcext:value-type="float">
            <text:p>0</text:p>
          </table:table-cell>
          <table:table-cell table:formula="of:=CHAR([.D123])" office:value-type="string" office:string-value="" calcext:value-type="string">
            <text:p/>
          </table:table-cell>
          <table:table-cell table:formula="of:=CHAR([.E123])" office:value-type="string" office:string-value="" calcext:value-type="string">
            <text:p/>
          </table:table-cell>
          <table:table-cell table:formula="of:=DECIMAL([.F123];16)" office:value-type="float" office:value="0" calcext:value-type="float">
            <text:p>0</text:p>
          </table:table-cell>
          <table:table-cell table:formula="of:=DECIMAL([.G123];16)" office:value-type="float" office:value="0" calcext:value-type="float">
            <text:p>0</text:p>
          </table:table-cell>
          <table:table-cell table:formula="of:=BASE([.H123];2;4)" office:value-type="string" office:string-value="0000" calcext:value-type="string">
            <text:p>0000</text:p>
          </table:table-cell>
          <table:table-cell table:formula="of:=BASE([.I123];2;4)" office:value-type="string" office:string-value="0000" calcext:value-type="string">
            <text:p>0000</text:p>
          </table:table-cell>
          <table:table-cell table:formula="of:=[.J123]&amp;[.K123]" office:value-type="string" office:string-value="00000000" calcext:value-type="string">
            <text:p>00000000</text:p>
          </table:table-cell>
          <table:table-cell table:formula="of:=[.L122]&amp;[.L123]" office:value-type="string" office:string-value="0000000000000000" calcext:value-type="string">
            <text:p>0000000000000000</text:p>
          </table:table-cell>
          <table:table-cell office:value-type="string" calcext:value-type="string">
            <text:p>Waarde in milliVolt</text:p>
          </table:table-cell>
          <table:table-cell table:formula="of:=DECIMAL([.M123];2)" office:value-type="float" office:value="0" calcext:value-type="float">
            <text:p>0</text:p>
          </table:table-cell>
          <table:table-cell table:formula="of:=[.P121]+1" office:value-type="float" office:value="10" calcext:value-type="float">
            <text:p>10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23]+1" office:value-type="float" office:value="83" calcext:value-type="float">
            <text:p>83</text:p>
          </table:table-cell>
          <table:table-cell table:formula="of:=MID([.$C$37];([.A124]-1)*4+1;2)">
            <text:p/>
          </table:table-cell>
          <table:table-cell table:formula="of:=MID([.$C$37];([.A124]-1)*4+1+2;2)">
            <text:p/>
          </table:table-cell>
          <table:table-cell table:formula="of:=DECIMAL([.B124];16)" office:value-type="float" office:value="0" calcext:value-type="float">
            <text:p>0</text:p>
          </table:table-cell>
          <table:table-cell table:formula="of:=DECIMAL([.C124];16)" office:value-type="float" office:value="0" calcext:value-type="float">
            <text:p>0</text:p>
          </table:table-cell>
          <table:table-cell table:formula="of:=CHAR([.D124])" office:value-type="string" office:string-value="" calcext:value-type="string">
            <text:p/>
          </table:table-cell>
          <table:table-cell table:formula="of:=CHAR([.E124])" office:value-type="string" office:string-value="" calcext:value-type="string">
            <text:p/>
          </table:table-cell>
          <table:table-cell table:formula="of:=DECIMAL([.F124];16)" office:value-type="float" office:value="0" calcext:value-type="float">
            <text:p>0</text:p>
          </table:table-cell>
          <table:table-cell table:formula="of:=DECIMAL([.G124];16)" office:value-type="float" office:value="0" calcext:value-type="float">
            <text:p>0</text:p>
          </table:table-cell>
          <table:table-cell table:formula="of:=BASE([.H124];2;4)" office:value-type="string" office:string-value="0000" calcext:value-type="string">
            <text:p>0000</text:p>
          </table:table-cell>
          <table:table-cell table:formula="of:=BASE([.I124];2;4)" office:value-type="string" office:string-value="0000" calcext:value-type="string">
            <text:p>0000</text:p>
          </table:table-cell>
          <table:table-cell table:formula="of:=[.J124]&amp;[.K124]" office:value-type="string" office:string-value="00000000" calcext:value-type="string">
            <text:p>00000000</text:p>
          </table:table-cell>
          <table:table-cell table:number-columns-repeated="9"/>
        </table:table-row>
        <table:table-row table:style-name="ro1">
          <table:table-cell table:formula="of:=[.A124]+1" office:value-type="float" office:value="84" calcext:value-type="float">
            <text:p>84</text:p>
          </table:table-cell>
          <table:table-cell table:formula="of:=MID([.$C$37];([.A125]-1)*4+1;2)">
            <text:p/>
          </table:table-cell>
          <table:table-cell table:formula="of:=MID([.$C$37];([.A125]-1)*4+1+2;2)">
            <text:p/>
          </table:table-cell>
          <table:table-cell table:formula="of:=DECIMAL([.B125];16)" office:value-type="float" office:value="0" calcext:value-type="float">
            <text:p>0</text:p>
          </table:table-cell>
          <table:table-cell table:formula="of:=DECIMAL([.C125];16)" office:value-type="float" office:value="0" calcext:value-type="float">
            <text:p>0</text:p>
          </table:table-cell>
          <table:table-cell table:formula="of:=CHAR([.D125])" office:value-type="string" office:string-value="" calcext:value-type="string">
            <text:p/>
          </table:table-cell>
          <table:table-cell table:formula="of:=CHAR([.E125])" office:value-type="string" office:string-value="" calcext:value-type="string">
            <text:p/>
          </table:table-cell>
          <table:table-cell table:formula="of:=DECIMAL([.F125];16)" office:value-type="float" office:value="0" calcext:value-type="float">
            <text:p>0</text:p>
          </table:table-cell>
          <table:table-cell table:formula="of:=DECIMAL([.G125];16)" office:value-type="float" office:value="0" calcext:value-type="float">
            <text:p>0</text:p>
          </table:table-cell>
          <table:table-cell table:formula="of:=BASE([.H125];2;4)" office:value-type="string" office:string-value="0000" calcext:value-type="string">
            <text:p>0000</text:p>
          </table:table-cell>
          <table:table-cell table:formula="of:=BASE([.I125];2;4)" office:value-type="string" office:string-value="0000" calcext:value-type="string">
            <text:p>0000</text:p>
          </table:table-cell>
          <table:table-cell table:formula="of:=[.J125]&amp;[.K125]" office:value-type="string" office:string-value="00000000" calcext:value-type="string">
            <text:p>00000000</text:p>
          </table:table-cell>
          <table:table-cell table:formula="of:=[.L124]&amp;[.L125]" office:value-type="string" office:string-value="0000000000000000" calcext:value-type="string">
            <text:p>0000000000000000</text:p>
          </table:table-cell>
          <table:table-cell office:value-type="string" calcext:value-type="string">
            <text:p>Waarde in milliVolt</text:p>
          </table:table-cell>
          <table:table-cell table:formula="of:=DECIMAL([.M125];2)" office:value-type="float" office:value="0" calcext:value-type="float">
            <text:p>0</text:p>
          </table:table-cell>
          <table:table-cell table:formula="of:=[.P123]+1" office:value-type="float" office:value="11" calcext:value-type="float">
            <text:p>11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25]+1" office:value-type="float" office:value="85" calcext:value-type="float">
            <text:p>85</text:p>
          </table:table-cell>
          <table:table-cell table:formula="of:=MID([.$C$37];([.A126]-1)*4+1;2)">
            <text:p/>
          </table:table-cell>
          <table:table-cell table:formula="of:=MID([.$C$37];([.A126]-1)*4+1+2;2)">
            <text:p/>
          </table:table-cell>
          <table:table-cell table:formula="of:=DECIMAL([.B126];16)" office:value-type="float" office:value="0" calcext:value-type="float">
            <text:p>0</text:p>
          </table:table-cell>
          <table:table-cell table:formula="of:=DECIMAL([.C126];16)" office:value-type="float" office:value="0" calcext:value-type="float">
            <text:p>0</text:p>
          </table:table-cell>
          <table:table-cell table:formula="of:=CHAR([.D126])" office:value-type="string" office:string-value="" calcext:value-type="string">
            <text:p/>
          </table:table-cell>
          <table:table-cell table:formula="of:=CHAR([.E126])" office:value-type="string" office:string-value="" calcext:value-type="string">
            <text:p/>
          </table:table-cell>
          <table:table-cell table:formula="of:=DECIMAL([.F126];16)" office:value-type="float" office:value="0" calcext:value-type="float">
            <text:p>0</text:p>
          </table:table-cell>
          <table:table-cell table:formula="of:=DECIMAL([.G126];16)" office:value-type="float" office:value="0" calcext:value-type="float">
            <text:p>0</text:p>
          </table:table-cell>
          <table:table-cell table:formula="of:=BASE([.H126];2;4)" office:value-type="string" office:string-value="0000" calcext:value-type="string">
            <text:p>0000</text:p>
          </table:table-cell>
          <table:table-cell table:formula="of:=BASE([.I126];2;4)" office:value-type="string" office:string-value="0000" calcext:value-type="string">
            <text:p>0000</text:p>
          </table:table-cell>
          <table:table-cell table:formula="of:=[.J126]&amp;[.K126]" office:value-type="string" office:string-value="00000000" calcext:value-type="string">
            <text:p>00000000</text:p>
          </table:table-cell>
          <table:table-cell table:number-columns-repeated="9"/>
        </table:table-row>
        <table:table-row table:style-name="ro1">
          <table:table-cell table:formula="of:=[.A126]+1" office:value-type="float" office:value="86" calcext:value-type="float">
            <text:p>86</text:p>
          </table:table-cell>
          <table:table-cell table:formula="of:=MID([.$C$37];([.A127]-1)*4+1;2)">
            <text:p/>
          </table:table-cell>
          <table:table-cell table:formula="of:=MID([.$C$37];([.A127]-1)*4+1+2;2)">
            <text:p/>
          </table:table-cell>
          <table:table-cell table:formula="of:=DECIMAL([.B127];16)" office:value-type="float" office:value="0" calcext:value-type="float">
            <text:p>0</text:p>
          </table:table-cell>
          <table:table-cell table:formula="of:=DECIMAL([.C127];16)" office:value-type="float" office:value="0" calcext:value-type="float">
            <text:p>0</text:p>
          </table:table-cell>
          <table:table-cell table:formula="of:=CHAR([.D127])" office:value-type="string" office:string-value="" calcext:value-type="string">
            <text:p/>
          </table:table-cell>
          <table:table-cell table:formula="of:=CHAR([.E127])" office:value-type="string" office:string-value="" calcext:value-type="string">
            <text:p/>
          </table:table-cell>
          <table:table-cell table:formula="of:=DECIMAL([.F127];16)" office:value-type="float" office:value="0" calcext:value-type="float">
            <text:p>0</text:p>
          </table:table-cell>
          <table:table-cell table:formula="of:=DECIMAL([.G127];16)" office:value-type="float" office:value="0" calcext:value-type="float">
            <text:p>0</text:p>
          </table:table-cell>
          <table:table-cell table:formula="of:=BASE([.H127];2;4)" office:value-type="string" office:string-value="0000" calcext:value-type="string">
            <text:p>0000</text:p>
          </table:table-cell>
          <table:table-cell table:formula="of:=BASE([.I127];2;4)" office:value-type="string" office:string-value="0000" calcext:value-type="string">
            <text:p>0000</text:p>
          </table:table-cell>
          <table:table-cell table:formula="of:=[.J127]&amp;[.K127]" office:value-type="string" office:string-value="00000000" calcext:value-type="string">
            <text:p>00000000</text:p>
          </table:table-cell>
          <table:table-cell table:formula="of:=[.L126]&amp;[.L127]" office:value-type="string" office:string-value="0000000000000000" calcext:value-type="string">
            <text:p>0000000000000000</text:p>
          </table:table-cell>
          <table:table-cell office:value-type="string" calcext:value-type="string">
            <text:p>Waarde in milliVolt</text:p>
          </table:table-cell>
          <table:table-cell table:formula="of:=DECIMAL([.M127];2)" office:value-type="float" office:value="0" calcext:value-type="float">
            <text:p>0</text:p>
          </table:table-cell>
          <table:table-cell table:formula="of:=[.P125]+1" office:value-type="float" office:value="12" calcext:value-type="float">
            <text:p>12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27]+1" office:value-type="float" office:value="87" calcext:value-type="float">
            <text:p>87</text:p>
          </table:table-cell>
          <table:table-cell table:formula="of:=MID([.$C$37];([.A128]-1)*4+1;2)">
            <text:p/>
          </table:table-cell>
          <table:table-cell table:formula="of:=MID([.$C$37];([.A128]-1)*4+1+2;2)">
            <text:p/>
          </table:table-cell>
          <table:table-cell table:formula="of:=DECIMAL([.B128];16)" office:value-type="float" office:value="0" calcext:value-type="float">
            <text:p>0</text:p>
          </table:table-cell>
          <table:table-cell table:formula="of:=DECIMAL([.C128];16)" office:value-type="float" office:value="0" calcext:value-type="float">
            <text:p>0</text:p>
          </table:table-cell>
          <table:table-cell table:formula="of:=CHAR([.D128])" office:value-type="string" office:string-value="" calcext:value-type="string">
            <text:p/>
          </table:table-cell>
          <table:table-cell table:formula="of:=CHAR([.E128])" office:value-type="string" office:string-value="" calcext:value-type="string">
            <text:p/>
          </table:table-cell>
          <table:table-cell table:formula="of:=DECIMAL([.F128];16)" office:value-type="float" office:value="0" calcext:value-type="float">
            <text:p>0</text:p>
          </table:table-cell>
          <table:table-cell table:formula="of:=DECIMAL([.G128];16)" office:value-type="float" office:value="0" calcext:value-type="float">
            <text:p>0</text:p>
          </table:table-cell>
          <table:table-cell table:formula="of:=BASE([.H128];2;4)" office:value-type="string" office:string-value="0000" calcext:value-type="string">
            <text:p>0000</text:p>
          </table:table-cell>
          <table:table-cell table:formula="of:=BASE([.I128];2;4)" office:value-type="string" office:string-value="0000" calcext:value-type="string">
            <text:p>0000</text:p>
          </table:table-cell>
          <table:table-cell table:formula="of:=[.J128]&amp;[.K128]" office:value-type="string" office:string-value="00000000" calcext:value-type="string">
            <text:p>00000000</text:p>
          </table:table-cell>
          <table:table-cell table:number-columns-repeated="9"/>
        </table:table-row>
        <table:table-row table:style-name="ro1">
          <table:table-cell table:formula="of:=[.A128]+1" office:value-type="float" office:value="88" calcext:value-type="float">
            <text:p>88</text:p>
          </table:table-cell>
          <table:table-cell table:formula="of:=MID([.$C$37];([.A129]-1)*4+1;2)">
            <text:p/>
          </table:table-cell>
          <table:table-cell table:formula="of:=MID([.$C$37];([.A129]-1)*4+1+2;2)">
            <text:p/>
          </table:table-cell>
          <table:table-cell table:formula="of:=DECIMAL([.B129];16)" office:value-type="float" office:value="0" calcext:value-type="float">
            <text:p>0</text:p>
          </table:table-cell>
          <table:table-cell table:formula="of:=DECIMAL([.C129];16)" office:value-type="float" office:value="0" calcext:value-type="float">
            <text:p>0</text:p>
          </table:table-cell>
          <table:table-cell table:formula="of:=CHAR([.D129])" office:value-type="string" office:string-value="" calcext:value-type="string">
            <text:p/>
          </table:table-cell>
          <table:table-cell table:formula="of:=CHAR([.E129])" office:value-type="string" office:string-value="" calcext:value-type="string">
            <text:p/>
          </table:table-cell>
          <table:table-cell table:formula="of:=DECIMAL([.F129];16)" office:value-type="float" office:value="0" calcext:value-type="float">
            <text:p>0</text:p>
          </table:table-cell>
          <table:table-cell table:formula="of:=DECIMAL([.G129];16)" office:value-type="float" office:value="0" calcext:value-type="float">
            <text:p>0</text:p>
          </table:table-cell>
          <table:table-cell table:formula="of:=BASE([.H129];2;4)" office:value-type="string" office:string-value="0000" calcext:value-type="string">
            <text:p>0000</text:p>
          </table:table-cell>
          <table:table-cell table:formula="of:=BASE([.I129];2;4)" office:value-type="string" office:string-value="0000" calcext:value-type="string">
            <text:p>0000</text:p>
          </table:table-cell>
          <table:table-cell table:formula="of:=[.J129]&amp;[.K129]" office:value-type="string" office:string-value="00000000" calcext:value-type="string">
            <text:p>00000000</text:p>
          </table:table-cell>
          <table:table-cell table:formula="of:=[.L128]&amp;[.L129]" office:value-type="string" office:string-value="0000000000000000" calcext:value-type="string">
            <text:p>0000000000000000</text:p>
          </table:table-cell>
          <table:table-cell office:value-type="string" calcext:value-type="string">
            <text:p>Waarde in milliVolt</text:p>
          </table:table-cell>
          <table:table-cell table:formula="of:=DECIMAL([.M129];2)" office:value-type="float" office:value="0" calcext:value-type="float">
            <text:p>0</text:p>
          </table:table-cell>
          <table:table-cell table:formula="of:=[.P127]+1" office:value-type="float" office:value="13" calcext:value-type="float">
            <text:p>13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29]+1" office:value-type="float" office:value="89" calcext:value-type="float">
            <text:p>89</text:p>
          </table:table-cell>
          <table:table-cell table:formula="of:=MID([.$C$37];([.A130]-1)*4+1;2)">
            <text:p/>
          </table:table-cell>
          <table:table-cell table:formula="of:=MID([.$C$37];([.A130]-1)*4+1+2;2)">
            <text:p/>
          </table:table-cell>
          <table:table-cell table:formula="of:=DECIMAL([.B130];16)" office:value-type="float" office:value="0" calcext:value-type="float">
            <text:p>0</text:p>
          </table:table-cell>
          <table:table-cell table:formula="of:=DECIMAL([.C130];16)" office:value-type="float" office:value="0" calcext:value-type="float">
            <text:p>0</text:p>
          </table:table-cell>
          <table:table-cell table:formula="of:=CHAR([.D130])" office:value-type="string" office:string-value="" calcext:value-type="string">
            <text:p/>
          </table:table-cell>
          <table:table-cell table:formula="of:=CHAR([.E130])" office:value-type="string" office:string-value="" calcext:value-type="string">
            <text:p/>
          </table:table-cell>
          <table:table-cell table:formula="of:=DECIMAL([.F130];16)" office:value-type="float" office:value="0" calcext:value-type="float">
            <text:p>0</text:p>
          </table:table-cell>
          <table:table-cell table:formula="of:=DECIMAL([.G130];16)" office:value-type="float" office:value="0" calcext:value-type="float">
            <text:p>0</text:p>
          </table:table-cell>
          <table:table-cell table:formula="of:=BASE([.H130];2;4)" office:value-type="string" office:string-value="0000" calcext:value-type="string">
            <text:p>0000</text:p>
          </table:table-cell>
          <table:table-cell table:formula="of:=BASE([.I130];2;4)" office:value-type="string" office:string-value="0000" calcext:value-type="string">
            <text:p>0000</text:p>
          </table:table-cell>
          <table:table-cell table:formula="of:=[.J130]&amp;[.K130]" office:value-type="string" office:string-value="00000000" calcext:value-type="string">
            <text:p>00000000</text:p>
          </table:table-cell>
          <table:table-cell table:number-columns-repeated="9"/>
        </table:table-row>
        <table:table-row table:style-name="ro1">
          <table:table-cell table:formula="of:=[.A130]+1" office:value-type="float" office:value="90" calcext:value-type="float">
            <text:p>90</text:p>
          </table:table-cell>
          <table:table-cell table:formula="of:=MID([.$C$37];([.A131]-1)*4+1;2)">
            <text:p/>
          </table:table-cell>
          <table:table-cell table:formula="of:=MID([.$C$37];([.A131]-1)*4+1+2;2)">
            <text:p/>
          </table:table-cell>
          <table:table-cell table:formula="of:=DECIMAL([.B131];16)" office:value-type="float" office:value="0" calcext:value-type="float">
            <text:p>0</text:p>
          </table:table-cell>
          <table:table-cell table:formula="of:=DECIMAL([.C131];16)" office:value-type="float" office:value="0" calcext:value-type="float">
            <text:p>0</text:p>
          </table:table-cell>
          <table:table-cell table:formula="of:=CHAR([.D131])" office:value-type="string" office:string-value="" calcext:value-type="string">
            <text:p/>
          </table:table-cell>
          <table:table-cell table:formula="of:=CHAR([.E131])" office:value-type="string" office:string-value="" calcext:value-type="string">
            <text:p/>
          </table:table-cell>
          <table:table-cell table:formula="of:=DECIMAL([.F131];16)" office:value-type="float" office:value="0" calcext:value-type="float">
            <text:p>0</text:p>
          </table:table-cell>
          <table:table-cell table:formula="of:=DECIMAL([.G131];16)" office:value-type="float" office:value="0" calcext:value-type="float">
            <text:p>0</text:p>
          </table:table-cell>
          <table:table-cell table:formula="of:=BASE([.H131];2;4)" office:value-type="string" office:string-value="0000" calcext:value-type="string">
            <text:p>0000</text:p>
          </table:table-cell>
          <table:table-cell table:formula="of:=BASE([.I131];2;4)" office:value-type="string" office:string-value="0000" calcext:value-type="string">
            <text:p>0000</text:p>
          </table:table-cell>
          <table:table-cell table:formula="of:=[.J131]&amp;[.K131]" office:value-type="string" office:string-value="00000000" calcext:value-type="string">
            <text:p>00000000</text:p>
          </table:table-cell>
          <table:table-cell table:formula="of:=[.L130]&amp;[.L131]" office:value-type="string" office:string-value="0000000000000000" calcext:value-type="string">
            <text:p>0000000000000000</text:p>
          </table:table-cell>
          <table:table-cell office:value-type="string" calcext:value-type="string">
            <text:p>Waarde in milliVolt</text:p>
          </table:table-cell>
          <table:table-cell table:formula="of:=DECIMAL([.M131];2)" office:value-type="float" office:value="0" calcext:value-type="float">
            <text:p>0</text:p>
          </table:table-cell>
          <table:table-cell table:formula="of:=[.P129]+1" office:value-type="float" office:value="14" calcext:value-type="float">
            <text:p>14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31]+1" office:value-type="float" office:value="91" calcext:value-type="float">
            <text:p>91</text:p>
          </table:table-cell>
          <table:table-cell table:formula="of:=MID([.$C$37];([.A132]-1)*4+1;2)">
            <text:p/>
          </table:table-cell>
          <table:table-cell table:formula="of:=MID([.$C$37];([.A132]-1)*4+1+2;2)">
            <text:p/>
          </table:table-cell>
          <table:table-cell table:formula="of:=DECIMAL([.B132];16)" office:value-type="float" office:value="0" calcext:value-type="float">
            <text:p>0</text:p>
          </table:table-cell>
          <table:table-cell table:formula="of:=DECIMAL([.C132];16)" office:value-type="float" office:value="0" calcext:value-type="float">
            <text:p>0</text:p>
          </table:table-cell>
          <table:table-cell table:formula="of:=CHAR([.D132])" office:value-type="string" office:string-value="" calcext:value-type="string">
            <text:p/>
          </table:table-cell>
          <table:table-cell table:formula="of:=CHAR([.E132])" office:value-type="string" office:string-value="" calcext:value-type="string">
            <text:p/>
          </table:table-cell>
          <table:table-cell table:formula="of:=DECIMAL([.F132];16)" office:value-type="float" office:value="0" calcext:value-type="float">
            <text:p>0</text:p>
          </table:table-cell>
          <table:table-cell table:formula="of:=DECIMAL([.G132];16)" office:value-type="float" office:value="0" calcext:value-type="float">
            <text:p>0</text:p>
          </table:table-cell>
          <table:table-cell table:formula="of:=BASE([.H132];2;4)" office:value-type="string" office:string-value="0000" calcext:value-type="string">
            <text:p>0000</text:p>
          </table:table-cell>
          <table:table-cell table:formula="of:=BASE([.I132];2;4)" office:value-type="string" office:string-value="0000" calcext:value-type="string">
            <text:p>0000</text:p>
          </table:table-cell>
          <table:table-cell table:formula="of:=[.J132]&amp;[.K132]" office:value-type="string" office:string-value="00000000" calcext:value-type="string">
            <text:p>00000000</text:p>
          </table:table-cell>
          <table:table-cell table:number-columns-repeated="9"/>
        </table:table-row>
        <table:table-row table:style-name="ro1">
          <table:table-cell table:formula="of:=[.A132]+1" office:value-type="float" office:value="92" calcext:value-type="float">
            <text:p>92</text:p>
          </table:table-cell>
          <table:table-cell table:formula="of:=MID([.$C$37];([.A133]-1)*4+1;2)">
            <text:p/>
          </table:table-cell>
          <table:table-cell table:formula="of:=MID([.$C$37];([.A133]-1)*4+1+2;2)">
            <text:p/>
          </table:table-cell>
          <table:table-cell table:formula="of:=DECIMAL([.B133];16)" office:value-type="float" office:value="0" calcext:value-type="float">
            <text:p>0</text:p>
          </table:table-cell>
          <table:table-cell table:formula="of:=DECIMAL([.C133];16)" office:value-type="float" office:value="0" calcext:value-type="float">
            <text:p>0</text:p>
          </table:table-cell>
          <table:table-cell table:formula="of:=CHAR([.D133])" office:value-type="string" office:string-value="" calcext:value-type="string">
            <text:p/>
          </table:table-cell>
          <table:table-cell table:formula="of:=CHAR([.E133])" office:value-type="string" office:string-value="" calcext:value-type="string">
            <text:p/>
          </table:table-cell>
          <table:table-cell table:formula="of:=DECIMAL([.F133];16)" office:value-type="float" office:value="0" calcext:value-type="float">
            <text:p>0</text:p>
          </table:table-cell>
          <table:table-cell table:formula="of:=DECIMAL([.G133];16)" office:value-type="float" office:value="0" calcext:value-type="float">
            <text:p>0</text:p>
          </table:table-cell>
          <table:table-cell table:formula="of:=BASE([.H133];2;4)" office:value-type="string" office:string-value="0000" calcext:value-type="string">
            <text:p>0000</text:p>
          </table:table-cell>
          <table:table-cell table:formula="of:=BASE([.I133];2;4)" office:value-type="string" office:string-value="0000" calcext:value-type="string">
            <text:p>0000</text:p>
          </table:table-cell>
          <table:table-cell table:formula="of:=[.J133]&amp;[.K133]" office:value-type="string" office:string-value="00000000" calcext:value-type="string">
            <text:p>00000000</text:p>
          </table:table-cell>
          <table:table-cell table:formula="of:=[.L132]&amp;[.L133]" office:value-type="string" office:string-value="0000000000000000" calcext:value-type="string">
            <text:p>0000000000000000</text:p>
          </table:table-cell>
          <table:table-cell office:value-type="string" calcext:value-type="string">
            <text:p>Waarde in milliVolt</text:p>
          </table:table-cell>
          <table:table-cell table:formula="of:=DECIMAL([.M133];2)" office:value-type="float" office:value="0" calcext:value-type="float">
            <text:p>0</text:p>
          </table:table-cell>
          <table:table-cell table:formula="of:=[.P131]+1" office:value-type="float" office:value="15" calcext:value-type="float">
            <text:p>15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33]+1" office:value-type="float" office:value="93" calcext:value-type="float">
            <text:p>93</text:p>
          </table:table-cell>
          <table:table-cell table:formula="of:=MID([.$C$37];([.A134]-1)*4+1;2)">
            <text:p/>
          </table:table-cell>
          <table:table-cell table:formula="of:=MID([.$C$37];([.A134]-1)*4+1+2;2)">
            <text:p/>
          </table:table-cell>
          <table:table-cell table:formula="of:=DECIMAL([.B134];16)" office:value-type="float" office:value="0" calcext:value-type="float">
            <text:p>0</text:p>
          </table:table-cell>
          <table:table-cell table:formula="of:=DECIMAL([.C134];16)" office:value-type="float" office:value="0" calcext:value-type="float">
            <text:p>0</text:p>
          </table:table-cell>
          <table:table-cell table:formula="of:=CHAR([.D134])" office:value-type="string" office:string-value="" calcext:value-type="string">
            <text:p/>
          </table:table-cell>
          <table:table-cell table:formula="of:=CHAR([.E134])" office:value-type="string" office:string-value="" calcext:value-type="string">
            <text:p/>
          </table:table-cell>
          <table:table-cell table:formula="of:=DECIMAL([.F134];16)" office:value-type="float" office:value="0" calcext:value-type="float">
            <text:p>0</text:p>
          </table:table-cell>
          <table:table-cell table:formula="of:=DECIMAL([.G134];16)" office:value-type="float" office:value="0" calcext:value-type="float">
            <text:p>0</text:p>
          </table:table-cell>
          <table:table-cell table:formula="of:=BASE([.H134];2;4)" office:value-type="string" office:string-value="0000" calcext:value-type="string">
            <text:p>0000</text:p>
          </table:table-cell>
          <table:table-cell table:formula="of:=BASE([.I134];2;4)" office:value-type="string" office:string-value="0000" calcext:value-type="string">
            <text:p>0000</text:p>
          </table:table-cell>
          <table:table-cell table:formula="of:=[.J134]&amp;[.K134]" office:value-type="string" office:string-value="00000000" calcext:value-type="string">
            <text:p>00000000</text:p>
          </table:table-cell>
          <table:table-cell table:formula="of:=DECIMAL([.L134];2)" office:value-type="float" office:value="0" calcext:value-type="float">
            <text:p>0</text:p>
          </table:table-cell>
          <table:table-cell office:value-type="string" calcext:value-type="string">
            <text:p>Aantal temperatuursensors</text:p>
          </table:table-cell>
          <table:table-cell table:number-columns-repeated="7"/>
        </table:table-row>
        <table:table-row table:style-name="ro1">
          <table:table-cell table:formula="of:=[.A134]+1" office:value-type="float" office:value="94" calcext:value-type="float">
            <text:p>94</text:p>
          </table:table-cell>
          <table:table-cell table:formula="of:=MID([.$C$37];([.A135]-1)*4+1;2)">
            <text:p/>
          </table:table-cell>
          <table:table-cell table:formula="of:=MID([.$C$37];([.A135]-1)*4+1+2;2)">
            <text:p/>
          </table:table-cell>
          <table:table-cell table:formula="of:=DECIMAL([.B135];16)" office:value-type="float" office:value="0" calcext:value-type="float">
            <text:p>0</text:p>
          </table:table-cell>
          <table:table-cell table:formula="of:=DECIMAL([.C135];16)" office:value-type="float" office:value="0" calcext:value-type="float">
            <text:p>0</text:p>
          </table:table-cell>
          <table:table-cell table:formula="of:=CHAR([.D135])" office:value-type="string" office:string-value="" calcext:value-type="string">
            <text:p/>
          </table:table-cell>
          <table:table-cell table:formula="of:=CHAR([.E135])" office:value-type="string" office:string-value="" calcext:value-type="string">
            <text:p/>
          </table:table-cell>
          <table:table-cell table:formula="of:=DECIMAL([.F135];16)" office:value-type="float" office:value="0" calcext:value-type="float">
            <text:p>0</text:p>
          </table:table-cell>
          <table:table-cell table:formula="of:=DECIMAL([.G135];16)" office:value-type="float" office:value="0" calcext:value-type="float">
            <text:p>0</text:p>
          </table:table-cell>
          <table:table-cell table:formula="of:=BASE([.H135];2;4)" office:value-type="string" office:string-value="0000" calcext:value-type="string">
            <text:p>0000</text:p>
          </table:table-cell>
          <table:table-cell table:formula="of:=BASE([.I135];2;4)" office:value-type="string" office:string-value="0000" calcext:value-type="string">
            <text:p>0000</text:p>
          </table:table-cell>
          <table:table-cell table:formula="of:=[.J135]&amp;[.K135]" office:value-type="string" office:string-value="00000000" calcext:value-type="string">
            <text:p>00000000</text:p>
          </table:table-cell>
          <table:table-cell table:number-columns-repeated="9"/>
        </table:table-row>
        <table:table-row table:style-name="ro1">
          <table:table-cell table:formula="of:=[.A135]+1" office:value-type="float" office:value="95" calcext:value-type="float">
            <text:p>95</text:p>
          </table:table-cell>
          <table:table-cell table:formula="of:=MID([.$C$37];([.A136]-1)*4+1;2)">
            <text:p/>
          </table:table-cell>
          <table:table-cell table:formula="of:=MID([.$C$37];([.A136]-1)*4+1+2;2)">
            <text:p/>
          </table:table-cell>
          <table:table-cell table:formula="of:=DECIMAL([.B136];16)" office:value-type="float" office:value="0" calcext:value-type="float">
            <text:p>0</text:p>
          </table:table-cell>
          <table:table-cell table:formula="of:=DECIMAL([.C136];16)" office:value-type="float" office:value="0" calcext:value-type="float">
            <text:p>0</text:p>
          </table:table-cell>
          <table:table-cell table:formula="of:=CHAR([.D136])" office:value-type="string" office:string-value="" calcext:value-type="string">
            <text:p/>
          </table:table-cell>
          <table:table-cell table:formula="of:=CHAR([.E136])" office:value-type="string" office:string-value="" calcext:value-type="string">
            <text:p/>
          </table:table-cell>
          <table:table-cell table:formula="of:=DECIMAL([.F136];16)" office:value-type="float" office:value="0" calcext:value-type="float">
            <text:p>0</text:p>
          </table:table-cell>
          <table:table-cell table:formula="of:=DECIMAL([.G136];16)" office:value-type="float" office:value="0" calcext:value-type="float">
            <text:p>0</text:p>
          </table:table-cell>
          <table:table-cell table:formula="of:=BASE([.H136];2;4)" office:value-type="string" office:string-value="0000" calcext:value-type="string">
            <text:p>0000</text:p>
          </table:table-cell>
          <table:table-cell table:formula="of:=BASE([.I136];2;4)" office:value-type="string" office:string-value="0000" calcext:value-type="string">
            <text:p>0000</text:p>
          </table:table-cell>
          <table:table-cell table:formula="of:=[.J136]&amp;[.K136]" office:value-type="string" office:string-value="00000000" calcext:value-type="string">
            <text:p>00000000</text:p>
          </table:table-cell>
          <table:table-cell table:formula="of:=[.L135]&amp;[.L136]" office:value-type="string" office:string-value="0000000000000000" calcext:value-type="string">
            <text:p>0000000000000000</text:p>
          </table:table-cell>
          <table:table-cell office:value-type="string" calcext:value-type="string">
            <text:p>Waarde in Kelvin * 10</text:p>
          </table:table-cell>
          <table:table-cell table:formula="of:=DECIMAL([.M136];2)" office:value-type="float" office:value="0" calcext:value-type="float">
            <text:p>0</text:p>
          </table:table-cell>
          <table:table-cell table:formula="of:=[.P134]+1" office:value-type="float" office:value="1" calcext:value-type="float">
            <text:p>1</text:p>
          </table:table-cell>
          <table:table-cell office:value-type="string" calcext:value-type="string">
            <text:p>sel</text:p>
          </table:table-cell>
          <table:table-cell table:formula="of:=[.O136]/10-273.1" office:value-type="float" office:value="-273.1" calcext:value-type="float">
            <text:p>-273.1</text:p>
          </table:table-cell>
          <table:table-cell office:value-type="string" calcext:value-type="string">
            <text:p>grade C</text:p>
          </table:table-cell>
          <table:table-cell table:number-columns-repeated="2"/>
        </table:table-row>
        <table:table-row table:style-name="ro1">
          <table:table-cell table:formula="of:=[.A136]+1" office:value-type="float" office:value="96" calcext:value-type="float">
            <text:p>96</text:p>
          </table:table-cell>
          <table:table-cell table:formula="of:=MID([.$C$37];([.A137]-1)*4+1;2)">
            <text:p/>
          </table:table-cell>
          <table:table-cell table:formula="of:=MID([.$C$37];([.A137]-1)*4+1+2;2)">
            <text:p/>
          </table:table-cell>
          <table:table-cell table:formula="of:=DECIMAL([.B137];16)" office:value-type="float" office:value="0" calcext:value-type="float">
            <text:p>0</text:p>
          </table:table-cell>
          <table:table-cell table:formula="of:=DECIMAL([.C137];16)" office:value-type="float" office:value="0" calcext:value-type="float">
            <text:p>0</text:p>
          </table:table-cell>
          <table:table-cell table:formula="of:=CHAR([.D137])" office:value-type="string" office:string-value="" calcext:value-type="string">
            <text:p/>
          </table:table-cell>
          <table:table-cell table:formula="of:=CHAR([.E137])" office:value-type="string" office:string-value="" calcext:value-type="string">
            <text:p/>
          </table:table-cell>
          <table:table-cell table:formula="of:=DECIMAL([.F137];16)" office:value-type="float" office:value="0" calcext:value-type="float">
            <text:p>0</text:p>
          </table:table-cell>
          <table:table-cell table:formula="of:=DECIMAL([.G137];16)" office:value-type="float" office:value="0" calcext:value-type="float">
            <text:p>0</text:p>
          </table:table-cell>
          <table:table-cell table:formula="of:=BASE([.H137];2;4)" office:value-type="string" office:string-value="0000" calcext:value-type="string">
            <text:p>0000</text:p>
          </table:table-cell>
          <table:table-cell table:formula="of:=BASE([.I137];2;4)" office:value-type="string" office:string-value="0000" calcext:value-type="string">
            <text:p>0000</text:p>
          </table:table-cell>
          <table:table-cell table:formula="of:=[.J137]&amp;[.K137]" office:value-type="string" office:string-value="00000000" calcext:value-type="string">
            <text:p>00000000</text:p>
          </table:table-cell>
          <table:table-cell table:number-columns-repeated="9"/>
        </table:table-row>
        <table:table-row table:style-name="ro1">
          <table:table-cell table:formula="of:=[.A137]+1" office:value-type="float" office:value="97" calcext:value-type="float">
            <text:p>97</text:p>
          </table:table-cell>
          <table:table-cell table:formula="of:=MID([.$C$37];([.A138]-1)*4+1;2)">
            <text:p/>
          </table:table-cell>
          <table:table-cell table:formula="of:=MID([.$C$37];([.A138]-1)*4+1+2;2)">
            <text:p/>
          </table:table-cell>
          <table:table-cell table:formula="of:=DECIMAL([.B138];16)" office:value-type="float" office:value="0" calcext:value-type="float">
            <text:p>0</text:p>
          </table:table-cell>
          <table:table-cell table:formula="of:=DECIMAL([.C138];16)" office:value-type="float" office:value="0" calcext:value-type="float">
            <text:p>0</text:p>
          </table:table-cell>
          <table:table-cell table:formula="of:=CHAR([.D138])" office:value-type="string" office:string-value="" calcext:value-type="string">
            <text:p/>
          </table:table-cell>
          <table:table-cell table:formula="of:=CHAR([.E138])" office:value-type="string" office:string-value="" calcext:value-type="string">
            <text:p/>
          </table:table-cell>
          <table:table-cell table:formula="of:=DECIMAL([.F138];16)" office:value-type="float" office:value="0" calcext:value-type="float">
            <text:p>0</text:p>
          </table:table-cell>
          <table:table-cell table:formula="of:=DECIMAL([.G138];16)" office:value-type="float" office:value="0" calcext:value-type="float">
            <text:p>0</text:p>
          </table:table-cell>
          <table:table-cell table:formula="of:=BASE([.H138];2;4)" office:value-type="string" office:string-value="0000" calcext:value-type="string">
            <text:p>0000</text:p>
          </table:table-cell>
          <table:table-cell table:formula="of:=BASE([.I138];2;4)" office:value-type="string" office:string-value="0000" calcext:value-type="string">
            <text:p>0000</text:p>
          </table:table-cell>
          <table:table-cell table:formula="of:=[.J138]&amp;[.K138]" office:value-type="string" office:string-value="00000000" calcext:value-type="string">
            <text:p>00000000</text:p>
          </table:table-cell>
          <table:table-cell table:formula="of:=[.L137]&amp;[.L138]" office:value-type="string" office:string-value="0000000000000000" calcext:value-type="string">
            <text:p>0000000000000000</text:p>
          </table:table-cell>
          <table:table-cell office:value-type="string" calcext:value-type="string">
            <text:p>Waarde in Kelvin * 10</text:p>
          </table:table-cell>
          <table:table-cell table:formula="of:=DECIMAL([.M138];2)" office:value-type="float" office:value="0" calcext:value-type="float">
            <text:p>0</text:p>
          </table:table-cell>
          <table:table-cell table:formula="of:=[.P136]+1" office:value-type="float" office:value="2" calcext:value-type="float">
            <text:p>2</text:p>
          </table:table-cell>
          <table:table-cell office:value-type="string" calcext:value-type="string">
            <text:p>sel</text:p>
          </table:table-cell>
          <table:table-cell table:formula="of:=[.O138]/10-273.1" office:value-type="float" office:value="-273.1" calcext:value-type="float">
            <text:p>-273.1</text:p>
          </table:table-cell>
          <table:table-cell office:value-type="string" calcext:value-type="string">
            <text:p>grade C</text:p>
          </table:table-cell>
          <table:table-cell table:number-columns-repeated="2"/>
        </table:table-row>
        <table:table-row table:style-name="ro1">
          <table:table-cell table:formula="of:=[.A138]+1" office:value-type="float" office:value="98" calcext:value-type="float">
            <text:p>98</text:p>
          </table:table-cell>
          <table:table-cell table:formula="of:=MID([.$C$37];([.A139]-1)*4+1;2)">
            <text:p/>
          </table:table-cell>
          <table:table-cell table:formula="of:=MID([.$C$37];([.A139]-1)*4+1+2;2)">
            <text:p/>
          </table:table-cell>
          <table:table-cell table:formula="of:=DECIMAL([.B139];16)" office:value-type="float" office:value="0" calcext:value-type="float">
            <text:p>0</text:p>
          </table:table-cell>
          <table:table-cell table:formula="of:=DECIMAL([.C139];16)" office:value-type="float" office:value="0" calcext:value-type="float">
            <text:p>0</text:p>
          </table:table-cell>
          <table:table-cell table:formula="of:=CHAR([.D139])" office:value-type="string" office:string-value="" calcext:value-type="string">
            <text:p/>
          </table:table-cell>
          <table:table-cell table:formula="of:=CHAR([.E139])" office:value-type="string" office:string-value="" calcext:value-type="string">
            <text:p/>
          </table:table-cell>
          <table:table-cell table:formula="of:=DECIMAL([.F139];16)" office:value-type="float" office:value="0" calcext:value-type="float">
            <text:p>0</text:p>
          </table:table-cell>
          <table:table-cell table:formula="of:=DECIMAL([.G139];16)" office:value-type="float" office:value="0" calcext:value-type="float">
            <text:p>0</text:p>
          </table:table-cell>
          <table:table-cell table:formula="of:=BASE([.H139];2;4)" office:value-type="string" office:string-value="0000" calcext:value-type="string">
            <text:p>0000</text:p>
          </table:table-cell>
          <table:table-cell table:formula="of:=BASE([.I139];2;4)" office:value-type="string" office:string-value="0000" calcext:value-type="string">
            <text:p>0000</text:p>
          </table:table-cell>
          <table:table-cell table:formula="of:=[.J139]&amp;[.K139]" office:value-type="string" office:string-value="00000000" calcext:value-type="string">
            <text:p>00000000</text:p>
          </table:table-cell>
          <table:table-cell table:number-columns-repeated="9"/>
        </table:table-row>
        <table:table-row table:style-name="ro1">
          <table:table-cell table:formula="of:=[.A139]+1" office:value-type="float" office:value="99" calcext:value-type="float">
            <text:p>99</text:p>
          </table:table-cell>
          <table:table-cell table:formula="of:=MID([.$C$37];([.A140]-1)*4+1;2)">
            <text:p/>
          </table:table-cell>
          <table:table-cell table:formula="of:=MID([.$C$37];([.A140]-1)*4+1+2;2)">
            <text:p/>
          </table:table-cell>
          <table:table-cell table:formula="of:=DECIMAL([.B140];16)" office:value-type="float" office:value="0" calcext:value-type="float">
            <text:p>0</text:p>
          </table:table-cell>
          <table:table-cell table:formula="of:=DECIMAL([.C140];16)" office:value-type="float" office:value="0" calcext:value-type="float">
            <text:p>0</text:p>
          </table:table-cell>
          <table:table-cell table:formula="of:=CHAR([.D140])" office:value-type="string" office:string-value="" calcext:value-type="string">
            <text:p/>
          </table:table-cell>
          <table:table-cell table:formula="of:=CHAR([.E140])" office:value-type="string" office:string-value="" calcext:value-type="string">
            <text:p/>
          </table:table-cell>
          <table:table-cell table:formula="of:=DECIMAL([.F140];16)" office:value-type="float" office:value="0" calcext:value-type="float">
            <text:p>0</text:p>
          </table:table-cell>
          <table:table-cell table:formula="of:=DECIMAL([.G140];16)" office:value-type="float" office:value="0" calcext:value-type="float">
            <text:p>0</text:p>
          </table:table-cell>
          <table:table-cell table:formula="of:=BASE([.H140];2;4)" office:value-type="string" office:string-value="0000" calcext:value-type="string">
            <text:p>0000</text:p>
          </table:table-cell>
          <table:table-cell table:formula="of:=BASE([.I140];2;4)" office:value-type="string" office:string-value="0000" calcext:value-type="string">
            <text:p>0000</text:p>
          </table:table-cell>
          <table:table-cell table:formula="of:=[.J140]&amp;[.K140]" office:value-type="string" office:string-value="00000000" calcext:value-type="string">
            <text:p>00000000</text:p>
          </table:table-cell>
          <table:table-cell table:formula="of:=[.L139]&amp;[.L140]" office:value-type="string" office:string-value="0000000000000000" calcext:value-type="string">
            <text:p>0000000000000000</text:p>
          </table:table-cell>
          <table:table-cell office:value-type="string" calcext:value-type="string">
            <text:p>Waarde in Kelvin * 10</text:p>
          </table:table-cell>
          <table:table-cell table:formula="of:=DECIMAL([.M140];2)" office:value-type="float" office:value="0" calcext:value-type="float">
            <text:p>0</text:p>
          </table:table-cell>
          <table:table-cell table:formula="of:=[.P138]+1" office:value-type="float" office:value="3" calcext:value-type="float">
            <text:p>3</text:p>
          </table:table-cell>
          <table:table-cell office:value-type="string" calcext:value-type="string">
            <text:p>sel</text:p>
          </table:table-cell>
          <table:table-cell table:formula="of:=[.O140]/10-273.1" office:value-type="float" office:value="-273.1" calcext:value-type="float">
            <text:p>-273.1</text:p>
          </table:table-cell>
          <table:table-cell office:value-type="string" calcext:value-type="string">
            <text:p>grade C</text:p>
          </table:table-cell>
          <table:table-cell table:number-columns-repeated="2"/>
        </table:table-row>
        <table:table-row table:style-name="ro1">
          <table:table-cell table:formula="of:=[.A140]+1" office:value-type="float" office:value="100" calcext:value-type="float">
            <text:p>100</text:p>
          </table:table-cell>
          <table:table-cell table:formula="of:=MID([.$C$37];([.A141]-1)*4+1;2)">
            <text:p/>
          </table:table-cell>
          <table:table-cell table:formula="of:=MID([.$C$37];([.A141]-1)*4+1+2;2)">
            <text:p/>
          </table:table-cell>
          <table:table-cell table:formula="of:=DECIMAL([.B141];16)" office:value-type="float" office:value="0" calcext:value-type="float">
            <text:p>0</text:p>
          </table:table-cell>
          <table:table-cell table:formula="of:=DECIMAL([.C141];16)" office:value-type="float" office:value="0" calcext:value-type="float">
            <text:p>0</text:p>
          </table:table-cell>
          <table:table-cell table:formula="of:=CHAR([.D141])" office:value-type="string" office:string-value="" calcext:value-type="string">
            <text:p/>
          </table:table-cell>
          <table:table-cell table:formula="of:=CHAR([.E141])" office:value-type="string" office:string-value="" calcext:value-type="string">
            <text:p/>
          </table:table-cell>
          <table:table-cell table:formula="of:=DECIMAL([.F141];16)" office:value-type="float" office:value="0" calcext:value-type="float">
            <text:p>0</text:p>
          </table:table-cell>
          <table:table-cell table:formula="of:=DECIMAL([.G141];16)" office:value-type="float" office:value="0" calcext:value-type="float">
            <text:p>0</text:p>
          </table:table-cell>
          <table:table-cell table:formula="of:=BASE([.H141];2;4)" office:value-type="string" office:string-value="0000" calcext:value-type="string">
            <text:p>0000</text:p>
          </table:table-cell>
          <table:table-cell table:formula="of:=BASE([.I141];2;4)" office:value-type="string" office:string-value="0000" calcext:value-type="string">
            <text:p>0000</text:p>
          </table:table-cell>
          <table:table-cell table:formula="of:=[.J141]&amp;[.K141]" office:value-type="string" office:string-value="00000000" calcext:value-type="string">
            <text:p>00000000</text:p>
          </table:table-cell>
          <table:table-cell table:number-columns-repeated="9"/>
        </table:table-row>
        <table:table-row table:style-name="ro1">
          <table:table-cell table:formula="of:=[.A141]+1" office:value-type="float" office:value="101" calcext:value-type="float">
            <text:p>101</text:p>
          </table:table-cell>
          <table:table-cell table:formula="of:=MID([.$C$37];([.A142]-1)*4+1;2)">
            <text:p/>
          </table:table-cell>
          <table:table-cell table:formula="of:=MID([.$C$37];([.A142]-1)*4+1+2;2)">
            <text:p/>
          </table:table-cell>
          <table:table-cell table:formula="of:=DECIMAL([.B142];16)" office:value-type="float" office:value="0" calcext:value-type="float">
            <text:p>0</text:p>
          </table:table-cell>
          <table:table-cell table:formula="of:=DECIMAL([.C142];16)" office:value-type="float" office:value="0" calcext:value-type="float">
            <text:p>0</text:p>
          </table:table-cell>
          <table:table-cell table:formula="of:=CHAR([.D142])" office:value-type="string" office:string-value="" calcext:value-type="string">
            <text:p/>
          </table:table-cell>
          <table:table-cell table:formula="of:=CHAR([.E142])" office:value-type="string" office:string-value="" calcext:value-type="string">
            <text:p/>
          </table:table-cell>
          <table:table-cell table:formula="of:=DECIMAL([.F142];16)" office:value-type="float" office:value="0" calcext:value-type="float">
            <text:p>0</text:p>
          </table:table-cell>
          <table:table-cell table:formula="of:=DECIMAL([.G142];16)" office:value-type="float" office:value="0" calcext:value-type="float">
            <text:p>0</text:p>
          </table:table-cell>
          <table:table-cell table:formula="of:=BASE([.H142];2;4)" office:value-type="string" office:string-value="0000" calcext:value-type="string">
            <text:p>0000</text:p>
          </table:table-cell>
          <table:table-cell table:formula="of:=BASE([.I142];2;4)" office:value-type="string" office:string-value="0000" calcext:value-type="string">
            <text:p>0000</text:p>
          </table:table-cell>
          <table:table-cell table:formula="of:=[.J142]&amp;[.K142]" office:value-type="string" office:string-value="00000000" calcext:value-type="string">
            <text:p>00000000</text:p>
          </table:table-cell>
          <table:table-cell table:formula="of:=[.L141]&amp;[.L142]" office:value-type="string" office:string-value="0000000000000000" calcext:value-type="string">
            <text:p>0000000000000000</text:p>
          </table:table-cell>
          <table:table-cell office:value-type="string" calcext:value-type="string">
            <text:p>Waarde in Kelvin * 10</text:p>
          </table:table-cell>
          <table:table-cell table:formula="of:=DECIMAL([.M142];2)" office:value-type="float" office:value="0" calcext:value-type="float">
            <text:p>0</text:p>
          </table:table-cell>
          <table:table-cell table:formula="of:=[.P140]+1" office:value-type="float" office:value="4" calcext:value-type="float">
            <text:p>4</text:p>
          </table:table-cell>
          <table:table-cell office:value-type="string" calcext:value-type="string">
            <text:p>sel</text:p>
          </table:table-cell>
          <table:table-cell table:formula="of:=[.O142]/10-273.1" office:value-type="float" office:value="-273.1" calcext:value-type="float">
            <text:p>-273.1</text:p>
          </table:table-cell>
          <table:table-cell office:value-type="string" calcext:value-type="string">
            <text:p>grade C</text:p>
          </table:table-cell>
          <table:table-cell table:number-columns-repeated="2"/>
        </table:table-row>
        <table:table-row table:style-name="ro1">
          <table:table-cell table:formula="of:=[.A142]+1" office:value-type="float" office:value="102" calcext:value-type="float">
            <text:p>102</text:p>
          </table:table-cell>
          <table:table-cell table:formula="of:=MID([.$C$37];([.A143]-1)*4+1;2)">
            <text:p/>
          </table:table-cell>
          <table:table-cell table:formula="of:=MID([.$C$37];([.A143]-1)*4+1+2;2)">
            <text:p/>
          </table:table-cell>
          <table:table-cell table:formula="of:=DECIMAL([.B143];16)" office:value-type="float" office:value="0" calcext:value-type="float">
            <text:p>0</text:p>
          </table:table-cell>
          <table:table-cell table:formula="of:=DECIMAL([.C143];16)" office:value-type="float" office:value="0" calcext:value-type="float">
            <text:p>0</text:p>
          </table:table-cell>
          <table:table-cell table:formula="of:=CHAR([.D143])" office:value-type="string" office:string-value="" calcext:value-type="string">
            <text:p/>
          </table:table-cell>
          <table:table-cell table:formula="of:=CHAR([.E143])" office:value-type="string" office:string-value="" calcext:value-type="string">
            <text:p/>
          </table:table-cell>
          <table:table-cell table:formula="of:=DECIMAL([.F143];16)" office:value-type="float" office:value="0" calcext:value-type="float">
            <text:p>0</text:p>
          </table:table-cell>
          <table:table-cell table:formula="of:=DECIMAL([.G143];16)" office:value-type="float" office:value="0" calcext:value-type="float">
            <text:p>0</text:p>
          </table:table-cell>
          <table:table-cell table:formula="of:=BASE([.H143];2;4)" office:value-type="string" office:string-value="0000" calcext:value-type="string">
            <text:p>0000</text:p>
          </table:table-cell>
          <table:table-cell table:formula="of:=BASE([.I143];2;4)" office:value-type="string" office:string-value="0000" calcext:value-type="string">
            <text:p>0000</text:p>
          </table:table-cell>
          <table:table-cell table:formula="of:=[.J143]&amp;[.K143]" office:value-type="string" office:string-value="00000000" calcext:value-type="string">
            <text:p>00000000</text:p>
          </table:table-cell>
          <table:table-cell table:number-columns-repeated="9"/>
        </table:table-row>
        <table:table-row table:style-name="ro1">
          <table:table-cell table:formula="of:=[.A143]+1" office:value-type="float" office:value="103" calcext:value-type="float">
            <text:p>103</text:p>
          </table:table-cell>
          <table:table-cell table:formula="of:=MID([.$C$37];([.A144]-1)*4+1;2)">
            <text:p/>
          </table:table-cell>
          <table:table-cell table:formula="of:=MID([.$C$37];([.A144]-1)*4+1+2;2)">
            <text:p/>
          </table:table-cell>
          <table:table-cell table:formula="of:=DECIMAL([.B144];16)" office:value-type="float" office:value="0" calcext:value-type="float">
            <text:p>0</text:p>
          </table:table-cell>
          <table:table-cell table:formula="of:=DECIMAL([.C144];16)" office:value-type="float" office:value="0" calcext:value-type="float">
            <text:p>0</text:p>
          </table:table-cell>
          <table:table-cell table:formula="of:=CHAR([.D144])" office:value-type="string" office:string-value="" calcext:value-type="string">
            <text:p/>
          </table:table-cell>
          <table:table-cell table:formula="of:=CHAR([.E144])" office:value-type="string" office:string-value="" calcext:value-type="string">
            <text:p/>
          </table:table-cell>
          <table:table-cell table:formula="of:=DECIMAL([.F144];16)" office:value-type="float" office:value="0" calcext:value-type="float">
            <text:p>0</text:p>
          </table:table-cell>
          <table:table-cell table:formula="of:=DECIMAL([.G144];16)" office:value-type="float" office:value="0" calcext:value-type="float">
            <text:p>0</text:p>
          </table:table-cell>
          <table:table-cell table:formula="of:=BASE([.H144];2;4)" office:value-type="string" office:string-value="0000" calcext:value-type="string">
            <text:p>0000</text:p>
          </table:table-cell>
          <table:table-cell table:formula="of:=BASE([.I144];2;4)" office:value-type="string" office:string-value="0000" calcext:value-type="string">
            <text:p>0000</text:p>
          </table:table-cell>
          <table:table-cell table:formula="of:=[.J144]&amp;[.K144]" office:value-type="string" office:string-value="00000000" calcext:value-type="string">
            <text:p>00000000</text:p>
          </table:table-cell>
          <table:table-cell table:formula="of:=[.L143]&amp;[.L144]" office:value-type="string" office:string-value="0000000000000000" calcext:value-type="string">
            <text:p>0000000000000000</text:p>
          </table:table-cell>
          <table:table-cell office:value-type="string" calcext:value-type="string">
            <text:p>Waarde in Kelvin * 10</text:p>
          </table:table-cell>
          <table:table-cell table:formula="of:=DECIMAL([.M144];2)" office:value-type="float" office:value="0" calcext:value-type="float">
            <text:p>0</text:p>
          </table:table-cell>
          <table:table-cell table:formula="of:=[.P142]+1" office:value-type="float" office:value="5" calcext:value-type="float">
            <text:p>5</text:p>
          </table:table-cell>
          <table:table-cell office:value-type="string" calcext:value-type="string">
            <text:p>sel</text:p>
          </table:table-cell>
          <table:table-cell table:formula="of:=[.O144]/10-273.1" office:value-type="float" office:value="-273.1" calcext:value-type="float">
            <text:p>-273.1</text:p>
          </table:table-cell>
          <table:table-cell office:value-type="string" calcext:value-type="string">
            <text:p>grade C</text:p>
          </table:table-cell>
          <table:table-cell table:number-columns-repeated="2"/>
        </table:table-row>
        <table:table-row table:style-name="ro1">
          <table:table-cell table:formula="of:=[.A144]+1" office:value-type="float" office:value="104" calcext:value-type="float">
            <text:p>104</text:p>
          </table:table-cell>
          <table:table-cell table:formula="of:=MID([.$C$37];([.A145]-1)*4+1;2)">
            <text:p/>
          </table:table-cell>
          <table:table-cell table:formula="of:=MID([.$C$37];([.A145]-1)*4+1+2;2)">
            <text:p/>
          </table:table-cell>
          <table:table-cell table:formula="of:=DECIMAL([.B145];16)" office:value-type="float" office:value="0" calcext:value-type="float">
            <text:p>0</text:p>
          </table:table-cell>
          <table:table-cell table:formula="of:=DECIMAL([.C145];16)" office:value-type="float" office:value="0" calcext:value-type="float">
            <text:p>0</text:p>
          </table:table-cell>
          <table:table-cell table:formula="of:=CHAR([.D145])" office:value-type="string" office:string-value="" calcext:value-type="string">
            <text:p/>
          </table:table-cell>
          <table:table-cell table:formula="of:=CHAR([.E145])" office:value-type="string" office:string-value="" calcext:value-type="string">
            <text:p/>
          </table:table-cell>
          <table:table-cell table:formula="of:=DECIMAL([.F145];16)" office:value-type="float" office:value="0" calcext:value-type="float">
            <text:p>0</text:p>
          </table:table-cell>
          <table:table-cell table:formula="of:=DECIMAL([.G145];16)" office:value-type="float" office:value="0" calcext:value-type="float">
            <text:p>0</text:p>
          </table:table-cell>
          <table:table-cell table:formula="of:=BASE([.H145];2;4)" office:value-type="string" office:string-value="0000" calcext:value-type="string">
            <text:p>0000</text:p>
          </table:table-cell>
          <table:table-cell table:formula="of:=BASE([.I145];2;4)" office:value-type="string" office:string-value="0000" calcext:value-type="string">
            <text:p>0000</text:p>
          </table:table-cell>
          <table:table-cell table:formula="of:=[.J145]&amp;[.K145]" office:value-type="string" office:string-value="00000000" calcext:value-type="string">
            <text:p>00000000</text:p>
          </table:table-cell>
          <table:table-cell table:number-columns-repeated="7"/>
          <table:table-cell table:formula="of:=26+([.A145]-1)*4+1-1" office:value-type="float" office:value="438" calcext:value-type="float">
            <text:p>438</text:p>
          </table:table-cell>
          <table:table-cell table:formula="of:=[.T145]+8" office:value-type="float" office:value="446" calcext:value-type="float">
            <text:p>446</text:p>
          </table:table-cell>
        </table:table-row>
        <table:table-row table:style-name="ro1">
          <table:table-cell table:formula="of:=[.A145]+1" office:value-type="float" office:value="105" calcext:value-type="float">
            <text:p>105</text:p>
          </table:table-cell>
          <table:table-cell table:formula="of:=MID([.$C$37];([.A146]-1)*4+1;2)">
            <text:p/>
          </table:table-cell>
          <table:table-cell table:formula="of:=MID([.$C$37];([.A146]-1)*4+1+2;2)">
            <text:p/>
          </table:table-cell>
          <table:table-cell table:formula="of:=DECIMAL([.B146];16)" office:value-type="float" office:value="0" calcext:value-type="float">
            <text:p>0</text:p>
          </table:table-cell>
          <table:table-cell table:formula="of:=DECIMAL([.C146];16)" office:value-type="float" office:value="0" calcext:value-type="float">
            <text:p>0</text:p>
          </table:table-cell>
          <table:table-cell table:formula="of:=CHAR([.D146])" office:value-type="string" office:string-value="" calcext:value-type="string">
            <text:p/>
          </table:table-cell>
          <table:table-cell table:formula="of:=CHAR([.E146])" office:value-type="string" office:string-value="" calcext:value-type="string">
            <text:p/>
          </table:table-cell>
          <table:table-cell table:formula="of:=DECIMAL([.F146];16)" office:value-type="float" office:value="0" calcext:value-type="float">
            <text:p>0</text:p>
          </table:table-cell>
          <table:table-cell table:formula="of:=DECIMAL([.G146];16)" office:value-type="float" office:value="0" calcext:value-type="float">
            <text:p>0</text:p>
          </table:table-cell>
          <table:table-cell table:formula="of:=BASE([.H146];2;4)" office:value-type="string" office:string-value="0000" calcext:value-type="string">
            <text:p>0000</text:p>
          </table:table-cell>
          <table:table-cell table:formula="of:=BASE([.I146];2;4)" office:value-type="string" office:string-value="0000" calcext:value-type="string">
            <text:p>0000</text:p>
          </table:table-cell>
          <table:table-cell table:formula="of:=[.J146]&amp;[.K146]" office:value-type="string" office:string-value="00000000" calcext:value-type="string">
            <text:p>00000000</text:p>
          </table:table-cell>
          <table:table-cell table:formula="of:=[.L145]&amp;[.L146]" office:value-type="string" office:string-value="0000000000000000" calcext:value-type="string">
            <text:p>0000000000000000</text:p>
          </table:table-cell>
          <table:table-cell office:value-type="string" calcext:value-type="string">
            <text:p>Battery stroom</text:p>
          </table:table-cell>
          <table:table-cell table:formula="of:=DECIMAL([.M146];2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[.A146]+1" office:value-type="float" office:value="106" calcext:value-type="float">
            <text:p>106</text:p>
          </table:table-cell>
          <table:table-cell table:formula="of:=MID([.$C$37];([.A147]-1)*4+1;2)">
            <text:p/>
          </table:table-cell>
          <table:table-cell table:formula="of:=MID([.$C$37];([.A147]-1)*4+1+2;2)">
            <text:p/>
          </table:table-cell>
          <table:table-cell table:formula="of:=DECIMAL([.B147];16)" office:value-type="float" office:value="0" calcext:value-type="float">
            <text:p>0</text:p>
          </table:table-cell>
          <table:table-cell table:formula="of:=DECIMAL([.C147];16)" office:value-type="float" office:value="0" calcext:value-type="float">
            <text:p>0</text:p>
          </table:table-cell>
          <table:table-cell table:formula="of:=CHAR([.D147])" office:value-type="string" office:string-value="" calcext:value-type="string">
            <text:p/>
          </table:table-cell>
          <table:table-cell table:formula="of:=CHAR([.E147])" office:value-type="string" office:string-value="" calcext:value-type="string">
            <text:p/>
          </table:table-cell>
          <table:table-cell table:formula="of:=DECIMAL([.F147];16)" office:value-type="float" office:value="0" calcext:value-type="float">
            <text:p>0</text:p>
          </table:table-cell>
          <table:table-cell table:formula="of:=DECIMAL([.G147];16)" office:value-type="float" office:value="0" calcext:value-type="float">
            <text:p>0</text:p>
          </table:table-cell>
          <table:table-cell table:formula="of:=BASE([.H147];2;4)" office:value-type="string" office:string-value="0000" calcext:value-type="string">
            <text:p>0000</text:p>
          </table:table-cell>
          <table:table-cell table:formula="of:=BASE([.I147];2;4)" office:value-type="string" office:string-value="0000" calcext:value-type="string">
            <text:p>0000</text:p>
          </table:table-cell>
          <table:table-cell table:formula="of:=[.J147]&amp;[.K147]" office:value-type="string" office:string-value="00000000" calcext:value-type="string">
            <text:p>00000000</text:p>
          </table:table-cell>
          <table:table-cell table:number-columns-repeated="7"/>
          <table:table-cell table:formula="of:=26+([.A147]-1)*4+1-1" office:value-type="float" office:value="446" calcext:value-type="float">
            <text:p>446</text:p>
          </table:table-cell>
          <table:table-cell table:formula="of:=[.T147]+8" office:value-type="float" office:value="454" calcext:value-type="float">
            <text:p>454</text:p>
          </table:table-cell>
        </table:table-row>
        <table:table-row table:style-name="ro1">
          <table:table-cell table:formula="of:=[.A147]+1" office:value-type="float" office:value="107" calcext:value-type="float">
            <text:p>107</text:p>
          </table:table-cell>
          <table:table-cell table:formula="of:=MID([.$C$37];([.A148]-1)*4+1;2)">
            <text:p/>
          </table:table-cell>
          <table:table-cell table:formula="of:=MID([.$C$37];([.A148]-1)*4+1+2;2)">
            <text:p/>
          </table:table-cell>
          <table:table-cell table:formula="of:=DECIMAL([.B148];16)" office:value-type="float" office:value="0" calcext:value-type="float">
            <text:p>0</text:p>
          </table:table-cell>
          <table:table-cell table:formula="of:=DECIMAL([.C148];16)" office:value-type="float" office:value="0" calcext:value-type="float">
            <text:p>0</text:p>
          </table:table-cell>
          <table:table-cell table:formula="of:=CHAR([.D148])" office:value-type="string" office:string-value="" calcext:value-type="string">
            <text:p/>
          </table:table-cell>
          <table:table-cell table:formula="of:=CHAR([.E148])" office:value-type="string" office:string-value="" calcext:value-type="string">
            <text:p/>
          </table:table-cell>
          <table:table-cell table:formula="of:=DECIMAL([.F148];16)" office:value-type="float" office:value="0" calcext:value-type="float">
            <text:p>0</text:p>
          </table:table-cell>
          <table:table-cell table:formula="of:=DECIMAL([.G148];16)" office:value-type="float" office:value="0" calcext:value-type="float">
            <text:p>0</text:p>
          </table:table-cell>
          <table:table-cell table:formula="of:=BASE([.H148];2;4)" office:value-type="string" office:string-value="0000" calcext:value-type="string">
            <text:p>0000</text:p>
          </table:table-cell>
          <table:table-cell table:formula="of:=BASE([.I148];2;4)" office:value-type="string" office:string-value="0000" calcext:value-type="string">
            <text:p>0000</text:p>
          </table:table-cell>
          <table:table-cell table:formula="of:=[.J148]&amp;[.K148]" office:value-type="string" office:string-value="00000000" calcext:value-type="string">
            <text:p>00000000</text:p>
          </table:table-cell>
          <table:table-cell table:formula="of:=[.L147]&amp;[.L148]" office:value-type="string" office:string-value="0000000000000000" calcext:value-type="string">
            <text:p>0000000000000000</text:p>
          </table:table-cell>
          <table:table-cell office:value-type="string" calcext:value-type="string">
            <text:p>Battery spanning in milliVolts</text:p>
          </table:table-cell>
          <table:table-cell table:formula="of:=DECIMAL([.M148];2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[.A148]+1" office:value-type="float" office:value="108" calcext:value-type="float">
            <text:p>108</text:p>
          </table:table-cell>
          <table:table-cell table:formula="of:=MID([.$C$37];([.A149]-1)*4+1;2)">
            <text:p/>
          </table:table-cell>
          <table:table-cell table:formula="of:=MID([.$C$37];([.A149]-1)*4+1+2;2)">
            <text:p/>
          </table:table-cell>
          <table:table-cell table:formula="of:=DECIMAL([.B149];16)" office:value-type="float" office:value="0" calcext:value-type="float">
            <text:p>0</text:p>
          </table:table-cell>
          <table:table-cell table:formula="of:=DECIMAL([.C149];16)" office:value-type="float" office:value="0" calcext:value-type="float">
            <text:p>0</text:p>
          </table:table-cell>
          <table:table-cell table:formula="of:=CHAR([.D149])" office:value-type="string" office:string-value="" calcext:value-type="string">
            <text:p/>
          </table:table-cell>
          <table:table-cell table:formula="of:=CHAR([.E149])" office:value-type="string" office:string-value="" calcext:value-type="string">
            <text:p/>
          </table:table-cell>
          <table:table-cell table:formula="of:=DECIMAL([.F149];16)" office:value-type="float" office:value="0" calcext:value-type="float">
            <text:p>0</text:p>
          </table:table-cell>
          <table:table-cell table:formula="of:=DECIMAL([.G149];16)" office:value-type="float" office:value="0" calcext:value-type="float">
            <text:p>0</text:p>
          </table:table-cell>
          <table:table-cell table:formula="of:=BASE([.H149];2;4)" office:value-type="string" office:string-value="0000" calcext:value-type="string">
            <text:p>0000</text:p>
          </table:table-cell>
          <table:table-cell table:formula="of:=BASE([.I149];2;4)" office:value-type="string" office:string-value="0000" calcext:value-type="string">
            <text:p>0000</text:p>
          </table:table-cell>
          <table:table-cell table:formula="of:=[.J149]&amp;[.K149]" office:value-type="string" office:string-value="00000000" calcext:value-type="string">
            <text:p>00000000</text:p>
          </table:table-cell>
          <table:table-cell table:number-columns-repeated="7"/>
          <table:table-cell table:formula="of:=26+([.A149]-1)*4+1-1" office:value-type="float" office:value="454" calcext:value-type="float">
            <text:p>454</text:p>
          </table:table-cell>
          <table:table-cell table:formula="of:=[.T149]+8" office:value-type="float" office:value="462" calcext:value-type="float">
            <text:p>462</text:p>
          </table:table-cell>
        </table:table-row>
        <table:table-row table:style-name="ro1">
          <table:table-cell table:formula="of:=[.A149]+1" office:value-type="float" office:value="109" calcext:value-type="float">
            <text:p>109</text:p>
          </table:table-cell>
          <table:table-cell table:formula="of:=MID([.$C$37];([.A150]-1)*4+1;2)">
            <text:p/>
          </table:table-cell>
          <table:table-cell table:formula="of:=MID([.$C$37];([.A150]-1)*4+1+2;2)">
            <text:p/>
          </table:table-cell>
          <table:table-cell table:formula="of:=DECIMAL([.B150];16)" office:value-type="float" office:value="0" calcext:value-type="float">
            <text:p>0</text:p>
          </table:table-cell>
          <table:table-cell table:formula="of:=DECIMAL([.C150];16)" office:value-type="float" office:value="0" calcext:value-type="float">
            <text:p>0</text:p>
          </table:table-cell>
          <table:table-cell table:formula="of:=CHAR([.D150])" office:value-type="string" office:string-value="" calcext:value-type="string">
            <text:p/>
          </table:table-cell>
          <table:table-cell table:formula="of:=CHAR([.E150])" office:value-type="string" office:string-value="" calcext:value-type="string">
            <text:p/>
          </table:table-cell>
          <table:table-cell table:formula="of:=DECIMAL([.F150];16)" office:value-type="float" office:value="0" calcext:value-type="float">
            <text:p>0</text:p>
          </table:table-cell>
          <table:table-cell table:formula="of:=DECIMAL([.G150];16)" office:value-type="float" office:value="0" calcext:value-type="float">
            <text:p>0</text:p>
          </table:table-cell>
          <table:table-cell table:formula="of:=BASE([.H150];2;4)" office:value-type="string" office:string-value="0000" calcext:value-type="string">
            <text:p>0000</text:p>
          </table:table-cell>
          <table:table-cell table:formula="of:=BASE([.I150];2;4)" office:value-type="string" office:string-value="0000" calcext:value-type="string">
            <text:p>0000</text:p>
          </table:table-cell>
          <table:table-cell table:formula="of:=[.J150]&amp;[.K150]" office:value-type="string" office:string-value="00000000" calcext:value-type="string">
            <text:p>00000000</text:p>
          </table:table-cell>
          <table:table-cell table:formula="of:=[.L149]&amp;[.L150]" office:value-type="string" office:string-value="0000000000000000" calcext:value-type="string">
            <text:p>0000000000000000</text:p>
          </table:table-cell>
          <table:table-cell office:value-type="string" calcext:value-type="string">
            <text:p>Oorblywende energie in milliAmpuur</text:p>
          </table:table-cell>
          <table:table-cell table:formula="of:=DECIMAL([.M150];2)" office:value-type="float" office:value="0" calcext:value-type="float">
            <text:p>0</text:p>
          </table:table-cell>
          <table:table-cell table:number-columns-repeated="2"/>
          <table:table-cell table:formula="of:=48*[.O150]/1000/1000" office:value-type="float" office:value="0" calcext:value-type="float">
            <text:p>0</text:p>
          </table:table-cell>
          <table:table-cell office:value-type="string" calcext:value-type="string">
            <text:p>kWh</text:p>
          </table:table-cell>
          <table:table-cell table:number-columns-repeated="2"/>
        </table:table-row>
        <table:table-row table:style-name="ro1">
          <table:table-cell table:formula="of:=[.A150]+1" office:value-type="float" office:value="110" calcext:value-type="float">
            <text:p>110</text:p>
          </table:table-cell>
          <table:table-cell table:formula="of:=MID([.$C$37];([.A151]-1)*4+1;2)">
            <text:p/>
          </table:table-cell>
          <table:table-cell table:formula="of:=MID([.$C$37];([.A151]-1)*4+1+2;2)">
            <text:p/>
          </table:table-cell>
          <table:table-cell table:formula="of:=DECIMAL([.B151];16)" office:value-type="float" office:value="0" calcext:value-type="float">
            <text:p>0</text:p>
          </table:table-cell>
          <table:table-cell table:formula="of:=DECIMAL([.C151];16)" office:value-type="float" office:value="0" calcext:value-type="float">
            <text:p>0</text:p>
          </table:table-cell>
          <table:table-cell table:formula="of:=CHAR([.D151])" office:value-type="string" office:string-value="" calcext:value-type="string">
            <text:p/>
          </table:table-cell>
          <table:table-cell table:formula="of:=CHAR([.E151])" office:value-type="string" office:string-value="" calcext:value-type="string">
            <text:p/>
          </table:table-cell>
          <table:table-cell table:formula="of:=DECIMAL([.F151];16)" office:value-type="float" office:value="0" calcext:value-type="float">
            <text:p>0</text:p>
          </table:table-cell>
          <table:table-cell table:formula="of:=DECIMAL([.G151];16)" office:value-type="float" office:value="0" calcext:value-type="float">
            <text:p>0</text:p>
          </table:table-cell>
          <table:table-cell table:formula="of:=BASE([.H151];2;4)" office:value-type="string" office:string-value="0000" calcext:value-type="string">
            <text:p>0000</text:p>
          </table:table-cell>
          <table:table-cell table:formula="of:=BASE([.I151];2;4)" office:value-type="string" office:string-value="0000" calcext:value-type="string">
            <text:p>0000</text:p>
          </table:table-cell>
          <table:table-cell table:formula="of:=[.J151]&amp;[.K151]" office:value-type="string" office:string-value="00000000" calcext:value-type="string">
            <text:p>00000000</text:p>
          </table:table-cell>
          <table:table-cell/>
          <table:table-cell office:value-type="string" calcext:value-type="string">
            <text:p>Gebruiker gedefinieerd</text:p>
          </table:table-cell>
          <table:table-cell table:number-columns-repeated="7"/>
        </table:table-row>
        <table:table-row table:style-name="ro1">
          <table:table-cell table:formula="of:=[.A151]+1" office:value-type="float" office:value="111" calcext:value-type="float">
            <text:p>111</text:p>
          </table:table-cell>
          <table:table-cell table:formula="of:=MID([.$C$37];([.A152]-1)*4+1;2)">
            <text:p/>
          </table:table-cell>
          <table:table-cell table:formula="of:=MID([.$C$37];([.A152]-1)*4+1+2;2)">
            <text:p/>
          </table:table-cell>
          <table:table-cell table:formula="of:=DECIMAL([.B152];16)" office:value-type="float" office:value="0" calcext:value-type="float">
            <text:p>0</text:p>
          </table:table-cell>
          <table:table-cell table:formula="of:=DECIMAL([.C152];16)" office:value-type="float" office:value="0" calcext:value-type="float">
            <text:p>0</text:p>
          </table:table-cell>
          <table:table-cell table:formula="of:=CHAR([.D152])" office:value-type="string" office:string-value="" calcext:value-type="string">
            <text:p/>
          </table:table-cell>
          <table:table-cell table:formula="of:=CHAR([.E152])" office:value-type="string" office:string-value="" calcext:value-type="string">
            <text:p/>
          </table:table-cell>
          <table:table-cell table:formula="of:=DECIMAL([.F152];16)" office:value-type="float" office:value="0" calcext:value-type="float">
            <text:p>0</text:p>
          </table:table-cell>
          <table:table-cell table:formula="of:=DECIMAL([.G152];16)" office:value-type="float" office:value="0" calcext:value-type="float">
            <text:p>0</text:p>
          </table:table-cell>
          <table:table-cell table:formula="of:=BASE([.H152];2;4)" office:value-type="string" office:string-value="0000" calcext:value-type="string">
            <text:p>0000</text:p>
          </table:table-cell>
          <table:table-cell table:formula="of:=BASE([.I152];2;4)" office:value-type="string" office:string-value="0000" calcext:value-type="string">
            <text:p>0000</text:p>
          </table:table-cell>
          <table:table-cell table:formula="of:=[.J152]&amp;[.K152]" office:value-type="string" office:string-value="00000000" calcext:value-type="string">
            <text:p>00000000</text:p>
          </table:table-cell>
          <table:table-cell table:number-columns-repeated="7"/>
          <table:table-cell table:formula="of:=26+([.A152]-1)*4+1-1" office:value-type="float" office:value="466" calcext:value-type="float">
            <text:p>466</text:p>
          </table:table-cell>
          <table:table-cell table:formula="of:=[.T152]+8" office:value-type="float" office:value="474" calcext:value-type="float">
            <text:p>474</text:p>
          </table:table-cell>
        </table:table-row>
        <table:table-row table:style-name="ro1">
          <table:table-cell table:formula="of:=[.A152]+1" office:value-type="float" office:value="112" calcext:value-type="float">
            <text:p>112</text:p>
          </table:table-cell>
          <table:table-cell table:formula="of:=MID([.$C$37];([.A153]-1)*4+1;2)">
            <text:p/>
          </table:table-cell>
          <table:table-cell table:formula="of:=MID([.$C$37];([.A153]-1)*4+1+2;2)">
            <text:p/>
          </table:table-cell>
          <table:table-cell table:formula="of:=DECIMAL([.B153];16)" office:value-type="float" office:value="0" calcext:value-type="float">
            <text:p>0</text:p>
          </table:table-cell>
          <table:table-cell table:formula="of:=DECIMAL([.C153];16)" office:value-type="float" office:value="0" calcext:value-type="float">
            <text:p>0</text:p>
          </table:table-cell>
          <table:table-cell table:formula="of:=CHAR([.D153])" office:value-type="string" office:string-value="" calcext:value-type="string">
            <text:p/>
          </table:table-cell>
          <table:table-cell table:formula="of:=CHAR([.E153])" office:value-type="string" office:string-value="" calcext:value-type="string">
            <text:p/>
          </table:table-cell>
          <table:table-cell table:formula="of:=DECIMAL([.F153];16)" office:value-type="float" office:value="0" calcext:value-type="float">
            <text:p>0</text:p>
          </table:table-cell>
          <table:table-cell table:formula="of:=DECIMAL([.G153];16)" office:value-type="float" office:value="0" calcext:value-type="float">
            <text:p>0</text:p>
          </table:table-cell>
          <table:table-cell table:formula="of:=BASE([.H153];2;4)" office:value-type="string" office:string-value="0000" calcext:value-type="string">
            <text:p>0000</text:p>
          </table:table-cell>
          <table:table-cell table:formula="of:=BASE([.I153];2;4)" office:value-type="string" office:string-value="0000" calcext:value-type="string">
            <text:p>0000</text:p>
          </table:table-cell>
          <table:table-cell table:formula="of:=[.J153]&amp;[.K153]" office:value-type="string" office:string-value="00000000" calcext:value-type="string">
            <text:p>00000000</text:p>
          </table:table-cell>
          <table:table-cell table:formula="of:=[.L152]&amp;[.L153]" office:value-type="string" office:string-value="0000000000000000" calcext:value-type="string">
            <text:p>0000000000000000</text:p>
          </table:table-cell>
          <table:table-cell office:value-type="string" calcext:value-type="string">
            <text:p>Totale battery kapasiteit</text:p>
          </table:table-cell>
          <table:table-cell table:formula="of:=DECIMAL([.M153];2)" office:value-type="float" office:value="0" calcext:value-type="float">
            <text:p>0</text:p>
          </table:table-cell>
          <table:table-cell table:number-columns-repeated="2"/>
          <table:table-cell table:style-name="ce3" table:formula="of:=[.O150]/[.O153]" office:value-type="string" office:string-value="" calcext:value-type="error">
            <text:p>#DIV/0!</text:p>
          </table:table-cell>
          <table:table-cell office:value-type="string" calcext:value-type="string">
            <text:p>SOC (State of charge)</text:p>
          </table:table-cell>
          <table:table-cell table:number-columns-repeated="2"/>
        </table:table-row>
        <table:table-row table:style-name="ro1">
          <table:table-cell table:formula="of:=[.A153]+1" office:value-type="float" office:value="113" calcext:value-type="float">
            <text:p>113</text:p>
          </table:table-cell>
          <table:table-cell table:formula="of:=MID([.$C$37];([.A154]-1)*4+1;2)">
            <text:p/>
          </table:table-cell>
          <table:table-cell table:formula="of:=MID([.$C$37];([.A154]-1)*4+1+2;2)">
            <text:p/>
          </table:table-cell>
          <table:table-cell table:formula="of:=DECIMAL([.B154];16)" office:value-type="float" office:value="0" calcext:value-type="float">
            <text:p>0</text:p>
          </table:table-cell>
          <table:table-cell table:formula="of:=DECIMAL([.C154];16)" office:value-type="float" office:value="0" calcext:value-type="float">
            <text:p>0</text:p>
          </table:table-cell>
          <table:table-cell table:formula="of:=CHAR([.D154])" office:value-type="string" office:string-value="" calcext:value-type="string">
            <text:p/>
          </table:table-cell>
          <table:table-cell table:formula="of:=CHAR([.E154])" office:value-type="string" office:string-value="" calcext:value-type="string">
            <text:p/>
          </table:table-cell>
          <table:table-cell table:formula="of:=DECIMAL([.F154];16)" office:value-type="float" office:value="0" calcext:value-type="float">
            <text:p>0</text:p>
          </table:table-cell>
          <table:table-cell table:formula="of:=DECIMAL([.G154];16)" office:value-type="float" office:value="0" calcext:value-type="float">
            <text:p>0</text:p>
          </table:table-cell>
          <table:table-cell table:formula="of:=BASE([.H154];2;4)" office:value-type="string" office:string-value="0000" calcext:value-type="string">
            <text:p>0000</text:p>
          </table:table-cell>
          <table:table-cell table:formula="of:=BASE([.I154];2;4)" office:value-type="string" office:string-value="0000" calcext:value-type="string">
            <text:p>0000</text:p>
          </table:table-cell>
          <table:table-cell table:formula="of:=[.J154]&amp;[.K154]" office:value-type="string" office:string-value="00000000" calcext:value-type="string">
            <text:p>00000000</text:p>
          </table:table-cell>
          <table:table-cell table:number-columns-repeated="7"/>
          <table:table-cell table:formula="of:=26+([.A154]-1)*4+1-1" office:value-type="float" office:value="474" calcext:value-type="float">
            <text:p>474</text:p>
          </table:table-cell>
          <table:table-cell table:formula="of:=[.T154]+8" office:value-type="float" office:value="482" calcext:value-type="float">
            <text:p>482</text:p>
          </table:table-cell>
        </table:table-row>
        <table:table-row table:style-name="ro1">
          <table:table-cell table:formula="of:=[.A154]+1" office:value-type="float" office:value="114" calcext:value-type="float">
            <text:p>114</text:p>
          </table:table-cell>
          <table:table-cell table:formula="of:=MID([.$C$37];([.A155]-1)*4+1;2)">
            <text:p/>
          </table:table-cell>
          <table:table-cell table:formula="of:=MID([.$C$37];([.A155]-1)*4+1+2;2)">
            <text:p/>
          </table:table-cell>
          <table:table-cell table:formula="of:=DECIMAL([.B155];16)" office:value-type="float" office:value="0" calcext:value-type="float">
            <text:p>0</text:p>
          </table:table-cell>
          <table:table-cell table:formula="of:=DECIMAL([.C155];16)" office:value-type="float" office:value="0" calcext:value-type="float">
            <text:p>0</text:p>
          </table:table-cell>
          <table:table-cell table:formula="of:=CHAR([.D155])" office:value-type="string" office:string-value="" calcext:value-type="string">
            <text:p/>
          </table:table-cell>
          <table:table-cell table:formula="of:=CHAR([.E155])" office:value-type="string" office:string-value="" calcext:value-type="string">
            <text:p/>
          </table:table-cell>
          <table:table-cell table:formula="of:=DECIMAL([.F155];16)" office:value-type="float" office:value="0" calcext:value-type="float">
            <text:p>0</text:p>
          </table:table-cell>
          <table:table-cell table:formula="of:=DECIMAL([.G155];16)" office:value-type="float" office:value="0" calcext:value-type="float">
            <text:p>0</text:p>
          </table:table-cell>
          <table:table-cell table:formula="of:=BASE([.H155];2;4)" office:value-type="string" office:string-value="0000" calcext:value-type="string">
            <text:p>0000</text:p>
          </table:table-cell>
          <table:table-cell table:formula="of:=BASE([.I155];2;4)" office:value-type="string" office:string-value="0000" calcext:value-type="string">
            <text:p>0000</text:p>
          </table:table-cell>
          <table:table-cell table:formula="of:=[.J155]&amp;[.K155]" office:value-type="string" office:string-value="00000000" calcext:value-type="string">
            <text:p>00000000</text:p>
          </table:table-cell>
          <table:table-cell table:formula="of:=[.L154]&amp;[.L155]" office:value-type="string" office:string-value="0000000000000000" calcext:value-type="string">
            <text:p>0000000000000000</text:p>
          </table:table-cell>
          <table:table-cell office:value-type="string" calcext:value-type="string">
            <text:p>Aantal battery siklusse</text:p>
          </table:table-cell>
          <table:table-cell table:formula="of:=DECIMAL([.M155];2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[.A155]+1" office:value-type="float" office:value="115" calcext:value-type="float">
            <text:p>115</text:p>
          </table:table-cell>
          <table:table-cell table:formula="of:=MID([.$C$37];([.A156]-1)*4+1;2)">
            <text:p/>
          </table:table-cell>
          <table:table-cell table:formula="of:=MID([.$C$37];([.A156]-1)*4+1+2;2)">
            <text:p/>
          </table:table-cell>
          <table:table-cell table:formula="of:=DECIMAL([.B156];16)" office:value-type="float" office:value="0" calcext:value-type="float">
            <text:p>0</text:p>
          </table:table-cell>
          <table:table-cell table:formula="of:=DECIMAL([.C156];16)" office:value-type="float" office:value="0" calcext:value-type="float">
            <text:p>0</text:p>
          </table:table-cell>
          <table:table-cell table:formula="of:=CHAR([.D156])" office:value-type="string" office:string-value="" calcext:value-type="string">
            <text:p/>
          </table:table-cell>
          <table:table-cell table:formula="of:=CHAR([.E156])" office:value-type="string" office:string-value="" calcext:value-type="string">
            <text:p/>
          </table:table-cell>
          <table:table-cell table:formula="of:=DECIMAL([.F156];16)" office:value-type="float" office:value="0" calcext:value-type="float">
            <text:p>0</text:p>
          </table:table-cell>
          <table:table-cell table:formula="of:=DECIMAL([.G156];16)" office:value-type="float" office:value="0" calcext:value-type="float">
            <text:p>0</text:p>
          </table:table-cell>
          <table:table-cell table:formula="of:=BASE([.H156];2;4)" office:value-type="string" office:string-value="0000" calcext:value-type="string">
            <text:p>0000</text:p>
          </table:table-cell>
          <table:table-cell table:formula="of:=BASE([.I156];2;4)" office:value-type="string" office:string-value="0000" calcext:value-type="string">
            <text:p>0000</text:p>
          </table:table-cell>
          <table:table-cell table:formula="of:=[.J156]&amp;[.K156]" office:value-type="string" office:string-value="00000000" calcext:value-type="string">
            <text:p>00000000</text:p>
          </table:table-cell>
          <table:table-cell/>
          <table:table-cell table:style-name="ce2" office:value-type="string" calcext:value-type="string">
            <text:p>Onseker wat hierdie vlag is, dit is dieselfde as die vorige battery se waardes.</text:p>
          </table:table-cell>
          <table:table-cell table:number-columns-repeated="7"/>
        </table:table-row>
        <table:table-row table:style-name="ro1">
          <table:table-cell table:formula="of:=[.A156]+1" office:value-type="float" office:value="116" calcext:value-type="float">
            <text:p>116</text:p>
          </table:table-cell>
          <table:table-cell table:formula="of:=MID([.$C$37];([.A157]-1)*4+1;2)">
            <text:p/>
          </table:table-cell>
          <table:table-cell table:formula="of:=MID([.$C$37];([.A157]-1)*4+1+2;2)">
            <text:p/>
          </table:table-cell>
          <table:table-cell table:formula="of:=DECIMAL([.B157];16)" office:value-type="float" office:value="0" calcext:value-type="float">
            <text:p>0</text:p>
          </table:table-cell>
          <table:table-cell table:formula="of:=DECIMAL([.C157];16)" office:value-type="float" office:value="0" calcext:value-type="float">
            <text:p>0</text:p>
          </table:table-cell>
          <table:table-cell table:formula="of:=CHAR([.D157])" office:value-type="string" office:string-value="" calcext:value-type="string">
            <text:p/>
          </table:table-cell>
          <table:table-cell table:formula="of:=CHAR([.E157])" office:value-type="string" office:string-value="" calcext:value-type="string">
            <text:p/>
          </table:table-cell>
          <table:table-cell table:formula="of:=DECIMAL([.F157];16)" office:value-type="float" office:value="0" calcext:value-type="float">
            <text:p>0</text:p>
          </table:table-cell>
          <table:table-cell table:formula="of:=DECIMAL([.G157];16)" office:value-type="float" office:value="0" calcext:value-type="float">
            <text:p>0</text:p>
          </table:table-cell>
          <table:table-cell table:formula="of:=BASE([.H157];2;4)" office:value-type="string" office:string-value="0000" calcext:value-type="string">
            <text:p>0000</text:p>
          </table:table-cell>
          <table:table-cell table:formula="of:=BASE([.I157];2;4)" office:value-type="string" office:string-value="0000" calcext:value-type="string">
            <text:p>0000</text:p>
          </table:table-cell>
          <table:table-cell table:formula="of:=[.J157]&amp;[.K157]" office:value-type="string" office:string-value="00000000" calcext:value-type="string">
            <text:p>00000000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table:formula="of:=[.A157]+1" office:value-type="float" office:value="117" calcext:value-type="float">
            <text:p>117</text:p>
          </table:table-cell>
          <table:table-cell table:formula="of:=MID([.$C$37];([.A158]-1)*4+1;2)">
            <text:p/>
          </table:table-cell>
          <table:table-cell table:formula="of:=MID([.$C$37];([.A158]-1)*4+1+2;2)">
            <text:p/>
          </table:table-cell>
          <table:table-cell table:formula="of:=DECIMAL([.B158];16)" office:value-type="float" office:value="0" calcext:value-type="float">
            <text:p>0</text:p>
          </table:table-cell>
          <table:table-cell table:formula="of:=DECIMAL([.C158];16)" office:value-type="float" office:value="0" calcext:value-type="float">
            <text:p>0</text:p>
          </table:table-cell>
          <table:table-cell table:formula="of:=CHAR([.D158])" office:value-type="string" office:string-value="" calcext:value-type="string">
            <text:p/>
          </table:table-cell>
          <table:table-cell table:formula="of:=CHAR([.E158])" office:value-type="string" office:string-value="" calcext:value-type="string">
            <text:p/>
          </table:table-cell>
          <table:table-cell table:formula="of:=DECIMAL([.F158];16)" office:value-type="float" office:value="0" calcext:value-type="float">
            <text:p>0</text:p>
          </table:table-cell>
          <table:table-cell table:formula="of:=DECIMAL([.G158];16)" office:value-type="float" office:value="0" calcext:value-type="float">
            <text:p>0</text:p>
          </table:table-cell>
          <table:table-cell table:formula="of:=BASE([.H158];2;4)" office:value-type="string" office:string-value="0000" calcext:value-type="string">
            <text:p>0000</text:p>
          </table:table-cell>
          <table:table-cell table:formula="of:=BASE([.I158];2;4)" office:value-type="string" office:string-value="0000" calcext:value-type="string">
            <text:p>0000</text:p>
          </table:table-cell>
          <table:table-cell table:formula="of:=[.J158]&amp;[.K158]" office:value-type="string" office:string-value="00000000" calcext:value-type="string">
            <text:p>00000000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table:formula="of:=[.A158]+1" office:value-type="float" office:value="118" calcext:value-type="float">
            <text:p>118</text:p>
          </table:table-cell>
          <table:table-cell table:formula="of:=MID([.$C$37];([.A159]-1)*4+1;2)">
            <text:p/>
          </table:table-cell>
          <table:table-cell table:formula="of:=MID([.$C$37];([.A159]-1)*4+1+2;2)">
            <text:p/>
          </table:table-cell>
          <table:table-cell table:formula="of:=DECIMAL([.B159];16)" office:value-type="float" office:value="0" calcext:value-type="float">
            <text:p>0</text:p>
          </table:table-cell>
          <table:table-cell table:formula="of:=DECIMAL([.C159];16)" office:value-type="float" office:value="0" calcext:value-type="float">
            <text:p>0</text:p>
          </table:table-cell>
          <table:table-cell table:formula="of:=CHAR([.D159])" office:value-type="string" office:string-value="" calcext:value-type="string">
            <text:p/>
          </table:table-cell>
          <table:table-cell table:formula="of:=CHAR([.E159])" office:value-type="string" office:string-value="" calcext:value-type="string">
            <text:p/>
          </table:table-cell>
          <table:table-cell table:formula="of:=DECIMAL([.F159];16)" office:value-type="float" office:value="0" calcext:value-type="float">
            <text:p>0</text:p>
          </table:table-cell>
          <table:table-cell table:formula="of:=DECIMAL([.G159];16)" office:value-type="float" office:value="0" calcext:value-type="float">
            <text:p>0</text:p>
          </table:table-cell>
          <table:table-cell table:formula="of:=BASE([.H159];2;4)" office:value-type="string" office:string-value="0000" calcext:value-type="string">
            <text:p>0000</text:p>
          </table:table-cell>
          <table:table-cell table:formula="of:=BASE([.I159];2;4)" office:value-type="string" office:string-value="0000" calcext:value-type="string">
            <text:p>0000</text:p>
          </table:table-cell>
          <table:table-cell table:formula="of:=[.J159]&amp;[.K159]" office:value-type="string" office:string-value="00000000" calcext:value-type="string">
            <text:p>00000000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table:formula="of:=[.A159]+1" office:value-type="float" office:value="119" calcext:value-type="float">
            <text:p>119</text:p>
          </table:table-cell>
          <table:table-cell table:formula="of:=MID([.$C$37];([.A160]-1)*4+1;2)">
            <text:p/>
          </table:table-cell>
          <table:table-cell table:formula="of:=MID([.$C$37];([.A160]-1)*4+1+2;2)">
            <text:p/>
          </table:table-cell>
          <table:table-cell table:formula="of:=DECIMAL([.B160];16)" office:value-type="float" office:value="0" calcext:value-type="float">
            <text:p>0</text:p>
          </table:table-cell>
          <table:table-cell table:formula="of:=DECIMAL([.C160];16)" office:value-type="float" office:value="0" calcext:value-type="float">
            <text:p>0</text:p>
          </table:table-cell>
          <table:table-cell table:formula="of:=CHAR([.D160])" office:value-type="string" office:string-value="" calcext:value-type="string">
            <text:p/>
          </table:table-cell>
          <table:table-cell table:formula="of:=CHAR([.E160])" office:value-type="string" office:string-value="" calcext:value-type="string">
            <text:p/>
          </table:table-cell>
          <table:table-cell table:formula="of:=DECIMAL([.F160];16)" office:value-type="float" office:value="0" calcext:value-type="float">
            <text:p>0</text:p>
          </table:table-cell>
          <table:table-cell table:formula="of:=DECIMAL([.G160];16)" office:value-type="float" office:value="0" calcext:value-type="float">
            <text:p>0</text:p>
          </table:table-cell>
          <table:table-cell table:formula="of:=BASE([.H160];2;4)" office:value-type="string" office:string-value="0000" calcext:value-type="string">
            <text:p>0000</text:p>
          </table:table-cell>
          <table:table-cell table:formula="of:=BASE([.I160];2;4)" office:value-type="string" office:string-value="0000" calcext:value-type="string">
            <text:p>0000</text:p>
          </table:table-cell>
          <table:table-cell table:formula="of:=[.J160]&amp;[.K160]" office:value-type="string" office:string-value="00000000" calcext:value-type="string">
            <text:p>00000000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table:formula="of:=[.A160]+1" office:value-type="float" office:value="120" calcext:value-type="float">
            <text:p>120</text:p>
          </table:table-cell>
          <table:table-cell table:formula="of:=MID([.$C$37];([.A161]-1)*4+1;2)">
            <text:p/>
          </table:table-cell>
          <table:table-cell table:formula="of:=MID([.$C$37];([.A161]-1)*4+1+2;2)">
            <text:p/>
          </table:table-cell>
          <table:table-cell table:formula="of:=DECIMAL([.B161];16)" office:value-type="float" office:value="0" calcext:value-type="float">
            <text:p>0</text:p>
          </table:table-cell>
          <table:table-cell table:formula="of:=DECIMAL([.C161];16)" office:value-type="float" office:value="0" calcext:value-type="float">
            <text:p>0</text:p>
          </table:table-cell>
          <table:table-cell table:formula="of:=CHAR([.D161])" office:value-type="string" office:string-value="" calcext:value-type="string">
            <text:p/>
          </table:table-cell>
          <table:table-cell table:formula="of:=CHAR([.E161])" office:value-type="string" office:string-value="" calcext:value-type="string">
            <text:p/>
          </table:table-cell>
          <table:table-cell table:formula="of:=DECIMAL([.F161];16)" office:value-type="float" office:value="0" calcext:value-type="float">
            <text:p>0</text:p>
          </table:table-cell>
          <table:table-cell table:formula="of:=DECIMAL([.G161];16)" office:value-type="float" office:value="0" calcext:value-type="float">
            <text:p>0</text:p>
          </table:table-cell>
          <table:table-cell table:formula="of:=BASE([.H161];2;4)" office:value-type="string" office:string-value="0000" calcext:value-type="string">
            <text:p>0000</text:p>
          </table:table-cell>
          <table:table-cell table:formula="of:=BASE([.I161];2;4)" office:value-type="string" office:string-value="0000" calcext:value-type="string">
            <text:p>0000</text:p>
          </table:table-cell>
          <table:table-cell table:formula="of:=[.J161]&amp;[.K161]" office:value-type="string" office:string-value="00000000" calcext:value-type="string">
            <text:p>00000000</text:p>
          </table:table-cell>
          <table:table-cell/>
          <table:table-cell table:style-name="ce2"/>
          <table:table-cell table:number-columns-repeated="7"/>
        </table:table-row>
      </table:table>
      <table:table table:name="CHKSM_VbParagraaf5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pdrag:</text:p>
          </table:table-cell>
          <table:table-cell table:number-columns-repeated="6"/>
        </table:table-row>
        <table:table-row table:style-name="ro1">
          <table:table-cell table:formula="of:=&quot;7E &quot;&amp;[.H26]&amp;&quot;0D&quot;" office:value-type="string" office:string-value="7E 0D" calcext:value-type="string">
            <text:p>7E 0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itsetstring:</text:p>
          </table:table-cell>
          <table:table-cell table:number-columns-repeated="6"/>
        </table:table-row>
        <table:table-row table:style-name="ro1">
          <table:table-cell table:formula="of:=[$VoorbeeldParagraaf5.A9]" office:value-type="string" office:string-value="7E3230303134363030433036453131303130463044343530443434304434353044343430443435304434343044334530443435304434413044344130443442304434413044344130443441304434413035304243333042433330424333304243443042434430303030433732354246363830324333353030303032453535330D" calcext:value-type="string">
            <text:p>7E3230303134363030433036453131303130463044343530443434304434353044343430443435304434343044334530443435304434413044344130443442304434413044344130443441304434413035304243333042433330424333304243443042434430303030433732354246363830324333353030303032453535330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ASCII code Hex</text:p>
          </table:table-cell>
          <table:table-cell office:value-type="string" calcext:value-type="string">
            <text:p>ASCII cod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ID([.$A$5];1;2)" office:value-type="string" office:string-value="7E" calcext:value-type="string">
            <text:p>7E</text:p>
          </table:table-cell>
          <table:table-cell table:number-columns-repeated="5"/>
        </table:table-row>
        <table:table-row table:style-name="ro1">
          <table:table-cell table:formula="of:=[.A8]+1" office:value-type="float" office:value="2" calcext:value-type="float">
            <text:p>2</text:p>
          </table:table-cell>
          <table:table-cell table:formula="of:=MID([.$A$5];[.A9]*2-1;2)" office:value-type="string" office:string-value="32" calcext:value-type="string">
            <text:p>32</text:p>
          </table:table-cell>
          <table:table-cell table:formula="of:=HEX2DEC([.B9])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VER</text:p>
          </table:table-cell>
          <table:table-cell/>
        </table:table-row>
        <table:table-row table:style-name="ro1">
          <table:table-cell table:formula="of:=[.A9]+1" office:value-type="float" office:value="3" calcext:value-type="float">
            <text:p>3</text:p>
          </table:table-cell>
          <table:table-cell table:formula="of:=MID([.$A$5];[.A10]*2-1;2)" office:value-type="string" office:string-value="30" calcext:value-type="string">
            <text:p>30</text:p>
          </table:table-cell>
          <table:table-cell table:formula="of:=HEX2DEC([.B10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VER</text:p>
          </table:table-cell>
          <table:table-cell/>
        </table:table-row>
        <table:table-row table:style-name="ro1">
          <table:table-cell table:formula="of:=[.A10]+1" office:value-type="float" office:value="4" calcext:value-type="float">
            <text:p>4</text:p>
          </table:table-cell>
          <table:table-cell table:formula="of:=MID([.$A$5];[.A11]*2-1;2)" office:value-type="string" office:string-value="30" calcext:value-type="string">
            <text:p>30</text:p>
          </table:table-cell>
          <table:table-cell table:formula="of:=HEX2DEC([.B11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ADR</text:p>
          </table:table-cell>
          <table:table-cell/>
        </table:table-row>
        <table:table-row table:style-name="ro1">
          <table:table-cell table:formula="of:=[.A11]+1" office:value-type="float" office:value="5" calcext:value-type="float">
            <text:p>5</text:p>
          </table:table-cell>
          <table:table-cell table:formula="of:=MID([.$A$5];[.A12]*2-1;2)" office:value-type="string" office:string-value="31" calcext:value-type="string">
            <text:p>31</text:p>
          </table:table-cell>
          <table:table-cell table:formula="of:=HEX2DEC([.B12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ADR</text:p>
          </table:table-cell>
          <table:table-cell/>
        </table:table-row>
        <table:table-row table:style-name="ro1">
          <table:table-cell table:formula="of:=[.A12]+1" office:value-type="float" office:value="6" calcext:value-type="float">
            <text:p>6</text:p>
          </table:table-cell>
          <table:table-cell table:formula="of:=MID([.$A$5];[.A13]*2-1;2)" office:value-type="string" office:string-value="34" calcext:value-type="string">
            <text:p>34</text:p>
          </table:table-cell>
          <table:table-cell table:formula="of:=HEX2DEC([.B13])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CID1</text:p>
          </table:table-cell>
          <table:table-cell/>
        </table:table-row>
        <table:table-row table:style-name="ro1">
          <table:table-cell table:formula="of:=[.A13]+1" office:value-type="float" office:value="7" calcext:value-type="float">
            <text:p>7</text:p>
          </table:table-cell>
          <table:table-cell table:formula="of:=MID([.$A$5];[.A14]*2-1;2)" office:value-type="string" office:string-value="36" calcext:value-type="string">
            <text:p>36</text:p>
          </table:table-cell>
          <table:table-cell table:formula="of:=HEX2DEC([.B14])"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CID1</text:p>
          </table:table-cell>
          <table:table-cell/>
        </table:table-row>
        <table:table-row table:style-name="ro1">
          <table:table-cell table:formula="of:=[.A14]+1" office:value-type="float" office:value="8" calcext:value-type="float">
            <text:p>8</text:p>
          </table:table-cell>
          <table:table-cell table:formula="of:=MID([.$A$5];[.A15]*2-1;2)" office:value-type="string" office:string-value="30" calcext:value-type="string">
            <text:p>30</text:p>
          </table:table-cell>
          <table:table-cell table:formula="of:=HEX2DEC([.B15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CID2</text:p>
          </table:table-cell>
          <table:table-cell/>
        </table:table-row>
        <table:table-row table:style-name="ro1">
          <table:table-cell table:formula="of:=[.A15]+1" office:value-type="float" office:value="9" calcext:value-type="float">
            <text:p>9</text:p>
          </table:table-cell>
          <table:table-cell table:formula="of:=MID([.$A$5];[.A16]*2-1;2)" office:value-type="string" office:string-value="30" calcext:value-type="string">
            <text:p>30</text:p>
          </table:table-cell>
          <table:table-cell table:formula="of:=HEX2DEC([.B16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CID2</text:p>
          </table:table-cell>
          <table:table-cell/>
        </table:table-row>
        <table:table-row table:style-name="ro1">
          <table:table-cell table:formula="of:=[.A16]+1" office:value-type="float" office:value="10" calcext:value-type="float">
            <text:p>10</text:p>
          </table:table-cell>
          <table:table-cell table:formula="of:=MID([.$A$5];[.A17]*2-1;2)" office:value-type="string" office:string-value="43" calcext:value-type="string">
            <text:p>43</text:p>
          </table:table-cell>
          <table:table-cell table:formula="of:=HEX2DEC([.B17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Length</text:p>
          </table:table-cell>
          <table:table-cell/>
        </table:table-row>
        <table:table-row table:style-name="ro1">
          <table:table-cell table:formula="of:=[.A17]+1" office:value-type="float" office:value="11" calcext:value-type="float">
            <text:p>11</text:p>
          </table:table-cell>
          <table:table-cell table:formula="of:=MID([.$A$5];[.A18]*2-1;2)" office:value-type="string" office:string-value="30" calcext:value-type="string">
            <text:p>30</text:p>
          </table:table-cell>
          <table:table-cell table:formula="of:=HEX2DEC([.B18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Length</text:p>
          </table:table-cell>
          <table:table-cell/>
        </table:table-row>
        <table:table-row table:style-name="ro1">
          <table:table-cell table:formula="of:=[.A18]+1" office:value-type="float" office:value="12" calcext:value-type="float">
            <text:p>12</text:p>
          </table:table-cell>
          <table:table-cell table:formula="of:=MID([.$A$5];[.A19]*2-1;2)" office:value-type="string" office:string-value="36" calcext:value-type="string">
            <text:p>36</text:p>
          </table:table-cell>
          <table:table-cell table:formula="of:=HEX2DEC([.B19])"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Length</text:p>
          </table:table-cell>
          <table:table-cell/>
        </table:table-row>
        <table:table-row table:style-name="ro1">
          <table:table-cell table:formula="of:=[.A19]+1" office:value-type="float" office:value="13" calcext:value-type="float">
            <text:p>13</text:p>
          </table:table-cell>
          <table:table-cell table:formula="of:=MID([.$A$5];[.A20]*2-1;2)" office:value-type="string" office:string-value="45" calcext:value-type="string">
            <text:p>45</text:p>
          </table:table-cell>
          <table:table-cell table:formula="of:=HEX2DEC([.B20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Length</text:p>
          </table:table-cell>
          <table:table-cell/>
        </table:table-row>
        <table:table-row table:style-name="ro1">
          <table:table-cell table:formula="of:=[.A20]+1" office:value-type="float" office:value="14" calcext:value-type="float">
            <text:p>14</text:p>
          </table:table-cell>
          <table:table-cell table:formula="of:=MID([.$A$5];[.A21]*2-1;2)" office:value-type="string" office:string-value="31" calcext:value-type="string">
            <text:p>31</text:p>
          </table:table-cell>
          <table:table-cell table:formula="of:=HEX2DEC([.B21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21]+1" office:value-type="float" office:value="15" calcext:value-type="float">
            <text:p>15</text:p>
          </table:table-cell>
          <table:table-cell table:formula="of:=MID([.$A$5];[.A22]*2-1;2)" office:value-type="string" office:string-value="31" calcext:value-type="string">
            <text:p>31</text:p>
          </table:table-cell>
          <table:table-cell table:formula="of:=HEX2DEC([.B22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22]+1" office:value-type="float" office:value="16" calcext:value-type="float">
            <text:p>16</text:p>
          </table:table-cell>
          <table:table-cell table:formula="of:=MID([.$A$5];[.A23]*2-1;2)" office:value-type="string" office:string-value="30" calcext:value-type="string">
            <text:p>30</text:p>
          </table:table-cell>
          <table:table-cell table:formula="of:=HEX2DEC([.B23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23]+1" office:value-type="float" office:value="17" calcext:value-type="float">
            <text:p>17</text:p>
          </table:table-cell>
          <table:table-cell table:formula="of:=MID([.$A$5];[.A24]*2-1;2)" office:value-type="string" office:string-value="31" calcext:value-type="string">
            <text:p>31</text:p>
          </table:table-cell>
          <table:table-cell table:formula="of:=HEX2DEC([.B24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24]+1" office:value-type="float" office:value="18" calcext:value-type="float">
            <text:p>18</text:p>
          </table:table-cell>
          <table:table-cell table:formula="of:=MID([.$A$5];[.A25]*2-1;2)" office:value-type="string" office:string-value="30" calcext:value-type="string">
            <text:p>30</text:p>
          </table:table-cell>
          <table:table-cell table:formula="of:=HEX2DEC([.B25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25]+1" office:value-type="float" office:value="19" calcext:value-type="float">
            <text:p>19</text:p>
          </table:table-cell>
          <table:table-cell table:formula="of:=MID([.$A$5];[.A26]*2-1;2)" office:value-type="string" office:string-value="46" calcext:value-type="string">
            <text:p>46</text:p>
          </table:table-cell>
          <table:table-cell table:formula="of:=HEX2DEC([.B26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26]+1" office:value-type="float" office:value="20" calcext:value-type="float">
            <text:p>20</text:p>
          </table:table-cell>
          <table:table-cell table:formula="of:=MID([.$A$5];[.A27]*2-1;2)" office:value-type="string" office:string-value="30" calcext:value-type="string">
            <text:p>30</text:p>
          </table:table-cell>
          <table:table-cell table:formula="of:=HEX2DEC([.B27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27]+1" office:value-type="float" office:value="21" calcext:value-type="float">
            <text:p>21</text:p>
          </table:table-cell>
          <table:table-cell table:formula="of:=MID([.$A$5];[.A28]*2-1;2)" office:value-type="string" office:string-value="44" calcext:value-type="string">
            <text:p>44</text:p>
          </table:table-cell>
          <table:table-cell table:formula="of:=HEX2DEC([.B28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28]+1" office:value-type="float" office:value="22" calcext:value-type="float">
            <text:p>22</text:p>
          </table:table-cell>
          <table:table-cell table:formula="of:=MID([.$A$5];[.A29]*2-1;2)" office:value-type="string" office:string-value="34" calcext:value-type="string">
            <text:p>34</text:p>
          </table:table-cell>
          <table:table-cell table:formula="of:=HEX2DEC([.B29])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29]+1" office:value-type="float" office:value="23" calcext:value-type="float">
            <text:p>23</text:p>
          </table:table-cell>
          <table:table-cell table:formula="of:=MID([.$A$5];[.A30]*2-1;2)" office:value-type="string" office:string-value="35" calcext:value-type="string">
            <text:p>35</text:p>
          </table:table-cell>
          <table:table-cell table:formula="of:=HEX2DEC([.B30])"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30]+1" office:value-type="float" office:value="24" calcext:value-type="float">
            <text:p>24</text:p>
          </table:table-cell>
          <table:table-cell table:formula="of:=MID([.$A$5];[.A31]*2-1;2)" office:value-type="string" office:string-value="30" calcext:value-type="string">
            <text:p>30</text:p>
          </table:table-cell>
          <table:table-cell table:formula="of:=HEX2DEC([.B31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31]+1" office:value-type="float" office:value="25" calcext:value-type="float">
            <text:p>25</text:p>
          </table:table-cell>
          <table:table-cell table:formula="of:=MID([.$A$5];[.A32]*2-1;2)" office:value-type="string" office:string-value="44" calcext:value-type="string">
            <text:p>44</text:p>
          </table:table-cell>
          <table:table-cell table:formula="of:=HEX2DEC([.B32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32]+1" office:value-type="float" office:value="26" calcext:value-type="float">
            <text:p>26</text:p>
          </table:table-cell>
          <table:table-cell table:formula="of:=MID([.$A$5];[.A33]*2-1;2)" office:value-type="string" office:string-value="34" calcext:value-type="string">
            <text:p>34</text:p>
          </table:table-cell>
          <table:table-cell table:formula="of:=HEX2DEC([.B33])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33]+1" office:value-type="float" office:value="27" calcext:value-type="float">
            <text:p>27</text:p>
          </table:table-cell>
          <table:table-cell table:formula="of:=MID([.$A$5];[.A34]*2-1;2)" office:value-type="string" office:string-value="34" calcext:value-type="string">
            <text:p>34</text:p>
          </table:table-cell>
          <table:table-cell table:formula="of:=HEX2DEC([.B34])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34]+1" office:value-type="float" office:value="28" calcext:value-type="float">
            <text:p>28</text:p>
          </table:table-cell>
          <table:table-cell table:formula="of:=MID([.$A$5];[.A35]*2-1;2)" office:value-type="string" office:string-value="30" calcext:value-type="string">
            <text:p>30</text:p>
          </table:table-cell>
          <table:table-cell table:formula="of:=HEX2DEC([.B35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35]+1" office:value-type="float" office:value="29" calcext:value-type="float">
            <text:p>29</text:p>
          </table:table-cell>
          <table:table-cell table:formula="of:=MID([.$A$5];[.A36]*2-1;2)" office:value-type="string" office:string-value="44" calcext:value-type="string">
            <text:p>44</text:p>
          </table:table-cell>
          <table:table-cell table:formula="of:=HEX2DEC([.B36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36]+1" office:value-type="float" office:value="30" calcext:value-type="float">
            <text:p>30</text:p>
          </table:table-cell>
          <table:table-cell table:formula="of:=MID([.$A$5];[.A37]*2-1;2)" office:value-type="string" office:string-value="34" calcext:value-type="string">
            <text:p>34</text:p>
          </table:table-cell>
          <table:table-cell table:formula="of:=HEX2DEC([.B37])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37]+1" office:value-type="float" office:value="31" calcext:value-type="float">
            <text:p>31</text:p>
          </table:table-cell>
          <table:table-cell table:formula="of:=MID([.$A$5];[.A38]*2-1;2)" office:value-type="string" office:string-value="35" calcext:value-type="string">
            <text:p>35</text:p>
          </table:table-cell>
          <table:table-cell table:formula="of:=HEX2DEC([.B38])"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38]+1" office:value-type="float" office:value="32" calcext:value-type="float">
            <text:p>32</text:p>
          </table:table-cell>
          <table:table-cell table:formula="of:=MID([.$A$5];[.A39]*2-1;2)" office:value-type="string" office:string-value="30" calcext:value-type="string">
            <text:p>30</text:p>
          </table:table-cell>
          <table:table-cell table:formula="of:=HEX2DEC([.B39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39]+1" office:value-type="float" office:value="33" calcext:value-type="float">
            <text:p>33</text:p>
          </table:table-cell>
          <table:table-cell table:formula="of:=MID([.$A$5];[.A40]*2-1;2)" office:value-type="string" office:string-value="44" calcext:value-type="string">
            <text:p>44</text:p>
          </table:table-cell>
          <table:table-cell table:formula="of:=HEX2DEC([.B40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40]+1" office:value-type="float" office:value="34" calcext:value-type="float">
            <text:p>34</text:p>
          </table:table-cell>
          <table:table-cell table:formula="of:=MID([.$A$5];[.A41]*2-1;2)" office:value-type="string" office:string-value="34" calcext:value-type="string">
            <text:p>34</text:p>
          </table:table-cell>
          <table:table-cell table:formula="of:=HEX2DEC([.B41])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41]+1" office:value-type="float" office:value="35" calcext:value-type="float">
            <text:p>35</text:p>
          </table:table-cell>
          <table:table-cell table:formula="of:=MID([.$A$5];[.A42]*2-1;2)" office:value-type="string" office:string-value="34" calcext:value-type="string">
            <text:p>34</text:p>
          </table:table-cell>
          <table:table-cell table:formula="of:=HEX2DEC([.B42])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42]+1" office:value-type="float" office:value="36" calcext:value-type="float">
            <text:p>36</text:p>
          </table:table-cell>
          <table:table-cell table:formula="of:=MID([.$A$5];[.A43]*2-1;2)" office:value-type="string" office:string-value="30" calcext:value-type="string">
            <text:p>30</text:p>
          </table:table-cell>
          <table:table-cell table:formula="of:=HEX2DEC([.B43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43]+1" office:value-type="float" office:value="37" calcext:value-type="float">
            <text:p>37</text:p>
          </table:table-cell>
          <table:table-cell table:formula="of:=MID([.$A$5];[.A44]*2-1;2)" office:value-type="string" office:string-value="44" calcext:value-type="string">
            <text:p>44</text:p>
          </table:table-cell>
          <table:table-cell table:formula="of:=HEX2DEC([.B44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44]+1" office:value-type="float" office:value="38" calcext:value-type="float">
            <text:p>38</text:p>
          </table:table-cell>
          <table:table-cell table:formula="of:=MID([.$A$5];[.A45]*2-1;2)" office:value-type="string" office:string-value="34" calcext:value-type="string">
            <text:p>34</text:p>
          </table:table-cell>
          <table:table-cell table:formula="of:=HEX2DEC([.B45])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45]+1" office:value-type="float" office:value="39" calcext:value-type="float">
            <text:p>39</text:p>
          </table:table-cell>
          <table:table-cell table:formula="of:=MID([.$A$5];[.A46]*2-1;2)" office:value-type="string" office:string-value="35" calcext:value-type="string">
            <text:p>35</text:p>
          </table:table-cell>
          <table:table-cell table:formula="of:=HEX2DEC([.B46])"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46]+1" office:value-type="float" office:value="40" calcext:value-type="float">
            <text:p>40</text:p>
          </table:table-cell>
          <table:table-cell table:formula="of:=MID([.$A$5];[.A47]*2-1;2)" office:value-type="string" office:string-value="30" calcext:value-type="string">
            <text:p>30</text:p>
          </table:table-cell>
          <table:table-cell table:formula="of:=HEX2DEC([.B47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47]+1" office:value-type="float" office:value="41" calcext:value-type="float">
            <text:p>41</text:p>
          </table:table-cell>
          <table:table-cell table:formula="of:=MID([.$A$5];[.A48]*2-1;2)" office:value-type="string" office:string-value="44" calcext:value-type="string">
            <text:p>44</text:p>
          </table:table-cell>
          <table:table-cell table:formula="of:=HEX2DEC([.B48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48]+1" office:value-type="float" office:value="42" calcext:value-type="float">
            <text:p>42</text:p>
          </table:table-cell>
          <table:table-cell table:formula="of:=MID([.$A$5];[.A49]*2-1;2)" office:value-type="string" office:string-value="34" calcext:value-type="string">
            <text:p>34</text:p>
          </table:table-cell>
          <table:table-cell table:formula="of:=HEX2DEC([.B49])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49]+1" office:value-type="float" office:value="43" calcext:value-type="float">
            <text:p>43</text:p>
          </table:table-cell>
          <table:table-cell table:formula="of:=MID([.$A$5];[.A50]*2-1;2)" office:value-type="string" office:string-value="34" calcext:value-type="string">
            <text:p>34</text:p>
          </table:table-cell>
          <table:table-cell table:formula="of:=HEX2DEC([.B50])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50]+1" office:value-type="float" office:value="44" calcext:value-type="float">
            <text:p>44</text:p>
          </table:table-cell>
          <table:table-cell table:formula="of:=MID([.$A$5];[.A51]*2-1;2)" office:value-type="string" office:string-value="30" calcext:value-type="string">
            <text:p>30</text:p>
          </table:table-cell>
          <table:table-cell table:formula="of:=HEX2DEC([.B51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51]+1" office:value-type="float" office:value="45" calcext:value-type="float">
            <text:p>45</text:p>
          </table:table-cell>
          <table:table-cell table:formula="of:=MID([.$A$5];[.A52]*2-1;2)" office:value-type="string" office:string-value="44" calcext:value-type="string">
            <text:p>44</text:p>
          </table:table-cell>
          <table:table-cell table:formula="of:=HEX2DEC([.B52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52]+1" office:value-type="float" office:value="46" calcext:value-type="float">
            <text:p>46</text:p>
          </table:table-cell>
          <table:table-cell table:formula="of:=MID([.$A$5];[.A53]*2-1;2)" office:value-type="string" office:string-value="33" calcext:value-type="string">
            <text:p>33</text:p>
          </table:table-cell>
          <table:table-cell table:formula="of:=HEX2DEC([.B53])"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53]+1" office:value-type="float" office:value="47" calcext:value-type="float">
            <text:p>47</text:p>
          </table:table-cell>
          <table:table-cell table:formula="of:=MID([.$A$5];[.A54]*2-1;2)" office:value-type="string" office:string-value="45" calcext:value-type="string">
            <text:p>45</text:p>
          </table:table-cell>
          <table:table-cell table:formula="of:=HEX2DEC([.B54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54]+1" office:value-type="float" office:value="48" calcext:value-type="float">
            <text:p>48</text:p>
          </table:table-cell>
          <table:table-cell table:formula="of:=MID([.$A$5];[.A55]*2-1;2)" office:value-type="string" office:string-value="30" calcext:value-type="string">
            <text:p>30</text:p>
          </table:table-cell>
          <table:table-cell table:formula="of:=HEX2DEC([.B55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55]+1" office:value-type="float" office:value="49" calcext:value-type="float">
            <text:p>49</text:p>
          </table:table-cell>
          <table:table-cell table:formula="of:=MID([.$A$5];[.A56]*2-1;2)" office:value-type="string" office:string-value="44" calcext:value-type="string">
            <text:p>44</text:p>
          </table:table-cell>
          <table:table-cell table:formula="of:=HEX2DEC([.B56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56]+1" office:value-type="float" office:value="50" calcext:value-type="float">
            <text:p>50</text:p>
          </table:table-cell>
          <table:table-cell table:formula="of:=MID([.$A$5];[.A57]*2-1;2)" office:value-type="string" office:string-value="34" calcext:value-type="string">
            <text:p>34</text:p>
          </table:table-cell>
          <table:table-cell table:formula="of:=HEX2DEC([.B57])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57]+1" office:value-type="float" office:value="51" calcext:value-type="float">
            <text:p>51</text:p>
          </table:table-cell>
          <table:table-cell table:formula="of:=MID([.$A$5];[.A58]*2-1;2)" office:value-type="string" office:string-value="35" calcext:value-type="string">
            <text:p>35</text:p>
          </table:table-cell>
          <table:table-cell table:formula="of:=HEX2DEC([.B58])"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58]+1" office:value-type="float" office:value="52" calcext:value-type="float">
            <text:p>52</text:p>
          </table:table-cell>
          <table:table-cell table:formula="of:=MID([.$A$5];[.A59]*2-1;2)" office:value-type="string" office:string-value="30" calcext:value-type="string">
            <text:p>30</text:p>
          </table:table-cell>
          <table:table-cell table:formula="of:=HEX2DEC([.B59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59]+1" office:value-type="float" office:value="53" calcext:value-type="float">
            <text:p>53</text:p>
          </table:table-cell>
          <table:table-cell table:formula="of:=MID([.$A$5];[.A60]*2-1;2)" office:value-type="string" office:string-value="44" calcext:value-type="string">
            <text:p>44</text:p>
          </table:table-cell>
          <table:table-cell table:formula="of:=HEX2DEC([.B60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60]+1" office:value-type="float" office:value="54" calcext:value-type="float">
            <text:p>54</text:p>
          </table:table-cell>
          <table:table-cell table:formula="of:=MID([.$A$5];[.A61]*2-1;2)" office:value-type="string" office:string-value="34" calcext:value-type="string">
            <text:p>34</text:p>
          </table:table-cell>
          <table:table-cell table:formula="of:=HEX2DEC([.B61])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61]+1" office:value-type="float" office:value="55" calcext:value-type="float">
            <text:p>55</text:p>
          </table:table-cell>
          <table:table-cell table:formula="of:=MID([.$A$5];[.A62]*2-1;2)" office:value-type="string" office:string-value="41" calcext:value-type="string">
            <text:p>41</text:p>
          </table:table-cell>
          <table:table-cell table:formula="of:=HEX2DEC([.B62])"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62]+1" office:value-type="float" office:value="56" calcext:value-type="float">
            <text:p>56</text:p>
          </table:table-cell>
          <table:table-cell table:formula="of:=MID([.$A$5];[.A63]*2-1;2)" office:value-type="string" office:string-value="30" calcext:value-type="string">
            <text:p>30</text:p>
          </table:table-cell>
          <table:table-cell table:formula="of:=HEX2DEC([.B63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63]+1" office:value-type="float" office:value="57" calcext:value-type="float">
            <text:p>57</text:p>
          </table:table-cell>
          <table:table-cell table:formula="of:=MID([.$A$5];[.A64]*2-1;2)" office:value-type="string" office:string-value="44" calcext:value-type="string">
            <text:p>44</text:p>
          </table:table-cell>
          <table:table-cell table:formula="of:=HEX2DEC([.B64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64]+1" office:value-type="float" office:value="58" calcext:value-type="float">
            <text:p>58</text:p>
          </table:table-cell>
          <table:table-cell table:formula="of:=MID([.$A$5];[.A65]*2-1;2)" office:value-type="string" office:string-value="34" calcext:value-type="string">
            <text:p>34</text:p>
          </table:table-cell>
          <table:table-cell table:formula="of:=HEX2DEC([.B65])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65]+1" office:value-type="float" office:value="59" calcext:value-type="float">
            <text:p>59</text:p>
          </table:table-cell>
          <table:table-cell table:formula="of:=MID([.$A$5];[.A66]*2-1;2)" office:value-type="string" office:string-value="41" calcext:value-type="string">
            <text:p>41</text:p>
          </table:table-cell>
          <table:table-cell table:formula="of:=HEX2DEC([.B66])"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66]+1" office:value-type="float" office:value="60" calcext:value-type="float">
            <text:p>60</text:p>
          </table:table-cell>
          <table:table-cell table:formula="of:=MID([.$A$5];[.A67]*2-1;2)" office:value-type="string" office:string-value="30" calcext:value-type="string">
            <text:p>30</text:p>
          </table:table-cell>
          <table:table-cell table:formula="of:=HEX2DEC([.B67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67]+1" office:value-type="float" office:value="61" calcext:value-type="float">
            <text:p>61</text:p>
          </table:table-cell>
          <table:table-cell table:formula="of:=MID([.$A$5];[.A68]*2-1;2)" office:value-type="string" office:string-value="44" calcext:value-type="string">
            <text:p>44</text:p>
          </table:table-cell>
          <table:table-cell table:formula="of:=HEX2DEC([.B68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68]+1" office:value-type="float" office:value="62" calcext:value-type="float">
            <text:p>62</text:p>
          </table:table-cell>
          <table:table-cell table:formula="of:=MID([.$A$5];[.A69]*2-1;2)" office:value-type="string" office:string-value="34" calcext:value-type="string">
            <text:p>34</text:p>
          </table:table-cell>
          <table:table-cell table:formula="of:=HEX2DEC([.B69])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69]+1" office:value-type="float" office:value="63" calcext:value-type="float">
            <text:p>63</text:p>
          </table:table-cell>
          <table:table-cell table:formula="of:=MID([.$A$5];[.A70]*2-1;2)" office:value-type="string" office:string-value="42" calcext:value-type="string">
            <text:p>42</text:p>
          </table:table-cell>
          <table:table-cell table:formula="of:=HEX2DEC([.B70])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70]+1" office:value-type="float" office:value="64" calcext:value-type="float">
            <text:p>64</text:p>
          </table:table-cell>
          <table:table-cell table:formula="of:=MID([.$A$5];[.A71]*2-1;2)" office:value-type="string" office:string-value="30" calcext:value-type="string">
            <text:p>30</text:p>
          </table:table-cell>
          <table:table-cell table:formula="of:=HEX2DEC([.B71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71]+1" office:value-type="float" office:value="65" calcext:value-type="float">
            <text:p>65</text:p>
          </table:table-cell>
          <table:table-cell table:formula="of:=MID([.$A$5];[.A72]*2-1;2)" office:value-type="string" office:string-value="44" calcext:value-type="string">
            <text:p>44</text:p>
          </table:table-cell>
          <table:table-cell table:formula="of:=HEX2DEC([.B72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72]+1" office:value-type="float" office:value="66" calcext:value-type="float">
            <text:p>66</text:p>
          </table:table-cell>
          <table:table-cell table:formula="of:=MID([.$A$5];[.A73]*2-1;2)" office:value-type="string" office:string-value="34" calcext:value-type="string">
            <text:p>34</text:p>
          </table:table-cell>
          <table:table-cell table:formula="of:=HEX2DEC([.B73])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73]+1" office:value-type="float" office:value="67" calcext:value-type="float">
            <text:p>67</text:p>
          </table:table-cell>
          <table:table-cell table:formula="of:=MID([.$A$5];[.A74]*2-1;2)" office:value-type="string" office:string-value="41" calcext:value-type="string">
            <text:p>41</text:p>
          </table:table-cell>
          <table:table-cell table:formula="of:=HEX2DEC([.B74])"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74]+1" office:value-type="float" office:value="68" calcext:value-type="float">
            <text:p>68</text:p>
          </table:table-cell>
          <table:table-cell table:formula="of:=MID([.$A$5];[.A75]*2-1;2)" office:value-type="string" office:string-value="30" calcext:value-type="string">
            <text:p>30</text:p>
          </table:table-cell>
          <table:table-cell table:formula="of:=HEX2DEC([.B75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75]+1" office:value-type="float" office:value="69" calcext:value-type="float">
            <text:p>69</text:p>
          </table:table-cell>
          <table:table-cell table:formula="of:=MID([.$A$5];[.A76]*2-1;2)" office:value-type="string" office:string-value="44" calcext:value-type="string">
            <text:p>44</text:p>
          </table:table-cell>
          <table:table-cell table:formula="of:=HEX2DEC([.B76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76]+1" office:value-type="float" office:value="70" calcext:value-type="float">
            <text:p>70</text:p>
          </table:table-cell>
          <table:table-cell table:formula="of:=MID([.$A$5];[.A77]*2-1;2)" office:value-type="string" office:string-value="34" calcext:value-type="string">
            <text:p>34</text:p>
          </table:table-cell>
          <table:table-cell table:formula="of:=HEX2DEC([.B77])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77]+1" office:value-type="float" office:value="71" calcext:value-type="float">
            <text:p>71</text:p>
          </table:table-cell>
          <table:table-cell table:formula="of:=MID([.$A$5];[.A78]*2-1;2)" office:value-type="string" office:string-value="41" calcext:value-type="string">
            <text:p>41</text:p>
          </table:table-cell>
          <table:table-cell table:formula="of:=HEX2DEC([.B78])"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78]+1" office:value-type="float" office:value="72" calcext:value-type="float">
            <text:p>72</text:p>
          </table:table-cell>
          <table:table-cell table:formula="of:=MID([.$A$5];[.A79]*2-1;2)" office:value-type="string" office:string-value="30" calcext:value-type="string">
            <text:p>30</text:p>
          </table:table-cell>
          <table:table-cell table:formula="of:=HEX2DEC([.B79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79]+1" office:value-type="float" office:value="73" calcext:value-type="float">
            <text:p>73</text:p>
          </table:table-cell>
          <table:table-cell table:formula="of:=MID([.$A$5];[.A80]*2-1;2)" office:value-type="string" office:string-value="44" calcext:value-type="string">
            <text:p>44</text:p>
          </table:table-cell>
          <table:table-cell table:formula="of:=HEX2DEC([.B80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80]+1" office:value-type="float" office:value="74" calcext:value-type="float">
            <text:p>74</text:p>
          </table:table-cell>
          <table:table-cell table:formula="of:=MID([.$A$5];[.A81]*2-1;2)" office:value-type="string" office:string-value="34" calcext:value-type="string">
            <text:p>34</text:p>
          </table:table-cell>
          <table:table-cell table:formula="of:=HEX2DEC([.B81])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81]+1" office:value-type="float" office:value="75" calcext:value-type="float">
            <text:p>75</text:p>
          </table:table-cell>
          <table:table-cell table:formula="of:=MID([.$A$5];[.A82]*2-1;2)" office:value-type="string" office:string-value="41" calcext:value-type="string">
            <text:p>41</text:p>
          </table:table-cell>
          <table:table-cell table:formula="of:=HEX2DEC([.B82])"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82]+1" office:value-type="float" office:value="76" calcext:value-type="float">
            <text:p>76</text:p>
          </table:table-cell>
          <table:table-cell table:formula="of:=MID([.$A$5];[.A83]*2-1;2)" office:value-type="string" office:string-value="30" calcext:value-type="string">
            <text:p>30</text:p>
          </table:table-cell>
          <table:table-cell table:formula="of:=HEX2DEC([.B83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83]+1" office:value-type="float" office:value="77" calcext:value-type="float">
            <text:p>77</text:p>
          </table:table-cell>
          <table:table-cell table:formula="of:=MID([.$A$5];[.A84]*2-1;2)" office:value-type="string" office:string-value="44" calcext:value-type="string">
            <text:p>44</text:p>
          </table:table-cell>
          <table:table-cell table:formula="of:=HEX2DEC([.B84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84]+1" office:value-type="float" office:value="78" calcext:value-type="float">
            <text:p>78</text:p>
          </table:table-cell>
          <table:table-cell table:formula="of:=MID([.$A$5];[.A85]*2-1;2)" office:value-type="string" office:string-value="34" calcext:value-type="string">
            <text:p>34</text:p>
          </table:table-cell>
          <table:table-cell table:formula="of:=HEX2DEC([.B85])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85]+1" office:value-type="float" office:value="79" calcext:value-type="float">
            <text:p>79</text:p>
          </table:table-cell>
          <table:table-cell table:formula="of:=MID([.$A$5];[.A86]*2-1;2)" office:value-type="string" office:string-value="41" calcext:value-type="string">
            <text:p>41</text:p>
          </table:table-cell>
          <table:table-cell table:formula="of:=HEX2DEC([.B86])"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86]+1" office:value-type="float" office:value="80" calcext:value-type="float">
            <text:p>80</text:p>
          </table:table-cell>
          <table:table-cell table:formula="of:=MID([.$A$5];[.A87]*2-1;2)" office:value-type="string" office:string-value="30" calcext:value-type="string">
            <text:p>30</text:p>
          </table:table-cell>
          <table:table-cell table:formula="of:=HEX2DEC([.B87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87]+1" office:value-type="float" office:value="81" calcext:value-type="float">
            <text:p>81</text:p>
          </table:table-cell>
          <table:table-cell table:formula="of:=MID([.$A$5];[.A88]*2-1;2)" office:value-type="string" office:string-value="35" calcext:value-type="string">
            <text:p>35</text:p>
          </table:table-cell>
          <table:table-cell table:formula="of:=HEX2DEC([.B88])"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88]+1" office:value-type="float" office:value="82" calcext:value-type="float">
            <text:p>82</text:p>
          </table:table-cell>
          <table:table-cell table:formula="of:=MID([.$A$5];[.A89]*2-1;2)" office:value-type="string" office:string-value="30" calcext:value-type="string">
            <text:p>30</text:p>
          </table:table-cell>
          <table:table-cell table:formula="of:=HEX2DEC([.B89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89]+1" office:value-type="float" office:value="83" calcext:value-type="float">
            <text:p>83</text:p>
          </table:table-cell>
          <table:table-cell table:formula="of:=MID([.$A$5];[.A90]*2-1;2)" office:value-type="string" office:string-value="42" calcext:value-type="string">
            <text:p>42</text:p>
          </table:table-cell>
          <table:table-cell table:formula="of:=HEX2DEC([.B90])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90]+1" office:value-type="float" office:value="84" calcext:value-type="float">
            <text:p>84</text:p>
          </table:table-cell>
          <table:table-cell table:formula="of:=MID([.$A$5];[.A91]*2-1;2)" office:value-type="string" office:string-value="43" calcext:value-type="string">
            <text:p>43</text:p>
          </table:table-cell>
          <table:table-cell table:formula="of:=HEX2DEC([.B91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91]+1" office:value-type="float" office:value="85" calcext:value-type="float">
            <text:p>85</text:p>
          </table:table-cell>
          <table:table-cell table:formula="of:=MID([.$A$5];[.A92]*2-1;2)" office:value-type="string" office:string-value="33" calcext:value-type="string">
            <text:p>33</text:p>
          </table:table-cell>
          <table:table-cell table:formula="of:=HEX2DEC([.B92])"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92]+1" office:value-type="float" office:value="86" calcext:value-type="float">
            <text:p>86</text:p>
          </table:table-cell>
          <table:table-cell table:formula="of:=MID([.$A$5];[.A93]*2-1;2)" office:value-type="string" office:string-value="30" calcext:value-type="string">
            <text:p>30</text:p>
          </table:table-cell>
          <table:table-cell table:formula="of:=HEX2DEC([.B93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93]+1" office:value-type="float" office:value="87" calcext:value-type="float">
            <text:p>87</text:p>
          </table:table-cell>
          <table:table-cell table:formula="of:=MID([.$A$5];[.A94]*2-1;2)" office:value-type="string" office:string-value="42" calcext:value-type="string">
            <text:p>42</text:p>
          </table:table-cell>
          <table:table-cell table:formula="of:=HEX2DEC([.B94])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94]+1" office:value-type="float" office:value="88" calcext:value-type="float">
            <text:p>88</text:p>
          </table:table-cell>
          <table:table-cell table:formula="of:=MID([.$A$5];[.A95]*2-1;2)" office:value-type="string" office:string-value="43" calcext:value-type="string">
            <text:p>43</text:p>
          </table:table-cell>
          <table:table-cell table:formula="of:=HEX2DEC([.B95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95]+1" office:value-type="float" office:value="89" calcext:value-type="float">
            <text:p>89</text:p>
          </table:table-cell>
          <table:table-cell table:formula="of:=MID([.$A$5];[.A96]*2-1;2)" office:value-type="string" office:string-value="33" calcext:value-type="string">
            <text:p>33</text:p>
          </table:table-cell>
          <table:table-cell table:formula="of:=HEX2DEC([.B96])"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96]+1" office:value-type="float" office:value="90" calcext:value-type="float">
            <text:p>90</text:p>
          </table:table-cell>
          <table:table-cell table:formula="of:=MID([.$A$5];[.A97]*2-1;2)" office:value-type="string" office:string-value="30" calcext:value-type="string">
            <text:p>30</text:p>
          </table:table-cell>
          <table:table-cell table:formula="of:=HEX2DEC([.B97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97]+1" office:value-type="float" office:value="91" calcext:value-type="float">
            <text:p>91</text:p>
          </table:table-cell>
          <table:table-cell table:formula="of:=MID([.$A$5];[.A98]*2-1;2)" office:value-type="string" office:string-value="42" calcext:value-type="string">
            <text:p>42</text:p>
          </table:table-cell>
          <table:table-cell table:formula="of:=HEX2DEC([.B98])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98]+1" office:value-type="float" office:value="92" calcext:value-type="float">
            <text:p>92</text:p>
          </table:table-cell>
          <table:table-cell table:formula="of:=MID([.$A$5];[.A99]*2-1;2)" office:value-type="string" office:string-value="43" calcext:value-type="string">
            <text:p>43</text:p>
          </table:table-cell>
          <table:table-cell table:formula="of:=HEX2DEC([.B99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99]+1" office:value-type="float" office:value="93" calcext:value-type="float">
            <text:p>93</text:p>
          </table:table-cell>
          <table:table-cell table:formula="of:=MID([.$A$5];[.A100]*2-1;2)" office:value-type="string" office:string-value="33" calcext:value-type="string">
            <text:p>33</text:p>
          </table:table-cell>
          <table:table-cell table:formula="of:=HEX2DEC([.B100])"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100]+1" office:value-type="float" office:value="94" calcext:value-type="float">
            <text:p>94</text:p>
          </table:table-cell>
          <table:table-cell table:formula="of:=MID([.$A$5];[.A101]*2-1;2)" office:value-type="string" office:string-value="30" calcext:value-type="string">
            <text:p>30</text:p>
          </table:table-cell>
          <table:table-cell table:formula="of:=HEX2DEC([.B101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101]+1" office:value-type="float" office:value="95" calcext:value-type="float">
            <text:p>95</text:p>
          </table:table-cell>
          <table:table-cell table:formula="of:=MID([.$A$5];[.A102]*2-1;2)" office:value-type="string" office:string-value="42" calcext:value-type="string">
            <text:p>42</text:p>
          </table:table-cell>
          <table:table-cell table:formula="of:=HEX2DEC([.B102])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102]+1" office:value-type="float" office:value="96" calcext:value-type="float">
            <text:p>96</text:p>
          </table:table-cell>
          <table:table-cell table:formula="of:=MID([.$A$5];[.A103]*2-1;2)" office:value-type="string" office:string-value="43" calcext:value-type="string">
            <text:p>43</text:p>
          </table:table-cell>
          <table:table-cell table:formula="of:=HEX2DEC([.B103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103]+1" office:value-type="float" office:value="97" calcext:value-type="float">
            <text:p>97</text:p>
          </table:table-cell>
          <table:table-cell table:formula="of:=MID([.$A$5];[.A104]*2-1;2)" office:value-type="string" office:string-value="44" calcext:value-type="string">
            <text:p>44</text:p>
          </table:table-cell>
          <table:table-cell table:formula="of:=HEX2DEC([.B104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104]+1" office:value-type="float" office:value="98" calcext:value-type="float">
            <text:p>98</text:p>
          </table:table-cell>
          <table:table-cell table:formula="of:=MID([.$A$5];[.A105]*2-1;2)" office:value-type="string" office:string-value="30" calcext:value-type="string">
            <text:p>30</text:p>
          </table:table-cell>
          <table:table-cell table:formula="of:=HEX2DEC([.B105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105]+1" office:value-type="float" office:value="99" calcext:value-type="float">
            <text:p>99</text:p>
          </table:table-cell>
          <table:table-cell table:formula="of:=MID([.$A$5];[.A106]*2-1;2)" office:value-type="string" office:string-value="42" calcext:value-type="string">
            <text:p>42</text:p>
          </table:table-cell>
          <table:table-cell table:formula="of:=HEX2DEC([.B106])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106]+1" office:value-type="float" office:value="100" calcext:value-type="float">
            <text:p>100</text:p>
          </table:table-cell>
          <table:table-cell table:formula="of:=MID([.$A$5];[.A107]*2-1;2)" office:value-type="string" office:string-value="43" calcext:value-type="string">
            <text:p>43</text:p>
          </table:table-cell>
          <table:table-cell table:formula="of:=HEX2DEC([.B107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107]+1" office:value-type="float" office:value="101" calcext:value-type="float">
            <text:p>101</text:p>
          </table:table-cell>
          <table:table-cell table:formula="of:=MID([.$A$5];[.A108]*2-1;2)" office:value-type="string" office:string-value="44" calcext:value-type="string">
            <text:p>44</text:p>
          </table:table-cell>
          <table:table-cell table:formula="of:=HEX2DEC([.B108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108]+1" office:value-type="float" office:value="102" calcext:value-type="float">
            <text:p>102</text:p>
          </table:table-cell>
          <table:table-cell table:formula="of:=MID([.$A$5];[.A109]*2-1;2)" office:value-type="string" office:string-value="30" calcext:value-type="string">
            <text:p>30</text:p>
          </table:table-cell>
          <table:table-cell table:formula="of:=HEX2DEC([.B109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109]+1" office:value-type="float" office:value="103" calcext:value-type="float">
            <text:p>103</text:p>
          </table:table-cell>
          <table:table-cell table:formula="of:=MID([.$A$5];[.A110]*2-1;2)" office:value-type="string" office:string-value="30" calcext:value-type="string">
            <text:p>30</text:p>
          </table:table-cell>
          <table:table-cell table:formula="of:=HEX2DEC([.B110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110]+1" office:value-type="float" office:value="104" calcext:value-type="float">
            <text:p>104</text:p>
          </table:table-cell>
          <table:table-cell table:formula="of:=MID([.$A$5];[.A111]*2-1;2)" office:value-type="string" office:string-value="30" calcext:value-type="string">
            <text:p>30</text:p>
          </table:table-cell>
          <table:table-cell table:formula="of:=HEX2DEC([.B111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111]+1" office:value-type="float" office:value="105" calcext:value-type="float">
            <text:p>105</text:p>
          </table:table-cell>
          <table:table-cell table:formula="of:=MID([.$A$5];[.A112]*2-1;2)" office:value-type="string" office:string-value="30" calcext:value-type="string">
            <text:p>30</text:p>
          </table:table-cell>
          <table:table-cell table:formula="of:=HEX2DEC([.B112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112]+1" office:value-type="float" office:value="106" calcext:value-type="float">
            <text:p>106</text:p>
          </table:table-cell>
          <table:table-cell table:formula="of:=MID([.$A$5];[.A113]*2-1;2)" office:value-type="string" office:string-value="43" calcext:value-type="string">
            <text:p>43</text:p>
          </table:table-cell>
          <table:table-cell table:formula="of:=HEX2DEC([.B113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113]+1" office:value-type="float" office:value="107" calcext:value-type="float">
            <text:p>107</text:p>
          </table:table-cell>
          <table:table-cell table:formula="of:=MID([.$A$5];[.A114]*2-1;2)" office:value-type="string" office:string-value="37" calcext:value-type="string">
            <text:p>37</text:p>
          </table:table-cell>
          <table:table-cell table:formula="of:=HEX2DEC([.B114])"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114]+1" office:value-type="float" office:value="108" calcext:value-type="float">
            <text:p>108</text:p>
          </table:table-cell>
          <table:table-cell table:formula="of:=MID([.$A$5];[.A115]*2-1;2)" office:value-type="string" office:string-value="32" calcext:value-type="string">
            <text:p>32</text:p>
          </table:table-cell>
          <table:table-cell table:formula="of:=HEX2DEC([.B115])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115]+1" office:value-type="float" office:value="109" calcext:value-type="float">
            <text:p>109</text:p>
          </table:table-cell>
          <table:table-cell table:formula="of:=MID([.$A$5];[.A116]*2-1;2)" office:value-type="string" office:string-value="35" calcext:value-type="string">
            <text:p>35</text:p>
          </table:table-cell>
          <table:table-cell table:formula="of:=HEX2DEC([.B116])"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116]+1" office:value-type="float" office:value="110" calcext:value-type="float">
            <text:p>110</text:p>
          </table:table-cell>
          <table:table-cell table:formula="of:=MID([.$A$5];[.A117]*2-1;2)" office:value-type="string" office:string-value="42" calcext:value-type="string">
            <text:p>42</text:p>
          </table:table-cell>
          <table:table-cell table:formula="of:=HEX2DEC([.B117])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117]+1" office:value-type="float" office:value="111" calcext:value-type="float">
            <text:p>111</text:p>
          </table:table-cell>
          <table:table-cell table:formula="of:=MID([.$A$5];[.A118]*2-1;2)" office:value-type="string" office:string-value="46" calcext:value-type="string">
            <text:p>46</text:p>
          </table:table-cell>
          <table:table-cell table:formula="of:=HEX2DEC([.B118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118]+1" office:value-type="float" office:value="112" calcext:value-type="float">
            <text:p>112</text:p>
          </table:table-cell>
          <table:table-cell table:formula="of:=MID([.$A$5];[.A119]*2-1;2)" office:value-type="string" office:string-value="36" calcext:value-type="string">
            <text:p>36</text:p>
          </table:table-cell>
          <table:table-cell table:formula="of:=HEX2DEC([.B119])"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119]+1" office:value-type="float" office:value="113" calcext:value-type="float">
            <text:p>113</text:p>
          </table:table-cell>
          <table:table-cell table:formula="of:=MID([.$A$5];[.A120]*2-1;2)" office:value-type="string" office:string-value="38" calcext:value-type="string">
            <text:p>38</text:p>
          </table:table-cell>
          <table:table-cell table:formula="of:=HEX2DEC([.B120])"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120]+1" office:value-type="float" office:value="114" calcext:value-type="float">
            <text:p>114</text:p>
          </table:table-cell>
          <table:table-cell table:formula="of:=MID([.$A$5];[.A121]*2-1;2)" office:value-type="string" office:string-value="30" calcext:value-type="string">
            <text:p>30</text:p>
          </table:table-cell>
          <table:table-cell table:formula="of:=HEX2DEC([.B121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121]+1" office:value-type="float" office:value="115" calcext:value-type="float">
            <text:p>115</text:p>
          </table:table-cell>
          <table:table-cell table:formula="of:=MID([.$A$5];[.A122]*2-1;2)" office:value-type="string" office:string-value="32" calcext:value-type="string">
            <text:p>32</text:p>
          </table:table-cell>
          <table:table-cell table:formula="of:=HEX2DEC([.B122])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122]+1" office:value-type="float" office:value="116" calcext:value-type="float">
            <text:p>116</text:p>
          </table:table-cell>
          <table:table-cell table:formula="of:=MID([.$A$5];[.A123]*2-1;2)" office:value-type="string" office:string-value="43" calcext:value-type="string">
            <text:p>43</text:p>
          </table:table-cell>
          <table:table-cell table:formula="of:=HEX2DEC([.B123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123]+1" office:value-type="float" office:value="117" calcext:value-type="float">
            <text:p>117</text:p>
          </table:table-cell>
          <table:table-cell table:formula="of:=MID([.$A$5];[.A124]*2-1;2)" office:value-type="string" office:string-value="33" calcext:value-type="string">
            <text:p>33</text:p>
          </table:table-cell>
          <table:table-cell table:formula="of:=HEX2DEC([.B124])"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124]+1" office:value-type="float" office:value="118" calcext:value-type="float">
            <text:p>118</text:p>
          </table:table-cell>
          <table:table-cell table:formula="of:=MID([.$A$5];[.A125]*2-1;2)" office:value-type="string" office:string-value="35" calcext:value-type="string">
            <text:p>35</text:p>
          </table:table-cell>
          <table:table-cell table:formula="of:=HEX2DEC([.B125])"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125]+1" office:value-type="float" office:value="119" calcext:value-type="float">
            <text:p>119</text:p>
          </table:table-cell>
          <table:table-cell table:formula="of:=MID([.$A$5];[.A126]*2-1;2)" office:value-type="string" office:string-value="30" calcext:value-type="string">
            <text:p>30</text:p>
          </table:table-cell>
          <table:table-cell table:formula="of:=HEX2DEC([.B126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126]+1" office:value-type="float" office:value="120" calcext:value-type="float">
            <text:p>120</text:p>
          </table:table-cell>
          <table:table-cell table:formula="of:=MID([.$A$5];[.A127]*2-1;2)" office:value-type="string" office:string-value="30" calcext:value-type="string">
            <text:p>30</text:p>
          </table:table-cell>
          <table:table-cell table:formula="of:=HEX2DEC([.B127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127]+1" office:value-type="float" office:value="121" calcext:value-type="float">
            <text:p>121</text:p>
          </table:table-cell>
          <table:table-cell table:formula="of:=MID([.$A$5];[.A128]*2-1;2)" office:value-type="string" office:string-value="30" calcext:value-type="string">
            <text:p>30</text:p>
          </table:table-cell>
          <table:table-cell table:formula="of:=HEX2DEC([.B128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128]+1" office:value-type="float" office:value="122" calcext:value-type="float">
            <text:p>122</text:p>
          </table:table-cell>
          <table:table-cell table:formula="of:=MID([.$A$5];[.A129]*2-1;2)" office:value-type="string" office:string-value="30" calcext:value-type="string">
            <text:p>30</text:p>
          </table:table-cell>
          <table:table-cell table:formula="of:=HEX2DEC([.B129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129]+1" office:value-type="float" office:value="123" calcext:value-type="float">
            <text:p>123</text:p>
          </table:table-cell>
          <table:table-cell table:formula="of:=MID([.$A$5];[.A130]*2-1;2)" office:value-type="string" office:string-value="32" calcext:value-type="string">
            <text:p>32</text:p>
          </table:table-cell>
          <table:table-cell table:formula="of:=HEX2DEC([.B130])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130]+1" office:value-type="float" office:value="124" calcext:value-type="float">
            <text:p>124</text:p>
          </table:table-cell>
          <table:table-cell table:formula="of:=MID([.$A$5];[.A131]*2-1;2)" office:value-type="string" office:string-value="45" calcext:value-type="string">
            <text:p>45</text:p>
          </table:table-cell>
          <table:table-cell table:number-columns-repeated="5"/>
        </table:table-row>
        <table:table-row table:style-name="ro1">
          <table:table-cell table:formula="of:=[.A131]+1" office:value-type="float" office:value="125" calcext:value-type="float">
            <text:p>125</text:p>
          </table:table-cell>
          <table:table-cell table:formula="of:=MID([.$A$5];[.A132]*2-1;2)" office:value-type="string" office:string-value="35" calcext:value-type="string">
            <text:p>35</text:p>
          </table:table-cell>
          <table:table-cell table:number-columns-repeated="5"/>
        </table:table-row>
        <table:table-row table:style-name="ro1">
          <table:table-cell table:formula="of:=[.A132]+1" office:value-type="float" office:value="126" calcext:value-type="float">
            <text:p>126</text:p>
          </table:table-cell>
          <table:table-cell table:formula="of:=MID([.$A$5];[.A133]*2-1;2)" office:value-type="string" office:string-value="35" calcext:value-type="string">
            <text:p>35</text:p>
          </table:table-cell>
          <table:table-cell table:number-columns-repeated="5"/>
        </table:table-row>
        <table:table-row table:style-name="ro1">
          <table:table-cell table:formula="of:=[.A133]+1" office:value-type="float" office:value="127" calcext:value-type="float">
            <text:p>127</text:p>
          </table:table-cell>
          <table:table-cell table:formula="of:=MID([.$A$5];[.A134]*2-1;2)" office:value-type="string" office:string-value="33" calcext:value-type="string">
            <text:p>33</text:p>
          </table:table-cell>
          <table:table-cell table:number-columns-repeated="5"/>
        </table:table-row>
        <table:table-row table:style-name="ro1">
          <table:table-cell table:formula="of:=[.A134]+1" office:value-type="float" office:value="128" calcext:value-type="float">
            <text:p>128</text:p>
          </table:table-cell>
          <table:table-cell table:formula="of:=MID([.$A$5];[.A135]*2-1;2)" office:value-type="string" office:string-value="0D" calcext:value-type="string">
            <text:p>0D</text:p>
          </table:table-cell>
          <table:table-cell table:number-columns-repeated="5"/>
        </table:table-row>
        <table:table-row table:style-name="ro1">
          <table:table-cell table:formula="of:=[.A135]+1" office:value-type="float" office:value="129" calcext:value-type="float">
            <text:p>129</text:p>
          </table:table-cell>
          <table:table-cell table:formula="of:=MID([.$A$5];[.A136]*2-1;2)">
            <text:p/>
          </table:table-cell>
          <table:table-cell table:number-columns-repeated="5"/>
        </table:table-row>
        <table:table-row table:style-name="ro1">
          <table:table-cell table:formula="of:=[.A136]+1" office:value-type="float" office:value="130" calcext:value-type="float">
            <text:p>130</text:p>
          </table:table-cell>
          <table:table-cell table:formula="of:=MID([.$A$5];[.A137]*2-1;2)">
            <text:p/>
          </table:table-cell>
          <table:table-cell table:number-columns-repeated="5"/>
        </table:table-row>
        <table:table-row table:style-name="ro1">
          <table:table-cell table:formula="of:=[.A137]+1" office:value-type="float" office:value="131" calcext:value-type="float">
            <text:p>131</text:p>
          </table:table-cell>
          <table:table-cell table:formula="of:=MID([.$A$5];[.A138]*2-1;2)">
            <text:p/>
          </table:table-cell>
          <table:table-cell table:number-columns-repeated="5"/>
        </table:table-row>
        <table:table-row table:style-name="ro1">
          <table:table-cell table:formula="of:=[.A138]+1" office:value-type="float" office:value="132" calcext:value-type="float">
            <text:p>132</text:p>
          </table:table-cell>
          <table:table-cell table:formula="of:=MID([.$A$5];[.A139]*2-1;2)">
            <text:p/>
          </table:table-cell>
          <table:table-cell table:number-columns-repeated="5"/>
        </table:table-row>
        <table:table-row table:style-name="ro1">
          <table:table-cell table:formula="of:=[.A139]+1" office:value-type="float" office:value="133" calcext:value-type="float">
            <text:p>133</text:p>
          </table:table-cell>
          <table:table-cell table:formula="of:=MID([.$A$5];[.A140]*2-1;2)">
            <text:p/>
          </table:table-cell>
          <table:table-cell table:number-columns-repeated="5"/>
        </table:table-row>
        <table:table-row table:style-name="ro1">
          <table:table-cell table:formula="of:=[.A140]+1" office:value-type="float" office:value="134" calcext:value-type="float">
            <text:p>134</text:p>
          </table:table-cell>
          <table:table-cell table:formula="of:=MID([.$A$5];[.A141]*2-1;2)">
            <text:p/>
          </table:table-cell>
          <table:table-cell table:number-columns-repeated="5"/>
        </table:table-row>
        <table:table-row table:style-name="ro1">
          <table:table-cell table:formula="of:=[.A141]+1" office:value-type="float" office:value="135" calcext:value-type="float">
            <text:p>135</text:p>
          </table:table-cell>
          <table:table-cell table:formula="of:=MID([.$A$5];[.A142]*2-1;2)">
            <text:p/>
          </table:table-cell>
          <table:table-cell table:number-columns-repeated="5"/>
        </table:table-row>
        <table:table-row table:style-name="ro1">
          <table:table-cell table:formula="of:=[.A142]+1" office:value-type="float" office:value="136" calcext:value-type="float">
            <text:p>136</text:p>
          </table:table-cell>
          <table:table-cell table:formula="of:=MID([.$A$5];[.A143]*2-1;2)">
            <text:p/>
          </table:table-cell>
          <table:table-cell table:number-columns-repeated="5"/>
        </table:table-row>
        <table:table-row table:style-name="ro1">
          <table:table-cell table:formula="of:=[.A143]+1" office:value-type="float" office:value="137" calcext:value-type="float">
            <text:p>137</text:p>
          </table:table-cell>
          <table:table-cell table:formula="of:=MID([.$A$5];[.A144]*2-1;2)">
            <text:p/>
          </table:table-cell>
          <table:table-cell table:number-columns-repeated="5"/>
        </table:table-row>
        <table:table-row table:style-name="ro1">
          <table:table-cell table:formula="of:=[.A144]+1" office:value-type="float" office:value="138" calcext:value-type="float">
            <text:p>138</text:p>
          </table:table-cell>
          <table:table-cell table:formula="of:=MID([.$A$5];[.A145]*2-1;2)">
            <text:p/>
          </table:table-cell>
          <table:table-cell table:number-columns-repeated="5"/>
        </table:table-row>
        <table:table-row table:style-name="ro1">
          <table:table-cell table:formula="of:=[.A145]+1" office:value-type="float" office:value="139" calcext:value-type="float">
            <text:p>139</text:p>
          </table:table-cell>
          <table:table-cell table:formula="of:=MID([.$A$5];[.A146]*2-1;2)">
            <text:p/>
          </table:table-cell>
          <table:table-cell table:number-columns-repeated="5"/>
        </table:table-row>
        <table:table-row table:style-name="ro1">
          <table:table-cell table:formula="of:=[.A146]+1" office:value-type="float" office:value="140" calcext:value-type="float">
            <text:p>140</text:p>
          </table:table-cell>
          <table:table-cell table:formula="of:=MID([.$A$5];[.A147]*2-1;2)">
            <text:p/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9:.C146])" office:value-type="float" office:value="6829" calcext:value-type="float">
            <text:p>6829</text:p>
          </table:table-cell>
          <table:table-cell table:formula="of:=DEC2HEX([.C149])" office:value-type="string" office:string-value="1AAD" calcext:value-type="string">
            <text:p>1AAD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dulus of</text:p>
          </table:table-cell>
          <table:table-cell office:value-type="float" office:value="65536" calcext:value-type="float">
            <text:p>65536</text:p>
          </table:table-cell>
          <table:table-cell table:formula="of:=MOD([.C149];65536)" office:value-type="float" office:value="6829" calcext:value-type="float">
            <text:p>6829</text:p>
          </table:table-cell>
          <table:table-cell table:formula="of:=DEC2HEX([.C151])" office:value-type="string" office:string-value="1AAD" calcext:value-type="string">
            <text:p>1AAD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onvert to decimal:</text:p>
          </table:table-cell>
          <table:table-cell/>
          <table:table-cell table:formula="of:=BASE([.C151];2;16)" office:value-type="string" office:string-value="0001101010101101" calcext:value-type="string">
            <text:p>000110101010110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rform bitwise invert: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MID([.$C$154];[.B157];1)" office:value-type="string" office:string-value="0" calcext:value-type="string">
            <text:p>0</text:p>
          </table:table-cell>
          <table:table-cell table:style-name="ce9" table:formula="of:=IF([.C157]=&quot;0&quot;;1;0)" office:value-type="float" office:value="1" calcext:value-type="float">
            <text:p>1</text:p>
          </table:table-cell>
          <table:table-cell table:style-name="ce10"/>
          <table:table-cell table:style-name="ce9" table:number-columns-repeated="2"/>
        </table:table-row>
        <table:table-row table:style-name="ro1">
          <table:table-cell/>
          <table:table-cell table:formula="of:=[.B157]+1" office:value-type="float" office:value="2" calcext:value-type="float">
            <text:p>2</text:p>
          </table:table-cell>
          <table:table-cell table:formula="of:=MID([.$C$154];[.B158];1)" office:value-type="string" office:string-value="0" calcext:value-type="string">
            <text:p>0</text:p>
          </table:table-cell>
          <table:table-cell table:style-name="ce9" table:formula="of:=IF([.C158]=&quot;0&quot;;1;0)" office:value-type="float" office:value="1" calcext:value-type="float">
            <text:p>1</text:p>
          </table:table-cell>
          <table:table-cell table:style-name="ce9" table:formula="of:=[.D157]&amp;[.D158]" office:value-type="string" office:string-value="11" calcext:value-type="string">
            <text:p>11</text:p>
          </table:table-cell>
          <table:table-cell table:style-name="ce9" table:number-columns-repeated="2"/>
        </table:table-row>
        <table:table-row table:style-name="ro1">
          <table:table-cell/>
          <table:table-cell table:formula="of:=[.B158]+1" office:value-type="float" office:value="3" calcext:value-type="float">
            <text:p>3</text:p>
          </table:table-cell>
          <table:table-cell table:formula="of:=MID([.$C$154];[.B159];1)" office:value-type="string" office:string-value="0" calcext:value-type="string">
            <text:p>0</text:p>
          </table:table-cell>
          <table:table-cell table:style-name="ce9" table:formula="of:=IF([.C159]=&quot;0&quot;;1;0)" office:value-type="float" office:value="1" calcext:value-type="float">
            <text:p>1</text:p>
          </table:table-cell>
          <table:table-cell table:style-name="ce9" table:formula="of:=[.E158]&amp;[.D159]" office:value-type="string" office:string-value="111" calcext:value-type="string">
            <text:p>111</text:p>
          </table:table-cell>
          <table:table-cell table:style-name="ce9" table:number-columns-repeated="2"/>
        </table:table-row>
        <table:table-row table:style-name="ro1">
          <table:table-cell/>
          <table:table-cell table:formula="of:=[.B159]+1" office:value-type="float" office:value="4" calcext:value-type="float">
            <text:p>4</text:p>
          </table:table-cell>
          <table:table-cell table:formula="of:=MID([.$C$154];[.B160];1)" office:value-type="string" office:string-value="1" calcext:value-type="string">
            <text:p>1</text:p>
          </table:table-cell>
          <table:table-cell table:style-name="ce9" table:formula="of:=IF([.C160]=&quot;0&quot;;1;0)" office:value-type="float" office:value="0" calcext:value-type="float">
            <text:p>0</text:p>
          </table:table-cell>
          <table:table-cell table:style-name="ce9" table:formula="of:=[.E159]&amp;[.D160]" office:value-type="string" office:string-value="1110" calcext:value-type="string">
            <text:p>1110</text:p>
          </table:table-cell>
          <table:table-cell table:style-name="ce9" table:number-columns-repeated="2"/>
        </table:table-row>
        <table:table-row table:style-name="ro1">
          <table:table-cell/>
          <table:table-cell table:formula="of:=[.B160]+1" office:value-type="float" office:value="5" calcext:value-type="float">
            <text:p>5</text:p>
          </table:table-cell>
          <table:table-cell table:formula="of:=MID([.$C$154];[.B161];1)" office:value-type="string" office:string-value="1" calcext:value-type="string">
            <text:p>1</text:p>
          </table:table-cell>
          <table:table-cell table:style-name="ce9" table:formula="of:=IF([.C161]=&quot;0&quot;;1;0)" office:value-type="float" office:value="0" calcext:value-type="float">
            <text:p>0</text:p>
          </table:table-cell>
          <table:table-cell table:style-name="ce9" table:formula="of:=[.E160]&amp;[.D161]" office:value-type="string" office:string-value="11100" calcext:value-type="string">
            <text:p>11100</text:p>
          </table:table-cell>
          <table:table-cell table:style-name="ce9" table:number-columns-repeated="2"/>
        </table:table-row>
        <table:table-row table:style-name="ro1">
          <table:table-cell/>
          <table:table-cell table:formula="of:=[.B161]+1" office:value-type="float" office:value="6" calcext:value-type="float">
            <text:p>6</text:p>
          </table:table-cell>
          <table:table-cell table:formula="of:=MID([.$C$154];[.B162];1)" office:value-type="string" office:string-value="0" calcext:value-type="string">
            <text:p>0</text:p>
          </table:table-cell>
          <table:table-cell table:style-name="ce9" table:formula="of:=IF([.C162]=&quot;0&quot;;1;0)" office:value-type="float" office:value="1" calcext:value-type="float">
            <text:p>1</text:p>
          </table:table-cell>
          <table:table-cell table:style-name="ce9" table:formula="of:=[.E161]&amp;[.D162]" office:value-type="string" office:string-value="111001" calcext:value-type="string">
            <text:p>111001</text:p>
          </table:table-cell>
          <table:table-cell table:style-name="ce9" table:number-columns-repeated="2"/>
        </table:table-row>
        <table:table-row table:style-name="ro1">
          <table:table-cell/>
          <table:table-cell table:formula="of:=[.B162]+1" office:value-type="float" office:value="7" calcext:value-type="float">
            <text:p>7</text:p>
          </table:table-cell>
          <table:table-cell table:formula="of:=MID([.$C$154];[.B163];1)" office:value-type="string" office:string-value="1" calcext:value-type="string">
            <text:p>1</text:p>
          </table:table-cell>
          <table:table-cell table:style-name="ce9" table:formula="of:=IF([.C163]=&quot;0&quot;;1;0)" office:value-type="float" office:value="0" calcext:value-type="float">
            <text:p>0</text:p>
          </table:table-cell>
          <table:table-cell table:style-name="ce9" table:formula="of:=[.E162]&amp;[.D163]" office:value-type="string" office:string-value="1110010" calcext:value-type="string">
            <text:p>1110010</text:p>
          </table:table-cell>
          <table:table-cell table:style-name="ce9" table:number-columns-repeated="2"/>
        </table:table-row>
        <table:table-row table:style-name="ro1">
          <table:table-cell/>
          <table:table-cell table:formula="of:=[.B163]+1" office:value-type="float" office:value="8" calcext:value-type="float">
            <text:p>8</text:p>
          </table:table-cell>
          <table:table-cell table:formula="of:=MID([.$C$154];[.B164];1)" office:value-type="string" office:string-value="0" calcext:value-type="string">
            <text:p>0</text:p>
          </table:table-cell>
          <table:table-cell table:style-name="ce9" table:formula="of:=IF([.C164]=&quot;0&quot;;1;0)" office:value-type="float" office:value="1" calcext:value-type="float">
            <text:p>1</text:p>
          </table:table-cell>
          <table:table-cell table:style-name="ce9" table:formula="of:=[.E163]&amp;[.D164]" office:value-type="string" office:string-value="11100101" calcext:value-type="string">
            <text:p>11100101</text:p>
          </table:table-cell>
          <table:table-cell table:style-name="ce9" table:number-columns-repeated="2"/>
        </table:table-row>
        <table:table-row table:style-name="ro1">
          <table:table-cell/>
          <table:table-cell table:formula="of:=[.B164]+1" office:value-type="float" office:value="9" calcext:value-type="float">
            <text:p>9</text:p>
          </table:table-cell>
          <table:table-cell table:formula="of:=MID([.$C$154];[.B165];1)" office:value-type="string" office:string-value="1" calcext:value-type="string">
            <text:p>1</text:p>
          </table:table-cell>
          <table:table-cell table:style-name="ce9" table:formula="of:=IF([.C165]=&quot;0&quot;;1;0)" office:value-type="float" office:value="0" calcext:value-type="float">
            <text:p>0</text:p>
          </table:table-cell>
          <table:table-cell table:style-name="ce9" table:formula="of:=[.E164]&amp;[.D165]" office:value-type="string" office:string-value="111001010" calcext:value-type="string">
            <text:p>111001010</text:p>
          </table:table-cell>
          <table:table-cell table:style-name="ce9" table:number-columns-repeated="2"/>
        </table:table-row>
        <table:table-row table:style-name="ro1">
          <table:table-cell/>
          <table:table-cell table:formula="of:=[.B165]+1" office:value-type="float" office:value="10" calcext:value-type="float">
            <text:p>10</text:p>
          </table:table-cell>
          <table:table-cell table:formula="of:=MID([.$C$154];[.B166];1)" office:value-type="string" office:string-value="0" calcext:value-type="string">
            <text:p>0</text:p>
          </table:table-cell>
          <table:table-cell table:style-name="ce9" table:formula="of:=IF([.C166]=&quot;0&quot;;1;0)" office:value-type="float" office:value="1" calcext:value-type="float">
            <text:p>1</text:p>
          </table:table-cell>
          <table:table-cell table:style-name="ce9" table:formula="of:=[.E165]&amp;[.D166]" office:value-type="string" office:string-value="1110010101" calcext:value-type="string">
            <text:p>1110010101</text:p>
          </table:table-cell>
          <table:table-cell table:style-name="ce9" table:number-columns-repeated="2"/>
        </table:table-row>
        <table:table-row table:style-name="ro1">
          <table:table-cell/>
          <table:table-cell table:formula="of:=[.B166]+1" office:value-type="float" office:value="11" calcext:value-type="float">
            <text:p>11</text:p>
          </table:table-cell>
          <table:table-cell table:formula="of:=MID([.$C$154];[.B167];1)" office:value-type="string" office:string-value="1" calcext:value-type="string">
            <text:p>1</text:p>
          </table:table-cell>
          <table:table-cell table:style-name="ce9" table:formula="of:=IF([.C167]=&quot;0&quot;;1;0)" office:value-type="float" office:value="0" calcext:value-type="float">
            <text:p>0</text:p>
          </table:table-cell>
          <table:table-cell table:style-name="ce9" table:formula="of:=[.E166]&amp;[.D167]" office:value-type="string" office:string-value="11100101010" calcext:value-type="string">
            <text:p>11100101010</text:p>
          </table:table-cell>
          <table:table-cell table:style-name="ce9" table:number-columns-repeated="2"/>
        </table:table-row>
        <table:table-row table:style-name="ro1">
          <table:table-cell/>
          <table:table-cell table:formula="of:=[.B167]+1" office:value-type="float" office:value="12" calcext:value-type="float">
            <text:p>12</text:p>
          </table:table-cell>
          <table:table-cell table:formula="of:=MID([.$C$154];[.B168];1)" office:value-type="string" office:string-value="0" calcext:value-type="string">
            <text:p>0</text:p>
          </table:table-cell>
          <table:table-cell table:style-name="ce9" table:formula="of:=IF([.C168]=&quot;0&quot;;1;0)" office:value-type="float" office:value="1" calcext:value-type="float">
            <text:p>1</text:p>
          </table:table-cell>
          <table:table-cell table:style-name="ce9" table:formula="of:=[.E167]&amp;[.D168]" office:value-type="string" office:string-value="111001010101" calcext:value-type="string">
            <text:p>111001010101</text:p>
          </table:table-cell>
          <table:table-cell table:number-columns-repeated="2"/>
        </table:table-row>
        <table:table-row table:style-name="ro1">
          <table:table-cell/>
          <table:table-cell table:formula="of:=[.B168]+1" office:value-type="float" office:value="13" calcext:value-type="float">
            <text:p>13</text:p>
          </table:table-cell>
          <table:table-cell table:formula="of:=MID([.$C$154];[.B169];1)" office:value-type="string" office:string-value="1" calcext:value-type="string">
            <text:p>1</text:p>
          </table:table-cell>
          <table:table-cell table:style-name="ce9" table:formula="of:=IF([.C169]=&quot;0&quot;;1;0)" office:value-type="float" office:value="0" calcext:value-type="float">
            <text:p>0</text:p>
          </table:table-cell>
          <table:table-cell table:style-name="ce9" table:formula="of:=[.E168]&amp;[.D169]" office:value-type="string" office:string-value="1110010101010" calcext:value-type="string">
            <text:p>1110010101010</text:p>
          </table:table-cell>
          <table:table-cell table:number-columns-repeated="2"/>
        </table:table-row>
        <table:table-row table:style-name="ro1">
          <table:table-cell/>
          <table:table-cell table:formula="of:=[.B169]+1" office:value-type="float" office:value="14" calcext:value-type="float">
            <text:p>14</text:p>
          </table:table-cell>
          <table:table-cell table:formula="of:=MID([.$C$154];[.B170];1)" office:value-type="string" office:string-value="1" calcext:value-type="string">
            <text:p>1</text:p>
          </table:table-cell>
          <table:table-cell table:style-name="ce9" table:formula="of:=IF([.C170]=&quot;0&quot;;1;0)" office:value-type="float" office:value="0" calcext:value-type="float">
            <text:p>0</text:p>
          </table:table-cell>
          <table:table-cell table:style-name="ce9" table:formula="of:=[.E169]&amp;[.D170]" office:value-type="string" office:string-value="11100101010100" calcext:value-type="string">
            <text:p>11100101010100</text:p>
          </table:table-cell>
          <table:table-cell table:number-columns-repeated="2"/>
        </table:table-row>
        <table:table-row table:style-name="ro1">
          <table:table-cell/>
          <table:table-cell table:formula="of:=[.B170]+1" office:value-type="float" office:value="15" calcext:value-type="float">
            <text:p>15</text:p>
          </table:table-cell>
          <table:table-cell table:formula="of:=MID([.$C$154];[.B171];1)" office:value-type="string" office:string-value="0" calcext:value-type="string">
            <text:p>0</text:p>
          </table:table-cell>
          <table:table-cell table:style-name="ce9" table:formula="of:=IF([.C171]=&quot;0&quot;;1;0)" office:value-type="float" office:value="1" calcext:value-type="float">
            <text:p>1</text:p>
          </table:table-cell>
          <table:table-cell table:style-name="ce9" table:formula="of:=[.E170]&amp;[.D171]" office:value-type="string" office:string-value="111001010101001" calcext:value-type="string">
            <text:p>111001010101001</text:p>
          </table:table-cell>
          <table:table-cell table:number-columns-repeated="2"/>
        </table:table-row>
        <table:table-row table:style-name="ro1">
          <table:table-cell/>
          <table:table-cell table:formula="of:=[.B171]+1" office:value-type="float" office:value="16" calcext:value-type="float">
            <text:p>16</text:p>
          </table:table-cell>
          <table:table-cell table:formula="of:=MID([.$C$154];[.B172];1)" office:value-type="string" office:string-value="1" calcext:value-type="string">
            <text:p>1</text:p>
          </table:table-cell>
          <table:table-cell table:style-name="ce9" table:formula="of:=IF([.C172]=&quot;0&quot;;1;0)" office:value-type="float" office:value="0" calcext:value-type="float">
            <text:p>0</text:p>
          </table:table-cell>
          <table:table-cell table:style-name="ce9" table:formula="of:=[.E171]&amp;[.D172]" office:value-type="string" office:string-value="1110010101010010" calcext:value-type="string">
            <text:p>111001010101001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twise inverted number:</text:p>
          </table:table-cell>
          <table:table-cell/>
          <table:table-cell table:formula="of:=DECIMAL([.E172];2)" office:value-type="float" office:value="58706" calcext:value-type="float">
            <text:p>587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twise inverted number + 1:</text:p>
          </table:table-cell>
          <table:table-cell/>
          <table:table-cell table:formula="of:=[.C174]+1" office:value-type="float" office:value="58707" calcext:value-type="float">
            <text:p>58707</text:p>
          </table:table-cell>
          <table:table-cell office:value-type="string" calcext:value-type="string">
            <text:p>Binary:</text:p>
          </table:table-cell>
          <table:table-cell table:formula="of:=BASE([.C175];2)" office:value-type="string" office:string-value="1110010101010011" calcext:value-type="string">
            <text:p>111001010101001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ecksum:</text:p>
          </table:table-cell>
          <table:table-cell table:number-columns-repeated="2"/>
          <table:table-cell office:value-type="string" calcext:value-type="string">
            <text:p>Hexadecimal:</text:p>
          </table:table-cell>
          <table:table-cell table:formula="of:=BASE([.C175];16)" office:value-type="string" office:string-value="E553" calcext:value-type="string">
            <text:p>E553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w the string for the command:</text:p>
          </table:table-cell>
          <table:table-cell table:number-columns-repeated="2"/>
          <table:table-cell table:formula="of:=DEC2HEX(CODE(MID([.$E$177];1;1)))" office:value-type="string" office:string-value="45" calcext:value-type="string">
            <text:p>45</text:p>
          </table:table-cell>
          <table:table-cell table:formula="of:=DEC2HEX(CODE(MID([.$E$177];2;1)))" office:value-type="string" office:string-value="35" calcext:value-type="string">
            <text:p>35</text:p>
          </table:table-cell>
          <table:table-cell table:formula="of:=DEC2HEX(CODE(MID([.$E$177];3;1)))" office:value-type="string" office:string-value="35" calcext:value-type="string">
            <text:p>35</text:p>
          </table:table-cell>
          <table:table-cell table:formula="of:=DEC2HEX(CODE(MID([.$E$177];4;1)))" office:value-type="string" office:string-value="33" calcext:value-type="string">
            <text:p>3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mpare to original</text:p>
          </table:table-cell>
          <table:table-cell table:number-columns-repeated="2"/>
          <table:table-cell table:formula="of:=[.B131]" office:value-type="string" office:string-value="45" calcext:value-type="string">
            <text:p>45</text:p>
          </table:table-cell>
          <table:table-cell table:formula="of:=[.B132]" office:value-type="string" office:string-value="35" calcext:value-type="string">
            <text:p>35</text:p>
          </table:table-cell>
          <table:table-cell table:formula="of:=[.B133]" office:value-type="string" office:string-value="35" calcext:value-type="string">
            <text:p>35</text:p>
          </table:table-cell>
          <table:table-cell table:formula="of:=[.B134]" office:value-type="string" office:string-value="33" calcext:value-type="string">
            <text:p>3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style-name="ce2" table:formula="of:=[.D179]=[.D181]" office:value-type="boolean" office:boolean-value="true" calcext:value-type="boolean">
            <text:p>TRUE</text:p>
          </table:table-cell>
          <table:table-cell table:style-name="ce2" table:formula="of:=[.E179]=[.E181]" office:value-type="boolean" office:boolean-value="true" calcext:value-type="boolean">
            <text:p>TRUE</text:p>
          </table:table-cell>
          <table:table-cell table:style-name="ce2" table:formula="of:=[.F179]=[.F181]" office:value-type="boolean" office:boolean-value="true" calcext:value-type="boolean">
            <text:p>TRUE</text:p>
          </table:table-cell>
          <table:table-cell table:style-name="ce2" table:formula="of:=[.G179]=[.G18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etssom:</text:p>
          </table:table-cell>
          <table:table-cell table:number-columns-repeated="2"/>
          <table:table-cell table:style-name="ce5" table:formula="of:=IF(AND([.D183];[.E183];[.F183];[.G183]);&quot;Boodskap suksesvol&quot;;&quot;Fout&quot;)" office:value-type="string" office:string-value="Boodskap suksesvol" calcext:value-type="string">
            <text:p>Boodskap suksesvol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5"/>
          <table:table-cell table:style-name="ce5"/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5"/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3"/>
          <table:table-cell table:style-name="ce2"/>
          <table:table-cell table:number-columns-repeated="3"/>
        </table:table-row>
      </table:table>
      <table:table table:name="AnaliseerString" table:style-name="ta1">
        <table:table-column table:style-name="co1" table:number-columns-repeated="21" table:default-cell-style-name="Default"/>
        <table:table-row table:style-name="ro1">
          <table:table-cell table:style-name="ce1" office:value-type="string" calcext:value-type="string">
            <text:p>Analiseer die uitsetstring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Algemene string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Gebruik dit om die energie oor berekening na te gaan en seker te maak dit is reg.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Opdrag string: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7E3230303134363432453030323031464433350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ring out:</text:p>
          </table:table-cell>
          <table:table-cell table:number-columns-repeated="5"/>
          <table:table-cell table:style-name="ce2"/>
          <table:table-cell table:number-columns-repeated="14"/>
        </table:table-row>
        <table:table-row table:style-name="ro1">
          <table:table-cell office:value-type="string" calcext:value-type="string">
            <text:p>7e3230303134363030463037413131303130463044453430444535304443433044453330444534304445333044453530444532304445373044453530444446304445373044453530444537304445353035304243333042394230423942304239423042394230303030443034394646464630344646464630304638303132313130303132313130453145330d</text:p>
          </table:table-cell>
          <table:table-cell table:number-columns-repeated="20"/>
        </table:table-row>
        <table:table-row table:style-name="ro1">
          <table:table-cell table:formula="of:=LEN([.A9])" office:value-type="float" office:value="280" calcext:value-type="float">
            <text:p>28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Van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Beskrywing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ID([.$A$9];[.A12];[.B12]-[.A12]+1)" office:value-type="string" office:string-value="7e" calcext:value-type="string">
            <text:p>7e</text:p>
          </table:table-cell>
          <table:table-cell office:value-type="string" calcext:value-type="string">
            <text:p>Begin van data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MID([.$A$9];[.A13];[.B13]-[.A13]+1)" office:value-type="string" office:string-value="3230" calcext:value-type="string">
            <text:p>3230</text:p>
          </table:table-cell>
          <table:table-cell office:value-type="string" calcext:value-type="string">
            <text:p>Weergawe of VER</text:p>
          </table:table-cell>
          <table:table-cell table:number-columns-repeated="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MID([.$A$9];[.A14];[.B14]-[.A14]+1)" office:value-type="string" office:string-value="3031" calcext:value-type="string">
            <text:p>3031</text:p>
          </table:table-cell>
          <table:table-cell office:value-type="string" calcext:value-type="string">
            <text:p>ADR veld, 01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MID([.$A$9];[.A15];[.B15]-[.A15]+1)" office:value-type="string" office:string-value="3436" calcext:value-type="string">
            <text:p>3436</text:p>
          </table:table-cell>
          <table:table-cell office:value-type="string" calcext:value-type="string">
            <text:p>Kode 46 vir litium batterye</text:p>
          </table:table-cell>
          <table:table-cell table:number-columns-repeated="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formula="of:=MID([.$A$9];[.A16];[.B16]-[.A16]+1)" office:value-type="string" office:string-value="3030" calcext:value-type="string">
            <text:p>3030</text:p>
          </table:table-cell>
          <table:table-cell office:value-type="string" calcext:value-type="string">
            <text:p>RTN 3030 in HEX beteken 00 wat die kode is vir normaal</text:p>
          </table:table-cell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formula="of:=MID([.$A$9];[.A17];[.B17]-[.A17]+1)" office:value-type="string" office:string-value="46303741" calcext:value-type="string">
            <text:p>46303741</text:p>
          </table:table-cell>
          <table:table-cell office:value-type="string" calcext:value-type="string">
            <text:p>LENGT</text:p>
          </table:table-cell>
          <table:table-cell table:number-columns-repeated="6"/>
          <table:table-cell table:formula="of:=[.J16]&amp;[.J17]">
            <text:p/>
          </table:table-cell>
          <table:table-cell table:number-columns-repeated="10"/>
        </table:table-row>
        <table:table-row table:style-name="ro1">
          <table:table-cell table:number-columns-repeated="10"/>
          <table:table-cell table:formula="of:=[.K17]&amp;[.J18]">
            <text:p/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INFO</text:p>
          </table:table-cell>
          <table:table-cell table:number-columns-repeated="6"/>
          <table:table-cell table:formula="of:=[.K18]&amp;[.J19]">
            <text:p/>
          </table:table-cell>
          <table:table-cell table:number-columns-repeated="10"/>
        </table:table-row>
        <table:table-row table:style-name="ro1">
          <table:table-cell table:number-columns-repeated="10"/>
          <table:table-cell table:formula="of:=[.K19]&amp;[.J20]">
            <text:p/>
          </table:table-cell>
          <table:table-cell table:number-columns-repeated="10"/>
        </table:table-row>
        <table:table-row table:style-name="ro1">
          <table:table-cell table:number-columns-repeated="10"/>
          <table:table-cell table:formula="of:=[.K20]&amp;[.J21]">
            <text:p/>
          </table:table-cell>
          <table:table-cell table:number-columns-repeated="10"/>
        </table:table-row>
        <table:table-row table:style-name="ro1">
          <table:table-cell table:number-columns-repeated="10"/>
          <table:table-cell table:formula="of:=[.K21]&amp;[.J22]">
            <text:p/>
          </table:table-cell>
          <table:table-cell table:number-columns-repeated="10"/>
        </table:table-row>
        <table:table-row table:style-name="ro1">
          <table:table-cell table:formula="of:=LEN([.A9])-2-8+1" office:value-type="float" office:value="271" calcext:value-type="float">
            <text:p>271</text:p>
          </table:table-cell>
          <table:table-cell table:formula="of:=LEN([.A9])-2" office:value-type="float" office:value="278" calcext:value-type="float">
            <text:p>278</text:p>
          </table:table-cell>
          <table:table-cell table:style-name="ce5" table:formula="of:=MID([.$A$9];[.A23];[.B23]-[.A23]+1)" office:value-type="string" office:string-value="45314533" calcext:value-type="string">
            <text:p>45314533</text:p>
          </table:table-cell>
          <table:table-cell office:value-type="string" calcext:value-type="string">
            <text:p>CHKSM</text:p>
          </table:table-cell>
          <table:table-cell table:number-columns-repeated="6"/>
          <table:table-cell table:formula="of:=[.K22]&amp;[.J23]">
            <text:p/>
          </table:table-cell>
          <table:table-cell table:number-columns-repeated="10"/>
        </table:table-row>
        <table:table-row table:style-name="ro1">
          <table:table-cell table:formula="of:=LEN([.A9])-1" office:value-type="float" office:value="279" calcext:value-type="float">
            <text:p>279</text:p>
          </table:table-cell>
          <table:table-cell table:formula="of:=LEN([.A9])" office:value-type="float" office:value="280" calcext:value-type="float">
            <text:p>280</text:p>
          </table:table-cell>
          <table:table-cell table:style-name="ce5" table:formula="of:=MID([.$A$9];[.A24];[.B24]-[.A24]+1)" office:value-type="string" office:string-value="0d" calcext:value-type="string">
            <text:p>0d</text:p>
          </table:table-cell>
          <table:table-cell office:value-type="string" calcext:value-type="string">
            <text:p>Einde van data</text:p>
          </table:table-cell>
          <table:table-cell table:number-columns-repeated="6"/>
          <table:table-cell table:formula="of:=[.K23]&amp;[.J24]">
            <text:p/>
          </table:table-cell>
          <table:table-cell table:number-columns-repeated="10"/>
        </table:table-row>
        <table:table-row table:style-name="ro1">
          <table:table-cell table:number-columns-repeated="10"/>
          <table:table-cell table:formula="of:=[.K24]&amp;[.J25]">
            <text:p/>
          </table:table-cell>
          <table:table-cell table:number-columns-repeated="10"/>
        </table:table-row>
        <table:table-row table:style-name="ro1">
          <table:table-cell table:number-columns-repeated="10"/>
          <table:table-cell table:formula="of:=[.K25]&amp;[.J26]">
            <text:p/>
          </table:table-cell>
          <table:table-cell table:number-columns-repeated="10"/>
        </table:table-row>
        <table:table-row table:style-name="ro1">
          <table:table-cell office:value-type="string" calcext:value-type="string">
            <text:p>Analiseer die LENGT kode:</text:p>
          </table:table-cell>
          <table:table-cell table:number-columns-repeated="9"/>
          <table:table-cell table:formula="of:=[.K26]&amp;[.J27]">
            <text:p/>
          </table:table-cell>
          <table:table-cell table:number-columns-repeated="10"/>
        </table:table-row>
        <table:table-row table:style-name="ro1">
          <table:table-cell table:number-columns-repeated="10"/>
          <table:table-cell table:formula="of:=[.K27]&amp;[.J28]">
            <text:p/>
          </table:table-cell>
          <table:table-cell table:number-columns-repeated="10"/>
        </table:table-row>
        <table:table-row table:style-name="ro1">
          <table:table-cell office:value-type="string" calcext:value-type="string">
            <text:p>Laaste 3 getalle in HEX:</text:p>
          </table:table-cell>
          <table:table-cell/>
          <table:table-cell office:value-type="string" calcext:value-type="string">
            <text:p>ASCII kode desimaal:</text:p>
          </table:table-cell>
          <table:table-cell/>
          <table:table-cell office:value-type="string" calcext:value-type="string">
            <text:p>ASCII waarde</text:p>
          </table:table-cell>
          <table:table-cell office:value-type="string" calcext:value-type="string">
            <text:p>Desimaal</text:p>
          </table:table-cell>
          <table:table-cell office:value-type="string" calcext:value-type="string">
            <text:p>Ooreenstemmende binere waarde</text:p>
          </table:table-cell>
          <table:table-cell table:number-columns-repeated="3"/>
          <table:table-cell table:formula="of:=[.K28]&amp;[.J29]">
            <text:p/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MID([.$C$17];[.A30]*2-1;2)" office:value-type="string" office:string-value="30" calcext:value-type="string">
            <text:p>30</text:p>
          </table:table-cell>
          <table:table-cell table:formula="of:=HEX2DEC([.B30])" office:value-type="float" office:value="48" calcext:value-type="float">
            <text:p>48</text:p>
          </table:table-cell>
          <table:table-cell/>
          <table:table-cell table:formula="of:=CHAR([.C30])" office:value-type="string" office:string-value="0" calcext:value-type="string">
            <text:p>0</text:p>
          </table:table-cell>
          <table:table-cell table:formula="of:=DECIMAL([.E30];16)" office:value-type="float" office:value="0" calcext:value-type="float">
            <text:p>0</text:p>
          </table:table-cell>
          <table:table-cell table:formula="of:=BASE([.F30];2;4)" office:value-type="string" office:string-value="0000" calcext:value-type="string">
            <text:p>0000</text:p>
          </table:table-cell>
          <table:table-cell table:number-columns-repeated="3"/>
          <table:table-cell table:formula="of:=[.K29]&amp;[.J30]">
            <text:p/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MID([.$C$17];[.A31]*2-1;2)" office:value-type="string" office:string-value="37" calcext:value-type="string">
            <text:p>37</text:p>
          </table:table-cell>
          <table:table-cell table:formula="of:=HEX2DEC([.B31])" office:value-type="float" office:value="55" calcext:value-type="float">
            <text:p>55</text:p>
          </table:table-cell>
          <table:table-cell/>
          <table:table-cell table:formula="of:=CHAR([.C31])" office:value-type="string" office:string-value="7" calcext:value-type="string">
            <text:p>7</text:p>
          </table:table-cell>
          <table:table-cell table:formula="of:=DECIMAL([.E31];16)" office:value-type="float" office:value="7" calcext:value-type="float">
            <text:p>7</text:p>
          </table:table-cell>
          <table:table-cell table:formula="of:=BASE([.F31];2;4)" office:value-type="string" office:string-value="0111" calcext:value-type="string">
            <text:p>0111</text:p>
          </table:table-cell>
          <table:table-cell table:number-columns-repeated="3"/>
          <table:table-cell table:formula="of:=[.K30]&amp;[.J31]">
            <text:p/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ID([.$C$17];[.A32]*2-1;2)" office:value-type="string" office:string-value="41" calcext:value-type="string">
            <text:p>41</text:p>
          </table:table-cell>
          <table:table-cell table:formula="of:=HEX2DEC([.B32])" office:value-type="float" office:value="65" calcext:value-type="float">
            <text:p>65</text:p>
          </table:table-cell>
          <table:table-cell/>
          <table:table-cell table:formula="of:=CHAR([.C32])" office:value-type="string" office:string-value="A" calcext:value-type="string">
            <text:p>A</text:p>
          </table:table-cell>
          <table:table-cell table:formula="of:=DECIMAL([.E32];16)" office:value-type="float" office:value="10" calcext:value-type="float">
            <text:p>10</text:p>
          </table:table-cell>
          <table:table-cell table:formula="of:=BASE([.F32];2;4)" office:value-type="string" office:string-value="1010" calcext:value-type="string">
            <text:p>1010</text:p>
          </table:table-cell>
          <table:table-cell table:number-columns-repeated="3"/>
          <table:table-cell table:formula="of:=[.K31]&amp;[.J32]">
            <text:p/>
          </table:table-cell>
          <table:table-cell table:number-columns-repeated="10"/>
        </table:table-row>
        <table:table-row table:style-name="ro1">
          <table:table-cell table:number-columns-repeated="10"/>
          <table:table-cell table:formula="of:=[.K32]&amp;[.J33]">
            <text:p/>
          </table:table-cell>
          <table:table-cell table:number-columns-repeated="10"/>
        </table:table-row>
        <table:table-row table:style-name="ro1">
          <table:table-cell office:value-type="string" calcext:value-type="string">
            <text:p>Lengte is:</text:p>
          </table:table-cell>
          <table:table-cell table:formula="of:=[.G30]&amp;[.G31]&amp;[.G32]" office:value-type="string" office:string-value="000001111010" calcext:value-type="string">
            <text:p>000001111010</text:p>
          </table:table-cell>
          <table:table-cell table:number-columns-repeated="8"/>
          <table:table-cell table:formula="of:=[.K33]&amp;[.J34]">
            <text:p/>
          </table:table-cell>
          <table:table-cell table:number-columns-repeated="10"/>
        </table:table-row>
        <table:table-row table:style-name="ro1">
          <table:table-cell office:value-type="string" calcext:value-type="string">
            <text:p>Lengte is:</text:p>
          </table:table-cell>
          <table:table-cell table:formula="of:=DECIMAL([.B34];2)" office:value-type="float" office:value="122" calcext:value-type="float">
            <text:p>122</text:p>
          </table:table-cell>
          <table:table-cell office:value-type="string" calcext:value-type="string">
            <text:p>grepe</text:p>
          </table:table-cell>
          <table:table-cell table:formula="of:=LEN([.C37])/2" office:value-type="float" office:value="122" calcext:value-type="float">
            <text:p>122</text:p>
          </table:table-cell>
          <table:table-cell office:value-type="string" calcext:value-type="string">
            <text:p>grepe</text:p>
          </table:table-cell>
          <table:table-cell table:number-columns-repeated="5"/>
          <table:table-cell table:formula="of:=[.K34]&amp;[.J35]">
            <text:p/>
          </table:table-cell>
          <table:table-cell table:number-columns-repeated="10"/>
        </table:table-row>
        <table:table-row table:style-name="ro1">
          <table:table-cell table:number-columns-repeated="10"/>
          <table:table-cell table:formula="of:=[.K35]&amp;[.J36]">
            <text:p/>
          </table:table-cell>
          <table:table-cell table:number-columns-repeated="10"/>
        </table:table-row>
        <table:table-row table:style-name="ro1">
          <table:table-cell office:value-type="string" calcext:value-type="string">
            <text:p>Dus is die datastring:</text:p>
          </table:table-cell>
          <table:table-cell/>
          <table:table-cell table:formula="of:=MID([.A9];27;[.B35]*2)" office:value-type="string" office:string-value="3131303130463044453430444535304443433044453330444534304445333044453530444532304445373044453530444446304445373044453530444537304445353035304243333042394230423942304239423042394230303030443034394646464630344646464630304638303132313130303132313130" calcext:value-type="string">
            <text:p>3131303130463044453430444535304443433044453330444534304445333044453530444532304445373044453530444446304445373044453530444537304445353035304243333042394230423942304239423042394230303030443034394646464630344646464630304638303132313130303132313130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1 greep is twee van die nommers: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Greep</text:p>
          </table:table-cell>
          <table:table-cell office:value-type="string" calcext:value-type="string">
            <text:p>Nommer 1</text:p>
          </table:table-cell>
          <table:table-cell office:value-type="string" calcext:value-type="string">
            <text:p>Nommer 2</text:p>
          </table:table-cell>
          <table:table-cell office:value-type="string" calcext:value-type="string">
            <text:p>ASCII 1 desimaal</text:p>
          </table:table-cell>
          <table:table-cell office:value-type="string" calcext:value-type="string">
            <text:p>ASCII 2 desimaal</text:p>
          </table:table-cell>
          <table:table-cell office:value-type="string" calcext:value-type="string">
            <text:p>Karakter 1</text:p>
          </table:table-cell>
          <table:table-cell office:value-type="string" calcext:value-type="string">
            <text:p>Karakter 2</text:p>
          </table:table-cell>
          <table:table-cell office:value-type="string" calcext:value-type="string">
            <text:p>Desimaal 1</text:p>
          </table:table-cell>
          <table:table-cell office:value-type="string" calcext:value-type="string">
            <text:p>Desimaal 2</text:p>
          </table:table-cell>
          <table:table-cell office:value-type="string" calcext:value-type="string">
            <text:p>Biner 1</text:p>
          </table:table-cell>
          <table:table-cell office:value-type="string" calcext:value-type="string">
            <text:p>Biner 2</text:p>
          </table:table-cell>
          <table:table-cell office:value-type="string" calcext:value-type="string">
            <text:p>Hele biner</text:p>
          </table:table-cell>
          <table:table-cell office:value-type="string" calcext:value-type="string">
            <text:p>Waarde</text:p>
          </table:table-cell>
          <table:table-cell office:value-type="string" calcext:value-type="string">
            <text:p>Nota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ID([.$C$37];([.A42]-1)*4+1;2)" office:value-type="string" office:string-value="31" calcext:value-type="string">
            <text:p>31</text:p>
          </table:table-cell>
          <table:table-cell table:formula="of:=MID([.$C$37];([.A42]-1)*4+1+2;2)" office:value-type="string" office:string-value="31" calcext:value-type="string">
            <text:p>31</text:p>
          </table:table-cell>
          <table:table-cell table:formula="of:=DECIMAL([.B42];16)" office:value-type="float" office:value="49" calcext:value-type="float">
            <text:p>49</text:p>
          </table:table-cell>
          <table:table-cell table:formula="of:=DECIMAL([.C42];16)" office:value-type="float" office:value="49" calcext:value-type="float">
            <text:p>49</text:p>
          </table:table-cell>
          <table:table-cell table:formula="of:=CHAR([.D42])" office:value-type="string" office:string-value="1" calcext:value-type="string">
            <text:p>1</text:p>
          </table:table-cell>
          <table:table-cell table:formula="of:=CHAR([.E42])" office:value-type="string" office:string-value="1" calcext:value-type="string">
            <text:p>1</text:p>
          </table:table-cell>
          <table:table-cell table:formula="of:=DECIMAL([.F42];16)" office:value-type="float" office:value="1" calcext:value-type="float">
            <text:p>1</text:p>
          </table:table-cell>
          <table:table-cell table:formula="of:=DECIMAL([.G42];16)" office:value-type="float" office:value="1" calcext:value-type="float">
            <text:p>1</text:p>
          </table:table-cell>
          <table:table-cell table:formula="of:=BASE([.H42];2;4)" office:value-type="string" office:string-value="0001" calcext:value-type="string">
            <text:p>0001</text:p>
          </table:table-cell>
          <table:table-cell table:formula="of:=BASE([.I42];2;4)" office:value-type="string" office:string-value="0001" calcext:value-type="string">
            <text:p>0001</text:p>
          </table:table-cell>
          <table:table-cell table:formula="of:=[.J42]&amp;[.K42]" office:value-type="string" office:string-value="00010001" calcext:value-type="string">
            <text:p>00010001</text:p>
          </table:table-cell>
          <table:table-cell table:formula="of:=DECIMAL([.L42];2)" office:value-type="float" office:value="17" calcext:value-type="float">
            <text:p>17</text:p>
          </table:table-cell>
          <table:table-cell office:value-type="string" calcext:value-type="string">
            <text:p>Data vlag (DATAFLAG)</text:p>
          </table:table-cell>
          <table:table-cell table:number-columns-repeated="5"/>
          <table:table-cell table:formula="of:=26+([.A42]-1)*4+1-1" office:value-type="float" office:value="26" calcext:value-type="float">
            <text:p>26</text:p>
          </table:table-cell>
          <table:table-cell table:formula="of:=[.T42]+8" office:value-type="float" office:value="34" calcext:value-type="float">
            <text:p>34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MID([.$C$37];([.A43]-1)*4+1;2)" office:value-type="string" office:string-value="30" calcext:value-type="string">
            <text:p>30</text:p>
          </table:table-cell>
          <table:table-cell table:formula="of:=MID([.$C$37];([.A43]-1)*4+1+2;2)" office:value-type="string" office:string-value="31" calcext:value-type="string">
            <text:p>31</text:p>
          </table:table-cell>
          <table:table-cell table:formula="of:=DECIMAL([.B43];16)" office:value-type="float" office:value="48" calcext:value-type="float">
            <text:p>48</text:p>
          </table:table-cell>
          <table:table-cell table:formula="of:=DECIMAL([.C43];16)" office:value-type="float" office:value="49" calcext:value-type="float">
            <text:p>49</text:p>
          </table:table-cell>
          <table:table-cell table:formula="of:=CHAR([.D43])" office:value-type="string" office:string-value="0" calcext:value-type="string">
            <text:p>0</text:p>
          </table:table-cell>
          <table:table-cell table:formula="of:=CHAR([.E43])" office:value-type="string" office:string-value="1" calcext:value-type="string">
            <text:p>1</text:p>
          </table:table-cell>
          <table:table-cell table:formula="of:=DECIMAL([.F43];16)" office:value-type="float" office:value="0" calcext:value-type="float">
            <text:p>0</text:p>
          </table:table-cell>
          <table:table-cell table:formula="of:=DECIMAL([.G43];16)" office:value-type="float" office:value="1" calcext:value-type="float">
            <text:p>1</text:p>
          </table:table-cell>
          <table:table-cell table:formula="of:=BASE([.H43];2;4)" office:value-type="string" office:string-value="0000" calcext:value-type="string">
            <text:p>0000</text:p>
          </table:table-cell>
          <table:table-cell table:formula="of:=BASE([.I43];2;4)" office:value-type="string" office:string-value="0001" calcext:value-type="string">
            <text:p>0001</text:p>
          </table:table-cell>
          <table:table-cell table:formula="of:=[.J43]&amp;[.K43]" office:value-type="string" office:string-value="00000001" calcext:value-type="string">
            <text:p>00000001</text:p>
          </table:table-cell>
          <table:table-cell table:formula="of:=DECIMAL([.L43];2)" office:value-type="float" office:value="1" calcext:value-type="float">
            <text:p>1</text:p>
          </table:table-cell>
          <table:table-cell office:value-type="string" calcext:value-type="string">
            <text:p>Aantal batterye (die protokol noem dit aantal SMARTPACKS)</text:p>
          </table:table-cell>
          <table:table-cell table:number-columns-repeated="5"/>
          <table:table-cell table:formula="of:=26+([.A43]-1)*4+1-1" office:value-type="float" office:value="30" calcext:value-type="float">
            <text:p>30</text:p>
          </table:table-cell>
          <table:table-cell table:formula="of:=[.T43]+8" office:value-type="float" office:value="38" calcext:value-type="float">
            <text:p>38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MID([.$C$37];([.A44]-1)*4+1;2)" office:value-type="string" office:string-value="30" calcext:value-type="string">
            <text:p>30</text:p>
          </table:table-cell>
          <table:table-cell table:formula="of:=MID([.$C$37];([.A44]-1)*4+1+2;2)" office:value-type="string" office:string-value="46" calcext:value-type="string">
            <text:p>46</text:p>
          </table:table-cell>
          <table:table-cell table:formula="of:=DECIMAL([.B44];16)" office:value-type="float" office:value="48" calcext:value-type="float">
            <text:p>48</text:p>
          </table:table-cell>
          <table:table-cell table:formula="of:=DECIMAL([.C44];16)" office:value-type="float" office:value="70" calcext:value-type="float">
            <text:p>70</text:p>
          </table:table-cell>
          <table:table-cell table:formula="of:=CHAR([.D44])" office:value-type="string" office:string-value="0" calcext:value-type="string">
            <text:p>0</text:p>
          </table:table-cell>
          <table:table-cell table:formula="of:=CHAR([.E44])" office:value-type="string" office:string-value="F" calcext:value-type="string">
            <text:p>F</text:p>
          </table:table-cell>
          <table:table-cell table:formula="of:=DECIMAL([.F44];16)" office:value-type="float" office:value="0" calcext:value-type="float">
            <text:p>0</text:p>
          </table:table-cell>
          <table:table-cell table:formula="of:=DECIMAL([.G44];16)" office:value-type="float" office:value="15" calcext:value-type="float">
            <text:p>15</text:p>
          </table:table-cell>
          <table:table-cell table:formula="of:=BASE([.H44];2;4)" office:value-type="string" office:string-value="0000" calcext:value-type="string">
            <text:p>0000</text:p>
          </table:table-cell>
          <table:table-cell table:formula="of:=BASE([.I44];2;4)" office:value-type="string" office:string-value="1111" calcext:value-type="string">
            <text:p>1111</text:p>
          </table:table-cell>
          <table:table-cell table:formula="of:=[.J44]&amp;[.K44]" office:value-type="string" office:string-value="00001111" calcext:value-type="string">
            <text:p>00001111</text:p>
          </table:table-cell>
          <table:table-cell table:formula="of:=DECIMAL([.L44];2)" office:value-type="float" office:value="15" calcext:value-type="float">
            <text:p>15</text:p>
          </table:table-cell>
          <table:table-cell office:value-type="string" calcext:value-type="string">
            <text:p>Aantal selle M in battery</text:p>
          </table:table-cell>
          <table:table-cell table:number-columns-repeated="7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MID([.$C$37];([.A45]-1)*4+1;2)" office:value-type="string" office:string-value="30" calcext:value-type="string">
            <text:p>30</text:p>
          </table:table-cell>
          <table:table-cell table:formula="of:=MID([.$C$37];([.A45]-1)*4+1+2;2)" office:value-type="string" office:string-value="44" calcext:value-type="string">
            <text:p>44</text:p>
          </table:table-cell>
          <table:table-cell table:formula="of:=DECIMAL([.B45];16)" office:value-type="float" office:value="48" calcext:value-type="float">
            <text:p>48</text:p>
          </table:table-cell>
          <table:table-cell table:formula="of:=DECIMAL([.C45];16)" office:value-type="float" office:value="68" calcext:value-type="float">
            <text:p>68</text:p>
          </table:table-cell>
          <table:table-cell table:formula="of:=CHAR([.D45])" office:value-type="string" office:string-value="0" calcext:value-type="string">
            <text:p>0</text:p>
          </table:table-cell>
          <table:table-cell table:formula="of:=CHAR([.E45])" office:value-type="string" office:string-value="D" calcext:value-type="string">
            <text:p>D</text:p>
          </table:table-cell>
          <table:table-cell table:formula="of:=DECIMAL([.F45];16)" office:value-type="float" office:value="0" calcext:value-type="float">
            <text:p>0</text:p>
          </table:table-cell>
          <table:table-cell table:formula="of:=DECIMAL([.G45];16)" office:value-type="float" office:value="13" calcext:value-type="float">
            <text:p>13</text:p>
          </table:table-cell>
          <table:table-cell table:formula="of:=BASE([.H45];2;4)" office:value-type="string" office:string-value="0000" calcext:value-type="string">
            <text:p>0000</text:p>
          </table:table-cell>
          <table:table-cell table:formula="of:=BASE([.I45];2;4)" office:value-type="string" office:string-value="1101" calcext:value-type="string">
            <text:p>1101</text:p>
          </table:table-cell>
          <table:table-cell table:formula="of:=[.J45]&amp;[.K45]" office:value-type="string" office:string-value="00001101" calcext:value-type="string">
            <text:p>00001101</text:p>
          </table:table-cell>
          <table:table-cell table:number-columns-repeated="7"/>
          <table:table-cell table:formula="of:=26+([.A45]-1)*4+1-1" office:value-type="float" office:value="38" calcext:value-type="float">
            <text:p>38</text:p>
          </table:table-cell>
          <table:table-cell table:formula="of:=[.T45]+8" office:value-type="float" office:value="46" calcext:value-type="float">
            <text:p>46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MID([.$C$37];([.A46]-1)*4+1;2)" office:value-type="string" office:string-value="45" calcext:value-type="string">
            <text:p>45</text:p>
          </table:table-cell>
          <table:table-cell table:formula="of:=MID([.$C$37];([.A46]-1)*4+1+2;2)" office:value-type="string" office:string-value="34" calcext:value-type="string">
            <text:p>34</text:p>
          </table:table-cell>
          <table:table-cell table:formula="of:=DECIMAL([.B46];16)" office:value-type="float" office:value="69" calcext:value-type="float">
            <text:p>69</text:p>
          </table:table-cell>
          <table:table-cell table:formula="of:=DECIMAL([.C46];16)" office:value-type="float" office:value="52" calcext:value-type="float">
            <text:p>52</text:p>
          </table:table-cell>
          <table:table-cell table:formula="of:=CHAR([.D46])" office:value-type="string" office:string-value="E" calcext:value-type="string">
            <text:p>E</text:p>
          </table:table-cell>
          <table:table-cell table:formula="of:=CHAR([.E46])" office:value-type="string" office:string-value="4" calcext:value-type="string">
            <text:p>4</text:p>
          </table:table-cell>
          <table:table-cell table:formula="of:=DECIMAL([.F46];16)" office:value-type="float" office:value="14" calcext:value-type="float">
            <text:p>14</text:p>
          </table:table-cell>
          <table:table-cell table:formula="of:=DECIMAL([.G46];16)" office:value-type="float" office:value="4" calcext:value-type="float">
            <text:p>4</text:p>
          </table:table-cell>
          <table:table-cell table:formula="of:=BASE([.H46];2;4)" office:value-type="string" office:string-value="1110" calcext:value-type="string">
            <text:p>1110</text:p>
          </table:table-cell>
          <table:table-cell table:formula="of:=BASE([.I46];2;4)" office:value-type="string" office:string-value="0100" calcext:value-type="string">
            <text:p>0100</text:p>
          </table:table-cell>
          <table:table-cell table:formula="of:=[.J46]&amp;[.K46]" office:value-type="string" office:string-value="11100100" calcext:value-type="string">
            <text:p>11100100</text:p>
          </table:table-cell>
          <table:table-cell table:formula="of:=[.L45]&amp;[.L46]" office:value-type="string" office:string-value="0000110111100100" calcext:value-type="string">
            <text:p>0000110111100100</text:p>
          </table:table-cell>
          <table:table-cell office:value-type="string" calcext:value-type="string">
            <text:p>Waarde in milliVolt</text:p>
          </table:table-cell>
          <table:table-cell table:formula="of:=DECIMAL([.M46];2)" office:value-type="float" office:value="3556" calcext:value-type="float">
            <text:p>35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MID([.$C$37];([.A47]-1)*4+1;2)" office:value-type="string" office:string-value="30" calcext:value-type="string">
            <text:p>30</text:p>
          </table:table-cell>
          <table:table-cell table:formula="of:=MID([.$C$37];([.A47]-1)*4+1+2;2)" office:value-type="string" office:string-value="44" calcext:value-type="string">
            <text:p>44</text:p>
          </table:table-cell>
          <table:table-cell table:formula="of:=DECIMAL([.B47];16)" office:value-type="float" office:value="48" calcext:value-type="float">
            <text:p>48</text:p>
          </table:table-cell>
          <table:table-cell table:formula="of:=DECIMAL([.C47];16)" office:value-type="float" office:value="68" calcext:value-type="float">
            <text:p>68</text:p>
          </table:table-cell>
          <table:table-cell table:formula="of:=CHAR([.D47])" office:value-type="string" office:string-value="0" calcext:value-type="string">
            <text:p>0</text:p>
          </table:table-cell>
          <table:table-cell table:formula="of:=CHAR([.E47])" office:value-type="string" office:string-value="D" calcext:value-type="string">
            <text:p>D</text:p>
          </table:table-cell>
          <table:table-cell table:formula="of:=DECIMAL([.F47];16)" office:value-type="float" office:value="0" calcext:value-type="float">
            <text:p>0</text:p>
          </table:table-cell>
          <table:table-cell table:formula="of:=DECIMAL([.G47];16)" office:value-type="float" office:value="13" calcext:value-type="float">
            <text:p>13</text:p>
          </table:table-cell>
          <table:table-cell table:formula="of:=BASE([.H47];2;4)" office:value-type="string" office:string-value="0000" calcext:value-type="string">
            <text:p>0000</text:p>
          </table:table-cell>
          <table:table-cell table:formula="of:=BASE([.I47];2;4)" office:value-type="string" office:string-value="1101" calcext:value-type="string">
            <text:p>1101</text:p>
          </table:table-cell>
          <table:table-cell table:formula="of:=[.J47]&amp;[.K47]" office:value-type="string" office:string-value="00001101" calcext:value-type="string">
            <text:p>00001101</text:p>
          </table:table-cell>
          <table:table-cell table:number-columns-repeated="9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MID([.$C$37];([.A48]-1)*4+1;2)" office:value-type="string" office:string-value="45" calcext:value-type="string">
            <text:p>45</text:p>
          </table:table-cell>
          <table:table-cell table:formula="of:=MID([.$C$37];([.A48]-1)*4+1+2;2)" office:value-type="string" office:string-value="35" calcext:value-type="string">
            <text:p>35</text:p>
          </table:table-cell>
          <table:table-cell table:formula="of:=DECIMAL([.B48];16)" office:value-type="float" office:value="69" calcext:value-type="float">
            <text:p>69</text:p>
          </table:table-cell>
          <table:table-cell table:formula="of:=DECIMAL([.C48];16)" office:value-type="float" office:value="53" calcext:value-type="float">
            <text:p>53</text:p>
          </table:table-cell>
          <table:table-cell table:formula="of:=CHAR([.D48])" office:value-type="string" office:string-value="E" calcext:value-type="string">
            <text:p>E</text:p>
          </table:table-cell>
          <table:table-cell table:formula="of:=CHAR([.E48])" office:value-type="string" office:string-value="5" calcext:value-type="string">
            <text:p>5</text:p>
          </table:table-cell>
          <table:table-cell table:formula="of:=DECIMAL([.F48];16)" office:value-type="float" office:value="14" calcext:value-type="float">
            <text:p>14</text:p>
          </table:table-cell>
          <table:table-cell table:formula="of:=DECIMAL([.G48];16)" office:value-type="float" office:value="5" calcext:value-type="float">
            <text:p>5</text:p>
          </table:table-cell>
          <table:table-cell table:formula="of:=BASE([.H48];2;4)" office:value-type="string" office:string-value="1110" calcext:value-type="string">
            <text:p>1110</text:p>
          </table:table-cell>
          <table:table-cell table:formula="of:=BASE([.I48];2;4)" office:value-type="string" office:string-value="0101" calcext:value-type="string">
            <text:p>0101</text:p>
          </table:table-cell>
          <table:table-cell table:formula="of:=[.J48]&amp;[.K48]" office:value-type="string" office:string-value="11100101" calcext:value-type="string">
            <text:p>11100101</text:p>
          </table:table-cell>
          <table:table-cell table:formula="of:=[.L47]&amp;[.L48]" office:value-type="string" office:string-value="0000110111100101" calcext:value-type="string">
            <text:p>0000110111100101</text:p>
          </table:table-cell>
          <table:table-cell office:value-type="string" calcext:value-type="string">
            <text:p>Waarde in milliVolt</text:p>
          </table:table-cell>
          <table:table-cell table:formula="of:=DECIMAL([.M48];2)" office:value-type="float" office:value="3557" calcext:value-type="float">
            <text:p>3557</text:p>
          </table:table-cell>
          <table:table-cell table:formula="of:=[.P46]+1" office:value-type="float" office:value="2" calcext:value-type="float">
            <text:p>2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MID([.$C$37];([.A49]-1)*4+1;2)" office:value-type="string" office:string-value="30" calcext:value-type="string">
            <text:p>30</text:p>
          </table:table-cell>
          <table:table-cell table:formula="of:=MID([.$C$37];([.A49]-1)*4+1+2;2)" office:value-type="string" office:string-value="44" calcext:value-type="string">
            <text:p>44</text:p>
          </table:table-cell>
          <table:table-cell table:formula="of:=DECIMAL([.B49];16)" office:value-type="float" office:value="48" calcext:value-type="float">
            <text:p>48</text:p>
          </table:table-cell>
          <table:table-cell table:formula="of:=DECIMAL([.C49];16)" office:value-type="float" office:value="68" calcext:value-type="float">
            <text:p>68</text:p>
          </table:table-cell>
          <table:table-cell table:formula="of:=CHAR([.D49])" office:value-type="string" office:string-value="0" calcext:value-type="string">
            <text:p>0</text:p>
          </table:table-cell>
          <table:table-cell table:formula="of:=CHAR([.E49])" office:value-type="string" office:string-value="D" calcext:value-type="string">
            <text:p>D</text:p>
          </table:table-cell>
          <table:table-cell table:formula="of:=DECIMAL([.F49];16)" office:value-type="float" office:value="0" calcext:value-type="float">
            <text:p>0</text:p>
          </table:table-cell>
          <table:table-cell table:formula="of:=DECIMAL([.G49];16)" office:value-type="float" office:value="13" calcext:value-type="float">
            <text:p>13</text:p>
          </table:table-cell>
          <table:table-cell table:formula="of:=BASE([.H49];2;4)" office:value-type="string" office:string-value="0000" calcext:value-type="string">
            <text:p>0000</text:p>
          </table:table-cell>
          <table:table-cell table:formula="of:=BASE([.I49];2;4)" office:value-type="string" office:string-value="1101" calcext:value-type="string">
            <text:p>1101</text:p>
          </table:table-cell>
          <table:table-cell table:formula="of:=[.J49]&amp;[.K49]" office:value-type="string" office:string-value="00001101" calcext:value-type="string">
            <text:p>00001101</text:p>
          </table:table-cell>
          <table:table-cell table:number-columns-repeated="9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MID([.$C$37];([.A50]-1)*4+1;2)" office:value-type="string" office:string-value="43" calcext:value-type="string">
            <text:p>43</text:p>
          </table:table-cell>
          <table:table-cell table:formula="of:=MID([.$C$37];([.A50]-1)*4+1+2;2)" office:value-type="string" office:string-value="43" calcext:value-type="string">
            <text:p>43</text:p>
          </table:table-cell>
          <table:table-cell table:formula="of:=DECIMAL([.B50];16)" office:value-type="float" office:value="67" calcext:value-type="float">
            <text:p>67</text:p>
          </table:table-cell>
          <table:table-cell table:formula="of:=DECIMAL([.C50];16)" office:value-type="float" office:value="67" calcext:value-type="float">
            <text:p>67</text:p>
          </table:table-cell>
          <table:table-cell table:formula="of:=CHAR([.D50])" office:value-type="string" office:string-value="C" calcext:value-type="string">
            <text:p>C</text:p>
          </table:table-cell>
          <table:table-cell table:formula="of:=CHAR([.E50])" office:value-type="string" office:string-value="C" calcext:value-type="string">
            <text:p>C</text:p>
          </table:table-cell>
          <table:table-cell table:formula="of:=DECIMAL([.F50];16)" office:value-type="float" office:value="12" calcext:value-type="float">
            <text:p>12</text:p>
          </table:table-cell>
          <table:table-cell table:formula="of:=DECIMAL([.G50];16)" office:value-type="float" office:value="12" calcext:value-type="float">
            <text:p>12</text:p>
          </table:table-cell>
          <table:table-cell table:formula="of:=BASE([.H50];2;4)" office:value-type="string" office:string-value="1100" calcext:value-type="string">
            <text:p>1100</text:p>
          </table:table-cell>
          <table:table-cell table:formula="of:=BASE([.I50];2;4)" office:value-type="string" office:string-value="1100" calcext:value-type="string">
            <text:p>1100</text:p>
          </table:table-cell>
          <table:table-cell table:formula="of:=[.J50]&amp;[.K50]" office:value-type="string" office:string-value="11001100" calcext:value-type="string">
            <text:p>11001100</text:p>
          </table:table-cell>
          <table:table-cell table:formula="of:=[.L49]&amp;[.L50]" office:value-type="string" office:string-value="0000110111001100" calcext:value-type="string">
            <text:p>0000110111001100</text:p>
          </table:table-cell>
          <table:table-cell office:value-type="string" calcext:value-type="string">
            <text:p>Waarde in milliVolt</text:p>
          </table:table-cell>
          <table:table-cell table:formula="of:=DECIMAL([.M50];2)" office:value-type="float" office:value="3532" calcext:value-type="float">
            <text:p>3532</text:p>
          </table:table-cell>
          <table:table-cell table:formula="of:=[.P48]+1" office:value-type="float" office:value="3" calcext:value-type="float">
            <text:p>3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formula="of:=MID([.$C$37];([.A51]-1)*4+1;2)" office:value-type="string" office:string-value="30" calcext:value-type="string">
            <text:p>30</text:p>
          </table:table-cell>
          <table:table-cell table:formula="of:=MID([.$C$37];([.A51]-1)*4+1+2;2)" office:value-type="string" office:string-value="44" calcext:value-type="string">
            <text:p>44</text:p>
          </table:table-cell>
          <table:table-cell table:formula="of:=DECIMAL([.B51];16)" office:value-type="float" office:value="48" calcext:value-type="float">
            <text:p>48</text:p>
          </table:table-cell>
          <table:table-cell table:formula="of:=DECIMAL([.C51];16)" office:value-type="float" office:value="68" calcext:value-type="float">
            <text:p>68</text:p>
          </table:table-cell>
          <table:table-cell table:formula="of:=CHAR([.D51])" office:value-type="string" office:string-value="0" calcext:value-type="string">
            <text:p>0</text:p>
          </table:table-cell>
          <table:table-cell table:formula="of:=CHAR([.E51])" office:value-type="string" office:string-value="D" calcext:value-type="string">
            <text:p>D</text:p>
          </table:table-cell>
          <table:table-cell table:formula="of:=DECIMAL([.F51];16)" office:value-type="float" office:value="0" calcext:value-type="float">
            <text:p>0</text:p>
          </table:table-cell>
          <table:table-cell table:formula="of:=DECIMAL([.G51];16)" office:value-type="float" office:value="13" calcext:value-type="float">
            <text:p>13</text:p>
          </table:table-cell>
          <table:table-cell table:formula="of:=BASE([.H51];2;4)" office:value-type="string" office:string-value="0000" calcext:value-type="string">
            <text:p>0000</text:p>
          </table:table-cell>
          <table:table-cell table:formula="of:=BASE([.I51];2;4)" office:value-type="string" office:string-value="1101" calcext:value-type="string">
            <text:p>1101</text:p>
          </table:table-cell>
          <table:table-cell table:formula="of:=[.J51]&amp;[.K51]" office:value-type="string" office:string-value="00001101" calcext:value-type="string">
            <text:p>00001101</text:p>
          </table:table-cell>
          <table:table-cell table:number-columns-repeated="9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formula="of:=MID([.$C$37];([.A52]-1)*4+1;2)" office:value-type="string" office:string-value="45" calcext:value-type="string">
            <text:p>45</text:p>
          </table:table-cell>
          <table:table-cell table:formula="of:=MID([.$C$37];([.A52]-1)*4+1+2;2)" office:value-type="string" office:string-value="33" calcext:value-type="string">
            <text:p>33</text:p>
          </table:table-cell>
          <table:table-cell table:formula="of:=DECIMAL([.B52];16)" office:value-type="float" office:value="69" calcext:value-type="float">
            <text:p>69</text:p>
          </table:table-cell>
          <table:table-cell table:formula="of:=DECIMAL([.C52];16)" office:value-type="float" office:value="51" calcext:value-type="float">
            <text:p>51</text:p>
          </table:table-cell>
          <table:table-cell table:formula="of:=CHAR([.D52])" office:value-type="string" office:string-value="E" calcext:value-type="string">
            <text:p>E</text:p>
          </table:table-cell>
          <table:table-cell table:formula="of:=CHAR([.E52])" office:value-type="string" office:string-value="3" calcext:value-type="string">
            <text:p>3</text:p>
          </table:table-cell>
          <table:table-cell table:formula="of:=DECIMAL([.F52];16)" office:value-type="float" office:value="14" calcext:value-type="float">
            <text:p>14</text:p>
          </table:table-cell>
          <table:table-cell table:formula="of:=DECIMAL([.G52];16)" office:value-type="float" office:value="3" calcext:value-type="float">
            <text:p>3</text:p>
          </table:table-cell>
          <table:table-cell table:formula="of:=BASE([.H52];2;4)" office:value-type="string" office:string-value="1110" calcext:value-type="string">
            <text:p>1110</text:p>
          </table:table-cell>
          <table:table-cell table:formula="of:=BASE([.I52];2;4)" office:value-type="string" office:string-value="0011" calcext:value-type="string">
            <text:p>0011</text:p>
          </table:table-cell>
          <table:table-cell table:formula="of:=[.J52]&amp;[.K52]" office:value-type="string" office:string-value="11100011" calcext:value-type="string">
            <text:p>11100011</text:p>
          </table:table-cell>
          <table:table-cell table:formula="of:=[.L51]&amp;[.L52]" office:value-type="string" office:string-value="0000110111100011" calcext:value-type="string">
            <text:p>0000110111100011</text:p>
          </table:table-cell>
          <table:table-cell office:value-type="string" calcext:value-type="string">
            <text:p>Waarde in milliVolt</text:p>
          </table:table-cell>
          <table:table-cell table:formula="of:=DECIMAL([.M52];2)" office:value-type="float" office:value="3555" calcext:value-type="float">
            <text:p>3555</text:p>
          </table:table-cell>
          <table:table-cell table:formula="of:=[.P50]+1" office:value-type="float" office:value="4" calcext:value-type="float">
            <text:p>4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formula="of:=MID([.$C$37];([.A53]-1)*4+1;2)" office:value-type="string" office:string-value="30" calcext:value-type="string">
            <text:p>30</text:p>
          </table:table-cell>
          <table:table-cell table:formula="of:=MID([.$C$37];([.A53]-1)*4+1+2;2)" office:value-type="string" office:string-value="44" calcext:value-type="string">
            <text:p>44</text:p>
          </table:table-cell>
          <table:table-cell table:formula="of:=DECIMAL([.B53];16)" office:value-type="float" office:value="48" calcext:value-type="float">
            <text:p>48</text:p>
          </table:table-cell>
          <table:table-cell table:formula="of:=DECIMAL([.C53];16)" office:value-type="float" office:value="68" calcext:value-type="float">
            <text:p>68</text:p>
          </table:table-cell>
          <table:table-cell table:formula="of:=CHAR([.D53])" office:value-type="string" office:string-value="0" calcext:value-type="string">
            <text:p>0</text:p>
          </table:table-cell>
          <table:table-cell table:formula="of:=CHAR([.E53])" office:value-type="string" office:string-value="D" calcext:value-type="string">
            <text:p>D</text:p>
          </table:table-cell>
          <table:table-cell table:formula="of:=DECIMAL([.F53];16)" office:value-type="float" office:value="0" calcext:value-type="float">
            <text:p>0</text:p>
          </table:table-cell>
          <table:table-cell table:formula="of:=DECIMAL([.G53];16)" office:value-type="float" office:value="13" calcext:value-type="float">
            <text:p>13</text:p>
          </table:table-cell>
          <table:table-cell table:formula="of:=BASE([.H53];2;4)" office:value-type="string" office:string-value="0000" calcext:value-type="string">
            <text:p>0000</text:p>
          </table:table-cell>
          <table:table-cell table:formula="of:=BASE([.I53];2;4)" office:value-type="string" office:string-value="1101" calcext:value-type="string">
            <text:p>1101</text:p>
          </table:table-cell>
          <table:table-cell table:formula="of:=[.J53]&amp;[.K53]" office:value-type="string" office:string-value="00001101" calcext:value-type="string">
            <text:p>00001101</text:p>
          </table:table-cell>
          <table:table-cell table:number-columns-repeated="9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formula="of:=MID([.$C$37];([.A54]-1)*4+1;2)" office:value-type="string" office:string-value="45" calcext:value-type="string">
            <text:p>45</text:p>
          </table:table-cell>
          <table:table-cell table:formula="of:=MID([.$C$37];([.A54]-1)*4+1+2;2)" office:value-type="string" office:string-value="34" calcext:value-type="string">
            <text:p>34</text:p>
          </table:table-cell>
          <table:table-cell table:formula="of:=DECIMAL([.B54];16)" office:value-type="float" office:value="69" calcext:value-type="float">
            <text:p>69</text:p>
          </table:table-cell>
          <table:table-cell table:formula="of:=DECIMAL([.C54];16)" office:value-type="float" office:value="52" calcext:value-type="float">
            <text:p>52</text:p>
          </table:table-cell>
          <table:table-cell table:formula="of:=CHAR([.D54])" office:value-type="string" office:string-value="E" calcext:value-type="string">
            <text:p>E</text:p>
          </table:table-cell>
          <table:table-cell table:formula="of:=CHAR([.E54])" office:value-type="string" office:string-value="4" calcext:value-type="string">
            <text:p>4</text:p>
          </table:table-cell>
          <table:table-cell table:formula="of:=DECIMAL([.F54];16)" office:value-type="float" office:value="14" calcext:value-type="float">
            <text:p>14</text:p>
          </table:table-cell>
          <table:table-cell table:formula="of:=DECIMAL([.G54];16)" office:value-type="float" office:value="4" calcext:value-type="float">
            <text:p>4</text:p>
          </table:table-cell>
          <table:table-cell table:formula="of:=BASE([.H54];2;4)" office:value-type="string" office:string-value="1110" calcext:value-type="string">
            <text:p>1110</text:p>
          </table:table-cell>
          <table:table-cell table:formula="of:=BASE([.I54];2;4)" office:value-type="string" office:string-value="0100" calcext:value-type="string">
            <text:p>0100</text:p>
          </table:table-cell>
          <table:table-cell table:formula="of:=[.J54]&amp;[.K54]" office:value-type="string" office:string-value="11100100" calcext:value-type="string">
            <text:p>11100100</text:p>
          </table:table-cell>
          <table:table-cell table:formula="of:=[.L53]&amp;[.L54]" office:value-type="string" office:string-value="0000110111100100" calcext:value-type="string">
            <text:p>0000110111100100</text:p>
          </table:table-cell>
          <table:table-cell office:value-type="string" calcext:value-type="string">
            <text:p>Waarde in milliVolt</text:p>
          </table:table-cell>
          <table:table-cell table:formula="of:=DECIMAL([.M54];2)" office:value-type="float" office:value="3556" calcext:value-type="float">
            <text:p>3556</text:p>
          </table:table-cell>
          <table:table-cell table:formula="of:=[.P52]+1" office:value-type="float" office:value="5" calcext:value-type="float">
            <text:p>5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formula="of:=MID([.$C$37];([.A55]-1)*4+1;2)" office:value-type="string" office:string-value="30" calcext:value-type="string">
            <text:p>30</text:p>
          </table:table-cell>
          <table:table-cell table:formula="of:=MID([.$C$37];([.A55]-1)*4+1+2;2)" office:value-type="string" office:string-value="44" calcext:value-type="string">
            <text:p>44</text:p>
          </table:table-cell>
          <table:table-cell table:formula="of:=DECIMAL([.B55];16)" office:value-type="float" office:value="48" calcext:value-type="float">
            <text:p>48</text:p>
          </table:table-cell>
          <table:table-cell table:formula="of:=DECIMAL([.C55];16)" office:value-type="float" office:value="68" calcext:value-type="float">
            <text:p>68</text:p>
          </table:table-cell>
          <table:table-cell table:formula="of:=CHAR([.D55])" office:value-type="string" office:string-value="0" calcext:value-type="string">
            <text:p>0</text:p>
          </table:table-cell>
          <table:table-cell table:formula="of:=CHAR([.E55])" office:value-type="string" office:string-value="D" calcext:value-type="string">
            <text:p>D</text:p>
          </table:table-cell>
          <table:table-cell table:formula="of:=DECIMAL([.F55];16)" office:value-type="float" office:value="0" calcext:value-type="float">
            <text:p>0</text:p>
          </table:table-cell>
          <table:table-cell table:formula="of:=DECIMAL([.G55];16)" office:value-type="float" office:value="13" calcext:value-type="float">
            <text:p>13</text:p>
          </table:table-cell>
          <table:table-cell table:formula="of:=BASE([.H55];2;4)" office:value-type="string" office:string-value="0000" calcext:value-type="string">
            <text:p>0000</text:p>
          </table:table-cell>
          <table:table-cell table:formula="of:=BASE([.I55];2;4)" office:value-type="string" office:string-value="1101" calcext:value-type="string">
            <text:p>1101</text:p>
          </table:table-cell>
          <table:table-cell table:formula="of:=[.J55]&amp;[.K55]" office:value-type="string" office:string-value="00001101" calcext:value-type="string">
            <text:p>00001101</text:p>
          </table:table-cell>
          <table:table-cell table:number-columns-repeated="9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formula="of:=MID([.$C$37];([.A56]-1)*4+1;2)" office:value-type="string" office:string-value="45" calcext:value-type="string">
            <text:p>45</text:p>
          </table:table-cell>
          <table:table-cell table:formula="of:=MID([.$C$37];([.A56]-1)*4+1+2;2)" office:value-type="string" office:string-value="33" calcext:value-type="string">
            <text:p>33</text:p>
          </table:table-cell>
          <table:table-cell table:formula="of:=DECIMAL([.B56];16)" office:value-type="float" office:value="69" calcext:value-type="float">
            <text:p>69</text:p>
          </table:table-cell>
          <table:table-cell table:formula="of:=DECIMAL([.C56];16)" office:value-type="float" office:value="51" calcext:value-type="float">
            <text:p>51</text:p>
          </table:table-cell>
          <table:table-cell table:formula="of:=CHAR([.D56])" office:value-type="string" office:string-value="E" calcext:value-type="string">
            <text:p>E</text:p>
          </table:table-cell>
          <table:table-cell table:formula="of:=CHAR([.E56])" office:value-type="string" office:string-value="3" calcext:value-type="string">
            <text:p>3</text:p>
          </table:table-cell>
          <table:table-cell table:formula="of:=DECIMAL([.F56];16)" office:value-type="float" office:value="14" calcext:value-type="float">
            <text:p>14</text:p>
          </table:table-cell>
          <table:table-cell table:formula="of:=DECIMAL([.G56];16)" office:value-type="float" office:value="3" calcext:value-type="float">
            <text:p>3</text:p>
          </table:table-cell>
          <table:table-cell table:formula="of:=BASE([.H56];2;4)" office:value-type="string" office:string-value="1110" calcext:value-type="string">
            <text:p>1110</text:p>
          </table:table-cell>
          <table:table-cell table:formula="of:=BASE([.I56];2;4)" office:value-type="string" office:string-value="0011" calcext:value-type="string">
            <text:p>0011</text:p>
          </table:table-cell>
          <table:table-cell table:formula="of:=[.J56]&amp;[.K56]" office:value-type="string" office:string-value="11100011" calcext:value-type="string">
            <text:p>11100011</text:p>
          </table:table-cell>
          <table:table-cell table:formula="of:=[.L55]&amp;[.L56]" office:value-type="string" office:string-value="0000110111100011" calcext:value-type="string">
            <text:p>0000110111100011</text:p>
          </table:table-cell>
          <table:table-cell office:value-type="string" calcext:value-type="string">
            <text:p>Waarde in milliVolt</text:p>
          </table:table-cell>
          <table:table-cell table:formula="of:=DECIMAL([.M56];2)" office:value-type="float" office:value="3555" calcext:value-type="float">
            <text:p>3555</text:p>
          </table:table-cell>
          <table:table-cell table:formula="of:=[.P54]+1" office:value-type="float" office:value="6" calcext:value-type="float">
            <text:p>6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56]+1" office:value-type="float" office:value="16" calcext:value-type="float">
            <text:p>16</text:p>
          </table:table-cell>
          <table:table-cell table:formula="of:=MID([.$C$37];([.A57]-1)*4+1;2)" office:value-type="string" office:string-value="30" calcext:value-type="string">
            <text:p>30</text:p>
          </table:table-cell>
          <table:table-cell table:formula="of:=MID([.$C$37];([.A57]-1)*4+1+2;2)" office:value-type="string" office:string-value="44" calcext:value-type="string">
            <text:p>44</text:p>
          </table:table-cell>
          <table:table-cell table:formula="of:=DECIMAL([.B57];16)" office:value-type="float" office:value="48" calcext:value-type="float">
            <text:p>48</text:p>
          </table:table-cell>
          <table:table-cell table:formula="of:=DECIMAL([.C57];16)" office:value-type="float" office:value="68" calcext:value-type="float">
            <text:p>68</text:p>
          </table:table-cell>
          <table:table-cell table:formula="of:=CHAR([.D57])" office:value-type="string" office:string-value="0" calcext:value-type="string">
            <text:p>0</text:p>
          </table:table-cell>
          <table:table-cell table:formula="of:=CHAR([.E57])" office:value-type="string" office:string-value="D" calcext:value-type="string">
            <text:p>D</text:p>
          </table:table-cell>
          <table:table-cell table:formula="of:=DECIMAL([.F57];16)" office:value-type="float" office:value="0" calcext:value-type="float">
            <text:p>0</text:p>
          </table:table-cell>
          <table:table-cell table:formula="of:=DECIMAL([.G57];16)" office:value-type="float" office:value="13" calcext:value-type="float">
            <text:p>13</text:p>
          </table:table-cell>
          <table:table-cell table:formula="of:=BASE([.H57];2;4)" office:value-type="string" office:string-value="0000" calcext:value-type="string">
            <text:p>0000</text:p>
          </table:table-cell>
          <table:table-cell table:formula="of:=BASE([.I57];2;4)" office:value-type="string" office:string-value="1101" calcext:value-type="string">
            <text:p>1101</text:p>
          </table:table-cell>
          <table:table-cell table:formula="of:=[.J57]&amp;[.K57]" office:value-type="string" office:string-value="00001101" calcext:value-type="string">
            <text:p>00001101</text:p>
          </table:table-cell>
          <table:table-cell table:number-columns-repeated="9"/>
        </table:table-row>
        <table:table-row table:style-name="ro1">
          <table:table-cell table:formula="of:=[.A57]+1" office:value-type="float" office:value="17" calcext:value-type="float">
            <text:p>17</text:p>
          </table:table-cell>
          <table:table-cell table:formula="of:=MID([.$C$37];([.A58]-1)*4+1;2)" office:value-type="string" office:string-value="45" calcext:value-type="string">
            <text:p>45</text:p>
          </table:table-cell>
          <table:table-cell table:formula="of:=MID([.$C$37];([.A58]-1)*4+1+2;2)" office:value-type="string" office:string-value="35" calcext:value-type="string">
            <text:p>35</text:p>
          </table:table-cell>
          <table:table-cell table:formula="of:=DECIMAL([.B58];16)" office:value-type="float" office:value="69" calcext:value-type="float">
            <text:p>69</text:p>
          </table:table-cell>
          <table:table-cell table:formula="of:=DECIMAL([.C58];16)" office:value-type="float" office:value="53" calcext:value-type="float">
            <text:p>53</text:p>
          </table:table-cell>
          <table:table-cell table:formula="of:=CHAR([.D58])" office:value-type="string" office:string-value="E" calcext:value-type="string">
            <text:p>E</text:p>
          </table:table-cell>
          <table:table-cell table:formula="of:=CHAR([.E58])" office:value-type="string" office:string-value="5" calcext:value-type="string">
            <text:p>5</text:p>
          </table:table-cell>
          <table:table-cell table:formula="of:=DECIMAL([.F58];16)" office:value-type="float" office:value="14" calcext:value-type="float">
            <text:p>14</text:p>
          </table:table-cell>
          <table:table-cell table:formula="of:=DECIMAL([.G58];16)" office:value-type="float" office:value="5" calcext:value-type="float">
            <text:p>5</text:p>
          </table:table-cell>
          <table:table-cell table:formula="of:=BASE([.H58];2;4)" office:value-type="string" office:string-value="1110" calcext:value-type="string">
            <text:p>1110</text:p>
          </table:table-cell>
          <table:table-cell table:formula="of:=BASE([.I58];2;4)" office:value-type="string" office:string-value="0101" calcext:value-type="string">
            <text:p>0101</text:p>
          </table:table-cell>
          <table:table-cell table:formula="of:=[.J58]&amp;[.K58]" office:value-type="string" office:string-value="11100101" calcext:value-type="string">
            <text:p>11100101</text:p>
          </table:table-cell>
          <table:table-cell table:formula="of:=[.L57]&amp;[.L58]" office:value-type="string" office:string-value="0000110111100101" calcext:value-type="string">
            <text:p>0000110111100101</text:p>
          </table:table-cell>
          <table:table-cell office:value-type="string" calcext:value-type="string">
            <text:p>Waarde in milliVolt</text:p>
          </table:table-cell>
          <table:table-cell table:formula="of:=DECIMAL([.M58];2)" office:value-type="float" office:value="3557" calcext:value-type="float">
            <text:p>3557</text:p>
          </table:table-cell>
          <table:table-cell table:formula="of:=[.P56]+1" office:value-type="float" office:value="7" calcext:value-type="float">
            <text:p>7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58]+1" office:value-type="float" office:value="18" calcext:value-type="float">
            <text:p>18</text:p>
          </table:table-cell>
          <table:table-cell table:formula="of:=MID([.$C$37];([.A59]-1)*4+1;2)" office:value-type="string" office:string-value="30" calcext:value-type="string">
            <text:p>30</text:p>
          </table:table-cell>
          <table:table-cell table:formula="of:=MID([.$C$37];([.A59]-1)*4+1+2;2)" office:value-type="string" office:string-value="44" calcext:value-type="string">
            <text:p>44</text:p>
          </table:table-cell>
          <table:table-cell table:formula="of:=DECIMAL([.B59];16)" office:value-type="float" office:value="48" calcext:value-type="float">
            <text:p>48</text:p>
          </table:table-cell>
          <table:table-cell table:formula="of:=DECIMAL([.C59];16)" office:value-type="float" office:value="68" calcext:value-type="float">
            <text:p>68</text:p>
          </table:table-cell>
          <table:table-cell table:formula="of:=CHAR([.D59])" office:value-type="string" office:string-value="0" calcext:value-type="string">
            <text:p>0</text:p>
          </table:table-cell>
          <table:table-cell table:formula="of:=CHAR([.E59])" office:value-type="string" office:string-value="D" calcext:value-type="string">
            <text:p>D</text:p>
          </table:table-cell>
          <table:table-cell table:formula="of:=DECIMAL([.F59];16)" office:value-type="float" office:value="0" calcext:value-type="float">
            <text:p>0</text:p>
          </table:table-cell>
          <table:table-cell table:formula="of:=DECIMAL([.G59];16)" office:value-type="float" office:value="13" calcext:value-type="float">
            <text:p>13</text:p>
          </table:table-cell>
          <table:table-cell table:formula="of:=BASE([.H59];2;4)" office:value-type="string" office:string-value="0000" calcext:value-type="string">
            <text:p>0000</text:p>
          </table:table-cell>
          <table:table-cell table:formula="of:=BASE([.I59];2;4)" office:value-type="string" office:string-value="1101" calcext:value-type="string">
            <text:p>1101</text:p>
          </table:table-cell>
          <table:table-cell table:formula="of:=[.J59]&amp;[.K59]" office:value-type="string" office:string-value="00001101" calcext:value-type="string">
            <text:p>00001101</text:p>
          </table:table-cell>
          <table:table-cell table:number-columns-repeated="9"/>
        </table:table-row>
        <table:table-row table:style-name="ro1">
          <table:table-cell table:formula="of:=[.A59]+1" office:value-type="float" office:value="19" calcext:value-type="float">
            <text:p>19</text:p>
          </table:table-cell>
          <table:table-cell table:formula="of:=MID([.$C$37];([.A60]-1)*4+1;2)" office:value-type="string" office:string-value="45" calcext:value-type="string">
            <text:p>45</text:p>
          </table:table-cell>
          <table:table-cell table:formula="of:=MID([.$C$37];([.A60]-1)*4+1+2;2)" office:value-type="string" office:string-value="32" calcext:value-type="string">
            <text:p>32</text:p>
          </table:table-cell>
          <table:table-cell table:formula="of:=DECIMAL([.B60];16)" office:value-type="float" office:value="69" calcext:value-type="float">
            <text:p>69</text:p>
          </table:table-cell>
          <table:table-cell table:formula="of:=DECIMAL([.C60];16)" office:value-type="float" office:value="50" calcext:value-type="float">
            <text:p>50</text:p>
          </table:table-cell>
          <table:table-cell table:formula="of:=CHAR([.D60])" office:value-type="string" office:string-value="E" calcext:value-type="string">
            <text:p>E</text:p>
          </table:table-cell>
          <table:table-cell table:formula="of:=CHAR([.E60])" office:value-type="string" office:string-value="2" calcext:value-type="string">
            <text:p>2</text:p>
          </table:table-cell>
          <table:table-cell table:formula="of:=DECIMAL([.F60];16)" office:value-type="float" office:value="14" calcext:value-type="float">
            <text:p>14</text:p>
          </table:table-cell>
          <table:table-cell table:formula="of:=DECIMAL([.G60];16)" office:value-type="float" office:value="2" calcext:value-type="float">
            <text:p>2</text:p>
          </table:table-cell>
          <table:table-cell table:formula="of:=BASE([.H60];2;4)" office:value-type="string" office:string-value="1110" calcext:value-type="string">
            <text:p>1110</text:p>
          </table:table-cell>
          <table:table-cell table:formula="of:=BASE([.I60];2;4)" office:value-type="string" office:string-value="0010" calcext:value-type="string">
            <text:p>0010</text:p>
          </table:table-cell>
          <table:table-cell table:formula="of:=[.J60]&amp;[.K60]" office:value-type="string" office:string-value="11100010" calcext:value-type="string">
            <text:p>11100010</text:p>
          </table:table-cell>
          <table:table-cell table:formula="of:=[.L59]&amp;[.L60]" office:value-type="string" office:string-value="0000110111100010" calcext:value-type="string">
            <text:p>0000110111100010</text:p>
          </table:table-cell>
          <table:table-cell office:value-type="string" calcext:value-type="string">
            <text:p>Waarde in milliVolt</text:p>
          </table:table-cell>
          <table:table-cell table:formula="of:=DECIMAL([.M60];2)" office:value-type="float" office:value="3554" calcext:value-type="float">
            <text:p>3554</text:p>
          </table:table-cell>
          <table:table-cell table:formula="of:=[.P58]+1" office:value-type="float" office:value="8" calcext:value-type="float">
            <text:p>8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60]+1" office:value-type="float" office:value="20" calcext:value-type="float">
            <text:p>20</text:p>
          </table:table-cell>
          <table:table-cell table:formula="of:=MID([.$C$37];([.A61]-1)*4+1;2)" office:value-type="string" office:string-value="30" calcext:value-type="string">
            <text:p>30</text:p>
          </table:table-cell>
          <table:table-cell table:formula="of:=MID([.$C$37];([.A61]-1)*4+1+2;2)" office:value-type="string" office:string-value="44" calcext:value-type="string">
            <text:p>44</text:p>
          </table:table-cell>
          <table:table-cell table:formula="of:=DECIMAL([.B61];16)" office:value-type="float" office:value="48" calcext:value-type="float">
            <text:p>48</text:p>
          </table:table-cell>
          <table:table-cell table:formula="of:=DECIMAL([.C61];16)" office:value-type="float" office:value="68" calcext:value-type="float">
            <text:p>68</text:p>
          </table:table-cell>
          <table:table-cell table:formula="of:=CHAR([.D61])" office:value-type="string" office:string-value="0" calcext:value-type="string">
            <text:p>0</text:p>
          </table:table-cell>
          <table:table-cell table:formula="of:=CHAR([.E61])" office:value-type="string" office:string-value="D" calcext:value-type="string">
            <text:p>D</text:p>
          </table:table-cell>
          <table:table-cell table:formula="of:=DECIMAL([.F61];16)" office:value-type="float" office:value="0" calcext:value-type="float">
            <text:p>0</text:p>
          </table:table-cell>
          <table:table-cell table:formula="of:=DECIMAL([.G61];16)" office:value-type="float" office:value="13" calcext:value-type="float">
            <text:p>13</text:p>
          </table:table-cell>
          <table:table-cell table:formula="of:=BASE([.H61];2;4)" office:value-type="string" office:string-value="0000" calcext:value-type="string">
            <text:p>0000</text:p>
          </table:table-cell>
          <table:table-cell table:formula="of:=BASE([.I61];2;4)" office:value-type="string" office:string-value="1101" calcext:value-type="string">
            <text:p>1101</text:p>
          </table:table-cell>
          <table:table-cell table:formula="of:=[.J61]&amp;[.K61]" office:value-type="string" office:string-value="00001101" calcext:value-type="string">
            <text:p>00001101</text:p>
          </table:table-cell>
          <table:table-cell table:number-columns-repeated="9"/>
        </table:table-row>
        <table:table-row table:style-name="ro1">
          <table:table-cell table:formula="of:=[.A61]+1" office:value-type="float" office:value="21" calcext:value-type="float">
            <text:p>21</text:p>
          </table:table-cell>
          <table:table-cell table:formula="of:=MID([.$C$37];([.A62]-1)*4+1;2)" office:value-type="string" office:string-value="45" calcext:value-type="string">
            <text:p>45</text:p>
          </table:table-cell>
          <table:table-cell table:formula="of:=MID([.$C$37];([.A62]-1)*4+1+2;2)" office:value-type="string" office:string-value="37" calcext:value-type="string">
            <text:p>37</text:p>
          </table:table-cell>
          <table:table-cell table:formula="of:=DECIMAL([.B62];16)" office:value-type="float" office:value="69" calcext:value-type="float">
            <text:p>69</text:p>
          </table:table-cell>
          <table:table-cell table:formula="of:=DECIMAL([.C62];16)" office:value-type="float" office:value="55" calcext:value-type="float">
            <text:p>55</text:p>
          </table:table-cell>
          <table:table-cell table:formula="of:=CHAR([.D62])" office:value-type="string" office:string-value="E" calcext:value-type="string">
            <text:p>E</text:p>
          </table:table-cell>
          <table:table-cell table:formula="of:=CHAR([.E62])" office:value-type="string" office:string-value="7" calcext:value-type="string">
            <text:p>7</text:p>
          </table:table-cell>
          <table:table-cell table:formula="of:=DECIMAL([.F62];16)" office:value-type="float" office:value="14" calcext:value-type="float">
            <text:p>14</text:p>
          </table:table-cell>
          <table:table-cell table:formula="of:=DECIMAL([.G62];16)" office:value-type="float" office:value="7" calcext:value-type="float">
            <text:p>7</text:p>
          </table:table-cell>
          <table:table-cell table:formula="of:=BASE([.H62];2;4)" office:value-type="string" office:string-value="1110" calcext:value-type="string">
            <text:p>1110</text:p>
          </table:table-cell>
          <table:table-cell table:formula="of:=BASE([.I62];2;4)" office:value-type="string" office:string-value="0111" calcext:value-type="string">
            <text:p>0111</text:p>
          </table:table-cell>
          <table:table-cell table:formula="of:=[.J62]&amp;[.K62]" office:value-type="string" office:string-value="11100111" calcext:value-type="string">
            <text:p>11100111</text:p>
          </table:table-cell>
          <table:table-cell table:formula="of:=[.L61]&amp;[.L62]" office:value-type="string" office:string-value="0000110111100111" calcext:value-type="string">
            <text:p>0000110111100111</text:p>
          </table:table-cell>
          <table:table-cell office:value-type="string" calcext:value-type="string">
            <text:p>Waarde in milliVolt</text:p>
          </table:table-cell>
          <table:table-cell table:formula="of:=DECIMAL([.M62];2)" office:value-type="float" office:value="3559" calcext:value-type="float">
            <text:p>3559</text:p>
          </table:table-cell>
          <table:table-cell table:formula="of:=[.P60]+1" office:value-type="float" office:value="9" calcext:value-type="float">
            <text:p>9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62]+1" office:value-type="float" office:value="22" calcext:value-type="float">
            <text:p>22</text:p>
          </table:table-cell>
          <table:table-cell table:formula="of:=MID([.$C$37];([.A63]-1)*4+1;2)" office:value-type="string" office:string-value="30" calcext:value-type="string">
            <text:p>30</text:p>
          </table:table-cell>
          <table:table-cell table:formula="of:=MID([.$C$37];([.A63]-1)*4+1+2;2)" office:value-type="string" office:string-value="44" calcext:value-type="string">
            <text:p>44</text:p>
          </table:table-cell>
          <table:table-cell table:formula="of:=DECIMAL([.B63];16)" office:value-type="float" office:value="48" calcext:value-type="float">
            <text:p>48</text:p>
          </table:table-cell>
          <table:table-cell table:formula="of:=DECIMAL([.C63];16)" office:value-type="float" office:value="68" calcext:value-type="float">
            <text:p>68</text:p>
          </table:table-cell>
          <table:table-cell table:formula="of:=CHAR([.D63])" office:value-type="string" office:string-value="0" calcext:value-type="string">
            <text:p>0</text:p>
          </table:table-cell>
          <table:table-cell table:formula="of:=CHAR([.E63])" office:value-type="string" office:string-value="D" calcext:value-type="string">
            <text:p>D</text:p>
          </table:table-cell>
          <table:table-cell table:formula="of:=DECIMAL([.F63];16)" office:value-type="float" office:value="0" calcext:value-type="float">
            <text:p>0</text:p>
          </table:table-cell>
          <table:table-cell table:formula="of:=DECIMAL([.G63];16)" office:value-type="float" office:value="13" calcext:value-type="float">
            <text:p>13</text:p>
          </table:table-cell>
          <table:table-cell table:formula="of:=BASE([.H63];2;4)" office:value-type="string" office:string-value="0000" calcext:value-type="string">
            <text:p>0000</text:p>
          </table:table-cell>
          <table:table-cell table:formula="of:=BASE([.I63];2;4)" office:value-type="string" office:string-value="1101" calcext:value-type="string">
            <text:p>1101</text:p>
          </table:table-cell>
          <table:table-cell table:formula="of:=[.J63]&amp;[.K63]" office:value-type="string" office:string-value="00001101" calcext:value-type="string">
            <text:p>00001101</text:p>
          </table:table-cell>
          <table:table-cell table:number-columns-repeated="9"/>
        </table:table-row>
        <table:table-row table:style-name="ro1">
          <table:table-cell table:formula="of:=[.A63]+1" office:value-type="float" office:value="23" calcext:value-type="float">
            <text:p>23</text:p>
          </table:table-cell>
          <table:table-cell table:formula="of:=MID([.$C$37];([.A64]-1)*4+1;2)" office:value-type="string" office:string-value="45" calcext:value-type="string">
            <text:p>45</text:p>
          </table:table-cell>
          <table:table-cell table:formula="of:=MID([.$C$37];([.A64]-1)*4+1+2;2)" office:value-type="string" office:string-value="35" calcext:value-type="string">
            <text:p>35</text:p>
          </table:table-cell>
          <table:table-cell table:formula="of:=DECIMAL([.B64];16)" office:value-type="float" office:value="69" calcext:value-type="float">
            <text:p>69</text:p>
          </table:table-cell>
          <table:table-cell table:formula="of:=DECIMAL([.C64];16)" office:value-type="float" office:value="53" calcext:value-type="float">
            <text:p>53</text:p>
          </table:table-cell>
          <table:table-cell table:formula="of:=CHAR([.D64])" office:value-type="string" office:string-value="E" calcext:value-type="string">
            <text:p>E</text:p>
          </table:table-cell>
          <table:table-cell table:formula="of:=CHAR([.E64])" office:value-type="string" office:string-value="5" calcext:value-type="string">
            <text:p>5</text:p>
          </table:table-cell>
          <table:table-cell table:formula="of:=DECIMAL([.F64];16)" office:value-type="float" office:value="14" calcext:value-type="float">
            <text:p>14</text:p>
          </table:table-cell>
          <table:table-cell table:formula="of:=DECIMAL([.G64];16)" office:value-type="float" office:value="5" calcext:value-type="float">
            <text:p>5</text:p>
          </table:table-cell>
          <table:table-cell table:formula="of:=BASE([.H64];2;4)" office:value-type="string" office:string-value="1110" calcext:value-type="string">
            <text:p>1110</text:p>
          </table:table-cell>
          <table:table-cell table:formula="of:=BASE([.I64];2;4)" office:value-type="string" office:string-value="0101" calcext:value-type="string">
            <text:p>0101</text:p>
          </table:table-cell>
          <table:table-cell table:formula="of:=[.J64]&amp;[.K64]" office:value-type="string" office:string-value="11100101" calcext:value-type="string">
            <text:p>11100101</text:p>
          </table:table-cell>
          <table:table-cell table:formula="of:=[.L63]&amp;[.L64]" office:value-type="string" office:string-value="0000110111100101" calcext:value-type="string">
            <text:p>0000110111100101</text:p>
          </table:table-cell>
          <table:table-cell office:value-type="string" calcext:value-type="string">
            <text:p>Waarde in milliVolt</text:p>
          </table:table-cell>
          <table:table-cell table:formula="of:=DECIMAL([.M64];2)" office:value-type="float" office:value="3557" calcext:value-type="float">
            <text:p>3557</text:p>
          </table:table-cell>
          <table:table-cell table:formula="of:=[.P62]+1" office:value-type="float" office:value="10" calcext:value-type="float">
            <text:p>10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64]+1" office:value-type="float" office:value="24" calcext:value-type="float">
            <text:p>24</text:p>
          </table:table-cell>
          <table:table-cell table:formula="of:=MID([.$C$37];([.A65]-1)*4+1;2)" office:value-type="string" office:string-value="30" calcext:value-type="string">
            <text:p>30</text:p>
          </table:table-cell>
          <table:table-cell table:formula="of:=MID([.$C$37];([.A65]-1)*4+1+2;2)" office:value-type="string" office:string-value="44" calcext:value-type="string">
            <text:p>44</text:p>
          </table:table-cell>
          <table:table-cell table:formula="of:=DECIMAL([.B65];16)" office:value-type="float" office:value="48" calcext:value-type="float">
            <text:p>48</text:p>
          </table:table-cell>
          <table:table-cell table:formula="of:=DECIMAL([.C65];16)" office:value-type="float" office:value="68" calcext:value-type="float">
            <text:p>68</text:p>
          </table:table-cell>
          <table:table-cell table:formula="of:=CHAR([.D65])" office:value-type="string" office:string-value="0" calcext:value-type="string">
            <text:p>0</text:p>
          </table:table-cell>
          <table:table-cell table:formula="of:=CHAR([.E65])" office:value-type="string" office:string-value="D" calcext:value-type="string">
            <text:p>D</text:p>
          </table:table-cell>
          <table:table-cell table:formula="of:=DECIMAL([.F65];16)" office:value-type="float" office:value="0" calcext:value-type="float">
            <text:p>0</text:p>
          </table:table-cell>
          <table:table-cell table:formula="of:=DECIMAL([.G65];16)" office:value-type="float" office:value="13" calcext:value-type="float">
            <text:p>13</text:p>
          </table:table-cell>
          <table:table-cell table:formula="of:=BASE([.H65];2;4)" office:value-type="string" office:string-value="0000" calcext:value-type="string">
            <text:p>0000</text:p>
          </table:table-cell>
          <table:table-cell table:formula="of:=BASE([.I65];2;4)" office:value-type="string" office:string-value="1101" calcext:value-type="string">
            <text:p>1101</text:p>
          </table:table-cell>
          <table:table-cell table:formula="of:=[.J65]&amp;[.K65]" office:value-type="string" office:string-value="00001101" calcext:value-type="string">
            <text:p>00001101</text:p>
          </table:table-cell>
          <table:table-cell table:number-columns-repeated="9"/>
        </table:table-row>
        <table:table-row table:style-name="ro1">
          <table:table-cell table:formula="of:=[.A65]+1" office:value-type="float" office:value="25" calcext:value-type="float">
            <text:p>25</text:p>
          </table:table-cell>
          <table:table-cell table:formula="of:=MID([.$C$37];([.A66]-1)*4+1;2)" office:value-type="string" office:string-value="44" calcext:value-type="string">
            <text:p>44</text:p>
          </table:table-cell>
          <table:table-cell table:formula="of:=MID([.$C$37];([.A66]-1)*4+1+2;2)" office:value-type="string" office:string-value="46" calcext:value-type="string">
            <text:p>46</text:p>
          </table:table-cell>
          <table:table-cell table:formula="of:=DECIMAL([.B66];16)" office:value-type="float" office:value="68" calcext:value-type="float">
            <text:p>68</text:p>
          </table:table-cell>
          <table:table-cell table:formula="of:=DECIMAL([.C66];16)" office:value-type="float" office:value="70" calcext:value-type="float">
            <text:p>70</text:p>
          </table:table-cell>
          <table:table-cell table:formula="of:=CHAR([.D66])" office:value-type="string" office:string-value="D" calcext:value-type="string">
            <text:p>D</text:p>
          </table:table-cell>
          <table:table-cell table:formula="of:=CHAR([.E66])" office:value-type="string" office:string-value="F" calcext:value-type="string">
            <text:p>F</text:p>
          </table:table-cell>
          <table:table-cell table:formula="of:=DECIMAL([.F66];16)" office:value-type="float" office:value="13" calcext:value-type="float">
            <text:p>13</text:p>
          </table:table-cell>
          <table:table-cell table:formula="of:=DECIMAL([.G66];16)" office:value-type="float" office:value="15" calcext:value-type="float">
            <text:p>15</text:p>
          </table:table-cell>
          <table:table-cell table:formula="of:=BASE([.H66];2;4)" office:value-type="string" office:string-value="1101" calcext:value-type="string">
            <text:p>1101</text:p>
          </table:table-cell>
          <table:table-cell table:formula="of:=BASE([.I66];2;4)" office:value-type="string" office:string-value="1111" calcext:value-type="string">
            <text:p>1111</text:p>
          </table:table-cell>
          <table:table-cell table:formula="of:=[.J66]&amp;[.K66]" office:value-type="string" office:string-value="11011111" calcext:value-type="string">
            <text:p>11011111</text:p>
          </table:table-cell>
          <table:table-cell table:formula="of:=[.L65]&amp;[.L66]" office:value-type="string" office:string-value="0000110111011111" calcext:value-type="string">
            <text:p>0000110111011111</text:p>
          </table:table-cell>
          <table:table-cell office:value-type="string" calcext:value-type="string">
            <text:p>Waarde in milliVolt</text:p>
          </table:table-cell>
          <table:table-cell table:formula="of:=DECIMAL([.M66];2)" office:value-type="float" office:value="3551" calcext:value-type="float">
            <text:p>3551</text:p>
          </table:table-cell>
          <table:table-cell table:formula="of:=[.P64]+1" office:value-type="float" office:value="11" calcext:value-type="float">
            <text:p>11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66]+1" office:value-type="float" office:value="26" calcext:value-type="float">
            <text:p>26</text:p>
          </table:table-cell>
          <table:table-cell table:formula="of:=MID([.$C$37];([.A67]-1)*4+1;2)" office:value-type="string" office:string-value="30" calcext:value-type="string">
            <text:p>30</text:p>
          </table:table-cell>
          <table:table-cell table:formula="of:=MID([.$C$37];([.A67]-1)*4+1+2;2)" office:value-type="string" office:string-value="44" calcext:value-type="string">
            <text:p>44</text:p>
          </table:table-cell>
          <table:table-cell table:formula="of:=DECIMAL([.B67];16)" office:value-type="float" office:value="48" calcext:value-type="float">
            <text:p>48</text:p>
          </table:table-cell>
          <table:table-cell table:formula="of:=DECIMAL([.C67];16)" office:value-type="float" office:value="68" calcext:value-type="float">
            <text:p>68</text:p>
          </table:table-cell>
          <table:table-cell table:formula="of:=CHAR([.D67])" office:value-type="string" office:string-value="0" calcext:value-type="string">
            <text:p>0</text:p>
          </table:table-cell>
          <table:table-cell table:formula="of:=CHAR([.E67])" office:value-type="string" office:string-value="D" calcext:value-type="string">
            <text:p>D</text:p>
          </table:table-cell>
          <table:table-cell table:formula="of:=DECIMAL([.F67];16)" office:value-type="float" office:value="0" calcext:value-type="float">
            <text:p>0</text:p>
          </table:table-cell>
          <table:table-cell table:formula="of:=DECIMAL([.G67];16)" office:value-type="float" office:value="13" calcext:value-type="float">
            <text:p>13</text:p>
          </table:table-cell>
          <table:table-cell table:formula="of:=BASE([.H67];2;4)" office:value-type="string" office:string-value="0000" calcext:value-type="string">
            <text:p>0000</text:p>
          </table:table-cell>
          <table:table-cell table:formula="of:=BASE([.I67];2;4)" office:value-type="string" office:string-value="1101" calcext:value-type="string">
            <text:p>1101</text:p>
          </table:table-cell>
          <table:table-cell table:formula="of:=[.J67]&amp;[.K67]" office:value-type="string" office:string-value="00001101" calcext:value-type="string">
            <text:p>00001101</text:p>
          </table:table-cell>
          <table:table-cell table:number-columns-repeated="9"/>
        </table:table-row>
        <table:table-row table:style-name="ro1">
          <table:table-cell table:formula="of:=[.A67]+1" office:value-type="float" office:value="27" calcext:value-type="float">
            <text:p>27</text:p>
          </table:table-cell>
          <table:table-cell table:formula="of:=MID([.$C$37];([.A68]-1)*4+1;2)" office:value-type="string" office:string-value="45" calcext:value-type="string">
            <text:p>45</text:p>
          </table:table-cell>
          <table:table-cell table:formula="of:=MID([.$C$37];([.A68]-1)*4+1+2;2)" office:value-type="string" office:string-value="37" calcext:value-type="string">
            <text:p>37</text:p>
          </table:table-cell>
          <table:table-cell table:formula="of:=DECIMAL([.B68];16)" office:value-type="float" office:value="69" calcext:value-type="float">
            <text:p>69</text:p>
          </table:table-cell>
          <table:table-cell table:formula="of:=DECIMAL([.C68];16)" office:value-type="float" office:value="55" calcext:value-type="float">
            <text:p>55</text:p>
          </table:table-cell>
          <table:table-cell table:formula="of:=CHAR([.D68])" office:value-type="string" office:string-value="E" calcext:value-type="string">
            <text:p>E</text:p>
          </table:table-cell>
          <table:table-cell table:formula="of:=CHAR([.E68])" office:value-type="string" office:string-value="7" calcext:value-type="string">
            <text:p>7</text:p>
          </table:table-cell>
          <table:table-cell table:formula="of:=DECIMAL([.F68];16)" office:value-type="float" office:value="14" calcext:value-type="float">
            <text:p>14</text:p>
          </table:table-cell>
          <table:table-cell table:formula="of:=DECIMAL([.G68];16)" office:value-type="float" office:value="7" calcext:value-type="float">
            <text:p>7</text:p>
          </table:table-cell>
          <table:table-cell table:formula="of:=BASE([.H68];2;4)" office:value-type="string" office:string-value="1110" calcext:value-type="string">
            <text:p>1110</text:p>
          </table:table-cell>
          <table:table-cell table:formula="of:=BASE([.I68];2;4)" office:value-type="string" office:string-value="0111" calcext:value-type="string">
            <text:p>0111</text:p>
          </table:table-cell>
          <table:table-cell table:formula="of:=[.J68]&amp;[.K68]" office:value-type="string" office:string-value="11100111" calcext:value-type="string">
            <text:p>11100111</text:p>
          </table:table-cell>
          <table:table-cell table:formula="of:=[.L67]&amp;[.L68]" office:value-type="string" office:string-value="0000110111100111" calcext:value-type="string">
            <text:p>0000110111100111</text:p>
          </table:table-cell>
          <table:table-cell office:value-type="string" calcext:value-type="string">
            <text:p>Waarde in milliVolt</text:p>
          </table:table-cell>
          <table:table-cell table:formula="of:=DECIMAL([.M68];2)" office:value-type="float" office:value="3559" calcext:value-type="float">
            <text:p>3559</text:p>
          </table:table-cell>
          <table:table-cell table:formula="of:=[.P66]+1" office:value-type="float" office:value="12" calcext:value-type="float">
            <text:p>12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68]+1" office:value-type="float" office:value="28" calcext:value-type="float">
            <text:p>28</text:p>
          </table:table-cell>
          <table:table-cell table:formula="of:=MID([.$C$37];([.A69]-1)*4+1;2)" office:value-type="string" office:string-value="30" calcext:value-type="string">
            <text:p>30</text:p>
          </table:table-cell>
          <table:table-cell table:formula="of:=MID([.$C$37];([.A69]-1)*4+1+2;2)" office:value-type="string" office:string-value="44" calcext:value-type="string">
            <text:p>44</text:p>
          </table:table-cell>
          <table:table-cell table:formula="of:=DECIMAL([.B69];16)" office:value-type="float" office:value="48" calcext:value-type="float">
            <text:p>48</text:p>
          </table:table-cell>
          <table:table-cell table:formula="of:=DECIMAL([.C69];16)" office:value-type="float" office:value="68" calcext:value-type="float">
            <text:p>68</text:p>
          </table:table-cell>
          <table:table-cell table:formula="of:=CHAR([.D69])" office:value-type="string" office:string-value="0" calcext:value-type="string">
            <text:p>0</text:p>
          </table:table-cell>
          <table:table-cell table:formula="of:=CHAR([.E69])" office:value-type="string" office:string-value="D" calcext:value-type="string">
            <text:p>D</text:p>
          </table:table-cell>
          <table:table-cell table:formula="of:=DECIMAL([.F69];16)" office:value-type="float" office:value="0" calcext:value-type="float">
            <text:p>0</text:p>
          </table:table-cell>
          <table:table-cell table:formula="of:=DECIMAL([.G69];16)" office:value-type="float" office:value="13" calcext:value-type="float">
            <text:p>13</text:p>
          </table:table-cell>
          <table:table-cell table:formula="of:=BASE([.H69];2;4)" office:value-type="string" office:string-value="0000" calcext:value-type="string">
            <text:p>0000</text:p>
          </table:table-cell>
          <table:table-cell table:formula="of:=BASE([.I69];2;4)" office:value-type="string" office:string-value="1101" calcext:value-type="string">
            <text:p>1101</text:p>
          </table:table-cell>
          <table:table-cell table:formula="of:=[.J69]&amp;[.K69]" office:value-type="string" office:string-value="00001101" calcext:value-type="string">
            <text:p>00001101</text:p>
          </table:table-cell>
          <table:table-cell table:number-columns-repeated="9"/>
        </table:table-row>
        <table:table-row table:style-name="ro1">
          <table:table-cell table:formula="of:=[.A69]+1" office:value-type="float" office:value="29" calcext:value-type="float">
            <text:p>29</text:p>
          </table:table-cell>
          <table:table-cell table:formula="of:=MID([.$C$37];([.A70]-1)*4+1;2)" office:value-type="string" office:string-value="45" calcext:value-type="string">
            <text:p>45</text:p>
          </table:table-cell>
          <table:table-cell table:formula="of:=MID([.$C$37];([.A70]-1)*4+1+2;2)" office:value-type="string" office:string-value="35" calcext:value-type="string">
            <text:p>35</text:p>
          </table:table-cell>
          <table:table-cell table:formula="of:=DECIMAL([.B70];16)" office:value-type="float" office:value="69" calcext:value-type="float">
            <text:p>69</text:p>
          </table:table-cell>
          <table:table-cell table:formula="of:=DECIMAL([.C70];16)" office:value-type="float" office:value="53" calcext:value-type="float">
            <text:p>53</text:p>
          </table:table-cell>
          <table:table-cell table:formula="of:=CHAR([.D70])" office:value-type="string" office:string-value="E" calcext:value-type="string">
            <text:p>E</text:p>
          </table:table-cell>
          <table:table-cell table:formula="of:=CHAR([.E70])" office:value-type="string" office:string-value="5" calcext:value-type="string">
            <text:p>5</text:p>
          </table:table-cell>
          <table:table-cell table:formula="of:=DECIMAL([.F70];16)" office:value-type="float" office:value="14" calcext:value-type="float">
            <text:p>14</text:p>
          </table:table-cell>
          <table:table-cell table:formula="of:=DECIMAL([.G70];16)" office:value-type="float" office:value="5" calcext:value-type="float">
            <text:p>5</text:p>
          </table:table-cell>
          <table:table-cell table:formula="of:=BASE([.H70];2;4)" office:value-type="string" office:string-value="1110" calcext:value-type="string">
            <text:p>1110</text:p>
          </table:table-cell>
          <table:table-cell table:formula="of:=BASE([.I70];2;4)" office:value-type="string" office:string-value="0101" calcext:value-type="string">
            <text:p>0101</text:p>
          </table:table-cell>
          <table:table-cell table:formula="of:=[.J70]&amp;[.K70]" office:value-type="string" office:string-value="11100101" calcext:value-type="string">
            <text:p>11100101</text:p>
          </table:table-cell>
          <table:table-cell table:formula="of:=[.L69]&amp;[.L70]" office:value-type="string" office:string-value="0000110111100101" calcext:value-type="string">
            <text:p>0000110111100101</text:p>
          </table:table-cell>
          <table:table-cell office:value-type="string" calcext:value-type="string">
            <text:p>Waarde in milliVolt</text:p>
          </table:table-cell>
          <table:table-cell table:formula="of:=DECIMAL([.M70];2)" office:value-type="float" office:value="3557" calcext:value-type="float">
            <text:p>3557</text:p>
          </table:table-cell>
          <table:table-cell table:formula="of:=[.P68]+1" office:value-type="float" office:value="13" calcext:value-type="float">
            <text:p>13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70]+1" office:value-type="float" office:value="30" calcext:value-type="float">
            <text:p>30</text:p>
          </table:table-cell>
          <table:table-cell table:formula="of:=MID([.$C$37];([.A71]-1)*4+1;2)" office:value-type="string" office:string-value="30" calcext:value-type="string">
            <text:p>30</text:p>
          </table:table-cell>
          <table:table-cell table:formula="of:=MID([.$C$37];([.A71]-1)*4+1+2;2)" office:value-type="string" office:string-value="44" calcext:value-type="string">
            <text:p>44</text:p>
          </table:table-cell>
          <table:table-cell table:formula="of:=DECIMAL([.B71];16)" office:value-type="float" office:value="48" calcext:value-type="float">
            <text:p>48</text:p>
          </table:table-cell>
          <table:table-cell table:formula="of:=DECIMAL([.C71];16)" office:value-type="float" office:value="68" calcext:value-type="float">
            <text:p>68</text:p>
          </table:table-cell>
          <table:table-cell table:formula="of:=CHAR([.D71])" office:value-type="string" office:string-value="0" calcext:value-type="string">
            <text:p>0</text:p>
          </table:table-cell>
          <table:table-cell table:formula="of:=CHAR([.E71])" office:value-type="string" office:string-value="D" calcext:value-type="string">
            <text:p>D</text:p>
          </table:table-cell>
          <table:table-cell table:formula="of:=DECIMAL([.F71];16)" office:value-type="float" office:value="0" calcext:value-type="float">
            <text:p>0</text:p>
          </table:table-cell>
          <table:table-cell table:formula="of:=DECIMAL([.G71];16)" office:value-type="float" office:value="13" calcext:value-type="float">
            <text:p>13</text:p>
          </table:table-cell>
          <table:table-cell table:formula="of:=BASE([.H71];2;4)" office:value-type="string" office:string-value="0000" calcext:value-type="string">
            <text:p>0000</text:p>
          </table:table-cell>
          <table:table-cell table:formula="of:=BASE([.I71];2;4)" office:value-type="string" office:string-value="1101" calcext:value-type="string">
            <text:p>1101</text:p>
          </table:table-cell>
          <table:table-cell table:formula="of:=[.J71]&amp;[.K71]" office:value-type="string" office:string-value="00001101" calcext:value-type="string">
            <text:p>00001101</text:p>
          </table:table-cell>
          <table:table-cell table:number-columns-repeated="9"/>
        </table:table-row>
        <table:table-row table:style-name="ro1">
          <table:table-cell table:formula="of:=[.A71]+1" office:value-type="float" office:value="31" calcext:value-type="float">
            <text:p>31</text:p>
          </table:table-cell>
          <table:table-cell table:formula="of:=MID([.$C$37];([.A72]-1)*4+1;2)" office:value-type="string" office:string-value="45" calcext:value-type="string">
            <text:p>45</text:p>
          </table:table-cell>
          <table:table-cell table:formula="of:=MID([.$C$37];([.A72]-1)*4+1+2;2)" office:value-type="string" office:string-value="37" calcext:value-type="string">
            <text:p>37</text:p>
          </table:table-cell>
          <table:table-cell table:formula="of:=DECIMAL([.B72];16)" office:value-type="float" office:value="69" calcext:value-type="float">
            <text:p>69</text:p>
          </table:table-cell>
          <table:table-cell table:formula="of:=DECIMAL([.C72];16)" office:value-type="float" office:value="55" calcext:value-type="float">
            <text:p>55</text:p>
          </table:table-cell>
          <table:table-cell table:formula="of:=CHAR([.D72])" office:value-type="string" office:string-value="E" calcext:value-type="string">
            <text:p>E</text:p>
          </table:table-cell>
          <table:table-cell table:formula="of:=CHAR([.E72])" office:value-type="string" office:string-value="7" calcext:value-type="string">
            <text:p>7</text:p>
          </table:table-cell>
          <table:table-cell table:formula="of:=DECIMAL([.F72];16)" office:value-type="float" office:value="14" calcext:value-type="float">
            <text:p>14</text:p>
          </table:table-cell>
          <table:table-cell table:formula="of:=DECIMAL([.G72];16)" office:value-type="float" office:value="7" calcext:value-type="float">
            <text:p>7</text:p>
          </table:table-cell>
          <table:table-cell table:formula="of:=BASE([.H72];2;4)" office:value-type="string" office:string-value="1110" calcext:value-type="string">
            <text:p>1110</text:p>
          </table:table-cell>
          <table:table-cell table:formula="of:=BASE([.I72];2;4)" office:value-type="string" office:string-value="0111" calcext:value-type="string">
            <text:p>0111</text:p>
          </table:table-cell>
          <table:table-cell table:formula="of:=[.J72]&amp;[.K72]" office:value-type="string" office:string-value="11100111" calcext:value-type="string">
            <text:p>11100111</text:p>
          </table:table-cell>
          <table:table-cell table:formula="of:=[.L71]&amp;[.L72]" office:value-type="string" office:string-value="0000110111100111" calcext:value-type="string">
            <text:p>0000110111100111</text:p>
          </table:table-cell>
          <table:table-cell office:value-type="string" calcext:value-type="string">
            <text:p>Waarde in milliVolt</text:p>
          </table:table-cell>
          <table:table-cell table:formula="of:=DECIMAL([.M72];2)" office:value-type="float" office:value="3559" calcext:value-type="float">
            <text:p>3559</text:p>
          </table:table-cell>
          <table:table-cell table:formula="of:=[.P70]+1" office:value-type="float" office:value="14" calcext:value-type="float">
            <text:p>14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72]+1" office:value-type="float" office:value="32" calcext:value-type="float">
            <text:p>32</text:p>
          </table:table-cell>
          <table:table-cell table:formula="of:=MID([.$C$37];([.A73]-1)*4+1;2)" office:value-type="string" office:string-value="30" calcext:value-type="string">
            <text:p>30</text:p>
          </table:table-cell>
          <table:table-cell table:formula="of:=MID([.$C$37];([.A73]-1)*4+1+2;2)" office:value-type="string" office:string-value="44" calcext:value-type="string">
            <text:p>44</text:p>
          </table:table-cell>
          <table:table-cell table:formula="of:=DECIMAL([.B73];16)" office:value-type="float" office:value="48" calcext:value-type="float">
            <text:p>48</text:p>
          </table:table-cell>
          <table:table-cell table:formula="of:=DECIMAL([.C73];16)" office:value-type="float" office:value="68" calcext:value-type="float">
            <text:p>68</text:p>
          </table:table-cell>
          <table:table-cell table:formula="of:=CHAR([.D73])" office:value-type="string" office:string-value="0" calcext:value-type="string">
            <text:p>0</text:p>
          </table:table-cell>
          <table:table-cell table:formula="of:=CHAR([.E73])" office:value-type="string" office:string-value="D" calcext:value-type="string">
            <text:p>D</text:p>
          </table:table-cell>
          <table:table-cell table:formula="of:=DECIMAL([.F73];16)" office:value-type="float" office:value="0" calcext:value-type="float">
            <text:p>0</text:p>
          </table:table-cell>
          <table:table-cell table:formula="of:=DECIMAL([.G73];16)" office:value-type="float" office:value="13" calcext:value-type="float">
            <text:p>13</text:p>
          </table:table-cell>
          <table:table-cell table:formula="of:=BASE([.H73];2;4)" office:value-type="string" office:string-value="0000" calcext:value-type="string">
            <text:p>0000</text:p>
          </table:table-cell>
          <table:table-cell table:formula="of:=BASE([.I73];2;4)" office:value-type="string" office:string-value="1101" calcext:value-type="string">
            <text:p>1101</text:p>
          </table:table-cell>
          <table:table-cell table:formula="of:=[.J73]&amp;[.K73]" office:value-type="string" office:string-value="00001101" calcext:value-type="string">
            <text:p>00001101</text:p>
          </table:table-cell>
          <table:table-cell table:number-columns-repeated="9"/>
        </table:table-row>
        <table:table-row table:style-name="ro1">
          <table:table-cell table:formula="of:=[.A73]+1" office:value-type="float" office:value="33" calcext:value-type="float">
            <text:p>33</text:p>
          </table:table-cell>
          <table:table-cell table:formula="of:=MID([.$C$37];([.A74]-1)*4+1;2)" office:value-type="string" office:string-value="45" calcext:value-type="string">
            <text:p>45</text:p>
          </table:table-cell>
          <table:table-cell table:formula="of:=MID([.$C$37];([.A74]-1)*4+1+2;2)" office:value-type="string" office:string-value="35" calcext:value-type="string">
            <text:p>35</text:p>
          </table:table-cell>
          <table:table-cell table:formula="of:=DECIMAL([.B74];16)" office:value-type="float" office:value="69" calcext:value-type="float">
            <text:p>69</text:p>
          </table:table-cell>
          <table:table-cell table:formula="of:=DECIMAL([.C74];16)" office:value-type="float" office:value="53" calcext:value-type="float">
            <text:p>53</text:p>
          </table:table-cell>
          <table:table-cell table:formula="of:=CHAR([.D74])" office:value-type="string" office:string-value="E" calcext:value-type="string">
            <text:p>E</text:p>
          </table:table-cell>
          <table:table-cell table:formula="of:=CHAR([.E74])" office:value-type="string" office:string-value="5" calcext:value-type="string">
            <text:p>5</text:p>
          </table:table-cell>
          <table:table-cell table:formula="of:=DECIMAL([.F74];16)" office:value-type="float" office:value="14" calcext:value-type="float">
            <text:p>14</text:p>
          </table:table-cell>
          <table:table-cell table:formula="of:=DECIMAL([.G74];16)" office:value-type="float" office:value="5" calcext:value-type="float">
            <text:p>5</text:p>
          </table:table-cell>
          <table:table-cell table:formula="of:=BASE([.H74];2;4)" office:value-type="string" office:string-value="1110" calcext:value-type="string">
            <text:p>1110</text:p>
          </table:table-cell>
          <table:table-cell table:formula="of:=BASE([.I74];2;4)" office:value-type="string" office:string-value="0101" calcext:value-type="string">
            <text:p>0101</text:p>
          </table:table-cell>
          <table:table-cell table:formula="of:=[.J74]&amp;[.K74]" office:value-type="string" office:string-value="11100101" calcext:value-type="string">
            <text:p>11100101</text:p>
          </table:table-cell>
          <table:table-cell table:formula="of:=[.L73]&amp;[.L74]" office:value-type="string" office:string-value="0000110111100101" calcext:value-type="string">
            <text:p>0000110111100101</text:p>
          </table:table-cell>
          <table:table-cell office:value-type="string" calcext:value-type="string">
            <text:p>Waarde in milliVolt</text:p>
          </table:table-cell>
          <table:table-cell table:formula="of:=DECIMAL([.M74];2)" office:value-type="float" office:value="3557" calcext:value-type="float">
            <text:p>3557</text:p>
          </table:table-cell>
          <table:table-cell table:formula="of:=[.P72]+1" office:value-type="float" office:value="15" calcext:value-type="float">
            <text:p>15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74]+1" office:value-type="float" office:value="34" calcext:value-type="float">
            <text:p>34</text:p>
          </table:table-cell>
          <table:table-cell table:formula="of:=MID([.$C$37];([.A75]-1)*4+1;2)" office:value-type="string" office:string-value="30" calcext:value-type="string">
            <text:p>30</text:p>
          </table:table-cell>
          <table:table-cell table:formula="of:=MID([.$C$37];([.A75]-1)*4+1+2;2)" office:value-type="string" office:string-value="35" calcext:value-type="string">
            <text:p>35</text:p>
          </table:table-cell>
          <table:table-cell table:formula="of:=DECIMAL([.B75];16)" office:value-type="float" office:value="48" calcext:value-type="float">
            <text:p>48</text:p>
          </table:table-cell>
          <table:table-cell table:formula="of:=DECIMAL([.C75];16)" office:value-type="float" office:value="53" calcext:value-type="float">
            <text:p>53</text:p>
          </table:table-cell>
          <table:table-cell table:formula="of:=CHAR([.D75])" office:value-type="string" office:string-value="0" calcext:value-type="string">
            <text:p>0</text:p>
          </table:table-cell>
          <table:table-cell table:formula="of:=CHAR([.E75])" office:value-type="string" office:string-value="5" calcext:value-type="string">
            <text:p>5</text:p>
          </table:table-cell>
          <table:table-cell table:formula="of:=DECIMAL([.F75];16)" office:value-type="float" office:value="0" calcext:value-type="float">
            <text:p>0</text:p>
          </table:table-cell>
          <table:table-cell table:formula="of:=DECIMAL([.G75];16)" office:value-type="float" office:value="5" calcext:value-type="float">
            <text:p>5</text:p>
          </table:table-cell>
          <table:table-cell table:formula="of:=BASE([.H75];2;4)" office:value-type="string" office:string-value="0000" calcext:value-type="string">
            <text:p>0000</text:p>
          </table:table-cell>
          <table:table-cell table:formula="of:=BASE([.I75];2;4)" office:value-type="string" office:string-value="0101" calcext:value-type="string">
            <text:p>0101</text:p>
          </table:table-cell>
          <table:table-cell table:formula="of:=[.J75]&amp;[.K75]" office:value-type="string" office:string-value="00000101" calcext:value-type="string">
            <text:p>00000101</text:p>
          </table:table-cell>
          <table:table-cell table:formula="of:=DECIMAL([.L75];2)" office:value-type="float" office:value="5" calcext:value-type="float">
            <text:p>5</text:p>
          </table:table-cell>
          <table:table-cell office:value-type="string" calcext:value-type="string">
            <text:p>Aantal temperatuursensors</text:p>
          </table:table-cell>
          <table:table-cell table:number-columns-repeated="7"/>
        </table:table-row>
        <table:table-row table:style-name="ro1">
          <table:table-cell table:formula="of:=[.A75]+1" office:value-type="float" office:value="35" calcext:value-type="float">
            <text:p>35</text:p>
          </table:table-cell>
          <table:table-cell table:formula="of:=MID([.$C$37];([.A76]-1)*4+1;2)" office:value-type="string" office:string-value="30" calcext:value-type="string">
            <text:p>30</text:p>
          </table:table-cell>
          <table:table-cell table:formula="of:=MID([.$C$37];([.A76]-1)*4+1+2;2)" office:value-type="string" office:string-value="42" calcext:value-type="string">
            <text:p>42</text:p>
          </table:table-cell>
          <table:table-cell table:formula="of:=DECIMAL([.B76];16)" office:value-type="float" office:value="48" calcext:value-type="float">
            <text:p>48</text:p>
          </table:table-cell>
          <table:table-cell table:formula="of:=DECIMAL([.C76];16)" office:value-type="float" office:value="66" calcext:value-type="float">
            <text:p>66</text:p>
          </table:table-cell>
          <table:table-cell table:formula="of:=CHAR([.D76])" office:value-type="string" office:string-value="0" calcext:value-type="string">
            <text:p>0</text:p>
          </table:table-cell>
          <table:table-cell table:formula="of:=CHAR([.E76])" office:value-type="string" office:string-value="B" calcext:value-type="string">
            <text:p>B</text:p>
          </table:table-cell>
          <table:table-cell table:formula="of:=DECIMAL([.F76];16)" office:value-type="float" office:value="0" calcext:value-type="float">
            <text:p>0</text:p>
          </table:table-cell>
          <table:table-cell table:formula="of:=DECIMAL([.G76];16)" office:value-type="float" office:value="11" calcext:value-type="float">
            <text:p>11</text:p>
          </table:table-cell>
          <table:table-cell table:formula="of:=BASE([.H76];2;4)" office:value-type="string" office:string-value="0000" calcext:value-type="string">
            <text:p>0000</text:p>
          </table:table-cell>
          <table:table-cell table:formula="of:=BASE([.I76];2;4)" office:value-type="string" office:string-value="1011" calcext:value-type="string">
            <text:p>1011</text:p>
          </table:table-cell>
          <table:table-cell table:formula="of:=[.J76]&amp;[.K76]" office:value-type="string" office:string-value="00001011" calcext:value-type="string">
            <text:p>00001011</text:p>
          </table:table-cell>
          <table:table-cell table:number-columns-repeated="9"/>
        </table:table-row>
        <table:table-row table:style-name="ro1">
          <table:table-cell table:formula="of:=[.A76]+1" office:value-type="float" office:value="36" calcext:value-type="float">
            <text:p>36</text:p>
          </table:table-cell>
          <table:table-cell table:formula="of:=MID([.$C$37];([.A77]-1)*4+1;2)" office:value-type="string" office:string-value="43" calcext:value-type="string">
            <text:p>43</text:p>
          </table:table-cell>
          <table:table-cell table:formula="of:=MID([.$C$37];([.A77]-1)*4+1+2;2)" office:value-type="string" office:string-value="33" calcext:value-type="string">
            <text:p>33</text:p>
          </table:table-cell>
          <table:table-cell table:formula="of:=DECIMAL([.B77];16)" office:value-type="float" office:value="67" calcext:value-type="float">
            <text:p>67</text:p>
          </table:table-cell>
          <table:table-cell table:formula="of:=DECIMAL([.C77];16)" office:value-type="float" office:value="51" calcext:value-type="float">
            <text:p>51</text:p>
          </table:table-cell>
          <table:table-cell table:formula="of:=CHAR([.D77])" office:value-type="string" office:string-value="C" calcext:value-type="string">
            <text:p>C</text:p>
          </table:table-cell>
          <table:table-cell table:formula="of:=CHAR([.E77])" office:value-type="string" office:string-value="3" calcext:value-type="string">
            <text:p>3</text:p>
          </table:table-cell>
          <table:table-cell table:formula="of:=DECIMAL([.F77];16)" office:value-type="float" office:value="12" calcext:value-type="float">
            <text:p>12</text:p>
          </table:table-cell>
          <table:table-cell table:formula="of:=DECIMAL([.G77];16)" office:value-type="float" office:value="3" calcext:value-type="float">
            <text:p>3</text:p>
          </table:table-cell>
          <table:table-cell table:formula="of:=BASE([.H77];2;4)" office:value-type="string" office:string-value="1100" calcext:value-type="string">
            <text:p>1100</text:p>
          </table:table-cell>
          <table:table-cell table:formula="of:=BASE([.I77];2;4)" office:value-type="string" office:string-value="0011" calcext:value-type="string">
            <text:p>0011</text:p>
          </table:table-cell>
          <table:table-cell table:formula="of:=[.J77]&amp;[.K77]" office:value-type="string" office:string-value="11000011" calcext:value-type="string">
            <text:p>11000011</text:p>
          </table:table-cell>
          <table:table-cell table:formula="of:=[.L76]&amp;[.L77]" office:value-type="string" office:string-value="0000101111000011" calcext:value-type="string">
            <text:p>0000101111000011</text:p>
          </table:table-cell>
          <table:table-cell office:value-type="string" calcext:value-type="string">
            <text:p>Waarde in Kelvin * 10</text:p>
          </table:table-cell>
          <table:table-cell table:formula="of:=DECIMAL([.M77];2)" office:value-type="float" office:value="3011" calcext:value-type="float">
            <text:p>3011</text:p>
          </table:table-cell>
          <table:table-cell table:formula="of:=[.P75]+1" office:value-type="float" office:value="1" calcext:value-type="float">
            <text:p>1</text:p>
          </table:table-cell>
          <table:table-cell office:value-type="string" calcext:value-type="string">
            <text:p>sel</text:p>
          </table:table-cell>
          <table:table-cell table:formula="of:=[.O77]/10-273.1" office:value-type="float" office:value="28" calcext:value-type="float">
            <text:p>28</text:p>
          </table:table-cell>
          <table:table-cell office:value-type="string" calcext:value-type="string">
            <text:p>grade C</text:p>
          </table:table-cell>
          <table:table-cell table:number-columns-repeated="2"/>
        </table:table-row>
        <table:table-row table:style-name="ro1">
          <table:table-cell table:formula="of:=[.A77]+1" office:value-type="float" office:value="37" calcext:value-type="float">
            <text:p>37</text:p>
          </table:table-cell>
          <table:table-cell table:formula="of:=MID([.$C$37];([.A78]-1)*4+1;2)" office:value-type="string" office:string-value="30" calcext:value-type="string">
            <text:p>30</text:p>
          </table:table-cell>
          <table:table-cell table:formula="of:=MID([.$C$37];([.A78]-1)*4+1+2;2)" office:value-type="string" office:string-value="42" calcext:value-type="string">
            <text:p>42</text:p>
          </table:table-cell>
          <table:table-cell table:formula="of:=DECIMAL([.B78];16)" office:value-type="float" office:value="48" calcext:value-type="float">
            <text:p>48</text:p>
          </table:table-cell>
          <table:table-cell table:formula="of:=DECIMAL([.C78];16)" office:value-type="float" office:value="66" calcext:value-type="float">
            <text:p>66</text:p>
          </table:table-cell>
          <table:table-cell table:formula="of:=CHAR([.D78])" office:value-type="string" office:string-value="0" calcext:value-type="string">
            <text:p>0</text:p>
          </table:table-cell>
          <table:table-cell table:formula="of:=CHAR([.E78])" office:value-type="string" office:string-value="B" calcext:value-type="string">
            <text:p>B</text:p>
          </table:table-cell>
          <table:table-cell table:formula="of:=DECIMAL([.F78];16)" office:value-type="float" office:value="0" calcext:value-type="float">
            <text:p>0</text:p>
          </table:table-cell>
          <table:table-cell table:formula="of:=DECIMAL([.G78];16)" office:value-type="float" office:value="11" calcext:value-type="float">
            <text:p>11</text:p>
          </table:table-cell>
          <table:table-cell table:formula="of:=BASE([.H78];2;4)" office:value-type="string" office:string-value="0000" calcext:value-type="string">
            <text:p>0000</text:p>
          </table:table-cell>
          <table:table-cell table:formula="of:=BASE([.I78];2;4)" office:value-type="string" office:string-value="1011" calcext:value-type="string">
            <text:p>1011</text:p>
          </table:table-cell>
          <table:table-cell table:formula="of:=[.J78]&amp;[.K78]" office:value-type="string" office:string-value="00001011" calcext:value-type="string">
            <text:p>00001011</text:p>
          </table:table-cell>
          <table:table-cell table:number-columns-repeated="9"/>
        </table:table-row>
        <table:table-row table:style-name="ro1">
          <table:table-cell table:formula="of:=[.A78]+1" office:value-type="float" office:value="38" calcext:value-type="float">
            <text:p>38</text:p>
          </table:table-cell>
          <table:table-cell table:formula="of:=MID([.$C$37];([.A79]-1)*4+1;2)" office:value-type="string" office:string-value="39" calcext:value-type="string">
            <text:p>39</text:p>
          </table:table-cell>
          <table:table-cell table:formula="of:=MID([.$C$37];([.A79]-1)*4+1+2;2)" office:value-type="string" office:string-value="42" calcext:value-type="string">
            <text:p>42</text:p>
          </table:table-cell>
          <table:table-cell table:formula="of:=DECIMAL([.B79];16)" office:value-type="float" office:value="57" calcext:value-type="float">
            <text:p>57</text:p>
          </table:table-cell>
          <table:table-cell table:formula="of:=DECIMAL([.C79];16)" office:value-type="float" office:value="66" calcext:value-type="float">
            <text:p>66</text:p>
          </table:table-cell>
          <table:table-cell table:formula="of:=CHAR([.D79])" office:value-type="string" office:string-value="9" calcext:value-type="string">
            <text:p>9</text:p>
          </table:table-cell>
          <table:table-cell table:formula="of:=CHAR([.E79])" office:value-type="string" office:string-value="B" calcext:value-type="string">
            <text:p>B</text:p>
          </table:table-cell>
          <table:table-cell table:formula="of:=DECIMAL([.F79];16)" office:value-type="float" office:value="9" calcext:value-type="float">
            <text:p>9</text:p>
          </table:table-cell>
          <table:table-cell table:formula="of:=DECIMAL([.G79];16)" office:value-type="float" office:value="11" calcext:value-type="float">
            <text:p>11</text:p>
          </table:table-cell>
          <table:table-cell table:formula="of:=BASE([.H79];2;4)" office:value-type="string" office:string-value="1001" calcext:value-type="string">
            <text:p>1001</text:p>
          </table:table-cell>
          <table:table-cell table:formula="of:=BASE([.I79];2;4)" office:value-type="string" office:string-value="1011" calcext:value-type="string">
            <text:p>1011</text:p>
          </table:table-cell>
          <table:table-cell table:formula="of:=[.J79]&amp;[.K79]" office:value-type="string" office:string-value="10011011" calcext:value-type="string">
            <text:p>10011011</text:p>
          </table:table-cell>
          <table:table-cell table:formula="of:=[.L78]&amp;[.L79]" office:value-type="string" office:string-value="0000101110011011" calcext:value-type="string">
            <text:p>0000101110011011</text:p>
          </table:table-cell>
          <table:table-cell office:value-type="string" calcext:value-type="string">
            <text:p>Waarde in Kelvin * 10</text:p>
          </table:table-cell>
          <table:table-cell table:formula="of:=DECIMAL([.M79];2)" office:value-type="float" office:value="2971" calcext:value-type="float">
            <text:p>2971</text:p>
          </table:table-cell>
          <table:table-cell table:formula="of:=[.P77]+1" office:value-type="float" office:value="2" calcext:value-type="float">
            <text:p>2</text:p>
          </table:table-cell>
          <table:table-cell office:value-type="string" calcext:value-type="string">
            <text:p>sel</text:p>
          </table:table-cell>
          <table:table-cell table:formula="of:=[.O79]/10-273.1" office:value-type="float" office:value="24" calcext:value-type="float">
            <text:p>24</text:p>
          </table:table-cell>
          <table:table-cell office:value-type="string" calcext:value-type="string">
            <text:p>grade C</text:p>
          </table:table-cell>
          <table:table-cell table:number-columns-repeated="2"/>
        </table:table-row>
        <table:table-row table:style-name="ro1">
          <table:table-cell table:formula="of:=[.A79]+1" office:value-type="float" office:value="39" calcext:value-type="float">
            <text:p>39</text:p>
          </table:table-cell>
          <table:table-cell table:formula="of:=MID([.$C$37];([.A80]-1)*4+1;2)" office:value-type="string" office:string-value="30" calcext:value-type="string">
            <text:p>30</text:p>
          </table:table-cell>
          <table:table-cell table:formula="of:=MID([.$C$37];([.A80]-1)*4+1+2;2)" office:value-type="string" office:string-value="42" calcext:value-type="string">
            <text:p>42</text:p>
          </table:table-cell>
          <table:table-cell table:formula="of:=DECIMAL([.B80];16)" office:value-type="float" office:value="48" calcext:value-type="float">
            <text:p>48</text:p>
          </table:table-cell>
          <table:table-cell table:formula="of:=DECIMAL([.C80];16)" office:value-type="float" office:value="66" calcext:value-type="float">
            <text:p>66</text:p>
          </table:table-cell>
          <table:table-cell table:formula="of:=CHAR([.D80])" office:value-type="string" office:string-value="0" calcext:value-type="string">
            <text:p>0</text:p>
          </table:table-cell>
          <table:table-cell table:formula="of:=CHAR([.E80])" office:value-type="string" office:string-value="B" calcext:value-type="string">
            <text:p>B</text:p>
          </table:table-cell>
          <table:table-cell table:formula="of:=DECIMAL([.F80];16)" office:value-type="float" office:value="0" calcext:value-type="float">
            <text:p>0</text:p>
          </table:table-cell>
          <table:table-cell table:formula="of:=DECIMAL([.G80];16)" office:value-type="float" office:value="11" calcext:value-type="float">
            <text:p>11</text:p>
          </table:table-cell>
          <table:table-cell table:formula="of:=BASE([.H80];2;4)" office:value-type="string" office:string-value="0000" calcext:value-type="string">
            <text:p>0000</text:p>
          </table:table-cell>
          <table:table-cell table:formula="of:=BASE([.I80];2;4)" office:value-type="string" office:string-value="1011" calcext:value-type="string">
            <text:p>1011</text:p>
          </table:table-cell>
          <table:table-cell table:formula="of:=[.J80]&amp;[.K80]" office:value-type="string" office:string-value="00001011" calcext:value-type="string">
            <text:p>00001011</text:p>
          </table:table-cell>
          <table:table-cell table:number-columns-repeated="9"/>
        </table:table-row>
        <table:table-row table:style-name="ro1">
          <table:table-cell table:formula="of:=[.A80]+1" office:value-type="float" office:value="40" calcext:value-type="float">
            <text:p>40</text:p>
          </table:table-cell>
          <table:table-cell table:formula="of:=MID([.$C$37];([.A81]-1)*4+1;2)" office:value-type="string" office:string-value="39" calcext:value-type="string">
            <text:p>39</text:p>
          </table:table-cell>
          <table:table-cell table:formula="of:=MID([.$C$37];([.A81]-1)*4+1+2;2)" office:value-type="string" office:string-value="42" calcext:value-type="string">
            <text:p>42</text:p>
          </table:table-cell>
          <table:table-cell table:formula="of:=DECIMAL([.B81];16)" office:value-type="float" office:value="57" calcext:value-type="float">
            <text:p>57</text:p>
          </table:table-cell>
          <table:table-cell table:formula="of:=DECIMAL([.C81];16)" office:value-type="float" office:value="66" calcext:value-type="float">
            <text:p>66</text:p>
          </table:table-cell>
          <table:table-cell table:formula="of:=CHAR([.D81])" office:value-type="string" office:string-value="9" calcext:value-type="string">
            <text:p>9</text:p>
          </table:table-cell>
          <table:table-cell table:formula="of:=CHAR([.E81])" office:value-type="string" office:string-value="B" calcext:value-type="string">
            <text:p>B</text:p>
          </table:table-cell>
          <table:table-cell table:formula="of:=DECIMAL([.F81];16)" office:value-type="float" office:value="9" calcext:value-type="float">
            <text:p>9</text:p>
          </table:table-cell>
          <table:table-cell table:formula="of:=DECIMAL([.G81];16)" office:value-type="float" office:value="11" calcext:value-type="float">
            <text:p>11</text:p>
          </table:table-cell>
          <table:table-cell table:formula="of:=BASE([.H81];2;4)" office:value-type="string" office:string-value="1001" calcext:value-type="string">
            <text:p>1001</text:p>
          </table:table-cell>
          <table:table-cell table:formula="of:=BASE([.I81];2;4)" office:value-type="string" office:string-value="1011" calcext:value-type="string">
            <text:p>1011</text:p>
          </table:table-cell>
          <table:table-cell table:formula="of:=[.J81]&amp;[.K81]" office:value-type="string" office:string-value="10011011" calcext:value-type="string">
            <text:p>10011011</text:p>
          </table:table-cell>
          <table:table-cell table:formula="of:=[.L80]&amp;[.L81]" office:value-type="string" office:string-value="0000101110011011" calcext:value-type="string">
            <text:p>0000101110011011</text:p>
          </table:table-cell>
          <table:table-cell office:value-type="string" calcext:value-type="string">
            <text:p>Waarde in Kelvin * 10</text:p>
          </table:table-cell>
          <table:table-cell table:formula="of:=DECIMAL([.M81];2)" office:value-type="float" office:value="2971" calcext:value-type="float">
            <text:p>2971</text:p>
          </table:table-cell>
          <table:table-cell table:formula="of:=[.P79]+1" office:value-type="float" office:value="3" calcext:value-type="float">
            <text:p>3</text:p>
          </table:table-cell>
          <table:table-cell office:value-type="string" calcext:value-type="string">
            <text:p>sel</text:p>
          </table:table-cell>
          <table:table-cell table:formula="of:=[.O81]/10-273.1" office:value-type="float" office:value="24" calcext:value-type="float">
            <text:p>24</text:p>
          </table:table-cell>
          <table:table-cell office:value-type="string" calcext:value-type="string">
            <text:p>grade C</text:p>
          </table:table-cell>
          <table:table-cell table:number-columns-repeated="2"/>
        </table:table-row>
        <table:table-row table:style-name="ro1">
          <table:table-cell table:formula="of:=[.A81]+1" office:value-type="float" office:value="41" calcext:value-type="float">
            <text:p>41</text:p>
          </table:table-cell>
          <table:table-cell table:formula="of:=MID([.$C$37];([.A82]-1)*4+1;2)" office:value-type="string" office:string-value="30" calcext:value-type="string">
            <text:p>30</text:p>
          </table:table-cell>
          <table:table-cell table:formula="of:=MID([.$C$37];([.A82]-1)*4+1+2;2)" office:value-type="string" office:string-value="42" calcext:value-type="string">
            <text:p>42</text:p>
          </table:table-cell>
          <table:table-cell table:formula="of:=DECIMAL([.B82];16)" office:value-type="float" office:value="48" calcext:value-type="float">
            <text:p>48</text:p>
          </table:table-cell>
          <table:table-cell table:formula="of:=DECIMAL([.C82];16)" office:value-type="float" office:value="66" calcext:value-type="float">
            <text:p>66</text:p>
          </table:table-cell>
          <table:table-cell table:formula="of:=CHAR([.D82])" office:value-type="string" office:string-value="0" calcext:value-type="string">
            <text:p>0</text:p>
          </table:table-cell>
          <table:table-cell table:formula="of:=CHAR([.E82])" office:value-type="string" office:string-value="B" calcext:value-type="string">
            <text:p>B</text:p>
          </table:table-cell>
          <table:table-cell table:formula="of:=DECIMAL([.F82];16)" office:value-type="float" office:value="0" calcext:value-type="float">
            <text:p>0</text:p>
          </table:table-cell>
          <table:table-cell table:formula="of:=DECIMAL([.G82];16)" office:value-type="float" office:value="11" calcext:value-type="float">
            <text:p>11</text:p>
          </table:table-cell>
          <table:table-cell table:formula="of:=BASE([.H82];2;4)" office:value-type="string" office:string-value="0000" calcext:value-type="string">
            <text:p>0000</text:p>
          </table:table-cell>
          <table:table-cell table:formula="of:=BASE([.I82];2;4)" office:value-type="string" office:string-value="1011" calcext:value-type="string">
            <text:p>1011</text:p>
          </table:table-cell>
          <table:table-cell table:formula="of:=[.J82]&amp;[.K82]" office:value-type="string" office:string-value="00001011" calcext:value-type="string">
            <text:p>00001011</text:p>
          </table:table-cell>
          <table:table-cell table:number-columns-repeated="9"/>
        </table:table-row>
        <table:table-row table:style-name="ro1">
          <table:table-cell table:formula="of:=[.A82]+1" office:value-type="float" office:value="42" calcext:value-type="float">
            <text:p>42</text:p>
          </table:table-cell>
          <table:table-cell table:formula="of:=MID([.$C$37];([.A83]-1)*4+1;2)" office:value-type="string" office:string-value="39" calcext:value-type="string">
            <text:p>39</text:p>
          </table:table-cell>
          <table:table-cell table:formula="of:=MID([.$C$37];([.A83]-1)*4+1+2;2)" office:value-type="string" office:string-value="42" calcext:value-type="string">
            <text:p>42</text:p>
          </table:table-cell>
          <table:table-cell table:formula="of:=DECIMAL([.B83];16)" office:value-type="float" office:value="57" calcext:value-type="float">
            <text:p>57</text:p>
          </table:table-cell>
          <table:table-cell table:formula="of:=DECIMAL([.C83];16)" office:value-type="float" office:value="66" calcext:value-type="float">
            <text:p>66</text:p>
          </table:table-cell>
          <table:table-cell table:formula="of:=CHAR([.D83])" office:value-type="string" office:string-value="9" calcext:value-type="string">
            <text:p>9</text:p>
          </table:table-cell>
          <table:table-cell table:formula="of:=CHAR([.E83])" office:value-type="string" office:string-value="B" calcext:value-type="string">
            <text:p>B</text:p>
          </table:table-cell>
          <table:table-cell table:formula="of:=DECIMAL([.F83];16)" office:value-type="float" office:value="9" calcext:value-type="float">
            <text:p>9</text:p>
          </table:table-cell>
          <table:table-cell table:formula="of:=DECIMAL([.G83];16)" office:value-type="float" office:value="11" calcext:value-type="float">
            <text:p>11</text:p>
          </table:table-cell>
          <table:table-cell table:formula="of:=BASE([.H83];2;4)" office:value-type="string" office:string-value="1001" calcext:value-type="string">
            <text:p>1001</text:p>
          </table:table-cell>
          <table:table-cell table:formula="of:=BASE([.I83];2;4)" office:value-type="string" office:string-value="1011" calcext:value-type="string">
            <text:p>1011</text:p>
          </table:table-cell>
          <table:table-cell table:formula="of:=[.J83]&amp;[.K83]" office:value-type="string" office:string-value="10011011" calcext:value-type="string">
            <text:p>10011011</text:p>
          </table:table-cell>
          <table:table-cell table:formula="of:=[.L82]&amp;[.L83]" office:value-type="string" office:string-value="0000101110011011" calcext:value-type="string">
            <text:p>0000101110011011</text:p>
          </table:table-cell>
          <table:table-cell office:value-type="string" calcext:value-type="string">
            <text:p>Waarde in Kelvin * 10</text:p>
          </table:table-cell>
          <table:table-cell table:formula="of:=DECIMAL([.M83];2)" office:value-type="float" office:value="2971" calcext:value-type="float">
            <text:p>2971</text:p>
          </table:table-cell>
          <table:table-cell table:formula="of:=[.P81]+1" office:value-type="float" office:value="4" calcext:value-type="float">
            <text:p>4</text:p>
          </table:table-cell>
          <table:table-cell office:value-type="string" calcext:value-type="string">
            <text:p>sel</text:p>
          </table:table-cell>
          <table:table-cell table:formula="of:=[.O83]/10-273.1" office:value-type="float" office:value="24" calcext:value-type="float">
            <text:p>24</text:p>
          </table:table-cell>
          <table:table-cell office:value-type="string" calcext:value-type="string">
            <text:p>grade C</text:p>
          </table:table-cell>
          <table:table-cell table:number-columns-repeated="2"/>
        </table:table-row>
        <table:table-row table:style-name="ro1">
          <table:table-cell table:formula="of:=[.A83]+1" office:value-type="float" office:value="43" calcext:value-type="float">
            <text:p>43</text:p>
          </table:table-cell>
          <table:table-cell table:formula="of:=MID([.$C$37];([.A84]-1)*4+1;2)" office:value-type="string" office:string-value="30" calcext:value-type="string">
            <text:p>30</text:p>
          </table:table-cell>
          <table:table-cell table:formula="of:=MID([.$C$37];([.A84]-1)*4+1+2;2)" office:value-type="string" office:string-value="42" calcext:value-type="string">
            <text:p>42</text:p>
          </table:table-cell>
          <table:table-cell table:formula="of:=DECIMAL([.B84];16)" office:value-type="float" office:value="48" calcext:value-type="float">
            <text:p>48</text:p>
          </table:table-cell>
          <table:table-cell table:formula="of:=DECIMAL([.C84];16)" office:value-type="float" office:value="66" calcext:value-type="float">
            <text:p>66</text:p>
          </table:table-cell>
          <table:table-cell table:formula="of:=CHAR([.D84])" office:value-type="string" office:string-value="0" calcext:value-type="string">
            <text:p>0</text:p>
          </table:table-cell>
          <table:table-cell table:formula="of:=CHAR([.E84])" office:value-type="string" office:string-value="B" calcext:value-type="string">
            <text:p>B</text:p>
          </table:table-cell>
          <table:table-cell table:formula="of:=DECIMAL([.F84];16)" office:value-type="float" office:value="0" calcext:value-type="float">
            <text:p>0</text:p>
          </table:table-cell>
          <table:table-cell table:formula="of:=DECIMAL([.G84];16)" office:value-type="float" office:value="11" calcext:value-type="float">
            <text:p>11</text:p>
          </table:table-cell>
          <table:table-cell table:formula="of:=BASE([.H84];2;4)" office:value-type="string" office:string-value="0000" calcext:value-type="string">
            <text:p>0000</text:p>
          </table:table-cell>
          <table:table-cell table:formula="of:=BASE([.I84];2;4)" office:value-type="string" office:string-value="1011" calcext:value-type="string">
            <text:p>1011</text:p>
          </table:table-cell>
          <table:table-cell table:formula="of:=[.J84]&amp;[.K84]" office:value-type="string" office:string-value="00001011" calcext:value-type="string">
            <text:p>00001011</text:p>
          </table:table-cell>
          <table:table-cell table:number-columns-repeated="9"/>
        </table:table-row>
        <table:table-row table:style-name="ro1">
          <table:table-cell table:formula="of:=[.A84]+1" office:value-type="float" office:value="44" calcext:value-type="float">
            <text:p>44</text:p>
          </table:table-cell>
          <table:table-cell table:formula="of:=MID([.$C$37];([.A85]-1)*4+1;2)" office:value-type="string" office:string-value="39" calcext:value-type="string">
            <text:p>39</text:p>
          </table:table-cell>
          <table:table-cell table:formula="of:=MID([.$C$37];([.A85]-1)*4+1+2;2)" office:value-type="string" office:string-value="42" calcext:value-type="string">
            <text:p>42</text:p>
          </table:table-cell>
          <table:table-cell table:formula="of:=DECIMAL([.B85];16)" office:value-type="float" office:value="57" calcext:value-type="float">
            <text:p>57</text:p>
          </table:table-cell>
          <table:table-cell table:formula="of:=DECIMAL([.C85];16)" office:value-type="float" office:value="66" calcext:value-type="float">
            <text:p>66</text:p>
          </table:table-cell>
          <table:table-cell table:formula="of:=CHAR([.D85])" office:value-type="string" office:string-value="9" calcext:value-type="string">
            <text:p>9</text:p>
          </table:table-cell>
          <table:table-cell table:formula="of:=CHAR([.E85])" office:value-type="string" office:string-value="B" calcext:value-type="string">
            <text:p>B</text:p>
          </table:table-cell>
          <table:table-cell table:formula="of:=DECIMAL([.F85];16)" office:value-type="float" office:value="9" calcext:value-type="float">
            <text:p>9</text:p>
          </table:table-cell>
          <table:table-cell table:formula="of:=DECIMAL([.G85];16)" office:value-type="float" office:value="11" calcext:value-type="float">
            <text:p>11</text:p>
          </table:table-cell>
          <table:table-cell table:formula="of:=BASE([.H85];2;4)" office:value-type="string" office:string-value="1001" calcext:value-type="string">
            <text:p>1001</text:p>
          </table:table-cell>
          <table:table-cell table:formula="of:=BASE([.I85];2;4)" office:value-type="string" office:string-value="1011" calcext:value-type="string">
            <text:p>1011</text:p>
          </table:table-cell>
          <table:table-cell table:formula="of:=[.J85]&amp;[.K85]" office:value-type="string" office:string-value="10011011" calcext:value-type="string">
            <text:p>10011011</text:p>
          </table:table-cell>
          <table:table-cell table:formula="of:=[.L84]&amp;[.L85]" office:value-type="string" office:string-value="0000101110011011" calcext:value-type="string">
            <text:p>0000101110011011</text:p>
          </table:table-cell>
          <table:table-cell office:value-type="string" calcext:value-type="string">
            <text:p>Waarde in Kelvin * 10</text:p>
          </table:table-cell>
          <table:table-cell table:formula="of:=DECIMAL([.M85];2)" office:value-type="float" office:value="2971" calcext:value-type="float">
            <text:p>2971</text:p>
          </table:table-cell>
          <table:table-cell table:formula="of:=[.P83]+1" office:value-type="float" office:value="5" calcext:value-type="float">
            <text:p>5</text:p>
          </table:table-cell>
          <table:table-cell office:value-type="string" calcext:value-type="string">
            <text:p>sel</text:p>
          </table:table-cell>
          <table:table-cell table:formula="of:=[.O85]/10-273.1" office:value-type="float" office:value="24" calcext:value-type="float">
            <text:p>24</text:p>
          </table:table-cell>
          <table:table-cell office:value-type="string" calcext:value-type="string">
            <text:p>grade C</text:p>
          </table:table-cell>
          <table:table-cell table:number-columns-repeated="2"/>
        </table:table-row>
        <table:table-row table:style-name="ro1">
          <table:table-cell table:formula="of:=[.A85]+1" office:value-type="float" office:value="45" calcext:value-type="float">
            <text:p>45</text:p>
          </table:table-cell>
          <table:table-cell table:formula="of:=MID([.$C$37];([.A86]-1)*4+1;2)" office:value-type="string" office:string-value="30" calcext:value-type="string">
            <text:p>30</text:p>
          </table:table-cell>
          <table:table-cell table:formula="of:=MID([.$C$37];([.A86]-1)*4+1+2;2)" office:value-type="string" office:string-value="30" calcext:value-type="string">
            <text:p>30</text:p>
          </table:table-cell>
          <table:table-cell table:formula="of:=DECIMAL([.B86];16)" office:value-type="float" office:value="48" calcext:value-type="float">
            <text:p>48</text:p>
          </table:table-cell>
          <table:table-cell table:formula="of:=DECIMAL([.C86];16)" office:value-type="float" office:value="48" calcext:value-type="float">
            <text:p>48</text:p>
          </table:table-cell>
          <table:table-cell table:formula="of:=CHAR([.D86])" office:value-type="string" office:string-value="0" calcext:value-type="string">
            <text:p>0</text:p>
          </table:table-cell>
          <table:table-cell table:formula="of:=CHAR([.E86])" office:value-type="string" office:string-value="0" calcext:value-type="string">
            <text:p>0</text:p>
          </table:table-cell>
          <table:table-cell table:formula="of:=DECIMAL([.F86];16)" office:value-type="float" office:value="0" calcext:value-type="float">
            <text:p>0</text:p>
          </table:table-cell>
          <table:table-cell table:formula="of:=DECIMAL([.G86];16)" office:value-type="float" office:value="0" calcext:value-type="float">
            <text:p>0</text:p>
          </table:table-cell>
          <table:table-cell table:formula="of:=BASE([.H86];2;4)" office:value-type="string" office:string-value="0000" calcext:value-type="string">
            <text:p>0000</text:p>
          </table:table-cell>
          <table:table-cell table:formula="of:=BASE([.I86];2;4)" office:value-type="string" office:string-value="0000" calcext:value-type="string">
            <text:p>0000</text:p>
          </table:table-cell>
          <table:table-cell table:formula="of:=[.J86]&amp;[.K86]" office:value-type="string" office:string-value="00000000" calcext:value-type="string">
            <text:p>00000000</text:p>
          </table:table-cell>
          <table:table-cell table:number-columns-repeated="7"/>
          <table:table-cell table:formula="of:=26+([.A86]-1)*4+1-1" office:value-type="float" office:value="202" calcext:value-type="float">
            <text:p>202</text:p>
          </table:table-cell>
          <table:table-cell table:formula="of:=[.T86]+8" office:value-type="float" office:value="210" calcext:value-type="float">
            <text:p>210</text:p>
          </table:table-cell>
        </table:table-row>
        <table:table-row table:style-name="ro1">
          <table:table-cell table:formula="of:=[.A86]+1" office:value-type="float" office:value="46" calcext:value-type="float">
            <text:p>46</text:p>
          </table:table-cell>
          <table:table-cell table:formula="of:=MID([.$C$37];([.A87]-1)*4+1;2)" office:value-type="string" office:string-value="30" calcext:value-type="string">
            <text:p>30</text:p>
          </table:table-cell>
          <table:table-cell table:formula="of:=MID([.$C$37];([.A87]-1)*4+1+2;2)" office:value-type="string" office:string-value="30" calcext:value-type="string">
            <text:p>30</text:p>
          </table:table-cell>
          <table:table-cell table:formula="of:=DECIMAL([.B87];16)" office:value-type="float" office:value="48" calcext:value-type="float">
            <text:p>48</text:p>
          </table:table-cell>
          <table:table-cell table:formula="of:=DECIMAL([.C87];16)" office:value-type="float" office:value="48" calcext:value-type="float">
            <text:p>48</text:p>
          </table:table-cell>
          <table:table-cell table:formula="of:=CHAR([.D87])" office:value-type="string" office:string-value="0" calcext:value-type="string">
            <text:p>0</text:p>
          </table:table-cell>
          <table:table-cell table:formula="of:=CHAR([.E87])" office:value-type="string" office:string-value="0" calcext:value-type="string">
            <text:p>0</text:p>
          </table:table-cell>
          <table:table-cell table:formula="of:=DECIMAL([.F87];16)" office:value-type="float" office:value="0" calcext:value-type="float">
            <text:p>0</text:p>
          </table:table-cell>
          <table:table-cell table:formula="of:=DECIMAL([.G87];16)" office:value-type="float" office:value="0" calcext:value-type="float">
            <text:p>0</text:p>
          </table:table-cell>
          <table:table-cell table:formula="of:=BASE([.H87];2;4)" office:value-type="string" office:string-value="0000" calcext:value-type="string">
            <text:p>0000</text:p>
          </table:table-cell>
          <table:table-cell table:formula="of:=BASE([.I87];2;4)" office:value-type="string" office:string-value="0000" calcext:value-type="string">
            <text:p>0000</text:p>
          </table:table-cell>
          <table:table-cell table:formula="of:=[.J87]&amp;[.K87]" office:value-type="string" office:string-value="00000000" calcext:value-type="string">
            <text:p>00000000</text:p>
          </table:table-cell>
          <table:table-cell table:formula="of:=[.L86]&amp;[.L87]" office:value-type="string" office:string-value="0000000000000000" calcext:value-type="string">
            <text:p>0000000000000000</text:p>
          </table:table-cell>
          <table:table-cell office:value-type="string" calcext:value-type="string">
            <text:p>Battery stroom</text:p>
          </table:table-cell>
          <table:table-cell table:formula="of:=DECIMAL([.M87];2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[.A87]+1" office:value-type="float" office:value="47" calcext:value-type="float">
            <text:p>47</text:p>
          </table:table-cell>
          <table:table-cell table:formula="of:=MID([.$C$37];([.A88]-1)*4+1;2)" office:value-type="string" office:string-value="44" calcext:value-type="string">
            <text:p>44</text:p>
          </table:table-cell>
          <table:table-cell table:formula="of:=MID([.$C$37];([.A88]-1)*4+1+2;2)" office:value-type="string" office:string-value="30" calcext:value-type="string">
            <text:p>30</text:p>
          </table:table-cell>
          <table:table-cell table:formula="of:=DECIMAL([.B88];16)" office:value-type="float" office:value="68" calcext:value-type="float">
            <text:p>68</text:p>
          </table:table-cell>
          <table:table-cell table:formula="of:=DECIMAL([.C88];16)" office:value-type="float" office:value="48" calcext:value-type="float">
            <text:p>48</text:p>
          </table:table-cell>
          <table:table-cell table:formula="of:=CHAR([.D88])" office:value-type="string" office:string-value="D" calcext:value-type="string">
            <text:p>D</text:p>
          </table:table-cell>
          <table:table-cell table:formula="of:=CHAR([.E88])" office:value-type="string" office:string-value="0" calcext:value-type="string">
            <text:p>0</text:p>
          </table:table-cell>
          <table:table-cell table:formula="of:=DECIMAL([.F88];16)" office:value-type="float" office:value="13" calcext:value-type="float">
            <text:p>13</text:p>
          </table:table-cell>
          <table:table-cell table:formula="of:=DECIMAL([.G88];16)" office:value-type="float" office:value="0" calcext:value-type="float">
            <text:p>0</text:p>
          </table:table-cell>
          <table:table-cell table:formula="of:=BASE([.H88];2;4)" office:value-type="string" office:string-value="1101" calcext:value-type="string">
            <text:p>1101</text:p>
          </table:table-cell>
          <table:table-cell table:formula="of:=BASE([.I88];2;4)" office:value-type="string" office:string-value="0000" calcext:value-type="string">
            <text:p>0000</text:p>
          </table:table-cell>
          <table:table-cell table:formula="of:=[.J88]&amp;[.K88]" office:value-type="string" office:string-value="11010000" calcext:value-type="string">
            <text:p>11010000</text:p>
          </table:table-cell>
          <table:table-cell table:number-columns-repeated="7"/>
          <table:table-cell table:formula="of:=26+([.A88]-1)*4+1-1" office:value-type="float" office:value="210" calcext:value-type="float">
            <text:p>210</text:p>
          </table:table-cell>
          <table:table-cell table:formula="of:=[.T88]+8" office:value-type="float" office:value="218" calcext:value-type="float">
            <text:p>218</text:p>
          </table:table-cell>
        </table:table-row>
        <table:table-row table:style-name="ro1">
          <table:table-cell table:formula="of:=[.A88]+1" office:value-type="float" office:value="48" calcext:value-type="float">
            <text:p>48</text:p>
          </table:table-cell>
          <table:table-cell table:formula="of:=MID([.$C$37];([.A89]-1)*4+1;2)" office:value-type="string" office:string-value="34" calcext:value-type="string">
            <text:p>34</text:p>
          </table:table-cell>
          <table:table-cell table:formula="of:=MID([.$C$37];([.A89]-1)*4+1+2;2)" office:value-type="string" office:string-value="39" calcext:value-type="string">
            <text:p>39</text:p>
          </table:table-cell>
          <table:table-cell table:formula="of:=DECIMAL([.B89];16)" office:value-type="float" office:value="52" calcext:value-type="float">
            <text:p>52</text:p>
          </table:table-cell>
          <table:table-cell table:formula="of:=DECIMAL([.C89];16)" office:value-type="float" office:value="57" calcext:value-type="float">
            <text:p>57</text:p>
          </table:table-cell>
          <table:table-cell table:formula="of:=CHAR([.D89])" office:value-type="string" office:string-value="4" calcext:value-type="string">
            <text:p>4</text:p>
          </table:table-cell>
          <table:table-cell table:formula="of:=CHAR([.E89])" office:value-type="string" office:string-value="9" calcext:value-type="string">
            <text:p>9</text:p>
          </table:table-cell>
          <table:table-cell table:formula="of:=DECIMAL([.F89];16)" office:value-type="float" office:value="4" calcext:value-type="float">
            <text:p>4</text:p>
          </table:table-cell>
          <table:table-cell table:formula="of:=DECIMAL([.G89];16)" office:value-type="float" office:value="9" calcext:value-type="float">
            <text:p>9</text:p>
          </table:table-cell>
          <table:table-cell table:formula="of:=BASE([.H89];2;4)" office:value-type="string" office:string-value="0100" calcext:value-type="string">
            <text:p>0100</text:p>
          </table:table-cell>
          <table:table-cell table:formula="of:=BASE([.I89];2;4)" office:value-type="string" office:string-value="1001" calcext:value-type="string">
            <text:p>1001</text:p>
          </table:table-cell>
          <table:table-cell table:formula="of:=[.J89]&amp;[.K89]" office:value-type="string" office:string-value="01001001" calcext:value-type="string">
            <text:p>01001001</text:p>
          </table:table-cell>
          <table:table-cell table:formula="of:=[.L88]&amp;[.L89]" office:value-type="string" office:string-value="1101000001001001" calcext:value-type="string">
            <text:p>1101000001001001</text:p>
          </table:table-cell>
          <table:table-cell office:value-type="string" calcext:value-type="string">
            <text:p>Battery spanning in milliVolts</text:p>
          </table:table-cell>
          <table:table-cell table:formula="of:=DECIMAL([.M89];2)" office:value-type="float" office:value="53321" calcext:value-type="float">
            <text:p>53321</text:p>
          </table:table-cell>
          <table:table-cell table:number-columns-repeated="6"/>
        </table:table-row>
        <table:table-row table:style-name="ro1">
          <table:table-cell table:formula="of:=[.A89]+1" office:value-type="float" office:value="49" calcext:value-type="float">
            <text:p>49</text:p>
          </table:table-cell>
          <table:table-cell table:formula="of:=MID([.$C$37];([.A90]-1)*4+1;2)" office:value-type="string" office:string-value="46" calcext:value-type="string">
            <text:p>46</text:p>
          </table:table-cell>
          <table:table-cell table:formula="of:=MID([.$C$37];([.A90]-1)*4+1+2;2)" office:value-type="string" office:string-value="46" calcext:value-type="string">
            <text:p>46</text:p>
          </table:table-cell>
          <table:table-cell table:formula="of:=DECIMAL([.B90];16)" office:value-type="float" office:value="70" calcext:value-type="float">
            <text:p>70</text:p>
          </table:table-cell>
          <table:table-cell table:formula="of:=DECIMAL([.C90];16)" office:value-type="float" office:value="70" calcext:value-type="float">
            <text:p>70</text:p>
          </table:table-cell>
          <table:table-cell table:formula="of:=CHAR([.D90])" office:value-type="string" office:string-value="F" calcext:value-type="string">
            <text:p>F</text:p>
          </table:table-cell>
          <table:table-cell table:formula="of:=CHAR([.E90])" office:value-type="string" office:string-value="F" calcext:value-type="string">
            <text:p>F</text:p>
          </table:table-cell>
          <table:table-cell table:formula="of:=DECIMAL([.F90];16)" office:value-type="float" office:value="15" calcext:value-type="float">
            <text:p>15</text:p>
          </table:table-cell>
          <table:table-cell table:formula="of:=DECIMAL([.G90];16)" office:value-type="float" office:value="15" calcext:value-type="float">
            <text:p>15</text:p>
          </table:table-cell>
          <table:table-cell table:formula="of:=BASE([.H90];2;4)" office:value-type="string" office:string-value="1111" calcext:value-type="string">
            <text:p>1111</text:p>
          </table:table-cell>
          <table:table-cell table:formula="of:=BASE([.I90];2;4)" office:value-type="string" office:string-value="1111" calcext:value-type="string">
            <text:p>1111</text:p>
          </table:table-cell>
          <table:table-cell table:formula="of:=[.J90]&amp;[.K90]" office:value-type="string" office:string-value="11111111" calcext:value-type="string">
            <text:p>11111111</text:p>
          </table:table-cell>
          <table:table-cell table:number-columns-repeated="7"/>
          <table:table-cell table:formula="of:=26+([.A90]-1)*4+1-1" office:value-type="float" office:value="218" calcext:value-type="float">
            <text:p>218</text:p>
          </table:table-cell>
          <table:table-cell table:formula="of:=[.T90]+8" office:value-type="float" office:value="226" calcext:value-type="float">
            <text:p>226</text:p>
          </table:table-cell>
        </table:table-row>
        <table:table-row table:style-name="ro1">
          <table:table-cell table:formula="of:=[.A90]+1" office:value-type="float" office:value="50" calcext:value-type="float">
            <text:p>50</text:p>
          </table:table-cell>
          <table:table-cell table:formula="of:=MID([.$C$37];([.A91]-1)*4+1;2)" office:value-type="string" office:string-value="46" calcext:value-type="string">
            <text:p>46</text:p>
          </table:table-cell>
          <table:table-cell table:formula="of:=MID([.$C$37];([.A91]-1)*4+1+2;2)" office:value-type="string" office:string-value="46" calcext:value-type="string">
            <text:p>46</text:p>
          </table:table-cell>
          <table:table-cell table:formula="of:=DECIMAL([.B91];16)" office:value-type="float" office:value="70" calcext:value-type="float">
            <text:p>70</text:p>
          </table:table-cell>
          <table:table-cell table:formula="of:=DECIMAL([.C91];16)" office:value-type="float" office:value="70" calcext:value-type="float">
            <text:p>70</text:p>
          </table:table-cell>
          <table:table-cell table:formula="of:=CHAR([.D91])" office:value-type="string" office:string-value="F" calcext:value-type="string">
            <text:p>F</text:p>
          </table:table-cell>
          <table:table-cell table:formula="of:=CHAR([.E91])" office:value-type="string" office:string-value="F" calcext:value-type="string">
            <text:p>F</text:p>
          </table:table-cell>
          <table:table-cell table:formula="of:=DECIMAL([.F91];16)" office:value-type="float" office:value="15" calcext:value-type="float">
            <text:p>15</text:p>
          </table:table-cell>
          <table:table-cell table:formula="of:=DECIMAL([.G91];16)" office:value-type="float" office:value="15" calcext:value-type="float">
            <text:p>15</text:p>
          </table:table-cell>
          <table:table-cell table:formula="of:=BASE([.H91];2;4)" office:value-type="string" office:string-value="1111" calcext:value-type="string">
            <text:p>1111</text:p>
          </table:table-cell>
          <table:table-cell table:formula="of:=BASE([.I91];2;4)" office:value-type="string" office:string-value="1111" calcext:value-type="string">
            <text:p>1111</text:p>
          </table:table-cell>
          <table:table-cell table:formula="of:=[.J91]&amp;[.K91]" office:value-type="string" office:string-value="11111111" calcext:value-type="string">
            <text:p>11111111</text:p>
          </table:table-cell>
          <table:table-cell table:formula="of:=[.L90]&amp;[.L91]" office:value-type="string" office:string-value="1111111111111111" calcext:value-type="string">
            <text:p>1111111111111111</text:p>
          </table:table-cell>
          <table:table-cell office:value-type="string" calcext:value-type="string">
            <text:p>Oorblywende energie in milliAmpuur</text:p>
          </table:table-cell>
          <table:table-cell table:formula="of:=DECIMAL([.M91];2)" office:value-type="float" office:value="65535" calcext:value-type="float">
            <text:p>65535</text:p>
          </table:table-cell>
          <table:table-cell table:number-columns-repeated="2"/>
          <table:table-cell table:formula="of:=48*[.O91]/1000/1000" office:value-type="float" office:value="3.14568" calcext:value-type="float">
            <text:p>3.14568</text:p>
          </table:table-cell>
          <table:table-cell office:value-type="string" calcext:value-type="string">
            <text:p>kWh</text:p>
          </table:table-cell>
          <table:table-cell table:number-columns-repeated="2"/>
        </table:table-row>
        <table:table-row table:style-name="ro1">
          <table:table-cell table:formula="of:=[.A91]+1" office:value-type="float" office:value="51" calcext:value-type="float">
            <text:p>51</text:p>
          </table:table-cell>
          <table:table-cell table:formula="of:=MID([.$C$37];([.A92]-1)*4+1;2)" office:value-type="string" office:string-value="30" calcext:value-type="string">
            <text:p>30</text:p>
          </table:table-cell>
          <table:table-cell table:formula="of:=MID([.$C$37];([.A92]-1)*4+1+2;2)" office:value-type="string" office:string-value="34" calcext:value-type="string">
            <text:p>34</text:p>
          </table:table-cell>
          <table:table-cell table:formula="of:=DECIMAL([.B92];16)" office:value-type="float" office:value="48" calcext:value-type="float">
            <text:p>48</text:p>
          </table:table-cell>
          <table:table-cell table:formula="of:=DECIMAL([.C92];16)" office:value-type="float" office:value="52" calcext:value-type="float">
            <text:p>52</text:p>
          </table:table-cell>
          <table:table-cell table:formula="of:=CHAR([.D92])" office:value-type="string" office:string-value="0" calcext:value-type="string">
            <text:p>0</text:p>
          </table:table-cell>
          <table:table-cell table:formula="of:=CHAR([.E92])" office:value-type="string" office:string-value="4" calcext:value-type="string">
            <text:p>4</text:p>
          </table:table-cell>
          <table:table-cell table:formula="of:=DECIMAL([.F92];16)" office:value-type="float" office:value="0" calcext:value-type="float">
            <text:p>0</text:p>
          </table:table-cell>
          <table:table-cell table:formula="of:=DECIMAL([.G92];16)" office:value-type="float" office:value="4" calcext:value-type="float">
            <text:p>4</text:p>
          </table:table-cell>
          <table:table-cell table:formula="of:=BASE([.H92];2;4)" office:value-type="string" office:string-value="0000" calcext:value-type="string">
            <text:p>0000</text:p>
          </table:table-cell>
          <table:table-cell table:formula="of:=BASE([.I92];2;4)" office:value-type="string" office:string-value="0100" calcext:value-type="string">
            <text:p>0100</text:p>
          </table:table-cell>
          <table:table-cell table:formula="of:=[.J92]&amp;[.K92]" office:value-type="string" office:string-value="00000100" calcext:value-type="string">
            <text:p>00000100</text:p>
          </table:table-cell>
          <table:table-cell/>
          <table:table-cell office:value-type="string" calcext:value-type="string">
            <text:p>Gebruiker gedefinieerd</text:p>
          </table:table-cell>
          <table:table-cell table:number-columns-repeated="7"/>
        </table:table-row>
        <table:table-row table:style-name="ro1">
          <table:table-cell table:formula="of:=[.A92]+1" office:value-type="float" office:value="52" calcext:value-type="float">
            <text:p>52</text:p>
          </table:table-cell>
          <table:table-cell table:formula="of:=MID([.$C$37];([.A93]-1)*4+1;2)" office:value-type="string" office:string-value="46" calcext:value-type="string">
            <text:p>46</text:p>
          </table:table-cell>
          <table:table-cell table:formula="of:=MID([.$C$37];([.A93]-1)*4+1+2;2)" office:value-type="string" office:string-value="46" calcext:value-type="string">
            <text:p>46</text:p>
          </table:table-cell>
          <table:table-cell table:formula="of:=DECIMAL([.B93];16)" office:value-type="float" office:value="70" calcext:value-type="float">
            <text:p>70</text:p>
          </table:table-cell>
          <table:table-cell table:formula="of:=DECIMAL([.C93];16)" office:value-type="float" office:value="70" calcext:value-type="float">
            <text:p>70</text:p>
          </table:table-cell>
          <table:table-cell table:formula="of:=CHAR([.D93])" office:value-type="string" office:string-value="F" calcext:value-type="string">
            <text:p>F</text:p>
          </table:table-cell>
          <table:table-cell table:formula="of:=CHAR([.E93])" office:value-type="string" office:string-value="F" calcext:value-type="string">
            <text:p>F</text:p>
          </table:table-cell>
          <table:table-cell table:formula="of:=DECIMAL([.F93];16)" office:value-type="float" office:value="15" calcext:value-type="float">
            <text:p>15</text:p>
          </table:table-cell>
          <table:table-cell table:formula="of:=DECIMAL([.G93];16)" office:value-type="float" office:value="15" calcext:value-type="float">
            <text:p>15</text:p>
          </table:table-cell>
          <table:table-cell table:formula="of:=BASE([.H93];2;4)" office:value-type="string" office:string-value="1111" calcext:value-type="string">
            <text:p>1111</text:p>
          </table:table-cell>
          <table:table-cell table:formula="of:=BASE([.I93];2;4)" office:value-type="string" office:string-value="1111" calcext:value-type="string">
            <text:p>1111</text:p>
          </table:table-cell>
          <table:table-cell table:formula="of:=[.J93]&amp;[.K93]" office:value-type="string" office:string-value="11111111" calcext:value-type="string">
            <text:p>11111111</text:p>
          </table:table-cell>
          <table:table-cell table:number-columns-repeated="5"/>
          <table:table-cell table:formula="of:=48*[.O94]/1000/1000" office:value-type="float" office:value="3.14568" calcext:value-type="float">
            <text:p>3.14568</text:p>
          </table:table-cell>
          <table:table-cell office:value-type="string" calcext:value-type="string">
            <text:p>kWh</text:p>
          </table:table-cell>
          <table:table-cell table:formula="of:=26+([.A93]-1)*4+1-1" office:value-type="float" office:value="230" calcext:value-type="float">
            <text:p>230</text:p>
          </table:table-cell>
          <table:table-cell table:formula="of:=[.T93]+8" office:value-type="float" office:value="238" calcext:value-type="float">
            <text:p>238</text:p>
          </table:table-cell>
        </table:table-row>
        <table:table-row table:style-name="ro1">
          <table:table-cell table:formula="of:=[.A93]+1" office:value-type="float" office:value="53" calcext:value-type="float">
            <text:p>53</text:p>
          </table:table-cell>
          <table:table-cell table:formula="of:=MID([.$C$37];([.A94]-1)*4+1;2)" office:value-type="string" office:string-value="46" calcext:value-type="string">
            <text:p>46</text:p>
          </table:table-cell>
          <table:table-cell table:formula="of:=MID([.$C$37];([.A94]-1)*4+1+2;2)" office:value-type="string" office:string-value="46" calcext:value-type="string">
            <text:p>46</text:p>
          </table:table-cell>
          <table:table-cell table:formula="of:=DECIMAL([.B94];16)" office:value-type="float" office:value="70" calcext:value-type="float">
            <text:p>70</text:p>
          </table:table-cell>
          <table:table-cell table:formula="of:=DECIMAL([.C94];16)" office:value-type="float" office:value="70" calcext:value-type="float">
            <text:p>70</text:p>
          </table:table-cell>
          <table:table-cell table:formula="of:=CHAR([.D94])" office:value-type="string" office:string-value="F" calcext:value-type="string">
            <text:p>F</text:p>
          </table:table-cell>
          <table:table-cell table:formula="of:=CHAR([.E94])" office:value-type="string" office:string-value="F" calcext:value-type="string">
            <text:p>F</text:p>
          </table:table-cell>
          <table:table-cell table:formula="of:=DECIMAL([.F94];16)" office:value-type="float" office:value="15" calcext:value-type="float">
            <text:p>15</text:p>
          </table:table-cell>
          <table:table-cell table:formula="of:=DECIMAL([.G94];16)" office:value-type="float" office:value="15" calcext:value-type="float">
            <text:p>15</text:p>
          </table:table-cell>
          <table:table-cell table:formula="of:=BASE([.H94];2;4)" office:value-type="string" office:string-value="1111" calcext:value-type="string">
            <text:p>1111</text:p>
          </table:table-cell>
          <table:table-cell table:formula="of:=BASE([.I94];2;4)" office:value-type="string" office:string-value="1111" calcext:value-type="string">
            <text:p>1111</text:p>
          </table:table-cell>
          <table:table-cell table:formula="of:=[.J94]&amp;[.K94]" office:value-type="string" office:string-value="11111111" calcext:value-type="string">
            <text:p>11111111</text:p>
          </table:table-cell>
          <table:table-cell table:formula="of:=[.L93]&amp;[.L94]" office:value-type="string" office:string-value="1111111111111111" calcext:value-type="string">
            <text:p>1111111111111111</text:p>
          </table:table-cell>
          <table:table-cell office:value-type="string" calcext:value-type="string">
            <text:p>Totale battery kapasiteit</text:p>
          </table:table-cell>
          <table:table-cell table:formula="of:=DECIMAL([.M94];2)" office:value-type="float" office:value="65535" calcext:value-type="float">
            <text:p>65535</text:p>
          </table:table-cell>
          <table:table-cell table:number-columns-repeated="2"/>
          <table:table-cell table:style-name="ce3" table:formula="of:=[.O91]/[.O94]" office:value-type="percentage" office:value="1" calcext:value-type="percentage">
            <text:p>100.00%</text:p>
          </table:table-cell>
          <table:table-cell office:value-type="string" calcext:value-type="string">
            <text:p>SOC (State of charge)</text:p>
          </table:table-cell>
          <table:table-cell table:number-columns-repeated="2"/>
        </table:table-row>
        <table:table-row table:style-name="ro1">
          <table:table-cell table:formula="of:=[.A94]+1" office:value-type="float" office:value="54" calcext:value-type="float">
            <text:p>54</text:p>
          </table:table-cell>
          <table:table-cell table:formula="of:=MID([.$C$37];([.A95]-1)*4+1;2)" office:value-type="string" office:string-value="30" calcext:value-type="string">
            <text:p>30</text:p>
          </table:table-cell>
          <table:table-cell table:formula="of:=MID([.$C$37];([.A95]-1)*4+1+2;2)" office:value-type="string" office:string-value="30" calcext:value-type="string">
            <text:p>30</text:p>
          </table:table-cell>
          <table:table-cell table:formula="of:=DECIMAL([.B95];16)" office:value-type="float" office:value="48" calcext:value-type="float">
            <text:p>48</text:p>
          </table:table-cell>
          <table:table-cell table:formula="of:=DECIMAL([.C95];16)" office:value-type="float" office:value="48" calcext:value-type="float">
            <text:p>48</text:p>
          </table:table-cell>
          <table:table-cell table:formula="of:=CHAR([.D95])" office:value-type="string" office:string-value="0" calcext:value-type="string">
            <text:p>0</text:p>
          </table:table-cell>
          <table:table-cell table:formula="of:=CHAR([.E95])" office:value-type="string" office:string-value="0" calcext:value-type="string">
            <text:p>0</text:p>
          </table:table-cell>
          <table:table-cell table:formula="of:=DECIMAL([.F95];16)" office:value-type="float" office:value="0" calcext:value-type="float">
            <text:p>0</text:p>
          </table:table-cell>
          <table:table-cell table:formula="of:=DECIMAL([.G95];16)" office:value-type="float" office:value="0" calcext:value-type="float">
            <text:p>0</text:p>
          </table:table-cell>
          <table:table-cell table:formula="of:=BASE([.H95];2;4)" office:value-type="string" office:string-value="0000" calcext:value-type="string">
            <text:p>0000</text:p>
          </table:table-cell>
          <table:table-cell table:formula="of:=BASE([.I95];2;4)" office:value-type="string" office:string-value="0000" calcext:value-type="string">
            <text:p>0000</text:p>
          </table:table-cell>
          <table:table-cell table:formula="of:=[.J95]&amp;[.K95]" office:value-type="string" office:string-value="00000000" calcext:value-type="string">
            <text:p>00000000</text:p>
          </table:table-cell>
          <table:table-cell table:number-columns-repeated="7"/>
          <table:table-cell table:formula="of:=26+([.A95]-1)*4+1-1" office:value-type="float" office:value="238" calcext:value-type="float">
            <text:p>238</text:p>
          </table:table-cell>
          <table:table-cell table:formula="of:=[.T95]+8" office:value-type="float" office:value="246" calcext:value-type="float">
            <text:p>246</text:p>
          </table:table-cell>
        </table:table-row>
        <table:table-row table:style-name="ro1">
          <table:table-cell table:formula="of:=[.A95]+1" office:value-type="float" office:value="55" calcext:value-type="float">
            <text:p>55</text:p>
          </table:table-cell>
          <table:table-cell table:formula="of:=MID([.$C$37];([.A96]-1)*4+1;2)" office:value-type="string" office:string-value="46" calcext:value-type="string">
            <text:p>46</text:p>
          </table:table-cell>
          <table:table-cell table:formula="of:=MID([.$C$37];([.A96]-1)*4+1+2;2)" office:value-type="string" office:string-value="38" calcext:value-type="string">
            <text:p>38</text:p>
          </table:table-cell>
          <table:table-cell table:formula="of:=DECIMAL([.B96];16)" office:value-type="float" office:value="70" calcext:value-type="float">
            <text:p>70</text:p>
          </table:table-cell>
          <table:table-cell table:formula="of:=DECIMAL([.C96];16)" office:value-type="float" office:value="56" calcext:value-type="float">
            <text:p>56</text:p>
          </table:table-cell>
          <table:table-cell table:formula="of:=CHAR([.D96])" office:value-type="string" office:string-value="F" calcext:value-type="string">
            <text:p>F</text:p>
          </table:table-cell>
          <table:table-cell table:formula="of:=CHAR([.E96])" office:value-type="string" office:string-value="8" calcext:value-type="string">
            <text:p>8</text:p>
          </table:table-cell>
          <table:table-cell table:formula="of:=DECIMAL([.F96];16)" office:value-type="float" office:value="15" calcext:value-type="float">
            <text:p>15</text:p>
          </table:table-cell>
          <table:table-cell table:formula="of:=DECIMAL([.G96];16)" office:value-type="float" office:value="8" calcext:value-type="float">
            <text:p>8</text:p>
          </table:table-cell>
          <table:table-cell table:formula="of:=BASE([.H96];2;4)" office:value-type="string" office:string-value="1111" calcext:value-type="string">
            <text:p>1111</text:p>
          </table:table-cell>
          <table:table-cell table:formula="of:=BASE([.I96];2;4)" office:value-type="string" office:string-value="1000" calcext:value-type="string">
            <text:p>1000</text:p>
          </table:table-cell>
          <table:table-cell table:formula="of:=[.J96]&amp;[.K96]" office:value-type="string" office:string-value="11111000" calcext:value-type="string">
            <text:p>11111000</text:p>
          </table:table-cell>
          <table:table-cell table:formula="of:=[.L95]&amp;[.L96]" office:value-type="string" office:string-value="0000000011111000" calcext:value-type="string">
            <text:p>0000000011111000</text:p>
          </table:table-cell>
          <table:table-cell office:value-type="string" calcext:value-type="string">
            <text:p>Aantal battery siklusse</text:p>
          </table:table-cell>
          <table:table-cell table:formula="of:=DECIMAL([.M96];2)"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table:formula="of:=[.A96]+1" office:value-type="float" office:value="56" calcext:value-type="float">
            <text:p>56</text:p>
          </table:table-cell>
          <table:table-cell table:formula="of:=MID([.$C$37];([.A97]-1)*4+1;2)" office:value-type="string" office:string-value="30" calcext:value-type="string">
            <text:p>30</text:p>
          </table:table-cell>
          <table:table-cell table:formula="of:=MID([.$C$37];([.A97]-1)*4+1+2;2)" office:value-type="string" office:string-value="31" calcext:value-type="string">
            <text:p>31</text:p>
          </table:table-cell>
          <table:table-cell table:formula="of:=DECIMAL([.B97];16)" office:value-type="float" office:value="48" calcext:value-type="float">
            <text:p>48</text:p>
          </table:table-cell>
          <table:table-cell table:formula="of:=DECIMAL([.C97];16)" office:value-type="float" office:value="49" calcext:value-type="float">
            <text:p>49</text:p>
          </table:table-cell>
          <table:table-cell table:formula="of:=CHAR([.D97])" office:value-type="string" office:string-value="0" calcext:value-type="string">
            <text:p>0</text:p>
          </table:table-cell>
          <table:table-cell table:formula="of:=CHAR([.E97])" office:value-type="string" office:string-value="1" calcext:value-type="string">
            <text:p>1</text:p>
          </table:table-cell>
          <table:table-cell table:formula="of:=DECIMAL([.F97];16)" office:value-type="float" office:value="0" calcext:value-type="float">
            <text:p>0</text:p>
          </table:table-cell>
          <table:table-cell table:formula="of:=DECIMAL([.G97];16)" office:value-type="float" office:value="1" calcext:value-type="float">
            <text:p>1</text:p>
          </table:table-cell>
          <table:table-cell table:formula="of:=BASE([.H97];2;4)" office:value-type="string" office:string-value="0000" calcext:value-type="string">
            <text:p>0000</text:p>
          </table:table-cell>
          <table:table-cell table:formula="of:=BASE([.I97];2;4)" office:value-type="string" office:string-value="0001" calcext:value-type="string">
            <text:p>0001</text:p>
          </table:table-cell>
          <table:table-cell table:formula="of:=[.J97]&amp;[.K97]" office:value-type="string" office:string-value="00000001" calcext:value-type="string">
            <text:p>00000001</text:p>
          </table:table-cell>
          <table:table-cell table:number-columns-repeated="9"/>
        </table:table-row>
        <table:table-row table:style-name="ro1">
          <table:table-cell table:formula="of:=[.A97]+1" office:value-type="float" office:value="57" calcext:value-type="float">
            <text:p>57</text:p>
          </table:table-cell>
          <table:table-cell table:formula="of:=MID([.$C$37];([.A98]-1)*4+1;2)" office:value-type="string" office:string-value="32" calcext:value-type="string">
            <text:p>32</text:p>
          </table:table-cell>
          <table:table-cell table:formula="of:=MID([.$C$37];([.A98]-1)*4+1+2;2)" office:value-type="string" office:string-value="31" calcext:value-type="string">
            <text:p>31</text:p>
          </table:table-cell>
          <table:table-cell table:formula="of:=DECIMAL([.B98];16)" office:value-type="float" office:value="50" calcext:value-type="float">
            <text:p>50</text:p>
          </table:table-cell>
          <table:table-cell table:formula="of:=DECIMAL([.C98];16)" office:value-type="float" office:value="49" calcext:value-type="float">
            <text:p>49</text:p>
          </table:table-cell>
          <table:table-cell table:formula="of:=CHAR([.D98])" office:value-type="string" office:string-value="2" calcext:value-type="string">
            <text:p>2</text:p>
          </table:table-cell>
          <table:table-cell table:formula="of:=CHAR([.E98])" office:value-type="string" office:string-value="1" calcext:value-type="string">
            <text:p>1</text:p>
          </table:table-cell>
          <table:table-cell table:formula="of:=DECIMAL([.F98];16)" office:value-type="float" office:value="2" calcext:value-type="float">
            <text:p>2</text:p>
          </table:table-cell>
          <table:table-cell table:formula="of:=DECIMAL([.G98];16)" office:value-type="float" office:value="1" calcext:value-type="float">
            <text:p>1</text:p>
          </table:table-cell>
          <table:table-cell table:formula="of:=BASE([.H98];2;4)" office:value-type="string" office:string-value="0010" calcext:value-type="string">
            <text:p>0010</text:p>
          </table:table-cell>
          <table:table-cell table:formula="of:=BASE([.I98];2;4)" office:value-type="string" office:string-value="0001" calcext:value-type="string">
            <text:p>0001</text:p>
          </table:table-cell>
          <table:table-cell table:formula="of:=[.J98]&amp;[.K98]" office:value-type="string" office:string-value="00100001" calcext:value-type="string">
            <text:p>00100001</text:p>
          </table:table-cell>
          <table:table-cell table:number-columns-repeated="9"/>
        </table:table-row>
        <table:table-row table:style-name="ro1">
          <table:table-cell table:formula="of:=[.A98]+1" office:value-type="float" office:value="58" calcext:value-type="float">
            <text:p>58</text:p>
          </table:table-cell>
          <table:table-cell table:formula="of:=MID([.$C$37];([.A99]-1)*4+1;2)" office:value-type="string" office:string-value="31" calcext:value-type="string">
            <text:p>31</text:p>
          </table:table-cell>
          <table:table-cell table:formula="of:=MID([.$C$37];([.A99]-1)*4+1+2;2)" office:value-type="string" office:string-value="30" calcext:value-type="string">
            <text:p>30</text:p>
          </table:table-cell>
          <table:table-cell table:formula="of:=DECIMAL([.B99];16)" office:value-type="float" office:value="49" calcext:value-type="float">
            <text:p>49</text:p>
          </table:table-cell>
          <table:table-cell table:formula="of:=DECIMAL([.C99];16)" office:value-type="float" office:value="48" calcext:value-type="float">
            <text:p>48</text:p>
          </table:table-cell>
          <table:table-cell table:formula="of:=CHAR([.D99])" office:value-type="string" office:string-value="1" calcext:value-type="string">
            <text:p>1</text:p>
          </table:table-cell>
          <table:table-cell table:formula="of:=CHAR([.E99])" office:value-type="string" office:string-value="0" calcext:value-type="string">
            <text:p>0</text:p>
          </table:table-cell>
          <table:table-cell table:formula="of:=DECIMAL([.F99];16)" office:value-type="float" office:value="1" calcext:value-type="float">
            <text:p>1</text:p>
          </table:table-cell>
          <table:table-cell table:formula="of:=DECIMAL([.G99];16)" office:value-type="float" office:value="0" calcext:value-type="float">
            <text:p>0</text:p>
          </table:table-cell>
          <table:table-cell table:formula="of:=BASE([.H99];2;4)" office:value-type="string" office:string-value="0001" calcext:value-type="string">
            <text:p>0001</text:p>
          </table:table-cell>
          <table:table-cell table:formula="of:=BASE([.I99];2;4)" office:value-type="string" office:string-value="0000" calcext:value-type="string">
            <text:p>0000</text:p>
          </table:table-cell>
          <table:table-cell table:formula="of:=[.J99]&amp;[.K99]" office:value-type="string" office:string-value="00010000" calcext:value-type="string">
            <text:p>00010000</text:p>
          </table:table-cell>
          <table:table-cell table:number-columns-repeated="9"/>
        </table:table-row>
        <table:table-row table:style-name="ro1">
          <table:table-cell table:formula="of:=[.A99]+1" office:value-type="float" office:value="59" calcext:value-type="float">
            <text:p>59</text:p>
          </table:table-cell>
          <table:table-cell table:formula="of:=MID([.$C$37];([.A100]-1)*4+1;2)" office:value-type="string" office:string-value="30" calcext:value-type="string">
            <text:p>30</text:p>
          </table:table-cell>
          <table:table-cell table:formula="of:=MID([.$C$37];([.A100]-1)*4+1+2;2)" office:value-type="string" office:string-value="31" calcext:value-type="string">
            <text:p>31</text:p>
          </table:table-cell>
          <table:table-cell table:formula="of:=DECIMAL([.B100];16)" office:value-type="float" office:value="48" calcext:value-type="float">
            <text:p>48</text:p>
          </table:table-cell>
          <table:table-cell table:formula="of:=DECIMAL([.C100];16)" office:value-type="float" office:value="49" calcext:value-type="float">
            <text:p>49</text:p>
          </table:table-cell>
          <table:table-cell table:formula="of:=CHAR([.D100])" office:value-type="string" office:string-value="0" calcext:value-type="string">
            <text:p>0</text:p>
          </table:table-cell>
          <table:table-cell table:formula="of:=CHAR([.E100])" office:value-type="string" office:string-value="1" calcext:value-type="string">
            <text:p>1</text:p>
          </table:table-cell>
          <table:table-cell table:formula="of:=DECIMAL([.F100];16)" office:value-type="float" office:value="0" calcext:value-type="float">
            <text:p>0</text:p>
          </table:table-cell>
          <table:table-cell table:formula="of:=DECIMAL([.G100];16)" office:value-type="float" office:value="1" calcext:value-type="float">
            <text:p>1</text:p>
          </table:table-cell>
          <table:table-cell table:formula="of:=BASE([.H100];2;4)" office:value-type="string" office:string-value="0000" calcext:value-type="string">
            <text:p>0000</text:p>
          </table:table-cell>
          <table:table-cell table:formula="of:=BASE([.I100];2;4)" office:value-type="string" office:string-value="0001" calcext:value-type="string">
            <text:p>0001</text:p>
          </table:table-cell>
          <table:table-cell table:formula="of:=[.J100]&amp;[.K100]" office:value-type="string" office:string-value="00000001" calcext:value-type="string">
            <text:p>00000001</text:p>
          </table:table-cell>
          <table:table-cell table:number-columns-repeated="9"/>
        </table:table-row>
        <table:table-row table:style-name="ro1">
          <table:table-cell table:formula="of:=[.A100]+1" office:value-type="float" office:value="60" calcext:value-type="float">
            <text:p>60</text:p>
          </table:table-cell>
          <table:table-cell table:formula="of:=MID([.$C$37];([.A101]-1)*4+1;2)" office:value-type="string" office:string-value="32" calcext:value-type="string">
            <text:p>32</text:p>
          </table:table-cell>
          <table:table-cell table:formula="of:=MID([.$C$37];([.A101]-1)*4+1+2;2)" office:value-type="string" office:string-value="31" calcext:value-type="string">
            <text:p>31</text:p>
          </table:table-cell>
          <table:table-cell table:formula="of:=DECIMAL([.B101];16)" office:value-type="float" office:value="50" calcext:value-type="float">
            <text:p>50</text:p>
          </table:table-cell>
          <table:table-cell table:formula="of:=DECIMAL([.C101];16)" office:value-type="float" office:value="49" calcext:value-type="float">
            <text:p>49</text:p>
          </table:table-cell>
          <table:table-cell table:formula="of:=CHAR([.D101])" office:value-type="string" office:string-value="2" calcext:value-type="string">
            <text:p>2</text:p>
          </table:table-cell>
          <table:table-cell table:formula="of:=CHAR([.E101])" office:value-type="string" office:string-value="1" calcext:value-type="string">
            <text:p>1</text:p>
          </table:table-cell>
          <table:table-cell table:formula="of:=DECIMAL([.F101];16)" office:value-type="float" office:value="2" calcext:value-type="float">
            <text:p>2</text:p>
          </table:table-cell>
          <table:table-cell table:formula="of:=DECIMAL([.G101];16)" office:value-type="float" office:value="1" calcext:value-type="float">
            <text:p>1</text:p>
          </table:table-cell>
          <table:table-cell table:formula="of:=BASE([.H101];2;4)" office:value-type="string" office:string-value="0010" calcext:value-type="string">
            <text:p>0010</text:p>
          </table:table-cell>
          <table:table-cell table:formula="of:=BASE([.I101];2;4)" office:value-type="string" office:string-value="0001" calcext:value-type="string">
            <text:p>0001</text:p>
          </table:table-cell>
          <table:table-cell table:formula="of:=[.J101]&amp;[.K101]" office:value-type="string" office:string-value="00100001" calcext:value-type="string">
            <text:p>00100001</text:p>
          </table:table-cell>
          <table:table-cell table:number-columns-repeated="9"/>
        </table:table-row>
        <table:table-row table:style-name="ro1">
          <table:table-cell table:formula="of:=[.A101]+1" office:value-type="float" office:value="61" calcext:value-type="float">
            <text:p>61</text:p>
          </table:table-cell>
          <table:table-cell table:formula="of:=MID([.$C$37];([.A102]-1)*4+1;2)" office:value-type="string" office:string-value="31" calcext:value-type="string">
            <text:p>31</text:p>
          </table:table-cell>
          <table:table-cell table:formula="of:=MID([.$C$37];([.A102]-1)*4+1+2;2)" office:value-type="string" office:string-value="30" calcext:value-type="string">
            <text:p>30</text:p>
          </table:table-cell>
          <table:table-cell table:formula="of:=DECIMAL([.B102];16)" office:value-type="float" office:value="49" calcext:value-type="float">
            <text:p>49</text:p>
          </table:table-cell>
          <table:table-cell table:formula="of:=DECIMAL([.C102];16)" office:value-type="float" office:value="48" calcext:value-type="float">
            <text:p>48</text:p>
          </table:table-cell>
          <table:table-cell table:formula="of:=CHAR([.D102])" office:value-type="string" office:string-value="1" calcext:value-type="string">
            <text:p>1</text:p>
          </table:table-cell>
          <table:table-cell table:formula="of:=CHAR([.E102])" office:value-type="string" office:string-value="0" calcext:value-type="string">
            <text:p>0</text:p>
          </table:table-cell>
          <table:table-cell table:formula="of:=DECIMAL([.F102];16)" office:value-type="float" office:value="1" calcext:value-type="float">
            <text:p>1</text:p>
          </table:table-cell>
          <table:table-cell table:formula="of:=DECIMAL([.G102];16)" office:value-type="float" office:value="0" calcext:value-type="float">
            <text:p>0</text:p>
          </table:table-cell>
          <table:table-cell table:formula="of:=BASE([.H102];2;4)" office:value-type="string" office:string-value="0001" calcext:value-type="string">
            <text:p>0001</text:p>
          </table:table-cell>
          <table:table-cell table:formula="of:=BASE([.I102];2;4)" office:value-type="string" office:string-value="0000" calcext:value-type="string">
            <text:p>0000</text:p>
          </table:table-cell>
          <table:table-cell table:formula="of:=[.J102]&amp;[.K102]" office:value-type="string" office:string-value="00010000" calcext:value-type="string">
            <text:p>00010000</text:p>
          </table:table-cell>
          <table:table-cell table:number-columns-repeated="9"/>
        </table:table-row>
        <table:table-row table:style-name="ro1">
          <table:table-cell table:formula="of:=[.A102]+1" office:value-type="float" office:value="62" calcext:value-type="float">
            <text:p>62</text:p>
          </table:table-cell>
          <table:table-cell table:formula="of:=MID([.$C$37];([.A103]-1)*4+1;2)">
            <text:p/>
          </table:table-cell>
          <table:table-cell table:formula="of:=MID([.$C$37];([.A103]-1)*4+1+2;2)">
            <text:p/>
          </table:table-cell>
          <table:table-cell table:formula="of:=DECIMAL([.B103];16)" office:value-type="float" office:value="0" calcext:value-type="float">
            <text:p>0</text:p>
          </table:table-cell>
          <table:table-cell table:formula="of:=DECIMAL([.C103];16)" office:value-type="float" office:value="0" calcext:value-type="float">
            <text:p>0</text:p>
          </table:table-cell>
          <table:table-cell table:formula="of:=CHAR([.D103])" office:value-type="string" office:string-value="" calcext:value-type="string">
            <text:p/>
          </table:table-cell>
          <table:table-cell table:formula="of:=CHAR([.E103])" office:value-type="string" office:string-value="" calcext:value-type="string">
            <text:p/>
          </table:table-cell>
          <table:table-cell table:formula="of:=DECIMAL([.F103];16)" office:value-type="float" office:value="0" calcext:value-type="float">
            <text:p>0</text:p>
          </table:table-cell>
          <table:table-cell table:formula="of:=DECIMAL([.G103];16)" office:value-type="float" office:value="0" calcext:value-type="float">
            <text:p>0</text:p>
          </table:table-cell>
          <table:table-cell table:formula="of:=BASE([.H103];2;4)" office:value-type="string" office:string-value="0000" calcext:value-type="string">
            <text:p>0000</text:p>
          </table:table-cell>
          <table:table-cell table:formula="of:=BASE([.I103];2;4)" office:value-type="string" office:string-value="0000" calcext:value-type="string">
            <text:p>0000</text:p>
          </table:table-cell>
          <table:table-cell table:formula="of:=[.J103]&amp;[.K103]" office:value-type="string" office:string-value="00000000" calcext:value-type="string">
            <text:p>00000000</text:p>
          </table:table-cell>
          <table:table-cell table:formula="of:=DECIMAL([.L103];2)" office:value-type="float" office:value="0" calcext:value-type="float">
            <text:p>0</text:p>
          </table:table-cell>
          <table:table-cell office:value-type="string" calcext:value-type="string">
            <text:p>Aantal selle M in battery</text:p>
          </table:table-cell>
          <table:table-cell table:number-columns-repeated="7"/>
        </table:table-row>
        <table:table-row table:style-name="ro1">
          <table:table-cell table:formula="of:=[.A103]+1" office:value-type="float" office:value="63" calcext:value-type="float">
            <text:p>63</text:p>
          </table:table-cell>
          <table:table-cell table:formula="of:=MID([.$C$37];([.A104]-1)*4+1;2)">
            <text:p/>
          </table:table-cell>
          <table:table-cell table:formula="of:=MID([.$C$37];([.A104]-1)*4+1+2;2)">
            <text:p/>
          </table:table-cell>
          <table:table-cell table:formula="of:=DECIMAL([.B104];16)" office:value-type="float" office:value="0" calcext:value-type="float">
            <text:p>0</text:p>
          </table:table-cell>
          <table:table-cell table:formula="of:=DECIMAL([.C104];16)" office:value-type="float" office:value="0" calcext:value-type="float">
            <text:p>0</text:p>
          </table:table-cell>
          <table:table-cell table:formula="of:=CHAR([.D104])" office:value-type="string" office:string-value="" calcext:value-type="string">
            <text:p/>
          </table:table-cell>
          <table:table-cell table:formula="of:=CHAR([.E104])" office:value-type="string" office:string-value="" calcext:value-type="string">
            <text:p/>
          </table:table-cell>
          <table:table-cell table:formula="of:=DECIMAL([.F104];16)" office:value-type="float" office:value="0" calcext:value-type="float">
            <text:p>0</text:p>
          </table:table-cell>
          <table:table-cell table:formula="of:=DECIMAL([.G104];16)" office:value-type="float" office:value="0" calcext:value-type="float">
            <text:p>0</text:p>
          </table:table-cell>
          <table:table-cell table:formula="of:=BASE([.H104];2;4)" office:value-type="string" office:string-value="0000" calcext:value-type="string">
            <text:p>0000</text:p>
          </table:table-cell>
          <table:table-cell table:formula="of:=BASE([.I104];2;4)" office:value-type="string" office:string-value="0000" calcext:value-type="string">
            <text:p>0000</text:p>
          </table:table-cell>
          <table:table-cell table:formula="of:=[.J104]&amp;[.K104]" office:value-type="string" office:string-value="00000000" calcext:value-type="string">
            <text:p>00000000</text:p>
          </table:table-cell>
          <table:table-cell table:number-columns-repeated="9"/>
        </table:table-row>
        <table:table-row table:style-name="ro1">
          <table:table-cell table:formula="of:=[.A104]+1" office:value-type="float" office:value="64" calcext:value-type="float">
            <text:p>64</text:p>
          </table:table-cell>
          <table:table-cell table:formula="of:=MID([.$C$37];([.A105]-1)*4+1;2)">
            <text:p/>
          </table:table-cell>
          <table:table-cell table:formula="of:=MID([.$C$37];([.A105]-1)*4+1+2;2)">
            <text:p/>
          </table:table-cell>
          <table:table-cell table:formula="of:=DECIMAL([.B105];16)" office:value-type="float" office:value="0" calcext:value-type="float">
            <text:p>0</text:p>
          </table:table-cell>
          <table:table-cell table:formula="of:=DECIMAL([.C105];16)" office:value-type="float" office:value="0" calcext:value-type="float">
            <text:p>0</text:p>
          </table:table-cell>
          <table:table-cell table:formula="of:=CHAR([.D105])" office:value-type="string" office:string-value="" calcext:value-type="string">
            <text:p/>
          </table:table-cell>
          <table:table-cell table:formula="of:=CHAR([.E105])" office:value-type="string" office:string-value="" calcext:value-type="string">
            <text:p/>
          </table:table-cell>
          <table:table-cell table:formula="of:=DECIMAL([.F105];16)" office:value-type="float" office:value="0" calcext:value-type="float">
            <text:p>0</text:p>
          </table:table-cell>
          <table:table-cell table:formula="of:=DECIMAL([.G105];16)" office:value-type="float" office:value="0" calcext:value-type="float">
            <text:p>0</text:p>
          </table:table-cell>
          <table:table-cell table:formula="of:=BASE([.H105];2;4)" office:value-type="string" office:string-value="0000" calcext:value-type="string">
            <text:p>0000</text:p>
          </table:table-cell>
          <table:table-cell table:formula="of:=BASE([.I105];2;4)" office:value-type="string" office:string-value="0000" calcext:value-type="string">
            <text:p>0000</text:p>
          </table:table-cell>
          <table:table-cell table:formula="of:=[.J105]&amp;[.K105]" office:value-type="string" office:string-value="00000000" calcext:value-type="string">
            <text:p>00000000</text:p>
          </table:table-cell>
          <table:table-cell table:formula="of:=[.L104]&amp;[.L105]" office:value-type="string" office:string-value="0000000000000000" calcext:value-type="string">
            <text:p>0000000000000000</text:p>
          </table:table-cell>
          <table:table-cell office:value-type="string" calcext:value-type="string">
            <text:p>Waarde in milliVolt</text:p>
          </table:table-cell>
          <table:table-cell table:formula="of:=DECIMAL([.M105]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05]+1" office:value-type="float" office:value="65" calcext:value-type="float">
            <text:p>65</text:p>
          </table:table-cell>
          <table:table-cell table:formula="of:=MID([.$C$37];([.A106]-1)*4+1;2)">
            <text:p/>
          </table:table-cell>
          <table:table-cell table:formula="of:=MID([.$C$37];([.A106]-1)*4+1+2;2)">
            <text:p/>
          </table:table-cell>
          <table:table-cell table:formula="of:=DECIMAL([.B106];16)" office:value-type="float" office:value="0" calcext:value-type="float">
            <text:p>0</text:p>
          </table:table-cell>
          <table:table-cell table:formula="of:=DECIMAL([.C106];16)" office:value-type="float" office:value="0" calcext:value-type="float">
            <text:p>0</text:p>
          </table:table-cell>
          <table:table-cell table:formula="of:=CHAR([.D106])" office:value-type="string" office:string-value="" calcext:value-type="string">
            <text:p/>
          </table:table-cell>
          <table:table-cell table:formula="of:=CHAR([.E106])" office:value-type="string" office:string-value="" calcext:value-type="string">
            <text:p/>
          </table:table-cell>
          <table:table-cell table:formula="of:=DECIMAL([.F106];16)" office:value-type="float" office:value="0" calcext:value-type="float">
            <text:p>0</text:p>
          </table:table-cell>
          <table:table-cell table:formula="of:=DECIMAL([.G106];16)" office:value-type="float" office:value="0" calcext:value-type="float">
            <text:p>0</text:p>
          </table:table-cell>
          <table:table-cell table:formula="of:=BASE([.H106];2;4)" office:value-type="string" office:string-value="0000" calcext:value-type="string">
            <text:p>0000</text:p>
          </table:table-cell>
          <table:table-cell table:formula="of:=BASE([.I106];2;4)" office:value-type="string" office:string-value="0000" calcext:value-type="string">
            <text:p>0000</text:p>
          </table:table-cell>
          <table:table-cell table:formula="of:=[.J106]&amp;[.K106]" office:value-type="string" office:string-value="00000000" calcext:value-type="string">
            <text:p>00000000</text:p>
          </table:table-cell>
          <table:table-cell table:number-columns-repeated="9"/>
        </table:table-row>
        <table:table-row table:style-name="ro1">
          <table:table-cell table:formula="of:=[.A106]+1" office:value-type="float" office:value="66" calcext:value-type="float">
            <text:p>66</text:p>
          </table:table-cell>
          <table:table-cell table:formula="of:=MID([.$C$37];([.A107]-1)*4+1;2)">
            <text:p/>
          </table:table-cell>
          <table:table-cell table:formula="of:=MID([.$C$37];([.A107]-1)*4+1+2;2)">
            <text:p/>
          </table:table-cell>
          <table:table-cell table:formula="of:=DECIMAL([.B107];16)" office:value-type="float" office:value="0" calcext:value-type="float">
            <text:p>0</text:p>
          </table:table-cell>
          <table:table-cell table:formula="of:=DECIMAL([.C107];16)" office:value-type="float" office:value="0" calcext:value-type="float">
            <text:p>0</text:p>
          </table:table-cell>
          <table:table-cell table:formula="of:=CHAR([.D107])" office:value-type="string" office:string-value="" calcext:value-type="string">
            <text:p/>
          </table:table-cell>
          <table:table-cell table:formula="of:=CHAR([.E107])" office:value-type="string" office:string-value="" calcext:value-type="string">
            <text:p/>
          </table:table-cell>
          <table:table-cell table:formula="of:=DECIMAL([.F107];16)" office:value-type="float" office:value="0" calcext:value-type="float">
            <text:p>0</text:p>
          </table:table-cell>
          <table:table-cell table:formula="of:=DECIMAL([.G107];16)" office:value-type="float" office:value="0" calcext:value-type="float">
            <text:p>0</text:p>
          </table:table-cell>
          <table:table-cell table:formula="of:=BASE([.H107];2;4)" office:value-type="string" office:string-value="0000" calcext:value-type="string">
            <text:p>0000</text:p>
          </table:table-cell>
          <table:table-cell table:formula="of:=BASE([.I107];2;4)" office:value-type="string" office:string-value="0000" calcext:value-type="string">
            <text:p>0000</text:p>
          </table:table-cell>
          <table:table-cell table:formula="of:=[.J107]&amp;[.K107]" office:value-type="string" office:string-value="00000000" calcext:value-type="string">
            <text:p>00000000</text:p>
          </table:table-cell>
          <table:table-cell table:formula="of:=[.L106]&amp;[.L107]" office:value-type="string" office:string-value="0000000000000000" calcext:value-type="string">
            <text:p>0000000000000000</text:p>
          </table:table-cell>
          <table:table-cell office:value-type="string" calcext:value-type="string">
            <text:p>Waarde in milliVolt</text:p>
          </table:table-cell>
          <table:table-cell table:formula="of:=DECIMAL([.M107];2)" office:value-type="float" office:value="0" calcext:value-type="float">
            <text:p>0</text:p>
          </table:table-cell>
          <table:table-cell table:formula="of:=[.P105]+1" office:value-type="float" office:value="2" calcext:value-type="float">
            <text:p>2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07]+1" office:value-type="float" office:value="67" calcext:value-type="float">
            <text:p>67</text:p>
          </table:table-cell>
          <table:table-cell table:formula="of:=MID([.$C$37];([.A108]-1)*4+1;2)">
            <text:p/>
          </table:table-cell>
          <table:table-cell table:formula="of:=MID([.$C$37];([.A108]-1)*4+1+2;2)">
            <text:p/>
          </table:table-cell>
          <table:table-cell table:formula="of:=DECIMAL([.B108];16)" office:value-type="float" office:value="0" calcext:value-type="float">
            <text:p>0</text:p>
          </table:table-cell>
          <table:table-cell table:formula="of:=DECIMAL([.C108];16)" office:value-type="float" office:value="0" calcext:value-type="float">
            <text:p>0</text:p>
          </table:table-cell>
          <table:table-cell table:formula="of:=CHAR([.D108])" office:value-type="string" office:string-value="" calcext:value-type="string">
            <text:p/>
          </table:table-cell>
          <table:table-cell table:formula="of:=CHAR([.E108])" office:value-type="string" office:string-value="" calcext:value-type="string">
            <text:p/>
          </table:table-cell>
          <table:table-cell table:formula="of:=DECIMAL([.F108];16)" office:value-type="float" office:value="0" calcext:value-type="float">
            <text:p>0</text:p>
          </table:table-cell>
          <table:table-cell table:formula="of:=DECIMAL([.G108];16)" office:value-type="float" office:value="0" calcext:value-type="float">
            <text:p>0</text:p>
          </table:table-cell>
          <table:table-cell table:formula="of:=BASE([.H108];2;4)" office:value-type="string" office:string-value="0000" calcext:value-type="string">
            <text:p>0000</text:p>
          </table:table-cell>
          <table:table-cell table:formula="of:=BASE([.I108];2;4)" office:value-type="string" office:string-value="0000" calcext:value-type="string">
            <text:p>0000</text:p>
          </table:table-cell>
          <table:table-cell table:formula="of:=[.J108]&amp;[.K108]" office:value-type="string" office:string-value="00000000" calcext:value-type="string">
            <text:p>00000000</text:p>
          </table:table-cell>
          <table:table-cell table:number-columns-repeated="9"/>
        </table:table-row>
        <table:table-row table:style-name="ro1">
          <table:table-cell table:formula="of:=[.A108]+1" office:value-type="float" office:value="68" calcext:value-type="float">
            <text:p>68</text:p>
          </table:table-cell>
          <table:table-cell table:formula="of:=MID([.$C$37];([.A109]-1)*4+1;2)">
            <text:p/>
          </table:table-cell>
          <table:table-cell table:formula="of:=MID([.$C$37];([.A109]-1)*4+1+2;2)">
            <text:p/>
          </table:table-cell>
          <table:table-cell table:formula="of:=DECIMAL([.B109];16)" office:value-type="float" office:value="0" calcext:value-type="float">
            <text:p>0</text:p>
          </table:table-cell>
          <table:table-cell table:formula="of:=DECIMAL([.C109];16)" office:value-type="float" office:value="0" calcext:value-type="float">
            <text:p>0</text:p>
          </table:table-cell>
          <table:table-cell table:formula="of:=CHAR([.D109])" office:value-type="string" office:string-value="" calcext:value-type="string">
            <text:p/>
          </table:table-cell>
          <table:table-cell table:formula="of:=CHAR([.E109])" office:value-type="string" office:string-value="" calcext:value-type="string">
            <text:p/>
          </table:table-cell>
          <table:table-cell table:formula="of:=DECIMAL([.F109];16)" office:value-type="float" office:value="0" calcext:value-type="float">
            <text:p>0</text:p>
          </table:table-cell>
          <table:table-cell table:formula="of:=DECIMAL([.G109];16)" office:value-type="float" office:value="0" calcext:value-type="float">
            <text:p>0</text:p>
          </table:table-cell>
          <table:table-cell table:formula="of:=BASE([.H109];2;4)" office:value-type="string" office:string-value="0000" calcext:value-type="string">
            <text:p>0000</text:p>
          </table:table-cell>
          <table:table-cell table:formula="of:=BASE([.I109];2;4)" office:value-type="string" office:string-value="0000" calcext:value-type="string">
            <text:p>0000</text:p>
          </table:table-cell>
          <table:table-cell table:formula="of:=[.J109]&amp;[.K109]" office:value-type="string" office:string-value="00000000" calcext:value-type="string">
            <text:p>00000000</text:p>
          </table:table-cell>
          <table:table-cell table:formula="of:=[.L108]&amp;[.L109]" office:value-type="string" office:string-value="0000000000000000" calcext:value-type="string">
            <text:p>0000000000000000</text:p>
          </table:table-cell>
          <table:table-cell office:value-type="string" calcext:value-type="string">
            <text:p>Waarde in milliVolt</text:p>
          </table:table-cell>
          <table:table-cell table:formula="of:=DECIMAL([.M109];2)" office:value-type="float" office:value="0" calcext:value-type="float">
            <text:p>0</text:p>
          </table:table-cell>
          <table:table-cell table:formula="of:=[.P107]+1" office:value-type="float" office:value="3" calcext:value-type="float">
            <text:p>3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09]+1" office:value-type="float" office:value="69" calcext:value-type="float">
            <text:p>69</text:p>
          </table:table-cell>
          <table:table-cell table:formula="of:=MID([.$C$37];([.A110]-1)*4+1;2)">
            <text:p/>
          </table:table-cell>
          <table:table-cell table:formula="of:=MID([.$C$37];([.A110]-1)*4+1+2;2)">
            <text:p/>
          </table:table-cell>
          <table:table-cell table:formula="of:=DECIMAL([.B110];16)" office:value-type="float" office:value="0" calcext:value-type="float">
            <text:p>0</text:p>
          </table:table-cell>
          <table:table-cell table:formula="of:=DECIMAL([.C110];16)" office:value-type="float" office:value="0" calcext:value-type="float">
            <text:p>0</text:p>
          </table:table-cell>
          <table:table-cell table:formula="of:=CHAR([.D110])" office:value-type="string" office:string-value="" calcext:value-type="string">
            <text:p/>
          </table:table-cell>
          <table:table-cell table:formula="of:=CHAR([.E110])" office:value-type="string" office:string-value="" calcext:value-type="string">
            <text:p/>
          </table:table-cell>
          <table:table-cell table:formula="of:=DECIMAL([.F110];16)" office:value-type="float" office:value="0" calcext:value-type="float">
            <text:p>0</text:p>
          </table:table-cell>
          <table:table-cell table:formula="of:=DECIMAL([.G110];16)" office:value-type="float" office:value="0" calcext:value-type="float">
            <text:p>0</text:p>
          </table:table-cell>
          <table:table-cell table:formula="of:=BASE([.H110];2;4)" office:value-type="string" office:string-value="0000" calcext:value-type="string">
            <text:p>0000</text:p>
          </table:table-cell>
          <table:table-cell table:formula="of:=BASE([.I110];2;4)" office:value-type="string" office:string-value="0000" calcext:value-type="string">
            <text:p>0000</text:p>
          </table:table-cell>
          <table:table-cell table:formula="of:=[.J110]&amp;[.K110]" office:value-type="string" office:string-value="00000000" calcext:value-type="string">
            <text:p>00000000</text:p>
          </table:table-cell>
          <table:table-cell table:number-columns-repeated="9"/>
        </table:table-row>
        <table:table-row table:style-name="ro1">
          <table:table-cell table:formula="of:=[.A110]+1" office:value-type="float" office:value="70" calcext:value-type="float">
            <text:p>70</text:p>
          </table:table-cell>
          <table:table-cell table:formula="of:=MID([.$C$37];([.A111]-1)*4+1;2)">
            <text:p/>
          </table:table-cell>
          <table:table-cell table:formula="of:=MID([.$C$37];([.A111]-1)*4+1+2;2)">
            <text:p/>
          </table:table-cell>
          <table:table-cell table:formula="of:=DECIMAL([.B111];16)" office:value-type="float" office:value="0" calcext:value-type="float">
            <text:p>0</text:p>
          </table:table-cell>
          <table:table-cell table:formula="of:=DECIMAL([.C111];16)" office:value-type="float" office:value="0" calcext:value-type="float">
            <text:p>0</text:p>
          </table:table-cell>
          <table:table-cell table:formula="of:=CHAR([.D111])" office:value-type="string" office:string-value="" calcext:value-type="string">
            <text:p/>
          </table:table-cell>
          <table:table-cell table:formula="of:=CHAR([.E111])" office:value-type="string" office:string-value="" calcext:value-type="string">
            <text:p/>
          </table:table-cell>
          <table:table-cell table:formula="of:=DECIMAL([.F111];16)" office:value-type="float" office:value="0" calcext:value-type="float">
            <text:p>0</text:p>
          </table:table-cell>
          <table:table-cell table:formula="of:=DECIMAL([.G111];16)" office:value-type="float" office:value="0" calcext:value-type="float">
            <text:p>0</text:p>
          </table:table-cell>
          <table:table-cell table:formula="of:=BASE([.H111];2;4)" office:value-type="string" office:string-value="0000" calcext:value-type="string">
            <text:p>0000</text:p>
          </table:table-cell>
          <table:table-cell table:formula="of:=BASE([.I111];2;4)" office:value-type="string" office:string-value="0000" calcext:value-type="string">
            <text:p>0000</text:p>
          </table:table-cell>
          <table:table-cell table:formula="of:=[.J111]&amp;[.K111]" office:value-type="string" office:string-value="00000000" calcext:value-type="string">
            <text:p>00000000</text:p>
          </table:table-cell>
          <table:table-cell table:formula="of:=[.L110]&amp;[.L111]" office:value-type="string" office:string-value="0000000000000000" calcext:value-type="string">
            <text:p>0000000000000000</text:p>
          </table:table-cell>
          <table:table-cell office:value-type="string" calcext:value-type="string">
            <text:p>Waarde in milliVolt</text:p>
          </table:table-cell>
          <table:table-cell table:formula="of:=DECIMAL([.M111];2)" office:value-type="float" office:value="0" calcext:value-type="float">
            <text:p>0</text:p>
          </table:table-cell>
          <table:table-cell table:formula="of:=[.P109]+1" office:value-type="float" office:value="4" calcext:value-type="float">
            <text:p>4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11]+1" office:value-type="float" office:value="71" calcext:value-type="float">
            <text:p>71</text:p>
          </table:table-cell>
          <table:table-cell table:formula="of:=MID([.$C$37];([.A112]-1)*4+1;2)">
            <text:p/>
          </table:table-cell>
          <table:table-cell table:formula="of:=MID([.$C$37];([.A112]-1)*4+1+2;2)">
            <text:p/>
          </table:table-cell>
          <table:table-cell table:formula="of:=DECIMAL([.B112];16)" office:value-type="float" office:value="0" calcext:value-type="float">
            <text:p>0</text:p>
          </table:table-cell>
          <table:table-cell table:formula="of:=DECIMAL([.C112];16)" office:value-type="float" office:value="0" calcext:value-type="float">
            <text:p>0</text:p>
          </table:table-cell>
          <table:table-cell table:formula="of:=CHAR([.D112])" office:value-type="string" office:string-value="" calcext:value-type="string">
            <text:p/>
          </table:table-cell>
          <table:table-cell table:formula="of:=CHAR([.E112])" office:value-type="string" office:string-value="" calcext:value-type="string">
            <text:p/>
          </table:table-cell>
          <table:table-cell table:formula="of:=DECIMAL([.F112];16)" office:value-type="float" office:value="0" calcext:value-type="float">
            <text:p>0</text:p>
          </table:table-cell>
          <table:table-cell table:formula="of:=DECIMAL([.G112];16)" office:value-type="float" office:value="0" calcext:value-type="float">
            <text:p>0</text:p>
          </table:table-cell>
          <table:table-cell table:formula="of:=BASE([.H112];2;4)" office:value-type="string" office:string-value="0000" calcext:value-type="string">
            <text:p>0000</text:p>
          </table:table-cell>
          <table:table-cell table:formula="of:=BASE([.I112];2;4)" office:value-type="string" office:string-value="0000" calcext:value-type="string">
            <text:p>0000</text:p>
          </table:table-cell>
          <table:table-cell table:formula="of:=[.J112]&amp;[.K112]" office:value-type="string" office:string-value="00000000" calcext:value-type="string">
            <text:p>00000000</text:p>
          </table:table-cell>
          <table:table-cell table:number-columns-repeated="9"/>
        </table:table-row>
        <table:table-row table:style-name="ro1">
          <table:table-cell table:formula="of:=[.A112]+1" office:value-type="float" office:value="72" calcext:value-type="float">
            <text:p>72</text:p>
          </table:table-cell>
          <table:table-cell table:formula="of:=MID([.$C$37];([.A113]-1)*4+1;2)">
            <text:p/>
          </table:table-cell>
          <table:table-cell table:formula="of:=MID([.$C$37];([.A113]-1)*4+1+2;2)">
            <text:p/>
          </table:table-cell>
          <table:table-cell table:formula="of:=DECIMAL([.B113];16)" office:value-type="float" office:value="0" calcext:value-type="float">
            <text:p>0</text:p>
          </table:table-cell>
          <table:table-cell table:formula="of:=DECIMAL([.C113];16)" office:value-type="float" office:value="0" calcext:value-type="float">
            <text:p>0</text:p>
          </table:table-cell>
          <table:table-cell table:formula="of:=CHAR([.D113])" office:value-type="string" office:string-value="" calcext:value-type="string">
            <text:p/>
          </table:table-cell>
          <table:table-cell table:formula="of:=CHAR([.E113])" office:value-type="string" office:string-value="" calcext:value-type="string">
            <text:p/>
          </table:table-cell>
          <table:table-cell table:formula="of:=DECIMAL([.F113];16)" office:value-type="float" office:value="0" calcext:value-type="float">
            <text:p>0</text:p>
          </table:table-cell>
          <table:table-cell table:formula="of:=DECIMAL([.G113];16)" office:value-type="float" office:value="0" calcext:value-type="float">
            <text:p>0</text:p>
          </table:table-cell>
          <table:table-cell table:formula="of:=BASE([.H113];2;4)" office:value-type="string" office:string-value="0000" calcext:value-type="string">
            <text:p>0000</text:p>
          </table:table-cell>
          <table:table-cell table:formula="of:=BASE([.I113];2;4)" office:value-type="string" office:string-value="0000" calcext:value-type="string">
            <text:p>0000</text:p>
          </table:table-cell>
          <table:table-cell table:formula="of:=[.J113]&amp;[.K113]" office:value-type="string" office:string-value="00000000" calcext:value-type="string">
            <text:p>00000000</text:p>
          </table:table-cell>
          <table:table-cell table:formula="of:=[.L112]&amp;[.L113]" office:value-type="string" office:string-value="0000000000000000" calcext:value-type="string">
            <text:p>0000000000000000</text:p>
          </table:table-cell>
          <table:table-cell office:value-type="string" calcext:value-type="string">
            <text:p>Waarde in milliVolt</text:p>
          </table:table-cell>
          <table:table-cell table:formula="of:=DECIMAL([.M113];2)" office:value-type="float" office:value="0" calcext:value-type="float">
            <text:p>0</text:p>
          </table:table-cell>
          <table:table-cell table:formula="of:=[.P111]+1" office:value-type="float" office:value="5" calcext:value-type="float">
            <text:p>5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13]+1" office:value-type="float" office:value="73" calcext:value-type="float">
            <text:p>73</text:p>
          </table:table-cell>
          <table:table-cell table:formula="of:=MID([.$C$37];([.A114]-1)*4+1;2)">
            <text:p/>
          </table:table-cell>
          <table:table-cell table:formula="of:=MID([.$C$37];([.A114]-1)*4+1+2;2)">
            <text:p/>
          </table:table-cell>
          <table:table-cell table:formula="of:=DECIMAL([.B114];16)" office:value-type="float" office:value="0" calcext:value-type="float">
            <text:p>0</text:p>
          </table:table-cell>
          <table:table-cell table:formula="of:=DECIMAL([.C114];16)" office:value-type="float" office:value="0" calcext:value-type="float">
            <text:p>0</text:p>
          </table:table-cell>
          <table:table-cell table:formula="of:=CHAR([.D114])" office:value-type="string" office:string-value="" calcext:value-type="string">
            <text:p/>
          </table:table-cell>
          <table:table-cell table:formula="of:=CHAR([.E114])" office:value-type="string" office:string-value="" calcext:value-type="string">
            <text:p/>
          </table:table-cell>
          <table:table-cell table:formula="of:=DECIMAL([.F114];16)" office:value-type="float" office:value="0" calcext:value-type="float">
            <text:p>0</text:p>
          </table:table-cell>
          <table:table-cell table:formula="of:=DECIMAL([.G114];16)" office:value-type="float" office:value="0" calcext:value-type="float">
            <text:p>0</text:p>
          </table:table-cell>
          <table:table-cell table:formula="of:=BASE([.H114];2;4)" office:value-type="string" office:string-value="0000" calcext:value-type="string">
            <text:p>0000</text:p>
          </table:table-cell>
          <table:table-cell table:formula="of:=BASE([.I114];2;4)" office:value-type="string" office:string-value="0000" calcext:value-type="string">
            <text:p>0000</text:p>
          </table:table-cell>
          <table:table-cell table:formula="of:=[.J114]&amp;[.K114]" office:value-type="string" office:string-value="00000000" calcext:value-type="string">
            <text:p>00000000</text:p>
          </table:table-cell>
          <table:table-cell table:number-columns-repeated="9"/>
        </table:table-row>
        <table:table-row table:style-name="ro1">
          <table:table-cell table:formula="of:=[.A114]+1" office:value-type="float" office:value="74" calcext:value-type="float">
            <text:p>74</text:p>
          </table:table-cell>
          <table:table-cell table:formula="of:=MID([.$C$37];([.A115]-1)*4+1;2)">
            <text:p/>
          </table:table-cell>
          <table:table-cell table:formula="of:=MID([.$C$37];([.A115]-1)*4+1+2;2)">
            <text:p/>
          </table:table-cell>
          <table:table-cell table:formula="of:=DECIMAL([.B115];16)" office:value-type="float" office:value="0" calcext:value-type="float">
            <text:p>0</text:p>
          </table:table-cell>
          <table:table-cell table:formula="of:=DECIMAL([.C115];16)" office:value-type="float" office:value="0" calcext:value-type="float">
            <text:p>0</text:p>
          </table:table-cell>
          <table:table-cell table:formula="of:=CHAR([.D115])" office:value-type="string" office:string-value="" calcext:value-type="string">
            <text:p/>
          </table:table-cell>
          <table:table-cell table:formula="of:=CHAR([.E115])" office:value-type="string" office:string-value="" calcext:value-type="string">
            <text:p/>
          </table:table-cell>
          <table:table-cell table:formula="of:=DECIMAL([.F115];16)" office:value-type="float" office:value="0" calcext:value-type="float">
            <text:p>0</text:p>
          </table:table-cell>
          <table:table-cell table:formula="of:=DECIMAL([.G115];16)" office:value-type="float" office:value="0" calcext:value-type="float">
            <text:p>0</text:p>
          </table:table-cell>
          <table:table-cell table:formula="of:=BASE([.H115];2;4)" office:value-type="string" office:string-value="0000" calcext:value-type="string">
            <text:p>0000</text:p>
          </table:table-cell>
          <table:table-cell table:formula="of:=BASE([.I115];2;4)" office:value-type="string" office:string-value="0000" calcext:value-type="string">
            <text:p>0000</text:p>
          </table:table-cell>
          <table:table-cell table:formula="of:=[.J115]&amp;[.K115]" office:value-type="string" office:string-value="00000000" calcext:value-type="string">
            <text:p>00000000</text:p>
          </table:table-cell>
          <table:table-cell table:formula="of:=[.L114]&amp;[.L115]" office:value-type="string" office:string-value="0000000000000000" calcext:value-type="string">
            <text:p>0000000000000000</text:p>
          </table:table-cell>
          <table:table-cell office:value-type="string" calcext:value-type="string">
            <text:p>Waarde in milliVolt</text:p>
          </table:table-cell>
          <table:table-cell table:formula="of:=DECIMAL([.M115];2)" office:value-type="float" office:value="0" calcext:value-type="float">
            <text:p>0</text:p>
          </table:table-cell>
          <table:table-cell table:formula="of:=[.P113]+1" office:value-type="float" office:value="6" calcext:value-type="float">
            <text:p>6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15]+1" office:value-type="float" office:value="75" calcext:value-type="float">
            <text:p>75</text:p>
          </table:table-cell>
          <table:table-cell table:formula="of:=MID([.$C$37];([.A116]-1)*4+1;2)">
            <text:p/>
          </table:table-cell>
          <table:table-cell table:formula="of:=MID([.$C$37];([.A116]-1)*4+1+2;2)">
            <text:p/>
          </table:table-cell>
          <table:table-cell table:formula="of:=DECIMAL([.B116];16)" office:value-type="float" office:value="0" calcext:value-type="float">
            <text:p>0</text:p>
          </table:table-cell>
          <table:table-cell table:formula="of:=DECIMAL([.C116];16)" office:value-type="float" office:value="0" calcext:value-type="float">
            <text:p>0</text:p>
          </table:table-cell>
          <table:table-cell table:formula="of:=CHAR([.D116])" office:value-type="string" office:string-value="" calcext:value-type="string">
            <text:p/>
          </table:table-cell>
          <table:table-cell table:formula="of:=CHAR([.E116])" office:value-type="string" office:string-value="" calcext:value-type="string">
            <text:p/>
          </table:table-cell>
          <table:table-cell table:formula="of:=DECIMAL([.F116];16)" office:value-type="float" office:value="0" calcext:value-type="float">
            <text:p>0</text:p>
          </table:table-cell>
          <table:table-cell table:formula="of:=DECIMAL([.G116];16)" office:value-type="float" office:value="0" calcext:value-type="float">
            <text:p>0</text:p>
          </table:table-cell>
          <table:table-cell table:formula="of:=BASE([.H116];2;4)" office:value-type="string" office:string-value="0000" calcext:value-type="string">
            <text:p>0000</text:p>
          </table:table-cell>
          <table:table-cell table:formula="of:=BASE([.I116];2;4)" office:value-type="string" office:string-value="0000" calcext:value-type="string">
            <text:p>0000</text:p>
          </table:table-cell>
          <table:table-cell table:formula="of:=[.J116]&amp;[.K116]" office:value-type="string" office:string-value="00000000" calcext:value-type="string">
            <text:p>00000000</text:p>
          </table:table-cell>
          <table:table-cell table:number-columns-repeated="9"/>
        </table:table-row>
        <table:table-row table:style-name="ro1">
          <table:table-cell table:formula="of:=[.A116]+1" office:value-type="float" office:value="76" calcext:value-type="float">
            <text:p>76</text:p>
          </table:table-cell>
          <table:table-cell table:formula="of:=MID([.$C$37];([.A117]-1)*4+1;2)">
            <text:p/>
          </table:table-cell>
          <table:table-cell table:formula="of:=MID([.$C$37];([.A117]-1)*4+1+2;2)">
            <text:p/>
          </table:table-cell>
          <table:table-cell table:formula="of:=DECIMAL([.B117];16)" office:value-type="float" office:value="0" calcext:value-type="float">
            <text:p>0</text:p>
          </table:table-cell>
          <table:table-cell table:formula="of:=DECIMAL([.C117];16)" office:value-type="float" office:value="0" calcext:value-type="float">
            <text:p>0</text:p>
          </table:table-cell>
          <table:table-cell table:formula="of:=CHAR([.D117])" office:value-type="string" office:string-value="" calcext:value-type="string">
            <text:p/>
          </table:table-cell>
          <table:table-cell table:formula="of:=CHAR([.E117])" office:value-type="string" office:string-value="" calcext:value-type="string">
            <text:p/>
          </table:table-cell>
          <table:table-cell table:formula="of:=DECIMAL([.F117];16)" office:value-type="float" office:value="0" calcext:value-type="float">
            <text:p>0</text:p>
          </table:table-cell>
          <table:table-cell table:formula="of:=DECIMAL([.G117];16)" office:value-type="float" office:value="0" calcext:value-type="float">
            <text:p>0</text:p>
          </table:table-cell>
          <table:table-cell table:formula="of:=BASE([.H117];2;4)" office:value-type="string" office:string-value="0000" calcext:value-type="string">
            <text:p>0000</text:p>
          </table:table-cell>
          <table:table-cell table:formula="of:=BASE([.I117];2;4)" office:value-type="string" office:string-value="0000" calcext:value-type="string">
            <text:p>0000</text:p>
          </table:table-cell>
          <table:table-cell table:formula="of:=[.J117]&amp;[.K117]" office:value-type="string" office:string-value="00000000" calcext:value-type="string">
            <text:p>00000000</text:p>
          </table:table-cell>
          <table:table-cell table:formula="of:=[.L116]&amp;[.L117]" office:value-type="string" office:string-value="0000000000000000" calcext:value-type="string">
            <text:p>0000000000000000</text:p>
          </table:table-cell>
          <table:table-cell office:value-type="string" calcext:value-type="string">
            <text:p>Waarde in milliVolt</text:p>
          </table:table-cell>
          <table:table-cell table:formula="of:=DECIMAL([.M117];2)" office:value-type="float" office:value="0" calcext:value-type="float">
            <text:p>0</text:p>
          </table:table-cell>
          <table:table-cell table:formula="of:=[.P115]+1" office:value-type="float" office:value="7" calcext:value-type="float">
            <text:p>7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17]+1" office:value-type="float" office:value="77" calcext:value-type="float">
            <text:p>77</text:p>
          </table:table-cell>
          <table:table-cell table:formula="of:=MID([.$C$37];([.A118]-1)*4+1;2)">
            <text:p/>
          </table:table-cell>
          <table:table-cell table:formula="of:=MID([.$C$37];([.A118]-1)*4+1+2;2)">
            <text:p/>
          </table:table-cell>
          <table:table-cell table:formula="of:=DECIMAL([.B118];16)" office:value-type="float" office:value="0" calcext:value-type="float">
            <text:p>0</text:p>
          </table:table-cell>
          <table:table-cell table:formula="of:=DECIMAL([.C118];16)" office:value-type="float" office:value="0" calcext:value-type="float">
            <text:p>0</text:p>
          </table:table-cell>
          <table:table-cell table:formula="of:=CHAR([.D118])" office:value-type="string" office:string-value="" calcext:value-type="string">
            <text:p/>
          </table:table-cell>
          <table:table-cell table:formula="of:=CHAR([.E118])" office:value-type="string" office:string-value="" calcext:value-type="string">
            <text:p/>
          </table:table-cell>
          <table:table-cell table:formula="of:=DECIMAL([.F118];16)" office:value-type="float" office:value="0" calcext:value-type="float">
            <text:p>0</text:p>
          </table:table-cell>
          <table:table-cell table:formula="of:=DECIMAL([.G118];16)" office:value-type="float" office:value="0" calcext:value-type="float">
            <text:p>0</text:p>
          </table:table-cell>
          <table:table-cell table:formula="of:=BASE([.H118];2;4)" office:value-type="string" office:string-value="0000" calcext:value-type="string">
            <text:p>0000</text:p>
          </table:table-cell>
          <table:table-cell table:formula="of:=BASE([.I118];2;4)" office:value-type="string" office:string-value="0000" calcext:value-type="string">
            <text:p>0000</text:p>
          </table:table-cell>
          <table:table-cell table:formula="of:=[.J118]&amp;[.K118]" office:value-type="string" office:string-value="00000000" calcext:value-type="string">
            <text:p>00000000</text:p>
          </table:table-cell>
          <table:table-cell table:number-columns-repeated="9"/>
        </table:table-row>
        <table:table-row table:style-name="ro1">
          <table:table-cell table:formula="of:=[.A118]+1" office:value-type="float" office:value="78" calcext:value-type="float">
            <text:p>78</text:p>
          </table:table-cell>
          <table:table-cell table:formula="of:=MID([.$C$37];([.A119]-1)*4+1;2)">
            <text:p/>
          </table:table-cell>
          <table:table-cell table:formula="of:=MID([.$C$37];([.A119]-1)*4+1+2;2)">
            <text:p/>
          </table:table-cell>
          <table:table-cell table:formula="of:=DECIMAL([.B119];16)" office:value-type="float" office:value="0" calcext:value-type="float">
            <text:p>0</text:p>
          </table:table-cell>
          <table:table-cell table:formula="of:=DECIMAL([.C119];16)" office:value-type="float" office:value="0" calcext:value-type="float">
            <text:p>0</text:p>
          </table:table-cell>
          <table:table-cell table:formula="of:=CHAR([.D119])" office:value-type="string" office:string-value="" calcext:value-type="string">
            <text:p/>
          </table:table-cell>
          <table:table-cell table:formula="of:=CHAR([.E119])" office:value-type="string" office:string-value="" calcext:value-type="string">
            <text:p/>
          </table:table-cell>
          <table:table-cell table:formula="of:=DECIMAL([.F119];16)" office:value-type="float" office:value="0" calcext:value-type="float">
            <text:p>0</text:p>
          </table:table-cell>
          <table:table-cell table:formula="of:=DECIMAL([.G119];16)" office:value-type="float" office:value="0" calcext:value-type="float">
            <text:p>0</text:p>
          </table:table-cell>
          <table:table-cell table:formula="of:=BASE([.H119];2;4)" office:value-type="string" office:string-value="0000" calcext:value-type="string">
            <text:p>0000</text:p>
          </table:table-cell>
          <table:table-cell table:formula="of:=BASE([.I119];2;4)" office:value-type="string" office:string-value="0000" calcext:value-type="string">
            <text:p>0000</text:p>
          </table:table-cell>
          <table:table-cell table:formula="of:=[.J119]&amp;[.K119]" office:value-type="string" office:string-value="00000000" calcext:value-type="string">
            <text:p>00000000</text:p>
          </table:table-cell>
          <table:table-cell table:formula="of:=[.L118]&amp;[.L119]" office:value-type="string" office:string-value="0000000000000000" calcext:value-type="string">
            <text:p>0000000000000000</text:p>
          </table:table-cell>
          <table:table-cell office:value-type="string" calcext:value-type="string">
            <text:p>Waarde in milliVolt</text:p>
          </table:table-cell>
          <table:table-cell table:formula="of:=DECIMAL([.M119];2)" office:value-type="float" office:value="0" calcext:value-type="float">
            <text:p>0</text:p>
          </table:table-cell>
          <table:table-cell table:formula="of:=[.P117]+1" office:value-type="float" office:value="8" calcext:value-type="float">
            <text:p>8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19]+1" office:value-type="float" office:value="79" calcext:value-type="float">
            <text:p>79</text:p>
          </table:table-cell>
          <table:table-cell table:formula="of:=MID([.$C$37];([.A120]-1)*4+1;2)">
            <text:p/>
          </table:table-cell>
          <table:table-cell table:formula="of:=MID([.$C$37];([.A120]-1)*4+1+2;2)">
            <text:p/>
          </table:table-cell>
          <table:table-cell table:formula="of:=DECIMAL([.B120];16)" office:value-type="float" office:value="0" calcext:value-type="float">
            <text:p>0</text:p>
          </table:table-cell>
          <table:table-cell table:formula="of:=DECIMAL([.C120];16)" office:value-type="float" office:value="0" calcext:value-type="float">
            <text:p>0</text:p>
          </table:table-cell>
          <table:table-cell table:formula="of:=CHAR([.D120])" office:value-type="string" office:string-value="" calcext:value-type="string">
            <text:p/>
          </table:table-cell>
          <table:table-cell table:formula="of:=CHAR([.E120])" office:value-type="string" office:string-value="" calcext:value-type="string">
            <text:p/>
          </table:table-cell>
          <table:table-cell table:formula="of:=DECIMAL([.F120];16)" office:value-type="float" office:value="0" calcext:value-type="float">
            <text:p>0</text:p>
          </table:table-cell>
          <table:table-cell table:formula="of:=DECIMAL([.G120];16)" office:value-type="float" office:value="0" calcext:value-type="float">
            <text:p>0</text:p>
          </table:table-cell>
          <table:table-cell table:formula="of:=BASE([.H120];2;4)" office:value-type="string" office:string-value="0000" calcext:value-type="string">
            <text:p>0000</text:p>
          </table:table-cell>
          <table:table-cell table:formula="of:=BASE([.I120];2;4)" office:value-type="string" office:string-value="0000" calcext:value-type="string">
            <text:p>0000</text:p>
          </table:table-cell>
          <table:table-cell table:formula="of:=[.J120]&amp;[.K120]" office:value-type="string" office:string-value="00000000" calcext:value-type="string">
            <text:p>00000000</text:p>
          </table:table-cell>
          <table:table-cell table:number-columns-repeated="9"/>
        </table:table-row>
        <table:table-row table:style-name="ro1">
          <table:table-cell table:formula="of:=[.A120]+1" office:value-type="float" office:value="80" calcext:value-type="float">
            <text:p>80</text:p>
          </table:table-cell>
          <table:table-cell table:formula="of:=MID([.$C$37];([.A121]-1)*4+1;2)">
            <text:p/>
          </table:table-cell>
          <table:table-cell table:formula="of:=MID([.$C$37];([.A121]-1)*4+1+2;2)">
            <text:p/>
          </table:table-cell>
          <table:table-cell table:formula="of:=DECIMAL([.B121];16)" office:value-type="float" office:value="0" calcext:value-type="float">
            <text:p>0</text:p>
          </table:table-cell>
          <table:table-cell table:formula="of:=DECIMAL([.C121];16)" office:value-type="float" office:value="0" calcext:value-type="float">
            <text:p>0</text:p>
          </table:table-cell>
          <table:table-cell table:formula="of:=CHAR([.D121])" office:value-type="string" office:string-value="" calcext:value-type="string">
            <text:p/>
          </table:table-cell>
          <table:table-cell table:formula="of:=CHAR([.E121])" office:value-type="string" office:string-value="" calcext:value-type="string">
            <text:p/>
          </table:table-cell>
          <table:table-cell table:formula="of:=DECIMAL([.F121];16)" office:value-type="float" office:value="0" calcext:value-type="float">
            <text:p>0</text:p>
          </table:table-cell>
          <table:table-cell table:formula="of:=DECIMAL([.G121];16)" office:value-type="float" office:value="0" calcext:value-type="float">
            <text:p>0</text:p>
          </table:table-cell>
          <table:table-cell table:formula="of:=BASE([.H121];2;4)" office:value-type="string" office:string-value="0000" calcext:value-type="string">
            <text:p>0000</text:p>
          </table:table-cell>
          <table:table-cell table:formula="of:=BASE([.I121];2;4)" office:value-type="string" office:string-value="0000" calcext:value-type="string">
            <text:p>0000</text:p>
          </table:table-cell>
          <table:table-cell table:formula="of:=[.J121]&amp;[.K121]" office:value-type="string" office:string-value="00000000" calcext:value-type="string">
            <text:p>00000000</text:p>
          </table:table-cell>
          <table:table-cell table:formula="of:=[.L120]&amp;[.L121]" office:value-type="string" office:string-value="0000000000000000" calcext:value-type="string">
            <text:p>0000000000000000</text:p>
          </table:table-cell>
          <table:table-cell office:value-type="string" calcext:value-type="string">
            <text:p>Waarde in milliVolt</text:p>
          </table:table-cell>
          <table:table-cell table:formula="of:=DECIMAL([.M121];2)" office:value-type="float" office:value="0" calcext:value-type="float">
            <text:p>0</text:p>
          </table:table-cell>
          <table:table-cell table:formula="of:=[.P119]+1" office:value-type="float" office:value="9" calcext:value-type="float">
            <text:p>9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21]+1" office:value-type="float" office:value="81" calcext:value-type="float">
            <text:p>81</text:p>
          </table:table-cell>
          <table:table-cell table:formula="of:=MID([.$C$37];([.A122]-1)*4+1;2)">
            <text:p/>
          </table:table-cell>
          <table:table-cell table:formula="of:=MID([.$C$37];([.A122]-1)*4+1+2;2)">
            <text:p/>
          </table:table-cell>
          <table:table-cell table:formula="of:=DECIMAL([.B122];16)" office:value-type="float" office:value="0" calcext:value-type="float">
            <text:p>0</text:p>
          </table:table-cell>
          <table:table-cell table:formula="of:=DECIMAL([.C122];16)" office:value-type="float" office:value="0" calcext:value-type="float">
            <text:p>0</text:p>
          </table:table-cell>
          <table:table-cell table:formula="of:=CHAR([.D122])" office:value-type="string" office:string-value="" calcext:value-type="string">
            <text:p/>
          </table:table-cell>
          <table:table-cell table:formula="of:=CHAR([.E122])" office:value-type="string" office:string-value="" calcext:value-type="string">
            <text:p/>
          </table:table-cell>
          <table:table-cell table:formula="of:=DECIMAL([.F122];16)" office:value-type="float" office:value="0" calcext:value-type="float">
            <text:p>0</text:p>
          </table:table-cell>
          <table:table-cell table:formula="of:=DECIMAL([.G122];16)" office:value-type="float" office:value="0" calcext:value-type="float">
            <text:p>0</text:p>
          </table:table-cell>
          <table:table-cell table:formula="of:=BASE([.H122];2;4)" office:value-type="string" office:string-value="0000" calcext:value-type="string">
            <text:p>0000</text:p>
          </table:table-cell>
          <table:table-cell table:formula="of:=BASE([.I122];2;4)" office:value-type="string" office:string-value="0000" calcext:value-type="string">
            <text:p>0000</text:p>
          </table:table-cell>
          <table:table-cell table:formula="of:=[.J122]&amp;[.K122]" office:value-type="string" office:string-value="00000000" calcext:value-type="string">
            <text:p>00000000</text:p>
          </table:table-cell>
          <table:table-cell table:number-columns-repeated="9"/>
        </table:table-row>
        <table:table-row table:style-name="ro1">
          <table:table-cell table:formula="of:=[.A122]+1" office:value-type="float" office:value="82" calcext:value-type="float">
            <text:p>82</text:p>
          </table:table-cell>
          <table:table-cell table:formula="of:=MID([.$C$37];([.A123]-1)*4+1;2)">
            <text:p/>
          </table:table-cell>
          <table:table-cell table:formula="of:=MID([.$C$37];([.A123]-1)*4+1+2;2)">
            <text:p/>
          </table:table-cell>
          <table:table-cell table:formula="of:=DECIMAL([.B123];16)" office:value-type="float" office:value="0" calcext:value-type="float">
            <text:p>0</text:p>
          </table:table-cell>
          <table:table-cell table:formula="of:=DECIMAL([.C123];16)" office:value-type="float" office:value="0" calcext:value-type="float">
            <text:p>0</text:p>
          </table:table-cell>
          <table:table-cell table:formula="of:=CHAR([.D123])" office:value-type="string" office:string-value="" calcext:value-type="string">
            <text:p/>
          </table:table-cell>
          <table:table-cell table:formula="of:=CHAR([.E123])" office:value-type="string" office:string-value="" calcext:value-type="string">
            <text:p/>
          </table:table-cell>
          <table:table-cell table:formula="of:=DECIMAL([.F123];16)" office:value-type="float" office:value="0" calcext:value-type="float">
            <text:p>0</text:p>
          </table:table-cell>
          <table:table-cell table:formula="of:=DECIMAL([.G123];16)" office:value-type="float" office:value="0" calcext:value-type="float">
            <text:p>0</text:p>
          </table:table-cell>
          <table:table-cell table:formula="of:=BASE([.H123];2;4)" office:value-type="string" office:string-value="0000" calcext:value-type="string">
            <text:p>0000</text:p>
          </table:table-cell>
          <table:table-cell table:formula="of:=BASE([.I123];2;4)" office:value-type="string" office:string-value="0000" calcext:value-type="string">
            <text:p>0000</text:p>
          </table:table-cell>
          <table:table-cell table:formula="of:=[.J123]&amp;[.K123]" office:value-type="string" office:string-value="00000000" calcext:value-type="string">
            <text:p>00000000</text:p>
          </table:table-cell>
          <table:table-cell table:formula="of:=[.L122]&amp;[.L123]" office:value-type="string" office:string-value="0000000000000000" calcext:value-type="string">
            <text:p>0000000000000000</text:p>
          </table:table-cell>
          <table:table-cell office:value-type="string" calcext:value-type="string">
            <text:p>Waarde in milliVolt</text:p>
          </table:table-cell>
          <table:table-cell table:formula="of:=DECIMAL([.M123];2)" office:value-type="float" office:value="0" calcext:value-type="float">
            <text:p>0</text:p>
          </table:table-cell>
          <table:table-cell table:formula="of:=[.P121]+1" office:value-type="float" office:value="10" calcext:value-type="float">
            <text:p>10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23]+1" office:value-type="float" office:value="83" calcext:value-type="float">
            <text:p>83</text:p>
          </table:table-cell>
          <table:table-cell table:formula="of:=MID([.$C$37];([.A124]-1)*4+1;2)">
            <text:p/>
          </table:table-cell>
          <table:table-cell table:formula="of:=MID([.$C$37];([.A124]-1)*4+1+2;2)">
            <text:p/>
          </table:table-cell>
          <table:table-cell table:formula="of:=DECIMAL([.B124];16)" office:value-type="float" office:value="0" calcext:value-type="float">
            <text:p>0</text:p>
          </table:table-cell>
          <table:table-cell table:formula="of:=DECIMAL([.C124];16)" office:value-type="float" office:value="0" calcext:value-type="float">
            <text:p>0</text:p>
          </table:table-cell>
          <table:table-cell table:formula="of:=CHAR([.D124])" office:value-type="string" office:string-value="" calcext:value-type="string">
            <text:p/>
          </table:table-cell>
          <table:table-cell table:formula="of:=CHAR([.E124])" office:value-type="string" office:string-value="" calcext:value-type="string">
            <text:p/>
          </table:table-cell>
          <table:table-cell table:formula="of:=DECIMAL([.F124];16)" office:value-type="float" office:value="0" calcext:value-type="float">
            <text:p>0</text:p>
          </table:table-cell>
          <table:table-cell table:formula="of:=DECIMAL([.G124];16)" office:value-type="float" office:value="0" calcext:value-type="float">
            <text:p>0</text:p>
          </table:table-cell>
          <table:table-cell table:formula="of:=BASE([.H124];2;4)" office:value-type="string" office:string-value="0000" calcext:value-type="string">
            <text:p>0000</text:p>
          </table:table-cell>
          <table:table-cell table:formula="of:=BASE([.I124];2;4)" office:value-type="string" office:string-value="0000" calcext:value-type="string">
            <text:p>0000</text:p>
          </table:table-cell>
          <table:table-cell table:formula="of:=[.J124]&amp;[.K124]" office:value-type="string" office:string-value="00000000" calcext:value-type="string">
            <text:p>00000000</text:p>
          </table:table-cell>
          <table:table-cell table:number-columns-repeated="9"/>
        </table:table-row>
        <table:table-row table:style-name="ro1">
          <table:table-cell table:formula="of:=[.A124]+1" office:value-type="float" office:value="84" calcext:value-type="float">
            <text:p>84</text:p>
          </table:table-cell>
          <table:table-cell table:formula="of:=MID([.$C$37];([.A125]-1)*4+1;2)">
            <text:p/>
          </table:table-cell>
          <table:table-cell table:formula="of:=MID([.$C$37];([.A125]-1)*4+1+2;2)">
            <text:p/>
          </table:table-cell>
          <table:table-cell table:formula="of:=DECIMAL([.B125];16)" office:value-type="float" office:value="0" calcext:value-type="float">
            <text:p>0</text:p>
          </table:table-cell>
          <table:table-cell table:formula="of:=DECIMAL([.C125];16)" office:value-type="float" office:value="0" calcext:value-type="float">
            <text:p>0</text:p>
          </table:table-cell>
          <table:table-cell table:formula="of:=CHAR([.D125])" office:value-type="string" office:string-value="" calcext:value-type="string">
            <text:p/>
          </table:table-cell>
          <table:table-cell table:formula="of:=CHAR([.E125])" office:value-type="string" office:string-value="" calcext:value-type="string">
            <text:p/>
          </table:table-cell>
          <table:table-cell table:formula="of:=DECIMAL([.F125];16)" office:value-type="float" office:value="0" calcext:value-type="float">
            <text:p>0</text:p>
          </table:table-cell>
          <table:table-cell table:formula="of:=DECIMAL([.G125];16)" office:value-type="float" office:value="0" calcext:value-type="float">
            <text:p>0</text:p>
          </table:table-cell>
          <table:table-cell table:formula="of:=BASE([.H125];2;4)" office:value-type="string" office:string-value="0000" calcext:value-type="string">
            <text:p>0000</text:p>
          </table:table-cell>
          <table:table-cell table:formula="of:=BASE([.I125];2;4)" office:value-type="string" office:string-value="0000" calcext:value-type="string">
            <text:p>0000</text:p>
          </table:table-cell>
          <table:table-cell table:formula="of:=[.J125]&amp;[.K125]" office:value-type="string" office:string-value="00000000" calcext:value-type="string">
            <text:p>00000000</text:p>
          </table:table-cell>
          <table:table-cell table:formula="of:=[.L124]&amp;[.L125]" office:value-type="string" office:string-value="0000000000000000" calcext:value-type="string">
            <text:p>0000000000000000</text:p>
          </table:table-cell>
          <table:table-cell office:value-type="string" calcext:value-type="string">
            <text:p>Waarde in milliVolt</text:p>
          </table:table-cell>
          <table:table-cell table:formula="of:=DECIMAL([.M125];2)" office:value-type="float" office:value="0" calcext:value-type="float">
            <text:p>0</text:p>
          </table:table-cell>
          <table:table-cell table:formula="of:=[.P123]+1" office:value-type="float" office:value="11" calcext:value-type="float">
            <text:p>11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25]+1" office:value-type="float" office:value="85" calcext:value-type="float">
            <text:p>85</text:p>
          </table:table-cell>
          <table:table-cell table:formula="of:=MID([.$C$37];([.A126]-1)*4+1;2)">
            <text:p/>
          </table:table-cell>
          <table:table-cell table:formula="of:=MID([.$C$37];([.A126]-1)*4+1+2;2)">
            <text:p/>
          </table:table-cell>
          <table:table-cell table:formula="of:=DECIMAL([.B126];16)" office:value-type="float" office:value="0" calcext:value-type="float">
            <text:p>0</text:p>
          </table:table-cell>
          <table:table-cell table:formula="of:=DECIMAL([.C126];16)" office:value-type="float" office:value="0" calcext:value-type="float">
            <text:p>0</text:p>
          </table:table-cell>
          <table:table-cell table:formula="of:=CHAR([.D126])" office:value-type="string" office:string-value="" calcext:value-type="string">
            <text:p/>
          </table:table-cell>
          <table:table-cell table:formula="of:=CHAR([.E126])" office:value-type="string" office:string-value="" calcext:value-type="string">
            <text:p/>
          </table:table-cell>
          <table:table-cell table:formula="of:=DECIMAL([.F126];16)" office:value-type="float" office:value="0" calcext:value-type="float">
            <text:p>0</text:p>
          </table:table-cell>
          <table:table-cell table:formula="of:=DECIMAL([.G126];16)" office:value-type="float" office:value="0" calcext:value-type="float">
            <text:p>0</text:p>
          </table:table-cell>
          <table:table-cell table:formula="of:=BASE([.H126];2;4)" office:value-type="string" office:string-value="0000" calcext:value-type="string">
            <text:p>0000</text:p>
          </table:table-cell>
          <table:table-cell table:formula="of:=BASE([.I126];2;4)" office:value-type="string" office:string-value="0000" calcext:value-type="string">
            <text:p>0000</text:p>
          </table:table-cell>
          <table:table-cell table:formula="of:=[.J126]&amp;[.K126]" office:value-type="string" office:string-value="00000000" calcext:value-type="string">
            <text:p>00000000</text:p>
          </table:table-cell>
          <table:table-cell table:number-columns-repeated="9"/>
        </table:table-row>
        <table:table-row table:style-name="ro1">
          <table:table-cell table:formula="of:=[.A126]+1" office:value-type="float" office:value="86" calcext:value-type="float">
            <text:p>86</text:p>
          </table:table-cell>
          <table:table-cell table:formula="of:=MID([.$C$37];([.A127]-1)*4+1;2)">
            <text:p/>
          </table:table-cell>
          <table:table-cell table:formula="of:=MID([.$C$37];([.A127]-1)*4+1+2;2)">
            <text:p/>
          </table:table-cell>
          <table:table-cell table:formula="of:=DECIMAL([.B127];16)" office:value-type="float" office:value="0" calcext:value-type="float">
            <text:p>0</text:p>
          </table:table-cell>
          <table:table-cell table:formula="of:=DECIMAL([.C127];16)" office:value-type="float" office:value="0" calcext:value-type="float">
            <text:p>0</text:p>
          </table:table-cell>
          <table:table-cell table:formula="of:=CHAR([.D127])" office:value-type="string" office:string-value="" calcext:value-type="string">
            <text:p/>
          </table:table-cell>
          <table:table-cell table:formula="of:=CHAR([.E127])" office:value-type="string" office:string-value="" calcext:value-type="string">
            <text:p/>
          </table:table-cell>
          <table:table-cell table:formula="of:=DECIMAL([.F127];16)" office:value-type="float" office:value="0" calcext:value-type="float">
            <text:p>0</text:p>
          </table:table-cell>
          <table:table-cell table:formula="of:=DECIMAL([.G127];16)" office:value-type="float" office:value="0" calcext:value-type="float">
            <text:p>0</text:p>
          </table:table-cell>
          <table:table-cell table:formula="of:=BASE([.H127];2;4)" office:value-type="string" office:string-value="0000" calcext:value-type="string">
            <text:p>0000</text:p>
          </table:table-cell>
          <table:table-cell table:formula="of:=BASE([.I127];2;4)" office:value-type="string" office:string-value="0000" calcext:value-type="string">
            <text:p>0000</text:p>
          </table:table-cell>
          <table:table-cell table:formula="of:=[.J127]&amp;[.K127]" office:value-type="string" office:string-value="00000000" calcext:value-type="string">
            <text:p>00000000</text:p>
          </table:table-cell>
          <table:table-cell table:formula="of:=[.L126]&amp;[.L127]" office:value-type="string" office:string-value="0000000000000000" calcext:value-type="string">
            <text:p>0000000000000000</text:p>
          </table:table-cell>
          <table:table-cell office:value-type="string" calcext:value-type="string">
            <text:p>Waarde in milliVolt</text:p>
          </table:table-cell>
          <table:table-cell table:formula="of:=DECIMAL([.M127];2)" office:value-type="float" office:value="0" calcext:value-type="float">
            <text:p>0</text:p>
          </table:table-cell>
          <table:table-cell table:formula="of:=[.P125]+1" office:value-type="float" office:value="12" calcext:value-type="float">
            <text:p>12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27]+1" office:value-type="float" office:value="87" calcext:value-type="float">
            <text:p>87</text:p>
          </table:table-cell>
          <table:table-cell table:formula="of:=MID([.$C$37];([.A128]-1)*4+1;2)">
            <text:p/>
          </table:table-cell>
          <table:table-cell table:formula="of:=MID([.$C$37];([.A128]-1)*4+1+2;2)">
            <text:p/>
          </table:table-cell>
          <table:table-cell table:formula="of:=DECIMAL([.B128];16)" office:value-type="float" office:value="0" calcext:value-type="float">
            <text:p>0</text:p>
          </table:table-cell>
          <table:table-cell table:formula="of:=DECIMAL([.C128];16)" office:value-type="float" office:value="0" calcext:value-type="float">
            <text:p>0</text:p>
          </table:table-cell>
          <table:table-cell table:formula="of:=CHAR([.D128])" office:value-type="string" office:string-value="" calcext:value-type="string">
            <text:p/>
          </table:table-cell>
          <table:table-cell table:formula="of:=CHAR([.E128])" office:value-type="string" office:string-value="" calcext:value-type="string">
            <text:p/>
          </table:table-cell>
          <table:table-cell table:formula="of:=DECIMAL([.F128];16)" office:value-type="float" office:value="0" calcext:value-type="float">
            <text:p>0</text:p>
          </table:table-cell>
          <table:table-cell table:formula="of:=DECIMAL([.G128];16)" office:value-type="float" office:value="0" calcext:value-type="float">
            <text:p>0</text:p>
          </table:table-cell>
          <table:table-cell table:formula="of:=BASE([.H128];2;4)" office:value-type="string" office:string-value="0000" calcext:value-type="string">
            <text:p>0000</text:p>
          </table:table-cell>
          <table:table-cell table:formula="of:=BASE([.I128];2;4)" office:value-type="string" office:string-value="0000" calcext:value-type="string">
            <text:p>0000</text:p>
          </table:table-cell>
          <table:table-cell table:formula="of:=[.J128]&amp;[.K128]" office:value-type="string" office:string-value="00000000" calcext:value-type="string">
            <text:p>00000000</text:p>
          </table:table-cell>
          <table:table-cell table:number-columns-repeated="9"/>
        </table:table-row>
        <table:table-row table:style-name="ro1">
          <table:table-cell table:formula="of:=[.A128]+1" office:value-type="float" office:value="88" calcext:value-type="float">
            <text:p>88</text:p>
          </table:table-cell>
          <table:table-cell table:formula="of:=MID([.$C$37];([.A129]-1)*4+1;2)">
            <text:p/>
          </table:table-cell>
          <table:table-cell table:formula="of:=MID([.$C$37];([.A129]-1)*4+1+2;2)">
            <text:p/>
          </table:table-cell>
          <table:table-cell table:formula="of:=DECIMAL([.B129];16)" office:value-type="float" office:value="0" calcext:value-type="float">
            <text:p>0</text:p>
          </table:table-cell>
          <table:table-cell table:formula="of:=DECIMAL([.C129];16)" office:value-type="float" office:value="0" calcext:value-type="float">
            <text:p>0</text:p>
          </table:table-cell>
          <table:table-cell table:formula="of:=CHAR([.D129])" office:value-type="string" office:string-value="" calcext:value-type="string">
            <text:p/>
          </table:table-cell>
          <table:table-cell table:formula="of:=CHAR([.E129])" office:value-type="string" office:string-value="" calcext:value-type="string">
            <text:p/>
          </table:table-cell>
          <table:table-cell table:formula="of:=DECIMAL([.F129];16)" office:value-type="float" office:value="0" calcext:value-type="float">
            <text:p>0</text:p>
          </table:table-cell>
          <table:table-cell table:formula="of:=DECIMAL([.G129];16)" office:value-type="float" office:value="0" calcext:value-type="float">
            <text:p>0</text:p>
          </table:table-cell>
          <table:table-cell table:formula="of:=BASE([.H129];2;4)" office:value-type="string" office:string-value="0000" calcext:value-type="string">
            <text:p>0000</text:p>
          </table:table-cell>
          <table:table-cell table:formula="of:=BASE([.I129];2;4)" office:value-type="string" office:string-value="0000" calcext:value-type="string">
            <text:p>0000</text:p>
          </table:table-cell>
          <table:table-cell table:formula="of:=[.J129]&amp;[.K129]" office:value-type="string" office:string-value="00000000" calcext:value-type="string">
            <text:p>00000000</text:p>
          </table:table-cell>
          <table:table-cell table:formula="of:=[.L128]&amp;[.L129]" office:value-type="string" office:string-value="0000000000000000" calcext:value-type="string">
            <text:p>0000000000000000</text:p>
          </table:table-cell>
          <table:table-cell office:value-type="string" calcext:value-type="string">
            <text:p>Waarde in milliVolt</text:p>
          </table:table-cell>
          <table:table-cell table:formula="of:=DECIMAL([.M129];2)" office:value-type="float" office:value="0" calcext:value-type="float">
            <text:p>0</text:p>
          </table:table-cell>
          <table:table-cell table:formula="of:=[.P127]+1" office:value-type="float" office:value="13" calcext:value-type="float">
            <text:p>13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29]+1" office:value-type="float" office:value="89" calcext:value-type="float">
            <text:p>89</text:p>
          </table:table-cell>
          <table:table-cell table:formula="of:=MID([.$C$37];([.A130]-1)*4+1;2)">
            <text:p/>
          </table:table-cell>
          <table:table-cell table:formula="of:=MID([.$C$37];([.A130]-1)*4+1+2;2)">
            <text:p/>
          </table:table-cell>
          <table:table-cell table:formula="of:=DECIMAL([.B130];16)" office:value-type="float" office:value="0" calcext:value-type="float">
            <text:p>0</text:p>
          </table:table-cell>
          <table:table-cell table:formula="of:=DECIMAL([.C130];16)" office:value-type="float" office:value="0" calcext:value-type="float">
            <text:p>0</text:p>
          </table:table-cell>
          <table:table-cell table:formula="of:=CHAR([.D130])" office:value-type="string" office:string-value="" calcext:value-type="string">
            <text:p/>
          </table:table-cell>
          <table:table-cell table:formula="of:=CHAR([.E130])" office:value-type="string" office:string-value="" calcext:value-type="string">
            <text:p/>
          </table:table-cell>
          <table:table-cell table:formula="of:=DECIMAL([.F130];16)" office:value-type="float" office:value="0" calcext:value-type="float">
            <text:p>0</text:p>
          </table:table-cell>
          <table:table-cell table:formula="of:=DECIMAL([.G130];16)" office:value-type="float" office:value="0" calcext:value-type="float">
            <text:p>0</text:p>
          </table:table-cell>
          <table:table-cell table:formula="of:=BASE([.H130];2;4)" office:value-type="string" office:string-value="0000" calcext:value-type="string">
            <text:p>0000</text:p>
          </table:table-cell>
          <table:table-cell table:formula="of:=BASE([.I130];2;4)" office:value-type="string" office:string-value="0000" calcext:value-type="string">
            <text:p>0000</text:p>
          </table:table-cell>
          <table:table-cell table:formula="of:=[.J130]&amp;[.K130]" office:value-type="string" office:string-value="00000000" calcext:value-type="string">
            <text:p>00000000</text:p>
          </table:table-cell>
          <table:table-cell table:number-columns-repeated="9"/>
        </table:table-row>
        <table:table-row table:style-name="ro1">
          <table:table-cell table:formula="of:=[.A130]+1" office:value-type="float" office:value="90" calcext:value-type="float">
            <text:p>90</text:p>
          </table:table-cell>
          <table:table-cell table:formula="of:=MID([.$C$37];([.A131]-1)*4+1;2)">
            <text:p/>
          </table:table-cell>
          <table:table-cell table:formula="of:=MID([.$C$37];([.A131]-1)*4+1+2;2)">
            <text:p/>
          </table:table-cell>
          <table:table-cell table:formula="of:=DECIMAL([.B131];16)" office:value-type="float" office:value="0" calcext:value-type="float">
            <text:p>0</text:p>
          </table:table-cell>
          <table:table-cell table:formula="of:=DECIMAL([.C131];16)" office:value-type="float" office:value="0" calcext:value-type="float">
            <text:p>0</text:p>
          </table:table-cell>
          <table:table-cell table:formula="of:=CHAR([.D131])" office:value-type="string" office:string-value="" calcext:value-type="string">
            <text:p/>
          </table:table-cell>
          <table:table-cell table:formula="of:=CHAR([.E131])" office:value-type="string" office:string-value="" calcext:value-type="string">
            <text:p/>
          </table:table-cell>
          <table:table-cell table:formula="of:=DECIMAL([.F131];16)" office:value-type="float" office:value="0" calcext:value-type="float">
            <text:p>0</text:p>
          </table:table-cell>
          <table:table-cell table:formula="of:=DECIMAL([.G131];16)" office:value-type="float" office:value="0" calcext:value-type="float">
            <text:p>0</text:p>
          </table:table-cell>
          <table:table-cell table:formula="of:=BASE([.H131];2;4)" office:value-type="string" office:string-value="0000" calcext:value-type="string">
            <text:p>0000</text:p>
          </table:table-cell>
          <table:table-cell table:formula="of:=BASE([.I131];2;4)" office:value-type="string" office:string-value="0000" calcext:value-type="string">
            <text:p>0000</text:p>
          </table:table-cell>
          <table:table-cell table:formula="of:=[.J131]&amp;[.K131]" office:value-type="string" office:string-value="00000000" calcext:value-type="string">
            <text:p>00000000</text:p>
          </table:table-cell>
          <table:table-cell table:formula="of:=[.L130]&amp;[.L131]" office:value-type="string" office:string-value="0000000000000000" calcext:value-type="string">
            <text:p>0000000000000000</text:p>
          </table:table-cell>
          <table:table-cell office:value-type="string" calcext:value-type="string">
            <text:p>Waarde in milliVolt</text:p>
          </table:table-cell>
          <table:table-cell table:formula="of:=DECIMAL([.M131];2)" office:value-type="float" office:value="0" calcext:value-type="float">
            <text:p>0</text:p>
          </table:table-cell>
          <table:table-cell table:formula="of:=[.P129]+1" office:value-type="float" office:value="14" calcext:value-type="float">
            <text:p>14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31]+1" office:value-type="float" office:value="91" calcext:value-type="float">
            <text:p>91</text:p>
          </table:table-cell>
          <table:table-cell table:formula="of:=MID([.$C$37];([.A132]-1)*4+1;2)">
            <text:p/>
          </table:table-cell>
          <table:table-cell table:formula="of:=MID([.$C$37];([.A132]-1)*4+1+2;2)">
            <text:p/>
          </table:table-cell>
          <table:table-cell table:formula="of:=DECIMAL([.B132];16)" office:value-type="float" office:value="0" calcext:value-type="float">
            <text:p>0</text:p>
          </table:table-cell>
          <table:table-cell table:formula="of:=DECIMAL([.C132];16)" office:value-type="float" office:value="0" calcext:value-type="float">
            <text:p>0</text:p>
          </table:table-cell>
          <table:table-cell table:formula="of:=CHAR([.D132])" office:value-type="string" office:string-value="" calcext:value-type="string">
            <text:p/>
          </table:table-cell>
          <table:table-cell table:formula="of:=CHAR([.E132])" office:value-type="string" office:string-value="" calcext:value-type="string">
            <text:p/>
          </table:table-cell>
          <table:table-cell table:formula="of:=DECIMAL([.F132];16)" office:value-type="float" office:value="0" calcext:value-type="float">
            <text:p>0</text:p>
          </table:table-cell>
          <table:table-cell table:formula="of:=DECIMAL([.G132];16)" office:value-type="float" office:value="0" calcext:value-type="float">
            <text:p>0</text:p>
          </table:table-cell>
          <table:table-cell table:formula="of:=BASE([.H132];2;4)" office:value-type="string" office:string-value="0000" calcext:value-type="string">
            <text:p>0000</text:p>
          </table:table-cell>
          <table:table-cell table:formula="of:=BASE([.I132];2;4)" office:value-type="string" office:string-value="0000" calcext:value-type="string">
            <text:p>0000</text:p>
          </table:table-cell>
          <table:table-cell table:formula="of:=[.J132]&amp;[.K132]" office:value-type="string" office:string-value="00000000" calcext:value-type="string">
            <text:p>00000000</text:p>
          </table:table-cell>
          <table:table-cell table:number-columns-repeated="9"/>
        </table:table-row>
        <table:table-row table:style-name="ro1">
          <table:table-cell table:formula="of:=[.A132]+1" office:value-type="float" office:value="92" calcext:value-type="float">
            <text:p>92</text:p>
          </table:table-cell>
          <table:table-cell table:formula="of:=MID([.$C$37];([.A133]-1)*4+1;2)">
            <text:p/>
          </table:table-cell>
          <table:table-cell table:formula="of:=MID([.$C$37];([.A133]-1)*4+1+2;2)">
            <text:p/>
          </table:table-cell>
          <table:table-cell table:formula="of:=DECIMAL([.B133];16)" office:value-type="float" office:value="0" calcext:value-type="float">
            <text:p>0</text:p>
          </table:table-cell>
          <table:table-cell table:formula="of:=DECIMAL([.C133];16)" office:value-type="float" office:value="0" calcext:value-type="float">
            <text:p>0</text:p>
          </table:table-cell>
          <table:table-cell table:formula="of:=CHAR([.D133])" office:value-type="string" office:string-value="" calcext:value-type="string">
            <text:p/>
          </table:table-cell>
          <table:table-cell table:formula="of:=CHAR([.E133])" office:value-type="string" office:string-value="" calcext:value-type="string">
            <text:p/>
          </table:table-cell>
          <table:table-cell table:formula="of:=DECIMAL([.F133];16)" office:value-type="float" office:value="0" calcext:value-type="float">
            <text:p>0</text:p>
          </table:table-cell>
          <table:table-cell table:formula="of:=DECIMAL([.G133];16)" office:value-type="float" office:value="0" calcext:value-type="float">
            <text:p>0</text:p>
          </table:table-cell>
          <table:table-cell table:formula="of:=BASE([.H133];2;4)" office:value-type="string" office:string-value="0000" calcext:value-type="string">
            <text:p>0000</text:p>
          </table:table-cell>
          <table:table-cell table:formula="of:=BASE([.I133];2;4)" office:value-type="string" office:string-value="0000" calcext:value-type="string">
            <text:p>0000</text:p>
          </table:table-cell>
          <table:table-cell table:formula="of:=[.J133]&amp;[.K133]" office:value-type="string" office:string-value="00000000" calcext:value-type="string">
            <text:p>00000000</text:p>
          </table:table-cell>
          <table:table-cell table:formula="of:=[.L132]&amp;[.L133]" office:value-type="string" office:string-value="0000000000000000" calcext:value-type="string">
            <text:p>0000000000000000</text:p>
          </table:table-cell>
          <table:table-cell office:value-type="string" calcext:value-type="string">
            <text:p>Waarde in milliVolt</text:p>
          </table:table-cell>
          <table:table-cell table:formula="of:=DECIMAL([.M133];2)" office:value-type="float" office:value="0" calcext:value-type="float">
            <text:p>0</text:p>
          </table:table-cell>
          <table:table-cell table:formula="of:=[.P131]+1" office:value-type="float" office:value="15" calcext:value-type="float">
            <text:p>15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33]+1" office:value-type="float" office:value="93" calcext:value-type="float">
            <text:p>93</text:p>
          </table:table-cell>
          <table:table-cell table:formula="of:=MID([.$C$37];([.A134]-1)*4+1;2)">
            <text:p/>
          </table:table-cell>
          <table:table-cell table:formula="of:=MID([.$C$37];([.A134]-1)*4+1+2;2)">
            <text:p/>
          </table:table-cell>
          <table:table-cell table:formula="of:=DECIMAL([.B134];16)" office:value-type="float" office:value="0" calcext:value-type="float">
            <text:p>0</text:p>
          </table:table-cell>
          <table:table-cell table:formula="of:=DECIMAL([.C134];16)" office:value-type="float" office:value="0" calcext:value-type="float">
            <text:p>0</text:p>
          </table:table-cell>
          <table:table-cell table:formula="of:=CHAR([.D134])" office:value-type="string" office:string-value="" calcext:value-type="string">
            <text:p/>
          </table:table-cell>
          <table:table-cell table:formula="of:=CHAR([.E134])" office:value-type="string" office:string-value="" calcext:value-type="string">
            <text:p/>
          </table:table-cell>
          <table:table-cell table:formula="of:=DECIMAL([.F134];16)" office:value-type="float" office:value="0" calcext:value-type="float">
            <text:p>0</text:p>
          </table:table-cell>
          <table:table-cell table:formula="of:=DECIMAL([.G134];16)" office:value-type="float" office:value="0" calcext:value-type="float">
            <text:p>0</text:p>
          </table:table-cell>
          <table:table-cell table:formula="of:=BASE([.H134];2;4)" office:value-type="string" office:string-value="0000" calcext:value-type="string">
            <text:p>0000</text:p>
          </table:table-cell>
          <table:table-cell table:formula="of:=BASE([.I134];2;4)" office:value-type="string" office:string-value="0000" calcext:value-type="string">
            <text:p>0000</text:p>
          </table:table-cell>
          <table:table-cell table:formula="of:=[.J134]&amp;[.K134]" office:value-type="string" office:string-value="00000000" calcext:value-type="string">
            <text:p>00000000</text:p>
          </table:table-cell>
          <table:table-cell table:formula="of:=DECIMAL([.L134];2)" office:value-type="float" office:value="0" calcext:value-type="float">
            <text:p>0</text:p>
          </table:table-cell>
          <table:table-cell office:value-type="string" calcext:value-type="string">
            <text:p>Aantal temperatuursensors</text:p>
          </table:table-cell>
          <table:table-cell table:number-columns-repeated="7"/>
        </table:table-row>
        <table:table-row table:style-name="ro1">
          <table:table-cell table:formula="of:=[.A134]+1" office:value-type="float" office:value="94" calcext:value-type="float">
            <text:p>94</text:p>
          </table:table-cell>
          <table:table-cell table:formula="of:=MID([.$C$37];([.A135]-1)*4+1;2)">
            <text:p/>
          </table:table-cell>
          <table:table-cell table:formula="of:=MID([.$C$37];([.A135]-1)*4+1+2;2)">
            <text:p/>
          </table:table-cell>
          <table:table-cell table:formula="of:=DECIMAL([.B135];16)" office:value-type="float" office:value="0" calcext:value-type="float">
            <text:p>0</text:p>
          </table:table-cell>
          <table:table-cell table:formula="of:=DECIMAL([.C135];16)" office:value-type="float" office:value="0" calcext:value-type="float">
            <text:p>0</text:p>
          </table:table-cell>
          <table:table-cell table:formula="of:=CHAR([.D135])" office:value-type="string" office:string-value="" calcext:value-type="string">
            <text:p/>
          </table:table-cell>
          <table:table-cell table:formula="of:=CHAR([.E135])" office:value-type="string" office:string-value="" calcext:value-type="string">
            <text:p/>
          </table:table-cell>
          <table:table-cell table:formula="of:=DECIMAL([.F135];16)" office:value-type="float" office:value="0" calcext:value-type="float">
            <text:p>0</text:p>
          </table:table-cell>
          <table:table-cell table:formula="of:=DECIMAL([.G135];16)" office:value-type="float" office:value="0" calcext:value-type="float">
            <text:p>0</text:p>
          </table:table-cell>
          <table:table-cell table:formula="of:=BASE([.H135];2;4)" office:value-type="string" office:string-value="0000" calcext:value-type="string">
            <text:p>0000</text:p>
          </table:table-cell>
          <table:table-cell table:formula="of:=BASE([.I135];2;4)" office:value-type="string" office:string-value="0000" calcext:value-type="string">
            <text:p>0000</text:p>
          </table:table-cell>
          <table:table-cell table:formula="of:=[.J135]&amp;[.K135]" office:value-type="string" office:string-value="00000000" calcext:value-type="string">
            <text:p>00000000</text:p>
          </table:table-cell>
          <table:table-cell table:number-columns-repeated="9"/>
        </table:table-row>
        <table:table-row table:style-name="ro1">
          <table:table-cell table:formula="of:=[.A135]+1" office:value-type="float" office:value="95" calcext:value-type="float">
            <text:p>95</text:p>
          </table:table-cell>
          <table:table-cell table:formula="of:=MID([.$C$37];([.A136]-1)*4+1;2)">
            <text:p/>
          </table:table-cell>
          <table:table-cell table:formula="of:=MID([.$C$37];([.A136]-1)*4+1+2;2)">
            <text:p/>
          </table:table-cell>
          <table:table-cell table:formula="of:=DECIMAL([.B136];16)" office:value-type="float" office:value="0" calcext:value-type="float">
            <text:p>0</text:p>
          </table:table-cell>
          <table:table-cell table:formula="of:=DECIMAL([.C136];16)" office:value-type="float" office:value="0" calcext:value-type="float">
            <text:p>0</text:p>
          </table:table-cell>
          <table:table-cell table:formula="of:=CHAR([.D136])" office:value-type="string" office:string-value="" calcext:value-type="string">
            <text:p/>
          </table:table-cell>
          <table:table-cell table:formula="of:=CHAR([.E136])" office:value-type="string" office:string-value="" calcext:value-type="string">
            <text:p/>
          </table:table-cell>
          <table:table-cell table:formula="of:=DECIMAL([.F136];16)" office:value-type="float" office:value="0" calcext:value-type="float">
            <text:p>0</text:p>
          </table:table-cell>
          <table:table-cell table:formula="of:=DECIMAL([.G136];16)" office:value-type="float" office:value="0" calcext:value-type="float">
            <text:p>0</text:p>
          </table:table-cell>
          <table:table-cell table:formula="of:=BASE([.H136];2;4)" office:value-type="string" office:string-value="0000" calcext:value-type="string">
            <text:p>0000</text:p>
          </table:table-cell>
          <table:table-cell table:formula="of:=BASE([.I136];2;4)" office:value-type="string" office:string-value="0000" calcext:value-type="string">
            <text:p>0000</text:p>
          </table:table-cell>
          <table:table-cell table:formula="of:=[.J136]&amp;[.K136]" office:value-type="string" office:string-value="00000000" calcext:value-type="string">
            <text:p>00000000</text:p>
          </table:table-cell>
          <table:table-cell table:formula="of:=[.L135]&amp;[.L136]" office:value-type="string" office:string-value="0000000000000000" calcext:value-type="string">
            <text:p>0000000000000000</text:p>
          </table:table-cell>
          <table:table-cell office:value-type="string" calcext:value-type="string">
            <text:p>Waarde in Kelvin * 10</text:p>
          </table:table-cell>
          <table:table-cell table:formula="of:=DECIMAL([.M136];2)" office:value-type="float" office:value="0" calcext:value-type="float">
            <text:p>0</text:p>
          </table:table-cell>
          <table:table-cell table:formula="of:=[.P134]+1" office:value-type="float" office:value="1" calcext:value-type="float">
            <text:p>1</text:p>
          </table:table-cell>
          <table:table-cell office:value-type="string" calcext:value-type="string">
            <text:p>sel</text:p>
          </table:table-cell>
          <table:table-cell table:formula="of:=[.O136]/10-273.1" office:value-type="float" office:value="-273.1" calcext:value-type="float">
            <text:p>-273.1</text:p>
          </table:table-cell>
          <table:table-cell office:value-type="string" calcext:value-type="string">
            <text:p>grade C</text:p>
          </table:table-cell>
          <table:table-cell table:number-columns-repeated="2"/>
        </table:table-row>
        <table:table-row table:style-name="ro1">
          <table:table-cell table:formula="of:=[.A136]+1" office:value-type="float" office:value="96" calcext:value-type="float">
            <text:p>96</text:p>
          </table:table-cell>
          <table:table-cell table:formula="of:=MID([.$C$37];([.A137]-1)*4+1;2)">
            <text:p/>
          </table:table-cell>
          <table:table-cell table:formula="of:=MID([.$C$37];([.A137]-1)*4+1+2;2)">
            <text:p/>
          </table:table-cell>
          <table:table-cell table:formula="of:=DECIMAL([.B137];16)" office:value-type="float" office:value="0" calcext:value-type="float">
            <text:p>0</text:p>
          </table:table-cell>
          <table:table-cell table:formula="of:=DECIMAL([.C137];16)" office:value-type="float" office:value="0" calcext:value-type="float">
            <text:p>0</text:p>
          </table:table-cell>
          <table:table-cell table:formula="of:=CHAR([.D137])" office:value-type="string" office:string-value="" calcext:value-type="string">
            <text:p/>
          </table:table-cell>
          <table:table-cell table:formula="of:=CHAR([.E137])" office:value-type="string" office:string-value="" calcext:value-type="string">
            <text:p/>
          </table:table-cell>
          <table:table-cell table:formula="of:=DECIMAL([.F137];16)" office:value-type="float" office:value="0" calcext:value-type="float">
            <text:p>0</text:p>
          </table:table-cell>
          <table:table-cell table:formula="of:=DECIMAL([.G137];16)" office:value-type="float" office:value="0" calcext:value-type="float">
            <text:p>0</text:p>
          </table:table-cell>
          <table:table-cell table:formula="of:=BASE([.H137];2;4)" office:value-type="string" office:string-value="0000" calcext:value-type="string">
            <text:p>0000</text:p>
          </table:table-cell>
          <table:table-cell table:formula="of:=BASE([.I137];2;4)" office:value-type="string" office:string-value="0000" calcext:value-type="string">
            <text:p>0000</text:p>
          </table:table-cell>
          <table:table-cell table:formula="of:=[.J137]&amp;[.K137]" office:value-type="string" office:string-value="00000000" calcext:value-type="string">
            <text:p>00000000</text:p>
          </table:table-cell>
          <table:table-cell table:number-columns-repeated="9"/>
        </table:table-row>
        <table:table-row table:style-name="ro1">
          <table:table-cell table:formula="of:=[.A137]+1" office:value-type="float" office:value="97" calcext:value-type="float">
            <text:p>97</text:p>
          </table:table-cell>
          <table:table-cell table:formula="of:=MID([.$C$37];([.A138]-1)*4+1;2)">
            <text:p/>
          </table:table-cell>
          <table:table-cell table:formula="of:=MID([.$C$37];([.A138]-1)*4+1+2;2)">
            <text:p/>
          </table:table-cell>
          <table:table-cell table:formula="of:=DECIMAL([.B138];16)" office:value-type="float" office:value="0" calcext:value-type="float">
            <text:p>0</text:p>
          </table:table-cell>
          <table:table-cell table:formula="of:=DECIMAL([.C138];16)" office:value-type="float" office:value="0" calcext:value-type="float">
            <text:p>0</text:p>
          </table:table-cell>
          <table:table-cell table:formula="of:=CHAR([.D138])" office:value-type="string" office:string-value="" calcext:value-type="string">
            <text:p/>
          </table:table-cell>
          <table:table-cell table:formula="of:=CHAR([.E138])" office:value-type="string" office:string-value="" calcext:value-type="string">
            <text:p/>
          </table:table-cell>
          <table:table-cell table:formula="of:=DECIMAL([.F138];16)" office:value-type="float" office:value="0" calcext:value-type="float">
            <text:p>0</text:p>
          </table:table-cell>
          <table:table-cell table:formula="of:=DECIMAL([.G138];16)" office:value-type="float" office:value="0" calcext:value-type="float">
            <text:p>0</text:p>
          </table:table-cell>
          <table:table-cell table:formula="of:=BASE([.H138];2;4)" office:value-type="string" office:string-value="0000" calcext:value-type="string">
            <text:p>0000</text:p>
          </table:table-cell>
          <table:table-cell table:formula="of:=BASE([.I138];2;4)" office:value-type="string" office:string-value="0000" calcext:value-type="string">
            <text:p>0000</text:p>
          </table:table-cell>
          <table:table-cell table:formula="of:=[.J138]&amp;[.K138]" office:value-type="string" office:string-value="00000000" calcext:value-type="string">
            <text:p>00000000</text:p>
          </table:table-cell>
          <table:table-cell table:formula="of:=[.L137]&amp;[.L138]" office:value-type="string" office:string-value="0000000000000000" calcext:value-type="string">
            <text:p>0000000000000000</text:p>
          </table:table-cell>
          <table:table-cell office:value-type="string" calcext:value-type="string">
            <text:p>Waarde in Kelvin * 10</text:p>
          </table:table-cell>
          <table:table-cell table:formula="of:=DECIMAL([.M138];2)" office:value-type="float" office:value="0" calcext:value-type="float">
            <text:p>0</text:p>
          </table:table-cell>
          <table:table-cell table:formula="of:=[.P136]+1" office:value-type="float" office:value="2" calcext:value-type="float">
            <text:p>2</text:p>
          </table:table-cell>
          <table:table-cell office:value-type="string" calcext:value-type="string">
            <text:p>sel</text:p>
          </table:table-cell>
          <table:table-cell table:formula="of:=[.O138]/10-273.1" office:value-type="float" office:value="-273.1" calcext:value-type="float">
            <text:p>-273.1</text:p>
          </table:table-cell>
          <table:table-cell office:value-type="string" calcext:value-type="string">
            <text:p>grade C</text:p>
          </table:table-cell>
          <table:table-cell table:number-columns-repeated="2"/>
        </table:table-row>
        <table:table-row table:style-name="ro1">
          <table:table-cell table:formula="of:=[.A138]+1" office:value-type="float" office:value="98" calcext:value-type="float">
            <text:p>98</text:p>
          </table:table-cell>
          <table:table-cell table:formula="of:=MID([.$C$37];([.A139]-1)*4+1;2)">
            <text:p/>
          </table:table-cell>
          <table:table-cell table:formula="of:=MID([.$C$37];([.A139]-1)*4+1+2;2)">
            <text:p/>
          </table:table-cell>
          <table:table-cell table:formula="of:=DECIMAL([.B139];16)" office:value-type="float" office:value="0" calcext:value-type="float">
            <text:p>0</text:p>
          </table:table-cell>
          <table:table-cell table:formula="of:=DECIMAL([.C139];16)" office:value-type="float" office:value="0" calcext:value-type="float">
            <text:p>0</text:p>
          </table:table-cell>
          <table:table-cell table:formula="of:=CHAR([.D139])" office:value-type="string" office:string-value="" calcext:value-type="string">
            <text:p/>
          </table:table-cell>
          <table:table-cell table:formula="of:=CHAR([.E139])" office:value-type="string" office:string-value="" calcext:value-type="string">
            <text:p/>
          </table:table-cell>
          <table:table-cell table:formula="of:=DECIMAL([.F139];16)" office:value-type="float" office:value="0" calcext:value-type="float">
            <text:p>0</text:p>
          </table:table-cell>
          <table:table-cell table:formula="of:=DECIMAL([.G139];16)" office:value-type="float" office:value="0" calcext:value-type="float">
            <text:p>0</text:p>
          </table:table-cell>
          <table:table-cell table:formula="of:=BASE([.H139];2;4)" office:value-type="string" office:string-value="0000" calcext:value-type="string">
            <text:p>0000</text:p>
          </table:table-cell>
          <table:table-cell table:formula="of:=BASE([.I139];2;4)" office:value-type="string" office:string-value="0000" calcext:value-type="string">
            <text:p>0000</text:p>
          </table:table-cell>
          <table:table-cell table:formula="of:=[.J139]&amp;[.K139]" office:value-type="string" office:string-value="00000000" calcext:value-type="string">
            <text:p>00000000</text:p>
          </table:table-cell>
          <table:table-cell table:number-columns-repeated="9"/>
        </table:table-row>
        <table:table-row table:style-name="ro1">
          <table:table-cell table:formula="of:=[.A139]+1" office:value-type="float" office:value="99" calcext:value-type="float">
            <text:p>99</text:p>
          </table:table-cell>
          <table:table-cell table:formula="of:=MID([.$C$37];([.A140]-1)*4+1;2)">
            <text:p/>
          </table:table-cell>
          <table:table-cell table:formula="of:=MID([.$C$37];([.A140]-1)*4+1+2;2)">
            <text:p/>
          </table:table-cell>
          <table:table-cell table:formula="of:=DECIMAL([.B140];16)" office:value-type="float" office:value="0" calcext:value-type="float">
            <text:p>0</text:p>
          </table:table-cell>
          <table:table-cell table:formula="of:=DECIMAL([.C140];16)" office:value-type="float" office:value="0" calcext:value-type="float">
            <text:p>0</text:p>
          </table:table-cell>
          <table:table-cell table:formula="of:=CHAR([.D140])" office:value-type="string" office:string-value="" calcext:value-type="string">
            <text:p/>
          </table:table-cell>
          <table:table-cell table:formula="of:=CHAR([.E140])" office:value-type="string" office:string-value="" calcext:value-type="string">
            <text:p/>
          </table:table-cell>
          <table:table-cell table:formula="of:=DECIMAL([.F140];16)" office:value-type="float" office:value="0" calcext:value-type="float">
            <text:p>0</text:p>
          </table:table-cell>
          <table:table-cell table:formula="of:=DECIMAL([.G140];16)" office:value-type="float" office:value="0" calcext:value-type="float">
            <text:p>0</text:p>
          </table:table-cell>
          <table:table-cell table:formula="of:=BASE([.H140];2;4)" office:value-type="string" office:string-value="0000" calcext:value-type="string">
            <text:p>0000</text:p>
          </table:table-cell>
          <table:table-cell table:formula="of:=BASE([.I140];2;4)" office:value-type="string" office:string-value="0000" calcext:value-type="string">
            <text:p>0000</text:p>
          </table:table-cell>
          <table:table-cell table:formula="of:=[.J140]&amp;[.K140]" office:value-type="string" office:string-value="00000000" calcext:value-type="string">
            <text:p>00000000</text:p>
          </table:table-cell>
          <table:table-cell table:formula="of:=[.L139]&amp;[.L140]" office:value-type="string" office:string-value="0000000000000000" calcext:value-type="string">
            <text:p>0000000000000000</text:p>
          </table:table-cell>
          <table:table-cell office:value-type="string" calcext:value-type="string">
            <text:p>Waarde in Kelvin * 10</text:p>
          </table:table-cell>
          <table:table-cell table:formula="of:=DECIMAL([.M140];2)" office:value-type="float" office:value="0" calcext:value-type="float">
            <text:p>0</text:p>
          </table:table-cell>
          <table:table-cell table:formula="of:=[.P138]+1" office:value-type="float" office:value="3" calcext:value-type="float">
            <text:p>3</text:p>
          </table:table-cell>
          <table:table-cell office:value-type="string" calcext:value-type="string">
            <text:p>sel</text:p>
          </table:table-cell>
          <table:table-cell table:formula="of:=[.O140]/10-273.1" office:value-type="float" office:value="-273.1" calcext:value-type="float">
            <text:p>-273.1</text:p>
          </table:table-cell>
          <table:table-cell office:value-type="string" calcext:value-type="string">
            <text:p>grade C</text:p>
          </table:table-cell>
          <table:table-cell table:number-columns-repeated="2"/>
        </table:table-row>
        <table:table-row table:style-name="ro1">
          <table:table-cell table:formula="of:=[.A140]+1" office:value-type="float" office:value="100" calcext:value-type="float">
            <text:p>100</text:p>
          </table:table-cell>
          <table:table-cell table:formula="of:=MID([.$C$37];([.A141]-1)*4+1;2)">
            <text:p/>
          </table:table-cell>
          <table:table-cell table:formula="of:=MID([.$C$37];([.A141]-1)*4+1+2;2)">
            <text:p/>
          </table:table-cell>
          <table:table-cell table:formula="of:=DECIMAL([.B141];16)" office:value-type="float" office:value="0" calcext:value-type="float">
            <text:p>0</text:p>
          </table:table-cell>
          <table:table-cell table:formula="of:=DECIMAL([.C141];16)" office:value-type="float" office:value="0" calcext:value-type="float">
            <text:p>0</text:p>
          </table:table-cell>
          <table:table-cell table:formula="of:=CHAR([.D141])" office:value-type="string" office:string-value="" calcext:value-type="string">
            <text:p/>
          </table:table-cell>
          <table:table-cell table:formula="of:=CHAR([.E141])" office:value-type="string" office:string-value="" calcext:value-type="string">
            <text:p/>
          </table:table-cell>
          <table:table-cell table:formula="of:=DECIMAL([.F141];16)" office:value-type="float" office:value="0" calcext:value-type="float">
            <text:p>0</text:p>
          </table:table-cell>
          <table:table-cell table:formula="of:=DECIMAL([.G141];16)" office:value-type="float" office:value="0" calcext:value-type="float">
            <text:p>0</text:p>
          </table:table-cell>
          <table:table-cell table:formula="of:=BASE([.H141];2;4)" office:value-type="string" office:string-value="0000" calcext:value-type="string">
            <text:p>0000</text:p>
          </table:table-cell>
          <table:table-cell table:formula="of:=BASE([.I141];2;4)" office:value-type="string" office:string-value="0000" calcext:value-type="string">
            <text:p>0000</text:p>
          </table:table-cell>
          <table:table-cell table:formula="of:=[.J141]&amp;[.K141]" office:value-type="string" office:string-value="00000000" calcext:value-type="string">
            <text:p>00000000</text:p>
          </table:table-cell>
          <table:table-cell table:number-columns-repeated="9"/>
        </table:table-row>
        <table:table-row table:style-name="ro1">
          <table:table-cell table:formula="of:=[.A141]+1" office:value-type="float" office:value="101" calcext:value-type="float">
            <text:p>101</text:p>
          </table:table-cell>
          <table:table-cell table:formula="of:=MID([.$C$37];([.A142]-1)*4+1;2)">
            <text:p/>
          </table:table-cell>
          <table:table-cell table:formula="of:=MID([.$C$37];([.A142]-1)*4+1+2;2)">
            <text:p/>
          </table:table-cell>
          <table:table-cell table:formula="of:=DECIMAL([.B142];16)" office:value-type="float" office:value="0" calcext:value-type="float">
            <text:p>0</text:p>
          </table:table-cell>
          <table:table-cell table:formula="of:=DECIMAL([.C142];16)" office:value-type="float" office:value="0" calcext:value-type="float">
            <text:p>0</text:p>
          </table:table-cell>
          <table:table-cell table:formula="of:=CHAR([.D142])" office:value-type="string" office:string-value="" calcext:value-type="string">
            <text:p/>
          </table:table-cell>
          <table:table-cell table:formula="of:=CHAR([.E142])" office:value-type="string" office:string-value="" calcext:value-type="string">
            <text:p/>
          </table:table-cell>
          <table:table-cell table:formula="of:=DECIMAL([.F142];16)" office:value-type="float" office:value="0" calcext:value-type="float">
            <text:p>0</text:p>
          </table:table-cell>
          <table:table-cell table:formula="of:=DECIMAL([.G142];16)" office:value-type="float" office:value="0" calcext:value-type="float">
            <text:p>0</text:p>
          </table:table-cell>
          <table:table-cell table:formula="of:=BASE([.H142];2;4)" office:value-type="string" office:string-value="0000" calcext:value-type="string">
            <text:p>0000</text:p>
          </table:table-cell>
          <table:table-cell table:formula="of:=BASE([.I142];2;4)" office:value-type="string" office:string-value="0000" calcext:value-type="string">
            <text:p>0000</text:p>
          </table:table-cell>
          <table:table-cell table:formula="of:=[.J142]&amp;[.K142]" office:value-type="string" office:string-value="00000000" calcext:value-type="string">
            <text:p>00000000</text:p>
          </table:table-cell>
          <table:table-cell table:formula="of:=[.L141]&amp;[.L142]" office:value-type="string" office:string-value="0000000000000000" calcext:value-type="string">
            <text:p>0000000000000000</text:p>
          </table:table-cell>
          <table:table-cell office:value-type="string" calcext:value-type="string">
            <text:p>Waarde in Kelvin * 10</text:p>
          </table:table-cell>
          <table:table-cell table:formula="of:=DECIMAL([.M142];2)" office:value-type="float" office:value="0" calcext:value-type="float">
            <text:p>0</text:p>
          </table:table-cell>
          <table:table-cell table:formula="of:=[.P140]+1" office:value-type="float" office:value="4" calcext:value-type="float">
            <text:p>4</text:p>
          </table:table-cell>
          <table:table-cell office:value-type="string" calcext:value-type="string">
            <text:p>sel</text:p>
          </table:table-cell>
          <table:table-cell table:formula="of:=[.O142]/10-273.1" office:value-type="float" office:value="-273.1" calcext:value-type="float">
            <text:p>-273.1</text:p>
          </table:table-cell>
          <table:table-cell office:value-type="string" calcext:value-type="string">
            <text:p>grade C</text:p>
          </table:table-cell>
          <table:table-cell table:number-columns-repeated="2"/>
        </table:table-row>
        <table:table-row table:style-name="ro1">
          <table:table-cell table:formula="of:=[.A142]+1" office:value-type="float" office:value="102" calcext:value-type="float">
            <text:p>102</text:p>
          </table:table-cell>
          <table:table-cell table:formula="of:=MID([.$C$37];([.A143]-1)*4+1;2)">
            <text:p/>
          </table:table-cell>
          <table:table-cell table:formula="of:=MID([.$C$37];([.A143]-1)*4+1+2;2)">
            <text:p/>
          </table:table-cell>
          <table:table-cell table:formula="of:=DECIMAL([.B143];16)" office:value-type="float" office:value="0" calcext:value-type="float">
            <text:p>0</text:p>
          </table:table-cell>
          <table:table-cell table:formula="of:=DECIMAL([.C143];16)" office:value-type="float" office:value="0" calcext:value-type="float">
            <text:p>0</text:p>
          </table:table-cell>
          <table:table-cell table:formula="of:=CHAR([.D143])" office:value-type="string" office:string-value="" calcext:value-type="string">
            <text:p/>
          </table:table-cell>
          <table:table-cell table:formula="of:=CHAR([.E143])" office:value-type="string" office:string-value="" calcext:value-type="string">
            <text:p/>
          </table:table-cell>
          <table:table-cell table:formula="of:=DECIMAL([.F143];16)" office:value-type="float" office:value="0" calcext:value-type="float">
            <text:p>0</text:p>
          </table:table-cell>
          <table:table-cell table:formula="of:=DECIMAL([.G143];16)" office:value-type="float" office:value="0" calcext:value-type="float">
            <text:p>0</text:p>
          </table:table-cell>
          <table:table-cell table:formula="of:=BASE([.H143];2;4)" office:value-type="string" office:string-value="0000" calcext:value-type="string">
            <text:p>0000</text:p>
          </table:table-cell>
          <table:table-cell table:formula="of:=BASE([.I143];2;4)" office:value-type="string" office:string-value="0000" calcext:value-type="string">
            <text:p>0000</text:p>
          </table:table-cell>
          <table:table-cell table:formula="of:=[.J143]&amp;[.K143]" office:value-type="string" office:string-value="00000000" calcext:value-type="string">
            <text:p>00000000</text:p>
          </table:table-cell>
          <table:table-cell table:number-columns-repeated="9"/>
        </table:table-row>
        <table:table-row table:style-name="ro1">
          <table:table-cell table:formula="of:=[.A143]+1" office:value-type="float" office:value="103" calcext:value-type="float">
            <text:p>103</text:p>
          </table:table-cell>
          <table:table-cell table:formula="of:=MID([.$C$37];([.A144]-1)*4+1;2)">
            <text:p/>
          </table:table-cell>
          <table:table-cell table:formula="of:=MID([.$C$37];([.A144]-1)*4+1+2;2)">
            <text:p/>
          </table:table-cell>
          <table:table-cell table:formula="of:=DECIMAL([.B144];16)" office:value-type="float" office:value="0" calcext:value-type="float">
            <text:p>0</text:p>
          </table:table-cell>
          <table:table-cell table:formula="of:=DECIMAL([.C144];16)" office:value-type="float" office:value="0" calcext:value-type="float">
            <text:p>0</text:p>
          </table:table-cell>
          <table:table-cell table:formula="of:=CHAR([.D144])" office:value-type="string" office:string-value="" calcext:value-type="string">
            <text:p/>
          </table:table-cell>
          <table:table-cell table:formula="of:=CHAR([.E144])" office:value-type="string" office:string-value="" calcext:value-type="string">
            <text:p/>
          </table:table-cell>
          <table:table-cell table:formula="of:=DECIMAL([.F144];16)" office:value-type="float" office:value="0" calcext:value-type="float">
            <text:p>0</text:p>
          </table:table-cell>
          <table:table-cell table:formula="of:=DECIMAL([.G144];16)" office:value-type="float" office:value="0" calcext:value-type="float">
            <text:p>0</text:p>
          </table:table-cell>
          <table:table-cell table:formula="of:=BASE([.H144];2;4)" office:value-type="string" office:string-value="0000" calcext:value-type="string">
            <text:p>0000</text:p>
          </table:table-cell>
          <table:table-cell table:formula="of:=BASE([.I144];2;4)" office:value-type="string" office:string-value="0000" calcext:value-type="string">
            <text:p>0000</text:p>
          </table:table-cell>
          <table:table-cell table:formula="of:=[.J144]&amp;[.K144]" office:value-type="string" office:string-value="00000000" calcext:value-type="string">
            <text:p>00000000</text:p>
          </table:table-cell>
          <table:table-cell table:formula="of:=[.L143]&amp;[.L144]" office:value-type="string" office:string-value="0000000000000000" calcext:value-type="string">
            <text:p>0000000000000000</text:p>
          </table:table-cell>
          <table:table-cell office:value-type="string" calcext:value-type="string">
            <text:p>Waarde in Kelvin * 10</text:p>
          </table:table-cell>
          <table:table-cell table:formula="of:=DECIMAL([.M144];2)" office:value-type="float" office:value="0" calcext:value-type="float">
            <text:p>0</text:p>
          </table:table-cell>
          <table:table-cell table:formula="of:=[.P142]+1" office:value-type="float" office:value="5" calcext:value-type="float">
            <text:p>5</text:p>
          </table:table-cell>
          <table:table-cell office:value-type="string" calcext:value-type="string">
            <text:p>sel</text:p>
          </table:table-cell>
          <table:table-cell table:formula="of:=[.O144]/10-273.1" office:value-type="float" office:value="-273.1" calcext:value-type="float">
            <text:p>-273.1</text:p>
          </table:table-cell>
          <table:table-cell office:value-type="string" calcext:value-type="string">
            <text:p>grade C</text:p>
          </table:table-cell>
          <table:table-cell table:number-columns-repeated="2"/>
        </table:table-row>
        <table:table-row table:style-name="ro1">
          <table:table-cell table:formula="of:=[.A144]+1" office:value-type="float" office:value="104" calcext:value-type="float">
            <text:p>104</text:p>
          </table:table-cell>
          <table:table-cell table:formula="of:=MID([.$C$37];([.A145]-1)*4+1;2)">
            <text:p/>
          </table:table-cell>
          <table:table-cell table:formula="of:=MID([.$C$37];([.A145]-1)*4+1+2;2)">
            <text:p/>
          </table:table-cell>
          <table:table-cell table:formula="of:=DECIMAL([.B145];16)" office:value-type="float" office:value="0" calcext:value-type="float">
            <text:p>0</text:p>
          </table:table-cell>
          <table:table-cell table:formula="of:=DECIMAL([.C145];16)" office:value-type="float" office:value="0" calcext:value-type="float">
            <text:p>0</text:p>
          </table:table-cell>
          <table:table-cell table:formula="of:=CHAR([.D145])" office:value-type="string" office:string-value="" calcext:value-type="string">
            <text:p/>
          </table:table-cell>
          <table:table-cell table:formula="of:=CHAR([.E145])" office:value-type="string" office:string-value="" calcext:value-type="string">
            <text:p/>
          </table:table-cell>
          <table:table-cell table:formula="of:=DECIMAL([.F145];16)" office:value-type="float" office:value="0" calcext:value-type="float">
            <text:p>0</text:p>
          </table:table-cell>
          <table:table-cell table:formula="of:=DECIMAL([.G145];16)" office:value-type="float" office:value="0" calcext:value-type="float">
            <text:p>0</text:p>
          </table:table-cell>
          <table:table-cell table:formula="of:=BASE([.H145];2;4)" office:value-type="string" office:string-value="0000" calcext:value-type="string">
            <text:p>0000</text:p>
          </table:table-cell>
          <table:table-cell table:formula="of:=BASE([.I145];2;4)" office:value-type="string" office:string-value="0000" calcext:value-type="string">
            <text:p>0000</text:p>
          </table:table-cell>
          <table:table-cell table:formula="of:=[.J145]&amp;[.K145]" office:value-type="string" office:string-value="00000000" calcext:value-type="string">
            <text:p>00000000</text:p>
          </table:table-cell>
          <table:table-cell table:number-columns-repeated="7"/>
          <table:table-cell table:formula="of:=26+([.A145]-1)*4+1-1" office:value-type="float" office:value="438" calcext:value-type="float">
            <text:p>438</text:p>
          </table:table-cell>
          <table:table-cell table:formula="of:=[.T145]+8" office:value-type="float" office:value="446" calcext:value-type="float">
            <text:p>446</text:p>
          </table:table-cell>
        </table:table-row>
        <table:table-row table:style-name="ro1">
          <table:table-cell table:formula="of:=[.A145]+1" office:value-type="float" office:value="105" calcext:value-type="float">
            <text:p>105</text:p>
          </table:table-cell>
          <table:table-cell table:formula="of:=MID([.$C$37];([.A146]-1)*4+1;2)">
            <text:p/>
          </table:table-cell>
          <table:table-cell table:formula="of:=MID([.$C$37];([.A146]-1)*4+1+2;2)">
            <text:p/>
          </table:table-cell>
          <table:table-cell table:formula="of:=DECIMAL([.B146];16)" office:value-type="float" office:value="0" calcext:value-type="float">
            <text:p>0</text:p>
          </table:table-cell>
          <table:table-cell table:formula="of:=DECIMAL([.C146];16)" office:value-type="float" office:value="0" calcext:value-type="float">
            <text:p>0</text:p>
          </table:table-cell>
          <table:table-cell table:formula="of:=CHAR([.D146])" office:value-type="string" office:string-value="" calcext:value-type="string">
            <text:p/>
          </table:table-cell>
          <table:table-cell table:formula="of:=CHAR([.E146])" office:value-type="string" office:string-value="" calcext:value-type="string">
            <text:p/>
          </table:table-cell>
          <table:table-cell table:formula="of:=DECIMAL([.F146];16)" office:value-type="float" office:value="0" calcext:value-type="float">
            <text:p>0</text:p>
          </table:table-cell>
          <table:table-cell table:formula="of:=DECIMAL([.G146];16)" office:value-type="float" office:value="0" calcext:value-type="float">
            <text:p>0</text:p>
          </table:table-cell>
          <table:table-cell table:formula="of:=BASE([.H146];2;4)" office:value-type="string" office:string-value="0000" calcext:value-type="string">
            <text:p>0000</text:p>
          </table:table-cell>
          <table:table-cell table:formula="of:=BASE([.I146];2;4)" office:value-type="string" office:string-value="0000" calcext:value-type="string">
            <text:p>0000</text:p>
          </table:table-cell>
          <table:table-cell table:formula="of:=[.J146]&amp;[.K146]" office:value-type="string" office:string-value="00000000" calcext:value-type="string">
            <text:p>00000000</text:p>
          </table:table-cell>
          <table:table-cell table:formula="of:=[.L145]&amp;[.L146]" office:value-type="string" office:string-value="0000000000000000" calcext:value-type="string">
            <text:p>0000000000000000</text:p>
          </table:table-cell>
          <table:table-cell office:value-type="string" calcext:value-type="string">
            <text:p>Battery stroom</text:p>
          </table:table-cell>
          <table:table-cell table:formula="of:=DECIMAL([.M146];2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[.A146]+1" office:value-type="float" office:value="106" calcext:value-type="float">
            <text:p>106</text:p>
          </table:table-cell>
          <table:table-cell table:formula="of:=MID([.$C$37];([.A147]-1)*4+1;2)">
            <text:p/>
          </table:table-cell>
          <table:table-cell table:formula="of:=MID([.$C$37];([.A147]-1)*4+1+2;2)">
            <text:p/>
          </table:table-cell>
          <table:table-cell table:formula="of:=DECIMAL([.B147];16)" office:value-type="float" office:value="0" calcext:value-type="float">
            <text:p>0</text:p>
          </table:table-cell>
          <table:table-cell table:formula="of:=DECIMAL([.C147];16)" office:value-type="float" office:value="0" calcext:value-type="float">
            <text:p>0</text:p>
          </table:table-cell>
          <table:table-cell table:formula="of:=CHAR([.D147])" office:value-type="string" office:string-value="" calcext:value-type="string">
            <text:p/>
          </table:table-cell>
          <table:table-cell table:formula="of:=CHAR([.E147])" office:value-type="string" office:string-value="" calcext:value-type="string">
            <text:p/>
          </table:table-cell>
          <table:table-cell table:formula="of:=DECIMAL([.F147];16)" office:value-type="float" office:value="0" calcext:value-type="float">
            <text:p>0</text:p>
          </table:table-cell>
          <table:table-cell table:formula="of:=DECIMAL([.G147];16)" office:value-type="float" office:value="0" calcext:value-type="float">
            <text:p>0</text:p>
          </table:table-cell>
          <table:table-cell table:formula="of:=BASE([.H147];2;4)" office:value-type="string" office:string-value="0000" calcext:value-type="string">
            <text:p>0000</text:p>
          </table:table-cell>
          <table:table-cell table:formula="of:=BASE([.I147];2;4)" office:value-type="string" office:string-value="0000" calcext:value-type="string">
            <text:p>0000</text:p>
          </table:table-cell>
          <table:table-cell table:formula="of:=[.J147]&amp;[.K147]" office:value-type="string" office:string-value="00000000" calcext:value-type="string">
            <text:p>00000000</text:p>
          </table:table-cell>
          <table:table-cell table:number-columns-repeated="7"/>
          <table:table-cell table:formula="of:=26+([.A147]-1)*4+1-1" office:value-type="float" office:value="446" calcext:value-type="float">
            <text:p>446</text:p>
          </table:table-cell>
          <table:table-cell table:formula="of:=[.T147]+8" office:value-type="float" office:value="454" calcext:value-type="float">
            <text:p>454</text:p>
          </table:table-cell>
        </table:table-row>
        <table:table-row table:style-name="ro1">
          <table:table-cell table:formula="of:=[.A147]+1" office:value-type="float" office:value="107" calcext:value-type="float">
            <text:p>107</text:p>
          </table:table-cell>
          <table:table-cell table:formula="of:=MID([.$C$37];([.A148]-1)*4+1;2)">
            <text:p/>
          </table:table-cell>
          <table:table-cell table:formula="of:=MID([.$C$37];([.A148]-1)*4+1+2;2)">
            <text:p/>
          </table:table-cell>
          <table:table-cell table:formula="of:=DECIMAL([.B148];16)" office:value-type="float" office:value="0" calcext:value-type="float">
            <text:p>0</text:p>
          </table:table-cell>
          <table:table-cell table:formula="of:=DECIMAL([.C148];16)" office:value-type="float" office:value="0" calcext:value-type="float">
            <text:p>0</text:p>
          </table:table-cell>
          <table:table-cell table:formula="of:=CHAR([.D148])" office:value-type="string" office:string-value="" calcext:value-type="string">
            <text:p/>
          </table:table-cell>
          <table:table-cell table:formula="of:=CHAR([.E148])" office:value-type="string" office:string-value="" calcext:value-type="string">
            <text:p/>
          </table:table-cell>
          <table:table-cell table:formula="of:=DECIMAL([.F148];16)" office:value-type="float" office:value="0" calcext:value-type="float">
            <text:p>0</text:p>
          </table:table-cell>
          <table:table-cell table:formula="of:=DECIMAL([.G148];16)" office:value-type="float" office:value="0" calcext:value-type="float">
            <text:p>0</text:p>
          </table:table-cell>
          <table:table-cell table:formula="of:=BASE([.H148];2;4)" office:value-type="string" office:string-value="0000" calcext:value-type="string">
            <text:p>0000</text:p>
          </table:table-cell>
          <table:table-cell table:formula="of:=BASE([.I148];2;4)" office:value-type="string" office:string-value="0000" calcext:value-type="string">
            <text:p>0000</text:p>
          </table:table-cell>
          <table:table-cell table:formula="of:=[.J148]&amp;[.K148]" office:value-type="string" office:string-value="00000000" calcext:value-type="string">
            <text:p>00000000</text:p>
          </table:table-cell>
          <table:table-cell table:formula="of:=[.L147]&amp;[.L148]" office:value-type="string" office:string-value="0000000000000000" calcext:value-type="string">
            <text:p>0000000000000000</text:p>
          </table:table-cell>
          <table:table-cell office:value-type="string" calcext:value-type="string">
            <text:p>Battery spanning in milliVolts</text:p>
          </table:table-cell>
          <table:table-cell table:formula="of:=DECIMAL([.M148];2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[.A148]+1" office:value-type="float" office:value="108" calcext:value-type="float">
            <text:p>108</text:p>
          </table:table-cell>
          <table:table-cell table:formula="of:=MID([.$C$37];([.A149]-1)*4+1;2)">
            <text:p/>
          </table:table-cell>
          <table:table-cell table:formula="of:=MID([.$C$37];([.A149]-1)*4+1+2;2)">
            <text:p/>
          </table:table-cell>
          <table:table-cell table:formula="of:=DECIMAL([.B149];16)" office:value-type="float" office:value="0" calcext:value-type="float">
            <text:p>0</text:p>
          </table:table-cell>
          <table:table-cell table:formula="of:=DECIMAL([.C149];16)" office:value-type="float" office:value="0" calcext:value-type="float">
            <text:p>0</text:p>
          </table:table-cell>
          <table:table-cell table:formula="of:=CHAR([.D149])" office:value-type="string" office:string-value="" calcext:value-type="string">
            <text:p/>
          </table:table-cell>
          <table:table-cell table:formula="of:=CHAR([.E149])" office:value-type="string" office:string-value="" calcext:value-type="string">
            <text:p/>
          </table:table-cell>
          <table:table-cell table:formula="of:=DECIMAL([.F149];16)" office:value-type="float" office:value="0" calcext:value-type="float">
            <text:p>0</text:p>
          </table:table-cell>
          <table:table-cell table:formula="of:=DECIMAL([.G149];16)" office:value-type="float" office:value="0" calcext:value-type="float">
            <text:p>0</text:p>
          </table:table-cell>
          <table:table-cell table:formula="of:=BASE([.H149];2;4)" office:value-type="string" office:string-value="0000" calcext:value-type="string">
            <text:p>0000</text:p>
          </table:table-cell>
          <table:table-cell table:formula="of:=BASE([.I149];2;4)" office:value-type="string" office:string-value="0000" calcext:value-type="string">
            <text:p>0000</text:p>
          </table:table-cell>
          <table:table-cell table:formula="of:=[.J149]&amp;[.K149]" office:value-type="string" office:string-value="00000000" calcext:value-type="string">
            <text:p>00000000</text:p>
          </table:table-cell>
          <table:table-cell table:number-columns-repeated="7"/>
          <table:table-cell table:formula="of:=26+([.A149]-1)*4+1-1" office:value-type="float" office:value="454" calcext:value-type="float">
            <text:p>454</text:p>
          </table:table-cell>
          <table:table-cell table:formula="of:=[.T149]+8" office:value-type="float" office:value="462" calcext:value-type="float">
            <text:p>462</text:p>
          </table:table-cell>
        </table:table-row>
        <table:table-row table:style-name="ro1">
          <table:table-cell table:formula="of:=[.A149]+1" office:value-type="float" office:value="109" calcext:value-type="float">
            <text:p>109</text:p>
          </table:table-cell>
          <table:table-cell table:formula="of:=MID([.$C$37];([.A150]-1)*4+1;2)">
            <text:p/>
          </table:table-cell>
          <table:table-cell table:formula="of:=MID([.$C$37];([.A150]-1)*4+1+2;2)">
            <text:p/>
          </table:table-cell>
          <table:table-cell table:formula="of:=DECIMAL([.B150];16)" office:value-type="float" office:value="0" calcext:value-type="float">
            <text:p>0</text:p>
          </table:table-cell>
          <table:table-cell table:formula="of:=DECIMAL([.C150];16)" office:value-type="float" office:value="0" calcext:value-type="float">
            <text:p>0</text:p>
          </table:table-cell>
          <table:table-cell table:formula="of:=CHAR([.D150])" office:value-type="string" office:string-value="" calcext:value-type="string">
            <text:p/>
          </table:table-cell>
          <table:table-cell table:formula="of:=CHAR([.E150])" office:value-type="string" office:string-value="" calcext:value-type="string">
            <text:p/>
          </table:table-cell>
          <table:table-cell table:formula="of:=DECIMAL([.F150];16)" office:value-type="float" office:value="0" calcext:value-type="float">
            <text:p>0</text:p>
          </table:table-cell>
          <table:table-cell table:formula="of:=DECIMAL([.G150];16)" office:value-type="float" office:value="0" calcext:value-type="float">
            <text:p>0</text:p>
          </table:table-cell>
          <table:table-cell table:formula="of:=BASE([.H150];2;4)" office:value-type="string" office:string-value="0000" calcext:value-type="string">
            <text:p>0000</text:p>
          </table:table-cell>
          <table:table-cell table:formula="of:=BASE([.I150];2;4)" office:value-type="string" office:string-value="0000" calcext:value-type="string">
            <text:p>0000</text:p>
          </table:table-cell>
          <table:table-cell table:formula="of:=[.J150]&amp;[.K150]" office:value-type="string" office:string-value="00000000" calcext:value-type="string">
            <text:p>00000000</text:p>
          </table:table-cell>
          <table:table-cell table:formula="of:=[.L149]&amp;[.L150]" office:value-type="string" office:string-value="0000000000000000" calcext:value-type="string">
            <text:p>0000000000000000</text:p>
          </table:table-cell>
          <table:table-cell office:value-type="string" calcext:value-type="string">
            <text:p>Oorblywende energie in milliAmpuur</text:p>
          </table:table-cell>
          <table:table-cell table:formula="of:=DECIMAL([.M150];2)" office:value-type="float" office:value="0" calcext:value-type="float">
            <text:p>0</text:p>
          </table:table-cell>
          <table:table-cell table:number-columns-repeated="2"/>
          <table:table-cell table:formula="of:=48*[.O150]/1000/1000" office:value-type="float" office:value="0" calcext:value-type="float">
            <text:p>0</text:p>
          </table:table-cell>
          <table:table-cell office:value-type="string" calcext:value-type="string">
            <text:p>kWh</text:p>
          </table:table-cell>
          <table:table-cell table:number-columns-repeated="2"/>
        </table:table-row>
        <table:table-row table:style-name="ro1">
          <table:table-cell table:formula="of:=[.A150]+1" office:value-type="float" office:value="110" calcext:value-type="float">
            <text:p>110</text:p>
          </table:table-cell>
          <table:table-cell table:formula="of:=MID([.$C$37];([.A151]-1)*4+1;2)">
            <text:p/>
          </table:table-cell>
          <table:table-cell table:formula="of:=MID([.$C$37];([.A151]-1)*4+1+2;2)">
            <text:p/>
          </table:table-cell>
          <table:table-cell table:formula="of:=DECIMAL([.B151];16)" office:value-type="float" office:value="0" calcext:value-type="float">
            <text:p>0</text:p>
          </table:table-cell>
          <table:table-cell table:formula="of:=DECIMAL([.C151];16)" office:value-type="float" office:value="0" calcext:value-type="float">
            <text:p>0</text:p>
          </table:table-cell>
          <table:table-cell table:formula="of:=CHAR([.D151])" office:value-type="string" office:string-value="" calcext:value-type="string">
            <text:p/>
          </table:table-cell>
          <table:table-cell table:formula="of:=CHAR([.E151])" office:value-type="string" office:string-value="" calcext:value-type="string">
            <text:p/>
          </table:table-cell>
          <table:table-cell table:formula="of:=DECIMAL([.F151];16)" office:value-type="float" office:value="0" calcext:value-type="float">
            <text:p>0</text:p>
          </table:table-cell>
          <table:table-cell table:formula="of:=DECIMAL([.G151];16)" office:value-type="float" office:value="0" calcext:value-type="float">
            <text:p>0</text:p>
          </table:table-cell>
          <table:table-cell table:formula="of:=BASE([.H151];2;4)" office:value-type="string" office:string-value="0000" calcext:value-type="string">
            <text:p>0000</text:p>
          </table:table-cell>
          <table:table-cell table:formula="of:=BASE([.I151];2;4)" office:value-type="string" office:string-value="0000" calcext:value-type="string">
            <text:p>0000</text:p>
          </table:table-cell>
          <table:table-cell table:formula="of:=[.J151]&amp;[.K151]" office:value-type="string" office:string-value="00000000" calcext:value-type="string">
            <text:p>00000000</text:p>
          </table:table-cell>
          <table:table-cell/>
          <table:table-cell office:value-type="string" calcext:value-type="string">
            <text:p>Gebruiker gedefinieerd</text:p>
          </table:table-cell>
          <table:table-cell table:number-columns-repeated="7"/>
        </table:table-row>
        <table:table-row table:style-name="ro1">
          <table:table-cell table:formula="of:=[.A151]+1" office:value-type="float" office:value="111" calcext:value-type="float">
            <text:p>111</text:p>
          </table:table-cell>
          <table:table-cell table:formula="of:=MID([.$C$37];([.A152]-1)*4+1;2)">
            <text:p/>
          </table:table-cell>
          <table:table-cell table:formula="of:=MID([.$C$37];([.A152]-1)*4+1+2;2)">
            <text:p/>
          </table:table-cell>
          <table:table-cell table:formula="of:=DECIMAL([.B152];16)" office:value-type="float" office:value="0" calcext:value-type="float">
            <text:p>0</text:p>
          </table:table-cell>
          <table:table-cell table:formula="of:=DECIMAL([.C152];16)" office:value-type="float" office:value="0" calcext:value-type="float">
            <text:p>0</text:p>
          </table:table-cell>
          <table:table-cell table:formula="of:=CHAR([.D152])" office:value-type="string" office:string-value="" calcext:value-type="string">
            <text:p/>
          </table:table-cell>
          <table:table-cell table:formula="of:=CHAR([.E152])" office:value-type="string" office:string-value="" calcext:value-type="string">
            <text:p/>
          </table:table-cell>
          <table:table-cell table:formula="of:=DECIMAL([.F152];16)" office:value-type="float" office:value="0" calcext:value-type="float">
            <text:p>0</text:p>
          </table:table-cell>
          <table:table-cell table:formula="of:=DECIMAL([.G152];16)" office:value-type="float" office:value="0" calcext:value-type="float">
            <text:p>0</text:p>
          </table:table-cell>
          <table:table-cell table:formula="of:=BASE([.H152];2;4)" office:value-type="string" office:string-value="0000" calcext:value-type="string">
            <text:p>0000</text:p>
          </table:table-cell>
          <table:table-cell table:formula="of:=BASE([.I152];2;4)" office:value-type="string" office:string-value="0000" calcext:value-type="string">
            <text:p>0000</text:p>
          </table:table-cell>
          <table:table-cell table:formula="of:=[.J152]&amp;[.K152]" office:value-type="string" office:string-value="00000000" calcext:value-type="string">
            <text:p>00000000</text:p>
          </table:table-cell>
          <table:table-cell table:number-columns-repeated="7"/>
          <table:table-cell table:formula="of:=26+([.A152]-1)*4+1-1" office:value-type="float" office:value="466" calcext:value-type="float">
            <text:p>466</text:p>
          </table:table-cell>
          <table:table-cell table:formula="of:=[.T152]+8" office:value-type="float" office:value="474" calcext:value-type="float">
            <text:p>474</text:p>
          </table:table-cell>
        </table:table-row>
        <table:table-row table:style-name="ro1">
          <table:table-cell table:formula="of:=[.A152]+1" office:value-type="float" office:value="112" calcext:value-type="float">
            <text:p>112</text:p>
          </table:table-cell>
          <table:table-cell table:formula="of:=MID([.$C$37];([.A153]-1)*4+1;2)">
            <text:p/>
          </table:table-cell>
          <table:table-cell table:formula="of:=MID([.$C$37];([.A153]-1)*4+1+2;2)">
            <text:p/>
          </table:table-cell>
          <table:table-cell table:formula="of:=DECIMAL([.B153];16)" office:value-type="float" office:value="0" calcext:value-type="float">
            <text:p>0</text:p>
          </table:table-cell>
          <table:table-cell table:formula="of:=DECIMAL([.C153];16)" office:value-type="float" office:value="0" calcext:value-type="float">
            <text:p>0</text:p>
          </table:table-cell>
          <table:table-cell table:formula="of:=CHAR([.D153])" office:value-type="string" office:string-value="" calcext:value-type="string">
            <text:p/>
          </table:table-cell>
          <table:table-cell table:formula="of:=CHAR([.E153])" office:value-type="string" office:string-value="" calcext:value-type="string">
            <text:p/>
          </table:table-cell>
          <table:table-cell table:formula="of:=DECIMAL([.F153];16)" office:value-type="float" office:value="0" calcext:value-type="float">
            <text:p>0</text:p>
          </table:table-cell>
          <table:table-cell table:formula="of:=DECIMAL([.G153];16)" office:value-type="float" office:value="0" calcext:value-type="float">
            <text:p>0</text:p>
          </table:table-cell>
          <table:table-cell table:formula="of:=BASE([.H153];2;4)" office:value-type="string" office:string-value="0000" calcext:value-type="string">
            <text:p>0000</text:p>
          </table:table-cell>
          <table:table-cell table:formula="of:=BASE([.I153];2;4)" office:value-type="string" office:string-value="0000" calcext:value-type="string">
            <text:p>0000</text:p>
          </table:table-cell>
          <table:table-cell table:formula="of:=[.J153]&amp;[.K153]" office:value-type="string" office:string-value="00000000" calcext:value-type="string">
            <text:p>00000000</text:p>
          </table:table-cell>
          <table:table-cell table:formula="of:=[.L152]&amp;[.L153]" office:value-type="string" office:string-value="0000000000000000" calcext:value-type="string">
            <text:p>0000000000000000</text:p>
          </table:table-cell>
          <table:table-cell office:value-type="string" calcext:value-type="string">
            <text:p>Totale battery kapasiteit</text:p>
          </table:table-cell>
          <table:table-cell table:formula="of:=DECIMAL([.M153];2)" office:value-type="float" office:value="0" calcext:value-type="float">
            <text:p>0</text:p>
          </table:table-cell>
          <table:table-cell table:number-columns-repeated="2"/>
          <table:table-cell table:style-name="ce3" table:formula="of:=[.O150]/[.O153]" office:value-type="string" office:string-value="" calcext:value-type="error">
            <text:p>#DIV/0!</text:p>
          </table:table-cell>
          <table:table-cell office:value-type="string" calcext:value-type="string">
            <text:p>SOC (State of charge)</text:p>
          </table:table-cell>
          <table:table-cell table:number-columns-repeated="2"/>
        </table:table-row>
        <table:table-row table:style-name="ro1">
          <table:table-cell table:formula="of:=[.A153]+1" office:value-type="float" office:value="113" calcext:value-type="float">
            <text:p>113</text:p>
          </table:table-cell>
          <table:table-cell table:formula="of:=MID([.$C$37];([.A154]-1)*4+1;2)">
            <text:p/>
          </table:table-cell>
          <table:table-cell table:formula="of:=MID([.$C$37];([.A154]-1)*4+1+2;2)">
            <text:p/>
          </table:table-cell>
          <table:table-cell table:formula="of:=DECIMAL([.B154];16)" office:value-type="float" office:value="0" calcext:value-type="float">
            <text:p>0</text:p>
          </table:table-cell>
          <table:table-cell table:formula="of:=DECIMAL([.C154];16)" office:value-type="float" office:value="0" calcext:value-type="float">
            <text:p>0</text:p>
          </table:table-cell>
          <table:table-cell table:formula="of:=CHAR([.D154])" office:value-type="string" office:string-value="" calcext:value-type="string">
            <text:p/>
          </table:table-cell>
          <table:table-cell table:formula="of:=CHAR([.E154])" office:value-type="string" office:string-value="" calcext:value-type="string">
            <text:p/>
          </table:table-cell>
          <table:table-cell table:formula="of:=DECIMAL([.F154];16)" office:value-type="float" office:value="0" calcext:value-type="float">
            <text:p>0</text:p>
          </table:table-cell>
          <table:table-cell table:formula="of:=DECIMAL([.G154];16)" office:value-type="float" office:value="0" calcext:value-type="float">
            <text:p>0</text:p>
          </table:table-cell>
          <table:table-cell table:formula="of:=BASE([.H154];2;4)" office:value-type="string" office:string-value="0000" calcext:value-type="string">
            <text:p>0000</text:p>
          </table:table-cell>
          <table:table-cell table:formula="of:=BASE([.I154];2;4)" office:value-type="string" office:string-value="0000" calcext:value-type="string">
            <text:p>0000</text:p>
          </table:table-cell>
          <table:table-cell table:formula="of:=[.J154]&amp;[.K154]" office:value-type="string" office:string-value="00000000" calcext:value-type="string">
            <text:p>00000000</text:p>
          </table:table-cell>
          <table:table-cell table:number-columns-repeated="7"/>
          <table:table-cell table:formula="of:=26+([.A154]-1)*4+1-1" office:value-type="float" office:value="474" calcext:value-type="float">
            <text:p>474</text:p>
          </table:table-cell>
          <table:table-cell table:formula="of:=[.T154]+8" office:value-type="float" office:value="482" calcext:value-type="float">
            <text:p>482</text:p>
          </table:table-cell>
        </table:table-row>
        <table:table-row table:style-name="ro1">
          <table:table-cell table:formula="of:=[.A154]+1" office:value-type="float" office:value="114" calcext:value-type="float">
            <text:p>114</text:p>
          </table:table-cell>
          <table:table-cell table:formula="of:=MID([.$C$37];([.A155]-1)*4+1;2)">
            <text:p/>
          </table:table-cell>
          <table:table-cell table:formula="of:=MID([.$C$37];([.A155]-1)*4+1+2;2)">
            <text:p/>
          </table:table-cell>
          <table:table-cell table:formula="of:=DECIMAL([.B155];16)" office:value-type="float" office:value="0" calcext:value-type="float">
            <text:p>0</text:p>
          </table:table-cell>
          <table:table-cell table:formula="of:=DECIMAL([.C155];16)" office:value-type="float" office:value="0" calcext:value-type="float">
            <text:p>0</text:p>
          </table:table-cell>
          <table:table-cell table:formula="of:=CHAR([.D155])" office:value-type="string" office:string-value="" calcext:value-type="string">
            <text:p/>
          </table:table-cell>
          <table:table-cell table:formula="of:=CHAR([.E155])" office:value-type="string" office:string-value="" calcext:value-type="string">
            <text:p/>
          </table:table-cell>
          <table:table-cell table:formula="of:=DECIMAL([.F155];16)" office:value-type="float" office:value="0" calcext:value-type="float">
            <text:p>0</text:p>
          </table:table-cell>
          <table:table-cell table:formula="of:=DECIMAL([.G155];16)" office:value-type="float" office:value="0" calcext:value-type="float">
            <text:p>0</text:p>
          </table:table-cell>
          <table:table-cell table:formula="of:=BASE([.H155];2;4)" office:value-type="string" office:string-value="0000" calcext:value-type="string">
            <text:p>0000</text:p>
          </table:table-cell>
          <table:table-cell table:formula="of:=BASE([.I155];2;4)" office:value-type="string" office:string-value="0000" calcext:value-type="string">
            <text:p>0000</text:p>
          </table:table-cell>
          <table:table-cell table:formula="of:=[.J155]&amp;[.K155]" office:value-type="string" office:string-value="00000000" calcext:value-type="string">
            <text:p>00000000</text:p>
          </table:table-cell>
          <table:table-cell table:formula="of:=[.L154]&amp;[.L155]" office:value-type="string" office:string-value="0000000000000000" calcext:value-type="string">
            <text:p>0000000000000000</text:p>
          </table:table-cell>
          <table:table-cell office:value-type="string" calcext:value-type="string">
            <text:p>Aantal battery siklusse</text:p>
          </table:table-cell>
          <table:table-cell table:formula="of:=DECIMAL([.M155];2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[.A155]+1" office:value-type="float" office:value="115" calcext:value-type="float">
            <text:p>115</text:p>
          </table:table-cell>
          <table:table-cell table:formula="of:=MID([.$C$37];([.A156]-1)*4+1;2)">
            <text:p/>
          </table:table-cell>
          <table:table-cell table:formula="of:=MID([.$C$37];([.A156]-1)*4+1+2;2)">
            <text:p/>
          </table:table-cell>
          <table:table-cell table:formula="of:=DECIMAL([.B156];16)" office:value-type="float" office:value="0" calcext:value-type="float">
            <text:p>0</text:p>
          </table:table-cell>
          <table:table-cell table:formula="of:=DECIMAL([.C156];16)" office:value-type="float" office:value="0" calcext:value-type="float">
            <text:p>0</text:p>
          </table:table-cell>
          <table:table-cell table:formula="of:=CHAR([.D156])" office:value-type="string" office:string-value="" calcext:value-type="string">
            <text:p/>
          </table:table-cell>
          <table:table-cell table:formula="of:=CHAR([.E156])" office:value-type="string" office:string-value="" calcext:value-type="string">
            <text:p/>
          </table:table-cell>
          <table:table-cell table:formula="of:=DECIMAL([.F156];16)" office:value-type="float" office:value="0" calcext:value-type="float">
            <text:p>0</text:p>
          </table:table-cell>
          <table:table-cell table:formula="of:=DECIMAL([.G156];16)" office:value-type="float" office:value="0" calcext:value-type="float">
            <text:p>0</text:p>
          </table:table-cell>
          <table:table-cell table:formula="of:=BASE([.H156];2;4)" office:value-type="string" office:string-value="0000" calcext:value-type="string">
            <text:p>0000</text:p>
          </table:table-cell>
          <table:table-cell table:formula="of:=BASE([.I156];2;4)" office:value-type="string" office:string-value="0000" calcext:value-type="string">
            <text:p>0000</text:p>
          </table:table-cell>
          <table:table-cell table:formula="of:=[.J156]&amp;[.K156]" office:value-type="string" office:string-value="00000000" calcext:value-type="string">
            <text:p>00000000</text:p>
          </table:table-cell>
          <table:table-cell/>
          <table:table-cell table:style-name="ce2" office:value-type="string" calcext:value-type="string">
            <text:p>Onseker wat hierdie vlag is, dit is dieselfde as die vorige battery se waardes.</text:p>
          </table:table-cell>
          <table:table-cell table:number-columns-repeated="7"/>
        </table:table-row>
        <table:table-row table:style-name="ro1">
          <table:table-cell table:formula="of:=[.A156]+1" office:value-type="float" office:value="116" calcext:value-type="float">
            <text:p>116</text:p>
          </table:table-cell>
          <table:table-cell table:formula="of:=MID([.$C$37];([.A157]-1)*4+1;2)">
            <text:p/>
          </table:table-cell>
          <table:table-cell table:formula="of:=MID([.$C$37];([.A157]-1)*4+1+2;2)">
            <text:p/>
          </table:table-cell>
          <table:table-cell table:formula="of:=DECIMAL([.B157];16)" office:value-type="float" office:value="0" calcext:value-type="float">
            <text:p>0</text:p>
          </table:table-cell>
          <table:table-cell table:formula="of:=DECIMAL([.C157];16)" office:value-type="float" office:value="0" calcext:value-type="float">
            <text:p>0</text:p>
          </table:table-cell>
          <table:table-cell table:formula="of:=CHAR([.D157])" office:value-type="string" office:string-value="" calcext:value-type="string">
            <text:p/>
          </table:table-cell>
          <table:table-cell table:formula="of:=CHAR([.E157])" office:value-type="string" office:string-value="" calcext:value-type="string">
            <text:p/>
          </table:table-cell>
          <table:table-cell table:formula="of:=DECIMAL([.F157];16)" office:value-type="float" office:value="0" calcext:value-type="float">
            <text:p>0</text:p>
          </table:table-cell>
          <table:table-cell table:formula="of:=DECIMAL([.G157];16)" office:value-type="float" office:value="0" calcext:value-type="float">
            <text:p>0</text:p>
          </table:table-cell>
          <table:table-cell table:formula="of:=BASE([.H157];2;4)" office:value-type="string" office:string-value="0000" calcext:value-type="string">
            <text:p>0000</text:p>
          </table:table-cell>
          <table:table-cell table:formula="of:=BASE([.I157];2;4)" office:value-type="string" office:string-value="0000" calcext:value-type="string">
            <text:p>0000</text:p>
          </table:table-cell>
          <table:table-cell table:formula="of:=[.J157]&amp;[.K157]" office:value-type="string" office:string-value="00000000" calcext:value-type="string">
            <text:p>00000000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table:formula="of:=[.A157]+1" office:value-type="float" office:value="117" calcext:value-type="float">
            <text:p>117</text:p>
          </table:table-cell>
          <table:table-cell table:formula="of:=MID([.$C$37];([.A158]-1)*4+1;2)">
            <text:p/>
          </table:table-cell>
          <table:table-cell table:formula="of:=MID([.$C$37];([.A158]-1)*4+1+2;2)">
            <text:p/>
          </table:table-cell>
          <table:table-cell table:formula="of:=DECIMAL([.B158];16)" office:value-type="float" office:value="0" calcext:value-type="float">
            <text:p>0</text:p>
          </table:table-cell>
          <table:table-cell table:formula="of:=DECIMAL([.C158];16)" office:value-type="float" office:value="0" calcext:value-type="float">
            <text:p>0</text:p>
          </table:table-cell>
          <table:table-cell table:formula="of:=CHAR([.D158])" office:value-type="string" office:string-value="" calcext:value-type="string">
            <text:p/>
          </table:table-cell>
          <table:table-cell table:formula="of:=CHAR([.E158])" office:value-type="string" office:string-value="" calcext:value-type="string">
            <text:p/>
          </table:table-cell>
          <table:table-cell table:formula="of:=DECIMAL([.F158];16)" office:value-type="float" office:value="0" calcext:value-type="float">
            <text:p>0</text:p>
          </table:table-cell>
          <table:table-cell table:formula="of:=DECIMAL([.G158];16)" office:value-type="float" office:value="0" calcext:value-type="float">
            <text:p>0</text:p>
          </table:table-cell>
          <table:table-cell table:formula="of:=BASE([.H158];2;4)" office:value-type="string" office:string-value="0000" calcext:value-type="string">
            <text:p>0000</text:p>
          </table:table-cell>
          <table:table-cell table:formula="of:=BASE([.I158];2;4)" office:value-type="string" office:string-value="0000" calcext:value-type="string">
            <text:p>0000</text:p>
          </table:table-cell>
          <table:table-cell table:formula="of:=[.J158]&amp;[.K158]" office:value-type="string" office:string-value="00000000" calcext:value-type="string">
            <text:p>00000000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table:formula="of:=[.A158]+1" office:value-type="float" office:value="118" calcext:value-type="float">
            <text:p>118</text:p>
          </table:table-cell>
          <table:table-cell table:formula="of:=MID([.$C$37];([.A159]-1)*4+1;2)">
            <text:p/>
          </table:table-cell>
          <table:table-cell table:formula="of:=MID([.$C$37];([.A159]-1)*4+1+2;2)">
            <text:p/>
          </table:table-cell>
          <table:table-cell table:formula="of:=DECIMAL([.B159];16)" office:value-type="float" office:value="0" calcext:value-type="float">
            <text:p>0</text:p>
          </table:table-cell>
          <table:table-cell table:formula="of:=DECIMAL([.C159];16)" office:value-type="float" office:value="0" calcext:value-type="float">
            <text:p>0</text:p>
          </table:table-cell>
          <table:table-cell table:formula="of:=CHAR([.D159])" office:value-type="string" office:string-value="" calcext:value-type="string">
            <text:p/>
          </table:table-cell>
          <table:table-cell table:formula="of:=CHAR([.E159])" office:value-type="string" office:string-value="" calcext:value-type="string">
            <text:p/>
          </table:table-cell>
          <table:table-cell table:formula="of:=DECIMAL([.F159];16)" office:value-type="float" office:value="0" calcext:value-type="float">
            <text:p>0</text:p>
          </table:table-cell>
          <table:table-cell table:formula="of:=DECIMAL([.G159];16)" office:value-type="float" office:value="0" calcext:value-type="float">
            <text:p>0</text:p>
          </table:table-cell>
          <table:table-cell table:formula="of:=BASE([.H159];2;4)" office:value-type="string" office:string-value="0000" calcext:value-type="string">
            <text:p>0000</text:p>
          </table:table-cell>
          <table:table-cell table:formula="of:=BASE([.I159];2;4)" office:value-type="string" office:string-value="0000" calcext:value-type="string">
            <text:p>0000</text:p>
          </table:table-cell>
          <table:table-cell table:formula="of:=[.J159]&amp;[.K159]" office:value-type="string" office:string-value="00000000" calcext:value-type="string">
            <text:p>00000000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table:formula="of:=[.A159]+1" office:value-type="float" office:value="119" calcext:value-type="float">
            <text:p>119</text:p>
          </table:table-cell>
          <table:table-cell table:formula="of:=MID([.$C$37];([.A160]-1)*4+1;2)">
            <text:p/>
          </table:table-cell>
          <table:table-cell table:formula="of:=MID([.$C$37];([.A160]-1)*4+1+2;2)">
            <text:p/>
          </table:table-cell>
          <table:table-cell table:formula="of:=DECIMAL([.B160];16)" office:value-type="float" office:value="0" calcext:value-type="float">
            <text:p>0</text:p>
          </table:table-cell>
          <table:table-cell table:formula="of:=DECIMAL([.C160];16)" office:value-type="float" office:value="0" calcext:value-type="float">
            <text:p>0</text:p>
          </table:table-cell>
          <table:table-cell table:formula="of:=CHAR([.D160])" office:value-type="string" office:string-value="" calcext:value-type="string">
            <text:p/>
          </table:table-cell>
          <table:table-cell table:formula="of:=CHAR([.E160])" office:value-type="string" office:string-value="" calcext:value-type="string">
            <text:p/>
          </table:table-cell>
          <table:table-cell table:formula="of:=DECIMAL([.F160];16)" office:value-type="float" office:value="0" calcext:value-type="float">
            <text:p>0</text:p>
          </table:table-cell>
          <table:table-cell table:formula="of:=DECIMAL([.G160];16)" office:value-type="float" office:value="0" calcext:value-type="float">
            <text:p>0</text:p>
          </table:table-cell>
          <table:table-cell table:formula="of:=BASE([.H160];2;4)" office:value-type="string" office:string-value="0000" calcext:value-type="string">
            <text:p>0000</text:p>
          </table:table-cell>
          <table:table-cell table:formula="of:=BASE([.I160];2;4)" office:value-type="string" office:string-value="0000" calcext:value-type="string">
            <text:p>0000</text:p>
          </table:table-cell>
          <table:table-cell table:formula="of:=[.J160]&amp;[.K160]" office:value-type="string" office:string-value="00000000" calcext:value-type="string">
            <text:p>00000000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table:formula="of:=[.A160]+1" office:value-type="float" office:value="120" calcext:value-type="float">
            <text:p>120</text:p>
          </table:table-cell>
          <table:table-cell table:formula="of:=MID([.$C$37];([.A161]-1)*4+1;2)">
            <text:p/>
          </table:table-cell>
          <table:table-cell table:formula="of:=MID([.$C$37];([.A161]-1)*4+1+2;2)">
            <text:p/>
          </table:table-cell>
          <table:table-cell table:formula="of:=DECIMAL([.B161];16)" office:value-type="float" office:value="0" calcext:value-type="float">
            <text:p>0</text:p>
          </table:table-cell>
          <table:table-cell table:formula="of:=DECIMAL([.C161];16)" office:value-type="float" office:value="0" calcext:value-type="float">
            <text:p>0</text:p>
          </table:table-cell>
          <table:table-cell table:formula="of:=CHAR([.D161])" office:value-type="string" office:string-value="" calcext:value-type="string">
            <text:p/>
          </table:table-cell>
          <table:table-cell table:formula="of:=CHAR([.E161])" office:value-type="string" office:string-value="" calcext:value-type="string">
            <text:p/>
          </table:table-cell>
          <table:table-cell table:formula="of:=DECIMAL([.F161];16)" office:value-type="float" office:value="0" calcext:value-type="float">
            <text:p>0</text:p>
          </table:table-cell>
          <table:table-cell table:formula="of:=DECIMAL([.G161];16)" office:value-type="float" office:value="0" calcext:value-type="float">
            <text:p>0</text:p>
          </table:table-cell>
          <table:table-cell table:formula="of:=BASE([.H161];2;4)" office:value-type="string" office:string-value="0000" calcext:value-type="string">
            <text:p>0000</text:p>
          </table:table-cell>
          <table:table-cell table:formula="of:=BASE([.I161];2;4)" office:value-type="string" office:string-value="0000" calcext:value-type="string">
            <text:p>0000</text:p>
          </table:table-cell>
          <table:table-cell table:formula="of:=[.J161]&amp;[.K161]" office:value-type="string" office:string-value="00000000" calcext:value-type="string">
            <text:p>00000000</text:p>
          </table:table-cell>
          <table:table-cell/>
          <table:table-cell table:style-name="ce2"/>
          <table:table-cell table:number-columns-repeated="7"/>
        </table:table-row>
      </table:table>
      <table:table table:name="CHKSM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pdrag:</text:p>
          </table:table-cell>
          <table:table-cell table:number-columns-repeated="6"/>
        </table:table-row>
        <table:table-row table:style-name="ro1">
          <table:table-cell table:formula="of:=&quot;7E &quot;&amp;[.H26]&amp;&quot;0D&quot;" office:value-type="string" office:string-value="7E 0D" calcext:value-type="string">
            <text:p>7E 0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itsetstring:</text:p>
          </table:table-cell>
          <table:table-cell table:number-columns-repeated="6"/>
        </table:table-row>
        <table:table-row table:style-name="ro1">
          <table:table-cell table:formula="of:=[$AnaliseerString.A9]" office:value-type="string" office:string-value="7e3230303134363030463037413131303130463044453430444535304443433044453330444534304445333044453530444532304445373044453530444446304445373044453530444537304445353035304243333042394230423942304239423042394230303030443034394646464630344646464630304638303132313130303132313130453145330d" calcext:value-type="string">
            <text:p>7e3230303134363030463037413131303130463044453430444535304443433044453330444534304445333044453530444532304445373044453530444446304445373044453530444537304445353035304243333042394230423942304239423042394230303030443034394646464630344646464630304638303132313130303132313130453145330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ASCII code Hex</text:p>
          </table:table-cell>
          <table:table-cell office:value-type="string" calcext:value-type="string">
            <text:p>ASCII cod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ID([.$A$5];1;2)" office:value-type="string" office:string-value="7e" calcext:value-type="string">
            <text:p>7e</text:p>
          </table:table-cell>
          <table:table-cell table:number-columns-repeated="5"/>
        </table:table-row>
        <table:table-row table:style-name="ro1">
          <table:table-cell table:formula="of:=[.A8]+1" office:value-type="float" office:value="2" calcext:value-type="float">
            <text:p>2</text:p>
          </table:table-cell>
          <table:table-cell table:formula="of:=MID([.$A$5];[.A9]*2-1;2)" office:value-type="string" office:string-value="32" calcext:value-type="string">
            <text:p>32</text:p>
          </table:table-cell>
          <table:table-cell table:formula="of:=HEX2DEC([.B9])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VER</text:p>
          </table:table-cell>
          <table:table-cell/>
        </table:table-row>
        <table:table-row table:style-name="ro1">
          <table:table-cell table:formula="of:=[.A9]+1" office:value-type="float" office:value="3" calcext:value-type="float">
            <text:p>3</text:p>
          </table:table-cell>
          <table:table-cell table:formula="of:=MID([.$A$5];[.A10]*2-1;2)" office:value-type="string" office:string-value="30" calcext:value-type="string">
            <text:p>30</text:p>
          </table:table-cell>
          <table:table-cell table:formula="of:=HEX2DEC([.B10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VER</text:p>
          </table:table-cell>
          <table:table-cell/>
        </table:table-row>
        <table:table-row table:style-name="ro1">
          <table:table-cell table:formula="of:=[.A10]+1" office:value-type="float" office:value="4" calcext:value-type="float">
            <text:p>4</text:p>
          </table:table-cell>
          <table:table-cell table:formula="of:=MID([.$A$5];[.A11]*2-1;2)" office:value-type="string" office:string-value="30" calcext:value-type="string">
            <text:p>30</text:p>
          </table:table-cell>
          <table:table-cell table:formula="of:=HEX2DEC([.B11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ADR</text:p>
          </table:table-cell>
          <table:table-cell/>
        </table:table-row>
        <table:table-row table:style-name="ro1">
          <table:table-cell table:formula="of:=[.A11]+1" office:value-type="float" office:value="5" calcext:value-type="float">
            <text:p>5</text:p>
          </table:table-cell>
          <table:table-cell table:formula="of:=MID([.$A$5];[.A12]*2-1;2)" office:value-type="string" office:string-value="31" calcext:value-type="string">
            <text:p>31</text:p>
          </table:table-cell>
          <table:table-cell table:formula="of:=HEX2DEC([.B12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ADR</text:p>
          </table:table-cell>
          <table:table-cell/>
        </table:table-row>
        <table:table-row table:style-name="ro1">
          <table:table-cell table:formula="of:=[.A12]+1" office:value-type="float" office:value="6" calcext:value-type="float">
            <text:p>6</text:p>
          </table:table-cell>
          <table:table-cell table:formula="of:=MID([.$A$5];[.A13]*2-1;2)" office:value-type="string" office:string-value="34" calcext:value-type="string">
            <text:p>34</text:p>
          </table:table-cell>
          <table:table-cell table:formula="of:=HEX2DEC([.B13])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CID1</text:p>
          </table:table-cell>
          <table:table-cell/>
        </table:table-row>
        <table:table-row table:style-name="ro1">
          <table:table-cell table:formula="of:=[.A13]+1" office:value-type="float" office:value="7" calcext:value-type="float">
            <text:p>7</text:p>
          </table:table-cell>
          <table:table-cell table:formula="of:=MID([.$A$5];[.A14]*2-1;2)" office:value-type="string" office:string-value="36" calcext:value-type="string">
            <text:p>36</text:p>
          </table:table-cell>
          <table:table-cell table:formula="of:=HEX2DEC([.B14])"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CID1</text:p>
          </table:table-cell>
          <table:table-cell/>
        </table:table-row>
        <table:table-row table:style-name="ro1">
          <table:table-cell table:formula="of:=[.A14]+1" office:value-type="float" office:value="8" calcext:value-type="float">
            <text:p>8</text:p>
          </table:table-cell>
          <table:table-cell table:formula="of:=MID([.$A$5];[.A15]*2-1;2)" office:value-type="string" office:string-value="30" calcext:value-type="string">
            <text:p>30</text:p>
          </table:table-cell>
          <table:table-cell table:formula="of:=HEX2DEC([.B15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CID2</text:p>
          </table:table-cell>
          <table:table-cell/>
        </table:table-row>
        <table:table-row table:style-name="ro1">
          <table:table-cell table:formula="of:=[.A15]+1" office:value-type="float" office:value="9" calcext:value-type="float">
            <text:p>9</text:p>
          </table:table-cell>
          <table:table-cell table:formula="of:=MID([.$A$5];[.A16]*2-1;2)" office:value-type="string" office:string-value="30" calcext:value-type="string">
            <text:p>30</text:p>
          </table:table-cell>
          <table:table-cell table:formula="of:=HEX2DEC([.B16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CID2</text:p>
          </table:table-cell>
          <table:table-cell/>
        </table:table-row>
        <table:table-row table:style-name="ro1">
          <table:table-cell table:formula="of:=[.A16]+1" office:value-type="float" office:value="10" calcext:value-type="float">
            <text:p>10</text:p>
          </table:table-cell>
          <table:table-cell table:formula="of:=MID([.$A$5];[.A17]*2-1;2)" office:value-type="string" office:string-value="46" calcext:value-type="string">
            <text:p>46</text:p>
          </table:table-cell>
          <table:table-cell table:formula="of:=HEX2DEC([.B17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Length</text:p>
          </table:table-cell>
          <table:table-cell/>
        </table:table-row>
        <table:table-row table:style-name="ro1">
          <table:table-cell table:formula="of:=[.A17]+1" office:value-type="float" office:value="11" calcext:value-type="float">
            <text:p>11</text:p>
          </table:table-cell>
          <table:table-cell table:formula="of:=MID([.$A$5];[.A18]*2-1;2)" office:value-type="string" office:string-value="30" calcext:value-type="string">
            <text:p>30</text:p>
          </table:table-cell>
          <table:table-cell table:formula="of:=HEX2DEC([.B18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Length</text:p>
          </table:table-cell>
          <table:table-cell/>
        </table:table-row>
        <table:table-row table:style-name="ro1">
          <table:table-cell table:formula="of:=[.A18]+1" office:value-type="float" office:value="12" calcext:value-type="float">
            <text:p>12</text:p>
          </table:table-cell>
          <table:table-cell table:formula="of:=MID([.$A$5];[.A19]*2-1;2)" office:value-type="string" office:string-value="37" calcext:value-type="string">
            <text:p>37</text:p>
          </table:table-cell>
          <table:table-cell table:formula="of:=HEX2DEC([.B19])"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Length</text:p>
          </table:table-cell>
          <table:table-cell/>
        </table:table-row>
        <table:table-row table:style-name="ro1">
          <table:table-cell table:formula="of:=[.A19]+1" office:value-type="float" office:value="13" calcext:value-type="float">
            <text:p>13</text:p>
          </table:table-cell>
          <table:table-cell table:formula="of:=MID([.$A$5];[.A20]*2-1;2)" office:value-type="string" office:string-value="41" calcext:value-type="string">
            <text:p>41</text:p>
          </table:table-cell>
          <table:table-cell table:formula="of:=HEX2DEC([.B20])"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Length</text:p>
          </table:table-cell>
          <table:table-cell/>
        </table:table-row>
        <table:table-row table:style-name="ro1">
          <table:table-cell table:formula="of:=[.A20]+1" office:value-type="float" office:value="14" calcext:value-type="float">
            <text:p>14</text:p>
          </table:table-cell>
          <table:table-cell table:formula="of:=MID([.$A$5];[.A21]*2-1;2)" office:value-type="string" office:string-value="31" calcext:value-type="string">
            <text:p>31</text:p>
          </table:table-cell>
          <table:table-cell table:formula="of:=HEX2DEC([.B21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21]+1" office:value-type="float" office:value="15" calcext:value-type="float">
            <text:p>15</text:p>
          </table:table-cell>
          <table:table-cell table:formula="of:=MID([.$A$5];[.A22]*2-1;2)" office:value-type="string" office:string-value="31" calcext:value-type="string">
            <text:p>31</text:p>
          </table:table-cell>
          <table:table-cell table:formula="of:=HEX2DEC([.B22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22]+1" office:value-type="float" office:value="16" calcext:value-type="float">
            <text:p>16</text:p>
          </table:table-cell>
          <table:table-cell table:formula="of:=MID([.$A$5];[.A23]*2-1;2)" office:value-type="string" office:string-value="30" calcext:value-type="string">
            <text:p>30</text:p>
          </table:table-cell>
          <table:table-cell table:formula="of:=HEX2DEC([.B23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23]+1" office:value-type="float" office:value="17" calcext:value-type="float">
            <text:p>17</text:p>
          </table:table-cell>
          <table:table-cell table:formula="of:=MID([.$A$5];[.A24]*2-1;2)" office:value-type="string" office:string-value="31" calcext:value-type="string">
            <text:p>31</text:p>
          </table:table-cell>
          <table:table-cell table:formula="of:=HEX2DEC([.B24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24]+1" office:value-type="float" office:value="18" calcext:value-type="float">
            <text:p>18</text:p>
          </table:table-cell>
          <table:table-cell table:formula="of:=MID([.$A$5];[.A25]*2-1;2)" office:value-type="string" office:string-value="30" calcext:value-type="string">
            <text:p>30</text:p>
          </table:table-cell>
          <table:table-cell table:formula="of:=HEX2DEC([.B25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25]+1" office:value-type="float" office:value="19" calcext:value-type="float">
            <text:p>19</text:p>
          </table:table-cell>
          <table:table-cell table:formula="of:=MID([.$A$5];[.A26]*2-1;2)" office:value-type="string" office:string-value="46" calcext:value-type="string">
            <text:p>46</text:p>
          </table:table-cell>
          <table:table-cell table:formula="of:=HEX2DEC([.B26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26]+1" office:value-type="float" office:value="20" calcext:value-type="float">
            <text:p>20</text:p>
          </table:table-cell>
          <table:table-cell table:formula="of:=MID([.$A$5];[.A27]*2-1;2)" office:value-type="string" office:string-value="30" calcext:value-type="string">
            <text:p>30</text:p>
          </table:table-cell>
          <table:table-cell table:formula="of:=HEX2DEC([.B27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27]+1" office:value-type="float" office:value="21" calcext:value-type="float">
            <text:p>21</text:p>
          </table:table-cell>
          <table:table-cell table:formula="of:=MID([.$A$5];[.A28]*2-1;2)" office:value-type="string" office:string-value="44" calcext:value-type="string">
            <text:p>44</text:p>
          </table:table-cell>
          <table:table-cell table:formula="of:=HEX2DEC([.B28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28]+1" office:value-type="float" office:value="22" calcext:value-type="float">
            <text:p>22</text:p>
          </table:table-cell>
          <table:table-cell table:formula="of:=MID([.$A$5];[.A29]*2-1;2)" office:value-type="string" office:string-value="45" calcext:value-type="string">
            <text:p>45</text:p>
          </table:table-cell>
          <table:table-cell table:formula="of:=HEX2DEC([.B29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29]+1" office:value-type="float" office:value="23" calcext:value-type="float">
            <text:p>23</text:p>
          </table:table-cell>
          <table:table-cell table:formula="of:=MID([.$A$5];[.A30]*2-1;2)" office:value-type="string" office:string-value="34" calcext:value-type="string">
            <text:p>34</text:p>
          </table:table-cell>
          <table:table-cell table:formula="of:=HEX2DEC([.B30])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30]+1" office:value-type="float" office:value="24" calcext:value-type="float">
            <text:p>24</text:p>
          </table:table-cell>
          <table:table-cell table:formula="of:=MID([.$A$5];[.A31]*2-1;2)" office:value-type="string" office:string-value="30" calcext:value-type="string">
            <text:p>30</text:p>
          </table:table-cell>
          <table:table-cell table:formula="of:=HEX2DEC([.B31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31]+1" office:value-type="float" office:value="25" calcext:value-type="float">
            <text:p>25</text:p>
          </table:table-cell>
          <table:table-cell table:formula="of:=MID([.$A$5];[.A32]*2-1;2)" office:value-type="string" office:string-value="44" calcext:value-type="string">
            <text:p>44</text:p>
          </table:table-cell>
          <table:table-cell table:formula="of:=HEX2DEC([.B32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32]+1" office:value-type="float" office:value="26" calcext:value-type="float">
            <text:p>26</text:p>
          </table:table-cell>
          <table:table-cell table:formula="of:=MID([.$A$5];[.A33]*2-1;2)" office:value-type="string" office:string-value="45" calcext:value-type="string">
            <text:p>45</text:p>
          </table:table-cell>
          <table:table-cell table:formula="of:=HEX2DEC([.B33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33]+1" office:value-type="float" office:value="27" calcext:value-type="float">
            <text:p>27</text:p>
          </table:table-cell>
          <table:table-cell table:formula="of:=MID([.$A$5];[.A34]*2-1;2)" office:value-type="string" office:string-value="35" calcext:value-type="string">
            <text:p>35</text:p>
          </table:table-cell>
          <table:table-cell table:formula="of:=HEX2DEC([.B34])"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34]+1" office:value-type="float" office:value="28" calcext:value-type="float">
            <text:p>28</text:p>
          </table:table-cell>
          <table:table-cell table:formula="of:=MID([.$A$5];[.A35]*2-1;2)" office:value-type="string" office:string-value="30" calcext:value-type="string">
            <text:p>30</text:p>
          </table:table-cell>
          <table:table-cell table:formula="of:=HEX2DEC([.B35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35]+1" office:value-type="float" office:value="29" calcext:value-type="float">
            <text:p>29</text:p>
          </table:table-cell>
          <table:table-cell table:formula="of:=MID([.$A$5];[.A36]*2-1;2)" office:value-type="string" office:string-value="44" calcext:value-type="string">
            <text:p>44</text:p>
          </table:table-cell>
          <table:table-cell table:formula="of:=HEX2DEC([.B36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36]+1" office:value-type="float" office:value="30" calcext:value-type="float">
            <text:p>30</text:p>
          </table:table-cell>
          <table:table-cell table:formula="of:=MID([.$A$5];[.A37]*2-1;2)" office:value-type="string" office:string-value="43" calcext:value-type="string">
            <text:p>43</text:p>
          </table:table-cell>
          <table:table-cell table:formula="of:=HEX2DEC([.B37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37]+1" office:value-type="float" office:value="31" calcext:value-type="float">
            <text:p>31</text:p>
          </table:table-cell>
          <table:table-cell table:formula="of:=MID([.$A$5];[.A38]*2-1;2)" office:value-type="string" office:string-value="43" calcext:value-type="string">
            <text:p>43</text:p>
          </table:table-cell>
          <table:table-cell table:formula="of:=HEX2DEC([.B38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38]+1" office:value-type="float" office:value="32" calcext:value-type="float">
            <text:p>32</text:p>
          </table:table-cell>
          <table:table-cell table:formula="of:=MID([.$A$5];[.A39]*2-1;2)" office:value-type="string" office:string-value="30" calcext:value-type="string">
            <text:p>30</text:p>
          </table:table-cell>
          <table:table-cell table:formula="of:=HEX2DEC([.B39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39]+1" office:value-type="float" office:value="33" calcext:value-type="float">
            <text:p>33</text:p>
          </table:table-cell>
          <table:table-cell table:formula="of:=MID([.$A$5];[.A40]*2-1;2)" office:value-type="string" office:string-value="44" calcext:value-type="string">
            <text:p>44</text:p>
          </table:table-cell>
          <table:table-cell table:formula="of:=HEX2DEC([.B40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40]+1" office:value-type="float" office:value="34" calcext:value-type="float">
            <text:p>34</text:p>
          </table:table-cell>
          <table:table-cell table:formula="of:=MID([.$A$5];[.A41]*2-1;2)" office:value-type="string" office:string-value="45" calcext:value-type="string">
            <text:p>45</text:p>
          </table:table-cell>
          <table:table-cell table:formula="of:=HEX2DEC([.B41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41]+1" office:value-type="float" office:value="35" calcext:value-type="float">
            <text:p>35</text:p>
          </table:table-cell>
          <table:table-cell table:formula="of:=MID([.$A$5];[.A42]*2-1;2)" office:value-type="string" office:string-value="33" calcext:value-type="string">
            <text:p>33</text:p>
          </table:table-cell>
          <table:table-cell table:formula="of:=HEX2DEC([.B42])"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42]+1" office:value-type="float" office:value="36" calcext:value-type="float">
            <text:p>36</text:p>
          </table:table-cell>
          <table:table-cell table:formula="of:=MID([.$A$5];[.A43]*2-1;2)" office:value-type="string" office:string-value="30" calcext:value-type="string">
            <text:p>30</text:p>
          </table:table-cell>
          <table:table-cell table:formula="of:=HEX2DEC([.B43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43]+1" office:value-type="float" office:value="37" calcext:value-type="float">
            <text:p>37</text:p>
          </table:table-cell>
          <table:table-cell table:formula="of:=MID([.$A$5];[.A44]*2-1;2)" office:value-type="string" office:string-value="44" calcext:value-type="string">
            <text:p>44</text:p>
          </table:table-cell>
          <table:table-cell table:formula="of:=HEX2DEC([.B44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44]+1" office:value-type="float" office:value="38" calcext:value-type="float">
            <text:p>38</text:p>
          </table:table-cell>
          <table:table-cell table:formula="of:=MID([.$A$5];[.A45]*2-1;2)" office:value-type="string" office:string-value="45" calcext:value-type="string">
            <text:p>45</text:p>
          </table:table-cell>
          <table:table-cell table:formula="of:=HEX2DEC([.B45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45]+1" office:value-type="float" office:value="39" calcext:value-type="float">
            <text:p>39</text:p>
          </table:table-cell>
          <table:table-cell table:formula="of:=MID([.$A$5];[.A46]*2-1;2)" office:value-type="string" office:string-value="34" calcext:value-type="string">
            <text:p>34</text:p>
          </table:table-cell>
          <table:table-cell table:formula="of:=HEX2DEC([.B46])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46]+1" office:value-type="float" office:value="40" calcext:value-type="float">
            <text:p>40</text:p>
          </table:table-cell>
          <table:table-cell table:formula="of:=MID([.$A$5];[.A47]*2-1;2)" office:value-type="string" office:string-value="30" calcext:value-type="string">
            <text:p>30</text:p>
          </table:table-cell>
          <table:table-cell table:formula="of:=HEX2DEC([.B47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47]+1" office:value-type="float" office:value="41" calcext:value-type="float">
            <text:p>41</text:p>
          </table:table-cell>
          <table:table-cell table:formula="of:=MID([.$A$5];[.A48]*2-1;2)" office:value-type="string" office:string-value="44" calcext:value-type="string">
            <text:p>44</text:p>
          </table:table-cell>
          <table:table-cell table:formula="of:=HEX2DEC([.B48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48]+1" office:value-type="float" office:value="42" calcext:value-type="float">
            <text:p>42</text:p>
          </table:table-cell>
          <table:table-cell table:formula="of:=MID([.$A$5];[.A49]*2-1;2)" office:value-type="string" office:string-value="45" calcext:value-type="string">
            <text:p>45</text:p>
          </table:table-cell>
          <table:table-cell table:formula="of:=HEX2DEC([.B49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49]+1" office:value-type="float" office:value="43" calcext:value-type="float">
            <text:p>43</text:p>
          </table:table-cell>
          <table:table-cell table:formula="of:=MID([.$A$5];[.A50]*2-1;2)" office:value-type="string" office:string-value="33" calcext:value-type="string">
            <text:p>33</text:p>
          </table:table-cell>
          <table:table-cell table:formula="of:=HEX2DEC([.B50])"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50]+1" office:value-type="float" office:value="44" calcext:value-type="float">
            <text:p>44</text:p>
          </table:table-cell>
          <table:table-cell table:formula="of:=MID([.$A$5];[.A51]*2-1;2)" office:value-type="string" office:string-value="30" calcext:value-type="string">
            <text:p>30</text:p>
          </table:table-cell>
          <table:table-cell table:formula="of:=HEX2DEC([.B51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51]+1" office:value-type="float" office:value="45" calcext:value-type="float">
            <text:p>45</text:p>
          </table:table-cell>
          <table:table-cell table:formula="of:=MID([.$A$5];[.A52]*2-1;2)" office:value-type="string" office:string-value="44" calcext:value-type="string">
            <text:p>44</text:p>
          </table:table-cell>
          <table:table-cell table:formula="of:=HEX2DEC([.B52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52]+1" office:value-type="float" office:value="46" calcext:value-type="float">
            <text:p>46</text:p>
          </table:table-cell>
          <table:table-cell table:formula="of:=MID([.$A$5];[.A53]*2-1;2)" office:value-type="string" office:string-value="45" calcext:value-type="string">
            <text:p>45</text:p>
          </table:table-cell>
          <table:table-cell table:formula="of:=HEX2DEC([.B53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53]+1" office:value-type="float" office:value="47" calcext:value-type="float">
            <text:p>47</text:p>
          </table:table-cell>
          <table:table-cell table:formula="of:=MID([.$A$5];[.A54]*2-1;2)" office:value-type="string" office:string-value="35" calcext:value-type="string">
            <text:p>35</text:p>
          </table:table-cell>
          <table:table-cell table:formula="of:=HEX2DEC([.B54])"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54]+1" office:value-type="float" office:value="48" calcext:value-type="float">
            <text:p>48</text:p>
          </table:table-cell>
          <table:table-cell table:formula="of:=MID([.$A$5];[.A55]*2-1;2)" office:value-type="string" office:string-value="30" calcext:value-type="string">
            <text:p>30</text:p>
          </table:table-cell>
          <table:table-cell table:formula="of:=HEX2DEC([.B55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55]+1" office:value-type="float" office:value="49" calcext:value-type="float">
            <text:p>49</text:p>
          </table:table-cell>
          <table:table-cell table:formula="of:=MID([.$A$5];[.A56]*2-1;2)" office:value-type="string" office:string-value="44" calcext:value-type="string">
            <text:p>44</text:p>
          </table:table-cell>
          <table:table-cell table:formula="of:=HEX2DEC([.B56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56]+1" office:value-type="float" office:value="50" calcext:value-type="float">
            <text:p>50</text:p>
          </table:table-cell>
          <table:table-cell table:formula="of:=MID([.$A$5];[.A57]*2-1;2)" office:value-type="string" office:string-value="45" calcext:value-type="string">
            <text:p>45</text:p>
          </table:table-cell>
          <table:table-cell table:formula="of:=HEX2DEC([.B57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57]+1" office:value-type="float" office:value="51" calcext:value-type="float">
            <text:p>51</text:p>
          </table:table-cell>
          <table:table-cell table:formula="of:=MID([.$A$5];[.A58]*2-1;2)" office:value-type="string" office:string-value="32" calcext:value-type="string">
            <text:p>32</text:p>
          </table:table-cell>
          <table:table-cell table:formula="of:=HEX2DEC([.B58])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58]+1" office:value-type="float" office:value="52" calcext:value-type="float">
            <text:p>52</text:p>
          </table:table-cell>
          <table:table-cell table:formula="of:=MID([.$A$5];[.A59]*2-1;2)" office:value-type="string" office:string-value="30" calcext:value-type="string">
            <text:p>30</text:p>
          </table:table-cell>
          <table:table-cell table:formula="of:=HEX2DEC([.B59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59]+1" office:value-type="float" office:value="53" calcext:value-type="float">
            <text:p>53</text:p>
          </table:table-cell>
          <table:table-cell table:formula="of:=MID([.$A$5];[.A60]*2-1;2)" office:value-type="string" office:string-value="44" calcext:value-type="string">
            <text:p>44</text:p>
          </table:table-cell>
          <table:table-cell table:formula="of:=HEX2DEC([.B60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60]+1" office:value-type="float" office:value="54" calcext:value-type="float">
            <text:p>54</text:p>
          </table:table-cell>
          <table:table-cell table:formula="of:=MID([.$A$5];[.A61]*2-1;2)" office:value-type="string" office:string-value="45" calcext:value-type="string">
            <text:p>45</text:p>
          </table:table-cell>
          <table:table-cell table:formula="of:=HEX2DEC([.B61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61]+1" office:value-type="float" office:value="55" calcext:value-type="float">
            <text:p>55</text:p>
          </table:table-cell>
          <table:table-cell table:formula="of:=MID([.$A$5];[.A62]*2-1;2)" office:value-type="string" office:string-value="37" calcext:value-type="string">
            <text:p>37</text:p>
          </table:table-cell>
          <table:table-cell table:formula="of:=HEX2DEC([.B62])"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62]+1" office:value-type="float" office:value="56" calcext:value-type="float">
            <text:p>56</text:p>
          </table:table-cell>
          <table:table-cell table:formula="of:=MID([.$A$5];[.A63]*2-1;2)" office:value-type="string" office:string-value="30" calcext:value-type="string">
            <text:p>30</text:p>
          </table:table-cell>
          <table:table-cell table:formula="of:=HEX2DEC([.B63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63]+1" office:value-type="float" office:value="57" calcext:value-type="float">
            <text:p>57</text:p>
          </table:table-cell>
          <table:table-cell table:formula="of:=MID([.$A$5];[.A64]*2-1;2)" office:value-type="string" office:string-value="44" calcext:value-type="string">
            <text:p>44</text:p>
          </table:table-cell>
          <table:table-cell table:formula="of:=HEX2DEC([.B64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64]+1" office:value-type="float" office:value="58" calcext:value-type="float">
            <text:p>58</text:p>
          </table:table-cell>
          <table:table-cell table:formula="of:=MID([.$A$5];[.A65]*2-1;2)" office:value-type="string" office:string-value="45" calcext:value-type="string">
            <text:p>45</text:p>
          </table:table-cell>
          <table:table-cell table:formula="of:=HEX2DEC([.B65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65]+1" office:value-type="float" office:value="59" calcext:value-type="float">
            <text:p>59</text:p>
          </table:table-cell>
          <table:table-cell table:formula="of:=MID([.$A$5];[.A66]*2-1;2)" office:value-type="string" office:string-value="35" calcext:value-type="string">
            <text:p>35</text:p>
          </table:table-cell>
          <table:table-cell table:formula="of:=HEX2DEC([.B66])"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66]+1" office:value-type="float" office:value="60" calcext:value-type="float">
            <text:p>60</text:p>
          </table:table-cell>
          <table:table-cell table:formula="of:=MID([.$A$5];[.A67]*2-1;2)" office:value-type="string" office:string-value="30" calcext:value-type="string">
            <text:p>30</text:p>
          </table:table-cell>
          <table:table-cell table:formula="of:=HEX2DEC([.B67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67]+1" office:value-type="float" office:value="61" calcext:value-type="float">
            <text:p>61</text:p>
          </table:table-cell>
          <table:table-cell table:formula="of:=MID([.$A$5];[.A68]*2-1;2)" office:value-type="string" office:string-value="44" calcext:value-type="string">
            <text:p>44</text:p>
          </table:table-cell>
          <table:table-cell table:formula="of:=HEX2DEC([.B68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68]+1" office:value-type="float" office:value="62" calcext:value-type="float">
            <text:p>62</text:p>
          </table:table-cell>
          <table:table-cell table:formula="of:=MID([.$A$5];[.A69]*2-1;2)" office:value-type="string" office:string-value="44" calcext:value-type="string">
            <text:p>44</text:p>
          </table:table-cell>
          <table:table-cell table:formula="of:=HEX2DEC([.B69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69]+1" office:value-type="float" office:value="63" calcext:value-type="float">
            <text:p>63</text:p>
          </table:table-cell>
          <table:table-cell table:formula="of:=MID([.$A$5];[.A70]*2-1;2)" office:value-type="string" office:string-value="46" calcext:value-type="string">
            <text:p>46</text:p>
          </table:table-cell>
          <table:table-cell table:formula="of:=HEX2DEC([.B70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70]+1" office:value-type="float" office:value="64" calcext:value-type="float">
            <text:p>64</text:p>
          </table:table-cell>
          <table:table-cell table:formula="of:=MID([.$A$5];[.A71]*2-1;2)" office:value-type="string" office:string-value="30" calcext:value-type="string">
            <text:p>30</text:p>
          </table:table-cell>
          <table:table-cell table:formula="of:=HEX2DEC([.B71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71]+1" office:value-type="float" office:value="65" calcext:value-type="float">
            <text:p>65</text:p>
          </table:table-cell>
          <table:table-cell table:formula="of:=MID([.$A$5];[.A72]*2-1;2)" office:value-type="string" office:string-value="44" calcext:value-type="string">
            <text:p>44</text:p>
          </table:table-cell>
          <table:table-cell table:formula="of:=HEX2DEC([.B72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72]+1" office:value-type="float" office:value="66" calcext:value-type="float">
            <text:p>66</text:p>
          </table:table-cell>
          <table:table-cell table:formula="of:=MID([.$A$5];[.A73]*2-1;2)" office:value-type="string" office:string-value="45" calcext:value-type="string">
            <text:p>45</text:p>
          </table:table-cell>
          <table:table-cell table:formula="of:=HEX2DEC([.B73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73]+1" office:value-type="float" office:value="67" calcext:value-type="float">
            <text:p>67</text:p>
          </table:table-cell>
          <table:table-cell table:formula="of:=MID([.$A$5];[.A74]*2-1;2)" office:value-type="string" office:string-value="37" calcext:value-type="string">
            <text:p>37</text:p>
          </table:table-cell>
          <table:table-cell table:formula="of:=HEX2DEC([.B74])"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74]+1" office:value-type="float" office:value="68" calcext:value-type="float">
            <text:p>68</text:p>
          </table:table-cell>
          <table:table-cell table:formula="of:=MID([.$A$5];[.A75]*2-1;2)" office:value-type="string" office:string-value="30" calcext:value-type="string">
            <text:p>30</text:p>
          </table:table-cell>
          <table:table-cell table:formula="of:=HEX2DEC([.B75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75]+1" office:value-type="float" office:value="69" calcext:value-type="float">
            <text:p>69</text:p>
          </table:table-cell>
          <table:table-cell table:formula="of:=MID([.$A$5];[.A76]*2-1;2)" office:value-type="string" office:string-value="44" calcext:value-type="string">
            <text:p>44</text:p>
          </table:table-cell>
          <table:table-cell table:formula="of:=HEX2DEC([.B76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76]+1" office:value-type="float" office:value="70" calcext:value-type="float">
            <text:p>70</text:p>
          </table:table-cell>
          <table:table-cell table:formula="of:=MID([.$A$5];[.A77]*2-1;2)" office:value-type="string" office:string-value="45" calcext:value-type="string">
            <text:p>45</text:p>
          </table:table-cell>
          <table:table-cell table:formula="of:=HEX2DEC([.B77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77]+1" office:value-type="float" office:value="71" calcext:value-type="float">
            <text:p>71</text:p>
          </table:table-cell>
          <table:table-cell table:formula="of:=MID([.$A$5];[.A78]*2-1;2)" office:value-type="string" office:string-value="35" calcext:value-type="string">
            <text:p>35</text:p>
          </table:table-cell>
          <table:table-cell table:formula="of:=HEX2DEC([.B78])"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78]+1" office:value-type="float" office:value="72" calcext:value-type="float">
            <text:p>72</text:p>
          </table:table-cell>
          <table:table-cell table:formula="of:=MID([.$A$5];[.A79]*2-1;2)" office:value-type="string" office:string-value="30" calcext:value-type="string">
            <text:p>30</text:p>
          </table:table-cell>
          <table:table-cell table:formula="of:=HEX2DEC([.B79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79]+1" office:value-type="float" office:value="73" calcext:value-type="float">
            <text:p>73</text:p>
          </table:table-cell>
          <table:table-cell table:formula="of:=MID([.$A$5];[.A80]*2-1;2)" office:value-type="string" office:string-value="44" calcext:value-type="string">
            <text:p>44</text:p>
          </table:table-cell>
          <table:table-cell table:formula="of:=HEX2DEC([.B80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80]+1" office:value-type="float" office:value="74" calcext:value-type="float">
            <text:p>74</text:p>
          </table:table-cell>
          <table:table-cell table:formula="of:=MID([.$A$5];[.A81]*2-1;2)" office:value-type="string" office:string-value="45" calcext:value-type="string">
            <text:p>45</text:p>
          </table:table-cell>
          <table:table-cell table:formula="of:=HEX2DEC([.B81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81]+1" office:value-type="float" office:value="75" calcext:value-type="float">
            <text:p>75</text:p>
          </table:table-cell>
          <table:table-cell table:formula="of:=MID([.$A$5];[.A82]*2-1;2)" office:value-type="string" office:string-value="37" calcext:value-type="string">
            <text:p>37</text:p>
          </table:table-cell>
          <table:table-cell table:formula="of:=HEX2DEC([.B82])"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82]+1" office:value-type="float" office:value="76" calcext:value-type="float">
            <text:p>76</text:p>
          </table:table-cell>
          <table:table-cell table:formula="of:=MID([.$A$5];[.A83]*2-1;2)" office:value-type="string" office:string-value="30" calcext:value-type="string">
            <text:p>30</text:p>
          </table:table-cell>
          <table:table-cell table:formula="of:=HEX2DEC([.B83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83]+1" office:value-type="float" office:value="77" calcext:value-type="float">
            <text:p>77</text:p>
          </table:table-cell>
          <table:table-cell table:formula="of:=MID([.$A$5];[.A84]*2-1;2)" office:value-type="string" office:string-value="44" calcext:value-type="string">
            <text:p>44</text:p>
          </table:table-cell>
          <table:table-cell table:formula="of:=HEX2DEC([.B84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84]+1" office:value-type="float" office:value="78" calcext:value-type="float">
            <text:p>78</text:p>
          </table:table-cell>
          <table:table-cell table:formula="of:=MID([.$A$5];[.A85]*2-1;2)" office:value-type="string" office:string-value="45" calcext:value-type="string">
            <text:p>45</text:p>
          </table:table-cell>
          <table:table-cell table:formula="of:=HEX2DEC([.B85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85]+1" office:value-type="float" office:value="79" calcext:value-type="float">
            <text:p>79</text:p>
          </table:table-cell>
          <table:table-cell table:formula="of:=MID([.$A$5];[.A86]*2-1;2)" office:value-type="string" office:string-value="35" calcext:value-type="string">
            <text:p>35</text:p>
          </table:table-cell>
          <table:table-cell table:formula="of:=HEX2DEC([.B86])"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86]+1" office:value-type="float" office:value="80" calcext:value-type="float">
            <text:p>80</text:p>
          </table:table-cell>
          <table:table-cell table:formula="of:=MID([.$A$5];[.A87]*2-1;2)" office:value-type="string" office:string-value="30" calcext:value-type="string">
            <text:p>30</text:p>
          </table:table-cell>
          <table:table-cell table:formula="of:=HEX2DEC([.B87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87]+1" office:value-type="float" office:value="81" calcext:value-type="float">
            <text:p>81</text:p>
          </table:table-cell>
          <table:table-cell table:formula="of:=MID([.$A$5];[.A88]*2-1;2)" office:value-type="string" office:string-value="35" calcext:value-type="string">
            <text:p>35</text:p>
          </table:table-cell>
          <table:table-cell table:formula="of:=HEX2DEC([.B88])"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88]+1" office:value-type="float" office:value="82" calcext:value-type="float">
            <text:p>82</text:p>
          </table:table-cell>
          <table:table-cell table:formula="of:=MID([.$A$5];[.A89]*2-1;2)" office:value-type="string" office:string-value="30" calcext:value-type="string">
            <text:p>30</text:p>
          </table:table-cell>
          <table:table-cell table:formula="of:=HEX2DEC([.B89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89]+1" office:value-type="float" office:value="83" calcext:value-type="float">
            <text:p>83</text:p>
          </table:table-cell>
          <table:table-cell table:formula="of:=MID([.$A$5];[.A90]*2-1;2)" office:value-type="string" office:string-value="42" calcext:value-type="string">
            <text:p>42</text:p>
          </table:table-cell>
          <table:table-cell table:formula="of:=HEX2DEC([.B90])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90]+1" office:value-type="float" office:value="84" calcext:value-type="float">
            <text:p>84</text:p>
          </table:table-cell>
          <table:table-cell table:formula="of:=MID([.$A$5];[.A91]*2-1;2)" office:value-type="string" office:string-value="43" calcext:value-type="string">
            <text:p>43</text:p>
          </table:table-cell>
          <table:table-cell table:formula="of:=HEX2DEC([.B91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91]+1" office:value-type="float" office:value="85" calcext:value-type="float">
            <text:p>85</text:p>
          </table:table-cell>
          <table:table-cell table:formula="of:=MID([.$A$5];[.A92]*2-1;2)" office:value-type="string" office:string-value="33" calcext:value-type="string">
            <text:p>33</text:p>
          </table:table-cell>
          <table:table-cell table:formula="of:=HEX2DEC([.B92])"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92]+1" office:value-type="float" office:value="86" calcext:value-type="float">
            <text:p>86</text:p>
          </table:table-cell>
          <table:table-cell table:formula="of:=MID([.$A$5];[.A93]*2-1;2)" office:value-type="string" office:string-value="30" calcext:value-type="string">
            <text:p>30</text:p>
          </table:table-cell>
          <table:table-cell table:formula="of:=HEX2DEC([.B93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93]+1" office:value-type="float" office:value="87" calcext:value-type="float">
            <text:p>87</text:p>
          </table:table-cell>
          <table:table-cell table:formula="of:=MID([.$A$5];[.A94]*2-1;2)" office:value-type="string" office:string-value="42" calcext:value-type="string">
            <text:p>42</text:p>
          </table:table-cell>
          <table:table-cell table:formula="of:=HEX2DEC([.B94])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94]+1" office:value-type="float" office:value="88" calcext:value-type="float">
            <text:p>88</text:p>
          </table:table-cell>
          <table:table-cell table:formula="of:=MID([.$A$5];[.A95]*2-1;2)" office:value-type="string" office:string-value="39" calcext:value-type="string">
            <text:p>39</text:p>
          </table:table-cell>
          <table:table-cell table:formula="of:=HEX2DEC([.B95])"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95]+1" office:value-type="float" office:value="89" calcext:value-type="float">
            <text:p>89</text:p>
          </table:table-cell>
          <table:table-cell table:formula="of:=MID([.$A$5];[.A96]*2-1;2)" office:value-type="string" office:string-value="42" calcext:value-type="string">
            <text:p>42</text:p>
          </table:table-cell>
          <table:table-cell table:formula="of:=HEX2DEC([.B96])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96]+1" office:value-type="float" office:value="90" calcext:value-type="float">
            <text:p>90</text:p>
          </table:table-cell>
          <table:table-cell table:formula="of:=MID([.$A$5];[.A97]*2-1;2)" office:value-type="string" office:string-value="30" calcext:value-type="string">
            <text:p>30</text:p>
          </table:table-cell>
          <table:table-cell table:formula="of:=HEX2DEC([.B97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97]+1" office:value-type="float" office:value="91" calcext:value-type="float">
            <text:p>91</text:p>
          </table:table-cell>
          <table:table-cell table:formula="of:=MID([.$A$5];[.A98]*2-1;2)" office:value-type="string" office:string-value="42" calcext:value-type="string">
            <text:p>42</text:p>
          </table:table-cell>
          <table:table-cell table:formula="of:=HEX2DEC([.B98])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98]+1" office:value-type="float" office:value="92" calcext:value-type="float">
            <text:p>92</text:p>
          </table:table-cell>
          <table:table-cell table:formula="of:=MID([.$A$5];[.A99]*2-1;2)" office:value-type="string" office:string-value="39" calcext:value-type="string">
            <text:p>39</text:p>
          </table:table-cell>
          <table:table-cell table:formula="of:=HEX2DEC([.B99])"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99]+1" office:value-type="float" office:value="93" calcext:value-type="float">
            <text:p>93</text:p>
          </table:table-cell>
          <table:table-cell table:formula="of:=MID([.$A$5];[.A100]*2-1;2)" office:value-type="string" office:string-value="42" calcext:value-type="string">
            <text:p>42</text:p>
          </table:table-cell>
          <table:table-cell table:formula="of:=HEX2DEC([.B100])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100]+1" office:value-type="float" office:value="94" calcext:value-type="float">
            <text:p>94</text:p>
          </table:table-cell>
          <table:table-cell table:formula="of:=MID([.$A$5];[.A101]*2-1;2)" office:value-type="string" office:string-value="30" calcext:value-type="string">
            <text:p>30</text:p>
          </table:table-cell>
          <table:table-cell table:formula="of:=HEX2DEC([.B101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101]+1" office:value-type="float" office:value="95" calcext:value-type="float">
            <text:p>95</text:p>
          </table:table-cell>
          <table:table-cell table:formula="of:=MID([.$A$5];[.A102]*2-1;2)" office:value-type="string" office:string-value="42" calcext:value-type="string">
            <text:p>42</text:p>
          </table:table-cell>
          <table:table-cell table:formula="of:=HEX2DEC([.B102])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102]+1" office:value-type="float" office:value="96" calcext:value-type="float">
            <text:p>96</text:p>
          </table:table-cell>
          <table:table-cell table:formula="of:=MID([.$A$5];[.A103]*2-1;2)" office:value-type="string" office:string-value="39" calcext:value-type="string">
            <text:p>39</text:p>
          </table:table-cell>
          <table:table-cell table:formula="of:=HEX2DEC([.B103])"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103]+1" office:value-type="float" office:value="97" calcext:value-type="float">
            <text:p>97</text:p>
          </table:table-cell>
          <table:table-cell table:formula="of:=MID([.$A$5];[.A104]*2-1;2)" office:value-type="string" office:string-value="42" calcext:value-type="string">
            <text:p>42</text:p>
          </table:table-cell>
          <table:table-cell table:formula="of:=HEX2DEC([.B104])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104]+1" office:value-type="float" office:value="98" calcext:value-type="float">
            <text:p>98</text:p>
          </table:table-cell>
          <table:table-cell table:formula="of:=MID([.$A$5];[.A105]*2-1;2)" office:value-type="string" office:string-value="30" calcext:value-type="string">
            <text:p>30</text:p>
          </table:table-cell>
          <table:table-cell table:formula="of:=HEX2DEC([.B105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105]+1" office:value-type="float" office:value="99" calcext:value-type="float">
            <text:p>99</text:p>
          </table:table-cell>
          <table:table-cell table:formula="of:=MID([.$A$5];[.A106]*2-1;2)" office:value-type="string" office:string-value="42" calcext:value-type="string">
            <text:p>42</text:p>
          </table:table-cell>
          <table:table-cell table:formula="of:=HEX2DEC([.B106])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106]+1" office:value-type="float" office:value="100" calcext:value-type="float">
            <text:p>100</text:p>
          </table:table-cell>
          <table:table-cell table:formula="of:=MID([.$A$5];[.A107]*2-1;2)" office:value-type="string" office:string-value="39" calcext:value-type="string">
            <text:p>39</text:p>
          </table:table-cell>
          <table:table-cell table:formula="of:=HEX2DEC([.B107])"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107]+1" office:value-type="float" office:value="101" calcext:value-type="float">
            <text:p>101</text:p>
          </table:table-cell>
          <table:table-cell table:formula="of:=MID([.$A$5];[.A108]*2-1;2)" office:value-type="string" office:string-value="42" calcext:value-type="string">
            <text:p>42</text:p>
          </table:table-cell>
          <table:table-cell table:formula="of:=HEX2DEC([.B108])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108]+1" office:value-type="float" office:value="102" calcext:value-type="float">
            <text:p>102</text:p>
          </table:table-cell>
          <table:table-cell table:formula="of:=MID([.$A$5];[.A109]*2-1;2)" office:value-type="string" office:string-value="30" calcext:value-type="string">
            <text:p>30</text:p>
          </table:table-cell>
          <table:table-cell table:formula="of:=HEX2DEC([.B109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109]+1" office:value-type="float" office:value="103" calcext:value-type="float">
            <text:p>103</text:p>
          </table:table-cell>
          <table:table-cell table:formula="of:=MID([.$A$5];[.A110]*2-1;2)" office:value-type="string" office:string-value="30" calcext:value-type="string">
            <text:p>30</text:p>
          </table:table-cell>
          <table:table-cell table:formula="of:=HEX2DEC([.B110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110]+1" office:value-type="float" office:value="104" calcext:value-type="float">
            <text:p>104</text:p>
          </table:table-cell>
          <table:table-cell table:formula="of:=MID([.$A$5];[.A111]*2-1;2)" office:value-type="string" office:string-value="30" calcext:value-type="string">
            <text:p>30</text:p>
          </table:table-cell>
          <table:table-cell table:formula="of:=HEX2DEC([.B111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111]+1" office:value-type="float" office:value="105" calcext:value-type="float">
            <text:p>105</text:p>
          </table:table-cell>
          <table:table-cell table:formula="of:=MID([.$A$5];[.A112]*2-1;2)" office:value-type="string" office:string-value="30" calcext:value-type="string">
            <text:p>30</text:p>
          </table:table-cell>
          <table:table-cell table:formula="of:=HEX2DEC([.B112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112]+1" office:value-type="float" office:value="106" calcext:value-type="float">
            <text:p>106</text:p>
          </table:table-cell>
          <table:table-cell table:formula="of:=MID([.$A$5];[.A113]*2-1;2)" office:value-type="string" office:string-value="44" calcext:value-type="string">
            <text:p>44</text:p>
          </table:table-cell>
          <table:table-cell table:formula="of:=HEX2DEC([.B113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113]+1" office:value-type="float" office:value="107" calcext:value-type="float">
            <text:p>107</text:p>
          </table:table-cell>
          <table:table-cell table:formula="of:=MID([.$A$5];[.A114]*2-1;2)" office:value-type="string" office:string-value="30" calcext:value-type="string">
            <text:p>30</text:p>
          </table:table-cell>
          <table:table-cell table:formula="of:=HEX2DEC([.B114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114]+1" office:value-type="float" office:value="108" calcext:value-type="float">
            <text:p>108</text:p>
          </table:table-cell>
          <table:table-cell table:formula="of:=MID([.$A$5];[.A115]*2-1;2)" office:value-type="string" office:string-value="34" calcext:value-type="string">
            <text:p>34</text:p>
          </table:table-cell>
          <table:table-cell table:formula="of:=HEX2DEC([.B115])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115]+1" office:value-type="float" office:value="109" calcext:value-type="float">
            <text:p>109</text:p>
          </table:table-cell>
          <table:table-cell table:formula="of:=MID([.$A$5];[.A116]*2-1;2)" office:value-type="string" office:string-value="39" calcext:value-type="string">
            <text:p>39</text:p>
          </table:table-cell>
          <table:table-cell table:formula="of:=HEX2DEC([.B116])"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116]+1" office:value-type="float" office:value="110" calcext:value-type="float">
            <text:p>110</text:p>
          </table:table-cell>
          <table:table-cell table:formula="of:=MID([.$A$5];[.A117]*2-1;2)" office:value-type="string" office:string-value="46" calcext:value-type="string">
            <text:p>46</text:p>
          </table:table-cell>
          <table:table-cell table:formula="of:=HEX2DEC([.B117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117]+1" office:value-type="float" office:value="111" calcext:value-type="float">
            <text:p>111</text:p>
          </table:table-cell>
          <table:table-cell table:formula="of:=MID([.$A$5];[.A118]*2-1;2)" office:value-type="string" office:string-value="46" calcext:value-type="string">
            <text:p>46</text:p>
          </table:table-cell>
          <table:table-cell table:formula="of:=HEX2DEC([.B118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118]+1" office:value-type="float" office:value="112" calcext:value-type="float">
            <text:p>112</text:p>
          </table:table-cell>
          <table:table-cell table:formula="of:=MID([.$A$5];[.A119]*2-1;2)" office:value-type="string" office:string-value="46" calcext:value-type="string">
            <text:p>46</text:p>
          </table:table-cell>
          <table:table-cell table:formula="of:=HEX2DEC([.B119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119]+1" office:value-type="float" office:value="113" calcext:value-type="float">
            <text:p>113</text:p>
          </table:table-cell>
          <table:table-cell table:formula="of:=MID([.$A$5];[.A120]*2-1;2)" office:value-type="string" office:string-value="46" calcext:value-type="string">
            <text:p>46</text:p>
          </table:table-cell>
          <table:table-cell table:formula="of:=HEX2DEC([.B120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120]+1" office:value-type="float" office:value="114" calcext:value-type="float">
            <text:p>114</text:p>
          </table:table-cell>
          <table:table-cell table:formula="of:=MID([.$A$5];[.A121]*2-1;2)" office:value-type="string" office:string-value="30" calcext:value-type="string">
            <text:p>30</text:p>
          </table:table-cell>
          <table:table-cell table:formula="of:=HEX2DEC([.B121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121]+1" office:value-type="float" office:value="115" calcext:value-type="float">
            <text:p>115</text:p>
          </table:table-cell>
          <table:table-cell table:formula="of:=MID([.$A$5];[.A122]*2-1;2)" office:value-type="string" office:string-value="34" calcext:value-type="string">
            <text:p>34</text:p>
          </table:table-cell>
          <table:table-cell table:formula="of:=HEX2DEC([.B122])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122]+1" office:value-type="float" office:value="116" calcext:value-type="float">
            <text:p>116</text:p>
          </table:table-cell>
          <table:table-cell table:formula="of:=MID([.$A$5];[.A123]*2-1;2)" office:value-type="string" office:string-value="46" calcext:value-type="string">
            <text:p>46</text:p>
          </table:table-cell>
          <table:table-cell table:formula="of:=HEX2DEC([.B123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123]+1" office:value-type="float" office:value="117" calcext:value-type="float">
            <text:p>117</text:p>
          </table:table-cell>
          <table:table-cell table:formula="of:=MID([.$A$5];[.A124]*2-1;2)" office:value-type="string" office:string-value="46" calcext:value-type="string">
            <text:p>46</text:p>
          </table:table-cell>
          <table:table-cell table:formula="of:=HEX2DEC([.B124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124]+1" office:value-type="float" office:value="118" calcext:value-type="float">
            <text:p>118</text:p>
          </table:table-cell>
          <table:table-cell table:formula="of:=MID([.$A$5];[.A125]*2-1;2)" office:value-type="string" office:string-value="46" calcext:value-type="string">
            <text:p>46</text:p>
          </table:table-cell>
          <table:table-cell table:formula="of:=HEX2DEC([.B125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125]+1" office:value-type="float" office:value="119" calcext:value-type="float">
            <text:p>119</text:p>
          </table:table-cell>
          <table:table-cell table:formula="of:=MID([.$A$5];[.A126]*2-1;2)" office:value-type="string" office:string-value="46" calcext:value-type="string">
            <text:p>46</text:p>
          </table:table-cell>
          <table:table-cell table:formula="of:=HEX2DEC([.B126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126]+1" office:value-type="float" office:value="120" calcext:value-type="float">
            <text:p>120</text:p>
          </table:table-cell>
          <table:table-cell table:formula="of:=MID([.$A$5];[.A127]*2-1;2)" office:value-type="string" office:string-value="30" calcext:value-type="string">
            <text:p>30</text:p>
          </table:table-cell>
          <table:table-cell table:formula="of:=HEX2DEC([.B127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127]+1" office:value-type="float" office:value="121" calcext:value-type="float">
            <text:p>121</text:p>
          </table:table-cell>
          <table:table-cell table:formula="of:=MID([.$A$5];[.A128]*2-1;2)" office:value-type="string" office:string-value="30" calcext:value-type="string">
            <text:p>30</text:p>
          </table:table-cell>
          <table:table-cell table:formula="of:=HEX2DEC([.B128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128]+1" office:value-type="float" office:value="122" calcext:value-type="float">
            <text:p>122</text:p>
          </table:table-cell>
          <table:table-cell table:formula="of:=MID([.$A$5];[.A129]*2-1;2)" office:value-type="string" office:string-value="46" calcext:value-type="string">
            <text:p>46</text:p>
          </table:table-cell>
          <table:table-cell table:formula="of:=HEX2DEC([.B129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129]+1" office:value-type="float" office:value="123" calcext:value-type="float">
            <text:p>123</text:p>
          </table:table-cell>
          <table:table-cell table:formula="of:=MID([.$A$5];[.A130]*2-1;2)" office:value-type="string" office:string-value="38" calcext:value-type="string">
            <text:p>38</text:p>
          </table:table-cell>
          <table:table-cell table:formula="of:=HEX2DEC([.B130])"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130]+1" office:value-type="float" office:value="124" calcext:value-type="float">
            <text:p>124</text:p>
          </table:table-cell>
          <table:table-cell table:formula="of:=MID([.$A$5];[.A131]*2-1;2)" office:value-type="string" office:string-value="30" calcext:value-type="string">
            <text:p>30</text:p>
          </table:table-cell>
          <table:table-cell table:formula="of:=HEX2DEC([.B131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131]+1" office:value-type="float" office:value="125" calcext:value-type="float">
            <text:p>125</text:p>
          </table:table-cell>
          <table:table-cell table:formula="of:=MID([.$A$5];[.A132]*2-1;2)" office:value-type="string" office:string-value="31" calcext:value-type="string">
            <text:p>31</text:p>
          </table:table-cell>
          <table:table-cell table:formula="of:=HEX2DEC([.B132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132]+1" office:value-type="float" office:value="126" calcext:value-type="float">
            <text:p>126</text:p>
          </table:table-cell>
          <table:table-cell table:formula="of:=MID([.$A$5];[.A133]*2-1;2)" office:value-type="string" office:string-value="32" calcext:value-type="string">
            <text:p>32</text:p>
          </table:table-cell>
          <table:table-cell table:formula="of:=HEX2DEC([.B133])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133]+1" office:value-type="float" office:value="127" calcext:value-type="float">
            <text:p>127</text:p>
          </table:table-cell>
          <table:table-cell table:formula="of:=MID([.$A$5];[.A134]*2-1;2)" office:value-type="string" office:string-value="31" calcext:value-type="string">
            <text:p>31</text:p>
          </table:table-cell>
          <table:table-cell table:formula="of:=HEX2DEC([.B134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134]+1" office:value-type="float" office:value="128" calcext:value-type="float">
            <text:p>128</text:p>
          </table:table-cell>
          <table:table-cell table:formula="of:=MID([.$A$5];[.A135]*2-1;2)" office:value-type="string" office:string-value="31" calcext:value-type="string">
            <text:p>31</text:p>
          </table:table-cell>
          <table:table-cell table:formula="of:=HEX2DEC([.B135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135]+1" office:value-type="float" office:value="129" calcext:value-type="float">
            <text:p>129</text:p>
          </table:table-cell>
          <table:table-cell table:formula="of:=MID([.$A$5];[.A136]*2-1;2)" office:value-type="string" office:string-value="30" calcext:value-type="string">
            <text:p>30</text:p>
          </table:table-cell>
          <table:table-cell table:formula="of:=HEX2DEC([.B136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136]+1" office:value-type="float" office:value="130" calcext:value-type="float">
            <text:p>130</text:p>
          </table:table-cell>
          <table:table-cell table:formula="of:=MID([.$A$5];[.A137]*2-1;2)" office:value-type="string" office:string-value="30" calcext:value-type="string">
            <text:p>30</text:p>
          </table:table-cell>
          <table:table-cell table:formula="of:=HEX2DEC([.B137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137]+1" office:value-type="float" office:value="131" calcext:value-type="float">
            <text:p>131</text:p>
          </table:table-cell>
          <table:table-cell table:formula="of:=MID([.$A$5];[.A138]*2-1;2)" office:value-type="string" office:string-value="31" calcext:value-type="string">
            <text:p>31</text:p>
          </table:table-cell>
          <table:table-cell table:formula="of:=HEX2DEC([.B138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138]+1" office:value-type="float" office:value="132" calcext:value-type="float">
            <text:p>132</text:p>
          </table:table-cell>
          <table:table-cell table:formula="of:=MID([.$A$5];[.A139]*2-1;2)" office:value-type="string" office:string-value="32" calcext:value-type="string">
            <text:p>32</text:p>
          </table:table-cell>
          <table:table-cell table:formula="of:=HEX2DEC([.B139])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139]+1" office:value-type="float" office:value="133" calcext:value-type="float">
            <text:p>133</text:p>
          </table:table-cell>
          <table:table-cell table:formula="of:=MID([.$A$5];[.A140]*2-1;2)" office:value-type="string" office:string-value="31" calcext:value-type="string">
            <text:p>31</text:p>
          </table:table-cell>
          <table:table-cell table:formula="of:=HEX2DEC([.B140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140]+1" office:value-type="float" office:value="134" calcext:value-type="float">
            <text:p>134</text:p>
          </table:table-cell>
          <table:table-cell table:formula="of:=MID([.$A$5];[.A141]*2-1;2)" office:value-type="string" office:string-value="31" calcext:value-type="string">
            <text:p>31</text:p>
          </table:table-cell>
          <table:table-cell table:formula="of:=HEX2DEC([.B141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141]+1" office:value-type="float" office:value="135" calcext:value-type="float">
            <text:p>135</text:p>
          </table:table-cell>
          <table:table-cell table:formula="of:=MID([.$A$5];[.A142]*2-1;2)" office:value-type="string" office:string-value="30" calcext:value-type="string">
            <text:p>30</text:p>
          </table:table-cell>
          <table:table-cell table:formula="of:=HEX2DEC([.B142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voorbeeld</text:p>
          </table:table-cell>
          <table:table-cell/>
        </table:table-row>
        <table:table-row table:style-name="ro1">
          <table:table-cell table:formula="of:=[.A142]+1" office:value-type="float" office:value="136" calcext:value-type="float">
            <text:p>136</text:p>
          </table:table-cell>
          <table:table-cell table:formula="of:=MID([.$A$5];[.A143]*2-1;2)" office:value-type="string" office:string-value="45" calcext:value-type="string">
            <text:p>45</text:p>
          </table:table-cell>
          <table:table-cell table:number-columns-repeated="5"/>
        </table:table-row>
        <table:table-row table:style-name="ro1">
          <table:table-cell table:formula="of:=[.A143]+1" office:value-type="float" office:value="137" calcext:value-type="float">
            <text:p>137</text:p>
          </table:table-cell>
          <table:table-cell table:formula="of:=MID([.$A$5];[.A144]*2-1;2)" office:value-type="string" office:string-value="31" calcext:value-type="string">
            <text:p>31</text:p>
          </table:table-cell>
          <table:table-cell table:number-columns-repeated="5"/>
        </table:table-row>
        <table:table-row table:style-name="ro1">
          <table:table-cell table:formula="of:=[.A144]+1" office:value-type="float" office:value="138" calcext:value-type="float">
            <text:p>138</text:p>
          </table:table-cell>
          <table:table-cell table:formula="of:=MID([.$A$5];[.A145]*2-1;2)" office:value-type="string" office:string-value="45" calcext:value-type="string">
            <text:p>45</text:p>
          </table:table-cell>
          <table:table-cell table:number-columns-repeated="5"/>
        </table:table-row>
        <table:table-row table:style-name="ro1">
          <table:table-cell table:formula="of:=[.A145]+1" office:value-type="float" office:value="139" calcext:value-type="float">
            <text:p>139</text:p>
          </table:table-cell>
          <table:table-cell table:formula="of:=MID([.$A$5];[.A146]*2-1;2)" office:value-type="string" office:string-value="33" calcext:value-type="string">
            <text:p>33</text:p>
          </table:table-cell>
          <table:table-cell table:number-columns-repeated="5"/>
        </table:table-row>
        <table:table-row table:style-name="ro1">
          <table:table-cell table:formula="of:=[.A146]+1" office:value-type="float" office:value="140" calcext:value-type="float">
            <text:p>140</text:p>
          </table:table-cell>
          <table:table-cell table:formula="of:=MID([.$A$5];[.A147]*2-1;2)" office:value-type="string" office:string-value="0d" calcext:value-type="string">
            <text:p>0d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9:.C146])" office:value-type="float" office:value="7709" calcext:value-type="float">
            <text:p>7709</text:p>
          </table:table-cell>
          <table:table-cell table:formula="of:=DEC2HEX([.C149])" office:value-type="string" office:string-value="1E1D" calcext:value-type="string">
            <text:p>1E1D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dulus of</text:p>
          </table:table-cell>
          <table:table-cell office:value-type="float" office:value="65536" calcext:value-type="float">
            <text:p>65536</text:p>
          </table:table-cell>
          <table:table-cell table:formula="of:=MOD([.C149];65536)" office:value-type="float" office:value="7709" calcext:value-type="float">
            <text:p>7709</text:p>
          </table:table-cell>
          <table:table-cell table:formula="of:=DEC2HEX([.C151])" office:value-type="string" office:string-value="1E1D" calcext:value-type="string">
            <text:p>1E1D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onvert to decimal:</text:p>
          </table:table-cell>
          <table:table-cell/>
          <table:table-cell table:formula="of:=BASE([.C151];2;16)" office:value-type="string" office:string-value="0001111000011101" calcext:value-type="string">
            <text:p>000111100001110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rform bitwise invert: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MID([.$C$154];[.B157];1)" office:value-type="string" office:string-value="0" calcext:value-type="string">
            <text:p>0</text:p>
          </table:table-cell>
          <table:table-cell table:style-name="ce9" table:formula="of:=IF([.C157]=&quot;0&quot;;1;0)" office:value-type="float" office:value="1" calcext:value-type="float">
            <text:p>1</text:p>
          </table:table-cell>
          <table:table-cell table:style-name="ce10"/>
          <table:table-cell table:style-name="ce9" table:number-columns-repeated="2"/>
        </table:table-row>
        <table:table-row table:style-name="ro1">
          <table:table-cell/>
          <table:table-cell table:formula="of:=[.B157]+1" office:value-type="float" office:value="2" calcext:value-type="float">
            <text:p>2</text:p>
          </table:table-cell>
          <table:table-cell table:formula="of:=MID([.$C$154];[.B158];1)" office:value-type="string" office:string-value="0" calcext:value-type="string">
            <text:p>0</text:p>
          </table:table-cell>
          <table:table-cell table:style-name="ce9" table:formula="of:=IF([.C158]=&quot;0&quot;;1;0)" office:value-type="float" office:value="1" calcext:value-type="float">
            <text:p>1</text:p>
          </table:table-cell>
          <table:table-cell table:style-name="ce9" table:formula="of:=[.D157]&amp;[.D158]" office:value-type="string" office:string-value="11" calcext:value-type="string">
            <text:p>11</text:p>
          </table:table-cell>
          <table:table-cell table:style-name="ce9" table:number-columns-repeated="2"/>
        </table:table-row>
        <table:table-row table:style-name="ro1">
          <table:table-cell/>
          <table:table-cell table:formula="of:=[.B158]+1" office:value-type="float" office:value="3" calcext:value-type="float">
            <text:p>3</text:p>
          </table:table-cell>
          <table:table-cell table:formula="of:=MID([.$C$154];[.B159];1)" office:value-type="string" office:string-value="0" calcext:value-type="string">
            <text:p>0</text:p>
          </table:table-cell>
          <table:table-cell table:style-name="ce9" table:formula="of:=IF([.C159]=&quot;0&quot;;1;0)" office:value-type="float" office:value="1" calcext:value-type="float">
            <text:p>1</text:p>
          </table:table-cell>
          <table:table-cell table:style-name="ce9" table:formula="of:=[.E158]&amp;[.D159]" office:value-type="string" office:string-value="111" calcext:value-type="string">
            <text:p>111</text:p>
          </table:table-cell>
          <table:table-cell table:style-name="ce9" table:number-columns-repeated="2"/>
        </table:table-row>
        <table:table-row table:style-name="ro1">
          <table:table-cell/>
          <table:table-cell table:formula="of:=[.B159]+1" office:value-type="float" office:value="4" calcext:value-type="float">
            <text:p>4</text:p>
          </table:table-cell>
          <table:table-cell table:formula="of:=MID([.$C$154];[.B160];1)" office:value-type="string" office:string-value="1" calcext:value-type="string">
            <text:p>1</text:p>
          </table:table-cell>
          <table:table-cell table:style-name="ce9" table:formula="of:=IF([.C160]=&quot;0&quot;;1;0)" office:value-type="float" office:value="0" calcext:value-type="float">
            <text:p>0</text:p>
          </table:table-cell>
          <table:table-cell table:style-name="ce9" table:formula="of:=[.E159]&amp;[.D160]" office:value-type="string" office:string-value="1110" calcext:value-type="string">
            <text:p>1110</text:p>
          </table:table-cell>
          <table:table-cell table:style-name="ce9" table:number-columns-repeated="2"/>
        </table:table-row>
        <table:table-row table:style-name="ro1">
          <table:table-cell/>
          <table:table-cell table:formula="of:=[.B160]+1" office:value-type="float" office:value="5" calcext:value-type="float">
            <text:p>5</text:p>
          </table:table-cell>
          <table:table-cell table:formula="of:=MID([.$C$154];[.B161];1)" office:value-type="string" office:string-value="1" calcext:value-type="string">
            <text:p>1</text:p>
          </table:table-cell>
          <table:table-cell table:style-name="ce9" table:formula="of:=IF([.C161]=&quot;0&quot;;1;0)" office:value-type="float" office:value="0" calcext:value-type="float">
            <text:p>0</text:p>
          </table:table-cell>
          <table:table-cell table:style-name="ce9" table:formula="of:=[.E160]&amp;[.D161]" office:value-type="string" office:string-value="11100" calcext:value-type="string">
            <text:p>11100</text:p>
          </table:table-cell>
          <table:table-cell table:style-name="ce9" table:number-columns-repeated="2"/>
        </table:table-row>
        <table:table-row table:style-name="ro1">
          <table:table-cell/>
          <table:table-cell table:formula="of:=[.B161]+1" office:value-type="float" office:value="6" calcext:value-type="float">
            <text:p>6</text:p>
          </table:table-cell>
          <table:table-cell table:formula="of:=MID([.$C$154];[.B162];1)" office:value-type="string" office:string-value="1" calcext:value-type="string">
            <text:p>1</text:p>
          </table:table-cell>
          <table:table-cell table:style-name="ce9" table:formula="of:=IF([.C162]=&quot;0&quot;;1;0)" office:value-type="float" office:value="0" calcext:value-type="float">
            <text:p>0</text:p>
          </table:table-cell>
          <table:table-cell table:style-name="ce9" table:formula="of:=[.E161]&amp;[.D162]" office:value-type="string" office:string-value="111000" calcext:value-type="string">
            <text:p>111000</text:p>
          </table:table-cell>
          <table:table-cell table:style-name="ce9" table:number-columns-repeated="2"/>
        </table:table-row>
        <table:table-row table:style-name="ro1">
          <table:table-cell/>
          <table:table-cell table:formula="of:=[.B162]+1" office:value-type="float" office:value="7" calcext:value-type="float">
            <text:p>7</text:p>
          </table:table-cell>
          <table:table-cell table:formula="of:=MID([.$C$154];[.B163];1)" office:value-type="string" office:string-value="1" calcext:value-type="string">
            <text:p>1</text:p>
          </table:table-cell>
          <table:table-cell table:style-name="ce9" table:formula="of:=IF([.C163]=&quot;0&quot;;1;0)" office:value-type="float" office:value="0" calcext:value-type="float">
            <text:p>0</text:p>
          </table:table-cell>
          <table:table-cell table:style-name="ce9" table:formula="of:=[.E162]&amp;[.D163]" office:value-type="string" office:string-value="1110000" calcext:value-type="string">
            <text:p>1110000</text:p>
          </table:table-cell>
          <table:table-cell table:style-name="ce9" table:number-columns-repeated="2"/>
        </table:table-row>
        <table:table-row table:style-name="ro1">
          <table:table-cell/>
          <table:table-cell table:formula="of:=[.B163]+1" office:value-type="float" office:value="8" calcext:value-type="float">
            <text:p>8</text:p>
          </table:table-cell>
          <table:table-cell table:formula="of:=MID([.$C$154];[.B164];1)" office:value-type="string" office:string-value="0" calcext:value-type="string">
            <text:p>0</text:p>
          </table:table-cell>
          <table:table-cell table:style-name="ce9" table:formula="of:=IF([.C164]=&quot;0&quot;;1;0)" office:value-type="float" office:value="1" calcext:value-type="float">
            <text:p>1</text:p>
          </table:table-cell>
          <table:table-cell table:style-name="ce9" table:formula="of:=[.E163]&amp;[.D164]" office:value-type="string" office:string-value="11100001" calcext:value-type="string">
            <text:p>11100001</text:p>
          </table:table-cell>
          <table:table-cell table:style-name="ce9" table:number-columns-repeated="2"/>
        </table:table-row>
        <table:table-row table:style-name="ro1">
          <table:table-cell/>
          <table:table-cell table:formula="of:=[.B164]+1" office:value-type="float" office:value="9" calcext:value-type="float">
            <text:p>9</text:p>
          </table:table-cell>
          <table:table-cell table:formula="of:=MID([.$C$154];[.B165];1)" office:value-type="string" office:string-value="0" calcext:value-type="string">
            <text:p>0</text:p>
          </table:table-cell>
          <table:table-cell table:style-name="ce9" table:formula="of:=IF([.C165]=&quot;0&quot;;1;0)" office:value-type="float" office:value="1" calcext:value-type="float">
            <text:p>1</text:p>
          </table:table-cell>
          <table:table-cell table:style-name="ce9" table:formula="of:=[.E164]&amp;[.D165]" office:value-type="string" office:string-value="111000011" calcext:value-type="string">
            <text:p>111000011</text:p>
          </table:table-cell>
          <table:table-cell table:style-name="ce9" table:number-columns-repeated="2"/>
        </table:table-row>
        <table:table-row table:style-name="ro1">
          <table:table-cell/>
          <table:table-cell table:formula="of:=[.B165]+1" office:value-type="float" office:value="10" calcext:value-type="float">
            <text:p>10</text:p>
          </table:table-cell>
          <table:table-cell table:formula="of:=MID([.$C$154];[.B166];1)" office:value-type="string" office:string-value="0" calcext:value-type="string">
            <text:p>0</text:p>
          </table:table-cell>
          <table:table-cell table:style-name="ce9" table:formula="of:=IF([.C166]=&quot;0&quot;;1;0)" office:value-type="float" office:value="1" calcext:value-type="float">
            <text:p>1</text:p>
          </table:table-cell>
          <table:table-cell table:style-name="ce9" table:formula="of:=[.E165]&amp;[.D166]" office:value-type="string" office:string-value="1110000111" calcext:value-type="string">
            <text:p>1110000111</text:p>
          </table:table-cell>
          <table:table-cell table:style-name="ce9" table:number-columns-repeated="2"/>
        </table:table-row>
        <table:table-row table:style-name="ro1">
          <table:table-cell/>
          <table:table-cell table:formula="of:=[.B166]+1" office:value-type="float" office:value="11" calcext:value-type="float">
            <text:p>11</text:p>
          </table:table-cell>
          <table:table-cell table:formula="of:=MID([.$C$154];[.B167];1)" office:value-type="string" office:string-value="0" calcext:value-type="string">
            <text:p>0</text:p>
          </table:table-cell>
          <table:table-cell table:style-name="ce9" table:formula="of:=IF([.C167]=&quot;0&quot;;1;0)" office:value-type="float" office:value="1" calcext:value-type="float">
            <text:p>1</text:p>
          </table:table-cell>
          <table:table-cell table:style-name="ce9" table:formula="of:=[.E166]&amp;[.D167]" office:value-type="string" office:string-value="11100001111" calcext:value-type="string">
            <text:p>11100001111</text:p>
          </table:table-cell>
          <table:table-cell table:style-name="ce9" table:number-columns-repeated="2"/>
        </table:table-row>
        <table:table-row table:style-name="ro1">
          <table:table-cell/>
          <table:table-cell table:formula="of:=[.B167]+1" office:value-type="float" office:value="12" calcext:value-type="float">
            <text:p>12</text:p>
          </table:table-cell>
          <table:table-cell table:formula="of:=MID([.$C$154];[.B168];1)" office:value-type="string" office:string-value="1" calcext:value-type="string">
            <text:p>1</text:p>
          </table:table-cell>
          <table:table-cell table:style-name="ce9" table:formula="of:=IF([.C168]=&quot;0&quot;;1;0)" office:value-type="float" office:value="0" calcext:value-type="float">
            <text:p>0</text:p>
          </table:table-cell>
          <table:table-cell table:style-name="ce9" table:formula="of:=[.E167]&amp;[.D168]" office:value-type="string" office:string-value="111000011110" calcext:value-type="string">
            <text:p>111000011110</text:p>
          </table:table-cell>
          <table:table-cell table:number-columns-repeated="2"/>
        </table:table-row>
        <table:table-row table:style-name="ro1">
          <table:table-cell/>
          <table:table-cell table:formula="of:=[.B168]+1" office:value-type="float" office:value="13" calcext:value-type="float">
            <text:p>13</text:p>
          </table:table-cell>
          <table:table-cell table:formula="of:=MID([.$C$154];[.B169];1)" office:value-type="string" office:string-value="1" calcext:value-type="string">
            <text:p>1</text:p>
          </table:table-cell>
          <table:table-cell table:style-name="ce9" table:formula="of:=IF([.C169]=&quot;0&quot;;1;0)" office:value-type="float" office:value="0" calcext:value-type="float">
            <text:p>0</text:p>
          </table:table-cell>
          <table:table-cell table:style-name="ce9" table:formula="of:=[.E168]&amp;[.D169]" office:value-type="string" office:string-value="1110000111100" calcext:value-type="string">
            <text:p>1110000111100</text:p>
          </table:table-cell>
          <table:table-cell table:number-columns-repeated="2"/>
        </table:table-row>
        <table:table-row table:style-name="ro1">
          <table:table-cell/>
          <table:table-cell table:formula="of:=[.B169]+1" office:value-type="float" office:value="14" calcext:value-type="float">
            <text:p>14</text:p>
          </table:table-cell>
          <table:table-cell table:formula="of:=MID([.$C$154];[.B170];1)" office:value-type="string" office:string-value="1" calcext:value-type="string">
            <text:p>1</text:p>
          </table:table-cell>
          <table:table-cell table:style-name="ce9" table:formula="of:=IF([.C170]=&quot;0&quot;;1;0)" office:value-type="float" office:value="0" calcext:value-type="float">
            <text:p>0</text:p>
          </table:table-cell>
          <table:table-cell table:style-name="ce9" table:formula="of:=[.E169]&amp;[.D170]" office:value-type="string" office:string-value="11100001111000" calcext:value-type="string">
            <text:p>11100001111000</text:p>
          </table:table-cell>
          <table:table-cell table:number-columns-repeated="2"/>
        </table:table-row>
        <table:table-row table:style-name="ro1">
          <table:table-cell/>
          <table:table-cell table:formula="of:=[.B170]+1" office:value-type="float" office:value="15" calcext:value-type="float">
            <text:p>15</text:p>
          </table:table-cell>
          <table:table-cell table:formula="of:=MID([.$C$154];[.B171];1)" office:value-type="string" office:string-value="0" calcext:value-type="string">
            <text:p>0</text:p>
          </table:table-cell>
          <table:table-cell table:style-name="ce9" table:formula="of:=IF([.C171]=&quot;0&quot;;1;0)" office:value-type="float" office:value="1" calcext:value-type="float">
            <text:p>1</text:p>
          </table:table-cell>
          <table:table-cell table:style-name="ce9" table:formula="of:=[.E170]&amp;[.D171]" office:value-type="string" office:string-value="111000011110001" calcext:value-type="string">
            <text:p>111000011110001</text:p>
          </table:table-cell>
          <table:table-cell table:number-columns-repeated="2"/>
        </table:table-row>
        <table:table-row table:style-name="ro1">
          <table:table-cell/>
          <table:table-cell table:formula="of:=[.B171]+1" office:value-type="float" office:value="16" calcext:value-type="float">
            <text:p>16</text:p>
          </table:table-cell>
          <table:table-cell table:formula="of:=MID([.$C$154];[.B172];1)" office:value-type="string" office:string-value="1" calcext:value-type="string">
            <text:p>1</text:p>
          </table:table-cell>
          <table:table-cell table:style-name="ce9" table:formula="of:=IF([.C172]=&quot;0&quot;;1;0)" office:value-type="float" office:value="0" calcext:value-type="float">
            <text:p>0</text:p>
          </table:table-cell>
          <table:table-cell table:style-name="ce9" table:formula="of:=[.E171]&amp;[.D172]" office:value-type="string" office:string-value="1110000111100010" calcext:value-type="string">
            <text:p>111000011110001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twise inverted number:</text:p>
          </table:table-cell>
          <table:table-cell/>
          <table:table-cell table:formula="of:=DECIMAL([.E172];2)" office:value-type="float" office:value="57826" calcext:value-type="float">
            <text:p>578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twise inverted number + 1:</text:p>
          </table:table-cell>
          <table:table-cell/>
          <table:table-cell table:formula="of:=[.C174]+1" office:value-type="float" office:value="57827" calcext:value-type="float">
            <text:p>57827</text:p>
          </table:table-cell>
          <table:table-cell office:value-type="string" calcext:value-type="string">
            <text:p>Binary:</text:p>
          </table:table-cell>
          <table:table-cell table:formula="of:=BASE([.C175];2)" office:value-type="string" office:string-value="1110000111100011" calcext:value-type="string">
            <text:p>111000011110001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ecksum:</text:p>
          </table:table-cell>
          <table:table-cell table:number-columns-repeated="2"/>
          <table:table-cell office:value-type="string" calcext:value-type="string">
            <text:p>Hexadecimal:</text:p>
          </table:table-cell>
          <table:table-cell table:formula="of:=BASE([.C175];16)" office:value-type="string" office:string-value="E1E3" calcext:value-type="string">
            <text:p>E1E3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w the string for the command:</text:p>
          </table:table-cell>
          <table:table-cell table:number-columns-repeated="2"/>
          <table:table-cell table:formula="of:=DEC2HEX(CODE(MID([.$E$177];1;1)))" office:value-type="string" office:string-value="45" calcext:value-type="string">
            <text:p>45</text:p>
          </table:table-cell>
          <table:table-cell table:formula="of:=DEC2HEX(CODE(MID([.$E$177];2;1)))" office:value-type="string" office:string-value="31" calcext:value-type="string">
            <text:p>31</text:p>
          </table:table-cell>
          <table:table-cell table:formula="of:=DEC2HEX(CODE(MID([.$E$177];3;1)))" office:value-type="string" office:string-value="45" calcext:value-type="string">
            <text:p>45</text:p>
          </table:table-cell>
          <table:table-cell table:formula="of:=DEC2HEX(CODE(MID([.$E$177];4;1)))" office:value-type="string" office:string-value="33" calcext:value-type="string">
            <text:p>3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mpare to original</text:p>
          </table:table-cell>
          <table:table-cell table:number-columns-repeated="2"/>
          <table:table-cell table:formula="of:=[.B143]" office:value-type="string" office:string-value="45" calcext:value-type="string">
            <text:p>45</text:p>
          </table:table-cell>
          <table:table-cell table:formula="of:=[.B144]" office:value-type="string" office:string-value="31" calcext:value-type="string">
            <text:p>31</text:p>
          </table:table-cell>
          <table:table-cell table:formula="of:=[.B145]" office:value-type="string" office:string-value="45" calcext:value-type="string">
            <text:p>45</text:p>
          </table:table-cell>
          <table:table-cell table:formula="of:=[.B146]" office:value-type="string" office:string-value="33" calcext:value-type="string">
            <text:p>3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style-name="ce2" table:formula="of:=[.D179]=[.D181]" office:value-type="boolean" office:boolean-value="true" calcext:value-type="boolean">
            <text:p>TRUE</text:p>
          </table:table-cell>
          <table:table-cell table:style-name="ce2" table:formula="of:=[.E179]=[.E181]" office:value-type="boolean" office:boolean-value="true" calcext:value-type="boolean">
            <text:p>TRUE</text:p>
          </table:table-cell>
          <table:table-cell table:style-name="ce2" table:formula="of:=[.F179]=[.F181]" office:value-type="boolean" office:boolean-value="true" calcext:value-type="boolean">
            <text:p>TRUE</text:p>
          </table:table-cell>
          <table:table-cell table:style-name="ce2" table:formula="of:=[.G179]=[.G18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etssom:</text:p>
          </table:table-cell>
          <table:table-cell table:number-columns-repeated="2"/>
          <table:table-cell table:style-name="ce5" table:formula="of:=IF(AND([.D183];[.E183];[.F183];[.G183]);&quot;Boodskap suksesvol&quot;;&quot;Fout&quot;)" office:value-type="string" office:string-value="Boodskap suksesvol" calcext:value-type="string">
            <text:p>Boodskap suksesvol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5"/>
          <table:table-cell table:style-name="ce5"/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5"/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3"/>
          <table:table-cell table:style-name="ce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number number:decimal-places="0" loext:min-decimal-places="0" number:min-integer-digits="1" number:grouping="true"/>
      <number:text> </number:text>
    </number:number-style>
    <number:number-style style:name="N110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2" loext:min-decimal-places="2" number:min-integer-digits="1" number:grouping="true"/>
      <number:text> </number:text>
    </number:number-style>
    <number:number-style style:name="N112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7">0000/00/00</text:date>, <text:time style:data-style-name="N2" text:time-value="23:53:01.9277690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31T19:40:43.705476574</meta:creation-date>
    <dc:date>2021-09-07T00:48:15.401471521</dc:date>
    <meta:editing-duration>PT17H6M9S</meta:editing-duration>
    <meta:editing-cycles>41</meta:editing-cycles>
    <meta:generator>LibreOffice/6.1.5.2$Linux_ARM_EABI LibreOffice_project/10$Build-2</meta:generator>
    <meta:document-statistic meta:table-count="9" meta:cell-count="12281" meta:object-count="0"/>
  </office:meta>
</office:document-meta>
</file>